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1" svg:font-family="Cambria" style:font-family-generic="roman"/>
    <style:font-face style:name="Cambria" svg:font-family="Cambria" style:font-family-generic="swiss"/>
    <style:font-face style:name="Franklin Gothic Book" svg:font-family="'Franklin Gothic Book'"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23mm"/>
    </style:style>
    <style:style style:name="co2" style:family="table-column">
      <style:table-column-properties fo:break-before="auto" style:column-width="40.22mm"/>
    </style:style>
    <style:style style:name="co3" style:family="table-column">
      <style:table-column-properties fo:break-before="auto" style:column-width="50.38mm"/>
    </style:style>
    <style:style style:name="co4" style:family="table-column">
      <style:table-column-properties fo:break-before="auto" style:column-width="28.36mm"/>
    </style:style>
    <style:style style:name="co5" style:family="table-column">
      <style:table-column-properties fo:break-before="auto" style:column-width="8.68mm"/>
    </style:style>
    <style:style style:name="co6" style:family="table-column">
      <style:table-column-properties fo:break-before="auto" style:column-width="5.5mm"/>
    </style:style>
    <style:style style:name="co7" style:family="table-column">
      <style:table-column-properties fo:break-before="auto" style:column-width="19.47mm"/>
    </style:style>
    <style:style style:name="co8" style:family="table-column">
      <style:table-column-properties fo:break-before="auto" style:column-width="5.29mm"/>
    </style:style>
    <style:style style:name="co9" style:family="table-column">
      <style:table-column-properties fo:break-before="auto" style:column-width="24.55mm"/>
    </style:style>
    <style:style style:name="co10" style:family="table-column">
      <style:table-column-properties fo:break-before="auto" style:column-width="34.5mm"/>
    </style:style>
    <style:style style:name="co11" style:family="table-column">
      <style:table-column-properties fo:break-before="auto" style:column-width="35.77mm"/>
    </style:style>
    <style:style style:name="co12" style:family="table-column">
      <style:table-column-properties fo:break-before="auto" style:column-width="28.58mm"/>
    </style:style>
    <style:style style:name="co13" style:family="table-column">
      <style:table-column-properties fo:break-before="auto" style:column-width="32.39mm"/>
    </style:style>
    <style:style style:name="co14" style:family="table-column">
      <style:table-column-properties fo:break-before="auto" style:column-width="34.71mm"/>
    </style:style>
    <style:style style:name="co15" style:family="table-column">
      <style:table-column-properties fo:break-before="auto" style:column-width="36.2mm"/>
    </style:style>
    <style:style style:name="co16" style:family="table-column">
      <style:table-column-properties fo:break-before="auto" style:column-width="35.35mm"/>
    </style:style>
    <style:style style:name="co17" style:family="table-column">
      <style:table-column-properties fo:break-before="auto" style:column-width="26.25mm"/>
    </style:style>
    <style:style style:name="co18" style:family="table-column">
      <style:table-column-properties fo:break-before="auto" style:column-width="17.57mm"/>
    </style:style>
    <style:style style:name="ro1" style:family="table-row">
      <style:table-row-properties style:row-height="21.17mm" fo:break-before="auto" style:use-optimal-row-height="false"/>
    </style:style>
    <style:style style:name="ro2" style:family="table-row">
      <style:table-row-properties style:row-height="10.8mm" fo:break-before="auto" style:use-optimal-row-height="false"/>
    </style:style>
    <style:style style:name="ro3" style:family="table-row">
      <style:table-row-properties style:row-height="5.29mm" fo:break-before="auto" style:use-optimal-row-height="false"/>
    </style:style>
    <style:style style:name="ro4" style:family="table-row">
      <style:table-row-properties style:row-height="8.47mm" fo:break-before="auto" style:use-optimal-row-height="false"/>
    </style:style>
    <style:style style:name="ro5" style:family="table-row">
      <style:table-row-properties style:row-height="4.87mm" fo:break-before="auto" style:use-optimal-row-height="true"/>
    </style:style>
    <style:style style:name="ro6" style:family="table-row">
      <style:table-row-properties style:row-height="10.58mm" fo:break-before="auto" style:use-optimal-row-height="false"/>
    </style:style>
    <style:style style:name="ro7" style:family="table-row">
      <style:table-row-properties style:row-height="12.38mm" fo:break-before="auto" style:use-optimal-row-height="false"/>
    </style:style>
    <style:style style:name="ta1" style:family="table" style:master-page-name="PageStyle_5f_posojilo">
      <style:table-properties table:display="true" style:writing-mode="lr-tb"/>
    </style:style>
    <style:style style:name="ta2" style:family="table" style:master-page-name="PageStyle_5f_amortizacijska_20_tabela">
      <style:table-properties table:display="true" style:writing-mode="lr-tb"/>
    </style:style>
    <style:style style:name="ce1" style:family="table-cell" style:parent-style-name="Default">
      <style:table-cell-properties fo:background-color="transparent" style:rotation-align="none"/>
    </style:style>
    <style:style style:name="ce2" style:family="table-cell" style:parent-style-name="Excel_20_Built-in_20_Title" style:data-style-name="N0">
      <style:table-cell-properties fo:border-bottom="0.74pt solid #bfbfb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Cambria1"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3" style:family="table-cell" style:parent-style-name="Excel_20_Built-in_20_Heading_20_1"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9.31mm" style:writing-mode="page"/>
      <style:text-properties fo:color="#9dab6d" style:text-outline="false" style:text-line-through-style="none" style:text-line-through-type="none" style:font-name="Cambria1"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4"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fo:border-bottom="0.74pt solid #bfbfbf"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css3t:text-justify="auto" fo:margin-left="0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8" style:family="table-cell" style:parent-style-name="Default">
      <style:table-cell-properties fo:border-bottom="0.74pt solid #bfbfbf" style:diagonal-bl-tr="none" style:diagonal-tl-br="none" fo:background-color="transparent" fo:border-left="none" fo:border-right="none" style:rotation-align="none" fo:border-top="none"/>
    </style:style>
    <style:style style:name="ce9" style:family="table-cell" style:parent-style-name="Default">
      <style:table-cell-properties style:diagonal-bl-tr="none" style:diagonal-tl-br="none" fo:background-color="transparent" fo:border="none" style:rotation-align="none"/>
    </style:style>
    <style:style style:name="ce10" style:family="table-cell" style:parent-style-name="Default" style:data-style-name="N119">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1" style:family="table-cell" style:parent-style-name="Excel_20_Built-in_20_Percent">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3" style:family="table-cell" style:parent-style-name="Default" style:data-style-name="N12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4" style:family="table-cell" style:parent-style-name="Default" style:data-style-name="N36">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5" style:family="table-cell" style:parent-style-name="Excel_20_Built-in_20_Title"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16" style:family="table-cell" style:parent-style-name="Default">
      <style:table-cell-properties fo:background-color="#ebeee2"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9.31mm" style:writing-mode="page"/>
      <style:text-properties fo:color="#9dab6d"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fo:background-color="transparent" fo:border="none" style:rotation-align="none"/>
      <style:text-properties fo:color="#bfbfbf"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Cambria1"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20" style:family="table-cell" style:parent-style-name="Default">
      <style:table-cell-properties fo:background-color="#ebeee2"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style>
    <style:style style:name="ce21" style:family="table-cell" style:parent-style-name="Default">
      <style:table-cell-properties fo:background-color="transparent" style:rotation-align="none"/>
      <style:text-properties fo:color="#bfbfbf"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data-style-name="N120">
      <style:table-cell-properties fo:background-color="#ebeee2"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css3t:text-justify="auto" fo:margin-left="0mm" style:writing-mode="page"/>
      <style:text-properties fo:color="#2f2b20"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3" style:family="table-cell" style:parent-style-name="Excel_20_Built-in_20_Percent" style:data-style-name="N120">
      <style:table-cell-properties style:cell-protect="none"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4" style:family="table-cell" style:parent-style-name="Default" style:data-style-name="N12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9dab6d"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data-style-name="N120">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middle" loext:vertical-justify="auto"/>
      <style:paragraph-properties css3t:text-justify="auto" fo:margin-left="0mm" style:writing-mode="page"/>
      <style:text-properties fo:color="#9dab6d" style:text-outline="false" style:text-line-through-style="none" style:text-line-through-type="none" style:font-name="Franklin Gothic Book"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table-cell-properties fo:background-color="#ebeee2" style:rotation-align="none"/>
    </style:style>
    <style:style style:name="ce27" style:family="table-cell" style:parent-style-name="Default">
      <style:table-cell-properties style:cell-protect="protected" style:print-content="true"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mm" style:writing-mode="page"/>
    </style:style>
    <style:style style:name="ce2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mm" style:writing-mode="page"/>
    </style:style>
    <style:style style:name="ce29" style:family="table-cell" style:parent-style-name="Default">
      <style:table-cell-properties style:cell-protect="protected" style:print-content="true" style:text-align-source="fix" style:repeat-content="false" fo:wrap-option="wrap" style:direction="ltr" style:rotation-angle="0" style:rotation-align="none" style:shrink-to-fit="false" loext:vertical-justify="auto"/>
      <style:paragraph-properties fo:text-align="start" css3t:text-justify="auto" fo:margin-left="2.65mm" style:writing-mode="page"/>
    </style:style>
    <style:style style:name="ce30" style:family="table-cell" style:parent-style-name="Excel_20_Built-in_20_Title" style:data-style-name="N0">
      <style:table-cell-properties fo:border-bottom="2.49pt solid #ffffff"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9.31mm" style:writing-mode="page"/>
      <style:text-properties fo:color="#60594e" style:text-outline="false" style:text-line-through-style="none" style:text-line-through-type="none" style:font-name="Cambria1" fo:font-size="30pt" fo:font-style="normal" fo:text-shadow="none" style:text-underline-style="none" fo:font-weight="normal" style:font-size-asian="30pt" style:font-style-asian="normal" style:font-weight-asian="normal" style:font-size-complex="30pt" style:font-style-complex="normal" style:font-weight-complex="normal"/>
    </style:style>
    <style:style style:name="ce31" style:family="table-cell" style:parent-style-name="Amortization_20_Table_20_Heading">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60594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Excel_20_Built-in_20_Comma_20__5b_0_5d_">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C4]=&quot;&quot;)" style:apply-style-name="ConditionalStyle_5f_15" style:base-cell-address="'amortizacijska tabela'.B4"/>
    </style:style>
    <style:style style:name="ce33" style:family="table-cell" style:parent-style-name="Default">
      <style:table-cell-properties style:cell-protect="protected" style:print-content="true" style:text-align-source="fix" style:repeat-content="false" fo:wrap-option="wrap" style:direction="ltr" style:rotation-angle="0" style:rotation-align="none" style:shrink-to-fit="false" loext:vertical-justify="auto"/>
      <style:paragraph-properties fo:text-align="center" css3t:text-justify="auto" fo:margin-left="0mm" style:writing-mode="page"/>
    </style:style>
    <style:style style:name="ce34" style:family="table-cell" style:parent-style-name="Date">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C4]=&quot;&quot;)" style:apply-style-name="ConditionalStyle_5f_15" style:base-cell-address="'amortizacijska tabela'.B4"/>
    </style:style>
    <style:style style:name="ce35" style:family="table-cell" style:parent-style-name="Amortization_20_Table_20_Heading" style:data-style-name="N120">
      <style:table-cell-properties fo:background-color="#ffffff" style:cell-protect="protected" style:print-content="true"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fo:color="#60594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Excel_20_Built-in_20_Currency" style:data-style-name="N12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2f2b20" style:text-outline="false" style:text-line-through-style="none" style:text-line-through-type="none" style:font-name="Franklin Gothic Book" fo:font-size="10pt" fo:font-style="normal" fo:text-shadow="none" style:text-underline-style="none" fo:font-weight="normal" style:font-size-asian="10pt" style:font-style-asian="normal" style:font-weight-asian="normal" style:font-size-complex="10pt" style:font-style-complex="normal" style:font-weight-complex="normal"/>
      <style:map style:condition="is-true-formula([.$C4]=&quot;&quot;)" style:apply-style-name="ConditionalStyle_5f_15" style:base-cell-address="'amortizacijska tabela'.B4"/>
    </style:style>
    <style:style style:name="ce37" style:family="table-cell" style:parent-style-name="Default" style:data-style-name="N120">
      <style:table-cell-properties style:cell-protect="protected" style:print-content="true" style:text-align-source="fix" style:repeat-content="false" fo:wrap-option="wrap" style:direction="ltr" style:rotation-angle="0" style:rotation-align="none" style:shrink-to-fit="false" loext:vertical-justify="auto"/>
      <style:paragraph-properties fo:text-align="center" css3t:text-justify="auto" fo:margin-left="0mm" style:writing-mode="page"/>
    </style:style>
    <style:style style:name="ce38" style:family="table-cell" style:parent-style-name="Excel_20_Built-in_20_Title" style:data-style-name="N0">
      <style:table-cell-properties fo:background-color="#ffffff"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style>
    <style:style style:name="gr1" style:family="graphic">
      <style:graphic-properties draw:stroke="solid" svg:stroke-width="0mm" svg:stroke-color="#c4cda7" draw:fill="solid" draw:fill-color="#d8ddc5" draw:textarea-vertical-align="middle" draw:auto-grow-height="false" draw:fit-to-size="false" fo:min-height="0mm" fo:min-width="0mm" fo:padding-top="1.25mm" fo:padding-bottom="1.25mm" fo:padding-left="2.5mm" fo:padding-right="2.5mm" fo:wrap-option="wrap" draw:shadow="visible" draw:shadow-offset-x="0mm" draw:shadow-offset-y="0mm" draw:shadow-color="#000000" draw:shadow-opacity="18%"/>
    </style:style>
    <style:style style:name="gr2" style:family="graphic">
      <style:graphic-properties draw:stroke="solid" svg:stroke-width="0.09mm" svg:stroke-color="#bfbfbf" draw:fill="none" draw:textarea-horizontal-align="center" draw:textarea-vertical-align="top" draw:auto-grow-height="false" fo:padding-top="1.25mm" fo:padding-bottom="1.25mm" fo:padding-left="2.5mm" fo:padding-right="2.5mm" fo:wrap-option="wrap" draw:shadow="visible" draw:shadow-offset-x="0mm" draw:shadow-offset-y="0.56mm" draw:shadow-color="#000000" draw:shadow-opacity="38%"/>
    </style:style>
    <style:style style:name="gr3" style:family="graphic">
      <style:graphic-properties draw:stroke="none" svg:stroke-width="0mm" draw:stroke-linejoin="round" draw:fill="solid" draw:fill-color="#9dab6d" draw:textarea-vertical-align="top" draw:auto-grow-height="false" fo:min-height="0mm" fo:min-width="0mm" fo:padding-top="1.25mm" fo:padding-bottom="1.25mm" fo:padding-left="2.5mm" fo:padding-right="2.5mm" fo:wrap-option="wrap"/>
    </style:style>
    <style:style style:name="P1" style:family="paragraph">
      <style:paragraph-properties fo:margin-left="0mm" fo:margin-right="0mm" fo:margin-top="0mm" fo:margin-bottom="0mm" fo:line-height="100%" fo:text-align="center" fo:text-indent="0mm">
        <style:tab-stops>
          <style:tab-stop style:position="0mm"/>
        </style:tab-stops>
      </style:paragraph-properties>
    </style:style>
    <style:style style:name="P2" style:family="paragraph">
      <loext:graphic-properties draw:fill="solid" draw:fill-color="#d8ddc5"/>
      <style:paragraph-properties fo:text-align="start"/>
      <style:text-properties fo:font-size="18pt"/>
    </style:style>
    <style:style style:name="P3" style:family="paragraph">
      <loext:graphic-properties draw:fill="none"/>
      <style:paragraph-properties fo:text-align="start"/>
      <style:text-properties fo:font-size="18pt"/>
    </style:style>
    <style:style style:name="P4" style:family="paragraph">
      <loext:graphic-properties draw:fill="solid" draw:fill-color="#9dab6d"/>
      <style:paragraph-properties fo:text-align="start"/>
      <style:text-properties fo:font-size="18pt"/>
    </style:style>
    <style:style style:name="T1" style:family="text">
      <style:text-properties fo:font-variant="normal" fo:text-transform="none" fo:color="#60594e" style:text-line-through-style="none" style:text-line-through-type="none" style:text-position="0% 100%" fo:font-family="'Franklin Gothic Book'"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9dab6d" style:font-name="Franklin Gothic Book" fo:font-size="10pt" fo:font-weight="normal" style:text-underline-style="none" style:text-underline-color="font-color" style:text-line-through-type="none" fo:font-style="normal" style:text-outline="false" fo:text-shadow="none" style:text-position="0%"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iteration table:maximum-difference="0.0001"/>
      </table:calculation-settings>
      <table:table table:name="posojilo" table:style-name="ta1" table:protected="true">
        <loext:table-protection loext:select-unprotected-cells="tru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7" table:number-columns-repeated="1014" table:default-cell-style-name="ce1"/>
        <table:table-row table:style-name="ro1">
          <table:table-cell/>
          <table:table-cell table:style-name="ce2" office:value-type="string" calcext:value-type="string">
            <text:p>Posojilo</text:p>
          </table:table-cell>
          <table:table-cell table:style-name="ce2">
            <draw:a xlink:type="simple" xlink:href="#'amortizacijska tabela'.A1">
              <draw:custom-shape table:end-cell-address="posojilo.E1" table:end-x="0.74mm" table:end-y="11.86mm" draw:z-index="0" draw:name="Enter Expenses" draw:style-name="gr1" draw:text-style-name="P2" svg:width="33.22mm" svg:height="7.61mm" svg:x="46.26mm" svg:y="4.25mm">
                <text:p text:style-name="P1"><text:span text:style-name="T1">Amortizacij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a>
          </table:table-cell>
          <table:table-cell table:style-name="ce8" table:number-columns-repeated="2"/>
          <table:table-cell table:style-name="ce15">
            <draw:line table:end-cell-address="posojilo.F11" table:end-x="3.98mm" table:end-y="0.33mm" draw:z-index="1" draw:name="Page Divider" draw:style-name="gr2" draw:text-style-name="P3" svg:x1="3.39mm" svg:y1="0.04mm" svg:x2="3.98mm" svg:y2="90.5mm">
              <text:p/>
            </draw:line>
          </table:table-cell>
          <table:table-cell table:style-name="ce2" office:value-type="string" calcext:value-type="string">
            <text:p>Povzetek</text:p>
          </table:table-cell>
          <table:table-cell table:style-name="ce2">
            <draw:g table:end-cell-address="posojilo.J1" table:end-x="7.56mm" table:end-y="14.51mm" draw:z-index="2">
              <draw:custom-shape draw:name="Freeform 5" draw:style-name="gr3" draw:text-style-name="P4" svg:width="12.72mm" svg:height="7.4mm" svg:x="39.56mm" svg:y="2.34mm">
                <text:p/>
                <draw:enhanced-geometry draw:mirror-horizontal="false" draw:mirror-vertical="false" drawooo:sub-view-size="597 371" draw:text-areas="0 0 ?f112 ?f113" svg:viewBox="0 0 0 0" draw:type="ooxml-non-primitive" draw:enhanced-path="M 597 0 L 587 43 570 83 547 122 519 158 488 193 453 224 415 252 377 275 337 296 296 312 286 316 235 333 185 349 129 363 121 366 112 370 103 371 94 371 83 367 72 365 76 364 81 363 87 360 92 358 96 357 133 343 169 326 153 332 136 336 118 341 102 347 86 353 70 359 52 360 35 360 18 358 0 357 12 355 25 351 48 346 106 332 161 315 216 296 245 285 276 272 310 257 346 239 381 218 418 196 453 170 486 142 518 111 548 77 575 40 597 0 Z N">
                  <draw:equation draw:name="f0" draw:formula="597*logwidth/597"/>
                  <draw:equation draw:name="f1" draw:formula="0*logheight/371"/>
                  <draw:equation draw:name="f2" draw:formula="587*logwidth/597"/>
                  <draw:equation draw:name="f3" draw:formula="43*logheight/371"/>
                  <draw:equation draw:name="f4" draw:formula="570*logwidth/597"/>
                  <draw:equation draw:name="f5" draw:formula="83*logheight/371"/>
                  <draw:equation draw:name="f6" draw:formula="547*logwidth/597"/>
                  <draw:equation draw:name="f7" draw:formula="122*logheight/371"/>
                  <draw:equation draw:name="f8" draw:formula="519*logwidth/597"/>
                  <draw:equation draw:name="f9" draw:formula="158*logheight/371"/>
                  <draw:equation draw:name="f10" draw:formula="488*logwidth/597"/>
                  <draw:equation draw:name="f11" draw:formula="193*logheight/371"/>
                  <draw:equation draw:name="f12" draw:formula="453*logwidth/597"/>
                  <draw:equation draw:name="f13" draw:formula="224*logheight/371"/>
                  <draw:equation draw:name="f14" draw:formula="415*logwidth/597"/>
                  <draw:equation draw:name="f15" draw:formula="252*logheight/371"/>
                  <draw:equation draw:name="f16" draw:formula="377*logwidth/597"/>
                  <draw:equation draw:name="f17" draw:formula="275*logheight/371"/>
                  <draw:equation draw:name="f18" draw:formula="337*logwidth/597"/>
                  <draw:equation draw:name="f19" draw:formula="296*logheight/371"/>
                  <draw:equation draw:name="f20" draw:formula="296*logwidth/597"/>
                  <draw:equation draw:name="f21" draw:formula="312*logheight/371"/>
                  <draw:equation draw:name="f22" draw:formula="286*logwidth/597"/>
                  <draw:equation draw:name="f23" draw:formula="316*logheight/371"/>
                  <draw:equation draw:name="f24" draw:formula="235*logwidth/597"/>
                  <draw:equation draw:name="f25" draw:formula="333*logheight/371"/>
                  <draw:equation draw:name="f26" draw:formula="185*logwidth/597"/>
                  <draw:equation draw:name="f27" draw:formula="349*logheight/371"/>
                  <draw:equation draw:name="f28" draw:formula="129*logwidth/597"/>
                  <draw:equation draw:name="f29" draw:formula="363*logheight/371"/>
                  <draw:equation draw:name="f30" draw:formula="121*logwidth/597"/>
                  <draw:equation draw:name="f31" draw:formula="366*logheight/371"/>
                  <draw:equation draw:name="f32" draw:formula="112*logwidth/597"/>
                  <draw:equation draw:name="f33" draw:formula="370*logheight/371"/>
                  <draw:equation draw:name="f34" draw:formula="103*logwidth/597"/>
                  <draw:equation draw:name="f35" draw:formula="371*logheight/371"/>
                  <draw:equation draw:name="f36" draw:formula="94*logwidth/597"/>
                  <draw:equation draw:name="f37" draw:formula="371*logheight/371"/>
                  <draw:equation draw:name="f38" draw:formula="83*logwidth/597"/>
                  <draw:equation draw:name="f39" draw:formula="367*logheight/371"/>
                  <draw:equation draw:name="f40" draw:formula="72*logwidth/597"/>
                  <draw:equation draw:name="f41" draw:formula="365*logheight/371"/>
                  <draw:equation draw:name="f42" draw:formula="76*logwidth/597"/>
                  <draw:equation draw:name="f43" draw:formula="364*logheight/371"/>
                  <draw:equation draw:name="f44" draw:formula="81*logwidth/597"/>
                  <draw:equation draw:name="f45" draw:formula="363*logheight/371"/>
                  <draw:equation draw:name="f46" draw:formula="87*logwidth/597"/>
                  <draw:equation draw:name="f47" draw:formula="360*logheight/371"/>
                  <draw:equation draw:name="f48" draw:formula="92*logwidth/597"/>
                  <draw:equation draw:name="f49" draw:formula="358*logheight/371"/>
                  <draw:equation draw:name="f50" draw:formula="96*logwidth/597"/>
                  <draw:equation draw:name="f51" draw:formula="357*logheight/371"/>
                  <draw:equation draw:name="f52" draw:formula="133*logwidth/597"/>
                  <draw:equation draw:name="f53" draw:formula="343*logheight/371"/>
                  <draw:equation draw:name="f54" draw:formula="169*logwidth/597"/>
                  <draw:equation draw:name="f55" draw:formula="326*logheight/371"/>
                  <draw:equation draw:name="f56" draw:formula="153*logwidth/597"/>
                  <draw:equation draw:name="f57" draw:formula="332*logheight/371"/>
                  <draw:equation draw:name="f58" draw:formula="136*logwidth/597"/>
                  <draw:equation draw:name="f59" draw:formula="336*logheight/371"/>
                  <draw:equation draw:name="f60" draw:formula="118*logwidth/597"/>
                  <draw:equation draw:name="f61" draw:formula="341*logheight/371"/>
                  <draw:equation draw:name="f62" draw:formula="102*logwidth/597"/>
                  <draw:equation draw:name="f63" draw:formula="347*logheight/371"/>
                  <draw:equation draw:name="f64" draw:formula="86*logwidth/597"/>
                  <draw:equation draw:name="f65" draw:formula="353*logheight/371"/>
                  <draw:equation draw:name="f66" draw:formula="70*logwidth/597"/>
                  <draw:equation draw:name="f67" draw:formula="359*logheight/371"/>
                  <draw:equation draw:name="f68" draw:formula="52*logwidth/597"/>
                  <draw:equation draw:name="f69" draw:formula="360*logheight/371"/>
                  <draw:equation draw:name="f70" draw:formula="35*logwidth/597"/>
                  <draw:equation draw:name="f71" draw:formula="360*logheight/371"/>
                  <draw:equation draw:name="f72" draw:formula="18*logwidth/597"/>
                  <draw:equation draw:name="f73" draw:formula="358*logheight/371"/>
                  <draw:equation draw:name="f74" draw:formula="0*logwidth/597"/>
                  <draw:equation draw:name="f75" draw:formula="357*logheight/371"/>
                  <draw:equation draw:name="f76" draw:formula="12*logwidth/597"/>
                  <draw:equation draw:name="f77" draw:formula="355*logheight/371"/>
                  <draw:equation draw:name="f78" draw:formula="25*logwidth/597"/>
                  <draw:equation draw:name="f79" draw:formula="351*logheight/371"/>
                  <draw:equation draw:name="f80" draw:formula="48*logwidth/597"/>
                  <draw:equation draw:name="f81" draw:formula="346*logheight/371"/>
                  <draw:equation draw:name="f82" draw:formula="106*logwidth/597"/>
                  <draw:equation draw:name="f83" draw:formula="332*logheight/371"/>
                  <draw:equation draw:name="f84" draw:formula="161*logwidth/597"/>
                  <draw:equation draw:name="f85" draw:formula="315*logheight/371"/>
                  <draw:equation draw:name="f86" draw:formula="216*logwidth/597"/>
                  <draw:equation draw:name="f87" draw:formula="296*logheight/371"/>
                  <draw:equation draw:name="f88" draw:formula="245*logwidth/597"/>
                  <draw:equation draw:name="f89" draw:formula="285*logheight/371"/>
                  <draw:equation draw:name="f90" draw:formula="276*logwidth/597"/>
                  <draw:equation draw:name="f91" draw:formula="272*logheight/371"/>
                  <draw:equation draw:name="f92" draw:formula="310*logwidth/597"/>
                  <draw:equation draw:name="f93" draw:formula="257*logheight/371"/>
                  <draw:equation draw:name="f94" draw:formula="346*logwidth/597"/>
                  <draw:equation draw:name="f95" draw:formula="239*logheight/371"/>
                  <draw:equation draw:name="f96" draw:formula="381*logwidth/597"/>
                  <draw:equation draw:name="f97" draw:formula="218*logheight/371"/>
                  <draw:equation draw:name="f98" draw:formula="418*logwidth/597"/>
                  <draw:equation draw:name="f99" draw:formula="196*logheight/371"/>
                  <draw:equation draw:name="f100" draw:formula="453*logwidth/597"/>
                  <draw:equation draw:name="f101" draw:formula="170*logheight/371"/>
                  <draw:equation draw:name="f102" draw:formula="486*logwidth/597"/>
                  <draw:equation draw:name="f103" draw:formula="142*logheight/371"/>
                  <draw:equation draw:name="f104" draw:formula="518*logwidth/597"/>
                  <draw:equation draw:name="f105" draw:formula="111*logheight/371"/>
                  <draw:equation draw:name="f106" draw:formula="548*logwidth/597"/>
                  <draw:equation draw:name="f107" draw:formula="77*logheight/371"/>
                  <draw:equation draw:name="f108" draw:formula="575*logwidth/597"/>
                  <draw:equation draw:name="f109" draw:formula="40*logheight/371"/>
                  <draw:equation draw:name="f110" draw:formula="597*logwidth/597"/>
                  <draw:equation draw:name="f111" draw:formula="0*logheight/371"/>
                  <draw:equation draw:name="f112" draw:formula="logwidth"/>
                  <draw:equation draw:name="f113" draw:formula="logheight"/>
                </draw:enhanced-geometry>
              </draw:custom-shape>
              <draw:custom-shape draw:name="Freeform 6" draw:style-name="gr3" draw:text-style-name="P4" svg:width="3.31mm" svg:height="0.78mm" svg:x="82.17mm" svg:y="10.28mm">
                <text:p/>
                <draw:enhanced-geometry draw:mirror-horizontal="false" draw:mirror-vertical="false" drawooo:sub-view-size="154 45" draw:text-areas="0 0 ?f50 ?f51" svg:viewBox="0 0 0 0" draw:type="ooxml-non-primitive" draw:enhanced-path="M 33 0 L 50 1 67 5 84 10 101 16 128 23 154 28 146 29 136 33 125 37 117 39 104 43 91 44 67 45 44 44 21 39 14 36 6 32 2 27 0 20 3 13 6 9 15 4 23 2 33 0 Z N">
                  <draw:equation draw:name="f0" draw:formula="33*logwidth/154"/>
                  <draw:equation draw:name="f1" draw:formula="0*logheight/45"/>
                  <draw:equation draw:name="f2" draw:formula="50*logwidth/154"/>
                  <draw:equation draw:name="f3" draw:formula="1*logheight/45"/>
                  <draw:equation draw:name="f4" draw:formula="67*logwidth/154"/>
                  <draw:equation draw:name="f5" draw:formula="5*logheight/45"/>
                  <draw:equation draw:name="f6" draw:formula="84*logwidth/154"/>
                  <draw:equation draw:name="f7" draw:formula="10*logheight/45"/>
                  <draw:equation draw:name="f8" draw:formula="101*logwidth/154"/>
                  <draw:equation draw:name="f9" draw:formula="16*logheight/45"/>
                  <draw:equation draw:name="f10" draw:formula="128*logwidth/154"/>
                  <draw:equation draw:name="f11" draw:formula="23*logheight/45"/>
                  <draw:equation draw:name="f12" draw:formula="154*logwidth/154"/>
                  <draw:equation draw:name="f13" draw:formula="28*logheight/45"/>
                  <draw:equation draw:name="f14" draw:formula="146*logwidth/154"/>
                  <draw:equation draw:name="f15" draw:formula="29*logheight/45"/>
                  <draw:equation draw:name="f16" draw:formula="136*logwidth/154"/>
                  <draw:equation draw:name="f17" draw:formula="33*logheight/45"/>
                  <draw:equation draw:name="f18" draw:formula="125*logwidth/154"/>
                  <draw:equation draw:name="f19" draw:formula="37*logheight/45"/>
                  <draw:equation draw:name="f20" draw:formula="117*logwidth/154"/>
                  <draw:equation draw:name="f21" draw:formula="39*logheight/45"/>
                  <draw:equation draw:name="f22" draw:formula="104*logwidth/154"/>
                  <draw:equation draw:name="f23" draw:formula="43*logheight/45"/>
                  <draw:equation draw:name="f24" draw:formula="91*logwidth/154"/>
                  <draw:equation draw:name="f25" draw:formula="44*logheight/45"/>
                  <draw:equation draw:name="f26" draw:formula="67*logwidth/154"/>
                  <draw:equation draw:name="f27" draw:formula="45*logheight/45"/>
                  <draw:equation draw:name="f28" draw:formula="44*logwidth/154"/>
                  <draw:equation draw:name="f29" draw:formula="44*logheight/45"/>
                  <draw:equation draw:name="f30" draw:formula="21*logwidth/154"/>
                  <draw:equation draw:name="f31" draw:formula="39*logheight/45"/>
                  <draw:equation draw:name="f32" draw:formula="14*logwidth/154"/>
                  <draw:equation draw:name="f33" draw:formula="36*logheight/45"/>
                  <draw:equation draw:name="f34" draw:formula="6*logwidth/154"/>
                  <draw:equation draw:name="f35" draw:formula="32*logheight/45"/>
                  <draw:equation draw:name="f36" draw:formula="2*logwidth/154"/>
                  <draw:equation draw:name="f37" draw:formula="27*logheight/45"/>
                  <draw:equation draw:name="f38" draw:formula="0*logwidth/154"/>
                  <draw:equation draw:name="f39" draw:formula="20*logheight/45"/>
                  <draw:equation draw:name="f40" draw:formula="3*logwidth/154"/>
                  <draw:equation draw:name="f41" draw:formula="13*logheight/45"/>
                  <draw:equation draw:name="f42" draw:formula="6*logwidth/154"/>
                  <draw:equation draw:name="f43" draw:formula="9*logheight/45"/>
                  <draw:equation draw:name="f44" draw:formula="15*logwidth/154"/>
                  <draw:equation draw:name="f45" draw:formula="4*logheight/45"/>
                  <draw:equation draw:name="f46" draw:formula="23*logwidth/154"/>
                  <draw:equation draw:name="f47" draw:formula="2*logheight/45"/>
                  <draw:equation draw:name="f48" draw:formula="33*logwidth/154"/>
                  <draw:equation draw:name="f49" draw:formula="0*logheight/45"/>
                  <draw:equation draw:name="f50" draw:formula="logwidth"/>
                  <draw:equation draw:name="f51" draw:formula="logheight"/>
                </draw:enhanced-geometry>
              </draw:custom-shape>
              <draw:custom-shape draw:name="Freeform 7" draw:style-name="gr3" draw:text-style-name="P4" svg:width="3.31mm" svg:height="0.78mm" svg:x="82.17mm" svg:y="10.28mm">
                <text:p/>
                <draw:enhanced-geometry draw:mirror-horizontal="false" draw:mirror-vertical="false" drawooo:sub-view-size="154 45" draw:text-areas="0 0 ?f50 ?f51" svg:viewBox="0 0 0 0" draw:type="ooxml-non-primitive" draw:enhanced-path="M 33 0 L 50 1 67 5 84 10 101 16 128 23 154 28 146 29 136 33 125 37 117 39 104 43 91 44 67 45 44 44 21 39 14 36 6 32 2 27 0 20 3 13 6 9 15 4 23 2 33 0 Z N">
                  <draw:equation draw:name="f0" draw:formula="33*logwidth/154"/>
                  <draw:equation draw:name="f1" draw:formula="0*logheight/45"/>
                  <draw:equation draw:name="f2" draw:formula="50*logwidth/154"/>
                  <draw:equation draw:name="f3" draw:formula="1*logheight/45"/>
                  <draw:equation draw:name="f4" draw:formula="67*logwidth/154"/>
                  <draw:equation draw:name="f5" draw:formula="5*logheight/45"/>
                  <draw:equation draw:name="f6" draw:formula="84*logwidth/154"/>
                  <draw:equation draw:name="f7" draw:formula="10*logheight/45"/>
                  <draw:equation draw:name="f8" draw:formula="101*logwidth/154"/>
                  <draw:equation draw:name="f9" draw:formula="16*logheight/45"/>
                  <draw:equation draw:name="f10" draw:formula="128*logwidth/154"/>
                  <draw:equation draw:name="f11" draw:formula="23*logheight/45"/>
                  <draw:equation draw:name="f12" draw:formula="154*logwidth/154"/>
                  <draw:equation draw:name="f13" draw:formula="28*logheight/45"/>
                  <draw:equation draw:name="f14" draw:formula="146*logwidth/154"/>
                  <draw:equation draw:name="f15" draw:formula="29*logheight/45"/>
                  <draw:equation draw:name="f16" draw:formula="136*logwidth/154"/>
                  <draw:equation draw:name="f17" draw:formula="33*logheight/45"/>
                  <draw:equation draw:name="f18" draw:formula="125*logwidth/154"/>
                  <draw:equation draw:name="f19" draw:formula="37*logheight/45"/>
                  <draw:equation draw:name="f20" draw:formula="117*logwidth/154"/>
                  <draw:equation draw:name="f21" draw:formula="39*logheight/45"/>
                  <draw:equation draw:name="f22" draw:formula="104*logwidth/154"/>
                  <draw:equation draw:name="f23" draw:formula="43*logheight/45"/>
                  <draw:equation draw:name="f24" draw:formula="91*logwidth/154"/>
                  <draw:equation draw:name="f25" draw:formula="44*logheight/45"/>
                  <draw:equation draw:name="f26" draw:formula="67*logwidth/154"/>
                  <draw:equation draw:name="f27" draw:formula="45*logheight/45"/>
                  <draw:equation draw:name="f28" draw:formula="44*logwidth/154"/>
                  <draw:equation draw:name="f29" draw:formula="44*logheight/45"/>
                  <draw:equation draw:name="f30" draw:formula="21*logwidth/154"/>
                  <draw:equation draw:name="f31" draw:formula="39*logheight/45"/>
                  <draw:equation draw:name="f32" draw:formula="14*logwidth/154"/>
                  <draw:equation draw:name="f33" draw:formula="36*logheight/45"/>
                  <draw:equation draw:name="f34" draw:formula="6*logwidth/154"/>
                  <draw:equation draw:name="f35" draw:formula="32*logheight/45"/>
                  <draw:equation draw:name="f36" draw:formula="2*logwidth/154"/>
                  <draw:equation draw:name="f37" draw:formula="27*logheight/45"/>
                  <draw:equation draw:name="f38" draw:formula="0*logwidth/154"/>
                  <draw:equation draw:name="f39" draw:formula="20*logheight/45"/>
                  <draw:equation draw:name="f40" draw:formula="3*logwidth/154"/>
                  <draw:equation draw:name="f41" draw:formula="13*logheight/45"/>
                  <draw:equation draw:name="f42" draw:formula="6*logwidth/154"/>
                  <draw:equation draw:name="f43" draw:formula="9*logheight/45"/>
                  <draw:equation draw:name="f44" draw:formula="15*logwidth/154"/>
                  <draw:equation draw:name="f45" draw:formula="4*logheight/45"/>
                  <draw:equation draw:name="f46" draw:formula="23*logwidth/154"/>
                  <draw:equation draw:name="f47" draw:formula="2*logheight/45"/>
                  <draw:equation draw:name="f48" draw:formula="33*logwidth/154"/>
                  <draw:equation draw:name="f49" draw:formula="0*logheight/45"/>
                  <draw:equation draw:name="f50" draw:formula="logwidth"/>
                  <draw:equation draw:name="f51" draw:formula="logheight"/>
                </draw:enhanced-geometry>
              </draw:custom-shape>
              <draw:custom-shape draw:name="Freeform 8" draw:style-name="gr3" draw:text-style-name="P4" svg:width="3.03mm" svg:height="1.31mm" svg:x="78.29mm" svg:y="10.55mm">
                <text:p/>
                <draw:enhanced-geometry draw:mirror-horizontal="false" draw:mirror-vertical="false" drawooo:sub-view-size="148 54" draw:text-areas="0 0 ?f48 ?f49" svg:viewBox="0 0 0 0" draw:type="ooxml-non-primitive" draw:enhanced-path="M 148 0 L 140 5 132 11 123 18 117 24 93 36 72 44 49 51 26 54 18 54 9 52 3 48 0 43 0 36 2 31 8 24 16 17 23 13 39 9 58 7 76 7 92 6 121 5 148 0 Z N">
                  <draw:equation draw:name="f0" draw:formula="148*logwidth/148"/>
                  <draw:equation draw:name="f1" draw:formula="0*logheight/54"/>
                  <draw:equation draw:name="f2" draw:formula="140*logwidth/148"/>
                  <draw:equation draw:name="f3" draw:formula="5*logheight/54"/>
                  <draw:equation draw:name="f4" draw:formula="132*logwidth/148"/>
                  <draw:equation draw:name="f5" draw:formula="11*logheight/54"/>
                  <draw:equation draw:name="f6" draw:formula="123*logwidth/148"/>
                  <draw:equation draw:name="f7" draw:formula="18*logheight/54"/>
                  <draw:equation draw:name="f8" draw:formula="117*logwidth/148"/>
                  <draw:equation draw:name="f9" draw:formula="24*logheight/54"/>
                  <draw:equation draw:name="f10" draw:formula="93*logwidth/148"/>
                  <draw:equation draw:name="f11" draw:formula="36*logheight/54"/>
                  <draw:equation draw:name="f12" draw:formula="72*logwidth/148"/>
                  <draw:equation draw:name="f13" draw:formula="44*logheight/54"/>
                  <draw:equation draw:name="f14" draw:formula="49*logwidth/148"/>
                  <draw:equation draw:name="f15" draw:formula="51*logheight/54"/>
                  <draw:equation draw:name="f16" draw:formula="26*logwidth/148"/>
                  <draw:equation draw:name="f17" draw:formula="54*logheight/54"/>
                  <draw:equation draw:name="f18" draw:formula="18*logwidth/148"/>
                  <draw:equation draw:name="f19" draw:formula="54*logheight/54"/>
                  <draw:equation draw:name="f20" draw:formula="9*logwidth/148"/>
                  <draw:equation draw:name="f21" draw:formula="52*logheight/54"/>
                  <draw:equation draw:name="f22" draw:formula="3*logwidth/148"/>
                  <draw:equation draw:name="f23" draw:formula="48*logheight/54"/>
                  <draw:equation draw:name="f24" draw:formula="0*logwidth/148"/>
                  <draw:equation draw:name="f25" draw:formula="43*logheight/54"/>
                  <draw:equation draw:name="f26" draw:formula="0*logwidth/148"/>
                  <draw:equation draw:name="f27" draw:formula="36*logheight/54"/>
                  <draw:equation draw:name="f28" draw:formula="2*logwidth/148"/>
                  <draw:equation draw:name="f29" draw:formula="31*logheight/54"/>
                  <draw:equation draw:name="f30" draw:formula="8*logwidth/148"/>
                  <draw:equation draw:name="f31" draw:formula="24*logheight/54"/>
                  <draw:equation draw:name="f32" draw:formula="16*logwidth/148"/>
                  <draw:equation draw:name="f33" draw:formula="17*logheight/54"/>
                  <draw:equation draw:name="f34" draw:formula="23*logwidth/148"/>
                  <draw:equation draw:name="f35" draw:formula="13*logheight/54"/>
                  <draw:equation draw:name="f36" draw:formula="39*logwidth/148"/>
                  <draw:equation draw:name="f37" draw:formula="9*logheight/54"/>
                  <draw:equation draw:name="f38" draw:formula="58*logwidth/148"/>
                  <draw:equation draw:name="f39" draw:formula="7*logheight/54"/>
                  <draw:equation draw:name="f40" draw:formula="76*logwidth/148"/>
                  <draw:equation draw:name="f41" draw:formula="7*logheight/54"/>
                  <draw:equation draw:name="f42" draw:formula="92*logwidth/148"/>
                  <draw:equation draw:name="f43" draw:formula="6*logheight/54"/>
                  <draw:equation draw:name="f44" draw:formula="121*logwidth/148"/>
                  <draw:equation draw:name="f45" draw:formula="5*logheight/54"/>
                  <draw:equation draw:name="f46" draw:formula="148*logwidth/148"/>
                  <draw:equation draw:name="f47" draw:formula="0*logheight/54"/>
                  <draw:equation draw:name="f48" draw:formula="logwidth"/>
                  <draw:equation draw:name="f49" draw:formula="logheight"/>
                </draw:enhanced-geometry>
              </draw:custom-shape>
              <draw:custom-shape draw:name="Freeform 9" draw:style-name="gr3" draw:text-style-name="P4" svg:width="2.76mm" svg:height="1.84mm" svg:x="76.08mm" svg:y="10.81mm">
                <text:p/>
                <draw:enhanced-geometry draw:mirror-horizontal="false" draw:mirror-vertical="false" drawooo:sub-view-size="129 93" draw:text-areas="0 0 ?f50 ?f51" svg:viewBox="0 0 0 0" draw:type="ooxml-non-primitive" draw:enhanced-path="M 14 0 L 24 0 32 2 41 5 55 16 66 28 78 42 89 53 108 75 129 93 120 90 109 87 99 86 90 83 78 79 66 73 46 62 27 48 10 32 5 25 1 19 0 12 2 5 9 1 14 0 Z N">
                  <draw:equation draw:name="f0" draw:formula="14*logwidth/129"/>
                  <draw:equation draw:name="f1" draw:formula="0*logheight/93"/>
                  <draw:equation draw:name="f2" draw:formula="24*logwidth/129"/>
                  <draw:equation draw:name="f3" draw:formula="0*logheight/93"/>
                  <draw:equation draw:name="f4" draw:formula="32*logwidth/129"/>
                  <draw:equation draw:name="f5" draw:formula="2*logheight/93"/>
                  <draw:equation draw:name="f6" draw:formula="41*logwidth/129"/>
                  <draw:equation draw:name="f7" draw:formula="5*logheight/93"/>
                  <draw:equation draw:name="f8" draw:formula="55*logwidth/129"/>
                  <draw:equation draw:name="f9" draw:formula="16*logheight/93"/>
                  <draw:equation draw:name="f10" draw:formula="66*logwidth/129"/>
                  <draw:equation draw:name="f11" draw:formula="28*logheight/93"/>
                  <draw:equation draw:name="f12" draw:formula="78*logwidth/129"/>
                  <draw:equation draw:name="f13" draw:formula="42*logheight/93"/>
                  <draw:equation draw:name="f14" draw:formula="89*logwidth/129"/>
                  <draw:equation draw:name="f15" draw:formula="53*logheight/93"/>
                  <draw:equation draw:name="f16" draw:formula="108*logwidth/129"/>
                  <draw:equation draw:name="f17" draw:formula="75*logheight/93"/>
                  <draw:equation draw:name="f18" draw:formula="129*logwidth/129"/>
                  <draw:equation draw:name="f19" draw:formula="93*logheight/93"/>
                  <draw:equation draw:name="f20" draw:formula="120*logwidth/129"/>
                  <draw:equation draw:name="f21" draw:formula="90*logheight/93"/>
                  <draw:equation draw:name="f22" draw:formula="109*logwidth/129"/>
                  <draw:equation draw:name="f23" draw:formula="87*logheight/93"/>
                  <draw:equation draw:name="f24" draw:formula="99*logwidth/129"/>
                  <draw:equation draw:name="f25" draw:formula="86*logheight/93"/>
                  <draw:equation draw:name="f26" draw:formula="90*logwidth/129"/>
                  <draw:equation draw:name="f27" draw:formula="83*logheight/93"/>
                  <draw:equation draw:name="f28" draw:formula="78*logwidth/129"/>
                  <draw:equation draw:name="f29" draw:formula="79*logheight/93"/>
                  <draw:equation draw:name="f30" draw:formula="66*logwidth/129"/>
                  <draw:equation draw:name="f31" draw:formula="73*logheight/93"/>
                  <draw:equation draw:name="f32" draw:formula="46*logwidth/129"/>
                  <draw:equation draw:name="f33" draw:formula="62*logheight/93"/>
                  <draw:equation draw:name="f34" draw:formula="27*logwidth/129"/>
                  <draw:equation draw:name="f35" draw:formula="48*logheight/93"/>
                  <draw:equation draw:name="f36" draw:formula="10*logwidth/129"/>
                  <draw:equation draw:name="f37" draw:formula="32*logheight/93"/>
                  <draw:equation draw:name="f38" draw:formula="5*logwidth/129"/>
                  <draw:equation draw:name="f39" draw:formula="25*logheight/93"/>
                  <draw:equation draw:name="f40" draw:formula="1*logwidth/129"/>
                  <draw:equation draw:name="f41" draw:formula="19*logheight/93"/>
                  <draw:equation draw:name="f42" draw:formula="0*logwidth/129"/>
                  <draw:equation draw:name="f43" draw:formula="12*logheight/93"/>
                  <draw:equation draw:name="f44" draw:formula="2*logwidth/129"/>
                  <draw:equation draw:name="f45" draw:formula="5*logheight/93"/>
                  <draw:equation draw:name="f46" draw:formula="9*logwidth/129"/>
                  <draw:equation draw:name="f47" draw:formula="1*logheight/93"/>
                  <draw:equation draw:name="f48" draw:formula="14*logwidth/129"/>
                  <draw:equation draw:name="f49" draw:formula="0*logheight/93"/>
                  <draw:equation draw:name="f50" draw:formula="logwidth"/>
                  <draw:equation draw:name="f51" draw:formula="logheight"/>
                </draw:enhanced-geometry>
              </draw:custom-shape>
              <draw:custom-shape draw:name="Freeform 10" draw:style-name="gr3" draw:text-style-name="P4" svg:width="2.76mm" svg:height="1.58mm" svg:x="76.91mm" svg:y="9.22mm">
                <text:p/>
                <draw:enhanced-geometry draw:mirror-horizontal="false" draw:mirror-vertical="false" drawooo:sub-view-size="137 82" draw:text-areas="0 0 ?f48 ?f49" svg:viewBox="0 0 0 0" draw:type="ooxml-non-primitive" draw:enhanced-path="M 137 0 L 131 5 125 13 118 23 112 30 102 39 92 47 73 61 52 72 30 81 22 82 14 82 7 80 1 76 0 68 1 64 9 51 18 41 33 34 51 27 68 22 85 18 113 10 137 0 Z N">
                  <draw:equation draw:name="f0" draw:formula="137*logwidth/137"/>
                  <draw:equation draw:name="f1" draw:formula="0*logheight/82"/>
                  <draw:equation draw:name="f2" draw:formula="131*logwidth/137"/>
                  <draw:equation draw:name="f3" draw:formula="5*logheight/82"/>
                  <draw:equation draw:name="f4" draw:formula="125*logwidth/137"/>
                  <draw:equation draw:name="f5" draw:formula="13*logheight/82"/>
                  <draw:equation draw:name="f6" draw:formula="118*logwidth/137"/>
                  <draw:equation draw:name="f7" draw:formula="23*logheight/82"/>
                  <draw:equation draw:name="f8" draw:formula="112*logwidth/137"/>
                  <draw:equation draw:name="f9" draw:formula="30*logheight/82"/>
                  <draw:equation draw:name="f10" draw:formula="102*logwidth/137"/>
                  <draw:equation draw:name="f11" draw:formula="39*logheight/82"/>
                  <draw:equation draw:name="f12" draw:formula="92*logwidth/137"/>
                  <draw:equation draw:name="f13" draw:formula="47*logheight/82"/>
                  <draw:equation draw:name="f14" draw:formula="73*logwidth/137"/>
                  <draw:equation draw:name="f15" draw:formula="61*logheight/82"/>
                  <draw:equation draw:name="f16" draw:formula="52*logwidth/137"/>
                  <draw:equation draw:name="f17" draw:formula="72*logheight/82"/>
                  <draw:equation draw:name="f18" draw:formula="30*logwidth/137"/>
                  <draw:equation draw:name="f19" draw:formula="81*logheight/82"/>
                  <draw:equation draw:name="f20" draw:formula="22*logwidth/137"/>
                  <draw:equation draw:name="f21" draw:formula="82*logheight/82"/>
                  <draw:equation draw:name="f22" draw:formula="14*logwidth/137"/>
                  <draw:equation draw:name="f23" draw:formula="82*logheight/82"/>
                  <draw:equation draw:name="f24" draw:formula="7*logwidth/137"/>
                  <draw:equation draw:name="f25" draw:formula="80*logheight/82"/>
                  <draw:equation draw:name="f26" draw:formula="1*logwidth/137"/>
                  <draw:equation draw:name="f27" draw:formula="76*logheight/82"/>
                  <draw:equation draw:name="f28" draw:formula="0*logwidth/137"/>
                  <draw:equation draw:name="f29" draw:formula="68*logheight/82"/>
                  <draw:equation draw:name="f30" draw:formula="1*logwidth/137"/>
                  <draw:equation draw:name="f31" draw:formula="64*logheight/82"/>
                  <draw:equation draw:name="f32" draw:formula="9*logwidth/137"/>
                  <draw:equation draw:name="f33" draw:formula="51*logheight/82"/>
                  <draw:equation draw:name="f34" draw:formula="18*logwidth/137"/>
                  <draw:equation draw:name="f35" draw:formula="41*logheight/82"/>
                  <draw:equation draw:name="f36" draw:formula="33*logwidth/137"/>
                  <draw:equation draw:name="f37" draw:formula="34*logheight/82"/>
                  <draw:equation draw:name="f38" draw:formula="51*logwidth/137"/>
                  <draw:equation draw:name="f39" draw:formula="27*logheight/82"/>
                  <draw:equation draw:name="f40" draw:formula="68*logwidth/137"/>
                  <draw:equation draw:name="f41" draw:formula="22*logheight/82"/>
                  <draw:equation draw:name="f42" draw:formula="85*logwidth/137"/>
                  <draw:equation draw:name="f43" draw:formula="18*logheight/82"/>
                  <draw:equation draw:name="f44" draw:formula="113*logwidth/137"/>
                  <draw:equation draw:name="f45" draw:formula="10*logheight/82"/>
                  <draw:equation draw:name="f46" draw:formula="137*logwidth/137"/>
                  <draw:equation draw:name="f47" draw:formula="0*logheight/82"/>
                  <draw:equation draw:name="f48" draw:formula="logwidth"/>
                  <draw:equation draw:name="f49" draw:formula="logheight"/>
                </draw:enhanced-geometry>
              </draw:custom-shape>
              <draw:custom-shape draw:name="Freeform 11" draw:style-name="gr3" draw:text-style-name="P4" svg:width="3.03mm" svg:height="1.31mm" svg:x="69.99mm" svg:y="11.07mm">
                <text:p/>
                <draw:enhanced-geometry draw:mirror-horizontal="false" draw:mirror-vertical="false" drawooo:sub-view-size="145 65" draw:text-areas="0 0 ?f48 ?f49" svg:viewBox="0 0 0 0" draw:type="ooxml-non-primitive" draw:enhanced-path="M 29 0 L 37 2 58 10 78 23 96 36 121 52 145 65 136 63 125 64 113 65 105 65 92 63 79 61 57 54 34 46 14 35 7 30 2 24 0 17 0 10 5 5 9 3 18 1 29 0 Z N">
                  <draw:equation draw:name="f0" draw:formula="29*logwidth/145"/>
                  <draw:equation draw:name="f1" draw:formula="0*logheight/65"/>
                  <draw:equation draw:name="f2" draw:formula="37*logwidth/145"/>
                  <draw:equation draw:name="f3" draw:formula="2*logheight/65"/>
                  <draw:equation draw:name="f4" draw:formula="58*logwidth/145"/>
                  <draw:equation draw:name="f5" draw:formula="10*logheight/65"/>
                  <draw:equation draw:name="f6" draw:formula="78*logwidth/145"/>
                  <draw:equation draw:name="f7" draw:formula="23*logheight/65"/>
                  <draw:equation draw:name="f8" draw:formula="96*logwidth/145"/>
                  <draw:equation draw:name="f9" draw:formula="36*logheight/65"/>
                  <draw:equation draw:name="f10" draw:formula="121*logwidth/145"/>
                  <draw:equation draw:name="f11" draw:formula="52*logheight/65"/>
                  <draw:equation draw:name="f12" draw:formula="145*logwidth/145"/>
                  <draw:equation draw:name="f13" draw:formula="65*logheight/65"/>
                  <draw:equation draw:name="f14" draw:formula="136*logwidth/145"/>
                  <draw:equation draw:name="f15" draw:formula="63*logheight/65"/>
                  <draw:equation draw:name="f16" draw:formula="125*logwidth/145"/>
                  <draw:equation draw:name="f17" draw:formula="64*logheight/65"/>
                  <draw:equation draw:name="f18" draw:formula="113*logwidth/145"/>
                  <draw:equation draw:name="f19" draw:formula="65*logheight/65"/>
                  <draw:equation draw:name="f20" draw:formula="105*logwidth/145"/>
                  <draw:equation draw:name="f21" draw:formula="65*logheight/65"/>
                  <draw:equation draw:name="f22" draw:formula="92*logwidth/145"/>
                  <draw:equation draw:name="f23" draw:formula="63*logheight/65"/>
                  <draw:equation draw:name="f24" draw:formula="79*logwidth/145"/>
                  <draw:equation draw:name="f25" draw:formula="61*logheight/65"/>
                  <draw:equation draw:name="f26" draw:formula="57*logwidth/145"/>
                  <draw:equation draw:name="f27" draw:formula="54*logheight/65"/>
                  <draw:equation draw:name="f28" draw:formula="34*logwidth/145"/>
                  <draw:equation draw:name="f29" draw:formula="46*logheight/65"/>
                  <draw:equation draw:name="f30" draw:formula="14*logwidth/145"/>
                  <draw:equation draw:name="f31" draw:formula="35*logheight/65"/>
                  <draw:equation draw:name="f32" draw:formula="7*logwidth/145"/>
                  <draw:equation draw:name="f33" draw:formula="30*logheight/65"/>
                  <draw:equation draw:name="f34" draw:formula="2*logwidth/145"/>
                  <draw:equation draw:name="f35" draw:formula="24*logheight/65"/>
                  <draw:equation draw:name="f36" draw:formula="0*logwidth/145"/>
                  <draw:equation draw:name="f37" draw:formula="17*logheight/65"/>
                  <draw:equation draw:name="f38" draw:formula="0*logwidth/145"/>
                  <draw:equation draw:name="f39" draw:formula="10*logheight/65"/>
                  <draw:equation draw:name="f40" draw:formula="5*logwidth/145"/>
                  <draw:equation draw:name="f41" draw:formula="5*logheight/65"/>
                  <draw:equation draw:name="f42" draw:formula="9*logwidth/145"/>
                  <draw:equation draw:name="f43" draw:formula="3*logheight/65"/>
                  <draw:equation draw:name="f44" draw:formula="18*logwidth/145"/>
                  <draw:equation draw:name="f45" draw:formula="1*logheight/65"/>
                  <draw:equation draw:name="f46" draw:formula="29*logwidth/145"/>
                  <draw:equation draw:name="f47" draw:formula="0*logheight/65"/>
                  <draw:equation draw:name="f48" draw:formula="logwidth"/>
                  <draw:equation draw:name="f49" draw:formula="logheight"/>
                </draw:enhanced-geometry>
              </draw:custom-shape>
              <draw:custom-shape draw:name="Freeform 12" draw:style-name="gr3" draw:text-style-name="P4" svg:width="3.03mm" svg:height="1.31mm" svg:x="70.82mm" svg:y="9.22mm">
                <text:p/>
                <draw:enhanced-geometry draw:mirror-horizontal="false" draw:mirror-vertical="false" drawooo:sub-view-size="147 63" draw:text-areas="0 0 ?f48 ?f49" svg:viewBox="0 0 0 0" draw:type="ooxml-non-primitive" draw:enhanced-path="M 147 0 L 139 4 131 12 123 19 117 25 105 33 94 39 73 49 50 58 27 63 19 63 11 62 4 59 0 53 0 46 1 42 11 30 23 22 39 17 56 14 74 12 91 9 120 6 147 0 Z N">
                  <draw:equation draw:name="f0" draw:formula="147*logwidth/147"/>
                  <draw:equation draw:name="f1" draw:formula="0*logheight/63"/>
                  <draw:equation draw:name="f2" draw:formula="139*logwidth/147"/>
                  <draw:equation draw:name="f3" draw:formula="4*logheight/63"/>
                  <draw:equation draw:name="f4" draw:formula="131*logwidth/147"/>
                  <draw:equation draw:name="f5" draw:formula="12*logheight/63"/>
                  <draw:equation draw:name="f6" draw:formula="123*logwidth/147"/>
                  <draw:equation draw:name="f7" draw:formula="19*logheight/63"/>
                  <draw:equation draw:name="f8" draw:formula="117*logwidth/147"/>
                  <draw:equation draw:name="f9" draw:formula="25*logheight/63"/>
                  <draw:equation draw:name="f10" draw:formula="105*logwidth/147"/>
                  <draw:equation draw:name="f11" draw:formula="33*logheight/63"/>
                  <draw:equation draw:name="f12" draw:formula="94*logwidth/147"/>
                  <draw:equation draw:name="f13" draw:formula="39*logheight/63"/>
                  <draw:equation draw:name="f14" draw:formula="73*logwidth/147"/>
                  <draw:equation draw:name="f15" draw:formula="49*logheight/63"/>
                  <draw:equation draw:name="f16" draw:formula="50*logwidth/147"/>
                  <draw:equation draw:name="f17" draw:formula="58*logheight/63"/>
                  <draw:equation draw:name="f18" draw:formula="27*logwidth/147"/>
                  <draw:equation draw:name="f19" draw:formula="63*logheight/63"/>
                  <draw:equation draw:name="f20" draw:formula="19*logwidth/147"/>
                  <draw:equation draw:name="f21" draw:formula="63*logheight/63"/>
                  <draw:equation draw:name="f22" draw:formula="11*logwidth/147"/>
                  <draw:equation draw:name="f23" draw:formula="62*logheight/63"/>
                  <draw:equation draw:name="f24" draw:formula="4*logwidth/147"/>
                  <draw:equation draw:name="f25" draw:formula="59*logheight/63"/>
                  <draw:equation draw:name="f26" draw:formula="0*logwidth/147"/>
                  <draw:equation draw:name="f27" draw:formula="53*logheight/63"/>
                  <draw:equation draw:name="f28" draw:formula="0*logwidth/147"/>
                  <draw:equation draw:name="f29" draw:formula="46*logheight/63"/>
                  <draw:equation draw:name="f30" draw:formula="1*logwidth/147"/>
                  <draw:equation draw:name="f31" draw:formula="42*logheight/63"/>
                  <draw:equation draw:name="f32" draw:formula="11*logwidth/147"/>
                  <draw:equation draw:name="f33" draw:formula="30*logheight/63"/>
                  <draw:equation draw:name="f34" draw:formula="23*logwidth/147"/>
                  <draw:equation draw:name="f35" draw:formula="22*logheight/63"/>
                  <draw:equation draw:name="f36" draw:formula="39*logwidth/147"/>
                  <draw:equation draw:name="f37" draw:formula="17*logheight/63"/>
                  <draw:equation draw:name="f38" draw:formula="56*logwidth/147"/>
                  <draw:equation draw:name="f39" draw:formula="14*logheight/63"/>
                  <draw:equation draw:name="f40" draw:formula="74*logwidth/147"/>
                  <draw:equation draw:name="f41" draw:formula="12*logheight/63"/>
                  <draw:equation draw:name="f42" draw:formula="91*logwidth/147"/>
                  <draw:equation draw:name="f43" draw:formula="9*logheight/63"/>
                  <draw:equation draw:name="f44" draw:formula="120*logwidth/147"/>
                  <draw:equation draw:name="f45" draw:formula="6*logheight/63"/>
                  <draw:equation draw:name="f46" draw:formula="147*logwidth/147"/>
                  <draw:equation draw:name="f47" draw:formula="0*logheight/63"/>
                  <draw:equation draw:name="f48" draw:formula="logwidth"/>
                  <draw:equation draw:name="f49" draw:formula="logheight"/>
                </draw:enhanced-geometry>
              </draw:custom-shape>
              <draw:custom-shape draw:name="Freeform 13" draw:style-name="gr3" draw:text-style-name="P4" svg:width="3.31mm" svg:height="1.31mm" svg:x="66.95mm" svg:y="8.16mm">
                <text:p/>
                <draw:enhanced-geometry draw:mirror-horizontal="false" draw:mirror-vertical="false" drawooo:sub-view-size="156 67" draw:text-areas="0 0 ?f54 ?f55" svg:viewBox="0 0 0 0" draw:type="ooxml-non-primitive" draw:enhanced-path="M 156 0 L 147 4 139 13 131 21 124 29 113 36 101 44 79 54 55 62 31 67 24 67 16 66 10 63 4 59 1 53 0 45 2 40 8 31 15 24 24 19 41 14 59 10 78 9 97 8 117 6 137 4 156 0 Z N">
                  <draw:equation draw:name="f0" draw:formula="156*logwidth/156"/>
                  <draw:equation draw:name="f1" draw:formula="0*logheight/67"/>
                  <draw:equation draw:name="f2" draw:formula="147*logwidth/156"/>
                  <draw:equation draw:name="f3" draw:formula="4*logheight/67"/>
                  <draw:equation draw:name="f4" draw:formula="139*logwidth/156"/>
                  <draw:equation draw:name="f5" draw:formula="13*logheight/67"/>
                  <draw:equation draw:name="f6" draw:formula="131*logwidth/156"/>
                  <draw:equation draw:name="f7" draw:formula="21*logheight/67"/>
                  <draw:equation draw:name="f8" draw:formula="124*logwidth/156"/>
                  <draw:equation draw:name="f9" draw:formula="29*logheight/67"/>
                  <draw:equation draw:name="f10" draw:formula="113*logwidth/156"/>
                  <draw:equation draw:name="f11" draw:formula="36*logheight/67"/>
                  <draw:equation draw:name="f12" draw:formula="101*logwidth/156"/>
                  <draw:equation draw:name="f13" draw:formula="44*logheight/67"/>
                  <draw:equation draw:name="f14" draw:formula="79*logwidth/156"/>
                  <draw:equation draw:name="f15" draw:formula="54*logheight/67"/>
                  <draw:equation draw:name="f16" draw:formula="55*logwidth/156"/>
                  <draw:equation draw:name="f17" draw:formula="62*logheight/67"/>
                  <draw:equation draw:name="f18" draw:formula="31*logwidth/156"/>
                  <draw:equation draw:name="f19" draw:formula="67*logheight/67"/>
                  <draw:equation draw:name="f20" draw:formula="24*logwidth/156"/>
                  <draw:equation draw:name="f21" draw:formula="67*logheight/67"/>
                  <draw:equation draw:name="f22" draw:formula="16*logwidth/156"/>
                  <draw:equation draw:name="f23" draw:formula="66*logheight/67"/>
                  <draw:equation draw:name="f24" draw:formula="10*logwidth/156"/>
                  <draw:equation draw:name="f25" draw:formula="63*logheight/67"/>
                  <draw:equation draw:name="f26" draw:formula="4*logwidth/156"/>
                  <draw:equation draw:name="f27" draw:formula="59*logheight/67"/>
                  <draw:equation draw:name="f28" draw:formula="1*logwidth/156"/>
                  <draw:equation draw:name="f29" draw:formula="53*logheight/67"/>
                  <draw:equation draw:name="f30" draw:formula="0*logwidth/156"/>
                  <draw:equation draw:name="f31" draw:formula="45*logheight/67"/>
                  <draw:equation draw:name="f32" draw:formula="2*logwidth/156"/>
                  <draw:equation draw:name="f33" draw:formula="40*logheight/67"/>
                  <draw:equation draw:name="f34" draw:formula="8*logwidth/156"/>
                  <draw:equation draw:name="f35" draw:formula="31*logheight/67"/>
                  <draw:equation draw:name="f36" draw:formula="15*logwidth/156"/>
                  <draw:equation draw:name="f37" draw:formula="24*logheight/67"/>
                  <draw:equation draw:name="f38" draw:formula="24*logwidth/156"/>
                  <draw:equation draw:name="f39" draw:formula="19*logheight/67"/>
                  <draw:equation draw:name="f40" draw:formula="41*logwidth/156"/>
                  <draw:equation draw:name="f41" draw:formula="14*logheight/67"/>
                  <draw:equation draw:name="f42" draw:formula="59*logwidth/156"/>
                  <draw:equation draw:name="f43" draw:formula="10*logheight/67"/>
                  <draw:equation draw:name="f44" draw:formula="78*logwidth/156"/>
                  <draw:equation draw:name="f45" draw:formula="9*logheight/67"/>
                  <draw:equation draw:name="f46" draw:formula="97*logwidth/156"/>
                  <draw:equation draw:name="f47" draw:formula="8*logheight/67"/>
                  <draw:equation draw:name="f48" draw:formula="117*logwidth/156"/>
                  <draw:equation draw:name="f49" draw:formula="6*logheight/67"/>
                  <draw:equation draw:name="f50" draw:formula="137*logwidth/156"/>
                  <draw:equation draw:name="f51" draw:formula="4*logheight/67"/>
                  <draw:equation draw:name="f52" draw:formula="156*logwidth/156"/>
                  <draw:equation draw:name="f53" draw:formula="0*logheight/67"/>
                  <draw:equation draw:name="f54" draw:formula="logwidth"/>
                  <draw:equation draw:name="f55" draw:formula="logheight"/>
                </draw:enhanced-geometry>
              </draw:custom-shape>
              <draw:custom-shape draw:name="Freeform 14" draw:style-name="gr3" draw:text-style-name="P4" svg:width="2.76mm" svg:height="1.31mm" svg:x="63.9mm" svg:y="7.9mm">
                <text:p/>
                <draw:enhanced-geometry draw:mirror-horizontal="false" draw:mirror-vertical="false" drawooo:sub-view-size="133 66" draw:text-areas="0 0 ?f48 ?f49" svg:viewBox="0 0 0 0" draw:type="ooxml-non-primitive" draw:enhanced-path="M 95 0 L 104 0 114 1 125 1 133 0 111 12 90 29 74 42 55 55 37 64 29 66 19 66 10 63 6 60 1 55 0 47 2 41 6 34 12 29 30 18 50 10 72 3 83 1 95 0 Z N">
                  <draw:equation draw:name="f0" draw:formula="95*logwidth/133"/>
                  <draw:equation draw:name="f1" draw:formula="0*logheight/66"/>
                  <draw:equation draw:name="f2" draw:formula="104*logwidth/133"/>
                  <draw:equation draw:name="f3" draw:formula="0*logheight/66"/>
                  <draw:equation draw:name="f4" draw:formula="114*logwidth/133"/>
                  <draw:equation draw:name="f5" draw:formula="1*logheight/66"/>
                  <draw:equation draw:name="f6" draw:formula="125*logwidth/133"/>
                  <draw:equation draw:name="f7" draw:formula="1*logheight/66"/>
                  <draw:equation draw:name="f8" draw:formula="133*logwidth/133"/>
                  <draw:equation draw:name="f9" draw:formula="0*logheight/66"/>
                  <draw:equation draw:name="f10" draw:formula="111*logwidth/133"/>
                  <draw:equation draw:name="f11" draw:formula="12*logheight/66"/>
                  <draw:equation draw:name="f12" draw:formula="90*logwidth/133"/>
                  <draw:equation draw:name="f13" draw:formula="29*logheight/66"/>
                  <draw:equation draw:name="f14" draw:formula="74*logwidth/133"/>
                  <draw:equation draw:name="f15" draw:formula="42*logheight/66"/>
                  <draw:equation draw:name="f16" draw:formula="55*logwidth/133"/>
                  <draw:equation draw:name="f17" draw:formula="55*logheight/66"/>
                  <draw:equation draw:name="f18" draw:formula="37*logwidth/133"/>
                  <draw:equation draw:name="f19" draw:formula="64*logheight/66"/>
                  <draw:equation draw:name="f20" draw:formula="29*logwidth/133"/>
                  <draw:equation draw:name="f21" draw:formula="66*logheight/66"/>
                  <draw:equation draw:name="f22" draw:formula="19*logwidth/133"/>
                  <draw:equation draw:name="f23" draw:formula="66*logheight/66"/>
                  <draw:equation draw:name="f24" draw:formula="10*logwidth/133"/>
                  <draw:equation draw:name="f25" draw:formula="63*logheight/66"/>
                  <draw:equation draw:name="f26" draw:formula="6*logwidth/133"/>
                  <draw:equation draw:name="f27" draw:formula="60*logheight/66"/>
                  <draw:equation draw:name="f28" draw:formula="1*logwidth/133"/>
                  <draw:equation draw:name="f29" draw:formula="55*logheight/66"/>
                  <draw:equation draw:name="f30" draw:formula="0*logwidth/133"/>
                  <draw:equation draw:name="f31" draw:formula="47*logheight/66"/>
                  <draw:equation draw:name="f32" draw:formula="2*logwidth/133"/>
                  <draw:equation draw:name="f33" draw:formula="41*logheight/66"/>
                  <draw:equation draw:name="f34" draw:formula="6*logwidth/133"/>
                  <draw:equation draw:name="f35" draw:formula="34*logheight/66"/>
                  <draw:equation draw:name="f36" draw:formula="12*logwidth/133"/>
                  <draw:equation draw:name="f37" draw:formula="29*logheight/66"/>
                  <draw:equation draw:name="f38" draw:formula="30*logwidth/133"/>
                  <draw:equation draw:name="f39" draw:formula="18*logheight/66"/>
                  <draw:equation draw:name="f40" draw:formula="50*logwidth/133"/>
                  <draw:equation draw:name="f41" draw:formula="10*logheight/66"/>
                  <draw:equation draw:name="f42" draw:formula="72*logwidth/133"/>
                  <draw:equation draw:name="f43" draw:formula="3*logheight/66"/>
                  <draw:equation draw:name="f44" draw:formula="83*logwidth/133"/>
                  <draw:equation draw:name="f45" draw:formula="1*logheight/66"/>
                  <draw:equation draw:name="f46" draw:formula="95*logwidth/133"/>
                  <draw:equation draw:name="f47" draw:formula="0*logheight/66"/>
                  <draw:equation draw:name="f48" draw:formula="logwidth"/>
                  <draw:equation draw:name="f49" draw:formula="logheight"/>
                </draw:enhanced-geometry>
              </draw:custom-shape>
              <draw:custom-shape draw:name="Freeform 15" draw:style-name="gr3" draw:text-style-name="P4" svg:width="2.76mm" svg:height="1.31mm" svg:x="59.75mm" svg:y="9.22mm">
                <text:p/>
                <draw:enhanced-geometry draw:mirror-horizontal="false" draw:mirror-vertical="false" drawooo:sub-view-size="132 65" draw:text-areas="0 0 ?f48 ?f49" svg:viewBox="0 0 0 0" draw:type="ooxml-non-primitive" draw:enhanced-path="M 95 0 L 104 0 114 1 125 2 132 0 112 13 90 29 74 42 56 56 37 64 29 65 19 65 10 63 6 61 1 55 0 48 2 41 6 34 11 30 30 18 50 9 71 3 83 1 95 0 Z N">
                  <draw:equation draw:name="f0" draw:formula="95*logwidth/132"/>
                  <draw:equation draw:name="f1" draw:formula="0*logheight/65"/>
                  <draw:equation draw:name="f2" draw:formula="104*logwidth/132"/>
                  <draw:equation draw:name="f3" draw:formula="0*logheight/65"/>
                  <draw:equation draw:name="f4" draw:formula="114*logwidth/132"/>
                  <draw:equation draw:name="f5" draw:formula="1*logheight/65"/>
                  <draw:equation draw:name="f6" draw:formula="125*logwidth/132"/>
                  <draw:equation draw:name="f7" draw:formula="2*logheight/65"/>
                  <draw:equation draw:name="f8" draw:formula="132*logwidth/132"/>
                  <draw:equation draw:name="f9" draw:formula="0*logheight/65"/>
                  <draw:equation draw:name="f10" draw:formula="112*logwidth/132"/>
                  <draw:equation draw:name="f11" draw:formula="13*logheight/65"/>
                  <draw:equation draw:name="f12" draw:formula="90*logwidth/132"/>
                  <draw:equation draw:name="f13" draw:formula="29*logheight/65"/>
                  <draw:equation draw:name="f14" draw:formula="74*logwidth/132"/>
                  <draw:equation draw:name="f15" draw:formula="42*logheight/65"/>
                  <draw:equation draw:name="f16" draw:formula="56*logwidth/132"/>
                  <draw:equation draw:name="f17" draw:formula="56*logheight/65"/>
                  <draw:equation draw:name="f18" draw:formula="37*logwidth/132"/>
                  <draw:equation draw:name="f19" draw:formula="64*logheight/65"/>
                  <draw:equation draw:name="f20" draw:formula="29*logwidth/132"/>
                  <draw:equation draw:name="f21" draw:formula="65*logheight/65"/>
                  <draw:equation draw:name="f22" draw:formula="19*logwidth/132"/>
                  <draw:equation draw:name="f23" draw:formula="65*logheight/65"/>
                  <draw:equation draw:name="f24" draw:formula="10*logwidth/132"/>
                  <draw:equation draw:name="f25" draw:formula="63*logheight/65"/>
                  <draw:equation draw:name="f26" draw:formula="6*logwidth/132"/>
                  <draw:equation draw:name="f27" draw:formula="61*logheight/65"/>
                  <draw:equation draw:name="f28" draw:formula="1*logwidth/132"/>
                  <draw:equation draw:name="f29" draw:formula="55*logheight/65"/>
                  <draw:equation draw:name="f30" draw:formula="0*logwidth/132"/>
                  <draw:equation draw:name="f31" draw:formula="48*logheight/65"/>
                  <draw:equation draw:name="f32" draw:formula="2*logwidth/132"/>
                  <draw:equation draw:name="f33" draw:formula="41*logheight/65"/>
                  <draw:equation draw:name="f34" draw:formula="6*logwidth/132"/>
                  <draw:equation draw:name="f35" draw:formula="34*logheight/65"/>
                  <draw:equation draw:name="f36" draw:formula="11*logwidth/132"/>
                  <draw:equation draw:name="f37" draw:formula="30*logheight/65"/>
                  <draw:equation draw:name="f38" draw:formula="30*logwidth/132"/>
                  <draw:equation draw:name="f39" draw:formula="18*logheight/65"/>
                  <draw:equation draw:name="f40" draw:formula="50*logwidth/132"/>
                  <draw:equation draw:name="f41" draw:formula="9*logheight/65"/>
                  <draw:equation draw:name="f42" draw:formula="71*logwidth/132"/>
                  <draw:equation draw:name="f43" draw:formula="3*logheight/65"/>
                  <draw:equation draw:name="f44" draw:formula="83*logwidth/132"/>
                  <draw:equation draw:name="f45" draw:formula="1*logheight/65"/>
                  <draw:equation draw:name="f46" draw:formula="95*logwidth/132"/>
                  <draw:equation draw:name="f47" draw:formula="0*logheight/65"/>
                  <draw:equation draw:name="f48" draw:formula="logwidth"/>
                  <draw:equation draw:name="f49" draw:formula="logheight"/>
                </draw:enhanced-geometry>
              </draw:custom-shape>
              <draw:custom-shape draw:name="Freeform 16" draw:style-name="gr3" draw:text-style-name="P4" svg:width="3.31mm" svg:height="1.05mm" svg:x="60.86mm" svg:y="10.28mm">
                <text:p/>
                <draw:enhanced-geometry draw:mirror-horizontal="false" draw:mirror-vertical="false" drawooo:sub-view-size="163 55" draw:text-areas="0 0 ?f52 ?f53" svg:viewBox="0 0 0 0" draw:type="ooxml-non-primitive" draw:enhanced-path="M 35 0 L 53 2 72 8 89 14 106 20 125 28 145 34 163 39 153 40 142 43 132 48 122 51 108 54 94 55 69 55 45 53 20 46 13 42 6 36 1 30 0 21 3 14 7 10 16 4 26 1 35 0 Z N">
                  <draw:equation draw:name="f0" draw:formula="35*logwidth/163"/>
                  <draw:equation draw:name="f1" draw:formula="0*logheight/55"/>
                  <draw:equation draw:name="f2" draw:formula="53*logwidth/163"/>
                  <draw:equation draw:name="f3" draw:formula="2*logheight/55"/>
                  <draw:equation draw:name="f4" draw:formula="72*logwidth/163"/>
                  <draw:equation draw:name="f5" draw:formula="8*logheight/55"/>
                  <draw:equation draw:name="f6" draw:formula="89*logwidth/163"/>
                  <draw:equation draw:name="f7" draw:formula="14*logheight/55"/>
                  <draw:equation draw:name="f8" draw:formula="106*logwidth/163"/>
                  <draw:equation draw:name="f9" draw:formula="20*logheight/55"/>
                  <draw:equation draw:name="f10" draw:formula="125*logwidth/163"/>
                  <draw:equation draw:name="f11" draw:formula="28*logheight/55"/>
                  <draw:equation draw:name="f12" draw:formula="145*logwidth/163"/>
                  <draw:equation draw:name="f13" draw:formula="34*logheight/55"/>
                  <draw:equation draw:name="f14" draw:formula="163*logwidth/163"/>
                  <draw:equation draw:name="f15" draw:formula="39*logheight/55"/>
                  <draw:equation draw:name="f16" draw:formula="153*logwidth/163"/>
                  <draw:equation draw:name="f17" draw:formula="40*logheight/55"/>
                  <draw:equation draw:name="f18" draw:formula="142*logwidth/163"/>
                  <draw:equation draw:name="f19" draw:formula="43*logheight/55"/>
                  <draw:equation draw:name="f20" draw:formula="132*logwidth/163"/>
                  <draw:equation draw:name="f21" draw:formula="48*logheight/55"/>
                  <draw:equation draw:name="f22" draw:formula="122*logwidth/163"/>
                  <draw:equation draw:name="f23" draw:formula="51*logheight/55"/>
                  <draw:equation draw:name="f24" draw:formula="108*logwidth/163"/>
                  <draw:equation draw:name="f25" draw:formula="54*logheight/55"/>
                  <draw:equation draw:name="f26" draw:formula="94*logwidth/163"/>
                  <draw:equation draw:name="f27" draw:formula="55*logheight/55"/>
                  <draw:equation draw:name="f28" draw:formula="69*logwidth/163"/>
                  <draw:equation draw:name="f29" draw:formula="55*logheight/55"/>
                  <draw:equation draw:name="f30" draw:formula="45*logwidth/163"/>
                  <draw:equation draw:name="f31" draw:formula="53*logheight/55"/>
                  <draw:equation draw:name="f32" draw:formula="20*logwidth/163"/>
                  <draw:equation draw:name="f33" draw:formula="46*logheight/55"/>
                  <draw:equation draw:name="f34" draw:formula="13*logwidth/163"/>
                  <draw:equation draw:name="f35" draw:formula="42*logheight/55"/>
                  <draw:equation draw:name="f36" draw:formula="6*logwidth/163"/>
                  <draw:equation draw:name="f37" draw:formula="36*logheight/55"/>
                  <draw:equation draw:name="f38" draw:formula="1*logwidth/163"/>
                  <draw:equation draw:name="f39" draw:formula="30*logheight/55"/>
                  <draw:equation draw:name="f40" draw:formula="0*logwidth/163"/>
                  <draw:equation draw:name="f41" draw:formula="21*logheight/55"/>
                  <draw:equation draw:name="f42" draw:formula="3*logwidth/163"/>
                  <draw:equation draw:name="f43" draw:formula="14*logheight/55"/>
                  <draw:equation draw:name="f44" draw:formula="7*logwidth/163"/>
                  <draw:equation draw:name="f45" draw:formula="10*logheight/55"/>
                  <draw:equation draw:name="f46" draw:formula="16*logwidth/163"/>
                  <draw:equation draw:name="f47" draw:formula="4*logheight/55"/>
                  <draw:equation draw:name="f48" draw:formula="26*logwidth/163"/>
                  <draw:equation draw:name="f49" draw:formula="1*logheight/55"/>
                  <draw:equation draw:name="f50" draw:formula="35*logwidth/163"/>
                  <draw:equation draw:name="f51" draw:formula="0*logheight/55"/>
                  <draw:equation draw:name="f52" draw:formula="logwidth"/>
                  <draw:equation draw:name="f53" draw:formula="logheight"/>
                </draw:enhanced-geometry>
              </draw:custom-shape>
              <draw:custom-shape draw:name="Freeform 17" draw:style-name="gr3" draw:text-style-name="P4" svg:width="3.03mm" svg:height="2.9mm" svg:x="67.5mm" svg:y="11.6mm">
                <text:p/>
                <draw:enhanced-geometry draw:mirror-horizontal="false" draw:mirror-vertical="false" drawooo:sub-view-size="139 143" draw:text-areas="0 0 ?f56 ?f57" svg:viewBox="0 0 0 0" draw:type="ooxml-non-primitive" draw:enhanced-path="M 21 0 L 29 1 38 5 45 8 69 26 89 48 106 70 115 83 122 97 125 105 128 116 130 127 134 137 139 143 121 129 102 116 81 103 62 93 43 81 25 68 10 53 5 43 0 31 0 20 1 14 6 6 12 1 21 0 Z N">
                  <draw:equation draw:name="f0" draw:formula="21*logwidth/139"/>
                  <draw:equation draw:name="f1" draw:formula="0*logheight/143"/>
                  <draw:equation draw:name="f2" draw:formula="29*logwidth/139"/>
                  <draw:equation draw:name="f3" draw:formula="1*logheight/143"/>
                  <draw:equation draw:name="f4" draw:formula="38*logwidth/139"/>
                  <draw:equation draw:name="f5" draw:formula="5*logheight/143"/>
                  <draw:equation draw:name="f6" draw:formula="45*logwidth/139"/>
                  <draw:equation draw:name="f7" draw:formula="8*logheight/143"/>
                  <draw:equation draw:name="f8" draw:formula="69*logwidth/139"/>
                  <draw:equation draw:name="f9" draw:formula="26*logheight/143"/>
                  <draw:equation draw:name="f10" draw:formula="89*logwidth/139"/>
                  <draw:equation draw:name="f11" draw:formula="48*logheight/143"/>
                  <draw:equation draw:name="f12" draw:formula="106*logwidth/139"/>
                  <draw:equation draw:name="f13" draw:formula="70*logheight/143"/>
                  <draw:equation draw:name="f14" draw:formula="115*logwidth/139"/>
                  <draw:equation draw:name="f15" draw:formula="83*logheight/143"/>
                  <draw:equation draw:name="f16" draw:formula="122*logwidth/139"/>
                  <draw:equation draw:name="f17" draw:formula="97*logheight/143"/>
                  <draw:equation draw:name="f18" draw:formula="125*logwidth/139"/>
                  <draw:equation draw:name="f19" draw:formula="105*logheight/143"/>
                  <draw:equation draw:name="f20" draw:formula="128*logwidth/139"/>
                  <draw:equation draw:name="f21" draw:formula="116*logheight/143"/>
                  <draw:equation draw:name="f22" draw:formula="130*logwidth/139"/>
                  <draw:equation draw:name="f23" draw:formula="127*logheight/143"/>
                  <draw:equation draw:name="f24" draw:formula="134*logwidth/139"/>
                  <draw:equation draw:name="f25" draw:formula="137*logheight/143"/>
                  <draw:equation draw:name="f26" draw:formula="139*logwidth/139"/>
                  <draw:equation draw:name="f27" draw:formula="143*logheight/143"/>
                  <draw:equation draw:name="f28" draw:formula="121*logwidth/139"/>
                  <draw:equation draw:name="f29" draw:formula="129*logheight/143"/>
                  <draw:equation draw:name="f30" draw:formula="102*logwidth/139"/>
                  <draw:equation draw:name="f31" draw:formula="116*logheight/143"/>
                  <draw:equation draw:name="f32" draw:formula="81*logwidth/139"/>
                  <draw:equation draw:name="f33" draw:formula="103*logheight/143"/>
                  <draw:equation draw:name="f34" draw:formula="62*logwidth/139"/>
                  <draw:equation draw:name="f35" draw:formula="93*logheight/143"/>
                  <draw:equation draw:name="f36" draw:formula="43*logwidth/139"/>
                  <draw:equation draw:name="f37" draw:formula="81*logheight/143"/>
                  <draw:equation draw:name="f38" draw:formula="25*logwidth/139"/>
                  <draw:equation draw:name="f39" draw:formula="68*logheight/143"/>
                  <draw:equation draw:name="f40" draw:formula="10*logwidth/139"/>
                  <draw:equation draw:name="f41" draw:formula="53*logheight/143"/>
                  <draw:equation draw:name="f42" draw:formula="5*logwidth/139"/>
                  <draw:equation draw:name="f43" draw:formula="43*logheight/143"/>
                  <draw:equation draw:name="f44" draw:formula="0*logwidth/139"/>
                  <draw:equation draw:name="f45" draw:formula="31*logheight/143"/>
                  <draw:equation draw:name="f46" draw:formula="0*logwidth/139"/>
                  <draw:equation draw:name="f47" draw:formula="20*logheight/143"/>
                  <draw:equation draw:name="f48" draw:formula="1*logwidth/139"/>
                  <draw:equation draw:name="f49" draw:formula="14*logheight/143"/>
                  <draw:equation draw:name="f50" draw:formula="6*logwidth/139"/>
                  <draw:equation draw:name="f51" draw:formula="6*logheight/143"/>
                  <draw:equation draw:name="f52" draw:formula="12*logwidth/139"/>
                  <draw:equation draw:name="f53" draw:formula="1*logheight/143"/>
                  <draw:equation draw:name="f54" draw:formula="21*logwidth/139"/>
                  <draw:equation draw:name="f55" draw:formula="0*logheight/143"/>
                  <draw:equation draw:name="f56" draw:formula="logwidth"/>
                  <draw:equation draw:name="f57" draw:formula="logheight"/>
                </draw:enhanced-geometry>
              </draw:custom-shape>
              <draw:custom-shape draw:name="Freeform 18" draw:style-name="gr3" draw:text-style-name="P4" svg:width="1.93mm" svg:height="3.17mm" svg:x="65.56mm" svg:y="10.28mm">
                <text:p/>
                <draw:enhanced-geometry draw:mirror-horizontal="false" draw:mirror-vertical="false" drawooo:sub-view-size="94 152" draw:text-areas="0 0 ?f50 ?f51" svg:viewBox="0 0 0 0" draw:type="ooxml-non-primitive" draw:enhanced-path="M 20 0 L 30 3 38 8 45 13 61 35 74 57 83 81 88 95 91 108 91 118 91 130 91 142 94 152 76 127 53 103 39 89 25 75 13 59 3 43 1 34 0 23 2 13 5 8 11 2 20 0 Z N">
                  <draw:equation draw:name="f0" draw:formula="20*logwidth/94"/>
                  <draw:equation draw:name="f1" draw:formula="0*logheight/152"/>
                  <draw:equation draw:name="f2" draw:formula="30*logwidth/94"/>
                  <draw:equation draw:name="f3" draw:formula="3*logheight/152"/>
                  <draw:equation draw:name="f4" draw:formula="38*logwidth/94"/>
                  <draw:equation draw:name="f5" draw:formula="8*logheight/152"/>
                  <draw:equation draw:name="f6" draw:formula="45*logwidth/94"/>
                  <draw:equation draw:name="f7" draw:formula="13*logheight/152"/>
                  <draw:equation draw:name="f8" draw:formula="61*logwidth/94"/>
                  <draw:equation draw:name="f9" draw:formula="35*logheight/152"/>
                  <draw:equation draw:name="f10" draw:formula="74*logwidth/94"/>
                  <draw:equation draw:name="f11" draw:formula="57*logheight/152"/>
                  <draw:equation draw:name="f12" draw:formula="83*logwidth/94"/>
                  <draw:equation draw:name="f13" draw:formula="81*logheight/152"/>
                  <draw:equation draw:name="f14" draw:formula="88*logwidth/94"/>
                  <draw:equation draw:name="f15" draw:formula="95*logheight/152"/>
                  <draw:equation draw:name="f16" draw:formula="91*logwidth/94"/>
                  <draw:equation draw:name="f17" draw:formula="108*logheight/152"/>
                  <draw:equation draw:name="f18" draw:formula="91*logwidth/94"/>
                  <draw:equation draw:name="f19" draw:formula="118*logheight/152"/>
                  <draw:equation draw:name="f20" draw:formula="91*logwidth/94"/>
                  <draw:equation draw:name="f21" draw:formula="130*logheight/152"/>
                  <draw:equation draw:name="f22" draw:formula="91*logwidth/94"/>
                  <draw:equation draw:name="f23" draw:formula="142*logheight/152"/>
                  <draw:equation draw:name="f24" draw:formula="94*logwidth/94"/>
                  <draw:equation draw:name="f25" draw:formula="152*logheight/152"/>
                  <draw:equation draw:name="f26" draw:formula="76*logwidth/94"/>
                  <draw:equation draw:name="f27" draw:formula="127*logheight/152"/>
                  <draw:equation draw:name="f28" draw:formula="53*logwidth/94"/>
                  <draw:equation draw:name="f29" draw:formula="103*logheight/152"/>
                  <draw:equation draw:name="f30" draw:formula="39*logwidth/94"/>
                  <draw:equation draw:name="f31" draw:formula="89*logheight/152"/>
                  <draw:equation draw:name="f32" draw:formula="25*logwidth/94"/>
                  <draw:equation draw:name="f33" draw:formula="75*logheight/152"/>
                  <draw:equation draw:name="f34" draw:formula="13*logwidth/94"/>
                  <draw:equation draw:name="f35" draw:formula="59*logheight/152"/>
                  <draw:equation draw:name="f36" draw:formula="3*logwidth/94"/>
                  <draw:equation draw:name="f37" draw:formula="43*logheight/152"/>
                  <draw:equation draw:name="f38" draw:formula="1*logwidth/94"/>
                  <draw:equation draw:name="f39" draw:formula="34*logheight/152"/>
                  <draw:equation draw:name="f40" draw:formula="0*logwidth/94"/>
                  <draw:equation draw:name="f41" draw:formula="23*logheight/152"/>
                  <draw:equation draw:name="f42" draw:formula="2*logwidth/94"/>
                  <draw:equation draw:name="f43" draw:formula="13*logheight/152"/>
                  <draw:equation draw:name="f44" draw:formula="5*logwidth/94"/>
                  <draw:equation draw:name="f45" draw:formula="8*logheight/152"/>
                  <draw:equation draw:name="f46" draw:formula="11*logwidth/94"/>
                  <draw:equation draw:name="f47" draw:formula="2*logheight/152"/>
                  <draw:equation draw:name="f48" draw:formula="20*logwidth/94"/>
                  <draw:equation draw:name="f49" draw:formula="0*logheight/152"/>
                  <draw:equation draw:name="f50" draw:formula="logwidth"/>
                  <draw:equation draw:name="f51" draw:formula="logheight"/>
                </draw:enhanced-geometry>
              </draw:custom-shape>
              <draw:custom-shape draw:name="Freeform 19" draw:style-name="gr3" draw:text-style-name="P4" svg:width="3.31mm" svg:height="1.31mm" svg:x="72.76mm" svg:y="11.07mm">
                <text:p/>
                <draw:enhanced-geometry draw:mirror-horizontal="false" draw:mirror-vertical="false" drawooo:sub-view-size="160 64" draw:text-areas="0 0 ?f44 ?f45" svg:viewBox="0 0 0 0" draw:type="ooxml-non-primitive" draw:enhanced-path="M 23 0 L 43 2 65 6 86 14 109 24 128 36 146 48 160 59 134 62 109 63 87 64 67 64 46 60 27 52 18 47 10 39 4 30 0 21 0 12 5 6 12 3 23 0 Z N">
                  <draw:equation draw:name="f0" draw:formula="23*logwidth/160"/>
                  <draw:equation draw:name="f1" draw:formula="0*logheight/64"/>
                  <draw:equation draw:name="f2" draw:formula="43*logwidth/160"/>
                  <draw:equation draw:name="f3" draw:formula="2*logheight/64"/>
                  <draw:equation draw:name="f4" draw:formula="65*logwidth/160"/>
                  <draw:equation draw:name="f5" draw:formula="6*logheight/64"/>
                  <draw:equation draw:name="f6" draw:formula="86*logwidth/160"/>
                  <draw:equation draw:name="f7" draw:formula="14*logheight/64"/>
                  <draw:equation draw:name="f8" draw:formula="109*logwidth/160"/>
                  <draw:equation draw:name="f9" draw:formula="24*logheight/64"/>
                  <draw:equation draw:name="f10" draw:formula="128*logwidth/160"/>
                  <draw:equation draw:name="f11" draw:formula="36*logheight/64"/>
                  <draw:equation draw:name="f12" draw:formula="146*logwidth/160"/>
                  <draw:equation draw:name="f13" draw:formula="48*logheight/64"/>
                  <draw:equation draw:name="f14" draw:formula="160*logwidth/160"/>
                  <draw:equation draw:name="f15" draw:formula="59*logheight/64"/>
                  <draw:equation draw:name="f16" draw:formula="134*logwidth/160"/>
                  <draw:equation draw:name="f17" draw:formula="62*logheight/64"/>
                  <draw:equation draw:name="f18" draw:formula="109*logwidth/160"/>
                  <draw:equation draw:name="f19" draw:formula="63*logheight/64"/>
                  <draw:equation draw:name="f20" draw:formula="87*logwidth/160"/>
                  <draw:equation draw:name="f21" draw:formula="64*logheight/64"/>
                  <draw:equation draw:name="f22" draw:formula="67*logwidth/160"/>
                  <draw:equation draw:name="f23" draw:formula="64*logheight/64"/>
                  <draw:equation draw:name="f24" draw:formula="46*logwidth/160"/>
                  <draw:equation draw:name="f25" draw:formula="60*logheight/64"/>
                  <draw:equation draw:name="f26" draw:formula="27*logwidth/160"/>
                  <draw:equation draw:name="f27" draw:formula="52*logheight/64"/>
                  <draw:equation draw:name="f28" draw:formula="18*logwidth/160"/>
                  <draw:equation draw:name="f29" draw:formula="47*logheight/64"/>
                  <draw:equation draw:name="f30" draw:formula="10*logwidth/160"/>
                  <draw:equation draw:name="f31" draw:formula="39*logheight/64"/>
                  <draw:equation draw:name="f32" draw:formula="4*logwidth/160"/>
                  <draw:equation draw:name="f33" draw:formula="30*logheight/64"/>
                  <draw:equation draw:name="f34" draw:formula="0*logwidth/160"/>
                  <draw:equation draw:name="f35" draw:formula="21*logheight/64"/>
                  <draw:equation draw:name="f36" draw:formula="0*logwidth/160"/>
                  <draw:equation draw:name="f37" draw:formula="12*logheight/64"/>
                  <draw:equation draw:name="f38" draw:formula="5*logwidth/160"/>
                  <draw:equation draw:name="f39" draw:formula="6*logheight/64"/>
                  <draw:equation draw:name="f40" draw:formula="12*logwidth/160"/>
                  <draw:equation draw:name="f41" draw:formula="3*logheight/64"/>
                  <draw:equation draw:name="f42" draw:formula="23*logwidth/160"/>
                  <draw:equation draw:name="f43" draw:formula="0*logheight/64"/>
                  <draw:equation draw:name="f44" draw:formula="logwidth"/>
                  <draw:equation draw:name="f45" draw:formula="logheight"/>
                </draw:enhanced-geometry>
              </draw:custom-shape>
              <draw:custom-shape draw:name="Freeform 20" draw:style-name="gr3" draw:text-style-name="P4" svg:width="3.31mm" svg:height="1.58mm" svg:x="73.86mm" svg:y="9.22mm">
                <text:p/>
                <draw:enhanced-geometry draw:mirror-horizontal="false" draw:mirror-vertical="false" drawooo:sub-view-size="154 83" draw:text-areas="0 0 ?f48 ?f49" svg:viewBox="0 0 0 0" draw:type="ooxml-non-primitive" draw:enhanced-path="M 154 0 L 134 18 117 36 101 51 85 63 68 74 47 81 37 83 26 82 15 78 7 74 1 68 0 60 1 56 3 53 6 48 10 44 26 32 45 22 68 13 90 7 113 2 134 0 154 0 Z N">
                  <draw:equation draw:name="f0" draw:formula="154*logwidth/154"/>
                  <draw:equation draw:name="f1" draw:formula="0*logheight/83"/>
                  <draw:equation draw:name="f2" draw:formula="134*logwidth/154"/>
                  <draw:equation draw:name="f3" draw:formula="18*logheight/83"/>
                  <draw:equation draw:name="f4" draw:formula="117*logwidth/154"/>
                  <draw:equation draw:name="f5" draw:formula="36*logheight/83"/>
                  <draw:equation draw:name="f6" draw:formula="101*logwidth/154"/>
                  <draw:equation draw:name="f7" draw:formula="51*logheight/83"/>
                  <draw:equation draw:name="f8" draw:formula="85*logwidth/154"/>
                  <draw:equation draw:name="f9" draw:formula="63*logheight/83"/>
                  <draw:equation draw:name="f10" draw:formula="68*logwidth/154"/>
                  <draw:equation draw:name="f11" draw:formula="74*logheight/83"/>
                  <draw:equation draw:name="f12" draw:formula="47*logwidth/154"/>
                  <draw:equation draw:name="f13" draw:formula="81*logheight/83"/>
                  <draw:equation draw:name="f14" draw:formula="37*logwidth/154"/>
                  <draw:equation draw:name="f15" draw:formula="83*logheight/83"/>
                  <draw:equation draw:name="f16" draw:formula="26*logwidth/154"/>
                  <draw:equation draw:name="f17" draw:formula="82*logheight/83"/>
                  <draw:equation draw:name="f18" draw:formula="15*logwidth/154"/>
                  <draw:equation draw:name="f19" draw:formula="78*logheight/83"/>
                  <draw:equation draw:name="f20" draw:formula="7*logwidth/154"/>
                  <draw:equation draw:name="f21" draw:formula="74*logheight/83"/>
                  <draw:equation draw:name="f22" draw:formula="1*logwidth/154"/>
                  <draw:equation draw:name="f23" draw:formula="68*logheight/83"/>
                  <draw:equation draw:name="f24" draw:formula="0*logwidth/154"/>
                  <draw:equation draw:name="f25" draw:formula="60*logheight/83"/>
                  <draw:equation draw:name="f26" draw:formula="1*logwidth/154"/>
                  <draw:equation draw:name="f27" draw:formula="56*logheight/83"/>
                  <draw:equation draw:name="f28" draw:formula="3*logwidth/154"/>
                  <draw:equation draw:name="f29" draw:formula="53*logheight/83"/>
                  <draw:equation draw:name="f30" draw:formula="6*logwidth/154"/>
                  <draw:equation draw:name="f31" draw:formula="48*logheight/83"/>
                  <draw:equation draw:name="f32" draw:formula="10*logwidth/154"/>
                  <draw:equation draw:name="f33" draw:formula="44*logheight/83"/>
                  <draw:equation draw:name="f34" draw:formula="26*logwidth/154"/>
                  <draw:equation draw:name="f35" draw:formula="32*logheight/83"/>
                  <draw:equation draw:name="f36" draw:formula="45*logwidth/154"/>
                  <draw:equation draw:name="f37" draw:formula="22*logheight/83"/>
                  <draw:equation draw:name="f38" draw:formula="68*logwidth/154"/>
                  <draw:equation draw:name="f39" draw:formula="13*logheight/83"/>
                  <draw:equation draw:name="f40" draw:formula="90*logwidth/154"/>
                  <draw:equation draw:name="f41" draw:formula="7*logheight/83"/>
                  <draw:equation draw:name="f42" draw:formula="113*logwidth/154"/>
                  <draw:equation draw:name="f43" draw:formula="2*logheight/83"/>
                  <draw:equation draw:name="f44" draw:formula="134*logwidth/154"/>
                  <draw:equation draw:name="f45" draw:formula="0*logheight/83"/>
                  <draw:equation draw:name="f46" draw:formula="154*logwidth/154"/>
                  <draw:equation draw:name="f47" draw:formula="0*logheight/83"/>
                  <draw:equation draw:name="f48" draw:formula="logwidth"/>
                  <draw:equation draw:name="f49" draw:formula="logheight"/>
                </draw:enhanced-geometry>
              </draw:custom-shape>
              <draw:custom-shape draw:name="Freeform 21" draw:style-name="gr3" draw:text-style-name="P4" svg:width="3.59mm" svg:height="2.11mm" svg:x="59.75mm" svg:y="8.69mm">
                <text:p/>
                <draw:enhanced-geometry draw:mirror-horizontal="false" draw:mirror-vertical="false" drawooo:sub-view-size="164 105" draw:text-areas="0 0 ?f100 ?f101" svg:viewBox="0 0 0 0" draw:type="ooxml-non-primitive" draw:enhanced-path="M 126 12 L 105 20 82 30 60 40 39 53 23 67 10 83 5 99 23 100 40 97 55 89 68 78 79 65 90 51 100 37 112 23 126 12 Z M 158 0 L 162 1 164 1 157 3 150 6 143 8 133 14 123 20 112 30 103 41 93 54 84 66 75 77 64 88 53 96 39 101 23 105 14 105 2 103 0 103 0 100 4 81 13 64 24 49 39 37 57 26 76 18 95 11 115 6 135 3 153 1 156 1 158 0 Z N">
                  <draw:equation draw:name="f0" draw:formula="126*logwidth/164"/>
                  <draw:equation draw:name="f1" draw:formula="12*logheight/105"/>
                  <draw:equation draw:name="f2" draw:formula="105*logwidth/164"/>
                  <draw:equation draw:name="f3" draw:formula="20*logheight/105"/>
                  <draw:equation draw:name="f4" draw:formula="82*logwidth/164"/>
                  <draw:equation draw:name="f5" draw:formula="30*logheight/105"/>
                  <draw:equation draw:name="f6" draw:formula="60*logwidth/164"/>
                  <draw:equation draw:name="f7" draw:formula="40*logheight/105"/>
                  <draw:equation draw:name="f8" draw:formula="39*logwidth/164"/>
                  <draw:equation draw:name="f9" draw:formula="53*logheight/105"/>
                  <draw:equation draw:name="f10" draw:formula="23*logwidth/164"/>
                  <draw:equation draw:name="f11" draw:formula="67*logheight/105"/>
                  <draw:equation draw:name="f12" draw:formula="10*logwidth/164"/>
                  <draw:equation draw:name="f13" draw:formula="83*logheight/105"/>
                  <draw:equation draw:name="f14" draw:formula="5*logwidth/164"/>
                  <draw:equation draw:name="f15" draw:formula="99*logheight/105"/>
                  <draw:equation draw:name="f16" draw:formula="23*logwidth/164"/>
                  <draw:equation draw:name="f17" draw:formula="100*logheight/105"/>
                  <draw:equation draw:name="f18" draw:formula="40*logwidth/164"/>
                  <draw:equation draw:name="f19" draw:formula="97*logheight/105"/>
                  <draw:equation draw:name="f20" draw:formula="55*logwidth/164"/>
                  <draw:equation draw:name="f21" draw:formula="89*logheight/105"/>
                  <draw:equation draw:name="f22" draw:formula="68*logwidth/164"/>
                  <draw:equation draw:name="f23" draw:formula="78*logheight/105"/>
                  <draw:equation draw:name="f24" draw:formula="79*logwidth/164"/>
                  <draw:equation draw:name="f25" draw:formula="65*logheight/105"/>
                  <draw:equation draw:name="f26" draw:formula="90*logwidth/164"/>
                  <draw:equation draw:name="f27" draw:formula="51*logheight/105"/>
                  <draw:equation draw:name="f28" draw:formula="100*logwidth/164"/>
                  <draw:equation draw:name="f29" draw:formula="37*logheight/105"/>
                  <draw:equation draw:name="f30" draw:formula="112*logwidth/164"/>
                  <draw:equation draw:name="f31" draw:formula="23*logheight/105"/>
                  <draw:equation draw:name="f32" draw:formula="126*logwidth/164"/>
                  <draw:equation draw:name="f33" draw:formula="12*logheight/105"/>
                  <draw:equation draw:name="f34" draw:formula="158*logwidth/164"/>
                  <draw:equation draw:name="f35" draw:formula="0*logheight/105"/>
                  <draw:equation draw:name="f36" draw:formula="162*logwidth/164"/>
                  <draw:equation draw:name="f37" draw:formula="1*logheight/105"/>
                  <draw:equation draw:name="f38" draw:formula="164*logwidth/164"/>
                  <draw:equation draw:name="f39" draw:formula="1*logheight/105"/>
                  <draw:equation draw:name="f40" draw:formula="157*logwidth/164"/>
                  <draw:equation draw:name="f41" draw:formula="3*logheight/105"/>
                  <draw:equation draw:name="f42" draw:formula="150*logwidth/164"/>
                  <draw:equation draw:name="f43" draw:formula="6*logheight/105"/>
                  <draw:equation draw:name="f44" draw:formula="143*logwidth/164"/>
                  <draw:equation draw:name="f45" draw:formula="8*logheight/105"/>
                  <draw:equation draw:name="f46" draw:formula="133*logwidth/164"/>
                  <draw:equation draw:name="f47" draw:formula="14*logheight/105"/>
                  <draw:equation draw:name="f48" draw:formula="123*logwidth/164"/>
                  <draw:equation draw:name="f49" draw:formula="20*logheight/105"/>
                  <draw:equation draw:name="f50" draw:formula="112*logwidth/164"/>
                  <draw:equation draw:name="f51" draw:formula="30*logheight/105"/>
                  <draw:equation draw:name="f52" draw:formula="103*logwidth/164"/>
                  <draw:equation draw:name="f53" draw:formula="41*logheight/105"/>
                  <draw:equation draw:name="f54" draw:formula="93*logwidth/164"/>
                  <draw:equation draw:name="f55" draw:formula="54*logheight/105"/>
                  <draw:equation draw:name="f56" draw:formula="84*logwidth/164"/>
                  <draw:equation draw:name="f57" draw:formula="66*logheight/105"/>
                  <draw:equation draw:name="f58" draw:formula="75*logwidth/164"/>
                  <draw:equation draw:name="f59" draw:formula="77*logheight/105"/>
                  <draw:equation draw:name="f60" draw:formula="64*logwidth/164"/>
                  <draw:equation draw:name="f61" draw:formula="88*logheight/105"/>
                  <draw:equation draw:name="f62" draw:formula="53*logwidth/164"/>
                  <draw:equation draw:name="f63" draw:formula="96*logheight/105"/>
                  <draw:equation draw:name="f64" draw:formula="39*logwidth/164"/>
                  <draw:equation draw:name="f65" draw:formula="101*logheight/105"/>
                  <draw:equation draw:name="f66" draw:formula="23*logwidth/164"/>
                  <draw:equation draw:name="f67" draw:formula="105*logheight/105"/>
                  <draw:equation draw:name="f68" draw:formula="14*logwidth/164"/>
                  <draw:equation draw:name="f69" draw:formula="105*logheight/105"/>
                  <draw:equation draw:name="f70" draw:formula="2*logwidth/164"/>
                  <draw:equation draw:name="f71" draw:formula="103*logheight/105"/>
                  <draw:equation draw:name="f72" draw:formula="0*logwidth/164"/>
                  <draw:equation draw:name="f73" draw:formula="103*logheight/105"/>
                  <draw:equation draw:name="f74" draw:formula="0*logwidth/164"/>
                  <draw:equation draw:name="f75" draw:formula="100*logheight/105"/>
                  <draw:equation draw:name="f76" draw:formula="4*logwidth/164"/>
                  <draw:equation draw:name="f77" draw:formula="81*logheight/105"/>
                  <draw:equation draw:name="f78" draw:formula="13*logwidth/164"/>
                  <draw:equation draw:name="f79" draw:formula="64*logheight/105"/>
                  <draw:equation draw:name="f80" draw:formula="24*logwidth/164"/>
                  <draw:equation draw:name="f81" draw:formula="49*logheight/105"/>
                  <draw:equation draw:name="f82" draw:formula="39*logwidth/164"/>
                  <draw:equation draw:name="f83" draw:formula="37*logheight/105"/>
                  <draw:equation draw:name="f84" draw:formula="57*logwidth/164"/>
                  <draw:equation draw:name="f85" draw:formula="26*logheight/105"/>
                  <draw:equation draw:name="f86" draw:formula="76*logwidth/164"/>
                  <draw:equation draw:name="f87" draw:formula="18*logheight/105"/>
                  <draw:equation draw:name="f88" draw:formula="95*logwidth/164"/>
                  <draw:equation draw:name="f89" draw:formula="11*logheight/105"/>
                  <draw:equation draw:name="f90" draw:formula="115*logwidth/164"/>
                  <draw:equation draw:name="f91" draw:formula="6*logheight/105"/>
                  <draw:equation draw:name="f92" draw:formula="135*logwidth/164"/>
                  <draw:equation draw:name="f93" draw:formula="3*logheight/105"/>
                  <draw:equation draw:name="f94" draw:formula="153*logwidth/164"/>
                  <draw:equation draw:name="f95" draw:formula="1*logheight/105"/>
                  <draw:equation draw:name="f96" draw:formula="156*logwidth/164"/>
                  <draw:equation draw:name="f97" draw:formula="1*logheight/105"/>
                  <draw:equation draw:name="f98" draw:formula="158*logwidth/164"/>
                  <draw:equation draw:name="f99" draw:formula="0*logheight/105"/>
                  <draw:equation draw:name="f100" draw:formula="logwidth"/>
                  <draw:equation draw:name="f101" draw:formula="logheight"/>
                </draw:enhanced-geometry>
              </draw:custom-shape>
              <draw:custom-shape draw:name="Freeform 22" draw:style-name="gr3" draw:text-style-name="P4" svg:width="4.97mm" svg:height="1.05mm" svg:x="60.31mm" svg:y="10.28mm">
                <text:p/>
                <draw:enhanced-geometry draw:mirror-horizontal="false" draw:mirror-vertical="false" drawooo:sub-view-size="230 52" draw:text-areas="0 0 ?f114 ?f115" svg:viewBox="0 0 0 0" draw:type="ooxml-non-primitive" draw:enhanced-path="M 71 4 L 66 4 57 4 49 5 40 7 34 11 32 16 33 25 38 31 48 36 59 41 70 43 82 45 92 47 99 48 111 48 124 47 138 44 150 40 161 37 180 33 193 31 202 30 181 21 156 13 128 7 99 4 71 4 Z M 72 0 L 100 0 129 3 156 8 175 15 194 22 213 30 221 32 230 34 214 34 199 34 181 37 163 42 145 45 128 48 113 50 101 52 92 52 76 50 56 47 37 43 18 37 2 30 0 29 2 27 15 15 32 7 51 2 72 0 Z N">
                  <draw:equation draw:name="f0" draw:formula="71*logwidth/230"/>
                  <draw:equation draw:name="f1" draw:formula="4*logheight/52"/>
                  <draw:equation draw:name="f2" draw:formula="66*logwidth/230"/>
                  <draw:equation draw:name="f3" draw:formula="4*logheight/52"/>
                  <draw:equation draw:name="f4" draw:formula="57*logwidth/230"/>
                  <draw:equation draw:name="f5" draw:formula="4*logheight/52"/>
                  <draw:equation draw:name="f6" draw:formula="49*logwidth/230"/>
                  <draw:equation draw:name="f7" draw:formula="5*logheight/52"/>
                  <draw:equation draw:name="f8" draw:formula="40*logwidth/230"/>
                  <draw:equation draw:name="f9" draw:formula="7*logheight/52"/>
                  <draw:equation draw:name="f10" draw:formula="34*logwidth/230"/>
                  <draw:equation draw:name="f11" draw:formula="11*logheight/52"/>
                  <draw:equation draw:name="f12" draw:formula="32*logwidth/230"/>
                  <draw:equation draw:name="f13" draw:formula="16*logheight/52"/>
                  <draw:equation draw:name="f14" draw:formula="33*logwidth/230"/>
                  <draw:equation draw:name="f15" draw:formula="25*logheight/52"/>
                  <draw:equation draw:name="f16" draw:formula="38*logwidth/230"/>
                  <draw:equation draw:name="f17" draw:formula="31*logheight/52"/>
                  <draw:equation draw:name="f18" draw:formula="48*logwidth/230"/>
                  <draw:equation draw:name="f19" draw:formula="36*logheight/52"/>
                  <draw:equation draw:name="f20" draw:formula="59*logwidth/230"/>
                  <draw:equation draw:name="f21" draw:formula="41*logheight/52"/>
                  <draw:equation draw:name="f22" draw:formula="70*logwidth/230"/>
                  <draw:equation draw:name="f23" draw:formula="43*logheight/52"/>
                  <draw:equation draw:name="f24" draw:formula="82*logwidth/230"/>
                  <draw:equation draw:name="f25" draw:formula="45*logheight/52"/>
                  <draw:equation draw:name="f26" draw:formula="92*logwidth/230"/>
                  <draw:equation draw:name="f27" draw:formula="47*logheight/52"/>
                  <draw:equation draw:name="f28" draw:formula="99*logwidth/230"/>
                  <draw:equation draw:name="f29" draw:formula="48*logheight/52"/>
                  <draw:equation draw:name="f30" draw:formula="111*logwidth/230"/>
                  <draw:equation draw:name="f31" draw:formula="48*logheight/52"/>
                  <draw:equation draw:name="f32" draw:formula="124*logwidth/230"/>
                  <draw:equation draw:name="f33" draw:formula="47*logheight/52"/>
                  <draw:equation draw:name="f34" draw:formula="138*logwidth/230"/>
                  <draw:equation draw:name="f35" draw:formula="44*logheight/52"/>
                  <draw:equation draw:name="f36" draw:formula="150*logwidth/230"/>
                  <draw:equation draw:name="f37" draw:formula="40*logheight/52"/>
                  <draw:equation draw:name="f38" draw:formula="161*logwidth/230"/>
                  <draw:equation draw:name="f39" draw:formula="37*logheight/52"/>
                  <draw:equation draw:name="f40" draw:formula="180*logwidth/230"/>
                  <draw:equation draw:name="f41" draw:formula="33*logheight/52"/>
                  <draw:equation draw:name="f42" draw:formula="193*logwidth/230"/>
                  <draw:equation draw:name="f43" draw:formula="31*logheight/52"/>
                  <draw:equation draw:name="f44" draw:formula="202*logwidth/230"/>
                  <draw:equation draw:name="f45" draw:formula="30*logheight/52"/>
                  <draw:equation draw:name="f46" draw:formula="181*logwidth/230"/>
                  <draw:equation draw:name="f47" draw:formula="21*logheight/52"/>
                  <draw:equation draw:name="f48" draw:formula="156*logwidth/230"/>
                  <draw:equation draw:name="f49" draw:formula="13*logheight/52"/>
                  <draw:equation draw:name="f50" draw:formula="128*logwidth/230"/>
                  <draw:equation draw:name="f51" draw:formula="7*logheight/52"/>
                  <draw:equation draw:name="f52" draw:formula="99*logwidth/230"/>
                  <draw:equation draw:name="f53" draw:formula="4*logheight/52"/>
                  <draw:equation draw:name="f54" draw:formula="71*logwidth/230"/>
                  <draw:equation draw:name="f55" draw:formula="4*logheight/52"/>
                  <draw:equation draw:name="f56" draw:formula="72*logwidth/230"/>
                  <draw:equation draw:name="f57" draw:formula="0*logheight/52"/>
                  <draw:equation draw:name="f58" draw:formula="100*logwidth/230"/>
                  <draw:equation draw:name="f59" draw:formula="0*logheight/52"/>
                  <draw:equation draw:name="f60" draw:formula="129*logwidth/230"/>
                  <draw:equation draw:name="f61" draw:formula="3*logheight/52"/>
                  <draw:equation draw:name="f62" draw:formula="156*logwidth/230"/>
                  <draw:equation draw:name="f63" draw:formula="8*logheight/52"/>
                  <draw:equation draw:name="f64" draw:formula="175*logwidth/230"/>
                  <draw:equation draw:name="f65" draw:formula="15*logheight/52"/>
                  <draw:equation draw:name="f66" draw:formula="194*logwidth/230"/>
                  <draw:equation draw:name="f67" draw:formula="22*logheight/52"/>
                  <draw:equation draw:name="f68" draw:formula="213*logwidth/230"/>
                  <draw:equation draw:name="f69" draw:formula="30*logheight/52"/>
                  <draw:equation draw:name="f70" draw:formula="221*logwidth/230"/>
                  <draw:equation draw:name="f71" draw:formula="32*logheight/52"/>
                  <draw:equation draw:name="f72" draw:formula="230*logwidth/230"/>
                  <draw:equation draw:name="f73" draw:formula="34*logheight/52"/>
                  <draw:equation draw:name="f74" draw:formula="214*logwidth/230"/>
                  <draw:equation draw:name="f75" draw:formula="34*logheight/52"/>
                  <draw:equation draw:name="f76" draw:formula="199*logwidth/230"/>
                  <draw:equation draw:name="f77" draw:formula="34*logheight/52"/>
                  <draw:equation draw:name="f78" draw:formula="181*logwidth/230"/>
                  <draw:equation draw:name="f79" draw:formula="37*logheight/52"/>
                  <draw:equation draw:name="f80" draw:formula="163*logwidth/230"/>
                  <draw:equation draw:name="f81" draw:formula="42*logheight/52"/>
                  <draw:equation draw:name="f82" draw:formula="145*logwidth/230"/>
                  <draw:equation draw:name="f83" draw:formula="45*logheight/52"/>
                  <draw:equation draw:name="f84" draw:formula="128*logwidth/230"/>
                  <draw:equation draw:name="f85" draw:formula="48*logheight/52"/>
                  <draw:equation draw:name="f86" draw:formula="113*logwidth/230"/>
                  <draw:equation draw:name="f87" draw:formula="50*logheight/52"/>
                  <draw:equation draw:name="f88" draw:formula="101*logwidth/230"/>
                  <draw:equation draw:name="f89" draw:formula="52*logheight/52"/>
                  <draw:equation draw:name="f90" draw:formula="92*logwidth/230"/>
                  <draw:equation draw:name="f91" draw:formula="52*logheight/52"/>
                  <draw:equation draw:name="f92" draw:formula="76*logwidth/230"/>
                  <draw:equation draw:name="f93" draw:formula="50*logheight/52"/>
                  <draw:equation draw:name="f94" draw:formula="56*logwidth/230"/>
                  <draw:equation draw:name="f95" draw:formula="47*logheight/52"/>
                  <draw:equation draw:name="f96" draw:formula="37*logwidth/230"/>
                  <draw:equation draw:name="f97" draw:formula="43*logheight/52"/>
                  <draw:equation draw:name="f98" draw:formula="18*logwidth/230"/>
                  <draw:equation draw:name="f99" draw:formula="37*logheight/52"/>
                  <draw:equation draw:name="f100" draw:formula="2*logwidth/230"/>
                  <draw:equation draw:name="f101" draw:formula="30*logheight/52"/>
                  <draw:equation draw:name="f102" draw:formula="0*logwidth/230"/>
                  <draw:equation draw:name="f103" draw:formula="29*logheight/52"/>
                  <draw:equation draw:name="f104" draw:formula="2*logwidth/230"/>
                  <draw:equation draw:name="f105" draw:formula="27*logheight/52"/>
                  <draw:equation draw:name="f106" draw:formula="15*logwidth/230"/>
                  <draw:equation draw:name="f107" draw:formula="15*logheight/52"/>
                  <draw:equation draw:name="f108" draw:formula="32*logwidth/230"/>
                  <draw:equation draw:name="f109" draw:formula="7*logheight/52"/>
                  <draw:equation draw:name="f110" draw:formula="51*logwidth/230"/>
                  <draw:equation draw:name="f111" draw:formula="2*logheight/52"/>
                  <draw:equation draw:name="f112" draw:formula="72*logwidth/230"/>
                  <draw:equation draw:name="f113" draw:formula="0*logheight/52"/>
                  <draw:equation draw:name="f114" draw:formula="logwidth"/>
                  <draw:equation draw:name="f115" draw:formula="logheight"/>
                </draw:enhanced-geometry>
              </draw:custom-shape>
              <draw:custom-shape draw:name="Freeform 23" draw:style-name="gr3" draw:text-style-name="P4" svg:width="1.93mm" svg:height="3.43mm" svg:x="65.56mm" svg:y="10.55mm">
                <text:p/>
                <draw:enhanced-geometry draw:mirror-horizontal="false" draw:mirror-vertical="false" drawooo:sub-view-size="91 180" draw:text-areas="0 0 ?f94 ?f95" svg:viewBox="0 0 0 0" draw:type="ooxml-non-primitive" draw:enhanced-path="M 25 18 L 20 21 18 28 17 39 20 53 25 65 32 76 40 85 49 96 64 113 77 130 86 149 84 128 79 106 73 83 64 61 54 41 41 25 41 25 33 19 25 18 Z M 1 0 L 17 4 32 12 45 22 45 23 57 39 68 57 76 77 82 96 86 116 90 137 91 157 89 177 89 180 86 165 82 152 77 139 62 117 46 98 33 84 21 69 11 53 4 35 2 23 0 11 1 0 Z N">
                  <draw:equation draw:name="f0" draw:formula="25*logwidth/91"/>
                  <draw:equation draw:name="f1" draw:formula="18*logheight/180"/>
                  <draw:equation draw:name="f2" draw:formula="20*logwidth/91"/>
                  <draw:equation draw:name="f3" draw:formula="21*logheight/180"/>
                  <draw:equation draw:name="f4" draw:formula="18*logwidth/91"/>
                  <draw:equation draw:name="f5" draw:formula="28*logheight/180"/>
                  <draw:equation draw:name="f6" draw:formula="17*logwidth/91"/>
                  <draw:equation draw:name="f7" draw:formula="39*logheight/180"/>
                  <draw:equation draw:name="f8" draw:formula="20*logwidth/91"/>
                  <draw:equation draw:name="f9" draw:formula="53*logheight/180"/>
                  <draw:equation draw:name="f10" draw:formula="25*logwidth/91"/>
                  <draw:equation draw:name="f11" draw:formula="65*logheight/180"/>
                  <draw:equation draw:name="f12" draw:formula="32*logwidth/91"/>
                  <draw:equation draw:name="f13" draw:formula="76*logheight/180"/>
                  <draw:equation draw:name="f14" draw:formula="40*logwidth/91"/>
                  <draw:equation draw:name="f15" draw:formula="85*logheight/180"/>
                  <draw:equation draw:name="f16" draw:formula="49*logwidth/91"/>
                  <draw:equation draw:name="f17" draw:formula="96*logheight/180"/>
                  <draw:equation draw:name="f18" draw:formula="64*logwidth/91"/>
                  <draw:equation draw:name="f19" draw:formula="113*logheight/180"/>
                  <draw:equation draw:name="f20" draw:formula="77*logwidth/91"/>
                  <draw:equation draw:name="f21" draw:formula="130*logheight/180"/>
                  <draw:equation draw:name="f22" draw:formula="86*logwidth/91"/>
                  <draw:equation draw:name="f23" draw:formula="149*logheight/180"/>
                  <draw:equation draw:name="f24" draw:formula="84*logwidth/91"/>
                  <draw:equation draw:name="f25" draw:formula="128*logheight/180"/>
                  <draw:equation draw:name="f26" draw:formula="79*logwidth/91"/>
                  <draw:equation draw:name="f27" draw:formula="106*logheight/180"/>
                  <draw:equation draw:name="f28" draw:formula="73*logwidth/91"/>
                  <draw:equation draw:name="f29" draw:formula="83*logheight/180"/>
                  <draw:equation draw:name="f30" draw:formula="64*logwidth/91"/>
                  <draw:equation draw:name="f31" draw:formula="61*logheight/180"/>
                  <draw:equation draw:name="f32" draw:formula="54*logwidth/91"/>
                  <draw:equation draw:name="f33" draw:formula="41*logheight/180"/>
                  <draw:equation draw:name="f34" draw:formula="41*logwidth/91"/>
                  <draw:equation draw:name="f35" draw:formula="25*logheight/180"/>
                  <draw:equation draw:name="f36" draw:formula="41*logwidth/91"/>
                  <draw:equation draw:name="f37" draw:formula="25*logheight/180"/>
                  <draw:equation draw:name="f38" draw:formula="33*logwidth/91"/>
                  <draw:equation draw:name="f39" draw:formula="19*logheight/180"/>
                  <draw:equation draw:name="f40" draw:formula="25*logwidth/91"/>
                  <draw:equation draw:name="f41" draw:formula="18*logheight/180"/>
                  <draw:equation draw:name="f42" draw:formula="1*logwidth/91"/>
                  <draw:equation draw:name="f43" draw:formula="0*logheight/180"/>
                  <draw:equation draw:name="f44" draw:formula="17*logwidth/91"/>
                  <draw:equation draw:name="f45" draw:formula="4*logheight/180"/>
                  <draw:equation draw:name="f46" draw:formula="32*logwidth/91"/>
                  <draw:equation draw:name="f47" draw:formula="12*logheight/180"/>
                  <draw:equation draw:name="f48" draw:formula="45*logwidth/91"/>
                  <draw:equation draw:name="f49" draw:formula="22*logheight/180"/>
                  <draw:equation draw:name="f50" draw:formula="45*logwidth/91"/>
                  <draw:equation draw:name="f51" draw:formula="23*logheight/180"/>
                  <draw:equation draw:name="f52" draw:formula="57*logwidth/91"/>
                  <draw:equation draw:name="f53" draw:formula="39*logheight/180"/>
                  <draw:equation draw:name="f54" draw:formula="68*logwidth/91"/>
                  <draw:equation draw:name="f55" draw:formula="57*logheight/180"/>
                  <draw:equation draw:name="f56" draw:formula="76*logwidth/91"/>
                  <draw:equation draw:name="f57" draw:formula="77*logheight/180"/>
                  <draw:equation draw:name="f58" draw:formula="82*logwidth/91"/>
                  <draw:equation draw:name="f59" draw:formula="96*logheight/180"/>
                  <draw:equation draw:name="f60" draw:formula="86*logwidth/91"/>
                  <draw:equation draw:name="f61" draw:formula="116*logheight/180"/>
                  <draw:equation draw:name="f62" draw:formula="90*logwidth/91"/>
                  <draw:equation draw:name="f63" draw:formula="137*logheight/180"/>
                  <draw:equation draw:name="f64" draw:formula="91*logwidth/91"/>
                  <draw:equation draw:name="f65" draw:formula="157*logheight/180"/>
                  <draw:equation draw:name="f66" draw:formula="89*logwidth/91"/>
                  <draw:equation draw:name="f67" draw:formula="177*logheight/180"/>
                  <draw:equation draw:name="f68" draw:formula="89*logwidth/91"/>
                  <draw:equation draw:name="f69" draw:formula="180*logheight/180"/>
                  <draw:equation draw:name="f70" draw:formula="86*logwidth/91"/>
                  <draw:equation draw:name="f71" draw:formula="165*logheight/180"/>
                  <draw:equation draw:name="f72" draw:formula="82*logwidth/91"/>
                  <draw:equation draw:name="f73" draw:formula="152*logheight/180"/>
                  <draw:equation draw:name="f74" draw:formula="77*logwidth/91"/>
                  <draw:equation draw:name="f75" draw:formula="139*logheight/180"/>
                  <draw:equation draw:name="f76" draw:formula="62*logwidth/91"/>
                  <draw:equation draw:name="f77" draw:formula="117*logheight/180"/>
                  <draw:equation draw:name="f78" draw:formula="46*logwidth/91"/>
                  <draw:equation draw:name="f79" draw:formula="98*logheight/180"/>
                  <draw:equation draw:name="f80" draw:formula="33*logwidth/91"/>
                  <draw:equation draw:name="f81" draw:formula="84*logheight/180"/>
                  <draw:equation draw:name="f82" draw:formula="21*logwidth/91"/>
                  <draw:equation draw:name="f83" draw:formula="69*logheight/180"/>
                  <draw:equation draw:name="f84" draw:formula="11*logwidth/91"/>
                  <draw:equation draw:name="f85" draw:formula="53*logheight/180"/>
                  <draw:equation draw:name="f86" draw:formula="4*logwidth/91"/>
                  <draw:equation draw:name="f87" draw:formula="35*logheight/180"/>
                  <draw:equation draw:name="f88" draw:formula="2*logwidth/91"/>
                  <draw:equation draw:name="f89" draw:formula="23*logheight/180"/>
                  <draw:equation draw:name="f90" draw:formula="0*logwidth/91"/>
                  <draw:equation draw:name="f91" draw:formula="11*logheight/180"/>
                  <draw:equation draw:name="f92" draw:formula="1*logwidth/91"/>
                  <draw:equation draw:name="f93" draw:formula="0*logheight/180"/>
                  <draw:equation draw:name="f94" draw:formula="logwidth"/>
                  <draw:equation draw:name="f95" draw:formula="logheight"/>
                </draw:enhanced-geometry>
              </draw:custom-shape>
              <draw:custom-shape draw:name="Freeform 24" draw:style-name="gr3" draw:text-style-name="P4" svg:width="3.59mm" svg:height="2.37mm" svg:x="63.63mm" svg:y="7.11mm">
                <text:p/>
                <draw:enhanced-geometry draw:mirror-horizontal="false" draw:mirror-vertical="false" drawooo:sub-view-size="165 112" draw:text-areas="0 0 ?f116 ?f117" svg:viewBox="0 0 0 0" draw:type="ooxml-non-primitive" draw:enhanced-path="M 139 15 L 134 15 129 16 106 22 85 28 63 38 43 50 43 50 42 50 42 51 39 54 34 57 28 64 23 71 18 78 17 85 19 92 26 97 38 99 49 97 60 91 71 82 79 75 116 43 123 38 133 31 140 23 144 15 139 15 Z M 165 0 L 159 5 153 12 148 19 131 36 109 55 88 74 78 82 66 91 54 100 39 108 25 112 12 111 4 107 1 100 0 93 1 85 4 78 11 66 21 56 33 48 59 34 86 22 108 16 131 10 143 7 154 5 160 3 165 0 Z N">
                  <draw:equation draw:name="f0" draw:formula="139*logwidth/165"/>
                  <draw:equation draw:name="f1" draw:formula="15*logheight/112"/>
                  <draw:equation draw:name="f2" draw:formula="134*logwidth/165"/>
                  <draw:equation draw:name="f3" draw:formula="15*logheight/112"/>
                  <draw:equation draw:name="f4" draw:formula="129*logwidth/165"/>
                  <draw:equation draw:name="f5" draw:formula="16*logheight/112"/>
                  <draw:equation draw:name="f6" draw:formula="106*logwidth/165"/>
                  <draw:equation draw:name="f7" draw:formula="22*logheight/112"/>
                  <draw:equation draw:name="f8" draw:formula="85*logwidth/165"/>
                  <draw:equation draw:name="f9" draw:formula="28*logheight/112"/>
                  <draw:equation draw:name="f10" draw:formula="63*logwidth/165"/>
                  <draw:equation draw:name="f11" draw:formula="38*logheight/112"/>
                  <draw:equation draw:name="f12" draw:formula="43*logwidth/165"/>
                  <draw:equation draw:name="f13" draw:formula="50*logheight/112"/>
                  <draw:equation draw:name="f14" draw:formula="43*logwidth/165"/>
                  <draw:equation draw:name="f15" draw:formula="50*logheight/112"/>
                  <draw:equation draw:name="f16" draw:formula="42*logwidth/165"/>
                  <draw:equation draw:name="f17" draw:formula="50*logheight/112"/>
                  <draw:equation draw:name="f18" draw:formula="42*logwidth/165"/>
                  <draw:equation draw:name="f19" draw:formula="51*logheight/112"/>
                  <draw:equation draw:name="f20" draw:formula="39*logwidth/165"/>
                  <draw:equation draw:name="f21" draw:formula="54*logheight/112"/>
                  <draw:equation draw:name="f22" draw:formula="34*logwidth/165"/>
                  <draw:equation draw:name="f23" draw:formula="57*logheight/112"/>
                  <draw:equation draw:name="f24" draw:formula="28*logwidth/165"/>
                  <draw:equation draw:name="f25" draw:formula="64*logheight/112"/>
                  <draw:equation draw:name="f26" draw:formula="23*logwidth/165"/>
                  <draw:equation draw:name="f27" draw:formula="71*logheight/112"/>
                  <draw:equation draw:name="f28" draw:formula="18*logwidth/165"/>
                  <draw:equation draw:name="f29" draw:formula="78*logheight/112"/>
                  <draw:equation draw:name="f30" draw:formula="17*logwidth/165"/>
                  <draw:equation draw:name="f31" draw:formula="85*logheight/112"/>
                  <draw:equation draw:name="f32" draw:formula="19*logwidth/165"/>
                  <draw:equation draw:name="f33" draw:formula="92*logheight/112"/>
                  <draw:equation draw:name="f34" draw:formula="26*logwidth/165"/>
                  <draw:equation draw:name="f35" draw:formula="97*logheight/112"/>
                  <draw:equation draw:name="f36" draw:formula="38*logwidth/165"/>
                  <draw:equation draw:name="f37" draw:formula="99*logheight/112"/>
                  <draw:equation draw:name="f38" draw:formula="49*logwidth/165"/>
                  <draw:equation draw:name="f39" draw:formula="97*logheight/112"/>
                  <draw:equation draw:name="f40" draw:formula="60*logwidth/165"/>
                  <draw:equation draw:name="f41" draw:formula="91*logheight/112"/>
                  <draw:equation draw:name="f42" draw:formula="71*logwidth/165"/>
                  <draw:equation draw:name="f43" draw:formula="82*logheight/112"/>
                  <draw:equation draw:name="f44" draw:formula="79*logwidth/165"/>
                  <draw:equation draw:name="f45" draw:formula="75*logheight/112"/>
                  <draw:equation draw:name="f46" draw:formula="116*logwidth/165"/>
                  <draw:equation draw:name="f47" draw:formula="43*logheight/112"/>
                  <draw:equation draw:name="f48" draw:formula="123*logwidth/165"/>
                  <draw:equation draw:name="f49" draw:formula="38*logheight/112"/>
                  <draw:equation draw:name="f50" draw:formula="133*logwidth/165"/>
                  <draw:equation draw:name="f51" draw:formula="31*logheight/112"/>
                  <draw:equation draw:name="f52" draw:formula="140*logwidth/165"/>
                  <draw:equation draw:name="f53" draw:formula="23*logheight/112"/>
                  <draw:equation draw:name="f54" draw:formula="144*logwidth/165"/>
                  <draw:equation draw:name="f55" draw:formula="15*logheight/112"/>
                  <draw:equation draw:name="f56" draw:formula="139*logwidth/165"/>
                  <draw:equation draw:name="f57" draw:formula="15*logheight/112"/>
                  <draw:equation draw:name="f58" draw:formula="165*logwidth/165"/>
                  <draw:equation draw:name="f59" draw:formula="0*logheight/112"/>
                  <draw:equation draw:name="f60" draw:formula="159*logwidth/165"/>
                  <draw:equation draw:name="f61" draw:formula="5*logheight/112"/>
                  <draw:equation draw:name="f62" draw:formula="153*logwidth/165"/>
                  <draw:equation draw:name="f63" draw:formula="12*logheight/112"/>
                  <draw:equation draw:name="f64" draw:formula="148*logwidth/165"/>
                  <draw:equation draw:name="f65" draw:formula="19*logheight/112"/>
                  <draw:equation draw:name="f66" draw:formula="131*logwidth/165"/>
                  <draw:equation draw:name="f67" draw:formula="36*logheight/112"/>
                  <draw:equation draw:name="f68" draw:formula="109*logwidth/165"/>
                  <draw:equation draw:name="f69" draw:formula="55*logheight/112"/>
                  <draw:equation draw:name="f70" draw:formula="88*logwidth/165"/>
                  <draw:equation draw:name="f71" draw:formula="74*logheight/112"/>
                  <draw:equation draw:name="f72" draw:formula="78*logwidth/165"/>
                  <draw:equation draw:name="f73" draw:formula="82*logheight/112"/>
                  <draw:equation draw:name="f74" draw:formula="66*logwidth/165"/>
                  <draw:equation draw:name="f75" draw:formula="91*logheight/112"/>
                  <draw:equation draw:name="f76" draw:formula="54*logwidth/165"/>
                  <draw:equation draw:name="f77" draw:formula="100*logheight/112"/>
                  <draw:equation draw:name="f78" draw:formula="39*logwidth/165"/>
                  <draw:equation draw:name="f79" draw:formula="108*logheight/112"/>
                  <draw:equation draw:name="f80" draw:formula="25*logwidth/165"/>
                  <draw:equation draw:name="f81" draw:formula="112*logheight/112"/>
                  <draw:equation draw:name="f82" draw:formula="12*logwidth/165"/>
                  <draw:equation draw:name="f83" draw:formula="111*logheight/112"/>
                  <draw:equation draw:name="f84" draw:formula="4*logwidth/165"/>
                  <draw:equation draw:name="f85" draw:formula="107*logheight/112"/>
                  <draw:equation draw:name="f86" draw:formula="1*logwidth/165"/>
                  <draw:equation draw:name="f87" draw:formula="100*logheight/112"/>
                  <draw:equation draw:name="f88" draw:formula="0*logwidth/165"/>
                  <draw:equation draw:name="f89" draw:formula="93*logheight/112"/>
                  <draw:equation draw:name="f90" draw:formula="1*logwidth/165"/>
                  <draw:equation draw:name="f91" draw:formula="85*logheight/112"/>
                  <draw:equation draw:name="f92" draw:formula="4*logwidth/165"/>
                  <draw:equation draw:name="f93" draw:formula="78*logheight/112"/>
                  <draw:equation draw:name="f94" draw:formula="11*logwidth/165"/>
                  <draw:equation draw:name="f95" draw:formula="66*logheight/112"/>
                  <draw:equation draw:name="f96" draw:formula="21*logwidth/165"/>
                  <draw:equation draw:name="f97" draw:formula="56*logheight/112"/>
                  <draw:equation draw:name="f98" draw:formula="33*logwidth/165"/>
                  <draw:equation draw:name="f99" draw:formula="48*logheight/112"/>
                  <draw:equation draw:name="f100" draw:formula="59*logwidth/165"/>
                  <draw:equation draw:name="f101" draw:formula="34*logheight/112"/>
                  <draw:equation draw:name="f102" draw:formula="86*logwidth/165"/>
                  <draw:equation draw:name="f103" draw:formula="22*logheight/112"/>
                  <draw:equation draw:name="f104" draw:formula="108*logwidth/165"/>
                  <draw:equation draw:name="f105" draw:formula="16*logheight/112"/>
                  <draw:equation draw:name="f106" draw:formula="131*logwidth/165"/>
                  <draw:equation draw:name="f107" draw:formula="10*logheight/112"/>
                  <draw:equation draw:name="f108" draw:formula="143*logwidth/165"/>
                  <draw:equation draw:name="f109" draw:formula="7*logheight/112"/>
                  <draw:equation draw:name="f110" draw:formula="154*logwidth/165"/>
                  <draw:equation draw:name="f111" draw:formula="5*logheight/112"/>
                  <draw:equation draw:name="f112" draw:formula="160*logwidth/165"/>
                  <draw:equation draw:name="f113" draw:formula="3*logheight/112"/>
                  <draw:equation draw:name="f114" draw:formula="165*logwidth/165"/>
                  <draw:equation draw:name="f115" draw:formula="0*logheight/112"/>
                  <draw:equation draw:name="f116" draw:formula="logwidth"/>
                  <draw:equation draw:name="f117" draw:formula="logheight"/>
                </draw:enhanced-geometry>
              </draw:custom-shape>
              <draw:custom-shape draw:name="Freeform 25" draw:style-name="gr3" draw:text-style-name="P4" svg:width="4.69mm" svg:height="2.11mm" svg:x="66.67mm" svg:y="7.63mm">
                <text:p/>
                <draw:enhanced-geometry draw:mirror-horizontal="false" draw:mirror-vertical="false" drawooo:sub-view-size="215 116" draw:text-areas="0 0 ?f112 ?f113" svg:viewBox="0 0 0 0" draw:type="ooxml-non-primitive" draw:enhanced-path="M 189 21 L 175 24 158 28 141 30 128 31 116 33 108 35 90 41 75 44 58 48 40 53 26 62 22 68 22 77 26 85 32 91 39 95 52 98 64 96 76 93 91 89 104 83 136 63 164 43 189 21 Z M 215 0 L 210 9 202 17 194 23 153 56 110 85 94 94 77 104 58 111 38 116 20 116 10 111 4 105 0 95 0 83 5 73 15 64 28 57 43 50 59 45 75 40 89 36 107 31 115 29 127 28 141 26 163 22 183 18 201 11 209 5 215 0 Z N">
                  <draw:equation draw:name="f0" draw:formula="189*logwidth/215"/>
                  <draw:equation draw:name="f1" draw:formula="21*logheight/116"/>
                  <draw:equation draw:name="f2" draw:formula="175*logwidth/215"/>
                  <draw:equation draw:name="f3" draw:formula="24*logheight/116"/>
                  <draw:equation draw:name="f4" draw:formula="158*logwidth/215"/>
                  <draw:equation draw:name="f5" draw:formula="28*logheight/116"/>
                  <draw:equation draw:name="f6" draw:formula="141*logwidth/215"/>
                  <draw:equation draw:name="f7" draw:formula="30*logheight/116"/>
                  <draw:equation draw:name="f8" draw:formula="128*logwidth/215"/>
                  <draw:equation draw:name="f9" draw:formula="31*logheight/116"/>
                  <draw:equation draw:name="f10" draw:formula="116*logwidth/215"/>
                  <draw:equation draw:name="f11" draw:formula="33*logheight/116"/>
                  <draw:equation draw:name="f12" draw:formula="108*logwidth/215"/>
                  <draw:equation draw:name="f13" draw:formula="35*logheight/116"/>
                  <draw:equation draw:name="f14" draw:formula="90*logwidth/215"/>
                  <draw:equation draw:name="f15" draw:formula="41*logheight/116"/>
                  <draw:equation draw:name="f16" draw:formula="75*logwidth/215"/>
                  <draw:equation draw:name="f17" draw:formula="44*logheight/116"/>
                  <draw:equation draw:name="f18" draw:formula="58*logwidth/215"/>
                  <draw:equation draw:name="f19" draw:formula="48*logheight/116"/>
                  <draw:equation draw:name="f20" draw:formula="40*logwidth/215"/>
                  <draw:equation draw:name="f21" draw:formula="53*logheight/116"/>
                  <draw:equation draw:name="f22" draw:formula="26*logwidth/215"/>
                  <draw:equation draw:name="f23" draw:formula="62*logheight/116"/>
                  <draw:equation draw:name="f24" draw:formula="22*logwidth/215"/>
                  <draw:equation draw:name="f25" draw:formula="68*logheight/116"/>
                  <draw:equation draw:name="f26" draw:formula="22*logwidth/215"/>
                  <draw:equation draw:name="f27" draw:formula="77*logheight/116"/>
                  <draw:equation draw:name="f28" draw:formula="26*logwidth/215"/>
                  <draw:equation draw:name="f29" draw:formula="85*logheight/116"/>
                  <draw:equation draw:name="f30" draw:formula="32*logwidth/215"/>
                  <draw:equation draw:name="f31" draw:formula="91*logheight/116"/>
                  <draw:equation draw:name="f32" draw:formula="39*logwidth/215"/>
                  <draw:equation draw:name="f33" draw:formula="95*logheight/116"/>
                  <draw:equation draw:name="f34" draw:formula="52*logwidth/215"/>
                  <draw:equation draw:name="f35" draw:formula="98*logheight/116"/>
                  <draw:equation draw:name="f36" draw:formula="64*logwidth/215"/>
                  <draw:equation draw:name="f37" draw:formula="96*logheight/116"/>
                  <draw:equation draw:name="f38" draw:formula="76*logwidth/215"/>
                  <draw:equation draw:name="f39" draw:formula="93*logheight/116"/>
                  <draw:equation draw:name="f40" draw:formula="91*logwidth/215"/>
                  <draw:equation draw:name="f41" draw:formula="89*logheight/116"/>
                  <draw:equation draw:name="f42" draw:formula="104*logwidth/215"/>
                  <draw:equation draw:name="f43" draw:formula="83*logheight/116"/>
                  <draw:equation draw:name="f44" draw:formula="136*logwidth/215"/>
                  <draw:equation draw:name="f45" draw:formula="63*logheight/116"/>
                  <draw:equation draw:name="f46" draw:formula="164*logwidth/215"/>
                  <draw:equation draw:name="f47" draw:formula="43*logheight/116"/>
                  <draw:equation draw:name="f48" draw:formula="189*logwidth/215"/>
                  <draw:equation draw:name="f49" draw:formula="21*logheight/116"/>
                  <draw:equation draw:name="f50" draw:formula="215*logwidth/215"/>
                  <draw:equation draw:name="f51" draw:formula="0*logheight/116"/>
                  <draw:equation draw:name="f52" draw:formula="210*logwidth/215"/>
                  <draw:equation draw:name="f53" draw:formula="9*logheight/116"/>
                  <draw:equation draw:name="f54" draw:formula="202*logwidth/215"/>
                  <draw:equation draw:name="f55" draw:formula="17*logheight/116"/>
                  <draw:equation draw:name="f56" draw:formula="194*logwidth/215"/>
                  <draw:equation draw:name="f57" draw:formula="23*logheight/116"/>
                  <draw:equation draw:name="f58" draw:formula="153*logwidth/215"/>
                  <draw:equation draw:name="f59" draw:formula="56*logheight/116"/>
                  <draw:equation draw:name="f60" draw:formula="110*logwidth/215"/>
                  <draw:equation draw:name="f61" draw:formula="85*logheight/116"/>
                  <draw:equation draw:name="f62" draw:formula="94*logwidth/215"/>
                  <draw:equation draw:name="f63" draw:formula="94*logheight/116"/>
                  <draw:equation draw:name="f64" draw:formula="77*logwidth/215"/>
                  <draw:equation draw:name="f65" draw:formula="104*logheight/116"/>
                  <draw:equation draw:name="f66" draw:formula="58*logwidth/215"/>
                  <draw:equation draw:name="f67" draw:formula="111*logheight/116"/>
                  <draw:equation draw:name="f68" draw:formula="38*logwidth/215"/>
                  <draw:equation draw:name="f69" draw:formula="116*logheight/116"/>
                  <draw:equation draw:name="f70" draw:formula="20*logwidth/215"/>
                  <draw:equation draw:name="f71" draw:formula="116*logheight/116"/>
                  <draw:equation draw:name="f72" draw:formula="10*logwidth/215"/>
                  <draw:equation draw:name="f73" draw:formula="111*logheight/116"/>
                  <draw:equation draw:name="f74" draw:formula="4*logwidth/215"/>
                  <draw:equation draw:name="f75" draw:formula="105*logheight/116"/>
                  <draw:equation draw:name="f76" draw:formula="0*logwidth/215"/>
                  <draw:equation draw:name="f77" draw:formula="95*logheight/116"/>
                  <draw:equation draw:name="f78" draw:formula="0*logwidth/215"/>
                  <draw:equation draw:name="f79" draw:formula="83*logheight/116"/>
                  <draw:equation draw:name="f80" draw:formula="5*logwidth/215"/>
                  <draw:equation draw:name="f81" draw:formula="73*logheight/116"/>
                  <draw:equation draw:name="f82" draw:formula="15*logwidth/215"/>
                  <draw:equation draw:name="f83" draw:formula="64*logheight/116"/>
                  <draw:equation draw:name="f84" draw:formula="28*logwidth/215"/>
                  <draw:equation draw:name="f85" draw:formula="57*logheight/116"/>
                  <draw:equation draw:name="f86" draw:formula="43*logwidth/215"/>
                  <draw:equation draw:name="f87" draw:formula="50*logheight/116"/>
                  <draw:equation draw:name="f88" draw:formula="59*logwidth/215"/>
                  <draw:equation draw:name="f89" draw:formula="45*logheight/116"/>
                  <draw:equation draw:name="f90" draw:formula="75*logwidth/215"/>
                  <draw:equation draw:name="f91" draw:formula="40*logheight/116"/>
                  <draw:equation draw:name="f92" draw:formula="89*logwidth/215"/>
                  <draw:equation draw:name="f93" draw:formula="36*logheight/116"/>
                  <draw:equation draw:name="f94" draw:formula="107*logwidth/215"/>
                  <draw:equation draw:name="f95" draw:formula="31*logheight/116"/>
                  <draw:equation draw:name="f96" draw:formula="115*logwidth/215"/>
                  <draw:equation draw:name="f97" draw:formula="29*logheight/116"/>
                  <draw:equation draw:name="f98" draw:formula="127*logwidth/215"/>
                  <draw:equation draw:name="f99" draw:formula="28*logheight/116"/>
                  <draw:equation draw:name="f100" draw:formula="141*logwidth/215"/>
                  <draw:equation draw:name="f101" draw:formula="26*logheight/116"/>
                  <draw:equation draw:name="f102" draw:formula="163*logwidth/215"/>
                  <draw:equation draw:name="f103" draw:formula="22*logheight/116"/>
                  <draw:equation draw:name="f104" draw:formula="183*logwidth/215"/>
                  <draw:equation draw:name="f105" draw:formula="18*logheight/116"/>
                  <draw:equation draw:name="f106" draw:formula="201*logwidth/215"/>
                  <draw:equation draw:name="f107" draw:formula="11*logheight/116"/>
                  <draw:equation draw:name="f108" draw:formula="209*logwidth/215"/>
                  <draw:equation draw:name="f109" draw:formula="5*logheight/116"/>
                  <draw:equation draw:name="f110" draw:formula="215*logwidth/215"/>
                  <draw:equation draw:name="f111" draw:formula="0*logheight/116"/>
                  <draw:equation draw:name="f112" draw:formula="logwidth"/>
                  <draw:equation draw:name="f113" draw:formula="logheight"/>
                </draw:enhanced-geometry>
              </draw:custom-shape>
              <draw:custom-shape draw:name="Freeform 26" draw:style-name="gr3" draw:text-style-name="P4" svg:width="3.86mm" svg:height="1.31mm" svg:x="69.44mm" svg:y="11.07mm">
                <text:p/>
                <draw:enhanced-geometry draw:mirror-horizontal="false" draw:mirror-vertical="false" drawooo:sub-view-size="186 69" draw:text-areas="0 0 ?f122 ?f123" svg:viewBox="0 0 0 0" draw:type="ooxml-non-primitive" draw:enhanced-path="M 32 5 L 28 6 24 7 22 9 21 11 19 19 22 26 29 33 37 37 48 41 59 45 70 47 78 49 85 50 109 56 135 61 160 62 173 61 156 54 138 45 130 39 121 35 115 33 100 26 88 22 74 16 59 9 45 5 32 5 Z M 18 0 L 31 1 46 4 64 9 82 16 102 23 116 29 139 38 161 50 181 65 186 69 182 68 176 67 168 67 163 67 139 66 116 65 88 62 61 55 34 47 27 43 18 38 9 32 3 24 0 17 0 13 1 9 4 6 8 2 12 1 14 0 18 0 Z N">
                  <draw:equation draw:name="f0" draw:formula="32*logwidth/186"/>
                  <draw:equation draw:name="f1" draw:formula="5*logheight/69"/>
                  <draw:equation draw:name="f2" draw:formula="28*logwidth/186"/>
                  <draw:equation draw:name="f3" draw:formula="6*logheight/69"/>
                  <draw:equation draw:name="f4" draw:formula="24*logwidth/186"/>
                  <draw:equation draw:name="f5" draw:formula="7*logheight/69"/>
                  <draw:equation draw:name="f6" draw:formula="22*logwidth/186"/>
                  <draw:equation draw:name="f7" draw:formula="9*logheight/69"/>
                  <draw:equation draw:name="f8" draw:formula="21*logwidth/186"/>
                  <draw:equation draw:name="f9" draw:formula="11*logheight/69"/>
                  <draw:equation draw:name="f10" draw:formula="19*logwidth/186"/>
                  <draw:equation draw:name="f11" draw:formula="19*logheight/69"/>
                  <draw:equation draw:name="f12" draw:formula="22*logwidth/186"/>
                  <draw:equation draw:name="f13" draw:formula="26*logheight/69"/>
                  <draw:equation draw:name="f14" draw:formula="29*logwidth/186"/>
                  <draw:equation draw:name="f15" draw:formula="33*logheight/69"/>
                  <draw:equation draw:name="f16" draw:formula="37*logwidth/186"/>
                  <draw:equation draw:name="f17" draw:formula="37*logheight/69"/>
                  <draw:equation draw:name="f18" draw:formula="48*logwidth/186"/>
                  <draw:equation draw:name="f19" draw:formula="41*logheight/69"/>
                  <draw:equation draw:name="f20" draw:formula="59*logwidth/186"/>
                  <draw:equation draw:name="f21" draw:formula="45*logheight/69"/>
                  <draw:equation draw:name="f22" draw:formula="70*logwidth/186"/>
                  <draw:equation draw:name="f23" draw:formula="47*logheight/69"/>
                  <draw:equation draw:name="f24" draw:formula="78*logwidth/186"/>
                  <draw:equation draw:name="f25" draw:formula="49*logheight/69"/>
                  <draw:equation draw:name="f26" draw:formula="85*logwidth/186"/>
                  <draw:equation draw:name="f27" draw:formula="50*logheight/69"/>
                  <draw:equation draw:name="f28" draw:formula="109*logwidth/186"/>
                  <draw:equation draw:name="f29" draw:formula="56*logheight/69"/>
                  <draw:equation draw:name="f30" draw:formula="135*logwidth/186"/>
                  <draw:equation draw:name="f31" draw:formula="61*logheight/69"/>
                  <draw:equation draw:name="f32" draw:formula="160*logwidth/186"/>
                  <draw:equation draw:name="f33" draw:formula="62*logheight/69"/>
                  <draw:equation draw:name="f34" draw:formula="173*logwidth/186"/>
                  <draw:equation draw:name="f35" draw:formula="61*logheight/69"/>
                  <draw:equation draw:name="f36" draw:formula="156*logwidth/186"/>
                  <draw:equation draw:name="f37" draw:formula="54*logheight/69"/>
                  <draw:equation draw:name="f38" draw:formula="138*logwidth/186"/>
                  <draw:equation draw:name="f39" draw:formula="45*logheight/69"/>
                  <draw:equation draw:name="f40" draw:formula="130*logwidth/186"/>
                  <draw:equation draw:name="f41" draw:formula="39*logheight/69"/>
                  <draw:equation draw:name="f42" draw:formula="121*logwidth/186"/>
                  <draw:equation draw:name="f43" draw:formula="35*logheight/69"/>
                  <draw:equation draw:name="f44" draw:formula="115*logwidth/186"/>
                  <draw:equation draw:name="f45" draw:formula="33*logheight/69"/>
                  <draw:equation draw:name="f46" draw:formula="100*logwidth/186"/>
                  <draw:equation draw:name="f47" draw:formula="26*logheight/69"/>
                  <draw:equation draw:name="f48" draw:formula="88*logwidth/186"/>
                  <draw:equation draw:name="f49" draw:formula="22*logheight/69"/>
                  <draw:equation draw:name="f50" draw:formula="74*logwidth/186"/>
                  <draw:equation draw:name="f51" draw:formula="16*logheight/69"/>
                  <draw:equation draw:name="f52" draw:formula="59*logwidth/186"/>
                  <draw:equation draw:name="f53" draw:formula="9*logheight/69"/>
                  <draw:equation draw:name="f54" draw:formula="45*logwidth/186"/>
                  <draw:equation draw:name="f55" draw:formula="5*logheight/69"/>
                  <draw:equation draw:name="f56" draw:formula="32*logwidth/186"/>
                  <draw:equation draw:name="f57" draw:formula="5*logheight/69"/>
                  <draw:equation draw:name="f58" draw:formula="18*logwidth/186"/>
                  <draw:equation draw:name="f59" draw:formula="0*logheight/69"/>
                  <draw:equation draw:name="f60" draw:formula="31*logwidth/186"/>
                  <draw:equation draw:name="f61" draw:formula="1*logheight/69"/>
                  <draw:equation draw:name="f62" draw:formula="46*logwidth/186"/>
                  <draw:equation draw:name="f63" draw:formula="4*logheight/69"/>
                  <draw:equation draw:name="f64" draw:formula="64*logwidth/186"/>
                  <draw:equation draw:name="f65" draw:formula="9*logheight/69"/>
                  <draw:equation draw:name="f66" draw:formula="82*logwidth/186"/>
                  <draw:equation draw:name="f67" draw:formula="16*logheight/69"/>
                  <draw:equation draw:name="f68" draw:formula="102*logwidth/186"/>
                  <draw:equation draw:name="f69" draw:formula="23*logheight/69"/>
                  <draw:equation draw:name="f70" draw:formula="116*logwidth/186"/>
                  <draw:equation draw:name="f71" draw:formula="29*logheight/69"/>
                  <draw:equation draw:name="f72" draw:formula="139*logwidth/186"/>
                  <draw:equation draw:name="f73" draw:formula="38*logheight/69"/>
                  <draw:equation draw:name="f74" draw:formula="161*logwidth/186"/>
                  <draw:equation draw:name="f75" draw:formula="50*logheight/69"/>
                  <draw:equation draw:name="f76" draw:formula="181*logwidth/186"/>
                  <draw:equation draw:name="f77" draw:formula="65*logheight/69"/>
                  <draw:equation draw:name="f78" draw:formula="186*logwidth/186"/>
                  <draw:equation draw:name="f79" draw:formula="69*logheight/69"/>
                  <draw:equation draw:name="f80" draw:formula="182*logwidth/186"/>
                  <draw:equation draw:name="f81" draw:formula="68*logheight/69"/>
                  <draw:equation draw:name="f82" draw:formula="176*logwidth/186"/>
                  <draw:equation draw:name="f83" draw:formula="67*logheight/69"/>
                  <draw:equation draw:name="f84" draw:formula="168*logwidth/186"/>
                  <draw:equation draw:name="f85" draw:formula="67*logheight/69"/>
                  <draw:equation draw:name="f86" draw:formula="163*logwidth/186"/>
                  <draw:equation draw:name="f87" draw:formula="67*logheight/69"/>
                  <draw:equation draw:name="f88" draw:formula="139*logwidth/186"/>
                  <draw:equation draw:name="f89" draw:formula="66*logheight/69"/>
                  <draw:equation draw:name="f90" draw:formula="116*logwidth/186"/>
                  <draw:equation draw:name="f91" draw:formula="65*logheight/69"/>
                  <draw:equation draw:name="f92" draw:formula="88*logwidth/186"/>
                  <draw:equation draw:name="f93" draw:formula="62*logheight/69"/>
                  <draw:equation draw:name="f94" draw:formula="61*logwidth/186"/>
                  <draw:equation draw:name="f95" draw:formula="55*logheight/69"/>
                  <draw:equation draw:name="f96" draw:formula="34*logwidth/186"/>
                  <draw:equation draw:name="f97" draw:formula="47*logheight/69"/>
                  <draw:equation draw:name="f98" draw:formula="27*logwidth/186"/>
                  <draw:equation draw:name="f99" draw:formula="43*logheight/69"/>
                  <draw:equation draw:name="f100" draw:formula="18*logwidth/186"/>
                  <draw:equation draw:name="f101" draw:formula="38*logheight/69"/>
                  <draw:equation draw:name="f102" draw:formula="9*logwidth/186"/>
                  <draw:equation draw:name="f103" draw:formula="32*logheight/69"/>
                  <draw:equation draw:name="f104" draw:formula="3*logwidth/186"/>
                  <draw:equation draw:name="f105" draw:formula="24*logheight/69"/>
                  <draw:equation draw:name="f106" draw:formula="0*logwidth/186"/>
                  <draw:equation draw:name="f107" draw:formula="17*logheight/69"/>
                  <draw:equation draw:name="f108" draw:formula="0*logwidth/186"/>
                  <draw:equation draw:name="f109" draw:formula="13*logheight/69"/>
                  <draw:equation draw:name="f110" draw:formula="1*logwidth/186"/>
                  <draw:equation draw:name="f111" draw:formula="9*logheight/69"/>
                  <draw:equation draw:name="f112" draw:formula="4*logwidth/186"/>
                  <draw:equation draw:name="f113" draw:formula="6*logheight/69"/>
                  <draw:equation draw:name="f114" draw:formula="8*logwidth/186"/>
                  <draw:equation draw:name="f115" draw:formula="2*logheight/69"/>
                  <draw:equation draw:name="f116" draw:formula="12*logwidth/186"/>
                  <draw:equation draw:name="f117" draw:formula="1*logheight/69"/>
                  <draw:equation draw:name="f118" draw:formula="14*logwidth/186"/>
                  <draw:equation draw:name="f119" draw:formula="0*logheight/69"/>
                  <draw:equation draw:name="f120" draw:formula="18*logwidth/186"/>
                  <draw:equation draw:name="f121" draw:formula="0*logheight/69"/>
                  <draw:equation draw:name="f122" draw:formula="logwidth"/>
                  <draw:equation draw:name="f123" draw:formula="logheight"/>
                </draw:enhanced-geometry>
              </draw:custom-shape>
              <draw:custom-shape draw:name="Freeform 27" draw:style-name="gr3" draw:text-style-name="P4" svg:width="4.14mm" svg:height="2.11mm" svg:x="70.27mm" svg:y="8.96mm">
                <text:p/>
                <draw:enhanced-geometry draw:mirror-horizontal="false" draw:mirror-vertical="false" drawooo:sub-view-size="189 94" draw:text-areas="0 0 ?f64 ?f65" svg:viewBox="0 0 0 0" draw:type="ooxml-non-primitive" draw:enhanced-path="M 168 20 L 151 25 130 28 115 30 104 32 89 36 76 40 62 43 47 47 36 52 33 56 32 59 31 62 31 65 32 69 34 71 38 73 43 75 54 76 67 76 82 73 95 69 106 63 127 51 149 36 168 20 Z M 189 0 L 178 19 160 36 140 51 116 65 93 76 70 85 49 91 40 92 31 93 20 94 10 92 3 88 1 85 0 80 0 76 1 71 6 63 17 57 32 50 49 44 68 37 88 32 103 28 118 25 134 24 149 21 159 19 169 14 170 13 172 12 174 11 176 9 180 6 183 4 185 2 187 1 188 0 189 0 Z N">
                  <draw:equation draw:name="f0" draw:formula="151*logwidth/189"/>
                  <draw:equation draw:name="f1" draw:formula="25*logheight/94"/>
                  <draw:equation draw:name="f2" draw:formula="115*logwidth/189"/>
                  <draw:equation draw:name="f3" draw:formula="30*logheight/94"/>
                  <draw:equation draw:name="f4" draw:formula="89*logwidth/189"/>
                  <draw:equation draw:name="f5" draw:formula="36*logheight/94"/>
                  <draw:equation draw:name="f6" draw:formula="62*logwidth/189"/>
                  <draw:equation draw:name="f7" draw:formula="43*logheight/94"/>
                  <draw:equation draw:name="f8" draw:formula="36*logwidth/189"/>
                  <draw:equation draw:name="f9" draw:formula="52*logheight/94"/>
                  <draw:equation draw:name="f10" draw:formula="32*logwidth/189"/>
                  <draw:equation draw:name="f11" draw:formula="59*logheight/94"/>
                  <draw:equation draw:name="f12" draw:formula="31*logwidth/189"/>
                  <draw:equation draw:name="f13" draw:formula="65*logheight/94"/>
                  <draw:equation draw:name="f14" draw:formula="34*logwidth/189"/>
                  <draw:equation draw:name="f15" draw:formula="71*logheight/94"/>
                  <draw:equation draw:name="f16" draw:formula="43*logwidth/189"/>
                  <draw:equation draw:name="f17" draw:formula="75*logheight/94"/>
                  <draw:equation draw:name="f18" draw:formula="67*logwidth/189"/>
                  <draw:equation draw:name="f19" draw:formula="76*logheight/94"/>
                  <draw:equation draw:name="f20" draw:formula="95*logwidth/189"/>
                  <draw:equation draw:name="f21" draw:formula="69*logheight/94"/>
                  <draw:equation draw:name="f22" draw:formula="127*logwidth/189"/>
                  <draw:equation draw:name="f23" draw:formula="51*logheight/94"/>
                  <draw:equation draw:name="f24" draw:formula="168*logwidth/189"/>
                  <draw:equation draw:name="f25" draw:formula="20*logheight/94"/>
                  <draw:equation draw:name="f26" draw:formula="178*logwidth/189"/>
                  <draw:equation draw:name="f27" draw:formula="19*logheight/94"/>
                  <draw:equation draw:name="f28" draw:formula="140*logwidth/189"/>
                  <draw:equation draw:name="f29" draw:formula="51*logheight/94"/>
                  <draw:equation draw:name="f30" draw:formula="93*logwidth/189"/>
                  <draw:equation draw:name="f31" draw:formula="76*logheight/94"/>
                  <draw:equation draw:name="f32" draw:formula="49*logwidth/189"/>
                  <draw:equation draw:name="f33" draw:formula="91*logheight/94"/>
                  <draw:equation draw:name="f34" draw:formula="31*logwidth/189"/>
                  <draw:equation draw:name="f35" draw:formula="93*logheight/94"/>
                  <draw:equation draw:name="f36" draw:formula="10*logwidth/189"/>
                  <draw:equation draw:name="f37" draw:formula="92*logheight/94"/>
                  <draw:equation draw:name="f38" draw:formula="1*logwidth/189"/>
                  <draw:equation draw:name="f39" draw:formula="85*logheight/94"/>
                  <draw:equation draw:name="f40" draw:formula="0*logwidth/189"/>
                  <draw:equation draw:name="f41" draw:formula="76*logheight/94"/>
                  <draw:equation draw:name="f42" draw:formula="6*logwidth/189"/>
                  <draw:equation draw:name="f43" draw:formula="63*logheight/94"/>
                  <draw:equation draw:name="f44" draw:formula="32*logwidth/189"/>
                  <draw:equation draw:name="f45" draw:formula="50*logheight/94"/>
                  <draw:equation draw:name="f46" draw:formula="68*logwidth/189"/>
                  <draw:equation draw:name="f47" draw:formula="37*logheight/94"/>
                  <draw:equation draw:name="f48" draw:formula="103*logwidth/189"/>
                  <draw:equation draw:name="f49" draw:formula="28*logheight/94"/>
                  <draw:equation draw:name="f50" draw:formula="134*logwidth/189"/>
                  <draw:equation draw:name="f51" draw:formula="24*logheight/94"/>
                  <draw:equation draw:name="f52" draw:formula="159*logwidth/189"/>
                  <draw:equation draw:name="f53" draw:formula="19*logheight/94"/>
                  <draw:equation draw:name="f54" draw:formula="170*logwidth/189"/>
                  <draw:equation draw:name="f55" draw:formula="13*logheight/94"/>
                  <draw:equation draw:name="f56" draw:formula="174*logwidth/189"/>
                  <draw:equation draw:name="f57" draw:formula="11*logheight/94"/>
                  <draw:equation draw:name="f58" draw:formula="180*logwidth/189"/>
                  <draw:equation draw:name="f59" draw:formula="6*logheight/94"/>
                  <draw:equation draw:name="f60" draw:formula="185*logwidth/189"/>
                  <draw:equation draw:name="f61" draw:formula="2*logheight/94"/>
                  <draw:equation draw:name="f62" draw:formula="188*logwidth/189"/>
                  <draw:equation draw:name="f63" draw:formula="0*logheight/94"/>
                  <draw:equation draw:name="f64" draw:formula="logwidth"/>
                  <draw:equation draw:name="f65" draw:formula="logheight"/>
                </draw:enhanced-geometry>
              </draw:custom-shape>
              <draw:custom-shape draw:name="Freeform 28" draw:style-name="gr3" draw:text-style-name="P4" svg:width="4.42mm" svg:height="1.58mm" svg:x="72.76mm" svg:y="10.81mm">
                <text:p/>
                <draw:enhanced-geometry draw:mirror-horizontal="false" draw:mirror-vertical="false" drawooo:sub-view-size="214 74" draw:text-areas="0 0 ?f106 ?f107" svg:viewBox="0 0 0 0" draw:type="ooxml-non-primitive" draw:enhanced-path="M 42 4 L 31 6 25 9 20 16 20 24 24 34 29 42 38 50 46 56 67 64 86 67 107 67 129 66 154 65 180 63 165 51 148 39 128 27 106 18 84 10 62 5 42 4 Z M 56 0 L 74 2 91 7 109 14 124 20 147 33 170 48 179 54 189 60 201 66 214 74 199 72 184 70 169 68 149 69 129 70 113 72 96 74 80 74 63 71 51 67 37 62 23 54 11 46 3 37 0 27 2 19 9 10 22 4 39 0 56 0 Z N">
                  <draw:equation draw:name="f0" draw:formula="42*logwidth/214"/>
                  <draw:equation draw:name="f1" draw:formula="4*logheight/74"/>
                  <draw:equation draw:name="f2" draw:formula="31*logwidth/214"/>
                  <draw:equation draw:name="f3" draw:formula="6*logheight/74"/>
                  <draw:equation draw:name="f4" draw:formula="25*logwidth/214"/>
                  <draw:equation draw:name="f5" draw:formula="9*logheight/74"/>
                  <draw:equation draw:name="f6" draw:formula="20*logwidth/214"/>
                  <draw:equation draw:name="f7" draw:formula="16*logheight/74"/>
                  <draw:equation draw:name="f8" draw:formula="20*logwidth/214"/>
                  <draw:equation draw:name="f9" draw:formula="24*logheight/74"/>
                  <draw:equation draw:name="f10" draw:formula="24*logwidth/214"/>
                  <draw:equation draw:name="f11" draw:formula="34*logheight/74"/>
                  <draw:equation draw:name="f12" draw:formula="29*logwidth/214"/>
                  <draw:equation draw:name="f13" draw:formula="42*logheight/74"/>
                  <draw:equation draw:name="f14" draw:formula="38*logwidth/214"/>
                  <draw:equation draw:name="f15" draw:formula="50*logheight/74"/>
                  <draw:equation draw:name="f16" draw:formula="46*logwidth/214"/>
                  <draw:equation draw:name="f17" draw:formula="56*logheight/74"/>
                  <draw:equation draw:name="f18" draw:formula="67*logwidth/214"/>
                  <draw:equation draw:name="f19" draw:formula="64*logheight/74"/>
                  <draw:equation draw:name="f20" draw:formula="86*logwidth/214"/>
                  <draw:equation draw:name="f21" draw:formula="67*logheight/74"/>
                  <draw:equation draw:name="f22" draw:formula="107*logwidth/214"/>
                  <draw:equation draw:name="f23" draw:formula="67*logheight/74"/>
                  <draw:equation draw:name="f24" draw:formula="129*logwidth/214"/>
                  <draw:equation draw:name="f25" draw:formula="66*logheight/74"/>
                  <draw:equation draw:name="f26" draw:formula="154*logwidth/214"/>
                  <draw:equation draw:name="f27" draw:formula="65*logheight/74"/>
                  <draw:equation draw:name="f28" draw:formula="180*logwidth/214"/>
                  <draw:equation draw:name="f29" draw:formula="63*logheight/74"/>
                  <draw:equation draw:name="f30" draw:formula="165*logwidth/214"/>
                  <draw:equation draw:name="f31" draw:formula="51*logheight/74"/>
                  <draw:equation draw:name="f32" draw:formula="148*logwidth/214"/>
                  <draw:equation draw:name="f33" draw:formula="39*logheight/74"/>
                  <draw:equation draw:name="f34" draw:formula="128*logwidth/214"/>
                  <draw:equation draw:name="f35" draw:formula="27*logheight/74"/>
                  <draw:equation draw:name="f36" draw:formula="106*logwidth/214"/>
                  <draw:equation draw:name="f37" draw:formula="18*logheight/74"/>
                  <draw:equation draw:name="f38" draw:formula="84*logwidth/214"/>
                  <draw:equation draw:name="f39" draw:formula="10*logheight/74"/>
                  <draw:equation draw:name="f40" draw:formula="62*logwidth/214"/>
                  <draw:equation draw:name="f41" draw:formula="5*logheight/74"/>
                  <draw:equation draw:name="f42" draw:formula="42*logwidth/214"/>
                  <draw:equation draw:name="f43" draw:formula="4*logheight/74"/>
                  <draw:equation draw:name="f44" draw:formula="56*logwidth/214"/>
                  <draw:equation draw:name="f45" draw:formula="0*logheight/74"/>
                  <draw:equation draw:name="f46" draw:formula="74*logwidth/214"/>
                  <draw:equation draw:name="f47" draw:formula="2*logheight/74"/>
                  <draw:equation draw:name="f48" draw:formula="91*logwidth/214"/>
                  <draw:equation draw:name="f49" draw:formula="7*logheight/74"/>
                  <draw:equation draw:name="f50" draw:formula="109*logwidth/214"/>
                  <draw:equation draw:name="f51" draw:formula="14*logheight/74"/>
                  <draw:equation draw:name="f52" draw:formula="124*logwidth/214"/>
                  <draw:equation draw:name="f53" draw:formula="20*logheight/74"/>
                  <draw:equation draw:name="f54" draw:formula="147*logwidth/214"/>
                  <draw:equation draw:name="f55" draw:formula="33*logheight/74"/>
                  <draw:equation draw:name="f56" draw:formula="170*logwidth/214"/>
                  <draw:equation draw:name="f57" draw:formula="48*logheight/74"/>
                  <draw:equation draw:name="f58" draw:formula="179*logwidth/214"/>
                  <draw:equation draw:name="f59" draw:formula="54*logheight/74"/>
                  <draw:equation draw:name="f60" draw:formula="189*logwidth/214"/>
                  <draw:equation draw:name="f61" draw:formula="60*logheight/74"/>
                  <draw:equation draw:name="f62" draw:formula="201*logwidth/214"/>
                  <draw:equation draw:name="f63" draw:formula="66*logheight/74"/>
                  <draw:equation draw:name="f64" draw:formula="214*logwidth/214"/>
                  <draw:equation draw:name="f65" draw:formula="74*logheight/74"/>
                  <draw:equation draw:name="f66" draw:formula="199*logwidth/214"/>
                  <draw:equation draw:name="f67" draw:formula="72*logheight/74"/>
                  <draw:equation draw:name="f68" draw:formula="184*logwidth/214"/>
                  <draw:equation draw:name="f69" draw:formula="70*logheight/74"/>
                  <draw:equation draw:name="f70" draw:formula="169*logwidth/214"/>
                  <draw:equation draw:name="f71" draw:formula="68*logheight/74"/>
                  <draw:equation draw:name="f72" draw:formula="149*logwidth/214"/>
                  <draw:equation draw:name="f73" draw:formula="69*logheight/74"/>
                  <draw:equation draw:name="f74" draw:formula="129*logwidth/214"/>
                  <draw:equation draw:name="f75" draw:formula="70*logheight/74"/>
                  <draw:equation draw:name="f76" draw:formula="113*logwidth/214"/>
                  <draw:equation draw:name="f77" draw:formula="72*logheight/74"/>
                  <draw:equation draw:name="f78" draw:formula="96*logwidth/214"/>
                  <draw:equation draw:name="f79" draw:formula="74*logheight/74"/>
                  <draw:equation draw:name="f80" draw:formula="80*logwidth/214"/>
                  <draw:equation draw:name="f81" draw:formula="74*logheight/74"/>
                  <draw:equation draw:name="f82" draw:formula="63*logwidth/214"/>
                  <draw:equation draw:name="f83" draw:formula="71*logheight/74"/>
                  <draw:equation draw:name="f84" draw:formula="51*logwidth/214"/>
                  <draw:equation draw:name="f85" draw:formula="67*logheight/74"/>
                  <draw:equation draw:name="f86" draw:formula="37*logwidth/214"/>
                  <draw:equation draw:name="f87" draw:formula="62*logheight/74"/>
                  <draw:equation draw:name="f88" draw:formula="23*logwidth/214"/>
                  <draw:equation draw:name="f89" draw:formula="54*logheight/74"/>
                  <draw:equation draw:name="f90" draw:formula="11*logwidth/214"/>
                  <draw:equation draw:name="f91" draw:formula="46*logheight/74"/>
                  <draw:equation draw:name="f92" draw:formula="3*logwidth/214"/>
                  <draw:equation draw:name="f93" draw:formula="37*logheight/74"/>
                  <draw:equation draw:name="f94" draw:formula="0*logwidth/214"/>
                  <draw:equation draw:name="f95" draw:formula="27*logheight/74"/>
                  <draw:equation draw:name="f96" draw:formula="2*logwidth/214"/>
                  <draw:equation draw:name="f97" draw:formula="19*logheight/74"/>
                  <draw:equation draw:name="f98" draw:formula="9*logwidth/214"/>
                  <draw:equation draw:name="f99" draw:formula="10*logheight/74"/>
                  <draw:equation draw:name="f100" draw:formula="22*logwidth/214"/>
                  <draw:equation draw:name="f101" draw:formula="4*logheight/74"/>
                  <draw:equation draw:name="f102" draw:formula="39*logwidth/214"/>
                  <draw:equation draw:name="f103" draw:formula="0*logheight/74"/>
                  <draw:equation draw:name="f104" draw:formula="56*logwidth/214"/>
                  <draw:equation draw:name="f105" draw:formula="0*logheight/74"/>
                  <draw:equation draw:name="f106" draw:formula="logwidth"/>
                  <draw:equation draw:name="f107" draw:formula="logheight"/>
                </draw:enhanced-geometry>
              </draw:custom-shape>
              <draw:custom-shape draw:name="Freeform 29" draw:style-name="gr3" draw:text-style-name="P4" svg:width="4.42mm" svg:height="1.58mm" svg:x="73.86mm" svg:y="9.22mm">
                <text:p/>
                <draw:enhanced-geometry draw:mirror-horizontal="false" draw:mirror-vertical="false" drawooo:sub-view-size="208 77" draw:text-areas="0 0 ?f114 ?f115" svg:viewBox="0 0 0 0" draw:type="ooxml-non-primitive" draw:enhanced-path="M 135 9 L 112 9 93 12 75 15 58 20 41 29 28 42 23 46 20 54 21 62 26 68 34 72 45 73 60 71 74 68 80 66 91 61 105 53 120 45 138 35 156 24 174 14 156 10 135 9 Z M 208 0 L 199 5 189 10 181 15 172 20 160 27 147 34 133 43 118 51 104 59 92 65 81 69 75 73 62 75 47 77 32 77 19 76 8 72 1 66 0 59 3 49 11 38 28 25 46 17 66 10 87 7 107 5 123 5 142 7 162 9 181 8 196 6 208 0 Z N">
                  <draw:equation draw:name="f0" draw:formula="135*logwidth/208"/>
                  <draw:equation draw:name="f1" draw:formula="9*logheight/77"/>
                  <draw:equation draw:name="f2" draw:formula="112*logwidth/208"/>
                  <draw:equation draw:name="f3" draw:formula="9*logheight/77"/>
                  <draw:equation draw:name="f4" draw:formula="93*logwidth/208"/>
                  <draw:equation draw:name="f5" draw:formula="12*logheight/77"/>
                  <draw:equation draw:name="f6" draw:formula="75*logwidth/208"/>
                  <draw:equation draw:name="f7" draw:formula="15*logheight/77"/>
                  <draw:equation draw:name="f8" draw:formula="58*logwidth/208"/>
                  <draw:equation draw:name="f9" draw:formula="20*logheight/77"/>
                  <draw:equation draw:name="f10" draw:formula="41*logwidth/208"/>
                  <draw:equation draw:name="f11" draw:formula="29*logheight/77"/>
                  <draw:equation draw:name="f12" draw:formula="28*logwidth/208"/>
                  <draw:equation draw:name="f13" draw:formula="42*logheight/77"/>
                  <draw:equation draw:name="f14" draw:formula="23*logwidth/208"/>
                  <draw:equation draw:name="f15" draw:formula="46*logheight/77"/>
                  <draw:equation draw:name="f16" draw:formula="20*logwidth/208"/>
                  <draw:equation draw:name="f17" draw:formula="54*logheight/77"/>
                  <draw:equation draw:name="f18" draw:formula="21*logwidth/208"/>
                  <draw:equation draw:name="f19" draw:formula="62*logheight/77"/>
                  <draw:equation draw:name="f20" draw:formula="26*logwidth/208"/>
                  <draw:equation draw:name="f21" draw:formula="68*logheight/77"/>
                  <draw:equation draw:name="f22" draw:formula="34*logwidth/208"/>
                  <draw:equation draw:name="f23" draw:formula="72*logheight/77"/>
                  <draw:equation draw:name="f24" draw:formula="45*logwidth/208"/>
                  <draw:equation draw:name="f25" draw:formula="73*logheight/77"/>
                  <draw:equation draw:name="f26" draw:formula="60*logwidth/208"/>
                  <draw:equation draw:name="f27" draw:formula="71*logheight/77"/>
                  <draw:equation draw:name="f28" draw:formula="74*logwidth/208"/>
                  <draw:equation draw:name="f29" draw:formula="68*logheight/77"/>
                  <draw:equation draw:name="f30" draw:formula="80*logwidth/208"/>
                  <draw:equation draw:name="f31" draw:formula="66*logheight/77"/>
                  <draw:equation draw:name="f32" draw:formula="91*logwidth/208"/>
                  <draw:equation draw:name="f33" draw:formula="61*logheight/77"/>
                  <draw:equation draw:name="f34" draw:formula="105*logwidth/208"/>
                  <draw:equation draw:name="f35" draw:formula="53*logheight/77"/>
                  <draw:equation draw:name="f36" draw:formula="120*logwidth/208"/>
                  <draw:equation draw:name="f37" draw:formula="45*logheight/77"/>
                  <draw:equation draw:name="f38" draw:formula="138*logwidth/208"/>
                  <draw:equation draw:name="f39" draw:formula="35*logheight/77"/>
                  <draw:equation draw:name="f40" draw:formula="156*logwidth/208"/>
                  <draw:equation draw:name="f41" draw:formula="24*logheight/77"/>
                  <draw:equation draw:name="f42" draw:formula="174*logwidth/208"/>
                  <draw:equation draw:name="f43" draw:formula="14*logheight/77"/>
                  <draw:equation draw:name="f44" draw:formula="156*logwidth/208"/>
                  <draw:equation draw:name="f45" draw:formula="10*logheight/77"/>
                  <draw:equation draw:name="f46" draw:formula="135*logwidth/208"/>
                  <draw:equation draw:name="f47" draw:formula="9*logheight/77"/>
                  <draw:equation draw:name="f48" draw:formula="208*logwidth/208"/>
                  <draw:equation draw:name="f49" draw:formula="0*logheight/77"/>
                  <draw:equation draw:name="f50" draw:formula="199*logwidth/208"/>
                  <draw:equation draw:name="f51" draw:formula="5*logheight/77"/>
                  <draw:equation draw:name="f52" draw:formula="189*logwidth/208"/>
                  <draw:equation draw:name="f53" draw:formula="10*logheight/77"/>
                  <draw:equation draw:name="f54" draw:formula="181*logwidth/208"/>
                  <draw:equation draw:name="f55" draw:formula="15*logheight/77"/>
                  <draw:equation draw:name="f56" draw:formula="172*logwidth/208"/>
                  <draw:equation draw:name="f57" draw:formula="20*logheight/77"/>
                  <draw:equation draw:name="f58" draw:formula="160*logwidth/208"/>
                  <draw:equation draw:name="f59" draw:formula="27*logheight/77"/>
                  <draw:equation draw:name="f60" draw:formula="147*logwidth/208"/>
                  <draw:equation draw:name="f61" draw:formula="34*logheight/77"/>
                  <draw:equation draw:name="f62" draw:formula="133*logwidth/208"/>
                  <draw:equation draw:name="f63" draw:formula="43*logheight/77"/>
                  <draw:equation draw:name="f64" draw:formula="118*logwidth/208"/>
                  <draw:equation draw:name="f65" draw:formula="51*logheight/77"/>
                  <draw:equation draw:name="f66" draw:formula="104*logwidth/208"/>
                  <draw:equation draw:name="f67" draw:formula="59*logheight/77"/>
                  <draw:equation draw:name="f68" draw:formula="92*logwidth/208"/>
                  <draw:equation draw:name="f69" draw:formula="65*logheight/77"/>
                  <draw:equation draw:name="f70" draw:formula="81*logwidth/208"/>
                  <draw:equation draw:name="f71" draw:formula="69*logheight/77"/>
                  <draw:equation draw:name="f72" draw:formula="75*logwidth/208"/>
                  <draw:equation draw:name="f73" draw:formula="73*logheight/77"/>
                  <draw:equation draw:name="f74" draw:formula="62*logwidth/208"/>
                  <draw:equation draw:name="f75" draw:formula="75*logheight/77"/>
                  <draw:equation draw:name="f76" draw:formula="47*logwidth/208"/>
                  <draw:equation draw:name="f77" draw:formula="77*logheight/77"/>
                  <draw:equation draw:name="f78" draw:formula="32*logwidth/208"/>
                  <draw:equation draw:name="f79" draw:formula="77*logheight/77"/>
                  <draw:equation draw:name="f80" draw:formula="19*logwidth/208"/>
                  <draw:equation draw:name="f81" draw:formula="76*logheight/77"/>
                  <draw:equation draw:name="f82" draw:formula="8*logwidth/208"/>
                  <draw:equation draw:name="f83" draw:formula="72*logheight/77"/>
                  <draw:equation draw:name="f84" draw:formula="1*logwidth/208"/>
                  <draw:equation draw:name="f85" draw:formula="66*logheight/77"/>
                  <draw:equation draw:name="f86" draw:formula="0*logwidth/208"/>
                  <draw:equation draw:name="f87" draw:formula="59*logheight/77"/>
                  <draw:equation draw:name="f88" draw:formula="3*logwidth/208"/>
                  <draw:equation draw:name="f89" draw:formula="49*logheight/77"/>
                  <draw:equation draw:name="f90" draw:formula="11*logwidth/208"/>
                  <draw:equation draw:name="f91" draw:formula="38*logheight/77"/>
                  <draw:equation draw:name="f92" draw:formula="28*logwidth/208"/>
                  <draw:equation draw:name="f93" draw:formula="25*logheight/77"/>
                  <draw:equation draw:name="f94" draw:formula="46*logwidth/208"/>
                  <draw:equation draw:name="f95" draw:formula="17*logheight/77"/>
                  <draw:equation draw:name="f96" draw:formula="66*logwidth/208"/>
                  <draw:equation draw:name="f97" draw:formula="10*logheight/77"/>
                  <draw:equation draw:name="f98" draw:formula="87*logwidth/208"/>
                  <draw:equation draw:name="f99" draw:formula="7*logheight/77"/>
                  <draw:equation draw:name="f100" draw:formula="107*logwidth/208"/>
                  <draw:equation draw:name="f101" draw:formula="5*logheight/77"/>
                  <draw:equation draw:name="f102" draw:formula="123*logwidth/208"/>
                  <draw:equation draw:name="f103" draw:formula="5*logheight/77"/>
                  <draw:equation draw:name="f104" draw:formula="142*logwidth/208"/>
                  <draw:equation draw:name="f105" draw:formula="7*logheight/77"/>
                  <draw:equation draw:name="f106" draw:formula="162*logwidth/208"/>
                  <draw:equation draw:name="f107" draw:formula="9*logheight/77"/>
                  <draw:equation draw:name="f108" draw:formula="181*logwidth/208"/>
                  <draw:equation draw:name="f109" draw:formula="8*logheight/77"/>
                  <draw:equation draw:name="f110" draw:formula="196*logwidth/208"/>
                  <draw:equation draw:name="f111" draw:formula="6*logheight/77"/>
                  <draw:equation draw:name="f112" draw:formula="208*logwidth/208"/>
                  <draw:equation draw:name="f113" draw:formula="0*logheight/77"/>
                  <draw:equation draw:name="f114" draw:formula="logwidth"/>
                  <draw:equation draw:name="f115" draw:formula="logheight"/>
                </draw:enhanced-geometry>
              </draw:custom-shape>
              <draw:custom-shape draw:name="Freeform 30" draw:style-name="gr3" draw:text-style-name="P4" svg:width="3.59mm" svg:height="1.84mm" svg:x="75.8mm" svg:y="10.81mm">
                <text:p/>
                <draw:enhanced-geometry draw:mirror-horizontal="false" draw:mirror-vertical="false" drawooo:sub-view-size="170 95" draw:text-areas="0 0 ?f110 ?f111" svg:viewBox="0 0 0 0" draw:type="ooxml-non-primitive" draw:enhanced-path="M 41 6 L 37 6 33 6 31 7 30 10 28 15 31 22 36 30 40 35 56 47 73 56 91 61 112 66 131 73 112 56 98 43 84 30 68 18 59 13 51 8 41 6 Z M 25 0 L 42 2 58 7 74 17 89 29 103 41 115 52 133 67 151 81 170 95 164 93 157 90 150 88 131 78 112 71 90 65 71 61 53 56 35 47 32 46 27 43 20 38 12 32 6 26 1 19 0 13 1 8 3 6 8 4 13 2 17 1 17 1 21 0 25 0 Z N">
                  <draw:equation draw:name="f0" draw:formula="41*logwidth/170"/>
                  <draw:equation draw:name="f1" draw:formula="6*logheight/95"/>
                  <draw:equation draw:name="f2" draw:formula="37*logwidth/170"/>
                  <draw:equation draw:name="f3" draw:formula="6*logheight/95"/>
                  <draw:equation draw:name="f4" draw:formula="33*logwidth/170"/>
                  <draw:equation draw:name="f5" draw:formula="6*logheight/95"/>
                  <draw:equation draw:name="f6" draw:formula="31*logwidth/170"/>
                  <draw:equation draw:name="f7" draw:formula="7*logheight/95"/>
                  <draw:equation draw:name="f8" draw:formula="30*logwidth/170"/>
                  <draw:equation draw:name="f9" draw:formula="10*logheight/95"/>
                  <draw:equation draw:name="f10" draw:formula="28*logwidth/170"/>
                  <draw:equation draw:name="f11" draw:formula="15*logheight/95"/>
                  <draw:equation draw:name="f12" draw:formula="31*logwidth/170"/>
                  <draw:equation draw:name="f13" draw:formula="22*logheight/95"/>
                  <draw:equation draw:name="f14" draw:formula="36*logwidth/170"/>
                  <draw:equation draw:name="f15" draw:formula="30*logheight/95"/>
                  <draw:equation draw:name="f16" draw:formula="40*logwidth/170"/>
                  <draw:equation draw:name="f17" draw:formula="35*logheight/95"/>
                  <draw:equation draw:name="f18" draw:formula="56*logwidth/170"/>
                  <draw:equation draw:name="f19" draw:formula="47*logheight/95"/>
                  <draw:equation draw:name="f20" draw:formula="73*logwidth/170"/>
                  <draw:equation draw:name="f21" draw:formula="56*logheight/95"/>
                  <draw:equation draw:name="f22" draw:formula="91*logwidth/170"/>
                  <draw:equation draw:name="f23" draw:formula="61*logheight/95"/>
                  <draw:equation draw:name="f24" draw:formula="112*logwidth/170"/>
                  <draw:equation draw:name="f25" draw:formula="66*logheight/95"/>
                  <draw:equation draw:name="f26" draw:formula="131*logwidth/170"/>
                  <draw:equation draw:name="f27" draw:formula="73*logheight/95"/>
                  <draw:equation draw:name="f28" draw:formula="112*logwidth/170"/>
                  <draw:equation draw:name="f29" draw:formula="56*logheight/95"/>
                  <draw:equation draw:name="f30" draw:formula="98*logwidth/170"/>
                  <draw:equation draw:name="f31" draw:formula="43*logheight/95"/>
                  <draw:equation draw:name="f32" draw:formula="84*logwidth/170"/>
                  <draw:equation draw:name="f33" draw:formula="30*logheight/95"/>
                  <draw:equation draw:name="f34" draw:formula="68*logwidth/170"/>
                  <draw:equation draw:name="f35" draw:formula="18*logheight/95"/>
                  <draw:equation draw:name="f36" draw:formula="59*logwidth/170"/>
                  <draw:equation draw:name="f37" draw:formula="13*logheight/95"/>
                  <draw:equation draw:name="f38" draw:formula="51*logwidth/170"/>
                  <draw:equation draw:name="f39" draw:formula="8*logheight/95"/>
                  <draw:equation draw:name="f40" draw:formula="41*logwidth/170"/>
                  <draw:equation draw:name="f41" draw:formula="6*logheight/95"/>
                  <draw:equation draw:name="f42" draw:formula="25*logwidth/170"/>
                  <draw:equation draw:name="f43" draw:formula="0*logheight/95"/>
                  <draw:equation draw:name="f44" draw:formula="42*logwidth/170"/>
                  <draw:equation draw:name="f45" draw:formula="2*logheight/95"/>
                  <draw:equation draw:name="f46" draw:formula="58*logwidth/170"/>
                  <draw:equation draw:name="f47" draw:formula="7*logheight/95"/>
                  <draw:equation draw:name="f48" draw:formula="74*logwidth/170"/>
                  <draw:equation draw:name="f49" draw:formula="17*logheight/95"/>
                  <draw:equation draw:name="f50" draw:formula="89*logwidth/170"/>
                  <draw:equation draw:name="f51" draw:formula="29*logheight/95"/>
                  <draw:equation draw:name="f52" draw:formula="103*logwidth/170"/>
                  <draw:equation draw:name="f53" draw:formula="41*logheight/95"/>
                  <draw:equation draw:name="f54" draw:formula="115*logwidth/170"/>
                  <draw:equation draw:name="f55" draw:formula="52*logheight/95"/>
                  <draw:equation draw:name="f56" draw:formula="133*logwidth/170"/>
                  <draw:equation draw:name="f57" draw:formula="67*logheight/95"/>
                  <draw:equation draw:name="f58" draw:formula="151*logwidth/170"/>
                  <draw:equation draw:name="f59" draw:formula="81*logheight/95"/>
                  <draw:equation draw:name="f60" draw:formula="170*logwidth/170"/>
                  <draw:equation draw:name="f61" draw:formula="95*logheight/95"/>
                  <draw:equation draw:name="f62" draw:formula="164*logwidth/170"/>
                  <draw:equation draw:name="f63" draw:formula="93*logheight/95"/>
                  <draw:equation draw:name="f64" draw:formula="157*logwidth/170"/>
                  <draw:equation draw:name="f65" draw:formula="90*logheight/95"/>
                  <draw:equation draw:name="f66" draw:formula="150*logwidth/170"/>
                  <draw:equation draw:name="f67" draw:formula="88*logheight/95"/>
                  <draw:equation draw:name="f68" draw:formula="131*logwidth/170"/>
                  <draw:equation draw:name="f69" draw:formula="78*logheight/95"/>
                  <draw:equation draw:name="f70" draw:formula="112*logwidth/170"/>
                  <draw:equation draw:name="f71" draw:formula="71*logheight/95"/>
                  <draw:equation draw:name="f72" draw:formula="90*logwidth/170"/>
                  <draw:equation draw:name="f73" draw:formula="65*logheight/95"/>
                  <draw:equation draw:name="f74" draw:formula="71*logwidth/170"/>
                  <draw:equation draw:name="f75" draw:formula="61*logheight/95"/>
                  <draw:equation draw:name="f76" draw:formula="53*logwidth/170"/>
                  <draw:equation draw:name="f77" draw:formula="56*logheight/95"/>
                  <draw:equation draw:name="f78" draw:formula="35*logwidth/170"/>
                  <draw:equation draw:name="f79" draw:formula="47*logheight/95"/>
                  <draw:equation draw:name="f80" draw:formula="32*logwidth/170"/>
                  <draw:equation draw:name="f81" draw:formula="46*logheight/95"/>
                  <draw:equation draw:name="f82" draw:formula="27*logwidth/170"/>
                  <draw:equation draw:name="f83" draw:formula="43*logheight/95"/>
                  <draw:equation draw:name="f84" draw:formula="20*logwidth/170"/>
                  <draw:equation draw:name="f85" draw:formula="38*logheight/95"/>
                  <draw:equation draw:name="f86" draw:formula="12*logwidth/170"/>
                  <draw:equation draw:name="f87" draw:formula="32*logheight/95"/>
                  <draw:equation draw:name="f88" draw:formula="6*logwidth/170"/>
                  <draw:equation draw:name="f89" draw:formula="26*logheight/95"/>
                  <draw:equation draw:name="f90" draw:formula="1*logwidth/170"/>
                  <draw:equation draw:name="f91" draw:formula="19*logheight/95"/>
                  <draw:equation draw:name="f92" draw:formula="0*logwidth/170"/>
                  <draw:equation draw:name="f93" draw:formula="13*logheight/95"/>
                  <draw:equation draw:name="f94" draw:formula="1*logwidth/170"/>
                  <draw:equation draw:name="f95" draw:formula="8*logheight/95"/>
                  <draw:equation draw:name="f96" draw:formula="3*logwidth/170"/>
                  <draw:equation draw:name="f97" draw:formula="6*logheight/95"/>
                  <draw:equation draw:name="f98" draw:formula="8*logwidth/170"/>
                  <draw:equation draw:name="f99" draw:formula="4*logheight/95"/>
                  <draw:equation draw:name="f100" draw:formula="13*logwidth/170"/>
                  <draw:equation draw:name="f101" draw:formula="2*logheight/95"/>
                  <draw:equation draw:name="f102" draw:formula="17*logwidth/170"/>
                  <draw:equation draw:name="f103" draw:formula="1*logheight/95"/>
                  <draw:equation draw:name="f104" draw:formula="17*logwidth/170"/>
                  <draw:equation draw:name="f105" draw:formula="1*logheight/95"/>
                  <draw:equation draw:name="f106" draw:formula="21*logwidth/170"/>
                  <draw:equation draw:name="f107" draw:formula="0*logheight/95"/>
                  <draw:equation draw:name="f108" draw:formula="25*logwidth/170"/>
                  <draw:equation draw:name="f109" draw:formula="0*logheight/95"/>
                  <draw:equation draw:name="f110" draw:formula="logwidth"/>
                  <draw:equation draw:name="f111" draw:formula="logheight"/>
                </draw:enhanced-geometry>
              </draw:custom-shape>
              <draw:custom-shape draw:name="Freeform 31" draw:style-name="gr3" draw:text-style-name="P4" svg:width="3.31mm" svg:height="1.31mm" svg:x="76.91mm" svg:y="9.75mm">
                <text:p/>
                <draw:enhanced-geometry draw:mirror-horizontal="false" draw:mirror-vertical="false" drawooo:sub-view-size="157 64" draw:text-areas="0 0 ?f110 ?f111" svg:viewBox="0 0 0 0" draw:type="ooxml-non-primitive" draw:enhanced-path="M 57 6 L 51 6 44 7 38 11 29 15 20 20 12 27 7 34 6 42 10 48 19 53 29 55 41 54 53 50 64 46 73 42 82 39 97 30 112 20 126 11 110 11 93 9 74 6 57 6 Z M 157 0 L 144 10 129 17 114 26 100 34 86 44 73 53 58 59 42 63 27 64 16 62 9 59 5 56 1 51 0 48 1 38 7 27 16 17 29 9 43 3 50 2 56 2 74 2 94 4 110 6 127 6 133 5 141 3 146 1 151 0 157 0 Z N">
                  <draw:equation draw:name="f0" draw:formula="57*logwidth/157"/>
                  <draw:equation draw:name="f1" draw:formula="6*logheight/64"/>
                  <draw:equation draw:name="f2" draw:formula="51*logwidth/157"/>
                  <draw:equation draw:name="f3" draw:formula="6*logheight/64"/>
                  <draw:equation draw:name="f4" draw:formula="44*logwidth/157"/>
                  <draw:equation draw:name="f5" draw:formula="7*logheight/64"/>
                  <draw:equation draw:name="f6" draw:formula="38*logwidth/157"/>
                  <draw:equation draw:name="f7" draw:formula="11*logheight/64"/>
                  <draw:equation draw:name="f8" draw:formula="29*logwidth/157"/>
                  <draw:equation draw:name="f9" draw:formula="15*logheight/64"/>
                  <draw:equation draw:name="f10" draw:formula="20*logwidth/157"/>
                  <draw:equation draw:name="f11" draw:formula="20*logheight/64"/>
                  <draw:equation draw:name="f12" draw:formula="12*logwidth/157"/>
                  <draw:equation draw:name="f13" draw:formula="27*logheight/64"/>
                  <draw:equation draw:name="f14" draw:formula="7*logwidth/157"/>
                  <draw:equation draw:name="f15" draw:formula="34*logheight/64"/>
                  <draw:equation draw:name="f16" draw:formula="6*logwidth/157"/>
                  <draw:equation draw:name="f17" draw:formula="42*logheight/64"/>
                  <draw:equation draw:name="f18" draw:formula="10*logwidth/157"/>
                  <draw:equation draw:name="f19" draw:formula="48*logheight/64"/>
                  <draw:equation draw:name="f20" draw:formula="19*logwidth/157"/>
                  <draw:equation draw:name="f21" draw:formula="53*logheight/64"/>
                  <draw:equation draw:name="f22" draw:formula="29*logwidth/157"/>
                  <draw:equation draw:name="f23" draw:formula="55*logheight/64"/>
                  <draw:equation draw:name="f24" draw:formula="41*logwidth/157"/>
                  <draw:equation draw:name="f25" draw:formula="54*logheight/64"/>
                  <draw:equation draw:name="f26" draw:formula="53*logwidth/157"/>
                  <draw:equation draw:name="f27" draw:formula="50*logheight/64"/>
                  <draw:equation draw:name="f28" draw:formula="64*logwidth/157"/>
                  <draw:equation draw:name="f29" draw:formula="46*logheight/64"/>
                  <draw:equation draw:name="f30" draw:formula="73*logwidth/157"/>
                  <draw:equation draw:name="f31" draw:formula="42*logheight/64"/>
                  <draw:equation draw:name="f32" draw:formula="82*logwidth/157"/>
                  <draw:equation draw:name="f33" draw:formula="39*logheight/64"/>
                  <draw:equation draw:name="f34" draw:formula="97*logwidth/157"/>
                  <draw:equation draw:name="f35" draw:formula="30*logheight/64"/>
                  <draw:equation draw:name="f36" draw:formula="112*logwidth/157"/>
                  <draw:equation draw:name="f37" draw:formula="20*logheight/64"/>
                  <draw:equation draw:name="f38" draw:formula="126*logwidth/157"/>
                  <draw:equation draw:name="f39" draw:formula="11*logheight/64"/>
                  <draw:equation draw:name="f40" draw:formula="110*logwidth/157"/>
                  <draw:equation draw:name="f41" draw:formula="11*logheight/64"/>
                  <draw:equation draw:name="f42" draw:formula="93*logwidth/157"/>
                  <draw:equation draw:name="f43" draw:formula="9*logheight/64"/>
                  <draw:equation draw:name="f44" draw:formula="74*logwidth/157"/>
                  <draw:equation draw:name="f45" draw:formula="6*logheight/64"/>
                  <draw:equation draw:name="f46" draw:formula="57*logwidth/157"/>
                  <draw:equation draw:name="f47" draw:formula="6*logheight/64"/>
                  <draw:equation draw:name="f48" draw:formula="157*logwidth/157"/>
                  <draw:equation draw:name="f49" draw:formula="0*logheight/64"/>
                  <draw:equation draw:name="f50" draw:formula="144*logwidth/157"/>
                  <draw:equation draw:name="f51" draw:formula="10*logheight/64"/>
                  <draw:equation draw:name="f52" draw:formula="129*logwidth/157"/>
                  <draw:equation draw:name="f53" draw:formula="17*logheight/64"/>
                  <draw:equation draw:name="f54" draw:formula="114*logwidth/157"/>
                  <draw:equation draw:name="f55" draw:formula="26*logheight/64"/>
                  <draw:equation draw:name="f56" draw:formula="100*logwidth/157"/>
                  <draw:equation draw:name="f57" draw:formula="34*logheight/64"/>
                  <draw:equation draw:name="f58" draw:formula="86*logwidth/157"/>
                  <draw:equation draw:name="f59" draw:formula="44*logheight/64"/>
                  <draw:equation draw:name="f60" draw:formula="73*logwidth/157"/>
                  <draw:equation draw:name="f61" draw:formula="53*logheight/64"/>
                  <draw:equation draw:name="f62" draw:formula="58*logwidth/157"/>
                  <draw:equation draw:name="f63" draw:formula="59*logheight/64"/>
                  <draw:equation draw:name="f64" draw:formula="42*logwidth/157"/>
                  <draw:equation draw:name="f65" draw:formula="63*logheight/64"/>
                  <draw:equation draw:name="f66" draw:formula="27*logwidth/157"/>
                  <draw:equation draw:name="f67" draw:formula="64*logheight/64"/>
                  <draw:equation draw:name="f68" draw:formula="16*logwidth/157"/>
                  <draw:equation draw:name="f69" draw:formula="62*logheight/64"/>
                  <draw:equation draw:name="f70" draw:formula="9*logwidth/157"/>
                  <draw:equation draw:name="f71" draw:formula="59*logheight/64"/>
                  <draw:equation draw:name="f72" draw:formula="5*logwidth/157"/>
                  <draw:equation draw:name="f73" draw:formula="56*logheight/64"/>
                  <draw:equation draw:name="f74" draw:formula="1*logwidth/157"/>
                  <draw:equation draw:name="f75" draw:formula="51*logheight/64"/>
                  <draw:equation draw:name="f76" draw:formula="0*logwidth/157"/>
                  <draw:equation draw:name="f77" draw:formula="48*logheight/64"/>
                  <draw:equation draw:name="f78" draw:formula="1*logwidth/157"/>
                  <draw:equation draw:name="f79" draw:formula="38*logheight/64"/>
                  <draw:equation draw:name="f80" draw:formula="7*logwidth/157"/>
                  <draw:equation draw:name="f81" draw:formula="27*logheight/64"/>
                  <draw:equation draw:name="f82" draw:formula="16*logwidth/157"/>
                  <draw:equation draw:name="f83" draw:formula="17*logheight/64"/>
                  <draw:equation draw:name="f84" draw:formula="29*logwidth/157"/>
                  <draw:equation draw:name="f85" draw:formula="9*logheight/64"/>
                  <draw:equation draw:name="f86" draw:formula="43*logwidth/157"/>
                  <draw:equation draw:name="f87" draw:formula="3*logheight/64"/>
                  <draw:equation draw:name="f88" draw:formula="50*logwidth/157"/>
                  <draw:equation draw:name="f89" draw:formula="2*logheight/64"/>
                  <draw:equation draw:name="f90" draw:formula="56*logwidth/157"/>
                  <draw:equation draw:name="f91" draw:formula="2*logheight/64"/>
                  <draw:equation draw:name="f92" draw:formula="74*logwidth/157"/>
                  <draw:equation draw:name="f93" draw:formula="2*logheight/64"/>
                  <draw:equation draw:name="f94" draw:formula="94*logwidth/157"/>
                  <draw:equation draw:name="f95" draw:formula="4*logheight/64"/>
                  <draw:equation draw:name="f96" draw:formula="110*logwidth/157"/>
                  <draw:equation draw:name="f97" draw:formula="6*logheight/64"/>
                  <draw:equation draw:name="f98" draw:formula="127*logwidth/157"/>
                  <draw:equation draw:name="f99" draw:formula="6*logheight/64"/>
                  <draw:equation draw:name="f100" draw:formula="133*logwidth/157"/>
                  <draw:equation draw:name="f101" draw:formula="5*logheight/64"/>
                  <draw:equation draw:name="f102" draw:formula="141*logwidth/157"/>
                  <draw:equation draw:name="f103" draw:formula="3*logheight/64"/>
                  <draw:equation draw:name="f104" draw:formula="146*logwidth/157"/>
                  <draw:equation draw:name="f105" draw:formula="1*logheight/64"/>
                  <draw:equation draw:name="f106" draw:formula="151*logwidth/157"/>
                  <draw:equation draw:name="f107" draw:formula="0*logheight/64"/>
                  <draw:equation draw:name="f108" draw:formula="157*logwidth/157"/>
                  <draw:equation draw:name="f109" draw:formula="0*logheight/64"/>
                  <draw:equation draw:name="f110" draw:formula="logwidth"/>
                  <draw:equation draw:name="f111" draw:formula="logheight"/>
                </draw:enhanced-geometry>
              </draw:custom-shape>
              <draw:custom-shape draw:name="Freeform 32" draw:style-name="gr3" draw:text-style-name="P4" svg:width="4.14mm" svg:height="1.58mm" svg:x="78.29mm" svg:y="10.02mm">
                <text:p/>
                <draw:enhanced-geometry draw:mirror-horizontal="false" draw:mirror-vertical="false" drawooo:sub-view-size="206 82" draw:text-areas="0 0 ?f68 ?f69" svg:viewBox="0 0 0 0" draw:type="ooxml-non-primitive" draw:enhanced-path="M 193 17 L 178 27 161 32 143 36 124 37 103 38 87 40 85 40 81 40 78 40 70 40 59 41 48 42 35 43 24 46 18 50 14 56 15 59 18 61 20 64 23 67 35 74 48 77 63 77 77 76 91 73 103 68 124 62 144 53 163 44 179 31 193 17 Z M 202 0 L 206 2 206 2 199 17 187 31 173 42 157 52 140 60 122 67 104 73 98 75 88 77 76 79 62 81 47 82 33 82 20 81 10 79 3 74 0 68 2 61 6 53 13 47 24 43 37 40 52 37 68 36 84 35 87 35 103 34 118 33 134 32 151 30 167 27 181 20 192 12 202 0 Z N">
                  <draw:equation draw:name="f0" draw:formula="178*logwidth/206"/>
                  <draw:equation draw:name="f1" draw:formula="27*logheight/82"/>
                  <draw:equation draw:name="f2" draw:formula="143*logwidth/206"/>
                  <draw:equation draw:name="f3" draw:formula="36*logheight/82"/>
                  <draw:equation draw:name="f4" draw:formula="103*logwidth/206"/>
                  <draw:equation draw:name="f5" draw:formula="38*logheight/82"/>
                  <draw:equation draw:name="f6" draw:formula="85*logwidth/206"/>
                  <draw:equation draw:name="f7" draw:formula="40*logheight/82"/>
                  <draw:equation draw:name="f8" draw:formula="78*logwidth/206"/>
                  <draw:equation draw:name="f9" draw:formula="40*logheight/82"/>
                  <draw:equation draw:name="f10" draw:formula="59*logwidth/206"/>
                  <draw:equation draw:name="f11" draw:formula="41*logheight/82"/>
                  <draw:equation draw:name="f12" draw:formula="35*logwidth/206"/>
                  <draw:equation draw:name="f13" draw:formula="43*logheight/82"/>
                  <draw:equation draw:name="f14" draw:formula="18*logwidth/206"/>
                  <draw:equation draw:name="f15" draw:formula="50*logheight/82"/>
                  <draw:equation draw:name="f16" draw:formula="15*logwidth/206"/>
                  <draw:equation draw:name="f17" draw:formula="59*logheight/82"/>
                  <draw:equation draw:name="f18" draw:formula="20*logwidth/206"/>
                  <draw:equation draw:name="f19" draw:formula="64*logheight/82"/>
                  <draw:equation draw:name="f20" draw:formula="35*logwidth/206"/>
                  <draw:equation draw:name="f21" draw:formula="74*logheight/82"/>
                  <draw:equation draw:name="f22" draw:formula="63*logwidth/206"/>
                  <draw:equation draw:name="f23" draw:formula="77*logheight/82"/>
                  <draw:equation draw:name="f24" draw:formula="91*logwidth/206"/>
                  <draw:equation draw:name="f25" draw:formula="73*logheight/82"/>
                  <draw:equation draw:name="f26" draw:formula="124*logwidth/206"/>
                  <draw:equation draw:name="f27" draw:formula="62*logheight/82"/>
                  <draw:equation draw:name="f28" draw:formula="163*logwidth/206"/>
                  <draw:equation draw:name="f29" draw:formula="44*logheight/82"/>
                  <draw:equation draw:name="f30" draw:formula="193*logwidth/206"/>
                  <draw:equation draw:name="f31" draw:formula="17*logheight/82"/>
                  <draw:equation draw:name="f32" draw:formula="206*logwidth/206"/>
                  <draw:equation draw:name="f33" draw:formula="2*logheight/82"/>
                  <draw:equation draw:name="f34" draw:formula="199*logwidth/206"/>
                  <draw:equation draw:name="f35" draw:formula="17*logheight/82"/>
                  <draw:equation draw:name="f36" draw:formula="173*logwidth/206"/>
                  <draw:equation draw:name="f37" draw:formula="42*logheight/82"/>
                  <draw:equation draw:name="f38" draw:formula="140*logwidth/206"/>
                  <draw:equation draw:name="f39" draw:formula="60*logheight/82"/>
                  <draw:equation draw:name="f40" draw:formula="104*logwidth/206"/>
                  <draw:equation draw:name="f41" draw:formula="73*logheight/82"/>
                  <draw:equation draw:name="f42" draw:formula="88*logwidth/206"/>
                  <draw:equation draw:name="f43" draw:formula="77*logheight/82"/>
                  <draw:equation draw:name="f44" draw:formula="62*logwidth/206"/>
                  <draw:equation draw:name="f45" draw:formula="81*logheight/82"/>
                  <draw:equation draw:name="f46" draw:formula="33*logwidth/206"/>
                  <draw:equation draw:name="f47" draw:formula="82*logheight/82"/>
                  <draw:equation draw:name="f48" draw:formula="10*logwidth/206"/>
                  <draw:equation draw:name="f49" draw:formula="79*logheight/82"/>
                  <draw:equation draw:name="f50" draw:formula="0*logwidth/206"/>
                  <draw:equation draw:name="f51" draw:formula="68*logheight/82"/>
                  <draw:equation draw:name="f52" draw:formula="6*logwidth/206"/>
                  <draw:equation draw:name="f53" draw:formula="53*logheight/82"/>
                  <draw:equation draw:name="f54" draw:formula="24*logwidth/206"/>
                  <draw:equation draw:name="f55" draw:formula="43*logheight/82"/>
                  <draw:equation draw:name="f56" draw:formula="52*logwidth/206"/>
                  <draw:equation draw:name="f57" draw:formula="37*logheight/82"/>
                  <draw:equation draw:name="f58" draw:formula="84*logwidth/206"/>
                  <draw:equation draw:name="f59" draw:formula="35*logheight/82"/>
                  <draw:equation draw:name="f60" draw:formula="103*logwidth/206"/>
                  <draw:equation draw:name="f61" draw:formula="34*logheight/82"/>
                  <draw:equation draw:name="f62" draw:formula="134*logwidth/206"/>
                  <draw:equation draw:name="f63" draw:formula="32*logheight/82"/>
                  <draw:equation draw:name="f64" draw:formula="167*logwidth/206"/>
                  <draw:equation draw:name="f65" draw:formula="27*logheight/82"/>
                  <draw:equation draw:name="f66" draw:formula="192*logwidth/206"/>
                  <draw:equation draw:name="f67" draw:formula="12*logheight/82"/>
                  <draw:equation draw:name="f68" draw:formula="logwidth"/>
                  <draw:equation draw:name="f69" draw:formula="logheight"/>
                </draw:enhanced-geometry>
              </draw:custom-shape>
              <draw:custom-shape draw:name="Freeform 33" draw:style-name="gr3" draw:text-style-name="P4" svg:width="4.69mm" svg:height="1.31mm" svg:x="81.61mm" svg:y="10.28mm">
                <text:p/>
                <draw:enhanced-geometry draw:mirror-horizontal="false" draw:mirror-vertical="false" drawooo:sub-view-size="212 55" draw:text-areas="0 0 ?f108 ?f109" svg:viewBox="0 0 0 0" draw:type="ooxml-non-primitive" draw:enhanced-path="M 54 4 L 45 5 36 8 27 12 24 15 21 23 23 29 27 35 35 39 42 42 65 47 89 48 112 47 125 45 138 43 146 40 157 36 167 33 175 30 150 26 122 19 106 13 89 8 70 5 54 4 Z M 61 0 L 81 4 101 8 123 14 141 20 159 23 176 24 194 23 212 17 200 22 188 29 182 33 174 36 153 43 130 48 108 52 85 55 62 55 38 52 30 50 19 47 10 42 3 36 0 29 2 21 9 13 23 6 41 0 61 0 Z N">
                  <draw:equation draw:name="f0" draw:formula="54*logwidth/212"/>
                  <draw:equation draw:name="f1" draw:formula="4*logheight/55"/>
                  <draw:equation draw:name="f2" draw:formula="45*logwidth/212"/>
                  <draw:equation draw:name="f3" draw:formula="5*logheight/55"/>
                  <draw:equation draw:name="f4" draw:formula="36*logwidth/212"/>
                  <draw:equation draw:name="f5" draw:formula="8*logheight/55"/>
                  <draw:equation draw:name="f6" draw:formula="27*logwidth/212"/>
                  <draw:equation draw:name="f7" draw:formula="12*logheight/55"/>
                  <draw:equation draw:name="f8" draw:formula="24*logwidth/212"/>
                  <draw:equation draw:name="f9" draw:formula="15*logheight/55"/>
                  <draw:equation draw:name="f10" draw:formula="21*logwidth/212"/>
                  <draw:equation draw:name="f11" draw:formula="23*logheight/55"/>
                  <draw:equation draw:name="f12" draw:formula="23*logwidth/212"/>
                  <draw:equation draw:name="f13" draw:formula="29*logheight/55"/>
                  <draw:equation draw:name="f14" draw:formula="27*logwidth/212"/>
                  <draw:equation draw:name="f15" draw:formula="35*logheight/55"/>
                  <draw:equation draw:name="f16" draw:formula="35*logwidth/212"/>
                  <draw:equation draw:name="f17" draw:formula="39*logheight/55"/>
                  <draw:equation draw:name="f18" draw:formula="42*logwidth/212"/>
                  <draw:equation draw:name="f19" draw:formula="42*logheight/55"/>
                  <draw:equation draw:name="f20" draw:formula="65*logwidth/212"/>
                  <draw:equation draw:name="f21" draw:formula="47*logheight/55"/>
                  <draw:equation draw:name="f22" draw:formula="89*logwidth/212"/>
                  <draw:equation draw:name="f23" draw:formula="48*logheight/55"/>
                  <draw:equation draw:name="f24" draw:formula="112*logwidth/212"/>
                  <draw:equation draw:name="f25" draw:formula="47*logheight/55"/>
                  <draw:equation draw:name="f26" draw:formula="125*logwidth/212"/>
                  <draw:equation draw:name="f27" draw:formula="45*logheight/55"/>
                  <draw:equation draw:name="f28" draw:formula="138*logwidth/212"/>
                  <draw:equation draw:name="f29" draw:formula="43*logheight/55"/>
                  <draw:equation draw:name="f30" draw:formula="146*logwidth/212"/>
                  <draw:equation draw:name="f31" draw:formula="40*logheight/55"/>
                  <draw:equation draw:name="f32" draw:formula="157*logwidth/212"/>
                  <draw:equation draw:name="f33" draw:formula="36*logheight/55"/>
                  <draw:equation draw:name="f34" draw:formula="167*logwidth/212"/>
                  <draw:equation draw:name="f35" draw:formula="33*logheight/55"/>
                  <draw:equation draw:name="f36" draw:formula="175*logwidth/212"/>
                  <draw:equation draw:name="f37" draw:formula="30*logheight/55"/>
                  <draw:equation draw:name="f38" draw:formula="150*logwidth/212"/>
                  <draw:equation draw:name="f39" draw:formula="26*logheight/55"/>
                  <draw:equation draw:name="f40" draw:formula="122*logwidth/212"/>
                  <draw:equation draw:name="f41" draw:formula="19*logheight/55"/>
                  <draw:equation draw:name="f42" draw:formula="106*logwidth/212"/>
                  <draw:equation draw:name="f43" draw:formula="13*logheight/55"/>
                  <draw:equation draw:name="f44" draw:formula="89*logwidth/212"/>
                  <draw:equation draw:name="f45" draw:formula="8*logheight/55"/>
                  <draw:equation draw:name="f46" draw:formula="70*logwidth/212"/>
                  <draw:equation draw:name="f47" draw:formula="5*logheight/55"/>
                  <draw:equation draw:name="f48" draw:formula="54*logwidth/212"/>
                  <draw:equation draw:name="f49" draw:formula="4*logheight/55"/>
                  <draw:equation draw:name="f50" draw:formula="61*logwidth/212"/>
                  <draw:equation draw:name="f51" draw:formula="0*logheight/55"/>
                  <draw:equation draw:name="f52" draw:formula="81*logwidth/212"/>
                  <draw:equation draw:name="f53" draw:formula="4*logheight/55"/>
                  <draw:equation draw:name="f54" draw:formula="101*logwidth/212"/>
                  <draw:equation draw:name="f55" draw:formula="8*logheight/55"/>
                  <draw:equation draw:name="f56" draw:formula="123*logwidth/212"/>
                  <draw:equation draw:name="f57" draw:formula="14*logheight/55"/>
                  <draw:equation draw:name="f58" draw:formula="141*logwidth/212"/>
                  <draw:equation draw:name="f59" draw:formula="20*logheight/55"/>
                  <draw:equation draw:name="f60" draw:formula="159*logwidth/212"/>
                  <draw:equation draw:name="f61" draw:formula="23*logheight/55"/>
                  <draw:equation draw:name="f62" draw:formula="176*logwidth/212"/>
                  <draw:equation draw:name="f63" draw:formula="24*logheight/55"/>
                  <draw:equation draw:name="f64" draw:formula="194*logwidth/212"/>
                  <draw:equation draw:name="f65" draw:formula="23*logheight/55"/>
                  <draw:equation draw:name="f66" draw:formula="212*logwidth/212"/>
                  <draw:equation draw:name="f67" draw:formula="17*logheight/55"/>
                  <draw:equation draw:name="f68" draw:formula="200*logwidth/212"/>
                  <draw:equation draw:name="f69" draw:formula="22*logheight/55"/>
                  <draw:equation draw:name="f70" draw:formula="188*logwidth/212"/>
                  <draw:equation draw:name="f71" draw:formula="29*logheight/55"/>
                  <draw:equation draw:name="f72" draw:formula="182*logwidth/212"/>
                  <draw:equation draw:name="f73" draw:formula="33*logheight/55"/>
                  <draw:equation draw:name="f74" draw:formula="174*logwidth/212"/>
                  <draw:equation draw:name="f75" draw:formula="36*logheight/55"/>
                  <draw:equation draw:name="f76" draw:formula="153*logwidth/212"/>
                  <draw:equation draw:name="f77" draw:formula="43*logheight/55"/>
                  <draw:equation draw:name="f78" draw:formula="130*logwidth/212"/>
                  <draw:equation draw:name="f79" draw:formula="48*logheight/55"/>
                  <draw:equation draw:name="f80" draw:formula="108*logwidth/212"/>
                  <draw:equation draw:name="f81" draw:formula="52*logheight/55"/>
                  <draw:equation draw:name="f82" draw:formula="85*logwidth/212"/>
                  <draw:equation draw:name="f83" draw:formula="55*logheight/55"/>
                  <draw:equation draw:name="f84" draw:formula="62*logwidth/212"/>
                  <draw:equation draw:name="f85" draw:formula="55*logheight/55"/>
                  <draw:equation draw:name="f86" draw:formula="38*logwidth/212"/>
                  <draw:equation draw:name="f87" draw:formula="52*logheight/55"/>
                  <draw:equation draw:name="f88" draw:formula="30*logwidth/212"/>
                  <draw:equation draw:name="f89" draw:formula="50*logheight/55"/>
                  <draw:equation draw:name="f90" draw:formula="19*logwidth/212"/>
                  <draw:equation draw:name="f91" draw:formula="47*logheight/55"/>
                  <draw:equation draw:name="f92" draw:formula="10*logwidth/212"/>
                  <draw:equation draw:name="f93" draw:formula="42*logheight/55"/>
                  <draw:equation draw:name="f94" draw:formula="3*logwidth/212"/>
                  <draw:equation draw:name="f95" draw:formula="36*logheight/55"/>
                  <draw:equation draw:name="f96" draw:formula="0*logwidth/212"/>
                  <draw:equation draw:name="f97" draw:formula="29*logheight/55"/>
                  <draw:equation draw:name="f98" draw:formula="2*logwidth/212"/>
                  <draw:equation draw:name="f99" draw:formula="21*logheight/55"/>
                  <draw:equation draw:name="f100" draw:formula="9*logwidth/212"/>
                  <draw:equation draw:name="f101" draw:formula="13*logheight/55"/>
                  <draw:equation draw:name="f102" draw:formula="23*logwidth/212"/>
                  <draw:equation draw:name="f103" draw:formula="6*logheight/55"/>
                  <draw:equation draw:name="f104" draw:formula="41*logwidth/212"/>
                  <draw:equation draw:name="f105" draw:formula="0*logheight/55"/>
                  <draw:equation draw:name="f106" draw:formula="61*logwidth/212"/>
                  <draw:equation draw:name="f107" draw:formula="0*logheight/55"/>
                  <draw:equation draw:name="f108" draw:formula="logwidth"/>
                  <draw:equation draw:name="f109" draw:formula="logheight"/>
                </draw:enhanced-geometry>
              </draw:custom-shape>
              <draw:custom-shape draw:name="Freeform 34" draw:style-name="gr3" draw:text-style-name="P4" svg:width="3.86mm" svg:height="3.17mm" svg:x="67.5mm" svg:y="11.34mm">
                <text:p/>
                <draw:enhanced-geometry draw:mirror-horizontal="false" draw:mirror-vertical="false" drawooo:sub-view-size="180 150" draw:text-areas="0 0 ?f108 ?f109" svg:viewBox="0 0 0 0" draw:type="ooxml-non-primitive" draw:enhanced-path="M 26 7 L 20 9 15 15 14 24 16 38 22 51 30 63 39 74 51 86 66 98 83 110 102 120 122 128 141 133 158 134 159 134 160 134 160 134 150 112 137 93 121 74 104 58 87 41 71 30 54 18 36 9 26 7 Z M 17 0 L 33 3 50 9 65 18 80 29 92 40 103 50 126 74 146 99 156 115 165 131 172 141 180 150 163 141 144 136 123 130 104 125 83 115 61 103 43 88 27 70 14 50 5 27 0 4 0 2 1 2 17 0 Z N">
                  <draw:equation draw:name="f0" draw:formula="26*logwidth/180"/>
                  <draw:equation draw:name="f1" draw:formula="7*logheight/150"/>
                  <draw:equation draw:name="f2" draw:formula="20*logwidth/180"/>
                  <draw:equation draw:name="f3" draw:formula="9*logheight/150"/>
                  <draw:equation draw:name="f4" draw:formula="15*logwidth/180"/>
                  <draw:equation draw:name="f5" draw:formula="15*logheight/150"/>
                  <draw:equation draw:name="f6" draw:formula="14*logwidth/180"/>
                  <draw:equation draw:name="f7" draw:formula="24*logheight/150"/>
                  <draw:equation draw:name="f8" draw:formula="16*logwidth/180"/>
                  <draw:equation draw:name="f9" draw:formula="38*logheight/150"/>
                  <draw:equation draw:name="f10" draw:formula="22*logwidth/180"/>
                  <draw:equation draw:name="f11" draw:formula="51*logheight/150"/>
                  <draw:equation draw:name="f12" draw:formula="30*logwidth/180"/>
                  <draw:equation draw:name="f13" draw:formula="63*logheight/150"/>
                  <draw:equation draw:name="f14" draw:formula="39*logwidth/180"/>
                  <draw:equation draw:name="f15" draw:formula="74*logheight/150"/>
                  <draw:equation draw:name="f16" draw:formula="51*logwidth/180"/>
                  <draw:equation draw:name="f17" draw:formula="86*logheight/150"/>
                  <draw:equation draw:name="f18" draw:formula="66*logwidth/180"/>
                  <draw:equation draw:name="f19" draw:formula="98*logheight/150"/>
                  <draw:equation draw:name="f20" draw:formula="83*logwidth/180"/>
                  <draw:equation draw:name="f21" draw:formula="110*logheight/150"/>
                  <draw:equation draw:name="f22" draw:formula="102*logwidth/180"/>
                  <draw:equation draw:name="f23" draw:formula="120*logheight/150"/>
                  <draw:equation draw:name="f24" draw:formula="122*logwidth/180"/>
                  <draw:equation draw:name="f25" draw:formula="128*logheight/150"/>
                  <draw:equation draw:name="f26" draw:formula="141*logwidth/180"/>
                  <draw:equation draw:name="f27" draw:formula="133*logheight/150"/>
                  <draw:equation draw:name="f28" draw:formula="158*logwidth/180"/>
                  <draw:equation draw:name="f29" draw:formula="134*logheight/150"/>
                  <draw:equation draw:name="f30" draw:formula="159*logwidth/180"/>
                  <draw:equation draw:name="f31" draw:formula="134*logheight/150"/>
                  <draw:equation draw:name="f32" draw:formula="160*logwidth/180"/>
                  <draw:equation draw:name="f33" draw:formula="134*logheight/150"/>
                  <draw:equation draw:name="f34" draw:formula="160*logwidth/180"/>
                  <draw:equation draw:name="f35" draw:formula="134*logheight/150"/>
                  <draw:equation draw:name="f36" draw:formula="150*logwidth/180"/>
                  <draw:equation draw:name="f37" draw:formula="112*logheight/150"/>
                  <draw:equation draw:name="f38" draw:formula="137*logwidth/180"/>
                  <draw:equation draw:name="f39" draw:formula="93*logheight/150"/>
                  <draw:equation draw:name="f40" draw:formula="121*logwidth/180"/>
                  <draw:equation draw:name="f41" draw:formula="74*logheight/150"/>
                  <draw:equation draw:name="f42" draw:formula="104*logwidth/180"/>
                  <draw:equation draw:name="f43" draw:formula="58*logheight/150"/>
                  <draw:equation draw:name="f44" draw:formula="87*logwidth/180"/>
                  <draw:equation draw:name="f45" draw:formula="41*logheight/150"/>
                  <draw:equation draw:name="f46" draw:formula="71*logwidth/180"/>
                  <draw:equation draw:name="f47" draw:formula="30*logheight/150"/>
                  <draw:equation draw:name="f48" draw:formula="54*logwidth/180"/>
                  <draw:equation draw:name="f49" draw:formula="18*logheight/150"/>
                  <draw:equation draw:name="f50" draw:formula="36*logwidth/180"/>
                  <draw:equation draw:name="f51" draw:formula="9*logheight/150"/>
                  <draw:equation draw:name="f52" draw:formula="26*logwidth/180"/>
                  <draw:equation draw:name="f53" draw:formula="7*logheight/150"/>
                  <draw:equation draw:name="f54" draw:formula="17*logwidth/180"/>
                  <draw:equation draw:name="f55" draw:formula="0*logheight/150"/>
                  <draw:equation draw:name="f56" draw:formula="33*logwidth/180"/>
                  <draw:equation draw:name="f57" draw:formula="3*logheight/150"/>
                  <draw:equation draw:name="f58" draw:formula="50*logwidth/180"/>
                  <draw:equation draw:name="f59" draw:formula="9*logheight/150"/>
                  <draw:equation draw:name="f60" draw:formula="65*logwidth/180"/>
                  <draw:equation draw:name="f61" draw:formula="18*logheight/150"/>
                  <draw:equation draw:name="f62" draw:formula="80*logwidth/180"/>
                  <draw:equation draw:name="f63" draw:formula="29*logheight/150"/>
                  <draw:equation draw:name="f64" draw:formula="92*logwidth/180"/>
                  <draw:equation draw:name="f65" draw:formula="40*logheight/150"/>
                  <draw:equation draw:name="f66" draw:formula="103*logwidth/180"/>
                  <draw:equation draw:name="f67" draw:formula="50*logheight/150"/>
                  <draw:equation draw:name="f68" draw:formula="126*logwidth/180"/>
                  <draw:equation draw:name="f69" draw:formula="74*logheight/150"/>
                  <draw:equation draw:name="f70" draw:formula="146*logwidth/180"/>
                  <draw:equation draw:name="f71" draw:formula="99*logheight/150"/>
                  <draw:equation draw:name="f72" draw:formula="156*logwidth/180"/>
                  <draw:equation draw:name="f73" draw:formula="115*logheight/150"/>
                  <draw:equation draw:name="f74" draw:formula="165*logwidth/180"/>
                  <draw:equation draw:name="f75" draw:formula="131*logheight/150"/>
                  <draw:equation draw:name="f76" draw:formula="172*logwidth/180"/>
                  <draw:equation draw:name="f77" draw:formula="141*logheight/150"/>
                  <draw:equation draw:name="f78" draw:formula="180*logwidth/180"/>
                  <draw:equation draw:name="f79" draw:formula="150*logheight/150"/>
                  <draw:equation draw:name="f80" draw:formula="163*logwidth/180"/>
                  <draw:equation draw:name="f81" draw:formula="141*logheight/150"/>
                  <draw:equation draw:name="f82" draw:formula="144*logwidth/180"/>
                  <draw:equation draw:name="f83" draw:formula="136*logheight/150"/>
                  <draw:equation draw:name="f84" draw:formula="123*logwidth/180"/>
                  <draw:equation draw:name="f85" draw:formula="130*logheight/150"/>
                  <draw:equation draw:name="f86" draw:formula="104*logwidth/180"/>
                  <draw:equation draw:name="f87" draw:formula="125*logheight/150"/>
                  <draw:equation draw:name="f88" draw:formula="83*logwidth/180"/>
                  <draw:equation draw:name="f89" draw:formula="115*logheight/150"/>
                  <draw:equation draw:name="f90" draw:formula="61*logwidth/180"/>
                  <draw:equation draw:name="f91" draw:formula="103*logheight/150"/>
                  <draw:equation draw:name="f92" draw:formula="43*logwidth/180"/>
                  <draw:equation draw:name="f93" draw:formula="88*logheight/150"/>
                  <draw:equation draw:name="f94" draw:formula="27*logwidth/180"/>
                  <draw:equation draw:name="f95" draw:formula="70*logheight/150"/>
                  <draw:equation draw:name="f96" draw:formula="14*logwidth/180"/>
                  <draw:equation draw:name="f97" draw:formula="50*logheight/150"/>
                  <draw:equation draw:name="f98" draw:formula="5*logwidth/180"/>
                  <draw:equation draw:name="f99" draw:formula="27*logheight/150"/>
                  <draw:equation draw:name="f100" draw:formula="0*logwidth/180"/>
                  <draw:equation draw:name="f101" draw:formula="4*logheight/150"/>
                  <draw:equation draw:name="f102" draw:formula="0*logwidth/180"/>
                  <draw:equation draw:name="f103" draw:formula="2*logheight/150"/>
                  <draw:equation draw:name="f104" draw:formula="1*logwidth/180"/>
                  <draw:equation draw:name="f105" draw:formula="2*logheight/150"/>
                  <draw:equation draw:name="f106" draw:formula="17*logwidth/180"/>
                  <draw:equation draw:name="f107" draw:formula="0*logheight/150"/>
                  <draw:equation draw:name="f108" draw:formula="logwidth"/>
                  <draw:equation draw:name="f109" draw:formula="logheight"/>
                </draw:enhanced-geometry>
              </draw:custom-shape>
              <draw:custom-shape draw:name="Freeform 35" draw:style-name="gr3" draw:text-style-name="P4" svg:width="6.91mm" svg:height="1.58mm" svg:x="61.14mm" svg:y="10.02mm">
                <text:p/>
                <draw:enhanced-geometry draw:mirror-horizontal="false" draw:mirror-vertical="false" drawooo:sub-view-size="314 78" draw:text-areas="0 0 ?f88 ?f89" svg:viewBox="0 0 0 0" draw:type="ooxml-non-primitive" draw:enhanced-path="M 113 0 L 139 0 164 4 199 15 229 27 255 39 278 51 290 57 303 63 314 68 312 69 310 71 308 72 306 73 304 75 303 78 295 70 286 61 277 55 253 43 226 31 197 20 163 9 137 4 113 4 89 7 65 10 30 14 21 15 11 15 10 15 7 15 5 15 2 14 0 13 3 12 6 11 8 11 11 11 14 11 31 10 63 6 88 2 113 0 Z N">
                  <draw:equation draw:name="f0" draw:formula="113*logwidth/314"/>
                  <draw:equation draw:name="f1" draw:formula="0*logheight/78"/>
                  <draw:equation draw:name="f2" draw:formula="139*logwidth/314"/>
                  <draw:equation draw:name="f3" draw:formula="0*logheight/78"/>
                  <draw:equation draw:name="f4" draw:formula="164*logwidth/314"/>
                  <draw:equation draw:name="f5" draw:formula="4*logheight/78"/>
                  <draw:equation draw:name="f6" draw:formula="199*logwidth/314"/>
                  <draw:equation draw:name="f7" draw:formula="15*logheight/78"/>
                  <draw:equation draw:name="f8" draw:formula="229*logwidth/314"/>
                  <draw:equation draw:name="f9" draw:formula="27*logheight/78"/>
                  <draw:equation draw:name="f10" draw:formula="255*logwidth/314"/>
                  <draw:equation draw:name="f11" draw:formula="39*logheight/78"/>
                  <draw:equation draw:name="f12" draw:formula="278*logwidth/314"/>
                  <draw:equation draw:name="f13" draw:formula="51*logheight/78"/>
                  <draw:equation draw:name="f14" draw:formula="290*logwidth/314"/>
                  <draw:equation draw:name="f15" draw:formula="57*logheight/78"/>
                  <draw:equation draw:name="f16" draw:formula="303*logwidth/314"/>
                  <draw:equation draw:name="f17" draw:formula="63*logheight/78"/>
                  <draw:equation draw:name="f18" draw:formula="314*logwidth/314"/>
                  <draw:equation draw:name="f19" draw:formula="68*logheight/78"/>
                  <draw:equation draw:name="f20" draw:formula="312*logwidth/314"/>
                  <draw:equation draw:name="f21" draw:formula="69*logheight/78"/>
                  <draw:equation draw:name="f22" draw:formula="310*logwidth/314"/>
                  <draw:equation draw:name="f23" draw:formula="71*logheight/78"/>
                  <draw:equation draw:name="f24" draw:formula="308*logwidth/314"/>
                  <draw:equation draw:name="f25" draw:formula="72*logheight/78"/>
                  <draw:equation draw:name="f26" draw:formula="306*logwidth/314"/>
                  <draw:equation draw:name="f27" draw:formula="73*logheight/78"/>
                  <draw:equation draw:name="f28" draw:formula="304*logwidth/314"/>
                  <draw:equation draw:name="f29" draw:formula="75*logheight/78"/>
                  <draw:equation draw:name="f30" draw:formula="303*logwidth/314"/>
                  <draw:equation draw:name="f31" draw:formula="78*logheight/78"/>
                  <draw:equation draw:name="f32" draw:formula="295*logwidth/314"/>
                  <draw:equation draw:name="f33" draw:formula="70*logheight/78"/>
                  <draw:equation draw:name="f34" draw:formula="286*logwidth/314"/>
                  <draw:equation draw:name="f35" draw:formula="61*logheight/78"/>
                  <draw:equation draw:name="f36" draw:formula="277*logwidth/314"/>
                  <draw:equation draw:name="f37" draw:formula="55*logheight/78"/>
                  <draw:equation draw:name="f38" draw:formula="253*logwidth/314"/>
                  <draw:equation draw:name="f39" draw:formula="43*logheight/78"/>
                  <draw:equation draw:name="f40" draw:formula="226*logwidth/314"/>
                  <draw:equation draw:name="f41" draw:formula="31*logheight/78"/>
                  <draw:equation draw:name="f42" draw:formula="197*logwidth/314"/>
                  <draw:equation draw:name="f43" draw:formula="20*logheight/78"/>
                  <draw:equation draw:name="f44" draw:formula="163*logwidth/314"/>
                  <draw:equation draw:name="f45" draw:formula="9*logheight/78"/>
                  <draw:equation draw:name="f46" draw:formula="137*logwidth/314"/>
                  <draw:equation draw:name="f47" draw:formula="4*logheight/78"/>
                  <draw:equation draw:name="f48" draw:formula="113*logwidth/314"/>
                  <draw:equation draw:name="f49" draw:formula="4*logheight/78"/>
                  <draw:equation draw:name="f50" draw:formula="89*logwidth/314"/>
                  <draw:equation draw:name="f51" draw:formula="7*logheight/78"/>
                  <draw:equation draw:name="f52" draw:formula="65*logwidth/314"/>
                  <draw:equation draw:name="f53" draw:formula="10*logheight/78"/>
                  <draw:equation draw:name="f54" draw:formula="30*logwidth/314"/>
                  <draw:equation draw:name="f55" draw:formula="14*logheight/78"/>
                  <draw:equation draw:name="f56" draw:formula="21*logwidth/314"/>
                  <draw:equation draw:name="f57" draw:formula="15*logheight/78"/>
                  <draw:equation draw:name="f58" draw:formula="11*logwidth/314"/>
                  <draw:equation draw:name="f59" draw:formula="15*logheight/78"/>
                  <draw:equation draw:name="f60" draw:formula="10*logwidth/314"/>
                  <draw:equation draw:name="f61" draw:formula="15*logheight/78"/>
                  <draw:equation draw:name="f62" draw:formula="7*logwidth/314"/>
                  <draw:equation draw:name="f63" draw:formula="15*logheight/78"/>
                  <draw:equation draw:name="f64" draw:formula="5*logwidth/314"/>
                  <draw:equation draw:name="f65" draw:formula="15*logheight/78"/>
                  <draw:equation draw:name="f66" draw:formula="2*logwidth/314"/>
                  <draw:equation draw:name="f67" draw:formula="14*logheight/78"/>
                  <draw:equation draw:name="f68" draw:formula="0*logwidth/314"/>
                  <draw:equation draw:name="f69" draw:formula="13*logheight/78"/>
                  <draw:equation draw:name="f70" draw:formula="3*logwidth/314"/>
                  <draw:equation draw:name="f71" draw:formula="12*logheight/78"/>
                  <draw:equation draw:name="f72" draw:formula="6*logwidth/314"/>
                  <draw:equation draw:name="f73" draw:formula="11*logheight/78"/>
                  <draw:equation draw:name="f74" draw:formula="8*logwidth/314"/>
                  <draw:equation draw:name="f75" draw:formula="11*logheight/78"/>
                  <draw:equation draw:name="f76" draw:formula="11*logwidth/314"/>
                  <draw:equation draw:name="f77" draw:formula="11*logheight/78"/>
                  <draw:equation draw:name="f78" draw:formula="14*logwidth/314"/>
                  <draw:equation draw:name="f79" draw:formula="11*logheight/78"/>
                  <draw:equation draw:name="f80" draw:formula="31*logwidth/314"/>
                  <draw:equation draw:name="f81" draw:formula="10*logheight/78"/>
                  <draw:equation draw:name="f82" draw:formula="63*logwidth/314"/>
                  <draw:equation draw:name="f83" draw:formula="6*logheight/78"/>
                  <draw:equation draw:name="f84" draw:formula="88*logwidth/314"/>
                  <draw:equation draw:name="f85" draw:formula="2*logheight/78"/>
                  <draw:equation draw:name="f86" draw:formula="113*logwidth/314"/>
                  <draw:equation draw:name="f87" draw:formula="0*logheight/78"/>
                  <draw:equation draw:name="f88" draw:formula="logwidth"/>
                  <draw:equation draw:name="f89" draw:formula="logheight"/>
                </draw:enhanced-geometry>
              </draw:custom-shape>
              <draw:custom-shape draw:name="Freeform 36" draw:style-name="gr3" draw:text-style-name="P4" svg:width="2.2mm" svg:height="0.78mm" svg:x="68.33mm" svg:y="10.55mm">
                <text:p/>
                <draw:enhanced-geometry draw:mirror-horizontal="false" draw:mirror-vertical="false" drawooo:sub-view-size="103 44" draw:text-areas="0 0 ?f106 ?f107" svg:viewBox="0 0 0 0" draw:type="ooxml-non-primitive" draw:enhanced-path="M 99 0 L 98 3 98 5 98 6 99 7 101 10 103 11 100 11 92 13 84 16 76 18 72 19 57 18 41 17 28 15 15 15 18 16 25 21 30 26 35 29 39 30 45 32 53 33 59 34 61 34 61 37 61 41 59 44 45 38 30 32 26 29 23 26 20 22 15 19 12 17 8 16 3 14 0 13 10 10 21 10 31 11 41 13 58 15 75 14 80 14 84 13 87 11 90 10 92 7 93 5 95 3 97 1 99 0 Z N">
                  <draw:equation draw:name="f0" draw:formula="99*logwidth/103"/>
                  <draw:equation draw:name="f1" draw:formula="0*logheight/44"/>
                  <draw:equation draw:name="f2" draw:formula="98*logwidth/103"/>
                  <draw:equation draw:name="f3" draw:formula="3*logheight/44"/>
                  <draw:equation draw:name="f4" draw:formula="98*logwidth/103"/>
                  <draw:equation draw:name="f5" draw:formula="5*logheight/44"/>
                  <draw:equation draw:name="f6" draw:formula="98*logwidth/103"/>
                  <draw:equation draw:name="f7" draw:formula="6*logheight/44"/>
                  <draw:equation draw:name="f8" draw:formula="99*logwidth/103"/>
                  <draw:equation draw:name="f9" draw:formula="7*logheight/44"/>
                  <draw:equation draw:name="f10" draw:formula="101*logwidth/103"/>
                  <draw:equation draw:name="f11" draw:formula="10*logheight/44"/>
                  <draw:equation draw:name="f12" draw:formula="103*logwidth/103"/>
                  <draw:equation draw:name="f13" draw:formula="11*logheight/44"/>
                  <draw:equation draw:name="f14" draw:formula="100*logwidth/103"/>
                  <draw:equation draw:name="f15" draw:formula="11*logheight/44"/>
                  <draw:equation draw:name="f16" draw:formula="92*logwidth/103"/>
                  <draw:equation draw:name="f17" draw:formula="13*logheight/44"/>
                  <draw:equation draw:name="f18" draw:formula="84*logwidth/103"/>
                  <draw:equation draw:name="f19" draw:formula="16*logheight/44"/>
                  <draw:equation draw:name="f20" draw:formula="76*logwidth/103"/>
                  <draw:equation draw:name="f21" draw:formula="18*logheight/44"/>
                  <draw:equation draw:name="f22" draw:formula="72*logwidth/103"/>
                  <draw:equation draw:name="f23" draw:formula="19*logheight/44"/>
                  <draw:equation draw:name="f24" draw:formula="57*logwidth/103"/>
                  <draw:equation draw:name="f25" draw:formula="18*logheight/44"/>
                  <draw:equation draw:name="f26" draw:formula="41*logwidth/103"/>
                  <draw:equation draw:name="f27" draw:formula="17*logheight/44"/>
                  <draw:equation draw:name="f28" draw:formula="28*logwidth/103"/>
                  <draw:equation draw:name="f29" draw:formula="15*logheight/44"/>
                  <draw:equation draw:name="f30" draw:formula="15*logwidth/103"/>
                  <draw:equation draw:name="f31" draw:formula="15*logheight/44"/>
                  <draw:equation draw:name="f32" draw:formula="18*logwidth/103"/>
                  <draw:equation draw:name="f33" draw:formula="16*logheight/44"/>
                  <draw:equation draw:name="f34" draw:formula="25*logwidth/103"/>
                  <draw:equation draw:name="f35" draw:formula="21*logheight/44"/>
                  <draw:equation draw:name="f36" draw:formula="30*logwidth/103"/>
                  <draw:equation draw:name="f37" draw:formula="26*logheight/44"/>
                  <draw:equation draw:name="f38" draw:formula="35*logwidth/103"/>
                  <draw:equation draw:name="f39" draw:formula="29*logheight/44"/>
                  <draw:equation draw:name="f40" draw:formula="39*logwidth/103"/>
                  <draw:equation draw:name="f41" draw:formula="30*logheight/44"/>
                  <draw:equation draw:name="f42" draw:formula="45*logwidth/103"/>
                  <draw:equation draw:name="f43" draw:formula="32*logheight/44"/>
                  <draw:equation draw:name="f44" draw:formula="53*logwidth/103"/>
                  <draw:equation draw:name="f45" draw:formula="33*logheight/44"/>
                  <draw:equation draw:name="f46" draw:formula="59*logwidth/103"/>
                  <draw:equation draw:name="f47" draw:formula="34*logheight/44"/>
                  <draw:equation draw:name="f48" draw:formula="61*logwidth/103"/>
                  <draw:equation draw:name="f49" draw:formula="34*logheight/44"/>
                  <draw:equation draw:name="f50" draw:formula="61*logwidth/103"/>
                  <draw:equation draw:name="f51" draw:formula="37*logheight/44"/>
                  <draw:equation draw:name="f52" draw:formula="61*logwidth/103"/>
                  <draw:equation draw:name="f53" draw:formula="41*logheight/44"/>
                  <draw:equation draw:name="f54" draw:formula="59*logwidth/103"/>
                  <draw:equation draw:name="f55" draw:formula="44*logheight/44"/>
                  <draw:equation draw:name="f56" draw:formula="45*logwidth/103"/>
                  <draw:equation draw:name="f57" draw:formula="38*logheight/44"/>
                  <draw:equation draw:name="f58" draw:formula="30*logwidth/103"/>
                  <draw:equation draw:name="f59" draw:formula="32*logheight/44"/>
                  <draw:equation draw:name="f60" draw:formula="26*logwidth/103"/>
                  <draw:equation draw:name="f61" draw:formula="29*logheight/44"/>
                  <draw:equation draw:name="f62" draw:formula="23*logwidth/103"/>
                  <draw:equation draw:name="f63" draw:formula="26*logheight/44"/>
                  <draw:equation draw:name="f64" draw:formula="20*logwidth/103"/>
                  <draw:equation draw:name="f65" draw:formula="22*logheight/44"/>
                  <draw:equation draw:name="f66" draw:formula="15*logwidth/103"/>
                  <draw:equation draw:name="f67" draw:formula="19*logheight/44"/>
                  <draw:equation draw:name="f68" draw:formula="12*logwidth/103"/>
                  <draw:equation draw:name="f69" draw:formula="17*logheight/44"/>
                  <draw:equation draw:name="f70" draw:formula="8*logwidth/103"/>
                  <draw:equation draw:name="f71" draw:formula="16*logheight/44"/>
                  <draw:equation draw:name="f72" draw:formula="3*logwidth/103"/>
                  <draw:equation draw:name="f73" draw:formula="14*logheight/44"/>
                  <draw:equation draw:name="f74" draw:formula="0*logwidth/103"/>
                  <draw:equation draw:name="f75" draw:formula="13*logheight/44"/>
                  <draw:equation draw:name="f76" draw:formula="10*logwidth/103"/>
                  <draw:equation draw:name="f77" draw:formula="10*logheight/44"/>
                  <draw:equation draw:name="f78" draw:formula="21*logwidth/103"/>
                  <draw:equation draw:name="f79" draw:formula="10*logheight/44"/>
                  <draw:equation draw:name="f80" draw:formula="31*logwidth/103"/>
                  <draw:equation draw:name="f81" draw:formula="11*logheight/44"/>
                  <draw:equation draw:name="f82" draw:formula="41*logwidth/103"/>
                  <draw:equation draw:name="f83" draw:formula="13*logheight/44"/>
                  <draw:equation draw:name="f84" draw:formula="58*logwidth/103"/>
                  <draw:equation draw:name="f85" draw:formula="15*logheight/44"/>
                  <draw:equation draw:name="f86" draw:formula="75*logwidth/103"/>
                  <draw:equation draw:name="f87" draw:formula="14*logheight/44"/>
                  <draw:equation draw:name="f88" draw:formula="80*logwidth/103"/>
                  <draw:equation draw:name="f89" draw:formula="14*logheight/44"/>
                  <draw:equation draw:name="f90" draw:formula="84*logwidth/103"/>
                  <draw:equation draw:name="f91" draw:formula="13*logheight/44"/>
                  <draw:equation draw:name="f92" draw:formula="87*logwidth/103"/>
                  <draw:equation draw:name="f93" draw:formula="11*logheight/44"/>
                  <draw:equation draw:name="f94" draw:formula="90*logwidth/103"/>
                  <draw:equation draw:name="f95" draw:formula="10*logheight/44"/>
                  <draw:equation draw:name="f96" draw:formula="92*logwidth/103"/>
                  <draw:equation draw:name="f97" draw:formula="7*logheight/44"/>
                  <draw:equation draw:name="f98" draw:formula="93*logwidth/103"/>
                  <draw:equation draw:name="f99" draw:formula="5*logheight/44"/>
                  <draw:equation draw:name="f100" draw:formula="95*logwidth/103"/>
                  <draw:equation draw:name="f101" draw:formula="3*logheight/44"/>
                  <draw:equation draw:name="f102" draw:formula="97*logwidth/103"/>
                  <draw:equation draw:name="f103" draw:formula="1*logheight/44"/>
                  <draw:equation draw:name="f104" draw:formula="99*logwidth/103"/>
                  <draw:equation draw:name="f105" draw:formula="0*logheight/44"/>
                  <draw:equation draw:name="f106" draw:formula="logwidth"/>
                  <draw:equation draw:name="f107" draw:formula="logheight"/>
                </draw:enhanced-geometry>
              </draw:custom-shape>
              <draw:custom-shape draw:name="Freeform 37" draw:style-name="gr3" draw:text-style-name="P4" svg:width="3.03mm" svg:height="0.25mm" svg:x="65.56mm" svg:y="10.55mm">
                <text:p/>
                <draw:enhanced-geometry draw:mirror-horizontal="false" draw:mirror-vertical="false" drawooo:sub-view-size="136 20" draw:text-areas="0 0 ?f30 ?f31" svg:viewBox="0 0 0 0" draw:type="ooxml-non-primitive" draw:enhanced-path="M 0 0 L 25 1 49 4 72 9 93 14 114 16 135 16 136 20 114 20 92 17 71 14 50 9 30 5 9 5 0 0 Z N">
                  <draw:equation draw:name="f0" draw:formula="0*logwidth/136"/>
                  <draw:equation draw:name="f1" draw:formula="0*logheight/20"/>
                  <draw:equation draw:name="f2" draw:formula="25*logwidth/136"/>
                  <draw:equation draw:name="f3" draw:formula="1*logheight/20"/>
                  <draw:equation draw:name="f4" draw:formula="49*logwidth/136"/>
                  <draw:equation draw:name="f5" draw:formula="4*logheight/20"/>
                  <draw:equation draw:name="f6" draw:formula="72*logwidth/136"/>
                  <draw:equation draw:name="f7" draw:formula="9*logheight/20"/>
                  <draw:equation draw:name="f8" draw:formula="93*logwidth/136"/>
                  <draw:equation draw:name="f9" draw:formula="14*logheight/20"/>
                  <draw:equation draw:name="f10" draw:formula="114*logwidth/136"/>
                  <draw:equation draw:name="f11" draw:formula="16*logheight/20"/>
                  <draw:equation draw:name="f12" draw:formula="135*logwidth/136"/>
                  <draw:equation draw:name="f13" draw:formula="16*logheight/20"/>
                  <draw:equation draw:name="f14" draw:formula="136*logwidth/136"/>
                  <draw:equation draw:name="f15" draw:formula="20*logheight/20"/>
                  <draw:equation draw:name="f16" draw:formula="114*logwidth/136"/>
                  <draw:equation draw:name="f17" draw:formula="20*logheight/20"/>
                  <draw:equation draw:name="f18" draw:formula="92*logwidth/136"/>
                  <draw:equation draw:name="f19" draw:formula="17*logheight/20"/>
                  <draw:equation draw:name="f20" draw:formula="71*logwidth/136"/>
                  <draw:equation draw:name="f21" draw:formula="14*logheight/20"/>
                  <draw:equation draw:name="f22" draw:formula="50*logwidth/136"/>
                  <draw:equation draw:name="f23" draw:formula="9*logheight/20"/>
                  <draw:equation draw:name="f24" draw:formula="30*logwidth/136"/>
                  <draw:equation draw:name="f25" draw:formula="5*logheight/20"/>
                  <draw:equation draw:name="f26" draw:formula="9*logwidth/136"/>
                  <draw:equation draw:name="f27" draw:formula="5*logheight/20"/>
                  <draw:equation draw:name="f28" draw:formula="0*logwidth/136"/>
                  <draw:equation draw:name="f29" draw:formula="0*logheight/20"/>
                  <draw:equation draw:name="f30" draw:formula="logwidth"/>
                  <draw:equation draw:name="f31" draw:formula="logheight"/>
                </draw:enhanced-geometry>
              </draw:custom-shape>
              <draw:custom-shape draw:name="Freeform 38" draw:style-name="gr3" draw:text-style-name="P4" svg:width="4.69mm" svg:height="0.78mm" svg:x="62.24mm" svg:y="9.49mm">
                <text:p/>
                <draw:enhanced-geometry draw:mirror-horizontal="false" draw:mirror-vertical="false" drawooo:sub-view-size="219 43" draw:text-areas="0 0 ?f40 ?f41" svg:viewBox="0 0 0 0" draw:type="ooxml-non-primitive" draw:enhanced-path="M 218 0 L 219 4 183 7 142 9 100 13 76 18 55 28 38 34 19 41 0 43 0 39 18 37 36 30 53 24 68 17 83 12 100 9 141 3 183 2 218 0 Z N">
                  <draw:equation draw:name="f0" draw:formula="218*logwidth/219"/>
                  <draw:equation draw:name="f1" draw:formula="0*logheight/43"/>
                  <draw:equation draw:name="f2" draw:formula="219*logwidth/219"/>
                  <draw:equation draw:name="f3" draw:formula="4*logheight/43"/>
                  <draw:equation draw:name="f4" draw:formula="183*logwidth/219"/>
                  <draw:equation draw:name="f5" draw:formula="7*logheight/43"/>
                  <draw:equation draw:name="f6" draw:formula="142*logwidth/219"/>
                  <draw:equation draw:name="f7" draw:formula="9*logheight/43"/>
                  <draw:equation draw:name="f8" draw:formula="100*logwidth/219"/>
                  <draw:equation draw:name="f9" draw:formula="13*logheight/43"/>
                  <draw:equation draw:name="f10" draw:formula="76*logwidth/219"/>
                  <draw:equation draw:name="f11" draw:formula="18*logheight/43"/>
                  <draw:equation draw:name="f12" draw:formula="55*logwidth/219"/>
                  <draw:equation draw:name="f13" draw:formula="28*logheight/43"/>
                  <draw:equation draw:name="f14" draw:formula="38*logwidth/219"/>
                  <draw:equation draw:name="f15" draw:formula="34*logheight/43"/>
                  <draw:equation draw:name="f16" draw:formula="19*logwidth/219"/>
                  <draw:equation draw:name="f17" draw:formula="41*logheight/43"/>
                  <draw:equation draw:name="f18" draw:formula="0*logwidth/219"/>
                  <draw:equation draw:name="f19" draw:formula="43*logheight/43"/>
                  <draw:equation draw:name="f20" draw:formula="0*logwidth/219"/>
                  <draw:equation draw:name="f21" draw:formula="39*logheight/43"/>
                  <draw:equation draw:name="f22" draw:formula="18*logwidth/219"/>
                  <draw:equation draw:name="f23" draw:formula="37*logheight/43"/>
                  <draw:equation draw:name="f24" draw:formula="36*logwidth/219"/>
                  <draw:equation draw:name="f25" draw:formula="30*logheight/43"/>
                  <draw:equation draw:name="f26" draw:formula="53*logwidth/219"/>
                  <draw:equation draw:name="f27" draw:formula="24*logheight/43"/>
                  <draw:equation draw:name="f28" draw:formula="68*logwidth/219"/>
                  <draw:equation draw:name="f29" draw:formula="17*logheight/43"/>
                  <draw:equation draw:name="f30" draw:formula="83*logwidth/219"/>
                  <draw:equation draw:name="f31" draw:formula="12*logheight/43"/>
                  <draw:equation draw:name="f32" draw:formula="100*logwidth/219"/>
                  <draw:equation draw:name="f33" draw:formula="9*logheight/43"/>
                  <draw:equation draw:name="f34" draw:formula="141*logwidth/219"/>
                  <draw:equation draw:name="f35" draw:formula="3*logheight/43"/>
                  <draw:equation draw:name="f36" draw:formula="183*logwidth/219"/>
                  <draw:equation draw:name="f37" draw:formula="2*logheight/43"/>
                  <draw:equation draw:name="f38" draw:formula="218*logwidth/219"/>
                  <draw:equation draw:name="f39" draw:formula="0*logheight/43"/>
                  <draw:equation draw:name="f40" draw:formula="logwidth"/>
                  <draw:equation draw:name="f41" draw:formula="logheight"/>
                </draw:enhanced-geometry>
              </draw:custom-shape>
              <draw:custom-shape draw:name="Freeform 39" draw:style-name="gr3" draw:text-style-name="P4" svg:width="1.1mm" svg:height="1.05mm" svg:x="62.8mm" svg:y="9.22mm">
                <text:p/>
                <draw:enhanced-geometry draw:mirror-horizontal="false" draw:mirror-vertical="false" drawooo:sub-view-size="59 45" draw:text-areas="0 0 ?f40 ?f41" svg:viewBox="0 0 0 0" draw:type="ooxml-non-primitive" draw:enhanced-path="M 54 0 L 59 1 52 15 44 24 34 31 24 36 17 40 8 44 0 45 1 45 3 44 5 43 7 40 8 39 15 35 22 32 32 26 40 20 48 13 54 0 Z N">
                  <draw:equation draw:name="f0" draw:formula="54*logwidth/59"/>
                  <draw:equation draw:name="f1" draw:formula="0*logheight/45"/>
                  <draw:equation draw:name="f2" draw:formula="59*logwidth/59"/>
                  <draw:equation draw:name="f3" draw:formula="1*logheight/45"/>
                  <draw:equation draw:name="f4" draw:formula="52*logwidth/59"/>
                  <draw:equation draw:name="f5" draw:formula="15*logheight/45"/>
                  <draw:equation draw:name="f6" draw:formula="44*logwidth/59"/>
                  <draw:equation draw:name="f7" draw:formula="24*logheight/45"/>
                  <draw:equation draw:name="f8" draw:formula="34*logwidth/59"/>
                  <draw:equation draw:name="f9" draw:formula="31*logheight/45"/>
                  <draw:equation draw:name="f10" draw:formula="24*logwidth/59"/>
                  <draw:equation draw:name="f11" draw:formula="36*logheight/45"/>
                  <draw:equation draw:name="f12" draw:formula="17*logwidth/59"/>
                  <draw:equation draw:name="f13" draw:formula="40*logheight/45"/>
                  <draw:equation draw:name="f14" draw:formula="8*logwidth/59"/>
                  <draw:equation draw:name="f15" draw:formula="44*logheight/45"/>
                  <draw:equation draw:name="f16" draw:formula="0*logwidth/59"/>
                  <draw:equation draw:name="f17" draw:formula="45*logheight/45"/>
                  <draw:equation draw:name="f18" draw:formula="1*logwidth/59"/>
                  <draw:equation draw:name="f19" draw:formula="45*logheight/45"/>
                  <draw:equation draw:name="f20" draw:formula="3*logwidth/59"/>
                  <draw:equation draw:name="f21" draw:formula="44*logheight/45"/>
                  <draw:equation draw:name="f22" draw:formula="5*logwidth/59"/>
                  <draw:equation draw:name="f23" draw:formula="43*logheight/45"/>
                  <draw:equation draw:name="f24" draw:formula="7*logwidth/59"/>
                  <draw:equation draw:name="f25" draw:formula="40*logheight/45"/>
                  <draw:equation draw:name="f26" draw:formula="8*logwidth/59"/>
                  <draw:equation draw:name="f27" draw:formula="39*logheight/45"/>
                  <draw:equation draw:name="f28" draw:formula="15*logwidth/59"/>
                  <draw:equation draw:name="f29" draw:formula="35*logheight/45"/>
                  <draw:equation draw:name="f30" draw:formula="22*logwidth/59"/>
                  <draw:equation draw:name="f31" draw:formula="32*logheight/45"/>
                  <draw:equation draw:name="f32" draw:formula="32*logwidth/59"/>
                  <draw:equation draw:name="f33" draw:formula="26*logheight/45"/>
                  <draw:equation draw:name="f34" draw:formula="40*logwidth/59"/>
                  <draw:equation draw:name="f35" draw:formula="20*logheight/45"/>
                  <draw:equation draw:name="f36" draw:formula="48*logwidth/59"/>
                  <draw:equation draw:name="f37" draw:formula="13*logheight/45"/>
                  <draw:equation draw:name="f38" draw:formula="54*logwidth/59"/>
                  <draw:equation draw:name="f39" draw:formula="0*logheight/45"/>
                  <draw:equation draw:name="f40" draw:formula="logwidth"/>
                  <draw:equation draw:name="f41" draw:formula="logheight"/>
                </draw:enhanced-geometry>
              </draw:custom-shape>
              <draw:custom-shape draw:name="Freeform 40" draw:style-name="gr3" draw:text-style-name="P4" svg:width="14.65mm" svg:height="8.19mm" svg:x="37.34mm" svg:y="2.08mm">
                <text:p/>
                <draw:enhanced-geometry draw:mirror-horizontal="false" draw:mirror-vertical="false" drawooo:sub-view-size="680 395" draw:text-areas="0 0 ?f112 ?f113" svg:viewBox="0 0 0 0" draw:type="ooxml-non-primitive" draw:enhanced-path="M 672 15 L 651 55 624 92 594 125 562 157 529 185 493 210 457 234 421 254 386 271 352 287 321 300 292 311 237 330 181 347 124 361 101 367 88 370 75 372 94 373 111 374 128 375 146 373 162 369 178 362 194 356 211 351 229 346 245 340 208 357 171 372 167 373 163 375 157 377 151 380 148 380 159 383 170 385 179 386 188 385 196 382 205 378 261 363 311 347 361 330 372 327 413 311 453 291 491 266 529 239 564 208 595 174 623 137 646 99 663 58 672 15 Z M 676 0 L 680 1 672 42 658 81 639 119 615 155 588 189 557 221 523 249 487 274 449 296 412 316 373 331 363 335 329 346 295 359 261 371 224 381 189 388 154 390 118 388 103 386 87 384 72 384 51 387 29 391 25 391 20 392 13 393 7 395 2 393 0 391 1 387 6 384 13 383 20 383 26 383 48 377 71 370 95 363 100 362 122 357 180 343 236 326 290 307 320 296 352 282 386 266 423 248 459 227 495 204 532 177 566 148 598 116 628 80 654 42 676 0 Z N">
                  <draw:equation draw:name="f0" draw:formula="651*logwidth/680"/>
                  <draw:equation draw:name="f1" draw:formula="55*logheight/395"/>
                  <draw:equation draw:name="f2" draw:formula="594*logwidth/680"/>
                  <draw:equation draw:name="f3" draw:formula="125*logheight/395"/>
                  <draw:equation draw:name="f4" draw:formula="529*logwidth/680"/>
                  <draw:equation draw:name="f5" draw:formula="185*logheight/395"/>
                  <draw:equation draw:name="f6" draw:formula="457*logwidth/680"/>
                  <draw:equation draw:name="f7" draw:formula="234*logheight/395"/>
                  <draw:equation draw:name="f8" draw:formula="386*logwidth/680"/>
                  <draw:equation draw:name="f9" draw:formula="271*logheight/395"/>
                  <draw:equation draw:name="f10" draw:formula="321*logwidth/680"/>
                  <draw:equation draw:name="f11" draw:formula="300*logheight/395"/>
                  <draw:equation draw:name="f12" draw:formula="237*logwidth/680"/>
                  <draw:equation draw:name="f13" draw:formula="330*logheight/395"/>
                  <draw:equation draw:name="f14" draw:formula="124*logwidth/680"/>
                  <draw:equation draw:name="f15" draw:formula="361*logheight/395"/>
                  <draw:equation draw:name="f16" draw:formula="88*logwidth/680"/>
                  <draw:equation draw:name="f17" draw:formula="370*logheight/395"/>
                  <draw:equation draw:name="f18" draw:formula="94*logwidth/680"/>
                  <draw:equation draw:name="f19" draw:formula="373*logheight/395"/>
                  <draw:equation draw:name="f20" draw:formula="128*logwidth/680"/>
                  <draw:equation draw:name="f21" draw:formula="375*logheight/395"/>
                  <draw:equation draw:name="f22" draw:formula="162*logwidth/680"/>
                  <draw:equation draw:name="f23" draw:formula="369*logheight/395"/>
                  <draw:equation draw:name="f24" draw:formula="194*logwidth/680"/>
                  <draw:equation draw:name="f25" draw:formula="356*logheight/395"/>
                  <draw:equation draw:name="f26" draw:formula="229*logwidth/680"/>
                  <draw:equation draw:name="f27" draw:formula="346*logheight/395"/>
                  <draw:equation draw:name="f28" draw:formula="208*logwidth/680"/>
                  <draw:equation draw:name="f29" draw:formula="357*logheight/395"/>
                  <draw:equation draw:name="f30" draw:formula="167*logwidth/680"/>
                  <draw:equation draw:name="f31" draw:formula="373*logheight/395"/>
                  <draw:equation draw:name="f32" draw:formula="157*logwidth/680"/>
                  <draw:equation draw:name="f33" draw:formula="377*logheight/395"/>
                  <draw:equation draw:name="f34" draw:formula="148*logwidth/680"/>
                  <draw:equation draw:name="f35" draw:formula="380*logheight/395"/>
                  <draw:equation draw:name="f36" draw:formula="170*logwidth/680"/>
                  <draw:equation draw:name="f37" draw:formula="385*logheight/395"/>
                  <draw:equation draw:name="f38" draw:formula="188*logwidth/680"/>
                  <draw:equation draw:name="f39" draw:formula="385*logheight/395"/>
                  <draw:equation draw:name="f40" draw:formula="205*logwidth/680"/>
                  <draw:equation draw:name="f41" draw:formula="378*logheight/395"/>
                  <draw:equation draw:name="f42" draw:formula="311*logwidth/680"/>
                  <draw:equation draw:name="f43" draw:formula="347*logheight/395"/>
                  <draw:equation draw:name="f44" draw:formula="372*logwidth/680"/>
                  <draw:equation draw:name="f45" draw:formula="327*logheight/395"/>
                  <draw:equation draw:name="f46" draw:formula="453*logwidth/680"/>
                  <draw:equation draw:name="f47" draw:formula="291*logheight/395"/>
                  <draw:equation draw:name="f48" draw:formula="529*logwidth/680"/>
                  <draw:equation draw:name="f49" draw:formula="239*logheight/395"/>
                  <draw:equation draw:name="f50" draw:formula="595*logwidth/680"/>
                  <draw:equation draw:name="f51" draw:formula="174*logheight/395"/>
                  <draw:equation draw:name="f52" draw:formula="646*logwidth/680"/>
                  <draw:equation draw:name="f53" draw:formula="99*logheight/395"/>
                  <draw:equation draw:name="f54" draw:formula="672*logwidth/680"/>
                  <draw:equation draw:name="f55" draw:formula="15*logheight/395"/>
                  <draw:equation draw:name="f56" draw:formula="680*logwidth/680"/>
                  <draw:equation draw:name="f57" draw:formula="1*logheight/395"/>
                  <draw:equation draw:name="f58" draw:formula="658*logwidth/680"/>
                  <draw:equation draw:name="f59" draw:formula="81*logheight/395"/>
                  <draw:equation draw:name="f60" draw:formula="615*logwidth/680"/>
                  <draw:equation draw:name="f61" draw:formula="155*logheight/395"/>
                  <draw:equation draw:name="f62" draw:formula="557*logwidth/680"/>
                  <draw:equation draw:name="f63" draw:formula="221*logheight/395"/>
                  <draw:equation draw:name="f64" draw:formula="487*logwidth/680"/>
                  <draw:equation draw:name="f65" draw:formula="274*logheight/395"/>
                  <draw:equation draw:name="f66" draw:formula="412*logwidth/680"/>
                  <draw:equation draw:name="f67" draw:formula="316*logheight/395"/>
                  <draw:equation draw:name="f68" draw:formula="363*logwidth/680"/>
                  <draw:equation draw:name="f69" draw:formula="335*logheight/395"/>
                  <draw:equation draw:name="f70" draw:formula="295*logwidth/680"/>
                  <draw:equation draw:name="f71" draw:formula="359*logheight/395"/>
                  <draw:equation draw:name="f72" draw:formula="224*logwidth/680"/>
                  <draw:equation draw:name="f73" draw:formula="381*logheight/395"/>
                  <draw:equation draw:name="f74" draw:formula="154*logwidth/680"/>
                  <draw:equation draw:name="f75" draw:formula="390*logheight/395"/>
                  <draw:equation draw:name="f76" draw:formula="103*logwidth/680"/>
                  <draw:equation draw:name="f77" draw:formula="386*logheight/395"/>
                  <draw:equation draw:name="f78" draw:formula="72*logwidth/680"/>
                  <draw:equation draw:name="f79" draw:formula="384*logheight/395"/>
                  <draw:equation draw:name="f80" draw:formula="29*logwidth/680"/>
                  <draw:equation draw:name="f81" draw:formula="391*logheight/395"/>
                  <draw:equation draw:name="f82" draw:formula="20*logwidth/680"/>
                  <draw:equation draw:name="f83" draw:formula="392*logheight/395"/>
                  <draw:equation draw:name="f84" draw:formula="7*logwidth/680"/>
                  <draw:equation draw:name="f85" draw:formula="395*logheight/395"/>
                  <draw:equation draw:name="f86" draw:formula="0*logwidth/680"/>
                  <draw:equation draw:name="f87" draw:formula="391*logheight/395"/>
                  <draw:equation draw:name="f88" draw:formula="6*logwidth/680"/>
                  <draw:equation draw:name="f89" draw:formula="384*logheight/395"/>
                  <draw:equation draw:name="f90" draw:formula="20*logwidth/680"/>
                  <draw:equation draw:name="f91" draw:formula="383*logheight/395"/>
                  <draw:equation draw:name="f92" draw:formula="48*logwidth/680"/>
                  <draw:equation draw:name="f93" draw:formula="377*logheight/395"/>
                  <draw:equation draw:name="f94" draw:formula="95*logwidth/680"/>
                  <draw:equation draw:name="f95" draw:formula="363*logheight/395"/>
                  <draw:equation draw:name="f96" draw:formula="122*logwidth/680"/>
                  <draw:equation draw:name="f97" draw:formula="357*logheight/395"/>
                  <draw:equation draw:name="f98" draw:formula="236*logwidth/680"/>
                  <draw:equation draw:name="f99" draw:formula="326*logheight/395"/>
                  <draw:equation draw:name="f100" draw:formula="320*logwidth/680"/>
                  <draw:equation draw:name="f101" draw:formula="296*logheight/395"/>
                  <draw:equation draw:name="f102" draw:formula="386*logwidth/680"/>
                  <draw:equation draw:name="f103" draw:formula="266*logheight/395"/>
                  <draw:equation draw:name="f104" draw:formula="459*logwidth/680"/>
                  <draw:equation draw:name="f105" draw:formula="227*logheight/395"/>
                  <draw:equation draw:name="f106" draw:formula="532*logwidth/680"/>
                  <draw:equation draw:name="f107" draw:formula="177*logheight/395"/>
                  <draw:equation draw:name="f108" draw:formula="598*logwidth/680"/>
                  <draw:equation draw:name="f109" draw:formula="116*logheight/395"/>
                  <draw:equation draw:name="f110" draw:formula="654*logwidth/680"/>
                  <draw:equation draw:name="f111" draw:formula="42*logheight/395"/>
                  <draw:equation draw:name="f112" draw:formula="logwidth"/>
                  <draw:equation draw:name="f113" draw:formula="logheight"/>
                </draw:enhanced-geometry>
              </draw:custom-shape>
              <draw:custom-shape draw:name="Freeform 41" draw:style-name="gr3" draw:text-style-name="P4" svg:width="49.24mm" svg:height="3.43mm" svg:x="11.33mm" svg:y="9.49mm">
                <text:p/>
                <draw:enhanced-geometry draw:mirror-horizontal="false" draw:mirror-vertical="false" drawooo:sub-view-size="2318 160" draw:text-areas="0 0 ?f98 ?f99" svg:viewBox="0 0 0 0" draw:type="ooxml-non-primitive" draw:enhanced-path="M 1064 0 L 1093 1 1122 4 1150 9 1177 15 1203 18 1229 18 1243 17 1257 15 1276 11 1298 10 1347 15 1395 21 1444 30 1488 38 1532 45 1574 47 1616 47 1660 47 1704 50 1750 55 1794 59 1837 61 1880 57 1921 56 1962 59 2003 63 2050 67 2099 68 2117 68 2138 69 2158 70 2179 71 2201 72 2223 71 2244 69 2264 63 2282 54 2285 55 2290 55 2297 55 2304 55 2311 56 2315 59 2318 62 2317 67 2315 66 2309 66 2299 66 2290 66 2282 67 2279 68 2266 74 2254 78 2241 81 2207 83 2173 83 2138 82 2117 81 2100 81 2050 80 2002 76 1961 71 1922 69 1881 70 1837 74 1794 72 1749 68 1702 63 1659 60 1616 60 1573 61 1529 57 1485 51 1442 42 1393 34 1345 27 1298 23 1279 24 1259 27 1244 30 1229 31 1201 31 1175 27 1147 22 1120 17 1093 13 1065 12 991 18 917 25 863 30 803 34 745 36 687 37 639 37 588 38 533 40 472 45 408 51 344 61 280 74 256 79 230 85 203 93 175 100 146 109 118 116 91 125 67 132 46 140 30 148 18 153 13 157 13 157 13 155 1 160 0 158 0 155 1 152 7 145 19 139 35 131 56 123 78 115 104 107 130 99 156 92 182 84 207 78 229 72 249 67 263 64 272 62 276 61 341 48 406 38 470 32 532 27 588 25 639 24 687 24 745 23 802 21 862 17 916 12 990 5 1064 0 Z N">
                  <draw:equation draw:name="f0" draw:formula="1122*logwidth/2318"/>
                  <draw:equation draw:name="f1" draw:formula="4*logheight/160"/>
                  <draw:equation draw:name="f2" draw:formula="1203*logwidth/2318"/>
                  <draw:equation draw:name="f3" draw:formula="18*logheight/160"/>
                  <draw:equation draw:name="f4" draw:formula="1257*logwidth/2318"/>
                  <draw:equation draw:name="f5" draw:formula="15*logheight/160"/>
                  <draw:equation draw:name="f6" draw:formula="1347*logwidth/2318"/>
                  <draw:equation draw:name="f7" draw:formula="15*logheight/160"/>
                  <draw:equation draw:name="f8" draw:formula="1488*logwidth/2318"/>
                  <draw:equation draw:name="f9" draw:formula="38*logheight/160"/>
                  <draw:equation draw:name="f10" draw:formula="1616*logwidth/2318"/>
                  <draw:equation draw:name="f11" draw:formula="47*logheight/160"/>
                  <draw:equation draw:name="f12" draw:formula="1750*logwidth/2318"/>
                  <draw:equation draw:name="f13" draw:formula="55*logheight/160"/>
                  <draw:equation draw:name="f14" draw:formula="1880*logwidth/2318"/>
                  <draw:equation draw:name="f15" draw:formula="57*logheight/160"/>
                  <draw:equation draw:name="f16" draw:formula="2003*logwidth/2318"/>
                  <draw:equation draw:name="f17" draw:formula="63*logheight/160"/>
                  <draw:equation draw:name="f18" draw:formula="2117*logwidth/2318"/>
                  <draw:equation draw:name="f19" draw:formula="68*logheight/160"/>
                  <draw:equation draw:name="f20" draw:formula="2179*logwidth/2318"/>
                  <draw:equation draw:name="f21" draw:formula="71*logheight/160"/>
                  <draw:equation draw:name="f22" draw:formula="2244*logwidth/2318"/>
                  <draw:equation draw:name="f23" draw:formula="69*logheight/160"/>
                  <draw:equation draw:name="f24" draw:formula="2285*logwidth/2318"/>
                  <draw:equation draw:name="f25" draw:formula="55*logheight/160"/>
                  <draw:equation draw:name="f26" draw:formula="2304*logwidth/2318"/>
                  <draw:equation draw:name="f27" draw:formula="55*logheight/160"/>
                  <draw:equation draw:name="f28" draw:formula="2318*logwidth/2318"/>
                  <draw:equation draw:name="f29" draw:formula="62*logheight/160"/>
                  <draw:equation draw:name="f30" draw:formula="2309*logwidth/2318"/>
                  <draw:equation draw:name="f31" draw:formula="66*logheight/160"/>
                  <draw:equation draw:name="f32" draw:formula="2282*logwidth/2318"/>
                  <draw:equation draw:name="f33" draw:formula="67*logheight/160"/>
                  <draw:equation draw:name="f34" draw:formula="2254*logwidth/2318"/>
                  <draw:equation draw:name="f35" draw:formula="78*logheight/160"/>
                  <draw:equation draw:name="f36" draw:formula="2173*logwidth/2318"/>
                  <draw:equation draw:name="f37" draw:formula="83*logheight/160"/>
                  <draw:equation draw:name="f38" draw:formula="2100*logwidth/2318"/>
                  <draw:equation draw:name="f39" draw:formula="81*logheight/160"/>
                  <draw:equation draw:name="f40" draw:formula="1961*logwidth/2318"/>
                  <draw:equation draw:name="f41" draw:formula="71*logheight/160"/>
                  <draw:equation draw:name="f42" draw:formula="1837*logwidth/2318"/>
                  <draw:equation draw:name="f43" draw:formula="74*logheight/160"/>
                  <draw:equation draw:name="f44" draw:formula="1702*logwidth/2318"/>
                  <draw:equation draw:name="f45" draw:formula="63*logheight/160"/>
                  <draw:equation draw:name="f46" draw:formula="1573*logwidth/2318"/>
                  <draw:equation draw:name="f47" draw:formula="61*logheight/160"/>
                  <draw:equation draw:name="f48" draw:formula="1442*logwidth/2318"/>
                  <draw:equation draw:name="f49" draw:formula="42*logheight/160"/>
                  <draw:equation draw:name="f50" draw:formula="1298*logwidth/2318"/>
                  <draw:equation draw:name="f51" draw:formula="23*logheight/160"/>
                  <draw:equation draw:name="f52" draw:formula="1244*logwidth/2318"/>
                  <draw:equation draw:name="f53" draw:formula="30*logheight/160"/>
                  <draw:equation draw:name="f54" draw:formula="1175*logwidth/2318"/>
                  <draw:equation draw:name="f55" draw:formula="27*logheight/160"/>
                  <draw:equation draw:name="f56" draw:formula="1093*logwidth/2318"/>
                  <draw:equation draw:name="f57" draw:formula="13*logheight/160"/>
                  <draw:equation draw:name="f58" draw:formula="917*logwidth/2318"/>
                  <draw:equation draw:name="f59" draw:formula="25*logheight/160"/>
                  <draw:equation draw:name="f60" draw:formula="745*logwidth/2318"/>
                  <draw:equation draw:name="f61" draw:formula="36*logheight/160"/>
                  <draw:equation draw:name="f62" draw:formula="588*logwidth/2318"/>
                  <draw:equation draw:name="f63" draw:formula="38*logheight/160"/>
                  <draw:equation draw:name="f64" draw:formula="408*logwidth/2318"/>
                  <draw:equation draw:name="f65" draw:formula="51*logheight/160"/>
                  <draw:equation draw:name="f66" draw:formula="256*logwidth/2318"/>
                  <draw:equation draw:name="f67" draw:formula="79*logheight/160"/>
                  <draw:equation draw:name="f68" draw:formula="175*logwidth/2318"/>
                  <draw:equation draw:name="f69" draw:formula="100*logheight/160"/>
                  <draw:equation draw:name="f70" draw:formula="91*logwidth/2318"/>
                  <draw:equation draw:name="f71" draw:formula="125*logheight/160"/>
                  <draw:equation draw:name="f72" draw:formula="30*logwidth/2318"/>
                  <draw:equation draw:name="f73" draw:formula="148*logheight/160"/>
                  <draw:equation draw:name="f74" draw:formula="13*logwidth/2318"/>
                  <draw:equation draw:name="f75" draw:formula="157*logheight/160"/>
                  <draw:equation draw:name="f76" draw:formula="0*logwidth/2318"/>
                  <draw:equation draw:name="f77" draw:formula="158*logheight/160"/>
                  <draw:equation draw:name="f78" draw:formula="7*logwidth/2318"/>
                  <draw:equation draw:name="f79" draw:formula="145*logheight/160"/>
                  <draw:equation draw:name="f80" draw:formula="56*logwidth/2318"/>
                  <draw:equation draw:name="f81" draw:formula="123*logheight/160"/>
                  <draw:equation draw:name="f82" draw:formula="130*logwidth/2318"/>
                  <draw:equation draw:name="f83" draw:formula="99*logheight/160"/>
                  <draw:equation draw:name="f84" draw:formula="207*logwidth/2318"/>
                  <draw:equation draw:name="f85" draw:formula="78*logheight/160"/>
                  <draw:equation draw:name="f86" draw:formula="263*logwidth/2318"/>
                  <draw:equation draw:name="f87" draw:formula="64*logheight/160"/>
                  <draw:equation draw:name="f88" draw:formula="341*logwidth/2318"/>
                  <draw:equation draw:name="f89" draw:formula="48*logheight/160"/>
                  <draw:equation draw:name="f90" draw:formula="532*logwidth/2318"/>
                  <draw:equation draw:name="f91" draw:formula="27*logheight/160"/>
                  <draw:equation draw:name="f92" draw:formula="687*logwidth/2318"/>
                  <draw:equation draw:name="f93" draw:formula="24*logheight/160"/>
                  <draw:equation draw:name="f94" draw:formula="862*logwidth/2318"/>
                  <draw:equation draw:name="f95" draw:formula="17*logheight/160"/>
                  <draw:equation draw:name="f96" draw:formula="1064*logwidth/2318"/>
                  <draw:equation draw:name="f97" draw:formula="0*logheight/160"/>
                  <draw:equation draw:name="f98" draw:formula="logwidth"/>
                  <draw:equation draw:name="f99" draw:formula="logheight"/>
                </draw:enhanced-geometry>
              </draw:custom-shape>
              <draw:custom-shape draw:name="Freeform 42" draw:style-name="gr3" draw:text-style-name="P4" svg:width="5.52mm" svg:height="0.52mm" svg:x="68.33mm" svg:y="10.55mm">
                <text:p/>
                <draw:enhanced-geometry draw:mirror-horizontal="false" draw:mirror-vertical="false" drawooo:sub-view-size="263 22" draw:text-areas="0 0 ?f62 ?f63" svg:viewBox="0 0 0 0" draw:type="ooxml-non-primitive" draw:enhanced-path="M 263 0 L 263 4 232 4 202 8 172 13 130 18 88 22 75 21 60 21 51 21 39 21 27 19 20 17 12 14 9 12 6 11 3 10 0 10 9 10 19 12 28 15 39 16 51 16 60 16 75 16 88 17 130 14 171 9 201 3 232 0 263 0 Z N">
                  <draw:equation draw:name="f0" draw:formula="263*logwidth/263"/>
                  <draw:equation draw:name="f1" draw:formula="0*logheight/22"/>
                  <draw:equation draw:name="f2" draw:formula="263*logwidth/263"/>
                  <draw:equation draw:name="f3" draw:formula="4*logheight/22"/>
                  <draw:equation draw:name="f4" draw:formula="232*logwidth/263"/>
                  <draw:equation draw:name="f5" draw:formula="4*logheight/22"/>
                  <draw:equation draw:name="f6" draw:formula="202*logwidth/263"/>
                  <draw:equation draw:name="f7" draw:formula="8*logheight/22"/>
                  <draw:equation draw:name="f8" draw:formula="172*logwidth/263"/>
                  <draw:equation draw:name="f9" draw:formula="13*logheight/22"/>
                  <draw:equation draw:name="f10" draw:formula="130*logwidth/263"/>
                  <draw:equation draw:name="f11" draw:formula="18*logheight/22"/>
                  <draw:equation draw:name="f12" draw:formula="88*logwidth/263"/>
                  <draw:equation draw:name="f13" draw:formula="22*logheight/22"/>
                  <draw:equation draw:name="f14" draw:formula="75*logwidth/263"/>
                  <draw:equation draw:name="f15" draw:formula="21*logheight/22"/>
                  <draw:equation draw:name="f16" draw:formula="60*logwidth/263"/>
                  <draw:equation draw:name="f17" draw:formula="21*logheight/22"/>
                  <draw:equation draw:name="f18" draw:formula="51*logwidth/263"/>
                  <draw:equation draw:name="f19" draw:formula="21*logheight/22"/>
                  <draw:equation draw:name="f20" draw:formula="39*logwidth/263"/>
                  <draw:equation draw:name="f21" draw:formula="21*logheight/22"/>
                  <draw:equation draw:name="f22" draw:formula="27*logwidth/263"/>
                  <draw:equation draw:name="f23" draw:formula="19*logheight/22"/>
                  <draw:equation draw:name="f24" draw:formula="20*logwidth/263"/>
                  <draw:equation draw:name="f25" draw:formula="17*logheight/22"/>
                  <draw:equation draw:name="f26" draw:formula="12*logwidth/263"/>
                  <draw:equation draw:name="f27" draw:formula="14*logheight/22"/>
                  <draw:equation draw:name="f28" draw:formula="9*logwidth/263"/>
                  <draw:equation draw:name="f29" draw:formula="12*logheight/22"/>
                  <draw:equation draw:name="f30" draw:formula="6*logwidth/263"/>
                  <draw:equation draw:name="f31" draw:formula="11*logheight/22"/>
                  <draw:equation draw:name="f32" draw:formula="3*logwidth/263"/>
                  <draw:equation draw:name="f33" draw:formula="10*logheight/22"/>
                  <draw:equation draw:name="f34" draw:formula="0*logwidth/263"/>
                  <draw:equation draw:name="f35" draw:formula="10*logheight/22"/>
                  <draw:equation draw:name="f36" draw:formula="9*logwidth/263"/>
                  <draw:equation draw:name="f37" draw:formula="10*logheight/22"/>
                  <draw:equation draw:name="f38" draw:formula="19*logwidth/263"/>
                  <draw:equation draw:name="f39" draw:formula="12*logheight/22"/>
                  <draw:equation draw:name="f40" draw:formula="28*logwidth/263"/>
                  <draw:equation draw:name="f41" draw:formula="15*logheight/22"/>
                  <draw:equation draw:name="f42" draw:formula="39*logwidth/263"/>
                  <draw:equation draw:name="f43" draw:formula="16*logheight/22"/>
                  <draw:equation draw:name="f44" draw:formula="51*logwidth/263"/>
                  <draw:equation draw:name="f45" draw:formula="16*logheight/22"/>
                  <draw:equation draw:name="f46" draw:formula="60*logwidth/263"/>
                  <draw:equation draw:name="f47" draw:formula="16*logheight/22"/>
                  <draw:equation draw:name="f48" draw:formula="75*logwidth/263"/>
                  <draw:equation draw:name="f49" draw:formula="16*logheight/22"/>
                  <draw:equation draw:name="f50" draw:formula="88*logwidth/263"/>
                  <draw:equation draw:name="f51" draw:formula="17*logheight/22"/>
                  <draw:equation draw:name="f52" draw:formula="130*logwidth/263"/>
                  <draw:equation draw:name="f53" draw:formula="14*logheight/22"/>
                  <draw:equation draw:name="f54" draw:formula="171*logwidth/263"/>
                  <draw:equation draw:name="f55" draw:formula="9*logheight/22"/>
                  <draw:equation draw:name="f56" draw:formula="201*logwidth/263"/>
                  <draw:equation draw:name="f57" draw:formula="3*logheight/22"/>
                  <draw:equation draw:name="f58" draw:formula="232*logwidth/263"/>
                  <draw:equation draw:name="f59" draw:formula="0*logheight/22"/>
                  <draw:equation draw:name="f60" draw:formula="263*logwidth/263"/>
                  <draw:equation draw:name="f61" draw:formula="0*logheight/22"/>
                  <draw:equation draw:name="f62" draw:formula="logwidth"/>
                  <draw:equation draw:name="f63" draw:formula="logheight"/>
                </draw:enhanced-geometry>
              </draw:custom-shape>
              <draw:custom-shape draw:name="Freeform 43" draw:style-name="gr3" draw:text-style-name="P4" svg:width="4.42mm" svg:height="0.78mm" svg:x="68.61mm" svg:y="10.81mm">
                <text:p/>
                <draw:enhanced-geometry draw:mirror-horizontal="false" draw:mirror-vertical="false" drawooo:sub-view-size="201 30" draw:text-areas="0 0 ?f82 ?f83" svg:viewBox="0 0 0 0" draw:type="ooxml-non-primitive" draw:enhanced-path="M 8 0 L 17 2 25 5 32 9 37 11 42 12 61 12 78 10 96 5 114 4 131 5 150 10 151 10 152 10 155 11 157 12 160 13 164 13 165 14 166 14 179 17 190 22 201 26 199 30 189 26 176 22 165 18 149 14 131 10 115 9 97 12 95 12 78 15 60 17 41 16 33 14 24 10 11 5 1 4 0 0 8 0 Z N">
                  <draw:equation draw:name="f0" draw:formula="8*logwidth/201"/>
                  <draw:equation draw:name="f1" draw:formula="0*logheight/30"/>
                  <draw:equation draw:name="f2" draw:formula="17*logwidth/201"/>
                  <draw:equation draw:name="f3" draw:formula="2*logheight/30"/>
                  <draw:equation draw:name="f4" draw:formula="25*logwidth/201"/>
                  <draw:equation draw:name="f5" draw:formula="5*logheight/30"/>
                  <draw:equation draw:name="f6" draw:formula="32*logwidth/201"/>
                  <draw:equation draw:name="f7" draw:formula="9*logheight/30"/>
                  <draw:equation draw:name="f8" draw:formula="37*logwidth/201"/>
                  <draw:equation draw:name="f9" draw:formula="11*logheight/30"/>
                  <draw:equation draw:name="f10" draw:formula="42*logwidth/201"/>
                  <draw:equation draw:name="f11" draw:formula="12*logheight/30"/>
                  <draw:equation draw:name="f12" draw:formula="61*logwidth/201"/>
                  <draw:equation draw:name="f13" draw:formula="12*logheight/30"/>
                  <draw:equation draw:name="f14" draw:formula="78*logwidth/201"/>
                  <draw:equation draw:name="f15" draw:formula="10*logheight/30"/>
                  <draw:equation draw:name="f16" draw:formula="96*logwidth/201"/>
                  <draw:equation draw:name="f17" draw:formula="5*logheight/30"/>
                  <draw:equation draw:name="f18" draw:formula="114*logwidth/201"/>
                  <draw:equation draw:name="f19" draw:formula="4*logheight/30"/>
                  <draw:equation draw:name="f20" draw:formula="131*logwidth/201"/>
                  <draw:equation draw:name="f21" draw:formula="5*logheight/30"/>
                  <draw:equation draw:name="f22" draw:formula="150*logwidth/201"/>
                  <draw:equation draw:name="f23" draw:formula="10*logheight/30"/>
                  <draw:equation draw:name="f24" draw:formula="151*logwidth/201"/>
                  <draw:equation draw:name="f25" draw:formula="10*logheight/30"/>
                  <draw:equation draw:name="f26" draw:formula="152*logwidth/201"/>
                  <draw:equation draw:name="f27" draw:formula="10*logheight/30"/>
                  <draw:equation draw:name="f28" draw:formula="155*logwidth/201"/>
                  <draw:equation draw:name="f29" draw:formula="11*logheight/30"/>
                  <draw:equation draw:name="f30" draw:formula="157*logwidth/201"/>
                  <draw:equation draw:name="f31" draw:formula="12*logheight/30"/>
                  <draw:equation draw:name="f32" draw:formula="160*logwidth/201"/>
                  <draw:equation draw:name="f33" draw:formula="13*logheight/30"/>
                  <draw:equation draw:name="f34" draw:formula="164*logwidth/201"/>
                  <draw:equation draw:name="f35" draw:formula="13*logheight/30"/>
                  <draw:equation draw:name="f36" draw:formula="165*logwidth/201"/>
                  <draw:equation draw:name="f37" draw:formula="14*logheight/30"/>
                  <draw:equation draw:name="f38" draw:formula="166*logwidth/201"/>
                  <draw:equation draw:name="f39" draw:formula="14*logheight/30"/>
                  <draw:equation draw:name="f40" draw:formula="179*logwidth/201"/>
                  <draw:equation draw:name="f41" draw:formula="17*logheight/30"/>
                  <draw:equation draw:name="f42" draw:formula="190*logwidth/201"/>
                  <draw:equation draw:name="f43" draw:formula="22*logheight/30"/>
                  <draw:equation draw:name="f44" draw:formula="201*logwidth/201"/>
                  <draw:equation draw:name="f45" draw:formula="26*logheight/30"/>
                  <draw:equation draw:name="f46" draw:formula="199*logwidth/201"/>
                  <draw:equation draw:name="f47" draw:formula="30*logheight/30"/>
                  <draw:equation draw:name="f48" draw:formula="189*logwidth/201"/>
                  <draw:equation draw:name="f49" draw:formula="26*logheight/30"/>
                  <draw:equation draw:name="f50" draw:formula="176*logwidth/201"/>
                  <draw:equation draw:name="f51" draw:formula="22*logheight/30"/>
                  <draw:equation draw:name="f52" draw:formula="165*logwidth/201"/>
                  <draw:equation draw:name="f53" draw:formula="18*logheight/30"/>
                  <draw:equation draw:name="f54" draw:formula="149*logwidth/201"/>
                  <draw:equation draw:name="f55" draw:formula="14*logheight/30"/>
                  <draw:equation draw:name="f56" draw:formula="131*logwidth/201"/>
                  <draw:equation draw:name="f57" draw:formula="10*logheight/30"/>
                  <draw:equation draw:name="f58" draw:formula="115*logwidth/201"/>
                  <draw:equation draw:name="f59" draw:formula="9*logheight/30"/>
                  <draw:equation draw:name="f60" draw:formula="97*logwidth/201"/>
                  <draw:equation draw:name="f61" draw:formula="12*logheight/30"/>
                  <draw:equation draw:name="f62" draw:formula="95*logwidth/201"/>
                  <draw:equation draw:name="f63" draw:formula="12*logheight/30"/>
                  <draw:equation draw:name="f64" draw:formula="78*logwidth/201"/>
                  <draw:equation draw:name="f65" draw:formula="15*logheight/30"/>
                  <draw:equation draw:name="f66" draw:formula="60*logwidth/201"/>
                  <draw:equation draw:name="f67" draw:formula="17*logheight/30"/>
                  <draw:equation draw:name="f68" draw:formula="41*logwidth/201"/>
                  <draw:equation draw:name="f69" draw:formula="16*logheight/30"/>
                  <draw:equation draw:name="f70" draw:formula="33*logwidth/201"/>
                  <draw:equation draw:name="f71" draw:formula="14*logheight/30"/>
                  <draw:equation draw:name="f72" draw:formula="24*logwidth/201"/>
                  <draw:equation draw:name="f73" draw:formula="10*logheight/30"/>
                  <draw:equation draw:name="f74" draw:formula="11*logwidth/201"/>
                  <draw:equation draw:name="f75" draw:formula="5*logheight/30"/>
                  <draw:equation draw:name="f76" draw:formula="1*logwidth/201"/>
                  <draw:equation draw:name="f77" draw:formula="4*logheight/30"/>
                  <draw:equation draw:name="f78" draw:formula="0*logwidth/201"/>
                  <draw:equation draw:name="f79" draw:formula="0*logheight/30"/>
                  <draw:equation draw:name="f80" draw:formula="8*logwidth/201"/>
                  <draw:equation draw:name="f81" draw:formula="0*logheight/30"/>
                  <draw:equation draw:name="f82" draw:formula="logwidth"/>
                  <draw:equation draw:name="f83" draw:formula="logheight"/>
                </draw:enhanced-geometry>
              </draw:custom-shape>
              <draw:custom-shape draw:name="Freeform 44" draw:style-name="gr3" draw:text-style-name="P4" svg:width="1.65mm" svg:height="0.25mm" svg:x="74.42mm" svg:y="10.81mm">
                <text:p/>
                <draw:enhanced-geometry draw:mirror-horizontal="false" draw:mirror-vertical="false" drawooo:sub-view-size="73 14" draw:text-areas="0 0 ?f34 ?f35" svg:viewBox="0 0 0 0" draw:type="ooxml-non-primitive" draw:enhanced-path="M 22 0 L 36 1 50 3 62 6 73 9 71 14 71 14 66 13 59 10 48 8 35 5 24 4 12 4 2 6 0 3 10 1 22 0 Z N">
                  <draw:equation draw:name="f0" draw:formula="22*logwidth/73"/>
                  <draw:equation draw:name="f1" draw:formula="0*logheight/14"/>
                  <draw:equation draw:name="f2" draw:formula="36*logwidth/73"/>
                  <draw:equation draw:name="f3" draw:formula="1*logheight/14"/>
                  <draw:equation draw:name="f4" draw:formula="50*logwidth/73"/>
                  <draw:equation draw:name="f5" draw:formula="3*logheight/14"/>
                  <draw:equation draw:name="f6" draw:formula="62*logwidth/73"/>
                  <draw:equation draw:name="f7" draw:formula="6*logheight/14"/>
                  <draw:equation draw:name="f8" draw:formula="73*logwidth/73"/>
                  <draw:equation draw:name="f9" draw:formula="9*logheight/14"/>
                  <draw:equation draw:name="f10" draw:formula="71*logwidth/73"/>
                  <draw:equation draw:name="f11" draw:formula="14*logheight/14"/>
                  <draw:equation draw:name="f12" draw:formula="71*logwidth/73"/>
                  <draw:equation draw:name="f13" draw:formula="14*logheight/14"/>
                  <draw:equation draw:name="f14" draw:formula="66*logwidth/73"/>
                  <draw:equation draw:name="f15" draw:formula="13*logheight/14"/>
                  <draw:equation draw:name="f16" draw:formula="59*logwidth/73"/>
                  <draw:equation draw:name="f17" draw:formula="10*logheight/14"/>
                  <draw:equation draw:name="f18" draw:formula="48*logwidth/73"/>
                  <draw:equation draw:name="f19" draw:formula="8*logheight/14"/>
                  <draw:equation draw:name="f20" draw:formula="35*logwidth/73"/>
                  <draw:equation draw:name="f21" draw:formula="5*logheight/14"/>
                  <draw:equation draw:name="f22" draw:formula="24*logwidth/73"/>
                  <draw:equation draw:name="f23" draw:formula="4*logheight/14"/>
                  <draw:equation draw:name="f24" draw:formula="12*logwidth/73"/>
                  <draw:equation draw:name="f25" draw:formula="4*logheight/14"/>
                  <draw:equation draw:name="f26" draw:formula="2*logwidth/73"/>
                  <draw:equation draw:name="f27" draw:formula="6*logheight/14"/>
                  <draw:equation draw:name="f28" draw:formula="0*logwidth/73"/>
                  <draw:equation draw:name="f29" draw:formula="3*logheight/14"/>
                  <draw:equation draw:name="f30" draw:formula="10*logwidth/73"/>
                  <draw:equation draw:name="f31" draw:formula="1*logheight/14"/>
                  <draw:equation draw:name="f32" draw:formula="22*logwidth/73"/>
                  <draw:equation draw:name="f33" draw:formula="0*logheight/14"/>
                  <draw:equation draw:name="f34" draw:formula="logwidth"/>
                  <draw:equation draw:name="f35" draw:formula="logheight"/>
                </draw:enhanced-geometry>
              </draw:custom-shape>
              <draw:custom-shape draw:name="Freeform 45" draw:style-name="gr3" draw:text-style-name="P4" svg:width="2.76mm" svg:height="0.78mm" svg:x="75.52mm" svg:y="10.55mm">
                <text:p/>
                <draw:enhanced-geometry draw:mirror-horizontal="false" draw:mirror-vertical="false" drawooo:sub-view-size="129 34" draw:text-areas="0 0 ?f76 ?f77" svg:viewBox="0 0 0 0" draw:type="ooxml-non-primitive" draw:enhanced-path="M 67 0 L 69 4 57 8 46 11 38 16 44 15 49 15 53 15 57 15 62 16 68 19 73 21 77 25 83 27 101 30 115 29 128 27 129 31 113 34 98 34 81 31 75 29 70 26 66 23 61 20 56 19 51 19 45 19 39 20 30 20 21 21 12 20 5 18 0 15 20 13 38 9 56 3 67 0 Z N">
                  <draw:equation draw:name="f0" draw:formula="67*logwidth/129"/>
                  <draw:equation draw:name="f1" draw:formula="0*logheight/34"/>
                  <draw:equation draw:name="f2" draw:formula="69*logwidth/129"/>
                  <draw:equation draw:name="f3" draw:formula="4*logheight/34"/>
                  <draw:equation draw:name="f4" draw:formula="57*logwidth/129"/>
                  <draw:equation draw:name="f5" draw:formula="8*logheight/34"/>
                  <draw:equation draw:name="f6" draw:formula="46*logwidth/129"/>
                  <draw:equation draw:name="f7" draw:formula="11*logheight/34"/>
                  <draw:equation draw:name="f8" draw:formula="38*logwidth/129"/>
                  <draw:equation draw:name="f9" draw:formula="16*logheight/34"/>
                  <draw:equation draw:name="f10" draw:formula="44*logwidth/129"/>
                  <draw:equation draw:name="f11" draw:formula="15*logheight/34"/>
                  <draw:equation draw:name="f12" draw:formula="49*logwidth/129"/>
                  <draw:equation draw:name="f13" draw:formula="15*logheight/34"/>
                  <draw:equation draw:name="f14" draw:formula="53*logwidth/129"/>
                  <draw:equation draw:name="f15" draw:formula="15*logheight/34"/>
                  <draw:equation draw:name="f16" draw:formula="57*logwidth/129"/>
                  <draw:equation draw:name="f17" draw:formula="15*logheight/34"/>
                  <draw:equation draw:name="f18" draw:formula="62*logwidth/129"/>
                  <draw:equation draw:name="f19" draw:formula="16*logheight/34"/>
                  <draw:equation draw:name="f20" draw:formula="68*logwidth/129"/>
                  <draw:equation draw:name="f21" draw:formula="19*logheight/34"/>
                  <draw:equation draw:name="f22" draw:formula="73*logwidth/129"/>
                  <draw:equation draw:name="f23" draw:formula="21*logheight/34"/>
                  <draw:equation draw:name="f24" draw:formula="77*logwidth/129"/>
                  <draw:equation draw:name="f25" draw:formula="25*logheight/34"/>
                  <draw:equation draw:name="f26" draw:formula="83*logwidth/129"/>
                  <draw:equation draw:name="f27" draw:formula="27*logheight/34"/>
                  <draw:equation draw:name="f28" draw:formula="101*logwidth/129"/>
                  <draw:equation draw:name="f29" draw:formula="30*logheight/34"/>
                  <draw:equation draw:name="f30" draw:formula="115*logwidth/129"/>
                  <draw:equation draw:name="f31" draw:formula="29*logheight/34"/>
                  <draw:equation draw:name="f32" draw:formula="128*logwidth/129"/>
                  <draw:equation draw:name="f33" draw:formula="27*logheight/34"/>
                  <draw:equation draw:name="f34" draw:formula="129*logwidth/129"/>
                  <draw:equation draw:name="f35" draw:formula="31*logheight/34"/>
                  <draw:equation draw:name="f36" draw:formula="113*logwidth/129"/>
                  <draw:equation draw:name="f37" draw:formula="34*logheight/34"/>
                  <draw:equation draw:name="f38" draw:formula="98*logwidth/129"/>
                  <draw:equation draw:name="f39" draw:formula="34*logheight/34"/>
                  <draw:equation draw:name="f40" draw:formula="81*logwidth/129"/>
                  <draw:equation draw:name="f41" draw:formula="31*logheight/34"/>
                  <draw:equation draw:name="f42" draw:formula="75*logwidth/129"/>
                  <draw:equation draw:name="f43" draw:formula="29*logheight/34"/>
                  <draw:equation draw:name="f44" draw:formula="70*logwidth/129"/>
                  <draw:equation draw:name="f45" draw:formula="26*logheight/34"/>
                  <draw:equation draw:name="f46" draw:formula="66*logwidth/129"/>
                  <draw:equation draw:name="f47" draw:formula="23*logheight/34"/>
                  <draw:equation draw:name="f48" draw:formula="61*logwidth/129"/>
                  <draw:equation draw:name="f49" draw:formula="20*logheight/34"/>
                  <draw:equation draw:name="f50" draw:formula="56*logwidth/129"/>
                  <draw:equation draw:name="f51" draw:formula="19*logheight/34"/>
                  <draw:equation draw:name="f52" draw:formula="51*logwidth/129"/>
                  <draw:equation draw:name="f53" draw:formula="19*logheight/34"/>
                  <draw:equation draw:name="f54" draw:formula="45*logwidth/129"/>
                  <draw:equation draw:name="f55" draw:formula="19*logheight/34"/>
                  <draw:equation draw:name="f56" draw:formula="39*logwidth/129"/>
                  <draw:equation draw:name="f57" draw:formula="20*logheight/34"/>
                  <draw:equation draw:name="f58" draw:formula="30*logwidth/129"/>
                  <draw:equation draw:name="f59" draw:formula="20*logheight/34"/>
                  <draw:equation draw:name="f60" draw:formula="21*logwidth/129"/>
                  <draw:equation draw:name="f61" draw:formula="21*logheight/34"/>
                  <draw:equation draw:name="f62" draw:formula="12*logwidth/129"/>
                  <draw:equation draw:name="f63" draw:formula="20*logheight/34"/>
                  <draw:equation draw:name="f64" draw:formula="5*logwidth/129"/>
                  <draw:equation draw:name="f65" draw:formula="18*logheight/34"/>
                  <draw:equation draw:name="f66" draw:formula="0*logwidth/129"/>
                  <draw:equation draw:name="f67" draw:formula="15*logheight/34"/>
                  <draw:equation draw:name="f68" draw:formula="20*logwidth/129"/>
                  <draw:equation draw:name="f69" draw:formula="13*logheight/34"/>
                  <draw:equation draw:name="f70" draw:formula="38*logwidth/129"/>
                  <draw:equation draw:name="f71" draw:formula="9*logheight/34"/>
                  <draw:equation draw:name="f72" draw:formula="56*logwidth/129"/>
                  <draw:equation draw:name="f73" draw:formula="3*logheight/34"/>
                  <draw:equation draw:name="f74" draw:formula="67*logwidth/129"/>
                  <draw:equation draw:name="f75" draw:formula="0*logheight/34"/>
                  <draw:equation draw:name="f76" draw:formula="logwidth"/>
                  <draw:equation draw:name="f77" draw:formula="logheight"/>
                </draw:enhanced-geometry>
              </draw:custom-shape>
            </draw:g>
          </table:table-cell>
          <table:table-cell table:style-name="ce2" table:number-columns-repeated="2"/>
          <table:table-cell table:number-columns-repeated="1014"/>
        </table:table-row>
        <table:table-row table:style-name="ro2">
          <table:table-cell/>
          <table:table-cell table:style-name="ce3" office:value-type="string" calcext:value-type="string">
            <text:p>Podrobnosti posojila</text:p>
          </table:table-cell>
          <table:table-cell table:style-name="ce3"/>
          <table:table-cell table:style-name="ce9" table:number-columns-repeated="2"/>
          <table:table-cell/>
          <table:table-cell table:style-name="ce3" office:value-type="string" calcext:value-type="string">
            <text:p>Ključni podatki</text:p>
          </table:table-cell>
          <table:table-cell table:style-name="ce19" table:number-columns-repeated="2"/>
          <table:table-cell table:style-name="Default"/>
          <table:table-cell table:number-columns-repeated="1014"/>
        </table:table-row>
        <table:table-row table:style-name="ro3">
          <table:table-cell/>
          <table:table-cell table:style-name="ce3" table:number-columns-repeated="2"/>
          <table:table-cell table:style-name="ce9" table:number-columns-repeated="2"/>
          <table:table-cell/>
          <table:table-cell table:style-name="ce3"/>
          <table:table-cell table:style-name="ce19" table:number-columns-repeated="2"/>
          <table:table-cell table:style-name="Default"/>
          <table:table-cell table:number-columns-repeated="1014"/>
        </table:table-row>
        <table:table-row table:style-name="ro4">
          <table:table-cell/>
          <table:table-cell table:style-name="ce4" office:value-type="string" calcext:value-type="string">
            <text:p>Cena nakupa</text:p>
          </table:table-cell>
          <table:table-cell table:style-name="ce7" office:value-type="string" calcext:value-type="string">
            <text:p>(nepremičnine, vozila ...)</text:p>
          </table:table-cell>
          <table:table-cell table:style-name="ce10" office:value-type="currency" office:currency="EUR" office:value="300000" calcext:value-type="currency">
            <text:p><text:s/>300.000,00 € </text:p>
          </table:table-cell>
          <table:table-cell table:style-name="ce9"/>
          <table:table-cell/>
          <table:table-cell table:style-name="ce16" office:value-type="string" calcext:value-type="string">
            <text:p>MESEČNI OBROK POSOJILA</text:p>
          </table:table-cell>
          <table:table-cell table:style-name="ce20"/>
          <table:table-cell table:style-name="ce22" table:formula="of:=IFERROR(PMT(InterestRate/12;DurationOfLoan;-LoanAmount);0)" office:value-type="float" office:value="1073.64324602428" calcext:value-type="float">
            <text:p>1.073,64 €</text:p>
          </table:table-cell>
          <table:table-cell table:style-name="ce26"/>
          <table:table-cell table:number-columns-repeated="1014"/>
        </table:table-row>
        <table:table-row table:style-name="ro4">
          <table:table-cell/>
          <table:table-cell table:style-name="ce4" office:value-type="string" calcext:value-type="string">
            <text:p>Obrestna mera</text:p>
          </table:table-cell>
          <table:table-cell table:style-name="ce7" office:value-type="string" calcext:value-type="string">
            <text:p>(v odstotkih)</text:p>
          </table:table-cell>
          <table:table-cell table:style-name="ce11" office:value-type="percentage" office:value="0.05" calcext:value-type="percentage">
            <text:p>5 %</text:p>
          </table:table-cell>
          <table:table-cell table:style-name="ce9"/>
          <table:table-cell/>
          <table:table-cell table:style-name="ce4" office:value-type="string" calcext:value-type="string">
            <text:p>Mesečni znesek davka na nepremičnine</text:p>
          </table:table-cell>
          <table:table-cell table:style-name="ce7"/>
          <table:table-cell table:style-name="ce23" office:value-type="float" office:value="375" calcext:value-type="float">
            <text:p>375,00 €</text:p>
          </table:table-cell>
          <table:table-cell table:style-name="Default"/>
          <table:table-cell table:number-columns-repeated="1014"/>
        </table:table-row>
        <table:table-row table:style-name="ro4">
          <table:table-cell/>
          <table:table-cell table:style-name="ce4" office:value-type="string" calcext:value-type="string">
            <text:p>Trajanje posojila</text:p>
          </table:table-cell>
          <table:table-cell table:style-name="ce7" office:value-type="string" calcext:value-type="string">
            <text:p>(v mesecih)</text:p>
          </table:table-cell>
          <table:table-cell table:style-name="ce12" office:value-type="float" office:value="360" calcext:value-type="float">
            <text:p>360</text:p>
          </table:table-cell>
          <table:table-cell table:style-name="ce9"/>
          <table:table-cell/>
          <table:table-cell table:style-name="ce17" office:value-type="string" calcext:value-type="string">
            <text:p>Skupno plačilo posojila</text:p>
          </table:table-cell>
          <table:table-cell table:style-name="ce7"/>
          <table:table-cell table:style-name="ce24" table:formula="of:=IFERROR(IF(ValuesEntered;SUM(total_loan_payment);0);0)" office:value-type="float" office:value="385679.23652671" calcext:value-type="float">
            <text:p>385.679,24 €</text:p>
          </table:table-cell>
          <table:table-cell table:style-name="Default"/>
          <table:table-cell table:number-columns-repeated="1014"/>
        </table:table-row>
        <table:table-row table:style-name="ro4">
          <table:table-cell/>
          <table:table-cell table:style-name="ce4" office:value-type="string" calcext:value-type="string">
            <text:p>Znesek posojila</text:p>
          </table:table-cell>
          <table:table-cell table:style-name="ce7"/>
          <table:table-cell table:style-name="ce13" office:value-type="float" office:value="200000" calcext:value-type="float">
            <text:p>200.000,00 €</text:p>
          </table:table-cell>
          <table:table-cell table:style-name="ce9"/>
          <table:table-cell/>
          <table:table-cell table:style-name="ce17" office:value-type="string" calcext:value-type="string">
            <text:p>Skupno plačilo obresti</text:p>
          </table:table-cell>
          <table:table-cell table:style-name="ce7"/>
          <table:table-cell table:style-name="ce24" table:formula="of:=IFERROR(IF(ValuesEntered;SUM(interest);0);0)" office:value-type="float" office:value="185679.23652671" calcext:value-type="float">
            <text:p>185.679,24 €</text:p>
          </table:table-cell>
          <table:table-cell table:style-name="Default"/>
          <table:table-cell table:number-columns-repeated="1014"/>
        </table:table-row>
        <table:table-row table:style-name="ro4">
          <table:table-cell/>
          <table:table-cell table:style-name="ce4" office:value-type="string" calcext:value-type="string">
            <text:p>Začetek posojila</text:p>
          </table:table-cell>
          <table:table-cell table:style-name="ce7"/>
          <table:table-cell table:style-name="ce14" table:formula="of:=TODAY()+120" office:value-type="date" office:date-value="2021-05-07" calcext:value-type="date">
            <text:p>07. 05. 2021</text:p>
          </table:table-cell>
          <table:table-cell table:style-name="ce9"/>
          <table:table-cell/>
          <table:table-cell table:style-name="ce17" office:value-type="string" calcext:value-type="string">
            <text:p>SKUPNO PLAČILO<text:span text:style-name="T2">*</text:span></text:p>
          </table:table-cell>
          <table:table-cell table:style-name="ce7"/>
          <table:table-cell table:style-name="ce25" table:formula="of:=IFERROR(IF(ValuesEntered;SUM(total_payments);0);0)" office:value-type="float" office:value="520679.23652671" calcext:value-type="float">
            <text:p>520.679,24 €</text:p>
          </table:table-cell>
          <table:table-cell table:style-name="Default"/>
          <table:table-cell table:number-columns-repeated="1014"/>
        </table:table-row>
        <table:table-row table:style-name="ro3">
          <table:table-cell/>
          <table:table-cell table:style-name="ce5" table:number-columns-repeated="4"/>
          <table:table-cell/>
          <table:table-cell table:style-name="ce5" table:number-columns-repeated="4"/>
          <table:table-cell table:number-columns-repeated="1014"/>
        </table:table-row>
        <table:table-row table:style-name="ro3">
          <table:table-cell/>
          <table:table-cell table:style-name="ce6" table:number-columns-repeated="2"/>
          <table:table-cell table:style-name="ce9" table:number-columns-repeated="2"/>
          <table:table-cell/>
          <table:table-cell table:style-name="ce18" office:value-type="string" calcext:value-type="string" table:number-columns-spanned="3" table:number-rows-spanned="1">
            <text:p>* Skupno plačilo = skupno plačilo posojila in skupno plačilo davka</text:p>
          </table:table-cell>
          <table:covered-table-cell table:number-columns-repeated="2" table:style-name="ce21"/>
          <table:table-cell table:number-columns-repeated="1015"/>
        </table:table-row>
        <table:table-row table:style-name="ro5" table:number-rows-repeated="1048565">
          <table:table-cell table:number-columns-repeated="1024"/>
        </table:table-row>
        <table:table-row table:style-name="ro5">
          <table:table-cell table:number-columns-repeated="1024"/>
        </table:table-row>
      </table:table>
      <table:table table:name="amortizacijska tabela" table:style-name="ta2" table:protected="true">
        <loext:table-protection loext:select-unprotected-cells="true"/>
        <table:table-column table:style-name="co8" table:default-cell-style-name="ce29"/>
        <table:table-column table:style-name="co9" table:default-cell-style-name="ce33"/>
        <table:table-column table:style-name="co10" table:default-cell-style-name="ce33"/>
        <table:table-column table:style-name="co11" table:default-cell-style-name="ce37"/>
        <table:table-column table:style-name="co12" table:default-cell-style-name="ce37"/>
        <table:table-column table:style-name="co13" table:default-cell-style-name="ce37"/>
        <table:table-column table:style-name="co14" table:default-cell-style-name="ce37"/>
        <table:table-column table:style-name="co15" table:default-cell-style-name="ce37"/>
        <table:table-column table:style-name="co16" table:default-cell-style-name="ce37"/>
        <table:table-column table:style-name="co17" table:default-cell-style-name="ce33"/>
        <table:table-column table:style-name="co18" table:number-columns-repeated="1014" table:default-cell-style-name="ce29"/>
        <table:table-row table:style-name="ro6">
          <table:table-cell table:style-name="ce27" table:number-columns-spanned="1" table:number-rows-spanned="2"/>
          <table:table-cell table:style-name="ce30" office:value-type="string" calcext:value-type="string" table:number-columns-spanned="9" table:number-rows-spanned="2">
            <text:p>Amortizacijska tabela</text:p>
          </table:table-cell>
          <table:covered-table-cell table:number-columns-repeated="8" table:style-name="ce19"/>
          <table:table-cell table:style-name="ce38" table:number-columns-repeated="1014"/>
        </table:table-row>
        <table:table-row table:style-name="ro6">
          <table:covered-table-cell table:style-name="ce28"/>
          <table:covered-table-cell table:number-columns-repeated="9" table:style-name="ce30"/>
          <table:table-cell table:number-columns-repeated="1014"/>
        </table:table-row>
        <table:table-row table:style-name="ro7">
          <table:table-cell/>
          <table:table-cell table:style-name="ce31" office:value-type="string" calcext:value-type="string">
            <text:p>Številka obroka</text:p>
          </table:table-cell>
          <table:table-cell table:style-name="ce31" office:value-type="string" calcext:value-type="string">
            <text:p>Datum plačila</text:p>
          </table:table-cell>
          <table:table-cell table:style-name="ce35" office:value-type="string" calcext:value-type="string">
            <text:p>Začetno stanje</text:p>
          </table:table-cell>
          <table:table-cell table:style-name="ce35" office:value-type="string" calcext:value-type="string">
            <text:p>Obresti</text:p>
          </table:table-cell>
          <table:table-cell table:style-name="ce35" office:value-type="string" calcext:value-type="string">
            <text:p>Glavnica</text:p>
          </table:table-cell>
          <table:table-cell table:style-name="ce35" office:value-type="string" calcext:value-type="string">
            <text:p>Davek na nepremičnine</text:p>
          </table:table-cell>
          <table:table-cell table:style-name="ce35" office:value-type="string" calcext:value-type="string">
            <text:p>Skupno plačilo</text:p>
          </table:table-cell>
          <table:table-cell table:style-name="ce35" office:value-type="string" calcext:value-type="string">
            <text:p>Končno stanje</text:p>
          </table:table-cell>
          <table:table-cell table:style-name="ce31" office:value-type="string" calcext:value-type="string">
            <text:p>Preostali obroki</text:p>
          </table:table-cell>
          <table:table-cell table:number-columns-repeated="1014"/>
        </table:table-row>
        <table:table-row table:style-name="ro3">
          <table:table-cell/>
          <table:table-cell table:style-name="ce32" table:formula="of:=ROWS([.$B$4:.B4])" office:value-type="float" office:value="1" calcext:value-type="float">
            <text:p><text:s/>1 </text:p>
          </table:table-cell>
          <table:table-cell table:style-name="ce34" table:formula="of:=IF(ValuesEntered;IF([$'amortizacijska tabela'.$B4]&lt;=DurationOfLoan;IF(ROW()-ROW([$'amortizacijska tabela'.$C$3])=1;LoanStart;IF([.I3]&gt;0;EDATE([.C3];1);&quot;&quot;));&quot;&quot;);&quot;&quot;)" office:value-type="date" office:date-value="2021-05-07" calcext:value-type="date">
            <text:p>07. 05. 2021</text:p>
          </table:table-cell>
          <table:table-cell table:style-name="ce36" table:formula="of:=IF(ROW()-ROW([$'amortizacijska tabela'.$D$3])=1;LoanAmount;IF([$'amortizacijska tabela'.$C4]=&quot;&quot;;0;INDEX([$'amortizacijska tabela'.$B$4:.$J$363]; ROW()-4;8)))" office:value-type="float" office:value="200000" calcext:value-type="float">
            <text:p>200.000,00 €</text:p>
          </table:table-cell>
          <table:table-cell table:style-name="ce36" table:formula="of:=IF(ValuesEntered;IF(ROW()-ROW([$'amortizacijska tabela'.$E$3])=1;-IPMT(InterestRate/12;1;DurationOfLoan-ROWS([.$C$4:.C4])+1;[$'amortizacijska tabela'.$D4]);IFERROR(-IPMT(InterestRate/12;1;[$'amortizacijska tabela'.$J4];[.D5]);0));0)" office:value-type="float" office:value="833.333333333333" calcext:value-type="float">
            <text:p>833,33 €</text:p>
          </table:table-cell>
          <table:table-cell table:style-name="ce36" table:formula="of:=IFERROR(IF(AND(ValuesEntered;[$'amortizacijska tabela'.$C4]&lt;&gt;&quot;&quot;);-PPMT(InterestRate/12;1;DurationOfLoan-ROWS([.$C$4:.C4])+1;[$'amortizacijska tabela'.$D4]);&quot;&quot;);0)" office:value-type="float" office:value="240.309912690945" calcext:value-type="float">
            <text:p>240,31 €</text:p>
          </table:table-cell>
          <table:table-cell table:style-name="ce36" table:formula="of:=IF([$'amortizacijska tabela'.$C4]=&quot;&quot;;0;PropertyTaxAmount)" office:value-type="float" office:value="375" calcext:value-type="float">
            <text:p>375,00 €</text:p>
          </table:table-cell>
          <table:table-cell table:style-name="ce36" table:formula="of:=IF([$'amortizacijska tabela'.$C4]=&quot;&quot;;0;[$'amortizacijska tabela'.$E4]+[$'amortizacijska tabela'.$F4]+[$'amortizacijska tabela'.$G4])" office:value-type="float" office:value="1448.64324602428" calcext:value-type="float">
            <text:p>1.448,64 €</text:p>
          </table:table-cell>
          <table:table-cell table:style-name="ce36" table:formula="of:=IF([$'amortizacijska tabela'.$C4]=&quot;&quot;;0;[$'amortizacijska tabela'.$D4]-[$'amortizacijska tabela'.$F4])" office:value-type="float" office:value="199759.690087309" calcext:value-type="float">
            <text:p>199.759,69 €</text:p>
          </table:table-cell>
          <table:table-cell table:style-name="ce32" table:formula="of:=IF([$'amortizacijska tabela'.$I4]&gt;0;LastRow-ROW();0)" office:value-type="float" office:value="359" calcext:value-type="float">
            <text:p><text:s/>359 </text:p>
          </table:table-cell>
          <table:table-cell table:number-columns-repeated="1014"/>
        </table:table-row>
        <table:table-row table:style-name="ro3">
          <table:table-cell/>
          <table:table-cell table:style-name="ce32" table:formula="of:=ROWS([.$B$4:.B5])" office:value-type="float" office:value="2" calcext:value-type="float">
            <text:p><text:s/>2 </text:p>
          </table:table-cell>
          <table:table-cell table:style-name="ce34" table:formula="of:=IF(ValuesEntered;IF([$'amortizacijska tabela'.$B5]&lt;=DurationOfLoan;IF(ROW()-ROW([$'amortizacijska tabela'.$C$3])=1;LoanStart;IF([.I4]&gt;0;EDATE([.C4];1);&quot;&quot;));&quot;&quot;);&quot;&quot;)" office:value-type="date" office:date-value="2021-06-07" calcext:value-type="date">
            <text:p>07. 06. 2021</text:p>
          </table:table-cell>
          <table:table-cell table:style-name="ce36" table:formula="of:=IF(ROW()-ROW([$'amortizacijska tabela'.$D$3])=1;LoanAmount;IF([$'amortizacijska tabela'.$C5]=&quot;&quot;;0;INDEX([$'amortizacijska tabela'.$B$4:.$J$363]; ROW()-4;8)))" office:value-type="float" office:value="199759.690087309" calcext:value-type="float">
            <text:p>199.759,69 €</text:p>
          </table:table-cell>
          <table:table-cell table:style-name="ce36" table:formula="of:=IF(ValuesEntered;IF(ROW()-ROW([$'amortizacijska tabela'.$E$3])=1;-IPMT(InterestRate/12;1;DurationOfLoan-ROWS([.$C$4:.C5])+1;[$'amortizacijska tabela'.$D5]);IFERROR(-IPMT(InterestRate/12;1;[$'amortizacijska tabela'.$J5];[.D6]);0));0)" office:value-type="float" office:value="831.32657868048" calcext:value-type="float">
            <text:p>831,33 €</text:p>
          </table:table-cell>
          <table:table-cell table:style-name="ce36" table:formula="of:=IFERROR(IF(AND(ValuesEntered;[$'amortizacijska tabela'.$C5]&lt;&gt;&quot;&quot;);-PPMT(InterestRate/12;1;DurationOfLoan-ROWS([.$C$4:.C5])+1;[$'amortizacijska tabela'.$D5]);&quot;&quot;);0)" office:value-type="float" office:value="241.311203993824" calcext:value-type="float">
            <text:p>241,31 €</text:p>
          </table:table-cell>
          <table:table-cell table:style-name="ce36" table:formula="of:=IF([$'amortizacijska tabela'.$C5]=&quot;&quot;;0;PropertyTaxAmount)" office:value-type="float" office:value="375" calcext:value-type="float">
            <text:p>375,00 €</text:p>
          </table:table-cell>
          <table:table-cell table:style-name="ce36" table:formula="of:=IF([$'amortizacijska tabela'.$C5]=&quot;&quot;;0;[$'amortizacijska tabela'.$E5]+[$'amortizacijska tabela'.$F5]+[$'amortizacijska tabela'.$G5])" office:value-type="float" office:value="1447.6377826743" calcext:value-type="float">
            <text:p>1.447,64 €</text:p>
          </table:table-cell>
          <table:table-cell table:style-name="ce36" table:formula="of:=IF([$'amortizacijska tabela'.$C5]=&quot;&quot;;0;[$'amortizacijska tabela'.$D5]-[$'amortizacijska tabela'.$F5])" office:value-type="float" office:value="199518.378883315" calcext:value-type="float">
            <text:p>199.518,38 €</text:p>
          </table:table-cell>
          <table:table-cell table:style-name="ce32" table:formula="of:=IF([$'amortizacijska tabela'.$I5]&gt;0;LastRow-ROW();0)" office:value-type="float" office:value="358" calcext:value-type="float">
            <text:p><text:s/>358 </text:p>
          </table:table-cell>
          <table:table-cell table:number-columns-repeated="1014"/>
        </table:table-row>
        <table:table-row table:style-name="ro3">
          <table:table-cell/>
          <table:table-cell table:style-name="ce32" table:formula="of:=ROWS([.$B$4:.B6])" office:value-type="float" office:value="3" calcext:value-type="float">
            <text:p><text:s/>3 </text:p>
          </table:table-cell>
          <table:table-cell table:style-name="ce34" table:formula="of:=IF(ValuesEntered;IF([$'amortizacijska tabela'.$B6]&lt;=DurationOfLoan;IF(ROW()-ROW([$'amortizacijska tabela'.$C$3])=1;LoanStart;IF([.I5]&gt;0;EDATE([.C5];1);&quot;&quot;));&quot;&quot;);&quot;&quot;)" office:value-type="date" office:date-value="2021-07-07" calcext:value-type="date">
            <text:p>07. 07. 2021</text:p>
          </table:table-cell>
          <table:table-cell table:style-name="ce36" table:formula="of:=IF(ROW()-ROW([$'amortizacijska tabela'.$D$3])=1;LoanAmount;IF([$'amortizacijska tabela'.$C6]=&quot;&quot;;0;INDEX([$'amortizacijska tabela'.$B$4:.$J$363]; ROW()-4;8)))" office:value-type="float" office:value="199518.378883315" calcext:value-type="float">
            <text:p>199.518,38 €</text:p>
          </table:table-cell>
          <table:table-cell table:style-name="ce36" table:formula="of:=IF(ValuesEntered;IF(ROW()-ROW([$'amortizacijska tabela'.$E$3])=1;-IPMT(InterestRate/12;1;DurationOfLoan-ROWS([.$C$4:.C6])+1;[$'amortizacijska tabela'.$D6]);IFERROR(-IPMT(InterestRate/12;1;[$'amortizacijska tabela'.$J6];[.D7]);0));0)" office:value-type="float" office:value="830.316925899881" calcext:value-type="float">
            <text:p>830,32 €</text:p>
          </table:table-cell>
          <table:table-cell table:style-name="ce36" table:formula="of:=IFERROR(IF(AND(ValuesEntered;[$'amortizacijska tabela'.$C6]&lt;&gt;&quot;&quot;);-PPMT(InterestRate/12;1;DurationOfLoan-ROWS([.$C$4:.C6])+1;[$'amortizacijska tabela'.$D6]);&quot;&quot;);0)" office:value-type="float" office:value="242.316667343798" calcext:value-type="float">
            <text:p>242,32 €</text:p>
          </table:table-cell>
          <table:table-cell table:style-name="ce36" table:formula="of:=IF([$'amortizacijska tabela'.$C6]=&quot;&quot;;0;PropertyTaxAmount)" office:value-type="float" office:value="375" calcext:value-type="float">
            <text:p>375,00 €</text:p>
          </table:table-cell>
          <table:table-cell table:style-name="ce36" table:formula="of:=IF([$'amortizacijska tabela'.$C6]=&quot;&quot;;0;[$'amortizacijska tabela'.$E6]+[$'amortizacijska tabela'.$F6]+[$'amortizacijska tabela'.$G6])" office:value-type="float" office:value="1447.63359324368" calcext:value-type="float">
            <text:p>1.447,63 €</text:p>
          </table:table-cell>
          <table:table-cell table:style-name="ce36" table:formula="of:=IF([$'amortizacijska tabela'.$C6]=&quot;&quot;;0;[$'amortizacijska tabela'.$D6]-[$'amortizacijska tabela'.$F6])" office:value-type="float" office:value="199276.062215971" calcext:value-type="float">
            <text:p>199.276,06 €</text:p>
          </table:table-cell>
          <table:table-cell table:style-name="ce32" table:formula="of:=IF([$'amortizacijska tabela'.$I6]&gt;0;LastRow-ROW();0)" office:value-type="float" office:value="357" calcext:value-type="float">
            <text:p><text:s/>357 </text:p>
          </table:table-cell>
          <table:table-cell table:number-columns-repeated="1014"/>
        </table:table-row>
        <table:table-row table:style-name="ro3">
          <table:table-cell/>
          <table:table-cell table:style-name="ce32" table:formula="of:=ROWS([.$B$4:.B7])" office:value-type="float" office:value="4" calcext:value-type="float">
            <text:p><text:s/>4 </text:p>
          </table:table-cell>
          <table:table-cell table:style-name="ce34" table:formula="of:=IF(ValuesEntered;IF([$'amortizacijska tabela'.$B7]&lt;=DurationOfLoan;IF(ROW()-ROW([$'amortizacijska tabela'.$C$3])=1;LoanStart;IF([.I6]&gt;0;EDATE([.C6];1);&quot;&quot;));&quot;&quot;);&quot;&quot;)" office:value-type="date" office:date-value="2021-08-07" calcext:value-type="date">
            <text:p>07. 08. 2021</text:p>
          </table:table-cell>
          <table:table-cell table:style-name="ce36" table:formula="of:=IF(ROW()-ROW([$'amortizacijska tabela'.$D$3])=1;LoanAmount;IF([$'amortizacijska tabela'.$C7]=&quot;&quot;;0;INDEX([$'amortizacijska tabela'.$B$4:.$J$363]; ROW()-4;8)))" office:value-type="float" office:value="199276.062215971" calcext:value-type="float">
            <text:p>199.276,06 €</text:p>
          </table:table-cell>
          <table:table-cell table:style-name="ce36" table:formula="of:=IF(ValuesEntered;IF(ROW()-ROW([$'amortizacijska tabela'.$E$3])=1;-IPMT(InterestRate/12;1;DurationOfLoan-ROWS([.$C$4:.C7])+1;[$'amortizacijska tabela'.$D7]);IFERROR(-IPMT(InterestRate/12;1;[$'amortizacijska tabela'.$J7];[.D8]);0));0)" office:value-type="float" office:value="829.303066232696" calcext:value-type="float">
            <text:p>829,30 €</text:p>
          </table:table-cell>
          <table:table-cell table:style-name="ce36" table:formula="of:=IFERROR(IF(AND(ValuesEntered;[$'amortizacijska tabela'.$C7]&lt;&gt;&quot;&quot;);-PPMT(InterestRate/12;1;DurationOfLoan-ROWS([.$C$4:.C7])+1;[$'amortizacijska tabela'.$D7]);&quot;&quot;);0)" office:value-type="float" office:value="243.326320124397" calcext:value-type="float">
            <text:p>243,33 €</text:p>
          </table:table-cell>
          <table:table-cell table:style-name="ce36" table:formula="of:=IF([$'amortizacijska tabela'.$C7]=&quot;&quot;;0;PropertyTaxAmount)" office:value-type="float" office:value="375" calcext:value-type="float">
            <text:p>375,00 €</text:p>
          </table:table-cell>
          <table:table-cell table:style-name="ce36" table:formula="of:=IF([$'amortizacijska tabela'.$C7]=&quot;&quot;;0;[$'amortizacijska tabela'.$E7]+[$'amortizacijska tabela'.$F7]+[$'amortizacijska tabela'.$G7])" office:value-type="float" office:value="1447.62938635709" calcext:value-type="float">
            <text:p>1.447,63 €</text:p>
          </table:table-cell>
          <table:table-cell table:style-name="ce36" table:formula="of:=IF([$'amortizacijska tabela'.$C7]=&quot;&quot;;0;[$'amortizacijska tabela'.$D7]-[$'amortizacijska tabela'.$F7])" office:value-type="float" office:value="199032.735895847" calcext:value-type="float">
            <text:p>199.032,74 €</text:p>
          </table:table-cell>
          <table:table-cell table:style-name="ce32" table:formula="of:=IF([$'amortizacijska tabela'.$I7]&gt;0;LastRow-ROW();0)" office:value-type="float" office:value="356" calcext:value-type="float">
            <text:p><text:s/>356 </text:p>
          </table:table-cell>
          <table:table-cell table:number-columns-repeated="1014"/>
        </table:table-row>
        <table:table-row table:style-name="ro3">
          <table:table-cell/>
          <table:table-cell table:style-name="ce32" table:formula="of:=ROWS([.$B$4:.B8])" office:value-type="float" office:value="5" calcext:value-type="float">
            <text:p><text:s/>5 </text:p>
          </table:table-cell>
          <table:table-cell table:style-name="ce34" table:formula="of:=IF(ValuesEntered;IF([$'amortizacijska tabela'.$B8]&lt;=DurationOfLoan;IF(ROW()-ROW([$'amortizacijska tabela'.$C$3])=1;LoanStart;IF([.I7]&gt;0;EDATE([.C7];1);&quot;&quot;));&quot;&quot;);&quot;&quot;)" office:value-type="date" office:date-value="2021-09-07" calcext:value-type="date">
            <text:p>07. 09. 2021</text:p>
          </table:table-cell>
          <table:table-cell table:style-name="ce36" table:formula="of:=IF(ROW()-ROW([$'amortizacijska tabela'.$D$3])=1;LoanAmount;IF([$'amortizacijska tabela'.$C8]=&quot;&quot;;0;INDEX([$'amortizacijska tabela'.$B$4:.$J$363]; ROW()-4;8)))" office:value-type="float" office:value="199032.735895847" calcext:value-type="float">
            <text:p>199.032,74 €</text:p>
          </table:table-cell>
          <table:table-cell table:style-name="ce36" table:formula="of:=IF(ValuesEntered;IF(ROW()-ROW([$'amortizacijska tabela'.$E$3])=1;-IPMT(InterestRate/12;1;DurationOfLoan-ROWS([.$C$4:.C8])+1;[$'amortizacijska tabela'.$D8]);IFERROR(-IPMT(InterestRate/12;1;[$'amortizacijska tabela'.$J8];[.D9]);0));0)" office:value-type="float" office:value="828.284982150231" calcext:value-type="float">
            <text:p>828,28 €</text:p>
          </table:table-cell>
          <table:table-cell table:style-name="ce36" table:formula="of:=IFERROR(IF(AND(ValuesEntered;[$'amortizacijska tabela'.$C8]&lt;&gt;&quot;&quot;);-PPMT(InterestRate/12;1;DurationOfLoan-ROWS([.$C$4:.C8])+1;[$'amortizacijska tabela'.$D8]);&quot;&quot;);0)" office:value-type="float" office:value="244.340179791582" calcext:value-type="float">
            <text:p>244,34 €</text:p>
          </table:table-cell>
          <table:table-cell table:style-name="ce36" table:formula="of:=IF([$'amortizacijska tabela'.$C8]=&quot;&quot;;0;PropertyTaxAmount)" office:value-type="float" office:value="375" calcext:value-type="float">
            <text:p>375,00 €</text:p>
          </table:table-cell>
          <table:table-cell table:style-name="ce36" table:formula="of:=IF([$'amortizacijska tabela'.$C8]=&quot;&quot;;0;[$'amortizacijska tabela'.$E8]+[$'amortizacijska tabela'.$F8]+[$'amortizacijska tabela'.$G8])" office:value-type="float" office:value="1447.62516194181" calcext:value-type="float">
            <text:p>1.447,63 €</text:p>
          </table:table-cell>
          <table:table-cell table:style-name="ce36" table:formula="of:=IF([$'amortizacijska tabela'.$C8]=&quot;&quot;;0;[$'amortizacijska tabela'.$D8]-[$'amortizacijska tabela'.$F8])" office:value-type="float" office:value="198788.395716055" calcext:value-type="float">
            <text:p>198.788,40 €</text:p>
          </table:table-cell>
          <table:table-cell table:style-name="ce32" table:formula="of:=IF([$'amortizacijska tabela'.$I8]&gt;0;LastRow-ROW();0)" office:value-type="float" office:value="355" calcext:value-type="float">
            <text:p><text:s/>355 </text:p>
          </table:table-cell>
          <table:table-cell table:number-columns-repeated="1014"/>
        </table:table-row>
        <table:table-row table:style-name="ro3">
          <table:table-cell/>
          <table:table-cell table:style-name="ce32" table:formula="of:=ROWS([.$B$4:.B9])" office:value-type="float" office:value="6" calcext:value-type="float">
            <text:p><text:s/>6 </text:p>
          </table:table-cell>
          <table:table-cell table:style-name="ce34" table:formula="of:=IF(ValuesEntered;IF([$'amortizacijska tabela'.$B9]&lt;=DurationOfLoan;IF(ROW()-ROW([$'amortizacijska tabela'.$C$3])=1;LoanStart;IF([.I8]&gt;0;EDATE([.C8];1);&quot;&quot;));&quot;&quot;);&quot;&quot;)" office:value-type="date" office:date-value="2021-10-07" calcext:value-type="date">
            <text:p>07. 10. 2021</text:p>
          </table:table-cell>
          <table:table-cell table:style-name="ce36" table:formula="of:=IF(ROW()-ROW([$'amortizacijska tabela'.$D$3])=1;LoanAmount;IF([$'amortizacijska tabela'.$C9]=&quot;&quot;;0;INDEX([$'amortizacijska tabela'.$B$4:.$J$363]; ROW()-4;8)))" office:value-type="float" office:value="198788.395716055" calcext:value-type="float">
            <text:p>198.788,40 €</text:p>
          </table:table-cell>
          <table:table-cell table:style-name="ce36" table:formula="of:=IF(ValuesEntered;IF(ROW()-ROW([$'amortizacijska tabela'.$E$3])=1;-IPMT(InterestRate/12;1;DurationOfLoan-ROWS([.$C$4:.C9])+1;[$'amortizacijska tabela'.$D9]);IFERROR(-IPMT(InterestRate/12;1;[$'amortizacijska tabela'.$J9];[.D10]);0));0)" office:value-type="float" office:value="827.262656050756" calcext:value-type="float">
            <text:p>827,26 €</text:p>
          </table:table-cell>
          <table:table-cell table:style-name="ce36" table:formula="of:=IFERROR(IF(AND(ValuesEntered;[$'amortizacijska tabela'.$C9]&lt;&gt;&quot;&quot;);-PPMT(InterestRate/12;1;DurationOfLoan-ROWS([.$C$4:.C9])+1;[$'amortizacijska tabela'.$D9]);&quot;&quot;);0)" office:value-type="float" office:value="245.358263874047" calcext:value-type="float">
            <text:p>245,36 €</text:p>
          </table:table-cell>
          <table:table-cell table:style-name="ce36" table:formula="of:=IF([$'amortizacijska tabela'.$C9]=&quot;&quot;;0;PropertyTaxAmount)" office:value-type="float" office:value="375" calcext:value-type="float">
            <text:p>375,00 €</text:p>
          </table:table-cell>
          <table:table-cell table:style-name="ce36" table:formula="of:=IF([$'amortizacijska tabela'.$C9]=&quot;&quot;;0;[$'amortizacijska tabela'.$E9]+[$'amortizacijska tabela'.$F9]+[$'amortizacijska tabela'.$G9])" office:value-type="float" office:value="1447.6209199248" calcext:value-type="float">
            <text:p>1.447,62 €</text:p>
          </table:table-cell>
          <table:table-cell table:style-name="ce36" table:formula="of:=IF([$'amortizacijska tabela'.$C9]=&quot;&quot;;0;[$'amortizacijska tabela'.$D9]-[$'amortizacijska tabela'.$F9])" office:value-type="float" office:value="198543.037452181" calcext:value-type="float">
            <text:p>198.543,04 €</text:p>
          </table:table-cell>
          <table:table-cell table:style-name="ce32" table:formula="of:=IF([$'amortizacijska tabela'.$I9]&gt;0;LastRow-ROW();0)" office:value-type="float" office:value="354" calcext:value-type="float">
            <text:p><text:s/>354 </text:p>
          </table:table-cell>
          <table:table-cell table:number-columns-repeated="1014"/>
        </table:table-row>
        <table:table-row table:style-name="ro3">
          <table:table-cell/>
          <table:table-cell table:style-name="ce32" table:formula="of:=ROWS([.$B$4:.B10])" office:value-type="float" office:value="7" calcext:value-type="float">
            <text:p><text:s/>7 </text:p>
          </table:table-cell>
          <table:table-cell table:style-name="ce34" table:formula="of:=IF(ValuesEntered;IF([$'amortizacijska tabela'.$B10]&lt;=DurationOfLoan;IF(ROW()-ROW([$'amortizacijska tabela'.$C$3])=1;LoanStart;IF([.I9]&gt;0;EDATE([.C9];1);&quot;&quot;));&quot;&quot;);&quot;&quot;)" office:value-type="date" office:date-value="2021-11-07" calcext:value-type="date">
            <text:p>07. 11. 2021</text:p>
          </table:table-cell>
          <table:table-cell table:style-name="ce36" table:formula="of:=IF(ROW()-ROW([$'amortizacijska tabela'.$D$3])=1;LoanAmount;IF([$'amortizacijska tabela'.$C10]=&quot;&quot;;0;INDEX([$'amortizacijska tabela'.$B$4:.$J$363]; ROW()-4;8)))" office:value-type="float" office:value="198543.037452181" calcext:value-type="float">
            <text:p>198.543,04 €</text:p>
          </table:table-cell>
          <table:table-cell table:style-name="ce36" table:formula="of:=IF(ValuesEntered;IF(ROW()-ROW([$'amortizacijska tabela'.$E$3])=1;-IPMT(InterestRate/12;1;DurationOfLoan-ROWS([.$C$4:.C10])+1;[$'amortizacijska tabela'.$D10]);IFERROR(-IPMT(InterestRate/12;1;[$'amortizacijska tabela'.$J10];[.D11]);0));0)" office:value-type="float" office:value="826.236070259199" calcext:value-type="float">
            <text:p>826,24 €</text:p>
          </table:table-cell>
          <table:table-cell table:style-name="ce36" table:formula="of:=IFERROR(IF(AND(ValuesEntered;[$'amortizacijska tabela'.$C10]&lt;&gt;&quot;&quot;);-PPMT(InterestRate/12;1;DurationOfLoan-ROWS([.$C$4:.C10])+1;[$'amortizacijska tabela'.$D10]);&quot;&quot;);0)" office:value-type="float" office:value="246.380589973522" calcext:value-type="float">
            <text:p>246,38 €</text:p>
          </table:table-cell>
          <table:table-cell table:style-name="ce36" table:formula="of:=IF([$'amortizacijska tabela'.$C10]=&quot;&quot;;0;PropertyTaxAmount)" office:value-type="float" office:value="375" calcext:value-type="float">
            <text:p>375,00 €</text:p>
          </table:table-cell>
          <table:table-cell table:style-name="ce36" table:formula="of:=IF([$'amortizacijska tabela'.$C10]=&quot;&quot;;0;[$'amortizacijska tabela'.$E10]+[$'amortizacijska tabela'.$F10]+[$'amortizacijska tabela'.$G10])" office:value-type="float" office:value="1447.61666023272" calcext:value-type="float">
            <text:p>1.447,62 €</text:p>
          </table:table-cell>
          <table:table-cell table:style-name="ce36" table:formula="of:=IF([$'amortizacijska tabela'.$C10]=&quot;&quot;;0;[$'amortizacijska tabela'.$D10]-[$'amortizacijska tabela'.$F10])" office:value-type="float" office:value="198296.656862208" calcext:value-type="float">
            <text:p>198.296,66 €</text:p>
          </table:table-cell>
          <table:table-cell table:style-name="ce32" table:formula="of:=IF([$'amortizacijska tabela'.$I10]&gt;0;LastRow-ROW();0)" office:value-type="float" office:value="353" calcext:value-type="float">
            <text:p><text:s/>353 </text:p>
          </table:table-cell>
          <table:table-cell table:number-columns-repeated="1014"/>
        </table:table-row>
        <table:table-row table:style-name="ro3">
          <table:table-cell/>
          <table:table-cell table:style-name="ce32" table:formula="of:=ROWS([.$B$4:.B11])" office:value-type="float" office:value="8" calcext:value-type="float">
            <text:p><text:s/>8 </text:p>
          </table:table-cell>
          <table:table-cell table:style-name="ce34" table:formula="of:=IF(ValuesEntered;IF([$'amortizacijska tabela'.$B11]&lt;=DurationOfLoan;IF(ROW()-ROW([$'amortizacijska tabela'.$C$3])=1;LoanStart;IF([.I10]&gt;0;EDATE([.C10];1);&quot;&quot;));&quot;&quot;);&quot;&quot;)" office:value-type="date" office:date-value="2021-12-07" calcext:value-type="date">
            <text:p>07. 12. 2021</text:p>
          </table:table-cell>
          <table:table-cell table:style-name="ce36" table:formula="of:=IF(ROW()-ROW([$'amortizacijska tabela'.$D$3])=1;LoanAmount;IF([$'amortizacijska tabela'.$C11]=&quot;&quot;;0;INDEX([$'amortizacijska tabela'.$B$4:.$J$363]; ROW()-4;8)))" office:value-type="float" office:value="198296.656862208" calcext:value-type="float">
            <text:p>198.296,66 €</text:p>
          </table:table-cell>
          <table:table-cell table:style-name="ce36" table:formula="of:=IF(ValuesEntered;IF(ROW()-ROW([$'amortizacijska tabela'.$E$3])=1;-IPMT(InterestRate/12;1;DurationOfLoan-ROWS([.$C$4:.C11])+1;[$'amortizacijska tabela'.$D11]);IFERROR(-IPMT(InterestRate/12;1;[$'amortizacijska tabela'.$J11];[.D12]);0));0)" office:value-type="float" office:value="825.205207026845" calcext:value-type="float">
            <text:p>825,21 €</text:p>
          </table:table-cell>
          <table:table-cell table:style-name="ce36" table:formula="of:=IFERROR(IF(AND(ValuesEntered;[$'amortizacijska tabela'.$C11]&lt;&gt;&quot;&quot;);-PPMT(InterestRate/12;1;DurationOfLoan-ROWS([.$C$4:.C11])+1;[$'amortizacijska tabela'.$D11]);&quot;&quot;);0)" office:value-type="float" office:value="247.407175765078" calcext:value-type="float">
            <text:p>247,41 €</text:p>
          </table:table-cell>
          <table:table-cell table:style-name="ce36" table:formula="of:=IF([$'amortizacijska tabela'.$C11]=&quot;&quot;;0;PropertyTaxAmount)" office:value-type="float" office:value="375" calcext:value-type="float">
            <text:p>375,00 €</text:p>
          </table:table-cell>
          <table:table-cell table:style-name="ce36" table:formula="of:=IF([$'amortizacijska tabela'.$C11]=&quot;&quot;;0;[$'amortizacijska tabela'.$E11]+[$'amortizacijska tabela'.$F11]+[$'amortizacijska tabela'.$G11])" office:value-type="float" office:value="1447.61238279192" calcext:value-type="float">
            <text:p>1.447,61 €</text:p>
          </table:table-cell>
          <table:table-cell table:style-name="ce36" table:formula="of:=IF([$'amortizacijska tabela'.$C11]=&quot;&quot;;0;[$'amortizacijska tabela'.$D11]-[$'amortizacijska tabela'.$F11])" office:value-type="float" office:value="198049.249686443" calcext:value-type="float">
            <text:p>198.049,25 €</text:p>
          </table:table-cell>
          <table:table-cell table:style-name="ce32" table:formula="of:=IF([$'amortizacijska tabela'.$I11]&gt;0;LastRow-ROW();0)" office:value-type="float" office:value="352" calcext:value-type="float">
            <text:p><text:s/>352 </text:p>
          </table:table-cell>
          <table:table-cell table:number-columns-repeated="1014"/>
        </table:table-row>
        <table:table-row table:style-name="ro3">
          <table:table-cell/>
          <table:table-cell table:style-name="ce32" table:formula="of:=ROWS([.$B$4:.B12])" office:value-type="float" office:value="9" calcext:value-type="float">
            <text:p><text:s/>9 </text:p>
          </table:table-cell>
          <table:table-cell table:style-name="ce34" table:formula="of:=IF(ValuesEntered;IF([$'amortizacijska tabela'.$B12]&lt;=DurationOfLoan;IF(ROW()-ROW([$'amortizacijska tabela'.$C$3])=1;LoanStart;IF([.I11]&gt;0;EDATE([.C11];1);&quot;&quot;));&quot;&quot;);&quot;&quot;)" office:value-type="date" office:date-value="2022-01-07" calcext:value-type="date">
            <text:p>07. 01. 2022</text:p>
          </table:table-cell>
          <table:table-cell table:style-name="ce36" table:formula="of:=IF(ROW()-ROW([$'amortizacijska tabela'.$D$3])=1;LoanAmount;IF([$'amortizacijska tabela'.$C12]=&quot;&quot;;0;INDEX([$'amortizacijska tabela'.$B$4:.$J$363]; ROW()-4;8)))" office:value-type="float" office:value="198049.249686443" calcext:value-type="float">
            <text:p>198.049,25 €</text:p>
          </table:table-cell>
          <table:table-cell table:style-name="ce36" table:formula="of:=IF(ValuesEntered;IF(ROW()-ROW([$'amortizacijska tabela'.$E$3])=1;-IPMT(InterestRate/12;1;DurationOfLoan-ROWS([.$C$4:.C12])+1;[$'amortizacijska tabela'.$D12]);IFERROR(-IPMT(InterestRate/12;1;[$'amortizacijska tabela'.$J12];[.D13]);0));0)" office:value-type="float" office:value="824.170048531022" calcext:value-type="float">
            <text:p>824,17 €</text:p>
          </table:table-cell>
          <table:table-cell table:style-name="ce36" table:formula="of:=IFERROR(IF(AND(ValuesEntered;[$'amortizacijska tabela'.$C12]&lt;&gt;&quot;&quot;);-PPMT(InterestRate/12;1;DurationOfLoan-ROWS([.$C$4:.C12])+1;[$'amortizacijska tabela'.$D12]);&quot;&quot;);0)" office:value-type="float" office:value="248.438038997433" calcext:value-type="float">
            <text:p>248,44 €</text:p>
          </table:table-cell>
          <table:table-cell table:style-name="ce36" table:formula="of:=IF([$'amortizacijska tabela'.$C12]=&quot;&quot;;0;PropertyTaxAmount)" office:value-type="float" office:value="375" calcext:value-type="float">
            <text:p>375,00 €</text:p>
          </table:table-cell>
          <table:table-cell table:style-name="ce36" table:formula="of:=IF([$'amortizacijska tabela'.$C12]=&quot;&quot;;0;[$'amortizacijska tabela'.$E12]+[$'amortizacijska tabela'.$F12]+[$'amortizacijska tabela'.$G12])" office:value-type="float" office:value="1447.60808752845" calcext:value-type="float">
            <text:p>1.447,61 €</text:p>
          </table:table-cell>
          <table:table-cell table:style-name="ce36" table:formula="of:=IF([$'amortizacijska tabela'.$C12]=&quot;&quot;;0;[$'amortizacijska tabela'.$D12]-[$'amortizacijska tabela'.$F12])" office:value-type="float" office:value="197800.811647445" calcext:value-type="float">
            <text:p>197.800,81 €</text:p>
          </table:table-cell>
          <table:table-cell table:style-name="ce32" table:formula="of:=IF([$'amortizacijska tabela'.$I12]&gt;0;LastRow-ROW();0)" office:value-type="float" office:value="351" calcext:value-type="float">
            <text:p><text:s/>351 </text:p>
          </table:table-cell>
          <table:table-cell table:number-columns-repeated="1014"/>
        </table:table-row>
        <table:table-row table:style-name="ro3">
          <table:table-cell/>
          <table:table-cell table:style-name="ce32" table:formula="of:=ROWS([.$B$4:.B13])" office:value-type="float" office:value="10" calcext:value-type="float">
            <text:p><text:s/>10 </text:p>
          </table:table-cell>
          <table:table-cell table:style-name="ce34" table:formula="of:=IF(ValuesEntered;IF([$'amortizacijska tabela'.$B13]&lt;=DurationOfLoan;IF(ROW()-ROW([$'amortizacijska tabela'.$C$3])=1;LoanStart;IF([.I12]&gt;0;EDATE([.C12];1);&quot;&quot;));&quot;&quot;);&quot;&quot;)" office:value-type="date" office:date-value="2022-02-07" calcext:value-type="date">
            <text:p>07. 02. 2022</text:p>
          </table:table-cell>
          <table:table-cell table:style-name="ce36" table:formula="of:=IF(ROW()-ROW([$'amortizacijska tabela'.$D$3])=1;LoanAmount;IF([$'amortizacijska tabela'.$C13]=&quot;&quot;;0;INDEX([$'amortizacijska tabela'.$B$4:.$J$363]; ROW()-4;8)))" office:value-type="float" office:value="197800.811647445" calcext:value-type="float">
            <text:p>197.800,81 €</text:p>
          </table:table-cell>
          <table:table-cell table:style-name="ce36" table:formula="of:=IF(ValuesEntered;IF(ROW()-ROW([$'amortizacijska tabela'.$E$3])=1;-IPMT(InterestRate/12;1;DurationOfLoan-ROWS([.$C$4:.C13])+1;[$'amortizacijska tabela'.$D13]);IFERROR(-IPMT(InterestRate/12;1;[$'amortizacijska tabela'.$J13];[.D14]);0));0)" office:value-type="float" office:value="823.1305768748" calcext:value-type="float">
            <text:p>823,13 €</text:p>
          </table:table-cell>
          <table:table-cell table:style-name="ce36" table:formula="of:=IFERROR(IF(AND(ValuesEntered;[$'amortizacijska tabela'.$C13]&lt;&gt;&quot;&quot;);-PPMT(InterestRate/12;1;DurationOfLoan-ROWS([.$C$4:.C13])+1;[$'amortizacijska tabela'.$D13]);&quot;&quot;);0)" office:value-type="float" office:value="249.473197493255" calcext:value-type="float">
            <text:p>249,47 €</text:p>
          </table:table-cell>
          <table:table-cell table:style-name="ce36" table:formula="of:=IF([$'amortizacijska tabela'.$C13]=&quot;&quot;;0;PropertyTaxAmount)" office:value-type="float" office:value="375" calcext:value-type="float">
            <text:p>375,00 €</text:p>
          </table:table-cell>
          <table:table-cell table:style-name="ce36" table:formula="of:=IF([$'amortizacijska tabela'.$C13]=&quot;&quot;;0;[$'amortizacijska tabela'.$E13]+[$'amortizacijska tabela'.$F13]+[$'amortizacijska tabela'.$G13])" office:value-type="float" office:value="1447.60377436806" calcext:value-type="float">
            <text:p>1.447,60 €</text:p>
          </table:table-cell>
          <table:table-cell table:style-name="ce36" table:formula="of:=IF([$'amortizacijska tabela'.$C13]=&quot;&quot;;0;[$'amortizacijska tabela'.$D13]-[$'amortizacijska tabela'.$F13])" office:value-type="float" office:value="197551.338449952" calcext:value-type="float">
            <text:p>197.551,34 €</text:p>
          </table:table-cell>
          <table:table-cell table:style-name="ce32" table:formula="of:=IF([$'amortizacijska tabela'.$I13]&gt;0;LastRow-ROW();0)" office:value-type="float" office:value="350" calcext:value-type="float">
            <text:p><text:s/>350 </text:p>
          </table:table-cell>
          <table:table-cell table:number-columns-repeated="1014"/>
        </table:table-row>
        <table:table-row table:style-name="ro3">
          <table:table-cell/>
          <table:table-cell table:style-name="ce32" table:formula="of:=ROWS([.$B$4:.B14])" office:value-type="float" office:value="11" calcext:value-type="float">
            <text:p><text:s/>11 </text:p>
          </table:table-cell>
          <table:table-cell table:style-name="ce34" table:formula="of:=IF(ValuesEntered;IF([$'amortizacijska tabela'.$B14]&lt;=DurationOfLoan;IF(ROW()-ROW([$'amortizacijska tabela'.$C$3])=1;LoanStart;IF([.I13]&gt;0;EDATE([.C13];1);&quot;&quot;));&quot;&quot;);&quot;&quot;)" office:value-type="date" office:date-value="2022-03-07" calcext:value-type="date">
            <text:p>07. 03. 2022</text:p>
          </table:table-cell>
          <table:table-cell table:style-name="ce36" table:formula="of:=IF(ROW()-ROW([$'amortizacijska tabela'.$D$3])=1;LoanAmount;IF([$'amortizacijska tabela'.$C14]=&quot;&quot;;0;INDEX([$'amortizacijska tabela'.$B$4:.$J$363]; ROW()-4;8)))" office:value-type="float" office:value="197551.338449952" calcext:value-type="float">
            <text:p>197.551,34 €</text:p>
          </table:table-cell>
          <table:table-cell table:style-name="ce36" table:formula="of:=IF(ValuesEntered;IF(ROW()-ROW([$'amortizacijska tabela'.$E$3])=1;-IPMT(InterestRate/12;1;DurationOfLoan-ROWS([.$C$4:.C14])+1;[$'amortizacijska tabela'.$D14]);IFERROR(-IPMT(InterestRate/12;1;[$'amortizacijska tabela'.$J14];[.D15]);0));0)" office:value-type="float" office:value="822.086774086678" calcext:value-type="float">
            <text:p>822,09 €</text:p>
          </table:table-cell>
          <table:table-cell table:style-name="ce36" table:formula="of:=IFERROR(IF(AND(ValuesEntered;[$'amortizacijska tabela'.$C14]&lt;&gt;&quot;&quot;);-PPMT(InterestRate/12;1;DurationOfLoan-ROWS([.$C$4:.C14])+1;[$'amortizacijska tabela'.$D14]);&quot;&quot;);0)" office:value-type="float" office:value="250.512669149477" calcext:value-type="float">
            <text:p>250,51 €</text:p>
          </table:table-cell>
          <table:table-cell table:style-name="ce36" table:formula="of:=IF([$'amortizacijska tabela'.$C14]=&quot;&quot;;0;PropertyTaxAmount)" office:value-type="float" office:value="375" calcext:value-type="float">
            <text:p>375,00 €</text:p>
          </table:table-cell>
          <table:table-cell table:style-name="ce36" table:formula="of:=IF([$'amortizacijska tabela'.$C14]=&quot;&quot;;0;[$'amortizacijska tabela'.$E14]+[$'amortizacijska tabela'.$F14]+[$'amortizacijska tabela'.$G14])" office:value-type="float" office:value="1447.59944323616" calcext:value-type="float">
            <text:p>1.447,60 €</text:p>
          </table:table-cell>
          <table:table-cell table:style-name="ce36" table:formula="of:=IF([$'amortizacijska tabela'.$C14]=&quot;&quot;;0;[$'amortizacijska tabela'.$D14]-[$'amortizacijska tabela'.$F14])" office:value-type="float" office:value="197300.825780803" calcext:value-type="float">
            <text:p>197.300,83 €</text:p>
          </table:table-cell>
          <table:table-cell table:style-name="ce32" table:formula="of:=IF([$'amortizacijska tabela'.$I14]&gt;0;LastRow-ROW();0)" office:value-type="float" office:value="349" calcext:value-type="float">
            <text:p><text:s/>349 </text:p>
          </table:table-cell>
          <table:table-cell table:number-columns-repeated="1014"/>
        </table:table-row>
        <table:table-row table:style-name="ro3">
          <table:table-cell/>
          <table:table-cell table:style-name="ce32" table:formula="of:=ROWS([.$B$4:.B15])" office:value-type="float" office:value="12" calcext:value-type="float">
            <text:p><text:s/>12 </text:p>
          </table:table-cell>
          <table:table-cell table:style-name="ce34" table:formula="of:=IF(ValuesEntered;IF([$'amortizacijska tabela'.$B15]&lt;=DurationOfLoan;IF(ROW()-ROW([$'amortizacijska tabela'.$C$3])=1;LoanStart;IF([.I14]&gt;0;EDATE([.C14];1);&quot;&quot;));&quot;&quot;);&quot;&quot;)" office:value-type="date" office:date-value="2022-04-07" calcext:value-type="date">
            <text:p>07. 04. 2022</text:p>
          </table:table-cell>
          <table:table-cell table:style-name="ce36" table:formula="of:=IF(ROW()-ROW([$'amortizacijska tabela'.$D$3])=1;LoanAmount;IF([$'amortizacijska tabela'.$C15]=&quot;&quot;;0;INDEX([$'amortizacijska tabela'.$B$4:.$J$363]; ROW()-4;8)))" office:value-type="float" office:value="197300.825780803" calcext:value-type="float">
            <text:p>197.300,83 €</text:p>
          </table:table-cell>
          <table:table-cell table:style-name="ce36" table:formula="of:=IF(ValuesEntered;IF(ROW()-ROW([$'amortizacijska tabela'.$E$3])=1;-IPMT(InterestRate/12;1;DurationOfLoan-ROWS([.$C$4:.C15])+1;[$'amortizacijska tabela'.$D15]);IFERROR(-IPMT(InterestRate/12;1;[$'amortizacijska tabela'.$J15];[.D16]);0));0)" office:value-type="float" office:value="821.038622120271" calcext:value-type="float">
            <text:p>821,04 €</text:p>
          </table:table-cell>
          <table:table-cell table:style-name="ce36" table:formula="of:=IFERROR(IF(AND(ValuesEntered;[$'amortizacijska tabela'.$C15]&lt;&gt;&quot;&quot;);-PPMT(InterestRate/12;1;DurationOfLoan-ROWS([.$C$4:.C15])+1;[$'amortizacijska tabela'.$D15]);&quot;&quot;);0)" office:value-type="float" office:value="251.5564719376" calcext:value-type="float">
            <text:p>251,56 €</text:p>
          </table:table-cell>
          <table:table-cell table:style-name="ce36" table:formula="of:=IF([$'amortizacijska tabela'.$C15]=&quot;&quot;;0;PropertyTaxAmount)" office:value-type="float" office:value="375" calcext:value-type="float">
            <text:p>375,00 €</text:p>
          </table:table-cell>
          <table:table-cell table:style-name="ce36" table:formula="of:=IF([$'amortizacijska tabela'.$C15]=&quot;&quot;;0;[$'amortizacijska tabela'.$E15]+[$'amortizacijska tabela'.$F15]+[$'amortizacijska tabela'.$G15])" office:value-type="float" office:value="1447.59509405787" calcext:value-type="float">
            <text:p>1.447,60 €</text:p>
          </table:table-cell>
          <table:table-cell table:style-name="ce36" table:formula="of:=IF([$'amortizacijska tabela'.$C15]=&quot;&quot;;0;[$'amortizacijska tabela'.$D15]-[$'amortizacijska tabela'.$F15])" office:value-type="float" office:value="197049.269308865" calcext:value-type="float">
            <text:p>197.049,27 €</text:p>
          </table:table-cell>
          <table:table-cell table:style-name="ce32" table:formula="of:=IF([$'amortizacijska tabela'.$I15]&gt;0;LastRow-ROW();0)" office:value-type="float" office:value="348" calcext:value-type="float">
            <text:p><text:s/>348 </text:p>
          </table:table-cell>
          <table:table-cell table:number-columns-repeated="1014"/>
        </table:table-row>
        <table:table-row table:style-name="ro3">
          <table:table-cell/>
          <table:table-cell table:style-name="ce32" table:formula="of:=ROWS([.$B$4:.B16])" office:value-type="float" office:value="13" calcext:value-type="float">
            <text:p><text:s/>13 </text:p>
          </table:table-cell>
          <table:table-cell table:style-name="ce34" table:formula="of:=IF(ValuesEntered;IF([$'amortizacijska tabela'.$B16]&lt;=DurationOfLoan;IF(ROW()-ROW([$'amortizacijska tabela'.$C$3])=1;LoanStart;IF([.I15]&gt;0;EDATE([.C15];1);&quot;&quot;));&quot;&quot;);&quot;&quot;)" office:value-type="date" office:date-value="2022-05-07" calcext:value-type="date">
            <text:p>07. 05. 2022</text:p>
          </table:table-cell>
          <table:table-cell table:style-name="ce36" table:formula="of:=IF(ROW()-ROW([$'amortizacijska tabela'.$D$3])=1;LoanAmount;IF([$'amortizacijska tabela'.$C16]=&quot;&quot;;0;INDEX([$'amortizacijska tabela'.$B$4:.$J$363]; ROW()-4;8)))" office:value-type="float" office:value="197049.269308865" calcext:value-type="float">
            <text:p>197.049,27 €</text:p>
          </table:table-cell>
          <table:table-cell table:style-name="ce36" table:formula="of:=IF(ValuesEntered;IF(ROW()-ROW([$'amortizacijska tabela'.$E$3])=1;-IPMT(InterestRate/12;1;DurationOfLoan-ROWS([.$C$4:.C16])+1;[$'amortizacijska tabela'.$D16]);IFERROR(-IPMT(InterestRate/12;1;[$'amortizacijska tabela'.$J16];[.D17]);0));0)" office:value-type="float" office:value="819.986102854004" calcext:value-type="float">
            <text:p>819,99 €</text:p>
          </table:table-cell>
          <table:table-cell table:style-name="ce36" table:formula="of:=IFERROR(IF(AND(ValuesEntered;[$'amortizacijska tabela'.$C16]&lt;&gt;&quot;&quot;);-PPMT(InterestRate/12;1;DurationOfLoan-ROWS([.$C$4:.C16])+1;[$'amortizacijska tabela'.$D16]);&quot;&quot;);0)" office:value-type="float" office:value="252.604623904007" calcext:value-type="float">
            <text:p>252,60 €</text:p>
          </table:table-cell>
          <table:table-cell table:style-name="ce36" table:formula="of:=IF([$'amortizacijska tabela'.$C16]=&quot;&quot;;0;PropertyTaxAmount)" office:value-type="float" office:value="375" calcext:value-type="float">
            <text:p>375,00 €</text:p>
          </table:table-cell>
          <table:table-cell table:style-name="ce36" table:formula="of:=IF([$'amortizacijska tabela'.$C16]=&quot;&quot;;0;[$'amortizacijska tabela'.$E16]+[$'amortizacijska tabela'.$F16]+[$'amortizacijska tabela'.$G16])" office:value-type="float" office:value="1447.59072675801" calcext:value-type="float">
            <text:p>1.447,59 €</text:p>
          </table:table-cell>
          <table:table-cell table:style-name="ce36" table:formula="of:=IF([$'amortizacijska tabela'.$C16]=&quot;&quot;;0;[$'amortizacijska tabela'.$D16]-[$'amortizacijska tabela'.$F16])" office:value-type="float" office:value="196796.664684961" calcext:value-type="float">
            <text:p>196.796,66 €</text:p>
          </table:table-cell>
          <table:table-cell table:style-name="ce32" table:formula="of:=IF([$'amortizacijska tabela'.$I16]&gt;0;LastRow-ROW();0)" office:value-type="float" office:value="347" calcext:value-type="float">
            <text:p><text:s/>347 </text:p>
          </table:table-cell>
          <table:table-cell table:number-columns-repeated="1014"/>
        </table:table-row>
        <table:table-row table:style-name="ro3">
          <table:table-cell/>
          <table:table-cell table:style-name="ce32" table:formula="of:=ROWS([.$B$4:.B17])" office:value-type="float" office:value="14" calcext:value-type="float">
            <text:p><text:s/>14 </text:p>
          </table:table-cell>
          <table:table-cell table:style-name="ce34" table:formula="of:=IF(ValuesEntered;IF([$'amortizacijska tabela'.$B17]&lt;=DurationOfLoan;IF(ROW()-ROW([$'amortizacijska tabela'.$C$3])=1;LoanStart;IF([.I16]&gt;0;EDATE([.C16];1);&quot;&quot;));&quot;&quot;);&quot;&quot;)" office:value-type="date" office:date-value="2022-06-07" calcext:value-type="date">
            <text:p>07. 06. 2022</text:p>
          </table:table-cell>
          <table:table-cell table:style-name="ce36" table:formula="of:=IF(ROW()-ROW([$'amortizacijska tabela'.$D$3])=1;LoanAmount;IF([$'amortizacijska tabela'.$C17]=&quot;&quot;;0;INDEX([$'amortizacijska tabela'.$B$4:.$J$363]; ROW()-4;8)))" office:value-type="float" office:value="196796.664684961" calcext:value-type="float">
            <text:p>196.796,66 €</text:p>
          </table:table-cell>
          <table:table-cell table:style-name="ce36" table:formula="of:=IF(ValuesEntered;IF(ROW()-ROW([$'amortizacijska tabela'.$E$3])=1;-IPMT(InterestRate/12;1;DurationOfLoan-ROWS([.$C$4:.C17])+1;[$'amortizacijska tabela'.$D17]);IFERROR(-IPMT(InterestRate/12;1;[$'amortizacijska tabela'.$J17];[.D18]);0));0)" office:value-type="float" office:value="818.929198090795" calcext:value-type="float">
            <text:p>818,93 €</text:p>
          </table:table-cell>
          <table:table-cell table:style-name="ce36" table:formula="of:=IFERROR(IF(AND(ValuesEntered;[$'amortizacijska tabela'.$C17]&lt;&gt;&quot;&quot;);-PPMT(InterestRate/12;1;DurationOfLoan-ROWS([.$C$4:.C17])+1;[$'amortizacijska tabela'.$D17]);&quot;&quot;);0)" office:value-type="float" office:value="253.657143170274" calcext:value-type="float">
            <text:p>253,66 €</text:p>
          </table:table-cell>
          <table:table-cell table:style-name="ce36" table:formula="of:=IF([$'amortizacijska tabela'.$C17]=&quot;&quot;;0;PropertyTaxAmount)" office:value-type="float" office:value="375" calcext:value-type="float">
            <text:p>375,00 €</text:p>
          </table:table-cell>
          <table:table-cell table:style-name="ce36" table:formula="of:=IF([$'amortizacijska tabela'.$C17]=&quot;&quot;;0;[$'amortizacijska tabela'.$E17]+[$'amortizacijska tabela'.$F17]+[$'amortizacijska tabela'.$G17])" office:value-type="float" office:value="1447.58634126107" calcext:value-type="float">
            <text:p>1.447,59 €</text:p>
          </table:table-cell>
          <table:table-cell table:style-name="ce36" table:formula="of:=IF([$'amortizacijska tabela'.$C17]=&quot;&quot;;0;[$'amortizacijska tabela'.$D17]-[$'amortizacijska tabela'.$F17])" office:value-type="float" office:value="196543.007541791" calcext:value-type="float">
            <text:p>196.543,01 €</text:p>
          </table:table-cell>
          <table:table-cell table:style-name="ce32" table:formula="of:=IF([$'amortizacijska tabela'.$I17]&gt;0;LastRow-ROW();0)" office:value-type="float" office:value="346" calcext:value-type="float">
            <text:p><text:s/>346 </text:p>
          </table:table-cell>
          <table:table-cell table:number-columns-repeated="1014"/>
        </table:table-row>
        <table:table-row table:style-name="ro3">
          <table:table-cell/>
          <table:table-cell table:style-name="ce32" table:formula="of:=ROWS([.$B$4:.B18])" office:value-type="float" office:value="15" calcext:value-type="float">
            <text:p><text:s/>15 </text:p>
          </table:table-cell>
          <table:table-cell table:style-name="ce34" table:formula="of:=IF(ValuesEntered;IF([$'amortizacijska tabela'.$B18]&lt;=DurationOfLoan;IF(ROW()-ROW([$'amortizacijska tabela'.$C$3])=1;LoanStart;IF([.I17]&gt;0;EDATE([.C17];1);&quot;&quot;));&quot;&quot;);&quot;&quot;)" office:value-type="date" office:date-value="2022-07-07" calcext:value-type="date">
            <text:p>07. 07. 2022</text:p>
          </table:table-cell>
          <table:table-cell table:style-name="ce36" table:formula="of:=IF(ROW()-ROW([$'amortizacijska tabela'.$D$3])=1;LoanAmount;IF([$'amortizacijska tabela'.$C18]=&quot;&quot;;0;INDEX([$'amortizacijska tabela'.$B$4:.$J$363]; ROW()-4;8)))" office:value-type="float" office:value="196543.007541791" calcext:value-type="float">
            <text:p>196.543,01 €</text:p>
          </table:table-cell>
          <table:table-cell table:style-name="ce36" table:formula="of:=IF(ValuesEntered;IF(ROW()-ROW([$'amortizacijska tabela'.$E$3])=1;-IPMT(InterestRate/12;1;DurationOfLoan-ROWS([.$C$4:.C18])+1;[$'amortizacijska tabela'.$D18]);IFERROR(-IPMT(InterestRate/12;1;[$'amortizacijska tabela'.$J18];[.D19]);0));0)" office:value-type="float" office:value="817.867889557738" calcext:value-type="float">
            <text:p>817,87 €</text:p>
          </table:table-cell>
          <table:table-cell table:style-name="ce36" table:formula="of:=IFERROR(IF(AND(ValuesEntered;[$'amortizacijska tabela'.$C18]&lt;&gt;&quot;&quot;);-PPMT(InterestRate/12;1;DurationOfLoan-ROWS([.$C$4:.C18])+1;[$'amortizacijska tabela'.$D18]);&quot;&quot;);0)" office:value-type="float" office:value="254.714047933483" calcext:value-type="float">
            <text:p>254,71 €</text:p>
          </table:table-cell>
          <table:table-cell table:style-name="ce36" table:formula="of:=IF([$'amortizacijska tabela'.$C18]=&quot;&quot;;0;PropertyTaxAmount)" office:value-type="float" office:value="375" calcext:value-type="float">
            <text:p>375,00 €</text:p>
          </table:table-cell>
          <table:table-cell table:style-name="ce36" table:formula="of:=IF([$'amortizacijska tabela'.$C18]=&quot;&quot;;0;[$'amortizacijska tabela'.$E18]+[$'amortizacijska tabela'.$F18]+[$'amortizacijska tabela'.$G18])" office:value-type="float" office:value="1447.58193749122" calcext:value-type="float">
            <text:p>1.447,58 €</text:p>
          </table:table-cell>
          <table:table-cell table:style-name="ce36" table:formula="of:=IF([$'amortizacijska tabela'.$C18]=&quot;&quot;;0;[$'amortizacijska tabela'.$D18]-[$'amortizacijska tabela'.$F18])" office:value-type="float" office:value="196288.293493857" calcext:value-type="float">
            <text:p>196.288,29 €</text:p>
          </table:table-cell>
          <table:table-cell table:style-name="ce32" table:formula="of:=IF([$'amortizacijska tabela'.$I18]&gt;0;LastRow-ROW();0)" office:value-type="float" office:value="345" calcext:value-type="float">
            <text:p><text:s/>345 </text:p>
          </table:table-cell>
          <table:table-cell table:number-columns-repeated="1014"/>
        </table:table-row>
        <table:table-row table:style-name="ro3">
          <table:table-cell/>
          <table:table-cell table:style-name="ce32" table:formula="of:=ROWS([.$B$4:.B19])" office:value-type="float" office:value="16" calcext:value-type="float">
            <text:p><text:s/>16 </text:p>
          </table:table-cell>
          <table:table-cell table:style-name="ce34" table:formula="of:=IF(ValuesEntered;IF([$'amortizacijska tabela'.$B19]&lt;=DurationOfLoan;IF(ROW()-ROW([$'amortizacijska tabela'.$C$3])=1;LoanStart;IF([.I18]&gt;0;EDATE([.C18];1);&quot;&quot;));&quot;&quot;);&quot;&quot;)" office:value-type="date" office:date-value="2022-08-07" calcext:value-type="date">
            <text:p>07. 08. 2022</text:p>
          </table:table-cell>
          <table:table-cell table:style-name="ce36" table:formula="of:=IF(ROW()-ROW([$'amortizacijska tabela'.$D$3])=1;LoanAmount;IF([$'amortizacijska tabela'.$C19]=&quot;&quot;;0;INDEX([$'amortizacijska tabela'.$B$4:.$J$363]; ROW()-4;8)))" office:value-type="float" office:value="196288.293493857" calcext:value-type="float">
            <text:p>196.288,29 €</text:p>
          </table:table-cell>
          <table:table-cell table:style-name="ce36" table:formula="of:=IF(ValuesEntered;IF(ROW()-ROW([$'amortizacijska tabela'.$E$3])=1;-IPMT(InterestRate/12;1;DurationOfLoan-ROWS([.$C$4:.C19])+1;[$'amortizacijska tabela'.$D19]);IFERROR(-IPMT(InterestRate/12;1;[$'amortizacijska tabela'.$J19];[.D20]);0));0)" office:value-type="float" office:value="816.802158905795" calcext:value-type="float">
            <text:p>816,80 €</text:p>
          </table:table-cell>
          <table:table-cell table:style-name="ce36" table:formula="of:=IFERROR(IF(AND(ValuesEntered;[$'amortizacijska tabela'.$C19]&lt;&gt;&quot;&quot;);-PPMT(InterestRate/12;1;DurationOfLoan-ROWS([.$C$4:.C19])+1;[$'amortizacijska tabela'.$D19]);&quot;&quot;);0)" office:value-type="float" office:value="255.775356466539" calcext:value-type="float">
            <text:p>255,78 €</text:p>
          </table:table-cell>
          <table:table-cell table:style-name="ce36" table:formula="of:=IF([$'amortizacijska tabela'.$C19]=&quot;&quot;;0;PropertyTaxAmount)" office:value-type="float" office:value="375" calcext:value-type="float">
            <text:p>375,00 €</text:p>
          </table:table-cell>
          <table:table-cell table:style-name="ce36" table:formula="of:=IF([$'amortizacijska tabela'.$C19]=&quot;&quot;;0;[$'amortizacijska tabela'.$E19]+[$'amortizacijska tabela'.$F19]+[$'amortizacijska tabela'.$G19])" office:value-type="float" office:value="1447.57751537233" calcext:value-type="float">
            <text:p>1.447,58 €</text:p>
          </table:table-cell>
          <table:table-cell table:style-name="ce36" table:formula="of:=IF([$'amortizacijska tabela'.$C19]=&quot;&quot;;0;[$'amortizacijska tabela'.$D19]-[$'amortizacijska tabela'.$F19])" office:value-type="float" office:value="196032.518137391" calcext:value-type="float">
            <text:p>196.032,52 €</text:p>
          </table:table-cell>
          <table:table-cell table:style-name="ce32" table:formula="of:=IF([$'amortizacijska tabela'.$I19]&gt;0;LastRow-ROW();0)" office:value-type="float" office:value="344" calcext:value-type="float">
            <text:p><text:s/>344 </text:p>
          </table:table-cell>
          <table:table-cell table:number-columns-repeated="1014"/>
        </table:table-row>
        <table:table-row table:style-name="ro3">
          <table:table-cell/>
          <table:table-cell table:style-name="ce32" table:formula="of:=ROWS([.$B$4:.B20])" office:value-type="float" office:value="17" calcext:value-type="float">
            <text:p><text:s/>17 </text:p>
          </table:table-cell>
          <table:table-cell table:style-name="ce34" table:formula="of:=IF(ValuesEntered;IF([$'amortizacijska tabela'.$B20]&lt;=DurationOfLoan;IF(ROW()-ROW([$'amortizacijska tabela'.$C$3])=1;LoanStart;IF([.I19]&gt;0;EDATE([.C19];1);&quot;&quot;));&quot;&quot;);&quot;&quot;)" office:value-type="date" office:date-value="2022-09-07" calcext:value-type="date">
            <text:p>07. 09. 2022</text:p>
          </table:table-cell>
          <table:table-cell table:style-name="ce36" table:formula="of:=IF(ROW()-ROW([$'amortizacijska tabela'.$D$3])=1;LoanAmount;IF([$'amortizacijska tabela'.$C20]=&quot;&quot;;0;INDEX([$'amortizacijska tabela'.$B$4:.$J$363]; ROW()-4;8)))" office:value-type="float" office:value="196032.518137391" calcext:value-type="float">
            <text:p>196.032,52 €</text:p>
          </table:table-cell>
          <table:table-cell table:style-name="ce36" table:formula="of:=IF(ValuesEntered;IF(ROW()-ROW([$'amortizacijska tabela'.$E$3])=1;-IPMT(InterestRate/12;1;DurationOfLoan-ROWS([.$C$4:.C20])+1;[$'amortizacijska tabela'.$D20]);IFERROR(-IPMT(InterestRate/12;1;[$'amortizacijska tabela'.$J20];[.D21]);0));0)" office:value-type="float" office:value="815.731987709468" calcext:value-type="float">
            <text:p>815,73 €</text:p>
          </table:table-cell>
          <table:table-cell table:style-name="ce36" table:formula="of:=IFERROR(IF(AND(ValuesEntered;[$'amortizacijska tabela'.$C20]&lt;&gt;&quot;&quot;);-PPMT(InterestRate/12;1;DurationOfLoan-ROWS([.$C$4:.C20])+1;[$'amortizacijska tabela'.$D20]);&quot;&quot;);0)" office:value-type="float" office:value="256.841087118483" calcext:value-type="float">
            <text:p>256,84 €</text:p>
          </table:table-cell>
          <table:table-cell table:style-name="ce36" table:formula="of:=IF([$'amortizacijska tabela'.$C20]=&quot;&quot;;0;PropertyTaxAmount)" office:value-type="float" office:value="375" calcext:value-type="float">
            <text:p>375,00 €</text:p>
          </table:table-cell>
          <table:table-cell table:style-name="ce36" table:formula="of:=IF([$'amortizacijska tabela'.$C20]=&quot;&quot;;0;[$'amortizacijska tabela'.$E20]+[$'amortizacijska tabela'.$F20]+[$'amortizacijska tabela'.$G20])" office:value-type="float" office:value="1447.57307482795" calcext:value-type="float">
            <text:p>1.447,57 €</text:p>
          </table:table-cell>
          <table:table-cell table:style-name="ce36" table:formula="of:=IF([$'amortizacijska tabela'.$C20]=&quot;&quot;;0;[$'amortizacijska tabela'.$D20]-[$'amortizacijska tabela'.$F20])" office:value-type="float" office:value="195775.677050272" calcext:value-type="float">
            <text:p>195.775,68 €</text:p>
          </table:table-cell>
          <table:table-cell table:style-name="ce32" table:formula="of:=IF([$'amortizacijska tabela'.$I20]&gt;0;LastRow-ROW();0)" office:value-type="float" office:value="343" calcext:value-type="float">
            <text:p><text:s/>343 </text:p>
          </table:table-cell>
          <table:table-cell table:number-columns-repeated="1014"/>
        </table:table-row>
        <table:table-row table:style-name="ro3">
          <table:table-cell/>
          <table:table-cell table:style-name="ce32" table:formula="of:=ROWS([.$B$4:.B21])" office:value-type="float" office:value="18" calcext:value-type="float">
            <text:p><text:s/>18 </text:p>
          </table:table-cell>
          <table:table-cell table:style-name="ce34" table:formula="of:=IF(ValuesEntered;IF([$'amortizacijska tabela'.$B21]&lt;=DurationOfLoan;IF(ROW()-ROW([$'amortizacijska tabela'.$C$3])=1;LoanStart;IF([.I20]&gt;0;EDATE([.C20];1);&quot;&quot;));&quot;&quot;);&quot;&quot;)" office:value-type="date" office:date-value="2022-10-07" calcext:value-type="date">
            <text:p>07. 10. 2022</text:p>
          </table:table-cell>
          <table:table-cell table:style-name="ce36" table:formula="of:=IF(ROW()-ROW([$'amortizacijska tabela'.$D$3])=1;LoanAmount;IF([$'amortizacijska tabela'.$C21]=&quot;&quot;;0;INDEX([$'amortizacijska tabela'.$B$4:.$J$363]; ROW()-4;8)))" office:value-type="float" office:value="195775.677050272" calcext:value-type="float">
            <text:p>195.775,68 €</text:p>
          </table:table-cell>
          <table:table-cell table:style-name="ce36" table:formula="of:=IF(ValuesEntered;IF(ROW()-ROW([$'amortizacijska tabela'.$E$3])=1;-IPMT(InterestRate/12;1;DurationOfLoan-ROWS([.$C$4:.C21])+1;[$'amortizacijska tabela'.$D21]);IFERROR(-IPMT(InterestRate/12;1;[$'amortizacijska tabela'.$J21];[.D22]);0));0)" office:value-type="float" office:value="814.657357466489" calcext:value-type="float">
            <text:p>814,66 €</text:p>
          </table:table-cell>
          <table:table-cell table:style-name="ce36" table:formula="of:=IFERROR(IF(AND(ValuesEntered;[$'amortizacijska tabela'.$C21]&lt;&gt;&quot;&quot;);-PPMT(InterestRate/12;1;DurationOfLoan-ROWS([.$C$4:.C21])+1;[$'amortizacijska tabela'.$D21]);&quot;&quot;);0)" office:value-type="float" office:value="257.91125831481" calcext:value-type="float">
            <text:p>257,91 €</text:p>
          </table:table-cell>
          <table:table-cell table:style-name="ce36" table:formula="of:=IF([$'amortizacijska tabela'.$C21]=&quot;&quot;;0;PropertyTaxAmount)" office:value-type="float" office:value="375" calcext:value-type="float">
            <text:p>375,00 €</text:p>
          </table:table-cell>
          <table:table-cell table:style-name="ce36" table:formula="of:=IF([$'amortizacijska tabela'.$C21]=&quot;&quot;;0;[$'amortizacijska tabela'.$E21]+[$'amortizacijska tabela'.$F21]+[$'amortizacijska tabela'.$G21])" office:value-type="float" office:value="1447.5686157813" calcext:value-type="float">
            <text:p>1.447,57 €</text:p>
          </table:table-cell>
          <table:table-cell table:style-name="ce36" table:formula="of:=IF([$'amortizacijska tabela'.$C21]=&quot;&quot;;0;[$'amortizacijska tabela'.$D21]-[$'amortizacijska tabela'.$F21])" office:value-type="float" office:value="195517.765791957" calcext:value-type="float">
            <text:p>195.517,77 €</text:p>
          </table:table-cell>
          <table:table-cell table:style-name="ce32" table:formula="of:=IF([$'amortizacijska tabela'.$I21]&gt;0;LastRow-ROW();0)" office:value-type="float" office:value="342" calcext:value-type="float">
            <text:p><text:s/>342 </text:p>
          </table:table-cell>
          <table:table-cell table:number-columns-repeated="1014"/>
        </table:table-row>
        <table:table-row table:style-name="ro3">
          <table:table-cell/>
          <table:table-cell table:style-name="ce32" table:formula="of:=ROWS([.$B$4:.B22])" office:value-type="float" office:value="19" calcext:value-type="float">
            <text:p><text:s/>19 </text:p>
          </table:table-cell>
          <table:table-cell table:style-name="ce34" table:formula="of:=IF(ValuesEntered;IF([$'amortizacijska tabela'.$B22]&lt;=DurationOfLoan;IF(ROW()-ROW([$'amortizacijska tabela'.$C$3])=1;LoanStart;IF([.I21]&gt;0;EDATE([.C21];1);&quot;&quot;));&quot;&quot;);&quot;&quot;)" office:value-type="date" office:date-value="2022-11-07" calcext:value-type="date">
            <text:p>07. 11. 2022</text:p>
          </table:table-cell>
          <table:table-cell table:style-name="ce36" table:formula="of:=IF(ROW()-ROW([$'amortizacijska tabela'.$D$3])=1;LoanAmount;IF([$'amortizacijska tabela'.$C22]=&quot;&quot;;0;INDEX([$'amortizacijska tabela'.$B$4:.$J$363]; ROW()-4;8)))" office:value-type="float" office:value="195517.765791957" calcext:value-type="float">
            <text:p>195.517,77 €</text:p>
          </table:table-cell>
          <table:table-cell table:style-name="ce36" table:formula="of:=IF(ValuesEntered;IF(ROW()-ROW([$'amortizacijska tabela'.$E$3])=1;-IPMT(InterestRate/12;1;DurationOfLoan-ROWS([.$C$4:.C22])+1;[$'amortizacijska tabela'.$D22]);IFERROR(-IPMT(InterestRate/12;1;[$'amortizacijska tabela'.$J22];[.D23]);0));0)" office:value-type="float" office:value="813.578249597498" calcext:value-type="float">
            <text:p>813,58 €</text:p>
          </table:table-cell>
          <table:table-cell table:style-name="ce36" table:formula="of:=IFERROR(IF(AND(ValuesEntered;[$'amortizacijska tabela'.$C22]&lt;&gt;&quot;&quot;);-PPMT(InterestRate/12;1;DurationOfLoan-ROWS([.$C$4:.C22])+1;[$'amortizacijska tabela'.$D22]);&quot;&quot;);0)" office:value-type="float" office:value="258.985888557789" calcext:value-type="float">
            <text:p>258,99 €</text:p>
          </table:table-cell>
          <table:table-cell table:style-name="ce36" table:formula="of:=IF([$'amortizacijska tabela'.$C22]=&quot;&quot;;0;PropertyTaxAmount)" office:value-type="float" office:value="375" calcext:value-type="float">
            <text:p>375,00 €</text:p>
          </table:table-cell>
          <table:table-cell table:style-name="ce36" table:formula="of:=IF([$'amortizacijska tabela'.$C22]=&quot;&quot;;0;[$'amortizacijska tabela'.$E22]+[$'amortizacijska tabela'.$F22]+[$'amortizacijska tabela'.$G22])" office:value-type="float" office:value="1447.56413815529" calcext:value-type="float">
            <text:p>1.447,56 €</text:p>
          </table:table-cell>
          <table:table-cell table:style-name="ce36" table:formula="of:=IF([$'amortizacijska tabela'.$C22]=&quot;&quot;;0;[$'amortizacijska tabela'.$D22]-[$'amortizacijska tabela'.$F22])" office:value-type="float" office:value="195258.7799034" calcext:value-type="float">
            <text:p>195.258,78 €</text:p>
          </table:table-cell>
          <table:table-cell table:style-name="ce32" table:formula="of:=IF([$'amortizacijska tabela'.$I22]&gt;0;LastRow-ROW();0)" office:value-type="float" office:value="341" calcext:value-type="float">
            <text:p><text:s/>341 </text:p>
          </table:table-cell>
          <table:table-cell table:number-columns-repeated="1014"/>
        </table:table-row>
        <table:table-row table:style-name="ro3">
          <table:table-cell/>
          <table:table-cell table:style-name="ce32" table:formula="of:=ROWS([.$B$4:.B23])" office:value-type="float" office:value="20" calcext:value-type="float">
            <text:p><text:s/>20 </text:p>
          </table:table-cell>
          <table:table-cell table:style-name="ce34" table:formula="of:=IF(ValuesEntered;IF([$'amortizacijska tabela'.$B23]&lt;=DurationOfLoan;IF(ROW()-ROW([$'amortizacijska tabela'.$C$3])=1;LoanStart;IF([.I22]&gt;0;EDATE([.C22];1);&quot;&quot;));&quot;&quot;);&quot;&quot;)" office:value-type="date" office:date-value="2022-12-07" calcext:value-type="date">
            <text:p>07. 12. 2022</text:p>
          </table:table-cell>
          <table:table-cell table:style-name="ce36" table:formula="of:=IF(ROW()-ROW([$'amortizacijska tabela'.$D$3])=1;LoanAmount;IF([$'amortizacijska tabela'.$C23]=&quot;&quot;;0;INDEX([$'amortizacijska tabela'.$B$4:.$J$363]; ROW()-4;8)))" office:value-type="float" office:value="195258.7799034" calcext:value-type="float">
            <text:p>195.258,78 €</text:p>
          </table:table-cell>
          <table:table-cell table:style-name="ce36" table:formula="of:=IF(ValuesEntered;IF(ROW()-ROW([$'amortizacijska tabela'.$E$3])=1;-IPMT(InterestRate/12;1;DurationOfLoan-ROWS([.$C$4:.C23])+1;[$'amortizacijska tabela'.$D23]);IFERROR(-IPMT(InterestRate/12;1;[$'amortizacijska tabela'.$J23];[.D24]);0));0)" office:value-type="float" office:value="812.49464544572" calcext:value-type="float">
            <text:p>812,49 €</text:p>
          </table:table-cell>
          <table:table-cell table:style-name="ce36" table:formula="of:=IFERROR(IF(AND(ValuesEntered;[$'amortizacijska tabela'.$C23]&lt;&gt;&quot;&quot;);-PPMT(InterestRate/12;1;DurationOfLoan-ROWS([.$C$4:.C23])+1;[$'amortizacijska tabela'.$D23]);&quot;&quot;);0)" office:value-type="float" office:value="260.064996426779" calcext:value-type="float">
            <text:p>260,06 €</text:p>
          </table:table-cell>
          <table:table-cell table:style-name="ce36" table:formula="of:=IF([$'amortizacijska tabela'.$C23]=&quot;&quot;;0;PropertyTaxAmount)" office:value-type="float" office:value="375" calcext:value-type="float">
            <text:p>375,00 €</text:p>
          </table:table-cell>
          <table:table-cell table:style-name="ce36" table:formula="of:=IF([$'amortizacijska tabela'.$C23]=&quot;&quot;;0;[$'amortizacijska tabela'.$E23]+[$'amortizacijska tabela'.$F23]+[$'amortizacijska tabela'.$G23])" office:value-type="float" office:value="1447.5596418725" calcext:value-type="float">
            <text:p>1.447,56 €</text:p>
          </table:table-cell>
          <table:table-cell table:style-name="ce36" table:formula="of:=IF([$'amortizacijska tabela'.$C23]=&quot;&quot;;0;[$'amortizacijska tabela'.$D23]-[$'amortizacijska tabela'.$F23])" office:value-type="float" office:value="194998.714906973" calcext:value-type="float">
            <text:p>194.998,71 €</text:p>
          </table:table-cell>
          <table:table-cell table:style-name="ce32" table:formula="of:=IF([$'amortizacijska tabela'.$I23]&gt;0;LastRow-ROW();0)" office:value-type="float" office:value="340" calcext:value-type="float">
            <text:p><text:s/>340 </text:p>
          </table:table-cell>
          <table:table-cell table:number-columns-repeated="1014"/>
        </table:table-row>
        <table:table-row table:style-name="ro3">
          <table:table-cell/>
          <table:table-cell table:style-name="ce32" table:formula="of:=ROWS([.$B$4:.B24])" office:value-type="float" office:value="21" calcext:value-type="float">
            <text:p><text:s/>21 </text:p>
          </table:table-cell>
          <table:table-cell table:style-name="ce34" table:formula="of:=IF(ValuesEntered;IF([$'amortizacijska tabela'.$B24]&lt;=DurationOfLoan;IF(ROW()-ROW([$'amortizacijska tabela'.$C$3])=1;LoanStart;IF([.I23]&gt;0;EDATE([.C23];1);&quot;&quot;));&quot;&quot;);&quot;&quot;)" office:value-type="date" office:date-value="2023-01-07" calcext:value-type="date">
            <text:p>07. 01. 2023</text:p>
          </table:table-cell>
          <table:table-cell table:style-name="ce36" table:formula="of:=IF(ROW()-ROW([$'amortizacijska tabela'.$D$3])=1;LoanAmount;IF([$'amortizacijska tabela'.$C24]=&quot;&quot;;0;INDEX([$'amortizacijska tabela'.$B$4:.$J$363]; ROW()-4;8)))" office:value-type="float" office:value="194998.714906973" calcext:value-type="float">
            <text:p>194.998,71 €</text:p>
          </table:table-cell>
          <table:table-cell table:style-name="ce36" table:formula="of:=IF(ValuesEntered;IF(ROW()-ROW([$'amortizacijska tabela'.$E$3])=1;-IPMT(InterestRate/12;1;DurationOfLoan-ROWS([.$C$4:.C24])+1;[$'amortizacijska tabela'.$D24]);IFERROR(-IPMT(InterestRate/12;1;[$'amortizacijska tabela'.$J24];[.D25]);0));0)" office:value-type="float" office:value="811.406526276643" calcext:value-type="float">
            <text:p>811,41 €</text:p>
          </table:table-cell>
          <table:table-cell table:style-name="ce36" table:formula="of:=IFERROR(IF(AND(ValuesEntered;[$'amortizacijska tabela'.$C24]&lt;&gt;&quot;&quot;);-PPMT(InterestRate/12;1;DurationOfLoan-ROWS([.$C$4:.C24])+1;[$'amortizacijska tabela'.$D24]);&quot;&quot;);0)" office:value-type="float" office:value="261.148600578557" calcext:value-type="float">
            <text:p>261,15 €</text:p>
          </table:table-cell>
          <table:table-cell table:style-name="ce36" table:formula="of:=IF([$'amortizacijska tabela'.$C24]=&quot;&quot;;0;PropertyTaxAmount)" office:value-type="float" office:value="375" calcext:value-type="float">
            <text:p>375,00 €</text:p>
          </table:table-cell>
          <table:table-cell table:style-name="ce36" table:formula="of:=IF([$'amortizacijska tabela'.$C24]=&quot;&quot;;0;[$'amortizacijska tabela'.$E24]+[$'amortizacijska tabela'.$F24]+[$'amortizacijska tabela'.$G24])" office:value-type="float" office:value="1447.5551268552" calcext:value-type="float">
            <text:p>1.447,56 €</text:p>
          </table:table-cell>
          <table:table-cell table:style-name="ce36" table:formula="of:=IF([$'amortizacijska tabela'.$C24]=&quot;&quot;;0;[$'amortizacijska tabela'.$D24]-[$'amortizacijska tabela'.$F24])" office:value-type="float" office:value="194737.566306394" calcext:value-type="float">
            <text:p>194.737,57 €</text:p>
          </table:table-cell>
          <table:table-cell table:style-name="ce32" table:formula="of:=IF([$'amortizacijska tabela'.$I24]&gt;0;LastRow-ROW();0)" office:value-type="float" office:value="339" calcext:value-type="float">
            <text:p><text:s/>339 </text:p>
          </table:table-cell>
          <table:table-cell table:number-columns-repeated="1014"/>
        </table:table-row>
        <table:table-row table:style-name="ro3">
          <table:table-cell/>
          <table:table-cell table:style-name="ce32" table:formula="of:=ROWS([.$B$4:.B25])" office:value-type="float" office:value="22" calcext:value-type="float">
            <text:p><text:s/>22 </text:p>
          </table:table-cell>
          <table:table-cell table:style-name="ce34" table:formula="of:=IF(ValuesEntered;IF([$'amortizacijska tabela'.$B25]&lt;=DurationOfLoan;IF(ROW()-ROW([$'amortizacijska tabela'.$C$3])=1;LoanStart;IF([.I24]&gt;0;EDATE([.C24];1);&quot;&quot;));&quot;&quot;);&quot;&quot;)" office:value-type="date" office:date-value="2023-02-07" calcext:value-type="date">
            <text:p>07. 02. 2023</text:p>
          </table:table-cell>
          <table:table-cell table:style-name="ce36" table:formula="of:=IF(ROW()-ROW([$'amortizacijska tabela'.$D$3])=1;LoanAmount;IF([$'amortizacijska tabela'.$C25]=&quot;&quot;;0;INDEX([$'amortizacijska tabela'.$B$4:.$J$363]; ROW()-4;8)))" office:value-type="float" office:value="194737.566306394" calcext:value-type="float">
            <text:p>194.737,57 €</text:p>
          </table:table-cell>
          <table:table-cell table:style-name="ce36" table:formula="of:=IF(ValuesEntered;IF(ROW()-ROW([$'amortizacijska tabela'.$E$3])=1;-IPMT(InterestRate/12;1;DurationOfLoan-ROWS([.$C$4:.C25])+1;[$'amortizacijska tabela'.$D25]);IFERROR(-IPMT(InterestRate/12;1;[$'amortizacijska tabela'.$J25];[.D26]);0));0)" office:value-type="float" office:value="810.313873277694" calcext:value-type="float">
            <text:p>810,31 €</text:p>
          </table:table-cell>
          <table:table-cell table:style-name="ce36" table:formula="of:=IFERROR(IF(AND(ValuesEntered;[$'amortizacijska tabela'.$C25]&lt;&gt;&quot;&quot;);-PPMT(InterestRate/12;1;DurationOfLoan-ROWS([.$C$4:.C25])+1;[$'amortizacijska tabela'.$D25]);&quot;&quot;);0)" office:value-type="float" office:value="262.236719747635" calcext:value-type="float">
            <text:p>262,24 €</text:p>
          </table:table-cell>
          <table:table-cell table:style-name="ce36" table:formula="of:=IF([$'amortizacijska tabela'.$C25]=&quot;&quot;;0;PropertyTaxAmount)" office:value-type="float" office:value="375" calcext:value-type="float">
            <text:p>375,00 €</text:p>
          </table:table-cell>
          <table:table-cell table:style-name="ce36" table:formula="of:=IF([$'amortizacijska tabela'.$C25]=&quot;&quot;;0;[$'amortizacijska tabela'.$E25]+[$'amortizacijska tabela'.$F25]+[$'amortizacijska tabela'.$G25])" office:value-type="float" office:value="1447.55059302533" calcext:value-type="float">
            <text:p>1.447,55 €</text:p>
          </table:table-cell>
          <table:table-cell table:style-name="ce36" table:formula="of:=IF([$'amortizacijska tabela'.$C25]=&quot;&quot;;0;[$'amortizacijska tabela'.$D25]-[$'amortizacijska tabela'.$F25])" office:value-type="float" office:value="194475.329586647" calcext:value-type="float">
            <text:p>194.475,33 €</text:p>
          </table:table-cell>
          <table:table-cell table:style-name="ce32" table:formula="of:=IF([$'amortizacijska tabela'.$I25]&gt;0;LastRow-ROW();0)" office:value-type="float" office:value="338" calcext:value-type="float">
            <text:p><text:s/>338 </text:p>
          </table:table-cell>
          <table:table-cell table:number-columns-repeated="1014"/>
        </table:table-row>
        <table:table-row table:style-name="ro3">
          <table:table-cell/>
          <table:table-cell table:style-name="ce32" table:formula="of:=ROWS([.$B$4:.B26])" office:value-type="float" office:value="23" calcext:value-type="float">
            <text:p><text:s/>23 </text:p>
          </table:table-cell>
          <table:table-cell table:style-name="ce34" table:formula="of:=IF(ValuesEntered;IF([$'amortizacijska tabela'.$B26]&lt;=DurationOfLoan;IF(ROW()-ROW([$'amortizacijska tabela'.$C$3])=1;LoanStart;IF([.I25]&gt;0;EDATE([.C25];1);&quot;&quot;));&quot;&quot;);&quot;&quot;)" office:value-type="date" office:date-value="2023-03-07" calcext:value-type="date">
            <text:p>07. 03. 2023</text:p>
          </table:table-cell>
          <table:table-cell table:style-name="ce36" table:formula="of:=IF(ROW()-ROW([$'amortizacijska tabela'.$D$3])=1;LoanAmount;IF([$'amortizacijska tabela'.$C26]=&quot;&quot;;0;INDEX([$'amortizacijska tabela'.$B$4:.$J$363]; ROW()-4;8)))" office:value-type="float" office:value="194475.329586647" calcext:value-type="float">
            <text:p>194.475,33 €</text:p>
          </table:table-cell>
          <table:table-cell table:style-name="ce36" table:formula="of:=IF(ValuesEntered;IF(ROW()-ROW([$'amortizacijska tabela'.$E$3])=1;-IPMT(InterestRate/12;1;DurationOfLoan-ROWS([.$C$4:.C26])+1;[$'amortizacijska tabela'.$D26]);IFERROR(-IPMT(InterestRate/12;1;[$'amortizacijska tabela'.$J26];[.D27]);0));0)" office:value-type="float" office:value="809.216667557917" calcext:value-type="float">
            <text:p>809,22 €</text:p>
          </table:table-cell>
          <table:table-cell table:style-name="ce36" table:formula="of:=IFERROR(IF(AND(ValuesEntered;[$'amortizacijska tabela'.$C26]&lt;&gt;&quot;&quot;);-PPMT(InterestRate/12;1;DurationOfLoan-ROWS([.$C$4:.C26])+1;[$'amortizacijska tabela'.$D26]);&quot;&quot;);0)" office:value-type="float" office:value="263.329372746583" calcext:value-type="float">
            <text:p>263,33 €</text:p>
          </table:table-cell>
          <table:table-cell table:style-name="ce36" table:formula="of:=IF([$'amortizacijska tabela'.$C26]=&quot;&quot;;0;PropertyTaxAmount)" office:value-type="float" office:value="375" calcext:value-type="float">
            <text:p>375,00 €</text:p>
          </table:table-cell>
          <table:table-cell table:style-name="ce36" table:formula="of:=IF([$'amortizacijska tabela'.$C26]=&quot;&quot;;0;[$'amortizacijska tabela'.$E26]+[$'amortizacijska tabela'.$F26]+[$'amortizacijska tabela'.$G26])" office:value-type="float" office:value="1447.5460403045" calcext:value-type="float">
            <text:p>1.447,55 €</text:p>
          </table:table-cell>
          <table:table-cell table:style-name="ce36" table:formula="of:=IF([$'amortizacijska tabela'.$C26]=&quot;&quot;;0;[$'amortizacijska tabela'.$D26]-[$'amortizacijska tabela'.$F26])" office:value-type="float" office:value="194212.0002139" calcext:value-type="float">
            <text:p>194.212,00 €</text:p>
          </table:table-cell>
          <table:table-cell table:style-name="ce32" table:formula="of:=IF([$'amortizacijska tabela'.$I26]&gt;0;LastRow-ROW();0)" office:value-type="float" office:value="337" calcext:value-type="float">
            <text:p><text:s/>337 </text:p>
          </table:table-cell>
          <table:table-cell table:number-columns-repeated="1014"/>
        </table:table-row>
        <table:table-row table:style-name="ro3">
          <table:table-cell/>
          <table:table-cell table:style-name="ce32" table:formula="of:=ROWS([.$B$4:.B27])" office:value-type="float" office:value="24" calcext:value-type="float">
            <text:p><text:s/>24 </text:p>
          </table:table-cell>
          <table:table-cell table:style-name="ce34" table:formula="of:=IF(ValuesEntered;IF([$'amortizacijska tabela'.$B27]&lt;=DurationOfLoan;IF(ROW()-ROW([$'amortizacijska tabela'.$C$3])=1;LoanStart;IF([.I26]&gt;0;EDATE([.C26];1);&quot;&quot;));&quot;&quot;);&quot;&quot;)" office:value-type="date" office:date-value="2023-04-07" calcext:value-type="date">
            <text:p>07. 04. 2023</text:p>
          </table:table-cell>
          <table:table-cell table:style-name="ce36" table:formula="of:=IF(ROW()-ROW([$'amortizacijska tabela'.$D$3])=1;LoanAmount;IF([$'amortizacijska tabela'.$C27]=&quot;&quot;;0;INDEX([$'amortizacijska tabela'.$B$4:.$J$363]; ROW()-4;8)))" office:value-type="float" office:value="194212.0002139" calcext:value-type="float">
            <text:p>194.212,00 €</text:p>
          </table:table-cell>
          <table:table-cell table:style-name="ce36" table:formula="of:=IF(ValuesEntered;IF(ROW()-ROW([$'amortizacijska tabela'.$E$3])=1;-IPMT(InterestRate/12;1;DurationOfLoan-ROWS([.$C$4:.C27])+1;[$'amortizacijska tabela'.$D27]);IFERROR(-IPMT(InterestRate/12;1;[$'amortizacijska tabela'.$J27];[.D28]);0));0)" office:value-type="float" office:value="808.11489014764" calcext:value-type="float">
            <text:p>808,11 €</text:p>
          </table:table-cell>
          <table:table-cell table:style-name="ce36" table:formula="of:=IFERROR(IF(AND(ValuesEntered;[$'amortizacijska tabela'.$C27]&lt;&gt;&quot;&quot;);-PPMT(InterestRate/12;1;DurationOfLoan-ROWS([.$C$4:.C27])+1;[$'amortizacijska tabela'.$D27]);&quot;&quot;);0)" office:value-type="float" office:value="264.426578466361" calcext:value-type="float">
            <text:p>264,43 €</text:p>
          </table:table-cell>
          <table:table-cell table:style-name="ce36" table:formula="of:=IF([$'amortizacijska tabela'.$C27]=&quot;&quot;;0;PropertyTaxAmount)" office:value-type="float" office:value="375" calcext:value-type="float">
            <text:p>375,00 €</text:p>
          </table:table-cell>
          <table:table-cell table:style-name="ce36" table:formula="of:=IF([$'amortizacijska tabela'.$C27]=&quot;&quot;;0;[$'amortizacijska tabela'.$E27]+[$'amortizacijska tabela'.$F27]+[$'amortizacijska tabela'.$G27])" office:value-type="float" office:value="1447.541468614" calcext:value-type="float">
            <text:p>1.447,54 €</text:p>
          </table:table-cell>
          <table:table-cell table:style-name="ce36" table:formula="of:=IF([$'amortizacijska tabela'.$C27]=&quot;&quot;;0;[$'amortizacijska tabela'.$D27]-[$'amortizacijska tabela'.$F27])" office:value-type="float" office:value="193947.573635434" calcext:value-type="float">
            <text:p>193.947,57 €</text:p>
          </table:table-cell>
          <table:table-cell table:style-name="ce32" table:formula="of:=IF([$'amortizacijska tabela'.$I27]&gt;0;LastRow-ROW();0)" office:value-type="float" office:value="336" calcext:value-type="float">
            <text:p><text:s/>336 </text:p>
          </table:table-cell>
          <table:table-cell table:number-columns-repeated="1014"/>
        </table:table-row>
        <table:table-row table:style-name="ro3">
          <table:table-cell/>
          <table:table-cell table:style-name="ce32" table:formula="of:=ROWS([.$B$4:.B28])" office:value-type="float" office:value="25" calcext:value-type="float">
            <text:p><text:s/>25 </text:p>
          </table:table-cell>
          <table:table-cell table:style-name="ce34" table:formula="of:=IF(ValuesEntered;IF([$'amortizacijska tabela'.$B28]&lt;=DurationOfLoan;IF(ROW()-ROW([$'amortizacijska tabela'.$C$3])=1;LoanStart;IF([.I27]&gt;0;EDATE([.C27];1);&quot;&quot;));&quot;&quot;);&quot;&quot;)" office:value-type="date" office:date-value="2023-05-07" calcext:value-type="date">
            <text:p>07. 05. 2023</text:p>
          </table:table-cell>
          <table:table-cell table:style-name="ce36" table:formula="of:=IF(ROW()-ROW([$'amortizacijska tabela'.$D$3])=1;LoanAmount;IF([$'amortizacijska tabela'.$C28]=&quot;&quot;;0;INDEX([$'amortizacijska tabela'.$B$4:.$J$363]; ROW()-4;8)))" office:value-type="float" office:value="193947.573635434" calcext:value-type="float">
            <text:p>193.947,57 €</text:p>
          </table:table-cell>
          <table:table-cell table:style-name="ce36" table:formula="of:=IF(ValuesEntered;IF(ROW()-ROW([$'amortizacijska tabela'.$E$3])=1;-IPMT(InterestRate/12;1;DurationOfLoan-ROWS([.$C$4:.C28])+1;[$'amortizacijska tabela'.$D28]);IFERROR(-IPMT(InterestRate/12;1;[$'amortizacijska tabela'.$J28];[.D29]);0));0)" office:value-type="float" office:value="807.008521998154" calcext:value-type="float">
            <text:p>807,01 €</text:p>
          </table:table-cell>
          <table:table-cell table:style-name="ce36" table:formula="of:=IFERROR(IF(AND(ValuesEntered;[$'amortizacijska tabela'.$C28]&lt;&gt;&quot;&quot;);-PPMT(InterestRate/12;1;DurationOfLoan-ROWS([.$C$4:.C28])+1;[$'amortizacijska tabela'.$D28]);&quot;&quot;);0)" office:value-type="float" office:value="265.528355876637" calcext:value-type="float">
            <text:p>265,53 €</text:p>
          </table:table-cell>
          <table:table-cell table:style-name="ce36" table:formula="of:=IF([$'amortizacijska tabela'.$C28]=&quot;&quot;;0;PropertyTaxAmount)" office:value-type="float" office:value="375" calcext:value-type="float">
            <text:p>375,00 €</text:p>
          </table:table-cell>
          <table:table-cell table:style-name="ce36" table:formula="of:=IF([$'amortizacijska tabela'.$C28]=&quot;&quot;;0;[$'amortizacijska tabela'.$E28]+[$'amortizacijska tabela'.$F28]+[$'amortizacijska tabela'.$G28])" office:value-type="float" office:value="1447.53687787479" calcext:value-type="float">
            <text:p>1.447,54 €</text:p>
          </table:table-cell>
          <table:table-cell table:style-name="ce36" table:formula="of:=IF([$'amortizacijska tabela'.$C28]=&quot;&quot;;0;[$'amortizacijska tabela'.$D28]-[$'amortizacijska tabela'.$F28])" office:value-type="float" office:value="193682.045279557" calcext:value-type="float">
            <text:p>193.682,05 €</text:p>
          </table:table-cell>
          <table:table-cell table:style-name="ce32" table:formula="of:=IF([$'amortizacijska tabela'.$I28]&gt;0;LastRow-ROW();0)" office:value-type="float" office:value="335" calcext:value-type="float">
            <text:p><text:s/>335 </text:p>
          </table:table-cell>
          <table:table-cell table:number-columns-repeated="1014"/>
        </table:table-row>
        <table:table-row table:style-name="ro3">
          <table:table-cell/>
          <table:table-cell table:style-name="ce32" table:formula="of:=ROWS([.$B$4:.B29])" office:value-type="float" office:value="26" calcext:value-type="float">
            <text:p><text:s/>26 </text:p>
          </table:table-cell>
          <table:table-cell table:style-name="ce34" table:formula="of:=IF(ValuesEntered;IF([$'amortizacijska tabela'.$B29]&lt;=DurationOfLoan;IF(ROW()-ROW([$'amortizacijska tabela'.$C$3])=1;LoanStart;IF([.I28]&gt;0;EDATE([.C28];1);&quot;&quot;));&quot;&quot;);&quot;&quot;)" office:value-type="date" office:date-value="2023-06-07" calcext:value-type="date">
            <text:p>07. 06. 2023</text:p>
          </table:table-cell>
          <table:table-cell table:style-name="ce36" table:formula="of:=IF(ROW()-ROW([$'amortizacijska tabela'.$D$3])=1;LoanAmount;IF([$'amortizacijska tabela'.$C29]=&quot;&quot;;0;INDEX([$'amortizacijska tabela'.$B$4:.$J$363]; ROW()-4;8)))" office:value-type="float" office:value="193682.045279557" calcext:value-type="float">
            <text:p>193.682,05 €</text:p>
          </table:table-cell>
          <table:table-cell table:style-name="ce36" table:formula="of:=IF(ValuesEntered;IF(ROW()-ROW([$'amortizacijska tabela'.$E$3])=1;-IPMT(InterestRate/12;1;DurationOfLoan-ROWS([.$C$4:.C29])+1;[$'amortizacijska tabela'.$D29]);IFERROR(-IPMT(InterestRate/12;1;[$'amortizacijska tabela'.$J29];[.D30]);0));0)" office:value-type="float" office:value="805.897543981379" calcext:value-type="float">
            <text:p>805,90 €</text:p>
          </table:table-cell>
          <table:table-cell table:style-name="ce36" table:formula="of:=IFERROR(IF(AND(ValuesEntered;[$'amortizacijska tabela'.$C29]&lt;&gt;&quot;&quot;);-PPMT(InterestRate/12;1;DurationOfLoan-ROWS([.$C$4:.C29])+1;[$'amortizacijska tabela'.$D29]);&quot;&quot;);0)" office:value-type="float" office:value="266.634724026123" calcext:value-type="float">
            <text:p>266,63 €</text:p>
          </table:table-cell>
          <table:table-cell table:style-name="ce36" table:formula="of:=IF([$'amortizacijska tabela'.$C29]=&quot;&quot;;0;PropertyTaxAmount)" office:value-type="float" office:value="375" calcext:value-type="float">
            <text:p>375,00 €</text:p>
          </table:table-cell>
          <table:table-cell table:style-name="ce36" table:formula="of:=IF([$'amortizacijska tabela'.$C29]=&quot;&quot;;0;[$'amortizacijska tabela'.$E29]+[$'amortizacijska tabela'.$F29]+[$'amortizacijska tabela'.$G29])" office:value-type="float" office:value="1447.5322680075" calcext:value-type="float">
            <text:p>1.447,53 €</text:p>
          </table:table-cell>
          <table:table-cell table:style-name="ce36" table:formula="of:=IF([$'amortizacijska tabela'.$C29]=&quot;&quot;;0;[$'amortizacijska tabela'.$D29]-[$'amortizacijska tabela'.$F29])" office:value-type="float" office:value="193415.410555531" calcext:value-type="float">
            <text:p>193.415,41 €</text:p>
          </table:table-cell>
          <table:table-cell table:style-name="ce32" table:formula="of:=IF([$'amortizacijska tabela'.$I29]&gt;0;LastRow-ROW();0)" office:value-type="float" office:value="334" calcext:value-type="float">
            <text:p><text:s/>334 </text:p>
          </table:table-cell>
          <table:table-cell table:number-columns-repeated="1014"/>
        </table:table-row>
        <table:table-row table:style-name="ro3">
          <table:table-cell/>
          <table:table-cell table:style-name="ce32" table:formula="of:=ROWS([.$B$4:.B30])" office:value-type="float" office:value="27" calcext:value-type="float">
            <text:p><text:s/>27 </text:p>
          </table:table-cell>
          <table:table-cell table:style-name="ce34" table:formula="of:=IF(ValuesEntered;IF([$'amortizacijska tabela'.$B30]&lt;=DurationOfLoan;IF(ROW()-ROW([$'amortizacijska tabela'.$C$3])=1;LoanStart;IF([.I29]&gt;0;EDATE([.C29];1);&quot;&quot;));&quot;&quot;);&quot;&quot;)" office:value-type="date" office:date-value="2023-07-07" calcext:value-type="date">
            <text:p>07. 07. 2023</text:p>
          </table:table-cell>
          <table:table-cell table:style-name="ce36" table:formula="of:=IF(ROW()-ROW([$'amortizacijska tabela'.$D$3])=1;LoanAmount;IF([$'amortizacijska tabela'.$C30]=&quot;&quot;;0;INDEX([$'amortizacijska tabela'.$B$4:.$J$363]; ROW()-4;8)))" office:value-type="float" office:value="193415.410555531" calcext:value-type="float">
            <text:p>193.415,41 €</text:p>
          </table:table-cell>
          <table:table-cell table:style-name="ce36" table:formula="of:=IF(ValuesEntered;IF(ROW()-ROW([$'amortizacijska tabela'.$E$3])=1;-IPMT(InterestRate/12;1;DurationOfLoan-ROWS([.$C$4:.C30])+1;[$'amortizacijska tabela'.$D30]);IFERROR(-IPMT(InterestRate/12;1;[$'amortizacijska tabela'.$J30];[.D31]);0));0)" office:value-type="float" office:value="804.781936889533" calcext:value-type="float">
            <text:p>804,78 €</text:p>
          </table:table-cell>
          <table:table-cell table:style-name="ce36" table:formula="of:=IFERROR(IF(AND(ValuesEntered;[$'amortizacijska tabela'.$C30]&lt;&gt;&quot;&quot;);-PPMT(InterestRate/12;1;DurationOfLoan-ROWS([.$C$4:.C30])+1;[$'amortizacijska tabela'.$D30]);&quot;&quot;);0)" office:value-type="float" office:value="267.745702042899" calcext:value-type="float">
            <text:p>267,75 €</text:p>
          </table:table-cell>
          <table:table-cell table:style-name="ce36" table:formula="of:=IF([$'amortizacijska tabela'.$C30]=&quot;&quot;;0;PropertyTaxAmount)" office:value-type="float" office:value="375" calcext:value-type="float">
            <text:p>375,00 €</text:p>
          </table:table-cell>
          <table:table-cell table:style-name="ce36" table:formula="of:=IF([$'amortizacijska tabela'.$C30]=&quot;&quot;;0;[$'amortizacijska tabela'.$E30]+[$'amortizacijska tabela'.$F30]+[$'amortizacijska tabela'.$G30])" office:value-type="float" office:value="1447.52763893243" calcext:value-type="float">
            <text:p>1.447,53 €</text:p>
          </table:table-cell>
          <table:table-cell table:style-name="ce36" table:formula="of:=IF([$'amortizacijska tabela'.$C30]=&quot;&quot;;0;[$'amortizacijska tabela'.$D30]-[$'amortizacijska tabela'.$F30])" office:value-type="float" office:value="193147.664853488" calcext:value-type="float">
            <text:p>193.147,66 €</text:p>
          </table:table-cell>
          <table:table-cell table:style-name="ce32" table:formula="of:=IF([$'amortizacijska tabela'.$I30]&gt;0;LastRow-ROW();0)" office:value-type="float" office:value="333" calcext:value-type="float">
            <text:p><text:s/>333 </text:p>
          </table:table-cell>
          <table:table-cell table:number-columns-repeated="1014"/>
        </table:table-row>
        <table:table-row table:style-name="ro3">
          <table:table-cell/>
          <table:table-cell table:style-name="ce32" table:formula="of:=ROWS([.$B$4:.B31])" office:value-type="float" office:value="28" calcext:value-type="float">
            <text:p><text:s/>28 </text:p>
          </table:table-cell>
          <table:table-cell table:style-name="ce34" table:formula="of:=IF(ValuesEntered;IF([$'amortizacijska tabela'.$B31]&lt;=DurationOfLoan;IF(ROW()-ROW([$'amortizacijska tabela'.$C$3])=1;LoanStart;IF([.I30]&gt;0;EDATE([.C30];1);&quot;&quot;));&quot;&quot;);&quot;&quot;)" office:value-type="date" office:date-value="2023-08-07" calcext:value-type="date">
            <text:p>07. 08. 2023</text:p>
          </table:table-cell>
          <table:table-cell table:style-name="ce36" table:formula="of:=IF(ROW()-ROW([$'amortizacijska tabela'.$D$3])=1;LoanAmount;IF([$'amortizacijska tabela'.$C31]=&quot;&quot;;0;INDEX([$'amortizacijska tabela'.$B$4:.$J$363]; ROW()-4;8)))" office:value-type="float" office:value="193147.664853488" calcext:value-type="float">
            <text:p>193.147,66 €</text:p>
          </table:table-cell>
          <table:table-cell table:style-name="ce36" table:formula="of:=IF(ValuesEntered;IF(ROW()-ROW([$'amortizacijska tabela'.$E$3])=1;-IPMT(InterestRate/12;1;DurationOfLoan-ROWS([.$C$4:.C31])+1;[$'amortizacijska tabela'.$D31]);IFERROR(-IPMT(InterestRate/12;1;[$'amortizacijska tabela'.$J31];[.D32]);0));0)" office:value-type="float" office:value="803.661681434805" calcext:value-type="float">
            <text:p>803,66 €</text:p>
          </table:table-cell>
          <table:table-cell table:style-name="ce36" table:formula="of:=IFERROR(IF(AND(ValuesEntered;[$'amortizacijska tabela'.$C31]&lt;&gt;&quot;&quot;);-PPMT(InterestRate/12;1;DurationOfLoan-ROWS([.$C$4:.C31])+1;[$'amortizacijska tabela'.$D31]);&quot;&quot;);0)" office:value-type="float" office:value="268.861309134744" calcext:value-type="float">
            <text:p>268,86 €</text:p>
          </table:table-cell>
          <table:table-cell table:style-name="ce36" table:formula="of:=IF([$'amortizacijska tabela'.$C31]=&quot;&quot;;0;PropertyTaxAmount)" office:value-type="float" office:value="375" calcext:value-type="float">
            <text:p>375,00 €</text:p>
          </table:table-cell>
          <table:table-cell table:style-name="ce36" table:formula="of:=IF([$'amortizacijska tabela'.$C31]=&quot;&quot;;0;[$'amortizacijska tabela'.$E31]+[$'amortizacijska tabela'.$F31]+[$'amortizacijska tabela'.$G31])" office:value-type="float" office:value="1447.52299056955" calcext:value-type="float">
            <text:p>1.447,52 €</text:p>
          </table:table-cell>
          <table:table-cell table:style-name="ce36" table:formula="of:=IF([$'amortizacijska tabela'.$C31]=&quot;&quot;;0;[$'amortizacijska tabela'.$D31]-[$'amortizacijska tabela'.$F31])" office:value-type="float" office:value="192878.803544353" calcext:value-type="float">
            <text:p>192.878,80 €</text:p>
          </table:table-cell>
          <table:table-cell table:style-name="ce32" table:formula="of:=IF([$'amortizacijska tabela'.$I31]&gt;0;LastRow-ROW();0)" office:value-type="float" office:value="332" calcext:value-type="float">
            <text:p><text:s/>332 </text:p>
          </table:table-cell>
          <table:table-cell table:number-columns-repeated="1014"/>
        </table:table-row>
        <table:table-row table:style-name="ro3">
          <table:table-cell/>
          <table:table-cell table:style-name="ce32" table:formula="of:=ROWS([.$B$4:.B32])" office:value-type="float" office:value="29" calcext:value-type="float">
            <text:p><text:s/>29 </text:p>
          </table:table-cell>
          <table:table-cell table:style-name="ce34" table:formula="of:=IF(ValuesEntered;IF([$'amortizacijska tabela'.$B32]&lt;=DurationOfLoan;IF(ROW()-ROW([$'amortizacijska tabela'.$C$3])=1;LoanStart;IF([.I31]&gt;0;EDATE([.C31];1);&quot;&quot;));&quot;&quot;);&quot;&quot;)" office:value-type="date" office:date-value="2023-09-07" calcext:value-type="date">
            <text:p>07. 09. 2023</text:p>
          </table:table-cell>
          <table:table-cell table:style-name="ce36" table:formula="of:=IF(ROW()-ROW([$'amortizacijska tabela'.$D$3])=1;LoanAmount;IF([$'amortizacijska tabela'.$C32]=&quot;&quot;;0;INDEX([$'amortizacijska tabela'.$B$4:.$J$363]; ROW()-4;8)))" office:value-type="float" office:value="192878.803544353" calcext:value-type="float">
            <text:p>192.878,80 €</text:p>
          </table:table-cell>
          <table:table-cell table:style-name="ce36" table:formula="of:=IF(ValuesEntered;IF(ROW()-ROW([$'amortizacijska tabela'.$E$3])=1;-IPMT(InterestRate/12;1;DurationOfLoan-ROWS([.$C$4:.C32])+1;[$'amortizacijska tabela'.$D32]);IFERROR(-IPMT(InterestRate/12;1;[$'amortizacijska tabela'.$J32];[.D33]);0));0)" office:value-type="float" office:value="802.536758249016" calcext:value-type="float">
            <text:p>802,54 €</text:p>
          </table:table-cell>
          <table:table-cell table:style-name="ce36" table:formula="of:=IFERROR(IF(AND(ValuesEntered;[$'amortizacijska tabela'.$C32]&lt;&gt;&quot;&quot;);-PPMT(InterestRate/12;1;DurationOfLoan-ROWS([.$C$4:.C32])+1;[$'amortizacijska tabela'.$D32]);&quot;&quot;);0)" office:value-type="float" office:value="269.981564589472" calcext:value-type="float">
            <text:p>269,98 €</text:p>
          </table:table-cell>
          <table:table-cell table:style-name="ce36" table:formula="of:=IF([$'amortizacijska tabela'.$C32]=&quot;&quot;;0;PropertyTaxAmount)" office:value-type="float" office:value="375" calcext:value-type="float">
            <text:p>375,00 €</text:p>
          </table:table-cell>
          <table:table-cell table:style-name="ce36" table:formula="of:=IF([$'amortizacijska tabela'.$C32]=&quot;&quot;;0;[$'amortizacijska tabela'.$E32]+[$'amortizacijska tabela'.$F32]+[$'amortizacijska tabela'.$G32])" office:value-type="float" office:value="1447.51832283849" calcext:value-type="float">
            <text:p>1.447,52 €</text:p>
          </table:table-cell>
          <table:table-cell table:style-name="ce36" table:formula="of:=IF([$'amortizacijska tabela'.$C32]=&quot;&quot;;0;[$'amortizacijska tabela'.$D32]-[$'amortizacijska tabela'.$F32])" office:value-type="float" office:value="192608.821979764" calcext:value-type="float">
            <text:p>192.608,82 €</text:p>
          </table:table-cell>
          <table:table-cell table:style-name="ce32" table:formula="of:=IF([$'amortizacijska tabela'.$I32]&gt;0;LastRow-ROW();0)" office:value-type="float" office:value="331" calcext:value-type="float">
            <text:p><text:s/>331 </text:p>
          </table:table-cell>
          <table:table-cell table:number-columns-repeated="1014"/>
        </table:table-row>
        <table:table-row table:style-name="ro3">
          <table:table-cell/>
          <table:table-cell table:style-name="ce32" table:formula="of:=ROWS([.$B$4:.B33])" office:value-type="float" office:value="30" calcext:value-type="float">
            <text:p><text:s/>30 </text:p>
          </table:table-cell>
          <table:table-cell table:style-name="ce34" table:formula="of:=IF(ValuesEntered;IF([$'amortizacijska tabela'.$B33]&lt;=DurationOfLoan;IF(ROW()-ROW([$'amortizacijska tabela'.$C$3])=1;LoanStart;IF([.I32]&gt;0;EDATE([.C32];1);&quot;&quot;));&quot;&quot;);&quot;&quot;)" office:value-type="date" office:date-value="2023-10-07" calcext:value-type="date">
            <text:p>07. 10. 2023</text:p>
          </table:table-cell>
          <table:table-cell table:style-name="ce36" table:formula="of:=IF(ROW()-ROW([$'amortizacijska tabela'.$D$3])=1;LoanAmount;IF([$'amortizacijska tabela'.$C33]=&quot;&quot;;0;INDEX([$'amortizacijska tabela'.$B$4:.$J$363]; ROW()-4;8)))" office:value-type="float" office:value="192608.821979764" calcext:value-type="float">
            <text:p>192.608,82 €</text:p>
          </table:table-cell>
          <table:table-cell table:style-name="ce36" table:formula="of:=IF(ValuesEntered;IF(ROW()-ROW([$'amortizacijska tabela'.$E$3])=1;-IPMT(InterestRate/12;1;DurationOfLoan-ROWS([.$C$4:.C33])+1;[$'amortizacijska tabela'.$D33]);IFERROR(-IPMT(InterestRate/12;1;[$'amortizacijska tabela'.$J33];[.D34]);0));0)" office:value-type="float" office:value="801.407147883286" calcext:value-type="float">
            <text:p>801,41 €</text:p>
          </table:table-cell>
          <table:table-cell table:style-name="ce36" table:formula="of:=IFERROR(IF(AND(ValuesEntered;[$'amortizacijska tabela'.$C33]&lt;&gt;&quot;&quot;);-PPMT(InterestRate/12;1;DurationOfLoan-ROWS([.$C$4:.C33])+1;[$'amortizacijska tabela'.$D33]);&quot;&quot;);0)" office:value-type="float" office:value="271.106487775262" calcext:value-type="float">
            <text:p>271,11 €</text:p>
          </table:table-cell>
          <table:table-cell table:style-name="ce36" table:formula="of:=IF([$'amortizacijska tabela'.$C33]=&quot;&quot;;0;PropertyTaxAmount)" office:value-type="float" office:value="375" calcext:value-type="float">
            <text:p>375,00 €</text:p>
          </table:table-cell>
          <table:table-cell table:style-name="ce36" table:formula="of:=IF([$'amortizacijska tabela'.$C33]=&quot;&quot;;0;[$'amortizacijska tabela'.$E33]+[$'amortizacijska tabela'.$F33]+[$'amortizacijska tabela'.$G33])" office:value-type="float" office:value="1447.51363565855" calcext:value-type="float">
            <text:p>1.447,51 €</text:p>
          </table:table-cell>
          <table:table-cell table:style-name="ce36" table:formula="of:=IF([$'amortizacijska tabela'.$C33]=&quot;&quot;;0;[$'amortizacijska tabela'.$D33]-[$'amortizacijska tabela'.$F33])" office:value-type="float" office:value="192337.715491989" calcext:value-type="float">
            <text:p>192.337,72 €</text:p>
          </table:table-cell>
          <table:table-cell table:style-name="ce32" table:formula="of:=IF([$'amortizacijska tabela'.$I33]&gt;0;LastRow-ROW();0)" office:value-type="float" office:value="330" calcext:value-type="float">
            <text:p><text:s/>330 </text:p>
          </table:table-cell>
          <table:table-cell table:number-columns-repeated="1014"/>
        </table:table-row>
        <table:table-row table:style-name="ro3">
          <table:table-cell/>
          <table:table-cell table:style-name="ce32" table:formula="of:=ROWS([.$B$4:.B34])" office:value-type="float" office:value="31" calcext:value-type="float">
            <text:p><text:s/>31 </text:p>
          </table:table-cell>
          <table:table-cell table:style-name="ce34" table:formula="of:=IF(ValuesEntered;IF([$'amortizacijska tabela'.$B34]&lt;=DurationOfLoan;IF(ROW()-ROW([$'amortizacijska tabela'.$C$3])=1;LoanStart;IF([.I33]&gt;0;EDATE([.C33];1);&quot;&quot;));&quot;&quot;);&quot;&quot;)" office:value-type="date" office:date-value="2023-11-07" calcext:value-type="date">
            <text:p>07. 11. 2023</text:p>
          </table:table-cell>
          <table:table-cell table:style-name="ce36" table:formula="of:=IF(ROW()-ROW([$'amortizacijska tabela'.$D$3])=1;LoanAmount;IF([$'amortizacijska tabela'.$C34]=&quot;&quot;;0;INDEX([$'amortizacijska tabela'.$B$4:.$J$363]; ROW()-4;8)))" office:value-type="float" office:value="192337.715491989" calcext:value-type="float">
            <text:p>192.337,72 €</text:p>
          </table:table-cell>
          <table:table-cell table:style-name="ce36" table:formula="of:=IF(ValuesEntered;IF(ROW()-ROW([$'amortizacijska tabela'.$E$3])=1;-IPMT(InterestRate/12;1;DurationOfLoan-ROWS([.$C$4:.C34])+1;[$'amortizacijska tabela'.$D34]);IFERROR(-IPMT(InterestRate/12;1;[$'amortizacijska tabela'.$J34];[.D35]);0));0)" office:value-type="float" office:value="800.272830807698" calcext:value-type="float">
            <text:p>800,27 €</text:p>
          </table:table-cell>
          <table:table-cell table:style-name="ce36" table:formula="of:=IFERROR(IF(AND(ValuesEntered;[$'amortizacijska tabela'.$C34]&lt;&gt;&quot;&quot;);-PPMT(InterestRate/12;1;DurationOfLoan-ROWS([.$C$4:.C34])+1;[$'amortizacijska tabela'.$D34]);&quot;&quot;);0)" office:value-type="float" office:value="272.236098140992" calcext:value-type="float">
            <text:p>272,24 €</text:p>
          </table:table-cell>
          <table:table-cell table:style-name="ce36" table:formula="of:=IF([$'amortizacijska tabela'.$C34]=&quot;&quot;;0;PropertyTaxAmount)" office:value-type="float" office:value="375" calcext:value-type="float">
            <text:p>375,00 €</text:p>
          </table:table-cell>
          <table:table-cell table:style-name="ce36" table:formula="of:=IF([$'amortizacijska tabela'.$C34]=&quot;&quot;;0;[$'amortizacijska tabela'.$E34]+[$'amortizacijska tabela'.$F34]+[$'amortizacijska tabela'.$G34])" office:value-type="float" office:value="1447.50892894869" calcext:value-type="float">
            <text:p>1.447,51 €</text:p>
          </table:table-cell>
          <table:table-cell table:style-name="ce36" table:formula="of:=IF([$'amortizacijska tabela'.$C34]=&quot;&quot;;0;[$'amortizacijska tabela'.$D34]-[$'amortizacijska tabela'.$F34])" office:value-type="float" office:value="192065.479393848" calcext:value-type="float">
            <text:p>192.065,48 €</text:p>
          </table:table-cell>
          <table:table-cell table:style-name="ce32" table:formula="of:=IF([$'amortizacijska tabela'.$I34]&gt;0;LastRow-ROW();0)" office:value-type="float" office:value="329" calcext:value-type="float">
            <text:p><text:s/>329 </text:p>
          </table:table-cell>
          <table:table-cell table:number-columns-repeated="1014"/>
        </table:table-row>
        <table:table-row table:style-name="ro3">
          <table:table-cell/>
          <table:table-cell table:style-name="ce32" table:formula="of:=ROWS([.$B$4:.B35])" office:value-type="float" office:value="32" calcext:value-type="float">
            <text:p><text:s/>32 </text:p>
          </table:table-cell>
          <table:table-cell table:style-name="ce34" table:formula="of:=IF(ValuesEntered;IF([$'amortizacijska tabela'.$B35]&lt;=DurationOfLoan;IF(ROW()-ROW([$'amortizacijska tabela'.$C$3])=1;LoanStart;IF([.I34]&gt;0;EDATE([.C34];1);&quot;&quot;));&quot;&quot;);&quot;&quot;)" office:value-type="date" office:date-value="2023-12-07" calcext:value-type="date">
            <text:p>07. 12. 2023</text:p>
          </table:table-cell>
          <table:table-cell table:style-name="ce36" table:formula="of:=IF(ROW()-ROW([$'amortizacijska tabela'.$D$3])=1;LoanAmount;IF([$'amortizacijska tabela'.$C35]=&quot;&quot;;0;INDEX([$'amortizacijska tabela'.$B$4:.$J$363]; ROW()-4;8)))" office:value-type="float" office:value="192065.479393848" calcext:value-type="float">
            <text:p>192.065,48 €</text:p>
          </table:table-cell>
          <table:table-cell table:style-name="ce36" table:formula="of:=IF(ValuesEntered;IF(ROW()-ROW([$'amortizacijska tabela'.$E$3])=1;-IPMT(InterestRate/12;1;DurationOfLoan-ROWS([.$C$4:.C35])+1;[$'amortizacijska tabela'.$D35]);IFERROR(-IPMT(InterestRate/12;1;[$'amortizacijska tabela'.$J35];[.D36]);0));0)" office:value-type="float" office:value="799.133787410962" calcext:value-type="float">
            <text:p>799,13 €</text:p>
          </table:table-cell>
          <table:table-cell table:style-name="ce36" table:formula="of:=IFERROR(IF(AND(ValuesEntered;[$'amortizacijska tabela'.$C35]&lt;&gt;&quot;&quot;);-PPMT(InterestRate/12;1;DurationOfLoan-ROWS([.$C$4:.C35])+1;[$'amortizacijska tabela'.$D35]);&quot;&quot;);0)" office:value-type="float" office:value="273.37041521658" calcext:value-type="float">
            <text:p>273,37 €</text:p>
          </table:table-cell>
          <table:table-cell table:style-name="ce36" table:formula="of:=IF([$'amortizacijska tabela'.$C35]=&quot;&quot;;0;PropertyTaxAmount)" office:value-type="float" office:value="375" calcext:value-type="float">
            <text:p>375,00 €</text:p>
          </table:table-cell>
          <table:table-cell table:style-name="ce36" table:formula="of:=IF([$'amortizacijska tabela'.$C35]=&quot;&quot;;0;[$'amortizacijska tabela'.$E35]+[$'amortizacijska tabela'.$F35]+[$'amortizacijska tabela'.$G35])" office:value-type="float" office:value="1447.50420262754" calcext:value-type="float">
            <text:p>1.447,50 €</text:p>
          </table:table-cell>
          <table:table-cell table:style-name="ce36" table:formula="of:=IF([$'amortizacijska tabela'.$C35]=&quot;&quot;;0;[$'amortizacijska tabela'.$D35]-[$'amortizacijska tabela'.$F35])" office:value-type="float" office:value="191792.108978631" calcext:value-type="float">
            <text:p>191.792,11 €</text:p>
          </table:table-cell>
          <table:table-cell table:style-name="ce32" table:formula="of:=IF([$'amortizacijska tabela'.$I35]&gt;0;LastRow-ROW();0)" office:value-type="float" office:value="328" calcext:value-type="float">
            <text:p><text:s/>328 </text:p>
          </table:table-cell>
          <table:table-cell table:number-columns-repeated="1014"/>
        </table:table-row>
        <table:table-row table:style-name="ro3">
          <table:table-cell/>
          <table:table-cell table:style-name="ce32" table:formula="of:=ROWS([.$B$4:.B36])" office:value-type="float" office:value="33" calcext:value-type="float">
            <text:p><text:s/>33 </text:p>
          </table:table-cell>
          <table:table-cell table:style-name="ce34" table:formula="of:=IF(ValuesEntered;IF([$'amortizacijska tabela'.$B36]&lt;=DurationOfLoan;IF(ROW()-ROW([$'amortizacijska tabela'.$C$3])=1;LoanStart;IF([.I35]&gt;0;EDATE([.C35];1);&quot;&quot;));&quot;&quot;);&quot;&quot;)" office:value-type="date" office:date-value="2024-01-07" calcext:value-type="date">
            <text:p>07. 01. 2024</text:p>
          </table:table-cell>
          <table:table-cell table:style-name="ce36" table:formula="of:=IF(ROW()-ROW([$'amortizacijska tabela'.$D$3])=1;LoanAmount;IF([$'amortizacijska tabela'.$C36]=&quot;&quot;;0;INDEX([$'amortizacijska tabela'.$B$4:.$J$363]; ROW()-4;8)))" office:value-type="float" office:value="191792.108978631" calcext:value-type="float">
            <text:p>191.792,11 €</text:p>
          </table:table-cell>
          <table:table-cell table:style-name="ce36" table:formula="of:=IF(ValuesEntered;IF(ROW()-ROW([$'amortizacijska tabela'.$E$3])=1;-IPMT(InterestRate/12;1;DurationOfLoan-ROWS([.$C$4:.C36])+1;[$'amortizacijska tabela'.$D36]);IFERROR(-IPMT(InterestRate/12;1;[$'amortizacijska tabela'.$J36];[.D37]);0));0)" office:value-type="float" office:value="797.989998000074" calcext:value-type="float">
            <text:p>797,99 €</text:p>
          </table:table-cell>
          <table:table-cell table:style-name="ce36" table:formula="of:=IFERROR(IF(AND(ValuesEntered;[$'amortizacijska tabela'.$C36]&lt;&gt;&quot;&quot;);-PPMT(InterestRate/12;1;DurationOfLoan-ROWS([.$C$4:.C36])+1;[$'amortizacijska tabela'.$D36]);&quot;&quot;);0)" office:value-type="float" office:value="274.509458613315" calcext:value-type="float">
            <text:p>274,51 €</text:p>
          </table:table-cell>
          <table:table-cell table:style-name="ce36" table:formula="of:=IF([$'amortizacijska tabela'.$C36]=&quot;&quot;;0;PropertyTaxAmount)" office:value-type="float" office:value="375" calcext:value-type="float">
            <text:p>375,00 €</text:p>
          </table:table-cell>
          <table:table-cell table:style-name="ce36" table:formula="of:=IF([$'amortizacijska tabela'.$C36]=&quot;&quot;;0;[$'amortizacijska tabela'.$E36]+[$'amortizacijska tabela'.$F36]+[$'amortizacijska tabela'.$G36])" office:value-type="float" office:value="1447.49945661339" calcext:value-type="float">
            <text:p>1.447,50 €</text:p>
          </table:table-cell>
          <table:table-cell table:style-name="ce36" table:formula="of:=IF([$'amortizacijska tabela'.$C36]=&quot;&quot;;0;[$'amortizacijska tabela'.$D36]-[$'amortizacijska tabela'.$F36])" office:value-type="float" office:value="191517.599520018" calcext:value-type="float">
            <text:p>191.517,60 €</text:p>
          </table:table-cell>
          <table:table-cell table:style-name="ce32" table:formula="of:=IF([$'amortizacijska tabela'.$I36]&gt;0;LastRow-ROW();0)" office:value-type="float" office:value="327" calcext:value-type="float">
            <text:p><text:s/>327 </text:p>
          </table:table-cell>
          <table:table-cell table:number-columns-repeated="1014"/>
        </table:table-row>
        <table:table-row table:style-name="ro3">
          <table:table-cell/>
          <table:table-cell table:style-name="ce32" table:formula="of:=ROWS([.$B$4:.B37])" office:value-type="float" office:value="34" calcext:value-type="float">
            <text:p><text:s/>34 </text:p>
          </table:table-cell>
          <table:table-cell table:style-name="ce34" table:formula="of:=IF(ValuesEntered;IF([$'amortizacijska tabela'.$B37]&lt;=DurationOfLoan;IF(ROW()-ROW([$'amortizacijska tabela'.$C$3])=1;LoanStart;IF([.I36]&gt;0;EDATE([.C36];1);&quot;&quot;));&quot;&quot;);&quot;&quot;)" office:value-type="date" office:date-value="2024-02-07" calcext:value-type="date">
            <text:p>07. 02. 2024</text:p>
          </table:table-cell>
          <table:table-cell table:style-name="ce36" table:formula="of:=IF(ROW()-ROW([$'amortizacijska tabela'.$D$3])=1;LoanAmount;IF([$'amortizacijska tabela'.$C37]=&quot;&quot;;0;INDEX([$'amortizacijska tabela'.$B$4:.$J$363]; ROW()-4;8)))" office:value-type="float" office:value="191517.599520018" calcext:value-type="float">
            <text:p>191.517,60 €</text:p>
          </table:table-cell>
          <table:table-cell table:style-name="ce36" table:formula="of:=IF(ValuesEntered;IF(ROW()-ROW([$'amortizacijska tabela'.$E$3])=1;-IPMT(InterestRate/12;1;DurationOfLoan-ROWS([.$C$4:.C37])+1;[$'amortizacijska tabela'.$D37]);IFERROR(-IPMT(InterestRate/12;1;[$'amortizacijska tabela'.$J37];[.D38]);0));0)" office:value-type="float" office:value="796.841442799973" calcext:value-type="float">
            <text:p>796,84 €</text:p>
          </table:table-cell>
          <table:table-cell table:style-name="ce36" table:formula="of:=IFERROR(IF(AND(ValuesEntered;[$'amortizacijska tabela'.$C37]&lt;&gt;&quot;&quot;);-PPMT(InterestRate/12;1;DurationOfLoan-ROWS([.$C$4:.C37])+1;[$'amortizacijska tabela'.$D37]);&quot;&quot;);0)" office:value-type="float" office:value="275.653248024204" calcext:value-type="float">
            <text:p>275,65 €</text:p>
          </table:table-cell>
          <table:table-cell table:style-name="ce36" table:formula="of:=IF([$'amortizacijska tabela'.$C37]=&quot;&quot;;0;PropertyTaxAmount)" office:value-type="float" office:value="375" calcext:value-type="float">
            <text:p>375,00 €</text:p>
          </table:table-cell>
          <table:table-cell table:style-name="ce36" table:formula="of:=IF([$'amortizacijska tabela'.$C37]=&quot;&quot;;0;[$'amortizacijska tabela'.$E37]+[$'amortizacijska tabela'.$F37]+[$'amortizacijska tabela'.$G37])" office:value-type="float" office:value="1447.49469082418" calcext:value-type="float">
            <text:p>1.447,49 €</text:p>
          </table:table-cell>
          <table:table-cell table:style-name="ce36" table:formula="of:=IF([$'amortizacijska tabela'.$C37]=&quot;&quot;;0;[$'amortizacijska tabela'.$D37]-[$'amortizacijska tabela'.$F37])" office:value-type="float" office:value="191241.946271993" calcext:value-type="float">
            <text:p>191.241,95 €</text:p>
          </table:table-cell>
          <table:table-cell table:style-name="ce32" table:formula="of:=IF([$'amortizacijska tabela'.$I37]&gt;0;LastRow-ROW();0)" office:value-type="float" office:value="326" calcext:value-type="float">
            <text:p><text:s/>326 </text:p>
          </table:table-cell>
          <table:table-cell table:number-columns-repeated="1014"/>
        </table:table-row>
        <table:table-row table:style-name="ro3">
          <table:table-cell/>
          <table:table-cell table:style-name="ce32" table:formula="of:=ROWS([.$B$4:.B38])" office:value-type="float" office:value="35" calcext:value-type="float">
            <text:p><text:s/>35 </text:p>
          </table:table-cell>
          <table:table-cell table:style-name="ce34" table:formula="of:=IF(ValuesEntered;IF([$'amortizacijska tabela'.$B38]&lt;=DurationOfLoan;IF(ROW()-ROW([$'amortizacijska tabela'.$C$3])=1;LoanStart;IF([.I37]&gt;0;EDATE([.C37];1);&quot;&quot;));&quot;&quot;);&quot;&quot;)" office:value-type="date" office:date-value="2024-03-07" calcext:value-type="date">
            <text:p>07. 03. 2024</text:p>
          </table:table-cell>
          <table:table-cell table:style-name="ce36" table:formula="of:=IF(ROW()-ROW([$'amortizacijska tabela'.$D$3])=1;LoanAmount;IF([$'amortizacijska tabela'.$C38]=&quot;&quot;;0;INDEX([$'amortizacijska tabela'.$B$4:.$J$363]; ROW()-4;8)))" office:value-type="float" office:value="191241.946271993" calcext:value-type="float">
            <text:p>191.241,95 €</text:p>
          </table:table-cell>
          <table:table-cell table:style-name="ce36" table:formula="of:=IF(ValuesEntered;IF(ROW()-ROW([$'amortizacijska tabela'.$E$3])=1;-IPMT(InterestRate/12;1;DurationOfLoan-ROWS([.$C$4:.C38])+1;[$'amortizacijska tabela'.$D38]);IFERROR(-IPMT(InterestRate/12;1;[$'amortizacijska tabela'.$J38];[.D39]);0));0)" office:value-type="float" office:value="795.688101953205" calcext:value-type="float">
            <text:p>795,69 €</text:p>
          </table:table-cell>
          <table:table-cell table:style-name="ce36" table:formula="of:=IFERROR(IF(AND(ValuesEntered;[$'amortizacijska tabela'.$C38]&lt;&gt;&quot;&quot;);-PPMT(InterestRate/12;1;DurationOfLoan-ROWS([.$C$4:.C38])+1;[$'amortizacijska tabela'.$D38]);&quot;&quot;);0)" office:value-type="float" office:value="276.801803224305" calcext:value-type="float">
            <text:p>276,80 €</text:p>
          </table:table-cell>
          <table:table-cell table:style-name="ce36" table:formula="of:=IF([$'amortizacijska tabela'.$C38]=&quot;&quot;;0;PropertyTaxAmount)" office:value-type="float" office:value="375" calcext:value-type="float">
            <text:p>375,00 €</text:p>
          </table:table-cell>
          <table:table-cell table:style-name="ce36" table:formula="of:=IF([$'amortizacijska tabela'.$C38]=&quot;&quot;;0;[$'amortizacijska tabela'.$E38]+[$'amortizacijska tabela'.$F38]+[$'amortizacijska tabela'.$G38])" office:value-type="float" office:value="1447.48990517751" calcext:value-type="float">
            <text:p>1.447,49 €</text:p>
          </table:table-cell>
          <table:table-cell table:style-name="ce36" table:formula="of:=IF([$'amortizacijska tabela'.$C38]=&quot;&quot;;0;[$'amortizacijska tabela'.$D38]-[$'amortizacijska tabela'.$F38])" office:value-type="float" office:value="190965.144468769" calcext:value-type="float">
            <text:p>190.965,14 €</text:p>
          </table:table-cell>
          <table:table-cell table:style-name="ce32" table:formula="of:=IF([$'amortizacijska tabela'.$I38]&gt;0;LastRow-ROW();0)" office:value-type="float" office:value="325" calcext:value-type="float">
            <text:p><text:s/>325 </text:p>
          </table:table-cell>
          <table:table-cell table:number-columns-repeated="1014"/>
        </table:table-row>
        <table:table-row table:style-name="ro3">
          <table:table-cell/>
          <table:table-cell table:style-name="ce32" table:formula="of:=ROWS([.$B$4:.B39])" office:value-type="float" office:value="36" calcext:value-type="float">
            <text:p><text:s/>36 </text:p>
          </table:table-cell>
          <table:table-cell table:style-name="ce34" table:formula="of:=IF(ValuesEntered;IF([$'amortizacijska tabela'.$B39]&lt;=DurationOfLoan;IF(ROW()-ROW([$'amortizacijska tabela'.$C$3])=1;LoanStart;IF([.I38]&gt;0;EDATE([.C38];1);&quot;&quot;));&quot;&quot;);&quot;&quot;)" office:value-type="date" office:date-value="2024-04-07" calcext:value-type="date">
            <text:p>07. 04. 2024</text:p>
          </table:table-cell>
          <table:table-cell table:style-name="ce36" table:formula="of:=IF(ROW()-ROW([$'amortizacijska tabela'.$D$3])=1;LoanAmount;IF([$'amortizacijska tabela'.$C39]=&quot;&quot;;0;INDEX([$'amortizacijska tabela'.$B$4:.$J$363]; ROW()-4;8)))" office:value-type="float" office:value="190965.144468769" calcext:value-type="float">
            <text:p>190.965,14 €</text:p>
          </table:table-cell>
          <table:table-cell table:style-name="ce36" table:formula="of:=IF(ValuesEntered;IF(ROW()-ROW([$'amortizacijska tabela'.$E$3])=1;-IPMT(InterestRate/12;1;DurationOfLoan-ROWS([.$C$4:.C39])+1;[$'amortizacijska tabela'.$D39]);IFERROR(-IPMT(InterestRate/12;1;[$'amortizacijska tabela'.$J39];[.D40]);0));0)" office:value-type="float" office:value="794.529955519575" calcext:value-type="float">
            <text:p>794,53 €</text:p>
          </table:table-cell>
          <table:table-cell table:style-name="ce36" table:formula="of:=IFERROR(IF(AND(ValuesEntered;[$'amortizacijska tabela'.$C39]&lt;&gt;&quot;&quot;);-PPMT(InterestRate/12;1;DurationOfLoan-ROWS([.$C$4:.C39])+1;[$'amortizacijska tabela'.$D39]);&quot;&quot;);0)" office:value-type="float" office:value="277.955144071073" calcext:value-type="float">
            <text:p>277,96 €</text:p>
          </table:table-cell>
          <table:table-cell table:style-name="ce36" table:formula="of:=IF([$'amortizacijska tabela'.$C39]=&quot;&quot;;0;PropertyTaxAmount)" office:value-type="float" office:value="375" calcext:value-type="float">
            <text:p>375,00 €</text:p>
          </table:table-cell>
          <table:table-cell table:style-name="ce36" table:formula="of:=IF([$'amortizacijska tabela'.$C39]=&quot;&quot;;0;[$'amortizacijska tabela'.$E39]+[$'amortizacijska tabela'.$F39]+[$'amortizacijska tabela'.$G39])" office:value-type="float" office:value="1447.48509959065" calcext:value-type="float">
            <text:p>1.447,49 €</text:p>
          </table:table-cell>
          <table:table-cell table:style-name="ce36" table:formula="of:=IF([$'amortizacijska tabela'.$C39]=&quot;&quot;;0;[$'amortizacijska tabela'.$D39]-[$'amortizacijska tabela'.$F39])" office:value-type="float" office:value="190687.189324698" calcext:value-type="float">
            <text:p>190.687,19 €</text:p>
          </table:table-cell>
          <table:table-cell table:style-name="ce32" table:formula="of:=IF([$'amortizacijska tabela'.$I39]&gt;0;LastRow-ROW();0)" office:value-type="float" office:value="324" calcext:value-type="float">
            <text:p><text:s/>324 </text:p>
          </table:table-cell>
          <table:table-cell table:number-columns-repeated="1014"/>
        </table:table-row>
        <table:table-row table:style-name="ro3">
          <table:table-cell/>
          <table:table-cell table:style-name="ce32" table:formula="of:=ROWS([.$B$4:.B40])" office:value-type="float" office:value="37" calcext:value-type="float">
            <text:p><text:s/>37 </text:p>
          </table:table-cell>
          <table:table-cell table:style-name="ce34" table:formula="of:=IF(ValuesEntered;IF([$'amortizacijska tabela'.$B40]&lt;=DurationOfLoan;IF(ROW()-ROW([$'amortizacijska tabela'.$C$3])=1;LoanStart;IF([.I39]&gt;0;EDATE([.C39];1);&quot;&quot;));&quot;&quot;);&quot;&quot;)" office:value-type="date" office:date-value="2024-05-07" calcext:value-type="date">
            <text:p>07. 05. 2024</text:p>
          </table:table-cell>
          <table:table-cell table:style-name="ce36" table:formula="of:=IF(ROW()-ROW([$'amortizacijska tabela'.$D$3])=1;LoanAmount;IF([$'amortizacijska tabela'.$C40]=&quot;&quot;;0;INDEX([$'amortizacijska tabela'.$B$4:.$J$363]; ROW()-4;8)))" office:value-type="float" office:value="190687.189324698" calcext:value-type="float">
            <text:p>190.687,19 €</text:p>
          </table:table-cell>
          <table:table-cell table:style-name="ce36" table:formula="of:=IF(ValuesEntered;IF(ROW()-ROW([$'amortizacijska tabela'.$E$3])=1;-IPMT(InterestRate/12;1;DurationOfLoan-ROWS([.$C$4:.C40])+1;[$'amortizacijska tabela'.$D40]);IFERROR(-IPMT(InterestRate/12;1;[$'amortizacijska tabela'.$J40];[.D41]);0));0)" office:value-type="float" office:value="793.366983475806" calcext:value-type="float">
            <text:p>793,37 €</text:p>
          </table:table-cell>
          <table:table-cell table:style-name="ce36" table:formula="of:=IFERROR(IF(AND(ValuesEntered;[$'amortizacijska tabela'.$C40]&lt;&gt;&quot;&quot;);-PPMT(InterestRate/12;1;DurationOfLoan-ROWS([.$C$4:.C40])+1;[$'amortizacijska tabela'.$D40]);&quot;&quot;);0)" office:value-type="float" office:value="279.113290504702" calcext:value-type="float">
            <text:p>279,11 €</text:p>
          </table:table-cell>
          <table:table-cell table:style-name="ce36" table:formula="of:=IF([$'amortizacijska tabela'.$C40]=&quot;&quot;;0;PropertyTaxAmount)" office:value-type="float" office:value="375" calcext:value-type="float">
            <text:p>375,00 €</text:p>
          </table:table-cell>
          <table:table-cell table:style-name="ce36" table:formula="of:=IF([$'amortizacijska tabela'.$C40]=&quot;&quot;;0;[$'amortizacijska tabela'.$E40]+[$'amortizacijska tabela'.$F40]+[$'amortizacijska tabela'.$G40])" office:value-type="float" office:value="1447.48027398051" calcext:value-type="float">
            <text:p>1.447,48 €</text:p>
          </table:table-cell>
          <table:table-cell table:style-name="ce36" table:formula="of:=IF([$'amortizacijska tabela'.$C40]=&quot;&quot;;0;[$'amortizacijska tabela'.$D40]-[$'amortizacijska tabela'.$F40])" office:value-type="float" office:value="190408.076034193" calcext:value-type="float">
            <text:p>190.408,08 €</text:p>
          </table:table-cell>
          <table:table-cell table:style-name="ce32" table:formula="of:=IF([$'amortizacijska tabela'.$I40]&gt;0;LastRow-ROW();0)" office:value-type="float" office:value="323" calcext:value-type="float">
            <text:p><text:s/>323 </text:p>
          </table:table-cell>
          <table:table-cell table:number-columns-repeated="1014"/>
        </table:table-row>
        <table:table-row table:style-name="ro3">
          <table:table-cell/>
          <table:table-cell table:style-name="ce32" table:formula="of:=ROWS([.$B$4:.B41])" office:value-type="float" office:value="38" calcext:value-type="float">
            <text:p><text:s/>38 </text:p>
          </table:table-cell>
          <table:table-cell table:style-name="ce34" table:formula="of:=IF(ValuesEntered;IF([$'amortizacijska tabela'.$B41]&lt;=DurationOfLoan;IF(ROW()-ROW([$'amortizacijska tabela'.$C$3])=1;LoanStart;IF([.I40]&gt;0;EDATE([.C40];1);&quot;&quot;));&quot;&quot;);&quot;&quot;)" office:value-type="date" office:date-value="2024-06-07" calcext:value-type="date">
            <text:p>07. 06. 2024</text:p>
          </table:table-cell>
          <table:table-cell table:style-name="ce36" table:formula="of:=IF(ROW()-ROW([$'amortizacijska tabela'.$D$3])=1;LoanAmount;IF([$'amortizacijska tabela'.$C41]=&quot;&quot;;0;INDEX([$'amortizacijska tabela'.$B$4:.$J$363]; ROW()-4;8)))" office:value-type="float" office:value="190408.076034193" calcext:value-type="float">
            <text:p>190.408,08 €</text:p>
          </table:table-cell>
          <table:table-cell table:style-name="ce36" table:formula="of:=IF(ValuesEntered;IF(ROW()-ROW([$'amortizacijska tabela'.$E$3])=1;-IPMT(InterestRate/12;1;DurationOfLoan-ROWS([.$C$4:.C41])+1;[$'amortizacijska tabela'.$D41]);IFERROR(-IPMT(InterestRate/12;1;[$'amortizacijska tabela'.$J41];[.D42]);0));0)" office:value-type="float" office:value="792.199165715187" calcext:value-type="float">
            <text:p>792,20 €</text:p>
          </table:table-cell>
          <table:table-cell table:style-name="ce36" table:formula="of:=IFERROR(IF(AND(ValuesEntered;[$'amortizacijska tabela'.$C41]&lt;&gt;&quot;&quot;);-PPMT(InterestRate/12;1;DurationOfLoan-ROWS([.$C$4:.C41])+1;[$'amortizacijska tabela'.$D41]);&quot;&quot;);0)" office:value-type="float" office:value="280.276262548472" calcext:value-type="float">
            <text:p>280,28 €</text:p>
          </table:table-cell>
          <table:table-cell table:style-name="ce36" table:formula="of:=IF([$'amortizacijska tabela'.$C41]=&quot;&quot;;0;PropertyTaxAmount)" office:value-type="float" office:value="375" calcext:value-type="float">
            <text:p>375,00 €</text:p>
          </table:table-cell>
          <table:table-cell table:style-name="ce36" table:formula="of:=IF([$'amortizacijska tabela'.$C41]=&quot;&quot;;0;[$'amortizacijska tabela'.$E41]+[$'amortizacijska tabela'.$F41]+[$'amortizacijska tabela'.$G41])" office:value-type="float" office:value="1447.47542826366" calcext:value-type="float">
            <text:p>1.447,48 €</text:p>
          </table:table-cell>
          <table:table-cell table:style-name="ce36" table:formula="of:=IF([$'amortizacijska tabela'.$C41]=&quot;&quot;;0;[$'amortizacijska tabela'.$D41]-[$'amortizacijska tabela'.$F41])" office:value-type="float" office:value="190127.799771645" calcext:value-type="float">
            <text:p>190.127,80 €</text:p>
          </table:table-cell>
          <table:table-cell table:style-name="ce32" table:formula="of:=IF([$'amortizacijska tabela'.$I41]&gt;0;LastRow-ROW();0)" office:value-type="float" office:value="322" calcext:value-type="float">
            <text:p><text:s/>322 </text:p>
          </table:table-cell>
          <table:table-cell table:number-columns-repeated="1014"/>
        </table:table-row>
        <table:table-row table:style-name="ro3">
          <table:table-cell/>
          <table:table-cell table:style-name="ce32" table:formula="of:=ROWS([.$B$4:.B42])" office:value-type="float" office:value="39" calcext:value-type="float">
            <text:p><text:s/>39 </text:p>
          </table:table-cell>
          <table:table-cell table:style-name="ce34" table:formula="of:=IF(ValuesEntered;IF([$'amortizacijska tabela'.$B42]&lt;=DurationOfLoan;IF(ROW()-ROW([$'amortizacijska tabela'.$C$3])=1;LoanStart;IF([.I41]&gt;0;EDATE([.C41];1);&quot;&quot;));&quot;&quot;);&quot;&quot;)" office:value-type="date" office:date-value="2024-07-07" calcext:value-type="date">
            <text:p>07. 07. 2024</text:p>
          </table:table-cell>
          <table:table-cell table:style-name="ce36" table:formula="of:=IF(ROW()-ROW([$'amortizacijska tabela'.$D$3])=1;LoanAmount;IF([$'amortizacijska tabela'.$C42]=&quot;&quot;;0;INDEX([$'amortizacijska tabela'.$B$4:.$J$363]; ROW()-4;8)))" office:value-type="float" office:value="190127.799771645" calcext:value-type="float">
            <text:p>190.127,80 €</text:p>
          </table:table-cell>
          <table:table-cell table:style-name="ce36" table:formula="of:=IF(ValuesEntered;IF(ROW()-ROW([$'amortizacijska tabela'.$E$3])=1;-IPMT(InterestRate/12;1;DurationOfLoan-ROWS([.$C$4:.C42])+1;[$'amortizacijska tabela'.$D42]);IFERROR(-IPMT(InterestRate/12;1;[$'amortizacijska tabela'.$J42];[.D43]);0));0)" office:value-type="float" office:value="791.026482047233" calcext:value-type="float">
            <text:p>791,03 €</text:p>
          </table:table-cell>
          <table:table-cell table:style-name="ce36" table:formula="of:=IFERROR(IF(AND(ValuesEntered;[$'amortizacijska tabela'.$C42]&lt;&gt;&quot;&quot;);-PPMT(InterestRate/12;1;DurationOfLoan-ROWS([.$C$4:.C42])+1;[$'amortizacijska tabela'.$D42]);&quot;&quot;);0)" office:value-type="float" office:value="281.444080309091" calcext:value-type="float">
            <text:p>281,44 €</text:p>
          </table:table-cell>
          <table:table-cell table:style-name="ce36" table:formula="of:=IF([$'amortizacijska tabela'.$C42]=&quot;&quot;;0;PropertyTaxAmount)" office:value-type="float" office:value="375" calcext:value-type="float">
            <text:p>375,00 €</text:p>
          </table:table-cell>
          <table:table-cell table:style-name="ce36" table:formula="of:=IF([$'amortizacijska tabela'.$C42]=&quot;&quot;;0;[$'amortizacijska tabela'.$E42]+[$'amortizacijska tabela'.$F42]+[$'amortizacijska tabela'.$G42])" office:value-type="float" office:value="1447.47056235632" calcext:value-type="float">
            <text:p>1.447,47 €</text:p>
          </table:table-cell>
          <table:table-cell table:style-name="ce36" table:formula="of:=IF([$'amortizacijska tabela'.$C42]=&quot;&quot;;0;[$'amortizacijska tabela'.$D42]-[$'amortizacijska tabela'.$F42])" office:value-type="float" office:value="189846.355691336" calcext:value-type="float">
            <text:p>189.846,36 €</text:p>
          </table:table-cell>
          <table:table-cell table:style-name="ce32" table:formula="of:=IF([$'amortizacijska tabela'.$I42]&gt;0;LastRow-ROW();0)" office:value-type="float" office:value="321" calcext:value-type="float">
            <text:p><text:s/>321 </text:p>
          </table:table-cell>
          <table:table-cell table:number-columns-repeated="1014"/>
        </table:table-row>
        <table:table-row table:style-name="ro3">
          <table:table-cell/>
          <table:table-cell table:style-name="ce32" table:formula="of:=ROWS([.$B$4:.B43])" office:value-type="float" office:value="40" calcext:value-type="float">
            <text:p><text:s/>40 </text:p>
          </table:table-cell>
          <table:table-cell table:style-name="ce34" table:formula="of:=IF(ValuesEntered;IF([$'amortizacijska tabela'.$B43]&lt;=DurationOfLoan;IF(ROW()-ROW([$'amortizacijska tabela'.$C$3])=1;LoanStart;IF([.I42]&gt;0;EDATE([.C42];1);&quot;&quot;));&quot;&quot;);&quot;&quot;)" office:value-type="date" office:date-value="2024-08-07" calcext:value-type="date">
            <text:p>07. 08. 2024</text:p>
          </table:table-cell>
          <table:table-cell table:style-name="ce36" table:formula="of:=IF(ROW()-ROW([$'amortizacijska tabela'.$D$3])=1;LoanAmount;IF([$'amortizacijska tabela'.$C43]=&quot;&quot;;0;INDEX([$'amortizacijska tabela'.$B$4:.$J$363]; ROW()-4;8)))" office:value-type="float" office:value="189846.355691336" calcext:value-type="float">
            <text:p>189.846,36 €</text:p>
          </table:table-cell>
          <table:table-cell table:style-name="ce36" table:formula="of:=IF(ValuesEntered;IF(ROW()-ROW([$'amortizacijska tabela'.$E$3])=1;-IPMT(InterestRate/12;1;DurationOfLoan-ROWS([.$C$4:.C43])+1;[$'amortizacijska tabela'.$D43]);IFERROR(-IPMT(InterestRate/12;1;[$'amortizacijska tabela'.$J43];[.D44]);0));0)" office:value-type="float" office:value="789.848912197328" calcext:value-type="float">
            <text:p>789,85 €</text:p>
          </table:table-cell>
          <table:table-cell table:style-name="ce36" table:formula="of:=IFERROR(IF(AND(ValuesEntered;[$'amortizacijska tabela'.$C43]&lt;&gt;&quot;&quot;);-PPMT(InterestRate/12;1;DurationOfLoan-ROWS([.$C$4:.C43])+1;[$'amortizacijska tabela'.$D43]);&quot;&quot;);0)" office:value-type="float" office:value="282.616763977045" calcext:value-type="float">
            <text:p>282,62 €</text:p>
          </table:table-cell>
          <table:table-cell table:style-name="ce36" table:formula="of:=IF([$'amortizacijska tabela'.$C43]=&quot;&quot;;0;PropertyTaxAmount)" office:value-type="float" office:value="375" calcext:value-type="float">
            <text:p>375,00 €</text:p>
          </table:table-cell>
          <table:table-cell table:style-name="ce36" table:formula="of:=IF([$'amortizacijska tabela'.$C43]=&quot;&quot;;0;[$'amortizacijska tabela'.$E43]+[$'amortizacijska tabela'.$F43]+[$'amortizacijska tabela'.$G43])" office:value-type="float" office:value="1447.46567617437" calcext:value-type="float">
            <text:p>1.447,47 €</text:p>
          </table:table-cell>
          <table:table-cell table:style-name="ce36" table:formula="of:=IF([$'amortizacijska tabela'.$C43]=&quot;&quot;;0;[$'amortizacijska tabela'.$D43]-[$'amortizacijska tabela'.$F43])" office:value-type="float" office:value="189563.738927359" calcext:value-type="float">
            <text:p>189.563,74 €</text:p>
          </table:table-cell>
          <table:table-cell table:style-name="ce32" table:formula="of:=IF([$'amortizacijska tabela'.$I43]&gt;0;LastRow-ROW();0)" office:value-type="float" office:value="320" calcext:value-type="float">
            <text:p><text:s/>320 </text:p>
          </table:table-cell>
          <table:table-cell table:number-columns-repeated="1014"/>
        </table:table-row>
        <table:table-row table:style-name="ro3">
          <table:table-cell/>
          <table:table-cell table:style-name="ce32" table:formula="of:=ROWS([.$B$4:.B44])" office:value-type="float" office:value="41" calcext:value-type="float">
            <text:p><text:s/>41 </text:p>
          </table:table-cell>
          <table:table-cell table:style-name="ce34" table:formula="of:=IF(ValuesEntered;IF([$'amortizacijska tabela'.$B44]&lt;=DurationOfLoan;IF(ROW()-ROW([$'amortizacijska tabela'.$C$3])=1;LoanStart;IF([.I43]&gt;0;EDATE([.C43];1);&quot;&quot;));&quot;&quot;);&quot;&quot;)" office:value-type="date" office:date-value="2024-09-07" calcext:value-type="date">
            <text:p>07. 09. 2024</text:p>
          </table:table-cell>
          <table:table-cell table:style-name="ce36" table:formula="of:=IF(ROW()-ROW([$'amortizacijska tabela'.$D$3])=1;LoanAmount;IF([$'amortizacijska tabela'.$C44]=&quot;&quot;;0;INDEX([$'amortizacijska tabela'.$B$4:.$J$363]; ROW()-4;8)))" office:value-type="float" office:value="189563.738927359" calcext:value-type="float">
            <text:p>189.563,74 €</text:p>
          </table:table-cell>
          <table:table-cell table:style-name="ce36" table:formula="of:=IF(ValuesEntered;IF(ROW()-ROW([$'amortizacijska tabela'.$E$3])=1;-IPMT(InterestRate/12;1;DurationOfLoan-ROWS([.$C$4:.C44])+1;[$'amortizacijska tabela'.$D44]);IFERROR(-IPMT(InterestRate/12;1;[$'amortizacijska tabela'.$J44];[.D45]);0));0)" office:value-type="float" office:value="788.666435806383" calcext:value-type="float">
            <text:p>788,67 €</text:p>
          </table:table-cell>
          <table:table-cell table:style-name="ce36" table:formula="of:=IFERROR(IF(AND(ValuesEntered;[$'amortizacijska tabela'.$C44]&lt;&gt;&quot;&quot;);-PPMT(InterestRate/12;1;DurationOfLoan-ROWS([.$C$4:.C44])+1;[$'amortizacijska tabela'.$D44]);&quot;&quot;);0)" office:value-type="float" office:value="283.794333826949" calcext:value-type="float">
            <text:p>283,79 €</text:p>
          </table:table-cell>
          <table:table-cell table:style-name="ce36" table:formula="of:=IF([$'amortizacijska tabela'.$C44]=&quot;&quot;;0;PropertyTaxAmount)" office:value-type="float" office:value="375" calcext:value-type="float">
            <text:p>375,00 €</text:p>
          </table:table-cell>
          <table:table-cell table:style-name="ce36" table:formula="of:=IF([$'amortizacijska tabela'.$C44]=&quot;&quot;;0;[$'amortizacijska tabela'.$E44]+[$'amortizacijska tabela'.$F44]+[$'amortizacijska tabela'.$G44])" office:value-type="float" office:value="1447.46076963333" calcext:value-type="float">
            <text:p>1.447,46 €</text:p>
          </table:table-cell>
          <table:table-cell table:style-name="ce36" table:formula="of:=IF([$'amortizacijska tabela'.$C44]=&quot;&quot;;0;[$'amortizacijska tabela'.$D44]-[$'amortizacijska tabela'.$F44])" office:value-type="float" office:value="189279.944593532" calcext:value-type="float">
            <text:p>189.279,94 €</text:p>
          </table:table-cell>
          <table:table-cell table:style-name="ce32" table:formula="of:=IF([$'amortizacijska tabela'.$I44]&gt;0;LastRow-ROW();0)" office:value-type="float" office:value="319" calcext:value-type="float">
            <text:p><text:s/>319 </text:p>
          </table:table-cell>
          <table:table-cell table:number-columns-repeated="1014"/>
        </table:table-row>
        <table:table-row table:style-name="ro3">
          <table:table-cell/>
          <table:table-cell table:style-name="ce32" table:formula="of:=ROWS([.$B$4:.B45])" office:value-type="float" office:value="42" calcext:value-type="float">
            <text:p><text:s/>42 </text:p>
          </table:table-cell>
          <table:table-cell table:style-name="ce34" table:formula="of:=IF(ValuesEntered;IF([$'amortizacijska tabela'.$B45]&lt;=DurationOfLoan;IF(ROW()-ROW([$'amortizacijska tabela'.$C$3])=1;LoanStart;IF([.I44]&gt;0;EDATE([.C44];1);&quot;&quot;));&quot;&quot;);&quot;&quot;)" office:value-type="date" office:date-value="2024-10-07" calcext:value-type="date">
            <text:p>07. 10. 2024</text:p>
          </table:table-cell>
          <table:table-cell table:style-name="ce36" table:formula="of:=IF(ROW()-ROW([$'amortizacijska tabela'.$D$3])=1;LoanAmount;IF([$'amortizacijska tabela'.$C45]=&quot;&quot;;0;INDEX([$'amortizacijska tabela'.$B$4:.$J$363]; ROW()-4;8)))" office:value-type="float" office:value="189279.944593532" calcext:value-type="float">
            <text:p>189.279,94 €</text:p>
          </table:table-cell>
          <table:table-cell table:style-name="ce36" table:formula="of:=IF(ValuesEntered;IF(ROW()-ROW([$'amortizacijska tabela'.$E$3])=1;-IPMT(InterestRate/12;1;DurationOfLoan-ROWS([.$C$4:.C45])+1;[$'amortizacijska tabela'.$D45]);IFERROR(-IPMT(InterestRate/12;1;[$'amortizacijska tabela'.$J45];[.D46]);0));0)" office:value-type="float" office:value="787.479032430475" calcext:value-type="float">
            <text:p>787,48 €</text:p>
          </table:table-cell>
          <table:table-cell table:style-name="ce36" table:formula="of:=IFERROR(IF(AND(ValuesEntered;[$'amortizacijska tabela'.$C45]&lt;&gt;&quot;&quot;);-PPMT(InterestRate/12;1;DurationOfLoan-ROWS([.$C$4:.C45])+1;[$'amortizacijska tabela'.$D45]);&quot;&quot;);0)" office:value-type="float" office:value="284.976810217895" calcext:value-type="float">
            <text:p>284,98 €</text:p>
          </table:table-cell>
          <table:table-cell table:style-name="ce36" table:formula="of:=IF([$'amortizacijska tabela'.$C45]=&quot;&quot;;0;PropertyTaxAmount)" office:value-type="float" office:value="375" calcext:value-type="float">
            <text:p>375,00 €</text:p>
          </table:table-cell>
          <table:table-cell table:style-name="ce36" table:formula="of:=IF([$'amortizacijska tabela'.$C45]=&quot;&quot;;0;[$'amortizacijska tabela'.$E45]+[$'amortizacijska tabela'.$F45]+[$'amortizacijska tabela'.$G45])" office:value-type="float" office:value="1447.45584264837" calcext:value-type="float">
            <text:p>1.447,46 €</text:p>
          </table:table-cell>
          <table:table-cell table:style-name="ce36" table:formula="of:=IF([$'amortizacijska tabela'.$C45]=&quot;&quot;;0;[$'amortizacijska tabela'.$D45]-[$'amortizacijska tabela'.$F45])" office:value-type="float" office:value="188994.967783314" calcext:value-type="float">
            <text:p>188.994,97 €</text:p>
          </table:table-cell>
          <table:table-cell table:style-name="ce32" table:formula="of:=IF([$'amortizacijska tabela'.$I45]&gt;0;LastRow-ROW();0)" office:value-type="float" office:value="318" calcext:value-type="float">
            <text:p><text:s/>318 </text:p>
          </table:table-cell>
          <table:table-cell table:number-columns-repeated="1014"/>
        </table:table-row>
        <table:table-row table:style-name="ro3">
          <table:table-cell/>
          <table:table-cell table:style-name="ce32" table:formula="of:=ROWS([.$B$4:.B46])" office:value-type="float" office:value="43" calcext:value-type="float">
            <text:p><text:s/>43 </text:p>
          </table:table-cell>
          <table:table-cell table:style-name="ce34" table:formula="of:=IF(ValuesEntered;IF([$'amortizacijska tabela'.$B46]&lt;=DurationOfLoan;IF(ROW()-ROW([$'amortizacijska tabela'.$C$3])=1;LoanStart;IF([.I45]&gt;0;EDATE([.C45];1);&quot;&quot;));&quot;&quot;);&quot;&quot;)" office:value-type="date" office:date-value="2024-11-07" calcext:value-type="date">
            <text:p>07. 11. 2024</text:p>
          </table:table-cell>
          <table:table-cell table:style-name="ce36" table:formula="of:=IF(ROW()-ROW([$'amortizacijska tabela'.$D$3])=1;LoanAmount;IF([$'amortizacijska tabela'.$C46]=&quot;&quot;;0;INDEX([$'amortizacijska tabela'.$B$4:.$J$363]; ROW()-4;8)))" office:value-type="float" office:value="188994.967783314" calcext:value-type="float">
            <text:p>188.994,97 €</text:p>
          </table:table-cell>
          <table:table-cell table:style-name="ce36" table:formula="of:=IF(ValuesEntered;IF(ROW()-ROW([$'amortizacijska tabela'.$E$3])=1;-IPMT(InterestRate/12;1;DurationOfLoan-ROWS([.$C$4:.C46])+1;[$'amortizacijska tabela'.$D46]);IFERROR(-IPMT(InterestRate/12;1;[$'amortizacijska tabela'.$J46];[.D47]);0));0)" office:value-type="float" office:value="786.2866815405" calcext:value-type="float">
            <text:p>786,29 €</text:p>
          </table:table-cell>
          <table:table-cell table:style-name="ce36" table:formula="of:=IFERROR(IF(AND(ValuesEntered;[$'amortizacijska tabela'.$C46]&lt;&gt;&quot;&quot;);-PPMT(InterestRate/12;1;DurationOfLoan-ROWS([.$C$4:.C46])+1;[$'amortizacijska tabela'.$D46]);&quot;&quot;);0)" office:value-type="float" office:value="286.164213593803" calcext:value-type="float">
            <text:p>286,16 €</text:p>
          </table:table-cell>
          <table:table-cell table:style-name="ce36" table:formula="of:=IF([$'amortizacijska tabela'.$C46]=&quot;&quot;;0;PropertyTaxAmount)" office:value-type="float" office:value="375" calcext:value-type="float">
            <text:p>375,00 €</text:p>
          </table:table-cell>
          <table:table-cell table:style-name="ce36" table:formula="of:=IF([$'amortizacijska tabela'.$C46]=&quot;&quot;;0;[$'amortizacijska tabela'.$E46]+[$'amortizacijska tabela'.$F46]+[$'amortizacijska tabela'.$G46])" office:value-type="float" office:value="1447.4508951343" calcext:value-type="float">
            <text:p>1.447,45 €</text:p>
          </table:table-cell>
          <table:table-cell table:style-name="ce36" table:formula="of:=IF([$'amortizacijska tabela'.$C46]=&quot;&quot;;0;[$'amortizacijska tabela'.$D46]-[$'amortizacijska tabela'.$F46])" office:value-type="float" office:value="188708.80356972" calcext:value-type="float">
            <text:p>188.708,80 €</text:p>
          </table:table-cell>
          <table:table-cell table:style-name="ce32" table:formula="of:=IF([$'amortizacijska tabela'.$I46]&gt;0;LastRow-ROW();0)" office:value-type="float" office:value="317" calcext:value-type="float">
            <text:p><text:s/>317 </text:p>
          </table:table-cell>
          <table:table-cell table:number-columns-repeated="1014"/>
        </table:table-row>
        <table:table-row table:style-name="ro3">
          <table:table-cell/>
          <table:table-cell table:style-name="ce32" table:formula="of:=ROWS([.$B$4:.B47])" office:value-type="float" office:value="44" calcext:value-type="float">
            <text:p><text:s/>44 </text:p>
          </table:table-cell>
          <table:table-cell table:style-name="ce34" table:formula="of:=IF(ValuesEntered;IF([$'amortizacijska tabela'.$B47]&lt;=DurationOfLoan;IF(ROW()-ROW([$'amortizacijska tabela'.$C$3])=1;LoanStart;IF([.I46]&gt;0;EDATE([.C46];1);&quot;&quot;));&quot;&quot;);&quot;&quot;)" office:value-type="date" office:date-value="2024-12-07" calcext:value-type="date">
            <text:p>07. 12. 2024</text:p>
          </table:table-cell>
          <table:table-cell table:style-name="ce36" table:formula="of:=IF(ROW()-ROW([$'amortizacijska tabela'.$D$3])=1;LoanAmount;IF([$'amortizacijska tabela'.$C47]=&quot;&quot;;0;INDEX([$'amortizacijska tabela'.$B$4:.$J$363]; ROW()-4;8)))" office:value-type="float" office:value="188708.80356972" calcext:value-type="float">
            <text:p>188.708,80 €</text:p>
          </table:table-cell>
          <table:table-cell table:style-name="ce36" table:formula="of:=IF(ValuesEntered;IF(ROW()-ROW([$'amortizacijska tabela'.$E$3])=1;-IPMT(InterestRate/12;1;DurationOfLoan-ROWS([.$C$4:.C47])+1;[$'amortizacijska tabela'.$D47]);IFERROR(-IPMT(InterestRate/12;1;[$'amortizacijska tabela'.$J47];[.D48]);0));0)" office:value-type="float" office:value="785.089362521818" calcext:value-type="float">
            <text:p>785,09 €</text:p>
          </table:table-cell>
          <table:table-cell table:style-name="ce36" table:formula="of:=IFERROR(IF(AND(ValuesEntered;[$'amortizacijska tabela'.$C47]&lt;&gt;&quot;&quot;);-PPMT(InterestRate/12;1;DurationOfLoan-ROWS([.$C$4:.C47])+1;[$'amortizacijska tabela'.$D47]);&quot;&quot;);0)" office:value-type="float" office:value="287.356564483777" calcext:value-type="float">
            <text:p>287,36 €</text:p>
          </table:table-cell>
          <table:table-cell table:style-name="ce36" table:formula="of:=IF([$'amortizacijska tabela'.$C47]=&quot;&quot;;0;PropertyTaxAmount)" office:value-type="float" office:value="375" calcext:value-type="float">
            <text:p>375,00 €</text:p>
          </table:table-cell>
          <table:table-cell table:style-name="ce36" table:formula="of:=IF([$'amortizacijska tabela'.$C47]=&quot;&quot;;0;[$'amortizacijska tabela'.$E47]+[$'amortizacijska tabela'.$F47]+[$'amortizacijska tabela'.$G47])" office:value-type="float" office:value="1447.4459270056" calcext:value-type="float">
            <text:p>1.447,45 €</text:p>
          </table:table-cell>
          <table:table-cell table:style-name="ce36" table:formula="of:=IF([$'amortizacijska tabela'.$C47]=&quot;&quot;;0;[$'amortizacijska tabela'.$D47]-[$'amortizacijska tabela'.$F47])" office:value-type="float" office:value="188421.447005236" calcext:value-type="float">
            <text:p>188.421,45 €</text:p>
          </table:table-cell>
          <table:table-cell table:style-name="ce32" table:formula="of:=IF([$'amortizacijska tabela'.$I47]&gt;0;LastRow-ROW();0)" office:value-type="float" office:value="316" calcext:value-type="float">
            <text:p><text:s/>316 </text:p>
          </table:table-cell>
          <table:table-cell table:number-columns-repeated="1014"/>
        </table:table-row>
        <table:table-row table:style-name="ro3">
          <table:table-cell/>
          <table:table-cell table:style-name="ce32" table:formula="of:=ROWS([.$B$4:.B48])" office:value-type="float" office:value="45" calcext:value-type="float">
            <text:p><text:s/>45 </text:p>
          </table:table-cell>
          <table:table-cell table:style-name="ce34" table:formula="of:=IF(ValuesEntered;IF([$'amortizacijska tabela'.$B48]&lt;=DurationOfLoan;IF(ROW()-ROW([$'amortizacijska tabela'.$C$3])=1;LoanStart;IF([.I47]&gt;0;EDATE([.C47];1);&quot;&quot;));&quot;&quot;);&quot;&quot;)" office:value-type="date" office:date-value="2025-01-07" calcext:value-type="date">
            <text:p>07. 01. 2025</text:p>
          </table:table-cell>
          <table:table-cell table:style-name="ce36" table:formula="of:=IF(ROW()-ROW([$'amortizacijska tabela'.$D$3])=1;LoanAmount;IF([$'amortizacijska tabela'.$C48]=&quot;&quot;;0;INDEX([$'amortizacijska tabela'.$B$4:.$J$363]; ROW()-4;8)))" office:value-type="float" office:value="188421.447005236" calcext:value-type="float">
            <text:p>188.421,45 €</text:p>
          </table:table-cell>
          <table:table-cell table:style-name="ce36" table:formula="of:=IF(ValuesEntered;IF(ROW()-ROW([$'amortizacijska tabela'.$E$3])=1;-IPMT(InterestRate/12;1;DurationOfLoan-ROWS([.$C$4:.C48])+1;[$'amortizacijska tabela'.$D48]);IFERROR(-IPMT(InterestRate/12;1;[$'amortizacijska tabela'.$J48];[.D49]);0));0)" office:value-type="float" office:value="783.887054673891" calcext:value-type="float">
            <text:p>783,89 €</text:p>
          </table:table-cell>
          <table:table-cell table:style-name="ce36" table:formula="of:=IFERROR(IF(AND(ValuesEntered;[$'amortizacijska tabela'.$C48]&lt;&gt;&quot;&quot;);-PPMT(InterestRate/12;1;DurationOfLoan-ROWS([.$C$4:.C48])+1;[$'amortizacijska tabela'.$D48]);&quot;&quot;);0)" office:value-type="float" office:value="288.553883502459" calcext:value-type="float">
            <text:p>288,55 €</text:p>
          </table:table-cell>
          <table:table-cell table:style-name="ce36" table:formula="of:=IF([$'amortizacijska tabela'.$C48]=&quot;&quot;;0;PropertyTaxAmount)" office:value-type="float" office:value="375" calcext:value-type="float">
            <text:p>375,00 €</text:p>
          </table:table-cell>
          <table:table-cell table:style-name="ce36" table:formula="of:=IF([$'amortizacijska tabela'.$C48]=&quot;&quot;;0;[$'amortizacijska tabela'.$E48]+[$'amortizacijska tabela'.$F48]+[$'amortizacijska tabela'.$G48])" office:value-type="float" office:value="1447.44093817635" calcext:value-type="float">
            <text:p>1.447,44 €</text:p>
          </table:table-cell>
          <table:table-cell table:style-name="ce36" table:formula="of:=IF([$'amortizacijska tabela'.$C48]=&quot;&quot;;0;[$'amortizacijska tabela'.$D48]-[$'amortizacijska tabela'.$F48])" office:value-type="float" office:value="188132.893121734" calcext:value-type="float">
            <text:p>188.132,89 €</text:p>
          </table:table-cell>
          <table:table-cell table:style-name="ce32" table:formula="of:=IF([$'amortizacijska tabela'.$I48]&gt;0;LastRow-ROW();0)" office:value-type="float" office:value="315" calcext:value-type="float">
            <text:p><text:s/>315 </text:p>
          </table:table-cell>
          <table:table-cell table:number-columns-repeated="1014"/>
        </table:table-row>
        <table:table-row table:style-name="ro3">
          <table:table-cell/>
          <table:table-cell table:style-name="ce32" table:formula="of:=ROWS([.$B$4:.B49])" office:value-type="float" office:value="46" calcext:value-type="float">
            <text:p><text:s/>46 </text:p>
          </table:table-cell>
          <table:table-cell table:style-name="ce34" table:formula="of:=IF(ValuesEntered;IF([$'amortizacijska tabela'.$B49]&lt;=DurationOfLoan;IF(ROW()-ROW([$'amortizacijska tabela'.$C$3])=1;LoanStart;IF([.I48]&gt;0;EDATE([.C48];1);&quot;&quot;));&quot;&quot;);&quot;&quot;)" office:value-type="date" office:date-value="2025-02-07" calcext:value-type="date">
            <text:p>07. 02. 2025</text:p>
          </table:table-cell>
          <table:table-cell table:style-name="ce36" table:formula="of:=IF(ROW()-ROW([$'amortizacijska tabela'.$D$3])=1;LoanAmount;IF([$'amortizacijska tabela'.$C49]=&quot;&quot;;0;INDEX([$'amortizacijska tabela'.$B$4:.$J$363]; ROW()-4;8)))" office:value-type="float" office:value="188132.893121734" calcext:value-type="float">
            <text:p>188.132,89 €</text:p>
          </table:table-cell>
          <table:table-cell table:style-name="ce36" table:formula="of:=IF(ValuesEntered;IF(ROW()-ROW([$'amortizacijska tabela'.$E$3])=1;-IPMT(InterestRate/12;1;DurationOfLoan-ROWS([.$C$4:.C49])+1;[$'amortizacijska tabela'.$D49]);IFERROR(-IPMT(InterestRate/12;1;[$'amortizacijska tabela'.$J49];[.D50]);0));0)" office:value-type="float" office:value="782.679737209931" calcext:value-type="float">
            <text:p>782,68 €</text:p>
          </table:table-cell>
          <table:table-cell table:style-name="ce36" table:formula="of:=IFERROR(IF(AND(ValuesEntered;[$'amortizacijska tabela'.$C49]&lt;&gt;&quot;&quot;);-PPMT(InterestRate/12;1;DurationOfLoan-ROWS([.$C$4:.C49])+1;[$'amortizacijska tabela'.$D49]);&quot;&quot;);0)" office:value-type="float" office:value="289.756191350387" calcext:value-type="float">
            <text:p>289,76 €</text:p>
          </table:table-cell>
          <table:table-cell table:style-name="ce36" table:formula="of:=IF([$'amortizacijska tabela'.$C49]=&quot;&quot;;0;PropertyTaxAmount)" office:value-type="float" office:value="375" calcext:value-type="float">
            <text:p>375,00 €</text:p>
          </table:table-cell>
          <table:table-cell table:style-name="ce36" table:formula="of:=IF([$'amortizacijska tabela'.$C49]=&quot;&quot;;0;[$'amortizacijska tabela'.$E49]+[$'amortizacijska tabela'.$F49]+[$'amortizacijska tabela'.$G49])" office:value-type="float" office:value="1447.43592856032" calcext:value-type="float">
            <text:p>1.447,44 €</text:p>
          </table:table-cell>
          <table:table-cell table:style-name="ce36" table:formula="of:=IF([$'amortizacijska tabela'.$C49]=&quot;&quot;;0;[$'amortizacijska tabela'.$D49]-[$'amortizacijska tabela'.$F49])" office:value-type="float" office:value="187843.136930383" calcext:value-type="float">
            <text:p>187.843,14 €</text:p>
          </table:table-cell>
          <table:table-cell table:style-name="ce32" table:formula="of:=IF([$'amortizacijska tabela'.$I49]&gt;0;LastRow-ROW();0)" office:value-type="float" office:value="314" calcext:value-type="float">
            <text:p><text:s/>314 </text:p>
          </table:table-cell>
          <table:table-cell table:number-columns-repeated="1014"/>
        </table:table-row>
        <table:table-row table:style-name="ro3">
          <table:table-cell/>
          <table:table-cell table:style-name="ce32" table:formula="of:=ROWS([.$B$4:.B50])" office:value-type="float" office:value="47" calcext:value-type="float">
            <text:p><text:s/>47 </text:p>
          </table:table-cell>
          <table:table-cell table:style-name="ce34" table:formula="of:=IF(ValuesEntered;IF([$'amortizacijska tabela'.$B50]&lt;=DurationOfLoan;IF(ROW()-ROW([$'amortizacijska tabela'.$C$3])=1;LoanStart;IF([.I49]&gt;0;EDATE([.C49];1);&quot;&quot;));&quot;&quot;);&quot;&quot;)" office:value-type="date" office:date-value="2025-03-07" calcext:value-type="date">
            <text:p>07. 03. 2025</text:p>
          </table:table-cell>
          <table:table-cell table:style-name="ce36" table:formula="of:=IF(ROW()-ROW([$'amortizacijska tabela'.$D$3])=1;LoanAmount;IF([$'amortizacijska tabela'.$C50]=&quot;&quot;;0;INDEX([$'amortizacijska tabela'.$B$4:.$J$363]; ROW()-4;8)))" office:value-type="float" office:value="187843.136930383" calcext:value-type="float">
            <text:p>187.843,14 €</text:p>
          </table:table-cell>
          <table:table-cell table:style-name="ce36" table:formula="of:=IF(ValuesEntered;IF(ROW()-ROW([$'amortizacijska tabela'.$E$3])=1;-IPMT(InterestRate/12;1;DurationOfLoan-ROWS([.$C$4:.C50])+1;[$'amortizacijska tabela'.$D50]);IFERROR(-IPMT(InterestRate/12;1;[$'amortizacijska tabela'.$J50];[.D51]);0));0)" office:value-type="float" office:value="781.467389256538" calcext:value-type="float">
            <text:p>781,47 €</text:p>
          </table:table-cell>
          <table:table-cell table:style-name="ce36" table:formula="of:=IFERROR(IF(AND(ValuesEntered;[$'amortizacijska tabela'.$C50]&lt;&gt;&quot;&quot;);-PPMT(InterestRate/12;1;DurationOfLoan-ROWS([.$C$4:.C50])+1;[$'amortizacijska tabela'.$D50]);&quot;&quot;);0)" office:value-type="float" office:value="290.963508814346" calcext:value-type="float">
            <text:p>290,96 €</text:p>
          </table:table-cell>
          <table:table-cell table:style-name="ce36" table:formula="of:=IF([$'amortizacijska tabela'.$C50]=&quot;&quot;;0;PropertyTaxAmount)" office:value-type="float" office:value="375" calcext:value-type="float">
            <text:p>375,00 €</text:p>
          </table:table-cell>
          <table:table-cell table:style-name="ce36" table:formula="of:=IF([$'amortizacijska tabela'.$C50]=&quot;&quot;;0;[$'amortizacijska tabela'.$E50]+[$'amortizacijska tabela'.$F50]+[$'amortizacijska tabela'.$G50])" office:value-type="float" office:value="1447.43089807088" calcext:value-type="float">
            <text:p>1.447,43 €</text:p>
          </table:table-cell>
          <table:table-cell table:style-name="ce36" table:formula="of:=IF([$'amortizacijska tabela'.$C50]=&quot;&quot;;0;[$'amortizacijska tabela'.$D50]-[$'amortizacijska tabela'.$F50])" office:value-type="float" office:value="187552.173421569" calcext:value-type="float">
            <text:p>187.552,17 €</text:p>
          </table:table-cell>
          <table:table-cell table:style-name="ce32" table:formula="of:=IF([$'amortizacijska tabela'.$I50]&gt;0;LastRow-ROW();0)" office:value-type="float" office:value="313" calcext:value-type="float">
            <text:p><text:s/>313 </text:p>
          </table:table-cell>
          <table:table-cell table:number-columns-repeated="1014"/>
        </table:table-row>
        <table:table-row table:style-name="ro3">
          <table:table-cell/>
          <table:table-cell table:style-name="ce32" table:formula="of:=ROWS([.$B$4:.B51])" office:value-type="float" office:value="48" calcext:value-type="float">
            <text:p><text:s/>48 </text:p>
          </table:table-cell>
          <table:table-cell table:style-name="ce34" table:formula="of:=IF(ValuesEntered;IF([$'amortizacijska tabela'.$B51]&lt;=DurationOfLoan;IF(ROW()-ROW([$'amortizacijska tabela'.$C$3])=1;LoanStart;IF([.I50]&gt;0;EDATE([.C50];1);&quot;&quot;));&quot;&quot;);&quot;&quot;)" office:value-type="date" office:date-value="2025-04-07" calcext:value-type="date">
            <text:p>07. 04. 2025</text:p>
          </table:table-cell>
          <table:table-cell table:style-name="ce36" table:formula="of:=IF(ROW()-ROW([$'amortizacijska tabela'.$D$3])=1;LoanAmount;IF([$'amortizacijska tabela'.$C51]=&quot;&quot;;0;INDEX([$'amortizacijska tabela'.$B$4:.$J$363]; ROW()-4;8)))" office:value-type="float" office:value="187552.173421569" calcext:value-type="float">
            <text:p>187.552,17 €</text:p>
          </table:table-cell>
          <table:table-cell table:style-name="ce36" table:formula="of:=IF(ValuesEntered;IF(ROW()-ROW([$'amortizacijska tabela'.$E$3])=1;-IPMT(InterestRate/12;1;DurationOfLoan-ROWS([.$C$4:.C51])+1;[$'amortizacijska tabela'.$D51]);IFERROR(-IPMT(InterestRate/12;1;[$'amortizacijska tabela'.$J51];[.D52]);0));0)" office:value-type="float" office:value="780.249989853339" calcext:value-type="float">
            <text:p>780,25 €</text:p>
          </table:table-cell>
          <table:table-cell table:style-name="ce36" table:formula="of:=IFERROR(IF(AND(ValuesEntered;[$'amortizacijska tabela'.$C51]&lt;&gt;&quot;&quot;);-PPMT(InterestRate/12;1;DurationOfLoan-ROWS([.$C$4:.C51])+1;[$'amortizacijska tabela'.$D51]);&quot;&quot;);0)" office:value-type="float" office:value="292.17585676774" calcext:value-type="float">
            <text:p>292,18 €</text:p>
          </table:table-cell>
          <table:table-cell table:style-name="ce36" table:formula="of:=IF([$'amortizacijska tabela'.$C51]=&quot;&quot;;0;PropertyTaxAmount)" office:value-type="float" office:value="375" calcext:value-type="float">
            <text:p>375,00 €</text:p>
          </table:table-cell>
          <table:table-cell table:style-name="ce36" table:formula="of:=IF([$'amortizacijska tabela'.$C51]=&quot;&quot;;0;[$'amortizacijska tabela'.$E51]+[$'amortizacijska tabela'.$F51]+[$'amortizacijska tabela'.$G51])" office:value-type="float" office:value="1447.42584662108" calcext:value-type="float">
            <text:p>1.447,43 €</text:p>
          </table:table-cell>
          <table:table-cell table:style-name="ce36" table:formula="of:=IF([$'amortizacijska tabela'.$C51]=&quot;&quot;;0;[$'amortizacijska tabela'.$D51]-[$'amortizacijska tabela'.$F51])" office:value-type="float" office:value="187259.997564801" calcext:value-type="float">
            <text:p>187.260,00 €</text:p>
          </table:table-cell>
          <table:table-cell table:style-name="ce32" table:formula="of:=IF([$'amortizacijska tabela'.$I51]&gt;0;LastRow-ROW();0)" office:value-type="float" office:value="312" calcext:value-type="float">
            <text:p><text:s/>312 </text:p>
          </table:table-cell>
          <table:table-cell table:number-columns-repeated="1014"/>
        </table:table-row>
        <table:table-row table:style-name="ro3">
          <table:table-cell/>
          <table:table-cell table:style-name="ce32" table:formula="of:=ROWS([.$B$4:.B52])" office:value-type="float" office:value="49" calcext:value-type="float">
            <text:p><text:s/>49 </text:p>
          </table:table-cell>
          <table:table-cell table:style-name="ce34" table:formula="of:=IF(ValuesEntered;IF([$'amortizacijska tabela'.$B52]&lt;=DurationOfLoan;IF(ROW()-ROW([$'amortizacijska tabela'.$C$3])=1;LoanStart;IF([.I51]&gt;0;EDATE([.C51];1);&quot;&quot;));&quot;&quot;);&quot;&quot;)" office:value-type="date" office:date-value="2025-05-07" calcext:value-type="date">
            <text:p>07. 05. 2025</text:p>
          </table:table-cell>
          <table:table-cell table:style-name="ce36" table:formula="of:=IF(ROW()-ROW([$'amortizacijska tabela'.$D$3])=1;LoanAmount;IF([$'amortizacijska tabela'.$C52]=&quot;&quot;;0;INDEX([$'amortizacijska tabela'.$B$4:.$J$363]; ROW()-4;8)))" office:value-type="float" office:value="187259.997564801" calcext:value-type="float">
            <text:p>187.260,00 €</text:p>
          </table:table-cell>
          <table:table-cell table:style-name="ce36" table:formula="of:=IF(ValuesEntered;IF(ROW()-ROW([$'amortizacijska tabela'.$E$3])=1;-IPMT(InterestRate/12;1;DurationOfLoan-ROWS([.$C$4:.C52])+1;[$'amortizacijska tabela'.$D52]);IFERROR(-IPMT(InterestRate/12;1;[$'amortizacijska tabela'.$J52];[.D53]);0));0)" office:value-type="float" office:value="779.027517952627" calcext:value-type="float">
            <text:p>779,03 €</text:p>
          </table:table-cell>
          <table:table-cell table:style-name="ce36" table:formula="of:=IFERROR(IF(AND(ValuesEntered;[$'amortizacijska tabela'.$C52]&lt;&gt;&quot;&quot;);-PPMT(InterestRate/12;1;DurationOfLoan-ROWS([.$C$4:.C52])+1;[$'amortizacijska tabela'.$D52]);&quot;&quot;);0)" office:value-type="float" office:value="293.393256170939" calcext:value-type="float">
            <text:p>293,39 €</text:p>
          </table:table-cell>
          <table:table-cell table:style-name="ce36" table:formula="of:=IF([$'amortizacijska tabela'.$C52]=&quot;&quot;;0;PropertyTaxAmount)" office:value-type="float" office:value="375" calcext:value-type="float">
            <text:p>375,00 €</text:p>
          </table:table-cell>
          <table:table-cell table:style-name="ce36" table:formula="of:=IF([$'amortizacijska tabela'.$C52]=&quot;&quot;;0;[$'amortizacijska tabela'.$E52]+[$'amortizacijska tabela'.$F52]+[$'amortizacijska tabela'.$G52])" office:value-type="float" office:value="1447.42077412357" calcext:value-type="float">
            <text:p>1.447,42 €</text:p>
          </table:table-cell>
          <table:table-cell table:style-name="ce36" table:formula="of:=IF([$'amortizacijska tabela'.$C52]=&quot;&quot;;0;[$'amortizacijska tabela'.$D52]-[$'amortizacijska tabela'.$F52])" office:value-type="float" office:value="186966.60430863" calcext:value-type="float">
            <text:p>186.966,60 €</text:p>
          </table:table-cell>
          <table:table-cell table:style-name="ce32" table:formula="of:=IF([$'amortizacijska tabela'.$I52]&gt;0;LastRow-ROW();0)" office:value-type="float" office:value="311" calcext:value-type="float">
            <text:p><text:s/>311 </text:p>
          </table:table-cell>
          <table:table-cell table:number-columns-repeated="1014"/>
        </table:table-row>
        <table:table-row table:style-name="ro3">
          <table:table-cell/>
          <table:table-cell table:style-name="ce32" table:formula="of:=ROWS([.$B$4:.B53])" office:value-type="float" office:value="50" calcext:value-type="float">
            <text:p><text:s/>50 </text:p>
          </table:table-cell>
          <table:table-cell table:style-name="ce34" table:formula="of:=IF(ValuesEntered;IF([$'amortizacijska tabela'.$B53]&lt;=DurationOfLoan;IF(ROW()-ROW([$'amortizacijska tabela'.$C$3])=1;LoanStart;IF([.I52]&gt;0;EDATE([.C52];1);&quot;&quot;));&quot;&quot;);&quot;&quot;)" office:value-type="date" office:date-value="2025-06-07" calcext:value-type="date">
            <text:p>07. 06. 2025</text:p>
          </table:table-cell>
          <table:table-cell table:style-name="ce36" table:formula="of:=IF(ROW()-ROW([$'amortizacijska tabela'.$D$3])=1;LoanAmount;IF([$'amortizacijska tabela'.$C53]=&quot;&quot;;0;INDEX([$'amortizacijska tabela'.$B$4:.$J$363]; ROW()-4;8)))" office:value-type="float" office:value="186966.60430863" calcext:value-type="float">
            <text:p>186.966,60 €</text:p>
          </table:table-cell>
          <table:table-cell table:style-name="ce36" table:formula="of:=IF(ValuesEntered;IF(ROW()-ROW([$'amortizacijska tabela'.$E$3])=1;-IPMT(InterestRate/12;1;DurationOfLoan-ROWS([.$C$4:.C53])+1;[$'amortizacijska tabela'.$D53]);IFERROR(-IPMT(InterestRate/12;1;[$'amortizacijska tabela'.$J53];[.D54]);0));0)" office:value-type="float" office:value="777.799952418995" calcext:value-type="float">
            <text:p>777,80 €</text:p>
          </table:table-cell>
          <table:table-cell table:style-name="ce36" table:formula="of:=IFERROR(IF(AND(ValuesEntered;[$'amortizacijska tabela'.$C53]&lt;&gt;&quot;&quot;);-PPMT(InterestRate/12;1;DurationOfLoan-ROWS([.$C$4:.C53])+1;[$'amortizacijska tabela'.$D53]);&quot;&quot;);0)" office:value-type="float" office:value="294.615728071651" calcext:value-type="float">
            <text:p>294,62 €</text:p>
          </table:table-cell>
          <table:table-cell table:style-name="ce36" table:formula="of:=IF([$'amortizacijska tabela'.$C53]=&quot;&quot;;0;PropertyTaxAmount)" office:value-type="float" office:value="375" calcext:value-type="float">
            <text:p>375,00 €</text:p>
          </table:table-cell>
          <table:table-cell table:style-name="ce36" table:formula="of:=IF([$'amortizacijska tabela'.$C53]=&quot;&quot;;0;[$'amortizacijska tabela'.$E53]+[$'amortizacijska tabela'.$F53]+[$'amortizacijska tabela'.$G53])" office:value-type="float" office:value="1447.41568049065" calcext:value-type="float">
            <text:p>1.447,42 €</text:p>
          </table:table-cell>
          <table:table-cell table:style-name="ce36" table:formula="of:=IF([$'amortizacijska tabela'.$C53]=&quot;&quot;;0;[$'amortizacijska tabela'.$D53]-[$'amortizacijska tabela'.$F53])" office:value-type="float" office:value="186671.988580559" calcext:value-type="float">
            <text:p>186.671,99 €</text:p>
          </table:table-cell>
          <table:table-cell table:style-name="ce32" table:formula="of:=IF([$'amortizacijska tabela'.$I53]&gt;0;LastRow-ROW();0)" office:value-type="float" office:value="310" calcext:value-type="float">
            <text:p><text:s/>310 </text:p>
          </table:table-cell>
          <table:table-cell table:number-columns-repeated="1014"/>
        </table:table-row>
        <table:table-row table:style-name="ro3">
          <table:table-cell/>
          <table:table-cell table:style-name="ce32" table:formula="of:=ROWS([.$B$4:.B54])" office:value-type="float" office:value="51" calcext:value-type="float">
            <text:p><text:s/>51 </text:p>
          </table:table-cell>
          <table:table-cell table:style-name="ce34" table:formula="of:=IF(ValuesEntered;IF([$'amortizacijska tabela'.$B54]&lt;=DurationOfLoan;IF(ROW()-ROW([$'amortizacijska tabela'.$C$3])=1;LoanStart;IF([.I53]&gt;0;EDATE([.C53];1);&quot;&quot;));&quot;&quot;);&quot;&quot;)" office:value-type="date" office:date-value="2025-07-07" calcext:value-type="date">
            <text:p>07. 07. 2025</text:p>
          </table:table-cell>
          <table:table-cell table:style-name="ce36" table:formula="of:=IF(ROW()-ROW([$'amortizacijska tabela'.$D$3])=1;LoanAmount;IF([$'amortizacijska tabela'.$C54]=&quot;&quot;;0;INDEX([$'amortizacijska tabela'.$B$4:.$J$363]; ROW()-4;8)))" office:value-type="float" office:value="186671.988580559" calcext:value-type="float">
            <text:p>186.671,99 €</text:p>
          </table:table-cell>
          <table:table-cell table:style-name="ce36" table:formula="of:=IF(ValuesEntered;IF(ROW()-ROW([$'amortizacijska tabela'.$E$3])=1;-IPMT(InterestRate/12;1;DurationOfLoan-ROWS([.$C$4:.C54])+1;[$'amortizacijska tabela'.$D54]);IFERROR(-IPMT(InterestRate/12;1;[$'amortizacijska tabela'.$J54];[.D55]);0));0)" office:value-type="float" office:value="776.567272028973" calcext:value-type="float">
            <text:p>776,57 €</text:p>
          </table:table-cell>
          <table:table-cell table:style-name="ce36" table:formula="of:=IFERROR(IF(AND(ValuesEntered;[$'amortizacijska tabela'.$C54]&lt;&gt;&quot;&quot;);-PPMT(InterestRate/12;1;DurationOfLoan-ROWS([.$C$4:.C54])+1;[$'amortizacijska tabela'.$D54]);&quot;&quot;);0)" office:value-type="float" office:value="295.843293605282" calcext:value-type="float">
            <text:p>295,84 €</text:p>
          </table:table-cell>
          <table:table-cell table:style-name="ce36" table:formula="of:=IF([$'amortizacijska tabela'.$C54]=&quot;&quot;;0;PropertyTaxAmount)" office:value-type="float" office:value="375" calcext:value-type="float">
            <text:p>375,00 €</text:p>
          </table:table-cell>
          <table:table-cell table:style-name="ce36" table:formula="of:=IF([$'amortizacijska tabela'.$C54]=&quot;&quot;;0;[$'amortizacijska tabela'.$E54]+[$'amortizacijska tabela'.$F54]+[$'amortizacijska tabela'.$G54])" office:value-type="float" office:value="1447.41056563426" calcext:value-type="float">
            <text:p>1.447,41 €</text:p>
          </table:table-cell>
          <table:table-cell table:style-name="ce36" table:formula="of:=IF([$'amortizacijska tabela'.$C54]=&quot;&quot;;0;[$'amortizacijska tabela'.$D54]-[$'amortizacijska tabela'.$F54])" office:value-type="float" office:value="186376.145286954" calcext:value-type="float">
            <text:p>186.376,15 €</text:p>
          </table:table-cell>
          <table:table-cell table:style-name="ce32" table:formula="of:=IF([$'amortizacijska tabela'.$I54]&gt;0;LastRow-ROW();0)" office:value-type="float" office:value="309" calcext:value-type="float">
            <text:p><text:s/>309 </text:p>
          </table:table-cell>
          <table:table-cell table:number-columns-repeated="1014"/>
        </table:table-row>
        <table:table-row table:style-name="ro3">
          <table:table-cell/>
          <table:table-cell table:style-name="ce32" table:formula="of:=ROWS([.$B$4:.B55])" office:value-type="float" office:value="52" calcext:value-type="float">
            <text:p><text:s/>52 </text:p>
          </table:table-cell>
          <table:table-cell table:style-name="ce34" table:formula="of:=IF(ValuesEntered;IF([$'amortizacijska tabela'.$B55]&lt;=DurationOfLoan;IF(ROW()-ROW([$'amortizacijska tabela'.$C$3])=1;LoanStart;IF([.I54]&gt;0;EDATE([.C54];1);&quot;&quot;));&quot;&quot;);&quot;&quot;)" office:value-type="date" office:date-value="2025-08-07" calcext:value-type="date">
            <text:p>07. 08. 2025</text:p>
          </table:table-cell>
          <table:table-cell table:style-name="ce36" table:formula="of:=IF(ROW()-ROW([$'amortizacijska tabela'.$D$3])=1;LoanAmount;IF([$'amortizacijska tabela'.$C55]=&quot;&quot;;0;INDEX([$'amortizacijska tabela'.$B$4:.$J$363]; ROW()-4;8)))" office:value-type="float" office:value="186376.145286954" calcext:value-type="float">
            <text:p>186.376,15 €</text:p>
          </table:table-cell>
          <table:table-cell table:style-name="ce36" table:formula="of:=IF(ValuesEntered;IF(ROW()-ROW([$'amortizacijska tabela'.$E$3])=1;-IPMT(InterestRate/12;1;DurationOfLoan-ROWS([.$C$4:.C55])+1;[$'amortizacijska tabela'.$D55]);IFERROR(-IPMT(InterestRate/12;1;[$'amortizacijska tabela'.$J55];[.D56]);0));0)" office:value-type="float" office:value="775.329455470659" calcext:value-type="float">
            <text:p>775,33 €</text:p>
          </table:table-cell>
          <table:table-cell table:style-name="ce36" table:formula="of:=IFERROR(IF(AND(ValuesEntered;[$'amortizacijska tabela'.$C55]&lt;&gt;&quot;&quot;);-PPMT(InterestRate/12;1;DurationOfLoan-ROWS([.$C$4:.C55])+1;[$'amortizacijska tabela'.$D55]);&quot;&quot;);0)" office:value-type="float" office:value="297.075973995304" calcext:value-type="float">
            <text:p>297,08 €</text:p>
          </table:table-cell>
          <table:table-cell table:style-name="ce36" table:formula="of:=IF([$'amortizacijska tabela'.$C55]=&quot;&quot;;0;PropertyTaxAmount)" office:value-type="float" office:value="375" calcext:value-type="float">
            <text:p>375,00 €</text:p>
          </table:table-cell>
          <table:table-cell table:style-name="ce36" table:formula="of:=IF([$'amortizacijska tabela'.$C55]=&quot;&quot;;0;[$'amortizacijska tabela'.$E55]+[$'amortizacijska tabela'.$F55]+[$'amortizacijska tabela'.$G55])" office:value-type="float" office:value="1447.40542946596" calcext:value-type="float">
            <text:p>1.447,41 €</text:p>
          </table:table-cell>
          <table:table-cell table:style-name="ce36" table:formula="of:=IF([$'amortizacijska tabela'.$C55]=&quot;&quot;;0;[$'amortizacijska tabela'.$D55]-[$'amortizacijska tabela'.$F55])" office:value-type="float" office:value="186079.069312958" calcext:value-type="float">
            <text:p>186.079,07 €</text:p>
          </table:table-cell>
          <table:table-cell table:style-name="ce32" table:formula="of:=IF([$'amortizacijska tabela'.$I55]&gt;0;LastRow-ROW();0)" office:value-type="float" office:value="308" calcext:value-type="float">
            <text:p><text:s/>308 </text:p>
          </table:table-cell>
          <table:table-cell table:number-columns-repeated="1014"/>
        </table:table-row>
        <table:table-row table:style-name="ro3">
          <table:table-cell/>
          <table:table-cell table:style-name="ce32" table:formula="of:=ROWS([.$B$4:.B56])" office:value-type="float" office:value="53" calcext:value-type="float">
            <text:p><text:s/>53 </text:p>
          </table:table-cell>
          <table:table-cell table:style-name="ce34" table:formula="of:=IF(ValuesEntered;IF([$'amortizacijska tabela'.$B56]&lt;=DurationOfLoan;IF(ROW()-ROW([$'amortizacijska tabela'.$C$3])=1;LoanStart;IF([.I55]&gt;0;EDATE([.C55];1);&quot;&quot;));&quot;&quot;);&quot;&quot;)" office:value-type="date" office:date-value="2025-09-07" calcext:value-type="date">
            <text:p>07. 09. 2025</text:p>
          </table:table-cell>
          <table:table-cell table:style-name="ce36" table:formula="of:=IF(ROW()-ROW([$'amortizacijska tabela'.$D$3])=1;LoanAmount;IF([$'amortizacijska tabela'.$C56]=&quot;&quot;;0;INDEX([$'amortizacijska tabela'.$B$4:.$J$363]; ROW()-4;8)))" office:value-type="float" office:value="186079.069312958" calcext:value-type="float">
            <text:p>186.079,07 €</text:p>
          </table:table-cell>
          <table:table-cell table:style-name="ce36" table:formula="of:=IF(ValuesEntered;IF(ROW()-ROW([$'amortizacijska tabela'.$E$3])=1;-IPMT(InterestRate/12;1;DurationOfLoan-ROWS([.$C$4:.C56])+1;[$'amortizacijska tabela'.$D56]);IFERROR(-IPMT(InterestRate/12;1;[$'amortizacijska tabela'.$J56];[.D57]);0));0)" office:value-type="float" office:value="774.086481343353" calcext:value-type="float">
            <text:p>774,09 €</text:p>
          </table:table-cell>
          <table:table-cell table:style-name="ce36" table:formula="of:=IFERROR(IF(AND(ValuesEntered;[$'amortizacijska tabela'.$C56]&lt;&gt;&quot;&quot;);-PPMT(InterestRate/12;1;DurationOfLoan-ROWS([.$C$4:.C56])+1;[$'amortizacijska tabela'.$D56]);&quot;&quot;);0)" office:value-type="float" office:value="298.313790553618" calcext:value-type="float">
            <text:p>298,31 €</text:p>
          </table:table-cell>
          <table:table-cell table:style-name="ce36" table:formula="of:=IF([$'amortizacijska tabela'.$C56]=&quot;&quot;;0;PropertyTaxAmount)" office:value-type="float" office:value="375" calcext:value-type="float">
            <text:p>375,00 €</text:p>
          </table:table-cell>
          <table:table-cell table:style-name="ce36" table:formula="of:=IF([$'amortizacijska tabela'.$C56]=&quot;&quot;;0;[$'amortizacijska tabela'.$E56]+[$'amortizacijska tabela'.$F56]+[$'amortizacijska tabela'.$G56])" office:value-type="float" office:value="1447.40027189697" calcext:value-type="float">
            <text:p>1.447,40 €</text:p>
          </table:table-cell>
          <table:table-cell table:style-name="ce36" table:formula="of:=IF([$'amortizacijska tabela'.$C56]=&quot;&quot;;0;[$'amortizacijska tabela'.$D56]-[$'amortizacijska tabela'.$F56])" office:value-type="float" office:value="185780.755522405" calcext:value-type="float">
            <text:p>185.780,76 €</text:p>
          </table:table-cell>
          <table:table-cell table:style-name="ce32" table:formula="of:=IF([$'amortizacijska tabela'.$I56]&gt;0;LastRow-ROW();0)" office:value-type="float" office:value="307" calcext:value-type="float">
            <text:p><text:s/>307 </text:p>
          </table:table-cell>
          <table:table-cell table:number-columns-repeated="1014"/>
        </table:table-row>
        <table:table-row table:style-name="ro3">
          <table:table-cell/>
          <table:table-cell table:style-name="ce32" table:formula="of:=ROWS([.$B$4:.B57])" office:value-type="float" office:value="54" calcext:value-type="float">
            <text:p><text:s/>54 </text:p>
          </table:table-cell>
          <table:table-cell table:style-name="ce34" table:formula="of:=IF(ValuesEntered;IF([$'amortizacijska tabela'.$B57]&lt;=DurationOfLoan;IF(ROW()-ROW([$'amortizacijska tabela'.$C$3])=1;LoanStart;IF([.I56]&gt;0;EDATE([.C56];1);&quot;&quot;));&quot;&quot;);&quot;&quot;)" office:value-type="date" office:date-value="2025-10-07" calcext:value-type="date">
            <text:p>07. 10. 2025</text:p>
          </table:table-cell>
          <table:table-cell table:style-name="ce36" table:formula="of:=IF(ROW()-ROW([$'amortizacijska tabela'.$D$3])=1;LoanAmount;IF([$'amortizacijska tabela'.$C57]=&quot;&quot;;0;INDEX([$'amortizacijska tabela'.$B$4:.$J$363]; ROW()-4;8)))" office:value-type="float" office:value="185780.755522405" calcext:value-type="float">
            <text:p>185.780,76 €</text:p>
          </table:table-cell>
          <table:table-cell table:style-name="ce36" table:formula="of:=IF(ValuesEntered;IF(ROW()-ROW([$'amortizacijska tabela'.$E$3])=1;-IPMT(InterestRate/12;1;DurationOfLoan-ROWS([.$C$4:.C57])+1;[$'amortizacijska tabela'.$D57]);IFERROR(-IPMT(InterestRate/12;1;[$'amortizacijska tabela'.$J57];[.D58]);0));0)" office:value-type="float" office:value="772.838328157182" calcext:value-type="float">
            <text:p>772,84 €</text:p>
          </table:table-cell>
          <table:table-cell table:style-name="ce36" table:formula="of:=IFERROR(IF(AND(ValuesEntered;[$'amortizacijska tabela'.$C57]&lt;&gt;&quot;&quot;);-PPMT(InterestRate/12;1;DurationOfLoan-ROWS([.$C$4:.C57])+1;[$'amortizacijska tabela'.$D57]);&quot;&quot;);0)" office:value-type="float" office:value="299.556764680925" calcext:value-type="float">
            <text:p>299,56 €</text:p>
          </table:table-cell>
          <table:table-cell table:style-name="ce36" table:formula="of:=IF([$'amortizacijska tabela'.$C57]=&quot;&quot;;0;PropertyTaxAmount)" office:value-type="float" office:value="375" calcext:value-type="float">
            <text:p>375,00 €</text:p>
          </table:table-cell>
          <table:table-cell table:style-name="ce36" table:formula="of:=IF([$'amortizacijska tabela'.$C57]=&quot;&quot;;0;[$'amortizacijska tabela'.$E57]+[$'amortizacijska tabela'.$F57]+[$'amortizacijska tabela'.$G57])" office:value-type="float" office:value="1447.39509283811" calcext:value-type="float">
            <text:p>1.447,40 €</text:p>
          </table:table-cell>
          <table:table-cell table:style-name="ce36" table:formula="of:=IF([$'amortizacijska tabela'.$C57]=&quot;&quot;;0;[$'amortizacijska tabela'.$D57]-[$'amortizacijska tabela'.$F57])" office:value-type="float" office:value="185481.198757724" calcext:value-type="float">
            <text:p>185.481,20 €</text:p>
          </table:table-cell>
          <table:table-cell table:style-name="ce32" table:formula="of:=IF([$'amortizacijska tabela'.$I57]&gt;0;LastRow-ROW();0)" office:value-type="float" office:value="306" calcext:value-type="float">
            <text:p><text:s/>306 </text:p>
          </table:table-cell>
          <table:table-cell table:number-columns-repeated="1014"/>
        </table:table-row>
        <table:table-row table:style-name="ro3">
          <table:table-cell/>
          <table:table-cell table:style-name="ce32" table:formula="of:=ROWS([.$B$4:.B58])" office:value-type="float" office:value="55" calcext:value-type="float">
            <text:p><text:s/>55 </text:p>
          </table:table-cell>
          <table:table-cell table:style-name="ce34" table:formula="of:=IF(ValuesEntered;IF([$'amortizacijska tabela'.$B58]&lt;=DurationOfLoan;IF(ROW()-ROW([$'amortizacijska tabela'.$C$3])=1;LoanStart;IF([.I57]&gt;0;EDATE([.C57];1);&quot;&quot;));&quot;&quot;);&quot;&quot;)" office:value-type="date" office:date-value="2025-11-07" calcext:value-type="date">
            <text:p>07. 11. 2025</text:p>
          </table:table-cell>
          <table:table-cell table:style-name="ce36" table:formula="of:=IF(ROW()-ROW([$'amortizacijska tabela'.$D$3])=1;LoanAmount;IF([$'amortizacijska tabela'.$C58]=&quot;&quot;;0;INDEX([$'amortizacijska tabela'.$B$4:.$J$363]; ROW()-4;8)))" office:value-type="float" office:value="185481.198757724" calcext:value-type="float">
            <text:p>185.481,20 €</text:p>
          </table:table-cell>
          <table:table-cell table:style-name="ce36" table:formula="of:=IF(ValuesEntered;IF(ROW()-ROW([$'amortizacijska tabela'.$E$3])=1;-IPMT(InterestRate/12;1;DurationOfLoan-ROWS([.$C$4:.C58])+1;[$'amortizacijska tabela'.$D58]);IFERROR(-IPMT(InterestRate/12;1;[$'amortizacijska tabela'.$J58];[.D59]);0));0)" office:value-type="float" office:value="771.584974332736" calcext:value-type="float">
            <text:p>771,58 €</text:p>
          </table:table-cell>
          <table:table-cell table:style-name="ce36" table:formula="of:=IFERROR(IF(AND(ValuesEntered;[$'amortizacijska tabela'.$C58]&lt;&gt;&quot;&quot;);-PPMT(InterestRate/12;1;DurationOfLoan-ROWS([.$C$4:.C58])+1;[$'amortizacijska tabela'.$D58]);&quot;&quot;);0)" office:value-type="float" office:value="300.804917867095" calcext:value-type="float">
            <text:p>300,80 €</text:p>
          </table:table-cell>
          <table:table-cell table:style-name="ce36" table:formula="of:=IF([$'amortizacijska tabela'.$C58]=&quot;&quot;;0;PropertyTaxAmount)" office:value-type="float" office:value="375" calcext:value-type="float">
            <text:p>375,00 €</text:p>
          </table:table-cell>
          <table:table-cell table:style-name="ce36" table:formula="of:=IF([$'amortizacijska tabela'.$C58]=&quot;&quot;;0;[$'amortizacijska tabela'.$E58]+[$'amortizacijska tabela'.$F58]+[$'amortizacijska tabela'.$G58])" office:value-type="float" office:value="1447.38989219983" calcext:value-type="float">
            <text:p>1.447,39 €</text:p>
          </table:table-cell>
          <table:table-cell table:style-name="ce36" table:formula="of:=IF([$'amortizacijska tabela'.$C58]=&quot;&quot;;0;[$'amortizacijska tabela'.$D58]-[$'amortizacijska tabela'.$F58])" office:value-type="float" office:value="185180.393839857" calcext:value-type="float">
            <text:p>185.180,39 €</text:p>
          </table:table-cell>
          <table:table-cell table:style-name="ce32" table:formula="of:=IF([$'amortizacijska tabela'.$I58]&gt;0;LastRow-ROW();0)" office:value-type="float" office:value="305" calcext:value-type="float">
            <text:p><text:s/>305 </text:p>
          </table:table-cell>
          <table:table-cell table:number-columns-repeated="1014"/>
        </table:table-row>
        <table:table-row table:style-name="ro3">
          <table:table-cell/>
          <table:table-cell table:style-name="ce32" table:formula="of:=ROWS([.$B$4:.B59])" office:value-type="float" office:value="56" calcext:value-type="float">
            <text:p><text:s/>56 </text:p>
          </table:table-cell>
          <table:table-cell table:style-name="ce34" table:formula="of:=IF(ValuesEntered;IF([$'amortizacijska tabela'.$B59]&lt;=DurationOfLoan;IF(ROW()-ROW([$'amortizacijska tabela'.$C$3])=1;LoanStart;IF([.I58]&gt;0;EDATE([.C58];1);&quot;&quot;));&quot;&quot;);&quot;&quot;)" office:value-type="date" office:date-value="2025-12-07" calcext:value-type="date">
            <text:p>07. 12. 2025</text:p>
          </table:table-cell>
          <table:table-cell table:style-name="ce36" table:formula="of:=IF(ROW()-ROW([$'amortizacijska tabela'.$D$3])=1;LoanAmount;IF([$'amortizacijska tabela'.$C59]=&quot;&quot;;0;INDEX([$'amortizacijska tabela'.$B$4:.$J$363]; ROW()-4;8)))" office:value-type="float" office:value="185180.393839857" calcext:value-type="float">
            <text:p>185.180,39 €</text:p>
          </table:table-cell>
          <table:table-cell table:style-name="ce36" table:formula="of:=IF(ValuesEntered;IF(ROW()-ROW([$'amortizacijska tabela'.$E$3])=1;-IPMT(InterestRate/12;1;DurationOfLoan-ROWS([.$C$4:.C59])+1;[$'amortizacijska tabela'.$D59]);IFERROR(-IPMT(InterestRate/12;1;[$'amortizacijska tabela'.$J59];[.D60]);0));0)" office:value-type="float" office:value="770.326398200688" calcext:value-type="float">
            <text:p>770,33 €</text:p>
          </table:table-cell>
          <table:table-cell table:style-name="ce36" table:formula="of:=IFERROR(IF(AND(ValuesEntered;[$'amortizacijska tabela'.$C59]&lt;&gt;&quot;&quot;);-PPMT(InterestRate/12;1;DurationOfLoan-ROWS([.$C$4:.C59])+1;[$'amortizacijska tabela'.$D59]);&quot;&quot;);0)" office:value-type="float" office:value="302.058271691542" calcext:value-type="float">
            <text:p>302,06 €</text:p>
          </table:table-cell>
          <table:table-cell table:style-name="ce36" table:formula="of:=IF([$'amortizacijska tabela'.$C59]=&quot;&quot;;0;PropertyTaxAmount)" office:value-type="float" office:value="375" calcext:value-type="float">
            <text:p>375,00 €</text:p>
          </table:table-cell>
          <table:table-cell table:style-name="ce36" table:formula="of:=IF([$'amortizacijska tabela'.$C59]=&quot;&quot;;0;[$'amortizacijska tabela'.$E59]+[$'amortizacijska tabela'.$F59]+[$'amortizacijska tabela'.$G59])" office:value-type="float" office:value="1447.38466989223" calcext:value-type="float">
            <text:p>1.447,38 €</text:p>
          </table:table-cell>
          <table:table-cell table:style-name="ce36" table:formula="of:=IF([$'amortizacijska tabela'.$C59]=&quot;&quot;;0;[$'amortizacijska tabela'.$D59]-[$'amortizacijska tabela'.$F59])" office:value-type="float" office:value="184878.335568165" calcext:value-type="float">
            <text:p>184.878,34 €</text:p>
          </table:table-cell>
          <table:table-cell table:style-name="ce32" table:formula="of:=IF([$'amortizacijska tabela'.$I59]&gt;0;LastRow-ROW();0)" office:value-type="float" office:value="304" calcext:value-type="float">
            <text:p><text:s/>304 </text:p>
          </table:table-cell>
          <table:table-cell table:number-columns-repeated="1014"/>
        </table:table-row>
        <table:table-row table:style-name="ro3">
          <table:table-cell/>
          <table:table-cell table:style-name="ce32" table:formula="of:=ROWS([.$B$4:.B60])" office:value-type="float" office:value="57" calcext:value-type="float">
            <text:p><text:s/>57 </text:p>
          </table:table-cell>
          <table:table-cell table:style-name="ce34" table:formula="of:=IF(ValuesEntered;IF([$'amortizacijska tabela'.$B60]&lt;=DurationOfLoan;IF(ROW()-ROW([$'amortizacijska tabela'.$C$3])=1;LoanStart;IF([.I59]&gt;0;EDATE([.C59];1);&quot;&quot;));&quot;&quot;);&quot;&quot;)" office:value-type="date" office:date-value="2026-01-07" calcext:value-type="date">
            <text:p>07. 01. 2026</text:p>
          </table:table-cell>
          <table:table-cell table:style-name="ce36" table:formula="of:=IF(ROW()-ROW([$'amortizacijska tabela'.$D$3])=1;LoanAmount;IF([$'amortizacijska tabela'.$C60]=&quot;&quot;;0;INDEX([$'amortizacijska tabela'.$B$4:.$J$363]; ROW()-4;8)))" office:value-type="float" office:value="184878.335568165" calcext:value-type="float">
            <text:p>184.878,34 €</text:p>
          </table:table-cell>
          <table:table-cell table:style-name="ce36" table:formula="of:=IF(ValuesEntered;IF(ROW()-ROW([$'amortizacijska tabela'.$E$3])=1;-IPMT(InterestRate/12;1;DurationOfLoan-ROWS([.$C$4:.C60])+1;[$'amortizacijska tabela'.$D60]);IFERROR(-IPMT(InterestRate/12;1;[$'amortizacijska tabela'.$J60];[.D61]);0));0)" office:value-type="float" office:value="769.062578001423" calcext:value-type="float">
            <text:p>769,06 €</text:p>
          </table:table-cell>
          <table:table-cell table:style-name="ce36" table:formula="of:=IFERROR(IF(AND(ValuesEntered;[$'amortizacijska tabela'.$C60]&lt;&gt;&quot;&quot;);-PPMT(InterestRate/12;1;DurationOfLoan-ROWS([.$C$4:.C60])+1;[$'amortizacijska tabela'.$D60]);&quot;&quot;);0)" office:value-type="float" office:value="303.31684782359" calcext:value-type="float">
            <text:p>303,32 €</text:p>
          </table:table-cell>
          <table:table-cell table:style-name="ce36" table:formula="of:=IF([$'amortizacijska tabela'.$C60]=&quot;&quot;;0;PropertyTaxAmount)" office:value-type="float" office:value="375" calcext:value-type="float">
            <text:p>375,00 €</text:p>
          </table:table-cell>
          <table:table-cell table:style-name="ce36" table:formula="of:=IF([$'amortizacijska tabela'.$C60]=&quot;&quot;;0;[$'amortizacijska tabela'.$E60]+[$'amortizacijska tabela'.$F60]+[$'amortizacijska tabela'.$G60])" office:value-type="float" office:value="1447.37942582501" calcext:value-type="float">
            <text:p>1.447,38 €</text:p>
          </table:table-cell>
          <table:table-cell table:style-name="ce36" table:formula="of:=IF([$'amortizacijska tabela'.$C60]=&quot;&quot;;0;[$'amortizacijska tabela'.$D60]-[$'amortizacijska tabela'.$F60])" office:value-type="float" office:value="184575.018720341" calcext:value-type="float">
            <text:p>184.575,02 €</text:p>
          </table:table-cell>
          <table:table-cell table:style-name="ce32" table:formula="of:=IF([$'amortizacijska tabela'.$I60]&gt;0;LastRow-ROW();0)" office:value-type="float" office:value="303" calcext:value-type="float">
            <text:p><text:s/>303 </text:p>
          </table:table-cell>
          <table:table-cell table:number-columns-repeated="1014"/>
        </table:table-row>
        <table:table-row table:style-name="ro3">
          <table:table-cell/>
          <table:table-cell table:style-name="ce32" table:formula="of:=ROWS([.$B$4:.B61])" office:value-type="float" office:value="58" calcext:value-type="float">
            <text:p><text:s/>58 </text:p>
          </table:table-cell>
          <table:table-cell table:style-name="ce34" table:formula="of:=IF(ValuesEntered;IF([$'amortizacijska tabela'.$B61]&lt;=DurationOfLoan;IF(ROW()-ROW([$'amortizacijska tabela'.$C$3])=1;LoanStart;IF([.I60]&gt;0;EDATE([.C60];1);&quot;&quot;));&quot;&quot;);&quot;&quot;)" office:value-type="date" office:date-value="2026-02-07" calcext:value-type="date">
            <text:p>07. 02. 2026</text:p>
          </table:table-cell>
          <table:table-cell table:style-name="ce36" table:formula="of:=IF(ROW()-ROW([$'amortizacijska tabela'.$D$3])=1;LoanAmount;IF([$'amortizacijska tabela'.$C61]=&quot;&quot;;0;INDEX([$'amortizacijska tabela'.$B$4:.$J$363]; ROW()-4;8)))" office:value-type="float" office:value="184575.018720341" calcext:value-type="float">
            <text:p>184.575,02 €</text:p>
          </table:table-cell>
          <table:table-cell table:style-name="ce36" table:formula="of:=IF(ValuesEntered;IF(ROW()-ROW([$'amortizacijska tabela'.$E$3])=1;-IPMT(InterestRate/12;1;DurationOfLoan-ROWS([.$C$4:.C61])+1;[$'amortizacijska tabela'.$D61]);IFERROR(-IPMT(InterestRate/12;1;[$'amortizacijska tabela'.$J61];[.D62]);0));0)" office:value-type="float" office:value="767.793491884661" calcext:value-type="float">
            <text:p>767,79 €</text:p>
          </table:table-cell>
          <table:table-cell table:style-name="ce36" table:formula="of:=IFERROR(IF(AND(ValuesEntered;[$'amortizacijska tabela'.$C61]&lt;&gt;&quot;&quot;);-PPMT(InterestRate/12;1;DurationOfLoan-ROWS([.$C$4:.C61])+1;[$'amortizacijska tabela'.$D61]);&quot;&quot;);0)" office:value-type="float" office:value="304.580668022855" calcext:value-type="float">
            <text:p>304,58 €</text:p>
          </table:table-cell>
          <table:table-cell table:style-name="ce36" table:formula="of:=IF([$'amortizacijska tabela'.$C61]=&quot;&quot;;0;PropertyTaxAmount)" office:value-type="float" office:value="375" calcext:value-type="float">
            <text:p>375,00 €</text:p>
          </table:table-cell>
          <table:table-cell table:style-name="ce36" table:formula="of:=IF([$'amortizacijska tabela'.$C61]=&quot;&quot;;0;[$'amortizacijska tabela'.$E61]+[$'amortizacijska tabela'.$F61]+[$'amortizacijska tabela'.$G61])" office:value-type="float" office:value="1447.37415990752" calcext:value-type="float">
            <text:p>1.447,37 €</text:p>
          </table:table-cell>
          <table:table-cell table:style-name="ce36" table:formula="of:=IF([$'amortizacijska tabela'.$C61]=&quot;&quot;;0;[$'amortizacijska tabela'.$D61]-[$'amortizacijska tabela'.$F61])" office:value-type="float" office:value="184270.438052319" calcext:value-type="float">
            <text:p>184.270,44 €</text:p>
          </table:table-cell>
          <table:table-cell table:style-name="ce32" table:formula="of:=IF([$'amortizacijska tabela'.$I61]&gt;0;LastRow-ROW();0)" office:value-type="float" office:value="302" calcext:value-type="float">
            <text:p><text:s/>302 </text:p>
          </table:table-cell>
          <table:table-cell table:number-columns-repeated="1014"/>
        </table:table-row>
        <table:table-row table:style-name="ro3">
          <table:table-cell/>
          <table:table-cell table:style-name="ce32" table:formula="of:=ROWS([.$B$4:.B62])" office:value-type="float" office:value="59" calcext:value-type="float">
            <text:p><text:s/>59 </text:p>
          </table:table-cell>
          <table:table-cell table:style-name="ce34" table:formula="of:=IF(ValuesEntered;IF([$'amortizacijska tabela'.$B62]&lt;=DurationOfLoan;IF(ROW()-ROW([$'amortizacijska tabela'.$C$3])=1;LoanStart;IF([.I61]&gt;0;EDATE([.C61];1);&quot;&quot;));&quot;&quot;);&quot;&quot;)" office:value-type="date" office:date-value="2026-03-07" calcext:value-type="date">
            <text:p>07. 03. 2026</text:p>
          </table:table-cell>
          <table:table-cell table:style-name="ce36" table:formula="of:=IF(ROW()-ROW([$'amortizacijska tabela'.$D$3])=1;LoanAmount;IF([$'amortizacijska tabela'.$C62]=&quot;&quot;;0;INDEX([$'amortizacijska tabela'.$B$4:.$J$363]; ROW()-4;8)))" office:value-type="float" office:value="184270.438052319" calcext:value-type="float">
            <text:p>184.270,44 €</text:p>
          </table:table-cell>
          <table:table-cell table:style-name="ce36" table:formula="of:=IF(ValuesEntered;IF(ROW()-ROW([$'amortizacijska tabela'.$E$3])=1;-IPMT(InterestRate/12;1;DurationOfLoan-ROWS([.$C$4:.C62])+1;[$'amortizacijska tabela'.$D62]);IFERROR(-IPMT(InterestRate/12;1;[$'amortizacijska tabela'.$J62];[.D63]);0));0)" office:value-type="float" office:value="766.519117909079" calcext:value-type="float">
            <text:p>766,52 €</text:p>
          </table:table-cell>
          <table:table-cell table:style-name="ce36" table:formula="of:=IFERROR(IF(AND(ValuesEntered;[$'amortizacijska tabela'.$C62]&lt;&gt;&quot;&quot;);-PPMT(InterestRate/12;1;DurationOfLoan-ROWS([.$C$4:.C62])+1;[$'amortizacijska tabela'.$D62]);&quot;&quot;);0)" office:value-type="float" office:value="305.849754139617" calcext:value-type="float">
            <text:p>305,85 €</text:p>
          </table:table-cell>
          <table:table-cell table:style-name="ce36" table:formula="of:=IF([$'amortizacijska tabela'.$C62]=&quot;&quot;;0;PropertyTaxAmount)" office:value-type="float" office:value="375" calcext:value-type="float">
            <text:p>375,00 €</text:p>
          </table:table-cell>
          <table:table-cell table:style-name="ce36" table:formula="of:=IF([$'amortizacijska tabela'.$C62]=&quot;&quot;;0;[$'amortizacijska tabela'.$E62]+[$'amortizacijska tabela'.$F62]+[$'amortizacijska tabela'.$G62])" office:value-type="float" office:value="1447.3688720487" calcext:value-type="float">
            <text:p>1.447,37 €</text:p>
          </table:table-cell>
          <table:table-cell table:style-name="ce36" table:formula="of:=IF([$'amortizacijska tabela'.$C62]=&quot;&quot;;0;[$'amortizacijska tabela'.$D62]-[$'amortizacijska tabela'.$F62])" office:value-type="float" office:value="183964.588298179" calcext:value-type="float">
            <text:p>183.964,59 €</text:p>
          </table:table-cell>
          <table:table-cell table:style-name="ce32" table:formula="of:=IF([$'amortizacijska tabela'.$I62]&gt;0;LastRow-ROW();0)" office:value-type="float" office:value="301" calcext:value-type="float">
            <text:p><text:s/>301 </text:p>
          </table:table-cell>
          <table:table-cell table:number-columns-repeated="1014"/>
        </table:table-row>
        <table:table-row table:style-name="ro3">
          <table:table-cell/>
          <table:table-cell table:style-name="ce32" table:formula="of:=ROWS([.$B$4:.B63])" office:value-type="float" office:value="60" calcext:value-type="float">
            <text:p><text:s/>60 </text:p>
          </table:table-cell>
          <table:table-cell table:style-name="ce34" table:formula="of:=IF(ValuesEntered;IF([$'amortizacijska tabela'.$B63]&lt;=DurationOfLoan;IF(ROW()-ROW([$'amortizacijska tabela'.$C$3])=1;LoanStart;IF([.I62]&gt;0;EDATE([.C62];1);&quot;&quot;));&quot;&quot;);&quot;&quot;)" office:value-type="date" office:date-value="2026-04-07" calcext:value-type="date">
            <text:p>07. 04. 2026</text:p>
          </table:table-cell>
          <table:table-cell table:style-name="ce36" table:formula="of:=IF(ROW()-ROW([$'amortizacijska tabela'.$D$3])=1;LoanAmount;IF([$'amortizacijska tabela'.$C63]=&quot;&quot;;0;INDEX([$'amortizacijska tabela'.$B$4:.$J$363]; ROW()-4;8)))" office:value-type="float" office:value="183964.588298179" calcext:value-type="float">
            <text:p>183.964,59 €</text:p>
          </table:table-cell>
          <table:table-cell table:style-name="ce36" table:formula="of:=IF(ValuesEntered;IF(ROW()-ROW([$'amortizacijska tabela'.$E$3])=1;-IPMT(InterestRate/12;1;DurationOfLoan-ROWS([.$C$4:.C63])+1;[$'amortizacijska tabela'.$D63]);IFERROR(-IPMT(InterestRate/12;1;[$'amortizacijska tabela'.$J63];[.D64]);0));0)" office:value-type="float" office:value="765.239434041932" calcext:value-type="float">
            <text:p>765,24 €</text:p>
          </table:table-cell>
          <table:table-cell table:style-name="ce36" table:formula="of:=IFERROR(IF(AND(ValuesEntered;[$'amortizacijska tabela'.$C63]&lt;&gt;&quot;&quot;);-PPMT(InterestRate/12;1;DurationOfLoan-ROWS([.$C$4:.C63])+1;[$'amortizacijska tabela'.$D63]);&quot;&quot;);0)" office:value-type="float" office:value="307.124128115198" calcext:value-type="float">
            <text:p>307,12 €</text:p>
          </table:table-cell>
          <table:table-cell table:style-name="ce36" table:formula="of:=IF([$'amortizacijska tabela'.$C63]=&quot;&quot;;0;PropertyTaxAmount)" office:value-type="float" office:value="375" calcext:value-type="float">
            <text:p>375,00 €</text:p>
          </table:table-cell>
          <table:table-cell table:style-name="ce36" table:formula="of:=IF([$'amortizacijska tabela'.$C63]=&quot;&quot;;0;[$'amortizacijska tabela'.$E63]+[$'amortizacijska tabela'.$F63]+[$'amortizacijska tabela'.$G63])" office:value-type="float" office:value="1447.36356215713" calcext:value-type="float">
            <text:p>1.447,36 €</text:p>
          </table:table-cell>
          <table:table-cell table:style-name="ce36" table:formula="of:=IF([$'amortizacijska tabela'.$C63]=&quot;&quot;;0;[$'amortizacijska tabela'.$D63]-[$'amortizacijska tabela'.$F63])" office:value-type="float" office:value="183657.464170064" calcext:value-type="float">
            <text:p>183.657,46 €</text:p>
          </table:table-cell>
          <table:table-cell table:style-name="ce32" table:formula="of:=IF([$'amortizacijska tabela'.$I63]&gt;0;LastRow-ROW();0)" office:value-type="float" office:value="300" calcext:value-type="float">
            <text:p><text:s/>300 </text:p>
          </table:table-cell>
          <table:table-cell table:number-columns-repeated="1014"/>
        </table:table-row>
        <table:table-row table:style-name="ro3">
          <table:table-cell/>
          <table:table-cell table:style-name="ce32" table:formula="of:=ROWS([.$B$4:.B64])" office:value-type="float" office:value="61" calcext:value-type="float">
            <text:p><text:s/>61 </text:p>
          </table:table-cell>
          <table:table-cell table:style-name="ce34" table:formula="of:=IF(ValuesEntered;IF([$'amortizacijska tabela'.$B64]&lt;=DurationOfLoan;IF(ROW()-ROW([$'amortizacijska tabela'.$C$3])=1;LoanStart;IF([.I63]&gt;0;EDATE([.C63];1);&quot;&quot;));&quot;&quot;);&quot;&quot;)" office:value-type="date" office:date-value="2026-05-07" calcext:value-type="date">
            <text:p>07. 05. 2026</text:p>
          </table:table-cell>
          <table:table-cell table:style-name="ce36" table:formula="of:=IF(ROW()-ROW([$'amortizacijska tabela'.$D$3])=1;LoanAmount;IF([$'amortizacijska tabela'.$C64]=&quot;&quot;;0;INDEX([$'amortizacijska tabela'.$B$4:.$J$363]; ROW()-4;8)))" office:value-type="float" office:value="183657.464170064" calcext:value-type="float">
            <text:p>183.657,46 €</text:p>
          </table:table-cell>
          <table:table-cell table:style-name="ce36" table:formula="of:=IF(ValuesEntered;IF(ROW()-ROW([$'amortizacijska tabela'.$E$3])=1;-IPMT(InterestRate/12;1;DurationOfLoan-ROWS([.$C$4:.C64])+1;[$'amortizacijska tabela'.$D64]);IFERROR(-IPMT(InterestRate/12;1;[$'amortizacijska tabela'.$J64];[.D65]);0));0)" office:value-type="float" office:value="763.954418158673" calcext:value-type="float">
            <text:p>763,95 €</text:p>
          </table:table-cell>
          <table:table-cell table:style-name="ce36" table:formula="of:=IFERROR(IF(AND(ValuesEntered;[$'amortizacijska tabela'.$C64]&lt;&gt;&quot;&quot;);-PPMT(InterestRate/12;1;DurationOfLoan-ROWS([.$C$4:.C64])+1;[$'amortizacijska tabela'.$D64]);&quot;&quot;);0)" office:value-type="float" office:value="308.403811982345" calcext:value-type="float">
            <text:p>308,40 €</text:p>
          </table:table-cell>
          <table:table-cell table:style-name="ce36" table:formula="of:=IF([$'amortizacijska tabela'.$C64]=&quot;&quot;;0;PropertyTaxAmount)" office:value-type="float" office:value="375" calcext:value-type="float">
            <text:p>375,00 €</text:p>
          </table:table-cell>
          <table:table-cell table:style-name="ce36" table:formula="of:=IF([$'amortizacijska tabela'.$C64]=&quot;&quot;;0;[$'amortizacijska tabela'.$E64]+[$'amortizacijska tabela'.$F64]+[$'amortizacijska tabela'.$G64])" office:value-type="float" office:value="1447.35823014102" calcext:value-type="float">
            <text:p>1.447,36 €</text:p>
          </table:table-cell>
          <table:table-cell table:style-name="ce36" table:formula="of:=IF([$'amortizacijska tabela'.$C64]=&quot;&quot;;0;[$'amortizacijska tabela'.$D64]-[$'amortizacijska tabela'.$F64])" office:value-type="float" office:value="183349.060358081" calcext:value-type="float">
            <text:p>183.349,06 €</text:p>
          </table:table-cell>
          <table:table-cell table:style-name="ce32" table:formula="of:=IF([$'amortizacijska tabela'.$I64]&gt;0;LastRow-ROW();0)" office:value-type="float" office:value="299" calcext:value-type="float">
            <text:p><text:s/>299 </text:p>
          </table:table-cell>
          <table:table-cell table:number-columns-repeated="1014"/>
        </table:table-row>
        <table:table-row table:style-name="ro3">
          <table:table-cell/>
          <table:table-cell table:style-name="ce32" table:formula="of:=ROWS([.$B$4:.B65])" office:value-type="float" office:value="62" calcext:value-type="float">
            <text:p><text:s/>62 </text:p>
          </table:table-cell>
          <table:table-cell table:style-name="ce34" table:formula="of:=IF(ValuesEntered;IF([$'amortizacijska tabela'.$B65]&lt;=DurationOfLoan;IF(ROW()-ROW([$'amortizacijska tabela'.$C$3])=1;LoanStart;IF([.I64]&gt;0;EDATE([.C64];1);&quot;&quot;));&quot;&quot;);&quot;&quot;)" office:value-type="date" office:date-value="2026-06-07" calcext:value-type="date">
            <text:p>07. 06. 2026</text:p>
          </table:table-cell>
          <table:table-cell table:style-name="ce36" table:formula="of:=IF(ROW()-ROW([$'amortizacijska tabela'.$D$3])=1;LoanAmount;IF([$'amortizacijska tabela'.$C65]=&quot;&quot;;0;INDEX([$'amortizacijska tabela'.$B$4:.$J$363]; ROW()-4;8)))" office:value-type="float" office:value="183349.060358081" calcext:value-type="float">
            <text:p>183.349,06 €</text:p>
          </table:table-cell>
          <table:table-cell table:style-name="ce36" table:formula="of:=IF(ValuesEntered;IF(ROW()-ROW([$'amortizacijska tabela'.$E$3])=1;-IPMT(InterestRate/12;1;DurationOfLoan-ROWS([.$C$4:.C65])+1;[$'amortizacijska tabela'.$D65]);IFERROR(-IPMT(InterestRate/12;1;[$'amortizacijska tabela'.$J65];[.D66]);0));0)" office:value-type="float" office:value="762.664048042566" calcext:value-type="float">
            <text:p>762,66 €</text:p>
          </table:table-cell>
          <table:table-cell table:style-name="ce36" table:formula="of:=IFERROR(IF(AND(ValuesEntered;[$'amortizacijska tabela'.$C65]&lt;&gt;&quot;&quot;);-PPMT(InterestRate/12;1;DurationOfLoan-ROWS([.$C$4:.C65])+1;[$'amortizacijska tabela'.$D65]);&quot;&quot;);0)" office:value-type="float" office:value="309.688827865605" calcext:value-type="float">
            <text:p>309,69 €</text:p>
          </table:table-cell>
          <table:table-cell table:style-name="ce36" table:formula="of:=IF([$'amortizacijska tabela'.$C65]=&quot;&quot;;0;PropertyTaxAmount)" office:value-type="float" office:value="375" calcext:value-type="float">
            <text:p>375,00 €</text:p>
          </table:table-cell>
          <table:table-cell table:style-name="ce36" table:formula="of:=IF([$'amortizacijska tabela'.$C65]=&quot;&quot;;0;[$'amortizacijska tabela'.$E65]+[$'amortizacijska tabela'.$F65]+[$'amortizacijska tabela'.$G65])" office:value-type="float" office:value="1447.35287590817" calcext:value-type="float">
            <text:p>1.447,35 €</text:p>
          </table:table-cell>
          <table:table-cell table:style-name="ce36" table:formula="of:=IF([$'amortizacijska tabela'.$C65]=&quot;&quot;;0;[$'amortizacijska tabela'.$D65]-[$'amortizacijska tabela'.$F65])" office:value-type="float" office:value="183039.371530216" calcext:value-type="float">
            <text:p>183.039,37 €</text:p>
          </table:table-cell>
          <table:table-cell table:style-name="ce32" table:formula="of:=IF([$'amortizacijska tabela'.$I65]&gt;0;LastRow-ROW();0)" office:value-type="float" office:value="298" calcext:value-type="float">
            <text:p><text:s/>298 </text:p>
          </table:table-cell>
          <table:table-cell table:number-columns-repeated="1014"/>
        </table:table-row>
        <table:table-row table:style-name="ro3">
          <table:table-cell/>
          <table:table-cell table:style-name="ce32" table:formula="of:=ROWS([.$B$4:.B66])" office:value-type="float" office:value="63" calcext:value-type="float">
            <text:p><text:s/>63 </text:p>
          </table:table-cell>
          <table:table-cell table:style-name="ce34" table:formula="of:=IF(ValuesEntered;IF([$'amortizacijska tabela'.$B66]&lt;=DurationOfLoan;IF(ROW()-ROW([$'amortizacijska tabela'.$C$3])=1;LoanStart;IF([.I65]&gt;0;EDATE([.C65];1);&quot;&quot;));&quot;&quot;);&quot;&quot;)" office:value-type="date" office:date-value="2026-07-07" calcext:value-type="date">
            <text:p>07. 07. 2026</text:p>
          </table:table-cell>
          <table:table-cell table:style-name="ce36" table:formula="of:=IF(ROW()-ROW([$'amortizacijska tabela'.$D$3])=1;LoanAmount;IF([$'amortizacijska tabela'.$C66]=&quot;&quot;;0;INDEX([$'amortizacijska tabela'.$B$4:.$J$363]; ROW()-4;8)))" office:value-type="float" office:value="183039.371530216" calcext:value-type="float">
            <text:p>183.039,37 €</text:p>
          </table:table-cell>
          <table:table-cell table:style-name="ce36" table:formula="of:=IF(ValuesEntered;IF(ROW()-ROW([$'amortizacijska tabela'.$E$3])=1;-IPMT(InterestRate/12;1;DurationOfLoan-ROWS([.$C$4:.C66])+1;[$'amortizacijska tabela'.$D66]);IFERROR(-IPMT(InterestRate/12;1;[$'amortizacijska tabela'.$J66];[.D67]);0));0)" office:value-type="float" office:value="761.368301384309" calcext:value-type="float">
            <text:p>761,37 €</text:p>
          </table:table-cell>
          <table:table-cell table:style-name="ce36" table:formula="of:=IFERROR(IF(AND(ValuesEntered;[$'amortizacijska tabela'.$C66]&lt;&gt;&quot;&quot;);-PPMT(InterestRate/12;1;DurationOfLoan-ROWS([.$C$4:.C66])+1;[$'amortizacijska tabela'.$D66]);&quot;&quot;);0)" office:value-type="float" office:value="310.979197981711" calcext:value-type="float">
            <text:p>310,98 €</text:p>
          </table:table-cell>
          <table:table-cell table:style-name="ce36" table:formula="of:=IF([$'amortizacijska tabela'.$C66]=&quot;&quot;;0;PropertyTaxAmount)" office:value-type="float" office:value="375" calcext:value-type="float">
            <text:p>375,00 €</text:p>
          </table:table-cell>
          <table:table-cell table:style-name="ce36" table:formula="of:=IF([$'amortizacijska tabela'.$C66]=&quot;&quot;;0;[$'amortizacijska tabela'.$E66]+[$'amortizacijska tabela'.$F66]+[$'amortizacijska tabela'.$G66])" office:value-type="float" office:value="1447.34749936602" calcext:value-type="float">
            <text:p>1.447,35 €</text:p>
          </table:table-cell>
          <table:table-cell table:style-name="ce36" table:formula="of:=IF([$'amortizacijska tabela'.$C66]=&quot;&quot;;0;[$'amortizacijska tabela'.$D66]-[$'amortizacijska tabela'.$F66])" office:value-type="float" office:value="182728.392332234" calcext:value-type="float">
            <text:p>182.728,39 €</text:p>
          </table:table-cell>
          <table:table-cell table:style-name="ce32" table:formula="of:=IF([$'amortizacijska tabela'.$I66]&gt;0;LastRow-ROW();0)" office:value-type="float" office:value="297" calcext:value-type="float">
            <text:p><text:s/>297 </text:p>
          </table:table-cell>
          <table:table-cell table:number-columns-repeated="1014"/>
        </table:table-row>
        <table:table-row table:style-name="ro3">
          <table:table-cell/>
          <table:table-cell table:style-name="ce32" table:formula="of:=ROWS([.$B$4:.B67])" office:value-type="float" office:value="64" calcext:value-type="float">
            <text:p><text:s/>64 </text:p>
          </table:table-cell>
          <table:table-cell table:style-name="ce34" table:formula="of:=IF(ValuesEntered;IF([$'amortizacijska tabela'.$B67]&lt;=DurationOfLoan;IF(ROW()-ROW([$'amortizacijska tabela'.$C$3])=1;LoanStart;IF([.I66]&gt;0;EDATE([.C66];1);&quot;&quot;));&quot;&quot;);&quot;&quot;)" office:value-type="date" office:date-value="2026-08-07" calcext:value-type="date">
            <text:p>07. 08. 2026</text:p>
          </table:table-cell>
          <table:table-cell table:style-name="ce36" table:formula="of:=IF(ROW()-ROW([$'amortizacijska tabela'.$D$3])=1;LoanAmount;IF([$'amortizacijska tabela'.$C67]=&quot;&quot;;0;INDEX([$'amortizacijska tabela'.$B$4:.$J$363]; ROW()-4;8)))" office:value-type="float" office:value="182728.392332234" calcext:value-type="float">
            <text:p>182.728,39 €</text:p>
          </table:table-cell>
          <table:table-cell table:style-name="ce36" table:formula="of:=IF(ValuesEntered;IF(ROW()-ROW([$'amortizacijska tabela'.$E$3])=1;-IPMT(InterestRate/12;1;DurationOfLoan-ROWS([.$C$4:.C67])+1;[$'amortizacijska tabela'.$D67]);IFERROR(-IPMT(InterestRate/12;1;[$'amortizacijska tabela'.$J67];[.D68]);0));0)" office:value-type="float" office:value="760.067155781642" calcext:value-type="float">
            <text:p>760,07 €</text:p>
          </table:table-cell>
          <table:table-cell table:style-name="ce36" table:formula="of:=IFERROR(IF(AND(ValuesEntered;[$'amortizacijska tabela'.$C67]&lt;&gt;&quot;&quot;);-PPMT(InterestRate/12;1;DurationOfLoan-ROWS([.$C$4:.C67])+1;[$'amortizacijska tabela'.$D67]);&quot;&quot;);0)" office:value-type="float" office:value="312.274944639969" calcext:value-type="float">
            <text:p>312,27 €</text:p>
          </table:table-cell>
          <table:table-cell table:style-name="ce36" table:formula="of:=IF([$'amortizacijska tabela'.$C67]=&quot;&quot;;0;PropertyTaxAmount)" office:value-type="float" office:value="375" calcext:value-type="float">
            <text:p>375,00 €</text:p>
          </table:table-cell>
          <table:table-cell table:style-name="ce36" table:formula="of:=IF([$'amortizacijska tabela'.$C67]=&quot;&quot;;0;[$'amortizacijska tabela'.$E67]+[$'amortizacijska tabela'.$F67]+[$'amortizacijska tabela'.$G67])" office:value-type="float" office:value="1447.34210042161" calcext:value-type="float">
            <text:p>1.447,34 €</text:p>
          </table:table-cell>
          <table:table-cell table:style-name="ce36" table:formula="of:=IF([$'amortizacijska tabela'.$C67]=&quot;&quot;;0;[$'amortizacijska tabela'.$D67]-[$'amortizacijska tabela'.$F67])" office:value-type="float" office:value="182416.117387594" calcext:value-type="float">
            <text:p>182.416,12 €</text:p>
          </table:table-cell>
          <table:table-cell table:style-name="ce32" table:formula="of:=IF([$'amortizacijska tabela'.$I67]&gt;0;LastRow-ROW();0)" office:value-type="float" office:value="296" calcext:value-type="float">
            <text:p><text:s/>296 </text:p>
          </table:table-cell>
          <table:table-cell table:number-columns-repeated="1014"/>
        </table:table-row>
        <table:table-row table:style-name="ro3">
          <table:table-cell/>
          <table:table-cell table:style-name="ce32" table:formula="of:=ROWS([.$B$4:.B68])" office:value-type="float" office:value="65" calcext:value-type="float">
            <text:p><text:s/>65 </text:p>
          </table:table-cell>
          <table:table-cell table:style-name="ce34" table:formula="of:=IF(ValuesEntered;IF([$'amortizacijska tabela'.$B68]&lt;=DurationOfLoan;IF(ROW()-ROW([$'amortizacijska tabela'.$C$3])=1;LoanStart;IF([.I67]&gt;0;EDATE([.C67];1);&quot;&quot;));&quot;&quot;);&quot;&quot;)" office:value-type="date" office:date-value="2026-09-07" calcext:value-type="date">
            <text:p>07. 09. 2026</text:p>
          </table:table-cell>
          <table:table-cell table:style-name="ce36" table:formula="of:=IF(ROW()-ROW([$'amortizacijska tabela'.$D$3])=1;LoanAmount;IF([$'amortizacijska tabela'.$C68]=&quot;&quot;;0;INDEX([$'amortizacijska tabela'.$B$4:.$J$363]; ROW()-4;8)))" office:value-type="float" office:value="182416.117387594" calcext:value-type="float">
            <text:p>182.416,12 €</text:p>
          </table:table-cell>
          <table:table-cell table:style-name="ce36" table:formula="of:=IF(ValuesEntered;IF(ROW()-ROW([$'amortizacijska tabela'.$E$3])=1;-IPMT(InterestRate/12;1;DurationOfLoan-ROWS([.$C$4:.C68])+1;[$'amortizacijska tabela'.$D68]);IFERROR(-IPMT(InterestRate/12;1;[$'amortizacijska tabela'.$J68];[.D69]);0));0)" office:value-type="float" office:value="758.760588738965" calcext:value-type="float">
            <text:p>758,76 €</text:p>
          </table:table-cell>
          <table:table-cell table:style-name="ce36" table:formula="of:=IFERROR(IF(AND(ValuesEntered;[$'amortizacijska tabela'.$C68]&lt;&gt;&quot;&quot;);-PPMT(InterestRate/12;1;DurationOfLoan-ROWS([.$C$4:.C68])+1;[$'amortizacijska tabela'.$D68]);&quot;&quot;);0)" office:value-type="float" office:value="313.576090242635" calcext:value-type="float">
            <text:p>313,58 €</text:p>
          </table:table-cell>
          <table:table-cell table:style-name="ce36" table:formula="of:=IF([$'amortizacijska tabela'.$C68]=&quot;&quot;;0;PropertyTaxAmount)" office:value-type="float" office:value="375" calcext:value-type="float">
            <text:p>375,00 €</text:p>
          </table:table-cell>
          <table:table-cell table:style-name="ce36" table:formula="of:=IF([$'amortizacijska tabela'.$C68]=&quot;&quot;;0;[$'amortizacijska tabela'.$E68]+[$'amortizacijska tabela'.$F68]+[$'amortizacijska tabela'.$G68])" office:value-type="float" office:value="1447.3366789816" calcext:value-type="float">
            <text:p>1.447,34 €</text:p>
          </table:table-cell>
          <table:table-cell table:style-name="ce36" table:formula="of:=IF([$'amortizacijska tabela'.$C68]=&quot;&quot;;0;[$'amortizacijska tabela'.$D68]-[$'amortizacijska tabela'.$F68])" office:value-type="float" office:value="182102.541297352" calcext:value-type="float">
            <text:p>182.102,54 €</text:p>
          </table:table-cell>
          <table:table-cell table:style-name="ce32" table:formula="of:=IF([$'amortizacijska tabela'.$I68]&gt;0;LastRow-ROW();0)" office:value-type="float" office:value="295" calcext:value-type="float">
            <text:p><text:s/>295 </text:p>
          </table:table-cell>
          <table:table-cell table:number-columns-repeated="1014"/>
        </table:table-row>
        <table:table-row table:style-name="ro3">
          <table:table-cell/>
          <table:table-cell table:style-name="ce32" table:formula="of:=ROWS([.$B$4:.B69])" office:value-type="float" office:value="66" calcext:value-type="float">
            <text:p><text:s/>66 </text:p>
          </table:table-cell>
          <table:table-cell table:style-name="ce34" table:formula="of:=IF(ValuesEntered;IF([$'amortizacijska tabela'.$B69]&lt;=DurationOfLoan;IF(ROW()-ROW([$'amortizacijska tabela'.$C$3])=1;LoanStart;IF([.I68]&gt;0;EDATE([.C68];1);&quot;&quot;));&quot;&quot;);&quot;&quot;)" office:value-type="date" office:date-value="2026-10-07" calcext:value-type="date">
            <text:p>07. 10. 2026</text:p>
          </table:table-cell>
          <table:table-cell table:style-name="ce36" table:formula="of:=IF(ROW()-ROW([$'amortizacijska tabela'.$D$3])=1;LoanAmount;IF([$'amortizacijska tabela'.$C69]=&quot;&quot;;0;INDEX([$'amortizacijska tabela'.$B$4:.$J$363]; ROW()-4;8)))" office:value-type="float" office:value="182102.541297352" calcext:value-type="float">
            <text:p>182.102,54 €</text:p>
          </table:table-cell>
          <table:table-cell table:style-name="ce36" table:formula="of:=IF(ValuesEntered;IF(ROW()-ROW([$'amortizacijska tabela'.$E$3])=1;-IPMT(InterestRate/12;1;DurationOfLoan-ROWS([.$C$4:.C69])+1;[$'amortizacijska tabela'.$D69]);IFERROR(-IPMT(InterestRate/12;1;[$'amortizacijska tabela'.$J69];[.D70]);0));0)" office:value-type="float" office:value="757.448577666943" calcext:value-type="float">
            <text:p>757,45 €</text:p>
          </table:table-cell>
          <table:table-cell table:style-name="ce36" table:formula="of:=IFERROR(IF(AND(ValuesEntered;[$'amortizacijska tabela'.$C69]&lt;&gt;&quot;&quot;);-PPMT(InterestRate/12;1;DurationOfLoan-ROWS([.$C$4:.C69])+1;[$'amortizacijska tabela'.$D69]);&quot;&quot;);0)" office:value-type="float" office:value="314.882657285313" calcext:value-type="float">
            <text:p>314,88 €</text:p>
          </table:table-cell>
          <table:table-cell table:style-name="ce36" table:formula="of:=IF([$'amortizacijska tabela'.$C69]=&quot;&quot;;0;PropertyTaxAmount)" office:value-type="float" office:value="375" calcext:value-type="float">
            <text:p>375,00 €</text:p>
          </table:table-cell>
          <table:table-cell table:style-name="ce36" table:formula="of:=IF([$'amortizacijska tabela'.$C69]=&quot;&quot;;0;[$'amortizacijska tabela'.$E69]+[$'amortizacijska tabela'.$F69]+[$'amortizacijska tabela'.$G69])" office:value-type="float" office:value="1447.33123495226" calcext:value-type="float">
            <text:p>1.447,33 €</text:p>
          </table:table-cell>
          <table:table-cell table:style-name="ce36" table:formula="of:=IF([$'amortizacijska tabela'.$C69]=&quot;&quot;;0;[$'amortizacijska tabela'.$D69]-[$'amortizacijska tabela'.$F69])" office:value-type="float" office:value="181787.658640066" calcext:value-type="float">
            <text:p>181.787,66 €</text:p>
          </table:table-cell>
          <table:table-cell table:style-name="ce32" table:formula="of:=IF([$'amortizacijska tabela'.$I69]&gt;0;LastRow-ROW();0)" office:value-type="float" office:value="294" calcext:value-type="float">
            <text:p><text:s/>294 </text:p>
          </table:table-cell>
          <table:table-cell table:number-columns-repeated="1014"/>
        </table:table-row>
        <table:table-row table:style-name="ro3">
          <table:table-cell/>
          <table:table-cell table:style-name="ce32" table:formula="of:=ROWS([.$B$4:.B70])" office:value-type="float" office:value="67" calcext:value-type="float">
            <text:p><text:s/>67 </text:p>
          </table:table-cell>
          <table:table-cell table:style-name="ce34" table:formula="of:=IF(ValuesEntered;IF([$'amortizacijska tabela'.$B70]&lt;=DurationOfLoan;IF(ROW()-ROW([$'amortizacijska tabela'.$C$3])=1;LoanStart;IF([.I69]&gt;0;EDATE([.C69];1);&quot;&quot;));&quot;&quot;);&quot;&quot;)" office:value-type="date" office:date-value="2026-11-07" calcext:value-type="date">
            <text:p>07. 11. 2026</text:p>
          </table:table-cell>
          <table:table-cell table:style-name="ce36" table:formula="of:=IF(ROW()-ROW([$'amortizacijska tabela'.$D$3])=1;LoanAmount;IF([$'amortizacijska tabela'.$C70]=&quot;&quot;;0;INDEX([$'amortizacijska tabela'.$B$4:.$J$363]; ROW()-4;8)))" office:value-type="float" office:value="181787.658640066" calcext:value-type="float">
            <text:p>181.787,66 €</text:p>
          </table:table-cell>
          <table:table-cell table:style-name="ce36" table:formula="of:=IF(ValuesEntered;IF(ROW()-ROW([$'amortizacijska tabela'.$E$3])=1;-IPMT(InterestRate/12;1;DurationOfLoan-ROWS([.$C$4:.C70])+1;[$'amortizacijska tabela'.$D70]);IFERROR(-IPMT(InterestRate/12;1;[$'amortizacijska tabela'.$J70];[.D71]);0));0)" office:value-type="float" office:value="756.13109988212" calcext:value-type="float">
            <text:p>756,13 €</text:p>
          </table:table-cell>
          <table:table-cell table:style-name="ce36" table:formula="of:=IFERROR(IF(AND(ValuesEntered;[$'amortizacijska tabela'.$C70]&lt;&gt;&quot;&quot;);-PPMT(InterestRate/12;1;DurationOfLoan-ROWS([.$C$4:.C70])+1;[$'amortizacijska tabela'.$D70]);&quot;&quot;);0)" office:value-type="float" office:value="316.194668357335" calcext:value-type="float">
            <text:p>316,19 €</text:p>
          </table:table-cell>
          <table:table-cell table:style-name="ce36" table:formula="of:=IF([$'amortizacijska tabela'.$C70]=&quot;&quot;;0;PropertyTaxAmount)" office:value-type="float" office:value="375" calcext:value-type="float">
            <text:p>375,00 €</text:p>
          </table:table-cell>
          <table:table-cell table:style-name="ce36" table:formula="of:=IF([$'amortizacijska tabela'.$C70]=&quot;&quot;;0;[$'amortizacijska tabela'.$E70]+[$'amortizacijska tabela'.$F70]+[$'amortizacijska tabela'.$G70])" office:value-type="float" office:value="1447.32576823946" calcext:value-type="float">
            <text:p>1.447,33 €</text:p>
          </table:table-cell>
          <table:table-cell table:style-name="ce36" table:formula="of:=IF([$'amortizacijska tabela'.$C70]=&quot;&quot;;0;[$'amortizacijska tabela'.$D70]-[$'amortizacijska tabela'.$F70])" office:value-type="float" office:value="181471.463971709" calcext:value-type="float">
            <text:p>181.471,46 €</text:p>
          </table:table-cell>
          <table:table-cell table:style-name="ce32" table:formula="of:=IF([$'amortizacijska tabela'.$I70]&gt;0;LastRow-ROW();0)" office:value-type="float" office:value="293" calcext:value-type="float">
            <text:p><text:s/>293 </text:p>
          </table:table-cell>
          <table:table-cell table:number-columns-repeated="1014"/>
        </table:table-row>
        <table:table-row table:style-name="ro3">
          <table:table-cell/>
          <table:table-cell table:style-name="ce32" table:formula="of:=ROWS([.$B$4:.B71])" office:value-type="float" office:value="68" calcext:value-type="float">
            <text:p><text:s/>68 </text:p>
          </table:table-cell>
          <table:table-cell table:style-name="ce34" table:formula="of:=IF(ValuesEntered;IF([$'amortizacijska tabela'.$B71]&lt;=DurationOfLoan;IF(ROW()-ROW([$'amortizacijska tabela'.$C$3])=1;LoanStart;IF([.I70]&gt;0;EDATE([.C70];1);&quot;&quot;));&quot;&quot;);&quot;&quot;)" office:value-type="date" office:date-value="2026-12-07" calcext:value-type="date">
            <text:p>07. 12. 2026</text:p>
          </table:table-cell>
          <table:table-cell table:style-name="ce36" table:formula="of:=IF(ROW()-ROW([$'amortizacijska tabela'.$D$3])=1;LoanAmount;IF([$'amortizacijska tabela'.$C71]=&quot;&quot;;0;INDEX([$'amortizacijska tabela'.$B$4:.$J$363]; ROW()-4;8)))" office:value-type="float" office:value="181471.463971709" calcext:value-type="float">
            <text:p>181.471,46 €</text:p>
          </table:table-cell>
          <table:table-cell table:style-name="ce36" table:formula="of:=IF(ValuesEntered;IF(ROW()-ROW([$'amortizacijska tabela'.$E$3])=1;-IPMT(InterestRate/12;1;DurationOfLoan-ROWS([.$C$4:.C71])+1;[$'amortizacijska tabela'.$D71]);IFERROR(-IPMT(InterestRate/12;1;[$'amortizacijska tabela'.$J71];[.D72]);0));0)" office:value-type="float" office:value="754.808132606528" calcext:value-type="float">
            <text:p>754,81 €</text:p>
          </table:table-cell>
          <table:table-cell table:style-name="ce36" table:formula="of:=IFERROR(IF(AND(ValuesEntered;[$'amortizacijska tabela'.$C71]&lt;&gt;&quot;&quot;);-PPMT(InterestRate/12;1;DurationOfLoan-ROWS([.$C$4:.C71])+1;[$'amortizacijska tabela'.$D71]);&quot;&quot;);0)" office:value-type="float" office:value="317.512146142157" calcext:value-type="float">
            <text:p>317,51 €</text:p>
          </table:table-cell>
          <table:table-cell table:style-name="ce36" table:formula="of:=IF([$'amortizacijska tabela'.$C71]=&quot;&quot;;0;PropertyTaxAmount)" office:value-type="float" office:value="375" calcext:value-type="float">
            <text:p>375,00 €</text:p>
          </table:table-cell>
          <table:table-cell table:style-name="ce36" table:formula="of:=IF([$'amortizacijska tabela'.$C71]=&quot;&quot;;0;[$'amortizacijska tabela'.$E71]+[$'amortizacijska tabela'.$F71]+[$'amortizacijska tabela'.$G71])" office:value-type="float" office:value="1447.32027874869" calcext:value-type="float">
            <text:p>1.447,32 €</text:p>
          </table:table-cell>
          <table:table-cell table:style-name="ce36" table:formula="of:=IF([$'amortizacijska tabela'.$C71]=&quot;&quot;;0;[$'amortizacijska tabela'.$D71]-[$'amortizacijska tabela'.$F71])" office:value-type="float" office:value="181153.951825567" calcext:value-type="float">
            <text:p>181.153,95 €</text:p>
          </table:table-cell>
          <table:table-cell table:style-name="ce32" table:formula="of:=IF([$'amortizacijska tabela'.$I71]&gt;0;LastRow-ROW();0)" office:value-type="float" office:value="292" calcext:value-type="float">
            <text:p><text:s/>292 </text:p>
          </table:table-cell>
          <table:table-cell table:number-columns-repeated="1014"/>
        </table:table-row>
        <table:table-row table:style-name="ro3">
          <table:table-cell/>
          <table:table-cell table:style-name="ce32" table:formula="of:=ROWS([.$B$4:.B72])" office:value-type="float" office:value="69" calcext:value-type="float">
            <text:p><text:s/>69 </text:p>
          </table:table-cell>
          <table:table-cell table:style-name="ce34" table:formula="of:=IF(ValuesEntered;IF([$'amortizacijska tabela'.$B72]&lt;=DurationOfLoan;IF(ROW()-ROW([$'amortizacijska tabela'.$C$3])=1;LoanStart;IF([.I71]&gt;0;EDATE([.C71];1);&quot;&quot;));&quot;&quot;);&quot;&quot;)" office:value-type="date" office:date-value="2027-01-07" calcext:value-type="date">
            <text:p>07. 01. 2027</text:p>
          </table:table-cell>
          <table:table-cell table:style-name="ce36" table:formula="of:=IF(ROW()-ROW([$'amortizacijska tabela'.$D$3])=1;LoanAmount;IF([$'amortizacijska tabela'.$C72]=&quot;&quot;;0;INDEX([$'amortizacijska tabela'.$B$4:.$J$363]; ROW()-4;8)))" office:value-type="float" office:value="181153.951825567" calcext:value-type="float">
            <text:p>181.153,95 €</text:p>
          </table:table-cell>
          <table:table-cell table:style-name="ce36" table:formula="of:=IF(ValuesEntered;IF(ROW()-ROW([$'amortizacijska tabela'.$E$3])=1;-IPMT(InterestRate/12;1;DurationOfLoan-ROWS([.$C$4:.C72])+1;[$'amortizacijska tabela'.$D72]);IFERROR(-IPMT(InterestRate/12;1;[$'amortizacijska tabela'.$J72];[.D73]);0));0)" office:value-type="float" office:value="753.479652967287" calcext:value-type="float">
            <text:p>753,48 €</text:p>
          </table:table-cell>
          <table:table-cell table:style-name="ce36" table:formula="of:=IFERROR(IF(AND(ValuesEntered;[$'amortizacijska tabela'.$C72]&lt;&gt;&quot;&quot;);-PPMT(InterestRate/12;1;DurationOfLoan-ROWS([.$C$4:.C72])+1;[$'amortizacijska tabela'.$D72]);&quot;&quot;);0)" office:value-type="float" office:value="318.83511341775" calcext:value-type="float">
            <text:p>318,84 €</text:p>
          </table:table-cell>
          <table:table-cell table:style-name="ce36" table:formula="of:=IF([$'amortizacijska tabela'.$C72]=&quot;&quot;;0;PropertyTaxAmount)" office:value-type="float" office:value="375" calcext:value-type="float">
            <text:p>375,00 €</text:p>
          </table:table-cell>
          <table:table-cell table:style-name="ce36" table:formula="of:=IF([$'amortizacijska tabela'.$C72]=&quot;&quot;;0;[$'amortizacijska tabela'.$E72]+[$'amortizacijska tabela'.$F72]+[$'amortizacijska tabela'.$G72])" office:value-type="float" office:value="1447.31476638504" calcext:value-type="float">
            <text:p>1.447,31 €</text:p>
          </table:table-cell>
          <table:table-cell table:style-name="ce36" table:formula="of:=IF([$'amortizacijska tabela'.$C72]=&quot;&quot;;0;[$'amortizacijska tabela'.$D72]-[$'amortizacijska tabela'.$F72])" office:value-type="float" office:value="180835.116712149" calcext:value-type="float">
            <text:p>180.835,12 €</text:p>
          </table:table-cell>
          <table:table-cell table:style-name="ce32" table:formula="of:=IF([$'amortizacijska tabela'.$I72]&gt;0;LastRow-ROW();0)" office:value-type="float" office:value="291" calcext:value-type="float">
            <text:p><text:s/>291 </text:p>
          </table:table-cell>
          <table:table-cell table:number-columns-repeated="1014"/>
        </table:table-row>
        <table:table-row table:style-name="ro3">
          <table:table-cell/>
          <table:table-cell table:style-name="ce32" table:formula="of:=ROWS([.$B$4:.B73])" office:value-type="float" office:value="70" calcext:value-type="float">
            <text:p><text:s/>70 </text:p>
          </table:table-cell>
          <table:table-cell table:style-name="ce34" table:formula="of:=IF(ValuesEntered;IF([$'amortizacijska tabela'.$B73]&lt;=DurationOfLoan;IF(ROW()-ROW([$'amortizacijska tabela'.$C$3])=1;LoanStart;IF([.I72]&gt;0;EDATE([.C72];1);&quot;&quot;));&quot;&quot;);&quot;&quot;)" office:value-type="date" office:date-value="2027-02-07" calcext:value-type="date">
            <text:p>07. 02. 2027</text:p>
          </table:table-cell>
          <table:table-cell table:style-name="ce36" table:formula="of:=IF(ROW()-ROW([$'amortizacijska tabela'.$D$3])=1;LoanAmount;IF([$'amortizacijska tabela'.$C73]=&quot;&quot;;0;INDEX([$'amortizacijska tabela'.$B$4:.$J$363]; ROW()-4;8)))" office:value-type="float" office:value="180835.116712149" calcext:value-type="float">
            <text:p>180.835,12 €</text:p>
          </table:table-cell>
          <table:table-cell table:style-name="ce36" table:formula="of:=IF(ValuesEntered;IF(ROW()-ROW([$'amortizacijska tabela'.$E$3])=1;-IPMT(InterestRate/12;1;DurationOfLoan-ROWS([.$C$4:.C73])+1;[$'amortizacijska tabela'.$D73]);IFERROR(-IPMT(InterestRate/12;1;[$'amortizacijska tabela'.$J73];[.D74]);0));0)" office:value-type="float" office:value="752.145637996217" calcext:value-type="float">
            <text:p>752,15 €</text:p>
          </table:table-cell>
          <table:table-cell table:style-name="ce36" table:formula="of:=IFERROR(IF(AND(ValuesEntered;[$'amortizacijska tabela'.$C73]&lt;&gt;&quot;&quot;);-PPMT(InterestRate/12;1;DurationOfLoan-ROWS([.$C$4:.C73])+1;[$'amortizacijska tabela'.$D73]);&quot;&quot;);0)" office:value-type="float" office:value="320.16359305699" calcext:value-type="float">
            <text:p>320,16 €</text:p>
          </table:table-cell>
          <table:table-cell table:style-name="ce36" table:formula="of:=IF([$'amortizacijska tabela'.$C73]=&quot;&quot;;0;PropertyTaxAmount)" office:value-type="float" office:value="375" calcext:value-type="float">
            <text:p>375,00 €</text:p>
          </table:table-cell>
          <table:table-cell table:style-name="ce36" table:formula="of:=IF([$'amortizacijska tabela'.$C73]=&quot;&quot;;0;[$'amortizacijska tabela'.$E73]+[$'amortizacijska tabela'.$F73]+[$'amortizacijska tabela'.$G73])" office:value-type="float" office:value="1447.30923105321" calcext:value-type="float">
            <text:p>1.447,31 €</text:p>
          </table:table-cell>
          <table:table-cell table:style-name="ce36" table:formula="of:=IF([$'amortizacijska tabela'.$C73]=&quot;&quot;;0;[$'amortizacijska tabela'.$D73]-[$'amortizacijska tabela'.$F73])" office:value-type="float" office:value="180514.953119092" calcext:value-type="float">
            <text:p>180.514,95 €</text:p>
          </table:table-cell>
          <table:table-cell table:style-name="ce32" table:formula="of:=IF([$'amortizacijska tabela'.$I73]&gt;0;LastRow-ROW();0)" office:value-type="float" office:value="290" calcext:value-type="float">
            <text:p><text:s/>290 </text:p>
          </table:table-cell>
          <table:table-cell table:number-columns-repeated="1014"/>
        </table:table-row>
        <table:table-row table:style-name="ro3">
          <table:table-cell/>
          <table:table-cell table:style-name="ce32" table:formula="of:=ROWS([.$B$4:.B74])" office:value-type="float" office:value="71" calcext:value-type="float">
            <text:p><text:s/>71 </text:p>
          </table:table-cell>
          <table:table-cell table:style-name="ce34" table:formula="of:=IF(ValuesEntered;IF([$'amortizacijska tabela'.$B74]&lt;=DurationOfLoan;IF(ROW()-ROW([$'amortizacijska tabela'.$C$3])=1;LoanStart;IF([.I73]&gt;0;EDATE([.C73];1);&quot;&quot;));&quot;&quot;);&quot;&quot;)" office:value-type="date" office:date-value="2027-03-07" calcext:value-type="date">
            <text:p>07. 03. 2027</text:p>
          </table:table-cell>
          <table:table-cell table:style-name="ce36" table:formula="of:=IF(ROW()-ROW([$'amortizacijska tabela'.$D$3])=1;LoanAmount;IF([$'amortizacijska tabela'.$C74]=&quot;&quot;;0;INDEX([$'amortizacijska tabela'.$B$4:.$J$363]; ROW()-4;8)))" office:value-type="float" office:value="180514.953119092" calcext:value-type="float">
            <text:p>180.514,95 €</text:p>
          </table:table-cell>
          <table:table-cell table:style-name="ce36" table:formula="of:=IF(ValuesEntered;IF(ROW()-ROW([$'amortizacijska tabela'.$E$3])=1;-IPMT(InterestRate/12;1;DurationOfLoan-ROWS([.$C$4:.C74])+1;[$'amortizacijska tabela'.$D74]);IFERROR(-IPMT(InterestRate/12;1;[$'amortizacijska tabela'.$J74];[.D75]);0));0)" office:value-type="float" office:value="750.806064629433" calcext:value-type="float">
            <text:p>750,81 €</text:p>
          </table:table-cell>
          <table:table-cell table:style-name="ce36" table:formula="of:=IFERROR(IF(AND(ValuesEntered;[$'amortizacijska tabela'.$C74]&lt;&gt;&quot;&quot;);-PPMT(InterestRate/12;1;DurationOfLoan-ROWS([.$C$4:.C74])+1;[$'amortizacijska tabela'.$D74]);&quot;&quot;);0)" office:value-type="float" office:value="321.497608028061" calcext:value-type="float">
            <text:p>321,50 €</text:p>
          </table:table-cell>
          <table:table-cell table:style-name="ce36" table:formula="of:=IF([$'amortizacijska tabela'.$C74]=&quot;&quot;;0;PropertyTaxAmount)" office:value-type="float" office:value="375" calcext:value-type="float">
            <text:p>375,00 €</text:p>
          </table:table-cell>
          <table:table-cell table:style-name="ce36" table:formula="of:=IF([$'amortizacijska tabela'.$C74]=&quot;&quot;;0;[$'amortizacijska tabela'.$E74]+[$'amortizacijska tabela'.$F74]+[$'amortizacijska tabela'.$G74])" office:value-type="float" office:value="1447.30367265749" calcext:value-type="float">
            <text:p>1.447,30 €</text:p>
          </table:table-cell>
          <table:table-cell table:style-name="ce36" table:formula="of:=IF([$'amortizacijska tabela'.$C74]=&quot;&quot;;0;[$'amortizacijska tabela'.$D74]-[$'amortizacijska tabela'.$F74])" office:value-type="float" office:value="180193.455511064" calcext:value-type="float">
            <text:p>180.193,46 €</text:p>
          </table:table-cell>
          <table:table-cell table:style-name="ce32" table:formula="of:=IF([$'amortizacijska tabela'.$I74]&gt;0;LastRow-ROW();0)" office:value-type="float" office:value="289" calcext:value-type="float">
            <text:p><text:s/>289 </text:p>
          </table:table-cell>
          <table:table-cell table:number-columns-repeated="1014"/>
        </table:table-row>
        <table:table-row table:style-name="ro3">
          <table:table-cell/>
          <table:table-cell table:style-name="ce32" table:formula="of:=ROWS([.$B$4:.B75])" office:value-type="float" office:value="72" calcext:value-type="float">
            <text:p><text:s/>72 </text:p>
          </table:table-cell>
          <table:table-cell table:style-name="ce34" table:formula="of:=IF(ValuesEntered;IF([$'amortizacijska tabela'.$B75]&lt;=DurationOfLoan;IF(ROW()-ROW([$'amortizacijska tabela'.$C$3])=1;LoanStart;IF([.I74]&gt;0;EDATE([.C74];1);&quot;&quot;));&quot;&quot;);&quot;&quot;)" office:value-type="date" office:date-value="2027-04-07" calcext:value-type="date">
            <text:p>07. 04. 2027</text:p>
          </table:table-cell>
          <table:table-cell table:style-name="ce36" table:formula="of:=IF(ROW()-ROW([$'amortizacijska tabela'.$D$3])=1;LoanAmount;IF([$'amortizacijska tabela'.$C75]=&quot;&quot;;0;INDEX([$'amortizacijska tabela'.$B$4:.$J$363]; ROW()-4;8)))" office:value-type="float" office:value="180193.455511064" calcext:value-type="float">
            <text:p>180.193,46 €</text:p>
          </table:table-cell>
          <table:table-cell table:style-name="ce36" table:formula="of:=IF(ValuesEntered;IF(ROW()-ROW([$'amortizacijska tabela'.$E$3])=1;-IPMT(InterestRate/12;1;DurationOfLoan-ROWS([.$C$4:.C75])+1;[$'amortizacijska tabela'.$D75]);IFERROR(-IPMT(InterestRate/12;1;[$'amortizacijska tabela'.$J75];[.D76]);0));0)" office:value-type="float" office:value="749.460909706955" calcext:value-type="float">
            <text:p>749,46 €</text:p>
          </table:table-cell>
          <table:table-cell table:style-name="ce36" table:formula="of:=IFERROR(IF(AND(ValuesEntered;[$'amortizacijska tabela'.$C75]&lt;&gt;&quot;&quot;);-PPMT(InterestRate/12;1;DurationOfLoan-ROWS([.$C$4:.C75])+1;[$'amortizacijska tabela'.$D75]);&quot;&quot;);0)" office:value-type="float" office:value="322.837181394845" calcext:value-type="float">
            <text:p>322,84 €</text:p>
          </table:table-cell>
          <table:table-cell table:style-name="ce36" table:formula="of:=IF([$'amortizacijska tabela'.$C75]=&quot;&quot;;0;PropertyTaxAmount)" office:value-type="float" office:value="375" calcext:value-type="float">
            <text:p>375,00 €</text:p>
          </table:table-cell>
          <table:table-cell table:style-name="ce36" table:formula="of:=IF([$'amortizacijska tabela'.$C75]=&quot;&quot;;0;[$'amortizacijska tabela'.$E75]+[$'amortizacijska tabela'.$F75]+[$'amortizacijska tabela'.$G75])" office:value-type="float" office:value="1447.2980911018" calcext:value-type="float">
            <text:p>1.447,30 €</text:p>
          </table:table-cell>
          <table:table-cell table:style-name="ce36" table:formula="of:=IF([$'amortizacijska tabela'.$C75]=&quot;&quot;;0;[$'amortizacijska tabela'.$D75]-[$'amortizacijska tabela'.$F75])" office:value-type="float" office:value="179870.618329669" calcext:value-type="float">
            <text:p>179.870,62 €</text:p>
          </table:table-cell>
          <table:table-cell table:style-name="ce32" table:formula="of:=IF([$'amortizacijska tabela'.$I75]&gt;0;LastRow-ROW();0)" office:value-type="float" office:value="288" calcext:value-type="float">
            <text:p><text:s/>288 </text:p>
          </table:table-cell>
          <table:table-cell table:number-columns-repeated="1014"/>
        </table:table-row>
        <table:table-row table:style-name="ro3">
          <table:table-cell/>
          <table:table-cell table:style-name="ce32" table:formula="of:=ROWS([.$B$4:.B76])" office:value-type="float" office:value="73" calcext:value-type="float">
            <text:p><text:s/>73 </text:p>
          </table:table-cell>
          <table:table-cell table:style-name="ce34" table:formula="of:=IF(ValuesEntered;IF([$'amortizacijska tabela'.$B76]&lt;=DurationOfLoan;IF(ROW()-ROW([$'amortizacijska tabela'.$C$3])=1;LoanStart;IF([.I75]&gt;0;EDATE([.C75];1);&quot;&quot;));&quot;&quot;);&quot;&quot;)" office:value-type="date" office:date-value="2027-05-07" calcext:value-type="date">
            <text:p>07. 05. 2027</text:p>
          </table:table-cell>
          <table:table-cell table:style-name="ce36" table:formula="of:=IF(ROW()-ROW([$'amortizacijska tabela'.$D$3])=1;LoanAmount;IF([$'amortizacijska tabela'.$C76]=&quot;&quot;;0;INDEX([$'amortizacijska tabela'.$B$4:.$J$363]; ROW()-4;8)))" office:value-type="float" office:value="179870.618329669" calcext:value-type="float">
            <text:p>179.870,62 €</text:p>
          </table:table-cell>
          <table:table-cell table:style-name="ce36" table:formula="of:=IF(ValuesEntered;IF(ROW()-ROW([$'amortizacijska tabela'.$E$3])=1;-IPMT(InterestRate/12;1;DurationOfLoan-ROWS([.$C$4:.C76])+1;[$'amortizacijska tabela'.$D76]);IFERROR(-IPMT(InterestRate/12;1;[$'amortizacijska tabela'.$J76];[.D77]);0));0)" office:value-type="float" office:value="748.110149972299" calcext:value-type="float">
            <text:p>748,11 €</text:p>
          </table:table-cell>
          <table:table-cell table:style-name="ce36" table:formula="of:=IFERROR(IF(AND(ValuesEntered;[$'amortizacijska tabela'.$C76]&lt;&gt;&quot;&quot;);-PPMT(InterestRate/12;1;DurationOfLoan-ROWS([.$C$4:.C76])+1;[$'amortizacijska tabela'.$D76]);&quot;&quot;);0)" office:value-type="float" office:value="324.182336317323" calcext:value-type="float">
            <text:p>324,18 €</text:p>
          </table:table-cell>
          <table:table-cell table:style-name="ce36" table:formula="of:=IF([$'amortizacijska tabela'.$C76]=&quot;&quot;;0;PropertyTaxAmount)" office:value-type="float" office:value="375" calcext:value-type="float">
            <text:p>375,00 €</text:p>
          </table:table-cell>
          <table:table-cell table:style-name="ce36" table:formula="of:=IF([$'amortizacijska tabela'.$C76]=&quot;&quot;;0;[$'amortizacijska tabela'.$E76]+[$'amortizacijska tabela'.$F76]+[$'amortizacijska tabela'.$G76])" office:value-type="float" office:value="1447.29248628962" calcext:value-type="float">
            <text:p>1.447,29 €</text:p>
          </table:table-cell>
          <table:table-cell table:style-name="ce36" table:formula="of:=IF([$'amortizacijska tabela'.$C76]=&quot;&quot;;0;[$'amortizacijska tabela'.$D76]-[$'amortizacijska tabela'.$F76])" office:value-type="float" office:value="179546.435993352" calcext:value-type="float">
            <text:p>179.546,44 €</text:p>
          </table:table-cell>
          <table:table-cell table:style-name="ce32" table:formula="of:=IF([$'amortizacijska tabela'.$I76]&gt;0;LastRow-ROW();0)" office:value-type="float" office:value="287" calcext:value-type="float">
            <text:p><text:s/>287 </text:p>
          </table:table-cell>
          <table:table-cell table:number-columns-repeated="1014"/>
        </table:table-row>
        <table:table-row table:style-name="ro3">
          <table:table-cell/>
          <table:table-cell table:style-name="ce32" table:formula="of:=ROWS([.$B$4:.B77])" office:value-type="float" office:value="74" calcext:value-type="float">
            <text:p><text:s/>74 </text:p>
          </table:table-cell>
          <table:table-cell table:style-name="ce34" table:formula="of:=IF(ValuesEntered;IF([$'amortizacijska tabela'.$B77]&lt;=DurationOfLoan;IF(ROW()-ROW([$'amortizacijska tabela'.$C$3])=1;LoanStart;IF([.I76]&gt;0;EDATE([.C76];1);&quot;&quot;));&quot;&quot;);&quot;&quot;)" office:value-type="date" office:date-value="2027-06-07" calcext:value-type="date">
            <text:p>07. 06. 2027</text:p>
          </table:table-cell>
          <table:table-cell table:style-name="ce36" table:formula="of:=IF(ROW()-ROW([$'amortizacijska tabela'.$D$3])=1;LoanAmount;IF([$'amortizacijska tabela'.$C77]=&quot;&quot;;0;INDEX([$'amortizacijska tabela'.$B$4:.$J$363]; ROW()-4;8)))" office:value-type="float" office:value="179546.435993352" calcext:value-type="float">
            <text:p>179.546,44 €</text:p>
          </table:table-cell>
          <table:table-cell table:style-name="ce36" table:formula="of:=IF(ValuesEntered;IF(ROW()-ROW([$'amortizacijska tabela'.$E$3])=1;-IPMT(InterestRate/12;1;DurationOfLoan-ROWS([.$C$4:.C77])+1;[$'amortizacijska tabela'.$D77]);IFERROR(-IPMT(InterestRate/12;1;[$'amortizacijska tabela'.$J77];[.D78]);0));0)" office:value-type="float" office:value="746.753762072083" calcext:value-type="float">
            <text:p>746,75 €</text:p>
          </table:table-cell>
          <table:table-cell table:style-name="ce36" table:formula="of:=IFERROR(IF(AND(ValuesEntered;[$'amortizacijska tabela'.$C77]&lt;&gt;&quot;&quot;);-PPMT(InterestRate/12;1;DurationOfLoan-ROWS([.$C$4:.C77])+1;[$'amortizacijska tabela'.$D77]);&quot;&quot;);0)" office:value-type="float" office:value="325.533096051979" calcext:value-type="float">
            <text:p>325,53 €</text:p>
          </table:table-cell>
          <table:table-cell table:style-name="ce36" table:formula="of:=IF([$'amortizacijska tabela'.$C77]=&quot;&quot;;0;PropertyTaxAmount)" office:value-type="float" office:value="375" calcext:value-type="float">
            <text:p>375,00 €</text:p>
          </table:table-cell>
          <table:table-cell table:style-name="ce36" table:formula="of:=IF([$'amortizacijska tabela'.$C77]=&quot;&quot;;0;[$'amortizacijska tabela'.$E77]+[$'amortizacijska tabela'.$F77]+[$'amortizacijska tabela'.$G77])" office:value-type="float" office:value="1447.28685812406" calcext:value-type="float">
            <text:p>1.447,29 €</text:p>
          </table:table-cell>
          <table:table-cell table:style-name="ce36" table:formula="of:=IF([$'amortizacijska tabela'.$C77]=&quot;&quot;;0;[$'amortizacijska tabela'.$D77]-[$'amortizacijska tabela'.$F77])" office:value-type="float" office:value="179220.9028973" calcext:value-type="float">
            <text:p>179.220,90 €</text:p>
          </table:table-cell>
          <table:table-cell table:style-name="ce32" table:formula="of:=IF([$'amortizacijska tabela'.$I77]&gt;0;LastRow-ROW();0)" office:value-type="float" office:value="286" calcext:value-type="float">
            <text:p><text:s/>286 </text:p>
          </table:table-cell>
          <table:table-cell table:number-columns-repeated="1014"/>
        </table:table-row>
        <table:table-row table:style-name="ro3">
          <table:table-cell/>
          <table:table-cell table:style-name="ce32" table:formula="of:=ROWS([.$B$4:.B78])" office:value-type="float" office:value="75" calcext:value-type="float">
            <text:p><text:s/>75 </text:p>
          </table:table-cell>
          <table:table-cell table:style-name="ce34" table:formula="of:=IF(ValuesEntered;IF([$'amortizacijska tabela'.$B78]&lt;=DurationOfLoan;IF(ROW()-ROW([$'amortizacijska tabela'.$C$3])=1;LoanStart;IF([.I77]&gt;0;EDATE([.C77];1);&quot;&quot;));&quot;&quot;);&quot;&quot;)" office:value-type="date" office:date-value="2027-07-07" calcext:value-type="date">
            <text:p>07. 07. 2027</text:p>
          </table:table-cell>
          <table:table-cell table:style-name="ce36" table:formula="of:=IF(ROW()-ROW([$'amortizacijska tabela'.$D$3])=1;LoanAmount;IF([$'amortizacijska tabela'.$C78]=&quot;&quot;;0;INDEX([$'amortizacijska tabela'.$B$4:.$J$363]; ROW()-4;8)))" office:value-type="float" office:value="179220.9028973" calcext:value-type="float">
            <text:p>179.220,90 €</text:p>
          </table:table-cell>
          <table:table-cell table:style-name="ce36" table:formula="of:=IF(ValuesEntered;IF(ROW()-ROW([$'amortizacijska tabela'.$E$3])=1;-IPMT(InterestRate/12;1;DurationOfLoan-ROWS([.$C$4:.C78])+1;[$'amortizacijska tabela'.$D78]);IFERROR(-IPMT(InterestRate/12;1;[$'amortizacijska tabela'.$J78];[.D79]);0));0)" office:value-type="float" office:value="745.391722555615" calcext:value-type="float">
            <text:p>745,39 €</text:p>
          </table:table-cell>
          <table:table-cell table:style-name="ce36" table:formula="of:=IFERROR(IF(AND(ValuesEntered;[$'amortizacijska tabela'.$C78]&lt;&gt;&quot;&quot;);-PPMT(InterestRate/12;1;DurationOfLoan-ROWS([.$C$4:.C78])+1;[$'amortizacijska tabela'.$D78]);&quot;&quot;);0)" office:value-type="float" office:value="326.889483952195" calcext:value-type="float">
            <text:p>326,89 €</text:p>
          </table:table-cell>
          <table:table-cell table:style-name="ce36" table:formula="of:=IF([$'amortizacijska tabela'.$C78]=&quot;&quot;;0;PropertyTaxAmount)" office:value-type="float" office:value="375" calcext:value-type="float">
            <text:p>375,00 €</text:p>
          </table:table-cell>
          <table:table-cell table:style-name="ce36" table:formula="of:=IF([$'amortizacijska tabela'.$C78]=&quot;&quot;;0;[$'amortizacijska tabela'.$E78]+[$'amortizacijska tabela'.$F78]+[$'amortizacijska tabela'.$G78])" office:value-type="float" office:value="1447.28120650781" calcext:value-type="float">
            <text:p>1.447,28 €</text:p>
          </table:table-cell>
          <table:table-cell table:style-name="ce36" table:formula="of:=IF([$'amortizacijska tabela'.$C78]=&quot;&quot;;0;[$'amortizacijska tabela'.$D78]-[$'amortizacijska tabela'.$F78])" office:value-type="float" office:value="178894.013413348" calcext:value-type="float">
            <text:p>178.894,01 €</text:p>
          </table:table-cell>
          <table:table-cell table:style-name="ce32" table:formula="of:=IF([$'amortizacijska tabela'.$I78]&gt;0;LastRow-ROW();0)" office:value-type="float" office:value="285" calcext:value-type="float">
            <text:p><text:s/>285 </text:p>
          </table:table-cell>
          <table:table-cell table:number-columns-repeated="1014"/>
        </table:table-row>
        <table:table-row table:style-name="ro3">
          <table:table-cell/>
          <table:table-cell table:style-name="ce32" table:formula="of:=ROWS([.$B$4:.B79])" office:value-type="float" office:value="76" calcext:value-type="float">
            <text:p><text:s/>76 </text:p>
          </table:table-cell>
          <table:table-cell table:style-name="ce34" table:formula="of:=IF(ValuesEntered;IF([$'amortizacijska tabela'.$B79]&lt;=DurationOfLoan;IF(ROW()-ROW([$'amortizacijska tabela'.$C$3])=1;LoanStart;IF([.I78]&gt;0;EDATE([.C78];1);&quot;&quot;));&quot;&quot;);&quot;&quot;)" office:value-type="date" office:date-value="2027-08-07" calcext:value-type="date">
            <text:p>07. 08. 2027</text:p>
          </table:table-cell>
          <table:table-cell table:style-name="ce36" table:formula="of:=IF(ROW()-ROW([$'amortizacijska tabela'.$D$3])=1;LoanAmount;IF([$'amortizacijska tabela'.$C79]=&quot;&quot;;0;INDEX([$'amortizacijska tabela'.$B$4:.$J$363]; ROW()-4;8)))" office:value-type="float" office:value="178894.013413348" calcext:value-type="float">
            <text:p>178.894,01 €</text:p>
          </table:table-cell>
          <table:table-cell table:style-name="ce36" table:formula="of:=IF(ValuesEntered;IF(ROW()-ROW([$'amortizacijska tabela'.$E$3])=1;-IPMT(InterestRate/12;1;DurationOfLoan-ROWS([.$C$4:.C79])+1;[$'amortizacijska tabela'.$D79]);IFERROR(-IPMT(InterestRate/12;1;[$'amortizacijska tabela'.$J79];[.D80]);0));0)" office:value-type="float" office:value="744.024007874496" calcext:value-type="float">
            <text:p>744,02 €</text:p>
          </table:table-cell>
          <table:table-cell table:style-name="ce36" table:formula="of:=IFERROR(IF(AND(ValuesEntered;[$'amortizacijska tabela'.$C79]&lt;&gt;&quot;&quot;);-PPMT(InterestRate/12;1;DurationOfLoan-ROWS([.$C$4:.C79])+1;[$'amortizacijska tabela'.$D79]);&quot;&quot;);0)" office:value-type="float" office:value="328.251523468663" calcext:value-type="float">
            <text:p>328,25 €</text:p>
          </table:table-cell>
          <table:table-cell table:style-name="ce36" table:formula="of:=IF([$'amortizacijska tabela'.$C79]=&quot;&quot;;0;PropertyTaxAmount)" office:value-type="float" office:value="375" calcext:value-type="float">
            <text:p>375,00 €</text:p>
          </table:table-cell>
          <table:table-cell table:style-name="ce36" table:formula="of:=IF([$'amortizacijska tabela'.$C79]=&quot;&quot;;0;[$'amortizacijska tabela'.$E79]+[$'amortizacijska tabela'.$F79]+[$'amortizacijska tabela'.$G79])" office:value-type="float" office:value="1447.27553134316" calcext:value-type="float">
            <text:p>1.447,28 €</text:p>
          </table:table-cell>
          <table:table-cell table:style-name="ce36" table:formula="of:=IF([$'amortizacijska tabela'.$C79]=&quot;&quot;;0;[$'amortizacijska tabela'.$D79]-[$'amortizacijska tabela'.$F79])" office:value-type="float" office:value="178565.761889879" calcext:value-type="float">
            <text:p>178.565,76 €</text:p>
          </table:table-cell>
          <table:table-cell table:style-name="ce32" table:formula="of:=IF([$'amortizacijska tabela'.$I79]&gt;0;LastRow-ROW();0)" office:value-type="float" office:value="284" calcext:value-type="float">
            <text:p><text:s/>284 </text:p>
          </table:table-cell>
          <table:table-cell table:number-columns-repeated="1014"/>
        </table:table-row>
        <table:table-row table:style-name="ro3">
          <table:table-cell/>
          <table:table-cell table:style-name="ce32" table:formula="of:=ROWS([.$B$4:.B80])" office:value-type="float" office:value="77" calcext:value-type="float">
            <text:p><text:s/>77 </text:p>
          </table:table-cell>
          <table:table-cell table:style-name="ce34" table:formula="of:=IF(ValuesEntered;IF([$'amortizacijska tabela'.$B80]&lt;=DurationOfLoan;IF(ROW()-ROW([$'amortizacijska tabela'.$C$3])=1;LoanStart;IF([.I79]&gt;0;EDATE([.C79];1);&quot;&quot;));&quot;&quot;);&quot;&quot;)" office:value-type="date" office:date-value="2027-09-07" calcext:value-type="date">
            <text:p>07. 09. 2027</text:p>
          </table:table-cell>
          <table:table-cell table:style-name="ce36" table:formula="of:=IF(ROW()-ROW([$'amortizacijska tabela'.$D$3])=1;LoanAmount;IF([$'amortizacijska tabela'.$C80]=&quot;&quot;;0;INDEX([$'amortizacijska tabela'.$B$4:.$J$363]; ROW()-4;8)))" office:value-type="float" office:value="178565.761889879" calcext:value-type="float">
            <text:p>178.565,76 €</text:p>
          </table:table-cell>
          <table:table-cell table:style-name="ce36" table:formula="of:=IF(ValuesEntered;IF(ROW()-ROW([$'amortizacijska tabela'.$E$3])=1;-IPMT(InterestRate/12;1;DurationOfLoan-ROWS([.$C$4:.C80])+1;[$'amortizacijska tabela'.$D80]);IFERROR(-IPMT(InterestRate/12;1;[$'amortizacijska tabela'.$J80];[.D81]);0));0)" office:value-type="float" office:value="742.650594382205" calcext:value-type="float">
            <text:p>742,65 €</text:p>
          </table:table-cell>
          <table:table-cell table:style-name="ce36" table:formula="of:=IFERROR(IF(AND(ValuesEntered;[$'amortizacijska tabela'.$C80]&lt;&gt;&quot;&quot;);-PPMT(InterestRate/12;1;DurationOfLoan-ROWS([.$C$4:.C80])+1;[$'amortizacijska tabela'.$D80]);&quot;&quot;);0)" office:value-type="float" office:value="329.619238149782" calcext:value-type="float">
            <text:p>329,62 €</text:p>
          </table:table-cell>
          <table:table-cell table:style-name="ce36" table:formula="of:=IF([$'amortizacijska tabela'.$C80]=&quot;&quot;;0;PropertyTaxAmount)" office:value-type="float" office:value="375" calcext:value-type="float">
            <text:p>375,00 €</text:p>
          </table:table-cell>
          <table:table-cell table:style-name="ce36" table:formula="of:=IF([$'amortizacijska tabela'.$C80]=&quot;&quot;;0;[$'amortizacijska tabela'.$E80]+[$'amortizacijska tabela'.$F80]+[$'amortizacijska tabela'.$G80])" office:value-type="float" office:value="1447.26983253199" calcext:value-type="float">
            <text:p>1.447,27 €</text:p>
          </table:table-cell>
          <table:table-cell table:style-name="ce36" table:formula="of:=IF([$'amortizacijska tabela'.$C80]=&quot;&quot;;0;[$'amortizacijska tabela'.$D80]-[$'amortizacijska tabela'.$F80])" office:value-type="float" office:value="178236.142651729" calcext:value-type="float">
            <text:p>178.236,14 €</text:p>
          </table:table-cell>
          <table:table-cell table:style-name="ce32" table:formula="of:=IF([$'amortizacijska tabela'.$I80]&gt;0;LastRow-ROW();0)" office:value-type="float" office:value="283" calcext:value-type="float">
            <text:p><text:s/>283 </text:p>
          </table:table-cell>
          <table:table-cell table:number-columns-repeated="1014"/>
        </table:table-row>
        <table:table-row table:style-name="ro3">
          <table:table-cell/>
          <table:table-cell table:style-name="ce32" table:formula="of:=ROWS([.$B$4:.B81])" office:value-type="float" office:value="78" calcext:value-type="float">
            <text:p><text:s/>78 </text:p>
          </table:table-cell>
          <table:table-cell table:style-name="ce34" table:formula="of:=IF(ValuesEntered;IF([$'amortizacijska tabela'.$B81]&lt;=DurationOfLoan;IF(ROW()-ROW([$'amortizacijska tabela'.$C$3])=1;LoanStart;IF([.I80]&gt;0;EDATE([.C80];1);&quot;&quot;));&quot;&quot;);&quot;&quot;)" office:value-type="date" office:date-value="2027-10-07" calcext:value-type="date">
            <text:p>07. 10. 2027</text:p>
          </table:table-cell>
          <table:table-cell table:style-name="ce36" table:formula="of:=IF(ROW()-ROW([$'amortizacijska tabela'.$D$3])=1;LoanAmount;IF([$'amortizacijska tabela'.$C81]=&quot;&quot;;0;INDEX([$'amortizacijska tabela'.$B$4:.$J$363]; ROW()-4;8)))" office:value-type="float" office:value="178236.142651729" calcext:value-type="float">
            <text:p>178.236,14 €</text:p>
          </table:table-cell>
          <table:table-cell table:style-name="ce36" table:formula="of:=IF(ValuesEntered;IF(ROW()-ROW([$'amortizacijska tabela'.$E$3])=1;-IPMT(InterestRate/12;1;DurationOfLoan-ROWS([.$C$4:.C81])+1;[$'amortizacijska tabela'.$D81]);IFERROR(-IPMT(InterestRate/12;1;[$'amortizacijska tabela'.$J81];[.D82]);0));0)" office:value-type="float" office:value="741.271458333696" calcext:value-type="float">
            <text:p>741,27 €</text:p>
          </table:table-cell>
          <table:table-cell table:style-name="ce36" table:formula="of:=IFERROR(IF(AND(ValuesEntered;[$'amortizacijska tabela'.$C81]&lt;&gt;&quot;&quot;);-PPMT(InterestRate/12;1;DurationOfLoan-ROWS([.$C$4:.C81])+1;[$'amortizacijska tabela'.$D81]);&quot;&quot;);0)" office:value-type="float" office:value="330.992651642073" calcext:value-type="float">
            <text:p>330,99 €</text:p>
          </table:table-cell>
          <table:table-cell table:style-name="ce36" table:formula="of:=IF([$'amortizacijska tabela'.$C81]=&quot;&quot;;0;PropertyTaxAmount)" office:value-type="float" office:value="375" calcext:value-type="float">
            <text:p>375,00 €</text:p>
          </table:table-cell>
          <table:table-cell table:style-name="ce36" table:formula="of:=IF([$'amortizacijska tabela'.$C81]=&quot;&quot;;0;[$'amortizacijska tabela'.$E81]+[$'amortizacijska tabela'.$F81]+[$'amortizacijska tabela'.$G81])" office:value-type="float" office:value="1447.26410997577" calcext:value-type="float">
            <text:p>1.447,26 €</text:p>
          </table:table-cell>
          <table:table-cell table:style-name="ce36" table:formula="of:=IF([$'amortizacijska tabela'.$C81]=&quot;&quot;;0;[$'amortizacijska tabela'.$D81]-[$'amortizacijska tabela'.$F81])" office:value-type="float" office:value="177905.150000087" calcext:value-type="float">
            <text:p>177.905,15 €</text:p>
          </table:table-cell>
          <table:table-cell table:style-name="ce32" table:formula="of:=IF([$'amortizacijska tabela'.$I81]&gt;0;LastRow-ROW();0)" office:value-type="float" office:value="282" calcext:value-type="float">
            <text:p><text:s/>282 </text:p>
          </table:table-cell>
          <table:table-cell table:number-columns-repeated="1014"/>
        </table:table-row>
        <table:table-row table:style-name="ro3">
          <table:table-cell/>
          <table:table-cell table:style-name="ce32" table:formula="of:=ROWS([.$B$4:.B82])" office:value-type="float" office:value="79" calcext:value-type="float">
            <text:p><text:s/>79 </text:p>
          </table:table-cell>
          <table:table-cell table:style-name="ce34" table:formula="of:=IF(ValuesEntered;IF([$'amortizacijska tabela'.$B82]&lt;=DurationOfLoan;IF(ROW()-ROW([$'amortizacijska tabela'.$C$3])=1;LoanStart;IF([.I81]&gt;0;EDATE([.C81];1);&quot;&quot;));&quot;&quot;);&quot;&quot;)" office:value-type="date" office:date-value="2027-11-07" calcext:value-type="date">
            <text:p>07. 11. 2027</text:p>
          </table:table-cell>
          <table:table-cell table:style-name="ce36" table:formula="of:=IF(ROW()-ROW([$'amortizacijska tabela'.$D$3])=1;LoanAmount;IF([$'amortizacijska tabela'.$C82]=&quot;&quot;;0;INDEX([$'amortizacijska tabela'.$B$4:.$J$363]; ROW()-4;8)))" office:value-type="float" office:value="177905.150000087" calcext:value-type="float">
            <text:p>177.905,15 €</text:p>
          </table:table-cell>
          <table:table-cell table:style-name="ce36" table:formula="of:=IF(ValuesEntered;IF(ROW()-ROW([$'amortizacijska tabela'.$E$3])=1;-IPMT(InterestRate/12;1;DurationOfLoan-ROWS([.$C$4:.C82])+1;[$'amortizacijska tabela'.$D82]);IFERROR(-IPMT(InterestRate/12;1;[$'amortizacijska tabela'.$J82];[.D83]);0));0)" office:value-type="float" office:value="739.886575884985" calcext:value-type="float">
            <text:p>739,89 €</text:p>
          </table:table-cell>
          <table:table-cell table:style-name="ce36" table:formula="of:=IFERROR(IF(AND(ValuesEntered;[$'amortizacijska tabela'.$C82]&lt;&gt;&quot;&quot;);-PPMT(InterestRate/12;1;DurationOfLoan-ROWS([.$C$4:.C82])+1;[$'amortizacijska tabela'.$D82]);&quot;&quot;);0)" office:value-type="float" office:value="332.371787690582" calcext:value-type="float">
            <text:p>332,37 €</text:p>
          </table:table-cell>
          <table:table-cell table:style-name="ce36" table:formula="of:=IF([$'amortizacijska tabela'.$C82]=&quot;&quot;;0;PropertyTaxAmount)" office:value-type="float" office:value="375" calcext:value-type="float">
            <text:p>375,00 €</text:p>
          </table:table-cell>
          <table:table-cell table:style-name="ce36" table:formula="of:=IF([$'amortizacijska tabela'.$C82]=&quot;&quot;;0;[$'amortizacijska tabela'.$E82]+[$'amortizacijska tabela'.$F82]+[$'amortizacijska tabela'.$G82])" office:value-type="float" office:value="1447.25836357557" calcext:value-type="float">
            <text:p>1.447,26 €</text:p>
          </table:table-cell>
          <table:table-cell table:style-name="ce36" table:formula="of:=IF([$'amortizacijska tabela'.$C82]=&quot;&quot;;0;[$'amortizacijska tabela'.$D82]-[$'amortizacijska tabela'.$F82])" office:value-type="float" office:value="177572.778212396" calcext:value-type="float">
            <text:p>177.572,78 €</text:p>
          </table:table-cell>
          <table:table-cell table:style-name="ce32" table:formula="of:=IF([$'amortizacijska tabela'.$I82]&gt;0;LastRow-ROW();0)" office:value-type="float" office:value="281" calcext:value-type="float">
            <text:p><text:s/>281 </text:p>
          </table:table-cell>
          <table:table-cell table:number-columns-repeated="1014"/>
        </table:table-row>
        <table:table-row table:style-name="ro3">
          <table:table-cell/>
          <table:table-cell table:style-name="ce32" table:formula="of:=ROWS([.$B$4:.B83])" office:value-type="float" office:value="80" calcext:value-type="float">
            <text:p><text:s/>80 </text:p>
          </table:table-cell>
          <table:table-cell table:style-name="ce34" table:formula="of:=IF(ValuesEntered;IF([$'amortizacijska tabela'.$B83]&lt;=DurationOfLoan;IF(ROW()-ROW([$'amortizacijska tabela'.$C$3])=1;LoanStart;IF([.I82]&gt;0;EDATE([.C82];1);&quot;&quot;));&quot;&quot;);&quot;&quot;)" office:value-type="date" office:date-value="2027-12-07" calcext:value-type="date">
            <text:p>07. 12. 2027</text:p>
          </table:table-cell>
          <table:table-cell table:style-name="ce36" table:formula="of:=IF(ROW()-ROW([$'amortizacijska tabela'.$D$3])=1;LoanAmount;IF([$'amortizacijska tabela'.$C83]=&quot;&quot;;0;INDEX([$'amortizacijska tabela'.$B$4:.$J$363]; ROW()-4;8)))" office:value-type="float" office:value="177572.778212396" calcext:value-type="float">
            <text:p>177.572,78 €</text:p>
          </table:table-cell>
          <table:table-cell table:style-name="ce36" table:formula="of:=IF(ValuesEntered;IF(ROW()-ROW([$'amortizacijska tabela'.$E$3])=1;-IPMT(InterestRate/12;1;DurationOfLoan-ROWS([.$C$4:.C83])+1;[$'amortizacijska tabela'.$D83]);IFERROR(-IPMT(InterestRate/12;1;[$'amortizacijska tabela'.$J83];[.D84]);0));0)" office:value-type="float" office:value="738.495923092738" calcext:value-type="float">
            <text:p>738,50 €</text:p>
          </table:table-cell>
          <table:table-cell table:style-name="ce36" table:formula="of:=IFERROR(IF(AND(ValuesEntered;[$'amortizacijska tabela'.$C83]&lt;&gt;&quot;&quot;);-PPMT(InterestRate/12;1;DurationOfLoan-ROWS([.$C$4:.C83])+1;[$'amortizacijska tabela'.$D83]);&quot;&quot;);0)" office:value-type="float" office:value="333.756670139292" calcext:value-type="float">
            <text:p>333,76 €</text:p>
          </table:table-cell>
          <table:table-cell table:style-name="ce36" table:formula="of:=IF([$'amortizacijska tabela'.$C83]=&quot;&quot;;0;PropertyTaxAmount)" office:value-type="float" office:value="375" calcext:value-type="float">
            <text:p>375,00 €</text:p>
          </table:table-cell>
          <table:table-cell table:style-name="ce36" table:formula="of:=IF([$'amortizacijska tabela'.$C83]=&quot;&quot;;0;[$'amortizacijska tabela'.$E83]+[$'amortizacijska tabela'.$F83]+[$'amortizacijska tabela'.$G83])" office:value-type="float" office:value="1447.25259323203" calcext:value-type="float">
            <text:p>1.447,25 €</text:p>
          </table:table-cell>
          <table:table-cell table:style-name="ce36" table:formula="of:=IF([$'amortizacijska tabela'.$C83]=&quot;&quot;;0;[$'amortizacijska tabela'.$D83]-[$'amortizacijska tabela'.$F83])" office:value-type="float" office:value="177239.021542257" calcext:value-type="float">
            <text:p>177.239,02 €</text:p>
          </table:table-cell>
          <table:table-cell table:style-name="ce32" table:formula="of:=IF([$'amortizacijska tabela'.$I83]&gt;0;LastRow-ROW();0)" office:value-type="float" office:value="280" calcext:value-type="float">
            <text:p><text:s/>280 </text:p>
          </table:table-cell>
          <table:table-cell table:number-columns-repeated="1014"/>
        </table:table-row>
        <table:table-row table:style-name="ro3">
          <table:table-cell/>
          <table:table-cell table:style-name="ce32" table:formula="of:=ROWS([.$B$4:.B84])" office:value-type="float" office:value="81" calcext:value-type="float">
            <text:p><text:s/>81 </text:p>
          </table:table-cell>
          <table:table-cell table:style-name="ce34" table:formula="of:=IF(ValuesEntered;IF([$'amortizacijska tabela'.$B84]&lt;=DurationOfLoan;IF(ROW()-ROW([$'amortizacijska tabela'.$C$3])=1;LoanStart;IF([.I83]&gt;0;EDATE([.C83];1);&quot;&quot;));&quot;&quot;);&quot;&quot;)" office:value-type="date" office:date-value="2028-01-07" calcext:value-type="date">
            <text:p>07. 01. 2028</text:p>
          </table:table-cell>
          <table:table-cell table:style-name="ce36" table:formula="of:=IF(ROW()-ROW([$'amortizacijska tabela'.$D$3])=1;LoanAmount;IF([$'amortizacijska tabela'.$C84]=&quot;&quot;;0;INDEX([$'amortizacijska tabela'.$B$4:.$J$363]; ROW()-4;8)))" office:value-type="float" office:value="177239.021542257" calcext:value-type="float">
            <text:p>177.239,02 €</text:p>
          </table:table-cell>
          <table:table-cell table:style-name="ce36" table:formula="of:=IF(ValuesEntered;IF(ROW()-ROW([$'amortizacijska tabela'.$E$3])=1;-IPMT(InterestRate/12;1;DurationOfLoan-ROWS([.$C$4:.C84])+1;[$'amortizacijska tabela'.$D84]);IFERROR(-IPMT(InterestRate/12;1;[$'amortizacijska tabela'.$J84];[.D85]);0));0)" office:value-type="float" office:value="737.099475913857" calcext:value-type="float">
            <text:p>737,10 €</text:p>
          </table:table-cell>
          <table:table-cell table:style-name="ce36" table:formula="of:=IFERROR(IF(AND(ValuesEntered;[$'amortizacijska tabela'.$C84]&lt;&gt;&quot;&quot;);-PPMT(InterestRate/12;1;DurationOfLoan-ROWS([.$C$4:.C84])+1;[$'amortizacijska tabela'.$D84]);&quot;&quot;);0)" office:value-type="float" office:value="335.147322931539" calcext:value-type="float">
            <text:p>335,15 €</text:p>
          </table:table-cell>
          <table:table-cell table:style-name="ce36" table:formula="of:=IF([$'amortizacijska tabela'.$C84]=&quot;&quot;;0;PropertyTaxAmount)" office:value-type="float" office:value="375" calcext:value-type="float">
            <text:p>375,00 €</text:p>
          </table:table-cell>
          <table:table-cell table:style-name="ce36" table:formula="of:=IF([$'amortizacijska tabela'.$C84]=&quot;&quot;;0;[$'amortizacijska tabela'.$E84]+[$'amortizacijska tabela'.$F84]+[$'amortizacijska tabela'.$G84])" office:value-type="float" office:value="1447.2467988454" calcext:value-type="float">
            <text:p>1.447,25 €</text:p>
          </table:table-cell>
          <table:table-cell table:style-name="ce36" table:formula="of:=IF([$'amortizacijska tabela'.$C84]=&quot;&quot;;0;[$'amortizacijska tabela'.$D84]-[$'amortizacijska tabela'.$F84])" office:value-type="float" office:value="176903.874219326" calcext:value-type="float">
            <text:p>176.903,87 €</text:p>
          </table:table-cell>
          <table:table-cell table:style-name="ce32" table:formula="of:=IF([$'amortizacijska tabela'.$I84]&gt;0;LastRow-ROW();0)" office:value-type="float" office:value="279" calcext:value-type="float">
            <text:p><text:s/>279 </text:p>
          </table:table-cell>
          <table:table-cell table:number-columns-repeated="1014"/>
        </table:table-row>
        <table:table-row table:style-name="ro3">
          <table:table-cell/>
          <table:table-cell table:style-name="ce32" table:formula="of:=ROWS([.$B$4:.B85])" office:value-type="float" office:value="82" calcext:value-type="float">
            <text:p><text:s/>82 </text:p>
          </table:table-cell>
          <table:table-cell table:style-name="ce34" table:formula="of:=IF(ValuesEntered;IF([$'amortizacijska tabela'.$B85]&lt;=DurationOfLoan;IF(ROW()-ROW([$'amortizacijska tabela'.$C$3])=1;LoanStart;IF([.I84]&gt;0;EDATE([.C84];1);&quot;&quot;));&quot;&quot;);&quot;&quot;)" office:value-type="date" office:date-value="2028-02-07" calcext:value-type="date">
            <text:p>07. 02. 2028</text:p>
          </table:table-cell>
          <table:table-cell table:style-name="ce36" table:formula="of:=IF(ROW()-ROW([$'amortizacijska tabela'.$D$3])=1;LoanAmount;IF([$'amortizacijska tabela'.$C85]=&quot;&quot;;0;INDEX([$'amortizacijska tabela'.$B$4:.$J$363]; ROW()-4;8)))" office:value-type="float" office:value="176903.874219326" calcext:value-type="float">
            <text:p>176.903,87 €</text:p>
          </table:table-cell>
          <table:table-cell table:style-name="ce36" table:formula="of:=IF(ValuesEntered;IF(ROW()-ROW([$'amortizacijska tabela'.$E$3])=1;-IPMT(InterestRate/12;1;DurationOfLoan-ROWS([.$C$4:.C85])+1;[$'amortizacijska tabela'.$D85]);IFERROR(-IPMT(InterestRate/12;1;[$'amortizacijska tabela'.$J85];[.D86]);0));0)" office:value-type="float" office:value="735.697210205064" calcext:value-type="float">
            <text:p>735,70 €</text:p>
          </table:table-cell>
          <table:table-cell table:style-name="ce36" table:formula="of:=IFERROR(IF(AND(ValuesEntered;[$'amortizacijska tabela'.$C85]&lt;&gt;&quot;&quot;);-PPMT(InterestRate/12;1;DurationOfLoan-ROWS([.$C$4:.C85])+1;[$'amortizacijska tabela'.$D85]);&quot;&quot;);0)" office:value-type="float" office:value="336.543770110421" calcext:value-type="float">
            <text:p>336,54 €</text:p>
          </table:table-cell>
          <table:table-cell table:style-name="ce36" table:formula="of:=IF([$'amortizacijska tabela'.$C85]=&quot;&quot;;0;PropertyTaxAmount)" office:value-type="float" office:value="375" calcext:value-type="float">
            <text:p>375,00 €</text:p>
          </table:table-cell>
          <table:table-cell table:style-name="ce36" table:formula="of:=IF([$'amortizacijska tabela'.$C85]=&quot;&quot;;0;[$'amortizacijska tabela'.$E85]+[$'amortizacijska tabela'.$F85]+[$'amortizacijska tabela'.$G85])" office:value-type="float" office:value="1447.24098031548" calcext:value-type="float">
            <text:p>1.447,24 €</text:p>
          </table:table-cell>
          <table:table-cell table:style-name="ce36" table:formula="of:=IF([$'amortizacijska tabela'.$C85]=&quot;&quot;;0;[$'amortizacijska tabela'.$D85]-[$'amortizacijska tabela'.$F85])" office:value-type="float" office:value="176567.330449215" calcext:value-type="float">
            <text:p>176.567,33 €</text:p>
          </table:table-cell>
          <table:table-cell table:style-name="ce32" table:formula="of:=IF([$'amortizacijska tabela'.$I85]&gt;0;LastRow-ROW();0)" office:value-type="float" office:value="278" calcext:value-type="float">
            <text:p><text:s/>278 </text:p>
          </table:table-cell>
          <table:table-cell table:number-columns-repeated="1014"/>
        </table:table-row>
        <table:table-row table:style-name="ro3">
          <table:table-cell/>
          <table:table-cell table:style-name="ce32" table:formula="of:=ROWS([.$B$4:.B86])" office:value-type="float" office:value="83" calcext:value-type="float">
            <text:p><text:s/>83 </text:p>
          </table:table-cell>
          <table:table-cell table:style-name="ce34" table:formula="of:=IF(ValuesEntered;IF([$'amortizacijska tabela'.$B86]&lt;=DurationOfLoan;IF(ROW()-ROW([$'amortizacijska tabela'.$C$3])=1;LoanStart;IF([.I85]&gt;0;EDATE([.C85];1);&quot;&quot;));&quot;&quot;);&quot;&quot;)" office:value-type="date" office:date-value="2028-03-07" calcext:value-type="date">
            <text:p>07. 03. 2028</text:p>
          </table:table-cell>
          <table:table-cell table:style-name="ce36" table:formula="of:=IF(ROW()-ROW([$'amortizacijska tabela'.$D$3])=1;LoanAmount;IF([$'amortizacijska tabela'.$C86]=&quot;&quot;;0;INDEX([$'amortizacijska tabela'.$B$4:.$J$363]; ROW()-4;8)))" office:value-type="float" office:value="176567.330449215" calcext:value-type="float">
            <text:p>176.567,33 €</text:p>
          </table:table-cell>
          <table:table-cell table:style-name="ce36" table:formula="of:=IF(ValuesEntered;IF(ROW()-ROW([$'amortizacijska tabela'.$E$3])=1;-IPMT(InterestRate/12;1;DurationOfLoan-ROWS([.$C$4:.C86])+1;[$'amortizacijska tabela'.$D86]);IFERROR(-IPMT(InterestRate/12;1;[$'amortizacijska tabela'.$J86];[.D87]);0));0)" office:value-type="float" office:value="734.289101722484" calcext:value-type="float">
            <text:p>734,29 €</text:p>
          </table:table-cell>
          <table:table-cell table:style-name="ce36" table:formula="of:=IFERROR(IF(AND(ValuesEntered;[$'amortizacijska tabela'.$C86]&lt;&gt;&quot;&quot;);-PPMT(InterestRate/12;1;DurationOfLoan-ROWS([.$C$4:.C86])+1;[$'amortizacijska tabela'.$D86]);&quot;&quot;);0)" office:value-type="float" office:value="337.946035819214" calcext:value-type="float">
            <text:p>337,95 €</text:p>
          </table:table-cell>
          <table:table-cell table:style-name="ce36" table:formula="of:=IF([$'amortizacijska tabela'.$C86]=&quot;&quot;;0;PropertyTaxAmount)" office:value-type="float" office:value="375" calcext:value-type="float">
            <text:p>375,00 €</text:p>
          </table:table-cell>
          <table:table-cell table:style-name="ce36" table:formula="of:=IF([$'amortizacijska tabela'.$C86]=&quot;&quot;;0;[$'amortizacijska tabela'.$E86]+[$'amortizacijska tabela'.$F86]+[$'amortizacijska tabela'.$G86])" office:value-type="float" office:value="1447.2351375417" calcext:value-type="float">
            <text:p>1.447,24 €</text:p>
          </table:table-cell>
          <table:table-cell table:style-name="ce36" table:formula="of:=IF([$'amortizacijska tabela'.$C86]=&quot;&quot;;0;[$'amortizacijska tabela'.$D86]-[$'amortizacijska tabela'.$F86])" office:value-type="float" office:value="176229.384413396" calcext:value-type="float">
            <text:p>176.229,38 €</text:p>
          </table:table-cell>
          <table:table-cell table:style-name="ce32" table:formula="of:=IF([$'amortizacijska tabela'.$I86]&gt;0;LastRow-ROW();0)" office:value-type="float" office:value="277" calcext:value-type="float">
            <text:p><text:s/>277 </text:p>
          </table:table-cell>
          <table:table-cell table:number-columns-repeated="1014"/>
        </table:table-row>
        <table:table-row table:style-name="ro3">
          <table:table-cell/>
          <table:table-cell table:style-name="ce32" table:formula="of:=ROWS([.$B$4:.B87])" office:value-type="float" office:value="84" calcext:value-type="float">
            <text:p><text:s/>84 </text:p>
          </table:table-cell>
          <table:table-cell table:style-name="ce34" table:formula="of:=IF(ValuesEntered;IF([$'amortizacijska tabela'.$B87]&lt;=DurationOfLoan;IF(ROW()-ROW([$'amortizacijska tabela'.$C$3])=1;LoanStart;IF([.I86]&gt;0;EDATE([.C86];1);&quot;&quot;));&quot;&quot;);&quot;&quot;)" office:value-type="date" office:date-value="2028-04-07" calcext:value-type="date">
            <text:p>07. 04. 2028</text:p>
          </table:table-cell>
          <table:table-cell table:style-name="ce36" table:formula="of:=IF(ROW()-ROW([$'amortizacijska tabela'.$D$3])=1;LoanAmount;IF([$'amortizacijska tabela'.$C87]=&quot;&quot;;0;INDEX([$'amortizacijska tabela'.$B$4:.$J$363]; ROW()-4;8)))" office:value-type="float" office:value="176229.384413396" calcext:value-type="float">
            <text:p>176.229,38 €</text:p>
          </table:table-cell>
          <table:table-cell table:style-name="ce36" table:formula="of:=IF(ValuesEntered;IF(ROW()-ROW([$'amortizacijska tabela'.$E$3])=1;-IPMT(InterestRate/12;1;DurationOfLoan-ROWS([.$C$4:.C87])+1;[$'amortizacijska tabela'.$D87]);IFERROR(-IPMT(InterestRate/12;1;[$'amortizacijska tabela'.$J87];[.D88]);0));0)" office:value-type="float" office:value="732.875126121226" calcext:value-type="float">
            <text:p>732,88 €</text:p>
          </table:table-cell>
          <table:table-cell table:style-name="ce36" table:formula="of:=IFERROR(IF(AND(ValuesEntered;[$'amortizacijska tabela'.$C87]&lt;&gt;&quot;&quot;);-PPMT(InterestRate/12;1;DurationOfLoan-ROWS([.$C$4:.C87])+1;[$'amortizacijska tabela'.$D87]);&quot;&quot;);0)" office:value-type="float" office:value="339.354144301794" calcext:value-type="float">
            <text:p>339,35 €</text:p>
          </table:table-cell>
          <table:table-cell table:style-name="ce36" table:formula="of:=IF([$'amortizacijska tabela'.$C87]=&quot;&quot;;0;PropertyTaxAmount)" office:value-type="float" office:value="375" calcext:value-type="float">
            <text:p>375,00 €</text:p>
          </table:table-cell>
          <table:table-cell table:style-name="ce36" table:formula="of:=IF([$'amortizacijska tabela'.$C87]=&quot;&quot;;0;[$'amortizacijska tabela'.$E87]+[$'amortizacijska tabela'.$F87]+[$'amortizacijska tabela'.$G87])" office:value-type="float" office:value="1447.22927042302" calcext:value-type="float">
            <text:p>1.447,23 €</text:p>
          </table:table-cell>
          <table:table-cell table:style-name="ce36" table:formula="of:=IF([$'amortizacijska tabela'.$C87]=&quot;&quot;;0;[$'amortizacijska tabela'.$D87]-[$'amortizacijska tabela'.$F87])" office:value-type="float" office:value="175890.030269094" calcext:value-type="float">
            <text:p>175.890,03 €</text:p>
          </table:table-cell>
          <table:table-cell table:style-name="ce32" table:formula="of:=IF([$'amortizacijska tabela'.$I87]&gt;0;LastRow-ROW();0)" office:value-type="float" office:value="276" calcext:value-type="float">
            <text:p><text:s/>276 </text:p>
          </table:table-cell>
          <table:table-cell table:number-columns-repeated="1014"/>
        </table:table-row>
        <table:table-row table:style-name="ro3">
          <table:table-cell/>
          <table:table-cell table:style-name="ce32" table:formula="of:=ROWS([.$B$4:.B88])" office:value-type="float" office:value="85" calcext:value-type="float">
            <text:p><text:s/>85 </text:p>
          </table:table-cell>
          <table:table-cell table:style-name="ce34" table:formula="of:=IF(ValuesEntered;IF([$'amortizacijska tabela'.$B88]&lt;=DurationOfLoan;IF(ROW()-ROW([$'amortizacijska tabela'.$C$3])=1;LoanStart;IF([.I87]&gt;0;EDATE([.C87];1);&quot;&quot;));&quot;&quot;);&quot;&quot;)" office:value-type="date" office:date-value="2028-05-07" calcext:value-type="date">
            <text:p>07. 05. 2028</text:p>
          </table:table-cell>
          <table:table-cell table:style-name="ce36" table:formula="of:=IF(ROW()-ROW([$'amortizacijska tabela'.$D$3])=1;LoanAmount;IF([$'amortizacijska tabela'.$C88]=&quot;&quot;;0;INDEX([$'amortizacijska tabela'.$B$4:.$J$363]; ROW()-4;8)))" office:value-type="float" office:value="175890.030269094" calcext:value-type="float">
            <text:p>175.890,03 €</text:p>
          </table:table-cell>
          <table:table-cell table:style-name="ce36" table:formula="of:=IF(ValuesEntered;IF(ROW()-ROW([$'amortizacijska tabela'.$E$3])=1;-IPMT(InterestRate/12;1;DurationOfLoan-ROWS([.$C$4:.C88])+1;[$'amortizacijska tabela'.$D88]);IFERROR(-IPMT(InterestRate/12;1;[$'amortizacijska tabela'.$J88];[.D89]);0));0)" office:value-type="float" office:value="731.455258954963" calcext:value-type="float">
            <text:p>731,46 €</text:p>
          </table:table-cell>
          <table:table-cell table:style-name="ce36" table:formula="of:=IFERROR(IF(AND(ValuesEntered;[$'amortizacijska tabela'.$C88]&lt;&gt;&quot;&quot;);-PPMT(InterestRate/12;1;DurationOfLoan-ROWS([.$C$4:.C88])+1;[$'amortizacijska tabela'.$D88]);&quot;&quot;);0)" office:value-type="float" office:value="340.768119903052" calcext:value-type="float">
            <text:p>340,77 €</text:p>
          </table:table-cell>
          <table:table-cell table:style-name="ce36" table:formula="of:=IF([$'amortizacijska tabela'.$C88]=&quot;&quot;;0;PropertyTaxAmount)" office:value-type="float" office:value="375" calcext:value-type="float">
            <text:p>375,00 €</text:p>
          </table:table-cell>
          <table:table-cell table:style-name="ce36" table:formula="of:=IF([$'amortizacijska tabela'.$C88]=&quot;&quot;;0;[$'amortizacijska tabela'.$E88]+[$'amortizacijska tabela'.$F88]+[$'amortizacijska tabela'.$G88])" office:value-type="float" office:value="1447.22337885802" calcext:value-type="float">
            <text:p>1.447,22 €</text:p>
          </table:table-cell>
          <table:table-cell table:style-name="ce36" table:formula="of:=IF([$'amortizacijska tabela'.$C88]=&quot;&quot;;0;[$'amortizacijska tabela'.$D88]-[$'amortizacijska tabela'.$F88])" office:value-type="float" office:value="175549.262149191" calcext:value-type="float">
            <text:p>175.549,26 €</text:p>
          </table:table-cell>
          <table:table-cell table:style-name="ce32" table:formula="of:=IF([$'amortizacijska tabela'.$I88]&gt;0;LastRow-ROW();0)" office:value-type="float" office:value="275" calcext:value-type="float">
            <text:p><text:s/>275 </text:p>
          </table:table-cell>
          <table:table-cell table:number-columns-repeated="1014"/>
        </table:table-row>
        <table:table-row table:style-name="ro3">
          <table:table-cell/>
          <table:table-cell table:style-name="ce32" table:formula="of:=ROWS([.$B$4:.B89])" office:value-type="float" office:value="86" calcext:value-type="float">
            <text:p><text:s/>86 </text:p>
          </table:table-cell>
          <table:table-cell table:style-name="ce34" table:formula="of:=IF(ValuesEntered;IF([$'amortizacijska tabela'.$B89]&lt;=DurationOfLoan;IF(ROW()-ROW([$'amortizacijska tabela'.$C$3])=1;LoanStart;IF([.I88]&gt;0;EDATE([.C88];1);&quot;&quot;));&quot;&quot;);&quot;&quot;)" office:value-type="date" office:date-value="2028-06-07" calcext:value-type="date">
            <text:p>07. 06. 2028</text:p>
          </table:table-cell>
          <table:table-cell table:style-name="ce36" table:formula="of:=IF(ROW()-ROW([$'amortizacijska tabela'.$D$3])=1;LoanAmount;IF([$'amortizacijska tabela'.$C89]=&quot;&quot;;0;INDEX([$'amortizacijska tabela'.$B$4:.$J$363]; ROW()-4;8)))" office:value-type="float" office:value="175549.262149191" calcext:value-type="float">
            <text:p>175.549,26 €</text:p>
          </table:table-cell>
          <table:table-cell table:style-name="ce36" table:formula="of:=IF(ValuesEntered;IF(ROW()-ROW([$'amortizacijska tabela'.$E$3])=1;-IPMT(InterestRate/12;1;DurationOfLoan-ROWS([.$C$4:.C89])+1;[$'amortizacijska tabela'.$D89]);IFERROR(-IPMT(InterestRate/12;1;[$'amortizacijska tabela'.$J89];[.D90]);0));0)" office:value-type="float" office:value="730.029475675508" calcext:value-type="float">
            <text:p>730,03 €</text:p>
          </table:table-cell>
          <table:table-cell table:style-name="ce36" table:formula="of:=IFERROR(IF(AND(ValuesEntered;[$'amortizacijska tabela'.$C89]&lt;&gt;&quot;&quot;);-PPMT(InterestRate/12;1;DurationOfLoan-ROWS([.$C$4:.C89])+1;[$'amortizacijska tabela'.$D89]);&quot;&quot;);0)" office:value-type="float" office:value="342.187987069315" calcext:value-type="float">
            <text:p>342,19 €</text:p>
          </table:table-cell>
          <table:table-cell table:style-name="ce36" table:formula="of:=IF([$'amortizacijska tabela'.$C89]=&quot;&quot;;0;PropertyTaxAmount)" office:value-type="float" office:value="375" calcext:value-type="float">
            <text:p>375,00 €</text:p>
          </table:table-cell>
          <table:table-cell table:style-name="ce36" table:formula="of:=IF([$'amortizacijska tabela'.$C89]=&quot;&quot;;0;[$'amortizacijska tabela'.$E89]+[$'amortizacijska tabela'.$F89]+[$'amortizacijska tabela'.$G89])" office:value-type="float" office:value="1447.21746274482" calcext:value-type="float">
            <text:p>1.447,22 €</text:p>
          </table:table-cell>
          <table:table-cell table:style-name="ce36" table:formula="of:=IF([$'amortizacijska tabela'.$C89]=&quot;&quot;;0;[$'amortizacijska tabela'.$D89]-[$'amortizacijska tabela'.$F89])" office:value-type="float" office:value="175207.074162122" calcext:value-type="float">
            <text:p>175.207,07 €</text:p>
          </table:table-cell>
          <table:table-cell table:style-name="ce32" table:formula="of:=IF([$'amortizacijska tabela'.$I89]&gt;0;LastRow-ROW();0)" office:value-type="float" office:value="274" calcext:value-type="float">
            <text:p><text:s/>274 </text:p>
          </table:table-cell>
          <table:table-cell table:number-columns-repeated="1014"/>
        </table:table-row>
        <table:table-row table:style-name="ro3">
          <table:table-cell/>
          <table:table-cell table:style-name="ce32" table:formula="of:=ROWS([.$B$4:.B90])" office:value-type="float" office:value="87" calcext:value-type="float">
            <text:p><text:s/>87 </text:p>
          </table:table-cell>
          <table:table-cell table:style-name="ce34" table:formula="of:=IF(ValuesEntered;IF([$'amortizacijska tabela'.$B90]&lt;=DurationOfLoan;IF(ROW()-ROW([$'amortizacijska tabela'.$C$3])=1;LoanStart;IF([.I89]&gt;0;EDATE([.C89];1);&quot;&quot;));&quot;&quot;);&quot;&quot;)" office:value-type="date" office:date-value="2028-07-07" calcext:value-type="date">
            <text:p>07. 07. 2028</text:p>
          </table:table-cell>
          <table:table-cell table:style-name="ce36" table:formula="of:=IF(ROW()-ROW([$'amortizacijska tabela'.$D$3])=1;LoanAmount;IF([$'amortizacijska tabela'.$C90]=&quot;&quot;;0;INDEX([$'amortizacijska tabela'.$B$4:.$J$363]; ROW()-4;8)))" office:value-type="float" office:value="175207.074162122" calcext:value-type="float">
            <text:p>175.207,07 €</text:p>
          </table:table-cell>
          <table:table-cell table:style-name="ce36" table:formula="of:=IF(ValuesEntered;IF(ROW()-ROW([$'amortizacijska tabela'.$E$3])=1;-IPMT(InterestRate/12;1;DurationOfLoan-ROWS([.$C$4:.C90])+1;[$'amortizacijska tabela'.$D90]);IFERROR(-IPMT(InterestRate/12;1;[$'amortizacijska tabela'.$J90];[.D91]);0));0)" office:value-type="float" office:value="728.597751632388" calcext:value-type="float">
            <text:p>728,60 €</text:p>
          </table:table-cell>
          <table:table-cell table:style-name="ce36" table:formula="of:=IFERROR(IF(AND(ValuesEntered;[$'amortizacijska tabela'.$C90]&lt;&gt;&quot;&quot;);-PPMT(InterestRate/12;1;DurationOfLoan-ROWS([.$C$4:.C90])+1;[$'amortizacijska tabela'.$D90]);&quot;&quot;);0)" office:value-type="float" office:value="343.61377034877" calcext:value-type="float">
            <text:p>343,61 €</text:p>
          </table:table-cell>
          <table:table-cell table:style-name="ce36" table:formula="of:=IF([$'amortizacijska tabela'.$C90]=&quot;&quot;;0;PropertyTaxAmount)" office:value-type="float" office:value="375" calcext:value-type="float">
            <text:p>375,00 €</text:p>
          </table:table-cell>
          <table:table-cell table:style-name="ce36" table:formula="of:=IF([$'amortizacijska tabela'.$C90]=&quot;&quot;;0;[$'amortizacijska tabela'.$E90]+[$'amortizacijska tabela'.$F90]+[$'amortizacijska tabela'.$G90])" office:value-type="float" office:value="1447.21152198116" calcext:value-type="float">
            <text:p>1.447,21 €</text:p>
          </table:table-cell>
          <table:table-cell table:style-name="ce36" table:formula="of:=IF([$'amortizacijska tabela'.$C90]=&quot;&quot;;0;[$'amortizacijska tabela'.$D90]-[$'amortizacijska tabela'.$F90])" office:value-type="float" office:value="174863.460391773" calcext:value-type="float">
            <text:p>174.863,46 €</text:p>
          </table:table-cell>
          <table:table-cell table:style-name="ce32" table:formula="of:=IF([$'amortizacijska tabela'.$I90]&gt;0;LastRow-ROW();0)" office:value-type="float" office:value="273" calcext:value-type="float">
            <text:p><text:s/>273 </text:p>
          </table:table-cell>
          <table:table-cell table:number-columns-repeated="1014"/>
        </table:table-row>
        <table:table-row table:style-name="ro3">
          <table:table-cell/>
          <table:table-cell table:style-name="ce32" table:formula="of:=ROWS([.$B$4:.B91])" office:value-type="float" office:value="88" calcext:value-type="float">
            <text:p><text:s/>88 </text:p>
          </table:table-cell>
          <table:table-cell table:style-name="ce34" table:formula="of:=IF(ValuesEntered;IF([$'amortizacijska tabela'.$B91]&lt;=DurationOfLoan;IF(ROW()-ROW([$'amortizacijska tabela'.$C$3])=1;LoanStart;IF([.I90]&gt;0;EDATE([.C90];1);&quot;&quot;));&quot;&quot;);&quot;&quot;)" office:value-type="date" office:date-value="2028-08-07" calcext:value-type="date">
            <text:p>07. 08. 2028</text:p>
          </table:table-cell>
          <table:table-cell table:style-name="ce36" table:formula="of:=IF(ROW()-ROW([$'amortizacijska tabela'.$D$3])=1;LoanAmount;IF([$'amortizacijska tabela'.$C91]=&quot;&quot;;0;INDEX([$'amortizacijska tabela'.$B$4:.$J$363]; ROW()-4;8)))" office:value-type="float" office:value="174863.460391773" calcext:value-type="float">
            <text:p>174.863,46 €</text:p>
          </table:table-cell>
          <table:table-cell table:style-name="ce36" table:formula="of:=IF(ValuesEntered;IF(ROW()-ROW([$'amortizacijska tabela'.$E$3])=1;-IPMT(InterestRate/12;1;DurationOfLoan-ROWS([.$C$4:.C91])+1;[$'amortizacijska tabela'.$D91]);IFERROR(-IPMT(InterestRate/12;1;[$'amortizacijska tabela'.$J91];[.D92]);0));0)" office:value-type="float" office:value="727.160062072422" calcext:value-type="float">
            <text:p>727,16 €</text:p>
          </table:table-cell>
          <table:table-cell table:style-name="ce36" table:formula="of:=IFERROR(IF(AND(ValuesEntered;[$'amortizacijska tabela'.$C91]&lt;&gt;&quot;&quot;);-PPMT(InterestRate/12;1;DurationOfLoan-ROWS([.$C$4:.C91])+1;[$'amortizacijska tabela'.$D91]);&quot;&quot;);0)" office:value-type="float" office:value="345.04549439189" calcext:value-type="float">
            <text:p>345,05 €</text:p>
          </table:table-cell>
          <table:table-cell table:style-name="ce36" table:formula="of:=IF([$'amortizacijska tabela'.$C91]=&quot;&quot;;0;PropertyTaxAmount)" office:value-type="float" office:value="375" calcext:value-type="float">
            <text:p>375,00 €</text:p>
          </table:table-cell>
          <table:table-cell table:style-name="ce36" table:formula="of:=IF([$'amortizacijska tabela'.$C91]=&quot;&quot;;0;[$'amortizacijska tabela'.$E91]+[$'amortizacijska tabela'.$F91]+[$'amortizacijska tabela'.$G91])" office:value-type="float" office:value="1447.20555646431" calcext:value-type="float">
            <text:p>1.447,21 €</text:p>
          </table:table-cell>
          <table:table-cell table:style-name="ce36" table:formula="of:=IF([$'amortizacijska tabela'.$C91]=&quot;&quot;;0;[$'amortizacijska tabela'.$D91]-[$'amortizacijska tabela'.$F91])" office:value-type="float" office:value="174518.414897381" calcext:value-type="float">
            <text:p>174.518,41 €</text:p>
          </table:table-cell>
          <table:table-cell table:style-name="ce32" table:formula="of:=IF([$'amortizacijska tabela'.$I91]&gt;0;LastRow-ROW();0)" office:value-type="float" office:value="272" calcext:value-type="float">
            <text:p><text:s/>272 </text:p>
          </table:table-cell>
          <table:table-cell table:number-columns-repeated="1014"/>
        </table:table-row>
        <table:table-row table:style-name="ro3">
          <table:table-cell/>
          <table:table-cell table:style-name="ce32" table:formula="of:=ROWS([.$B$4:.B92])" office:value-type="float" office:value="89" calcext:value-type="float">
            <text:p><text:s/>89 </text:p>
          </table:table-cell>
          <table:table-cell table:style-name="ce34" table:formula="of:=IF(ValuesEntered;IF([$'amortizacijska tabela'.$B92]&lt;=DurationOfLoan;IF(ROW()-ROW([$'amortizacijska tabela'.$C$3])=1;LoanStart;IF([.I91]&gt;0;EDATE([.C91];1);&quot;&quot;));&quot;&quot;);&quot;&quot;)" office:value-type="date" office:date-value="2028-09-07" calcext:value-type="date">
            <text:p>07. 09. 2028</text:p>
          </table:table-cell>
          <table:table-cell table:style-name="ce36" table:formula="of:=IF(ROW()-ROW([$'amortizacijska tabela'.$D$3])=1;LoanAmount;IF([$'amortizacijska tabela'.$C92]=&quot;&quot;;0;INDEX([$'amortizacijska tabela'.$B$4:.$J$363]; ROW()-4;8)))" office:value-type="float" office:value="174518.414897381" calcext:value-type="float">
            <text:p>174.518,41 €</text:p>
          </table:table-cell>
          <table:table-cell table:style-name="ce36" table:formula="of:=IF(ValuesEntered;IF(ROW()-ROW([$'amortizacijska tabela'.$E$3])=1;-IPMT(InterestRate/12;1;DurationOfLoan-ROWS([.$C$4:.C92])+1;[$'amortizacijska tabela'.$D92]);IFERROR(-IPMT(InterestRate/12;1;[$'amortizacijska tabela'.$J92];[.D93]);0));0)" office:value-type="float" office:value="725.716382139289" calcext:value-type="float">
            <text:p>725,72 €</text:p>
          </table:table-cell>
          <table:table-cell table:style-name="ce36" table:formula="of:=IFERROR(IF(AND(ValuesEntered;[$'amortizacijska tabela'.$C92]&lt;&gt;&quot;&quot;);-PPMT(InterestRate/12;1;DurationOfLoan-ROWS([.$C$4:.C92])+1;[$'amortizacijska tabela'.$D92]);&quot;&quot;);0)" office:value-type="float" office:value="346.483183951856" calcext:value-type="float">
            <text:p>346,48 €</text:p>
          </table:table-cell>
          <table:table-cell table:style-name="ce36" table:formula="of:=IF([$'amortizacijska tabela'.$C92]=&quot;&quot;;0;PropertyTaxAmount)" office:value-type="float" office:value="375" calcext:value-type="float">
            <text:p>375,00 €</text:p>
          </table:table-cell>
          <table:table-cell table:style-name="ce36" table:formula="of:=IF([$'amortizacijska tabela'.$C92]=&quot;&quot;;0;[$'amortizacijska tabela'.$E92]+[$'amortizacijska tabela'.$F92]+[$'amortizacijska tabela'.$G92])" office:value-type="float" office:value="1447.19956609115" calcext:value-type="float">
            <text:p>1.447,20 €</text:p>
          </table:table-cell>
          <table:table-cell table:style-name="ce36" table:formula="of:=IF([$'amortizacijska tabela'.$C92]=&quot;&quot;;0;[$'amortizacijska tabela'.$D92]-[$'amortizacijska tabela'.$F92])" office:value-type="float" office:value="174171.931713429" calcext:value-type="float">
            <text:p>174.171,93 €</text:p>
          </table:table-cell>
          <table:table-cell table:style-name="ce32" table:formula="of:=IF([$'amortizacijska tabela'.$I92]&gt;0;LastRow-ROW();0)" office:value-type="float" office:value="271" calcext:value-type="float">
            <text:p><text:s/>271 </text:p>
          </table:table-cell>
          <table:table-cell table:number-columns-repeated="1014"/>
        </table:table-row>
        <table:table-row table:style-name="ro3">
          <table:table-cell/>
          <table:table-cell table:style-name="ce32" table:formula="of:=ROWS([.$B$4:.B93])" office:value-type="float" office:value="90" calcext:value-type="float">
            <text:p><text:s/>90 </text:p>
          </table:table-cell>
          <table:table-cell table:style-name="ce34" table:formula="of:=IF(ValuesEntered;IF([$'amortizacijska tabela'.$B93]&lt;=DurationOfLoan;IF(ROW()-ROW([$'amortizacijska tabela'.$C$3])=1;LoanStart;IF([.I92]&gt;0;EDATE([.C92];1);&quot;&quot;));&quot;&quot;);&quot;&quot;)" office:value-type="date" office:date-value="2028-10-07" calcext:value-type="date">
            <text:p>07. 10. 2028</text:p>
          </table:table-cell>
          <table:table-cell table:style-name="ce36" table:formula="of:=IF(ROW()-ROW([$'amortizacijska tabela'.$D$3])=1;LoanAmount;IF([$'amortizacijska tabela'.$C93]=&quot;&quot;;0;INDEX([$'amortizacijska tabela'.$B$4:.$J$363]; ROW()-4;8)))" office:value-type="float" office:value="174171.931713429" calcext:value-type="float">
            <text:p>174.171,93 €</text:p>
          </table:table-cell>
          <table:table-cell table:style-name="ce36" table:formula="of:=IF(ValuesEntered;IF(ROW()-ROW([$'amortizacijska tabela'.$E$3])=1;-IPMT(InterestRate/12;1;DurationOfLoan-ROWS([.$C$4:.C93])+1;[$'amortizacijska tabela'.$D93]);IFERROR(-IPMT(InterestRate/12;1;[$'amortizacijska tabela'.$J93];[.D94]);0));0)" office:value-type="float" office:value="724.266686873102" calcext:value-type="float">
            <text:p>724,27 €</text:p>
          </table:table-cell>
          <table:table-cell table:style-name="ce36" table:formula="of:=IFERROR(IF(AND(ValuesEntered;[$'amortizacijska tabela'.$C93]&lt;&gt;&quot;&quot;);-PPMT(InterestRate/12;1;DurationOfLoan-ROWS([.$C$4:.C93])+1;[$'amortizacijska tabela'.$D93]);&quot;&quot;);0)" office:value-type="float" office:value="347.926863884989" calcext:value-type="float">
            <text:p>347,93 €</text:p>
          </table:table-cell>
          <table:table-cell table:style-name="ce36" table:formula="of:=IF([$'amortizacijska tabela'.$C93]=&quot;&quot;;0;PropertyTaxAmount)" office:value-type="float" office:value="375" calcext:value-type="float">
            <text:p>375,00 €</text:p>
          </table:table-cell>
          <table:table-cell table:style-name="ce36" table:formula="of:=IF([$'amortizacijska tabela'.$C93]=&quot;&quot;;0;[$'amortizacijska tabela'.$E93]+[$'amortizacijska tabela'.$F93]+[$'amortizacijska tabela'.$G93])" office:value-type="float" office:value="1447.19355075809" calcext:value-type="float">
            <text:p>1.447,19 €</text:p>
          </table:table-cell>
          <table:table-cell table:style-name="ce36" table:formula="of:=IF([$'amortizacijska tabela'.$C93]=&quot;&quot;;0;[$'amortizacijska tabela'.$D93]-[$'amortizacijska tabela'.$F93])" office:value-type="float" office:value="173824.004849544" calcext:value-type="float">
            <text:p>173.824,00 €</text:p>
          </table:table-cell>
          <table:table-cell table:style-name="ce32" table:formula="of:=IF([$'amortizacijska tabela'.$I93]&gt;0;LastRow-ROW();0)" office:value-type="float" office:value="270" calcext:value-type="float">
            <text:p><text:s/>270 </text:p>
          </table:table-cell>
          <table:table-cell table:number-columns-repeated="1014"/>
        </table:table-row>
        <table:table-row table:style-name="ro3">
          <table:table-cell/>
          <table:table-cell table:style-name="ce32" table:formula="of:=ROWS([.$B$4:.B94])" office:value-type="float" office:value="91" calcext:value-type="float">
            <text:p><text:s/>91 </text:p>
          </table:table-cell>
          <table:table-cell table:style-name="ce34" table:formula="of:=IF(ValuesEntered;IF([$'amortizacijska tabela'.$B94]&lt;=DurationOfLoan;IF(ROW()-ROW([$'amortizacijska tabela'.$C$3])=1;LoanStart;IF([.I93]&gt;0;EDATE([.C93];1);&quot;&quot;));&quot;&quot;);&quot;&quot;)" office:value-type="date" office:date-value="2028-11-07" calcext:value-type="date">
            <text:p>07. 11. 2028</text:p>
          </table:table-cell>
          <table:table-cell table:style-name="ce36" table:formula="of:=IF(ROW()-ROW([$'amortizacijska tabela'.$D$3])=1;LoanAmount;IF([$'amortizacijska tabela'.$C94]=&quot;&quot;;0;INDEX([$'amortizacijska tabela'.$B$4:.$J$363]; ROW()-4;8)))" office:value-type="float" office:value="173824.004849544" calcext:value-type="float">
            <text:p>173.824,00 €</text:p>
          </table:table-cell>
          <table:table-cell table:style-name="ce36" table:formula="of:=IF(ValuesEntered;IF(ROW()-ROW([$'amortizacijska tabela'.$E$3])=1;-IPMT(InterestRate/12;1;DurationOfLoan-ROWS([.$C$4:.C94])+1;[$'amortizacijska tabela'.$D94]);IFERROR(-IPMT(InterestRate/12;1;[$'amortizacijska tabela'.$J94];[.D95]);0));0)" office:value-type="float" office:value="722.810951209972" calcext:value-type="float">
            <text:p>722,81 €</text:p>
          </table:table-cell>
          <table:table-cell table:style-name="ce36" table:formula="of:=IFERROR(IF(AND(ValuesEntered;[$'amortizacijska tabela'.$C94]&lt;&gt;&quot;&quot;);-PPMT(InterestRate/12;1;DurationOfLoan-ROWS([.$C$4:.C94])+1;[$'amortizacijska tabela'.$D94]);&quot;&quot;);0)" office:value-type="float" office:value="349.376559151176" calcext:value-type="float">
            <text:p>349,38 €</text:p>
          </table:table-cell>
          <table:table-cell table:style-name="ce36" table:formula="of:=IF([$'amortizacijska tabela'.$C94]=&quot;&quot;;0;PropertyTaxAmount)" office:value-type="float" office:value="375" calcext:value-type="float">
            <text:p>375,00 €</text:p>
          </table:table-cell>
          <table:table-cell table:style-name="ce36" table:formula="of:=IF([$'amortizacijska tabela'.$C94]=&quot;&quot;;0;[$'amortizacijska tabela'.$E94]+[$'amortizacijska tabela'.$F94]+[$'amortizacijska tabela'.$G94])" office:value-type="float" office:value="1447.18751036115" calcext:value-type="float">
            <text:p>1.447,19 €</text:p>
          </table:table-cell>
          <table:table-cell table:style-name="ce36" table:formula="of:=IF([$'amortizacijska tabela'.$C94]=&quot;&quot;;0;[$'amortizacijska tabela'.$D94]-[$'amortizacijska tabela'.$F94])" office:value-type="float" office:value="173474.628290393" calcext:value-type="float">
            <text:p>173.474,63 €</text:p>
          </table:table-cell>
          <table:table-cell table:style-name="ce32" table:formula="of:=IF([$'amortizacijska tabela'.$I94]&gt;0;LastRow-ROW();0)" office:value-type="float" office:value="269" calcext:value-type="float">
            <text:p><text:s/>269 </text:p>
          </table:table-cell>
          <table:table-cell table:number-columns-repeated="1014"/>
        </table:table-row>
        <table:table-row table:style-name="ro3">
          <table:table-cell/>
          <table:table-cell table:style-name="ce32" table:formula="of:=ROWS([.$B$4:.B95])" office:value-type="float" office:value="92" calcext:value-type="float">
            <text:p><text:s/>92 </text:p>
          </table:table-cell>
          <table:table-cell table:style-name="ce34" table:formula="of:=IF(ValuesEntered;IF([$'amortizacijska tabela'.$B95]&lt;=DurationOfLoan;IF(ROW()-ROW([$'amortizacijska tabela'.$C$3])=1;LoanStart;IF([.I94]&gt;0;EDATE([.C94];1);&quot;&quot;));&quot;&quot;);&quot;&quot;)" office:value-type="date" office:date-value="2028-12-07" calcext:value-type="date">
            <text:p>07. 12. 2028</text:p>
          </table:table-cell>
          <table:table-cell table:style-name="ce36" table:formula="of:=IF(ROW()-ROW([$'amortizacijska tabela'.$D$3])=1;LoanAmount;IF([$'amortizacijska tabela'.$C95]=&quot;&quot;;0;INDEX([$'amortizacijska tabela'.$B$4:.$J$363]; ROW()-4;8)))" office:value-type="float" office:value="173474.628290393" calcext:value-type="float">
            <text:p>173.474,63 €</text:p>
          </table:table-cell>
          <table:table-cell table:style-name="ce36" table:formula="of:=IF(ValuesEntered;IF(ROW()-ROW([$'amortizacijska tabela'.$E$3])=1;-IPMT(InterestRate/12;1;DurationOfLoan-ROWS([.$C$4:.C95])+1;[$'amortizacijska tabela'.$D95]);IFERROR(-IPMT(InterestRate/12;1;[$'amortizacijska tabela'.$J95];[.D96]);0));0)" office:value-type="float" office:value="721.349149981579" calcext:value-type="float">
            <text:p>721,35 €</text:p>
          </table:table-cell>
          <table:table-cell table:style-name="ce36" table:formula="of:=IFERROR(IF(AND(ValuesEntered;[$'amortizacijska tabela'.$C95]&lt;&gt;&quot;&quot;);-PPMT(InterestRate/12;1;DurationOfLoan-ROWS([.$C$4:.C95])+1;[$'amortizacijska tabela'.$D95]);&quot;&quot;);0)" office:value-type="float" office:value="350.832294814306" calcext:value-type="float">
            <text:p>350,83 €</text:p>
          </table:table-cell>
          <table:table-cell table:style-name="ce36" table:formula="of:=IF([$'amortizacijska tabela'.$C95]=&quot;&quot;;0;PropertyTaxAmount)" office:value-type="float" office:value="375" calcext:value-type="float">
            <text:p>375,00 €</text:p>
          </table:table-cell>
          <table:table-cell table:style-name="ce36" table:formula="of:=IF([$'amortizacijska tabela'.$C95]=&quot;&quot;;0;[$'amortizacijska tabela'.$E95]+[$'amortizacijska tabela'.$F95]+[$'amortizacijska tabela'.$G95])" office:value-type="float" office:value="1447.18144479589" calcext:value-type="float">
            <text:p>1.447,18 €</text:p>
          </table:table-cell>
          <table:table-cell table:style-name="ce36" table:formula="of:=IF([$'amortizacijska tabela'.$C95]=&quot;&quot;;0;[$'amortizacijska tabela'.$D95]-[$'amortizacijska tabela'.$F95])" office:value-type="float" office:value="173123.795995579" calcext:value-type="float">
            <text:p>173.123,80 €</text:p>
          </table:table-cell>
          <table:table-cell table:style-name="ce32" table:formula="of:=IF([$'amortizacijska tabela'.$I95]&gt;0;LastRow-ROW();0)" office:value-type="float" office:value="268" calcext:value-type="float">
            <text:p><text:s/>268 </text:p>
          </table:table-cell>
          <table:table-cell table:number-columns-repeated="1014"/>
        </table:table-row>
        <table:table-row table:style-name="ro3">
          <table:table-cell/>
          <table:table-cell table:style-name="ce32" table:formula="of:=ROWS([.$B$4:.B96])" office:value-type="float" office:value="93" calcext:value-type="float">
            <text:p><text:s/>93 </text:p>
          </table:table-cell>
          <table:table-cell table:style-name="ce34" table:formula="of:=IF(ValuesEntered;IF([$'amortizacijska tabela'.$B96]&lt;=DurationOfLoan;IF(ROW()-ROW([$'amortizacijska tabela'.$C$3])=1;LoanStart;IF([.I95]&gt;0;EDATE([.C95];1);&quot;&quot;));&quot;&quot;);&quot;&quot;)" office:value-type="date" office:date-value="2029-01-07" calcext:value-type="date">
            <text:p>07. 01. 2029</text:p>
          </table:table-cell>
          <table:table-cell table:style-name="ce36" table:formula="of:=IF(ROW()-ROW([$'amortizacijska tabela'.$D$3])=1;LoanAmount;IF([$'amortizacijska tabela'.$C96]=&quot;&quot;;0;INDEX([$'amortizacijska tabela'.$B$4:.$J$363]; ROW()-4;8)))" office:value-type="float" office:value="173123.795995579" calcext:value-type="float">
            <text:p>173.123,80 €</text:p>
          </table:table-cell>
          <table:table-cell table:style-name="ce36" table:formula="of:=IF(ValuesEntered;IF(ROW()-ROW([$'amortizacijska tabela'.$E$3])=1;-IPMT(InterestRate/12;1;DurationOfLoan-ROWS([.$C$4:.C96])+1;[$'amortizacijska tabela'.$D96]);IFERROR(-IPMT(InterestRate/12;1;[$'amortizacijska tabela'.$J96];[.D97]);0));0)" office:value-type="float" office:value="719.881257914734" calcext:value-type="float">
            <text:p>719,88 €</text:p>
          </table:table-cell>
          <table:table-cell table:style-name="ce36" table:formula="of:=IFERROR(IF(AND(ValuesEntered;[$'amortizacijska tabela'.$C96]&lt;&gt;&quot;&quot;);-PPMT(InterestRate/12;1;DurationOfLoan-ROWS([.$C$4:.C96])+1;[$'amortizacijska tabela'.$D96]);&quot;&quot;);0)" office:value-type="float" office:value="352.294096042699" calcext:value-type="float">
            <text:p>352,29 €</text:p>
          </table:table-cell>
          <table:table-cell table:style-name="ce36" table:formula="of:=IF([$'amortizacijska tabela'.$C96]=&quot;&quot;;0;PropertyTaxAmount)" office:value-type="float" office:value="375" calcext:value-type="float">
            <text:p>375,00 €</text:p>
          </table:table-cell>
          <table:table-cell table:style-name="ce36" table:formula="of:=IF([$'amortizacijska tabela'.$C96]=&quot;&quot;;0;[$'amortizacijska tabela'.$E96]+[$'amortizacijska tabela'.$F96]+[$'amortizacijska tabela'.$G96])" office:value-type="float" office:value="1447.17535395743" calcext:value-type="float">
            <text:p>1.447,18 €</text:p>
          </table:table-cell>
          <table:table-cell table:style-name="ce36" table:formula="of:=IF([$'amortizacijska tabela'.$C96]=&quot;&quot;;0;[$'amortizacijska tabela'.$D96]-[$'amortizacijska tabela'.$F96])" office:value-type="float" office:value="172771.501899536" calcext:value-type="float">
            <text:p>172.771,50 €</text:p>
          </table:table-cell>
          <table:table-cell table:style-name="ce32" table:formula="of:=IF([$'amortizacijska tabela'.$I96]&gt;0;LastRow-ROW();0)" office:value-type="float" office:value="267" calcext:value-type="float">
            <text:p><text:s/>267 </text:p>
          </table:table-cell>
          <table:table-cell table:number-columns-repeated="1014"/>
        </table:table-row>
        <table:table-row table:style-name="ro3">
          <table:table-cell/>
          <table:table-cell table:style-name="ce32" table:formula="of:=ROWS([.$B$4:.B97])" office:value-type="float" office:value="94" calcext:value-type="float">
            <text:p><text:s/>94 </text:p>
          </table:table-cell>
          <table:table-cell table:style-name="ce34" table:formula="of:=IF(ValuesEntered;IF([$'amortizacijska tabela'.$B97]&lt;=DurationOfLoan;IF(ROW()-ROW([$'amortizacijska tabela'.$C$3])=1;LoanStart;IF([.I96]&gt;0;EDATE([.C96];1);&quot;&quot;));&quot;&quot;);&quot;&quot;)" office:value-type="date" office:date-value="2029-02-07" calcext:value-type="date">
            <text:p>07. 02. 2029</text:p>
          </table:table-cell>
          <table:table-cell table:style-name="ce36" table:formula="of:=IF(ROW()-ROW([$'amortizacijska tabela'.$D$3])=1;LoanAmount;IF([$'amortizacijska tabela'.$C97]=&quot;&quot;;0;INDEX([$'amortizacijska tabela'.$B$4:.$J$363]; ROW()-4;8)))" office:value-type="float" office:value="172771.501899536" calcext:value-type="float">
            <text:p>172.771,50 €</text:p>
          </table:table-cell>
          <table:table-cell table:style-name="ce36" table:formula="of:=IF(ValuesEntered;IF(ROW()-ROW([$'amortizacijska tabela'.$E$3])=1;-IPMT(InterestRate/12;1;DurationOfLoan-ROWS([.$C$4:.C97])+1;[$'amortizacijska tabela'.$D97]);IFERROR(-IPMT(InterestRate/12;1;[$'amortizacijska tabela'.$J97];[.D98]);0));0)" office:value-type="float" office:value="718.407249630944" calcext:value-type="float">
            <text:p>718,41 €</text:p>
          </table:table-cell>
          <table:table-cell table:style-name="ce36" table:formula="of:=IFERROR(IF(AND(ValuesEntered;[$'amortizacijska tabela'.$C97]&lt;&gt;&quot;&quot;);-PPMT(InterestRate/12;1;DurationOfLoan-ROWS([.$C$4:.C97])+1;[$'amortizacijska tabela'.$D97]);&quot;&quot;);0)" office:value-type="float" office:value="353.761988109544" calcext:value-type="float">
            <text:p>353,76 €</text:p>
          </table:table-cell>
          <table:table-cell table:style-name="ce36" table:formula="of:=IF([$'amortizacijska tabela'.$C97]=&quot;&quot;;0;PropertyTaxAmount)" office:value-type="float" office:value="375" calcext:value-type="float">
            <text:p>375,00 €</text:p>
          </table:table-cell>
          <table:table-cell table:style-name="ce36" table:formula="of:=IF([$'amortizacijska tabela'.$C97]=&quot;&quot;;0;[$'amortizacijska tabela'.$E97]+[$'amortizacijska tabela'.$F97]+[$'amortizacijska tabela'.$G97])" office:value-type="float" office:value="1447.16923774049" calcext:value-type="float">
            <text:p>1.447,17 €</text:p>
          </table:table-cell>
          <table:table-cell table:style-name="ce36" table:formula="of:=IF([$'amortizacijska tabela'.$C97]=&quot;&quot;;0;[$'amortizacijska tabela'.$D97]-[$'amortizacijska tabela'.$F97])" office:value-type="float" office:value="172417.739911427" calcext:value-type="float">
            <text:p>172.417,74 €</text:p>
          </table:table-cell>
          <table:table-cell table:style-name="ce32" table:formula="of:=IF([$'amortizacijska tabela'.$I97]&gt;0;LastRow-ROW();0)" office:value-type="float" office:value="266" calcext:value-type="float">
            <text:p><text:s/>266 </text:p>
          </table:table-cell>
          <table:table-cell table:number-columns-repeated="1014"/>
        </table:table-row>
        <table:table-row table:style-name="ro3">
          <table:table-cell/>
          <table:table-cell table:style-name="ce32" table:formula="of:=ROWS([.$B$4:.B98])" office:value-type="float" office:value="95" calcext:value-type="float">
            <text:p><text:s/>95 </text:p>
          </table:table-cell>
          <table:table-cell table:style-name="ce34" table:formula="of:=IF(ValuesEntered;IF([$'amortizacijska tabela'.$B98]&lt;=DurationOfLoan;IF(ROW()-ROW([$'amortizacijska tabela'.$C$3])=1;LoanStart;IF([.I97]&gt;0;EDATE([.C97];1);&quot;&quot;));&quot;&quot;);&quot;&quot;)" office:value-type="date" office:date-value="2029-03-07" calcext:value-type="date">
            <text:p>07. 03. 2029</text:p>
          </table:table-cell>
          <table:table-cell table:style-name="ce36" table:formula="of:=IF(ROW()-ROW([$'amortizacijska tabela'.$D$3])=1;LoanAmount;IF([$'amortizacijska tabela'.$C98]=&quot;&quot;;0;INDEX([$'amortizacijska tabela'.$B$4:.$J$363]; ROW()-4;8)))" office:value-type="float" office:value="172417.739911427" calcext:value-type="float">
            <text:p>172.417,74 €</text:p>
          </table:table-cell>
          <table:table-cell table:style-name="ce36" table:formula="of:=IF(ValuesEntered;IF(ROW()-ROW([$'amortizacijska tabela'.$E$3])=1;-IPMT(InterestRate/12;1;DurationOfLoan-ROWS([.$C$4:.C98])+1;[$'amortizacijska tabela'.$D98]);IFERROR(-IPMT(InterestRate/12;1;[$'amortizacijska tabela'.$J98];[.D99]);0));0)" office:value-type="float" office:value="716.927099645972" calcext:value-type="float">
            <text:p>716,93 €</text:p>
          </table:table-cell>
          <table:table-cell table:style-name="ce36" table:formula="of:=IFERROR(IF(AND(ValuesEntered;[$'amortizacijska tabela'.$C98]&lt;&gt;&quot;&quot;);-PPMT(InterestRate/12;1;DurationOfLoan-ROWS([.$C$4:.C98])+1;[$'amortizacijska tabela'.$D98]);&quot;&quot;);0)" office:value-type="float" office:value="355.235996393333" calcext:value-type="float">
            <text:p>355,24 €</text:p>
          </table:table-cell>
          <table:table-cell table:style-name="ce36" table:formula="of:=IF([$'amortizacijska tabela'.$C98]=&quot;&quot;;0;PropertyTaxAmount)" office:value-type="float" office:value="375" calcext:value-type="float">
            <text:p>375,00 €</text:p>
          </table:table-cell>
          <table:table-cell table:style-name="ce36" table:formula="of:=IF([$'amortizacijska tabela'.$C98]=&quot;&quot;;0;[$'amortizacijska tabela'.$E98]+[$'amortizacijska tabela'.$F98]+[$'amortizacijska tabela'.$G98])" office:value-type="float" office:value="1447.16309603931" calcext:value-type="float">
            <text:p>1.447,16 €</text:p>
          </table:table-cell>
          <table:table-cell table:style-name="ce36" table:formula="of:=IF([$'amortizacijska tabela'.$C98]=&quot;&quot;;0;[$'amortizacijska tabela'.$D98]-[$'amortizacijska tabela'.$F98])" office:value-type="float" office:value="172062.503915033" calcext:value-type="float">
            <text:p>172.062,50 €</text:p>
          </table:table-cell>
          <table:table-cell table:style-name="ce32" table:formula="of:=IF([$'amortizacijska tabela'.$I98]&gt;0;LastRow-ROW();0)" office:value-type="float" office:value="265" calcext:value-type="float">
            <text:p><text:s/>265 </text:p>
          </table:table-cell>
          <table:table-cell table:number-columns-repeated="1014"/>
        </table:table-row>
        <table:table-row table:style-name="ro3">
          <table:table-cell/>
          <table:table-cell table:style-name="ce32" table:formula="of:=ROWS([.$B$4:.B99])" office:value-type="float" office:value="96" calcext:value-type="float">
            <text:p><text:s/>96 </text:p>
          </table:table-cell>
          <table:table-cell table:style-name="ce34" table:formula="of:=IF(ValuesEntered;IF([$'amortizacijska tabela'.$B99]&lt;=DurationOfLoan;IF(ROW()-ROW([$'amortizacijska tabela'.$C$3])=1;LoanStart;IF([.I98]&gt;0;EDATE([.C98];1);&quot;&quot;));&quot;&quot;);&quot;&quot;)" office:value-type="date" office:date-value="2029-04-07" calcext:value-type="date">
            <text:p>07. 04. 2029</text:p>
          </table:table-cell>
          <table:table-cell table:style-name="ce36" table:formula="of:=IF(ROW()-ROW([$'amortizacijska tabela'.$D$3])=1;LoanAmount;IF([$'amortizacijska tabela'.$C99]=&quot;&quot;;0;INDEX([$'amortizacijska tabela'.$B$4:.$J$363]; ROW()-4;8)))" office:value-type="float" office:value="172062.503915033" calcext:value-type="float">
            <text:p>172.062,50 €</text:p>
          </table:table-cell>
          <table:table-cell table:style-name="ce36" table:formula="of:=IF(ValuesEntered;IF(ROW()-ROW([$'amortizacijska tabela'.$E$3])=1;-IPMT(InterestRate/12;1;DurationOfLoan-ROWS([.$C$4:.C99])+1;[$'amortizacijska tabela'.$D99]);IFERROR(-IPMT(InterestRate/12;1;[$'amortizacijska tabela'.$J99];[.D100]);0));0)" office:value-type="float" office:value="715.440782369396" calcext:value-type="float">
            <text:p>715,44 €</text:p>
          </table:table-cell>
          <table:table-cell table:style-name="ce36" table:formula="of:=IFERROR(IF(AND(ValuesEntered;[$'amortizacijska tabela'.$C99]&lt;&gt;&quot;&quot;);-PPMT(InterestRate/12;1;DurationOfLoan-ROWS([.$C$4:.C99])+1;[$'amortizacijska tabela'.$D99]);&quot;&quot;);0)" office:value-type="float" office:value="356.716146378306" calcext:value-type="float">
            <text:p>356,72 €</text:p>
          </table:table-cell>
          <table:table-cell table:style-name="ce36" table:formula="of:=IF([$'amortizacijska tabela'.$C99]=&quot;&quot;;0;PropertyTaxAmount)" office:value-type="float" office:value="375" calcext:value-type="float">
            <text:p>375,00 €</text:p>
          </table:table-cell>
          <table:table-cell table:style-name="ce36" table:formula="of:=IF([$'amortizacijska tabela'.$C99]=&quot;&quot;;0;[$'amortizacijska tabela'.$E99]+[$'amortizacijska tabela'.$F99]+[$'amortizacijska tabela'.$G99])" office:value-type="float" office:value="1447.1569287477" calcext:value-type="float">
            <text:p>1.447,16 €</text:p>
          </table:table-cell>
          <table:table-cell table:style-name="ce36" table:formula="of:=IF([$'amortizacijska tabela'.$C99]=&quot;&quot;;0;[$'amortizacijska tabela'.$D99]-[$'amortizacijska tabela'.$F99])" office:value-type="float" office:value="171705.787768655" calcext:value-type="float">
            <text:p>171.705,79 €</text:p>
          </table:table-cell>
          <table:table-cell table:style-name="ce32" table:formula="of:=IF([$'amortizacijska tabela'.$I99]&gt;0;LastRow-ROW();0)" office:value-type="float" office:value="264" calcext:value-type="float">
            <text:p><text:s/>264 </text:p>
          </table:table-cell>
          <table:table-cell table:number-columns-repeated="1014"/>
        </table:table-row>
        <table:table-row table:style-name="ro3">
          <table:table-cell/>
          <table:table-cell table:style-name="ce32" table:formula="of:=ROWS([.$B$4:.B100])" office:value-type="float" office:value="97" calcext:value-type="float">
            <text:p><text:s/>97 </text:p>
          </table:table-cell>
          <table:table-cell table:style-name="ce34" table:formula="of:=IF(ValuesEntered;IF([$'amortizacijska tabela'.$B100]&lt;=DurationOfLoan;IF(ROW()-ROW([$'amortizacijska tabela'.$C$3])=1;LoanStart;IF([.I99]&gt;0;EDATE([.C99];1);&quot;&quot;));&quot;&quot;);&quot;&quot;)" office:value-type="date" office:date-value="2029-05-07" calcext:value-type="date">
            <text:p>07. 05. 2029</text:p>
          </table:table-cell>
          <table:table-cell table:style-name="ce36" table:formula="of:=IF(ROW()-ROW([$'amortizacijska tabela'.$D$3])=1;LoanAmount;IF([$'amortizacijska tabela'.$C100]=&quot;&quot;;0;INDEX([$'amortizacijska tabela'.$B$4:.$J$363]; ROW()-4;8)))" office:value-type="float" office:value="171705.787768655" calcext:value-type="float">
            <text:p>171.705,79 €</text:p>
          </table:table-cell>
          <table:table-cell table:style-name="ce36" table:formula="of:=IF(ValuesEntered;IF(ROW()-ROW([$'amortizacijska tabela'.$E$3])=1;-IPMT(InterestRate/12;1;DurationOfLoan-ROWS([.$C$4:.C100])+1;[$'amortizacijska tabela'.$D100]);IFERROR(-IPMT(InterestRate/12;1;[$'amortizacijska tabela'.$J100];[.D101]);0));0)" office:value-type="float" office:value="713.948272104167" calcext:value-type="float">
            <text:p>713,95 €</text:p>
          </table:table-cell>
          <table:table-cell table:style-name="ce36" table:formula="of:=IFERROR(IF(AND(ValuesEntered;[$'amortizacijska tabela'.$C100]&lt;&gt;&quot;&quot;);-PPMT(InterestRate/12;1;DurationOfLoan-ROWS([.$C$4:.C100])+1;[$'amortizacijska tabela'.$D100]);&quot;&quot;);0)" office:value-type="float" office:value="358.202463654882" calcext:value-type="float">
            <text:p>358,20 €</text:p>
          </table:table-cell>
          <table:table-cell table:style-name="ce36" table:formula="of:=IF([$'amortizacijska tabela'.$C100]=&quot;&quot;;0;PropertyTaxAmount)" office:value-type="float" office:value="375" calcext:value-type="float">
            <text:p>375,00 €</text:p>
          </table:table-cell>
          <table:table-cell table:style-name="ce36" table:formula="of:=IF([$'amortizacijska tabela'.$C100]=&quot;&quot;;0;[$'amortizacijska tabela'.$E100]+[$'amortizacijska tabela'.$F100]+[$'amortizacijska tabela'.$G100])" office:value-type="float" office:value="1447.15073575905" calcext:value-type="float">
            <text:p>1.447,15 €</text:p>
          </table:table-cell>
          <table:table-cell table:style-name="ce36" table:formula="of:=IF([$'amortizacijska tabela'.$C100]=&quot;&quot;;0;[$'amortizacijska tabela'.$D100]-[$'amortizacijska tabela'.$F100])" office:value-type="float" office:value="171347.585305" calcext:value-type="float">
            <text:p>171.347,59 €</text:p>
          </table:table-cell>
          <table:table-cell table:style-name="ce32" table:formula="of:=IF([$'amortizacijska tabela'.$I100]&gt;0;LastRow-ROW();0)" office:value-type="float" office:value="263" calcext:value-type="float">
            <text:p><text:s/>263 </text:p>
          </table:table-cell>
          <table:table-cell table:number-columns-repeated="1014"/>
        </table:table-row>
        <table:table-row table:style-name="ro3">
          <table:table-cell/>
          <table:table-cell table:style-name="ce32" table:formula="of:=ROWS([.$B$4:.B101])" office:value-type="float" office:value="98" calcext:value-type="float">
            <text:p><text:s/>98 </text:p>
          </table:table-cell>
          <table:table-cell table:style-name="ce34" table:formula="of:=IF(ValuesEntered;IF([$'amortizacijska tabela'.$B101]&lt;=DurationOfLoan;IF(ROW()-ROW([$'amortizacijska tabela'.$C$3])=1;LoanStart;IF([.I100]&gt;0;EDATE([.C100];1);&quot;&quot;));&quot;&quot;);&quot;&quot;)" office:value-type="date" office:date-value="2029-06-07" calcext:value-type="date">
            <text:p>07. 06. 2029</text:p>
          </table:table-cell>
          <table:table-cell table:style-name="ce36" table:formula="of:=IF(ROW()-ROW([$'amortizacijska tabela'.$D$3])=1;LoanAmount;IF([$'amortizacijska tabela'.$C101]=&quot;&quot;;0;INDEX([$'amortizacijska tabela'.$B$4:.$J$363]; ROW()-4;8)))" office:value-type="float" office:value="171347.585305" calcext:value-type="float">
            <text:p>171.347,59 €</text:p>
          </table:table-cell>
          <table:table-cell table:style-name="ce36" table:formula="of:=IF(ValuesEntered;IF(ROW()-ROW([$'amortizacijska tabela'.$E$3])=1;-IPMT(InterestRate/12;1;DurationOfLoan-ROWS([.$C$4:.C101])+1;[$'amortizacijska tabela'.$D101]);IFERROR(-IPMT(InterestRate/12;1;[$'amortizacijska tabela'.$J101];[.D102]);0));0)" office:value-type="float" office:value="712.449543046167" calcext:value-type="float">
            <text:p>712,45 €</text:p>
          </table:table-cell>
          <table:table-cell table:style-name="ce36" table:formula="of:=IFERROR(IF(AND(ValuesEntered;[$'amortizacijska tabela'.$C101]&lt;&gt;&quot;&quot;);-PPMT(InterestRate/12;1;DurationOfLoan-ROWS([.$C$4:.C101])+1;[$'amortizacijska tabela'.$D101]);&quot;&quot;);0)" office:value-type="float" office:value="359.69497392011" calcext:value-type="float">
            <text:p>359,69 €</text:p>
          </table:table-cell>
          <table:table-cell table:style-name="ce36" table:formula="of:=IF([$'amortizacijska tabela'.$C101]=&quot;&quot;;0;PropertyTaxAmount)" office:value-type="float" office:value="375" calcext:value-type="float">
            <text:p>375,00 €</text:p>
          </table:table-cell>
          <table:table-cell table:style-name="ce36" table:formula="of:=IF([$'amortizacijska tabela'.$C101]=&quot;&quot;;0;[$'amortizacijska tabela'.$E101]+[$'amortizacijska tabela'.$F101]+[$'amortizacijska tabela'.$G101])" office:value-type="float" office:value="1447.14451696628" calcext:value-type="float">
            <text:p>1.447,14 €</text:p>
          </table:table-cell>
          <table:table-cell table:style-name="ce36" table:formula="of:=IF([$'amortizacijska tabela'.$C101]=&quot;&quot;;0;[$'amortizacijska tabela'.$D101]-[$'amortizacijska tabela'.$F101])" office:value-type="float" office:value="170987.89033108" calcext:value-type="float">
            <text:p>170.987,89 €</text:p>
          </table:table-cell>
          <table:table-cell table:style-name="ce32" table:formula="of:=IF([$'amortizacijska tabela'.$I101]&gt;0;LastRow-ROW();0)" office:value-type="float" office:value="262" calcext:value-type="float">
            <text:p><text:s/>262 </text:p>
          </table:table-cell>
          <table:table-cell table:number-columns-repeated="1014"/>
        </table:table-row>
        <table:table-row table:style-name="ro3">
          <table:table-cell/>
          <table:table-cell table:style-name="ce32" table:formula="of:=ROWS([.$B$4:.B102])" office:value-type="float" office:value="99" calcext:value-type="float">
            <text:p><text:s/>99 </text:p>
          </table:table-cell>
          <table:table-cell table:style-name="ce34" table:formula="of:=IF(ValuesEntered;IF([$'amortizacijska tabela'.$B102]&lt;=DurationOfLoan;IF(ROW()-ROW([$'amortizacijska tabela'.$C$3])=1;LoanStart;IF([.I101]&gt;0;EDATE([.C101];1);&quot;&quot;));&quot;&quot;);&quot;&quot;)" office:value-type="date" office:date-value="2029-07-07" calcext:value-type="date">
            <text:p>07. 07. 2029</text:p>
          </table:table-cell>
          <table:table-cell table:style-name="ce36" table:formula="of:=IF(ROW()-ROW([$'amortizacijska tabela'.$D$3])=1;LoanAmount;IF([$'amortizacijska tabela'.$C102]=&quot;&quot;;0;INDEX([$'amortizacijska tabela'.$B$4:.$J$363]; ROW()-4;8)))" office:value-type="float" office:value="170987.89033108" calcext:value-type="float">
            <text:p>170.987,89 €</text:p>
          </table:table-cell>
          <table:table-cell table:style-name="ce36" table:formula="of:=IF(ValuesEntered;IF(ROW()-ROW([$'amortizacijska tabela'.$E$3])=1;-IPMT(InterestRate/12;1;DurationOfLoan-ROWS([.$C$4:.C102])+1;[$'amortizacijska tabela'.$D102]);IFERROR(-IPMT(InterestRate/12;1;[$'amortizacijska tabela'.$J102];[.D103]);0));0)" office:value-type="float" office:value="710.944569283758" calcext:value-type="float">
            <text:p>710,94 €</text:p>
          </table:table-cell>
          <table:table-cell table:style-name="ce36" table:formula="of:=IFERROR(IF(AND(ValuesEntered;[$'amortizacijska tabela'.$C102]&lt;&gt;&quot;&quot;);-PPMT(InterestRate/12;1;DurationOfLoan-ROWS([.$C$4:.C102])+1;[$'amortizacijska tabela'.$D102]);&quot;&quot;);0)" office:value-type="float" office:value="361.193702978111" calcext:value-type="float">
            <text:p>361,19 €</text:p>
          </table:table-cell>
          <table:table-cell table:style-name="ce36" table:formula="of:=IF([$'amortizacijska tabela'.$C102]=&quot;&quot;;0;PropertyTaxAmount)" office:value-type="float" office:value="375" calcext:value-type="float">
            <text:p>375,00 €</text:p>
          </table:table-cell>
          <table:table-cell table:style-name="ce36" table:formula="of:=IF([$'amortizacijska tabela'.$C102]=&quot;&quot;;0;[$'amortizacijska tabela'.$E102]+[$'amortizacijska tabela'.$F102]+[$'amortizacijska tabela'.$G102])" office:value-type="float" office:value="1447.13827226187" calcext:value-type="float">
            <text:p>1.447,14 €</text:p>
          </table:table-cell>
          <table:table-cell table:style-name="ce36" table:formula="of:=IF([$'amortizacijska tabela'.$C102]=&quot;&quot;;0;[$'amortizacijska tabela'.$D102]-[$'amortizacijska tabela'.$F102])" office:value-type="float" office:value="170626.696628102" calcext:value-type="float">
            <text:p>170.626,70 €</text:p>
          </table:table-cell>
          <table:table-cell table:style-name="ce32" table:formula="of:=IF([$'amortizacijska tabela'.$I102]&gt;0;LastRow-ROW();0)" office:value-type="float" office:value="261" calcext:value-type="float">
            <text:p><text:s/>261 </text:p>
          </table:table-cell>
          <table:table-cell table:number-columns-repeated="1014"/>
        </table:table-row>
        <table:table-row table:style-name="ro3">
          <table:table-cell/>
          <table:table-cell table:style-name="ce32" table:formula="of:=ROWS([.$B$4:.B103])" office:value-type="float" office:value="100" calcext:value-type="float">
            <text:p><text:s/>100 </text:p>
          </table:table-cell>
          <table:table-cell table:style-name="ce34" table:formula="of:=IF(ValuesEntered;IF([$'amortizacijska tabela'.$B103]&lt;=DurationOfLoan;IF(ROW()-ROW([$'amortizacijska tabela'.$C$3])=1;LoanStart;IF([.I102]&gt;0;EDATE([.C102];1);&quot;&quot;));&quot;&quot;);&quot;&quot;)" office:value-type="date" office:date-value="2029-08-07" calcext:value-type="date">
            <text:p>07. 08. 2029</text:p>
          </table:table-cell>
          <table:table-cell table:style-name="ce36" table:formula="of:=IF(ROW()-ROW([$'amortizacijska tabela'.$D$3])=1;LoanAmount;IF([$'amortizacijska tabela'.$C103]=&quot;&quot;;0;INDEX([$'amortizacijska tabela'.$B$4:.$J$363]; ROW()-4;8)))" office:value-type="float" office:value="170626.696628102" calcext:value-type="float">
            <text:p>170.626,70 €</text:p>
          </table:table-cell>
          <table:table-cell table:style-name="ce36" table:formula="of:=IF(ValuesEntered;IF(ROW()-ROW([$'amortizacijska tabela'.$E$3])=1;-IPMT(InterestRate/12;1;DurationOfLoan-ROWS([.$C$4:.C103])+1;[$'amortizacijska tabela'.$D103]);IFERROR(-IPMT(InterestRate/12;1;[$'amortizacijska tabela'.$J103];[.D104]);0));0)" office:value-type="float" office:value="709.433324797339" calcext:value-type="float">
            <text:p>709,43 €</text:p>
          </table:table-cell>
          <table:table-cell table:style-name="ce36" table:formula="of:=IFERROR(IF(AND(ValuesEntered;[$'amortizacijska tabela'.$C103]&lt;&gt;&quot;&quot;);-PPMT(InterestRate/12;1;DurationOfLoan-ROWS([.$C$4:.C103])+1;[$'amortizacijska tabela'.$D103]);&quot;&quot;);0)" office:value-type="float" office:value="362.69867674052" calcext:value-type="float">
            <text:p>362,70 €</text:p>
          </table:table-cell>
          <table:table-cell table:style-name="ce36" table:formula="of:=IF([$'amortizacijska tabela'.$C103]=&quot;&quot;;0;PropertyTaxAmount)" office:value-type="float" office:value="375" calcext:value-type="float">
            <text:p>375,00 €</text:p>
          </table:table-cell>
          <table:table-cell table:style-name="ce36" table:formula="of:=IF([$'amortizacijska tabela'.$C103]=&quot;&quot;;0;[$'amortizacijska tabela'.$E103]+[$'amortizacijska tabela'.$F103]+[$'amortizacijska tabela'.$G103])" office:value-type="float" office:value="1447.13200153786" calcext:value-type="float">
            <text:p>1.447,13 €</text:p>
          </table:table-cell>
          <table:table-cell table:style-name="ce36" table:formula="of:=IF([$'amortizacijska tabela'.$C103]=&quot;&quot;;0;[$'amortizacijska tabela'.$D103]-[$'amortizacijska tabela'.$F103])" office:value-type="float" office:value="170263.997951361" calcext:value-type="float">
            <text:p>170.264,00 €</text:p>
          </table:table-cell>
          <table:table-cell table:style-name="ce32" table:formula="of:=IF([$'amortizacijska tabela'.$I103]&gt;0;LastRow-ROW();0)" office:value-type="float" office:value="260" calcext:value-type="float">
            <text:p><text:s/>260 </text:p>
          </table:table-cell>
          <table:table-cell table:number-columns-repeated="1014"/>
        </table:table-row>
        <table:table-row table:style-name="ro3">
          <table:table-cell/>
          <table:table-cell table:style-name="ce32" table:formula="of:=ROWS([.$B$4:.B104])" office:value-type="float" office:value="101" calcext:value-type="float">
            <text:p><text:s/>101 </text:p>
          </table:table-cell>
          <table:table-cell table:style-name="ce34" table:formula="of:=IF(ValuesEntered;IF([$'amortizacijska tabela'.$B104]&lt;=DurationOfLoan;IF(ROW()-ROW([$'amortizacijska tabela'.$C$3])=1;LoanStart;IF([.I103]&gt;0;EDATE([.C103];1);&quot;&quot;));&quot;&quot;);&quot;&quot;)" office:value-type="date" office:date-value="2029-09-07" calcext:value-type="date">
            <text:p>07. 09. 2029</text:p>
          </table:table-cell>
          <table:table-cell table:style-name="ce36" table:formula="of:=IF(ROW()-ROW([$'amortizacijska tabela'.$D$3])=1;LoanAmount;IF([$'amortizacijska tabela'.$C104]=&quot;&quot;;0;INDEX([$'amortizacijska tabela'.$B$4:.$J$363]; ROW()-4;8)))" office:value-type="float" office:value="170263.997951361" calcext:value-type="float">
            <text:p>170.264,00 €</text:p>
          </table:table-cell>
          <table:table-cell table:style-name="ce36" table:formula="of:=IF(ValuesEntered;IF(ROW()-ROW([$'amortizacijska tabela'.$E$3])=1;-IPMT(InterestRate/12;1;DurationOfLoan-ROWS([.$C$4:.C104])+1;[$'amortizacijska tabela'.$D104]);IFERROR(-IPMT(InterestRate/12;1;[$'amortizacijska tabela'.$J104];[.D105]);0));0)" office:value-type="float" office:value="707.915783458894" calcext:value-type="float">
            <text:p>707,92 €</text:p>
          </table:table-cell>
          <table:table-cell table:style-name="ce36" table:formula="of:=IFERROR(IF(AND(ValuesEntered;[$'amortizacijska tabela'.$C104]&lt;&gt;&quot;&quot;);-PPMT(InterestRate/12;1;DurationOfLoan-ROWS([.$C$4:.C104])+1;[$'amortizacijska tabela'.$D104]);&quot;&quot;);0)" office:value-type="float" office:value="364.209921226939" calcext:value-type="float">
            <text:p>364,21 €</text:p>
          </table:table-cell>
          <table:table-cell table:style-name="ce36" table:formula="of:=IF([$'amortizacijska tabela'.$C104]=&quot;&quot;;0;PropertyTaxAmount)" office:value-type="float" office:value="375" calcext:value-type="float">
            <text:p>375,00 €</text:p>
          </table:table-cell>
          <table:table-cell table:style-name="ce36" table:formula="of:=IF([$'amortizacijska tabela'.$C104]=&quot;&quot;;0;[$'amortizacijska tabela'.$E104]+[$'amortizacijska tabela'.$F104]+[$'amortizacijska tabela'.$G104])" office:value-type="float" office:value="1447.12570468583" calcext:value-type="float">
            <text:p>1.447,13 €</text:p>
          </table:table-cell>
          <table:table-cell table:style-name="ce36" table:formula="of:=IF([$'amortizacijska tabela'.$C104]=&quot;&quot;;0;[$'amortizacijska tabela'.$D104]-[$'amortizacijska tabela'.$F104])" office:value-type="float" office:value="169899.788030134" calcext:value-type="float">
            <text:p>169.899,79 €</text:p>
          </table:table-cell>
          <table:table-cell table:style-name="ce32" table:formula="of:=IF([$'amortizacijska tabela'.$I104]&gt;0;LastRow-ROW();0)" office:value-type="float" office:value="259" calcext:value-type="float">
            <text:p><text:s/>259 </text:p>
          </table:table-cell>
          <table:table-cell table:number-columns-repeated="1014"/>
        </table:table-row>
        <table:table-row table:style-name="ro3">
          <table:table-cell/>
          <table:table-cell table:style-name="ce32" table:formula="of:=ROWS([.$B$4:.B105])" office:value-type="float" office:value="102" calcext:value-type="float">
            <text:p><text:s/>102 </text:p>
          </table:table-cell>
          <table:table-cell table:style-name="ce34" table:formula="of:=IF(ValuesEntered;IF([$'amortizacijska tabela'.$B105]&lt;=DurationOfLoan;IF(ROW()-ROW([$'amortizacijska tabela'.$C$3])=1;LoanStart;IF([.I104]&gt;0;EDATE([.C104];1);&quot;&quot;));&quot;&quot;);&quot;&quot;)" office:value-type="date" office:date-value="2029-10-07" calcext:value-type="date">
            <text:p>07. 10. 2029</text:p>
          </table:table-cell>
          <table:table-cell table:style-name="ce36" table:formula="of:=IF(ROW()-ROW([$'amortizacijska tabela'.$D$3])=1;LoanAmount;IF([$'amortizacijska tabela'.$C105]=&quot;&quot;;0;INDEX([$'amortizacijska tabela'.$B$4:.$J$363]; ROW()-4;8)))" office:value-type="float" office:value="169899.788030134" calcext:value-type="float">
            <text:p>169.899,79 €</text:p>
          </table:table-cell>
          <table:table-cell table:style-name="ce36" table:formula="of:=IF(ValuesEntered;IF(ROW()-ROW([$'amortizacijska tabela'.$E$3])=1;-IPMT(InterestRate/12;1;DurationOfLoan-ROWS([.$C$4:.C105])+1;[$'amortizacijska tabela'.$D105]);IFERROR(-IPMT(InterestRate/12;1;[$'amortizacijska tabela'.$J105];[.D106]);0));0)" office:value-type="float" office:value="706.391919031538" calcext:value-type="float">
            <text:p>706,39 €</text:p>
          </table:table-cell>
          <table:table-cell table:style-name="ce36" table:formula="of:=IFERROR(IF(AND(ValuesEntered;[$'amortizacijska tabela'.$C105]&lt;&gt;&quot;&quot;);-PPMT(InterestRate/12;1;DurationOfLoan-ROWS([.$C$4:.C105])+1;[$'amortizacijska tabela'.$D105]);&quot;&quot;);0)" office:value-type="float" office:value="365.727462565384" calcext:value-type="float">
            <text:p>365,73 €</text:p>
          </table:table-cell>
          <table:table-cell table:style-name="ce36" table:formula="of:=IF([$'amortizacijska tabela'.$C105]=&quot;&quot;;0;PropertyTaxAmount)" office:value-type="float" office:value="375" calcext:value-type="float">
            <text:p>375,00 €</text:p>
          </table:table-cell>
          <table:table-cell table:style-name="ce36" table:formula="of:=IF([$'amortizacijska tabela'.$C105]=&quot;&quot;;0;[$'amortizacijska tabela'.$E105]+[$'amortizacijska tabela'.$F105]+[$'amortizacijska tabela'.$G105])" office:value-type="float" office:value="1447.11938159692" calcext:value-type="float">
            <text:p>1.447,12 €</text:p>
          </table:table-cell>
          <table:table-cell table:style-name="ce36" table:formula="of:=IF([$'amortizacijska tabela'.$C105]=&quot;&quot;;0;[$'amortizacijska tabela'.$D105]-[$'amortizacijska tabela'.$F105])" office:value-type="float" office:value="169534.060567569" calcext:value-type="float">
            <text:p>169.534,06 €</text:p>
          </table:table-cell>
          <table:table-cell table:style-name="ce32" table:formula="of:=IF([$'amortizacijska tabela'.$I105]&gt;0;LastRow-ROW();0)" office:value-type="float" office:value="258" calcext:value-type="float">
            <text:p><text:s/>258 </text:p>
          </table:table-cell>
          <table:table-cell table:number-columns-repeated="1014"/>
        </table:table-row>
        <table:table-row table:style-name="ro3">
          <table:table-cell/>
          <table:table-cell table:style-name="ce32" table:formula="of:=ROWS([.$B$4:.B106])" office:value-type="float" office:value="103" calcext:value-type="float">
            <text:p><text:s/>103 </text:p>
          </table:table-cell>
          <table:table-cell table:style-name="ce34" table:formula="of:=IF(ValuesEntered;IF([$'amortizacijska tabela'.$B106]&lt;=DurationOfLoan;IF(ROW()-ROW([$'amortizacijska tabela'.$C$3])=1;LoanStart;IF([.I105]&gt;0;EDATE([.C105];1);&quot;&quot;));&quot;&quot;);&quot;&quot;)" office:value-type="date" office:date-value="2029-11-07" calcext:value-type="date">
            <text:p>07. 11. 2029</text:p>
          </table:table-cell>
          <table:table-cell table:style-name="ce36" table:formula="of:=IF(ROW()-ROW([$'amortizacijska tabela'.$D$3])=1;LoanAmount;IF([$'amortizacijska tabela'.$C106]=&quot;&quot;;0;INDEX([$'amortizacijska tabela'.$B$4:.$J$363]; ROW()-4;8)))" office:value-type="float" office:value="169534.060567569" calcext:value-type="float">
            <text:p>169.534,06 €</text:p>
          </table:table-cell>
          <table:table-cell table:style-name="ce36" table:formula="of:=IF(ValuesEntered;IF(ROW()-ROW([$'amortizacijska tabela'.$E$3])=1;-IPMT(InterestRate/12;1;DurationOfLoan-ROWS([.$C$4:.C106])+1;[$'amortizacijska tabela'.$D106]);IFERROR(-IPMT(InterestRate/12;1;[$'amortizacijska tabela'.$J106];[.D107]);0));0)" office:value-type="float" office:value="704.861705169068" calcext:value-type="float">
            <text:p>704,86 €</text:p>
          </table:table-cell>
          <table:table-cell table:style-name="ce36" table:formula="of:=IFERROR(IF(AND(ValuesEntered;[$'amortizacijska tabela'.$C106]&lt;&gt;&quot;&quot;);-PPMT(InterestRate/12;1;DurationOfLoan-ROWS([.$C$4:.C106])+1;[$'amortizacijska tabela'.$D106]);&quot;&quot;);0)" office:value-type="float" office:value="367.25132699274" calcext:value-type="float">
            <text:p>367,25 €</text:p>
          </table:table-cell>
          <table:table-cell table:style-name="ce36" table:formula="of:=IF([$'amortizacijska tabela'.$C106]=&quot;&quot;;0;PropertyTaxAmount)" office:value-type="float" office:value="375" calcext:value-type="float">
            <text:p>375,00 €</text:p>
          </table:table-cell>
          <table:table-cell table:style-name="ce36" table:formula="of:=IF([$'amortizacijska tabela'.$C106]=&quot;&quot;;0;[$'amortizacijska tabela'.$E106]+[$'amortizacijska tabela'.$F106]+[$'amortizacijska tabela'.$G106])" office:value-type="float" office:value="1447.11303216181" calcext:value-type="float">
            <text:p>1.447,11 €</text:p>
          </table:table-cell>
          <table:table-cell table:style-name="ce36" table:formula="of:=IF([$'amortizacijska tabela'.$C106]=&quot;&quot;;0;[$'amortizacijska tabela'.$D106]-[$'amortizacijska tabela'.$F106])" office:value-type="float" office:value="169166.809240576" calcext:value-type="float">
            <text:p>169.166,81 €</text:p>
          </table:table-cell>
          <table:table-cell table:style-name="ce32" table:formula="of:=IF([$'amortizacijska tabela'.$I106]&gt;0;LastRow-ROW();0)" office:value-type="float" office:value="257" calcext:value-type="float">
            <text:p><text:s/>257 </text:p>
          </table:table-cell>
          <table:table-cell table:number-columns-repeated="1014"/>
        </table:table-row>
        <table:table-row table:style-name="ro3">
          <table:table-cell/>
          <table:table-cell table:style-name="ce32" table:formula="of:=ROWS([.$B$4:.B107])" office:value-type="float" office:value="104" calcext:value-type="float">
            <text:p><text:s/>104 </text:p>
          </table:table-cell>
          <table:table-cell table:style-name="ce34" table:formula="of:=IF(ValuesEntered;IF([$'amortizacijska tabela'.$B107]&lt;=DurationOfLoan;IF(ROW()-ROW([$'amortizacijska tabela'.$C$3])=1;LoanStart;IF([.I106]&gt;0;EDATE([.C106];1);&quot;&quot;));&quot;&quot;);&quot;&quot;)" office:value-type="date" office:date-value="2029-12-07" calcext:value-type="date">
            <text:p>07. 12. 2029</text:p>
          </table:table-cell>
          <table:table-cell table:style-name="ce36" table:formula="of:=IF(ROW()-ROW([$'amortizacijska tabela'.$D$3])=1;LoanAmount;IF([$'amortizacijska tabela'.$C107]=&quot;&quot;;0;INDEX([$'amortizacijska tabela'.$B$4:.$J$363]; ROW()-4;8)))" office:value-type="float" office:value="169166.809240576" calcext:value-type="float">
            <text:p>169.166,81 €</text:p>
          </table:table-cell>
          <table:table-cell table:style-name="ce36" table:formula="of:=IF(ValuesEntered;IF(ROW()-ROW([$'amortizacijska tabela'.$E$3])=1;-IPMT(InterestRate/12;1;DurationOfLoan-ROWS([.$C$4:.C107])+1;[$'amortizacijska tabela'.$D107]);IFERROR(-IPMT(InterestRate/12;1;[$'amortizacijska tabela'.$J107];[.D108]);0));0)" office:value-type="float" office:value="703.325115415505" calcext:value-type="float">
            <text:p>703,33 €</text:p>
          </table:table-cell>
          <table:table-cell table:style-name="ce36" table:formula="of:=IFERROR(IF(AND(ValuesEntered;[$'amortizacijska tabela'.$C107]&lt;&gt;&quot;&quot;);-PPMT(InterestRate/12;1;DurationOfLoan-ROWS([.$C$4:.C107])+1;[$'amortizacijska tabela'.$D107]);&quot;&quot;);0)" office:value-type="float" office:value="368.78154085521" calcext:value-type="float">
            <text:p>368,78 €</text:p>
          </table:table-cell>
          <table:table-cell table:style-name="ce36" table:formula="of:=IF([$'amortizacijska tabela'.$C107]=&quot;&quot;;0;PropertyTaxAmount)" office:value-type="float" office:value="375" calcext:value-type="float">
            <text:p>375,00 €</text:p>
          </table:table-cell>
          <table:table-cell table:style-name="ce36" table:formula="of:=IF([$'amortizacijska tabela'.$C107]=&quot;&quot;;0;[$'amortizacijska tabela'.$E107]+[$'amortizacijska tabela'.$F107]+[$'amortizacijska tabela'.$G107])" office:value-type="float" office:value="1447.10665627071" calcext:value-type="float">
            <text:p>1.447,11 €</text:p>
          </table:table-cell>
          <table:table-cell table:style-name="ce36" table:formula="of:=IF([$'amortizacijska tabela'.$C107]=&quot;&quot;;0;[$'amortizacijska tabela'.$D107]-[$'amortizacijska tabela'.$F107])" office:value-type="float" office:value="168798.027699721" calcext:value-type="float">
            <text:p>168.798,03 €</text:p>
          </table:table-cell>
          <table:table-cell table:style-name="ce32" table:formula="of:=IF([$'amortizacijska tabela'.$I107]&gt;0;LastRow-ROW();0)" office:value-type="float" office:value="256" calcext:value-type="float">
            <text:p><text:s/>256 </text:p>
          </table:table-cell>
          <table:table-cell table:number-columns-repeated="1014"/>
        </table:table-row>
        <table:table-row table:style-name="ro3">
          <table:table-cell/>
          <table:table-cell table:style-name="ce32" table:formula="of:=ROWS([.$B$4:.B108])" office:value-type="float" office:value="105" calcext:value-type="float">
            <text:p><text:s/>105 </text:p>
          </table:table-cell>
          <table:table-cell table:style-name="ce34" table:formula="of:=IF(ValuesEntered;IF([$'amortizacijska tabela'.$B108]&lt;=DurationOfLoan;IF(ROW()-ROW([$'amortizacijska tabela'.$C$3])=1;LoanStart;IF([.I107]&gt;0;EDATE([.C107];1);&quot;&quot;));&quot;&quot;);&quot;&quot;)" office:value-type="date" office:date-value="2030-01-07" calcext:value-type="date">
            <text:p>07. 01. 2030</text:p>
          </table:table-cell>
          <table:table-cell table:style-name="ce36" table:formula="of:=IF(ROW()-ROW([$'amortizacijska tabela'.$D$3])=1;LoanAmount;IF([$'amortizacijska tabela'.$C108]=&quot;&quot;;0;INDEX([$'amortizacijska tabela'.$B$4:.$J$363]; ROW()-4;8)))" office:value-type="float" office:value="168798.027699721" calcext:value-type="float">
            <text:p>168.798,03 €</text:p>
          </table:table-cell>
          <table:table-cell table:style-name="ce36" table:formula="of:=IF(ValuesEntered;IF(ROW()-ROW([$'amortizacijska tabela'.$E$3])=1;-IPMT(InterestRate/12;1;DurationOfLoan-ROWS([.$C$4:.C108])+1;[$'amortizacijska tabela'.$D108]);IFERROR(-IPMT(InterestRate/12;1;[$'amortizacijska tabela'.$J108];[.D109]);0));0)" office:value-type="float" office:value="701.782123204635" calcext:value-type="float">
            <text:p>701,78 €</text:p>
          </table:table-cell>
          <table:table-cell table:style-name="ce36" table:formula="of:=IFERROR(IF(AND(ValuesEntered;[$'amortizacijska tabela'.$C108]&lt;&gt;&quot;&quot;);-PPMT(InterestRate/12;1;DurationOfLoan-ROWS([.$C$4:.C108])+1;[$'amortizacijska tabela'.$D108]);&quot;&quot;);0)" office:value-type="float" office:value="370.318130608773" calcext:value-type="float">
            <text:p>370,32 €</text:p>
          </table:table-cell>
          <table:table-cell table:style-name="ce36" table:formula="of:=IF([$'amortizacijska tabela'.$C108]=&quot;&quot;;0;PropertyTaxAmount)" office:value-type="float" office:value="375" calcext:value-type="float">
            <text:p>375,00 €</text:p>
          </table:table-cell>
          <table:table-cell table:style-name="ce36" table:formula="of:=IF([$'amortizacijska tabela'.$C108]=&quot;&quot;;0;[$'amortizacijska tabela'.$E108]+[$'amortizacijska tabela'.$F108]+[$'amortizacijska tabela'.$G108])" office:value-type="float" office:value="1447.10025381341" calcext:value-type="float">
            <text:p>1.447,10 €</text:p>
          </table:table-cell>
          <table:table-cell table:style-name="ce36" table:formula="of:=IF([$'amortizacijska tabela'.$C108]=&quot;&quot;;0;[$'amortizacijska tabela'.$D108]-[$'amortizacijska tabela'.$F108])" office:value-type="float" office:value="168427.709569112" calcext:value-type="float">
            <text:p>168.427,71 €</text:p>
          </table:table-cell>
          <table:table-cell table:style-name="ce32" table:formula="of:=IF([$'amortizacijska tabela'.$I108]&gt;0;LastRow-ROW();0)" office:value-type="float" office:value="255" calcext:value-type="float">
            <text:p><text:s/>255 </text:p>
          </table:table-cell>
          <table:table-cell table:number-columns-repeated="1014"/>
        </table:table-row>
        <table:table-row table:style-name="ro3">
          <table:table-cell/>
          <table:table-cell table:style-name="ce32" table:formula="of:=ROWS([.$B$4:.B109])" office:value-type="float" office:value="106" calcext:value-type="float">
            <text:p><text:s/>106 </text:p>
          </table:table-cell>
          <table:table-cell table:style-name="ce34" table:formula="of:=IF(ValuesEntered;IF([$'amortizacijska tabela'.$B109]&lt;=DurationOfLoan;IF(ROW()-ROW([$'amortizacijska tabela'.$C$3])=1;LoanStart;IF([.I108]&gt;0;EDATE([.C108];1);&quot;&quot;));&quot;&quot;);&quot;&quot;)" office:value-type="date" office:date-value="2030-02-07" calcext:value-type="date">
            <text:p>07. 02. 2030</text:p>
          </table:table-cell>
          <table:table-cell table:style-name="ce36" table:formula="of:=IF(ROW()-ROW([$'amortizacijska tabela'.$D$3])=1;LoanAmount;IF([$'amortizacijska tabela'.$C109]=&quot;&quot;;0;INDEX([$'amortizacijska tabela'.$B$4:.$J$363]; ROW()-4;8)))" office:value-type="float" office:value="168427.709569112" calcext:value-type="float">
            <text:p>168.427,71 €</text:p>
          </table:table-cell>
          <table:table-cell table:style-name="ce36" table:formula="of:=IF(ValuesEntered;IF(ROW()-ROW([$'amortizacijska tabela'.$E$3])=1;-IPMT(InterestRate/12;1;DurationOfLoan-ROWS([.$C$4:.C109])+1;[$'amortizacijska tabela'.$D109]);IFERROR(-IPMT(InterestRate/12;1;[$'amortizacijska tabela'.$J109];[.D110]);0));0)" office:value-type="float" office:value="700.232701859553" calcext:value-type="float">
            <text:p>700,23 €</text:p>
          </table:table-cell>
          <table:table-cell table:style-name="ce36" table:formula="of:=IFERROR(IF(AND(ValuesEntered;[$'amortizacijska tabela'.$C109]&lt;&gt;&quot;&quot;);-PPMT(InterestRate/12;1;DurationOfLoan-ROWS([.$C$4:.C109])+1;[$'amortizacijska tabela'.$D109]);&quot;&quot;);0)" office:value-type="float" office:value="371.861122819643" calcext:value-type="float">
            <text:p>371,86 €</text:p>
          </table:table-cell>
          <table:table-cell table:style-name="ce36" table:formula="of:=IF([$'amortizacijska tabela'.$C109]=&quot;&quot;;0;PropertyTaxAmount)" office:value-type="float" office:value="375" calcext:value-type="float">
            <text:p>375,00 €</text:p>
          </table:table-cell>
          <table:table-cell table:style-name="ce36" table:formula="of:=IF([$'amortizacijska tabela'.$C109]=&quot;&quot;;0;[$'amortizacijska tabela'.$E109]+[$'amortizacijska tabela'.$F109]+[$'amortizacijska tabela'.$G109])" office:value-type="float" office:value="1447.0938246792" calcext:value-type="float">
            <text:p>1.447,09 €</text:p>
          </table:table-cell>
          <table:table-cell table:style-name="ce36" table:formula="of:=IF([$'amortizacijska tabela'.$C109]=&quot;&quot;;0;[$'amortizacijska tabela'.$D109]-[$'amortizacijska tabela'.$F109])" office:value-type="float" office:value="168055.848446293" calcext:value-type="float">
            <text:p>168.055,85 €</text:p>
          </table:table-cell>
          <table:table-cell table:style-name="ce32" table:formula="of:=IF([$'amortizacijska tabela'.$I109]&gt;0;LastRow-ROW();0)" office:value-type="float" office:value="254" calcext:value-type="float">
            <text:p><text:s/>254 </text:p>
          </table:table-cell>
          <table:table-cell table:number-columns-repeated="1014"/>
        </table:table-row>
        <table:table-row table:style-name="ro3">
          <table:table-cell/>
          <table:table-cell table:style-name="ce32" table:formula="of:=ROWS([.$B$4:.B110])" office:value-type="float" office:value="107" calcext:value-type="float">
            <text:p><text:s/>107 </text:p>
          </table:table-cell>
          <table:table-cell table:style-name="ce34" table:formula="of:=IF(ValuesEntered;IF([$'amortizacijska tabela'.$B110]&lt;=DurationOfLoan;IF(ROW()-ROW([$'amortizacijska tabela'.$C$3])=1;LoanStart;IF([.I109]&gt;0;EDATE([.C109];1);&quot;&quot;));&quot;&quot;);&quot;&quot;)" office:value-type="date" office:date-value="2030-03-07" calcext:value-type="date">
            <text:p>07. 03. 2030</text:p>
          </table:table-cell>
          <table:table-cell table:style-name="ce36" table:formula="of:=IF(ROW()-ROW([$'amortizacijska tabela'.$D$3])=1;LoanAmount;IF([$'amortizacijska tabela'.$C110]=&quot;&quot;;0;INDEX([$'amortizacijska tabela'.$B$4:.$J$363]; ROW()-4;8)))" office:value-type="float" office:value="168055.848446293" calcext:value-type="float">
            <text:p>168.055,85 €</text:p>
          </table:table-cell>
          <table:table-cell table:style-name="ce36" table:formula="of:=IF(ValuesEntered;IF(ROW()-ROW([$'amortizacijska tabela'.$E$3])=1;-IPMT(InterestRate/12;1;DurationOfLoan-ROWS([.$C$4:.C110])+1;[$'amortizacijska tabela'.$D110]);IFERROR(-IPMT(InterestRate/12;1;[$'amortizacijska tabela'.$J110];[.D111]);0));0)" office:value-type="float" office:value="698.6768245922" calcext:value-type="float">
            <text:p>698,68 €</text:p>
          </table:table-cell>
          <table:table-cell table:style-name="ce36" table:formula="of:=IFERROR(IF(AND(ValuesEntered;[$'amortizacijska tabela'.$C110]&lt;&gt;&quot;&quot;);-PPMT(InterestRate/12;1;DurationOfLoan-ROWS([.$C$4:.C110])+1;[$'amortizacijska tabela'.$D110]);&quot;&quot;);0)" office:value-type="float" office:value="373.410544164725" calcext:value-type="float">
            <text:p>373,41 €</text:p>
          </table:table-cell>
          <table:table-cell table:style-name="ce36" table:formula="of:=IF([$'amortizacijska tabela'.$C110]=&quot;&quot;;0;PropertyTaxAmount)" office:value-type="float" office:value="375" calcext:value-type="float">
            <text:p>375,00 €</text:p>
          </table:table-cell>
          <table:table-cell table:style-name="ce36" table:formula="of:=IF([$'amortizacijska tabela'.$C110]=&quot;&quot;;0;[$'amortizacijska tabela'.$E110]+[$'amortizacijska tabela'.$F110]+[$'amortizacijska tabela'.$G110])" office:value-type="float" office:value="1447.08736875692" calcext:value-type="float">
            <text:p>1.447,09 €</text:p>
          </table:table-cell>
          <table:table-cell table:style-name="ce36" table:formula="of:=IF([$'amortizacijska tabela'.$C110]=&quot;&quot;;0;[$'amortizacijska tabela'.$D110]-[$'amortizacijska tabela'.$F110])" office:value-type="float" office:value="167682.437902128" calcext:value-type="float">
            <text:p>167.682,44 €</text:p>
          </table:table-cell>
          <table:table-cell table:style-name="ce32" table:formula="of:=IF([$'amortizacijska tabela'.$I110]&gt;0;LastRow-ROW();0)" office:value-type="float" office:value="253" calcext:value-type="float">
            <text:p><text:s/>253 </text:p>
          </table:table-cell>
          <table:table-cell table:number-columns-repeated="1014"/>
        </table:table-row>
        <table:table-row table:style-name="ro3">
          <table:table-cell/>
          <table:table-cell table:style-name="ce32" table:formula="of:=ROWS([.$B$4:.B111])" office:value-type="float" office:value="108" calcext:value-type="float">
            <text:p><text:s/>108 </text:p>
          </table:table-cell>
          <table:table-cell table:style-name="ce34" table:formula="of:=IF(ValuesEntered;IF([$'amortizacijska tabela'.$B111]&lt;=DurationOfLoan;IF(ROW()-ROW([$'amortizacijska tabela'.$C$3])=1;LoanStart;IF([.I110]&gt;0;EDATE([.C110];1);&quot;&quot;));&quot;&quot;);&quot;&quot;)" office:value-type="date" office:date-value="2030-04-07" calcext:value-type="date">
            <text:p>07. 04. 2030</text:p>
          </table:table-cell>
          <table:table-cell table:style-name="ce36" table:formula="of:=IF(ROW()-ROW([$'amortizacijska tabela'.$D$3])=1;LoanAmount;IF([$'amortizacijska tabela'.$C111]=&quot;&quot;;0;INDEX([$'amortizacijska tabela'.$B$4:.$J$363]; ROW()-4;8)))" office:value-type="float" office:value="167682.437902128" calcext:value-type="float">
            <text:p>167.682,44 €</text:p>
          </table:table-cell>
          <table:table-cell table:style-name="ce36" table:formula="of:=IF(ValuesEntered;IF(ROW()-ROW([$'amortizacijska tabela'.$E$3])=1;-IPMT(InterestRate/12;1;DurationOfLoan-ROWS([.$C$4:.C111])+1;[$'amortizacijska tabela'.$D111]);IFERROR(-IPMT(InterestRate/12;1;[$'amortizacijska tabela'.$J111];[.D112]);0));0)" office:value-type="float" office:value="697.1144645029" calcext:value-type="float">
            <text:p>697,11 €</text:p>
          </table:table-cell>
          <table:table-cell table:style-name="ce36" table:formula="of:=IFERROR(IF(AND(ValuesEntered;[$'amortizacijska tabela'.$C111]&lt;&gt;&quot;&quot;);-PPMT(InterestRate/12;1;DurationOfLoan-ROWS([.$C$4:.C111])+1;[$'amortizacijska tabela'.$D111]);&quot;&quot;);0)" office:value-type="float" office:value="374.966421432078" calcext:value-type="float">
            <text:p>374,97 €</text:p>
          </table:table-cell>
          <table:table-cell table:style-name="ce36" table:formula="of:=IF([$'amortizacijska tabela'.$C111]=&quot;&quot;;0;PropertyTaxAmount)" office:value-type="float" office:value="375" calcext:value-type="float">
            <text:p>375,00 €</text:p>
          </table:table-cell>
          <table:table-cell table:style-name="ce36" table:formula="of:=IF([$'amortizacijska tabela'.$C111]=&quot;&quot;;0;[$'amortizacijska tabela'.$E111]+[$'amortizacijska tabela'.$F111]+[$'amortizacijska tabela'.$G111])" office:value-type="float" office:value="1447.08088593498" calcext:value-type="float">
            <text:p>1.447,08 €</text:p>
          </table:table-cell>
          <table:table-cell table:style-name="ce36" table:formula="of:=IF([$'amortizacijska tabela'.$C111]=&quot;&quot;;0;[$'amortizacijska tabela'.$D111]-[$'amortizacijska tabela'.$F111])" office:value-type="float" office:value="167307.471480696" calcext:value-type="float">
            <text:p>167.307,47 €</text:p>
          </table:table-cell>
          <table:table-cell table:style-name="ce32" table:formula="of:=IF([$'amortizacijska tabela'.$I111]&gt;0;LastRow-ROW();0)" office:value-type="float" office:value="252" calcext:value-type="float">
            <text:p><text:s/>252 </text:p>
          </table:table-cell>
          <table:table-cell table:number-columns-repeated="1014"/>
        </table:table-row>
        <table:table-row table:style-name="ro3">
          <table:table-cell/>
          <table:table-cell table:style-name="ce32" table:formula="of:=ROWS([.$B$4:.B112])" office:value-type="float" office:value="109" calcext:value-type="float">
            <text:p><text:s/>109 </text:p>
          </table:table-cell>
          <table:table-cell table:style-name="ce34" table:formula="of:=IF(ValuesEntered;IF([$'amortizacijska tabela'.$B112]&lt;=DurationOfLoan;IF(ROW()-ROW([$'amortizacijska tabela'.$C$3])=1;LoanStart;IF([.I111]&gt;0;EDATE([.C111];1);&quot;&quot;));&quot;&quot;);&quot;&quot;)" office:value-type="date" office:date-value="2030-05-07" calcext:value-type="date">
            <text:p>07. 05. 2030</text:p>
          </table:table-cell>
          <table:table-cell table:style-name="ce36" table:formula="of:=IF(ROW()-ROW([$'amortizacijska tabela'.$D$3])=1;LoanAmount;IF([$'amortizacijska tabela'.$C112]=&quot;&quot;;0;INDEX([$'amortizacijska tabela'.$B$4:.$J$363]; ROW()-4;8)))" office:value-type="float" office:value="167307.471480696" calcext:value-type="float">
            <text:p>167.307,47 €</text:p>
          </table:table-cell>
          <table:table-cell table:style-name="ce36" table:formula="of:=IF(ValuesEntered;IF(ROW()-ROW([$'amortizacijska tabela'.$E$3])=1;-IPMT(InterestRate/12;1;DurationOfLoan-ROWS([.$C$4:.C112])+1;[$'amortizacijska tabela'.$D112]);IFERROR(-IPMT(InterestRate/12;1;[$'amortizacijska tabela'.$J112];[.D113]);0));0)" office:value-type="float" office:value="695.545594579894" calcext:value-type="float">
            <text:p>695,55 €</text:p>
          </table:table-cell>
          <table:table-cell table:style-name="ce36" table:formula="of:=IFERROR(IF(AND(ValuesEntered;[$'amortizacijska tabela'.$C112]&lt;&gt;&quot;&quot;);-PPMT(InterestRate/12;1;DurationOfLoan-ROWS([.$C$4:.C112])+1;[$'amortizacijska tabela'.$D112]);&quot;&quot;);0)" office:value-type="float" office:value="376.528781521378" calcext:value-type="float">
            <text:p>376,53 €</text:p>
          </table:table-cell>
          <table:table-cell table:style-name="ce36" table:formula="of:=IF([$'amortizacijska tabela'.$C112]=&quot;&quot;;0;PropertyTaxAmount)" office:value-type="float" office:value="375" calcext:value-type="float">
            <text:p>375,00 €</text:p>
          </table:table-cell>
          <table:table-cell table:style-name="ce36" table:formula="of:=IF([$'amortizacijska tabela'.$C112]=&quot;&quot;;0;[$'amortizacijska tabela'.$E112]+[$'amortizacijska tabela'.$F112]+[$'amortizacijska tabela'.$G112])" office:value-type="float" office:value="1447.07437610127" calcext:value-type="float">
            <text:p>1.447,07 €</text:p>
          </table:table-cell>
          <table:table-cell table:style-name="ce36" table:formula="of:=IF([$'amortizacijska tabela'.$C112]=&quot;&quot;;0;[$'amortizacijska tabela'.$D112]-[$'amortizacijska tabela'.$F112])" office:value-type="float" office:value="166930.942699175" calcext:value-type="float">
            <text:p>166.930,94 €</text:p>
          </table:table-cell>
          <table:table-cell table:style-name="ce32" table:formula="of:=IF([$'amortizacijska tabela'.$I112]&gt;0;LastRow-ROW();0)" office:value-type="float" office:value="251" calcext:value-type="float">
            <text:p><text:s/>251 </text:p>
          </table:table-cell>
          <table:table-cell table:number-columns-repeated="1014"/>
        </table:table-row>
        <table:table-row table:style-name="ro3">
          <table:table-cell/>
          <table:table-cell table:style-name="ce32" table:formula="of:=ROWS([.$B$4:.B113])" office:value-type="float" office:value="110" calcext:value-type="float">
            <text:p><text:s/>110 </text:p>
          </table:table-cell>
          <table:table-cell table:style-name="ce34" table:formula="of:=IF(ValuesEntered;IF([$'amortizacijska tabela'.$B113]&lt;=DurationOfLoan;IF(ROW()-ROW([$'amortizacijska tabela'.$C$3])=1;LoanStart;IF([.I112]&gt;0;EDATE([.C112];1);&quot;&quot;));&quot;&quot;);&quot;&quot;)" office:value-type="date" office:date-value="2030-06-07" calcext:value-type="date">
            <text:p>07. 06. 2030</text:p>
          </table:table-cell>
          <table:table-cell table:style-name="ce36" table:formula="of:=IF(ROW()-ROW([$'amortizacijska tabela'.$D$3])=1;LoanAmount;IF([$'amortizacijska tabela'.$C113]=&quot;&quot;;0;INDEX([$'amortizacijska tabela'.$B$4:.$J$363]; ROW()-4;8)))" office:value-type="float" office:value="166930.942699175" calcext:value-type="float">
            <text:p>166.930,94 €</text:p>
          </table:table-cell>
          <table:table-cell table:style-name="ce36" table:formula="of:=IF(ValuesEntered;IF(ROW()-ROW([$'amortizacijska tabela'.$E$3])=1;-IPMT(InterestRate/12;1;DurationOfLoan-ROWS([.$C$4:.C113])+1;[$'amortizacijska tabela'.$D113]);IFERROR(-IPMT(InterestRate/12;1;[$'amortizacijska tabela'.$J113];[.D114]);0));0)" office:value-type="float" office:value="693.970187698876" calcext:value-type="float">
            <text:p>693,97 €</text:p>
          </table:table-cell>
          <table:table-cell table:style-name="ce36" table:formula="of:=IFERROR(IF(AND(ValuesEntered;[$'amortizacijska tabela'.$C113]&lt;&gt;&quot;&quot;);-PPMT(InterestRate/12;1;DurationOfLoan-ROWS([.$C$4:.C113])+1;[$'amortizacijska tabela'.$D113]);&quot;&quot;);0)" office:value-type="float" office:value="378.097651444384" calcext:value-type="float">
            <text:p>378,10 €</text:p>
          </table:table-cell>
          <table:table-cell table:style-name="ce36" table:formula="of:=IF([$'amortizacijska tabela'.$C113]=&quot;&quot;;0;PropertyTaxAmount)" office:value-type="float" office:value="375" calcext:value-type="float">
            <text:p>375,00 €</text:p>
          </table:table-cell>
          <table:table-cell table:style-name="ce36" table:formula="of:=IF([$'amortizacijska tabela'.$C113]=&quot;&quot;;0;[$'amortizacijska tabela'.$E113]+[$'amortizacijska tabela'.$F113]+[$'amortizacijska tabela'.$G113])" office:value-type="float" office:value="1447.06783914326" calcext:value-type="float">
            <text:p>1.447,07 €</text:p>
          </table:table-cell>
          <table:table-cell table:style-name="ce36" table:formula="of:=IF([$'amortizacijska tabela'.$C113]=&quot;&quot;;0;[$'amortizacijska tabela'.$D113]-[$'amortizacijska tabela'.$F113])" office:value-type="float" office:value="166552.84504773" calcext:value-type="float">
            <text:p>166.552,85 €</text:p>
          </table:table-cell>
          <table:table-cell table:style-name="ce32" table:formula="of:=IF([$'amortizacijska tabela'.$I113]&gt;0;LastRow-ROW();0)" office:value-type="float" office:value="250" calcext:value-type="float">
            <text:p><text:s/>250 </text:p>
          </table:table-cell>
          <table:table-cell table:number-columns-repeated="1014"/>
        </table:table-row>
        <table:table-row table:style-name="ro3">
          <table:table-cell/>
          <table:table-cell table:style-name="ce32" table:formula="of:=ROWS([.$B$4:.B114])" office:value-type="float" office:value="111" calcext:value-type="float">
            <text:p><text:s/>111 </text:p>
          </table:table-cell>
          <table:table-cell table:style-name="ce34" table:formula="of:=IF(ValuesEntered;IF([$'amortizacijska tabela'.$B114]&lt;=DurationOfLoan;IF(ROW()-ROW([$'amortizacijska tabela'.$C$3])=1;LoanStart;IF([.I113]&gt;0;EDATE([.C113];1);&quot;&quot;));&quot;&quot;);&quot;&quot;)" office:value-type="date" office:date-value="2030-07-07" calcext:value-type="date">
            <text:p>07. 07. 2030</text:p>
          </table:table-cell>
          <table:table-cell table:style-name="ce36" table:formula="of:=IF(ROW()-ROW([$'amortizacijska tabela'.$D$3])=1;LoanAmount;IF([$'amortizacijska tabela'.$C114]=&quot;&quot;;0;INDEX([$'amortizacijska tabela'.$B$4:.$J$363]; ROW()-4;8)))" office:value-type="float" office:value="166552.84504773" calcext:value-type="float">
            <text:p>166.552,85 €</text:p>
          </table:table-cell>
          <table:table-cell table:style-name="ce36" table:formula="of:=IF(ValuesEntered;IF(ROW()-ROW([$'amortizacijska tabela'.$E$3])=1;-IPMT(InterestRate/12;1;DurationOfLoan-ROWS([.$C$4:.C114])+1;[$'amortizacijska tabela'.$D114]);IFERROR(-IPMT(InterestRate/12;1;[$'amortizacijska tabela'.$J114];[.D115]);0));0)" office:value-type="float" office:value="692.38821662252" calcext:value-type="float">
            <text:p>692,39 €</text:p>
          </table:table-cell>
          <table:table-cell table:style-name="ce36" table:formula="of:=IFERROR(IF(AND(ValuesEntered;[$'amortizacijska tabela'.$C114]&lt;&gt;&quot;&quot;);-PPMT(InterestRate/12;1;DurationOfLoan-ROWS([.$C$4:.C114])+1;[$'amortizacijska tabela'.$D114]);&quot;&quot;);0)" office:value-type="float" office:value="379.673058325403" calcext:value-type="float">
            <text:p>379,67 €</text:p>
          </table:table-cell>
          <table:table-cell table:style-name="ce36" table:formula="of:=IF([$'amortizacijska tabela'.$C114]=&quot;&quot;;0;PropertyTaxAmount)" office:value-type="float" office:value="375" calcext:value-type="float">
            <text:p>375,00 €</text:p>
          </table:table-cell>
          <table:table-cell table:style-name="ce36" table:formula="of:=IF([$'amortizacijska tabela'.$C114]=&quot;&quot;;0;[$'amortizacijska tabela'.$E114]+[$'amortizacijska tabela'.$F114]+[$'amortizacijska tabela'.$G114])" office:value-type="float" office:value="1447.06127494792" calcext:value-type="float">
            <text:p>1.447,06 €</text:p>
          </table:table-cell>
          <table:table-cell table:style-name="ce36" table:formula="of:=IF([$'amortizacijska tabela'.$C114]=&quot;&quot;;0;[$'amortizacijska tabela'.$D114]-[$'amortizacijska tabela'.$F114])" office:value-type="float" office:value="166173.171989405" calcext:value-type="float">
            <text:p>166.173,17 €</text:p>
          </table:table-cell>
          <table:table-cell table:style-name="ce32" table:formula="of:=IF([$'amortizacijska tabela'.$I114]&gt;0;LastRow-ROW();0)" office:value-type="float" office:value="249" calcext:value-type="float">
            <text:p><text:s/>249 </text:p>
          </table:table-cell>
          <table:table-cell table:number-columns-repeated="1014"/>
        </table:table-row>
        <table:table-row table:style-name="ro3">
          <table:table-cell/>
          <table:table-cell table:style-name="ce32" table:formula="of:=ROWS([.$B$4:.B115])" office:value-type="float" office:value="112" calcext:value-type="float">
            <text:p><text:s/>112 </text:p>
          </table:table-cell>
          <table:table-cell table:style-name="ce34" table:formula="of:=IF(ValuesEntered;IF([$'amortizacijska tabela'.$B115]&lt;=DurationOfLoan;IF(ROW()-ROW([$'amortizacijska tabela'.$C$3])=1;LoanStart;IF([.I114]&gt;0;EDATE([.C114];1);&quot;&quot;));&quot;&quot;);&quot;&quot;)" office:value-type="date" office:date-value="2030-08-07" calcext:value-type="date">
            <text:p>07. 08. 2030</text:p>
          </table:table-cell>
          <table:table-cell table:style-name="ce36" table:formula="of:=IF(ROW()-ROW([$'amortizacijska tabela'.$D$3])=1;LoanAmount;IF([$'amortizacijska tabela'.$C115]=&quot;&quot;;0;INDEX([$'amortizacijska tabela'.$B$4:.$J$363]; ROW()-4;8)))" office:value-type="float" office:value="166173.171989405" calcext:value-type="float">
            <text:p>166.173,17 €</text:p>
          </table:table-cell>
          <table:table-cell table:style-name="ce36" table:formula="of:=IF(ValuesEntered;IF(ROW()-ROW([$'amortizacijska tabela'.$E$3])=1;-IPMT(InterestRate/12;1;DurationOfLoan-ROWS([.$C$4:.C115])+1;[$'amortizacijska tabela'.$D115]);IFERROR(-IPMT(InterestRate/12;1;[$'amortizacijska tabela'.$J115];[.D116]);0));0)" office:value-type="float" office:value="690.799654000013" calcext:value-type="float">
            <text:p>690,80 €</text:p>
          </table:table-cell>
          <table:table-cell table:style-name="ce36" table:formula="of:=IFERROR(IF(AND(ValuesEntered;[$'amortizacijska tabela'.$C115]&lt;&gt;&quot;&quot;);-PPMT(InterestRate/12;1;DurationOfLoan-ROWS([.$C$4:.C115])+1;[$'amortizacijska tabela'.$D115]);&quot;&quot;);0)" office:value-type="float" office:value="381.255029401758" calcext:value-type="float">
            <text:p>381,26 €</text:p>
          </table:table-cell>
          <table:table-cell table:style-name="ce36" table:formula="of:=IF([$'amortizacijska tabela'.$C115]=&quot;&quot;;0;PropertyTaxAmount)" office:value-type="float" office:value="375" calcext:value-type="float">
            <text:p>375,00 €</text:p>
          </table:table-cell>
          <table:table-cell table:style-name="ce36" table:formula="of:=IF([$'amortizacijska tabela'.$C115]=&quot;&quot;;0;[$'amortizacijska tabela'.$E115]+[$'amortizacijska tabela'.$F115]+[$'amortizacijska tabela'.$G115])" office:value-type="float" office:value="1447.05468340177" calcext:value-type="float">
            <text:p>1.447,05 €</text:p>
          </table:table-cell>
          <table:table-cell table:style-name="ce36" table:formula="of:=IF([$'amortizacijska tabela'.$C115]=&quot;&quot;;0;[$'amortizacijska tabela'.$D115]-[$'amortizacijska tabela'.$F115])" office:value-type="float" office:value="165791.916960003" calcext:value-type="float">
            <text:p>165.791,92 €</text:p>
          </table:table-cell>
          <table:table-cell table:style-name="ce32" table:formula="of:=IF([$'amortizacijska tabela'.$I115]&gt;0;LastRow-ROW();0)" office:value-type="float" office:value="248" calcext:value-type="float">
            <text:p><text:s/>248 </text:p>
          </table:table-cell>
          <table:table-cell table:number-columns-repeated="1014"/>
        </table:table-row>
        <table:table-row table:style-name="ro3">
          <table:table-cell/>
          <table:table-cell table:style-name="ce32" table:formula="of:=ROWS([.$B$4:.B116])" office:value-type="float" office:value="113" calcext:value-type="float">
            <text:p><text:s/>113 </text:p>
          </table:table-cell>
          <table:table-cell table:style-name="ce34" table:formula="of:=IF(ValuesEntered;IF([$'amortizacijska tabela'.$B116]&lt;=DurationOfLoan;IF(ROW()-ROW([$'amortizacijska tabela'.$C$3])=1;LoanStart;IF([.I115]&gt;0;EDATE([.C115];1);&quot;&quot;));&quot;&quot;);&quot;&quot;)" office:value-type="date" office:date-value="2030-09-07" calcext:value-type="date">
            <text:p>07. 09. 2030</text:p>
          </table:table-cell>
          <table:table-cell table:style-name="ce36" table:formula="of:=IF(ROW()-ROW([$'amortizacijska tabela'.$D$3])=1;LoanAmount;IF([$'amortizacijska tabela'.$C116]=&quot;&quot;;0;INDEX([$'amortizacijska tabela'.$B$4:.$J$363]; ROW()-4;8)))" office:value-type="float" office:value="165791.916960003" calcext:value-type="float">
            <text:p>165.791,92 €</text:p>
          </table:table-cell>
          <table:table-cell table:style-name="ce36" table:formula="of:=IF(ValuesEntered;IF(ROW()-ROW([$'amortizacijska tabela'.$E$3])=1;-IPMT(InterestRate/12;1;DurationOfLoan-ROWS([.$C$4:.C116])+1;[$'amortizacijska tabela'.$D116]);IFERROR(-IPMT(InterestRate/12;1;[$'amortizacijska tabela'.$J116];[.D117]);0));0)" office:value-type="float" office:value="689.204472366578" calcext:value-type="float">
            <text:p>689,20 €</text:p>
          </table:table-cell>
          <table:table-cell table:style-name="ce36" table:formula="of:=IFERROR(IF(AND(ValuesEntered;[$'amortizacijska tabela'.$C116]&lt;&gt;&quot;&quot;);-PPMT(InterestRate/12;1;DurationOfLoan-ROWS([.$C$4:.C116])+1;[$'amortizacijska tabela'.$D116]);&quot;&quot;);0)" office:value-type="float" office:value="382.843592024265" calcext:value-type="float">
            <text:p>382,84 €</text:p>
          </table:table-cell>
          <table:table-cell table:style-name="ce36" table:formula="of:=IF([$'amortizacijska tabela'.$C116]=&quot;&quot;;0;PropertyTaxAmount)" office:value-type="float" office:value="375" calcext:value-type="float">
            <text:p>375,00 €</text:p>
          </table:table-cell>
          <table:table-cell table:style-name="ce36" table:formula="of:=IF([$'amortizacijska tabela'.$C116]=&quot;&quot;;0;[$'amortizacijska tabela'.$E116]+[$'amortizacijska tabela'.$F116]+[$'amortizacijska tabela'.$G116])" office:value-type="float" office:value="1447.04806439084" calcext:value-type="float">
            <text:p>1.447,05 €</text:p>
          </table:table-cell>
          <table:table-cell table:style-name="ce36" table:formula="of:=IF([$'amortizacijska tabela'.$C116]=&quot;&quot;;0;[$'amortizacijska tabela'.$D116]-[$'amortizacijska tabela'.$F116])" office:value-type="float" office:value="165409.073367979" calcext:value-type="float">
            <text:p>165.409,07 €</text:p>
          </table:table-cell>
          <table:table-cell table:style-name="ce32" table:formula="of:=IF([$'amortizacijska tabela'.$I116]&gt;0;LastRow-ROW();0)" office:value-type="float" office:value="247" calcext:value-type="float">
            <text:p><text:s/>247 </text:p>
          </table:table-cell>
          <table:table-cell table:number-columns-repeated="1014"/>
        </table:table-row>
        <table:table-row table:style-name="ro3">
          <table:table-cell/>
          <table:table-cell table:style-name="ce32" table:formula="of:=ROWS([.$B$4:.B117])" office:value-type="float" office:value="114" calcext:value-type="float">
            <text:p><text:s/>114 </text:p>
          </table:table-cell>
          <table:table-cell table:style-name="ce34" table:formula="of:=IF(ValuesEntered;IF([$'amortizacijska tabela'.$B117]&lt;=DurationOfLoan;IF(ROW()-ROW([$'amortizacijska tabela'.$C$3])=1;LoanStart;IF([.I116]&gt;0;EDATE([.C116];1);&quot;&quot;));&quot;&quot;);&quot;&quot;)" office:value-type="date" office:date-value="2030-10-07" calcext:value-type="date">
            <text:p>07. 10. 2030</text:p>
          </table:table-cell>
          <table:table-cell table:style-name="ce36" table:formula="of:=IF(ROW()-ROW([$'amortizacijska tabela'.$D$3])=1;LoanAmount;IF([$'amortizacijska tabela'.$C117]=&quot;&quot;;0;INDEX([$'amortizacijska tabela'.$B$4:.$J$363]; ROW()-4;8)))" office:value-type="float" office:value="165409.073367979" calcext:value-type="float">
            <text:p>165.409,07 €</text:p>
          </table:table-cell>
          <table:table-cell table:style-name="ce36" table:formula="of:=IF(ValuesEntered;IF(ROW()-ROW([$'amortizacijska tabela'.$E$3])=1;-IPMT(InterestRate/12;1;DurationOfLoan-ROWS([.$C$4:.C117])+1;[$'amortizacijska tabela'.$D117]);IFERROR(-IPMT(InterestRate/12;1;[$'amortizacijska tabela'.$J117];[.D118]);0));0)" office:value-type="float" office:value="687.602644143005" calcext:value-type="float">
            <text:p>687,60 €</text:p>
          </table:table-cell>
          <table:table-cell table:style-name="ce36" table:formula="of:=IFERROR(IF(AND(ValuesEntered;[$'amortizacijska tabela'.$C117]&lt;&gt;&quot;&quot;);-PPMT(InterestRate/12;1;DurationOfLoan-ROWS([.$C$4:.C117])+1;[$'amortizacijska tabela'.$D117]);&quot;&quot;);0)" office:value-type="float" office:value="384.4387736577" calcext:value-type="float">
            <text:p>384,44 €</text:p>
          </table:table-cell>
          <table:table-cell table:style-name="ce36" table:formula="of:=IF([$'amortizacijska tabela'.$C117]=&quot;&quot;;0;PropertyTaxAmount)" office:value-type="float" office:value="375" calcext:value-type="float">
            <text:p>375,00 €</text:p>
          </table:table-cell>
          <table:table-cell table:style-name="ce36" table:formula="of:=IF([$'amortizacijska tabela'.$C117]=&quot;&quot;;0;[$'amortizacijska tabela'.$E117]+[$'amortizacijska tabela'.$F117]+[$'amortizacijska tabela'.$G117])" office:value-type="float" office:value="1447.0414178007" calcext:value-type="float">
            <text:p>1.447,04 €</text:p>
          </table:table-cell>
          <table:table-cell table:style-name="ce36" table:formula="of:=IF([$'amortizacijska tabela'.$C117]=&quot;&quot;;0;[$'amortizacijska tabela'.$D117]-[$'amortizacijska tabela'.$F117])" office:value-type="float" office:value="165024.634594321" calcext:value-type="float">
            <text:p>165.024,63 €</text:p>
          </table:table-cell>
          <table:table-cell table:style-name="ce32" table:formula="of:=IF([$'amortizacijska tabela'.$I117]&gt;0;LastRow-ROW();0)" office:value-type="float" office:value="246" calcext:value-type="float">
            <text:p><text:s/>246 </text:p>
          </table:table-cell>
          <table:table-cell table:number-columns-repeated="1014"/>
        </table:table-row>
        <table:table-row table:style-name="ro3">
          <table:table-cell/>
          <table:table-cell table:style-name="ce32" table:formula="of:=ROWS([.$B$4:.B118])" office:value-type="float" office:value="115" calcext:value-type="float">
            <text:p><text:s/>115 </text:p>
          </table:table-cell>
          <table:table-cell table:style-name="ce34" table:formula="of:=IF(ValuesEntered;IF([$'amortizacijska tabela'.$B118]&lt;=DurationOfLoan;IF(ROW()-ROW([$'amortizacijska tabela'.$C$3])=1;LoanStart;IF([.I117]&gt;0;EDATE([.C117];1);&quot;&quot;));&quot;&quot;);&quot;&quot;)" office:value-type="date" office:date-value="2030-11-07" calcext:value-type="date">
            <text:p>07. 11. 2030</text:p>
          </table:table-cell>
          <table:table-cell table:style-name="ce36" table:formula="of:=IF(ROW()-ROW([$'amortizacijska tabela'.$D$3])=1;LoanAmount;IF([$'amortizacijska tabela'.$C118]=&quot;&quot;;0;INDEX([$'amortizacijska tabela'.$B$4:.$J$363]; ROW()-4;8)))" office:value-type="float" office:value="165024.634594321" calcext:value-type="float">
            <text:p>165.024,63 €</text:p>
          </table:table-cell>
          <table:table-cell table:style-name="ce36" table:formula="of:=IF(ValuesEntered;IF(ROW()-ROW([$'amortizacijska tabela'.$E$3])=1;-IPMT(InterestRate/12;1;DurationOfLoan-ROWS([.$C$4:.C118])+1;[$'amortizacijska tabela'.$D118]);IFERROR(-IPMT(InterestRate/12;1;[$'amortizacijska tabela'.$J118];[.D119]);0));0)" office:value-type="float" office:value="685.994141635166" calcext:value-type="float">
            <text:p>685,99 €</text:p>
          </table:table-cell>
          <table:table-cell table:style-name="ce36" table:formula="of:=IFERROR(IF(AND(ValuesEntered;[$'amortizacijska tabela'.$C118]&lt;&gt;&quot;&quot;);-PPMT(InterestRate/12;1;DurationOfLoan-ROWS([.$C$4:.C118])+1;[$'amortizacijska tabela'.$D118]);&quot;&quot;);0)" office:value-type="float" office:value="386.040601881274" calcext:value-type="float">
            <text:p>386,04 €</text:p>
          </table:table-cell>
          <table:table-cell table:style-name="ce36" table:formula="of:=IF([$'amortizacijska tabela'.$C118]=&quot;&quot;;0;PropertyTaxAmount)" office:value-type="float" office:value="375" calcext:value-type="float">
            <text:p>375,00 €</text:p>
          </table:table-cell>
          <table:table-cell table:style-name="ce36" table:formula="of:=IF([$'amortizacijska tabela'.$C118]=&quot;&quot;;0;[$'amortizacijska tabela'.$E118]+[$'amortizacijska tabela'.$F118]+[$'amortizacijska tabela'.$G118])" office:value-type="float" office:value="1447.03474351644" calcext:value-type="float">
            <text:p>1.447,03 €</text:p>
          </table:table-cell>
          <table:table-cell table:style-name="ce36" table:formula="of:=IF([$'amortizacijska tabela'.$C118]=&quot;&quot;;0;[$'amortizacijska tabela'.$D118]-[$'amortizacijska tabela'.$F118])" office:value-type="float" office:value="164638.59399244" calcext:value-type="float">
            <text:p>164.638,59 €</text:p>
          </table:table-cell>
          <table:table-cell table:style-name="ce32" table:formula="of:=IF([$'amortizacijska tabela'.$I118]&gt;0;LastRow-ROW();0)" office:value-type="float" office:value="245" calcext:value-type="float">
            <text:p><text:s/>245 </text:p>
          </table:table-cell>
          <table:table-cell table:number-columns-repeated="1014"/>
        </table:table-row>
        <table:table-row table:style-name="ro3">
          <table:table-cell/>
          <table:table-cell table:style-name="ce32" table:formula="of:=ROWS([.$B$4:.B119])" office:value-type="float" office:value="116" calcext:value-type="float">
            <text:p><text:s/>116 </text:p>
          </table:table-cell>
          <table:table-cell table:style-name="ce34" table:formula="of:=IF(ValuesEntered;IF([$'amortizacijska tabela'.$B119]&lt;=DurationOfLoan;IF(ROW()-ROW([$'amortizacijska tabela'.$C$3])=1;LoanStart;IF([.I118]&gt;0;EDATE([.C118];1);&quot;&quot;));&quot;&quot;);&quot;&quot;)" office:value-type="date" office:date-value="2030-12-07" calcext:value-type="date">
            <text:p>07. 12. 2030</text:p>
          </table:table-cell>
          <table:table-cell table:style-name="ce36" table:formula="of:=IF(ROW()-ROW([$'amortizacijska tabela'.$D$3])=1;LoanAmount;IF([$'amortizacijska tabela'.$C119]=&quot;&quot;;0;INDEX([$'amortizacijska tabela'.$B$4:.$J$363]; ROW()-4;8)))" office:value-type="float" office:value="164638.59399244" calcext:value-type="float">
            <text:p>164.638,59 €</text:p>
          </table:table-cell>
          <table:table-cell table:style-name="ce36" table:formula="of:=IF(ValuesEntered;IF(ROW()-ROW([$'amortizacijska tabela'.$E$3])=1;-IPMT(InterestRate/12;1;DurationOfLoan-ROWS([.$C$4:.C119])+1;[$'amortizacijska tabela'.$D119]);IFERROR(-IPMT(InterestRate/12;1;[$'amortizacijska tabela'.$J119];[.D120]);0));0)" office:value-type="float" office:value="684.378937033545" calcext:value-type="float">
            <text:p>684,38 €</text:p>
          </table:table-cell>
          <table:table-cell table:style-name="ce36" table:formula="of:=IFERROR(IF(AND(ValuesEntered;[$'amortizacijska tabela'.$C119]&lt;&gt;&quot;&quot;);-PPMT(InterestRate/12;1;DurationOfLoan-ROWS([.$C$4:.C119])+1;[$'amortizacijska tabela'.$D119]);&quot;&quot;);0)" office:value-type="float" office:value="387.649104389112" calcext:value-type="float">
            <text:p>387,65 €</text:p>
          </table:table-cell>
          <table:table-cell table:style-name="ce36" table:formula="of:=IF([$'amortizacijska tabela'.$C119]=&quot;&quot;;0;PropertyTaxAmount)" office:value-type="float" office:value="375" calcext:value-type="float">
            <text:p>375,00 €</text:p>
          </table:table-cell>
          <table:table-cell table:style-name="ce36" table:formula="of:=IF([$'amortizacijska tabela'.$C119]=&quot;&quot;;0;[$'amortizacijska tabela'.$E119]+[$'amortizacijska tabela'.$F119]+[$'amortizacijska tabela'.$G119])" office:value-type="float" office:value="1447.02804142266" calcext:value-type="float">
            <text:p>1.447,03 €</text:p>
          </table:table-cell>
          <table:table-cell table:style-name="ce36" table:formula="of:=IF([$'amortizacijska tabela'.$C119]=&quot;&quot;;0;[$'amortizacijska tabela'.$D119]-[$'amortizacijska tabela'.$F119])" office:value-type="float" office:value="164250.944888051" calcext:value-type="float">
            <text:p>164.250,94 €</text:p>
          </table:table-cell>
          <table:table-cell table:style-name="ce32" table:formula="of:=IF([$'amortizacijska tabela'.$I119]&gt;0;LastRow-ROW();0)" office:value-type="float" office:value="244" calcext:value-type="float">
            <text:p><text:s/>244 </text:p>
          </table:table-cell>
          <table:table-cell table:number-columns-repeated="1014"/>
        </table:table-row>
        <table:table-row table:style-name="ro3">
          <table:table-cell/>
          <table:table-cell table:style-name="ce32" table:formula="of:=ROWS([.$B$4:.B120])" office:value-type="float" office:value="117" calcext:value-type="float">
            <text:p><text:s/>117 </text:p>
          </table:table-cell>
          <table:table-cell table:style-name="ce34" table:formula="of:=IF(ValuesEntered;IF([$'amortizacijska tabela'.$B120]&lt;=DurationOfLoan;IF(ROW()-ROW([$'amortizacijska tabela'.$C$3])=1;LoanStart;IF([.I119]&gt;0;EDATE([.C119];1);&quot;&quot;));&quot;&quot;);&quot;&quot;)" office:value-type="date" office:date-value="2031-01-07" calcext:value-type="date">
            <text:p>07. 01. 2031</text:p>
          </table:table-cell>
          <table:table-cell table:style-name="ce36" table:formula="of:=IF(ROW()-ROW([$'amortizacijska tabela'.$D$3])=1;LoanAmount;IF([$'amortizacijska tabela'.$C120]=&quot;&quot;;0;INDEX([$'amortizacijska tabela'.$B$4:.$J$363]; ROW()-4;8)))" office:value-type="float" office:value="164250.944888051" calcext:value-type="float">
            <text:p>164.250,94 €</text:p>
          </table:table-cell>
          <table:table-cell table:style-name="ce36" table:formula="of:=IF(ValuesEntered;IF(ROW()-ROW([$'amortizacijska tabela'.$E$3])=1;-IPMT(InterestRate/12;1;DurationOfLoan-ROWS([.$C$4:.C120])+1;[$'amortizacijska tabela'.$D120]);IFERROR(-IPMT(InterestRate/12;1;[$'amortizacijska tabela'.$J120];[.D121]);0));0)" office:value-type="float" office:value="682.75700241275" calcext:value-type="float">
            <text:p>682,76 €</text:p>
          </table:table-cell>
          <table:table-cell table:style-name="ce36" table:formula="of:=IFERROR(IF(AND(ValuesEntered;[$'amortizacijska tabela'.$C120]&lt;&gt;&quot;&quot;);-PPMT(InterestRate/12;1;DurationOfLoan-ROWS([.$C$4:.C120])+1;[$'amortizacijska tabela'.$D120]);&quot;&quot;);0)" office:value-type="float" office:value="389.264308990734" calcext:value-type="float">
            <text:p>389,26 €</text:p>
          </table:table-cell>
          <table:table-cell table:style-name="ce36" table:formula="of:=IF([$'amortizacijska tabela'.$C120]=&quot;&quot;;0;PropertyTaxAmount)" office:value-type="float" office:value="375" calcext:value-type="float">
            <text:p>375,00 €</text:p>
          </table:table-cell>
          <table:table-cell table:style-name="ce36" table:formula="of:=IF([$'amortizacijska tabela'.$C120]=&quot;&quot;;0;[$'amortizacijska tabela'.$E120]+[$'amortizacijska tabela'.$F120]+[$'amortizacijska tabela'.$G120])" office:value-type="float" office:value="1447.02131140348" calcext:value-type="float">
            <text:p>1.447,02 €</text:p>
          </table:table-cell>
          <table:table-cell table:style-name="ce36" table:formula="of:=IF([$'amortizacijska tabela'.$C120]=&quot;&quot;;0;[$'amortizacijska tabela'.$D120]-[$'amortizacijska tabela'.$F120])" office:value-type="float" office:value="163861.68057906" calcext:value-type="float">
            <text:p>163.861,68 €</text:p>
          </table:table-cell>
          <table:table-cell table:style-name="ce32" table:formula="of:=IF([$'amortizacijska tabela'.$I120]&gt;0;LastRow-ROW();0)" office:value-type="float" office:value="243" calcext:value-type="float">
            <text:p><text:s/>243 </text:p>
          </table:table-cell>
          <table:table-cell table:number-columns-repeated="1014"/>
        </table:table-row>
        <table:table-row table:style-name="ro3">
          <table:table-cell/>
          <table:table-cell table:style-name="ce32" table:formula="of:=ROWS([.$B$4:.B121])" office:value-type="float" office:value="118" calcext:value-type="float">
            <text:p><text:s/>118 </text:p>
          </table:table-cell>
          <table:table-cell table:style-name="ce34" table:formula="of:=IF(ValuesEntered;IF([$'amortizacijska tabela'.$B121]&lt;=DurationOfLoan;IF(ROW()-ROW([$'amortizacijska tabela'.$C$3])=1;LoanStart;IF([.I120]&gt;0;EDATE([.C120];1);&quot;&quot;));&quot;&quot;);&quot;&quot;)" office:value-type="date" office:date-value="2031-02-07" calcext:value-type="date">
            <text:p>07. 02. 2031</text:p>
          </table:table-cell>
          <table:table-cell table:style-name="ce36" table:formula="of:=IF(ROW()-ROW([$'amortizacijska tabela'.$D$3])=1;LoanAmount;IF([$'amortizacijska tabela'.$C121]=&quot;&quot;;0;INDEX([$'amortizacijska tabela'.$B$4:.$J$363]; ROW()-4;8)))" office:value-type="float" office:value="163861.68057906" calcext:value-type="float">
            <text:p>163.861,68 €</text:p>
          </table:table-cell>
          <table:table-cell table:style-name="ce36" table:formula="of:=IF(ValuesEntered;IF(ROW()-ROW([$'amortizacijska tabela'.$E$3])=1;-IPMT(InterestRate/12;1;DurationOfLoan-ROWS([.$C$4:.C121])+1;[$'amortizacijska tabela'.$D121]);IFERROR(-IPMT(InterestRate/12;1;[$'amortizacijska tabela'.$J121];[.D122]);0));0)" office:value-type="float" office:value="681.128309731035" calcext:value-type="float">
            <text:p>681,13 €</text:p>
          </table:table-cell>
          <table:table-cell table:style-name="ce36" table:formula="of:=IFERROR(IF(AND(ValuesEntered;[$'amortizacijska tabela'.$C121]&lt;&gt;&quot;&quot;);-PPMT(InterestRate/12;1;DurationOfLoan-ROWS([.$C$4:.C121])+1;[$'amortizacijska tabela'.$D121]);&quot;&quot;);0)" office:value-type="float" office:value="390.886243611528" calcext:value-type="float">
            <text:p>390,89 €</text:p>
          </table:table-cell>
          <table:table-cell table:style-name="ce36" table:formula="of:=IF([$'amortizacijska tabela'.$C121]=&quot;&quot;;0;PropertyTaxAmount)" office:value-type="float" office:value="375" calcext:value-type="float">
            <text:p>375,00 €</text:p>
          </table:table-cell>
          <table:table-cell table:style-name="ce36" table:formula="of:=IF([$'amortizacijska tabela'.$C121]=&quot;&quot;;0;[$'amortizacijska tabela'.$E121]+[$'amortizacijska tabela'.$F121]+[$'amortizacijska tabela'.$G121])" office:value-type="float" office:value="1447.01455334256" calcext:value-type="float">
            <text:p>1.447,01 €</text:p>
          </table:table-cell>
          <table:table-cell table:style-name="ce36" table:formula="of:=IF([$'amortizacijska tabela'.$C121]=&quot;&quot;;0;[$'amortizacijska tabela'.$D121]-[$'amortizacijska tabela'.$F121])" office:value-type="float" office:value="163470.794335448" calcext:value-type="float">
            <text:p>163.470,79 €</text:p>
          </table:table-cell>
          <table:table-cell table:style-name="ce32" table:formula="of:=IF([$'amortizacijska tabela'.$I121]&gt;0;LastRow-ROW();0)" office:value-type="float" office:value="242" calcext:value-type="float">
            <text:p><text:s/>242 </text:p>
          </table:table-cell>
          <table:table-cell table:number-columns-repeated="1014"/>
        </table:table-row>
        <table:table-row table:style-name="ro3">
          <table:table-cell/>
          <table:table-cell table:style-name="ce32" table:formula="of:=ROWS([.$B$4:.B122])" office:value-type="float" office:value="119" calcext:value-type="float">
            <text:p><text:s/>119 </text:p>
          </table:table-cell>
          <table:table-cell table:style-name="ce34" table:formula="of:=IF(ValuesEntered;IF([$'amortizacijska tabela'.$B122]&lt;=DurationOfLoan;IF(ROW()-ROW([$'amortizacijska tabela'.$C$3])=1;LoanStart;IF([.I121]&gt;0;EDATE([.C121];1);&quot;&quot;));&quot;&quot;);&quot;&quot;)" office:value-type="date" office:date-value="2031-03-07" calcext:value-type="date">
            <text:p>07. 03. 2031</text:p>
          </table:table-cell>
          <table:table-cell table:style-name="ce36" table:formula="of:=IF(ROW()-ROW([$'amortizacijska tabela'.$D$3])=1;LoanAmount;IF([$'amortizacijska tabela'.$C122]=&quot;&quot;;0;INDEX([$'amortizacijska tabela'.$B$4:.$J$363]; ROW()-4;8)))" office:value-type="float" office:value="163470.794335448" calcext:value-type="float">
            <text:p>163.470,79 €</text:p>
          </table:table-cell>
          <table:table-cell table:style-name="ce36" table:formula="of:=IF(ValuesEntered;IF(ROW()-ROW([$'amortizacijska tabela'.$E$3])=1;-IPMT(InterestRate/12;1;DurationOfLoan-ROWS([.$C$4:.C122])+1;[$'amortizacijska tabela'.$D122]);IFERROR(-IPMT(InterestRate/12;1;[$'amortizacijska tabela'.$J122];[.D123]);0));0)" office:value-type="float" office:value="679.492830829813" calcext:value-type="float">
            <text:p>679,49 €</text:p>
          </table:table-cell>
          <table:table-cell table:style-name="ce36" table:formula="of:=IFERROR(IF(AND(ValuesEntered;[$'amortizacijska tabela'.$C122]&lt;&gt;&quot;&quot;);-PPMT(InterestRate/12;1;DurationOfLoan-ROWS([.$C$4:.C122])+1;[$'amortizacijska tabela'.$D122]);&quot;&quot;);0)" office:value-type="float" office:value="392.514936293243" calcext:value-type="float">
            <text:p>392,51 €</text:p>
          </table:table-cell>
          <table:table-cell table:style-name="ce36" table:formula="of:=IF([$'amortizacijska tabela'.$C122]=&quot;&quot;;0;PropertyTaxAmount)" office:value-type="float" office:value="375" calcext:value-type="float">
            <text:p>375,00 €</text:p>
          </table:table-cell>
          <table:table-cell table:style-name="ce36" table:formula="of:=IF([$'amortizacijska tabela'.$C122]=&quot;&quot;;0;[$'amortizacijska tabela'.$E122]+[$'amortizacijska tabela'.$F122]+[$'amortizacijska tabela'.$G122])" office:value-type="float" office:value="1447.00776712306" calcext:value-type="float">
            <text:p>1.447,01 €</text:p>
          </table:table-cell>
          <table:table-cell table:style-name="ce36" table:formula="of:=IF([$'amortizacijska tabela'.$C122]=&quot;&quot;;0;[$'amortizacijska tabela'.$D122]-[$'amortizacijska tabela'.$F122])" office:value-type="float" office:value="163078.279399155" calcext:value-type="float">
            <text:p>163.078,28 €</text:p>
          </table:table-cell>
          <table:table-cell table:style-name="ce32" table:formula="of:=IF([$'amortizacijska tabela'.$I122]&gt;0;LastRow-ROW();0)" office:value-type="float" office:value="241" calcext:value-type="float">
            <text:p><text:s/>241 </text:p>
          </table:table-cell>
          <table:table-cell table:number-columns-repeated="1014"/>
        </table:table-row>
        <table:table-row table:style-name="ro3">
          <table:table-cell/>
          <table:table-cell table:style-name="ce32" table:formula="of:=ROWS([.$B$4:.B123])" office:value-type="float" office:value="120" calcext:value-type="float">
            <text:p><text:s/>120 </text:p>
          </table:table-cell>
          <table:table-cell table:style-name="ce34" table:formula="of:=IF(ValuesEntered;IF([$'amortizacijska tabela'.$B123]&lt;=DurationOfLoan;IF(ROW()-ROW([$'amortizacijska tabela'.$C$3])=1;LoanStart;IF([.I122]&gt;0;EDATE([.C122];1);&quot;&quot;));&quot;&quot;);&quot;&quot;)" office:value-type="date" office:date-value="2031-04-07" calcext:value-type="date">
            <text:p>07. 04. 2031</text:p>
          </table:table-cell>
          <table:table-cell table:style-name="ce36" table:formula="of:=IF(ROW()-ROW([$'amortizacijska tabela'.$D$3])=1;LoanAmount;IF([$'amortizacijska tabela'.$C123]=&quot;&quot;;0;INDEX([$'amortizacijska tabela'.$B$4:.$J$363]; ROW()-4;8)))" office:value-type="float" office:value="163078.279399155" calcext:value-type="float">
            <text:p>163.078,28 €</text:p>
          </table:table-cell>
          <table:table-cell table:style-name="ce36" table:formula="of:=IF(ValuesEntered;IF(ROW()-ROW([$'amortizacijska tabela'.$E$3])=1;-IPMT(InterestRate/12;1;DurationOfLoan-ROWS([.$C$4:.C123])+1;[$'amortizacijska tabela'.$D123]);IFERROR(-IPMT(InterestRate/12;1;[$'amortizacijska tabela'.$J123];[.D124]);0));0)" office:value-type="float" office:value="677.85053743317" calcext:value-type="float">
            <text:p>677,85 €</text:p>
          </table:table-cell>
          <table:table-cell table:style-name="ce36" table:formula="of:=IFERROR(IF(AND(ValuesEntered;[$'amortizacijska tabela'.$C123]&lt;&gt;&quot;&quot;);-PPMT(InterestRate/12;1;DurationOfLoan-ROWS([.$C$4:.C123])+1;[$'amortizacijska tabela'.$D123]);&quot;&quot;);0)" office:value-type="float" office:value="394.150415194465" calcext:value-type="float">
            <text:p>394,15 €</text:p>
          </table:table-cell>
          <table:table-cell table:style-name="ce36" table:formula="of:=IF([$'amortizacijska tabela'.$C123]=&quot;&quot;;0;PropertyTaxAmount)" office:value-type="float" office:value="375" calcext:value-type="float">
            <text:p>375,00 €</text:p>
          </table:table-cell>
          <table:table-cell table:style-name="ce36" table:formula="of:=IF([$'amortizacijska tabela'.$C123]=&quot;&quot;;0;[$'amortizacijska tabela'.$E123]+[$'amortizacijska tabela'.$F123]+[$'amortizacijska tabela'.$G123])" office:value-type="float" office:value="1447.00095262763" calcext:value-type="float">
            <text:p>1.447,00 €</text:p>
          </table:table-cell>
          <table:table-cell table:style-name="ce36" table:formula="of:=IF([$'amortizacijska tabela'.$C123]=&quot;&quot;;0;[$'amortizacijska tabela'.$D123]-[$'amortizacijska tabela'.$F123])" office:value-type="float" office:value="162684.128983961" calcext:value-type="float">
            <text:p>162.684,13 €</text:p>
          </table:table-cell>
          <table:table-cell table:style-name="ce32" table:formula="of:=IF([$'amortizacijska tabela'.$I123]&gt;0;LastRow-ROW();0)" office:value-type="float" office:value="240" calcext:value-type="float">
            <text:p><text:s/>240 </text:p>
          </table:table-cell>
          <table:table-cell table:number-columns-repeated="1014"/>
        </table:table-row>
        <table:table-row table:style-name="ro3">
          <table:table-cell/>
          <table:table-cell table:style-name="ce32" table:formula="of:=ROWS([.$B$4:.B124])" office:value-type="float" office:value="121" calcext:value-type="float">
            <text:p><text:s/>121 </text:p>
          </table:table-cell>
          <table:table-cell table:style-name="ce34" table:formula="of:=IF(ValuesEntered;IF([$'amortizacijska tabela'.$B124]&lt;=DurationOfLoan;IF(ROW()-ROW([$'amortizacijska tabela'.$C$3])=1;LoanStart;IF([.I123]&gt;0;EDATE([.C123];1);&quot;&quot;));&quot;&quot;);&quot;&quot;)" office:value-type="date" office:date-value="2031-05-07" calcext:value-type="date">
            <text:p>07. 05. 2031</text:p>
          </table:table-cell>
          <table:table-cell table:style-name="ce36" table:formula="of:=IF(ROW()-ROW([$'amortizacijska tabela'.$D$3])=1;LoanAmount;IF([$'amortizacijska tabela'.$C124]=&quot;&quot;;0;INDEX([$'amortizacijska tabela'.$B$4:.$J$363]; ROW()-4;8)))" office:value-type="float" office:value="162684.128983961" calcext:value-type="float">
            <text:p>162.684,13 €</text:p>
          </table:table-cell>
          <table:table-cell table:style-name="ce36" table:formula="of:=IF(ValuesEntered;IF(ROW()-ROW([$'amortizacijska tabela'.$E$3])=1;-IPMT(InterestRate/12;1;DurationOfLoan-ROWS([.$C$4:.C124])+1;[$'amortizacijska tabela'.$D124]);IFERROR(-IPMT(InterestRate/12;1;[$'amortizacijska tabela'.$J124];[.D125]);0));0)" office:value-type="float" office:value="676.201401147373" calcext:value-type="float">
            <text:p>676,20 €</text:p>
          </table:table-cell>
          <table:table-cell table:style-name="ce36" table:formula="of:=IFERROR(IF(AND(ValuesEntered;[$'amortizacijska tabela'.$C124]&lt;&gt;&quot;&quot;);-PPMT(InterestRate/12;1;DurationOfLoan-ROWS([.$C$4:.C124])+1;[$'amortizacijska tabela'.$D124]);&quot;&quot;);0)" office:value-type="float" office:value="395.792708591109" calcext:value-type="float">
            <text:p>395,79 €</text:p>
          </table:table-cell>
          <table:table-cell table:style-name="ce36" table:formula="of:=IF([$'amortizacijska tabela'.$C124]=&quot;&quot;;0;PropertyTaxAmount)" office:value-type="float" office:value="375" calcext:value-type="float">
            <text:p>375,00 €</text:p>
          </table:table-cell>
          <table:table-cell table:style-name="ce36" table:formula="of:=IF([$'amortizacijska tabela'.$C124]=&quot;&quot;;0;[$'amortizacijska tabela'.$E124]+[$'amortizacijska tabela'.$F124]+[$'amortizacijska tabela'.$G124])" office:value-type="float" office:value="1446.99410973848" calcext:value-type="float">
            <text:p>1.446,99 €</text:p>
          </table:table-cell>
          <table:table-cell table:style-name="ce36" table:formula="of:=IF([$'amortizacijska tabela'.$C124]=&quot;&quot;;0;[$'amortizacijska tabela'.$D124]-[$'amortizacijska tabela'.$F124])" office:value-type="float" office:value="162288.33627537" calcext:value-type="float">
            <text:p>162.288,34 €</text:p>
          </table:table-cell>
          <table:table-cell table:style-name="ce32" table:formula="of:=IF([$'amortizacijska tabela'.$I124]&gt;0;LastRow-ROW();0)" office:value-type="float" office:value="239" calcext:value-type="float">
            <text:p><text:s/>239 </text:p>
          </table:table-cell>
          <table:table-cell table:number-columns-repeated="1014"/>
        </table:table-row>
        <table:table-row table:style-name="ro3">
          <table:table-cell/>
          <table:table-cell table:style-name="ce32" table:formula="of:=ROWS([.$B$4:.B125])" office:value-type="float" office:value="122" calcext:value-type="float">
            <text:p><text:s/>122 </text:p>
          </table:table-cell>
          <table:table-cell table:style-name="ce34" table:formula="of:=IF(ValuesEntered;IF([$'amortizacijska tabela'.$B125]&lt;=DurationOfLoan;IF(ROW()-ROW([$'amortizacijska tabela'.$C$3])=1;LoanStart;IF([.I124]&gt;0;EDATE([.C124];1);&quot;&quot;));&quot;&quot;);&quot;&quot;)" office:value-type="date" office:date-value="2031-06-07" calcext:value-type="date">
            <text:p>07. 06. 2031</text:p>
          </table:table-cell>
          <table:table-cell table:style-name="ce36" table:formula="of:=IF(ROW()-ROW([$'amortizacijska tabela'.$D$3])=1;LoanAmount;IF([$'amortizacijska tabela'.$C125]=&quot;&quot;;0;INDEX([$'amortizacijska tabela'.$B$4:.$J$363]; ROW()-4;8)))" office:value-type="float" office:value="162288.33627537" calcext:value-type="float">
            <text:p>162.288,34 €</text:p>
          </table:table-cell>
          <table:table-cell table:style-name="ce36" table:formula="of:=IF(ValuesEntered;IF(ROW()-ROW([$'amortizacijska tabela'.$E$3])=1;-IPMT(InterestRate/12;1;DurationOfLoan-ROWS([.$C$4:.C125])+1;[$'amortizacijska tabela'.$D125]);IFERROR(-IPMT(InterestRate/12;1;[$'amortizacijska tabela'.$J125];[.D126]);0));0)" office:value-type="float" office:value="674.545393460386" calcext:value-type="float">
            <text:p>674,55 €</text:p>
          </table:table-cell>
          <table:table-cell table:style-name="ce36" table:formula="of:=IFERROR(IF(AND(ValuesEntered;[$'amortizacijska tabela'.$C125]&lt;&gt;&quot;&quot;);-PPMT(InterestRate/12;1;DurationOfLoan-ROWS([.$C$4:.C125])+1;[$'amortizacijska tabela'.$D125]);&quot;&quot;);0)" office:value-type="float" office:value="397.441844876905" calcext:value-type="float">
            <text:p>397,44 €</text:p>
          </table:table-cell>
          <table:table-cell table:style-name="ce36" table:formula="of:=IF([$'amortizacijska tabela'.$C125]=&quot;&quot;;0;PropertyTaxAmount)" office:value-type="float" office:value="375" calcext:value-type="float">
            <text:p>375,00 €</text:p>
          </table:table-cell>
          <table:table-cell table:style-name="ce36" table:formula="of:=IF([$'amortizacijska tabela'.$C125]=&quot;&quot;;0;[$'amortizacijska tabela'.$E125]+[$'amortizacijska tabela'.$F125]+[$'amortizacijska tabela'.$G125])" office:value-type="float" office:value="1446.98723833729" calcext:value-type="float">
            <text:p>1.446,99 €</text:p>
          </table:table-cell>
          <table:table-cell table:style-name="ce36" table:formula="of:=IF([$'amortizacijska tabela'.$C125]=&quot;&quot;;0;[$'amortizacijska tabela'.$D125]-[$'amortizacijska tabela'.$F125])" office:value-type="float" office:value="161890.894430493" calcext:value-type="float">
            <text:p>161.890,89 €</text:p>
          </table:table-cell>
          <table:table-cell table:style-name="ce32" table:formula="of:=IF([$'amortizacijska tabela'.$I125]&gt;0;LastRow-ROW();0)" office:value-type="float" office:value="238" calcext:value-type="float">
            <text:p><text:s/>238 </text:p>
          </table:table-cell>
          <table:table-cell table:number-columns-repeated="1014"/>
        </table:table-row>
        <table:table-row table:style-name="ro3">
          <table:table-cell/>
          <table:table-cell table:style-name="ce32" table:formula="of:=ROWS([.$B$4:.B126])" office:value-type="float" office:value="123" calcext:value-type="float">
            <text:p><text:s/>123 </text:p>
          </table:table-cell>
          <table:table-cell table:style-name="ce34" table:formula="of:=IF(ValuesEntered;IF([$'amortizacijska tabela'.$B126]&lt;=DurationOfLoan;IF(ROW()-ROW([$'amortizacijska tabela'.$C$3])=1;LoanStart;IF([.I125]&gt;0;EDATE([.C125];1);&quot;&quot;));&quot;&quot;);&quot;&quot;)" office:value-type="date" office:date-value="2031-07-07" calcext:value-type="date">
            <text:p>07. 07. 2031</text:p>
          </table:table-cell>
          <table:table-cell table:style-name="ce36" table:formula="of:=IF(ROW()-ROW([$'amortizacijska tabela'.$D$3])=1;LoanAmount;IF([$'amortizacijska tabela'.$C126]=&quot;&quot;;0;INDEX([$'amortizacijska tabela'.$B$4:.$J$363]; ROW()-4;8)))" office:value-type="float" office:value="161890.894430493" calcext:value-type="float">
            <text:p>161.890,89 €</text:p>
          </table:table-cell>
          <table:table-cell table:style-name="ce36" table:formula="of:=IF(ValuesEntered;IF(ROW()-ROW([$'amortizacijska tabela'.$E$3])=1;-IPMT(InterestRate/12;1;DurationOfLoan-ROWS([.$C$4:.C126])+1;[$'amortizacijska tabela'.$D126]);IFERROR(-IPMT(InterestRate/12;1;[$'amortizacijska tabela'.$J126];[.D127]);0));0)" office:value-type="float" office:value="672.88248574137" calcext:value-type="float">
            <text:p>672,88 €</text:p>
          </table:table-cell>
          <table:table-cell table:style-name="ce36" table:formula="of:=IFERROR(IF(AND(ValuesEntered;[$'amortizacijska tabela'.$C126]&lt;&gt;&quot;&quot;);-PPMT(InterestRate/12;1;DurationOfLoan-ROWS([.$C$4:.C126])+1;[$'amortizacijska tabela'.$D126]);&quot;&quot;);0)" office:value-type="float" office:value="399.097852563892" calcext:value-type="float">
            <text:p>399,10 €</text:p>
          </table:table-cell>
          <table:table-cell table:style-name="ce36" table:formula="of:=IF([$'amortizacijska tabela'.$C126]=&quot;&quot;;0;PropertyTaxAmount)" office:value-type="float" office:value="375" calcext:value-type="float">
            <text:p>375,00 €</text:p>
          </table:table-cell>
          <table:table-cell table:style-name="ce36" table:formula="of:=IF([$'amortizacijska tabela'.$C126]=&quot;&quot;;0;[$'amortizacijska tabela'.$E126]+[$'amortizacijska tabela'.$F126]+[$'amortizacijska tabela'.$G126])" office:value-type="float" office:value="1446.98033830526" calcext:value-type="float">
            <text:p>1.446,98 €</text:p>
          </table:table-cell>
          <table:table-cell table:style-name="ce36" table:formula="of:=IF([$'amortizacijska tabela'.$C126]=&quot;&quot;;0;[$'amortizacijska tabela'.$D126]-[$'amortizacijska tabela'.$F126])" office:value-type="float" office:value="161491.796577929" calcext:value-type="float">
            <text:p>161.491,80 €</text:p>
          </table:table-cell>
          <table:table-cell table:style-name="ce32" table:formula="of:=IF([$'amortizacijska tabela'.$I126]&gt;0;LastRow-ROW();0)" office:value-type="float" office:value="237" calcext:value-type="float">
            <text:p><text:s/>237 </text:p>
          </table:table-cell>
          <table:table-cell table:number-columns-repeated="1014"/>
        </table:table-row>
        <table:table-row table:style-name="ro3">
          <table:table-cell/>
          <table:table-cell table:style-name="ce32" table:formula="of:=ROWS([.$B$4:.B127])" office:value-type="float" office:value="124" calcext:value-type="float">
            <text:p><text:s/>124 </text:p>
          </table:table-cell>
          <table:table-cell table:style-name="ce34" table:formula="of:=IF(ValuesEntered;IF([$'amortizacijska tabela'.$B127]&lt;=DurationOfLoan;IF(ROW()-ROW([$'amortizacijska tabela'.$C$3])=1;LoanStart;IF([.I126]&gt;0;EDATE([.C126];1);&quot;&quot;));&quot;&quot;);&quot;&quot;)" office:value-type="date" office:date-value="2031-08-07" calcext:value-type="date">
            <text:p>07. 08. 2031</text:p>
          </table:table-cell>
          <table:table-cell table:style-name="ce36" table:formula="of:=IF(ROW()-ROW([$'amortizacijska tabela'.$D$3])=1;LoanAmount;IF([$'amortizacijska tabela'.$C127]=&quot;&quot;;0;INDEX([$'amortizacijska tabela'.$B$4:.$J$363]; ROW()-4;8)))" office:value-type="float" office:value="161491.796577929" calcext:value-type="float">
            <text:p>161.491,80 €</text:p>
          </table:table-cell>
          <table:table-cell table:style-name="ce36" table:formula="of:=IF(ValuesEntered;IF(ROW()-ROW([$'amortizacijska tabela'.$E$3])=1;-IPMT(InterestRate/12;1;DurationOfLoan-ROWS([.$C$4:.C127])+1;[$'amortizacijska tabela'.$D127]);IFERROR(-IPMT(InterestRate/12;1;[$'amortizacijska tabela'.$J127];[.D128]);0));0)" office:value-type="float" office:value="671.212649240191" calcext:value-type="float">
            <text:p>671,21 €</text:p>
          </table:table-cell>
          <table:table-cell table:style-name="ce36" table:formula="of:=IFERROR(IF(AND(ValuesEntered;[$'amortizacijska tabela'.$C127]&lt;&gt;&quot;&quot;);-PPMT(InterestRate/12;1;DurationOfLoan-ROWS([.$C$4:.C127])+1;[$'amortizacijska tabela'.$D127]);&quot;&quot;);0)" office:value-type="float" office:value="400.760760282908" calcext:value-type="float">
            <text:p>400,76 €</text:p>
          </table:table-cell>
          <table:table-cell table:style-name="ce36" table:formula="of:=IF([$'amortizacijska tabela'.$C127]=&quot;&quot;;0;PropertyTaxAmount)" office:value-type="float" office:value="375" calcext:value-type="float">
            <text:p>375,00 €</text:p>
          </table:table-cell>
          <table:table-cell table:style-name="ce36" table:formula="of:=IF([$'amortizacijska tabela'.$C127]=&quot;&quot;;0;[$'amortizacijska tabela'.$E127]+[$'amortizacijska tabela'.$F127]+[$'amortizacijska tabela'.$G127])" office:value-type="float" office:value="1446.9734095231" calcext:value-type="float">
            <text:p>1.446,97 €</text:p>
          </table:table-cell>
          <table:table-cell table:style-name="ce36" table:formula="of:=IF([$'amortizacijska tabela'.$C127]=&quot;&quot;;0;[$'amortizacijska tabela'.$D127]-[$'amortizacijska tabela'.$F127])" office:value-type="float" office:value="161091.035817646" calcext:value-type="float">
            <text:p>161.091,04 €</text:p>
          </table:table-cell>
          <table:table-cell table:style-name="ce32" table:formula="of:=IF([$'amortizacijska tabela'.$I127]&gt;0;LastRow-ROW();0)" office:value-type="float" office:value="236" calcext:value-type="float">
            <text:p><text:s/>236 </text:p>
          </table:table-cell>
          <table:table-cell table:number-columns-repeated="1014"/>
        </table:table-row>
        <table:table-row table:style-name="ro3">
          <table:table-cell/>
          <table:table-cell table:style-name="ce32" table:formula="of:=ROWS([.$B$4:.B128])" office:value-type="float" office:value="125" calcext:value-type="float">
            <text:p><text:s/>125 </text:p>
          </table:table-cell>
          <table:table-cell table:style-name="ce34" table:formula="of:=IF(ValuesEntered;IF([$'amortizacijska tabela'.$B128]&lt;=DurationOfLoan;IF(ROW()-ROW([$'amortizacijska tabela'.$C$3])=1;LoanStart;IF([.I127]&gt;0;EDATE([.C127];1);&quot;&quot;));&quot;&quot;);&quot;&quot;)" office:value-type="date" office:date-value="2031-09-07" calcext:value-type="date">
            <text:p>07. 09. 2031</text:p>
          </table:table-cell>
          <table:table-cell table:style-name="ce36" table:formula="of:=IF(ROW()-ROW([$'amortizacijska tabela'.$D$3])=1;LoanAmount;IF([$'amortizacijska tabela'.$C128]=&quot;&quot;;0;INDEX([$'amortizacijska tabela'.$B$4:.$J$363]; ROW()-4;8)))" office:value-type="float" office:value="161091.035817646" calcext:value-type="float">
            <text:p>161.091,04 €</text:p>
          </table:table-cell>
          <table:table-cell table:style-name="ce36" table:formula="of:=IF(ValuesEntered;IF(ROW()-ROW([$'amortizacijska tabela'.$E$3])=1;-IPMT(InterestRate/12;1;DurationOfLoan-ROWS([.$C$4:.C128])+1;[$'amortizacijska tabela'.$D128]);IFERROR(-IPMT(InterestRate/12;1;[$'amortizacijska tabela'.$J128];[.D129]);0));0)" office:value-type="float" office:value="669.535855086924" calcext:value-type="float">
            <text:p>669,54 €</text:p>
          </table:table-cell>
          <table:table-cell table:style-name="ce36" table:formula="of:=IFERROR(IF(AND(ValuesEntered;[$'amortizacijska tabela'.$C128]&lt;&gt;&quot;&quot;);-PPMT(InterestRate/12;1;DurationOfLoan-ROWS([.$C$4:.C128])+1;[$'amortizacijska tabela'.$D128]);&quot;&quot;);0)" office:value-type="float" office:value="402.430596784087" calcext:value-type="float">
            <text:p>402,43 €</text:p>
          </table:table-cell>
          <table:table-cell table:style-name="ce36" table:formula="of:=IF([$'amortizacijska tabela'.$C128]=&quot;&quot;;0;PropertyTaxAmount)" office:value-type="float" office:value="375" calcext:value-type="float">
            <text:p>375,00 €</text:p>
          </table:table-cell>
          <table:table-cell table:style-name="ce36" table:formula="of:=IF([$'amortizacijska tabela'.$C128]=&quot;&quot;;0;[$'amortizacijska tabela'.$E128]+[$'amortizacijska tabela'.$F128]+[$'amortizacijska tabela'.$G128])" office:value-type="float" office:value="1446.96645187101" calcext:value-type="float">
            <text:p>1.446,97 €</text:p>
          </table:table-cell>
          <table:table-cell table:style-name="ce36" table:formula="of:=IF([$'amortizacijska tabela'.$C128]=&quot;&quot;;0;[$'amortizacijska tabela'.$D128]-[$'amortizacijska tabela'.$F128])" office:value-type="float" office:value="160688.605220862" calcext:value-type="float">
            <text:p>160.688,61 €</text:p>
          </table:table-cell>
          <table:table-cell table:style-name="ce32" table:formula="of:=IF([$'amortizacijska tabela'.$I128]&gt;0;LastRow-ROW();0)" office:value-type="float" office:value="235" calcext:value-type="float">
            <text:p><text:s/>235 </text:p>
          </table:table-cell>
          <table:table-cell table:number-columns-repeated="1014"/>
        </table:table-row>
        <table:table-row table:style-name="ro3">
          <table:table-cell/>
          <table:table-cell table:style-name="ce32" table:formula="of:=ROWS([.$B$4:.B129])" office:value-type="float" office:value="126" calcext:value-type="float">
            <text:p><text:s/>126 </text:p>
          </table:table-cell>
          <table:table-cell table:style-name="ce34" table:formula="of:=IF(ValuesEntered;IF([$'amortizacijska tabela'.$B129]&lt;=DurationOfLoan;IF(ROW()-ROW([$'amortizacijska tabela'.$C$3])=1;LoanStart;IF([.I128]&gt;0;EDATE([.C128];1);&quot;&quot;));&quot;&quot;);&quot;&quot;)" office:value-type="date" office:date-value="2031-10-07" calcext:value-type="date">
            <text:p>07. 10. 2031</text:p>
          </table:table-cell>
          <table:table-cell table:style-name="ce36" table:formula="of:=IF(ROW()-ROW([$'amortizacijska tabela'.$D$3])=1;LoanAmount;IF([$'amortizacijska tabela'.$C129]=&quot;&quot;;0;INDEX([$'amortizacijska tabela'.$B$4:.$J$363]; ROW()-4;8)))" office:value-type="float" office:value="160688.605220862" calcext:value-type="float">
            <text:p>160.688,61 €</text:p>
          </table:table-cell>
          <table:table-cell table:style-name="ce36" table:formula="of:=IF(ValuesEntered;IF(ROW()-ROW([$'amortizacijska tabela'.$E$3])=1;-IPMT(InterestRate/12;1;DurationOfLoan-ROWS([.$C$4:.C129])+1;[$'amortizacijska tabela'.$D129]);IFERROR(-IPMT(InterestRate/12;1;[$'amortizacijska tabela'.$J129];[.D130]);0));0)" office:value-type="float" office:value="667.852074291352" calcext:value-type="float">
            <text:p>667,85 €</text:p>
          </table:table-cell>
          <table:table-cell table:style-name="ce36" table:formula="of:=IFERROR(IF(AND(ValuesEntered;[$'amortizacijska tabela'.$C129]&lt;&gt;&quot;&quot;);-PPMT(InterestRate/12;1;DurationOfLoan-ROWS([.$C$4:.C129])+1;[$'amortizacijska tabela'.$D129]);&quot;&quot;);0)" office:value-type="float" office:value="404.107390937354" calcext:value-type="float">
            <text:p>404,11 €</text:p>
          </table:table-cell>
          <table:table-cell table:style-name="ce36" table:formula="of:=IF([$'amortizacijska tabela'.$C129]=&quot;&quot;;0;PropertyTaxAmount)" office:value-type="float" office:value="375" calcext:value-type="float">
            <text:p>375,00 €</text:p>
          </table:table-cell>
          <table:table-cell table:style-name="ce36" table:formula="of:=IF([$'amortizacijska tabela'.$C129]=&quot;&quot;;0;[$'amortizacijska tabela'.$E129]+[$'amortizacijska tabela'.$F129]+[$'amortizacijska tabela'.$G129])" office:value-type="float" office:value="1446.95946522871" calcext:value-type="float">
            <text:p>1.446,96 €</text:p>
          </table:table-cell>
          <table:table-cell table:style-name="ce36" table:formula="of:=IF([$'amortizacijska tabela'.$C129]=&quot;&quot;;0;[$'amortizacijska tabela'.$D129]-[$'amortizacijska tabela'.$F129])" office:value-type="float" office:value="160284.497829924" calcext:value-type="float">
            <text:p>160.284,50 €</text:p>
          </table:table-cell>
          <table:table-cell table:style-name="ce32" table:formula="of:=IF([$'amortizacijska tabela'.$I129]&gt;0;LastRow-ROW();0)" office:value-type="float" office:value="234" calcext:value-type="float">
            <text:p><text:s/>234 </text:p>
          </table:table-cell>
          <table:table-cell table:number-columns-repeated="1014"/>
        </table:table-row>
        <table:table-row table:style-name="ro3">
          <table:table-cell/>
          <table:table-cell table:style-name="ce32" table:formula="of:=ROWS([.$B$4:.B130])" office:value-type="float" office:value="127" calcext:value-type="float">
            <text:p><text:s/>127 </text:p>
          </table:table-cell>
          <table:table-cell table:style-name="ce34" table:formula="of:=IF(ValuesEntered;IF([$'amortizacijska tabela'.$B130]&lt;=DurationOfLoan;IF(ROW()-ROW([$'amortizacijska tabela'.$C$3])=1;LoanStart;IF([.I129]&gt;0;EDATE([.C129];1);&quot;&quot;));&quot;&quot;);&quot;&quot;)" office:value-type="date" office:date-value="2031-11-07" calcext:value-type="date">
            <text:p>07. 11. 2031</text:p>
          </table:table-cell>
          <table:table-cell table:style-name="ce36" table:formula="of:=IF(ROW()-ROW([$'amortizacijska tabela'.$D$3])=1;LoanAmount;IF([$'amortizacijska tabela'.$C130]=&quot;&quot;;0;INDEX([$'amortizacijska tabela'.$B$4:.$J$363]; ROW()-4;8)))" office:value-type="float" office:value="160284.497829924" calcext:value-type="float">
            <text:p>160.284,50 €</text:p>
          </table:table-cell>
          <table:table-cell table:style-name="ce36" table:formula="of:=IF(ValuesEntered;IF(ROW()-ROW([$'amortizacijska tabela'.$E$3])=1;-IPMT(InterestRate/12;1;DurationOfLoan-ROWS([.$C$4:.C130])+1;[$'amortizacijska tabela'.$D130]);IFERROR(-IPMT(InterestRate/12;1;[$'amortizacijska tabela'.$J130];[.D131]);0));0)" office:value-type="float" office:value="666.161277742465" calcext:value-type="float">
            <text:p>666,16 €</text:p>
          </table:table-cell>
          <table:table-cell table:style-name="ce36" table:formula="of:=IFERROR(IF(AND(ValuesEntered;[$'amortizacijska tabela'.$C130]&lt;&gt;&quot;&quot;);-PPMT(InterestRate/12;1;DurationOfLoan-ROWS([.$C$4:.C130])+1;[$'amortizacijska tabela'.$D130]);&quot;&quot;);0)" office:value-type="float" office:value="405.791171732927" calcext:value-type="float">
            <text:p>405,79 €</text:p>
          </table:table-cell>
          <table:table-cell table:style-name="ce36" table:formula="of:=IF([$'amortizacijska tabela'.$C130]=&quot;&quot;;0;PropertyTaxAmount)" office:value-type="float" office:value="375" calcext:value-type="float">
            <text:p>375,00 €</text:p>
          </table:table-cell>
          <table:table-cell table:style-name="ce36" table:formula="of:=IF([$'amortizacijska tabela'.$C130]=&quot;&quot;;0;[$'amortizacijska tabela'.$E130]+[$'amortizacijska tabela'.$F130]+[$'amortizacijska tabela'.$G130])" office:value-type="float" office:value="1446.95244947539" calcext:value-type="float">
            <text:p>1.446,95 €</text:p>
          </table:table-cell>
          <table:table-cell table:style-name="ce36" table:formula="of:=IF([$'amortizacijska tabela'.$C130]=&quot;&quot;;0;[$'amortizacijska tabela'.$D130]-[$'amortizacijska tabela'.$F130])" office:value-type="float" office:value="159878.706658192" calcext:value-type="float">
            <text:p>159.878,71 €</text:p>
          </table:table-cell>
          <table:table-cell table:style-name="ce32" table:formula="of:=IF([$'amortizacijska tabela'.$I130]&gt;0;LastRow-ROW();0)" office:value-type="float" office:value="233" calcext:value-type="float">
            <text:p><text:s/>233 </text:p>
          </table:table-cell>
          <table:table-cell table:number-columns-repeated="1014"/>
        </table:table-row>
        <table:table-row table:style-name="ro3">
          <table:table-cell/>
          <table:table-cell table:style-name="ce32" table:formula="of:=ROWS([.$B$4:.B131])" office:value-type="float" office:value="128" calcext:value-type="float">
            <text:p><text:s/>128 </text:p>
          </table:table-cell>
          <table:table-cell table:style-name="ce34" table:formula="of:=IF(ValuesEntered;IF([$'amortizacijska tabela'.$B131]&lt;=DurationOfLoan;IF(ROW()-ROW([$'amortizacijska tabela'.$C$3])=1;LoanStart;IF([.I130]&gt;0;EDATE([.C130];1);&quot;&quot;));&quot;&quot;);&quot;&quot;)" office:value-type="date" office:date-value="2031-12-07" calcext:value-type="date">
            <text:p>07. 12. 2031</text:p>
          </table:table-cell>
          <table:table-cell table:style-name="ce36" table:formula="of:=IF(ROW()-ROW([$'amortizacijska tabela'.$D$3])=1;LoanAmount;IF([$'amortizacijska tabela'.$C131]=&quot;&quot;;0;INDEX([$'amortizacijska tabela'.$B$4:.$J$363]; ROW()-4;8)))" office:value-type="float" office:value="159878.706658192" calcext:value-type="float">
            <text:p>159.878,71 €</text:p>
          </table:table-cell>
          <table:table-cell table:style-name="ce36" table:formula="of:=IF(ValuesEntered;IF(ROW()-ROW([$'amortizacijska tabela'.$E$3])=1;-IPMT(InterestRate/12;1;DurationOfLoan-ROWS([.$C$4:.C131])+1;[$'amortizacijska tabela'.$D131]);IFERROR(-IPMT(InterestRate/12;1;[$'amortizacijska tabela'.$J131];[.D132]);0));0)" office:value-type="float" office:value="664.463436207957" calcext:value-type="float">
            <text:p>664,46 €</text:p>
          </table:table-cell>
          <table:table-cell table:style-name="ce36" table:formula="of:=IFERROR(IF(AND(ValuesEntered;[$'amortizacijska tabela'.$C131]&lt;&gt;&quot;&quot;);-PPMT(InterestRate/12;1;DurationOfLoan-ROWS([.$C$4:.C131])+1;[$'amortizacijska tabela'.$D131]);&quot;&quot;);0)" office:value-type="float" office:value="407.481968281813" calcext:value-type="float">
            <text:p>407,48 €</text:p>
          </table:table-cell>
          <table:table-cell table:style-name="ce36" table:formula="of:=IF([$'amortizacijska tabela'.$C131]=&quot;&quot;;0;PropertyTaxAmount)" office:value-type="float" office:value="375" calcext:value-type="float">
            <text:p>375,00 €</text:p>
          </table:table-cell>
          <table:table-cell table:style-name="ce36" table:formula="of:=IF([$'amortizacijska tabela'.$C131]=&quot;&quot;;0;[$'amortizacijska tabela'.$E131]+[$'amortizacijska tabela'.$F131]+[$'amortizacijska tabela'.$G131])" office:value-type="float" office:value="1446.94540448977" calcext:value-type="float">
            <text:p>1.446,95 €</text:p>
          </table:table-cell>
          <table:table-cell table:style-name="ce36" table:formula="of:=IF([$'amortizacijska tabela'.$C131]=&quot;&quot;;0;[$'amortizacijska tabela'.$D131]-[$'amortizacijska tabela'.$F131])" office:value-type="float" office:value="159471.22468991" calcext:value-type="float">
            <text:p>159.471,22 €</text:p>
          </table:table-cell>
          <table:table-cell table:style-name="ce32" table:formula="of:=IF([$'amortizacijska tabela'.$I131]&gt;0;LastRow-ROW();0)" office:value-type="float" office:value="232" calcext:value-type="float">
            <text:p><text:s/>232 </text:p>
          </table:table-cell>
          <table:table-cell table:number-columns-repeated="1014"/>
        </table:table-row>
        <table:table-row table:style-name="ro3">
          <table:table-cell/>
          <table:table-cell table:style-name="ce32" table:formula="of:=ROWS([.$B$4:.B132])" office:value-type="float" office:value="129" calcext:value-type="float">
            <text:p><text:s/>129 </text:p>
          </table:table-cell>
          <table:table-cell table:style-name="ce34" table:formula="of:=IF(ValuesEntered;IF([$'amortizacijska tabela'.$B132]&lt;=DurationOfLoan;IF(ROW()-ROW([$'amortizacijska tabela'.$C$3])=1;LoanStart;IF([.I131]&gt;0;EDATE([.C131];1);&quot;&quot;));&quot;&quot;);&quot;&quot;)" office:value-type="date" office:date-value="2032-01-07" calcext:value-type="date">
            <text:p>07. 01. 2032</text:p>
          </table:table-cell>
          <table:table-cell table:style-name="ce36" table:formula="of:=IF(ROW()-ROW([$'amortizacijska tabela'.$D$3])=1;LoanAmount;IF([$'amortizacijska tabela'.$C132]=&quot;&quot;;0;INDEX([$'amortizacijska tabela'.$B$4:.$J$363]; ROW()-4;8)))" office:value-type="float" office:value="159471.22468991" calcext:value-type="float">
            <text:p>159.471,22 €</text:p>
          </table:table-cell>
          <table:table-cell table:style-name="ce36" table:formula="of:=IF(ValuesEntered;IF(ROW()-ROW([$'amortizacijska tabela'.$E$3])=1;-IPMT(InterestRate/12;1;DurationOfLoan-ROWS([.$C$4:.C132])+1;[$'amortizacijska tabela'.$D132]);IFERROR(-IPMT(InterestRate/12;1;[$'amortizacijska tabela'.$J132];[.D133]);0));0)" office:value-type="float" office:value="662.758520333722" calcext:value-type="float">
            <text:p>662,76 €</text:p>
          </table:table-cell>
          <table:table-cell table:style-name="ce36" table:formula="of:=IFERROR(IF(AND(ValuesEntered;[$'amortizacijska tabela'.$C132]&lt;&gt;&quot;&quot;);-PPMT(InterestRate/12;1;DurationOfLoan-ROWS([.$C$4:.C132])+1;[$'amortizacijska tabela'.$D132]);&quot;&quot;);0)" office:value-type="float" office:value="409.179809816321" calcext:value-type="float">
            <text:p>409,18 €</text:p>
          </table:table-cell>
          <table:table-cell table:style-name="ce36" table:formula="of:=IF([$'amortizacijska tabela'.$C132]=&quot;&quot;;0;PropertyTaxAmount)" office:value-type="float" office:value="375" calcext:value-type="float">
            <text:p>375,00 €</text:p>
          </table:table-cell>
          <table:table-cell table:style-name="ce36" table:formula="of:=IF([$'amortizacijska tabela'.$C132]=&quot;&quot;;0;[$'amortizacijska tabela'.$E132]+[$'amortizacijska tabela'.$F132]+[$'amortizacijska tabela'.$G132])" office:value-type="float" office:value="1446.93833015004" calcext:value-type="float">
            <text:p>1.446,94 €</text:p>
          </table:table-cell>
          <table:table-cell table:style-name="ce36" table:formula="of:=IF([$'amortizacijska tabela'.$C132]=&quot;&quot;;0;[$'amortizacijska tabela'.$D132]-[$'amortizacijska tabela'.$F132])" office:value-type="float" office:value="159062.044880093" calcext:value-type="float">
            <text:p>159.062,04 €</text:p>
          </table:table-cell>
          <table:table-cell table:style-name="ce32" table:formula="of:=IF([$'amortizacijska tabela'.$I132]&gt;0;LastRow-ROW();0)" office:value-type="float" office:value="231" calcext:value-type="float">
            <text:p><text:s/>231 </text:p>
          </table:table-cell>
          <table:table-cell table:number-columns-repeated="1014"/>
        </table:table-row>
        <table:table-row table:style-name="ro3">
          <table:table-cell/>
          <table:table-cell table:style-name="ce32" table:formula="of:=ROWS([.$B$4:.B133])" office:value-type="float" office:value="130" calcext:value-type="float">
            <text:p><text:s/>130 </text:p>
          </table:table-cell>
          <table:table-cell table:style-name="ce34" table:formula="of:=IF(ValuesEntered;IF([$'amortizacijska tabela'.$B133]&lt;=DurationOfLoan;IF(ROW()-ROW([$'amortizacijska tabela'.$C$3])=1;LoanStart;IF([.I132]&gt;0;EDATE([.C132];1);&quot;&quot;));&quot;&quot;);&quot;&quot;)" office:value-type="date" office:date-value="2032-02-07" calcext:value-type="date">
            <text:p>07. 02. 2032</text:p>
          </table:table-cell>
          <table:table-cell table:style-name="ce36" table:formula="of:=IF(ROW()-ROW([$'amortizacijska tabela'.$D$3])=1;LoanAmount;IF([$'amortizacijska tabela'.$C133]=&quot;&quot;;0;INDEX([$'amortizacijska tabela'.$B$4:.$J$363]; ROW()-4;8)))" office:value-type="float" office:value="159062.044880093" calcext:value-type="float">
            <text:p>159.062,04 €</text:p>
          </table:table-cell>
          <table:table-cell table:style-name="ce36" table:formula="of:=IF(ValuesEntered;IF(ROW()-ROW([$'amortizacijska tabela'.$E$3])=1;-IPMT(InterestRate/12;1;DurationOfLoan-ROWS([.$C$4:.C133])+1;[$'amortizacijska tabela'.$D133]);IFERROR(-IPMT(InterestRate/12;1;[$'amortizacijska tabela'.$J133];[.D134]);0));0)" office:value-type="float" office:value="661.046500643345" calcext:value-type="float">
            <text:p>661,05 €</text:p>
          </table:table-cell>
          <table:table-cell table:style-name="ce36" table:formula="of:=IFERROR(IF(AND(ValuesEntered;[$'amortizacijska tabela'.$C133]&lt;&gt;&quot;&quot;);-PPMT(InterestRate/12;1;DurationOfLoan-ROWS([.$C$4:.C133])+1;[$'amortizacijska tabela'.$D133]);&quot;&quot;);0)" office:value-type="float" office:value="410.884725690556" calcext:value-type="float">
            <text:p>410,88 €</text:p>
          </table:table-cell>
          <table:table-cell table:style-name="ce36" table:formula="of:=IF([$'amortizacijska tabela'.$C133]=&quot;&quot;;0;PropertyTaxAmount)" office:value-type="float" office:value="375" calcext:value-type="float">
            <text:p>375,00 €</text:p>
          </table:table-cell>
          <table:table-cell table:style-name="ce36" table:formula="of:=IF([$'amortizacijska tabela'.$C133]=&quot;&quot;;0;[$'amortizacijska tabela'.$E133]+[$'amortizacijska tabela'.$F133]+[$'amortizacijska tabela'.$G133])" office:value-type="float" office:value="1446.9312263339" calcext:value-type="float">
            <text:p>1.446,93 €</text:p>
          </table:table-cell>
          <table:table-cell table:style-name="ce36" table:formula="of:=IF([$'amortizacijska tabela'.$C133]=&quot;&quot;;0;[$'amortizacijska tabela'.$D133]-[$'amortizacijska tabela'.$F133])" office:value-type="float" office:value="158651.160154403" calcext:value-type="float">
            <text:p>158.651,16 €</text:p>
          </table:table-cell>
          <table:table-cell table:style-name="ce32" table:formula="of:=IF([$'amortizacijska tabela'.$I133]&gt;0;LastRow-ROW();0)" office:value-type="float" office:value="230" calcext:value-type="float">
            <text:p><text:s/>230 </text:p>
          </table:table-cell>
          <table:table-cell table:number-columns-repeated="1014"/>
        </table:table-row>
        <table:table-row table:style-name="ro3">
          <table:table-cell/>
          <table:table-cell table:style-name="ce32" table:formula="of:=ROWS([.$B$4:.B134])" office:value-type="float" office:value="131" calcext:value-type="float">
            <text:p><text:s/>131 </text:p>
          </table:table-cell>
          <table:table-cell table:style-name="ce34" table:formula="of:=IF(ValuesEntered;IF([$'amortizacijska tabela'.$B134]&lt;=DurationOfLoan;IF(ROW()-ROW([$'amortizacijska tabela'.$C$3])=1;LoanStart;IF([.I133]&gt;0;EDATE([.C133];1);&quot;&quot;));&quot;&quot;);&quot;&quot;)" office:value-type="date" office:date-value="2032-03-07" calcext:value-type="date">
            <text:p>07. 03. 2032</text:p>
          </table:table-cell>
          <table:table-cell table:style-name="ce36" table:formula="of:=IF(ROW()-ROW([$'amortizacijska tabela'.$D$3])=1;LoanAmount;IF([$'amortizacijska tabela'.$C134]=&quot;&quot;;0;INDEX([$'amortizacijska tabela'.$B$4:.$J$363]; ROW()-4;8)))" office:value-type="float" office:value="158651.160154403" calcext:value-type="float">
            <text:p>158.651,16 €</text:p>
          </table:table-cell>
          <table:table-cell table:style-name="ce36" table:formula="of:=IF(ValuesEntered;IF(ROW()-ROW([$'amortizacijska tabela'.$E$3])=1;-IPMT(InterestRate/12;1;DurationOfLoan-ROWS([.$C$4:.C134])+1;[$'amortizacijska tabela'.$D134]);IFERROR(-IPMT(InterestRate/12;1;[$'amortizacijska tabela'.$J134];[.D135]);0));0)" office:value-type="float" office:value="659.327347537591" calcext:value-type="float">
            <text:p>659,33 €</text:p>
          </table:table-cell>
          <table:table-cell table:style-name="ce36" table:formula="of:=IFERROR(IF(AND(ValuesEntered;[$'amortizacijska tabela'.$C134]&lt;&gt;&quot;&quot;);-PPMT(InterestRate/12;1;DurationOfLoan-ROWS([.$C$4:.C134])+1;[$'amortizacijska tabela'.$D134]);&quot;&quot;);0)" office:value-type="float" office:value="412.596745380933" calcext:value-type="float">
            <text:p>412,60 €</text:p>
          </table:table-cell>
          <table:table-cell table:style-name="ce36" table:formula="of:=IF([$'amortizacijska tabela'.$C134]=&quot;&quot;;0;PropertyTaxAmount)" office:value-type="float" office:value="375" calcext:value-type="float">
            <text:p>375,00 €</text:p>
          </table:table-cell>
          <table:table-cell table:style-name="ce36" table:formula="of:=IF([$'amortizacijska tabela'.$C134]=&quot;&quot;;0;[$'amortizacijska tabela'.$E134]+[$'amortizacijska tabela'.$F134]+[$'amortizacijska tabela'.$G134])" office:value-type="float" office:value="1446.92409291852" calcext:value-type="float">
            <text:p>1.446,92 €</text:p>
          </table:table-cell>
          <table:table-cell table:style-name="ce36" table:formula="of:=IF([$'amortizacijska tabela'.$C134]=&quot;&quot;;0;[$'amortizacijska tabela'.$D134]-[$'amortizacijska tabela'.$F134])" office:value-type="float" office:value="158238.563409022" calcext:value-type="float">
            <text:p>158.238,56 €</text:p>
          </table:table-cell>
          <table:table-cell table:style-name="ce32" table:formula="of:=IF([$'amortizacijska tabela'.$I134]&gt;0;LastRow-ROW();0)" office:value-type="float" office:value="229" calcext:value-type="float">
            <text:p><text:s/>229 </text:p>
          </table:table-cell>
          <table:table-cell table:number-columns-repeated="1014"/>
        </table:table-row>
        <table:table-row table:style-name="ro3">
          <table:table-cell/>
          <table:table-cell table:style-name="ce32" table:formula="of:=ROWS([.$B$4:.B135])" office:value-type="float" office:value="132" calcext:value-type="float">
            <text:p><text:s/>132 </text:p>
          </table:table-cell>
          <table:table-cell table:style-name="ce34" table:formula="of:=IF(ValuesEntered;IF([$'amortizacijska tabela'.$B135]&lt;=DurationOfLoan;IF(ROW()-ROW([$'amortizacijska tabela'.$C$3])=1;LoanStart;IF([.I134]&gt;0;EDATE([.C134];1);&quot;&quot;));&quot;&quot;);&quot;&quot;)" office:value-type="date" office:date-value="2032-04-07" calcext:value-type="date">
            <text:p>07. 04. 2032</text:p>
          </table:table-cell>
          <table:table-cell table:style-name="ce36" table:formula="of:=IF(ROW()-ROW([$'amortizacijska tabela'.$D$3])=1;LoanAmount;IF([$'amortizacijska tabela'.$C135]=&quot;&quot;;0;INDEX([$'amortizacijska tabela'.$B$4:.$J$363]; ROW()-4;8)))" office:value-type="float" office:value="158238.563409022" calcext:value-type="float">
            <text:p>158.238,56 €</text:p>
          </table:table-cell>
          <table:table-cell table:style-name="ce36" table:formula="of:=IF(ValuesEntered;IF(ROW()-ROW([$'amortizacijska tabela'.$E$3])=1;-IPMT(InterestRate/12;1;DurationOfLoan-ROWS([.$C$4:.C135])+1;[$'amortizacijska tabela'.$D135]);IFERROR(-IPMT(InterestRate/12;1;[$'amortizacijska tabela'.$J135];[.D136]);0));0)" office:value-type="float" office:value="657.601031293897" calcext:value-type="float">
            <text:p>657,60 €</text:p>
          </table:table-cell>
          <table:table-cell table:style-name="ce36" table:formula="of:=IFERROR(IF(AND(ValuesEntered;[$'amortizacijska tabela'.$C135]&lt;&gt;&quot;&quot;);-PPMT(InterestRate/12;1;DurationOfLoan-ROWS([.$C$4:.C135])+1;[$'amortizacijska tabela'.$D135]);&quot;&quot;);0)" office:value-type="float" office:value="414.315898486687" calcext:value-type="float">
            <text:p>414,32 €</text:p>
          </table:table-cell>
          <table:table-cell table:style-name="ce36" table:formula="of:=IF([$'amortizacijska tabela'.$C135]=&quot;&quot;;0;PropertyTaxAmount)" office:value-type="float" office:value="375" calcext:value-type="float">
            <text:p>375,00 €</text:p>
          </table:table-cell>
          <table:table-cell table:style-name="ce36" table:formula="of:=IF([$'amortizacijska tabela'.$C135]=&quot;&quot;;0;[$'amortizacijska tabela'.$E135]+[$'amortizacijska tabela'.$F135]+[$'amortizacijska tabela'.$G135])" office:value-type="float" office:value="1446.91692978058" calcext:value-type="float">
            <text:p>1.446,92 €</text:p>
          </table:table-cell>
          <table:table-cell table:style-name="ce36" table:formula="of:=IF([$'amortizacijska tabela'.$C135]=&quot;&quot;;0;[$'amortizacijska tabela'.$D135]-[$'amortizacijska tabela'.$F135])" office:value-type="float" office:value="157824.247510535" calcext:value-type="float">
            <text:p>157.824,25 €</text:p>
          </table:table-cell>
          <table:table-cell table:style-name="ce32" table:formula="of:=IF([$'amortizacijska tabela'.$I135]&gt;0;LastRow-ROW();0)" office:value-type="float" office:value="228" calcext:value-type="float">
            <text:p><text:s/>228 </text:p>
          </table:table-cell>
          <table:table-cell table:number-columns-repeated="1014"/>
        </table:table-row>
        <table:table-row table:style-name="ro3">
          <table:table-cell/>
          <table:table-cell table:style-name="ce32" table:formula="of:=ROWS([.$B$4:.B136])" office:value-type="float" office:value="133" calcext:value-type="float">
            <text:p><text:s/>133 </text:p>
          </table:table-cell>
          <table:table-cell table:style-name="ce34" table:formula="of:=IF(ValuesEntered;IF([$'amortizacijska tabela'.$B136]&lt;=DurationOfLoan;IF(ROW()-ROW([$'amortizacijska tabela'.$C$3])=1;LoanStart;IF([.I135]&gt;0;EDATE([.C135];1);&quot;&quot;));&quot;&quot;);&quot;&quot;)" office:value-type="date" office:date-value="2032-05-07" calcext:value-type="date">
            <text:p>07. 05. 2032</text:p>
          </table:table-cell>
          <table:table-cell table:style-name="ce36" table:formula="of:=IF(ROW()-ROW([$'amortizacijska tabela'.$D$3])=1;LoanAmount;IF([$'amortizacijska tabela'.$C136]=&quot;&quot;;0;INDEX([$'amortizacijska tabela'.$B$4:.$J$363]; ROW()-4;8)))" office:value-type="float" office:value="157824.247510535" calcext:value-type="float">
            <text:p>157.824,25 €</text:p>
          </table:table-cell>
          <table:table-cell table:style-name="ce36" table:formula="of:=IF(ValuesEntered;IF(ROW()-ROW([$'amortizacijska tabela'.$E$3])=1;-IPMT(InterestRate/12;1;DurationOfLoan-ROWS([.$C$4:.C136])+1;[$'amortizacijska tabela'.$D136]);IFERROR(-IPMT(InterestRate/12;1;[$'amortizacijska tabela'.$J136];[.D137]);0));0)" office:value-type="float" office:value="655.867522065854" calcext:value-type="float">
            <text:p>655,87 €</text:p>
          </table:table-cell>
          <table:table-cell table:style-name="ce36" table:formula="of:=IFERROR(IF(AND(ValuesEntered;[$'amortizacijska tabela'.$C136]&lt;&gt;&quot;&quot;);-PPMT(InterestRate/12;1;DurationOfLoan-ROWS([.$C$4:.C136])+1;[$'amortizacijska tabela'.$D136]);&quot;&quot;);0)" office:value-type="float" office:value="416.042214730382" calcext:value-type="float">
            <text:p>416,04 €</text:p>
          </table:table-cell>
          <table:table-cell table:style-name="ce36" table:formula="of:=IF([$'amortizacijska tabela'.$C136]=&quot;&quot;;0;PropertyTaxAmount)" office:value-type="float" office:value="375" calcext:value-type="float">
            <text:p>375,00 €</text:p>
          </table:table-cell>
          <table:table-cell table:style-name="ce36" table:formula="of:=IF([$'amortizacijska tabela'.$C136]=&quot;&quot;;0;[$'amortizacijska tabela'.$E136]+[$'amortizacijska tabela'.$F136]+[$'amortizacijska tabela'.$G136])" office:value-type="float" office:value="1446.90973679624" calcext:value-type="float">
            <text:p>1.446,91 €</text:p>
          </table:table-cell>
          <table:table-cell table:style-name="ce36" table:formula="of:=IF([$'amortizacijska tabela'.$C136]=&quot;&quot;;0;[$'amortizacijska tabela'.$D136]-[$'amortizacijska tabela'.$F136])" office:value-type="float" office:value="157408.205295805" calcext:value-type="float">
            <text:p>157.408,21 €</text:p>
          </table:table-cell>
          <table:table-cell table:style-name="ce32" table:formula="of:=IF([$'amortizacijska tabela'.$I136]&gt;0;LastRow-ROW();0)" office:value-type="float" office:value="227" calcext:value-type="float">
            <text:p><text:s/>227 </text:p>
          </table:table-cell>
          <table:table-cell table:number-columns-repeated="1014"/>
        </table:table-row>
        <table:table-row table:style-name="ro3">
          <table:table-cell/>
          <table:table-cell table:style-name="ce32" table:formula="of:=ROWS([.$B$4:.B137])" office:value-type="float" office:value="134" calcext:value-type="float">
            <text:p><text:s/>134 </text:p>
          </table:table-cell>
          <table:table-cell table:style-name="ce34" table:formula="of:=IF(ValuesEntered;IF([$'amortizacijska tabela'.$B137]&lt;=DurationOfLoan;IF(ROW()-ROW([$'amortizacijska tabela'.$C$3])=1;LoanStart;IF([.I136]&gt;0;EDATE([.C136];1);&quot;&quot;));&quot;&quot;);&quot;&quot;)" office:value-type="date" office:date-value="2032-06-07" calcext:value-type="date">
            <text:p>07. 06. 2032</text:p>
          </table:table-cell>
          <table:table-cell table:style-name="ce36" table:formula="of:=IF(ROW()-ROW([$'amortizacijska tabela'.$D$3])=1;LoanAmount;IF([$'amortizacijska tabela'.$C137]=&quot;&quot;;0;INDEX([$'amortizacijska tabela'.$B$4:.$J$363]; ROW()-4;8)))" office:value-type="float" office:value="157408.205295805" calcext:value-type="float">
            <text:p>157.408,21 €</text:p>
          </table:table-cell>
          <table:table-cell table:style-name="ce36" table:formula="of:=IF(ValuesEntered;IF(ROW()-ROW([$'amortizacijska tabela'.$E$3])=1;-IPMT(InterestRate/12;1;DurationOfLoan-ROWS([.$C$4:.C137])+1;[$'amortizacijska tabela'.$D137]);IFERROR(-IPMT(InterestRate/12;1;[$'amortizacijska tabela'.$J137];[.D138]);0));0)" office:value-type="float" office:value="654.126789882694" calcext:value-type="float">
            <text:p>654,13 €</text:p>
          </table:table-cell>
          <table:table-cell table:style-name="ce36" table:formula="of:=IFERROR(IF(AND(ValuesEntered;[$'amortizacijska tabela'.$C137]&lt;&gt;&quot;&quot;);-PPMT(InterestRate/12;1;DurationOfLoan-ROWS([.$C$4:.C137])+1;[$'amortizacijska tabela'.$D137]);&quot;&quot;);0)" office:value-type="float" office:value="417.775723958425" calcext:value-type="float">
            <text:p>417,78 €</text:p>
          </table:table-cell>
          <table:table-cell table:style-name="ce36" table:formula="of:=IF([$'amortizacijska tabela'.$C137]=&quot;&quot;;0;PropertyTaxAmount)" office:value-type="float" office:value="375" calcext:value-type="float">
            <text:p>375,00 €</text:p>
          </table:table-cell>
          <table:table-cell table:style-name="ce36" table:formula="of:=IF([$'amortizacijska tabela'.$C137]=&quot;&quot;;0;[$'amortizacijska tabela'.$E137]+[$'amortizacijska tabela'.$F137]+[$'amortizacijska tabela'.$G137])" office:value-type="float" office:value="1446.90251384112" calcext:value-type="float">
            <text:p>1.446,90 €</text:p>
          </table:table-cell>
          <table:table-cell table:style-name="ce36" table:formula="of:=IF([$'amortizacijska tabela'.$C137]=&quot;&quot;;0;[$'amortizacijska tabela'.$D137]-[$'amortizacijska tabela'.$F137])" office:value-type="float" office:value="156990.429571846" calcext:value-type="float">
            <text:p>156.990,43 €</text:p>
          </table:table-cell>
          <table:table-cell table:style-name="ce32" table:formula="of:=IF([$'amortizacijska tabela'.$I137]&gt;0;LastRow-ROW();0)" office:value-type="float" office:value="226" calcext:value-type="float">
            <text:p><text:s/>226 </text:p>
          </table:table-cell>
          <table:table-cell table:number-columns-repeated="1014"/>
        </table:table-row>
        <table:table-row table:style-name="ro3">
          <table:table-cell/>
          <table:table-cell table:style-name="ce32" table:formula="of:=ROWS([.$B$4:.B138])" office:value-type="float" office:value="135" calcext:value-type="float">
            <text:p><text:s/>135 </text:p>
          </table:table-cell>
          <table:table-cell table:style-name="ce34" table:formula="of:=IF(ValuesEntered;IF([$'amortizacijska tabela'.$B138]&lt;=DurationOfLoan;IF(ROW()-ROW([$'amortizacijska tabela'.$C$3])=1;LoanStart;IF([.I137]&gt;0;EDATE([.C137];1);&quot;&quot;));&quot;&quot;);&quot;&quot;)" office:value-type="date" office:date-value="2032-07-07" calcext:value-type="date">
            <text:p>07. 07. 2032</text:p>
          </table:table-cell>
          <table:table-cell table:style-name="ce36" table:formula="of:=IF(ROW()-ROW([$'amortizacijska tabela'.$D$3])=1;LoanAmount;IF([$'amortizacijska tabela'.$C138]=&quot;&quot;;0;INDEX([$'amortizacijska tabela'.$B$4:.$J$363]; ROW()-4;8)))" office:value-type="float" office:value="156990.429571846" calcext:value-type="float">
            <text:p>156.990,43 €</text:p>
          </table:table-cell>
          <table:table-cell table:style-name="ce36" table:formula="of:=IF(ValuesEntered;IF(ROW()-ROW([$'amortizacijska tabela'.$E$3])=1;-IPMT(InterestRate/12;1;DurationOfLoan-ROWS([.$C$4:.C138])+1;[$'amortizacijska tabela'.$D138]);IFERROR(-IPMT(InterestRate/12;1;[$'amortizacijska tabela'.$J138];[.D139]);0));0)" office:value-type="float" office:value="652.37880464877" calcext:value-type="float">
            <text:p>652,38 €</text:p>
          </table:table-cell>
          <table:table-cell table:style-name="ce36" table:formula="of:=IFERROR(IF(AND(ValuesEntered;[$'amortizacijska tabela'.$C138]&lt;&gt;&quot;&quot;);-PPMT(InterestRate/12;1;DurationOfLoan-ROWS([.$C$4:.C138])+1;[$'amortizacijska tabela'.$D138]);&quot;&quot;);0)" office:value-type="float" office:value="419.516456141585" calcext:value-type="float">
            <text:p>419,52 €</text:p>
          </table:table-cell>
          <table:table-cell table:style-name="ce36" table:formula="of:=IF([$'amortizacijska tabela'.$C138]=&quot;&quot;;0;PropertyTaxAmount)" office:value-type="float" office:value="375" calcext:value-type="float">
            <text:p>375,00 €</text:p>
          </table:table-cell>
          <table:table-cell table:style-name="ce36" table:formula="of:=IF([$'amortizacijska tabela'.$C138]=&quot;&quot;;0;[$'amortizacijska tabela'.$E138]+[$'amortizacijska tabela'.$F138]+[$'amortizacijska tabela'.$G138])" office:value-type="float" office:value="1446.89526079036" calcext:value-type="float">
            <text:p>1.446,90 €</text:p>
          </table:table-cell>
          <table:table-cell table:style-name="ce36" table:formula="of:=IF([$'amortizacijska tabela'.$C138]=&quot;&quot;;0;[$'amortizacijska tabela'.$D138]-[$'amortizacijska tabela'.$F138])" office:value-type="float" office:value="156570.913115705" calcext:value-type="float">
            <text:p>156.570,91 €</text:p>
          </table:table-cell>
          <table:table-cell table:style-name="ce32" table:formula="of:=IF([$'amortizacijska tabela'.$I138]&gt;0;LastRow-ROW();0)" office:value-type="float" office:value="225" calcext:value-type="float">
            <text:p><text:s/>225 </text:p>
          </table:table-cell>
          <table:table-cell table:number-columns-repeated="1014"/>
        </table:table-row>
        <table:table-row table:style-name="ro3">
          <table:table-cell/>
          <table:table-cell table:style-name="ce32" table:formula="of:=ROWS([.$B$4:.B139])" office:value-type="float" office:value="136" calcext:value-type="float">
            <text:p><text:s/>136 </text:p>
          </table:table-cell>
          <table:table-cell table:style-name="ce34" table:formula="of:=IF(ValuesEntered;IF([$'amortizacijska tabela'.$B139]&lt;=DurationOfLoan;IF(ROW()-ROW([$'amortizacijska tabela'.$C$3])=1;LoanStart;IF([.I138]&gt;0;EDATE([.C138];1);&quot;&quot;));&quot;&quot;);&quot;&quot;)" office:value-type="date" office:date-value="2032-08-07" calcext:value-type="date">
            <text:p>07. 08. 2032</text:p>
          </table:table-cell>
          <table:table-cell table:style-name="ce36" table:formula="of:=IF(ROW()-ROW([$'amortizacijska tabela'.$D$3])=1;LoanAmount;IF([$'amortizacijska tabela'.$C139]=&quot;&quot;;0;INDEX([$'amortizacijska tabela'.$B$4:.$J$363]; ROW()-4;8)))" office:value-type="float" office:value="156570.913115705" calcext:value-type="float">
            <text:p>156.570,91 €</text:p>
          </table:table-cell>
          <table:table-cell table:style-name="ce36" table:formula="of:=IF(ValuesEntered;IF(ROW()-ROW([$'amortizacijska tabela'.$E$3])=1;-IPMT(InterestRate/12;1;DurationOfLoan-ROWS([.$C$4:.C139])+1;[$'amortizacijska tabela'.$D139]);IFERROR(-IPMT(InterestRate/12;1;[$'amortizacijska tabela'.$J139];[.D140]);0));0)" office:value-type="float" office:value="650.623536143039" calcext:value-type="float">
            <text:p>650,62 €</text:p>
          </table:table-cell>
          <table:table-cell table:style-name="ce36" table:formula="of:=IFERROR(IF(AND(ValuesEntered;[$'amortizacijska tabela'.$C139]&lt;&gt;&quot;&quot;);-PPMT(InterestRate/12;1;DurationOfLoan-ROWS([.$C$4:.C139])+1;[$'amortizacijska tabela'.$D139]);&quot;&quot;);0)" office:value-type="float" office:value="421.264441375508" calcext:value-type="float">
            <text:p>421,26 €</text:p>
          </table:table-cell>
          <table:table-cell table:style-name="ce36" table:formula="of:=IF([$'amortizacijska tabela'.$C139]=&quot;&quot;;0;PropertyTaxAmount)" office:value-type="float" office:value="375" calcext:value-type="float">
            <text:p>375,00 €</text:p>
          </table:table-cell>
          <table:table-cell table:style-name="ce36" table:formula="of:=IF([$'amortizacijska tabela'.$C139]=&quot;&quot;;0;[$'amortizacijska tabela'.$E139]+[$'amortizacijska tabela'.$F139]+[$'amortizacijska tabela'.$G139])" office:value-type="float" office:value="1446.88797751855" calcext:value-type="float">
            <text:p>1.446,89 €</text:p>
          </table:table-cell>
          <table:table-cell table:style-name="ce36" table:formula="of:=IF([$'amortizacijska tabela'.$C139]=&quot;&quot;;0;[$'amortizacijska tabela'.$D139]-[$'amortizacijska tabela'.$F139])" office:value-type="float" office:value="156149.648674329" calcext:value-type="float">
            <text:p>156.149,65 €</text:p>
          </table:table-cell>
          <table:table-cell table:style-name="ce32" table:formula="of:=IF([$'amortizacijska tabela'.$I139]&gt;0;LastRow-ROW();0)" office:value-type="float" office:value="224" calcext:value-type="float">
            <text:p><text:s/>224 </text:p>
          </table:table-cell>
          <table:table-cell table:number-columns-repeated="1014"/>
        </table:table-row>
        <table:table-row table:style-name="ro3">
          <table:table-cell/>
          <table:table-cell table:style-name="ce32" table:formula="of:=ROWS([.$B$4:.B140])" office:value-type="float" office:value="137" calcext:value-type="float">
            <text:p><text:s/>137 </text:p>
          </table:table-cell>
          <table:table-cell table:style-name="ce34" table:formula="of:=IF(ValuesEntered;IF([$'amortizacijska tabela'.$B140]&lt;=DurationOfLoan;IF(ROW()-ROW([$'amortizacijska tabela'.$C$3])=1;LoanStart;IF([.I139]&gt;0;EDATE([.C139];1);&quot;&quot;));&quot;&quot;);&quot;&quot;)" office:value-type="date" office:date-value="2032-09-07" calcext:value-type="date">
            <text:p>07. 09. 2032</text:p>
          </table:table-cell>
          <table:table-cell table:style-name="ce36" table:formula="of:=IF(ROW()-ROW([$'amortizacijska tabela'.$D$3])=1;LoanAmount;IF([$'amortizacijska tabela'.$C140]=&quot;&quot;;0;INDEX([$'amortizacijska tabela'.$B$4:.$J$363]; ROW()-4;8)))" office:value-type="float" office:value="156149.648674329" calcext:value-type="float">
            <text:p>156.149,65 €</text:p>
          </table:table-cell>
          <table:table-cell table:style-name="ce36" table:formula="of:=IF(ValuesEntered;IF(ROW()-ROW([$'amortizacijska tabela'.$E$3])=1;-IPMT(InterestRate/12;1;DurationOfLoan-ROWS([.$C$4:.C140])+1;[$'amortizacijska tabela'.$D140]);IFERROR(-IPMT(InterestRate/12;1;[$'amortizacijska tabela'.$J140];[.D141]);0));0)" office:value-type="float" office:value="648.860954018534" calcext:value-type="float">
            <text:p>648,86 €</text:p>
          </table:table-cell>
          <table:table-cell table:style-name="ce36" table:formula="of:=IFERROR(IF(AND(ValuesEntered;[$'amortizacijska tabela'.$C140]&lt;&gt;&quot;&quot;);-PPMT(InterestRate/12;1;DurationOfLoan-ROWS([.$C$4:.C140])+1;[$'amortizacijska tabela'.$D140]);&quot;&quot;);0)" office:value-type="float" office:value="423.01970988124" calcext:value-type="float">
            <text:p>423,02 €</text:p>
          </table:table-cell>
          <table:table-cell table:style-name="ce36" table:formula="of:=IF([$'amortizacijska tabela'.$C140]=&quot;&quot;;0;PropertyTaxAmount)" office:value-type="float" office:value="375" calcext:value-type="float">
            <text:p>375,00 €</text:p>
          </table:table-cell>
          <table:table-cell table:style-name="ce36" table:formula="of:=IF([$'amortizacijska tabela'.$C140]=&quot;&quot;;0;[$'amortizacijska tabela'.$E140]+[$'amortizacijska tabela'.$F140]+[$'amortizacijska tabela'.$G140])" office:value-type="float" office:value="1446.88066389977" calcext:value-type="float">
            <text:p>1.446,88 €</text:p>
          </table:table-cell>
          <table:table-cell table:style-name="ce36" table:formula="of:=IF([$'amortizacijska tabela'.$C140]=&quot;&quot;;0;[$'amortizacijska tabela'.$D140]-[$'amortizacijska tabela'.$F140])" office:value-type="float" office:value="155726.628964448" calcext:value-type="float">
            <text:p>155.726,63 €</text:p>
          </table:table-cell>
          <table:table-cell table:style-name="ce32" table:formula="of:=IF([$'amortizacijska tabela'.$I140]&gt;0;LastRow-ROW();0)" office:value-type="float" office:value="223" calcext:value-type="float">
            <text:p><text:s/>223 </text:p>
          </table:table-cell>
          <table:table-cell table:number-columns-repeated="1014"/>
        </table:table-row>
        <table:table-row table:style-name="ro3">
          <table:table-cell/>
          <table:table-cell table:style-name="ce32" table:formula="of:=ROWS([.$B$4:.B141])" office:value-type="float" office:value="138" calcext:value-type="float">
            <text:p><text:s/>138 </text:p>
          </table:table-cell>
          <table:table-cell table:style-name="ce34" table:formula="of:=IF(ValuesEntered;IF([$'amortizacijska tabela'.$B141]&lt;=DurationOfLoan;IF(ROW()-ROW([$'amortizacijska tabela'.$C$3])=1;LoanStart;IF([.I140]&gt;0;EDATE([.C140];1);&quot;&quot;));&quot;&quot;);&quot;&quot;)" office:value-type="date" office:date-value="2032-10-07" calcext:value-type="date">
            <text:p>07. 10. 2032</text:p>
          </table:table-cell>
          <table:table-cell table:style-name="ce36" table:formula="of:=IF(ROW()-ROW([$'amortizacijska tabela'.$D$3])=1;LoanAmount;IF([$'amortizacijska tabela'.$C141]=&quot;&quot;;0;INDEX([$'amortizacijska tabela'.$B$4:.$J$363]; ROW()-4;8)))" office:value-type="float" office:value="155726.628964448" calcext:value-type="float">
            <text:p>155.726,63 €</text:p>
          </table:table-cell>
          <table:table-cell table:style-name="ce36" table:formula="of:=IF(ValuesEntered;IF(ROW()-ROW([$'amortizacijska tabela'.$E$3])=1;-IPMT(InterestRate/12;1;DurationOfLoan-ROWS([.$C$4:.C141])+1;[$'amortizacijska tabela'.$D141]);IFERROR(-IPMT(InterestRate/12;1;[$'amortizacijska tabela'.$J141];[.D142]);0));0)" office:value-type="float" office:value="647.091027801843" calcext:value-type="float">
            <text:p>647,09 €</text:p>
          </table:table-cell>
          <table:table-cell table:style-name="ce36" table:formula="of:=IFERROR(IF(AND(ValuesEntered;[$'amortizacijska tabela'.$C141]&lt;&gt;&quot;&quot;);-PPMT(InterestRate/12;1;DurationOfLoan-ROWS([.$C$4:.C141])+1;[$'amortizacijska tabela'.$D141]);&quot;&quot;);0)" office:value-type="float" office:value="424.782292005744" calcext:value-type="float">
            <text:p>424,78 €</text:p>
          </table:table-cell>
          <table:table-cell table:style-name="ce36" table:formula="of:=IF([$'amortizacijska tabela'.$C141]=&quot;&quot;;0;PropertyTaxAmount)" office:value-type="float" office:value="375" calcext:value-type="float">
            <text:p>375,00 €</text:p>
          </table:table-cell>
          <table:table-cell table:style-name="ce36" table:formula="of:=IF([$'amortizacijska tabela'.$C141]=&quot;&quot;;0;[$'amortizacijska tabela'.$E141]+[$'amortizacijska tabela'.$F141]+[$'amortizacijska tabela'.$G141])" office:value-type="float" office:value="1446.87331980759" calcext:value-type="float">
            <text:p>1.446,87 €</text:p>
          </table:table-cell>
          <table:table-cell table:style-name="ce36" table:formula="of:=IF([$'amortizacijska tabela'.$C141]=&quot;&quot;;0;[$'amortizacijska tabela'.$D141]-[$'amortizacijska tabela'.$F141])" office:value-type="float" office:value="155301.846672442" calcext:value-type="float">
            <text:p>155.301,85 €</text:p>
          </table:table-cell>
          <table:table-cell table:style-name="ce32" table:formula="of:=IF([$'amortizacijska tabela'.$I141]&gt;0;LastRow-ROW();0)" office:value-type="float" office:value="222" calcext:value-type="float">
            <text:p><text:s/>222 </text:p>
          </table:table-cell>
          <table:table-cell table:number-columns-repeated="1014"/>
        </table:table-row>
        <table:table-row table:style-name="ro3">
          <table:table-cell/>
          <table:table-cell table:style-name="ce32" table:formula="of:=ROWS([.$B$4:.B142])" office:value-type="float" office:value="139" calcext:value-type="float">
            <text:p><text:s/>139 </text:p>
          </table:table-cell>
          <table:table-cell table:style-name="ce34" table:formula="of:=IF(ValuesEntered;IF([$'amortizacijska tabela'.$B142]&lt;=DurationOfLoan;IF(ROW()-ROW([$'amortizacijska tabela'.$C$3])=1;LoanStart;IF([.I141]&gt;0;EDATE([.C141];1);&quot;&quot;));&quot;&quot;);&quot;&quot;)" office:value-type="date" office:date-value="2032-11-07" calcext:value-type="date">
            <text:p>07. 11. 2032</text:p>
          </table:table-cell>
          <table:table-cell table:style-name="ce36" table:formula="of:=IF(ROW()-ROW([$'amortizacijska tabela'.$D$3])=1;LoanAmount;IF([$'amortizacijska tabela'.$C142]=&quot;&quot;;0;INDEX([$'amortizacijska tabela'.$B$4:.$J$363]; ROW()-4;8)))" office:value-type="float" office:value="155301.846672442" calcext:value-type="float">
            <text:p>155.301,85 €</text:p>
          </table:table-cell>
          <table:table-cell table:style-name="ce36" table:formula="of:=IF(ValuesEntered;IF(ROW()-ROW([$'amortizacijska tabela'.$E$3])=1;-IPMT(InterestRate/12;1;DurationOfLoan-ROWS([.$C$4:.C142])+1;[$'amortizacijska tabela'.$D142]);IFERROR(-IPMT(InterestRate/12;1;[$'amortizacijska tabela'.$J142];[.D143]);0));0)" office:value-type="float" office:value="645.313726892583" calcext:value-type="float">
            <text:p>645,31 €</text:p>
          </table:table-cell>
          <table:table-cell table:style-name="ce36" table:formula="of:=IFERROR(IF(AND(ValuesEntered;[$'amortizacijska tabela'.$C142]&lt;&gt;&quot;&quot;);-PPMT(InterestRate/12;1;DurationOfLoan-ROWS([.$C$4:.C142])+1;[$'amortizacijska tabela'.$D142]);&quot;&quot;);0)" office:value-type="float" office:value="426.552218222435" calcext:value-type="float">
            <text:p>426,55 €</text:p>
          </table:table-cell>
          <table:table-cell table:style-name="ce36" table:formula="of:=IF([$'amortizacijska tabela'.$C142]=&quot;&quot;;0;PropertyTaxAmount)" office:value-type="float" office:value="375" calcext:value-type="float">
            <text:p>375,00 €</text:p>
          </table:table-cell>
          <table:table-cell table:style-name="ce36" table:formula="of:=IF([$'amortizacijska tabela'.$C142]=&quot;&quot;;0;[$'amortizacijska tabela'.$E142]+[$'amortizacijska tabela'.$F142]+[$'amortizacijska tabela'.$G142])" office:value-type="float" office:value="1446.86594511502" calcext:value-type="float">
            <text:p>1.446,87 €</text:p>
          </table:table-cell>
          <table:table-cell table:style-name="ce36" table:formula="of:=IF([$'amortizacijska tabela'.$C142]=&quot;&quot;;0;[$'amortizacijska tabela'.$D142]-[$'amortizacijska tabela'.$F142])" office:value-type="float" office:value="154875.29445422" calcext:value-type="float">
            <text:p>154.875,29 €</text:p>
          </table:table-cell>
          <table:table-cell table:style-name="ce32" table:formula="of:=IF([$'amortizacijska tabela'.$I142]&gt;0;LastRow-ROW();0)" office:value-type="float" office:value="221" calcext:value-type="float">
            <text:p><text:s/>221 </text:p>
          </table:table-cell>
          <table:table-cell table:number-columns-repeated="1014"/>
        </table:table-row>
        <table:table-row table:style-name="ro3">
          <table:table-cell/>
          <table:table-cell table:style-name="ce32" table:formula="of:=ROWS([.$B$4:.B143])" office:value-type="float" office:value="140" calcext:value-type="float">
            <text:p><text:s/>140 </text:p>
          </table:table-cell>
          <table:table-cell table:style-name="ce34" table:formula="of:=IF(ValuesEntered;IF([$'amortizacijska tabela'.$B143]&lt;=DurationOfLoan;IF(ROW()-ROW([$'amortizacijska tabela'.$C$3])=1;LoanStart;IF([.I142]&gt;0;EDATE([.C142];1);&quot;&quot;));&quot;&quot;);&quot;&quot;)" office:value-type="date" office:date-value="2032-12-07" calcext:value-type="date">
            <text:p>07. 12. 2032</text:p>
          </table:table-cell>
          <table:table-cell table:style-name="ce36" table:formula="of:=IF(ROW()-ROW([$'amortizacijska tabela'.$D$3])=1;LoanAmount;IF([$'amortizacijska tabela'.$C143]=&quot;&quot;;0;INDEX([$'amortizacijska tabela'.$B$4:.$J$363]; ROW()-4;8)))" office:value-type="float" office:value="154875.29445422" calcext:value-type="float">
            <text:p>154.875,29 €</text:p>
          </table:table-cell>
          <table:table-cell table:style-name="ce36" table:formula="of:=IF(ValuesEntered;IF(ROW()-ROW([$'amortizacijska tabela'.$E$3])=1;-IPMT(InterestRate/12;1;DurationOfLoan-ROWS([.$C$4:.C143])+1;[$'amortizacijska tabela'.$D143]);IFERROR(-IPMT(InterestRate/12;1;[$'amortizacijska tabela'.$J143];[.D144]);0));0)" office:value-type="float" office:value="643.529020562868" calcext:value-type="float">
            <text:p>643,53 €</text:p>
          </table:table-cell>
          <table:table-cell table:style-name="ce36" table:formula="of:=IFERROR(IF(AND(ValuesEntered;[$'amortizacijska tabela'.$C143]&lt;&gt;&quot;&quot;);-PPMT(InterestRate/12;1;DurationOfLoan-ROWS([.$C$4:.C143])+1;[$'amortizacijska tabela'.$D143]);&quot;&quot;);0)" office:value-type="float" office:value="428.329519131695" calcext:value-type="float">
            <text:p>428,33 €</text:p>
          </table:table-cell>
          <table:table-cell table:style-name="ce36" table:formula="of:=IF([$'amortizacijska tabela'.$C143]=&quot;&quot;;0;PropertyTaxAmount)" office:value-type="float" office:value="375" calcext:value-type="float">
            <text:p>375,00 €</text:p>
          </table:table-cell>
          <table:table-cell table:style-name="ce36" table:formula="of:=IF([$'amortizacijska tabela'.$C143]=&quot;&quot;;0;[$'amortizacijska tabela'.$E143]+[$'amortizacijska tabela'.$F143]+[$'amortizacijska tabela'.$G143])" office:value-type="float" office:value="1446.85853969456" calcext:value-type="float">
            <text:p>1.446,86 €</text:p>
          </table:table-cell>
          <table:table-cell table:style-name="ce36" table:formula="of:=IF([$'amortizacijska tabela'.$C143]=&quot;&quot;;0;[$'amortizacijska tabela'.$D143]-[$'amortizacijska tabela'.$F143])" office:value-type="float" office:value="154446.964935088" calcext:value-type="float">
            <text:p>154.446,96 €</text:p>
          </table:table-cell>
          <table:table-cell table:style-name="ce32" table:formula="of:=IF([$'amortizacijska tabela'.$I143]&gt;0;LastRow-ROW();0)" office:value-type="float" office:value="220" calcext:value-type="float">
            <text:p><text:s/>220 </text:p>
          </table:table-cell>
          <table:table-cell table:number-columns-repeated="1014"/>
        </table:table-row>
        <table:table-row table:style-name="ro3">
          <table:table-cell/>
          <table:table-cell table:style-name="ce32" table:formula="of:=ROWS([.$B$4:.B144])" office:value-type="float" office:value="141" calcext:value-type="float">
            <text:p><text:s/>141 </text:p>
          </table:table-cell>
          <table:table-cell table:style-name="ce34" table:formula="of:=IF(ValuesEntered;IF([$'amortizacijska tabela'.$B144]&lt;=DurationOfLoan;IF(ROW()-ROW([$'amortizacijska tabela'.$C$3])=1;LoanStart;IF([.I143]&gt;0;EDATE([.C143];1);&quot;&quot;));&quot;&quot;);&quot;&quot;)" office:value-type="date" office:date-value="2033-01-07" calcext:value-type="date">
            <text:p>07. 01. 2033</text:p>
          </table:table-cell>
          <table:table-cell table:style-name="ce36" table:formula="of:=IF(ROW()-ROW([$'amortizacijska tabela'.$D$3])=1;LoanAmount;IF([$'amortizacijska tabela'.$C144]=&quot;&quot;;0;INDEX([$'amortizacijska tabela'.$B$4:.$J$363]; ROW()-4;8)))" office:value-type="float" office:value="154446.964935088" calcext:value-type="float">
            <text:p>154.446,96 €</text:p>
          </table:table-cell>
          <table:table-cell table:style-name="ce36" table:formula="of:=IF(ValuesEntered;IF(ROW()-ROW([$'amortizacijska tabela'.$E$3])=1;-IPMT(InterestRate/12;1;DurationOfLoan-ROWS([.$C$4:.C144])+1;[$'amortizacijska tabela'.$D144]);IFERROR(-IPMT(InterestRate/12;1;[$'amortizacijska tabela'.$J144];[.D145]);0));0)" office:value-type="float" office:value="641.736877956778" calcext:value-type="float">
            <text:p>641,74 €</text:p>
          </table:table-cell>
          <table:table-cell table:style-name="ce36" table:formula="of:=IFERROR(IF(AND(ValuesEntered;[$'amortizacijska tabela'.$C144]&lt;&gt;&quot;&quot;);-PPMT(InterestRate/12;1;DurationOfLoan-ROWS([.$C$4:.C144])+1;[$'amortizacijska tabela'.$D144]);&quot;&quot;);0)" office:value-type="float" office:value="430.114225461411" calcext:value-type="float">
            <text:p>430,11 €</text:p>
          </table:table-cell>
          <table:table-cell table:style-name="ce36" table:formula="of:=IF([$'amortizacijska tabela'.$C144]=&quot;&quot;;0;PropertyTaxAmount)" office:value-type="float" office:value="375" calcext:value-type="float">
            <text:p>375,00 €</text:p>
          </table:table-cell>
          <table:table-cell table:style-name="ce36" table:formula="of:=IF([$'amortizacijska tabela'.$C144]=&quot;&quot;;0;[$'amortizacijska tabela'.$E144]+[$'amortizacijska tabela'.$F144]+[$'amortizacijska tabela'.$G144])" office:value-type="float" office:value="1446.85110341819" calcext:value-type="float">
            <text:p>1.446,85 €</text:p>
          </table:table-cell>
          <table:table-cell table:style-name="ce36" table:formula="of:=IF([$'amortizacijska tabela'.$C144]=&quot;&quot;;0;[$'amortizacijska tabela'.$D144]-[$'amortizacijska tabela'.$F144])" office:value-type="float" office:value="154016.850709627" calcext:value-type="float">
            <text:p>154.016,85 €</text:p>
          </table:table-cell>
          <table:table-cell table:style-name="ce32" table:formula="of:=IF([$'amortizacijska tabela'.$I144]&gt;0;LastRow-ROW();0)" office:value-type="float" office:value="219" calcext:value-type="float">
            <text:p><text:s/>219 </text:p>
          </table:table-cell>
          <table:table-cell table:number-columns-repeated="1014"/>
        </table:table-row>
        <table:table-row table:style-name="ro3">
          <table:table-cell/>
          <table:table-cell table:style-name="ce32" table:formula="of:=ROWS([.$B$4:.B145])" office:value-type="float" office:value="142" calcext:value-type="float">
            <text:p><text:s/>142 </text:p>
          </table:table-cell>
          <table:table-cell table:style-name="ce34" table:formula="of:=IF(ValuesEntered;IF([$'amortizacijska tabela'.$B145]&lt;=DurationOfLoan;IF(ROW()-ROW([$'amortizacijska tabela'.$C$3])=1;LoanStart;IF([.I144]&gt;0;EDATE([.C144];1);&quot;&quot;));&quot;&quot;);&quot;&quot;)" office:value-type="date" office:date-value="2033-02-07" calcext:value-type="date">
            <text:p>07. 02. 2033</text:p>
          </table:table-cell>
          <table:table-cell table:style-name="ce36" table:formula="of:=IF(ROW()-ROW([$'amortizacijska tabela'.$D$3])=1;LoanAmount;IF([$'amortizacijska tabela'.$C145]=&quot;&quot;;0;INDEX([$'amortizacijska tabela'.$B$4:.$J$363]; ROW()-4;8)))" office:value-type="float" office:value="154016.850709627" calcext:value-type="float">
            <text:p>154.016,85 €</text:p>
          </table:table-cell>
          <table:table-cell table:style-name="ce36" table:formula="of:=IF(ValuesEntered;IF(ROW()-ROW([$'amortizacijska tabela'.$E$3])=1;-IPMT(InterestRate/12;1;DurationOfLoan-ROWS([.$C$4:.C145])+1;[$'amortizacijska tabela'.$D145]);IFERROR(-IPMT(InterestRate/12;1;[$'amortizacijska tabela'.$J145];[.D146]);0));0)" office:value-type="float" office:value="639.937268089831" calcext:value-type="float">
            <text:p>639,94 €</text:p>
          </table:table-cell>
          <table:table-cell table:style-name="ce36" table:formula="of:=IFERROR(IF(AND(ValuesEntered;[$'amortizacijska tabela'.$C145]&lt;&gt;&quot;&quot;);-PPMT(InterestRate/12;1;DurationOfLoan-ROWS([.$C$4:.C145])+1;[$'amortizacijska tabela'.$D145]);&quot;&quot;);0)" office:value-type="float" office:value="431.9063680675" calcext:value-type="float">
            <text:p>431,91 €</text:p>
          </table:table-cell>
          <table:table-cell table:style-name="ce36" table:formula="of:=IF([$'amortizacijska tabela'.$C145]=&quot;&quot;;0;PropertyTaxAmount)" office:value-type="float" office:value="375" calcext:value-type="float">
            <text:p>375,00 €</text:p>
          </table:table-cell>
          <table:table-cell table:style-name="ce36" table:formula="of:=IF([$'amortizacijska tabela'.$C145]=&quot;&quot;;0;[$'amortizacijska tabela'.$E145]+[$'amortizacijska tabela'.$F145]+[$'amortizacijska tabela'.$G145])" office:value-type="float" office:value="1446.84363615733" calcext:value-type="float">
            <text:p>1.446,84 €</text:p>
          </table:table-cell>
          <table:table-cell table:style-name="ce36" table:formula="of:=IF([$'amortizacijska tabela'.$C145]=&quot;&quot;;0;[$'amortizacijska tabela'.$D145]-[$'amortizacijska tabela'.$F145])" office:value-type="float" office:value="153584.944341559" calcext:value-type="float">
            <text:p>153.584,94 €</text:p>
          </table:table-cell>
          <table:table-cell table:style-name="ce32" table:formula="of:=IF([$'amortizacijska tabela'.$I145]&gt;0;LastRow-ROW();0)" office:value-type="float" office:value="218" calcext:value-type="float">
            <text:p><text:s/>218 </text:p>
          </table:table-cell>
          <table:table-cell table:number-columns-repeated="1014"/>
        </table:table-row>
        <table:table-row table:style-name="ro3">
          <table:table-cell/>
          <table:table-cell table:style-name="ce32" table:formula="of:=ROWS([.$B$4:.B146])" office:value-type="float" office:value="143" calcext:value-type="float">
            <text:p><text:s/>143 </text:p>
          </table:table-cell>
          <table:table-cell table:style-name="ce34" table:formula="of:=IF(ValuesEntered;IF([$'amortizacijska tabela'.$B146]&lt;=DurationOfLoan;IF(ROW()-ROW([$'amortizacijska tabela'.$C$3])=1;LoanStart;IF([.I145]&gt;0;EDATE([.C145];1);&quot;&quot;));&quot;&quot;);&quot;&quot;)" office:value-type="date" office:date-value="2033-03-07" calcext:value-type="date">
            <text:p>07. 03. 2033</text:p>
          </table:table-cell>
          <table:table-cell table:style-name="ce36" table:formula="of:=IF(ROW()-ROW([$'amortizacijska tabela'.$D$3])=1;LoanAmount;IF([$'amortizacijska tabela'.$C146]=&quot;&quot;;0;INDEX([$'amortizacijska tabela'.$B$4:.$J$363]; ROW()-4;8)))" office:value-type="float" office:value="153584.944341559" calcext:value-type="float">
            <text:p>153.584,94 €</text:p>
          </table:table-cell>
          <table:table-cell table:style-name="ce36" table:formula="of:=IF(ValuesEntered;IF(ROW()-ROW([$'amortizacijska tabela'.$E$3])=1;-IPMT(InterestRate/12;1;DurationOfLoan-ROWS([.$C$4:.C146])+1;[$'amortizacijska tabela'.$D146]);IFERROR(-IPMT(InterestRate/12;1;[$'amortizacijska tabela'.$J146];[.D147]);0));0)" office:value-type="float" office:value="638.130159848437" calcext:value-type="float">
            <text:p>638,13 €</text:p>
          </table:table-cell>
          <table:table-cell table:style-name="ce36" table:formula="of:=IFERROR(IF(AND(ValuesEntered;[$'amortizacijska tabela'.$C146]&lt;&gt;&quot;&quot;);-PPMT(InterestRate/12;1;DurationOfLoan-ROWS([.$C$4:.C146])+1;[$'amortizacijska tabela'.$D146]);&quot;&quot;);0)" office:value-type="float" office:value="433.705977934448" calcext:value-type="float">
            <text:p>433,71 €</text:p>
          </table:table-cell>
          <table:table-cell table:style-name="ce36" table:formula="of:=IF([$'amortizacijska tabela'.$C146]=&quot;&quot;;0;PropertyTaxAmount)" office:value-type="float" office:value="375" calcext:value-type="float">
            <text:p>375,00 €</text:p>
          </table:table-cell>
          <table:table-cell table:style-name="ce36" table:formula="of:=IF([$'amortizacijska tabela'.$C146]=&quot;&quot;;0;[$'amortizacijska tabela'.$E146]+[$'amortizacijska tabela'.$F146]+[$'amortizacijska tabela'.$G146])" office:value-type="float" office:value="1446.83613778289" calcext:value-type="float">
            <text:p>1.446,84 €</text:p>
          </table:table-cell>
          <table:table-cell table:style-name="ce36" table:formula="of:=IF([$'amortizacijska tabela'.$C146]=&quot;&quot;;0;[$'amortizacijska tabela'.$D146]-[$'amortizacijska tabela'.$F146])" office:value-type="float" office:value="153151.238363625" calcext:value-type="float">
            <text:p>153.151,24 €</text:p>
          </table:table-cell>
          <table:table-cell table:style-name="ce32" table:formula="of:=IF([$'amortizacijska tabela'.$I146]&gt;0;LastRow-ROW();0)" office:value-type="float" office:value="217" calcext:value-type="float">
            <text:p><text:s/>217 </text:p>
          </table:table-cell>
          <table:table-cell table:number-columns-repeated="1014"/>
        </table:table-row>
        <table:table-row table:style-name="ro3">
          <table:table-cell/>
          <table:table-cell table:style-name="ce32" table:formula="of:=ROWS([.$B$4:.B147])" office:value-type="float" office:value="144" calcext:value-type="float">
            <text:p><text:s/>144 </text:p>
          </table:table-cell>
          <table:table-cell table:style-name="ce34" table:formula="of:=IF(ValuesEntered;IF([$'amortizacijska tabela'.$B147]&lt;=DurationOfLoan;IF(ROW()-ROW([$'amortizacijska tabela'.$C$3])=1;LoanStart;IF([.I146]&gt;0;EDATE([.C146];1);&quot;&quot;));&quot;&quot;);&quot;&quot;)" office:value-type="date" office:date-value="2033-04-07" calcext:value-type="date">
            <text:p>07. 04. 2033</text:p>
          </table:table-cell>
          <table:table-cell table:style-name="ce36" table:formula="of:=IF(ROW()-ROW([$'amortizacijska tabela'.$D$3])=1;LoanAmount;IF([$'amortizacijska tabela'.$C147]=&quot;&quot;;0;INDEX([$'amortizacijska tabela'.$B$4:.$J$363]; ROW()-4;8)))" office:value-type="float" office:value="153151.238363625" calcext:value-type="float">
            <text:p>153.151,24 €</text:p>
          </table:table-cell>
          <table:table-cell table:style-name="ce36" table:formula="of:=IF(ValuesEntered;IF(ROW()-ROW([$'amortizacijska tabela'.$E$3])=1;-IPMT(InterestRate/12;1;DurationOfLoan-ROWS([.$C$4:.C147])+1;[$'amortizacijska tabela'.$D147]);IFERROR(-IPMT(InterestRate/12;1;[$'amortizacijska tabela'.$J147];[.D148]);0));0)" office:value-type="float" office:value="636.315521989371" calcext:value-type="float">
            <text:p>636,32 €</text:p>
          </table:table-cell>
          <table:table-cell table:style-name="ce36" table:formula="of:=IFERROR(IF(AND(ValuesEntered;[$'amortizacijska tabela'.$C147]&lt;&gt;&quot;&quot;);-PPMT(InterestRate/12;1;DurationOfLoan-ROWS([.$C$4:.C147])+1;[$'amortizacijska tabela'.$D147]);&quot;&quot;);0)" office:value-type="float" office:value="435.513086175842" calcext:value-type="float">
            <text:p>435,51 €</text:p>
          </table:table-cell>
          <table:table-cell table:style-name="ce36" table:formula="of:=IF([$'amortizacijska tabela'.$C147]=&quot;&quot;;0;PropertyTaxAmount)" office:value-type="float" office:value="375" calcext:value-type="float">
            <text:p>375,00 €</text:p>
          </table:table-cell>
          <table:table-cell table:style-name="ce36" table:formula="of:=IF([$'amortizacijska tabela'.$C147]=&quot;&quot;;0;[$'amortizacijska tabela'.$E147]+[$'amortizacijska tabela'.$F147]+[$'amortizacijska tabela'.$G147])" office:value-type="float" office:value="1446.82860816521" calcext:value-type="float">
            <text:p>1.446,83 €</text:p>
          </table:table-cell>
          <table:table-cell table:style-name="ce36" table:formula="of:=IF([$'amortizacijska tabela'.$C147]=&quot;&quot;;0;[$'amortizacijska tabela'.$D147]-[$'amortizacijska tabela'.$F147])" office:value-type="float" office:value="152715.725277449" calcext:value-type="float">
            <text:p>152.715,73 €</text:p>
          </table:table-cell>
          <table:table-cell table:style-name="ce32" table:formula="of:=IF([$'amortizacijska tabela'.$I147]&gt;0;LastRow-ROW();0)" office:value-type="float" office:value="216" calcext:value-type="float">
            <text:p><text:s/>216 </text:p>
          </table:table-cell>
          <table:table-cell table:number-columns-repeated="1014"/>
        </table:table-row>
        <table:table-row table:style-name="ro3">
          <table:table-cell/>
          <table:table-cell table:style-name="ce32" table:formula="of:=ROWS([.$B$4:.B148])" office:value-type="float" office:value="145" calcext:value-type="float">
            <text:p><text:s/>145 </text:p>
          </table:table-cell>
          <table:table-cell table:style-name="ce34" table:formula="of:=IF(ValuesEntered;IF([$'amortizacijska tabela'.$B148]&lt;=DurationOfLoan;IF(ROW()-ROW([$'amortizacijska tabela'.$C$3])=1;LoanStart;IF([.I147]&gt;0;EDATE([.C147];1);&quot;&quot;));&quot;&quot;);&quot;&quot;)" office:value-type="date" office:date-value="2033-05-07" calcext:value-type="date">
            <text:p>07. 05. 2033</text:p>
          </table:table-cell>
          <table:table-cell table:style-name="ce36" table:formula="of:=IF(ROW()-ROW([$'amortizacijska tabela'.$D$3])=1;LoanAmount;IF([$'amortizacijska tabela'.$C148]=&quot;&quot;;0;INDEX([$'amortizacijska tabela'.$B$4:.$J$363]; ROW()-4;8)))" office:value-type="float" office:value="152715.725277449" calcext:value-type="float">
            <text:p>152.715,73 €</text:p>
          </table:table-cell>
          <table:table-cell table:style-name="ce36" table:formula="of:=IF(ValuesEntered;IF(ROW()-ROW([$'amortizacijska tabela'.$E$3])=1;-IPMT(InterestRate/12;1;DurationOfLoan-ROWS([.$C$4:.C148])+1;[$'amortizacijska tabela'.$D148]);IFERROR(-IPMT(InterestRate/12;1;[$'amortizacijska tabela'.$J148];[.D149]);0));0)" office:value-type="float" office:value="634.493323139226" calcext:value-type="float">
            <text:p>634,49 €</text:p>
          </table:table-cell>
          <table:table-cell table:style-name="ce36" table:formula="of:=IFERROR(IF(AND(ValuesEntered;[$'amortizacijska tabela'.$C148]&lt;&gt;&quot;&quot;);-PPMT(InterestRate/12;1;DurationOfLoan-ROWS([.$C$4:.C148])+1;[$'amortizacijska tabela'.$D148]);&quot;&quot;);0)" office:value-type="float" office:value="437.327724034908" calcext:value-type="float">
            <text:p>437,33 €</text:p>
          </table:table-cell>
          <table:table-cell table:style-name="ce36" table:formula="of:=IF([$'amortizacijska tabela'.$C148]=&quot;&quot;;0;PropertyTaxAmount)" office:value-type="float" office:value="375" calcext:value-type="float">
            <text:p>375,00 €</text:p>
          </table:table-cell>
          <table:table-cell table:style-name="ce36" table:formula="of:=IF([$'amortizacijska tabela'.$C148]=&quot;&quot;;0;[$'amortizacijska tabela'.$E148]+[$'amortizacijska tabela'.$F148]+[$'amortizacijska tabela'.$G148])" office:value-type="float" office:value="1446.82104717413" calcext:value-type="float">
            <text:p>1.446,82 €</text:p>
          </table:table-cell>
          <table:table-cell table:style-name="ce36" table:formula="of:=IF([$'amortizacijska tabela'.$C148]=&quot;&quot;;0;[$'amortizacijska tabela'.$D148]-[$'amortizacijska tabela'.$F148])" office:value-type="float" office:value="152278.397553414" calcext:value-type="float">
            <text:p>152.278,40 €</text:p>
          </table:table-cell>
          <table:table-cell table:style-name="ce32" table:formula="of:=IF([$'amortizacijska tabela'.$I148]&gt;0;LastRow-ROW();0)" office:value-type="float" office:value="215" calcext:value-type="float">
            <text:p><text:s/>215 </text:p>
          </table:table-cell>
          <table:table-cell table:number-columns-repeated="1014"/>
        </table:table-row>
        <table:table-row table:style-name="ro3">
          <table:table-cell/>
          <table:table-cell table:style-name="ce32" table:formula="of:=ROWS([.$B$4:.B149])" office:value-type="float" office:value="146" calcext:value-type="float">
            <text:p><text:s/>146 </text:p>
          </table:table-cell>
          <table:table-cell table:style-name="ce34" table:formula="of:=IF(ValuesEntered;IF([$'amortizacijska tabela'.$B149]&lt;=DurationOfLoan;IF(ROW()-ROW([$'amortizacijska tabela'.$C$3])=1;LoanStart;IF([.I148]&gt;0;EDATE([.C148];1);&quot;&quot;));&quot;&quot;);&quot;&quot;)" office:value-type="date" office:date-value="2033-06-07" calcext:value-type="date">
            <text:p>07. 06. 2033</text:p>
          </table:table-cell>
          <table:table-cell table:style-name="ce36" table:formula="of:=IF(ROW()-ROW([$'amortizacijska tabela'.$D$3])=1;LoanAmount;IF([$'amortizacijska tabela'.$C149]=&quot;&quot;;0;INDEX([$'amortizacijska tabela'.$B$4:.$J$363]; ROW()-4;8)))" office:value-type="float" office:value="152278.397553414" calcext:value-type="float">
            <text:p>152.278,40 €</text:p>
          </table:table-cell>
          <table:table-cell table:style-name="ce36" table:formula="of:=IF(ValuesEntered;IF(ROW()-ROW([$'amortizacijska tabela'.$E$3])=1;-IPMT(InterestRate/12;1;DurationOfLoan-ROWS([.$C$4:.C149])+1;[$'amortizacijska tabela'.$D149]);IFERROR(-IPMT(InterestRate/12;1;[$'amortizacijska tabela'.$J149];[.D150]);0));0)" office:value-type="float" office:value="632.663531793871" calcext:value-type="float">
            <text:p>632,66 €</text:p>
          </table:table-cell>
          <table:table-cell table:style-name="ce36" table:formula="of:=IFERROR(IF(AND(ValuesEntered;[$'amortizacijska tabela'.$C149]&lt;&gt;&quot;&quot;);-PPMT(InterestRate/12;1;DurationOfLoan-ROWS([.$C$4:.C149])+1;[$'amortizacijska tabela'.$D149]);&quot;&quot;);0)" office:value-type="float" office:value="439.149922885053" calcext:value-type="float">
            <text:p>439,15 €</text:p>
          </table:table-cell>
          <table:table-cell table:style-name="ce36" table:formula="of:=IF([$'amortizacijska tabela'.$C149]=&quot;&quot;;0;PropertyTaxAmount)" office:value-type="float" office:value="375" calcext:value-type="float">
            <text:p>375,00 €</text:p>
          </table:table-cell>
          <table:table-cell table:style-name="ce36" table:formula="of:=IF([$'amortizacijska tabela'.$C149]=&quot;&quot;;0;[$'amortizacijska tabela'.$E149]+[$'amortizacijska tabela'.$F149]+[$'amortizacijska tabela'.$G149])" office:value-type="float" office:value="1446.81345467892" calcext:value-type="float">
            <text:p>1.446,81 €</text:p>
          </table:table-cell>
          <table:table-cell table:style-name="ce36" table:formula="of:=IF([$'amortizacijska tabela'.$C149]=&quot;&quot;;0;[$'amortizacijska tabela'.$D149]-[$'amortizacijska tabela'.$F149])" office:value-type="float" office:value="151839.247630529" calcext:value-type="float">
            <text:p>151.839,25 €</text:p>
          </table:table-cell>
          <table:table-cell table:style-name="ce32" table:formula="of:=IF([$'amortizacijska tabela'.$I149]&gt;0;LastRow-ROW();0)" office:value-type="float" office:value="214" calcext:value-type="float">
            <text:p><text:s/>214 </text:p>
          </table:table-cell>
          <table:table-cell table:number-columns-repeated="1014"/>
        </table:table-row>
        <table:table-row table:style-name="ro3">
          <table:table-cell/>
          <table:table-cell table:style-name="ce32" table:formula="of:=ROWS([.$B$4:.B150])" office:value-type="float" office:value="147" calcext:value-type="float">
            <text:p><text:s/>147 </text:p>
          </table:table-cell>
          <table:table-cell table:style-name="ce34" table:formula="of:=IF(ValuesEntered;IF([$'amortizacijska tabela'.$B150]&lt;=DurationOfLoan;IF(ROW()-ROW([$'amortizacijska tabela'.$C$3])=1;LoanStart;IF([.I149]&gt;0;EDATE([.C149];1);&quot;&quot;));&quot;&quot;);&quot;&quot;)" office:value-type="date" office:date-value="2033-07-07" calcext:value-type="date">
            <text:p>07. 07. 2033</text:p>
          </table:table-cell>
          <table:table-cell table:style-name="ce36" table:formula="of:=IF(ROW()-ROW([$'amortizacijska tabela'.$D$3])=1;LoanAmount;IF([$'amortizacijska tabela'.$C150]=&quot;&quot;;0;INDEX([$'amortizacijska tabela'.$B$4:.$J$363]; ROW()-4;8)))" office:value-type="float" office:value="151839.247630529" calcext:value-type="float">
            <text:p>151.839,25 €</text:p>
          </table:table-cell>
          <table:table-cell table:style-name="ce36" table:formula="of:=IF(ValuesEntered;IF(ROW()-ROW([$'amortizacijska tabela'.$E$3])=1;-IPMT(InterestRate/12;1;DurationOfLoan-ROWS([.$C$4:.C150])+1;[$'amortizacijska tabela'.$D150]);IFERROR(-IPMT(InterestRate/12;1;[$'amortizacijska tabela'.$J150];[.D151]);0));0)" office:value-type="float" office:value="630.826116317911" calcext:value-type="float">
            <text:p>630,83 €</text:p>
          </table:table-cell>
          <table:table-cell table:style-name="ce36" table:formula="of:=IFERROR(IF(AND(ValuesEntered;[$'amortizacijska tabela'.$C150]&lt;&gt;&quot;&quot;);-PPMT(InterestRate/12;1;DurationOfLoan-ROWS([.$C$4:.C150])+1;[$'amortizacijska tabela'.$D150]);&quot;&quot;);0)" office:value-type="float" office:value="440.979714230407" calcext:value-type="float">
            <text:p>440,98 €</text:p>
          </table:table-cell>
          <table:table-cell table:style-name="ce36" table:formula="of:=IF([$'amortizacijska tabela'.$C150]=&quot;&quot;;0;PropertyTaxAmount)" office:value-type="float" office:value="375" calcext:value-type="float">
            <text:p>375,00 €</text:p>
          </table:table-cell>
          <table:table-cell table:style-name="ce36" table:formula="of:=IF([$'amortizacijska tabela'.$C150]=&quot;&quot;;0;[$'amortizacijska tabela'.$E150]+[$'amortizacijska tabela'.$F150]+[$'amortizacijska tabela'.$G150])" office:value-type="float" office:value="1446.80583054832" calcext:value-type="float">
            <text:p>1.446,81 €</text:p>
          </table:table-cell>
          <table:table-cell table:style-name="ce36" table:formula="of:=IF([$'amortizacijska tabela'.$C150]=&quot;&quot;;0;[$'amortizacijska tabela'.$D150]-[$'amortizacijska tabela'.$F150])" office:value-type="float" office:value="151398.267916299" calcext:value-type="float">
            <text:p>151.398,27 €</text:p>
          </table:table-cell>
          <table:table-cell table:style-name="ce32" table:formula="of:=IF([$'amortizacijska tabela'.$I150]&gt;0;LastRow-ROW();0)" office:value-type="float" office:value="213" calcext:value-type="float">
            <text:p><text:s/>213 </text:p>
          </table:table-cell>
          <table:table-cell table:number-columns-repeated="1014"/>
        </table:table-row>
        <table:table-row table:style-name="ro3">
          <table:table-cell/>
          <table:table-cell table:style-name="ce32" table:formula="of:=ROWS([.$B$4:.B151])" office:value-type="float" office:value="148" calcext:value-type="float">
            <text:p><text:s/>148 </text:p>
          </table:table-cell>
          <table:table-cell table:style-name="ce34" table:formula="of:=IF(ValuesEntered;IF([$'amortizacijska tabela'.$B151]&lt;=DurationOfLoan;IF(ROW()-ROW([$'amortizacijska tabela'.$C$3])=1;LoanStart;IF([.I150]&gt;0;EDATE([.C150];1);&quot;&quot;));&quot;&quot;);&quot;&quot;)" office:value-type="date" office:date-value="2033-08-07" calcext:value-type="date">
            <text:p>07. 08. 2033</text:p>
          </table:table-cell>
          <table:table-cell table:style-name="ce36" table:formula="of:=IF(ROW()-ROW([$'amortizacijska tabela'.$D$3])=1;LoanAmount;IF([$'amortizacijska tabela'.$C151]=&quot;&quot;;0;INDEX([$'amortizacijska tabela'.$B$4:.$J$363]; ROW()-4;8)))" office:value-type="float" office:value="151398.267916299" calcext:value-type="float">
            <text:p>151.398,27 €</text:p>
          </table:table-cell>
          <table:table-cell table:style-name="ce36" table:formula="of:=IF(ValuesEntered;IF(ROW()-ROW([$'amortizacijska tabela'.$E$3])=1;-IPMT(InterestRate/12;1;DurationOfLoan-ROWS([.$C$4:.C151])+1;[$'amortizacijska tabela'.$D151]);IFERROR(-IPMT(InterestRate/12;1;[$'amortizacijska tabela'.$J151];[.D152]);0));0)" office:value-type="float" office:value="628.981044944135" calcext:value-type="float">
            <text:p>628,98 €</text:p>
          </table:table-cell>
          <table:table-cell table:style-name="ce36" table:formula="of:=IFERROR(IF(AND(ValuesEntered;[$'amortizacijska tabela'.$C151]&lt;&gt;&quot;&quot;);-PPMT(InterestRate/12;1;DurationOfLoan-ROWS([.$C$4:.C151])+1;[$'amortizacijska tabela'.$D151]);&quot;&quot;);0)" office:value-type="float" office:value="442.817129706367" calcext:value-type="float">
            <text:p>442,82 €</text:p>
          </table:table-cell>
          <table:table-cell table:style-name="ce36" table:formula="of:=IF([$'amortizacijska tabela'.$C151]=&quot;&quot;;0;PropertyTaxAmount)" office:value-type="float" office:value="375" calcext:value-type="float">
            <text:p>375,00 €</text:p>
          </table:table-cell>
          <table:table-cell table:style-name="ce36" table:formula="of:=IF([$'amortizacijska tabela'.$C151]=&quot;&quot;;0;[$'amortizacijska tabela'.$E151]+[$'amortizacijska tabela'.$F151]+[$'amortizacijska tabela'.$G151])" office:value-type="float" office:value="1446.7981746505" calcext:value-type="float">
            <text:p>1.446,80 €</text:p>
          </table:table-cell>
          <table:table-cell table:style-name="ce36" table:formula="of:=IF([$'amortizacijska tabela'.$C151]=&quot;&quot;;0;[$'amortizacijska tabela'.$D151]-[$'amortizacijska tabela'.$F151])" office:value-type="float" office:value="150955.450786592" calcext:value-type="float">
            <text:p>150.955,45 €</text:p>
          </table:table-cell>
          <table:table-cell table:style-name="ce32" table:formula="of:=IF([$'amortizacijska tabela'.$I151]&gt;0;LastRow-ROW();0)" office:value-type="float" office:value="212" calcext:value-type="float">
            <text:p><text:s/>212 </text:p>
          </table:table-cell>
          <table:table-cell table:number-columns-repeated="1014"/>
        </table:table-row>
        <table:table-row table:style-name="ro3">
          <table:table-cell/>
          <table:table-cell table:style-name="ce32" table:formula="of:=ROWS([.$B$4:.B152])" office:value-type="float" office:value="149" calcext:value-type="float">
            <text:p><text:s/>149 </text:p>
          </table:table-cell>
          <table:table-cell table:style-name="ce34" table:formula="of:=IF(ValuesEntered;IF([$'amortizacijska tabela'.$B152]&lt;=DurationOfLoan;IF(ROW()-ROW([$'amortizacijska tabela'.$C$3])=1;LoanStart;IF([.I151]&gt;0;EDATE([.C151];1);&quot;&quot;));&quot;&quot;);&quot;&quot;)" office:value-type="date" office:date-value="2033-09-07" calcext:value-type="date">
            <text:p>07. 09. 2033</text:p>
          </table:table-cell>
          <table:table-cell table:style-name="ce36" table:formula="of:=IF(ROW()-ROW([$'amortizacijska tabela'.$D$3])=1;LoanAmount;IF([$'amortizacijska tabela'.$C152]=&quot;&quot;;0;INDEX([$'amortizacijska tabela'.$B$4:.$J$363]; ROW()-4;8)))" office:value-type="float" office:value="150955.450786592" calcext:value-type="float">
            <text:p>150.955,45 €</text:p>
          </table:table-cell>
          <table:table-cell table:style-name="ce36" table:formula="of:=IF(ValuesEntered;IF(ROW()-ROW([$'amortizacijska tabela'.$E$3])=1;-IPMT(InterestRate/12;1;DurationOfLoan-ROWS([.$C$4:.C152])+1;[$'amortizacijska tabela'.$D152]);IFERROR(-IPMT(InterestRate/12;1;[$'amortizacijska tabela'.$J152];[.D153]);0));0)" office:value-type="float" office:value="627.128285772967" calcext:value-type="float">
            <text:p>627,13 €</text:p>
          </table:table-cell>
          <table:table-cell table:style-name="ce36" table:formula="of:=IFERROR(IF(AND(ValuesEntered;[$'amortizacijska tabela'.$C152]&lt;&gt;&quot;&quot;);-PPMT(InterestRate/12;1;DurationOfLoan-ROWS([.$C$4:.C152])+1;[$'amortizacijska tabela'.$D152]);&quot;&quot;);0)" office:value-type="float" office:value="444.662201080144" calcext:value-type="float">
            <text:p>444,66 €</text:p>
          </table:table-cell>
          <table:table-cell table:style-name="ce36" table:formula="of:=IF([$'amortizacijska tabela'.$C152]=&quot;&quot;;0;PropertyTaxAmount)" office:value-type="float" office:value="375" calcext:value-type="float">
            <text:p>375,00 €</text:p>
          </table:table-cell>
          <table:table-cell table:style-name="ce36" table:formula="of:=IF([$'amortizacijska tabela'.$C152]=&quot;&quot;;0;[$'amortizacijska tabela'.$E152]+[$'amortizacijska tabela'.$F152]+[$'amortizacijska tabela'.$G152])" office:value-type="float" office:value="1446.79048685311" calcext:value-type="float">
            <text:p>1.446,79 €</text:p>
          </table:table-cell>
          <table:table-cell table:style-name="ce36" table:formula="of:=IF([$'amortizacijska tabela'.$C152]=&quot;&quot;;0;[$'amortizacijska tabela'.$D152]-[$'amortizacijska tabela'.$F152])" office:value-type="float" office:value="150510.788585512" calcext:value-type="float">
            <text:p>150.510,79 €</text:p>
          </table:table-cell>
          <table:table-cell table:style-name="ce32" table:formula="of:=IF([$'amortizacijska tabela'.$I152]&gt;0;LastRow-ROW();0)" office:value-type="float" office:value="211" calcext:value-type="float">
            <text:p><text:s/>211 </text:p>
          </table:table-cell>
          <table:table-cell table:number-columns-repeated="1014"/>
        </table:table-row>
        <table:table-row table:style-name="ro3">
          <table:table-cell/>
          <table:table-cell table:style-name="ce32" table:formula="of:=ROWS([.$B$4:.B153])" office:value-type="float" office:value="150" calcext:value-type="float">
            <text:p><text:s/>150 </text:p>
          </table:table-cell>
          <table:table-cell table:style-name="ce34" table:formula="of:=IF(ValuesEntered;IF([$'amortizacijska tabela'.$B153]&lt;=DurationOfLoan;IF(ROW()-ROW([$'amortizacijska tabela'.$C$3])=1;LoanStart;IF([.I152]&gt;0;EDATE([.C152];1);&quot;&quot;));&quot;&quot;);&quot;&quot;)" office:value-type="date" office:date-value="2033-10-07" calcext:value-type="date">
            <text:p>07. 10. 2033</text:p>
          </table:table-cell>
          <table:table-cell table:style-name="ce36" table:formula="of:=IF(ROW()-ROW([$'amortizacijska tabela'.$D$3])=1;LoanAmount;IF([$'amortizacijska tabela'.$C153]=&quot;&quot;;0;INDEX([$'amortizacijska tabela'.$B$4:.$J$363]; ROW()-4;8)))" office:value-type="float" office:value="150510.788585512" calcext:value-type="float">
            <text:p>150.510,79 €</text:p>
          </table:table-cell>
          <table:table-cell table:style-name="ce36" table:formula="of:=IF(ValuesEntered;IF(ROW()-ROW([$'amortizacijska tabela'.$E$3])=1;-IPMT(InterestRate/12;1;DurationOfLoan-ROWS([.$C$4:.C153])+1;[$'amortizacijska tabela'.$D153]);IFERROR(-IPMT(InterestRate/12;1;[$'amortizacijska tabela'.$J153];[.D154]);0));0)" office:value-type="float" office:value="625.26780677192" calcext:value-type="float">
            <text:p>625,27 €</text:p>
          </table:table-cell>
          <table:table-cell table:style-name="ce36" table:formula="of:=IFERROR(IF(AND(ValuesEntered;[$'amortizacijska tabela'.$C153]&lt;&gt;&quot;&quot;);-PPMT(InterestRate/12;1;DurationOfLoan-ROWS([.$C$4:.C153])+1;[$'amortizacijska tabela'.$D153]);&quot;&quot;);0)" office:value-type="float" office:value="446.514960251311" calcext:value-type="float">
            <text:p>446,51 €</text:p>
          </table:table-cell>
          <table:table-cell table:style-name="ce36" table:formula="of:=IF([$'amortizacijska tabela'.$C153]=&quot;&quot;;0;PropertyTaxAmount)" office:value-type="float" office:value="375" calcext:value-type="float">
            <text:p>375,00 €</text:p>
          </table:table-cell>
          <table:table-cell table:style-name="ce36" table:formula="of:=IF([$'amortizacijska tabela'.$C153]=&quot;&quot;;0;[$'amortizacijska tabela'.$E153]+[$'amortizacijska tabela'.$F153]+[$'amortizacijska tabela'.$G153])" office:value-type="float" office:value="1446.78276702323" calcext:value-type="float">
            <text:p>1.446,78 €</text:p>
          </table:table-cell>
          <table:table-cell table:style-name="ce36" table:formula="of:=IF([$'amortizacijska tabela'.$C153]=&quot;&quot;;0;[$'amortizacijska tabela'.$D153]-[$'amortizacijska tabela'.$F153])" office:value-type="float" office:value="150064.273625261" calcext:value-type="float">
            <text:p>150.064,27 €</text:p>
          </table:table-cell>
          <table:table-cell table:style-name="ce32" table:formula="of:=IF([$'amortizacijska tabela'.$I153]&gt;0;LastRow-ROW();0)" office:value-type="float" office:value="210" calcext:value-type="float">
            <text:p><text:s/>210 </text:p>
          </table:table-cell>
          <table:table-cell table:number-columns-repeated="1014"/>
        </table:table-row>
        <table:table-row table:style-name="ro3">
          <table:table-cell/>
          <table:table-cell table:style-name="ce32" table:formula="of:=ROWS([.$B$4:.B154])" office:value-type="float" office:value="151" calcext:value-type="float">
            <text:p><text:s/>151 </text:p>
          </table:table-cell>
          <table:table-cell table:style-name="ce34" table:formula="of:=IF(ValuesEntered;IF([$'amortizacijska tabela'.$B154]&lt;=DurationOfLoan;IF(ROW()-ROW([$'amortizacijska tabela'.$C$3])=1;LoanStart;IF([.I153]&gt;0;EDATE([.C153];1);&quot;&quot;));&quot;&quot;);&quot;&quot;)" office:value-type="date" office:date-value="2033-11-07" calcext:value-type="date">
            <text:p>07. 11. 2033</text:p>
          </table:table-cell>
          <table:table-cell table:style-name="ce36" table:formula="of:=IF(ROW()-ROW([$'amortizacijska tabela'.$D$3])=1;LoanAmount;IF([$'amortizacijska tabela'.$C154]=&quot;&quot;;0;INDEX([$'amortizacijska tabela'.$B$4:.$J$363]; ROW()-4;8)))" office:value-type="float" office:value="150064.273625261" calcext:value-type="float">
            <text:p>150.064,27 €</text:p>
          </table:table-cell>
          <table:table-cell table:style-name="ce36" table:formula="of:=IF(ValuesEntered;IF(ROW()-ROW([$'amortizacijska tabela'.$E$3])=1;-IPMT(InterestRate/12;1;DurationOfLoan-ROWS([.$C$4:.C154])+1;[$'amortizacijska tabela'.$D154]);IFERROR(-IPMT(InterestRate/12;1;[$'amortizacijska tabela'.$J154];[.D155]);0));0)" office:value-type="float" office:value="623.399575775035" calcext:value-type="float">
            <text:p>623,40 €</text:p>
          </table:table-cell>
          <table:table-cell table:style-name="ce36" table:formula="of:=IFERROR(IF(AND(ValuesEntered;[$'amortizacijska tabela'.$C154]&lt;&gt;&quot;&quot;);-PPMT(InterestRate/12;1;DurationOfLoan-ROWS([.$C$4:.C154])+1;[$'amortizacijska tabela'.$D154]);&quot;&quot;);0)" office:value-type="float" office:value="448.375439252358" calcext:value-type="float">
            <text:p>448,38 €</text:p>
          </table:table-cell>
          <table:table-cell table:style-name="ce36" table:formula="of:=IF([$'amortizacijska tabela'.$C154]=&quot;&quot;;0;PropertyTaxAmount)" office:value-type="float" office:value="375" calcext:value-type="float">
            <text:p>375,00 €</text:p>
          </table:table-cell>
          <table:table-cell table:style-name="ce36" table:formula="of:=IF([$'amortizacijska tabela'.$C154]=&quot;&quot;;0;[$'amortizacijska tabela'.$E154]+[$'amortizacijska tabela'.$F154]+[$'amortizacijska tabela'.$G154])" office:value-type="float" office:value="1446.77501502739" calcext:value-type="float">
            <text:p>1.446,78 €</text:p>
          </table:table-cell>
          <table:table-cell table:style-name="ce36" table:formula="of:=IF([$'amortizacijska tabela'.$C154]=&quot;&quot;;0;[$'amortizacijska tabela'.$D154]-[$'amortizacijska tabela'.$F154])" office:value-type="float" office:value="149615.898186009" calcext:value-type="float">
            <text:p>149.615,90 €</text:p>
          </table:table-cell>
          <table:table-cell table:style-name="ce32" table:formula="of:=IF([$'amortizacijska tabela'.$I154]&gt;0;LastRow-ROW();0)" office:value-type="float" office:value="209" calcext:value-type="float">
            <text:p><text:s/>209 </text:p>
          </table:table-cell>
          <table:table-cell table:number-columns-repeated="1014"/>
        </table:table-row>
        <table:table-row table:style-name="ro3">
          <table:table-cell/>
          <table:table-cell table:style-name="ce32" table:formula="of:=ROWS([.$B$4:.B155])" office:value-type="float" office:value="152" calcext:value-type="float">
            <text:p><text:s/>152 </text:p>
          </table:table-cell>
          <table:table-cell table:style-name="ce34" table:formula="of:=IF(ValuesEntered;IF([$'amortizacijska tabela'.$B155]&lt;=DurationOfLoan;IF(ROW()-ROW([$'amortizacijska tabela'.$C$3])=1;LoanStart;IF([.I154]&gt;0;EDATE([.C154];1);&quot;&quot;));&quot;&quot;);&quot;&quot;)" office:value-type="date" office:date-value="2033-12-07" calcext:value-type="date">
            <text:p>07. 12. 2033</text:p>
          </table:table-cell>
          <table:table-cell table:style-name="ce36" table:formula="of:=IF(ROW()-ROW([$'amortizacijska tabela'.$D$3])=1;LoanAmount;IF([$'amortizacijska tabela'.$C155]=&quot;&quot;;0;INDEX([$'amortizacijska tabela'.$B$4:.$J$363]; ROW()-4;8)))" office:value-type="float" office:value="149615.898186009" calcext:value-type="float">
            <text:p>149.615,90 €</text:p>
          </table:table-cell>
          <table:table-cell table:style-name="ce36" table:formula="of:=IF(ValuesEntered;IF(ROW()-ROW([$'amortizacijska tabela'.$E$3])=1;-IPMT(InterestRate/12;1;DurationOfLoan-ROWS([.$C$4:.C155])+1;[$'amortizacijska tabela'.$D155]);IFERROR(-IPMT(InterestRate/12;1;[$'amortizacijska tabela'.$J155];[.D156]);0));0)" office:value-type="float" office:value="621.52356048233" calcext:value-type="float">
            <text:p>621,52 €</text:p>
          </table:table-cell>
          <table:table-cell table:style-name="ce36" table:formula="of:=IFERROR(IF(AND(ValuesEntered;[$'amortizacijska tabela'.$C155]&lt;&gt;&quot;&quot;);-PPMT(InterestRate/12;1;DurationOfLoan-ROWS([.$C$4:.C155])+1;[$'amortizacijska tabela'.$D155]);&quot;&quot;);0)" office:value-type="float" office:value="450.243670249243" calcext:value-type="float">
            <text:p>450,24 €</text:p>
          </table:table-cell>
          <table:table-cell table:style-name="ce36" table:formula="of:=IF([$'amortizacijska tabela'.$C155]=&quot;&quot;;0;PropertyTaxAmount)" office:value-type="float" office:value="375" calcext:value-type="float">
            <text:p>375,00 €</text:p>
          </table:table-cell>
          <table:table-cell table:style-name="ce36" table:formula="of:=IF([$'amortizacijska tabela'.$C155]=&quot;&quot;;0;[$'amortizacijska tabela'.$E155]+[$'amortizacijska tabela'.$F155]+[$'amortizacijska tabela'.$G155])" office:value-type="float" office:value="1446.76723073157" calcext:value-type="float">
            <text:p>1.446,77 €</text:p>
          </table:table-cell>
          <table:table-cell table:style-name="ce36" table:formula="of:=IF([$'amortizacijska tabela'.$C155]=&quot;&quot;;0;[$'amortizacijska tabela'.$D155]-[$'amortizacijska tabela'.$F155])" office:value-type="float" office:value="149165.654515759" calcext:value-type="float">
            <text:p>149.165,65 €</text:p>
          </table:table-cell>
          <table:table-cell table:style-name="ce32" table:formula="of:=IF([$'amortizacijska tabela'.$I155]&gt;0;LastRow-ROW();0)" office:value-type="float" office:value="208" calcext:value-type="float">
            <text:p><text:s/>208 </text:p>
          </table:table-cell>
          <table:table-cell table:number-columns-repeated="1014"/>
        </table:table-row>
        <table:table-row table:style-name="ro3">
          <table:table-cell/>
          <table:table-cell table:style-name="ce32" table:formula="of:=ROWS([.$B$4:.B156])" office:value-type="float" office:value="153" calcext:value-type="float">
            <text:p><text:s/>153 </text:p>
          </table:table-cell>
          <table:table-cell table:style-name="ce34" table:formula="of:=IF(ValuesEntered;IF([$'amortizacijska tabela'.$B156]&lt;=DurationOfLoan;IF(ROW()-ROW([$'amortizacijska tabela'.$C$3])=1;LoanStart;IF([.I155]&gt;0;EDATE([.C155];1);&quot;&quot;));&quot;&quot;);&quot;&quot;)" office:value-type="date" office:date-value="2034-01-07" calcext:value-type="date">
            <text:p>07. 01. 2034</text:p>
          </table:table-cell>
          <table:table-cell table:style-name="ce36" table:formula="of:=IF(ROW()-ROW([$'amortizacijska tabela'.$D$3])=1;LoanAmount;IF([$'amortizacijska tabela'.$C156]=&quot;&quot;;0;INDEX([$'amortizacijska tabela'.$B$4:.$J$363]; ROW()-4;8)))" office:value-type="float" office:value="149165.654515759" calcext:value-type="float">
            <text:p>149.165,65 €</text:p>
          </table:table-cell>
          <table:table-cell table:style-name="ce36" table:formula="of:=IF(ValuesEntered;IF(ROW()-ROW([$'amortizacijska tabela'.$E$3])=1;-IPMT(InterestRate/12;1;DurationOfLoan-ROWS([.$C$4:.C156])+1;[$'amortizacijska tabela'.$D156]);IFERROR(-IPMT(InterestRate/12;1;[$'amortizacijska tabela'.$J156];[.D157]);0));0)" office:value-type="float" office:value="619.639728459239" calcext:value-type="float">
            <text:p>619,64 €</text:p>
          </table:table-cell>
          <table:table-cell table:style-name="ce36" table:formula="of:=IFERROR(IF(AND(ValuesEntered;[$'amortizacijska tabela'.$C156]&lt;&gt;&quot;&quot;);-PPMT(InterestRate/12;1;DurationOfLoan-ROWS([.$C$4:.C156])+1;[$'amortizacijska tabela'.$D156]);&quot;&quot;);0)" office:value-type="float" office:value="452.119685541948" calcext:value-type="float">
            <text:p>452,12 €</text:p>
          </table:table-cell>
          <table:table-cell table:style-name="ce36" table:formula="of:=IF([$'amortizacijska tabela'.$C156]=&quot;&quot;;0;PropertyTaxAmount)" office:value-type="float" office:value="375" calcext:value-type="float">
            <text:p>375,00 €</text:p>
          </table:table-cell>
          <table:table-cell table:style-name="ce36" table:formula="of:=IF([$'amortizacijska tabela'.$C156]=&quot;&quot;;0;[$'amortizacijska tabela'.$E156]+[$'amortizacijska tabela'.$F156]+[$'amortizacijska tabela'.$G156])" office:value-type="float" office:value="1446.75941400119" calcext:value-type="float">
            <text:p>1.446,76 €</text:p>
          </table:table-cell>
          <table:table-cell table:style-name="ce36" table:formula="of:=IF([$'amortizacijska tabela'.$C156]=&quot;&quot;;0;[$'amortizacijska tabela'.$D156]-[$'amortizacijska tabela'.$F156])" office:value-type="float" office:value="148713.534830217" calcext:value-type="float">
            <text:p>148.713,53 €</text:p>
          </table:table-cell>
          <table:table-cell table:style-name="ce32" table:formula="of:=IF([$'amortizacijska tabela'.$I156]&gt;0;LastRow-ROW();0)" office:value-type="float" office:value="207" calcext:value-type="float">
            <text:p><text:s/>207 </text:p>
          </table:table-cell>
          <table:table-cell table:number-columns-repeated="1014"/>
        </table:table-row>
        <table:table-row table:style-name="ro3">
          <table:table-cell/>
          <table:table-cell table:style-name="ce32" table:formula="of:=ROWS([.$B$4:.B157])" office:value-type="float" office:value="154" calcext:value-type="float">
            <text:p><text:s/>154 </text:p>
          </table:table-cell>
          <table:table-cell table:style-name="ce34" table:formula="of:=IF(ValuesEntered;IF([$'amortizacijska tabela'.$B157]&lt;=DurationOfLoan;IF(ROW()-ROW([$'amortizacijska tabela'.$C$3])=1;LoanStart;IF([.I156]&gt;0;EDATE([.C156];1);&quot;&quot;));&quot;&quot;);&quot;&quot;)" office:value-type="date" office:date-value="2034-02-07" calcext:value-type="date">
            <text:p>07. 02. 2034</text:p>
          </table:table-cell>
          <table:table-cell table:style-name="ce36" table:formula="of:=IF(ROW()-ROW([$'amortizacijska tabela'.$D$3])=1;LoanAmount;IF([$'amortizacijska tabela'.$C157]=&quot;&quot;;0;INDEX([$'amortizacijska tabela'.$B$4:.$J$363]; ROW()-4;8)))" office:value-type="float" office:value="148713.534830217" calcext:value-type="float">
            <text:p>148.713,53 €</text:p>
          </table:table-cell>
          <table:table-cell table:style-name="ce36" table:formula="of:=IF(ValuesEntered;IF(ROW()-ROW([$'amortizacijska tabela'.$E$3])=1;-IPMT(InterestRate/12;1;DurationOfLoan-ROWS([.$C$4:.C157])+1;[$'amortizacijska tabela'.$D157]);IFERROR(-IPMT(InterestRate/12;1;[$'amortizacijska tabela'.$J157];[.D158]);0));0)" office:value-type="float" office:value="617.748047136051" calcext:value-type="float">
            <text:p>617,75 €</text:p>
          </table:table-cell>
          <table:table-cell table:style-name="ce36" table:formula="of:=IFERROR(IF(AND(ValuesEntered;[$'amortizacijska tabela'.$C157]&lt;&gt;&quot;&quot;);-PPMT(InterestRate/12;1;DurationOfLoan-ROWS([.$C$4:.C157])+1;[$'amortizacijska tabela'.$D157]);&quot;&quot;);0)" office:value-type="float" office:value="454.00351756504" calcext:value-type="float">
            <text:p>454,00 €</text:p>
          </table:table-cell>
          <table:table-cell table:style-name="ce36" table:formula="of:=IF([$'amortizacijska tabela'.$C157]=&quot;&quot;;0;PropertyTaxAmount)" office:value-type="float" office:value="375" calcext:value-type="float">
            <text:p>375,00 €</text:p>
          </table:table-cell>
          <table:table-cell table:style-name="ce36" table:formula="of:=IF([$'amortizacijska tabela'.$C157]=&quot;&quot;;0;[$'amortizacijska tabela'.$E157]+[$'amortizacijska tabela'.$F157]+[$'amortizacijska tabela'.$G157])" office:value-type="float" office:value="1446.75156470109" calcext:value-type="float">
            <text:p>1.446,75 €</text:p>
          </table:table-cell>
          <table:table-cell table:style-name="ce36" table:formula="of:=IF([$'amortizacijska tabela'.$C157]=&quot;&quot;;0;[$'amortizacijska tabela'.$D157]-[$'amortizacijska tabela'.$F157])" office:value-type="float" office:value="148259.531312652" calcext:value-type="float">
            <text:p>148.259,53 €</text:p>
          </table:table-cell>
          <table:table-cell table:style-name="ce32" table:formula="of:=IF([$'amortizacijska tabela'.$I157]&gt;0;LastRow-ROW();0)" office:value-type="float" office:value="206" calcext:value-type="float">
            <text:p><text:s/>206 </text:p>
          </table:table-cell>
          <table:table-cell table:number-columns-repeated="1014"/>
        </table:table-row>
        <table:table-row table:style-name="ro3">
          <table:table-cell/>
          <table:table-cell table:style-name="ce32" table:formula="of:=ROWS([.$B$4:.B158])" office:value-type="float" office:value="155" calcext:value-type="float">
            <text:p><text:s/>155 </text:p>
          </table:table-cell>
          <table:table-cell table:style-name="ce34" table:formula="of:=IF(ValuesEntered;IF([$'amortizacijska tabela'.$B158]&lt;=DurationOfLoan;IF(ROW()-ROW([$'amortizacijska tabela'.$C$3])=1;LoanStart;IF([.I157]&gt;0;EDATE([.C157];1);&quot;&quot;));&quot;&quot;);&quot;&quot;)" office:value-type="date" office:date-value="2034-03-07" calcext:value-type="date">
            <text:p>07. 03. 2034</text:p>
          </table:table-cell>
          <table:table-cell table:style-name="ce36" table:formula="of:=IF(ROW()-ROW([$'amortizacijska tabela'.$D$3])=1;LoanAmount;IF([$'amortizacijska tabela'.$C158]=&quot;&quot;;0;INDEX([$'amortizacijska tabela'.$B$4:.$J$363]; ROW()-4;8)))" office:value-type="float" office:value="148259.531312652" calcext:value-type="float">
            <text:p>148.259,53 €</text:p>
          </table:table-cell>
          <table:table-cell table:style-name="ce36" table:formula="of:=IF(ValuesEntered;IF(ROW()-ROW([$'amortizacijska tabela'.$E$3])=1;-IPMT(InterestRate/12;1;DurationOfLoan-ROWS([.$C$4:.C158])+1;[$'amortizacijska tabela'.$D158]);IFERROR(-IPMT(InterestRate/12;1;[$'amortizacijska tabela'.$J158];[.D159]);0));0)" office:value-type="float" office:value="615.84848380735" calcext:value-type="float">
            <text:p>615,85 €</text:p>
          </table:table-cell>
          <table:table-cell table:style-name="ce36" table:formula="of:=IFERROR(IF(AND(ValuesEntered;[$'amortizacijska tabela'.$C158]&lt;&gt;&quot;&quot;);-PPMT(InterestRate/12;1;DurationOfLoan-ROWS([.$C$4:.C158])+1;[$'amortizacijska tabela'.$D158]);&quot;&quot;);0)" office:value-type="float" office:value="455.895198888228" calcext:value-type="float">
            <text:p>455,90 €</text:p>
          </table:table-cell>
          <table:table-cell table:style-name="ce36" table:formula="of:=IF([$'amortizacijska tabela'.$C158]=&quot;&quot;;0;PropertyTaxAmount)" office:value-type="float" office:value="375" calcext:value-type="float">
            <text:p>375,00 €</text:p>
          </table:table-cell>
          <table:table-cell table:style-name="ce36" table:formula="of:=IF([$'amortizacijska tabela'.$C158]=&quot;&quot;;0;[$'amortizacijska tabela'.$E158]+[$'amortizacijska tabela'.$F158]+[$'amortizacijska tabela'.$G158])" office:value-type="float" office:value="1446.74368269558" calcext:value-type="float">
            <text:p>1.446,74 €</text:p>
          </table:table-cell>
          <table:table-cell table:style-name="ce36" table:formula="of:=IF([$'amortizacijska tabela'.$C158]=&quot;&quot;;0;[$'amortizacijska tabela'.$D158]-[$'amortizacijska tabela'.$F158])" office:value-type="float" office:value="147803.636113764" calcext:value-type="float">
            <text:p>147.803,64 €</text:p>
          </table:table-cell>
          <table:table-cell table:style-name="ce32" table:formula="of:=IF([$'amortizacijska tabela'.$I158]&gt;0;LastRow-ROW();0)" office:value-type="float" office:value="205" calcext:value-type="float">
            <text:p><text:s/>205 </text:p>
          </table:table-cell>
          <table:table-cell table:number-columns-repeated="1014"/>
        </table:table-row>
        <table:table-row table:style-name="ro3">
          <table:table-cell/>
          <table:table-cell table:style-name="ce32" table:formula="of:=ROWS([.$B$4:.B159])" office:value-type="float" office:value="156" calcext:value-type="float">
            <text:p><text:s/>156 </text:p>
          </table:table-cell>
          <table:table-cell table:style-name="ce34" table:formula="of:=IF(ValuesEntered;IF([$'amortizacijska tabela'.$B159]&lt;=DurationOfLoan;IF(ROW()-ROW([$'amortizacijska tabela'.$C$3])=1;LoanStart;IF([.I158]&gt;0;EDATE([.C158];1);&quot;&quot;));&quot;&quot;);&quot;&quot;)" office:value-type="date" office:date-value="2034-04-07" calcext:value-type="date">
            <text:p>07. 04. 2034</text:p>
          </table:table-cell>
          <table:table-cell table:style-name="ce36" table:formula="of:=IF(ROW()-ROW([$'amortizacijska tabela'.$D$3])=1;LoanAmount;IF([$'amortizacijska tabela'.$C159]=&quot;&quot;;0;INDEX([$'amortizacijska tabela'.$B$4:.$J$363]; ROW()-4;8)))" office:value-type="float" office:value="147803.636113764" calcext:value-type="float">
            <text:p>147.803,64 €</text:p>
          </table:table-cell>
          <table:table-cell table:style-name="ce36" table:formula="of:=IF(ValuesEntered;IF(ROW()-ROW([$'amortizacijska tabela'.$E$3])=1;-IPMT(InterestRate/12;1;DurationOfLoan-ROWS([.$C$4:.C159])+1;[$'amortizacijska tabela'.$D159]);IFERROR(-IPMT(InterestRate/12;1;[$'amortizacijska tabela'.$J159];[.D160]);0));0)" office:value-type="float" office:value="613.941005631446" calcext:value-type="float">
            <text:p>613,94 €</text:p>
          </table:table-cell>
          <table:table-cell table:style-name="ce36" table:formula="of:=IFERROR(IF(AND(ValuesEntered;[$'amortizacijska tabela'.$C159]&lt;&gt;&quot;&quot;);-PPMT(InterestRate/12;1;DurationOfLoan-ROWS([.$C$4:.C159])+1;[$'amortizacijska tabela'.$D159]);&quot;&quot;);0)" office:value-type="float" office:value="457.794762216928" calcext:value-type="float">
            <text:p>457,79 €</text:p>
          </table:table-cell>
          <table:table-cell table:style-name="ce36" table:formula="of:=IF([$'amortizacijska tabela'.$C159]=&quot;&quot;;0;PropertyTaxAmount)" office:value-type="float" office:value="375" calcext:value-type="float">
            <text:p>375,00 €</text:p>
          </table:table-cell>
          <table:table-cell table:style-name="ce36" table:formula="of:=IF([$'amortizacijska tabela'.$C159]=&quot;&quot;;0;[$'amortizacijska tabela'.$E159]+[$'amortizacijska tabela'.$F159]+[$'amortizacijska tabela'.$G159])" office:value-type="float" office:value="1446.73576784837" calcext:value-type="float">
            <text:p>1.446,74 €</text:p>
          </table:table-cell>
          <table:table-cell table:style-name="ce36" table:formula="of:=IF([$'amortizacijska tabela'.$C159]=&quot;&quot;;0;[$'amortizacijska tabela'.$D159]-[$'amortizacijska tabela'.$F159])" office:value-type="float" office:value="147345.841351547" calcext:value-type="float">
            <text:p>147.345,84 €</text:p>
          </table:table-cell>
          <table:table-cell table:style-name="ce32" table:formula="of:=IF([$'amortizacijska tabela'.$I159]&gt;0;LastRow-ROW();0)" office:value-type="float" office:value="204" calcext:value-type="float">
            <text:p><text:s/>204 </text:p>
          </table:table-cell>
          <table:table-cell table:number-columns-repeated="1014"/>
        </table:table-row>
        <table:table-row table:style-name="ro3">
          <table:table-cell/>
          <table:table-cell table:style-name="ce32" table:formula="of:=ROWS([.$B$4:.B160])" office:value-type="float" office:value="157" calcext:value-type="float">
            <text:p><text:s/>157 </text:p>
          </table:table-cell>
          <table:table-cell table:style-name="ce34" table:formula="of:=IF(ValuesEntered;IF([$'amortizacijska tabela'.$B160]&lt;=DurationOfLoan;IF(ROW()-ROW([$'amortizacijska tabela'.$C$3])=1;LoanStart;IF([.I159]&gt;0;EDATE([.C159];1);&quot;&quot;));&quot;&quot;);&quot;&quot;)" office:value-type="date" office:date-value="2034-05-07" calcext:value-type="date">
            <text:p>07. 05. 2034</text:p>
          </table:table-cell>
          <table:table-cell table:style-name="ce36" table:formula="of:=IF(ROW()-ROW([$'amortizacijska tabela'.$D$3])=1;LoanAmount;IF([$'amortizacijska tabela'.$C160]=&quot;&quot;;0;INDEX([$'amortizacijska tabela'.$B$4:.$J$363]; ROW()-4;8)))" office:value-type="float" office:value="147345.841351547" calcext:value-type="float">
            <text:p>147.345,84 €</text:p>
          </table:table-cell>
          <table:table-cell table:style-name="ce36" table:formula="of:=IF(ValuesEntered;IF(ROW()-ROW([$'amortizacijska tabela'.$E$3])=1;-IPMT(InterestRate/12;1;DurationOfLoan-ROWS([.$C$4:.C160])+1;[$'amortizacijska tabela'.$D160]);IFERROR(-IPMT(InterestRate/12;1;[$'amortizacijska tabela'.$J160];[.D161]);0));0)" office:value-type="float" office:value="612.02557962981" calcext:value-type="float">
            <text:p>612,03 €</text:p>
          </table:table-cell>
          <table:table-cell table:style-name="ce36" table:formula="of:=IFERROR(IF(AND(ValuesEntered;[$'amortizacijska tabela'.$C160]&lt;&gt;&quot;&quot;);-PPMT(InterestRate/12;1;DurationOfLoan-ROWS([.$C$4:.C160])+1;[$'amortizacijska tabela'.$D160]);&quot;&quot;);0)" office:value-type="float" office:value="459.702240392832" calcext:value-type="float">
            <text:p>459,70 €</text:p>
          </table:table-cell>
          <table:table-cell table:style-name="ce36" table:formula="of:=IF([$'amortizacijska tabela'.$C160]=&quot;&quot;;0;PropertyTaxAmount)" office:value-type="float" office:value="375" calcext:value-type="float">
            <text:p>375,00 €</text:p>
          </table:table-cell>
          <table:table-cell table:style-name="ce36" table:formula="of:=IF([$'amortizacijska tabela'.$C160]=&quot;&quot;;0;[$'amortizacijska tabela'.$E160]+[$'amortizacijska tabela'.$F160]+[$'amortizacijska tabela'.$G160])" office:value-type="float" office:value="1446.72782002264" calcext:value-type="float">
            <text:p>1.446,73 €</text:p>
          </table:table-cell>
          <table:table-cell table:style-name="ce36" table:formula="of:=IF([$'amortizacijska tabela'.$C160]=&quot;&quot;;0;[$'amortizacijska tabela'.$D160]-[$'amortizacijska tabela'.$F160])" office:value-type="float" office:value="146886.139111154" calcext:value-type="float">
            <text:p>146.886,14 €</text:p>
          </table:table-cell>
          <table:table-cell table:style-name="ce32" table:formula="of:=IF([$'amortizacijska tabela'.$I160]&gt;0;LastRow-ROW();0)" office:value-type="float" office:value="203" calcext:value-type="float">
            <text:p><text:s/>203 </text:p>
          </table:table-cell>
          <table:table-cell table:number-columns-repeated="1014"/>
        </table:table-row>
        <table:table-row table:style-name="ro3">
          <table:table-cell/>
          <table:table-cell table:style-name="ce32" table:formula="of:=ROWS([.$B$4:.B161])" office:value-type="float" office:value="158" calcext:value-type="float">
            <text:p><text:s/>158 </text:p>
          </table:table-cell>
          <table:table-cell table:style-name="ce34" table:formula="of:=IF(ValuesEntered;IF([$'amortizacijska tabela'.$B161]&lt;=DurationOfLoan;IF(ROW()-ROW([$'amortizacijska tabela'.$C$3])=1;LoanStart;IF([.I160]&gt;0;EDATE([.C160];1);&quot;&quot;));&quot;&quot;);&quot;&quot;)" office:value-type="date" office:date-value="2034-06-07" calcext:value-type="date">
            <text:p>07. 06. 2034</text:p>
          </table:table-cell>
          <table:table-cell table:style-name="ce36" table:formula="of:=IF(ROW()-ROW([$'amortizacijska tabela'.$D$3])=1;LoanAmount;IF([$'amortizacijska tabela'.$C161]=&quot;&quot;;0;INDEX([$'amortizacijska tabela'.$B$4:.$J$363]; ROW()-4;8)))" office:value-type="float" office:value="146886.139111154" calcext:value-type="float">
            <text:p>146.886,14 €</text:p>
          </table:table-cell>
          <table:table-cell table:style-name="ce36" table:formula="of:=IF(ValuesEntered;IF(ROW()-ROW([$'amortizacijska tabela'.$E$3])=1;-IPMT(InterestRate/12;1;DurationOfLoan-ROWS([.$C$4:.C161])+1;[$'amortizacijska tabela'.$D161]);IFERROR(-IPMT(InterestRate/12;1;[$'amortizacijska tabela'.$J161];[.D162]);0));0)" office:value-type="float" office:value="610.102172686499" calcext:value-type="float">
            <text:p>610,10 €</text:p>
          </table:table-cell>
          <table:table-cell table:style-name="ce36" table:formula="of:=IFERROR(IF(AND(ValuesEntered;[$'amortizacijska tabela'.$C161]&lt;&gt;&quot;&quot;);-PPMT(InterestRate/12;1;DurationOfLoan-ROWS([.$C$4:.C161])+1;[$'amortizacijska tabela'.$D161]);&quot;&quot;);0)" office:value-type="float" office:value="461.617666394469" calcext:value-type="float">
            <text:p>461,62 €</text:p>
          </table:table-cell>
          <table:table-cell table:style-name="ce36" table:formula="of:=IF([$'amortizacijska tabela'.$C161]=&quot;&quot;;0;PropertyTaxAmount)" office:value-type="float" office:value="375" calcext:value-type="float">
            <text:p>375,00 €</text:p>
          </table:table-cell>
          <table:table-cell table:style-name="ce36" table:formula="of:=IF([$'amortizacijska tabela'.$C161]=&quot;&quot;;0;[$'amortizacijska tabela'.$E161]+[$'amortizacijska tabela'.$F161]+[$'amortizacijska tabela'.$G161])" office:value-type="float" office:value="1446.71983908097" calcext:value-type="float">
            <text:p>1.446,72 €</text:p>
          </table:table-cell>
          <table:table-cell table:style-name="ce36" table:formula="of:=IF([$'amortizacijska tabela'.$C161]=&quot;&quot;;0;[$'amortizacijska tabela'.$D161]-[$'amortizacijska tabela'.$F161])" office:value-type="float" office:value="146424.52144476" calcext:value-type="float">
            <text:p>146.424,52 €</text:p>
          </table:table-cell>
          <table:table-cell table:style-name="ce32" table:formula="of:=IF([$'amortizacijska tabela'.$I161]&gt;0;LastRow-ROW();0)" office:value-type="float" office:value="202" calcext:value-type="float">
            <text:p><text:s/>202 </text:p>
          </table:table-cell>
          <table:table-cell table:number-columns-repeated="1014"/>
        </table:table-row>
        <table:table-row table:style-name="ro3">
          <table:table-cell/>
          <table:table-cell table:style-name="ce32" table:formula="of:=ROWS([.$B$4:.B162])" office:value-type="float" office:value="159" calcext:value-type="float">
            <text:p><text:s/>159 </text:p>
          </table:table-cell>
          <table:table-cell table:style-name="ce34" table:formula="of:=IF(ValuesEntered;IF([$'amortizacijska tabela'.$B162]&lt;=DurationOfLoan;IF(ROW()-ROW([$'amortizacijska tabela'.$C$3])=1;LoanStart;IF([.I161]&gt;0;EDATE([.C161];1);&quot;&quot;));&quot;&quot;);&quot;&quot;)" office:value-type="date" office:date-value="2034-07-07" calcext:value-type="date">
            <text:p>07. 07. 2034</text:p>
          </table:table-cell>
          <table:table-cell table:style-name="ce36" table:formula="of:=IF(ROW()-ROW([$'amortizacijska tabela'.$D$3])=1;LoanAmount;IF([$'amortizacijska tabela'.$C162]=&quot;&quot;;0;INDEX([$'amortizacijska tabela'.$B$4:.$J$363]; ROW()-4;8)))" office:value-type="float" office:value="146424.52144476" calcext:value-type="float">
            <text:p>146.424,52 €</text:p>
          </table:table-cell>
          <table:table-cell table:style-name="ce36" table:formula="of:=IF(ValuesEntered;IF(ROW()-ROW([$'amortizacijska tabela'.$E$3])=1;-IPMT(InterestRate/12;1;DurationOfLoan-ROWS([.$C$4:.C162])+1;[$'amortizacijska tabela'.$D162]);IFERROR(-IPMT(InterestRate/12;1;[$'amortizacijska tabela'.$J162];[.D163]);0));0)" office:value-type="float" office:value="608.170751547592" calcext:value-type="float">
            <text:p>608,17 €</text:p>
          </table:table-cell>
          <table:table-cell table:style-name="ce36" table:formula="of:=IFERROR(IF(AND(ValuesEntered;[$'amortizacijska tabela'.$C162]&lt;&gt;&quot;&quot;);-PPMT(InterestRate/12;1;DurationOfLoan-ROWS([.$C$4:.C162])+1;[$'amortizacijska tabela'.$D162]);&quot;&quot;);0)" office:value-type="float" office:value="463.541073337779" calcext:value-type="float">
            <text:p>463,54 €</text:p>
          </table:table-cell>
          <table:table-cell table:style-name="ce36" table:formula="of:=IF([$'amortizacijska tabela'.$C162]=&quot;&quot;;0;PropertyTaxAmount)" office:value-type="float" office:value="375" calcext:value-type="float">
            <text:p>375,00 €</text:p>
          </table:table-cell>
          <table:table-cell table:style-name="ce36" table:formula="of:=IF([$'amortizacijska tabela'.$C162]=&quot;&quot;;0;[$'amortizacijska tabela'.$E162]+[$'amortizacijska tabela'.$F162]+[$'amortizacijska tabela'.$G162])" office:value-type="float" office:value="1446.71182488537" calcext:value-type="float">
            <text:p>1.446,71 €</text:p>
          </table:table-cell>
          <table:table-cell table:style-name="ce36" table:formula="of:=IF([$'amortizacijska tabela'.$C162]=&quot;&quot;;0;[$'amortizacijska tabela'.$D162]-[$'amortizacijska tabela'.$F162])" office:value-type="float" office:value="145960.980371422" calcext:value-type="float">
            <text:p>145.960,98 €</text:p>
          </table:table-cell>
          <table:table-cell table:style-name="ce32" table:formula="of:=IF([$'amortizacijska tabela'.$I162]&gt;0;LastRow-ROW();0)" office:value-type="float" office:value="201" calcext:value-type="float">
            <text:p><text:s/>201 </text:p>
          </table:table-cell>
          <table:table-cell table:number-columns-repeated="1014"/>
        </table:table-row>
        <table:table-row table:style-name="ro3">
          <table:table-cell/>
          <table:table-cell table:style-name="ce32" table:formula="of:=ROWS([.$B$4:.B163])" office:value-type="float" office:value="160" calcext:value-type="float">
            <text:p><text:s/>160 </text:p>
          </table:table-cell>
          <table:table-cell table:style-name="ce34" table:formula="of:=IF(ValuesEntered;IF([$'amortizacijska tabela'.$B163]&lt;=DurationOfLoan;IF(ROW()-ROW([$'amortizacijska tabela'.$C$3])=1;LoanStart;IF([.I162]&gt;0;EDATE([.C162];1);&quot;&quot;));&quot;&quot;);&quot;&quot;)" office:value-type="date" office:date-value="2034-08-07" calcext:value-type="date">
            <text:p>07. 08. 2034</text:p>
          </table:table-cell>
          <table:table-cell table:style-name="ce36" table:formula="of:=IF(ROW()-ROW([$'amortizacijska tabela'.$D$3])=1;LoanAmount;IF([$'amortizacijska tabela'.$C163]=&quot;&quot;;0;INDEX([$'amortizacijska tabela'.$B$4:.$J$363]; ROW()-4;8)))" office:value-type="float" office:value="145960.980371422" calcext:value-type="float">
            <text:p>145.960,98 €</text:p>
          </table:table-cell>
          <table:table-cell table:style-name="ce36" table:formula="of:=IF(ValuesEntered;IF(ROW()-ROW([$'amortizacijska tabela'.$E$3])=1;-IPMT(InterestRate/12;1;DurationOfLoan-ROWS([.$C$4:.C163])+1;[$'amortizacijska tabela'.$D163]);IFERROR(-IPMT(InterestRate/12;1;[$'amortizacijska tabela'.$J163];[.D164]);0));0)" office:value-type="float" office:value="606.231282820606" calcext:value-type="float">
            <text:p>606,23 €</text:p>
          </table:table-cell>
          <table:table-cell table:style-name="ce36" table:formula="of:=IFERROR(IF(AND(ValuesEntered;[$'amortizacijska tabela'.$C163]&lt;&gt;&quot;&quot;);-PPMT(InterestRate/12;1;DurationOfLoan-ROWS([.$C$4:.C163])+1;[$'amortizacijska tabela'.$D163]);&quot;&quot;);0)" office:value-type="float" office:value="465.472494476687" calcext:value-type="float">
            <text:p>465,47 €</text:p>
          </table:table-cell>
          <table:table-cell table:style-name="ce36" table:formula="of:=IF([$'amortizacijska tabela'.$C163]=&quot;&quot;;0;PropertyTaxAmount)" office:value-type="float" office:value="375" calcext:value-type="float">
            <text:p>375,00 €</text:p>
          </table:table-cell>
          <table:table-cell table:style-name="ce36" table:formula="of:=IF([$'amortizacijska tabela'.$C163]=&quot;&quot;;0;[$'amortizacijska tabela'.$E163]+[$'amortizacijska tabela'.$F163]+[$'amortizacijska tabela'.$G163])" office:value-type="float" office:value="1446.70377729729" calcext:value-type="float">
            <text:p>1.446,70 €</text:p>
          </table:table-cell>
          <table:table-cell table:style-name="ce36" table:formula="of:=IF([$'amortizacijska tabela'.$C163]=&quot;&quot;;0;[$'amortizacijska tabela'.$D163]-[$'amortizacijska tabela'.$F163])" office:value-type="float" office:value="145495.507876945" calcext:value-type="float">
            <text:p>145.495,51 €</text:p>
          </table:table-cell>
          <table:table-cell table:style-name="ce32" table:formula="of:=IF([$'amortizacijska tabela'.$I163]&gt;0;LastRow-ROW();0)" office:value-type="float" office:value="200" calcext:value-type="float">
            <text:p><text:s/>200 </text:p>
          </table:table-cell>
          <table:table-cell table:number-columns-repeated="1014"/>
        </table:table-row>
        <table:table-row table:style-name="ro3">
          <table:table-cell/>
          <table:table-cell table:style-name="ce32" table:formula="of:=ROWS([.$B$4:.B164])" office:value-type="float" office:value="161" calcext:value-type="float">
            <text:p><text:s/>161 </text:p>
          </table:table-cell>
          <table:table-cell table:style-name="ce34" table:formula="of:=IF(ValuesEntered;IF([$'amortizacijska tabela'.$B164]&lt;=DurationOfLoan;IF(ROW()-ROW([$'amortizacijska tabela'.$C$3])=1;LoanStart;IF([.I163]&gt;0;EDATE([.C163];1);&quot;&quot;));&quot;&quot;);&quot;&quot;)" office:value-type="date" office:date-value="2034-09-07" calcext:value-type="date">
            <text:p>07. 09. 2034</text:p>
          </table:table-cell>
          <table:table-cell table:style-name="ce36" table:formula="of:=IF(ROW()-ROW([$'amortizacijska tabela'.$D$3])=1;LoanAmount;IF([$'amortizacijska tabela'.$C164]=&quot;&quot;;0;INDEX([$'amortizacijska tabela'.$B$4:.$J$363]; ROW()-4;8)))" office:value-type="float" office:value="145495.507876945" calcext:value-type="float">
            <text:p>145.495,51 €</text:p>
          </table:table-cell>
          <table:table-cell table:style-name="ce36" table:formula="of:=IF(ValuesEntered;IF(ROW()-ROW([$'amortizacijska tabela'.$E$3])=1;-IPMT(InterestRate/12;1;DurationOfLoan-ROWS([.$C$4:.C164])+1;[$'amortizacijska tabela'.$D164]);IFERROR(-IPMT(InterestRate/12;1;[$'amortizacijska tabela'.$J164];[.D165]);0));0)" office:value-type="float" office:value="604.283732973924" calcext:value-type="float">
            <text:p>604,28 €</text:p>
          </table:table-cell>
          <table:table-cell table:style-name="ce36" table:formula="of:=IFERROR(IF(AND(ValuesEntered;[$'amortizacijska tabela'.$C164]&lt;&gt;&quot;&quot;);-PPMT(InterestRate/12;1;DurationOfLoan-ROWS([.$C$4:.C164])+1;[$'amortizacijska tabela'.$D164]);&quot;&quot;);0)" office:value-type="float" office:value="467.411963203673" calcext:value-type="float">
            <text:p>467,41 €</text:p>
          </table:table-cell>
          <table:table-cell table:style-name="ce36" table:formula="of:=IF([$'amortizacijska tabela'.$C164]=&quot;&quot;;0;PropertyTaxAmount)" office:value-type="float" office:value="375" calcext:value-type="float">
            <text:p>375,00 €</text:p>
          </table:table-cell>
          <table:table-cell table:style-name="ce36" table:formula="of:=IF([$'amortizacijska tabela'.$C164]=&quot;&quot;;0;[$'amortizacijska tabela'.$E164]+[$'amortizacijska tabela'.$F164]+[$'amortizacijska tabela'.$G164])" office:value-type="float" office:value="1446.6956961776" calcext:value-type="float">
            <text:p>1.446,70 €</text:p>
          </table:table-cell>
          <table:table-cell table:style-name="ce36" table:formula="of:=IF([$'amortizacijska tabela'.$C164]=&quot;&quot;;0;[$'amortizacijska tabela'.$D164]-[$'amortizacijska tabela'.$F164])" office:value-type="float" office:value="145028.095913742" calcext:value-type="float">
            <text:p>145.028,10 €</text:p>
          </table:table-cell>
          <table:table-cell table:style-name="ce32" table:formula="of:=IF([$'amortizacijska tabela'.$I164]&gt;0;LastRow-ROW();0)" office:value-type="float" office:value="199" calcext:value-type="float">
            <text:p><text:s/>199 </text:p>
          </table:table-cell>
          <table:table-cell table:number-columns-repeated="1014"/>
        </table:table-row>
        <table:table-row table:style-name="ro3">
          <table:table-cell/>
          <table:table-cell table:style-name="ce32" table:formula="of:=ROWS([.$B$4:.B165])" office:value-type="float" office:value="162" calcext:value-type="float">
            <text:p><text:s/>162 </text:p>
          </table:table-cell>
          <table:table-cell table:style-name="ce34" table:formula="of:=IF(ValuesEntered;IF([$'amortizacijska tabela'.$B165]&lt;=DurationOfLoan;IF(ROW()-ROW([$'amortizacijska tabela'.$C$3])=1;LoanStart;IF([.I164]&gt;0;EDATE([.C164];1);&quot;&quot;));&quot;&quot;);&quot;&quot;)" office:value-type="date" office:date-value="2034-10-07" calcext:value-type="date">
            <text:p>07. 10. 2034</text:p>
          </table:table-cell>
          <table:table-cell table:style-name="ce36" table:formula="of:=IF(ROW()-ROW([$'amortizacijska tabela'.$D$3])=1;LoanAmount;IF([$'amortizacijska tabela'.$C165]=&quot;&quot;;0;INDEX([$'amortizacijska tabela'.$B$4:.$J$363]; ROW()-4;8)))" office:value-type="float" office:value="145028.095913742" calcext:value-type="float">
            <text:p>145.028,10 €</text:p>
          </table:table-cell>
          <table:table-cell table:style-name="ce36" table:formula="of:=IF(ValuesEntered;IF(ROW()-ROW([$'amortizacijska tabela'.$E$3])=1;-IPMT(InterestRate/12;1;DurationOfLoan-ROWS([.$C$4:.C165])+1;[$'amortizacijska tabela'.$D165]);IFERROR(-IPMT(InterestRate/12;1;[$'amortizacijska tabela'.$J165];[.D166]);0));0)" office:value-type="float" office:value="602.328068336214" calcext:value-type="float">
            <text:p>602,33 €</text:p>
          </table:table-cell>
          <table:table-cell table:style-name="ce36" table:formula="of:=IFERROR(IF(AND(ValuesEntered;[$'amortizacijska tabela'.$C165]&lt;&gt;&quot;&quot;);-PPMT(InterestRate/12;1;DurationOfLoan-ROWS([.$C$4:.C165])+1;[$'amortizacijska tabela'.$D165]);&quot;&quot;);0)" office:value-type="float" office:value="469.359513050355" calcext:value-type="float">
            <text:p>469,36 €</text:p>
          </table:table-cell>
          <table:table-cell table:style-name="ce36" table:formula="of:=IF([$'amortizacijska tabela'.$C165]=&quot;&quot;;0;PropertyTaxAmount)" office:value-type="float" office:value="375" calcext:value-type="float">
            <text:p>375,00 €</text:p>
          </table:table-cell>
          <table:table-cell table:style-name="ce36" table:formula="of:=IF([$'amortizacijska tabela'.$C165]=&quot;&quot;;0;[$'amortizacijska tabela'.$E165]+[$'amortizacijska tabela'.$F165]+[$'amortizacijska tabela'.$G165])" office:value-type="float" office:value="1446.68758138657" calcext:value-type="float">
            <text:p>1.446,69 €</text:p>
          </table:table-cell>
          <table:table-cell table:style-name="ce36" table:formula="of:=IF([$'amortizacijska tabela'.$C165]=&quot;&quot;;0;[$'amortizacijska tabela'.$D165]-[$'amortizacijska tabela'.$F165])" office:value-type="float" office:value="144558.736400691" calcext:value-type="float">
            <text:p>144.558,74 €</text:p>
          </table:table-cell>
          <table:table-cell table:style-name="ce32" table:formula="of:=IF([$'amortizacijska tabela'.$I165]&gt;0;LastRow-ROW();0)" office:value-type="float" office:value="198" calcext:value-type="float">
            <text:p><text:s/>198 </text:p>
          </table:table-cell>
          <table:table-cell table:number-columns-repeated="1014"/>
        </table:table-row>
        <table:table-row table:style-name="ro3">
          <table:table-cell/>
          <table:table-cell table:style-name="ce32" table:formula="of:=ROWS([.$B$4:.B166])" office:value-type="float" office:value="163" calcext:value-type="float">
            <text:p><text:s/>163 </text:p>
          </table:table-cell>
          <table:table-cell table:style-name="ce34" table:formula="of:=IF(ValuesEntered;IF([$'amortizacijska tabela'.$B166]&lt;=DurationOfLoan;IF(ROW()-ROW([$'amortizacijska tabela'.$C$3])=1;LoanStart;IF([.I165]&gt;0;EDATE([.C165];1);&quot;&quot;));&quot;&quot;);&quot;&quot;)" office:value-type="date" office:date-value="2034-11-07" calcext:value-type="date">
            <text:p>07. 11. 2034</text:p>
          </table:table-cell>
          <table:table-cell table:style-name="ce36" table:formula="of:=IF(ROW()-ROW([$'amortizacijska tabela'.$D$3])=1;LoanAmount;IF([$'amortizacijska tabela'.$C166]=&quot;&quot;;0;INDEX([$'amortizacijska tabela'.$B$4:.$J$363]; ROW()-4;8)))" office:value-type="float" office:value="144558.736400691" calcext:value-type="float">
            <text:p>144.558,74 €</text:p>
          </table:table-cell>
          <table:table-cell table:style-name="ce36" table:formula="of:=IF(ValuesEntered;IF(ROW()-ROW([$'amortizacijska tabela'.$E$3])=1;-IPMT(InterestRate/12;1;DurationOfLoan-ROWS([.$C$4:.C166])+1;[$'amortizacijska tabela'.$D166]);IFERROR(-IPMT(InterestRate/12;1;[$'amortizacijska tabela'.$J166];[.D167]);0));0)" office:value-type="float" office:value="600.364255095847" calcext:value-type="float">
            <text:p>600,36 €</text:p>
          </table:table-cell>
          <table:table-cell table:style-name="ce36" table:formula="of:=IFERROR(IF(AND(ValuesEntered;[$'amortizacijska tabela'.$C166]&lt;&gt;&quot;&quot;);-PPMT(InterestRate/12;1;DurationOfLoan-ROWS([.$C$4:.C166])+1;[$'amortizacijska tabela'.$D166]);&quot;&quot;);0)" office:value-type="float" office:value="471.315177688065" calcext:value-type="float">
            <text:p>471,32 €</text:p>
          </table:table-cell>
          <table:table-cell table:style-name="ce36" table:formula="of:=IF([$'amortizacijska tabela'.$C166]=&quot;&quot;;0;PropertyTaxAmount)" office:value-type="float" office:value="375" calcext:value-type="float">
            <text:p>375,00 €</text:p>
          </table:table-cell>
          <table:table-cell table:style-name="ce36" table:formula="of:=IF([$'amortizacijska tabela'.$C166]=&quot;&quot;;0;[$'amortizacijska tabela'.$E166]+[$'amortizacijska tabela'.$F166]+[$'amortizacijska tabela'.$G166])" office:value-type="float" office:value="1446.67943278391" calcext:value-type="float">
            <text:p>1.446,68 €</text:p>
          </table:table-cell>
          <table:table-cell table:style-name="ce36" table:formula="of:=IF([$'amortizacijska tabela'.$C166]=&quot;&quot;;0;[$'amortizacijska tabela'.$D166]-[$'amortizacijska tabela'.$F166])" office:value-type="float" office:value="144087.421223003" calcext:value-type="float">
            <text:p>144.087,42 €</text:p>
          </table:table-cell>
          <table:table-cell table:style-name="ce32" table:formula="of:=IF([$'amortizacijska tabela'.$I166]&gt;0;LastRow-ROW();0)" office:value-type="float" office:value="197" calcext:value-type="float">
            <text:p><text:s/>197 </text:p>
          </table:table-cell>
          <table:table-cell table:number-columns-repeated="1014"/>
        </table:table-row>
        <table:table-row table:style-name="ro3">
          <table:table-cell/>
          <table:table-cell table:style-name="ce32" table:formula="of:=ROWS([.$B$4:.B167])" office:value-type="float" office:value="164" calcext:value-type="float">
            <text:p><text:s/>164 </text:p>
          </table:table-cell>
          <table:table-cell table:style-name="ce34" table:formula="of:=IF(ValuesEntered;IF([$'amortizacijska tabela'.$B167]&lt;=DurationOfLoan;IF(ROW()-ROW([$'amortizacijska tabela'.$C$3])=1;LoanStart;IF([.I166]&gt;0;EDATE([.C166];1);&quot;&quot;));&quot;&quot;);&quot;&quot;)" office:value-type="date" office:date-value="2034-12-07" calcext:value-type="date">
            <text:p>07. 12. 2034</text:p>
          </table:table-cell>
          <table:table-cell table:style-name="ce36" table:formula="of:=IF(ROW()-ROW([$'amortizacijska tabela'.$D$3])=1;LoanAmount;IF([$'amortizacijska tabela'.$C167]=&quot;&quot;;0;INDEX([$'amortizacijska tabela'.$B$4:.$J$363]; ROW()-4;8)))" office:value-type="float" office:value="144087.421223003" calcext:value-type="float">
            <text:p>144.087,42 €</text:p>
          </table:table-cell>
          <table:table-cell table:style-name="ce36" table:formula="of:=IF(ValuesEntered;IF(ROW()-ROW([$'amortizacijska tabela'.$E$3])=1;-IPMT(InterestRate/12;1;DurationOfLoan-ROWS([.$C$4:.C167])+1;[$'amortizacijska tabela'.$D167]);IFERROR(-IPMT(InterestRate/12;1;[$'amortizacijska tabela'.$J167];[.D168]);0));0)" office:value-type="float" office:value="598.392259300312" calcext:value-type="float">
            <text:p>598,39 €</text:p>
          </table:table-cell>
          <table:table-cell table:style-name="ce36" table:formula="of:=IFERROR(IF(AND(ValuesEntered;[$'amortizacijska tabela'.$C167]&lt;&gt;&quot;&quot;);-PPMT(InterestRate/12;1;DurationOfLoan-ROWS([.$C$4:.C167])+1;[$'amortizacijska tabela'.$D167]);&quot;&quot;);0)" office:value-type="float" office:value="473.278990928432" calcext:value-type="float">
            <text:p>473,28 €</text:p>
          </table:table-cell>
          <table:table-cell table:style-name="ce36" table:formula="of:=IF([$'amortizacijska tabela'.$C167]=&quot;&quot;;0;PropertyTaxAmount)" office:value-type="float" office:value="375" calcext:value-type="float">
            <text:p>375,00 €</text:p>
          </table:table-cell>
          <table:table-cell table:style-name="ce36" table:formula="of:=IF([$'amortizacijska tabela'.$C167]=&quot;&quot;;0;[$'amortizacijska tabela'.$E167]+[$'amortizacijska tabela'.$F167]+[$'amortizacijska tabela'.$G167])" office:value-type="float" office:value="1446.67125022874" calcext:value-type="float">
            <text:p>1.446,67 €</text:p>
          </table:table-cell>
          <table:table-cell table:style-name="ce36" table:formula="of:=IF([$'amortizacijska tabela'.$C167]=&quot;&quot;;0;[$'amortizacijska tabela'.$D167]-[$'amortizacijska tabela'.$F167])" office:value-type="float" office:value="143614.142232075" calcext:value-type="float">
            <text:p>143.614,14 €</text:p>
          </table:table-cell>
          <table:table-cell table:style-name="ce32" table:formula="of:=IF([$'amortizacijska tabela'.$I167]&gt;0;LastRow-ROW();0)" office:value-type="float" office:value="196" calcext:value-type="float">
            <text:p><text:s/>196 </text:p>
          </table:table-cell>
          <table:table-cell table:number-columns-repeated="1014"/>
        </table:table-row>
        <table:table-row table:style-name="ro3">
          <table:table-cell/>
          <table:table-cell table:style-name="ce32" table:formula="of:=ROWS([.$B$4:.B168])" office:value-type="float" office:value="165" calcext:value-type="float">
            <text:p><text:s/>165 </text:p>
          </table:table-cell>
          <table:table-cell table:style-name="ce34" table:formula="of:=IF(ValuesEntered;IF([$'amortizacijska tabela'.$B168]&lt;=DurationOfLoan;IF(ROW()-ROW([$'amortizacijska tabela'.$C$3])=1;LoanStart;IF([.I167]&gt;0;EDATE([.C167];1);&quot;&quot;));&quot;&quot;);&quot;&quot;)" office:value-type="date" office:date-value="2035-01-07" calcext:value-type="date">
            <text:p>07. 01. 2035</text:p>
          </table:table-cell>
          <table:table-cell table:style-name="ce36" table:formula="of:=IF(ROW()-ROW([$'amortizacijska tabela'.$D$3])=1;LoanAmount;IF([$'amortizacijska tabela'.$C168]=&quot;&quot;;0;INDEX([$'amortizacijska tabela'.$B$4:.$J$363]; ROW()-4;8)))" office:value-type="float" office:value="143614.142232075" calcext:value-type="float">
            <text:p>143.614,14 €</text:p>
          </table:table-cell>
          <table:table-cell table:style-name="ce36" table:formula="of:=IF(ValuesEntered;IF(ROW()-ROW([$'amortizacijska tabela'.$E$3])=1;-IPMT(InterestRate/12;1;DurationOfLoan-ROWS([.$C$4:.C168])+1;[$'amortizacijska tabela'.$D168]);IFERROR(-IPMT(InterestRate/12;1;[$'amortizacijska tabela'.$J168];[.D169]);0));0)" office:value-type="float" office:value="596.412046855629" calcext:value-type="float">
            <text:p>596,41 €</text:p>
          </table:table-cell>
          <table:table-cell table:style-name="ce36" table:formula="of:=IFERROR(IF(AND(ValuesEntered;[$'amortizacijska tabela'.$C168]&lt;&gt;&quot;&quot;);-PPMT(InterestRate/12;1;DurationOfLoan-ROWS([.$C$4:.C168])+1;[$'amortizacijska tabela'.$D168]);&quot;&quot;);0)" office:value-type="float" office:value="475.250986723967" calcext:value-type="float">
            <text:p>475,25 €</text:p>
          </table:table-cell>
          <table:table-cell table:style-name="ce36" table:formula="of:=IF([$'amortizacijska tabela'.$C168]=&quot;&quot;;0;PropertyTaxAmount)" office:value-type="float" office:value="375" calcext:value-type="float">
            <text:p>375,00 €</text:p>
          </table:table-cell>
          <table:table-cell table:style-name="ce36" table:formula="of:=IF([$'amortizacijska tabela'.$C168]=&quot;&quot;;0;[$'amortizacijska tabela'.$E168]+[$'amortizacijska tabela'.$F168]+[$'amortizacijska tabela'.$G168])" office:value-type="float" office:value="1446.6630335796" calcext:value-type="float">
            <text:p>1.446,66 €</text:p>
          </table:table-cell>
          <table:table-cell table:style-name="ce36" table:formula="of:=IF([$'amortizacijska tabela'.$C168]=&quot;&quot;;0;[$'amortizacijska tabela'.$D168]-[$'amortizacijska tabela'.$F168])" office:value-type="float" office:value="143138.891245351" calcext:value-type="float">
            <text:p>143.138,89 €</text:p>
          </table:table-cell>
          <table:table-cell table:style-name="ce32" table:formula="of:=IF([$'amortizacijska tabela'.$I168]&gt;0;LastRow-ROW();0)" office:value-type="float" office:value="195" calcext:value-type="float">
            <text:p><text:s/>195 </text:p>
          </table:table-cell>
          <table:table-cell table:number-columns-repeated="1014"/>
        </table:table-row>
        <table:table-row table:style-name="ro3">
          <table:table-cell/>
          <table:table-cell table:style-name="ce32" table:formula="of:=ROWS([.$B$4:.B169])" office:value-type="float" office:value="166" calcext:value-type="float">
            <text:p><text:s/>166 </text:p>
          </table:table-cell>
          <table:table-cell table:style-name="ce34" table:formula="of:=IF(ValuesEntered;IF([$'amortizacijska tabela'.$B169]&lt;=DurationOfLoan;IF(ROW()-ROW([$'amortizacijska tabela'.$C$3])=1;LoanStart;IF([.I168]&gt;0;EDATE([.C168];1);&quot;&quot;));&quot;&quot;);&quot;&quot;)" office:value-type="date" office:date-value="2035-02-07" calcext:value-type="date">
            <text:p>07. 02. 2035</text:p>
          </table:table-cell>
          <table:table-cell table:style-name="ce36" table:formula="of:=IF(ROW()-ROW([$'amortizacijska tabela'.$D$3])=1;LoanAmount;IF([$'amortizacijska tabela'.$C169]=&quot;&quot;;0;INDEX([$'amortizacijska tabela'.$B$4:.$J$363]; ROW()-4;8)))" office:value-type="float" office:value="143138.891245351" calcext:value-type="float">
            <text:p>143.138,89 €</text:p>
          </table:table-cell>
          <table:table-cell table:style-name="ce36" table:formula="of:=IF(ValuesEntered;IF(ROW()-ROW([$'amortizacijska tabela'.$E$3])=1;-IPMT(InterestRate/12;1;DurationOfLoan-ROWS([.$C$4:.C169])+1;[$'amortizacijska tabela'.$D169]);IFERROR(-IPMT(InterestRate/12;1;[$'amortizacijska tabela'.$J169];[.D170]);0));0)" office:value-type="float" office:value="594.423583525759" calcext:value-type="float">
            <text:p>594,42 €</text:p>
          </table:table-cell>
          <table:table-cell table:style-name="ce36" table:formula="of:=IFERROR(IF(AND(ValuesEntered;[$'amortizacijska tabela'.$C169]&lt;&gt;&quot;&quot;);-PPMT(InterestRate/12;1;DurationOfLoan-ROWS([.$C$4:.C169])+1;[$'amortizacijska tabela'.$D169]);&quot;&quot;);0)" office:value-type="float" office:value="477.23119916865" calcext:value-type="float">
            <text:p>477,23 €</text:p>
          </table:table-cell>
          <table:table-cell table:style-name="ce36" table:formula="of:=IF([$'amortizacijska tabela'.$C169]=&quot;&quot;;0;PropertyTaxAmount)" office:value-type="float" office:value="375" calcext:value-type="float">
            <text:p>375,00 €</text:p>
          </table:table-cell>
          <table:table-cell table:style-name="ce36" table:formula="of:=IF([$'amortizacijska tabela'.$C169]=&quot;&quot;;0;[$'amortizacijska tabela'.$E169]+[$'amortizacijska tabela'.$F169]+[$'amortizacijska tabela'.$G169])" office:value-type="float" office:value="1446.65478269441" calcext:value-type="float">
            <text:p>1.446,65 €</text:p>
          </table:table-cell>
          <table:table-cell table:style-name="ce36" table:formula="of:=IF([$'amortizacijska tabela'.$C169]=&quot;&quot;;0;[$'amortizacijska tabela'.$D169]-[$'amortizacijska tabela'.$F169])" office:value-type="float" office:value="142661.660046182" calcext:value-type="float">
            <text:p>142.661,66 €</text:p>
          </table:table-cell>
          <table:table-cell table:style-name="ce32" table:formula="of:=IF([$'amortizacijska tabela'.$I169]&gt;0;LastRow-ROW();0)" office:value-type="float" office:value="194" calcext:value-type="float">
            <text:p><text:s/>194 </text:p>
          </table:table-cell>
          <table:table-cell table:number-columns-repeated="1014"/>
        </table:table-row>
        <table:table-row table:style-name="ro3">
          <table:table-cell/>
          <table:table-cell table:style-name="ce32" table:formula="of:=ROWS([.$B$4:.B170])" office:value-type="float" office:value="167" calcext:value-type="float">
            <text:p><text:s/>167 </text:p>
          </table:table-cell>
          <table:table-cell table:style-name="ce34" table:formula="of:=IF(ValuesEntered;IF([$'amortizacijska tabela'.$B170]&lt;=DurationOfLoan;IF(ROW()-ROW([$'amortizacijska tabela'.$C$3])=1;LoanStart;IF([.I169]&gt;0;EDATE([.C169];1);&quot;&quot;));&quot;&quot;);&quot;&quot;)" office:value-type="date" office:date-value="2035-03-07" calcext:value-type="date">
            <text:p>07. 03. 2035</text:p>
          </table:table-cell>
          <table:table-cell table:style-name="ce36" table:formula="of:=IF(ROW()-ROW([$'amortizacijska tabela'.$D$3])=1;LoanAmount;IF([$'amortizacijska tabela'.$C170]=&quot;&quot;;0;INDEX([$'amortizacijska tabela'.$B$4:.$J$363]; ROW()-4;8)))" office:value-type="float" office:value="142661.660046182" calcext:value-type="float">
            <text:p>142.661,66 €</text:p>
          </table:table-cell>
          <table:table-cell table:style-name="ce36" table:formula="of:=IF(ValuesEntered;IF(ROW()-ROW([$'amortizacijska tabela'.$E$3])=1;-IPMT(InterestRate/12;1;DurationOfLoan-ROWS([.$C$4:.C170])+1;[$'amortizacijska tabela'.$D170]);IFERROR(-IPMT(InterestRate/12;1;[$'amortizacijska tabela'.$J170];[.D171]);0));0)" office:value-type="float" office:value="592.426834932016" calcext:value-type="float">
            <text:p>592,43 €</text:p>
          </table:table-cell>
          <table:table-cell table:style-name="ce36" table:formula="of:=IFERROR(IF(AND(ValuesEntered;[$'amortizacijska tabela'.$C170]&lt;&gt;&quot;&quot;);-PPMT(InterestRate/12;1;DurationOfLoan-ROWS([.$C$4:.C170])+1;[$'amortizacijska tabela'.$D170]);&quot;&quot;);0)" office:value-type="float" office:value="479.219662498519" calcext:value-type="float">
            <text:p>479,22 €</text:p>
          </table:table-cell>
          <table:table-cell table:style-name="ce36" table:formula="of:=IF([$'amortizacijska tabela'.$C170]=&quot;&quot;;0;PropertyTaxAmount)" office:value-type="float" office:value="375" calcext:value-type="float">
            <text:p>375,00 €</text:p>
          </table:table-cell>
          <table:table-cell table:style-name="ce36" table:formula="of:=IF([$'amortizacijska tabela'.$C170]=&quot;&quot;;0;[$'amortizacijska tabela'.$E170]+[$'amortizacijska tabela'.$F170]+[$'amortizacijska tabela'.$G170])" office:value-type="float" office:value="1446.64649743053" calcext:value-type="float">
            <text:p>1.446,65 €</text:p>
          </table:table-cell>
          <table:table-cell table:style-name="ce36" table:formula="of:=IF([$'amortizacijska tabela'.$C170]=&quot;&quot;;0;[$'amortizacijska tabela'.$D170]-[$'amortizacijska tabela'.$F170])" office:value-type="float" office:value="142182.440383684" calcext:value-type="float">
            <text:p>142.182,44 €</text:p>
          </table:table-cell>
          <table:table-cell table:style-name="ce32" table:formula="of:=IF([$'amortizacijska tabela'.$I170]&gt;0;LastRow-ROW();0)" office:value-type="float" office:value="193" calcext:value-type="float">
            <text:p><text:s/>193 </text:p>
          </table:table-cell>
          <table:table-cell table:number-columns-repeated="1014"/>
        </table:table-row>
        <table:table-row table:style-name="ro3">
          <table:table-cell/>
          <table:table-cell table:style-name="ce32" table:formula="of:=ROWS([.$B$4:.B171])" office:value-type="float" office:value="168" calcext:value-type="float">
            <text:p><text:s/>168 </text:p>
          </table:table-cell>
          <table:table-cell table:style-name="ce34" table:formula="of:=IF(ValuesEntered;IF([$'amortizacijska tabela'.$B171]&lt;=DurationOfLoan;IF(ROW()-ROW([$'amortizacijska tabela'.$C$3])=1;LoanStart;IF([.I170]&gt;0;EDATE([.C170];1);&quot;&quot;));&quot;&quot;);&quot;&quot;)" office:value-type="date" office:date-value="2035-04-07" calcext:value-type="date">
            <text:p>07. 04. 2035</text:p>
          </table:table-cell>
          <table:table-cell table:style-name="ce36" table:formula="of:=IF(ROW()-ROW([$'amortizacijska tabela'.$D$3])=1;LoanAmount;IF([$'amortizacijska tabela'.$C171]=&quot;&quot;;0;INDEX([$'amortizacijska tabela'.$B$4:.$J$363]; ROW()-4;8)))" office:value-type="float" office:value="142182.440383684" calcext:value-type="float">
            <text:p>142.182,44 €</text:p>
          </table:table-cell>
          <table:table-cell table:style-name="ce36" table:formula="of:=IF(ValuesEntered;IF(ROW()-ROW([$'amortizacijska tabela'.$E$3])=1;-IPMT(InterestRate/12;1;DurationOfLoan-ROWS([.$C$4:.C171])+1;[$'amortizacijska tabela'.$D171]);IFERROR(-IPMT(InterestRate/12;1;[$'amortizacijska tabela'.$J171];[.D172]);0));0)" office:value-type="float" office:value="590.421766552465" calcext:value-type="float">
            <text:p>590,42 €</text:p>
          </table:table-cell>
          <table:table-cell table:style-name="ce36" table:formula="of:=IFERROR(IF(AND(ValuesEntered;[$'amortizacijska tabela'.$C171]&lt;&gt;&quot;&quot;);-PPMT(InterestRate/12;1;DurationOfLoan-ROWS([.$C$4:.C171])+1;[$'amortizacijska tabela'.$D171]);&quot;&quot;);0)" office:value-type="float" office:value="481.216411092264" calcext:value-type="float">
            <text:p>481,22 €</text:p>
          </table:table-cell>
          <table:table-cell table:style-name="ce36" table:formula="of:=IF([$'amortizacijska tabela'.$C171]=&quot;&quot;;0;PropertyTaxAmount)" office:value-type="float" office:value="375" calcext:value-type="float">
            <text:p>375,00 €</text:p>
          </table:table-cell>
          <table:table-cell table:style-name="ce36" table:formula="of:=IF([$'amortizacijska tabela'.$C171]=&quot;&quot;;0;[$'amortizacijska tabela'.$E171]+[$'amortizacijska tabela'.$F171]+[$'amortizacijska tabela'.$G171])" office:value-type="float" office:value="1446.63817764473" calcext:value-type="float">
            <text:p>1.446,64 €</text:p>
          </table:table-cell>
          <table:table-cell table:style-name="ce36" table:formula="of:=IF([$'amortizacijska tabela'.$C171]=&quot;&quot;;0;[$'amortizacijska tabela'.$D171]-[$'amortizacijska tabela'.$F171])" office:value-type="float" office:value="141701.223972591" calcext:value-type="float">
            <text:p>141.701,22 €</text:p>
          </table:table-cell>
          <table:table-cell table:style-name="ce32" table:formula="of:=IF([$'amortizacijska tabela'.$I171]&gt;0;LastRow-ROW();0)" office:value-type="float" office:value="192" calcext:value-type="float">
            <text:p><text:s/>192 </text:p>
          </table:table-cell>
          <table:table-cell table:number-columns-repeated="1014"/>
        </table:table-row>
        <table:table-row table:style-name="ro3">
          <table:table-cell/>
          <table:table-cell table:style-name="ce32" table:formula="of:=ROWS([.$B$4:.B172])" office:value-type="float" office:value="169" calcext:value-type="float">
            <text:p><text:s/>169 </text:p>
          </table:table-cell>
          <table:table-cell table:style-name="ce34" table:formula="of:=IF(ValuesEntered;IF([$'amortizacijska tabela'.$B172]&lt;=DurationOfLoan;IF(ROW()-ROW([$'amortizacijska tabela'.$C$3])=1;LoanStart;IF([.I171]&gt;0;EDATE([.C171];1);&quot;&quot;));&quot;&quot;);&quot;&quot;)" office:value-type="date" office:date-value="2035-05-07" calcext:value-type="date">
            <text:p>07. 05. 2035</text:p>
          </table:table-cell>
          <table:table-cell table:style-name="ce36" table:formula="of:=IF(ROW()-ROW([$'amortizacijska tabela'.$D$3])=1;LoanAmount;IF([$'amortizacijska tabela'.$C172]=&quot;&quot;;0;INDEX([$'amortizacijska tabela'.$B$4:.$J$363]; ROW()-4;8)))" office:value-type="float" office:value="141701.223972591" calcext:value-type="float">
            <text:p>141.701,22 €</text:p>
          </table:table-cell>
          <table:table-cell table:style-name="ce36" table:formula="of:=IF(ValuesEntered;IF(ROW()-ROW([$'amortizacijska tabela'.$E$3])=1;-IPMT(InterestRate/12;1;DurationOfLoan-ROWS([.$C$4:.C172])+1;[$'amortizacijska tabela'.$D172]);IFERROR(-IPMT(InterestRate/12;1;[$'amortizacijska tabela'.$J172];[.D173]);0));0)" office:value-type="float" office:value="588.408343721332" calcext:value-type="float">
            <text:p>588,41 €</text:p>
          </table:table-cell>
          <table:table-cell table:style-name="ce36" table:formula="of:=IFERROR(IF(AND(ValuesEntered;[$'amortizacijska tabela'.$C172]&lt;&gt;&quot;&quot;);-PPMT(InterestRate/12;1;DurationOfLoan-ROWS([.$C$4:.C172])+1;[$'amortizacijska tabela'.$D172]);&quot;&quot;);0)" office:value-type="float" office:value="483.221479471815" calcext:value-type="float">
            <text:p>483,22 €</text:p>
          </table:table-cell>
          <table:table-cell table:style-name="ce36" table:formula="of:=IF([$'amortizacijska tabela'.$C172]=&quot;&quot;;0;PropertyTaxAmount)" office:value-type="float" office:value="375" calcext:value-type="float">
            <text:p>375,00 €</text:p>
          </table:table-cell>
          <table:table-cell table:style-name="ce36" table:formula="of:=IF([$'amortizacijska tabela'.$C172]=&quot;&quot;;0;[$'amortizacijska tabela'.$E172]+[$'amortizacijska tabela'.$F172]+[$'amortizacijska tabela'.$G172])" office:value-type="float" office:value="1446.62982319315" calcext:value-type="float">
            <text:p>1.446,63 €</text:p>
          </table:table-cell>
          <table:table-cell table:style-name="ce36" table:formula="of:=IF([$'amortizacijska tabela'.$C172]=&quot;&quot;;0;[$'amortizacijska tabela'.$D172]-[$'amortizacijska tabela'.$F172])" office:value-type="float" office:value="141218.00249312" calcext:value-type="float">
            <text:p>141.218,00 €</text:p>
          </table:table-cell>
          <table:table-cell table:style-name="ce32" table:formula="of:=IF([$'amortizacijska tabela'.$I172]&gt;0;LastRow-ROW();0)" office:value-type="float" office:value="191" calcext:value-type="float">
            <text:p><text:s/>191 </text:p>
          </table:table-cell>
          <table:table-cell table:number-columns-repeated="1014"/>
        </table:table-row>
        <table:table-row table:style-name="ro3">
          <table:table-cell/>
          <table:table-cell table:style-name="ce32" table:formula="of:=ROWS([.$B$4:.B173])" office:value-type="float" office:value="170" calcext:value-type="float">
            <text:p><text:s/>170 </text:p>
          </table:table-cell>
          <table:table-cell table:style-name="ce34" table:formula="of:=IF(ValuesEntered;IF([$'amortizacijska tabela'.$B173]&lt;=DurationOfLoan;IF(ROW()-ROW([$'amortizacijska tabela'.$C$3])=1;LoanStart;IF([.I172]&gt;0;EDATE([.C172];1);&quot;&quot;));&quot;&quot;);&quot;&quot;)" office:value-type="date" office:date-value="2035-06-07" calcext:value-type="date">
            <text:p>07. 06. 2035</text:p>
          </table:table-cell>
          <table:table-cell table:style-name="ce36" table:formula="of:=IF(ROW()-ROW([$'amortizacijska tabela'.$D$3])=1;LoanAmount;IF([$'amortizacijska tabela'.$C173]=&quot;&quot;;0;INDEX([$'amortizacijska tabela'.$B$4:.$J$363]; ROW()-4;8)))" office:value-type="float" office:value="141218.00249312" calcext:value-type="float">
            <text:p>141.218,00 €</text:p>
          </table:table-cell>
          <table:table-cell table:style-name="ce36" table:formula="of:=IF(ValuesEntered;IF(ROW()-ROW([$'amortizacijska tabela'.$E$3])=1;-IPMT(InterestRate/12;1;DurationOfLoan-ROWS([.$C$4:.C173])+1;[$'amortizacijska tabela'.$D173]);IFERROR(-IPMT(InterestRate/12;1;[$'amortizacijska tabela'.$J173];[.D174]);0));0)" office:value-type="float" office:value="586.386531628403" calcext:value-type="float">
            <text:p>586,39 €</text:p>
          </table:table-cell>
          <table:table-cell table:style-name="ce36" table:formula="of:=IFERROR(IF(AND(ValuesEntered;[$'amortizacijska tabela'.$C173]&lt;&gt;&quot;&quot;);-PPMT(InterestRate/12;1;DurationOfLoan-ROWS([.$C$4:.C173])+1;[$'amortizacijska tabela'.$D173]);&quot;&quot;);0)" office:value-type="float" office:value="485.234902302947" calcext:value-type="float">
            <text:p>485,23 €</text:p>
          </table:table-cell>
          <table:table-cell table:style-name="ce36" table:formula="of:=IF([$'amortizacijska tabela'.$C173]=&quot;&quot;;0;PropertyTaxAmount)" office:value-type="float" office:value="375" calcext:value-type="float">
            <text:p>375,00 €</text:p>
          </table:table-cell>
          <table:table-cell table:style-name="ce36" table:formula="of:=IF([$'amortizacijska tabela'.$C173]=&quot;&quot;;0;[$'amortizacijska tabela'.$E173]+[$'amortizacijska tabela'.$F173]+[$'amortizacijska tabela'.$G173])" office:value-type="float" office:value="1446.62143393135" calcext:value-type="float">
            <text:p>1.446,62 €</text:p>
          </table:table-cell>
          <table:table-cell table:style-name="ce36" table:formula="of:=IF([$'amortizacijska tabela'.$C173]=&quot;&quot;;0;[$'amortizacijska tabela'.$D173]-[$'amortizacijska tabela'.$F173])" office:value-type="float" office:value="140732.767590817" calcext:value-type="float">
            <text:p>140.732,77 €</text:p>
          </table:table-cell>
          <table:table-cell table:style-name="ce32" table:formula="of:=IF([$'amortizacijska tabela'.$I173]&gt;0;LastRow-ROW();0)" office:value-type="float" office:value="190" calcext:value-type="float">
            <text:p><text:s/>190 </text:p>
          </table:table-cell>
          <table:table-cell table:number-columns-repeated="1014"/>
        </table:table-row>
        <table:table-row table:style-name="ro3">
          <table:table-cell/>
          <table:table-cell table:style-name="ce32" table:formula="of:=ROWS([.$B$4:.B174])" office:value-type="float" office:value="171" calcext:value-type="float">
            <text:p><text:s/>171 </text:p>
          </table:table-cell>
          <table:table-cell table:style-name="ce34" table:formula="of:=IF(ValuesEntered;IF([$'amortizacijska tabela'.$B174]&lt;=DurationOfLoan;IF(ROW()-ROW([$'amortizacijska tabela'.$C$3])=1;LoanStart;IF([.I173]&gt;0;EDATE([.C173];1);&quot;&quot;));&quot;&quot;);&quot;&quot;)" office:value-type="date" office:date-value="2035-07-07" calcext:value-type="date">
            <text:p>07. 07. 2035</text:p>
          </table:table-cell>
          <table:table-cell table:style-name="ce36" table:formula="of:=IF(ROW()-ROW([$'amortizacijska tabela'.$D$3])=1;LoanAmount;IF([$'amortizacijska tabela'.$C174]=&quot;&quot;;0;INDEX([$'amortizacijska tabela'.$B$4:.$J$363]; ROW()-4;8)))" office:value-type="float" office:value="140732.767590817" calcext:value-type="float">
            <text:p>140.732,77 €</text:p>
          </table:table-cell>
          <table:table-cell table:style-name="ce36" table:formula="of:=IF(ValuesEntered;IF(ROW()-ROW([$'amortizacijska tabela'.$E$3])=1;-IPMT(InterestRate/12;1;DurationOfLoan-ROWS([.$C$4:.C174])+1;[$'amortizacijska tabela'.$D174]);IFERROR(-IPMT(InterestRate/12;1;[$'amortizacijska tabela'.$J174];[.D175]);0));0)" office:value-type="float" office:value="584.35629531842" calcext:value-type="float">
            <text:p>584,36 €</text:p>
          </table:table-cell>
          <table:table-cell table:style-name="ce36" table:formula="of:=IFERROR(IF(AND(ValuesEntered;[$'amortizacijska tabela'.$C174]&lt;&gt;&quot;&quot;);-PPMT(InterestRate/12;1;DurationOfLoan-ROWS([.$C$4:.C174])+1;[$'amortizacijska tabela'.$D174]);&quot;&quot;);0)" office:value-type="float" office:value="487.256714395876" calcext:value-type="float">
            <text:p>487,26 €</text:p>
          </table:table-cell>
          <table:table-cell table:style-name="ce36" table:formula="of:=IF([$'amortizacijska tabela'.$C174]=&quot;&quot;;0;PropertyTaxAmount)" office:value-type="float" office:value="375" calcext:value-type="float">
            <text:p>375,00 €</text:p>
          </table:table-cell>
          <table:table-cell table:style-name="ce36" table:formula="of:=IF([$'amortizacijska tabela'.$C174]=&quot;&quot;;0;[$'amortizacijska tabela'.$E174]+[$'amortizacijska tabela'.$F174]+[$'amortizacijska tabela'.$G174])" office:value-type="float" office:value="1446.6130097143" calcext:value-type="float">
            <text:p>1.446,61 €</text:p>
          </table:table-cell>
          <table:table-cell table:style-name="ce36" table:formula="of:=IF([$'amortizacijska tabela'.$C174]=&quot;&quot;;0;[$'amortizacijska tabela'.$D174]-[$'amortizacijska tabela'.$F174])" office:value-type="float" office:value="140245.510876421" calcext:value-type="float">
            <text:p>140.245,51 €</text:p>
          </table:table-cell>
          <table:table-cell table:style-name="ce32" table:formula="of:=IF([$'amortizacijska tabela'.$I174]&gt;0;LastRow-ROW();0)" office:value-type="float" office:value="189" calcext:value-type="float">
            <text:p><text:s/>189 </text:p>
          </table:table-cell>
          <table:table-cell table:number-columns-repeated="1014"/>
        </table:table-row>
        <table:table-row table:style-name="ro3">
          <table:table-cell/>
          <table:table-cell table:style-name="ce32" table:formula="of:=ROWS([.$B$4:.B175])" office:value-type="float" office:value="172" calcext:value-type="float">
            <text:p><text:s/>172 </text:p>
          </table:table-cell>
          <table:table-cell table:style-name="ce34" table:formula="of:=IF(ValuesEntered;IF([$'amortizacijska tabela'.$B175]&lt;=DurationOfLoan;IF(ROW()-ROW([$'amortizacijska tabela'.$C$3])=1;LoanStart;IF([.I174]&gt;0;EDATE([.C174];1);&quot;&quot;));&quot;&quot;);&quot;&quot;)" office:value-type="date" office:date-value="2035-08-07" calcext:value-type="date">
            <text:p>07. 08. 2035</text:p>
          </table:table-cell>
          <table:table-cell table:style-name="ce36" table:formula="of:=IF(ROW()-ROW([$'amortizacijska tabela'.$D$3])=1;LoanAmount;IF([$'amortizacijska tabela'.$C175]=&quot;&quot;;0;INDEX([$'amortizacijska tabela'.$B$4:.$J$363]; ROW()-4;8)))" office:value-type="float" office:value="140245.510876421" calcext:value-type="float">
            <text:p>140.245,51 €</text:p>
          </table:table-cell>
          <table:table-cell table:style-name="ce36" table:formula="of:=IF(ValuesEntered;IF(ROW()-ROW([$'amortizacijska tabela'.$E$3])=1;-IPMT(InterestRate/12;1;DurationOfLoan-ROWS([.$C$4:.C175])+1;[$'amortizacijska tabela'.$D175]);IFERROR(-IPMT(InterestRate/12;1;[$'amortizacijska tabela'.$J175];[.D176]);0));0)" office:value-type="float" office:value="582.317599690479" calcext:value-type="float">
            <text:p>582,32 €</text:p>
          </table:table-cell>
          <table:table-cell table:style-name="ce36" table:formula="of:=IFERROR(IF(AND(ValuesEntered;[$'amortizacijska tabela'.$C175]&lt;&gt;&quot;&quot;);-PPMT(InterestRate/12;1;DurationOfLoan-ROWS([.$C$4:.C175])+1;[$'amortizacijska tabela'.$D175]);&quot;&quot;);0)" office:value-type="float" office:value="489.286950705859" calcext:value-type="float">
            <text:p>489,29 €</text:p>
          </table:table-cell>
          <table:table-cell table:style-name="ce36" table:formula="of:=IF([$'amortizacijska tabela'.$C175]=&quot;&quot;;0;PropertyTaxAmount)" office:value-type="float" office:value="375" calcext:value-type="float">
            <text:p>375,00 €</text:p>
          </table:table-cell>
          <table:table-cell table:style-name="ce36" table:formula="of:=IF([$'amortizacijska tabela'.$C175]=&quot;&quot;;0;[$'amortizacijska tabela'.$E175]+[$'amortizacijska tabela'.$F175]+[$'amortizacijska tabela'.$G175])" office:value-type="float" office:value="1446.60455039634" calcext:value-type="float">
            <text:p>1.446,60 €</text:p>
          </table:table-cell>
          <table:table-cell table:style-name="ce36" table:formula="of:=IF([$'amortizacijska tabela'.$C175]=&quot;&quot;;0;[$'amortizacijska tabela'.$D175]-[$'amortizacijska tabela'.$F175])" office:value-type="float" office:value="139756.223925715" calcext:value-type="float">
            <text:p>139.756,22 €</text:p>
          </table:table-cell>
          <table:table-cell table:style-name="ce32" table:formula="of:=IF([$'amortizacijska tabela'.$I175]&gt;0;LastRow-ROW();0)" office:value-type="float" office:value="188" calcext:value-type="float">
            <text:p><text:s/>188 </text:p>
          </table:table-cell>
          <table:table-cell table:number-columns-repeated="1014"/>
        </table:table-row>
        <table:table-row table:style-name="ro3">
          <table:table-cell/>
          <table:table-cell table:style-name="ce32" table:formula="of:=ROWS([.$B$4:.B176])" office:value-type="float" office:value="173" calcext:value-type="float">
            <text:p><text:s/>173 </text:p>
          </table:table-cell>
          <table:table-cell table:style-name="ce34" table:formula="of:=IF(ValuesEntered;IF([$'amortizacijska tabela'.$B176]&lt;=DurationOfLoan;IF(ROW()-ROW([$'amortizacijska tabela'.$C$3])=1;LoanStart;IF([.I175]&gt;0;EDATE([.C175];1);&quot;&quot;));&quot;&quot;);&quot;&quot;)" office:value-type="date" office:date-value="2035-09-07" calcext:value-type="date">
            <text:p>07. 09. 2035</text:p>
          </table:table-cell>
          <table:table-cell table:style-name="ce36" table:formula="of:=IF(ROW()-ROW([$'amortizacijska tabela'.$D$3])=1;LoanAmount;IF([$'amortizacijska tabela'.$C176]=&quot;&quot;;0;INDEX([$'amortizacijska tabela'.$B$4:.$J$363]; ROW()-4;8)))" office:value-type="float" office:value="139756.223925715" calcext:value-type="float">
            <text:p>139.756,22 €</text:p>
          </table:table-cell>
          <table:table-cell table:style-name="ce36" table:formula="of:=IF(ValuesEntered;IF(ROW()-ROW([$'amortizacijska tabela'.$E$3])=1;-IPMT(InterestRate/12;1;DurationOfLoan-ROWS([.$C$4:.C176])+1;[$'amortizacijska tabela'.$D176]);IFERROR(-IPMT(InterestRate/12;1;[$'amortizacijska tabela'.$J176];[.D177]);0));0)" office:value-type="float" office:value="580.270409497422" calcext:value-type="float">
            <text:p>580,27 €</text:p>
          </table:table-cell>
          <table:table-cell table:style-name="ce36" table:formula="of:=IFERROR(IF(AND(ValuesEntered;[$'amortizacijska tabela'.$C176]&lt;&gt;&quot;&quot;);-PPMT(InterestRate/12;1;DurationOfLoan-ROWS([.$C$4:.C176])+1;[$'amortizacijska tabela'.$D176]);&quot;&quot;);0)" office:value-type="float" office:value="491.3256463338" calcext:value-type="float">
            <text:p>491,33 €</text:p>
          </table:table-cell>
          <table:table-cell table:style-name="ce36" table:formula="of:=IF([$'amortizacijska tabela'.$C176]=&quot;&quot;;0;PropertyTaxAmount)" office:value-type="float" office:value="375" calcext:value-type="float">
            <text:p>375,00 €</text:p>
          </table:table-cell>
          <table:table-cell table:style-name="ce36" table:formula="of:=IF([$'amortizacijska tabela'.$C176]=&quot;&quot;;0;[$'amortizacijska tabela'.$E176]+[$'amortizacijska tabela'.$F176]+[$'amortizacijska tabela'.$G176])" office:value-type="float" office:value="1446.59605583122" calcext:value-type="float">
            <text:p>1.446,60 €</text:p>
          </table:table-cell>
          <table:table-cell table:style-name="ce36" table:formula="of:=IF([$'amortizacijska tabela'.$C176]=&quot;&quot;;0;[$'amortizacijska tabela'.$D176]-[$'amortizacijska tabela'.$F176])" office:value-type="float" office:value="139264.898279381" calcext:value-type="float">
            <text:p>139.264,90 €</text:p>
          </table:table-cell>
          <table:table-cell table:style-name="ce32" table:formula="of:=IF([$'amortizacijska tabela'.$I176]&gt;0;LastRow-ROW();0)" office:value-type="float" office:value="187" calcext:value-type="float">
            <text:p><text:s/>187 </text:p>
          </table:table-cell>
          <table:table-cell table:number-columns-repeated="1014"/>
        </table:table-row>
        <table:table-row table:style-name="ro3">
          <table:table-cell/>
          <table:table-cell table:style-name="ce32" table:formula="of:=ROWS([.$B$4:.B177])" office:value-type="float" office:value="174" calcext:value-type="float">
            <text:p><text:s/>174 </text:p>
          </table:table-cell>
          <table:table-cell table:style-name="ce34" table:formula="of:=IF(ValuesEntered;IF([$'amortizacijska tabela'.$B177]&lt;=DurationOfLoan;IF(ROW()-ROW([$'amortizacijska tabela'.$C$3])=1;LoanStart;IF([.I176]&gt;0;EDATE([.C176];1);&quot;&quot;));&quot;&quot;);&quot;&quot;)" office:value-type="date" office:date-value="2035-10-07" calcext:value-type="date">
            <text:p>07. 10. 2035</text:p>
          </table:table-cell>
          <table:table-cell table:style-name="ce36" table:formula="of:=IF(ROW()-ROW([$'amortizacijska tabela'.$D$3])=1;LoanAmount;IF([$'amortizacijska tabela'.$C177]=&quot;&quot;;0;INDEX([$'amortizacijska tabela'.$B$4:.$J$363]; ROW()-4;8)))" office:value-type="float" office:value="139264.898279381" calcext:value-type="float">
            <text:p>139.264,90 €</text:p>
          </table:table-cell>
          <table:table-cell table:style-name="ce36" table:formula="of:=IF(ValuesEntered;IF(ROW()-ROW([$'amortizacijska tabela'.$E$3])=1;-IPMT(InterestRate/12;1;DurationOfLoan-ROWS([.$C$4:.C177])+1;[$'amortizacijska tabela'.$D177]);IFERROR(-IPMT(InterestRate/12;1;[$'amortizacijska tabela'.$J177];[.D178]);0));0)" office:value-type="float" office:value="578.214689345226" calcext:value-type="float">
            <text:p>578,21 €</text:p>
          </table:table-cell>
          <table:table-cell table:style-name="ce36" table:formula="of:=IFERROR(IF(AND(ValuesEntered;[$'amortizacijska tabela'.$C177]&lt;&gt;&quot;&quot;);-PPMT(InterestRate/12;1;DurationOfLoan-ROWS([.$C$4:.C177])+1;[$'amortizacijska tabela'.$D177]);&quot;&quot;);0)" office:value-type="float" office:value="493.372836526858" calcext:value-type="float">
            <text:p>493,37 €</text:p>
          </table:table-cell>
          <table:table-cell table:style-name="ce36" table:formula="of:=IF([$'amortizacijska tabela'.$C177]=&quot;&quot;;0;PropertyTaxAmount)" office:value-type="float" office:value="375" calcext:value-type="float">
            <text:p>375,00 €</text:p>
          </table:table-cell>
          <table:table-cell table:style-name="ce36" table:formula="of:=IF([$'amortizacijska tabela'.$C177]=&quot;&quot;;0;[$'amortizacijska tabela'.$E177]+[$'amortizacijska tabela'.$F177]+[$'amortizacijska tabela'.$G177])" office:value-type="float" office:value="1446.58752587208" calcext:value-type="float">
            <text:p>1.446,59 €</text:p>
          </table:table-cell>
          <table:table-cell table:style-name="ce36" table:formula="of:=IF([$'amortizacijska tabela'.$C177]=&quot;&quot;;0;[$'amortizacijska tabela'.$D177]-[$'amortizacijska tabela'.$F177])" office:value-type="float" office:value="138771.525442854" calcext:value-type="float">
            <text:p>138.771,53 €</text:p>
          </table:table-cell>
          <table:table-cell table:style-name="ce32" table:formula="of:=IF([$'amortizacijska tabela'.$I177]&gt;0;LastRow-ROW();0)" office:value-type="float" office:value="186" calcext:value-type="float">
            <text:p><text:s/>186 </text:p>
          </table:table-cell>
          <table:table-cell table:number-columns-repeated="1014"/>
        </table:table-row>
        <table:table-row table:style-name="ro3">
          <table:table-cell/>
          <table:table-cell table:style-name="ce32" table:formula="of:=ROWS([.$B$4:.B178])" office:value-type="float" office:value="175" calcext:value-type="float">
            <text:p><text:s/>175 </text:p>
          </table:table-cell>
          <table:table-cell table:style-name="ce34" table:formula="of:=IF(ValuesEntered;IF([$'amortizacijska tabela'.$B178]&lt;=DurationOfLoan;IF(ROW()-ROW([$'amortizacijska tabela'.$C$3])=1;LoanStart;IF([.I177]&gt;0;EDATE([.C177];1);&quot;&quot;));&quot;&quot;);&quot;&quot;)" office:value-type="date" office:date-value="2035-11-07" calcext:value-type="date">
            <text:p>07. 11. 2035</text:p>
          </table:table-cell>
          <table:table-cell table:style-name="ce36" table:formula="of:=IF(ROW()-ROW([$'amortizacijska tabela'.$D$3])=1;LoanAmount;IF([$'amortizacijska tabela'.$C178]=&quot;&quot;;0;INDEX([$'amortizacijska tabela'.$B$4:.$J$363]; ROW()-4;8)))" office:value-type="float" office:value="138771.525442854" calcext:value-type="float">
            <text:p>138.771,53 €</text:p>
          </table:table-cell>
          <table:table-cell table:style-name="ce36" table:formula="of:=IF(ValuesEntered;IF(ROW()-ROW([$'amortizacijska tabela'.$E$3])=1;-IPMT(InterestRate/12;1;DurationOfLoan-ROWS([.$C$4:.C178])+1;[$'amortizacijska tabela'.$D178]);IFERROR(-IPMT(InterestRate/12;1;[$'amortizacijska tabela'.$J178];[.D179]);0));0)" office:value-type="float" office:value="576.150403692397" calcext:value-type="float">
            <text:p>576,15 €</text:p>
          </table:table-cell>
          <table:table-cell table:style-name="ce36" table:formula="of:=IFERROR(IF(AND(ValuesEntered;[$'amortizacijska tabela'.$C178]&lt;&gt;&quot;&quot;);-PPMT(InterestRate/12;1;DurationOfLoan-ROWS([.$C$4:.C178])+1;[$'amortizacijska tabela'.$D178]);&quot;&quot;);0)" office:value-type="float" office:value="495.428556679052" calcext:value-type="float">
            <text:p>495,43 €</text:p>
          </table:table-cell>
          <table:table-cell table:style-name="ce36" table:formula="of:=IF([$'amortizacijska tabela'.$C178]=&quot;&quot;;0;PropertyTaxAmount)" office:value-type="float" office:value="375" calcext:value-type="float">
            <text:p>375,00 €</text:p>
          </table:table-cell>
          <table:table-cell table:style-name="ce36" table:formula="of:=IF([$'amortizacijska tabela'.$C178]=&quot;&quot;;0;[$'amortizacijska tabela'.$E178]+[$'amortizacijska tabela'.$F178]+[$'amortizacijska tabela'.$G178])" office:value-type="float" office:value="1446.57896037145" calcext:value-type="float">
            <text:p>1.446,58 €</text:p>
          </table:table-cell>
          <table:table-cell table:style-name="ce36" table:formula="of:=IF([$'amortizacijska tabela'.$C178]=&quot;&quot;;0;[$'amortizacijska tabela'.$D178]-[$'amortizacijska tabela'.$F178])" office:value-type="float" office:value="138276.096886175" calcext:value-type="float">
            <text:p>138.276,10 €</text:p>
          </table:table-cell>
          <table:table-cell table:style-name="ce32" table:formula="of:=IF([$'amortizacijska tabela'.$I178]&gt;0;LastRow-ROW();0)" office:value-type="float" office:value="185" calcext:value-type="float">
            <text:p><text:s/>185 </text:p>
          </table:table-cell>
          <table:table-cell table:number-columns-repeated="1014"/>
        </table:table-row>
        <table:table-row table:style-name="ro3">
          <table:table-cell/>
          <table:table-cell table:style-name="ce32" table:formula="of:=ROWS([.$B$4:.B179])" office:value-type="float" office:value="176" calcext:value-type="float">
            <text:p><text:s/>176 </text:p>
          </table:table-cell>
          <table:table-cell table:style-name="ce34" table:formula="of:=IF(ValuesEntered;IF([$'amortizacijska tabela'.$B179]&lt;=DurationOfLoan;IF(ROW()-ROW([$'amortizacijska tabela'.$C$3])=1;LoanStart;IF([.I178]&gt;0;EDATE([.C178];1);&quot;&quot;));&quot;&quot;);&quot;&quot;)" office:value-type="date" office:date-value="2035-12-07" calcext:value-type="date">
            <text:p>07. 12. 2035</text:p>
          </table:table-cell>
          <table:table-cell table:style-name="ce36" table:formula="of:=IF(ROW()-ROW([$'amortizacijska tabela'.$D$3])=1;LoanAmount;IF([$'amortizacijska tabela'.$C179]=&quot;&quot;;0;INDEX([$'amortizacijska tabela'.$B$4:.$J$363]; ROW()-4;8)))" office:value-type="float" office:value="138276.096886175" calcext:value-type="float">
            <text:p>138.276,10 €</text:p>
          </table:table-cell>
          <table:table-cell table:style-name="ce36" table:formula="of:=IF(ValuesEntered;IF(ROW()-ROW([$'amortizacijska tabela'.$E$3])=1;-IPMT(InterestRate/12;1;DurationOfLoan-ROWS([.$C$4:.C179])+1;[$'amortizacijska tabela'.$D179]);IFERROR(-IPMT(InterestRate/12;1;[$'amortizacijska tabela'.$J179];[.D180]);0));0)" office:value-type="float" office:value="574.077516849347" calcext:value-type="float">
            <text:p>574,08 €</text:p>
          </table:table-cell>
          <table:table-cell table:style-name="ce36" table:formula="of:=IFERROR(IF(AND(ValuesEntered;[$'amortizacijska tabela'.$C179]&lt;&gt;&quot;&quot;);-PPMT(InterestRate/12;1;DurationOfLoan-ROWS([.$C$4:.C179])+1;[$'amortizacijska tabela'.$D179]);&quot;&quot;);0)" office:value-type="float" office:value="497.492842331882" calcext:value-type="float">
            <text:p>497,49 €</text:p>
          </table:table-cell>
          <table:table-cell table:style-name="ce36" table:formula="of:=IF([$'amortizacijska tabela'.$C179]=&quot;&quot;;0;PropertyTaxAmount)" office:value-type="float" office:value="375" calcext:value-type="float">
            <text:p>375,00 €</text:p>
          </table:table-cell>
          <table:table-cell table:style-name="ce36" table:formula="of:=IF([$'amortizacijska tabela'.$C179]=&quot;&quot;;0;[$'amortizacijska tabela'.$E179]+[$'amortizacijska tabela'.$F179]+[$'amortizacijska tabela'.$G179])" office:value-type="float" office:value="1446.57035918123" calcext:value-type="float">
            <text:p>1.446,57 €</text:p>
          </table:table-cell>
          <table:table-cell table:style-name="ce36" table:formula="of:=IF([$'amortizacijska tabela'.$C179]=&quot;&quot;;0;[$'amortizacijska tabela'.$D179]-[$'amortizacijska tabela'.$F179])" office:value-type="float" office:value="137778.604043843" calcext:value-type="float">
            <text:p>137.778,60 €</text:p>
          </table:table-cell>
          <table:table-cell table:style-name="ce32" table:formula="of:=IF([$'amortizacijska tabela'.$I179]&gt;0;LastRow-ROW();0)" office:value-type="float" office:value="184" calcext:value-type="float">
            <text:p><text:s/>184 </text:p>
          </table:table-cell>
          <table:table-cell table:number-columns-repeated="1014"/>
        </table:table-row>
        <table:table-row table:style-name="ro3">
          <table:table-cell/>
          <table:table-cell table:style-name="ce32" table:formula="of:=ROWS([.$B$4:.B180])" office:value-type="float" office:value="177" calcext:value-type="float">
            <text:p><text:s/>177 </text:p>
          </table:table-cell>
          <table:table-cell table:style-name="ce34" table:formula="of:=IF(ValuesEntered;IF([$'amortizacijska tabela'.$B180]&lt;=DurationOfLoan;IF(ROW()-ROW([$'amortizacijska tabela'.$C$3])=1;LoanStart;IF([.I179]&gt;0;EDATE([.C179];1);&quot;&quot;));&quot;&quot;);&quot;&quot;)" office:value-type="date" office:date-value="2036-01-07" calcext:value-type="date">
            <text:p>07. 01. 2036</text:p>
          </table:table-cell>
          <table:table-cell table:style-name="ce36" table:formula="of:=IF(ROW()-ROW([$'amortizacijska tabela'.$D$3])=1;LoanAmount;IF([$'amortizacijska tabela'.$C180]=&quot;&quot;;0;INDEX([$'amortizacijska tabela'.$B$4:.$J$363]; ROW()-4;8)))" office:value-type="float" office:value="137778.604043843" calcext:value-type="float">
            <text:p>137.778,60 €</text:p>
          </table:table-cell>
          <table:table-cell table:style-name="ce36" table:formula="of:=IF(ValuesEntered;IF(ROW()-ROW([$'amortizacijska tabela'.$E$3])=1;-IPMT(InterestRate/12;1;DurationOfLoan-ROWS([.$C$4:.C180])+1;[$'amortizacijska tabela'.$D180]);IFERROR(-IPMT(InterestRate/12;1;[$'amortizacijska tabela'.$J180];[.D181]);0));0)" office:value-type="float" office:value="571.995992977785" calcext:value-type="float">
            <text:p>572,00 €</text:p>
          </table:table-cell>
          <table:table-cell table:style-name="ce36" table:formula="of:=IFERROR(IF(AND(ValuesEntered;[$'amortizacijska tabela'.$C180]&lt;&gt;&quot;&quot;);-PPMT(InterestRate/12;1;DurationOfLoan-ROWS([.$C$4:.C180])+1;[$'amortizacijska tabela'.$D180]);&quot;&quot;);0)" office:value-type="float" office:value="499.565729174932" calcext:value-type="float">
            <text:p>499,57 €</text:p>
          </table:table-cell>
          <table:table-cell table:style-name="ce36" table:formula="of:=IF([$'amortizacijska tabela'.$C180]=&quot;&quot;;0;PropertyTaxAmount)" office:value-type="float" office:value="375" calcext:value-type="float">
            <text:p>375,00 €</text:p>
          </table:table-cell>
          <table:table-cell table:style-name="ce36" table:formula="of:=IF([$'amortizacijska tabela'.$C180]=&quot;&quot;;0;[$'amortizacijska tabela'.$E180]+[$'amortizacijska tabela'.$F180]+[$'amortizacijska tabela'.$G180])" office:value-type="float" office:value="1446.56172215272" calcext:value-type="float">
            <text:p>1.446,56 €</text:p>
          </table:table-cell>
          <table:table-cell table:style-name="ce36" table:formula="of:=IF([$'amortizacijska tabela'.$C180]=&quot;&quot;;0;[$'amortizacijska tabela'.$D180]-[$'amortizacijska tabela'.$F180])" office:value-type="float" office:value="137279.038314668" calcext:value-type="float">
            <text:p>137.279,04 €</text:p>
          </table:table-cell>
          <table:table-cell table:style-name="ce32" table:formula="of:=IF([$'amortizacijska tabela'.$I180]&gt;0;LastRow-ROW();0)" office:value-type="float" office:value="183" calcext:value-type="float">
            <text:p><text:s/>183 </text:p>
          </table:table-cell>
          <table:table-cell table:number-columns-repeated="1014"/>
        </table:table-row>
        <table:table-row table:style-name="ro3">
          <table:table-cell/>
          <table:table-cell table:style-name="ce32" table:formula="of:=ROWS([.$B$4:.B181])" office:value-type="float" office:value="178" calcext:value-type="float">
            <text:p><text:s/>178 </text:p>
          </table:table-cell>
          <table:table-cell table:style-name="ce34" table:formula="of:=IF(ValuesEntered;IF([$'amortizacijska tabela'.$B181]&lt;=DurationOfLoan;IF(ROW()-ROW([$'amortizacijska tabela'.$C$3])=1;LoanStart;IF([.I180]&gt;0;EDATE([.C180];1);&quot;&quot;));&quot;&quot;);&quot;&quot;)" office:value-type="date" office:date-value="2036-02-07" calcext:value-type="date">
            <text:p>07. 02. 2036</text:p>
          </table:table-cell>
          <table:table-cell table:style-name="ce36" table:formula="of:=IF(ROW()-ROW([$'amortizacijska tabela'.$D$3])=1;LoanAmount;IF([$'amortizacijska tabela'.$C181]=&quot;&quot;;0;INDEX([$'amortizacijska tabela'.$B$4:.$J$363]; ROW()-4;8)))" office:value-type="float" office:value="137279.038314668" calcext:value-type="float">
            <text:p>137.279,04 €</text:p>
          </table:table-cell>
          <table:table-cell table:style-name="ce36" table:formula="of:=IF(ValuesEntered;IF(ROW()-ROW([$'amortizacijska tabela'.$E$3])=1;-IPMT(InterestRate/12;1;DurationOfLoan-ROWS([.$C$4:.C181])+1;[$'amortizacijska tabela'.$D181]);IFERROR(-IPMT(InterestRate/12;1;[$'amortizacijska tabela'.$J181];[.D182]);0));0)" office:value-type="float" office:value="569.905796090092" calcext:value-type="float">
            <text:p>569,91 €</text:p>
          </table:table-cell>
          <table:table-cell table:style-name="ce36" table:formula="of:=IFERROR(IF(AND(ValuesEntered;[$'amortizacijska tabela'.$C181]&lt;&gt;&quot;&quot;);-PPMT(InterestRate/12;1;DurationOfLoan-ROWS([.$C$4:.C181])+1;[$'amortizacijska tabela'.$D181]);&quot;&quot;);0)" office:value-type="float" office:value="501.647253046494" calcext:value-type="float">
            <text:p>501,65 €</text:p>
          </table:table-cell>
          <table:table-cell table:style-name="ce36" table:formula="of:=IF([$'amortizacijska tabela'.$C181]=&quot;&quot;;0;PropertyTaxAmount)" office:value-type="float" office:value="375" calcext:value-type="float">
            <text:p>375,00 €</text:p>
          </table:table-cell>
          <table:table-cell table:style-name="ce36" table:formula="of:=IF([$'amortizacijska tabela'.$C181]=&quot;&quot;;0;[$'amortizacijska tabela'.$E181]+[$'amortizacijska tabela'.$F181]+[$'amortizacijska tabela'.$G181])" office:value-type="float" office:value="1446.55304913659" calcext:value-type="float">
            <text:p>1.446,55 €</text:p>
          </table:table-cell>
          <table:table-cell table:style-name="ce36" table:formula="of:=IF([$'amortizacijska tabela'.$C181]=&quot;&quot;;0;[$'amortizacijska tabela'.$D181]-[$'amortizacijska tabela'.$F181])" office:value-type="float" office:value="136777.391061622" calcext:value-type="float">
            <text:p>136.777,39 €</text:p>
          </table:table-cell>
          <table:table-cell table:style-name="ce32" table:formula="of:=IF([$'amortizacijska tabela'.$I181]&gt;0;LastRow-ROW();0)" office:value-type="float" office:value="182" calcext:value-type="float">
            <text:p><text:s/>182 </text:p>
          </table:table-cell>
          <table:table-cell table:number-columns-repeated="1014"/>
        </table:table-row>
        <table:table-row table:style-name="ro3">
          <table:table-cell/>
          <table:table-cell table:style-name="ce32" table:formula="of:=ROWS([.$B$4:.B182])" office:value-type="float" office:value="179" calcext:value-type="float">
            <text:p><text:s/>179 </text:p>
          </table:table-cell>
          <table:table-cell table:style-name="ce34" table:formula="of:=IF(ValuesEntered;IF([$'amortizacijska tabela'.$B182]&lt;=DurationOfLoan;IF(ROW()-ROW([$'amortizacijska tabela'.$C$3])=1;LoanStart;IF([.I181]&gt;0;EDATE([.C181];1);&quot;&quot;));&quot;&quot;);&quot;&quot;)" office:value-type="date" office:date-value="2036-03-07" calcext:value-type="date">
            <text:p>07. 03. 2036</text:p>
          </table:table-cell>
          <table:table-cell table:style-name="ce36" table:formula="of:=IF(ROW()-ROW([$'amortizacijska tabela'.$D$3])=1;LoanAmount;IF([$'amortizacijska tabela'.$C182]=&quot;&quot;;0;INDEX([$'amortizacijska tabela'.$B$4:.$J$363]; ROW()-4;8)))" office:value-type="float" office:value="136777.391061622" calcext:value-type="float">
            <text:p>136.777,39 €</text:p>
          </table:table-cell>
          <table:table-cell table:style-name="ce36" table:formula="of:=IF(ValuesEntered;IF(ROW()-ROW([$'amortizacijska tabela'.$E$3])=1;-IPMT(InterestRate/12;1;DurationOfLoan-ROWS([.$C$4:.C182])+1;[$'amortizacijska tabela'.$D182]);IFERROR(-IPMT(InterestRate/12;1;[$'amortizacijska tabela'.$J182];[.D183]);0));0)" office:value-type="float" office:value="567.806890048699" calcext:value-type="float">
            <text:p>567,81 €</text:p>
          </table:table-cell>
          <table:table-cell table:style-name="ce36" table:formula="of:=IFERROR(IF(AND(ValuesEntered;[$'amortizacijska tabela'.$C182]&lt;&gt;&quot;&quot;);-PPMT(InterestRate/12;1;DurationOfLoan-ROWS([.$C$4:.C182])+1;[$'amortizacijska tabela'.$D182]);&quot;&quot;);0)" office:value-type="float" office:value="503.737449934187" calcext:value-type="float">
            <text:p>503,74 €</text:p>
          </table:table-cell>
          <table:table-cell table:style-name="ce36" table:formula="of:=IF([$'amortizacijska tabela'.$C182]=&quot;&quot;;0;PropertyTaxAmount)" office:value-type="float" office:value="375" calcext:value-type="float">
            <text:p>375,00 €</text:p>
          </table:table-cell>
          <table:table-cell table:style-name="ce36" table:formula="of:=IF([$'amortizacijska tabela'.$C182]=&quot;&quot;;0;[$'amortizacijska tabela'.$E182]+[$'amortizacijska tabela'.$F182]+[$'amortizacijska tabela'.$G182])" office:value-type="float" office:value="1446.54433998289" calcext:value-type="float">
            <text:p>1.446,54 €</text:p>
          </table:table-cell>
          <table:table-cell table:style-name="ce36" table:formula="of:=IF([$'amortizacijska tabela'.$C182]=&quot;&quot;;0;[$'amortizacijska tabela'.$D182]-[$'amortizacijska tabela'.$F182])" office:value-type="float" office:value="136273.653611688" calcext:value-type="float">
            <text:p>136.273,65 €</text:p>
          </table:table-cell>
          <table:table-cell table:style-name="ce32" table:formula="of:=IF([$'amortizacijska tabela'.$I182]&gt;0;LastRow-ROW();0)" office:value-type="float" office:value="181" calcext:value-type="float">
            <text:p><text:s/>181 </text:p>
          </table:table-cell>
          <table:table-cell table:number-columns-repeated="1014"/>
        </table:table-row>
        <table:table-row table:style-name="ro3">
          <table:table-cell/>
          <table:table-cell table:style-name="ce32" table:formula="of:=ROWS([.$B$4:.B183])" office:value-type="float" office:value="180" calcext:value-type="float">
            <text:p><text:s/>180 </text:p>
          </table:table-cell>
          <table:table-cell table:style-name="ce34" table:formula="of:=IF(ValuesEntered;IF([$'amortizacijska tabela'.$B183]&lt;=DurationOfLoan;IF(ROW()-ROW([$'amortizacijska tabela'.$C$3])=1;LoanStart;IF([.I182]&gt;0;EDATE([.C182];1);&quot;&quot;));&quot;&quot;);&quot;&quot;)" office:value-type="date" office:date-value="2036-04-07" calcext:value-type="date">
            <text:p>07. 04. 2036</text:p>
          </table:table-cell>
          <table:table-cell table:style-name="ce36" table:formula="of:=IF(ROW()-ROW([$'amortizacijska tabela'.$D$3])=1;LoanAmount;IF([$'amortizacijska tabela'.$C183]=&quot;&quot;;0;INDEX([$'amortizacijska tabela'.$B$4:.$J$363]; ROW()-4;8)))" office:value-type="float" office:value="136273.653611688" calcext:value-type="float">
            <text:p>136.273,65 €</text:p>
          </table:table-cell>
          <table:table-cell table:style-name="ce36" table:formula="of:=IF(ValuesEntered;IF(ROW()-ROW([$'amortizacijska tabela'.$E$3])=1;-IPMT(InterestRate/12;1;DurationOfLoan-ROWS([.$C$4:.C183])+1;[$'amortizacijska tabela'.$D183]);IFERROR(-IPMT(InterestRate/12;1;[$'amortizacijska tabela'.$J183];[.D184]);0));0)" office:value-type="float" office:value="565.699238565468" calcext:value-type="float">
            <text:p>565,70 €</text:p>
          </table:table-cell>
          <table:table-cell table:style-name="ce36" table:formula="of:=IFERROR(IF(AND(ValuesEntered;[$'amortizacijska tabela'.$C183]&lt;&gt;&quot;&quot;);-PPMT(InterestRate/12;1;DurationOfLoan-ROWS([.$C$4:.C183])+1;[$'amortizacijska tabela'.$D183]);&quot;&quot;);0)" office:value-type="float" office:value="505.83635597558" calcext:value-type="float">
            <text:p>505,84 €</text:p>
          </table:table-cell>
          <table:table-cell table:style-name="ce36" table:formula="of:=IF([$'amortizacijska tabela'.$C183]=&quot;&quot;;0;PropertyTaxAmount)" office:value-type="float" office:value="375" calcext:value-type="float">
            <text:p>375,00 €</text:p>
          </table:table-cell>
          <table:table-cell table:style-name="ce36" table:formula="of:=IF([$'amortizacijska tabela'.$C183]=&quot;&quot;;0;[$'amortizacijska tabela'.$E183]+[$'amortizacijska tabela'.$F183]+[$'amortizacijska tabela'.$G183])" office:value-type="float" office:value="1446.53559454105" calcext:value-type="float">
            <text:p>1.446,54 €</text:p>
          </table:table-cell>
          <table:table-cell table:style-name="ce36" table:formula="of:=IF([$'amortizacijska tabela'.$C183]=&quot;&quot;;0;[$'amortizacijska tabela'.$D183]-[$'amortizacijska tabela'.$F183])" office:value-type="float" office:value="135767.817255712" calcext:value-type="float">
            <text:p>135.767,82 €</text:p>
          </table:table-cell>
          <table:table-cell table:style-name="ce32" table:formula="of:=IF([$'amortizacijska tabela'.$I183]&gt;0;LastRow-ROW();0)" office:value-type="float" office:value="180" calcext:value-type="float">
            <text:p><text:s/>180 </text:p>
          </table:table-cell>
          <table:table-cell table:number-columns-repeated="1014"/>
        </table:table-row>
        <table:table-row table:style-name="ro3">
          <table:table-cell/>
          <table:table-cell table:style-name="ce32" table:formula="of:=ROWS([.$B$4:.B184])" office:value-type="float" office:value="181" calcext:value-type="float">
            <text:p><text:s/>181 </text:p>
          </table:table-cell>
          <table:table-cell table:style-name="ce34" table:formula="of:=IF(ValuesEntered;IF([$'amortizacijska tabela'.$B184]&lt;=DurationOfLoan;IF(ROW()-ROW([$'amortizacijska tabela'.$C$3])=1;LoanStart;IF([.I183]&gt;0;EDATE([.C183];1);&quot;&quot;));&quot;&quot;);&quot;&quot;)" office:value-type="date" office:date-value="2036-05-07" calcext:value-type="date">
            <text:p>07. 05. 2036</text:p>
          </table:table-cell>
          <table:table-cell table:style-name="ce36" table:formula="of:=IF(ROW()-ROW([$'amortizacijska tabela'.$D$3])=1;LoanAmount;IF([$'amortizacijska tabela'.$C184]=&quot;&quot;;0;INDEX([$'amortizacijska tabela'.$B$4:.$J$363]; ROW()-4;8)))" office:value-type="float" office:value="135767.817255712" calcext:value-type="float">
            <text:p>135.767,82 €</text:p>
          </table:table-cell>
          <table:table-cell table:style-name="ce36" table:formula="of:=IF(ValuesEntered;IF(ROW()-ROW([$'amortizacijska tabela'.$E$3])=1;-IPMT(InterestRate/12;1;DurationOfLoan-ROWS([.$C$4:.C184])+1;[$'amortizacijska tabela'.$D184]);IFERROR(-IPMT(InterestRate/12;1;[$'amortizacijska tabela'.$J184];[.D185]);0));0)" office:value-type="float" office:value="563.582805201056" calcext:value-type="float">
            <text:p>563,58 €</text:p>
          </table:table-cell>
          <table:table-cell table:style-name="ce36" table:formula="of:=IFERROR(IF(AND(ValuesEntered;[$'amortizacijska tabela'.$C184]&lt;&gt;&quot;&quot;);-PPMT(InterestRate/12;1;DurationOfLoan-ROWS([.$C$4:.C184])+1;[$'amortizacijska tabela'.$D184]);&quot;&quot;);0)" office:value-type="float" office:value="507.944007458812" calcext:value-type="float">
            <text:p>507,94 €</text:p>
          </table:table-cell>
          <table:table-cell table:style-name="ce36" table:formula="of:=IF([$'amortizacijska tabela'.$C184]=&quot;&quot;;0;PropertyTaxAmount)" office:value-type="float" office:value="375" calcext:value-type="float">
            <text:p>375,00 €</text:p>
          </table:table-cell>
          <table:table-cell table:style-name="ce36" table:formula="of:=IF([$'amortizacijska tabela'.$C184]=&quot;&quot;;0;[$'amortizacijska tabela'.$E184]+[$'amortizacijska tabela'.$F184]+[$'amortizacijska tabela'.$G184])" office:value-type="float" office:value="1446.52681265987" calcext:value-type="float">
            <text:p>1.446,53 €</text:p>
          </table:table-cell>
          <table:table-cell table:style-name="ce36" table:formula="of:=IF([$'amortizacijska tabela'.$C184]=&quot;&quot;;0;[$'amortizacijska tabela'.$D184]-[$'amortizacijska tabela'.$F184])" office:value-type="float" office:value="135259.873248253" calcext:value-type="float">
            <text:p>135.259,87 €</text:p>
          </table:table-cell>
          <table:table-cell table:style-name="ce32" table:formula="of:=IF([$'amortizacijska tabela'.$I184]&gt;0;LastRow-ROW();0)" office:value-type="float" office:value="179" calcext:value-type="float">
            <text:p><text:s/>179 </text:p>
          </table:table-cell>
          <table:table-cell table:number-columns-repeated="1014"/>
        </table:table-row>
        <table:table-row table:style-name="ro3">
          <table:table-cell/>
          <table:table-cell table:style-name="ce32" table:formula="of:=ROWS([.$B$4:.B185])" office:value-type="float" office:value="182" calcext:value-type="float">
            <text:p><text:s/>182 </text:p>
          </table:table-cell>
          <table:table-cell table:style-name="ce34" table:formula="of:=IF(ValuesEntered;IF([$'amortizacijska tabela'.$B185]&lt;=DurationOfLoan;IF(ROW()-ROW([$'amortizacijska tabela'.$C$3])=1;LoanStart;IF([.I184]&gt;0;EDATE([.C184];1);&quot;&quot;));&quot;&quot;);&quot;&quot;)" office:value-type="date" office:date-value="2036-06-07" calcext:value-type="date">
            <text:p>07. 06. 2036</text:p>
          </table:table-cell>
          <table:table-cell table:style-name="ce36" table:formula="of:=IF(ROW()-ROW([$'amortizacijska tabela'.$D$3])=1;LoanAmount;IF([$'amortizacijska tabela'.$C185]=&quot;&quot;;0;INDEX([$'amortizacijska tabela'.$B$4:.$J$363]; ROW()-4;8)))" office:value-type="float" office:value="135259.873248253" calcext:value-type="float">
            <text:p>135.259,87 €</text:p>
          </table:table-cell>
          <table:table-cell table:style-name="ce36" table:formula="of:=IF(ValuesEntered;IF(ROW()-ROW([$'amortizacijska tabela'.$E$3])=1;-IPMT(InterestRate/12;1;DurationOfLoan-ROWS([.$C$4:.C185])+1;[$'amortizacijska tabela'.$D185]);IFERROR(-IPMT(InterestRate/12;1;[$'amortizacijska tabela'.$J185];[.D186]);0));0)" office:value-type="float" office:value="561.457553364293" calcext:value-type="float">
            <text:p>561,46 €</text:p>
          </table:table-cell>
          <table:table-cell table:style-name="ce36" table:formula="of:=IFERROR(IF(AND(ValuesEntered;[$'amortizacijska tabela'.$C185]&lt;&gt;&quot;&quot;);-PPMT(InterestRate/12;1;DurationOfLoan-ROWS([.$C$4:.C185])+1;[$'amortizacijska tabela'.$D185]);&quot;&quot;);0)" office:value-type="float" office:value="510.060440823224" calcext:value-type="float">
            <text:p>510,06 €</text:p>
          </table:table-cell>
          <table:table-cell table:style-name="ce36" table:formula="of:=IF([$'amortizacijska tabela'.$C185]=&quot;&quot;;0;PropertyTaxAmount)" office:value-type="float" office:value="375" calcext:value-type="float">
            <text:p>375,00 €</text:p>
          </table:table-cell>
          <table:table-cell table:style-name="ce36" table:formula="of:=IF([$'amortizacijska tabela'.$C185]=&quot;&quot;;0;[$'amortizacijska tabela'.$E185]+[$'amortizacijska tabela'.$F185]+[$'amortizacijska tabela'.$G185])" office:value-type="float" office:value="1446.51799418752" calcext:value-type="float">
            <text:p>1.446,52 €</text:p>
          </table:table-cell>
          <table:table-cell table:style-name="ce36" table:formula="of:=IF([$'amortizacijska tabela'.$C185]=&quot;&quot;;0;[$'amortizacijska tabela'.$D185]-[$'amortizacijska tabela'.$F185])" office:value-type="float" office:value="134749.81280743" calcext:value-type="float">
            <text:p>134.749,81 €</text:p>
          </table:table-cell>
          <table:table-cell table:style-name="ce32" table:formula="of:=IF([$'amortizacijska tabela'.$I185]&gt;0;LastRow-ROW();0)" office:value-type="float" office:value="178" calcext:value-type="float">
            <text:p><text:s/>178 </text:p>
          </table:table-cell>
          <table:table-cell table:number-columns-repeated="1014"/>
        </table:table-row>
        <table:table-row table:style-name="ro3">
          <table:table-cell/>
          <table:table-cell table:style-name="ce32" table:formula="of:=ROWS([.$B$4:.B186])" office:value-type="float" office:value="183" calcext:value-type="float">
            <text:p><text:s/>183 </text:p>
          </table:table-cell>
          <table:table-cell table:style-name="ce34" table:formula="of:=IF(ValuesEntered;IF([$'amortizacijska tabela'.$B186]&lt;=DurationOfLoan;IF(ROW()-ROW([$'amortizacijska tabela'.$C$3])=1;LoanStart;IF([.I185]&gt;0;EDATE([.C185];1);&quot;&quot;));&quot;&quot;);&quot;&quot;)" office:value-type="date" office:date-value="2036-07-07" calcext:value-type="date">
            <text:p>07. 07. 2036</text:p>
          </table:table-cell>
          <table:table-cell table:style-name="ce36" table:formula="of:=IF(ROW()-ROW([$'amortizacijska tabela'.$D$3])=1;LoanAmount;IF([$'amortizacijska tabela'.$C186]=&quot;&quot;;0;INDEX([$'amortizacijska tabela'.$B$4:.$J$363]; ROW()-4;8)))" office:value-type="float" office:value="134749.81280743" calcext:value-type="float">
            <text:p>134.749,81 €</text:p>
          </table:table-cell>
          <table:table-cell table:style-name="ce36" table:formula="of:=IF(ValuesEntered;IF(ROW()-ROW([$'amortizacijska tabela'.$E$3])=1;-IPMT(InterestRate/12;1;DurationOfLoan-ROWS([.$C$4:.C186])+1;[$'amortizacijska tabela'.$D186]);IFERROR(-IPMT(InterestRate/12;1;[$'amortizacijska tabela'.$J186];[.D187]);0));0)" office:value-type="float" office:value="559.323446311543" calcext:value-type="float">
            <text:p>559,32 €</text:p>
          </table:table-cell>
          <table:table-cell table:style-name="ce36" table:formula="of:=IFERROR(IF(AND(ValuesEntered;[$'amortizacijska tabela'.$C186]&lt;&gt;&quot;&quot;);-PPMT(InterestRate/12;1;DurationOfLoan-ROWS([.$C$4:.C186])+1;[$'amortizacijska tabela'.$D186]);&quot;&quot;);0)" office:value-type="float" office:value="512.185692659987" calcext:value-type="float">
            <text:p>512,19 €</text:p>
          </table:table-cell>
          <table:table-cell table:style-name="ce36" table:formula="of:=IF([$'amortizacijska tabela'.$C186]=&quot;&quot;;0;PropertyTaxAmount)" office:value-type="float" office:value="375" calcext:value-type="float">
            <text:p>375,00 €</text:p>
          </table:table-cell>
          <table:table-cell table:style-name="ce36" table:formula="of:=IF([$'amortizacijska tabela'.$C186]=&quot;&quot;;0;[$'amortizacijska tabela'.$E186]+[$'amortizacijska tabela'.$F186]+[$'amortizacijska tabela'.$G186])" office:value-type="float" office:value="1446.50913897153" calcext:value-type="float">
            <text:p>1.446,51 €</text:p>
          </table:table-cell>
          <table:table-cell table:style-name="ce36" table:formula="of:=IF([$'amortizacijska tabela'.$C186]=&quot;&quot;;0;[$'amortizacijska tabela'.$D186]-[$'amortizacijska tabela'.$F186])" office:value-type="float" office:value="134237.62711477" calcext:value-type="float">
            <text:p>134.237,63 €</text:p>
          </table:table-cell>
          <table:table-cell table:style-name="ce32" table:formula="of:=IF([$'amortizacijska tabela'.$I186]&gt;0;LastRow-ROW();0)" office:value-type="float" office:value="177" calcext:value-type="float">
            <text:p><text:s/>177 </text:p>
          </table:table-cell>
          <table:table-cell table:number-columns-repeated="1014"/>
        </table:table-row>
        <table:table-row table:style-name="ro3">
          <table:table-cell/>
          <table:table-cell table:style-name="ce32" table:formula="of:=ROWS([.$B$4:.B187])" office:value-type="float" office:value="184" calcext:value-type="float">
            <text:p><text:s/>184 </text:p>
          </table:table-cell>
          <table:table-cell table:style-name="ce34" table:formula="of:=IF(ValuesEntered;IF([$'amortizacijska tabela'.$B187]&lt;=DurationOfLoan;IF(ROW()-ROW([$'amortizacijska tabela'.$C$3])=1;LoanStart;IF([.I186]&gt;0;EDATE([.C186];1);&quot;&quot;));&quot;&quot;);&quot;&quot;)" office:value-type="date" office:date-value="2036-08-07" calcext:value-type="date">
            <text:p>07. 08. 2036</text:p>
          </table:table-cell>
          <table:table-cell table:style-name="ce36" table:formula="of:=IF(ROW()-ROW([$'amortizacijska tabela'.$D$3])=1;LoanAmount;IF([$'amortizacijska tabela'.$C187]=&quot;&quot;;0;INDEX([$'amortizacijska tabela'.$B$4:.$J$363]; ROW()-4;8)))" office:value-type="float" office:value="134237.62711477" calcext:value-type="float">
            <text:p>134.237,63 €</text:p>
          </table:table-cell>
          <table:table-cell table:style-name="ce36" table:formula="of:=IF(ValuesEntered;IF(ROW()-ROW([$'amortizacijska tabela'.$E$3])=1;-IPMT(InterestRate/12;1;DurationOfLoan-ROWS([.$C$4:.C187])+1;[$'amortizacijska tabela'.$D187]);IFERROR(-IPMT(InterestRate/12;1;[$'amortizacijska tabela'.$J187];[.D188]);0));0)" office:value-type="float" office:value="557.180447146073" calcext:value-type="float">
            <text:p>557,18 €</text:p>
          </table:table-cell>
          <table:table-cell table:style-name="ce36" table:formula="of:=IFERROR(IF(AND(ValuesEntered;[$'amortizacijska tabela'.$C187]&lt;&gt;&quot;&quot;);-PPMT(InterestRate/12;1;DurationOfLoan-ROWS([.$C$4:.C187])+1;[$'amortizacijska tabela'.$D187]);&quot;&quot;);0)" office:value-type="float" office:value="514.319799712737" calcext:value-type="float">
            <text:p>514,32 €</text:p>
          </table:table-cell>
          <table:table-cell table:style-name="ce36" table:formula="of:=IF([$'amortizacijska tabela'.$C187]=&quot;&quot;;0;PropertyTaxAmount)" office:value-type="float" office:value="375" calcext:value-type="float">
            <text:p>375,00 €</text:p>
          </table:table-cell>
          <table:table-cell table:style-name="ce36" table:formula="of:=IF([$'amortizacijska tabela'.$C187]=&quot;&quot;;0;[$'amortizacijska tabela'.$E187]+[$'amortizacijska tabela'.$F187]+[$'amortizacijska tabela'.$G187])" office:value-type="float" office:value="1446.50024685881" calcext:value-type="float">
            <text:p>1.446,50 €</text:p>
          </table:table-cell>
          <table:table-cell table:style-name="ce36" table:formula="of:=IF([$'amortizacijska tabela'.$C187]=&quot;&quot;;0;[$'amortizacijska tabela'.$D187]-[$'amortizacijska tabela'.$F187])" office:value-type="float" office:value="133723.307315057" calcext:value-type="float">
            <text:p>133.723,31 €</text:p>
          </table:table-cell>
          <table:table-cell table:style-name="ce32" table:formula="of:=IF([$'amortizacijska tabela'.$I187]&gt;0;LastRow-ROW();0)" office:value-type="float" office:value="176" calcext:value-type="float">
            <text:p><text:s/>176 </text:p>
          </table:table-cell>
          <table:table-cell table:number-columns-repeated="1014"/>
        </table:table-row>
        <table:table-row table:style-name="ro3">
          <table:table-cell/>
          <table:table-cell table:style-name="ce32" table:formula="of:=ROWS([.$B$4:.B188])" office:value-type="float" office:value="185" calcext:value-type="float">
            <text:p><text:s/>185 </text:p>
          </table:table-cell>
          <table:table-cell table:style-name="ce34" table:formula="of:=IF(ValuesEntered;IF([$'amortizacijska tabela'.$B188]&lt;=DurationOfLoan;IF(ROW()-ROW([$'amortizacijska tabela'.$C$3])=1;LoanStart;IF([.I187]&gt;0;EDATE([.C187];1);&quot;&quot;));&quot;&quot;);&quot;&quot;)" office:value-type="date" office:date-value="2036-09-07" calcext:value-type="date">
            <text:p>07. 09. 2036</text:p>
          </table:table-cell>
          <table:table-cell table:style-name="ce36" table:formula="of:=IF(ROW()-ROW([$'amortizacijska tabela'.$D$3])=1;LoanAmount;IF([$'amortizacijska tabela'.$C188]=&quot;&quot;;0;INDEX([$'amortizacijska tabela'.$B$4:.$J$363]; ROW()-4;8)))" office:value-type="float" office:value="133723.307315057" calcext:value-type="float">
            <text:p>133.723,31 €</text:p>
          </table:table-cell>
          <table:table-cell table:style-name="ce36" table:formula="of:=IF(ValuesEntered;IF(ROW()-ROW([$'amortizacijska tabela'.$E$3])=1;-IPMT(InterestRate/12;1;DurationOfLoan-ROWS([.$C$4:.C188])+1;[$'amortizacijska tabela'.$D188]);IFERROR(-IPMT(InterestRate/12;1;[$'amortizacijska tabela'.$J188];[.D189]);0));0)" office:value-type="float" office:value="555.028518817414" calcext:value-type="float">
            <text:p>555,03 €</text:p>
          </table:table-cell>
          <table:table-cell table:style-name="ce36" table:formula="of:=IFERROR(IF(AND(ValuesEntered;[$'amortizacijska tabela'.$C188]&lt;&gt;&quot;&quot;);-PPMT(InterestRate/12;1;DurationOfLoan-ROWS([.$C$4:.C188])+1;[$'amortizacijska tabela'.$D188]);&quot;&quot;);0)" office:value-type="float" office:value="516.462798878206" calcext:value-type="float">
            <text:p>516,46 €</text:p>
          </table:table-cell>
          <table:table-cell table:style-name="ce36" table:formula="of:=IF([$'amortizacijska tabela'.$C188]=&quot;&quot;;0;PropertyTaxAmount)" office:value-type="float" office:value="375" calcext:value-type="float">
            <text:p>375,00 €</text:p>
          </table:table-cell>
          <table:table-cell table:style-name="ce36" table:formula="of:=IF([$'amortizacijska tabela'.$C188]=&quot;&quot;;0;[$'amortizacijska tabela'.$E188]+[$'amortizacijska tabela'.$F188]+[$'amortizacijska tabela'.$G188])" office:value-type="float" office:value="1446.49131769562" calcext:value-type="float">
            <text:p>1.446,49 €</text:p>
          </table:table-cell>
          <table:table-cell table:style-name="ce36" table:formula="of:=IF([$'amortizacijska tabela'.$C188]=&quot;&quot;;0;[$'amortizacijska tabela'.$D188]-[$'amortizacijska tabela'.$F188])" office:value-type="float" office:value="133206.844516179" calcext:value-type="float">
            <text:p>133.206,84 €</text:p>
          </table:table-cell>
          <table:table-cell table:style-name="ce32" table:formula="of:=IF([$'amortizacijska tabela'.$I188]&gt;0;LastRow-ROW();0)" office:value-type="float" office:value="175" calcext:value-type="float">
            <text:p><text:s/>175 </text:p>
          </table:table-cell>
          <table:table-cell table:number-columns-repeated="1014"/>
        </table:table-row>
        <table:table-row table:style-name="ro3">
          <table:table-cell/>
          <table:table-cell table:style-name="ce32" table:formula="of:=ROWS([.$B$4:.B189])" office:value-type="float" office:value="186" calcext:value-type="float">
            <text:p><text:s/>186 </text:p>
          </table:table-cell>
          <table:table-cell table:style-name="ce34" table:formula="of:=IF(ValuesEntered;IF([$'amortizacijska tabela'.$B189]&lt;=DurationOfLoan;IF(ROW()-ROW([$'amortizacijska tabela'.$C$3])=1;LoanStart;IF([.I188]&gt;0;EDATE([.C188];1);&quot;&quot;));&quot;&quot;);&quot;&quot;)" office:value-type="date" office:date-value="2036-10-07" calcext:value-type="date">
            <text:p>07. 10. 2036</text:p>
          </table:table-cell>
          <table:table-cell table:style-name="ce36" table:formula="of:=IF(ROW()-ROW([$'amortizacijska tabela'.$D$3])=1;LoanAmount;IF([$'amortizacijska tabela'.$C189]=&quot;&quot;;0;INDEX([$'amortizacijska tabela'.$B$4:.$J$363]; ROW()-4;8)))" office:value-type="float" office:value="133206.844516179" calcext:value-type="float">
            <text:p>133.206,84 €</text:p>
          </table:table-cell>
          <table:table-cell table:style-name="ce36" table:formula="of:=IF(ValuesEntered;IF(ROW()-ROW([$'amortizacijska tabela'.$E$3])=1;-IPMT(InterestRate/12;1;DurationOfLoan-ROWS([.$C$4:.C189])+1;[$'amortizacijska tabela'.$D189]);IFERROR(-IPMT(InterestRate/12;1;[$'amortizacijska tabela'.$J189];[.D190]);0));0)" office:value-type="float" office:value="552.867624120718" calcext:value-type="float">
            <text:p>552,87 €</text:p>
          </table:table-cell>
          <table:table-cell table:style-name="ce36" table:formula="of:=IFERROR(IF(AND(ValuesEntered;[$'amortizacijska tabela'.$C189]&lt;&gt;&quot;&quot;);-PPMT(InterestRate/12;1;DurationOfLoan-ROWS([.$C$4:.C189])+1;[$'amortizacijska tabela'.$D189]);&quot;&quot;);0)" office:value-type="float" office:value="518.614727206866" calcext:value-type="float">
            <text:p>518,61 €</text:p>
          </table:table-cell>
          <table:table-cell table:style-name="ce36" table:formula="of:=IF([$'amortizacijska tabela'.$C189]=&quot;&quot;;0;PropertyTaxAmount)" office:value-type="float" office:value="375" calcext:value-type="float">
            <text:p>375,00 €</text:p>
          </table:table-cell>
          <table:table-cell table:style-name="ce36" table:formula="of:=IF([$'amortizacijska tabela'.$C189]=&quot;&quot;;0;[$'amortizacijska tabela'.$E189]+[$'amortizacijska tabela'.$F189]+[$'amortizacijska tabela'.$G189])" office:value-type="float" office:value="1446.48235132758" calcext:value-type="float">
            <text:p>1.446,48 €</text:p>
          </table:table-cell>
          <table:table-cell table:style-name="ce36" table:formula="of:=IF([$'amortizacijska tabela'.$C189]=&quot;&quot;;0;[$'amortizacijska tabela'.$D189]-[$'amortizacijska tabela'.$F189])" office:value-type="float" office:value="132688.229788972" calcext:value-type="float">
            <text:p>132.688,23 €</text:p>
          </table:table-cell>
          <table:table-cell table:style-name="ce32" table:formula="of:=IF([$'amortizacijska tabela'.$I189]&gt;0;LastRow-ROW();0)" office:value-type="float" office:value="174" calcext:value-type="float">
            <text:p><text:s/>174 </text:p>
          </table:table-cell>
          <table:table-cell table:number-columns-repeated="1014"/>
        </table:table-row>
        <table:table-row table:style-name="ro3">
          <table:table-cell/>
          <table:table-cell table:style-name="ce32" table:formula="of:=ROWS([.$B$4:.B190])" office:value-type="float" office:value="187" calcext:value-type="float">
            <text:p><text:s/>187 </text:p>
          </table:table-cell>
          <table:table-cell table:style-name="ce34" table:formula="of:=IF(ValuesEntered;IF([$'amortizacijska tabela'.$B190]&lt;=DurationOfLoan;IF(ROW()-ROW([$'amortizacijska tabela'.$C$3])=1;LoanStart;IF([.I189]&gt;0;EDATE([.C189];1);&quot;&quot;));&quot;&quot;);&quot;&quot;)" office:value-type="date" office:date-value="2036-11-07" calcext:value-type="date">
            <text:p>07. 11. 2036</text:p>
          </table:table-cell>
          <table:table-cell table:style-name="ce36" table:formula="of:=IF(ROW()-ROW([$'amortizacijska tabela'.$D$3])=1;LoanAmount;IF([$'amortizacijska tabela'.$C190]=&quot;&quot;;0;INDEX([$'amortizacijska tabela'.$B$4:.$J$363]; ROW()-4;8)))" office:value-type="float" office:value="132688.229788972" calcext:value-type="float">
            <text:p>132.688,23 €</text:p>
          </table:table-cell>
          <table:table-cell table:style-name="ce36" table:formula="of:=IF(ValuesEntered;IF(ROW()-ROW([$'amortizacijska tabela'.$E$3])=1;-IPMT(InterestRate/12;1;DurationOfLoan-ROWS([.$C$4:.C190])+1;[$'amortizacijska tabela'.$D190]);IFERROR(-IPMT(InterestRate/12;1;[$'amortizacijska tabela'.$J190];[.D191]);0));0)" office:value-type="float" office:value="550.69772569612" calcext:value-type="float">
            <text:p>550,70 €</text:p>
          </table:table-cell>
          <table:table-cell table:style-name="ce36" table:formula="of:=IFERROR(IF(AND(ValuesEntered;[$'amortizacijska tabela'.$C190]&lt;&gt;&quot;&quot;);-PPMT(InterestRate/12;1;DurationOfLoan-ROWS([.$C$4:.C190])+1;[$'amortizacijska tabela'.$D190]);&quot;&quot;);0)" office:value-type="float" office:value="520.775621903561" calcext:value-type="float">
            <text:p>520,78 €</text:p>
          </table:table-cell>
          <table:table-cell table:style-name="ce36" table:formula="of:=IF([$'amortizacijska tabela'.$C190]=&quot;&quot;;0;PropertyTaxAmount)" office:value-type="float" office:value="375" calcext:value-type="float">
            <text:p>375,00 €</text:p>
          </table:table-cell>
          <table:table-cell table:style-name="ce36" table:formula="of:=IF([$'amortizacijska tabela'.$C190]=&quot;&quot;;0;[$'amortizacijska tabela'.$E190]+[$'amortizacijska tabela'.$F190]+[$'amortizacijska tabela'.$G190])" office:value-type="float" office:value="1446.47334759968" calcext:value-type="float">
            <text:p>1.446,47 €</text:p>
          </table:table-cell>
          <table:table-cell table:style-name="ce36" table:formula="of:=IF([$'amortizacijska tabela'.$C190]=&quot;&quot;;0;[$'amortizacijska tabela'.$D190]-[$'amortizacijska tabela'.$F190])" office:value-type="float" office:value="132167.454167069" calcext:value-type="float">
            <text:p>132.167,45 €</text:p>
          </table:table-cell>
          <table:table-cell table:style-name="ce32" table:formula="of:=IF([$'amortizacijska tabela'.$I190]&gt;0;LastRow-ROW();0)" office:value-type="float" office:value="173" calcext:value-type="float">
            <text:p><text:s/>173 </text:p>
          </table:table-cell>
          <table:table-cell table:number-columns-repeated="1014"/>
        </table:table-row>
        <table:table-row table:style-name="ro3">
          <table:table-cell/>
          <table:table-cell table:style-name="ce32" table:formula="of:=ROWS([.$B$4:.B191])" office:value-type="float" office:value="188" calcext:value-type="float">
            <text:p><text:s/>188 </text:p>
          </table:table-cell>
          <table:table-cell table:style-name="ce34" table:formula="of:=IF(ValuesEntered;IF([$'amortizacijska tabela'.$B191]&lt;=DurationOfLoan;IF(ROW()-ROW([$'amortizacijska tabela'.$C$3])=1;LoanStart;IF([.I190]&gt;0;EDATE([.C190];1);&quot;&quot;));&quot;&quot;);&quot;&quot;)" office:value-type="date" office:date-value="2036-12-07" calcext:value-type="date">
            <text:p>07. 12. 2036</text:p>
          </table:table-cell>
          <table:table-cell table:style-name="ce36" table:formula="of:=IF(ROW()-ROW([$'amortizacijska tabela'.$D$3])=1;LoanAmount;IF([$'amortizacijska tabela'.$C191]=&quot;&quot;;0;INDEX([$'amortizacijska tabela'.$B$4:.$J$363]; ROW()-4;8)))" office:value-type="float" office:value="132167.454167069" calcext:value-type="float">
            <text:p>132.167,45 €</text:p>
          </table:table-cell>
          <table:table-cell table:style-name="ce36" table:formula="of:=IF(ValuesEntered;IF(ROW()-ROW([$'amortizacijska tabela'.$E$3])=1;-IPMT(InterestRate/12;1;DurationOfLoan-ROWS([.$C$4:.C191])+1;[$'amortizacijska tabela'.$D191]);IFERROR(-IPMT(InterestRate/12;1;[$'amortizacijska tabela'.$J191];[.D192]);0));0)" office:value-type="float" office:value="548.518786028086" calcext:value-type="float">
            <text:p>548,52 €</text:p>
          </table:table-cell>
          <table:table-cell table:style-name="ce36" table:formula="of:=IFERROR(IF(AND(ValuesEntered;[$'amortizacijska tabela'.$C191]&lt;&gt;&quot;&quot;);-PPMT(InterestRate/12;1;DurationOfLoan-ROWS([.$C$4:.C191])+1;[$'amortizacijska tabela'.$D191]);&quot;&quot;);0)" office:value-type="float" office:value="522.945520328159" calcext:value-type="float">
            <text:p>522,95 €</text:p>
          </table:table-cell>
          <table:table-cell table:style-name="ce36" table:formula="of:=IF([$'amortizacijska tabela'.$C191]=&quot;&quot;;0;PropertyTaxAmount)" office:value-type="float" office:value="375" calcext:value-type="float">
            <text:p>375,00 €</text:p>
          </table:table-cell>
          <table:table-cell table:style-name="ce36" table:formula="of:=IF([$'amortizacijska tabela'.$C191]=&quot;&quot;;0;[$'amortizacijska tabela'.$E191]+[$'amortizacijska tabela'.$F191]+[$'amortizacijska tabela'.$G191])" office:value-type="float" office:value="1446.46430635625" calcext:value-type="float">
            <text:p>1.446,46 €</text:p>
          </table:table-cell>
          <table:table-cell table:style-name="ce36" table:formula="of:=IF([$'amortizacijska tabela'.$C191]=&quot;&quot;;0;[$'amortizacijska tabela'.$D191]-[$'amortizacijska tabela'.$F191])" office:value-type="float" office:value="131644.508646741" calcext:value-type="float">
            <text:p>131.644,51 €</text:p>
          </table:table-cell>
          <table:table-cell table:style-name="ce32" table:formula="of:=IF([$'amortizacijska tabela'.$I191]&gt;0;LastRow-ROW();0)" office:value-type="float" office:value="172" calcext:value-type="float">
            <text:p><text:s/>172 </text:p>
          </table:table-cell>
          <table:table-cell table:number-columns-repeated="1014"/>
        </table:table-row>
        <table:table-row table:style-name="ro3">
          <table:table-cell/>
          <table:table-cell table:style-name="ce32" table:formula="of:=ROWS([.$B$4:.B192])" office:value-type="float" office:value="189" calcext:value-type="float">
            <text:p><text:s/>189 </text:p>
          </table:table-cell>
          <table:table-cell table:style-name="ce34" table:formula="of:=IF(ValuesEntered;IF([$'amortizacijska tabela'.$B192]&lt;=DurationOfLoan;IF(ROW()-ROW([$'amortizacijska tabela'.$C$3])=1;LoanStart;IF([.I191]&gt;0;EDATE([.C191];1);&quot;&quot;));&quot;&quot;);&quot;&quot;)" office:value-type="date" office:date-value="2037-01-07" calcext:value-type="date">
            <text:p>07. 01. 2037</text:p>
          </table:table-cell>
          <table:table-cell table:style-name="ce36" table:formula="of:=IF(ROW()-ROW([$'amortizacijska tabela'.$D$3])=1;LoanAmount;IF([$'amortizacijska tabela'.$C192]=&quot;&quot;;0;INDEX([$'amortizacijska tabela'.$B$4:.$J$363]; ROW()-4;8)))" office:value-type="float" office:value="131644.508646741" calcext:value-type="float">
            <text:p>131.644,51 €</text:p>
          </table:table-cell>
          <table:table-cell table:style-name="ce36" table:formula="of:=IF(ValuesEntered;IF(ROW()-ROW([$'amortizacijska tabela'.$E$3])=1;-IPMT(InterestRate/12;1;DurationOfLoan-ROWS([.$C$4:.C192])+1;[$'amortizacijska tabela'.$D192]);IFERROR(-IPMT(InterestRate/12;1;[$'amortizacijska tabela'.$J192];[.D193]);0));0)" office:value-type="float" office:value="546.330767444769" calcext:value-type="float">
            <text:p>546,33 €</text:p>
          </table:table-cell>
          <table:table-cell table:style-name="ce36" table:formula="of:=IFERROR(IF(AND(ValuesEntered;[$'amortizacijska tabela'.$C192]&lt;&gt;&quot;&quot;);-PPMT(InterestRate/12;1;DurationOfLoan-ROWS([.$C$4:.C192])+1;[$'amortizacijska tabela'.$D192]);&quot;&quot;);0)" office:value-type="float" office:value="525.124459996193" calcext:value-type="float">
            <text:p>525,12 €</text:p>
          </table:table-cell>
          <table:table-cell table:style-name="ce36" table:formula="of:=IF([$'amortizacijska tabela'.$C192]=&quot;&quot;;0;PropertyTaxAmount)" office:value-type="float" office:value="375" calcext:value-type="float">
            <text:p>375,00 €</text:p>
          </table:table-cell>
          <table:table-cell table:style-name="ce36" table:formula="of:=IF([$'amortizacijska tabela'.$C192]=&quot;&quot;;0;[$'amortizacijska tabela'.$E192]+[$'amortizacijska tabela'.$F192]+[$'amortizacijska tabela'.$G192])" office:value-type="float" office:value="1446.45522744096" calcext:value-type="float">
            <text:p>1.446,46 €</text:p>
          </table:table-cell>
          <table:table-cell table:style-name="ce36" table:formula="of:=IF([$'amortizacijska tabela'.$C192]=&quot;&quot;;0;[$'amortizacijska tabela'.$D192]-[$'amortizacijska tabela'.$F192])" office:value-type="float" office:value="131119.384186745" calcext:value-type="float">
            <text:p>131.119,38 €</text:p>
          </table:table-cell>
          <table:table-cell table:style-name="ce32" table:formula="of:=IF([$'amortizacijska tabela'.$I192]&gt;0;LastRow-ROW();0)" office:value-type="float" office:value="171" calcext:value-type="float">
            <text:p><text:s/>171 </text:p>
          </table:table-cell>
          <table:table-cell table:number-columns-repeated="1014"/>
        </table:table-row>
        <table:table-row table:style-name="ro3">
          <table:table-cell/>
          <table:table-cell table:style-name="ce32" table:formula="of:=ROWS([.$B$4:.B193])" office:value-type="float" office:value="190" calcext:value-type="float">
            <text:p><text:s/>190 </text:p>
          </table:table-cell>
          <table:table-cell table:style-name="ce34" table:formula="of:=IF(ValuesEntered;IF([$'amortizacijska tabela'.$B193]&lt;=DurationOfLoan;IF(ROW()-ROW([$'amortizacijska tabela'.$C$3])=1;LoanStart;IF([.I192]&gt;0;EDATE([.C192];1);&quot;&quot;));&quot;&quot;);&quot;&quot;)" office:value-type="date" office:date-value="2037-02-07" calcext:value-type="date">
            <text:p>07. 02. 2037</text:p>
          </table:table-cell>
          <table:table-cell table:style-name="ce36" table:formula="of:=IF(ROW()-ROW([$'amortizacijska tabela'.$D$3])=1;LoanAmount;IF([$'amortizacijska tabela'.$C193]=&quot;&quot;;0;INDEX([$'amortizacijska tabela'.$B$4:.$J$363]; ROW()-4;8)))" office:value-type="float" office:value="131119.384186745" calcext:value-type="float">
            <text:p>131.119,38 €</text:p>
          </table:table-cell>
          <table:table-cell table:style-name="ce36" table:formula="of:=IF(ValuesEntered;IF(ROW()-ROW([$'amortizacijska tabela'.$E$3])=1;-IPMT(InterestRate/12;1;DurationOfLoan-ROWS([.$C$4:.C193])+1;[$'amortizacijska tabela'.$D193]);IFERROR(-IPMT(InterestRate/12;1;[$'amortizacijska tabela'.$J193];[.D194]);0));0)" office:value-type="float" office:value="544.133632117354" calcext:value-type="float">
            <text:p>544,13 €</text:p>
          </table:table-cell>
          <table:table-cell table:style-name="ce36" table:formula="of:=IFERROR(IF(AND(ValuesEntered;[$'amortizacijska tabela'.$C193]&lt;&gt;&quot;&quot;);-PPMT(InterestRate/12;1;DurationOfLoan-ROWS([.$C$4:.C193])+1;[$'amortizacijska tabela'.$D193]);&quot;&quot;);0)" office:value-type="float" office:value="527.31247857951" calcext:value-type="float">
            <text:p>527,31 €</text:p>
          </table:table-cell>
          <table:table-cell table:style-name="ce36" table:formula="of:=IF([$'amortizacijska tabela'.$C193]=&quot;&quot;;0;PropertyTaxAmount)" office:value-type="float" office:value="375" calcext:value-type="float">
            <text:p>375,00 €</text:p>
          </table:table-cell>
          <table:table-cell table:style-name="ce36" table:formula="of:=IF([$'amortizacijska tabela'.$C193]=&quot;&quot;;0;[$'amortizacijska tabela'.$E193]+[$'amortizacijska tabela'.$F193]+[$'amortizacijska tabela'.$G193])" office:value-type="float" office:value="1446.44611069686" calcext:value-type="float">
            <text:p>1.446,45 €</text:p>
          </table:table-cell>
          <table:table-cell table:style-name="ce36" table:formula="of:=IF([$'amortizacijska tabela'.$C193]=&quot;&quot;;0;[$'amortizacijska tabela'.$D193]-[$'amortizacijska tabela'.$F193])" office:value-type="float" office:value="130592.071708165" calcext:value-type="float">
            <text:p>130.592,07 €</text:p>
          </table:table-cell>
          <table:table-cell table:style-name="ce32" table:formula="of:=IF([$'amortizacijska tabela'.$I193]&gt;0;LastRow-ROW();0)" office:value-type="float" office:value="170" calcext:value-type="float">
            <text:p><text:s/>170 </text:p>
          </table:table-cell>
          <table:table-cell table:number-columns-repeated="1014"/>
        </table:table-row>
        <table:table-row table:style-name="ro3">
          <table:table-cell/>
          <table:table-cell table:style-name="ce32" table:formula="of:=ROWS([.$B$4:.B194])" office:value-type="float" office:value="191" calcext:value-type="float">
            <text:p><text:s/>191 </text:p>
          </table:table-cell>
          <table:table-cell table:style-name="ce34" table:formula="of:=IF(ValuesEntered;IF([$'amortizacijska tabela'.$B194]&lt;=DurationOfLoan;IF(ROW()-ROW([$'amortizacijska tabela'.$C$3])=1;LoanStart;IF([.I193]&gt;0;EDATE([.C193];1);&quot;&quot;));&quot;&quot;);&quot;&quot;)" office:value-type="date" office:date-value="2037-03-07" calcext:value-type="date">
            <text:p>07. 03. 2037</text:p>
          </table:table-cell>
          <table:table-cell table:style-name="ce36" table:formula="of:=IF(ROW()-ROW([$'amortizacijska tabela'.$D$3])=1;LoanAmount;IF([$'amortizacijska tabela'.$C194]=&quot;&quot;;0;INDEX([$'amortizacijska tabela'.$B$4:.$J$363]; ROW()-4;8)))" office:value-type="float" office:value="130592.071708165" calcext:value-type="float">
            <text:p>130.592,07 €</text:p>
          </table:table-cell>
          <table:table-cell table:style-name="ce36" table:formula="of:=IF(ValuesEntered;IF(ROW()-ROW([$'amortizacijska tabela'.$E$3])=1;-IPMT(InterestRate/12;1;DurationOfLoan-ROWS([.$C$4:.C194])+1;[$'amortizacijska tabela'.$D194]);IFERROR(-IPMT(InterestRate/12;1;[$'amortizacijska tabela'.$J194];[.D195]);0));0)" office:value-type="float" office:value="541.927342059409" calcext:value-type="float">
            <text:p>541,93 €</text:p>
          </table:table-cell>
          <table:table-cell table:style-name="ce36" table:formula="of:=IFERROR(IF(AND(ValuesEntered;[$'amortizacijska tabela'.$C194]&lt;&gt;&quot;&quot;);-PPMT(InterestRate/12;1;DurationOfLoan-ROWS([.$C$4:.C194])+1;[$'amortizacijska tabela'.$D194]);&quot;&quot;);0)" office:value-type="float" office:value="529.509613906925" calcext:value-type="float">
            <text:p>529,51 €</text:p>
          </table:table-cell>
          <table:table-cell table:style-name="ce36" table:formula="of:=IF([$'amortizacijska tabela'.$C194]=&quot;&quot;;0;PropertyTaxAmount)" office:value-type="float" office:value="375" calcext:value-type="float">
            <text:p>375,00 €</text:p>
          </table:table-cell>
          <table:table-cell table:style-name="ce36" table:formula="of:=IF([$'amortizacijska tabela'.$C194]=&quot;&quot;;0;[$'amortizacijska tabela'.$E194]+[$'amortizacijska tabela'.$F194]+[$'amortizacijska tabela'.$G194])" office:value-type="float" office:value="1446.43695596633" calcext:value-type="float">
            <text:p>1.446,44 €</text:p>
          </table:table-cell>
          <table:table-cell table:style-name="ce36" table:formula="of:=IF([$'amortizacijska tabela'.$C194]=&quot;&quot;;0;[$'amortizacijska tabela'.$D194]-[$'amortizacijska tabela'.$F194])" office:value-type="float" office:value="130062.562094258" calcext:value-type="float">
            <text:p>130.062,56 €</text:p>
          </table:table-cell>
          <table:table-cell table:style-name="ce32" table:formula="of:=IF([$'amortizacijska tabela'.$I194]&gt;0;LastRow-ROW();0)" office:value-type="float" office:value="169" calcext:value-type="float">
            <text:p><text:s/>169 </text:p>
          </table:table-cell>
          <table:table-cell table:number-columns-repeated="1014"/>
        </table:table-row>
        <table:table-row table:style-name="ro3">
          <table:table-cell/>
          <table:table-cell table:style-name="ce32" table:formula="of:=ROWS([.$B$4:.B195])" office:value-type="float" office:value="192" calcext:value-type="float">
            <text:p><text:s/>192 </text:p>
          </table:table-cell>
          <table:table-cell table:style-name="ce34" table:formula="of:=IF(ValuesEntered;IF([$'amortizacijska tabela'.$B195]&lt;=DurationOfLoan;IF(ROW()-ROW([$'amortizacijska tabela'.$C$3])=1;LoanStart;IF([.I194]&gt;0;EDATE([.C194];1);&quot;&quot;));&quot;&quot;);&quot;&quot;)" office:value-type="date" office:date-value="2037-04-07" calcext:value-type="date">
            <text:p>07. 04. 2037</text:p>
          </table:table-cell>
          <table:table-cell table:style-name="ce36" table:formula="of:=IF(ROW()-ROW([$'amortizacijska tabela'.$D$3])=1;LoanAmount;IF([$'amortizacijska tabela'.$C195]=&quot;&quot;;0;INDEX([$'amortizacijska tabela'.$B$4:.$J$363]; ROW()-4;8)))" office:value-type="float" office:value="130062.562094258" calcext:value-type="float">
            <text:p>130.062,56 €</text:p>
          </table:table-cell>
          <table:table-cell table:style-name="ce36" table:formula="of:=IF(ValuesEntered;IF(ROW()-ROW([$'amortizacijska tabela'.$E$3])=1;-IPMT(InterestRate/12;1;DurationOfLoan-ROWS([.$C$4:.C195])+1;[$'amortizacijska tabela'.$D195]);IFERROR(-IPMT(InterestRate/12;1;[$'amortizacijska tabela'.$J195];[.D196]);0));0)" office:value-type="float" office:value="539.711859126222" calcext:value-type="float">
            <text:p>539,71 €</text:p>
          </table:table-cell>
          <table:table-cell table:style-name="ce36" table:formula="of:=IFERROR(IF(AND(ValuesEntered;[$'amortizacijska tabela'.$C195]&lt;&gt;&quot;&quot;);-PPMT(InterestRate/12;1;DurationOfLoan-ROWS([.$C$4:.C195])+1;[$'amortizacijska tabela'.$D195]);&quot;&quot;);0)" office:value-type="float" office:value="531.715903964871" calcext:value-type="float">
            <text:p>531,72 €</text:p>
          </table:table-cell>
          <table:table-cell table:style-name="ce36" table:formula="of:=IF([$'amortizacijska tabela'.$C195]=&quot;&quot;;0;PropertyTaxAmount)" office:value-type="float" office:value="375" calcext:value-type="float">
            <text:p>375,00 €</text:p>
          </table:table-cell>
          <table:table-cell table:style-name="ce36" table:formula="of:=IF([$'amortizacijska tabela'.$C195]=&quot;&quot;;0;[$'amortizacijska tabela'.$E195]+[$'amortizacijska tabela'.$F195]+[$'amortizacijska tabela'.$G195])" office:value-type="float" office:value="1446.42776309109" calcext:value-type="float">
            <text:p>1.446,43 €</text:p>
          </table:table-cell>
          <table:table-cell table:style-name="ce36" table:formula="of:=IF([$'amortizacijska tabela'.$C195]=&quot;&quot;;0;[$'amortizacijska tabela'.$D195]-[$'amortizacijska tabela'.$F195])" office:value-type="float" office:value="129530.846190293" calcext:value-type="float">
            <text:p>129.530,85 €</text:p>
          </table:table-cell>
          <table:table-cell table:style-name="ce32" table:formula="of:=IF([$'amortizacijska tabela'.$I195]&gt;0;LastRow-ROW();0)" office:value-type="float" office:value="168" calcext:value-type="float">
            <text:p><text:s/>168 </text:p>
          </table:table-cell>
          <table:table-cell table:number-columns-repeated="1014"/>
        </table:table-row>
        <table:table-row table:style-name="ro3">
          <table:table-cell/>
          <table:table-cell table:style-name="ce32" table:formula="of:=ROWS([.$B$4:.B196])" office:value-type="float" office:value="193" calcext:value-type="float">
            <text:p><text:s/>193 </text:p>
          </table:table-cell>
          <table:table-cell table:style-name="ce34" table:formula="of:=IF(ValuesEntered;IF([$'amortizacijska tabela'.$B196]&lt;=DurationOfLoan;IF(ROW()-ROW([$'amortizacijska tabela'.$C$3])=1;LoanStart;IF([.I195]&gt;0;EDATE([.C195];1);&quot;&quot;));&quot;&quot;);&quot;&quot;)" office:value-type="date" office:date-value="2037-05-07" calcext:value-type="date">
            <text:p>07. 05. 2037</text:p>
          </table:table-cell>
          <table:table-cell table:style-name="ce36" table:formula="of:=IF(ROW()-ROW([$'amortizacijska tabela'.$D$3])=1;LoanAmount;IF([$'amortizacijska tabela'.$C196]=&quot;&quot;;0;INDEX([$'amortizacijska tabela'.$B$4:.$J$363]; ROW()-4;8)))" office:value-type="float" office:value="129530.846190293" calcext:value-type="float">
            <text:p>129.530,85 €</text:p>
          </table:table-cell>
          <table:table-cell table:style-name="ce36" table:formula="of:=IF(ValuesEntered;IF(ROW()-ROW([$'amortizacijska tabela'.$E$3])=1;-IPMT(InterestRate/12;1;DurationOfLoan-ROWS([.$C$4:.C196])+1;[$'amortizacijska tabela'.$D196]);IFERROR(-IPMT(InterestRate/12;1;[$'amortizacijska tabela'.$J196];[.D197]);0));0)" office:value-type="float" office:value="537.487145014146" calcext:value-type="float">
            <text:p>537,49 €</text:p>
          </table:table-cell>
          <table:table-cell table:style-name="ce36" table:formula="of:=IFERROR(IF(AND(ValuesEntered;[$'amortizacijska tabela'.$C196]&lt;&gt;&quot;&quot;);-PPMT(InterestRate/12;1;DurationOfLoan-ROWS([.$C$4:.C196])+1;[$'amortizacijska tabela'.$D196]);&quot;&quot;);0)" office:value-type="float" office:value="533.931386898057" calcext:value-type="float">
            <text:p>533,93 €</text:p>
          </table:table-cell>
          <table:table-cell table:style-name="ce36" table:formula="of:=IF([$'amortizacijska tabela'.$C196]=&quot;&quot;;0;PropertyTaxAmount)" office:value-type="float" office:value="375" calcext:value-type="float">
            <text:p>375,00 €</text:p>
          </table:table-cell>
          <table:table-cell table:style-name="ce36" table:formula="of:=IF([$'amortizacijska tabela'.$C196]=&quot;&quot;;0;[$'amortizacijska tabela'.$E196]+[$'amortizacijska tabela'.$F196]+[$'amortizacijska tabela'.$G196])" office:value-type="float" office:value="1446.4185319122" calcext:value-type="float">
            <text:p>1.446,42 €</text:p>
          </table:table-cell>
          <table:table-cell table:style-name="ce36" table:formula="of:=IF([$'amortizacijska tabela'.$C196]=&quot;&quot;;0;[$'amortizacijska tabela'.$D196]-[$'amortizacijska tabela'.$F196])" office:value-type="float" office:value="128996.914803395" calcext:value-type="float">
            <text:p>128.996,91 €</text:p>
          </table:table-cell>
          <table:table-cell table:style-name="ce32" table:formula="of:=IF([$'amortizacijska tabela'.$I196]&gt;0;LastRow-ROW();0)" office:value-type="float" office:value="167" calcext:value-type="float">
            <text:p><text:s/>167 </text:p>
          </table:table-cell>
          <table:table-cell table:number-columns-repeated="1014"/>
        </table:table-row>
        <table:table-row table:style-name="ro3">
          <table:table-cell/>
          <table:table-cell table:style-name="ce32" table:formula="of:=ROWS([.$B$4:.B197])" office:value-type="float" office:value="194" calcext:value-type="float">
            <text:p><text:s/>194 </text:p>
          </table:table-cell>
          <table:table-cell table:style-name="ce34" table:formula="of:=IF(ValuesEntered;IF([$'amortizacijska tabela'.$B197]&lt;=DurationOfLoan;IF(ROW()-ROW([$'amortizacijska tabela'.$C$3])=1;LoanStart;IF([.I196]&gt;0;EDATE([.C196];1);&quot;&quot;));&quot;&quot;);&quot;&quot;)" office:value-type="date" office:date-value="2037-06-07" calcext:value-type="date">
            <text:p>07. 06. 2037</text:p>
          </table:table-cell>
          <table:table-cell table:style-name="ce36" table:formula="of:=IF(ROW()-ROW([$'amortizacijska tabela'.$D$3])=1;LoanAmount;IF([$'amortizacijska tabela'.$C197]=&quot;&quot;;0;INDEX([$'amortizacijska tabela'.$B$4:.$J$363]; ROW()-4;8)))" office:value-type="float" office:value="128996.914803395" calcext:value-type="float">
            <text:p>128.996,91 €</text:p>
          </table:table-cell>
          <table:table-cell table:style-name="ce36" table:formula="of:=IF(ValuesEntered;IF(ROW()-ROW([$'amortizacijska tabela'.$E$3])=1;-IPMT(InterestRate/12;1;DurationOfLoan-ROWS([.$C$4:.C197])+1;[$'amortizacijska tabela'.$D197]);IFERROR(-IPMT(InterestRate/12;1;[$'amortizacijska tabela'.$J197];[.D198]);0));0)" office:value-type="float" office:value="535.253161259938" calcext:value-type="float">
            <text:p>535,25 €</text:p>
          </table:table-cell>
          <table:table-cell table:style-name="ce36" table:formula="of:=IFERROR(IF(AND(ValuesEntered;[$'amortizacijska tabela'.$C197]&lt;&gt;&quot;&quot;);-PPMT(InterestRate/12;1;DurationOfLoan-ROWS([.$C$4:.C197])+1;[$'amortizacijska tabela'.$D197]);&quot;&quot;);0)" office:value-type="float" office:value="536.156101010133" calcext:value-type="float">
            <text:p>536,16 €</text:p>
          </table:table-cell>
          <table:table-cell table:style-name="ce36" table:formula="of:=IF([$'amortizacijska tabela'.$C197]=&quot;&quot;;0;PropertyTaxAmount)" office:value-type="float" office:value="375" calcext:value-type="float">
            <text:p>375,00 €</text:p>
          </table:table-cell>
          <table:table-cell table:style-name="ce36" table:formula="of:=IF([$'amortizacijska tabela'.$C197]=&quot;&quot;;0;[$'amortizacijska tabela'.$E197]+[$'amortizacijska tabela'.$F197]+[$'amortizacijska tabela'.$G197])" office:value-type="float" office:value="1446.40926227007" calcext:value-type="float">
            <text:p>1.446,41 €</text:p>
          </table:table-cell>
          <table:table-cell table:style-name="ce36" table:formula="of:=IF([$'amortizacijska tabela'.$C197]=&quot;&quot;;0;[$'amortizacijska tabela'.$D197]-[$'amortizacijska tabela'.$F197])" office:value-type="float" office:value="128460.758702385" calcext:value-type="float">
            <text:p>128.460,76 €</text:p>
          </table:table-cell>
          <table:table-cell table:style-name="ce32" table:formula="of:=IF([$'amortizacijska tabela'.$I197]&gt;0;LastRow-ROW();0)" office:value-type="float" office:value="166" calcext:value-type="float">
            <text:p><text:s/>166 </text:p>
          </table:table-cell>
          <table:table-cell table:number-columns-repeated="1014"/>
        </table:table-row>
        <table:table-row table:style-name="ro3">
          <table:table-cell/>
          <table:table-cell table:style-name="ce32" table:formula="of:=ROWS([.$B$4:.B198])" office:value-type="float" office:value="195" calcext:value-type="float">
            <text:p><text:s/>195 </text:p>
          </table:table-cell>
          <table:table-cell table:style-name="ce34" table:formula="of:=IF(ValuesEntered;IF([$'amortizacijska tabela'.$B198]&lt;=DurationOfLoan;IF(ROW()-ROW([$'amortizacijska tabela'.$C$3])=1;LoanStart;IF([.I197]&gt;0;EDATE([.C197];1);&quot;&quot;));&quot;&quot;);&quot;&quot;)" office:value-type="date" office:date-value="2037-07-07" calcext:value-type="date">
            <text:p>07. 07. 2037</text:p>
          </table:table-cell>
          <table:table-cell table:style-name="ce36" table:formula="of:=IF(ROW()-ROW([$'amortizacijska tabela'.$D$3])=1;LoanAmount;IF([$'amortizacijska tabela'.$C198]=&quot;&quot;;0;INDEX([$'amortizacijska tabela'.$B$4:.$J$363]; ROW()-4;8)))" office:value-type="float" office:value="128460.758702385" calcext:value-type="float">
            <text:p>128.460,76 €</text:p>
          </table:table-cell>
          <table:table-cell table:style-name="ce36" table:formula="of:=IF(ValuesEntered;IF(ROW()-ROW([$'amortizacijska tabela'.$E$3])=1;-IPMT(InterestRate/12;1;DurationOfLoan-ROWS([.$C$4:.C198])+1;[$'amortizacijska tabela'.$D198]);IFERROR(-IPMT(InterestRate/12;1;[$'amortizacijska tabela'.$J198];[.D199]);0));0)" office:value-type="float" office:value="533.009869240086" calcext:value-type="float">
            <text:p>533,01 €</text:p>
          </table:table-cell>
          <table:table-cell table:style-name="ce36" table:formula="of:=IFERROR(IF(AND(ValuesEntered;[$'amortizacijska tabela'.$C198]&lt;&gt;&quot;&quot;);-PPMT(InterestRate/12;1;DurationOfLoan-ROWS([.$C$4:.C198])+1;[$'amortizacijska tabela'.$D198]);&quot;&quot;);0)" office:value-type="float" office:value="538.390084764342" calcext:value-type="float">
            <text:p>538,39 €</text:p>
          </table:table-cell>
          <table:table-cell table:style-name="ce36" table:formula="of:=IF([$'amortizacijska tabela'.$C198]=&quot;&quot;;0;PropertyTaxAmount)" office:value-type="float" office:value="375" calcext:value-type="float">
            <text:p>375,00 €</text:p>
          </table:table-cell>
          <table:table-cell table:style-name="ce36" table:formula="of:=IF([$'amortizacijska tabela'.$C198]=&quot;&quot;;0;[$'amortizacijska tabela'.$E198]+[$'amortizacijska tabela'.$F198]+[$'amortizacijska tabela'.$G198])" office:value-type="float" office:value="1446.39995400443" calcext:value-type="float">
            <text:p>1.446,40 €</text:p>
          </table:table-cell>
          <table:table-cell table:style-name="ce36" table:formula="of:=IF([$'amortizacijska tabela'.$C198]=&quot;&quot;;0;[$'amortizacijska tabela'.$D198]-[$'amortizacijska tabela'.$F198])" office:value-type="float" office:value="127922.368617621" calcext:value-type="float">
            <text:p>127.922,37 €</text:p>
          </table:table-cell>
          <table:table-cell table:style-name="ce32" table:formula="of:=IF([$'amortizacijska tabela'.$I198]&gt;0;LastRow-ROW();0)" office:value-type="float" office:value="165" calcext:value-type="float">
            <text:p><text:s/>165 </text:p>
          </table:table-cell>
          <table:table-cell table:number-columns-repeated="1014"/>
        </table:table-row>
        <table:table-row table:style-name="ro3">
          <table:table-cell/>
          <table:table-cell table:style-name="ce32" table:formula="of:=ROWS([.$B$4:.B199])" office:value-type="float" office:value="196" calcext:value-type="float">
            <text:p><text:s/>196 </text:p>
          </table:table-cell>
          <table:table-cell table:style-name="ce34" table:formula="of:=IF(ValuesEntered;IF([$'amortizacijska tabela'.$B199]&lt;=DurationOfLoan;IF(ROW()-ROW([$'amortizacijska tabela'.$C$3])=1;LoanStart;IF([.I198]&gt;0;EDATE([.C198];1);&quot;&quot;));&quot;&quot;);&quot;&quot;)" office:value-type="date" office:date-value="2037-08-07" calcext:value-type="date">
            <text:p>07. 08. 2037</text:p>
          </table:table-cell>
          <table:table-cell table:style-name="ce36" table:formula="of:=IF(ROW()-ROW([$'amortizacijska tabela'.$D$3])=1;LoanAmount;IF([$'amortizacijska tabela'.$C199]=&quot;&quot;;0;INDEX([$'amortizacijska tabela'.$B$4:.$J$363]; ROW()-4;8)))" office:value-type="float" office:value="127922.368617621" calcext:value-type="float">
            <text:p>127.922,37 €</text:p>
          </table:table-cell>
          <table:table-cell table:style-name="ce36" table:formula="of:=IF(ValuesEntered;IF(ROW()-ROW([$'amortizacijska tabela'.$E$3])=1;-IPMT(InterestRate/12;1;DurationOfLoan-ROWS([.$C$4:.C199])+1;[$'amortizacijska tabela'.$D199]);IFERROR(-IPMT(InterestRate/12;1;[$'amortizacijska tabela'.$J199];[.D200]);0));0)" office:value-type="float" office:value="530.757230170152" calcext:value-type="float">
            <text:p>530,76 €</text:p>
          </table:table-cell>
          <table:table-cell table:style-name="ce36" table:formula="of:=IFERROR(IF(AND(ValuesEntered;[$'amortizacijska tabela'.$C199]&lt;&gt;&quot;&quot;);-PPMT(InterestRate/12;1;DurationOfLoan-ROWS([.$C$4:.C199])+1;[$'amortizacijska tabela'.$D199]);&quot;&quot;);0)" office:value-type="float" office:value="540.633376784193" calcext:value-type="float">
            <text:p>540,63 €</text:p>
          </table:table-cell>
          <table:table-cell table:style-name="ce36" table:formula="of:=IF([$'amortizacijska tabela'.$C199]=&quot;&quot;;0;PropertyTaxAmount)" office:value-type="float" office:value="375" calcext:value-type="float">
            <text:p>375,00 €</text:p>
          </table:table-cell>
          <table:table-cell table:style-name="ce36" table:formula="of:=IF([$'amortizacijska tabela'.$C199]=&quot;&quot;;0;[$'amortizacijska tabela'.$E199]+[$'amortizacijska tabela'.$F199]+[$'amortizacijska tabela'.$G199])" office:value-type="float" office:value="1446.39060695435" calcext:value-type="float">
            <text:p>1.446,39 €</text:p>
          </table:table-cell>
          <table:table-cell table:style-name="ce36" table:formula="of:=IF([$'amortizacijska tabela'.$C199]=&quot;&quot;;0;[$'amortizacijska tabela'.$D199]-[$'amortizacijska tabela'.$F199])" office:value-type="float" office:value="127381.735240837" calcext:value-type="float">
            <text:p>127.381,74 €</text:p>
          </table:table-cell>
          <table:table-cell table:style-name="ce32" table:formula="of:=IF([$'amortizacijska tabela'.$I199]&gt;0;LastRow-ROW();0)" office:value-type="float" office:value="164" calcext:value-type="float">
            <text:p><text:s/>164 </text:p>
          </table:table-cell>
          <table:table-cell table:number-columns-repeated="1014"/>
        </table:table-row>
        <table:table-row table:style-name="ro3">
          <table:table-cell/>
          <table:table-cell table:style-name="ce32" table:formula="of:=ROWS([.$B$4:.B200])" office:value-type="float" office:value="197" calcext:value-type="float">
            <text:p><text:s/>197 </text:p>
          </table:table-cell>
          <table:table-cell table:style-name="ce34" table:formula="of:=IF(ValuesEntered;IF([$'amortizacijska tabela'.$B200]&lt;=DurationOfLoan;IF(ROW()-ROW([$'amortizacijska tabela'.$C$3])=1;LoanStart;IF([.I199]&gt;0;EDATE([.C199];1);&quot;&quot;));&quot;&quot;);&quot;&quot;)" office:value-type="date" office:date-value="2037-09-07" calcext:value-type="date">
            <text:p>07. 09. 2037</text:p>
          </table:table-cell>
          <table:table-cell table:style-name="ce36" table:formula="of:=IF(ROW()-ROW([$'amortizacijska tabela'.$D$3])=1;LoanAmount;IF([$'amortizacijska tabela'.$C200]=&quot;&quot;;0;INDEX([$'amortizacijska tabela'.$B$4:.$J$363]; ROW()-4;8)))" office:value-type="float" office:value="127381.735240837" calcext:value-type="float">
            <text:p>127.381,74 €</text:p>
          </table:table-cell>
          <table:table-cell table:style-name="ce36" table:formula="of:=IF(ValuesEntered;IF(ROW()-ROW([$'amortizacijska tabela'.$E$3])=1;-IPMT(InterestRate/12;1;DurationOfLoan-ROWS([.$C$4:.C200])+1;[$'amortizacijska tabela'.$D200]);IFERROR(-IPMT(InterestRate/12;1;[$'amortizacijska tabela'.$J200];[.D201]);0));0)" office:value-type="float" office:value="528.495205104093" calcext:value-type="float">
            <text:p>528,50 €</text:p>
          </table:table-cell>
          <table:table-cell table:style-name="ce36" table:formula="of:=IFERROR(IF(AND(ValuesEntered;[$'amortizacijska tabela'.$C200]&lt;&gt;&quot;&quot;);-PPMT(InterestRate/12;1;DurationOfLoan-ROWS([.$C$4:.C200])+1;[$'amortizacijska tabela'.$D200]);&quot;&quot;);0)" office:value-type="float" office:value="542.886015854128" calcext:value-type="float">
            <text:p>542,89 €</text:p>
          </table:table-cell>
          <table:table-cell table:style-name="ce36" table:formula="of:=IF([$'amortizacijska tabela'.$C200]=&quot;&quot;;0;PropertyTaxAmount)" office:value-type="float" office:value="375" calcext:value-type="float">
            <text:p>375,00 €</text:p>
          </table:table-cell>
          <table:table-cell table:style-name="ce36" table:formula="of:=IF([$'amortizacijska tabela'.$C200]=&quot;&quot;;0;[$'amortizacijska tabela'.$E200]+[$'amortizacijska tabela'.$F200]+[$'amortizacijska tabela'.$G200])" office:value-type="float" office:value="1446.38122095822" calcext:value-type="float">
            <text:p>1.446,38 €</text:p>
          </table:table-cell>
          <table:table-cell table:style-name="ce36" table:formula="of:=IF([$'amortizacijska tabela'.$C200]=&quot;&quot;;0;[$'amortizacijska tabela'.$D200]-[$'amortizacijska tabela'.$F200])" office:value-type="float" office:value="126838.849224982" calcext:value-type="float">
            <text:p>126.838,85 €</text:p>
          </table:table-cell>
          <table:table-cell table:style-name="ce32" table:formula="of:=IF([$'amortizacijska tabela'.$I200]&gt;0;LastRow-ROW();0)" office:value-type="float" office:value="163" calcext:value-type="float">
            <text:p><text:s/>163 </text:p>
          </table:table-cell>
          <table:table-cell table:number-columns-repeated="1014"/>
        </table:table-row>
        <table:table-row table:style-name="ro3">
          <table:table-cell/>
          <table:table-cell table:style-name="ce32" table:formula="of:=ROWS([.$B$4:.B201])" office:value-type="float" office:value="198" calcext:value-type="float">
            <text:p><text:s/>198 </text:p>
          </table:table-cell>
          <table:table-cell table:style-name="ce34" table:formula="of:=IF(ValuesEntered;IF([$'amortizacijska tabela'.$B201]&lt;=DurationOfLoan;IF(ROW()-ROW([$'amortizacijska tabela'.$C$3])=1;LoanStart;IF([.I200]&gt;0;EDATE([.C200];1);&quot;&quot;));&quot;&quot;);&quot;&quot;)" office:value-type="date" office:date-value="2037-10-07" calcext:value-type="date">
            <text:p>07. 10. 2037</text:p>
          </table:table-cell>
          <table:table-cell table:style-name="ce36" table:formula="of:=IF(ROW()-ROW([$'amortizacijska tabela'.$D$3])=1;LoanAmount;IF([$'amortizacijska tabela'.$C201]=&quot;&quot;;0;INDEX([$'amortizacijska tabela'.$B$4:.$J$363]; ROW()-4;8)))" office:value-type="float" office:value="126838.849224982" calcext:value-type="float">
            <text:p>126.838,85 €</text:p>
          </table:table-cell>
          <table:table-cell table:style-name="ce36" table:formula="of:=IF(ValuesEntered;IF(ROW()-ROW([$'amortizacijska tabela'.$E$3])=1;-IPMT(InterestRate/12;1;DurationOfLoan-ROWS([.$C$4:.C201])+1;[$'amortizacijska tabela'.$D201]);IFERROR(-IPMT(InterestRate/12;1;[$'amortizacijska tabela'.$J201];[.D202]);0));0)" office:value-type="float" office:value="526.223754933592" calcext:value-type="float">
            <text:p>526,22 €</text:p>
          </table:table-cell>
          <table:table-cell table:style-name="ce36" table:formula="of:=IFERROR(IF(AND(ValuesEntered;[$'amortizacijska tabela'.$C201]&lt;&gt;&quot;&quot;);-PPMT(InterestRate/12;1;DurationOfLoan-ROWS([.$C$4:.C201])+1;[$'amortizacijska tabela'.$D201]);&quot;&quot;);0)" office:value-type="float" office:value="545.148040920186" calcext:value-type="float">
            <text:p>545,15 €</text:p>
          </table:table-cell>
          <table:table-cell table:style-name="ce36" table:formula="of:=IF([$'amortizacijska tabela'.$C201]=&quot;&quot;;0;PropertyTaxAmount)" office:value-type="float" office:value="375" calcext:value-type="float">
            <text:p>375,00 €</text:p>
          </table:table-cell>
          <table:table-cell table:style-name="ce36" table:formula="of:=IF([$'amortizacijska tabela'.$C201]=&quot;&quot;;0;[$'amortizacijska tabela'.$E201]+[$'amortizacijska tabela'.$F201]+[$'amortizacijska tabela'.$G201])" office:value-type="float" office:value="1446.37179585378" calcext:value-type="float">
            <text:p>1.446,37 €</text:p>
          </table:table-cell>
          <table:table-cell table:style-name="ce36" table:formula="of:=IF([$'amortizacijska tabela'.$C201]=&quot;&quot;;0;[$'amortizacijska tabela'.$D201]-[$'amortizacijska tabela'.$F201])" office:value-type="float" office:value="126293.701184062" calcext:value-type="float">
            <text:p>126.293,70 €</text:p>
          </table:table-cell>
          <table:table-cell table:style-name="ce32" table:formula="of:=IF([$'amortizacijska tabela'.$I201]&gt;0;LastRow-ROW();0)" office:value-type="float" office:value="162" calcext:value-type="float">
            <text:p><text:s/>162 </text:p>
          </table:table-cell>
          <table:table-cell table:number-columns-repeated="1014"/>
        </table:table-row>
        <table:table-row table:style-name="ro3">
          <table:table-cell/>
          <table:table-cell table:style-name="ce32" table:formula="of:=ROWS([.$B$4:.B202])" office:value-type="float" office:value="199" calcext:value-type="float">
            <text:p><text:s/>199 </text:p>
          </table:table-cell>
          <table:table-cell table:style-name="ce34" table:formula="of:=IF(ValuesEntered;IF([$'amortizacijska tabela'.$B202]&lt;=DurationOfLoan;IF(ROW()-ROW([$'amortizacijska tabela'.$C$3])=1;LoanStart;IF([.I201]&gt;0;EDATE([.C201];1);&quot;&quot;));&quot;&quot;);&quot;&quot;)" office:value-type="date" office:date-value="2037-11-07" calcext:value-type="date">
            <text:p>07. 11. 2037</text:p>
          </table:table-cell>
          <table:table-cell table:style-name="ce36" table:formula="of:=IF(ROW()-ROW([$'amortizacijska tabela'.$D$3])=1;LoanAmount;IF([$'amortizacijska tabela'.$C202]=&quot;&quot;;0;INDEX([$'amortizacijska tabela'.$B$4:.$J$363]; ROW()-4;8)))" office:value-type="float" office:value="126293.701184062" calcext:value-type="float">
            <text:p>126.293,70 €</text:p>
          </table:table-cell>
          <table:table-cell table:style-name="ce36" table:formula="of:=IF(ValuesEntered;IF(ROW()-ROW([$'amortizacijska tabela'.$E$3])=1;-IPMT(InterestRate/12;1;DurationOfLoan-ROWS([.$C$4:.C202])+1;[$'amortizacijska tabela'.$D202]);IFERROR(-IPMT(InterestRate/12;1;[$'amortizacijska tabela'.$J202];[.D203]);0));0)" office:value-type="float" office:value="523.942840387381" calcext:value-type="float">
            <text:p>523,94 €</text:p>
          </table:table-cell>
          <table:table-cell table:style-name="ce36" table:formula="of:=IFERROR(IF(AND(ValuesEntered;[$'amortizacijska tabela'.$C202]&lt;&gt;&quot;&quot;);-PPMT(InterestRate/12;1;DurationOfLoan-ROWS([.$C$4:.C202])+1;[$'amortizacijska tabela'.$D202]);&quot;&quot;);0)" office:value-type="float" office:value="547.419491090687" calcext:value-type="float">
            <text:p>547,42 €</text:p>
          </table:table-cell>
          <table:table-cell table:style-name="ce36" table:formula="of:=IF([$'amortizacijska tabela'.$C202]=&quot;&quot;;0;PropertyTaxAmount)" office:value-type="float" office:value="375" calcext:value-type="float">
            <text:p>375,00 €</text:p>
          </table:table-cell>
          <table:table-cell table:style-name="ce36" table:formula="of:=IF([$'amortizacijska tabela'.$C202]=&quot;&quot;;0;[$'amortizacijska tabela'.$E202]+[$'amortizacijska tabela'.$F202]+[$'amortizacijska tabela'.$G202])" office:value-type="float" office:value="1446.36233147807" calcext:value-type="float">
            <text:p>1.446,36 €</text:p>
          </table:table-cell>
          <table:table-cell table:style-name="ce36" table:formula="of:=IF([$'amortizacijska tabela'.$C202]=&quot;&quot;;0;[$'amortizacijska tabela'.$D202]-[$'amortizacijska tabela'.$F202])" office:value-type="float" office:value="125746.281692971" calcext:value-type="float">
            <text:p>125.746,28 €</text:p>
          </table:table-cell>
          <table:table-cell table:style-name="ce32" table:formula="of:=IF([$'amortizacijska tabela'.$I202]&gt;0;LastRow-ROW();0)" office:value-type="float" office:value="161" calcext:value-type="float">
            <text:p><text:s/>161 </text:p>
          </table:table-cell>
          <table:table-cell table:number-columns-repeated="1014"/>
        </table:table-row>
        <table:table-row table:style-name="ro3">
          <table:table-cell/>
          <table:table-cell table:style-name="ce32" table:formula="of:=ROWS([.$B$4:.B203])" office:value-type="float" office:value="200" calcext:value-type="float">
            <text:p><text:s/>200 </text:p>
          </table:table-cell>
          <table:table-cell table:style-name="ce34" table:formula="of:=IF(ValuesEntered;IF([$'amortizacijska tabela'.$B203]&lt;=DurationOfLoan;IF(ROW()-ROW([$'amortizacijska tabela'.$C$3])=1;LoanStart;IF([.I202]&gt;0;EDATE([.C202];1);&quot;&quot;));&quot;&quot;);&quot;&quot;)" office:value-type="date" office:date-value="2037-12-07" calcext:value-type="date">
            <text:p>07. 12. 2037</text:p>
          </table:table-cell>
          <table:table-cell table:style-name="ce36" table:formula="of:=IF(ROW()-ROW([$'amortizacijska tabela'.$D$3])=1;LoanAmount;IF([$'amortizacijska tabela'.$C203]=&quot;&quot;;0;INDEX([$'amortizacijska tabela'.$B$4:.$J$363]; ROW()-4;8)))" office:value-type="float" office:value="125746.281692971" calcext:value-type="float">
            <text:p>125.746,28 €</text:p>
          </table:table-cell>
          <table:table-cell table:style-name="ce36" table:formula="of:=IF(ValuesEntered;IF(ROW()-ROW([$'amortizacijska tabela'.$E$3])=1;-IPMT(InterestRate/12;1;DurationOfLoan-ROWS([.$C$4:.C203])+1;[$'amortizacijska tabela'.$D203]);IFERROR(-IPMT(InterestRate/12;1;[$'amortizacijska tabela'.$J203];[.D204]);0));0)" office:value-type="float" office:value="521.652422030561" calcext:value-type="float">
            <text:p>521,65 €</text:p>
          </table:table-cell>
          <table:table-cell table:style-name="ce36" table:formula="of:=IFERROR(IF(AND(ValuesEntered;[$'amortizacijska tabela'.$C203]&lt;&gt;&quot;&quot;);-PPMT(InterestRate/12;1;DurationOfLoan-ROWS([.$C$4:.C203])+1;[$'amortizacijska tabela'.$D203]);&quot;&quot;);0)" office:value-type="float" office:value="549.700405636898" calcext:value-type="float">
            <text:p>549,70 €</text:p>
          </table:table-cell>
          <table:table-cell table:style-name="ce36" table:formula="of:=IF([$'amortizacijska tabela'.$C203]=&quot;&quot;;0;PropertyTaxAmount)" office:value-type="float" office:value="375" calcext:value-type="float">
            <text:p>375,00 €</text:p>
          </table:table-cell>
          <table:table-cell table:style-name="ce36" table:formula="of:=IF([$'amortizacijska tabela'.$C203]=&quot;&quot;;0;[$'amortizacijska tabela'.$E203]+[$'amortizacijska tabela'.$F203]+[$'amortizacijska tabela'.$G203])" office:value-type="float" office:value="1446.35282766746" calcext:value-type="float">
            <text:p>1.446,35 €</text:p>
          </table:table-cell>
          <table:table-cell table:style-name="ce36" table:formula="of:=IF([$'amortizacijska tabela'.$C203]=&quot;&quot;;0;[$'amortizacijska tabela'.$D203]-[$'amortizacijska tabela'.$F203])" office:value-type="float" office:value="125196.581287335" calcext:value-type="float">
            <text:p>125.196,58 €</text:p>
          </table:table-cell>
          <table:table-cell table:style-name="ce32" table:formula="of:=IF([$'amortizacijska tabela'.$I203]&gt;0;LastRow-ROW();0)" office:value-type="float" office:value="160" calcext:value-type="float">
            <text:p><text:s/>160 </text:p>
          </table:table-cell>
          <table:table-cell table:number-columns-repeated="1014"/>
        </table:table-row>
        <table:table-row table:style-name="ro3">
          <table:table-cell/>
          <table:table-cell table:style-name="ce32" table:formula="of:=ROWS([.$B$4:.B204])" office:value-type="float" office:value="201" calcext:value-type="float">
            <text:p><text:s/>201 </text:p>
          </table:table-cell>
          <table:table-cell table:style-name="ce34" table:formula="of:=IF(ValuesEntered;IF([$'amortizacijska tabela'.$B204]&lt;=DurationOfLoan;IF(ROW()-ROW([$'amortizacijska tabela'.$C$3])=1;LoanStart;IF([.I203]&gt;0;EDATE([.C203];1);&quot;&quot;));&quot;&quot;);&quot;&quot;)" office:value-type="date" office:date-value="2038-01-07" calcext:value-type="date">
            <text:p>07. 01. 2038</text:p>
          </table:table-cell>
          <table:table-cell table:style-name="ce36" table:formula="of:=IF(ROW()-ROW([$'amortizacijska tabela'.$D$3])=1;LoanAmount;IF([$'amortizacijska tabela'.$C204]=&quot;&quot;;0;INDEX([$'amortizacijska tabela'.$B$4:.$J$363]; ROW()-4;8)))" office:value-type="float" office:value="125196.581287335" calcext:value-type="float">
            <text:p>125.196,58 €</text:p>
          </table:table-cell>
          <table:table-cell table:style-name="ce36" table:formula="of:=IF(ValuesEntered;IF(ROW()-ROW([$'amortizacijska tabela'.$E$3])=1;-IPMT(InterestRate/12;1;DurationOfLoan-ROWS([.$C$4:.C204])+1;[$'amortizacijska tabela'.$D204]);IFERROR(-IPMT(InterestRate/12;1;[$'amortizacijska tabela'.$J204];[.D205]);0));0)" office:value-type="float" office:value="519.35246026392" calcext:value-type="float">
            <text:p>519,35 €</text:p>
          </table:table-cell>
          <table:table-cell table:style-name="ce36" table:formula="of:=IFERROR(IF(AND(ValuesEntered;[$'amortizacijska tabela'.$C204]&lt;&gt;&quot;&quot;);-PPMT(InterestRate/12;1;DurationOfLoan-ROWS([.$C$4:.C204])+1;[$'amortizacijska tabela'.$D204]);&quot;&quot;);0)" office:value-type="float" office:value="551.990823993718" calcext:value-type="float">
            <text:p>551,99 €</text:p>
          </table:table-cell>
          <table:table-cell table:style-name="ce36" table:formula="of:=IF([$'amortizacijska tabela'.$C204]=&quot;&quot;;0;PropertyTaxAmount)" office:value-type="float" office:value="375" calcext:value-type="float">
            <text:p>375,00 €</text:p>
          </table:table-cell>
          <table:table-cell table:style-name="ce36" table:formula="of:=IF([$'amortizacijska tabela'.$C204]=&quot;&quot;;0;[$'amortizacijska tabela'.$E204]+[$'amortizacijska tabela'.$F204]+[$'amortizacijska tabela'.$G204])" office:value-type="float" office:value="1446.34328425764" calcext:value-type="float">
            <text:p>1.446,34 €</text:p>
          </table:table-cell>
          <table:table-cell table:style-name="ce36" table:formula="of:=IF([$'amortizacijska tabela'.$C204]=&quot;&quot;;0;[$'amortizacijska tabela'.$D204]-[$'amortizacijska tabela'.$F204])" office:value-type="float" office:value="124644.590463341" calcext:value-type="float">
            <text:p>124.644,59 €</text:p>
          </table:table-cell>
          <table:table-cell table:style-name="ce32" table:formula="of:=IF([$'amortizacijska tabela'.$I204]&gt;0;LastRow-ROW();0)" office:value-type="float" office:value="159" calcext:value-type="float">
            <text:p><text:s/>159 </text:p>
          </table:table-cell>
          <table:table-cell table:number-columns-repeated="1014"/>
        </table:table-row>
        <table:table-row table:style-name="ro3">
          <table:table-cell/>
          <table:table-cell table:style-name="ce32" table:formula="of:=ROWS([.$B$4:.B205])" office:value-type="float" office:value="202" calcext:value-type="float">
            <text:p><text:s/>202 </text:p>
          </table:table-cell>
          <table:table-cell table:style-name="ce34" table:formula="of:=IF(ValuesEntered;IF([$'amortizacijska tabela'.$B205]&lt;=DurationOfLoan;IF(ROW()-ROW([$'amortizacijska tabela'.$C$3])=1;LoanStart;IF([.I204]&gt;0;EDATE([.C204];1);&quot;&quot;));&quot;&quot;);&quot;&quot;)" office:value-type="date" office:date-value="2038-02-07" calcext:value-type="date">
            <text:p>07. 02. 2038</text:p>
          </table:table-cell>
          <table:table-cell table:style-name="ce36" table:formula="of:=IF(ROW()-ROW([$'amortizacijska tabela'.$D$3])=1;LoanAmount;IF([$'amortizacijska tabela'.$C205]=&quot;&quot;;0;INDEX([$'amortizacijska tabela'.$B$4:.$J$363]; ROW()-4;8)))" office:value-type="float" office:value="124644.590463341" calcext:value-type="float">
            <text:p>124.644,59 €</text:p>
          </table:table-cell>
          <table:table-cell table:style-name="ce36" table:formula="of:=IF(ValuesEntered;IF(ROW()-ROW([$'amortizacijska tabela'.$E$3])=1;-IPMT(InterestRate/12;1;DurationOfLoan-ROWS([.$C$4:.C205])+1;[$'amortizacijska tabela'.$D205]);IFERROR(-IPMT(InterestRate/12;1;[$'amortizacijska tabela'.$J205];[.D206]);0));0)" office:value-type="float" office:value="517.042915323252" calcext:value-type="float">
            <text:p>517,04 €</text:p>
          </table:table-cell>
          <table:table-cell table:style-name="ce36" table:formula="of:=IFERROR(IF(AND(ValuesEntered;[$'amortizacijska tabela'.$C205]&lt;&gt;&quot;&quot;);-PPMT(InterestRate/12;1;DurationOfLoan-ROWS([.$C$4:.C205])+1;[$'amortizacijska tabela'.$D205]);&quot;&quot;);0)" office:value-type="float" office:value="554.290785760359" calcext:value-type="float">
            <text:p>554,29 €</text:p>
          </table:table-cell>
          <table:table-cell table:style-name="ce36" table:formula="of:=IF([$'amortizacijska tabela'.$C205]=&quot;&quot;;0;PropertyTaxAmount)" office:value-type="float" office:value="375" calcext:value-type="float">
            <text:p>375,00 €</text:p>
          </table:table-cell>
          <table:table-cell table:style-name="ce36" table:formula="of:=IF([$'amortizacijska tabela'.$C205]=&quot;&quot;;0;[$'amortizacijska tabela'.$E205]+[$'amortizacijska tabela'.$F205]+[$'amortizacijska tabela'.$G205])" office:value-type="float" office:value="1446.33370108361" calcext:value-type="float">
            <text:p>1.446,33 €</text:p>
          </table:table-cell>
          <table:table-cell table:style-name="ce36" table:formula="of:=IF([$'amortizacijska tabela'.$C205]=&quot;&quot;;0;[$'amortizacijska tabela'.$D205]-[$'amortizacijska tabela'.$F205])" office:value-type="float" office:value="124090.299677581" calcext:value-type="float">
            <text:p>124.090,30 €</text:p>
          </table:table-cell>
          <table:table-cell table:style-name="ce32" table:formula="of:=IF([$'amortizacijska tabela'.$I205]&gt;0;LastRow-ROW();0)" office:value-type="float" office:value="158" calcext:value-type="float">
            <text:p><text:s/>158 </text:p>
          </table:table-cell>
          <table:table-cell table:number-columns-repeated="1014"/>
        </table:table-row>
        <table:table-row table:style-name="ro3">
          <table:table-cell/>
          <table:table-cell table:style-name="ce32" table:formula="of:=ROWS([.$B$4:.B206])" office:value-type="float" office:value="203" calcext:value-type="float">
            <text:p><text:s/>203 </text:p>
          </table:table-cell>
          <table:table-cell table:style-name="ce34" table:formula="of:=IF(ValuesEntered;IF([$'amortizacijska tabela'.$B206]&lt;=DurationOfLoan;IF(ROW()-ROW([$'amortizacijska tabela'.$C$3])=1;LoanStart;IF([.I205]&gt;0;EDATE([.C205];1);&quot;&quot;));&quot;&quot;);&quot;&quot;)" office:value-type="date" office:date-value="2038-03-07" calcext:value-type="date">
            <text:p>07. 03. 2038</text:p>
          </table:table-cell>
          <table:table-cell table:style-name="ce36" table:formula="of:=IF(ROW()-ROW([$'amortizacijska tabela'.$D$3])=1;LoanAmount;IF([$'amortizacijska tabela'.$C206]=&quot;&quot;;0;INDEX([$'amortizacijska tabela'.$B$4:.$J$363]; ROW()-4;8)))" office:value-type="float" office:value="124090.299677581" calcext:value-type="float">
            <text:p>124.090,30 €</text:p>
          </table:table-cell>
          <table:table-cell table:style-name="ce36" table:formula="of:=IF(ValuesEntered;IF(ROW()-ROW([$'amortizacijska tabela'.$E$3])=1;-IPMT(InterestRate/12;1;DurationOfLoan-ROWS([.$C$4:.C206])+1;[$'amortizacijska tabela'.$D206]);IFERROR(-IPMT(InterestRate/12;1;[$'amortizacijska tabela'.$J206];[.D207]);0));0)" office:value-type="float" office:value="514.723747278665" calcext:value-type="float">
            <text:p>514,72 €</text:p>
          </table:table-cell>
          <table:table-cell table:style-name="ce36" table:formula="of:=IFERROR(IF(AND(ValuesEntered;[$'amortizacijska tabela'.$C206]&lt;&gt;&quot;&quot;);-PPMT(InterestRate/12;1;DurationOfLoan-ROWS([.$C$4:.C206])+1;[$'amortizacijska tabela'.$D206]);&quot;&quot;);0)" office:value-type="float" office:value="556.600330701027" calcext:value-type="float">
            <text:p>556,60 €</text:p>
          </table:table-cell>
          <table:table-cell table:style-name="ce36" table:formula="of:=IF([$'amortizacijska tabela'.$C206]=&quot;&quot;;0;PropertyTaxAmount)" office:value-type="float" office:value="375" calcext:value-type="float">
            <text:p>375,00 €</text:p>
          </table:table-cell>
          <table:table-cell table:style-name="ce36" table:formula="of:=IF([$'amortizacijska tabela'.$C206]=&quot;&quot;;0;[$'amortizacijska tabela'.$E206]+[$'amortizacijska tabela'.$F206]+[$'amortizacijska tabela'.$G206])" office:value-type="float" office:value="1446.32407797969" calcext:value-type="float">
            <text:p>1.446,32 €</text:p>
          </table:table-cell>
          <table:table-cell table:style-name="ce36" table:formula="of:=IF([$'amortizacijska tabela'.$C206]=&quot;&quot;;0;[$'amortizacijska tabela'.$D206]-[$'amortizacijska tabela'.$F206])" office:value-type="float" office:value="123533.699346879" calcext:value-type="float">
            <text:p>123.533,70 €</text:p>
          </table:table-cell>
          <table:table-cell table:style-name="ce32" table:formula="of:=IF([$'amortizacijska tabela'.$I206]&gt;0;LastRow-ROW();0)" office:value-type="float" office:value="157" calcext:value-type="float">
            <text:p><text:s/>157 </text:p>
          </table:table-cell>
          <table:table-cell table:number-columns-repeated="1014"/>
        </table:table-row>
        <table:table-row table:style-name="ro3">
          <table:table-cell/>
          <table:table-cell table:style-name="ce32" table:formula="of:=ROWS([.$B$4:.B207])" office:value-type="float" office:value="204" calcext:value-type="float">
            <text:p><text:s/>204 </text:p>
          </table:table-cell>
          <table:table-cell table:style-name="ce34" table:formula="of:=IF(ValuesEntered;IF([$'amortizacijska tabela'.$B207]&lt;=DurationOfLoan;IF(ROW()-ROW([$'amortizacijska tabela'.$C$3])=1;LoanStart;IF([.I206]&gt;0;EDATE([.C206];1);&quot;&quot;));&quot;&quot;);&quot;&quot;)" office:value-type="date" office:date-value="2038-04-07" calcext:value-type="date">
            <text:p>07. 04. 2038</text:p>
          </table:table-cell>
          <table:table-cell table:style-name="ce36" table:formula="of:=IF(ROW()-ROW([$'amortizacijska tabela'.$D$3])=1;LoanAmount;IF([$'amortizacijska tabela'.$C207]=&quot;&quot;;0;INDEX([$'amortizacijska tabela'.$B$4:.$J$363]; ROW()-4;8)))" office:value-type="float" office:value="123533.699346879" calcext:value-type="float">
            <text:p>123.533,70 €</text:p>
          </table:table-cell>
          <table:table-cell table:style-name="ce36" table:formula="of:=IF(ValuesEntered;IF(ROW()-ROW([$'amortizacijska tabela'.$E$3])=1;-IPMT(InterestRate/12;1;DurationOfLoan-ROWS([.$C$4:.C207])+1;[$'amortizacijska tabela'.$D207]);IFERROR(-IPMT(InterestRate/12;1;[$'amortizacijska tabela'.$J207];[.D208]);0));0)" office:value-type="float" office:value="512.394916033891" calcext:value-type="float">
            <text:p>512,39 €</text:p>
          </table:table-cell>
          <table:table-cell table:style-name="ce36" table:formula="of:=IFERROR(IF(AND(ValuesEntered;[$'amortizacijska tabela'.$C207]&lt;&gt;&quot;&quot;);-PPMT(InterestRate/12;1;DurationOfLoan-ROWS([.$C$4:.C207])+1;[$'amortizacijska tabela'.$D207]);&quot;&quot;);0)" office:value-type="float" office:value="558.919498745615" calcext:value-type="float">
            <text:p>558,92 €</text:p>
          </table:table-cell>
          <table:table-cell table:style-name="ce36" table:formula="of:=IF([$'amortizacijska tabela'.$C207]=&quot;&quot;;0;PropertyTaxAmount)" office:value-type="float" office:value="375" calcext:value-type="float">
            <text:p>375,00 €</text:p>
          </table:table-cell>
          <table:table-cell table:style-name="ce36" table:formula="of:=IF([$'amortizacijska tabela'.$C207]=&quot;&quot;;0;[$'amortizacijska tabela'.$E207]+[$'amortizacijska tabela'.$F207]+[$'amortizacijska tabela'.$G207])" office:value-type="float" office:value="1446.31441477951" calcext:value-type="float">
            <text:p>1.446,31 €</text:p>
          </table:table-cell>
          <table:table-cell table:style-name="ce36" table:formula="of:=IF([$'amortizacijska tabela'.$C207]=&quot;&quot;;0;[$'amortizacijska tabela'.$D207]-[$'amortizacijska tabela'.$F207])" office:value-type="float" office:value="122974.779848134" calcext:value-type="float">
            <text:p>122.974,78 €</text:p>
          </table:table-cell>
          <table:table-cell table:style-name="ce32" table:formula="of:=IF([$'amortizacijska tabela'.$I207]&gt;0;LastRow-ROW();0)" office:value-type="float" office:value="156" calcext:value-type="float">
            <text:p><text:s/>156 </text:p>
          </table:table-cell>
          <table:table-cell table:number-columns-repeated="1014"/>
        </table:table-row>
        <table:table-row table:style-name="ro3">
          <table:table-cell/>
          <table:table-cell table:style-name="ce32" table:formula="of:=ROWS([.$B$4:.B208])" office:value-type="float" office:value="205" calcext:value-type="float">
            <text:p><text:s/>205 </text:p>
          </table:table-cell>
          <table:table-cell table:style-name="ce34" table:formula="of:=IF(ValuesEntered;IF([$'amortizacijska tabela'.$B208]&lt;=DurationOfLoan;IF(ROW()-ROW([$'amortizacijska tabela'.$C$3])=1;LoanStart;IF([.I207]&gt;0;EDATE([.C207];1);&quot;&quot;));&quot;&quot;);&quot;&quot;)" office:value-type="date" office:date-value="2038-05-07" calcext:value-type="date">
            <text:p>07. 05. 2038</text:p>
          </table:table-cell>
          <table:table-cell table:style-name="ce36" table:formula="of:=IF(ROW()-ROW([$'amortizacijska tabela'.$D$3])=1;LoanAmount;IF([$'amortizacijska tabela'.$C208]=&quot;&quot;;0;INDEX([$'amortizacijska tabela'.$B$4:.$J$363]; ROW()-4;8)))" office:value-type="float" office:value="122974.779848134" calcext:value-type="float">
            <text:p>122.974,78 €</text:p>
          </table:table-cell>
          <table:table-cell table:style-name="ce36" table:formula="of:=IF(ValuesEntered;IF(ROW()-ROW([$'amortizacijska tabela'.$E$3])=1;-IPMT(InterestRate/12;1;DurationOfLoan-ROWS([.$C$4:.C208])+1;[$'amortizacijska tabela'.$D208]);IFERROR(-IPMT(InterestRate/12;1;[$'amortizacijska tabela'.$J208];[.D209]);0));0)" office:value-type="float" office:value="510.056381325598" calcext:value-type="float">
            <text:p>510,06 €</text:p>
          </table:table-cell>
          <table:table-cell table:style-name="ce36" table:formula="of:=IFERROR(IF(AND(ValuesEntered;[$'amortizacijska tabela'.$C208]&lt;&gt;&quot;&quot;);-PPMT(InterestRate/12;1;DurationOfLoan-ROWS([.$C$4:.C208])+1;[$'amortizacijska tabela'.$D208]);&quot;&quot;);0)" office:value-type="float" office:value="561.248329990389" calcext:value-type="float">
            <text:p>561,25 €</text:p>
          </table:table-cell>
          <table:table-cell table:style-name="ce36" table:formula="of:=IF([$'amortizacijska tabela'.$C208]=&quot;&quot;;0;PropertyTaxAmount)" office:value-type="float" office:value="375" calcext:value-type="float">
            <text:p>375,00 €</text:p>
          </table:table-cell>
          <table:table-cell table:style-name="ce36" table:formula="of:=IF([$'amortizacijska tabela'.$C208]=&quot;&quot;;0;[$'amortizacijska tabela'.$E208]+[$'amortizacijska tabela'.$F208]+[$'amortizacijska tabela'.$G208])" office:value-type="float" office:value="1446.30471131599" calcext:value-type="float">
            <text:p>1.446,30 €</text:p>
          </table:table-cell>
          <table:table-cell table:style-name="ce36" table:formula="of:=IF([$'amortizacijska tabela'.$C208]=&quot;&quot;;0;[$'amortizacijska tabela'.$D208]-[$'amortizacijska tabela'.$F208])" office:value-type="float" office:value="122413.531518144" calcext:value-type="float">
            <text:p>122.413,53 €</text:p>
          </table:table-cell>
          <table:table-cell table:style-name="ce32" table:formula="of:=IF([$'amortizacijska tabela'.$I208]&gt;0;LastRow-ROW();0)" office:value-type="float" office:value="155" calcext:value-type="float">
            <text:p><text:s/>155 </text:p>
          </table:table-cell>
          <table:table-cell table:number-columns-repeated="1014"/>
        </table:table-row>
        <table:table-row table:style-name="ro3">
          <table:table-cell/>
          <table:table-cell table:style-name="ce32" table:formula="of:=ROWS([.$B$4:.B209])" office:value-type="float" office:value="206" calcext:value-type="float">
            <text:p><text:s/>206 </text:p>
          </table:table-cell>
          <table:table-cell table:style-name="ce34" table:formula="of:=IF(ValuesEntered;IF([$'amortizacijska tabela'.$B209]&lt;=DurationOfLoan;IF(ROW()-ROW([$'amortizacijska tabela'.$C$3])=1;LoanStart;IF([.I208]&gt;0;EDATE([.C208];1);&quot;&quot;));&quot;&quot;);&quot;&quot;)" office:value-type="date" office:date-value="2038-06-07" calcext:value-type="date">
            <text:p>07. 06. 2038</text:p>
          </table:table-cell>
          <table:table-cell table:style-name="ce36" table:formula="of:=IF(ROW()-ROW([$'amortizacijska tabela'.$D$3])=1;LoanAmount;IF([$'amortizacijska tabela'.$C209]=&quot;&quot;;0;INDEX([$'amortizacijska tabela'.$B$4:.$J$363]; ROW()-4;8)))" office:value-type="float" office:value="122413.531518144" calcext:value-type="float">
            <text:p>122.413,53 €</text:p>
          </table:table-cell>
          <table:table-cell table:style-name="ce36" table:formula="of:=IF(ValuesEntered;IF(ROW()-ROW([$'amortizacijska tabela'.$E$3])=1;-IPMT(InterestRate/12;1;DurationOfLoan-ROWS([.$C$4:.C209])+1;[$'amortizacijska tabela'.$D209]);IFERROR(-IPMT(InterestRate/12;1;[$'amortizacijska tabela'.$J209];[.D210]);0));0)" office:value-type="float" office:value="507.708102722687" calcext:value-type="float">
            <text:p>507,71 €</text:p>
          </table:table-cell>
          <table:table-cell table:style-name="ce36" table:formula="of:=IFERROR(IF(AND(ValuesEntered;[$'amortizacijska tabela'.$C209]&lt;&gt;&quot;&quot;);-PPMT(InterestRate/12;1;DurationOfLoan-ROWS([.$C$4:.C209])+1;[$'amortizacijska tabela'.$D209]);&quot;&quot;);0)" office:value-type="float" office:value="563.586864698682" calcext:value-type="float">
            <text:p>563,59 €</text:p>
          </table:table-cell>
          <table:table-cell table:style-name="ce36" table:formula="of:=IF([$'amortizacijska tabela'.$C209]=&quot;&quot;;0;PropertyTaxAmount)" office:value-type="float" office:value="375" calcext:value-type="float">
            <text:p>375,00 €</text:p>
          </table:table-cell>
          <table:table-cell table:style-name="ce36" table:formula="of:=IF([$'amortizacijska tabela'.$C209]=&quot;&quot;;0;[$'amortizacijska tabela'.$E209]+[$'amortizacijska tabela'.$F209]+[$'amortizacijska tabela'.$G209])" office:value-type="float" office:value="1446.29496742137" calcext:value-type="float">
            <text:p>1.446,29 €</text:p>
          </table:table-cell>
          <table:table-cell table:style-name="ce36" table:formula="of:=IF([$'amortizacijska tabela'.$C209]=&quot;&quot;;0;[$'amortizacijska tabela'.$D209]-[$'amortizacijska tabela'.$F209])" office:value-type="float" office:value="121849.944653445" calcext:value-type="float">
            <text:p>121.849,94 €</text:p>
          </table:table-cell>
          <table:table-cell table:style-name="ce32" table:formula="of:=IF([$'amortizacijska tabela'.$I209]&gt;0;LastRow-ROW();0)" office:value-type="float" office:value="154" calcext:value-type="float">
            <text:p><text:s/>154 </text:p>
          </table:table-cell>
          <table:table-cell table:number-columns-repeated="1014"/>
        </table:table-row>
        <table:table-row table:style-name="ro3">
          <table:table-cell/>
          <table:table-cell table:style-name="ce32" table:formula="of:=ROWS([.$B$4:.B210])" office:value-type="float" office:value="207" calcext:value-type="float">
            <text:p><text:s/>207 </text:p>
          </table:table-cell>
          <table:table-cell table:style-name="ce34" table:formula="of:=IF(ValuesEntered;IF([$'amortizacijska tabela'.$B210]&lt;=DurationOfLoan;IF(ROW()-ROW([$'amortizacijska tabela'.$C$3])=1;LoanStart;IF([.I209]&gt;0;EDATE([.C209];1);&quot;&quot;));&quot;&quot;);&quot;&quot;)" office:value-type="date" office:date-value="2038-07-07" calcext:value-type="date">
            <text:p>07. 07. 2038</text:p>
          </table:table-cell>
          <table:table-cell table:style-name="ce36" table:formula="of:=IF(ROW()-ROW([$'amortizacijska tabela'.$D$3])=1;LoanAmount;IF([$'amortizacijska tabela'.$C210]=&quot;&quot;;0;INDEX([$'amortizacijska tabela'.$B$4:.$J$363]; ROW()-4;8)))" office:value-type="float" office:value="121849.944653445" calcext:value-type="float">
            <text:p>121.849,94 €</text:p>
          </table:table-cell>
          <table:table-cell table:style-name="ce36" table:formula="of:=IF(ValuesEntered;IF(ROW()-ROW([$'amortizacijska tabela'.$E$3])=1;-IPMT(InterestRate/12;1;DurationOfLoan-ROWS([.$C$4:.C210])+1;[$'amortizacijska tabela'.$D210]);IFERROR(-IPMT(InterestRate/12;1;[$'amortizacijska tabela'.$J210];[.D211]);0));0)" office:value-type="float" office:value="505.350039625597" calcext:value-type="float">
            <text:p>505,35 €</text:p>
          </table:table-cell>
          <table:table-cell table:style-name="ce36" table:formula="of:=IFERROR(IF(AND(ValuesEntered;[$'amortizacijska tabela'.$C210]&lt;&gt;&quot;&quot;);-PPMT(InterestRate/12;1;DurationOfLoan-ROWS([.$C$4:.C210])+1;[$'amortizacijska tabela'.$D210]);&quot;&quot;);0)" office:value-type="float" office:value="565.935143301593" calcext:value-type="float">
            <text:p>565,94 €</text:p>
          </table:table-cell>
          <table:table-cell table:style-name="ce36" table:formula="of:=IF([$'amortizacijska tabela'.$C210]=&quot;&quot;;0;PropertyTaxAmount)" office:value-type="float" office:value="375" calcext:value-type="float">
            <text:p>375,00 €</text:p>
          </table:table-cell>
          <table:table-cell table:style-name="ce36" table:formula="of:=IF([$'amortizacijska tabela'.$C210]=&quot;&quot;;0;[$'amortizacijska tabela'.$E210]+[$'amortizacijska tabela'.$F210]+[$'amortizacijska tabela'.$G210])" office:value-type="float" office:value="1446.28518292719" calcext:value-type="float">
            <text:p>1.446,29 €</text:p>
          </table:table-cell>
          <table:table-cell table:style-name="ce36" table:formula="of:=IF([$'amortizacijska tabela'.$C210]=&quot;&quot;;0;[$'amortizacijska tabela'.$D210]-[$'amortizacijska tabela'.$F210])" office:value-type="float" office:value="121284.009510143" calcext:value-type="float">
            <text:p>121.284,01 €</text:p>
          </table:table-cell>
          <table:table-cell table:style-name="ce32" table:formula="of:=IF([$'amortizacijska tabela'.$I210]&gt;0;LastRow-ROW();0)" office:value-type="float" office:value="153" calcext:value-type="float">
            <text:p><text:s/>153 </text:p>
          </table:table-cell>
          <table:table-cell table:number-columns-repeated="1014"/>
        </table:table-row>
        <table:table-row table:style-name="ro3">
          <table:table-cell/>
          <table:table-cell table:style-name="ce32" table:formula="of:=ROWS([.$B$4:.B211])" office:value-type="float" office:value="208" calcext:value-type="float">
            <text:p><text:s/>208 </text:p>
          </table:table-cell>
          <table:table-cell table:style-name="ce34" table:formula="of:=IF(ValuesEntered;IF([$'amortizacijska tabela'.$B211]&lt;=DurationOfLoan;IF(ROW()-ROW([$'amortizacijska tabela'.$C$3])=1;LoanStart;IF([.I210]&gt;0;EDATE([.C210];1);&quot;&quot;));&quot;&quot;);&quot;&quot;)" office:value-type="date" office:date-value="2038-08-07" calcext:value-type="date">
            <text:p>07. 08. 2038</text:p>
          </table:table-cell>
          <table:table-cell table:style-name="ce36" table:formula="of:=IF(ROW()-ROW([$'amortizacijska tabela'.$D$3])=1;LoanAmount;IF([$'amortizacijska tabela'.$C211]=&quot;&quot;;0;INDEX([$'amortizacijska tabela'.$B$4:.$J$363]; ROW()-4;8)))" office:value-type="float" office:value="121284.009510143" calcext:value-type="float">
            <text:p>121.284,01 €</text:p>
          </table:table-cell>
          <table:table-cell table:style-name="ce36" table:formula="of:=IF(ValuesEntered;IF(ROW()-ROW([$'amortizacijska tabela'.$E$3])=1;-IPMT(InterestRate/12;1;DurationOfLoan-ROWS([.$C$4:.C211])+1;[$'amortizacijska tabela'.$D211]);IFERROR(-IPMT(InterestRate/12;1;[$'amortizacijska tabela'.$J211];[.D212]);0));0)" office:value-type="float" office:value="502.982151265602" calcext:value-type="float">
            <text:p>502,98 €</text:p>
          </table:table-cell>
          <table:table-cell table:style-name="ce36" table:formula="of:=IFERROR(IF(AND(ValuesEntered;[$'amortizacijska tabela'.$C211]&lt;&gt;&quot;&quot;);-PPMT(InterestRate/12;1;DurationOfLoan-ROWS([.$C$4:.C211])+1;[$'amortizacijska tabela'.$D211]);&quot;&quot;);0)" office:value-type="float" office:value="568.293206398683" calcext:value-type="float">
            <text:p>568,29 €</text:p>
          </table:table-cell>
          <table:table-cell table:style-name="ce36" table:formula="of:=IF([$'amortizacijska tabela'.$C211]=&quot;&quot;;0;PropertyTaxAmount)" office:value-type="float" office:value="375" calcext:value-type="float">
            <text:p>375,00 €</text:p>
          </table:table-cell>
          <table:table-cell table:style-name="ce36" table:formula="of:=IF([$'amortizacijska tabela'.$C211]=&quot;&quot;;0;[$'amortizacijska tabela'.$E211]+[$'amortizacijska tabela'.$F211]+[$'amortizacijska tabela'.$G211])" office:value-type="float" office:value="1446.27535766429" calcext:value-type="float">
            <text:p>1.446,28 €</text:p>
          </table:table-cell>
          <table:table-cell table:style-name="ce36" table:formula="of:=IF([$'amortizacijska tabela'.$C211]=&quot;&quot;;0;[$'amortizacijska tabela'.$D211]-[$'amortizacijska tabela'.$F211])" office:value-type="float" office:value="120715.716303745" calcext:value-type="float">
            <text:p>120.715,72 €</text:p>
          </table:table-cell>
          <table:table-cell table:style-name="ce32" table:formula="of:=IF([$'amortizacijska tabela'.$I211]&gt;0;LastRow-ROW();0)" office:value-type="float" office:value="152" calcext:value-type="float">
            <text:p><text:s/>152 </text:p>
          </table:table-cell>
          <table:table-cell table:number-columns-repeated="1014"/>
        </table:table-row>
        <table:table-row table:style-name="ro3">
          <table:table-cell/>
          <table:table-cell table:style-name="ce32" table:formula="of:=ROWS([.$B$4:.B212])" office:value-type="float" office:value="209" calcext:value-type="float">
            <text:p><text:s/>209 </text:p>
          </table:table-cell>
          <table:table-cell table:style-name="ce34" table:formula="of:=IF(ValuesEntered;IF([$'amortizacijska tabela'.$B212]&lt;=DurationOfLoan;IF(ROW()-ROW([$'amortizacijska tabela'.$C$3])=1;LoanStart;IF([.I211]&gt;0;EDATE([.C211];1);&quot;&quot;));&quot;&quot;);&quot;&quot;)" office:value-type="date" office:date-value="2038-09-07" calcext:value-type="date">
            <text:p>07. 09. 2038</text:p>
          </table:table-cell>
          <table:table-cell table:style-name="ce36" table:formula="of:=IF(ROW()-ROW([$'amortizacijska tabela'.$D$3])=1;LoanAmount;IF([$'amortizacijska tabela'.$C212]=&quot;&quot;;0;INDEX([$'amortizacijska tabela'.$B$4:.$J$363]; ROW()-4;8)))" office:value-type="float" office:value="120715.716303745" calcext:value-type="float">
            <text:p>120.715,72 €</text:p>
          </table:table-cell>
          <table:table-cell table:style-name="ce36" table:formula="of:=IF(ValuesEntered;IF(ROW()-ROW([$'amortizacijska tabela'.$E$3])=1;-IPMT(InterestRate/12;1;DurationOfLoan-ROWS([.$C$4:.C212])+1;[$'amortizacijska tabela'.$D212]);IFERROR(-IPMT(InterestRate/12;1;[$'amortizacijska tabela'.$J212];[.D213]);0));0)" office:value-type="float" office:value="500.604396704108" calcext:value-type="float">
            <text:p>500,60 €</text:p>
          </table:table-cell>
          <table:table-cell table:style-name="ce36" table:formula="of:=IFERROR(IF(AND(ValuesEntered;[$'amortizacijska tabela'.$C212]&lt;&gt;&quot;&quot;);-PPMT(InterestRate/12;1;DurationOfLoan-ROWS([.$C$4:.C212])+1;[$'amortizacijska tabela'.$D212]);&quot;&quot;);0)" office:value-type="float" office:value="570.661094758677" calcext:value-type="float">
            <text:p>570,66 €</text:p>
          </table:table-cell>
          <table:table-cell table:style-name="ce36" table:formula="of:=IF([$'amortizacijska tabela'.$C212]=&quot;&quot;;0;PropertyTaxAmount)" office:value-type="float" office:value="375" calcext:value-type="float">
            <text:p>375,00 €</text:p>
          </table:table-cell>
          <table:table-cell table:style-name="ce36" table:formula="of:=IF([$'amortizacijska tabela'.$C212]=&quot;&quot;;0;[$'amortizacijska tabela'.$E212]+[$'amortizacijska tabela'.$F212]+[$'amortizacijska tabela'.$G212])" office:value-type="float" office:value="1446.26549146279" calcext:value-type="float">
            <text:p>1.446,27 €</text:p>
          </table:table-cell>
          <table:table-cell table:style-name="ce36" table:formula="of:=IF([$'amortizacijska tabela'.$C212]=&quot;&quot;;0;[$'amortizacijska tabela'.$D212]-[$'amortizacijska tabela'.$F212])" office:value-type="float" office:value="120145.055208986" calcext:value-type="float">
            <text:p>120.145,06 €</text:p>
          </table:table-cell>
          <table:table-cell table:style-name="ce32" table:formula="of:=IF([$'amortizacijska tabela'.$I212]&gt;0;LastRow-ROW();0)" office:value-type="float" office:value="151" calcext:value-type="float">
            <text:p><text:s/>151 </text:p>
          </table:table-cell>
          <table:table-cell table:number-columns-repeated="1014"/>
        </table:table-row>
        <table:table-row table:style-name="ro3">
          <table:table-cell/>
          <table:table-cell table:style-name="ce32" table:formula="of:=ROWS([.$B$4:.B213])" office:value-type="float" office:value="210" calcext:value-type="float">
            <text:p><text:s/>210 </text:p>
          </table:table-cell>
          <table:table-cell table:style-name="ce34" table:formula="of:=IF(ValuesEntered;IF([$'amortizacijska tabela'.$B213]&lt;=DurationOfLoan;IF(ROW()-ROW([$'amortizacijska tabela'.$C$3])=1;LoanStart;IF([.I212]&gt;0;EDATE([.C212];1);&quot;&quot;));&quot;&quot;);&quot;&quot;)" office:value-type="date" office:date-value="2038-10-07" calcext:value-type="date">
            <text:p>07. 10. 2038</text:p>
          </table:table-cell>
          <table:table-cell table:style-name="ce36" table:formula="of:=IF(ROW()-ROW([$'amortizacijska tabela'.$D$3])=1;LoanAmount;IF([$'amortizacijska tabela'.$C213]=&quot;&quot;;0;INDEX([$'amortizacijska tabela'.$B$4:.$J$363]; ROW()-4;8)))" office:value-type="float" office:value="120145.055208986" calcext:value-type="float">
            <text:p>120.145,06 €</text:p>
          </table:table-cell>
          <table:table-cell table:style-name="ce36" table:formula="of:=IF(ValuesEntered;IF(ROW()-ROW([$'amortizacijska tabela'.$E$3])=1;-IPMT(InterestRate/12;1;DurationOfLoan-ROWS([.$C$4:.C213])+1;[$'amortizacijska tabela'.$D213]);IFERROR(-IPMT(InterestRate/12;1;[$'amortizacijska tabela'.$J213];[.D214]);0));0)" office:value-type="float" office:value="498.21673483194" calcext:value-type="float">
            <text:p>498,22 €</text:p>
          </table:table-cell>
          <table:table-cell table:style-name="ce36" table:formula="of:=IFERROR(IF(AND(ValuesEntered;[$'amortizacijska tabela'.$C213]&lt;&gt;&quot;&quot;);-PPMT(InterestRate/12;1;DurationOfLoan-ROWS([.$C$4:.C213])+1;[$'amortizacijska tabela'.$D213]);&quot;&quot;);0)" office:value-type="float" office:value="573.038849320171" calcext:value-type="float">
            <text:p>573,04 €</text:p>
          </table:table-cell>
          <table:table-cell table:style-name="ce36" table:formula="of:=IF([$'amortizacijska tabela'.$C213]=&quot;&quot;;0;PropertyTaxAmount)" office:value-type="float" office:value="375" calcext:value-type="float">
            <text:p>375,00 €</text:p>
          </table:table-cell>
          <table:table-cell table:style-name="ce36" table:formula="of:=IF([$'amortizacijska tabela'.$C213]=&quot;&quot;;0;[$'amortizacijska tabela'.$E213]+[$'amortizacijska tabela'.$F213]+[$'amortizacijska tabela'.$G213])" office:value-type="float" office:value="1446.25558415211" calcext:value-type="float">
            <text:p>1.446,26 €</text:p>
          </table:table-cell>
          <table:table-cell table:style-name="ce36" table:formula="of:=IF([$'amortizacijska tabela'.$C213]=&quot;&quot;;0;[$'amortizacijska tabela'.$D213]-[$'amortizacijska tabela'.$F213])" office:value-type="float" office:value="119572.016359666" calcext:value-type="float">
            <text:p>119.572,02 €</text:p>
          </table:table-cell>
          <table:table-cell table:style-name="ce32" table:formula="of:=IF([$'amortizacijska tabela'.$I213]&gt;0;LastRow-ROW();0)" office:value-type="float" office:value="150" calcext:value-type="float">
            <text:p><text:s/>150 </text:p>
          </table:table-cell>
          <table:table-cell table:number-columns-repeated="1014"/>
        </table:table-row>
        <table:table-row table:style-name="ro3">
          <table:table-cell/>
          <table:table-cell table:style-name="ce32" table:formula="of:=ROWS([.$B$4:.B214])" office:value-type="float" office:value="211" calcext:value-type="float">
            <text:p><text:s/>211 </text:p>
          </table:table-cell>
          <table:table-cell table:style-name="ce34" table:formula="of:=IF(ValuesEntered;IF([$'amortizacijska tabela'.$B214]&lt;=DurationOfLoan;IF(ROW()-ROW([$'amortizacijska tabela'.$C$3])=1;LoanStart;IF([.I213]&gt;0;EDATE([.C213];1);&quot;&quot;));&quot;&quot;);&quot;&quot;)" office:value-type="date" office:date-value="2038-11-07" calcext:value-type="date">
            <text:p>07. 11. 2038</text:p>
          </table:table-cell>
          <table:table-cell table:style-name="ce36" table:formula="of:=IF(ROW()-ROW([$'amortizacijska tabela'.$D$3])=1;LoanAmount;IF([$'amortizacijska tabela'.$C214]=&quot;&quot;;0;INDEX([$'amortizacijska tabela'.$B$4:.$J$363]; ROW()-4;8)))" office:value-type="float" office:value="119572.016359666" calcext:value-type="float">
            <text:p>119.572,02 €</text:p>
          </table:table-cell>
          <table:table-cell table:style-name="ce36" table:formula="of:=IF(ValuesEntered;IF(ROW()-ROW([$'amortizacijska tabela'.$E$3])=1;-IPMT(InterestRate/12;1;DurationOfLoan-ROWS([.$C$4:.C214])+1;[$'amortizacijska tabela'.$D214]);IFERROR(-IPMT(InterestRate/12;1;[$'amortizacijska tabela'.$J214];[.D215]);0));0)" office:value-type="float" office:value="495.819124368639" calcext:value-type="float">
            <text:p>495,82 €</text:p>
          </table:table-cell>
          <table:table-cell table:style-name="ce36" table:formula="of:=IFERROR(IF(AND(ValuesEntered;[$'amortizacijska tabela'.$C214]&lt;&gt;&quot;&quot;);-PPMT(InterestRate/12;1;DurationOfLoan-ROWS([.$C$4:.C214])+1;[$'amortizacijska tabela'.$D214]);&quot;&quot;);0)" office:value-type="float" office:value="575.426511192339" calcext:value-type="float">
            <text:p>575,43 €</text:p>
          </table:table-cell>
          <table:table-cell table:style-name="ce36" table:formula="of:=IF([$'amortizacijska tabela'.$C214]=&quot;&quot;;0;PropertyTaxAmount)" office:value-type="float" office:value="375" calcext:value-type="float">
            <text:p>375,00 €</text:p>
          </table:table-cell>
          <table:table-cell table:style-name="ce36" table:formula="of:=IF([$'amortizacijska tabela'.$C214]=&quot;&quot;;0;[$'amortizacijska tabela'.$E214]+[$'amortizacijska tabela'.$F214]+[$'amortizacijska tabela'.$G214])" office:value-type="float" office:value="1446.24563556098" calcext:value-type="float">
            <text:p>1.446,25 €</text:p>
          </table:table-cell>
          <table:table-cell table:style-name="ce36" table:formula="of:=IF([$'amortizacijska tabela'.$C214]=&quot;&quot;;0;[$'amortizacijska tabela'.$D214]-[$'amortizacijska tabela'.$F214])" office:value-type="float" office:value="118996.589848473" calcext:value-type="float">
            <text:p>118.996,59 €</text:p>
          </table:table-cell>
          <table:table-cell table:style-name="ce32" table:formula="of:=IF([$'amortizacijska tabela'.$I214]&gt;0;LastRow-ROW();0)" office:value-type="float" office:value="149" calcext:value-type="float">
            <text:p><text:s/>149 </text:p>
          </table:table-cell>
          <table:table-cell table:number-columns-repeated="1014"/>
        </table:table-row>
        <table:table-row table:style-name="ro3">
          <table:table-cell/>
          <table:table-cell table:style-name="ce32" table:formula="of:=ROWS([.$B$4:.B215])" office:value-type="float" office:value="212" calcext:value-type="float">
            <text:p><text:s/>212 </text:p>
          </table:table-cell>
          <table:table-cell table:style-name="ce34" table:formula="of:=IF(ValuesEntered;IF([$'amortizacijska tabela'.$B215]&lt;=DurationOfLoan;IF(ROW()-ROW([$'amortizacijska tabela'.$C$3])=1;LoanStart;IF([.I214]&gt;0;EDATE([.C214];1);&quot;&quot;));&quot;&quot;);&quot;&quot;)" office:value-type="date" office:date-value="2038-12-07" calcext:value-type="date">
            <text:p>07. 12. 2038</text:p>
          </table:table-cell>
          <table:table-cell table:style-name="ce36" table:formula="of:=IF(ROW()-ROW([$'amortizacijska tabela'.$D$3])=1;LoanAmount;IF([$'amortizacijska tabela'.$C215]=&quot;&quot;;0;INDEX([$'amortizacijska tabela'.$B$4:.$J$363]; ROW()-4;8)))" office:value-type="float" office:value="118996.589848473" calcext:value-type="float">
            <text:p>118.996,59 €</text:p>
          </table:table-cell>
          <table:table-cell table:style-name="ce36" table:formula="of:=IF(ValuesEntered;IF(ROW()-ROW([$'amortizacijska tabela'.$E$3])=1;-IPMT(InterestRate/12;1;DurationOfLoan-ROWS([.$C$4:.C215])+1;[$'amortizacijska tabela'.$D215]);IFERROR(-IPMT(InterestRate/12;1;[$'amortizacijska tabela'.$J215];[.D216]);0));0)" office:value-type="float" office:value="493.41152386174" calcext:value-type="float">
            <text:p>493,41 €</text:p>
          </table:table-cell>
          <table:table-cell table:style-name="ce36" table:formula="of:=IFERROR(IF(AND(ValuesEntered;[$'amortizacijska tabela'.$C215]&lt;&gt;&quot;&quot;);-PPMT(InterestRate/12;1;DurationOfLoan-ROWS([.$C$4:.C215])+1;[$'amortizacijska tabela'.$D215]);&quot;&quot;);0)" office:value-type="float" office:value="577.824121655641" calcext:value-type="float">
            <text:p>577,82 €</text:p>
          </table:table-cell>
          <table:table-cell table:style-name="ce36" table:formula="of:=IF([$'amortizacijska tabela'.$C215]=&quot;&quot;;0;PropertyTaxAmount)" office:value-type="float" office:value="375" calcext:value-type="float">
            <text:p>375,00 €</text:p>
          </table:table-cell>
          <table:table-cell table:style-name="ce36" table:formula="of:=IF([$'amortizacijska tabela'.$C215]=&quot;&quot;;0;[$'amortizacijska tabela'.$E215]+[$'amortizacijska tabela'.$F215]+[$'amortizacijska tabela'.$G215])" office:value-type="float" office:value="1446.23564551738" calcext:value-type="float">
            <text:p>1.446,24 €</text:p>
          </table:table-cell>
          <table:table-cell table:style-name="ce36" table:formula="of:=IF([$'amortizacijska tabela'.$C215]=&quot;&quot;;0;[$'amortizacijska tabela'.$D215]-[$'amortizacijska tabela'.$F215])" office:value-type="float" office:value="118418.765726818" calcext:value-type="float">
            <text:p>118.418,77 €</text:p>
          </table:table-cell>
          <table:table-cell table:style-name="ce32" table:formula="of:=IF([$'amortizacijska tabela'.$I215]&gt;0;LastRow-ROW();0)" office:value-type="float" office:value="148" calcext:value-type="float">
            <text:p><text:s/>148 </text:p>
          </table:table-cell>
          <table:table-cell table:number-columns-repeated="1014"/>
        </table:table-row>
        <table:table-row table:style-name="ro3">
          <table:table-cell/>
          <table:table-cell table:style-name="ce32" table:formula="of:=ROWS([.$B$4:.B216])" office:value-type="float" office:value="213" calcext:value-type="float">
            <text:p><text:s/>213 </text:p>
          </table:table-cell>
          <table:table-cell table:style-name="ce34" table:formula="of:=IF(ValuesEntered;IF([$'amortizacijska tabela'.$B216]&lt;=DurationOfLoan;IF(ROW()-ROW([$'amortizacijska tabela'.$C$3])=1;LoanStart;IF([.I215]&gt;0;EDATE([.C215];1);&quot;&quot;));&quot;&quot;);&quot;&quot;)" office:value-type="date" office:date-value="2039-01-07" calcext:value-type="date">
            <text:p>07. 01. 2039</text:p>
          </table:table-cell>
          <table:table-cell table:style-name="ce36" table:formula="of:=IF(ROW()-ROW([$'amortizacijska tabela'.$D$3])=1;LoanAmount;IF([$'amortizacijska tabela'.$C216]=&quot;&quot;;0;INDEX([$'amortizacijska tabela'.$B$4:.$J$363]; ROW()-4;8)))" office:value-type="float" office:value="118418.765726818" calcext:value-type="float">
            <text:p>118.418,77 €</text:p>
          </table:table-cell>
          <table:table-cell table:style-name="ce36" table:formula="of:=IF(ValuesEntered;IF(ROW()-ROW([$'amortizacijska tabela'.$E$3])=1;-IPMT(InterestRate/12;1;DurationOfLoan-ROWS([.$C$4:.C216])+1;[$'amortizacijska tabela'.$D216]);IFERROR(-IPMT(InterestRate/12;1;[$'amortizacijska tabela'.$J216];[.D217]);0));0)" office:value-type="float" office:value="490.993891686063" calcext:value-type="float">
            <text:p>490,99 €</text:p>
          </table:table-cell>
          <table:table-cell table:style-name="ce36" table:formula="of:=IFERROR(IF(AND(ValuesEntered;[$'amortizacijska tabela'.$C216]&lt;&gt;&quot;&quot;);-PPMT(InterestRate/12;1;DurationOfLoan-ROWS([.$C$4:.C216])+1;[$'amortizacijska tabela'.$D216]);&quot;&quot;);0)" office:value-type="float" office:value="580.231722162539" calcext:value-type="float">
            <text:p>580,23 €</text:p>
          </table:table-cell>
          <table:table-cell table:style-name="ce36" table:formula="of:=IF([$'amortizacijska tabela'.$C216]=&quot;&quot;;0;PropertyTaxAmount)" office:value-type="float" office:value="375" calcext:value-type="float">
            <text:p>375,00 €</text:p>
          </table:table-cell>
          <table:table-cell table:style-name="ce36" table:formula="of:=IF([$'amortizacijska tabela'.$C216]=&quot;&quot;;0;[$'amortizacijska tabela'.$E216]+[$'amortizacijska tabela'.$F216]+[$'amortizacijska tabela'.$G216])" office:value-type="float" office:value="1446.2256138486" calcext:value-type="float">
            <text:p>1.446,23 €</text:p>
          </table:table-cell>
          <table:table-cell table:style-name="ce36" table:formula="of:=IF([$'amortizacijska tabela'.$C216]=&quot;&quot;;0;[$'amortizacijska tabela'.$D216]-[$'amortizacijska tabela'.$F216])" office:value-type="float" office:value="117838.534004655" calcext:value-type="float">
            <text:p>117.838,53 €</text:p>
          </table:table-cell>
          <table:table-cell table:style-name="ce32" table:formula="of:=IF([$'amortizacijska tabela'.$I216]&gt;0;LastRow-ROW();0)" office:value-type="float" office:value="147" calcext:value-type="float">
            <text:p><text:s/>147 </text:p>
          </table:table-cell>
          <table:table-cell table:number-columns-repeated="1014"/>
        </table:table-row>
        <table:table-row table:style-name="ro3">
          <table:table-cell/>
          <table:table-cell table:style-name="ce32" table:formula="of:=ROWS([.$B$4:.B217])" office:value-type="float" office:value="214" calcext:value-type="float">
            <text:p><text:s/>214 </text:p>
          </table:table-cell>
          <table:table-cell table:style-name="ce34" table:formula="of:=IF(ValuesEntered;IF([$'amortizacijska tabela'.$B217]&lt;=DurationOfLoan;IF(ROW()-ROW([$'amortizacijska tabela'.$C$3])=1;LoanStart;IF([.I216]&gt;0;EDATE([.C216];1);&quot;&quot;));&quot;&quot;);&quot;&quot;)" office:value-type="date" office:date-value="2039-02-07" calcext:value-type="date">
            <text:p>07. 02. 2039</text:p>
          </table:table-cell>
          <table:table-cell table:style-name="ce36" table:formula="of:=IF(ROW()-ROW([$'amortizacijska tabela'.$D$3])=1;LoanAmount;IF([$'amortizacijska tabela'.$C217]=&quot;&quot;;0;INDEX([$'amortizacijska tabela'.$B$4:.$J$363]; ROW()-4;8)))" office:value-type="float" office:value="117838.534004655" calcext:value-type="float">
            <text:p>117.838,53 €</text:p>
          </table:table-cell>
          <table:table-cell table:style-name="ce36" table:formula="of:=IF(ValuesEntered;IF(ROW()-ROW([$'amortizacijska tabela'.$E$3])=1;-IPMT(InterestRate/12;1;DurationOfLoan-ROWS([.$C$4:.C217])+1;[$'amortizacijska tabela'.$D217]);IFERROR(-IPMT(InterestRate/12;1;[$'amortizacijska tabela'.$J217];[.D218]);0));0)" office:value-type="float" office:value="488.566186042987" calcext:value-type="float">
            <text:p>488,57 €</text:p>
          </table:table-cell>
          <table:table-cell table:style-name="ce36" table:formula="of:=IFERROR(IF(AND(ValuesEntered;[$'amortizacijska tabela'.$C217]&lt;&gt;&quot;&quot;);-PPMT(InterestRate/12;1;DurationOfLoan-ROWS([.$C$4:.C217])+1;[$'amortizacijska tabela'.$D217]);&quot;&quot;);0)" office:value-type="float" office:value="582.649354338216" calcext:value-type="float">
            <text:p>582,65 €</text:p>
          </table:table-cell>
          <table:table-cell table:style-name="ce36" table:formula="of:=IF([$'amortizacijska tabela'.$C217]=&quot;&quot;;0;PropertyTaxAmount)" office:value-type="float" office:value="375" calcext:value-type="float">
            <text:p>375,00 €</text:p>
          </table:table-cell>
          <table:table-cell table:style-name="ce36" table:formula="of:=IF([$'amortizacijska tabela'.$C217]=&quot;&quot;;0;[$'amortizacijska tabela'.$E217]+[$'amortizacijska tabela'.$F217]+[$'amortizacijska tabela'.$G217])" office:value-type="float" office:value="1446.2155403812" calcext:value-type="float">
            <text:p>1.446,22 €</text:p>
          </table:table-cell>
          <table:table-cell table:style-name="ce36" table:formula="of:=IF([$'amortizacijska tabela'.$C217]=&quot;&quot;;0;[$'amortizacijska tabela'.$D217]-[$'amortizacijska tabela'.$F217])" office:value-type="float" office:value="117255.884650317" calcext:value-type="float">
            <text:p>117.255,88 €</text:p>
          </table:table-cell>
          <table:table-cell table:style-name="ce32" table:formula="of:=IF([$'amortizacijska tabela'.$I217]&gt;0;LastRow-ROW();0)" office:value-type="float" office:value="146" calcext:value-type="float">
            <text:p><text:s/>146 </text:p>
          </table:table-cell>
          <table:table-cell table:number-columns-repeated="1014"/>
        </table:table-row>
        <table:table-row table:style-name="ro3">
          <table:table-cell/>
          <table:table-cell table:style-name="ce32" table:formula="of:=ROWS([.$B$4:.B218])" office:value-type="float" office:value="215" calcext:value-type="float">
            <text:p><text:s/>215 </text:p>
          </table:table-cell>
          <table:table-cell table:style-name="ce34" table:formula="of:=IF(ValuesEntered;IF([$'amortizacijska tabela'.$B218]&lt;=DurationOfLoan;IF(ROW()-ROW([$'amortizacijska tabela'.$C$3])=1;LoanStart;IF([.I217]&gt;0;EDATE([.C217];1);&quot;&quot;));&quot;&quot;);&quot;&quot;)" office:value-type="date" office:date-value="2039-03-07" calcext:value-type="date">
            <text:p>07. 03. 2039</text:p>
          </table:table-cell>
          <table:table-cell table:style-name="ce36" table:formula="of:=IF(ROW()-ROW([$'amortizacijska tabela'.$D$3])=1;LoanAmount;IF([$'amortizacijska tabela'.$C218]=&quot;&quot;;0;INDEX([$'amortizacijska tabela'.$B$4:.$J$363]; ROW()-4;8)))" office:value-type="float" office:value="117255.884650317" calcext:value-type="float">
            <text:p>117.255,88 €</text:p>
          </table:table-cell>
          <table:table-cell table:style-name="ce36" table:formula="of:=IF(ValuesEntered;IF(ROW()-ROW([$'amortizacijska tabela'.$E$3])=1;-IPMT(InterestRate/12;1;DurationOfLoan-ROWS([.$C$4:.C218])+1;[$'amortizacijska tabela'.$D218]);IFERROR(-IPMT(InterestRate/12;1;[$'amortizacijska tabela'.$J218];[.D219]);0));0)" office:value-type="float" office:value="486.128364959732" calcext:value-type="float">
            <text:p>486,13 €</text:p>
          </table:table-cell>
          <table:table-cell table:style-name="ce36" table:formula="of:=IFERROR(IF(AND(ValuesEntered;[$'amortizacijska tabela'.$C218]&lt;&gt;&quot;&quot;);-PPMT(InterestRate/12;1;DurationOfLoan-ROWS([.$C$4:.C218])+1;[$'amortizacijska tabela'.$D218]);&quot;&quot;);0)" office:value-type="float" office:value="585.077059981292" calcext:value-type="float">
            <text:p>585,08 €</text:p>
          </table:table-cell>
          <table:table-cell table:style-name="ce36" table:formula="of:=IF([$'amortizacijska tabela'.$C218]=&quot;&quot;;0;PropertyTaxAmount)" office:value-type="float" office:value="375" calcext:value-type="float">
            <text:p>375,00 €</text:p>
          </table:table-cell>
          <table:table-cell table:style-name="ce36" table:formula="of:=IF([$'amortizacijska tabela'.$C218]=&quot;&quot;;0;[$'amortizacijska tabela'.$E218]+[$'amortizacijska tabela'.$F218]+[$'amortizacijska tabela'.$G218])" office:value-type="float" office:value="1446.20542494102" calcext:value-type="float">
            <text:p>1.446,21 €</text:p>
          </table:table-cell>
          <table:table-cell table:style-name="ce36" table:formula="of:=IF([$'amortizacijska tabela'.$C218]=&quot;&quot;;0;[$'amortizacijska tabela'.$D218]-[$'amortizacijska tabela'.$F218])" office:value-type="float" office:value="116670.807590336" calcext:value-type="float">
            <text:p>116.670,81 €</text:p>
          </table:table-cell>
          <table:table-cell table:style-name="ce32" table:formula="of:=IF([$'amortizacijska tabela'.$I218]&gt;0;LastRow-ROW();0)" office:value-type="float" office:value="145" calcext:value-type="float">
            <text:p><text:s/>145 </text:p>
          </table:table-cell>
          <table:table-cell table:number-columns-repeated="1014"/>
        </table:table-row>
        <table:table-row table:style-name="ro3">
          <table:table-cell/>
          <table:table-cell table:style-name="ce32" table:formula="of:=ROWS([.$B$4:.B219])" office:value-type="float" office:value="216" calcext:value-type="float">
            <text:p><text:s/>216 </text:p>
          </table:table-cell>
          <table:table-cell table:style-name="ce34" table:formula="of:=IF(ValuesEntered;IF([$'amortizacijska tabela'.$B219]&lt;=DurationOfLoan;IF(ROW()-ROW([$'amortizacijska tabela'.$C$3])=1;LoanStart;IF([.I218]&gt;0;EDATE([.C218];1);&quot;&quot;));&quot;&quot;);&quot;&quot;)" office:value-type="date" office:date-value="2039-04-07" calcext:value-type="date">
            <text:p>07. 04. 2039</text:p>
          </table:table-cell>
          <table:table-cell table:style-name="ce36" table:formula="of:=IF(ROW()-ROW([$'amortizacijska tabela'.$D$3])=1;LoanAmount;IF([$'amortizacijska tabela'.$C219]=&quot;&quot;;0;INDEX([$'amortizacijska tabela'.$B$4:.$J$363]; ROW()-4;8)))" office:value-type="float" office:value="116670.807590336" calcext:value-type="float">
            <text:p>116.670,81 €</text:p>
          </table:table-cell>
          <table:table-cell table:style-name="ce36" table:formula="of:=IF(ValuesEntered;IF(ROW()-ROW([$'amortizacijska tabela'.$E$3])=1;-IPMT(InterestRate/12;1;DurationOfLoan-ROWS([.$C$4:.C219])+1;[$'amortizacijska tabela'.$D219]);IFERROR(-IPMT(InterestRate/12;1;[$'amortizacijska tabela'.$J219];[.D220]);0));0)" office:value-type="float" office:value="483.68038628863" calcext:value-type="float">
            <text:p>483,68 €</text:p>
          </table:table-cell>
          <table:table-cell table:style-name="ce36" table:formula="of:=IFERROR(IF(AND(ValuesEntered;[$'amortizacijska tabela'.$C219]&lt;&gt;&quot;&quot;);-PPMT(InterestRate/12;1;DurationOfLoan-ROWS([.$C$4:.C219])+1;[$'amortizacijska tabela'.$D219]);&quot;&quot;);0)" office:value-type="float" office:value="587.514881064548" calcext:value-type="float">
            <text:p>587,51 €</text:p>
          </table:table-cell>
          <table:table-cell table:style-name="ce36" table:formula="of:=IF([$'amortizacijska tabela'.$C219]=&quot;&quot;;0;PropertyTaxAmount)" office:value-type="float" office:value="375" calcext:value-type="float">
            <text:p>375,00 €</text:p>
          </table:table-cell>
          <table:table-cell table:style-name="ce36" table:formula="of:=IF([$'amortizacijska tabela'.$C219]=&quot;&quot;;0;[$'amortizacijska tabela'.$E219]+[$'amortizacijska tabela'.$F219]+[$'amortizacijska tabela'.$G219])" office:value-type="float" office:value="1446.19526735318" calcext:value-type="float">
            <text:p>1.446,20 €</text:p>
          </table:table-cell>
          <table:table-cell table:style-name="ce36" table:formula="of:=IF([$'amortizacijska tabela'.$C219]=&quot;&quot;;0;[$'amortizacijska tabela'.$D219]-[$'amortizacijska tabela'.$F219])" office:value-type="float" office:value="116083.292709271" calcext:value-type="float">
            <text:p>116.083,29 €</text:p>
          </table:table-cell>
          <table:table-cell table:style-name="ce32" table:formula="of:=IF([$'amortizacijska tabela'.$I219]&gt;0;LastRow-ROW();0)" office:value-type="float" office:value="144" calcext:value-type="float">
            <text:p><text:s/>144 </text:p>
          </table:table-cell>
          <table:table-cell table:number-columns-repeated="1014"/>
        </table:table-row>
        <table:table-row table:style-name="ro3">
          <table:table-cell/>
          <table:table-cell table:style-name="ce32" table:formula="of:=ROWS([.$B$4:.B220])" office:value-type="float" office:value="217" calcext:value-type="float">
            <text:p><text:s/>217 </text:p>
          </table:table-cell>
          <table:table-cell table:style-name="ce34" table:formula="of:=IF(ValuesEntered;IF([$'amortizacijska tabela'.$B220]&lt;=DurationOfLoan;IF(ROW()-ROW([$'amortizacijska tabela'.$C$3])=1;LoanStart;IF([.I219]&gt;0;EDATE([.C219];1);&quot;&quot;));&quot;&quot;);&quot;&quot;)" office:value-type="date" office:date-value="2039-05-07" calcext:value-type="date">
            <text:p>07. 05. 2039</text:p>
          </table:table-cell>
          <table:table-cell table:style-name="ce36" table:formula="of:=IF(ROW()-ROW([$'amortizacijska tabela'.$D$3])=1;LoanAmount;IF([$'amortizacijska tabela'.$C220]=&quot;&quot;;0;INDEX([$'amortizacijska tabela'.$B$4:.$J$363]; ROW()-4;8)))" office:value-type="float" office:value="116083.292709271" calcext:value-type="float">
            <text:p>116.083,29 €</text:p>
          </table:table-cell>
          <table:table-cell table:style-name="ce36" table:formula="of:=IF(ValuesEntered;IF(ROW()-ROW([$'amortizacijska tabela'.$E$3])=1;-IPMT(InterestRate/12;1;DurationOfLoan-ROWS([.$C$4:.C220])+1;[$'amortizacijska tabela'.$D220]);IFERROR(-IPMT(InterestRate/12;1;[$'amortizacijska tabela'.$J220];[.D221]);0));0)" office:value-type="float" office:value="481.222207706398" calcext:value-type="float">
            <text:p>481,22 €</text:p>
          </table:table-cell>
          <table:table-cell table:style-name="ce36" table:formula="of:=IFERROR(IF(AND(ValuesEntered;[$'amortizacijska tabela'.$C220]&lt;&gt;&quot;&quot;);-PPMT(InterestRate/12;1;DurationOfLoan-ROWS([.$C$4:.C220])+1;[$'amortizacijska tabela'.$D220]);&quot;&quot;);0)" office:value-type="float" office:value="589.96285973565" calcext:value-type="float">
            <text:p>589,96 €</text:p>
          </table:table-cell>
          <table:table-cell table:style-name="ce36" table:formula="of:=IF([$'amortizacijska tabela'.$C220]=&quot;&quot;;0;PropertyTaxAmount)" office:value-type="float" office:value="375" calcext:value-type="float">
            <text:p>375,00 €</text:p>
          </table:table-cell>
          <table:table-cell table:style-name="ce36" table:formula="of:=IF([$'amortizacijska tabela'.$C220]=&quot;&quot;;0;[$'amortizacijska tabela'.$E220]+[$'amortizacijska tabela'.$F220]+[$'amortizacijska tabela'.$G220])" office:value-type="float" office:value="1446.18506744205" calcext:value-type="float">
            <text:p>1.446,19 €</text:p>
          </table:table-cell>
          <table:table-cell table:style-name="ce36" table:formula="of:=IF([$'amortizacijska tabela'.$C220]=&quot;&quot;;0;[$'amortizacijska tabela'.$D220]-[$'amortizacijska tabela'.$F220])" office:value-type="float" office:value="115493.329849535" calcext:value-type="float">
            <text:p>115.493,33 €</text:p>
          </table:table-cell>
          <table:table-cell table:style-name="ce32" table:formula="of:=IF([$'amortizacijska tabela'.$I220]&gt;0;LastRow-ROW();0)" office:value-type="float" office:value="143" calcext:value-type="float">
            <text:p><text:s/>143 </text:p>
          </table:table-cell>
          <table:table-cell table:number-columns-repeated="1014"/>
        </table:table-row>
        <table:table-row table:style-name="ro3">
          <table:table-cell/>
          <table:table-cell table:style-name="ce32" table:formula="of:=ROWS([.$B$4:.B221])" office:value-type="float" office:value="218" calcext:value-type="float">
            <text:p><text:s/>218 </text:p>
          </table:table-cell>
          <table:table-cell table:style-name="ce34" table:formula="of:=IF(ValuesEntered;IF([$'amortizacijska tabela'.$B221]&lt;=DurationOfLoan;IF(ROW()-ROW([$'amortizacijska tabela'.$C$3])=1;LoanStart;IF([.I220]&gt;0;EDATE([.C220];1);&quot;&quot;));&quot;&quot;);&quot;&quot;)" office:value-type="date" office:date-value="2039-06-07" calcext:value-type="date">
            <text:p>07. 06. 2039</text:p>
          </table:table-cell>
          <table:table-cell table:style-name="ce36" table:formula="of:=IF(ROW()-ROW([$'amortizacijska tabela'.$D$3])=1;LoanAmount;IF([$'amortizacijska tabela'.$C221]=&quot;&quot;;0;INDEX([$'amortizacijska tabela'.$B$4:.$J$363]; ROW()-4;8)))" office:value-type="float" office:value="115493.329849535" calcext:value-type="float">
            <text:p>115.493,33 €</text:p>
          </table:table-cell>
          <table:table-cell table:style-name="ce36" table:formula="of:=IF(ValuesEntered;IF(ROW()-ROW([$'amortizacijska tabela'.$E$3])=1;-IPMT(InterestRate/12;1;DurationOfLoan-ROWS([.$C$4:.C221])+1;[$'amortizacijska tabela'.$D221]);IFERROR(-IPMT(InterestRate/12;1;[$'amortizacijska tabela'.$J221];[.D222]);0));0)" office:value-type="float" office:value="478.753786713407" calcext:value-type="float">
            <text:p>478,75 €</text:p>
          </table:table-cell>
          <table:table-cell table:style-name="ce36" table:formula="of:=IFERROR(IF(AND(ValuesEntered;[$'amortizacijska tabela'.$C221]&lt;&gt;&quot;&quot;);-PPMT(InterestRate/12;1;DurationOfLoan-ROWS([.$C$4:.C221])+1;[$'amortizacijska tabela'.$D221]);&quot;&quot;);0)" office:value-type="float" office:value="592.421038317882" calcext:value-type="float">
            <text:p>592,42 €</text:p>
          </table:table-cell>
          <table:table-cell table:style-name="ce36" table:formula="of:=IF([$'amortizacijska tabela'.$C221]=&quot;&quot;;0;PropertyTaxAmount)" office:value-type="float" office:value="375" calcext:value-type="float">
            <text:p>375,00 €</text:p>
          </table:table-cell>
          <table:table-cell table:style-name="ce36" table:formula="of:=IF([$'amortizacijska tabela'.$C221]=&quot;&quot;;0;[$'amortizacijska tabela'.$E221]+[$'amortizacijska tabela'.$F221]+[$'amortizacijska tabela'.$G221])" office:value-type="float" office:value="1446.17482503129" calcext:value-type="float">
            <text:p>1.446,17 €</text:p>
          </table:table-cell>
          <table:table-cell table:style-name="ce36" table:formula="of:=IF([$'amortizacijska tabela'.$C221]=&quot;&quot;;0;[$'amortizacijska tabela'.$D221]-[$'amortizacijska tabela'.$F221])" office:value-type="float" office:value="114900.908811218" calcext:value-type="float">
            <text:p>114.900,91 €</text:p>
          </table:table-cell>
          <table:table-cell table:style-name="ce32" table:formula="of:=IF([$'amortizacijska tabela'.$I221]&gt;0;LastRow-ROW();0)" office:value-type="float" office:value="142" calcext:value-type="float">
            <text:p><text:s/>142 </text:p>
          </table:table-cell>
          <table:table-cell table:number-columns-repeated="1014"/>
        </table:table-row>
        <table:table-row table:style-name="ro3">
          <table:table-cell/>
          <table:table-cell table:style-name="ce32" table:formula="of:=ROWS([.$B$4:.B222])" office:value-type="float" office:value="219" calcext:value-type="float">
            <text:p><text:s/>219 </text:p>
          </table:table-cell>
          <table:table-cell table:style-name="ce34" table:formula="of:=IF(ValuesEntered;IF([$'amortizacijska tabela'.$B222]&lt;=DurationOfLoan;IF(ROW()-ROW([$'amortizacijska tabela'.$C$3])=1;LoanStart;IF([.I221]&gt;0;EDATE([.C221];1);&quot;&quot;));&quot;&quot;);&quot;&quot;)" office:value-type="date" office:date-value="2039-07-07" calcext:value-type="date">
            <text:p>07. 07. 2039</text:p>
          </table:table-cell>
          <table:table-cell table:style-name="ce36" table:formula="of:=IF(ROW()-ROW([$'amortizacijska tabela'.$D$3])=1;LoanAmount;IF([$'amortizacijska tabela'.$C222]=&quot;&quot;;0;INDEX([$'amortizacijska tabela'.$B$4:.$J$363]; ROW()-4;8)))" office:value-type="float" office:value="114900.908811218" calcext:value-type="float">
            <text:p>114.900,91 €</text:p>
          </table:table-cell>
          <table:table-cell table:style-name="ce36" table:formula="of:=IF(ValuesEntered;IF(ROW()-ROW([$'amortizacijska tabela'.$E$3])=1;-IPMT(InterestRate/12;1;DurationOfLoan-ROWS([.$C$4:.C222])+1;[$'amortizacijska tabela'.$D222]);IFERROR(-IPMT(InterestRate/12;1;[$'amortizacijska tabela'.$J222];[.D223]);0));0)" office:value-type="float" office:value="476.275080632945" calcext:value-type="float">
            <text:p>476,28 €</text:p>
          </table:table-cell>
          <table:table-cell table:style-name="ce36" table:formula="of:=IFERROR(IF(AND(ValuesEntered;[$'amortizacijska tabela'.$C222]&lt;&gt;&quot;&quot;);-PPMT(InterestRate/12;1;DurationOfLoan-ROWS([.$C$4:.C222])+1;[$'amortizacijska tabela'.$D222]);&quot;&quot;);0)" office:value-type="float" office:value="594.889459310873" calcext:value-type="float">
            <text:p>594,89 €</text:p>
          </table:table-cell>
          <table:table-cell table:style-name="ce36" table:formula="of:=IF([$'amortizacijska tabela'.$C222]=&quot;&quot;;0;PropertyTaxAmount)" office:value-type="float" office:value="375" calcext:value-type="float">
            <text:p>375,00 €</text:p>
          </table:table-cell>
          <table:table-cell table:style-name="ce36" table:formula="of:=IF([$'amortizacijska tabela'.$C222]=&quot;&quot;;0;[$'amortizacijska tabela'.$E222]+[$'amortizacijska tabela'.$F222]+[$'amortizacijska tabela'.$G222])" office:value-type="float" office:value="1446.16453994382" calcext:value-type="float">
            <text:p>1.446,16 €</text:p>
          </table:table-cell>
          <table:table-cell table:style-name="ce36" table:formula="of:=IF([$'amortizacijska tabela'.$C222]=&quot;&quot;;0;[$'amortizacijska tabela'.$D222]-[$'amortizacijska tabela'.$F222])" office:value-type="float" office:value="114306.019351907" calcext:value-type="float">
            <text:p>114.306,02 €</text:p>
          </table:table-cell>
          <table:table-cell table:style-name="ce32" table:formula="of:=IF([$'amortizacijska tabela'.$I222]&gt;0;LastRow-ROW();0)" office:value-type="float" office:value="141" calcext:value-type="float">
            <text:p><text:s/>141 </text:p>
          </table:table-cell>
          <table:table-cell table:number-columns-repeated="1014"/>
        </table:table-row>
        <table:table-row table:style-name="ro3">
          <table:table-cell/>
          <table:table-cell table:style-name="ce32" table:formula="of:=ROWS([.$B$4:.B223])" office:value-type="float" office:value="220" calcext:value-type="float">
            <text:p><text:s/>220 </text:p>
          </table:table-cell>
          <table:table-cell table:style-name="ce34" table:formula="of:=IF(ValuesEntered;IF([$'amortizacijska tabela'.$B223]&lt;=DurationOfLoan;IF(ROW()-ROW([$'amortizacijska tabela'.$C$3])=1;LoanStart;IF([.I222]&gt;0;EDATE([.C222];1);&quot;&quot;));&quot;&quot;);&quot;&quot;)" office:value-type="date" office:date-value="2039-08-07" calcext:value-type="date">
            <text:p>07. 08. 2039</text:p>
          </table:table-cell>
          <table:table-cell table:style-name="ce36" table:formula="of:=IF(ROW()-ROW([$'amortizacijska tabela'.$D$3])=1;LoanAmount;IF([$'amortizacijska tabela'.$C223]=&quot;&quot;;0;INDEX([$'amortizacijska tabela'.$B$4:.$J$363]; ROW()-4;8)))" office:value-type="float" office:value="114306.019351907" calcext:value-type="float">
            <text:p>114.306,02 €</text:p>
          </table:table-cell>
          <table:table-cell table:style-name="ce36" table:formula="of:=IF(ValuesEntered;IF(ROW()-ROW([$'amortizacijska tabela'.$E$3])=1;-IPMT(InterestRate/12;1;DurationOfLoan-ROWS([.$C$4:.C223])+1;[$'amortizacijska tabela'.$D223]);IFERROR(-IPMT(InterestRate/12;1;[$'amortizacijska tabela'.$J223];[.D224]);0));0)" office:value-type="float" office:value="473.786046610481" calcext:value-type="float">
            <text:p>473,79 €</text:p>
          </table:table-cell>
          <table:table-cell table:style-name="ce36" table:formula="of:=IFERROR(IF(AND(ValuesEntered;[$'amortizacijska tabela'.$C223]&lt;&gt;&quot;&quot;);-PPMT(InterestRate/12;1;DurationOfLoan-ROWS([.$C$4:.C223])+1;[$'amortizacijska tabela'.$D223]);&quot;&quot;);0)" office:value-type="float" office:value="597.368165391335" calcext:value-type="float">
            <text:p>597,37 €</text:p>
          </table:table-cell>
          <table:table-cell table:style-name="ce36" table:formula="of:=IF([$'amortizacijska tabela'.$C223]=&quot;&quot;;0;PropertyTaxAmount)" office:value-type="float" office:value="375" calcext:value-type="float">
            <text:p>375,00 €</text:p>
          </table:table-cell>
          <table:table-cell table:style-name="ce36" table:formula="of:=IF([$'amortizacijska tabela'.$C223]=&quot;&quot;;0;[$'amortizacijska tabela'.$E223]+[$'amortizacijska tabela'.$F223]+[$'amortizacijska tabela'.$G223])" office:value-type="float" office:value="1446.15421200182" calcext:value-type="float">
            <text:p>1.446,15 €</text:p>
          </table:table-cell>
          <table:table-cell table:style-name="ce36" table:formula="of:=IF([$'amortizacijska tabela'.$C223]=&quot;&quot;;0;[$'amortizacijska tabela'.$D223]-[$'amortizacijska tabela'.$F223])" office:value-type="float" office:value="113708.651186515" calcext:value-type="float">
            <text:p>113.708,65 €</text:p>
          </table:table-cell>
          <table:table-cell table:style-name="ce32" table:formula="of:=IF([$'amortizacijska tabela'.$I223]&gt;0;LastRow-ROW();0)" office:value-type="float" office:value="140" calcext:value-type="float">
            <text:p><text:s/>140 </text:p>
          </table:table-cell>
          <table:table-cell table:number-columns-repeated="1014"/>
        </table:table-row>
        <table:table-row table:style-name="ro3">
          <table:table-cell/>
          <table:table-cell table:style-name="ce32" table:formula="of:=ROWS([.$B$4:.B224])" office:value-type="float" office:value="221" calcext:value-type="float">
            <text:p><text:s/>221 </text:p>
          </table:table-cell>
          <table:table-cell table:style-name="ce34" table:formula="of:=IF(ValuesEntered;IF([$'amortizacijska tabela'.$B224]&lt;=DurationOfLoan;IF(ROW()-ROW([$'amortizacijska tabela'.$C$3])=1;LoanStart;IF([.I223]&gt;0;EDATE([.C223];1);&quot;&quot;));&quot;&quot;);&quot;&quot;)" office:value-type="date" office:date-value="2039-09-07" calcext:value-type="date">
            <text:p>07. 09. 2039</text:p>
          </table:table-cell>
          <table:table-cell table:style-name="ce36" table:formula="of:=IF(ROW()-ROW([$'amortizacijska tabela'.$D$3])=1;LoanAmount;IF([$'amortizacijska tabela'.$C224]=&quot;&quot;;0;INDEX([$'amortizacijska tabela'.$B$4:.$J$363]; ROW()-4;8)))" office:value-type="float" office:value="113708.651186515" calcext:value-type="float">
            <text:p>113.708,65 €</text:p>
          </table:table-cell>
          <table:table-cell table:style-name="ce36" table:formula="of:=IF(ValuesEntered;IF(ROW()-ROW([$'amortizacijska tabela'.$E$3])=1;-IPMT(InterestRate/12;1;DurationOfLoan-ROWS([.$C$4:.C224])+1;[$'amortizacijska tabela'.$D224]);IFERROR(-IPMT(InterestRate/12;1;[$'amortizacijska tabela'.$J224];[.D225]);0));0)" office:value-type="float" office:value="471.286641612923" calcext:value-type="float">
            <text:p>471,29 €</text:p>
          </table:table-cell>
          <table:table-cell table:style-name="ce36" table:formula="of:=IFERROR(IF(AND(ValuesEntered;[$'amortizacijska tabela'.$C224]&lt;&gt;&quot;&quot;);-PPMT(InterestRate/12;1;DurationOfLoan-ROWS([.$C$4:.C224])+1;[$'amortizacijska tabela'.$D224]);&quot;&quot;);0)" office:value-type="float" office:value="599.857199413799" calcext:value-type="float">
            <text:p>599,86 €</text:p>
          </table:table-cell>
          <table:table-cell table:style-name="ce36" table:formula="of:=IF([$'amortizacijska tabela'.$C224]=&quot;&quot;;0;PropertyTaxAmount)" office:value-type="float" office:value="375" calcext:value-type="float">
            <text:p>375,00 €</text:p>
          </table:table-cell>
          <table:table-cell table:style-name="ce36" table:formula="of:=IF([$'amortizacijska tabela'.$C224]=&quot;&quot;;0;[$'amortizacijska tabela'.$E224]+[$'amortizacijska tabela'.$F224]+[$'amortizacijska tabela'.$G224])" office:value-type="float" office:value="1446.14384102672" calcext:value-type="float">
            <text:p>1.446,14 €</text:p>
          </table:table-cell>
          <table:table-cell table:style-name="ce36" table:formula="of:=IF([$'amortizacijska tabela'.$C224]=&quot;&quot;;0;[$'amortizacijska tabela'.$D224]-[$'amortizacijska tabela'.$F224])" office:value-type="float" office:value="113108.793987102" calcext:value-type="float">
            <text:p>113.108,79 €</text:p>
          </table:table-cell>
          <table:table-cell table:style-name="ce32" table:formula="of:=IF([$'amortizacijska tabela'.$I224]&gt;0;LastRow-ROW();0)" office:value-type="float" office:value="139" calcext:value-type="float">
            <text:p><text:s/>139 </text:p>
          </table:table-cell>
          <table:table-cell table:number-columns-repeated="1014"/>
        </table:table-row>
        <table:table-row table:style-name="ro3">
          <table:table-cell/>
          <table:table-cell table:style-name="ce32" table:formula="of:=ROWS([.$B$4:.B225])" office:value-type="float" office:value="222" calcext:value-type="float">
            <text:p><text:s/>222 </text:p>
          </table:table-cell>
          <table:table-cell table:style-name="ce34" table:formula="of:=IF(ValuesEntered;IF([$'amortizacijska tabela'.$B225]&lt;=DurationOfLoan;IF(ROW()-ROW([$'amortizacijska tabela'.$C$3])=1;LoanStart;IF([.I224]&gt;0;EDATE([.C224];1);&quot;&quot;));&quot;&quot;);&quot;&quot;)" office:value-type="date" office:date-value="2039-10-07" calcext:value-type="date">
            <text:p>07. 10. 2039</text:p>
          </table:table-cell>
          <table:table-cell table:style-name="ce36" table:formula="of:=IF(ROW()-ROW([$'amortizacijska tabela'.$D$3])=1;LoanAmount;IF([$'amortizacijska tabela'.$C225]=&quot;&quot;;0;INDEX([$'amortizacijska tabela'.$B$4:.$J$363]; ROW()-4;8)))" office:value-type="float" office:value="113108.793987102" calcext:value-type="float">
            <text:p>113.108,79 €</text:p>
          </table:table-cell>
          <table:table-cell table:style-name="ce36" table:formula="of:=IF(ValuesEntered;IF(ROW()-ROW([$'amortizacijska tabela'.$E$3])=1;-IPMT(InterestRate/12;1;DurationOfLoan-ROWS([.$C$4:.C225])+1;[$'amortizacijska tabela'.$D225]);IFERROR(-IPMT(InterestRate/12;1;[$'amortizacijska tabela'.$J225];[.D226]);0));0)" office:value-type="float" office:value="468.776822427876" calcext:value-type="float">
            <text:p>468,78 €</text:p>
          </table:table-cell>
          <table:table-cell table:style-name="ce36" table:formula="of:=IFERROR(IF(AND(ValuesEntered;[$'amortizacijska tabela'.$C225]&lt;&gt;&quot;&quot;);-PPMT(InterestRate/12;1;DurationOfLoan-ROWS([.$C$4:.C225])+1;[$'amortizacijska tabela'.$D225]);&quot;&quot;);0)" office:value-type="float" office:value="602.356604411356" calcext:value-type="float">
            <text:p>602,36 €</text:p>
          </table:table-cell>
          <table:table-cell table:style-name="ce36" table:formula="of:=IF([$'amortizacijska tabela'.$C225]=&quot;&quot;;0;PropertyTaxAmount)" office:value-type="float" office:value="375" calcext:value-type="float">
            <text:p>375,00 €</text:p>
          </table:table-cell>
          <table:table-cell table:style-name="ce36" table:formula="of:=IF([$'amortizacijska tabela'.$C225]=&quot;&quot;;0;[$'amortizacijska tabela'.$E225]+[$'amortizacijska tabela'.$F225]+[$'amortizacijska tabela'.$G225])" office:value-type="float" office:value="1446.13342683923" calcext:value-type="float">
            <text:p>1.446,13 €</text:p>
          </table:table-cell>
          <table:table-cell table:style-name="ce36" table:formula="of:=IF([$'amortizacijska tabela'.$C225]=&quot;&quot;;0;[$'amortizacijska tabela'.$D225]-[$'amortizacijska tabela'.$F225])" office:value-type="float" office:value="112506.43738269" calcext:value-type="float">
            <text:p>112.506,44 €</text:p>
          </table:table-cell>
          <table:table-cell table:style-name="ce32" table:formula="of:=IF([$'amortizacijska tabela'.$I225]&gt;0;LastRow-ROW();0)" office:value-type="float" office:value="138" calcext:value-type="float">
            <text:p><text:s/>138 </text:p>
          </table:table-cell>
          <table:table-cell table:number-columns-repeated="1014"/>
        </table:table-row>
        <table:table-row table:style-name="ro3">
          <table:table-cell/>
          <table:table-cell table:style-name="ce32" table:formula="of:=ROWS([.$B$4:.B226])" office:value-type="float" office:value="223" calcext:value-type="float">
            <text:p><text:s/>223 </text:p>
          </table:table-cell>
          <table:table-cell table:style-name="ce34" table:formula="of:=IF(ValuesEntered;IF([$'amortizacijska tabela'.$B226]&lt;=DurationOfLoan;IF(ROW()-ROW([$'amortizacijska tabela'.$C$3])=1;LoanStart;IF([.I225]&gt;0;EDATE([.C225];1);&quot;&quot;));&quot;&quot;);&quot;&quot;)" office:value-type="date" office:date-value="2039-11-07" calcext:value-type="date">
            <text:p>07. 11. 2039</text:p>
          </table:table-cell>
          <table:table-cell table:style-name="ce36" table:formula="of:=IF(ROW()-ROW([$'amortizacijska tabela'.$D$3])=1;LoanAmount;IF([$'amortizacijska tabela'.$C226]=&quot;&quot;;0;INDEX([$'amortizacijska tabela'.$B$4:.$J$363]; ROW()-4;8)))" office:value-type="float" office:value="112506.43738269" calcext:value-type="float">
            <text:p>112.506,44 €</text:p>
          </table:table-cell>
          <table:table-cell table:style-name="ce36" table:formula="of:=IF(ValuesEntered;IF(ROW()-ROW([$'amortizacijska tabela'.$E$3])=1;-IPMT(InterestRate/12;1;DurationOfLoan-ROWS([.$C$4:.C226])+1;[$'amortizacijska tabela'.$D226]);IFERROR(-IPMT(InterestRate/12;1;[$'amortizacijska tabela'.$J226];[.D227]);0));0)" office:value-type="float" office:value="466.256545662891" calcext:value-type="float">
            <text:p>466,26 €</text:p>
          </table:table-cell>
          <table:table-cell table:style-name="ce36" table:formula="of:=IFERROR(IF(AND(ValuesEntered;[$'amortizacijska tabela'.$C226]&lt;&gt;&quot;&quot;);-PPMT(InterestRate/12;1;DurationOfLoan-ROWS([.$C$4:.C226])+1;[$'amortizacijska tabela'.$D226]);&quot;&quot;);0)" office:value-type="float" office:value="604.866423596403" calcext:value-type="float">
            <text:p>604,87 €</text:p>
          </table:table-cell>
          <table:table-cell table:style-name="ce36" table:formula="of:=IF([$'amortizacijska tabela'.$C226]=&quot;&quot;;0;PropertyTaxAmount)" office:value-type="float" office:value="375" calcext:value-type="float">
            <text:p>375,00 €</text:p>
          </table:table-cell>
          <table:table-cell table:style-name="ce36" table:formula="of:=IF([$'amortizacijska tabela'.$C226]=&quot;&quot;;0;[$'amortizacijska tabela'.$E226]+[$'amortizacijska tabela'.$F226]+[$'amortizacijska tabela'.$G226])" office:value-type="float" office:value="1446.12296925929" calcext:value-type="float">
            <text:p>1.446,12 €</text:p>
          </table:table-cell>
          <table:table-cell table:style-name="ce36" table:formula="of:=IF([$'amortizacijska tabela'.$C226]=&quot;&quot;;0;[$'amortizacijska tabela'.$D226]-[$'amortizacijska tabela'.$F226])" office:value-type="float" office:value="111901.570959094" calcext:value-type="float">
            <text:p>111.901,57 €</text:p>
          </table:table-cell>
          <table:table-cell table:style-name="ce32" table:formula="of:=IF([$'amortizacijska tabela'.$I226]&gt;0;LastRow-ROW();0)" office:value-type="float" office:value="137" calcext:value-type="float">
            <text:p><text:s/>137 </text:p>
          </table:table-cell>
          <table:table-cell table:number-columns-repeated="1014"/>
        </table:table-row>
        <table:table-row table:style-name="ro3">
          <table:table-cell/>
          <table:table-cell table:style-name="ce32" table:formula="of:=ROWS([.$B$4:.B227])" office:value-type="float" office:value="224" calcext:value-type="float">
            <text:p><text:s/>224 </text:p>
          </table:table-cell>
          <table:table-cell table:style-name="ce34" table:formula="of:=IF(ValuesEntered;IF([$'amortizacijska tabela'.$B227]&lt;=DurationOfLoan;IF(ROW()-ROW([$'amortizacijska tabela'.$C$3])=1;LoanStart;IF([.I226]&gt;0;EDATE([.C226];1);&quot;&quot;));&quot;&quot;);&quot;&quot;)" office:value-type="date" office:date-value="2039-12-07" calcext:value-type="date">
            <text:p>07. 12. 2039</text:p>
          </table:table-cell>
          <table:table-cell table:style-name="ce36" table:formula="of:=IF(ROW()-ROW([$'amortizacijska tabela'.$D$3])=1;LoanAmount;IF([$'amortizacijska tabela'.$C227]=&quot;&quot;;0;INDEX([$'amortizacijska tabela'.$B$4:.$J$363]; ROW()-4;8)))" office:value-type="float" office:value="111901.570959094" calcext:value-type="float">
            <text:p>111.901,57 €</text:p>
          </table:table-cell>
          <table:table-cell table:style-name="ce36" table:formula="of:=IF(ValuesEntered;IF(ROW()-ROW([$'amortizacijska tabela'.$E$3])=1;-IPMT(InterestRate/12;1;DurationOfLoan-ROWS([.$C$4:.C227])+1;[$'amortizacijska tabela'.$D227]);IFERROR(-IPMT(InterestRate/12;1;[$'amortizacijska tabela'.$J227];[.D228]);0));0)" office:value-type="float" office:value="463.725767744718" calcext:value-type="float">
            <text:p>463,73 €</text:p>
          </table:table-cell>
          <table:table-cell table:style-name="ce36" table:formula="of:=IFERROR(IF(AND(ValuesEntered;[$'amortizacijska tabela'.$C227]&lt;&gt;&quot;&quot;);-PPMT(InterestRate/12;1;DurationOfLoan-ROWS([.$C$4:.C227])+1;[$'amortizacijska tabela'.$D227]);&quot;&quot;);0)" office:value-type="float" office:value="607.386700361389" calcext:value-type="float">
            <text:p>607,39 €</text:p>
          </table:table-cell>
          <table:table-cell table:style-name="ce36" table:formula="of:=IF([$'amortizacijska tabela'.$C227]=&quot;&quot;;0;PropertyTaxAmount)" office:value-type="float" office:value="375" calcext:value-type="float">
            <text:p>375,00 €</text:p>
          </table:table-cell>
          <table:table-cell table:style-name="ce36" table:formula="of:=IF([$'amortizacijska tabela'.$C227]=&quot;&quot;;0;[$'amortizacijska tabela'.$E227]+[$'amortizacijska tabela'.$F227]+[$'amortizacijska tabela'.$G227])" office:value-type="float" office:value="1446.11246810611" calcext:value-type="float">
            <text:p>1.446,11 €</text:p>
          </table:table-cell>
          <table:table-cell table:style-name="ce36" table:formula="of:=IF([$'amortizacijska tabela'.$C227]=&quot;&quot;;0;[$'amortizacijska tabela'.$D227]-[$'amortizacijska tabela'.$F227])" office:value-type="float" office:value="111294.184258732" calcext:value-type="float">
            <text:p>111.294,18 €</text:p>
          </table:table-cell>
          <table:table-cell table:style-name="ce32" table:formula="of:=IF([$'amortizacijska tabela'.$I227]&gt;0;LastRow-ROW();0)" office:value-type="float" office:value="136" calcext:value-type="float">
            <text:p><text:s/>136 </text:p>
          </table:table-cell>
          <table:table-cell table:number-columns-repeated="1014"/>
        </table:table-row>
        <table:table-row table:style-name="ro3">
          <table:table-cell/>
          <table:table-cell table:style-name="ce32" table:formula="of:=ROWS([.$B$4:.B228])" office:value-type="float" office:value="225" calcext:value-type="float">
            <text:p><text:s/>225 </text:p>
          </table:table-cell>
          <table:table-cell table:style-name="ce34" table:formula="of:=IF(ValuesEntered;IF([$'amortizacijska tabela'.$B228]&lt;=DurationOfLoan;IF(ROW()-ROW([$'amortizacijska tabela'.$C$3])=1;LoanStart;IF([.I227]&gt;0;EDATE([.C227];1);&quot;&quot;));&quot;&quot;);&quot;&quot;)" office:value-type="date" office:date-value="2040-01-07" calcext:value-type="date">
            <text:p>07. 01. 2040</text:p>
          </table:table-cell>
          <table:table-cell table:style-name="ce36" table:formula="of:=IF(ROW()-ROW([$'amortizacijska tabela'.$D$3])=1;LoanAmount;IF([$'amortizacijska tabela'.$C228]=&quot;&quot;;0;INDEX([$'amortizacijska tabela'.$B$4:.$J$363]; ROW()-4;8)))" office:value-type="float" office:value="111294.184258732" calcext:value-type="float">
            <text:p>111.294,18 €</text:p>
          </table:table-cell>
          <table:table-cell table:style-name="ce36" table:formula="of:=IF(ValuesEntered;IF(ROW()-ROW([$'amortizacijska tabela'.$E$3])=1;-IPMT(InterestRate/12;1;DurationOfLoan-ROWS([.$C$4:.C228])+1;[$'amortizacijska tabela'.$D228]);IFERROR(-IPMT(InterestRate/12;1;[$'amortizacijska tabela'.$J228];[.D229]);0));0)" office:value-type="float" office:value="461.184444918554" calcext:value-type="float">
            <text:p>461,18 €</text:p>
          </table:table-cell>
          <table:table-cell table:style-name="ce36" table:formula="of:=IFERROR(IF(AND(ValuesEntered;[$'amortizacijska tabela'.$C228]&lt;&gt;&quot;&quot;);-PPMT(InterestRate/12;1;DurationOfLoan-ROWS([.$C$4:.C228])+1;[$'amortizacijska tabela'.$D228]);&quot;&quot;);0)" office:value-type="float" office:value="609.917478279561" calcext:value-type="float">
            <text:p>609,92 €</text:p>
          </table:table-cell>
          <table:table-cell table:style-name="ce36" table:formula="of:=IF([$'amortizacijska tabela'.$C228]=&quot;&quot;;0;PropertyTaxAmount)" office:value-type="float" office:value="375" calcext:value-type="float">
            <text:p>375,00 €</text:p>
          </table:table-cell>
          <table:table-cell table:style-name="ce36" table:formula="of:=IF([$'amortizacijska tabela'.$C228]=&quot;&quot;;0;[$'amortizacijska tabela'.$E228]+[$'amortizacijska tabela'.$F228]+[$'amortizacijska tabela'.$G228])" office:value-type="float" office:value="1446.10192319811" calcext:value-type="float">
            <text:p>1.446,10 €</text:p>
          </table:table-cell>
          <table:table-cell table:style-name="ce36" table:formula="of:=IF([$'amortizacijska tabela'.$C228]=&quot;&quot;;0;[$'amortizacijska tabela'.$D228]-[$'amortizacijska tabela'.$F228])" office:value-type="float" office:value="110684.266780453" calcext:value-type="float">
            <text:p>110.684,27 €</text:p>
          </table:table-cell>
          <table:table-cell table:style-name="ce32" table:formula="of:=IF([$'amortizacijska tabela'.$I228]&gt;0;LastRow-ROW();0)" office:value-type="float" office:value="135" calcext:value-type="float">
            <text:p><text:s/>135 </text:p>
          </table:table-cell>
          <table:table-cell table:number-columns-repeated="1014"/>
        </table:table-row>
        <table:table-row table:style-name="ro3">
          <table:table-cell/>
          <table:table-cell table:style-name="ce32" table:formula="of:=ROWS([.$B$4:.B229])" office:value-type="float" office:value="226" calcext:value-type="float">
            <text:p><text:s/>226 </text:p>
          </table:table-cell>
          <table:table-cell table:style-name="ce34" table:formula="of:=IF(ValuesEntered;IF([$'amortizacijska tabela'.$B229]&lt;=DurationOfLoan;IF(ROW()-ROW([$'amortizacijska tabela'.$C$3])=1;LoanStart;IF([.I228]&gt;0;EDATE([.C228];1);&quot;&quot;));&quot;&quot;);&quot;&quot;)" office:value-type="date" office:date-value="2040-02-07" calcext:value-type="date">
            <text:p>07. 02. 2040</text:p>
          </table:table-cell>
          <table:table-cell table:style-name="ce36" table:formula="of:=IF(ROW()-ROW([$'amortizacijska tabela'.$D$3])=1;LoanAmount;IF([$'amortizacijska tabela'.$C229]=&quot;&quot;;0;INDEX([$'amortizacijska tabela'.$B$4:.$J$363]; ROW()-4;8)))" office:value-type="float" office:value="110684.266780453" calcext:value-type="float">
            <text:p>110.684,27 €</text:p>
          </table:table-cell>
          <table:table-cell table:style-name="ce36" table:formula="of:=IF(ValuesEntered;IF(ROW()-ROW([$'amortizacijska tabela'.$E$3])=1;-IPMT(InterestRate/12;1;DurationOfLoan-ROWS([.$C$4:.C229])+1;[$'amortizacijska tabela'.$D229]);IFERROR(-IPMT(InterestRate/12;1;[$'amortizacijska tabela'.$J229];[.D230]);0));0)" office:value-type="float" office:value="458.63253324728" calcext:value-type="float">
            <text:p>458,63 €</text:p>
          </table:table-cell>
          <table:table-cell table:style-name="ce36" table:formula="of:=IFERROR(IF(AND(ValuesEntered;[$'amortizacijska tabela'.$C229]&lt;&gt;&quot;&quot;);-PPMT(InterestRate/12;1;DurationOfLoan-ROWS([.$C$4:.C229])+1;[$'amortizacijska tabela'.$D229]);&quot;&quot;);0)" office:value-type="float" office:value="612.458801105726" calcext:value-type="float">
            <text:p>612,46 €</text:p>
          </table:table-cell>
          <table:table-cell table:style-name="ce36" table:formula="of:=IF([$'amortizacijska tabela'.$C229]=&quot;&quot;;0;PropertyTaxAmount)" office:value-type="float" office:value="375" calcext:value-type="float">
            <text:p>375,00 €</text:p>
          </table:table-cell>
          <table:table-cell table:style-name="ce36" table:formula="of:=IF([$'amortizacijska tabela'.$C229]=&quot;&quot;;0;[$'amortizacijska tabela'.$E229]+[$'amortizacijska tabela'.$F229]+[$'amortizacijska tabela'.$G229])" office:value-type="float" office:value="1446.09133435301" calcext:value-type="float">
            <text:p>1.446,09 €</text:p>
          </table:table-cell>
          <table:table-cell table:style-name="ce36" table:formula="of:=IF([$'amortizacijska tabela'.$C229]=&quot;&quot;;0;[$'amortizacijska tabela'.$D229]-[$'amortizacijska tabela'.$F229])" office:value-type="float" office:value="110071.807979347" calcext:value-type="float">
            <text:p>110.071,81 €</text:p>
          </table:table-cell>
          <table:table-cell table:style-name="ce32" table:formula="of:=IF([$'amortizacijska tabela'.$I229]&gt;0;LastRow-ROW();0)" office:value-type="float" office:value="134" calcext:value-type="float">
            <text:p><text:s/>134 </text:p>
          </table:table-cell>
          <table:table-cell table:number-columns-repeated="1014"/>
        </table:table-row>
        <table:table-row table:style-name="ro3">
          <table:table-cell/>
          <table:table-cell table:style-name="ce32" table:formula="of:=ROWS([.$B$4:.B230])" office:value-type="float" office:value="227" calcext:value-type="float">
            <text:p><text:s/>227 </text:p>
          </table:table-cell>
          <table:table-cell table:style-name="ce34" table:formula="of:=IF(ValuesEntered;IF([$'amortizacijska tabela'.$B230]&lt;=DurationOfLoan;IF(ROW()-ROW([$'amortizacijska tabela'.$C$3])=1;LoanStart;IF([.I229]&gt;0;EDATE([.C229];1);&quot;&quot;));&quot;&quot;);&quot;&quot;)" office:value-type="date" office:date-value="2040-03-07" calcext:value-type="date">
            <text:p>07. 03. 2040</text:p>
          </table:table-cell>
          <table:table-cell table:style-name="ce36" table:formula="of:=IF(ROW()-ROW([$'amortizacijska tabela'.$D$3])=1;LoanAmount;IF([$'amortizacijska tabela'.$C230]=&quot;&quot;;0;INDEX([$'amortizacijska tabela'.$B$4:.$J$363]; ROW()-4;8)))" office:value-type="float" office:value="110071.807979347" calcext:value-type="float">
            <text:p>110.071,81 €</text:p>
          </table:table-cell>
          <table:table-cell table:style-name="ce36" table:formula="of:=IF(ValuesEntered;IF(ROW()-ROW([$'amortizacijska tabela'.$E$3])=1;-IPMT(InterestRate/12;1;DurationOfLoan-ROWS([.$C$4:.C230])+1;[$'amortizacijska tabela'.$D230]);IFERROR(-IPMT(InterestRate/12;1;[$'amortizacijska tabela'.$J230];[.D231]);0));0)" office:value-type="float" office:value="456.069988610709" calcext:value-type="float">
            <text:p>456,07 €</text:p>
          </table:table-cell>
          <table:table-cell table:style-name="ce36" table:formula="of:=IFERROR(IF(AND(ValuesEntered;[$'amortizacijska tabela'.$C230]&lt;&gt;&quot;&quot;);-PPMT(InterestRate/12;1;DurationOfLoan-ROWS([.$C$4:.C230])+1;[$'amortizacijska tabela'.$D230]);&quot;&quot;);0)" office:value-type="float" office:value="615.010712777" calcext:value-type="float">
            <text:p>615,01 €</text:p>
          </table:table-cell>
          <table:table-cell table:style-name="ce36" table:formula="of:=IF([$'amortizacijska tabela'.$C230]=&quot;&quot;;0;PropertyTaxAmount)" office:value-type="float" office:value="375" calcext:value-type="float">
            <text:p>375,00 €</text:p>
          </table:table-cell>
          <table:table-cell table:style-name="ce36" table:formula="of:=IF([$'amortizacijska tabela'.$C230]=&quot;&quot;;0;[$'amortizacijska tabela'.$E230]+[$'amortizacijska tabela'.$F230]+[$'amortizacijska tabela'.$G230])" office:value-type="float" office:value="1446.08070138771" calcext:value-type="float">
            <text:p>1.446,08 €</text:p>
          </table:table-cell>
          <table:table-cell table:style-name="ce36" table:formula="of:=IF([$'amortizacijska tabela'.$C230]=&quot;&quot;;0;[$'amortizacijska tabela'.$D230]-[$'amortizacijska tabela'.$F230])" office:value-type="float" office:value="109456.79726657" calcext:value-type="float">
            <text:p>109.456,80 €</text:p>
          </table:table-cell>
          <table:table-cell table:style-name="ce32" table:formula="of:=IF([$'amortizacijska tabela'.$I230]&gt;0;LastRow-ROW();0)" office:value-type="float" office:value="133" calcext:value-type="float">
            <text:p><text:s/>133 </text:p>
          </table:table-cell>
          <table:table-cell table:number-columns-repeated="1014"/>
        </table:table-row>
        <table:table-row table:style-name="ro3">
          <table:table-cell/>
          <table:table-cell table:style-name="ce32" table:formula="of:=ROWS([.$B$4:.B231])" office:value-type="float" office:value="228" calcext:value-type="float">
            <text:p><text:s/>228 </text:p>
          </table:table-cell>
          <table:table-cell table:style-name="ce34" table:formula="of:=IF(ValuesEntered;IF([$'amortizacijska tabela'.$B231]&lt;=DurationOfLoan;IF(ROW()-ROW([$'amortizacijska tabela'.$C$3])=1;LoanStart;IF([.I230]&gt;0;EDATE([.C230];1);&quot;&quot;));&quot;&quot;);&quot;&quot;)" office:value-type="date" office:date-value="2040-04-07" calcext:value-type="date">
            <text:p>07. 04. 2040</text:p>
          </table:table-cell>
          <table:table-cell table:style-name="ce36" table:formula="of:=IF(ROW()-ROW([$'amortizacijska tabela'.$D$3])=1;LoanAmount;IF([$'amortizacijska tabela'.$C231]=&quot;&quot;;0;INDEX([$'amortizacijska tabela'.$B$4:.$J$363]; ROW()-4;8)))" office:value-type="float" office:value="109456.79726657" calcext:value-type="float">
            <text:p>109.456,80 €</text:p>
          </table:table-cell>
          <table:table-cell table:style-name="ce36" table:formula="of:=IF(ValuesEntered;IF(ROW()-ROW([$'amortizacijska tabela'.$E$3])=1;-IPMT(InterestRate/12;1;DurationOfLoan-ROWS([.$C$4:.C231])+1;[$'amortizacijska tabela'.$D231]);IFERROR(-IPMT(InterestRate/12;1;[$'amortizacijska tabela'.$J231];[.D232]);0));0)" office:value-type="float" office:value="453.496766704819" calcext:value-type="float">
            <text:p>453,50 €</text:p>
          </table:table-cell>
          <table:table-cell table:style-name="ce36" table:formula="of:=IFERROR(IF(AND(ValuesEntered;[$'amortizacijska tabela'.$C231]&lt;&gt;&quot;&quot;);-PPMT(InterestRate/12;1;DurationOfLoan-ROWS([.$C$4:.C231])+1;[$'amortizacijska tabela'.$D231]);&quot;&quot;);0)" office:value-type="float" office:value="617.573257413571" calcext:value-type="float">
            <text:p>617,57 €</text:p>
          </table:table-cell>
          <table:table-cell table:style-name="ce36" table:formula="of:=IF([$'amortizacijska tabela'.$C231]=&quot;&quot;;0;PropertyTaxAmount)" office:value-type="float" office:value="375" calcext:value-type="float">
            <text:p>375,00 €</text:p>
          </table:table-cell>
          <table:table-cell table:style-name="ce36" table:formula="of:=IF([$'amortizacijska tabela'.$C231]=&quot;&quot;;0;[$'amortizacijska tabela'.$E231]+[$'amortizacijska tabela'.$F231]+[$'amortizacijska tabela'.$G231])" office:value-type="float" office:value="1446.07002411839" calcext:value-type="float">
            <text:p>1.446,07 €</text:p>
          </table:table-cell>
          <table:table-cell table:style-name="ce36" table:formula="of:=IF([$'amortizacijska tabela'.$C231]=&quot;&quot;;0;[$'amortizacijska tabela'.$D231]-[$'amortizacijska tabela'.$F231])" office:value-type="float" office:value="108839.224009157" calcext:value-type="float">
            <text:p>108.839,22 €</text:p>
          </table:table-cell>
          <table:table-cell table:style-name="ce32" table:formula="of:=IF([$'amortizacijska tabela'.$I231]&gt;0;LastRow-ROW();0)" office:value-type="float" office:value="132" calcext:value-type="float">
            <text:p><text:s/>132 </text:p>
          </table:table-cell>
          <table:table-cell table:number-columns-repeated="1014"/>
        </table:table-row>
        <table:table-row table:style-name="ro3">
          <table:table-cell/>
          <table:table-cell table:style-name="ce32" table:formula="of:=ROWS([.$B$4:.B232])" office:value-type="float" office:value="229" calcext:value-type="float">
            <text:p><text:s/>229 </text:p>
          </table:table-cell>
          <table:table-cell table:style-name="ce34" table:formula="of:=IF(ValuesEntered;IF([$'amortizacijska tabela'.$B232]&lt;=DurationOfLoan;IF(ROW()-ROW([$'amortizacijska tabela'.$C$3])=1;LoanStart;IF([.I231]&gt;0;EDATE([.C231];1);&quot;&quot;));&quot;&quot;);&quot;&quot;)" office:value-type="date" office:date-value="2040-05-07" calcext:value-type="date">
            <text:p>07. 05. 2040</text:p>
          </table:table-cell>
          <table:table-cell table:style-name="ce36" table:formula="of:=IF(ROW()-ROW([$'amortizacijska tabela'.$D$3])=1;LoanAmount;IF([$'amortizacijska tabela'.$C232]=&quot;&quot;;0;INDEX([$'amortizacijska tabela'.$B$4:.$J$363]; ROW()-4;8)))" office:value-type="float" office:value="108839.224009157" calcext:value-type="float">
            <text:p>108.839,22 €</text:p>
          </table:table-cell>
          <table:table-cell table:style-name="ce36" table:formula="of:=IF(ValuesEntered;IF(ROW()-ROW([$'amortizacijska tabela'.$E$3])=1;-IPMT(InterestRate/12;1;DurationOfLoan-ROWS([.$C$4:.C232])+1;[$'amortizacijska tabela'.$D232]);IFERROR(-IPMT(InterestRate/12;1;[$'amortizacijska tabela'.$J232];[.D233]);0));0)" office:value-type="float" office:value="450.912823040988" calcext:value-type="float">
            <text:p>450,91 €</text:p>
          </table:table-cell>
          <table:table-cell table:style-name="ce36" table:formula="of:=IFERROR(IF(AND(ValuesEntered;[$'amortizacijska tabela'.$C232]&lt;&gt;&quot;&quot;);-PPMT(InterestRate/12;1;DurationOfLoan-ROWS([.$C$4:.C232])+1;[$'amortizacijska tabela'.$D232]);&quot;&quot;);0)" office:value-type="float" office:value="620.146479319461" calcext:value-type="float">
            <text:p>620,15 €</text:p>
          </table:table-cell>
          <table:table-cell table:style-name="ce36" table:formula="of:=IF([$'amortizacijska tabela'.$C232]=&quot;&quot;;0;PropertyTaxAmount)" office:value-type="float" office:value="375" calcext:value-type="float">
            <text:p>375,00 €</text:p>
          </table:table-cell>
          <table:table-cell table:style-name="ce36" table:formula="of:=IF([$'amortizacijska tabela'.$C232]=&quot;&quot;;0;[$'amortizacijska tabela'.$E232]+[$'amortizacijska tabela'.$F232]+[$'amortizacijska tabela'.$G232])" office:value-type="float" office:value="1446.05930236045" calcext:value-type="float">
            <text:p>1.446,06 €</text:p>
          </table:table-cell>
          <table:table-cell table:style-name="ce36" table:formula="of:=IF([$'amortizacijska tabela'.$C232]=&quot;&quot;;0;[$'amortizacijska tabela'.$D232]-[$'amortizacijska tabela'.$F232])" office:value-type="float" office:value="108219.077529837" calcext:value-type="float">
            <text:p>108.219,08 €</text:p>
          </table:table-cell>
          <table:table-cell table:style-name="ce32" table:formula="of:=IF([$'amortizacijska tabela'.$I232]&gt;0;LastRow-ROW();0)" office:value-type="float" office:value="131" calcext:value-type="float">
            <text:p><text:s/>131 </text:p>
          </table:table-cell>
          <table:table-cell table:number-columns-repeated="1014"/>
        </table:table-row>
        <table:table-row table:style-name="ro3">
          <table:table-cell/>
          <table:table-cell table:style-name="ce32" table:formula="of:=ROWS([.$B$4:.B233])" office:value-type="float" office:value="230" calcext:value-type="float">
            <text:p><text:s/>230 </text:p>
          </table:table-cell>
          <table:table-cell table:style-name="ce34" table:formula="of:=IF(ValuesEntered;IF([$'amortizacijska tabela'.$B233]&lt;=DurationOfLoan;IF(ROW()-ROW([$'amortizacijska tabela'.$C$3])=1;LoanStart;IF([.I232]&gt;0;EDATE([.C232];1);&quot;&quot;));&quot;&quot;);&quot;&quot;)" office:value-type="date" office:date-value="2040-06-07" calcext:value-type="date">
            <text:p>07. 06. 2040</text:p>
          </table:table-cell>
          <table:table-cell table:style-name="ce36" table:formula="of:=IF(ROW()-ROW([$'amortizacijska tabela'.$D$3])=1;LoanAmount;IF([$'amortizacijska tabela'.$C233]=&quot;&quot;;0;INDEX([$'amortizacijska tabela'.$B$4:.$J$363]; ROW()-4;8)))" office:value-type="float" office:value="108219.077529837" calcext:value-type="float">
            <text:p>108.219,08 €</text:p>
          </table:table-cell>
          <table:table-cell table:style-name="ce36" table:formula="of:=IF(ValuesEntered;IF(ROW()-ROW([$'amortizacijska tabela'.$E$3])=1;-IPMT(InterestRate/12;1;DurationOfLoan-ROWS([.$C$4:.C233])+1;[$'amortizacijska tabela'.$D233]);IFERROR(-IPMT(InterestRate/12;1;[$'amortizacijska tabela'.$J233];[.D234]);0));0)" office:value-type="float" office:value="448.318112945224" calcext:value-type="float">
            <text:p>448,32 €</text:p>
          </table:table-cell>
          <table:table-cell table:style-name="ce36" table:formula="of:=IFERROR(IF(AND(ValuesEntered;[$'amortizacijska tabela'.$C233]&lt;&gt;&quot;&quot;);-PPMT(InterestRate/12;1;DurationOfLoan-ROWS([.$C$4:.C233])+1;[$'amortizacijska tabela'.$D233]);&quot;&quot;);0)" office:value-type="float" office:value="622.730422983292" calcext:value-type="float">
            <text:p>622,73 €</text:p>
          </table:table-cell>
          <table:table-cell table:style-name="ce36" table:formula="of:=IF([$'amortizacijska tabela'.$C233]=&quot;&quot;;0;PropertyTaxAmount)" office:value-type="float" office:value="375" calcext:value-type="float">
            <text:p>375,00 €</text:p>
          </table:table-cell>
          <table:table-cell table:style-name="ce36" table:formula="of:=IF([$'amortizacijska tabela'.$C233]=&quot;&quot;;0;[$'amortizacijska tabela'.$E233]+[$'amortizacijska tabela'.$F233]+[$'amortizacijska tabela'.$G233])" office:value-type="float" office:value="1446.04853592852" calcext:value-type="float">
            <text:p>1.446,05 €</text:p>
          </table:table-cell>
          <table:table-cell table:style-name="ce36" table:formula="of:=IF([$'amortizacijska tabela'.$C233]=&quot;&quot;;0;[$'amortizacijska tabela'.$D233]-[$'amortizacijska tabela'.$F233])" office:value-type="float" office:value="107596.347106854" calcext:value-type="float">
            <text:p>107.596,35 €</text:p>
          </table:table-cell>
          <table:table-cell table:style-name="ce32" table:formula="of:=IF([$'amortizacijska tabela'.$I233]&gt;0;LastRow-ROW();0)" office:value-type="float" office:value="130" calcext:value-type="float">
            <text:p><text:s/>130 </text:p>
          </table:table-cell>
          <table:table-cell table:number-columns-repeated="1014"/>
        </table:table-row>
        <table:table-row table:style-name="ro3">
          <table:table-cell/>
          <table:table-cell table:style-name="ce32" table:formula="of:=ROWS([.$B$4:.B234])" office:value-type="float" office:value="231" calcext:value-type="float">
            <text:p><text:s/>231 </text:p>
          </table:table-cell>
          <table:table-cell table:style-name="ce34" table:formula="of:=IF(ValuesEntered;IF([$'amortizacijska tabela'.$B234]&lt;=DurationOfLoan;IF(ROW()-ROW([$'amortizacijska tabela'.$C$3])=1;LoanStart;IF([.I233]&gt;0;EDATE([.C233];1);&quot;&quot;));&quot;&quot;);&quot;&quot;)" office:value-type="date" office:date-value="2040-07-07" calcext:value-type="date">
            <text:p>07. 07. 2040</text:p>
          </table:table-cell>
          <table:table-cell table:style-name="ce36" table:formula="of:=IF(ROW()-ROW([$'amortizacijska tabela'.$D$3])=1;LoanAmount;IF([$'amortizacijska tabela'.$C234]=&quot;&quot;;0;INDEX([$'amortizacijska tabela'.$B$4:.$J$363]; ROW()-4;8)))" office:value-type="float" office:value="107596.347106854" calcext:value-type="float">
            <text:p>107.596,35 €</text:p>
          </table:table-cell>
          <table:table-cell table:style-name="ce36" table:formula="of:=IF(ValuesEntered;IF(ROW()-ROW([$'amortizacijska tabela'.$E$3])=1;-IPMT(InterestRate/12;1;DurationOfLoan-ROWS([.$C$4:.C234])+1;[$'amortizacijska tabela'.$D234]);IFERROR(-IPMT(InterestRate/12;1;[$'amortizacijska tabela'.$J234];[.D235]);0));0)" office:value-type="float" office:value="445.712591557395" calcext:value-type="float">
            <text:p>445,71 €</text:p>
          </table:table-cell>
          <table:table-cell table:style-name="ce36" table:formula="of:=IFERROR(IF(AND(ValuesEntered;[$'amortizacijska tabela'.$C234]&lt;&gt;&quot;&quot;);-PPMT(InterestRate/12;1;DurationOfLoan-ROWS([.$C$4:.C234])+1;[$'amortizacijska tabela'.$D234]);&quot;&quot;);0)" office:value-type="float" office:value="625.325133079055" calcext:value-type="float">
            <text:p>625,33 €</text:p>
          </table:table-cell>
          <table:table-cell table:style-name="ce36" table:formula="of:=IF([$'amortizacijska tabela'.$C234]=&quot;&quot;;0;PropertyTaxAmount)" office:value-type="float" office:value="375" calcext:value-type="float">
            <text:p>375,00 €</text:p>
          </table:table-cell>
          <table:table-cell table:style-name="ce36" table:formula="of:=IF([$'amortizacijska tabela'.$C234]=&quot;&quot;;0;[$'amortizacijska tabela'.$E234]+[$'amortizacijska tabela'.$F234]+[$'amortizacijska tabela'.$G234])" office:value-type="float" office:value="1446.03772463645" calcext:value-type="float">
            <text:p>1.446,04 €</text:p>
          </table:table-cell>
          <table:table-cell table:style-name="ce36" table:formula="of:=IF([$'amortizacijska tabela'.$C234]=&quot;&quot;;0;[$'amortizacijska tabela'.$D234]-[$'amortizacijska tabela'.$F234])" office:value-type="float" office:value="106971.021973775" calcext:value-type="float">
            <text:p>106.971,02 €</text:p>
          </table:table-cell>
          <table:table-cell table:style-name="ce32" table:formula="of:=IF([$'amortizacijska tabela'.$I234]&gt;0;LastRow-ROW();0)" office:value-type="float" office:value="129" calcext:value-type="float">
            <text:p><text:s/>129 </text:p>
          </table:table-cell>
          <table:table-cell table:number-columns-repeated="1014"/>
        </table:table-row>
        <table:table-row table:style-name="ro3">
          <table:table-cell/>
          <table:table-cell table:style-name="ce32" table:formula="of:=ROWS([.$B$4:.B235])" office:value-type="float" office:value="232" calcext:value-type="float">
            <text:p><text:s/>232 </text:p>
          </table:table-cell>
          <table:table-cell table:style-name="ce34" table:formula="of:=IF(ValuesEntered;IF([$'amortizacijska tabela'.$B235]&lt;=DurationOfLoan;IF(ROW()-ROW([$'amortizacijska tabela'.$C$3])=1;LoanStart;IF([.I234]&gt;0;EDATE([.C234];1);&quot;&quot;));&quot;&quot;);&quot;&quot;)" office:value-type="date" office:date-value="2040-08-07" calcext:value-type="date">
            <text:p>07. 08. 2040</text:p>
          </table:table-cell>
          <table:table-cell table:style-name="ce36" table:formula="of:=IF(ROW()-ROW([$'amortizacijska tabela'.$D$3])=1;LoanAmount;IF([$'amortizacijska tabela'.$C235]=&quot;&quot;;0;INDEX([$'amortizacijska tabela'.$B$4:.$J$363]; ROW()-4;8)))" office:value-type="float" office:value="106971.021973775" calcext:value-type="float">
            <text:p>106.971,02 €</text:p>
          </table:table-cell>
          <table:table-cell table:style-name="ce36" table:formula="of:=IF(ValuesEntered;IF(ROW()-ROW([$'amortizacijska tabela'.$E$3])=1;-IPMT(InterestRate/12;1;DurationOfLoan-ROWS([.$C$4:.C235])+1;[$'amortizacijska tabela'.$D235]);IFERROR(-IPMT(InterestRate/12;1;[$'amortizacijska tabela'.$J235];[.D236]);0));0)" office:value-type="float" office:value="443.096213830449" calcext:value-type="float">
            <text:p>443,10 €</text:p>
          </table:table-cell>
          <table:table-cell table:style-name="ce36" table:formula="of:=IFERROR(IF(AND(ValuesEntered;[$'amortizacijska tabela'.$C235]&lt;&gt;&quot;&quot;);-PPMT(InterestRate/12;1;DurationOfLoan-ROWS([.$C$4:.C235])+1;[$'amortizacijska tabela'.$D235]);&quot;&quot;);0)" office:value-type="float" office:value="627.930654466885" calcext:value-type="float">
            <text:p>627,93 €</text:p>
          </table:table-cell>
          <table:table-cell table:style-name="ce36" table:formula="of:=IF([$'amortizacijska tabela'.$C235]=&quot;&quot;;0;PropertyTaxAmount)" office:value-type="float" office:value="375" calcext:value-type="float">
            <text:p>375,00 €</text:p>
          </table:table-cell>
          <table:table-cell table:style-name="ce36" table:formula="of:=IF([$'amortizacijska tabela'.$C235]=&quot;&quot;;0;[$'amortizacijska tabela'.$E235]+[$'amortizacijska tabela'.$F235]+[$'amortizacijska tabela'.$G235])" office:value-type="float" office:value="1446.02686829733" calcext:value-type="float">
            <text:p>1.446,03 €</text:p>
          </table:table-cell>
          <table:table-cell table:style-name="ce36" table:formula="of:=IF([$'amortizacijska tabela'.$C235]=&quot;&quot;;0;[$'amortizacijska tabela'.$D235]-[$'amortizacijska tabela'.$F235])" office:value-type="float" office:value="106343.091319308" calcext:value-type="float">
            <text:p>106.343,09 €</text:p>
          </table:table-cell>
          <table:table-cell table:style-name="ce32" table:formula="of:=IF([$'amortizacijska tabela'.$I235]&gt;0;LastRow-ROW();0)" office:value-type="float" office:value="128" calcext:value-type="float">
            <text:p><text:s/>128 </text:p>
          </table:table-cell>
          <table:table-cell table:number-columns-repeated="1014"/>
        </table:table-row>
        <table:table-row table:style-name="ro3">
          <table:table-cell/>
          <table:table-cell table:style-name="ce32" table:formula="of:=ROWS([.$B$4:.B236])" office:value-type="float" office:value="233" calcext:value-type="float">
            <text:p><text:s/>233 </text:p>
          </table:table-cell>
          <table:table-cell table:style-name="ce34" table:formula="of:=IF(ValuesEntered;IF([$'amortizacijska tabela'.$B236]&lt;=DurationOfLoan;IF(ROW()-ROW([$'amortizacijska tabela'.$C$3])=1;LoanStart;IF([.I235]&gt;0;EDATE([.C235];1);&quot;&quot;));&quot;&quot;);&quot;&quot;)" office:value-type="date" office:date-value="2040-09-07" calcext:value-type="date">
            <text:p>07. 09. 2040</text:p>
          </table:table-cell>
          <table:table-cell table:style-name="ce36" table:formula="of:=IF(ROW()-ROW([$'amortizacijska tabela'.$D$3])=1;LoanAmount;IF([$'amortizacijska tabela'.$C236]=&quot;&quot;;0;INDEX([$'amortizacijska tabela'.$B$4:.$J$363]; ROW()-4;8)))" office:value-type="float" office:value="106343.091319308" calcext:value-type="float">
            <text:p>106.343,09 €</text:p>
          </table:table-cell>
          <table:table-cell table:style-name="ce36" table:formula="of:=IF(ValuesEntered;IF(ROW()-ROW([$'amortizacijska tabela'.$E$3])=1;-IPMT(InterestRate/12;1;DurationOfLoan-ROWS([.$C$4:.C236])+1;[$'amortizacijska tabela'.$D236]);IFERROR(-IPMT(InterestRate/12;1;[$'amortizacijska tabela'.$J236];[.D237]);0));0)" office:value-type="float" office:value="440.468934529642" calcext:value-type="float">
            <text:p>440,47 €</text:p>
          </table:table-cell>
          <table:table-cell table:style-name="ce36" table:formula="of:=IFERROR(IF(AND(ValuesEntered;[$'amortizacijska tabela'.$C236]&lt;&gt;&quot;&quot;);-PPMT(InterestRate/12;1;DurationOfLoan-ROWS([.$C$4:.C236])+1;[$'amortizacijska tabela'.$D236]);&quot;&quot;);0)" office:value-type="float" office:value="630.54703219383" calcext:value-type="float">
            <text:p>630,55 €</text:p>
          </table:table-cell>
          <table:table-cell table:style-name="ce36" table:formula="of:=IF([$'amortizacijska tabela'.$C236]=&quot;&quot;;0;PropertyTaxAmount)" office:value-type="float" office:value="375" calcext:value-type="float">
            <text:p>375,00 €</text:p>
          </table:table-cell>
          <table:table-cell table:style-name="ce36" table:formula="of:=IF([$'amortizacijska tabela'.$C236]=&quot;&quot;;0;[$'amortizacijska tabela'.$E236]+[$'amortizacijska tabela'.$F236]+[$'amortizacijska tabela'.$G236])" office:value-type="float" office:value="1446.01596672347" calcext:value-type="float">
            <text:p>1.446,02 €</text:p>
          </table:table-cell>
          <table:table-cell table:style-name="ce36" table:formula="of:=IF([$'amortizacijska tabela'.$C236]=&quot;&quot;;0;[$'amortizacijska tabela'.$D236]-[$'amortizacijska tabela'.$F236])" office:value-type="float" office:value="105712.544287114" calcext:value-type="float">
            <text:p>105.712,54 €</text:p>
          </table:table-cell>
          <table:table-cell table:style-name="ce32" table:formula="of:=IF([$'amortizacijska tabela'.$I236]&gt;0;LastRow-ROW();0)" office:value-type="float" office:value="127" calcext:value-type="float">
            <text:p><text:s/>127 </text:p>
          </table:table-cell>
          <table:table-cell table:number-columns-repeated="1014"/>
        </table:table-row>
        <table:table-row table:style-name="ro3">
          <table:table-cell/>
          <table:table-cell table:style-name="ce32" table:formula="of:=ROWS([.$B$4:.B237])" office:value-type="float" office:value="234" calcext:value-type="float">
            <text:p><text:s/>234 </text:p>
          </table:table-cell>
          <table:table-cell table:style-name="ce34" table:formula="of:=IF(ValuesEntered;IF([$'amortizacijska tabela'.$B237]&lt;=DurationOfLoan;IF(ROW()-ROW([$'amortizacijska tabela'.$C$3])=1;LoanStart;IF([.I236]&gt;0;EDATE([.C236];1);&quot;&quot;));&quot;&quot;);&quot;&quot;)" office:value-type="date" office:date-value="2040-10-07" calcext:value-type="date">
            <text:p>07. 10. 2040</text:p>
          </table:table-cell>
          <table:table-cell table:style-name="ce36" table:formula="of:=IF(ROW()-ROW([$'amortizacijska tabela'.$D$3])=1;LoanAmount;IF([$'amortizacijska tabela'.$C237]=&quot;&quot;;0;INDEX([$'amortizacijska tabela'.$B$4:.$J$363]; ROW()-4;8)))" office:value-type="float" office:value="105712.544287114" calcext:value-type="float">
            <text:p>105.712,54 €</text:p>
          </table:table-cell>
          <table:table-cell table:style-name="ce36" table:formula="of:=IF(ValuesEntered;IF(ROW()-ROW([$'amortizacijska tabela'.$E$3])=1;-IPMT(InterestRate/12;1;DurationOfLoan-ROWS([.$C$4:.C237])+1;[$'amortizacijska tabela'.$D237]);IFERROR(-IPMT(InterestRate/12;1;[$'amortizacijska tabela'.$J237];[.D238]);0));0)" office:value-type="float" office:value="437.830708231747" calcext:value-type="float">
            <text:p>437,83 €</text:p>
          </table:table-cell>
          <table:table-cell table:style-name="ce36" table:formula="of:=IFERROR(IF(AND(ValuesEntered;[$'amortizacijska tabela'.$C237]&lt;&gt;&quot;&quot;);-PPMT(InterestRate/12;1;DurationOfLoan-ROWS([.$C$4:.C237])+1;[$'amortizacijska tabela'.$D237]);&quot;&quot;);0)" office:value-type="float" office:value="633.174311494638" calcext:value-type="float">
            <text:p>633,17 €</text:p>
          </table:table-cell>
          <table:table-cell table:style-name="ce36" table:formula="of:=IF([$'amortizacijska tabela'.$C237]=&quot;&quot;;0;PropertyTaxAmount)" office:value-type="float" office:value="375" calcext:value-type="float">
            <text:p>375,00 €</text:p>
          </table:table-cell>
          <table:table-cell table:style-name="ce36" table:formula="of:=IF([$'amortizacijska tabela'.$C237]=&quot;&quot;;0;[$'amortizacijska tabela'.$E237]+[$'amortizacijska tabela'.$F237]+[$'amortizacijska tabela'.$G237])" office:value-type="float" office:value="1446.00501972639" calcext:value-type="float">
            <text:p>1.446,01 €</text:p>
          </table:table-cell>
          <table:table-cell table:style-name="ce36" table:formula="of:=IF([$'amortizacijska tabela'.$C237]=&quot;&quot;;0;[$'amortizacijska tabela'.$D237]-[$'amortizacijska tabela'.$F237])" office:value-type="float" office:value="105079.369975619" calcext:value-type="float">
            <text:p>105.079,37 €</text:p>
          </table:table-cell>
          <table:table-cell table:style-name="ce32" table:formula="of:=IF([$'amortizacijska tabela'.$I237]&gt;0;LastRow-ROW();0)" office:value-type="float" office:value="126" calcext:value-type="float">
            <text:p><text:s/>126 </text:p>
          </table:table-cell>
          <table:table-cell table:number-columns-repeated="1014"/>
        </table:table-row>
        <table:table-row table:style-name="ro3">
          <table:table-cell/>
          <table:table-cell table:style-name="ce32" table:formula="of:=ROWS([.$B$4:.B238])" office:value-type="float" office:value="235" calcext:value-type="float">
            <text:p><text:s/>235 </text:p>
          </table:table-cell>
          <table:table-cell table:style-name="ce34" table:formula="of:=IF(ValuesEntered;IF([$'amortizacijska tabela'.$B238]&lt;=DurationOfLoan;IF(ROW()-ROW([$'amortizacijska tabela'.$C$3])=1;LoanStart;IF([.I237]&gt;0;EDATE([.C237];1);&quot;&quot;));&quot;&quot;);&quot;&quot;)" office:value-type="date" office:date-value="2040-11-07" calcext:value-type="date">
            <text:p>07. 11. 2040</text:p>
          </table:table-cell>
          <table:table-cell table:style-name="ce36" table:formula="of:=IF(ROW()-ROW([$'amortizacijska tabela'.$D$3])=1;LoanAmount;IF([$'amortizacijska tabela'.$C238]=&quot;&quot;;0;INDEX([$'amortizacijska tabela'.$B$4:.$J$363]; ROW()-4;8)))" office:value-type="float" office:value="105079.369975619" calcext:value-type="float">
            <text:p>105.079,37 €</text:p>
          </table:table-cell>
          <table:table-cell table:style-name="ce36" table:formula="of:=IF(ValuesEntered;IF(ROW()-ROW([$'amortizacijska tabela'.$E$3])=1;-IPMT(InterestRate/12;1;DurationOfLoan-ROWS([.$C$4:.C238])+1;[$'amortizacijska tabela'.$D238]);IFERROR(-IPMT(InterestRate/12;1;[$'amortizacijska tabela'.$J238];[.D239]);0));0)" office:value-type="float" office:value="435.181489324279" calcext:value-type="float">
            <text:p>435,18 €</text:p>
          </table:table-cell>
          <table:table-cell table:style-name="ce36" table:formula="of:=IFERROR(IF(AND(ValuesEntered;[$'amortizacijska tabela'.$C238]&lt;&gt;&quot;&quot;);-PPMT(InterestRate/12;1;DurationOfLoan-ROWS([.$C$4:.C238])+1;[$'amortizacijska tabela'.$D238]);&quot;&quot;);0)" office:value-type="float" office:value="635.812537792532" calcext:value-type="float">
            <text:p>635,81 €</text:p>
          </table:table-cell>
          <table:table-cell table:style-name="ce36" table:formula="of:=IF([$'amortizacijska tabela'.$C238]=&quot;&quot;;0;PropertyTaxAmount)" office:value-type="float" office:value="375" calcext:value-type="float">
            <text:p>375,00 €</text:p>
          </table:table-cell>
          <table:table-cell table:style-name="ce36" table:formula="of:=IF([$'amortizacijska tabela'.$C238]=&quot;&quot;;0;[$'amortizacijska tabela'.$E238]+[$'amortizacijska tabela'.$F238]+[$'amortizacijska tabela'.$G238])" office:value-type="float" office:value="1445.99402711681" calcext:value-type="float">
            <text:p>1.445,99 €</text:p>
          </table:table-cell>
          <table:table-cell table:style-name="ce36" table:formula="of:=IF([$'amortizacijska tabela'.$C238]=&quot;&quot;;0;[$'amortizacijska tabela'.$D238]-[$'amortizacijska tabela'.$F238])" office:value-type="float" office:value="104443.557437827" calcext:value-type="float">
            <text:p>104.443,56 €</text:p>
          </table:table-cell>
          <table:table-cell table:style-name="ce32" table:formula="of:=IF([$'amortizacijska tabela'.$I238]&gt;0;LastRow-ROW();0)" office:value-type="float" office:value="125" calcext:value-type="float">
            <text:p><text:s/>125 </text:p>
          </table:table-cell>
          <table:table-cell table:number-columns-repeated="1014"/>
        </table:table-row>
        <table:table-row table:style-name="ro3">
          <table:table-cell/>
          <table:table-cell table:style-name="ce32" table:formula="of:=ROWS([.$B$4:.B239])" office:value-type="float" office:value="236" calcext:value-type="float">
            <text:p><text:s/>236 </text:p>
          </table:table-cell>
          <table:table-cell table:style-name="ce34" table:formula="of:=IF(ValuesEntered;IF([$'amortizacijska tabela'.$B239]&lt;=DurationOfLoan;IF(ROW()-ROW([$'amortizacijska tabela'.$C$3])=1;LoanStart;IF([.I238]&gt;0;EDATE([.C238];1);&quot;&quot;));&quot;&quot;);&quot;&quot;)" office:value-type="date" office:date-value="2040-12-07" calcext:value-type="date">
            <text:p>07. 12. 2040</text:p>
          </table:table-cell>
          <table:table-cell table:style-name="ce36" table:formula="of:=IF(ROW()-ROW([$'amortizacijska tabela'.$D$3])=1;LoanAmount;IF([$'amortizacijska tabela'.$C239]=&quot;&quot;;0;INDEX([$'amortizacijska tabela'.$B$4:.$J$363]; ROW()-4;8)))" office:value-type="float" office:value="104443.557437827" calcext:value-type="float">
            <text:p>104.443,56 €</text:p>
          </table:table-cell>
          <table:table-cell table:style-name="ce36" table:formula="of:=IF(ValuesEntered;IF(ROW()-ROW([$'amortizacijska tabela'.$E$3])=1;-IPMT(InterestRate/12;1;DurationOfLoan-ROWS([.$C$4:.C239])+1;[$'amortizacijska tabela'.$D239]);IFERROR(-IPMT(InterestRate/12;1;[$'amortizacijska tabela'.$J239];[.D240]);0));0)" office:value-type="float" office:value="432.521232004695" calcext:value-type="float">
            <text:p>432,52 €</text:p>
          </table:table-cell>
          <table:table-cell table:style-name="ce36" table:formula="of:=IFERROR(IF(AND(ValuesEntered;[$'amortizacijska tabela'.$C239]&lt;&gt;&quot;&quot;);-PPMT(InterestRate/12;1;DurationOfLoan-ROWS([.$C$4:.C239])+1;[$'amortizacijska tabela'.$D239]);&quot;&quot;);0)" office:value-type="float" office:value="638.461756700001" calcext:value-type="float">
            <text:p>638,46 €</text:p>
          </table:table-cell>
          <table:table-cell table:style-name="ce36" table:formula="of:=IF([$'amortizacijska tabela'.$C239]=&quot;&quot;;0;PropertyTaxAmount)" office:value-type="float" office:value="375" calcext:value-type="float">
            <text:p>375,00 €</text:p>
          </table:table-cell>
          <table:table-cell table:style-name="ce36" table:formula="of:=IF([$'amortizacijska tabela'.$C239]=&quot;&quot;;0;[$'amortizacijska tabela'.$E239]+[$'amortizacijska tabela'.$F239]+[$'amortizacijska tabela'.$G239])" office:value-type="float" office:value="1445.9829887047" calcext:value-type="float">
            <text:p>1.445,98 €</text:p>
          </table:table-cell>
          <table:table-cell table:style-name="ce36" table:formula="of:=IF([$'amortizacijska tabela'.$C239]=&quot;&quot;;0;[$'amortizacijska tabela'.$D239]-[$'amortizacijska tabela'.$F239])" office:value-type="float" office:value="103805.095681127" calcext:value-type="float">
            <text:p>103.805,10 €</text:p>
          </table:table-cell>
          <table:table-cell table:style-name="ce32" table:formula="of:=IF([$'amortizacijska tabela'.$I239]&gt;0;LastRow-ROW();0)" office:value-type="float" office:value="124" calcext:value-type="float">
            <text:p><text:s/>124 </text:p>
          </table:table-cell>
          <table:table-cell table:number-columns-repeated="1014"/>
        </table:table-row>
        <table:table-row table:style-name="ro3">
          <table:table-cell/>
          <table:table-cell table:style-name="ce32" table:formula="of:=ROWS([.$B$4:.B240])" office:value-type="float" office:value="237" calcext:value-type="float">
            <text:p><text:s/>237 </text:p>
          </table:table-cell>
          <table:table-cell table:style-name="ce34" table:formula="of:=IF(ValuesEntered;IF([$'amortizacijska tabela'.$B240]&lt;=DurationOfLoan;IF(ROW()-ROW([$'amortizacijska tabela'.$C$3])=1;LoanStart;IF([.I239]&gt;0;EDATE([.C239];1);&quot;&quot;));&quot;&quot;);&quot;&quot;)" office:value-type="date" office:date-value="2041-01-07" calcext:value-type="date">
            <text:p>07. 01. 2041</text:p>
          </table:table-cell>
          <table:table-cell table:style-name="ce36" table:formula="of:=IF(ROW()-ROW([$'amortizacijska tabela'.$D$3])=1;LoanAmount;IF([$'amortizacijska tabela'.$C240]=&quot;&quot;;0;INDEX([$'amortizacijska tabela'.$B$4:.$J$363]; ROW()-4;8)))" office:value-type="float" office:value="103805.095681127" calcext:value-type="float">
            <text:p>103.805,10 €</text:p>
          </table:table-cell>
          <table:table-cell table:style-name="ce36" table:formula="of:=IF(ValuesEntered;IF(ROW()-ROW([$'amortizacijska tabela'.$E$3])=1;-IPMT(InterestRate/12;1;DurationOfLoan-ROWS([.$C$4:.C240])+1;[$'amortizacijska tabela'.$D240]);IFERROR(-IPMT(InterestRate/12;1;[$'amortizacijska tabela'.$J240];[.D241]);0));0)" office:value-type="float" office:value="429.849890279614" calcext:value-type="float">
            <text:p>429,85 €</text:p>
          </table:table-cell>
          <table:table-cell table:style-name="ce36" table:formula="of:=IFERROR(IF(AND(ValuesEntered;[$'amortizacijska tabela'.$C240]&lt;&gt;&quot;&quot;);-PPMT(InterestRate/12;1;DurationOfLoan-ROWS([.$C$4:.C240])+1;[$'amortizacijska tabela'.$D240]);&quot;&quot;);0)" office:value-type="float" office:value="641.122014019584" calcext:value-type="float">
            <text:p>641,12 €</text:p>
          </table:table-cell>
          <table:table-cell table:style-name="ce36" table:formula="of:=IF([$'amortizacijska tabela'.$C240]=&quot;&quot;;0;PropertyTaxAmount)" office:value-type="float" office:value="375" calcext:value-type="float">
            <text:p>375,00 €</text:p>
          </table:table-cell>
          <table:table-cell table:style-name="ce36" table:formula="of:=IF([$'amortizacijska tabela'.$C240]=&quot;&quot;;0;[$'amortizacijska tabela'.$E240]+[$'amortizacijska tabela'.$F240]+[$'amortizacijska tabela'.$G240])" office:value-type="float" office:value="1445.9719042992" calcext:value-type="float">
            <text:p>1.445,97 €</text:p>
          </table:table-cell>
          <table:table-cell table:style-name="ce36" table:formula="of:=IF([$'amortizacijska tabela'.$C240]=&quot;&quot;;0;[$'amortizacijska tabela'.$D240]-[$'amortizacijska tabela'.$F240])" office:value-type="float" office:value="103163.973667107" calcext:value-type="float">
            <text:p>103.163,97 €</text:p>
          </table:table-cell>
          <table:table-cell table:style-name="ce32" table:formula="of:=IF([$'amortizacijska tabela'.$I240]&gt;0;LastRow-ROW();0)" office:value-type="float" office:value="123" calcext:value-type="float">
            <text:p><text:s/>123 </text:p>
          </table:table-cell>
          <table:table-cell table:number-columns-repeated="1014"/>
        </table:table-row>
        <table:table-row table:style-name="ro3">
          <table:table-cell/>
          <table:table-cell table:style-name="ce32" table:formula="of:=ROWS([.$B$4:.B241])" office:value-type="float" office:value="238" calcext:value-type="float">
            <text:p><text:s/>238 </text:p>
          </table:table-cell>
          <table:table-cell table:style-name="ce34" table:formula="of:=IF(ValuesEntered;IF([$'amortizacijska tabela'.$B241]&lt;=DurationOfLoan;IF(ROW()-ROW([$'amortizacijska tabela'.$C$3])=1;LoanStart;IF([.I240]&gt;0;EDATE([.C240];1);&quot;&quot;));&quot;&quot;);&quot;&quot;)" office:value-type="date" office:date-value="2041-02-07" calcext:value-type="date">
            <text:p>07. 02. 2041</text:p>
          </table:table-cell>
          <table:table-cell table:style-name="ce36" table:formula="of:=IF(ROW()-ROW([$'amortizacijska tabela'.$D$3])=1;LoanAmount;IF([$'amortizacijska tabela'.$C241]=&quot;&quot;;0;INDEX([$'amortizacijska tabela'.$B$4:.$J$363]; ROW()-4;8)))" office:value-type="float" office:value="103163.973667107" calcext:value-type="float">
            <text:p>103.163,97 €</text:p>
          </table:table-cell>
          <table:table-cell table:style-name="ce36" table:formula="of:=IF(ValuesEntered;IF(ROW()-ROW([$'amortizacijska tabela'.$E$3])=1;-IPMT(InterestRate/12;1;DurationOfLoan-ROWS([.$C$4:.C241])+1;[$'amortizacijska tabela'.$D241]);IFERROR(-IPMT(InterestRate/12;1;[$'amortizacijska tabela'.$J241];[.D242]);0));0)" office:value-type="float" office:value="427.167417964011" calcext:value-type="float">
            <text:p>427,17 €</text:p>
          </table:table-cell>
          <table:table-cell table:style-name="ce36" table:formula="of:=IFERROR(IF(AND(ValuesEntered;[$'amortizacijska tabela'.$C241]&lt;&gt;&quot;&quot;);-PPMT(InterestRate/12;1;DurationOfLoan-ROWS([.$C$4:.C241])+1;[$'amortizacijska tabela'.$D241]);&quot;&quot;);0)" office:value-type="float" office:value="643.793355744666" calcext:value-type="float">
            <text:p>643,79 €</text:p>
          </table:table-cell>
          <table:table-cell table:style-name="ce36" table:formula="of:=IF([$'amortizacijska tabela'.$C241]=&quot;&quot;;0;PropertyTaxAmount)" office:value-type="float" office:value="375" calcext:value-type="float">
            <text:p>375,00 €</text:p>
          </table:table-cell>
          <table:table-cell table:style-name="ce36" table:formula="of:=IF([$'amortizacijska tabela'.$C241]=&quot;&quot;;0;[$'amortizacijska tabela'.$E241]+[$'amortizacijska tabela'.$F241]+[$'amortizacijska tabela'.$G241])" office:value-type="float" office:value="1445.96077370868" calcext:value-type="float">
            <text:p>1.445,96 €</text:p>
          </table:table-cell>
          <table:table-cell table:style-name="ce36" table:formula="of:=IF([$'amortizacijska tabela'.$C241]=&quot;&quot;;0;[$'amortizacijska tabela'.$D241]-[$'amortizacijska tabela'.$F241])" office:value-type="float" office:value="102520.180311363" calcext:value-type="float">
            <text:p>102.520,18 €</text:p>
          </table:table-cell>
          <table:table-cell table:style-name="ce32" table:formula="of:=IF([$'amortizacijska tabela'.$I241]&gt;0;LastRow-ROW();0)" office:value-type="float" office:value="122" calcext:value-type="float">
            <text:p><text:s/>122 </text:p>
          </table:table-cell>
          <table:table-cell table:number-columns-repeated="1014"/>
        </table:table-row>
        <table:table-row table:style-name="ro3">
          <table:table-cell/>
          <table:table-cell table:style-name="ce32" table:formula="of:=ROWS([.$B$4:.B242])" office:value-type="float" office:value="239" calcext:value-type="float">
            <text:p><text:s/>239 </text:p>
          </table:table-cell>
          <table:table-cell table:style-name="ce34" table:formula="of:=IF(ValuesEntered;IF([$'amortizacijska tabela'.$B242]&lt;=DurationOfLoan;IF(ROW()-ROW([$'amortizacijska tabela'.$C$3])=1;LoanStart;IF([.I241]&gt;0;EDATE([.C241];1);&quot;&quot;));&quot;&quot;);&quot;&quot;)" office:value-type="date" office:date-value="2041-03-07" calcext:value-type="date">
            <text:p>07. 03. 2041</text:p>
          </table:table-cell>
          <table:table-cell table:style-name="ce36" table:formula="of:=IF(ROW()-ROW([$'amortizacijska tabela'.$D$3])=1;LoanAmount;IF([$'amortizacijska tabela'.$C242]=&quot;&quot;;0;INDEX([$'amortizacijska tabela'.$B$4:.$J$363]; ROW()-4;8)))" office:value-type="float" office:value="102520.180311363" calcext:value-type="float">
            <text:p>102.520,18 €</text:p>
          </table:table-cell>
          <table:table-cell table:style-name="ce36" table:formula="of:=IF(ValuesEntered;IF(ROW()-ROW([$'amortizacijska tabela'.$E$3])=1;-IPMT(InterestRate/12;1;DurationOfLoan-ROWS([.$C$4:.C242])+1;[$'amortizacijska tabela'.$D242]);IFERROR(-IPMT(InterestRate/12;1;[$'amortizacijska tabela'.$J242];[.D243]);0));0)" office:value-type="float" office:value="424.473768680426" calcext:value-type="float">
            <text:p>424,47 €</text:p>
          </table:table-cell>
          <table:table-cell table:style-name="ce36" table:formula="of:=IFERROR(IF(AND(ValuesEntered;[$'amortizacijska tabela'.$C242]&lt;&gt;&quot;&quot;);-PPMT(InterestRate/12;1;DurationOfLoan-ROWS([.$C$4:.C242])+1;[$'amortizacijska tabela'.$D242]);&quot;&quot;);0)" office:value-type="float" office:value="646.475828060268" calcext:value-type="float">
            <text:p>646,48 €</text:p>
          </table:table-cell>
          <table:table-cell table:style-name="ce36" table:formula="of:=IF([$'amortizacijska tabela'.$C242]=&quot;&quot;;0;PropertyTaxAmount)" office:value-type="float" office:value="375" calcext:value-type="float">
            <text:p>375,00 €</text:p>
          </table:table-cell>
          <table:table-cell table:style-name="ce36" table:formula="of:=IF([$'amortizacijska tabela'.$C242]=&quot;&quot;;0;[$'amortizacijska tabela'.$E242]+[$'amortizacijska tabela'.$F242]+[$'amortizacijska tabela'.$G242])" office:value-type="float" office:value="1445.9495967407" calcext:value-type="float">
            <text:p>1.445,95 €</text:p>
          </table:table-cell>
          <table:table-cell table:style-name="ce36" table:formula="of:=IF([$'amortizacijska tabela'.$C242]=&quot;&quot;;0;[$'amortizacijska tabela'.$D242]-[$'amortizacijska tabela'.$F242])" office:value-type="float" office:value="101873.704483302" calcext:value-type="float">
            <text:p>101.873,70 €</text:p>
          </table:table-cell>
          <table:table-cell table:style-name="ce32" table:formula="of:=IF([$'amortizacijska tabela'.$I242]&gt;0;LastRow-ROW();0)" office:value-type="float" office:value="121" calcext:value-type="float">
            <text:p><text:s/>121 </text:p>
          </table:table-cell>
          <table:table-cell table:number-columns-repeated="1014"/>
        </table:table-row>
        <table:table-row table:style-name="ro3">
          <table:table-cell/>
          <table:table-cell table:style-name="ce32" table:formula="of:=ROWS([.$B$4:.B243])" office:value-type="float" office:value="240" calcext:value-type="float">
            <text:p><text:s/>240 </text:p>
          </table:table-cell>
          <table:table-cell table:style-name="ce34" table:formula="of:=IF(ValuesEntered;IF([$'amortizacijska tabela'.$B243]&lt;=DurationOfLoan;IF(ROW()-ROW([$'amortizacijska tabela'.$C$3])=1;LoanStart;IF([.I242]&gt;0;EDATE([.C242];1);&quot;&quot;));&quot;&quot;);&quot;&quot;)" office:value-type="date" office:date-value="2041-04-07" calcext:value-type="date">
            <text:p>07. 04. 2041</text:p>
          </table:table-cell>
          <table:table-cell table:style-name="ce36" table:formula="of:=IF(ROW()-ROW([$'amortizacijska tabela'.$D$3])=1;LoanAmount;IF([$'amortizacijska tabela'.$C243]=&quot;&quot;;0;INDEX([$'amortizacijska tabela'.$B$4:.$J$363]; ROW()-4;8)))" office:value-type="float" office:value="101873.704483302" calcext:value-type="float">
            <text:p>101.873,70 €</text:p>
          </table:table-cell>
          <table:table-cell table:style-name="ce36" table:formula="of:=IF(ValuesEntered;IF(ROW()-ROW([$'amortizacijska tabela'.$E$3])=1;-IPMT(InterestRate/12;1;DurationOfLoan-ROWS([.$C$4:.C243])+1;[$'amortizacijska tabela'.$D243]);IFERROR(-IPMT(InterestRate/12;1;[$'amortizacijska tabela'.$J243];[.D244]);0));0)" office:value-type="float" office:value="421.76889585816" calcext:value-type="float">
            <text:p>421,77 €</text:p>
          </table:table-cell>
          <table:table-cell table:style-name="ce36" table:formula="of:=IFERROR(IF(AND(ValuesEntered;[$'amortizacijska tabela'.$C243]&lt;&gt;&quot;&quot;);-PPMT(InterestRate/12;1;DurationOfLoan-ROWS([.$C$4:.C243])+1;[$'amortizacijska tabela'.$D243]);&quot;&quot;);0)" office:value-type="float" office:value="649.169477343853" calcext:value-type="float">
            <text:p>649,17 €</text:p>
          </table:table-cell>
          <table:table-cell table:style-name="ce36" table:formula="of:=IF([$'amortizacijska tabela'.$C243]=&quot;&quot;;0;PropertyTaxAmount)" office:value-type="float" office:value="375" calcext:value-type="float">
            <text:p>375,00 €</text:p>
          </table:table-cell>
          <table:table-cell table:style-name="ce36" table:formula="of:=IF([$'amortizacijska tabela'.$C243]=&quot;&quot;;0;[$'amortizacijska tabela'.$E243]+[$'amortizacijska tabela'.$F243]+[$'amortizacijska tabela'.$G243])" office:value-type="float" office:value="1445.93837320201" calcext:value-type="float">
            <text:p>1.445,94 €</text:p>
          </table:table-cell>
          <table:table-cell table:style-name="ce36" table:formula="of:=IF([$'amortizacijska tabela'.$C243]=&quot;&quot;;0;[$'amortizacijska tabela'.$D243]-[$'amortizacijska tabela'.$F243])" office:value-type="float" office:value="101224.535005959" calcext:value-type="float">
            <text:p>101.224,54 €</text:p>
          </table:table-cell>
          <table:table-cell table:style-name="ce32" table:formula="of:=IF([$'amortizacijska tabela'.$I243]&gt;0;LastRow-ROW();0)" office:value-type="float" office:value="120" calcext:value-type="float">
            <text:p><text:s/>120 </text:p>
          </table:table-cell>
          <table:table-cell table:number-columns-repeated="1014"/>
        </table:table-row>
        <table:table-row table:style-name="ro3">
          <table:table-cell/>
          <table:table-cell table:style-name="ce32" table:formula="of:=ROWS([.$B$4:.B244])" office:value-type="float" office:value="241" calcext:value-type="float">
            <text:p><text:s/>241 </text:p>
          </table:table-cell>
          <table:table-cell table:style-name="ce34" table:formula="of:=IF(ValuesEntered;IF([$'amortizacijska tabela'.$B244]&lt;=DurationOfLoan;IF(ROW()-ROW([$'amortizacijska tabela'.$C$3])=1;LoanStart;IF([.I243]&gt;0;EDATE([.C243];1);&quot;&quot;));&quot;&quot;);&quot;&quot;)" office:value-type="date" office:date-value="2041-05-07" calcext:value-type="date">
            <text:p>07. 05. 2041</text:p>
          </table:table-cell>
          <table:table-cell table:style-name="ce36" table:formula="of:=IF(ROW()-ROW([$'amortizacijska tabela'.$D$3])=1;LoanAmount;IF([$'amortizacijska tabela'.$C244]=&quot;&quot;;0;INDEX([$'amortizacijska tabela'.$B$4:.$J$363]; ROW()-4;8)))" office:value-type="float" office:value="101224.535005959" calcext:value-type="float">
            <text:p>101.224,54 €</text:p>
          </table:table-cell>
          <table:table-cell table:style-name="ce36" table:formula="of:=IF(ValuesEntered;IF(ROW()-ROW([$'amortizacijska tabela'.$E$3])=1;-IPMT(InterestRate/12;1;DurationOfLoan-ROWS([.$C$4:.C244])+1;[$'amortizacijska tabela'.$D244]);IFERROR(-IPMT(InterestRate/12;1;[$'amortizacijska tabela'.$J244];[.D245]);0));0)" office:value-type="float" office:value="419.052752732468" calcext:value-type="float">
            <text:p>419,05 €</text:p>
          </table:table-cell>
          <table:table-cell table:style-name="ce36" table:formula="of:=IFERROR(IF(AND(ValuesEntered;[$'amortizacijska tabela'.$C244]&lt;&gt;&quot;&quot;);-PPMT(InterestRate/12;1;DurationOfLoan-ROWS([.$C$4:.C244])+1;[$'amortizacijska tabela'.$D244]);&quot;&quot;);0)" office:value-type="float" office:value="651.874350166119" calcext:value-type="float">
            <text:p>651,87 €</text:p>
          </table:table-cell>
          <table:table-cell table:style-name="ce36" table:formula="of:=IF([$'amortizacijska tabela'.$C244]=&quot;&quot;;0;PropertyTaxAmount)" office:value-type="float" office:value="375" calcext:value-type="float">
            <text:p>375,00 €</text:p>
          </table:table-cell>
          <table:table-cell table:style-name="ce36" table:formula="of:=IF([$'amortizacijska tabela'.$C244]=&quot;&quot;;0;[$'amortizacijska tabela'.$E244]+[$'amortizacijska tabela'.$F244]+[$'amortizacijska tabela'.$G244])" office:value-type="float" office:value="1445.92710289859" calcext:value-type="float">
            <text:p>1.445,93 €</text:p>
          </table:table-cell>
          <table:table-cell table:style-name="ce36" table:formula="of:=IF([$'amortizacijska tabela'.$C244]=&quot;&quot;;0;[$'amortizacijska tabela'.$D244]-[$'amortizacijska tabela'.$F244])" office:value-type="float" office:value="100572.660655792" calcext:value-type="float">
            <text:p>100.572,66 €</text:p>
          </table:table-cell>
          <table:table-cell table:style-name="ce32" table:formula="of:=IF([$'amortizacijska tabela'.$I244]&gt;0;LastRow-ROW();0)" office:value-type="float" office:value="119" calcext:value-type="float">
            <text:p><text:s/>119 </text:p>
          </table:table-cell>
          <table:table-cell table:number-columns-repeated="1014"/>
        </table:table-row>
        <table:table-row table:style-name="ro3">
          <table:table-cell/>
          <table:table-cell table:style-name="ce32" table:formula="of:=ROWS([.$B$4:.B245])" office:value-type="float" office:value="242" calcext:value-type="float">
            <text:p><text:s/>242 </text:p>
          </table:table-cell>
          <table:table-cell table:style-name="ce34" table:formula="of:=IF(ValuesEntered;IF([$'amortizacijska tabela'.$B245]&lt;=DurationOfLoan;IF(ROW()-ROW([$'amortizacijska tabela'.$C$3])=1;LoanStart;IF([.I244]&gt;0;EDATE([.C244];1);&quot;&quot;));&quot;&quot;);&quot;&quot;)" office:value-type="date" office:date-value="2041-06-07" calcext:value-type="date">
            <text:p>07. 06. 2041</text:p>
          </table:table-cell>
          <table:table-cell table:style-name="ce36" table:formula="of:=IF(ROW()-ROW([$'amortizacijska tabela'.$D$3])=1;LoanAmount;IF([$'amortizacijska tabela'.$C245]=&quot;&quot;;0;INDEX([$'amortizacijska tabela'.$B$4:.$J$363]; ROW()-4;8)))" office:value-type="float" office:value="100572.660655792" calcext:value-type="float">
            <text:p>100.572,66 €</text:p>
          </table:table-cell>
          <table:table-cell table:style-name="ce36" table:formula="of:=IF(ValuesEntered;IF(ROW()-ROW([$'amortizacijska tabela'.$E$3])=1;-IPMT(InterestRate/12;1;DurationOfLoan-ROWS([.$C$4:.C245])+1;[$'amortizacijska tabela'.$D245]);IFERROR(-IPMT(InterestRate/12;1;[$'amortizacijska tabela'.$J245];[.D246]);0));0)" office:value-type="float" office:value="416.325292343752" calcext:value-type="float">
            <text:p>416,33 €</text:p>
          </table:table-cell>
          <table:table-cell table:style-name="ce36" table:formula="of:=IFERROR(IF(AND(ValuesEntered;[$'amortizacijska tabela'.$C245]&lt;&gt;&quot;&quot;);-PPMT(InterestRate/12;1;DurationOfLoan-ROWS([.$C$4:.C245])+1;[$'amortizacijska tabela'.$D245]);&quot;&quot;);0)" office:value-type="float" office:value="654.590493291811" calcext:value-type="float">
            <text:p>654,59 €</text:p>
          </table:table-cell>
          <table:table-cell table:style-name="ce36" table:formula="of:=IF([$'amortizacijska tabela'.$C245]=&quot;&quot;;0;PropertyTaxAmount)" office:value-type="float" office:value="375" calcext:value-type="float">
            <text:p>375,00 €</text:p>
          </table:table-cell>
          <table:table-cell table:style-name="ce36" table:formula="of:=IF([$'amortizacijska tabela'.$C245]=&quot;&quot;;0;[$'amortizacijska tabela'.$E245]+[$'amortizacijska tabela'.$F245]+[$'amortizacijska tabela'.$G245])" office:value-type="float" office:value="1445.91578563556" calcext:value-type="float">
            <text:p>1.445,92 €</text:p>
          </table:table-cell>
          <table:table-cell table:style-name="ce36" table:formula="of:=IF([$'amortizacijska tabela'.$C245]=&quot;&quot;;0;[$'amortizacijska tabela'.$D245]-[$'amortizacijska tabela'.$F245])" office:value-type="float" office:value="99918.0701625006" calcext:value-type="float">
            <text:p>99.918,07 €</text:p>
          </table:table-cell>
          <table:table-cell table:style-name="ce32" table:formula="of:=IF([$'amortizacijska tabela'.$I245]&gt;0;LastRow-ROW();0)" office:value-type="float" office:value="118" calcext:value-type="float">
            <text:p><text:s/>118 </text:p>
          </table:table-cell>
          <table:table-cell table:number-columns-repeated="1014"/>
        </table:table-row>
        <table:table-row table:style-name="ro3">
          <table:table-cell/>
          <table:table-cell table:style-name="ce32" table:formula="of:=ROWS([.$B$4:.B246])" office:value-type="float" office:value="243" calcext:value-type="float">
            <text:p><text:s/>243 </text:p>
          </table:table-cell>
          <table:table-cell table:style-name="ce34" table:formula="of:=IF(ValuesEntered;IF([$'amortizacijska tabela'.$B246]&lt;=DurationOfLoan;IF(ROW()-ROW([$'amortizacijska tabela'.$C$3])=1;LoanStart;IF([.I245]&gt;0;EDATE([.C245];1);&quot;&quot;));&quot;&quot;);&quot;&quot;)" office:value-type="date" office:date-value="2041-07-07" calcext:value-type="date">
            <text:p>07. 07. 2041</text:p>
          </table:table-cell>
          <table:table-cell table:style-name="ce36" table:formula="of:=IF(ROW()-ROW([$'amortizacijska tabela'.$D$3])=1;LoanAmount;IF([$'amortizacijska tabela'.$C246]=&quot;&quot;;0;INDEX([$'amortizacijska tabela'.$B$4:.$J$363]; ROW()-4;8)))" office:value-type="float" office:value="99918.0701625006" calcext:value-type="float">
            <text:p>99.918,07 €</text:p>
          </table:table-cell>
          <table:table-cell table:style-name="ce36" table:formula="of:=IF(ValuesEntered;IF(ROW()-ROW([$'amortizacijska tabela'.$E$3])=1;-IPMT(InterestRate/12;1;DurationOfLoan-ROWS([.$C$4:.C246])+1;[$'amortizacijska tabela'.$D246]);IFERROR(-IPMT(InterestRate/12;1;[$'amortizacijska tabela'.$J246];[.D247]);0));0)" office:value-type="float" office:value="413.58646753675" calcext:value-type="float">
            <text:p>413,59 €</text:p>
          </table:table-cell>
          <table:table-cell table:style-name="ce36" table:formula="of:=IFERROR(IF(AND(ValuesEntered;[$'amortizacijska tabela'.$C246]&lt;&gt;&quot;&quot;);-PPMT(InterestRate/12;1;DurationOfLoan-ROWS([.$C$4:.C246])+1;[$'amortizacijska tabela'.$D246]);&quot;&quot;);0)" office:value-type="float" office:value="657.317953680527" calcext:value-type="float">
            <text:p>657,32 €</text:p>
          </table:table-cell>
          <table:table-cell table:style-name="ce36" table:formula="of:=IF([$'amortizacijska tabela'.$C246]=&quot;&quot;;0;PropertyTaxAmount)" office:value-type="float" office:value="375" calcext:value-type="float">
            <text:p>375,00 €</text:p>
          </table:table-cell>
          <table:table-cell table:style-name="ce36" table:formula="of:=IF([$'amortizacijska tabela'.$C246]=&quot;&quot;;0;[$'amortizacijska tabela'.$E246]+[$'amortizacijska tabela'.$F246]+[$'amortizacijska tabela'.$G246])" office:value-type="float" office:value="1445.90442121728" calcext:value-type="float">
            <text:p>1.445,90 €</text:p>
          </table:table-cell>
          <table:table-cell table:style-name="ce36" table:formula="of:=IF([$'amortizacijska tabela'.$C246]=&quot;&quot;;0;[$'amortizacijska tabela'.$D246]-[$'amortizacijska tabela'.$F246])" office:value-type="float" office:value="99260.75220882" calcext:value-type="float">
            <text:p>99.260,75 €</text:p>
          </table:table-cell>
          <table:table-cell table:style-name="ce32" table:formula="of:=IF([$'amortizacijska tabela'.$I246]&gt;0;LastRow-ROW();0)" office:value-type="float" office:value="117" calcext:value-type="float">
            <text:p><text:s/>117 </text:p>
          </table:table-cell>
          <table:table-cell table:number-columns-repeated="1014"/>
        </table:table-row>
        <table:table-row table:style-name="ro3">
          <table:table-cell/>
          <table:table-cell table:style-name="ce32" table:formula="of:=ROWS([.$B$4:.B247])" office:value-type="float" office:value="244" calcext:value-type="float">
            <text:p><text:s/>244 </text:p>
          </table:table-cell>
          <table:table-cell table:style-name="ce34" table:formula="of:=IF(ValuesEntered;IF([$'amortizacijska tabela'.$B247]&lt;=DurationOfLoan;IF(ROW()-ROW([$'amortizacijska tabela'.$C$3])=1;LoanStart;IF([.I246]&gt;0;EDATE([.C246];1);&quot;&quot;));&quot;&quot;);&quot;&quot;)" office:value-type="date" office:date-value="2041-08-07" calcext:value-type="date">
            <text:p>07. 08. 2041</text:p>
          </table:table-cell>
          <table:table-cell table:style-name="ce36" table:formula="of:=IF(ROW()-ROW([$'amortizacijska tabela'.$D$3])=1;LoanAmount;IF([$'amortizacijska tabela'.$C247]=&quot;&quot;;0;INDEX([$'amortizacijska tabela'.$B$4:.$J$363]; ROW()-4;8)))" office:value-type="float" office:value="99260.75220882" calcext:value-type="float">
            <text:p>99.260,75 €</text:p>
          </table:table-cell>
          <table:table-cell table:style-name="ce36" table:formula="of:=IF(ValuesEntered;IF(ROW()-ROW([$'amortizacijska tabela'.$E$3])=1;-IPMT(InterestRate/12;1;DurationOfLoan-ROWS([.$C$4:.C247])+1;[$'amortizacijska tabela'.$D247]);IFERROR(-IPMT(InterestRate/12;1;[$'amortizacijska tabela'.$J247];[.D248]);0));0)" office:value-type="float" office:value="410.836230959719" calcext:value-type="float">
            <text:p>410,84 €</text:p>
          </table:table-cell>
          <table:table-cell table:style-name="ce36" table:formula="of:=IFERROR(IF(AND(ValuesEntered;[$'amortizacijska tabela'.$C247]&lt;&gt;&quot;&quot;);-PPMT(InterestRate/12;1;DurationOfLoan-ROWS([.$C$4:.C247])+1;[$'amortizacijska tabela'.$D247]);&quot;&quot;);0)" office:value-type="float" office:value="660.05677848753" calcext:value-type="float">
            <text:p>660,06 €</text:p>
          </table:table-cell>
          <table:table-cell table:style-name="ce36" table:formula="of:=IF([$'amortizacijska tabela'.$C247]=&quot;&quot;;0;PropertyTaxAmount)" office:value-type="float" office:value="375" calcext:value-type="float">
            <text:p>375,00 €</text:p>
          </table:table-cell>
          <table:table-cell table:style-name="ce36" table:formula="of:=IF([$'amortizacijska tabela'.$C247]=&quot;&quot;;0;[$'amortizacijska tabela'.$E247]+[$'amortizacijska tabela'.$F247]+[$'amortizacijska tabela'.$G247])" office:value-type="float" office:value="1445.89300944725" calcext:value-type="float">
            <text:p>1.445,89 €</text:p>
          </table:table-cell>
          <table:table-cell table:style-name="ce36" table:formula="of:=IF([$'amortizacijska tabela'.$C247]=&quot;&quot;;0;[$'amortizacijska tabela'.$D247]-[$'amortizacijska tabela'.$F247])" office:value-type="float" office:value="98600.6954303325" calcext:value-type="float">
            <text:p>98.600,70 €</text:p>
          </table:table-cell>
          <table:table-cell table:style-name="ce32" table:formula="of:=IF([$'amortizacijska tabela'.$I247]&gt;0;LastRow-ROW();0)" office:value-type="float" office:value="116" calcext:value-type="float">
            <text:p><text:s/>116 </text:p>
          </table:table-cell>
          <table:table-cell table:number-columns-repeated="1014"/>
        </table:table-row>
        <table:table-row table:style-name="ro3">
          <table:table-cell/>
          <table:table-cell table:style-name="ce32" table:formula="of:=ROWS([.$B$4:.B248])" office:value-type="float" office:value="245" calcext:value-type="float">
            <text:p><text:s/>245 </text:p>
          </table:table-cell>
          <table:table-cell table:style-name="ce34" table:formula="of:=IF(ValuesEntered;IF([$'amortizacijska tabela'.$B248]&lt;=DurationOfLoan;IF(ROW()-ROW([$'amortizacijska tabela'.$C$3])=1;LoanStart;IF([.I247]&gt;0;EDATE([.C247];1);&quot;&quot;));&quot;&quot;);&quot;&quot;)" office:value-type="date" office:date-value="2041-09-07" calcext:value-type="date">
            <text:p>07. 09. 2041</text:p>
          </table:table-cell>
          <table:table-cell table:style-name="ce36" table:formula="of:=IF(ROW()-ROW([$'amortizacijska tabela'.$D$3])=1;LoanAmount;IF([$'amortizacijska tabela'.$C248]=&quot;&quot;;0;INDEX([$'amortizacijska tabela'.$B$4:.$J$363]; ROW()-4;8)))" office:value-type="float" office:value="98600.6954303325" calcext:value-type="float">
            <text:p>98.600,70 €</text:p>
          </table:table-cell>
          <table:table-cell table:style-name="ce36" table:formula="of:=IF(ValuesEntered;IF(ROW()-ROW([$'amortizacijska tabela'.$E$3])=1;-IPMT(InterestRate/12;1;DurationOfLoan-ROWS([.$C$4:.C248])+1;[$'amortizacijska tabela'.$D248]);IFERROR(-IPMT(InterestRate/12;1;[$'amortizacijska tabela'.$J248];[.D249]);0));0)" office:value-type="float" office:value="408.074535063616" calcext:value-type="float">
            <text:p>408,07 €</text:p>
          </table:table-cell>
          <table:table-cell table:style-name="ce36" table:formula="of:=IFERROR(IF(AND(ValuesEntered;[$'amortizacijska tabela'.$C248]&lt;&gt;&quot;&quot;);-PPMT(InterestRate/12;1;DurationOfLoan-ROWS([.$C$4:.C248])+1;[$'amortizacijska tabela'.$D248]);&quot;&quot;);0)" office:value-type="float" office:value="662.807015064561" calcext:value-type="float">
            <text:p>662,81 €</text:p>
          </table:table-cell>
          <table:table-cell table:style-name="ce36" table:formula="of:=IF([$'amortizacijska tabela'.$C248]=&quot;&quot;;0;PropertyTaxAmount)" office:value-type="float" office:value="375" calcext:value-type="float">
            <text:p>375,00 €</text:p>
          </table:table-cell>
          <table:table-cell table:style-name="ce36" table:formula="of:=IF([$'amortizacijska tabela'.$C248]=&quot;&quot;;0;[$'amortizacijska tabela'.$E248]+[$'amortizacijska tabela'.$F248]+[$'amortizacijska tabela'.$G248])" office:value-type="float" office:value="1445.88155012818" calcext:value-type="float">
            <text:p>1.445,88 €</text:p>
          </table:table-cell>
          <table:table-cell table:style-name="ce36" table:formula="of:=IF([$'amortizacijska tabela'.$C248]=&quot;&quot;;0;[$'amortizacijska tabela'.$D248]-[$'amortizacijska tabela'.$F248])" office:value-type="float" office:value="97937.8884152679" calcext:value-type="float">
            <text:p>97.937,89 €</text:p>
          </table:table-cell>
          <table:table-cell table:style-name="ce32" table:formula="of:=IF([$'amortizacijska tabela'.$I248]&gt;0;LastRow-ROW();0)" office:value-type="float" office:value="115" calcext:value-type="float">
            <text:p><text:s/>115 </text:p>
          </table:table-cell>
          <table:table-cell table:number-columns-repeated="1014"/>
        </table:table-row>
        <table:table-row table:style-name="ro3">
          <table:table-cell/>
          <table:table-cell table:style-name="ce32" table:formula="of:=ROWS([.$B$4:.B249])" office:value-type="float" office:value="246" calcext:value-type="float">
            <text:p><text:s/>246 </text:p>
          </table:table-cell>
          <table:table-cell table:style-name="ce34" table:formula="of:=IF(ValuesEntered;IF([$'amortizacijska tabela'.$B249]&lt;=DurationOfLoan;IF(ROW()-ROW([$'amortizacijska tabela'.$C$3])=1;LoanStart;IF([.I248]&gt;0;EDATE([.C248];1);&quot;&quot;));&quot;&quot;);&quot;&quot;)" office:value-type="date" office:date-value="2041-10-07" calcext:value-type="date">
            <text:p>07. 10. 2041</text:p>
          </table:table-cell>
          <table:table-cell table:style-name="ce36" table:formula="of:=IF(ROW()-ROW([$'amortizacijska tabela'.$D$3])=1;LoanAmount;IF([$'amortizacijska tabela'.$C249]=&quot;&quot;;0;INDEX([$'amortizacijska tabela'.$B$4:.$J$363]; ROW()-4;8)))" office:value-type="float" office:value="97937.8884152679" calcext:value-type="float">
            <text:p>97.937,89 €</text:p>
          </table:table-cell>
          <table:table-cell table:style-name="ce36" table:formula="of:=IF(ValuesEntered;IF(ROW()-ROW([$'amortizacijska tabela'.$E$3])=1;-IPMT(InterestRate/12;1;DurationOfLoan-ROWS([.$C$4:.C249])+1;[$'amortizacijska tabela'.$D249]);IFERROR(-IPMT(InterestRate/12;1;[$'amortizacijska tabela'.$J249];[.D250]);0));0)" office:value-type="float" office:value="405.30133210128" calcext:value-type="float">
            <text:p>405,30 €</text:p>
          </table:table-cell>
          <table:table-cell table:style-name="ce36" table:formula="of:=IFERROR(IF(AND(ValuesEntered;[$'amortizacijska tabela'.$C249]&lt;&gt;&quot;&quot;);-PPMT(InterestRate/12;1;DurationOfLoan-ROWS([.$C$4:.C249])+1;[$'amortizacijska tabela'.$D249]);&quot;&quot;);0)" office:value-type="float" office:value="665.568710960663" calcext:value-type="float">
            <text:p>665,57 €</text:p>
          </table:table-cell>
          <table:table-cell table:style-name="ce36" table:formula="of:=IF([$'amortizacijska tabela'.$C249]=&quot;&quot;;0;PropertyTaxAmount)" office:value-type="float" office:value="375" calcext:value-type="float">
            <text:p>375,00 €</text:p>
          </table:table-cell>
          <table:table-cell table:style-name="ce36" table:formula="of:=IF([$'amortizacijska tabela'.$C249]=&quot;&quot;;0;[$'amortizacijska tabela'.$E249]+[$'amortizacijska tabela'.$F249]+[$'amortizacijska tabela'.$G249])" office:value-type="float" office:value="1445.87004306194" calcext:value-type="float">
            <text:p>1.445,87 €</text:p>
          </table:table-cell>
          <table:table-cell table:style-name="ce36" table:formula="of:=IF([$'amortizacijska tabela'.$C249]=&quot;&quot;;0;[$'amortizacijska tabela'.$D249]-[$'amortizacijska tabela'.$F249])" office:value-type="float" office:value="97272.3197043073" calcext:value-type="float">
            <text:p>97.272,32 €</text:p>
          </table:table-cell>
          <table:table-cell table:style-name="ce32" table:formula="of:=IF([$'amortizacijska tabela'.$I249]&gt;0;LastRow-ROW();0)" office:value-type="float" office:value="114" calcext:value-type="float">
            <text:p><text:s/>114 </text:p>
          </table:table-cell>
          <table:table-cell table:number-columns-repeated="1014"/>
        </table:table-row>
        <table:table-row table:style-name="ro3">
          <table:table-cell/>
          <table:table-cell table:style-name="ce32" table:formula="of:=ROWS([.$B$4:.B250])" office:value-type="float" office:value="247" calcext:value-type="float">
            <text:p><text:s/>247 </text:p>
          </table:table-cell>
          <table:table-cell table:style-name="ce34" table:formula="of:=IF(ValuesEntered;IF([$'amortizacijska tabela'.$B250]&lt;=DurationOfLoan;IF(ROW()-ROW([$'amortizacijska tabela'.$C$3])=1;LoanStart;IF([.I249]&gt;0;EDATE([.C249];1);&quot;&quot;));&quot;&quot;);&quot;&quot;)" office:value-type="date" office:date-value="2041-11-07" calcext:value-type="date">
            <text:p>07. 11. 2041</text:p>
          </table:table-cell>
          <table:table-cell table:style-name="ce36" table:formula="of:=IF(ROW()-ROW([$'amortizacijska tabela'.$D$3])=1;LoanAmount;IF([$'amortizacijska tabela'.$C250]=&quot;&quot;;0;INDEX([$'amortizacijska tabela'.$B$4:.$J$363]; ROW()-4;8)))" office:value-type="float" office:value="97272.3197043073" calcext:value-type="float">
            <text:p>97.272,32 €</text:p>
          </table:table-cell>
          <table:table-cell table:style-name="ce36" table:formula="of:=IF(ValuesEntered;IF(ROW()-ROW([$'amortizacijska tabela'.$E$3])=1;-IPMT(InterestRate/12;1;DurationOfLoan-ROWS([.$C$4:.C250])+1;[$'amortizacijska tabela'.$D250]);IFERROR(-IPMT(InterestRate/12;1;[$'amortizacijska tabela'.$J250];[.D251]);0));0)" office:value-type="float" office:value="402.516574126601" calcext:value-type="float">
            <text:p>402,52 €</text:p>
          </table:table-cell>
          <table:table-cell table:style-name="ce36" table:formula="of:=IFERROR(IF(AND(ValuesEntered;[$'amortizacijska tabela'.$C250]&lt;&gt;&quot;&quot;);-PPMT(InterestRate/12;1;DurationOfLoan-ROWS([.$C$4:.C250])+1;[$'amortizacijska tabela'.$D250]);&quot;&quot;);0)" office:value-type="float" office:value="668.341913922999" calcext:value-type="float">
            <text:p>668,34 €</text:p>
          </table:table-cell>
          <table:table-cell table:style-name="ce36" table:formula="of:=IF([$'amortizacijska tabela'.$C250]=&quot;&quot;;0;PropertyTaxAmount)" office:value-type="float" office:value="375" calcext:value-type="float">
            <text:p>375,00 €</text:p>
          </table:table-cell>
          <table:table-cell table:style-name="ce36" table:formula="of:=IF([$'amortizacijska tabela'.$C250]=&quot;&quot;;0;[$'amortizacijska tabela'.$E250]+[$'amortizacijska tabela'.$F250]+[$'amortizacijska tabela'.$G250])" office:value-type="float" office:value="1445.8584880496" calcext:value-type="float">
            <text:p>1.445,86 €</text:p>
          </table:table-cell>
          <table:table-cell table:style-name="ce36" table:formula="of:=IF([$'amortizacijska tabela'.$C250]=&quot;&quot;;0;[$'amortizacijska tabela'.$D250]-[$'amortizacijska tabela'.$F250])" office:value-type="float" office:value="96603.9777903843" calcext:value-type="float">
            <text:p>96.603,98 €</text:p>
          </table:table-cell>
          <table:table-cell table:style-name="ce32" table:formula="of:=IF([$'amortizacijska tabela'.$I250]&gt;0;LastRow-ROW();0)" office:value-type="float" office:value="113" calcext:value-type="float">
            <text:p><text:s/>113 </text:p>
          </table:table-cell>
          <table:table-cell table:number-columns-repeated="1014"/>
        </table:table-row>
        <table:table-row table:style-name="ro3">
          <table:table-cell/>
          <table:table-cell table:style-name="ce32" table:formula="of:=ROWS([.$B$4:.B251])" office:value-type="float" office:value="248" calcext:value-type="float">
            <text:p><text:s/>248 </text:p>
          </table:table-cell>
          <table:table-cell table:style-name="ce34" table:formula="of:=IF(ValuesEntered;IF([$'amortizacijska tabela'.$B251]&lt;=DurationOfLoan;IF(ROW()-ROW([$'amortizacijska tabela'.$C$3])=1;LoanStart;IF([.I250]&gt;0;EDATE([.C250];1);&quot;&quot;));&quot;&quot;);&quot;&quot;)" office:value-type="date" office:date-value="2041-12-07" calcext:value-type="date">
            <text:p>07. 12. 2041</text:p>
          </table:table-cell>
          <table:table-cell table:style-name="ce36" table:formula="of:=IF(ROW()-ROW([$'amortizacijska tabela'.$D$3])=1;LoanAmount;IF([$'amortizacijska tabela'.$C251]=&quot;&quot;;0;INDEX([$'amortizacijska tabela'.$B$4:.$J$363]; ROW()-4;8)))" office:value-type="float" office:value="96603.9777903843" calcext:value-type="float">
            <text:p>96.603,98 €</text:p>
          </table:table-cell>
          <table:table-cell table:style-name="ce36" table:formula="of:=IF(ValuesEntered;IF(ROW()-ROW([$'amortizacijska tabela'.$E$3])=1;-IPMT(InterestRate/12;1;DurationOfLoan-ROWS([.$C$4:.C251])+1;[$'amortizacijska tabela'.$D251]);IFERROR(-IPMT(InterestRate/12;1;[$'amortizacijska tabela'.$J251];[.D252]);0));0)" office:value-type="float" office:value="399.720212993694" calcext:value-type="float">
            <text:p>399,72 €</text:p>
          </table:table-cell>
          <table:table-cell table:style-name="ce36" table:formula="of:=IFERROR(IF(AND(ValuesEntered;[$'amortizacijska tabela'.$C251]&lt;&gt;&quot;&quot;);-PPMT(InterestRate/12;1;DurationOfLoan-ROWS([.$C$4:.C251])+1;[$'amortizacijska tabela'.$D251]);&quot;&quot;);0)" office:value-type="float" office:value="671.126671897678" calcext:value-type="float">
            <text:p>671,13 €</text:p>
          </table:table-cell>
          <table:table-cell table:style-name="ce36" table:formula="of:=IF([$'amortizacijska tabela'.$C251]=&quot;&quot;;0;PropertyTaxAmount)" office:value-type="float" office:value="375" calcext:value-type="float">
            <text:p>375,00 €</text:p>
          </table:table-cell>
          <table:table-cell table:style-name="ce36" table:formula="of:=IF([$'amortizacijska tabela'.$C251]=&quot;&quot;;0;[$'amortizacijska tabela'.$E251]+[$'amortizacijska tabela'.$F251]+[$'amortizacijska tabela'.$G251])" office:value-type="float" office:value="1445.84688489137" calcext:value-type="float">
            <text:p>1.445,85 €</text:p>
          </table:table-cell>
          <table:table-cell table:style-name="ce36" table:formula="of:=IF([$'amortizacijska tabela'.$C251]=&quot;&quot;;0;[$'amortizacijska tabela'.$D251]-[$'amortizacijska tabela'.$F251])" office:value-type="float" office:value="95932.8511184866" calcext:value-type="float">
            <text:p>95.932,85 €</text:p>
          </table:table-cell>
          <table:table-cell table:style-name="ce32" table:formula="of:=IF([$'amortizacijska tabela'.$I251]&gt;0;LastRow-ROW();0)" office:value-type="float" office:value="112" calcext:value-type="float">
            <text:p><text:s/>112 </text:p>
          </table:table-cell>
          <table:table-cell table:number-columns-repeated="1014"/>
        </table:table-row>
        <table:table-row table:style-name="ro3">
          <table:table-cell/>
          <table:table-cell table:style-name="ce32" table:formula="of:=ROWS([.$B$4:.B252])" office:value-type="float" office:value="249" calcext:value-type="float">
            <text:p><text:s/>249 </text:p>
          </table:table-cell>
          <table:table-cell table:style-name="ce34" table:formula="of:=IF(ValuesEntered;IF([$'amortizacijska tabela'.$B252]&lt;=DurationOfLoan;IF(ROW()-ROW([$'amortizacijska tabela'.$C$3])=1;LoanStart;IF([.I251]&gt;0;EDATE([.C251];1);&quot;&quot;));&quot;&quot;);&quot;&quot;)" office:value-type="date" office:date-value="2042-01-07" calcext:value-type="date">
            <text:p>07. 01. 2042</text:p>
          </table:table-cell>
          <table:table-cell table:style-name="ce36" table:formula="of:=IF(ROW()-ROW([$'amortizacijska tabela'.$D$3])=1;LoanAmount;IF([$'amortizacijska tabela'.$C252]=&quot;&quot;;0;INDEX([$'amortizacijska tabela'.$B$4:.$J$363]; ROW()-4;8)))" office:value-type="float" office:value="95932.8511184866" calcext:value-type="float">
            <text:p>95.932,85 €</text:p>
          </table:table-cell>
          <table:table-cell table:style-name="ce36" table:formula="of:=IF(ValuesEntered;IF(ROW()-ROW([$'amortizacijska tabela'.$E$3])=1;-IPMT(InterestRate/12;1;DurationOfLoan-ROWS([.$C$4:.C252])+1;[$'amortizacijska tabela'.$D252]);IFERROR(-IPMT(InterestRate/12;1;[$'amortizacijska tabela'.$J252];[.D253]);0));0)" office:value-type="float" office:value="396.912200356067" calcext:value-type="float">
            <text:p>396,91 €</text:p>
          </table:table-cell>
          <table:table-cell table:style-name="ce36" table:formula="of:=IFERROR(IF(AND(ValuesEntered;[$'amortizacijska tabela'.$C252]&lt;&gt;&quot;&quot;);-PPMT(InterestRate/12;1;DurationOfLoan-ROWS([.$C$4:.C252])+1;[$'amortizacijska tabela'.$D252]);&quot;&quot;);0)" office:value-type="float" office:value="673.923033030586" calcext:value-type="float">
            <text:p>673,92 €</text:p>
          </table:table-cell>
          <table:table-cell table:style-name="ce36" table:formula="of:=IF([$'amortizacijska tabela'.$C252]=&quot;&quot;;0;PropertyTaxAmount)" office:value-type="float" office:value="375" calcext:value-type="float">
            <text:p>375,00 €</text:p>
          </table:table-cell>
          <table:table-cell table:style-name="ce36" table:formula="of:=IF([$'amortizacijska tabela'.$C252]=&quot;&quot;;0;[$'amortizacijska tabela'.$E252]+[$'amortizacijska tabela'.$F252]+[$'amortizacijska tabela'.$G252])" office:value-type="float" office:value="1445.83523338665" calcext:value-type="float">
            <text:p>1.445,84 €</text:p>
          </table:table-cell>
          <table:table-cell table:style-name="ce36" table:formula="of:=IF([$'amortizacijska tabela'.$C252]=&quot;&quot;;0;[$'amortizacijska tabela'.$D252]-[$'amortizacijska tabela'.$F252])" office:value-type="float" office:value="95258.928085456" calcext:value-type="float">
            <text:p>95.258,93 €</text:p>
          </table:table-cell>
          <table:table-cell table:style-name="ce32" table:formula="of:=IF([$'amortizacijska tabela'.$I252]&gt;0;LastRow-ROW();0)" office:value-type="float" office:value="111" calcext:value-type="float">
            <text:p><text:s/>111 </text:p>
          </table:table-cell>
          <table:table-cell table:number-columns-repeated="1014"/>
        </table:table-row>
        <table:table-row table:style-name="ro3">
          <table:table-cell/>
          <table:table-cell table:style-name="ce32" table:formula="of:=ROWS([.$B$4:.B253])" office:value-type="float" office:value="250" calcext:value-type="float">
            <text:p><text:s/>250 </text:p>
          </table:table-cell>
          <table:table-cell table:style-name="ce34" table:formula="of:=IF(ValuesEntered;IF([$'amortizacijska tabela'.$B253]&lt;=DurationOfLoan;IF(ROW()-ROW([$'amortizacijska tabela'.$C$3])=1;LoanStart;IF([.I252]&gt;0;EDATE([.C252];1);&quot;&quot;));&quot;&quot;);&quot;&quot;)" office:value-type="date" office:date-value="2042-02-07" calcext:value-type="date">
            <text:p>07. 02. 2042</text:p>
          </table:table-cell>
          <table:table-cell table:style-name="ce36" table:formula="of:=IF(ROW()-ROW([$'amortizacijska tabela'.$D$3])=1;LoanAmount;IF([$'amortizacijska tabela'.$C253]=&quot;&quot;;0;INDEX([$'amortizacijska tabela'.$B$4:.$J$363]; ROW()-4;8)))" office:value-type="float" office:value="95258.928085456" calcext:value-type="float">
            <text:p>95.258,93 €</text:p>
          </table:table-cell>
          <table:table-cell table:style-name="ce36" table:formula="of:=IF(ValuesEntered;IF(ROW()-ROW([$'amortizacijska tabela'.$E$3])=1;-IPMT(InterestRate/12;1;DurationOfLoan-ROWS([.$C$4:.C253])+1;[$'amortizacijska tabela'.$D253]);IFERROR(-IPMT(InterestRate/12;1;[$'amortizacijska tabela'.$J253];[.D254]);0));0)" office:value-type="float" office:value="394.092487665782" calcext:value-type="float">
            <text:p>394,09 €</text:p>
          </table:table-cell>
          <table:table-cell table:style-name="ce36" table:formula="of:=IFERROR(IF(AND(ValuesEntered;[$'amortizacijska tabela'.$C253]&lt;&gt;&quot;&quot;);-PPMT(InterestRate/12;1;DurationOfLoan-ROWS([.$C$4:.C253])+1;[$'amortizacijska tabela'.$D253]);&quot;&quot;);0)" office:value-type="float" office:value="676.731045668213" calcext:value-type="float">
            <text:p>676,73 €</text:p>
          </table:table-cell>
          <table:table-cell table:style-name="ce36" table:formula="of:=IF([$'amortizacijska tabela'.$C253]=&quot;&quot;;0;PropertyTaxAmount)" office:value-type="float" office:value="375" calcext:value-type="float">
            <text:p>375,00 €</text:p>
          </table:table-cell>
          <table:table-cell table:style-name="ce36" table:formula="of:=IF([$'amortizacijska tabela'.$C253]=&quot;&quot;;0;[$'amortizacijska tabela'.$E253]+[$'amortizacijska tabela'.$F253]+[$'amortizacijska tabela'.$G253])" office:value-type="float" office:value="1445.823533334" calcext:value-type="float">
            <text:p>1.445,82 €</text:p>
          </table:table-cell>
          <table:table-cell table:style-name="ce36" table:formula="of:=IF([$'amortizacijska tabela'.$C253]=&quot;&quot;;0;[$'amortizacijska tabela'.$D253]-[$'amortizacijska tabela'.$F253])" office:value-type="float" office:value="94582.1970397878" calcext:value-type="float">
            <text:p>94.582,20 €</text:p>
          </table:table-cell>
          <table:table-cell table:style-name="ce32" table:formula="of:=IF([$'amortizacijska tabela'.$I253]&gt;0;LastRow-ROW();0)" office:value-type="float" office:value="110" calcext:value-type="float">
            <text:p><text:s/>110 </text:p>
          </table:table-cell>
          <table:table-cell table:number-columns-repeated="1014"/>
        </table:table-row>
        <table:table-row table:style-name="ro3">
          <table:table-cell/>
          <table:table-cell table:style-name="ce32" table:formula="of:=ROWS([.$B$4:.B254])" office:value-type="float" office:value="251" calcext:value-type="float">
            <text:p><text:s/>251 </text:p>
          </table:table-cell>
          <table:table-cell table:style-name="ce34" table:formula="of:=IF(ValuesEntered;IF([$'amortizacijska tabela'.$B254]&lt;=DurationOfLoan;IF(ROW()-ROW([$'amortizacijska tabela'.$C$3])=1;LoanStart;IF([.I253]&gt;0;EDATE([.C253];1);&quot;&quot;));&quot;&quot;);&quot;&quot;)" office:value-type="date" office:date-value="2042-03-07" calcext:value-type="date">
            <text:p>07. 03. 2042</text:p>
          </table:table-cell>
          <table:table-cell table:style-name="ce36" table:formula="of:=IF(ROW()-ROW([$'amortizacijska tabela'.$D$3])=1;LoanAmount;IF([$'amortizacijska tabela'.$C254]=&quot;&quot;;0;INDEX([$'amortizacijska tabela'.$B$4:.$J$363]; ROW()-4;8)))" office:value-type="float" office:value="94582.1970397878" calcext:value-type="float">
            <text:p>94.582,20 €</text:p>
          </table:table-cell>
          <table:table-cell table:style-name="ce36" table:formula="of:=IF(ValuesEntered;IF(ROW()-ROW([$'amortizacijska tabela'.$E$3])=1;-IPMT(InterestRate/12;1;DurationOfLoan-ROWS([.$C$4:.C254])+1;[$'amortizacijska tabela'.$D254]);IFERROR(-IPMT(InterestRate/12;1;[$'amortizacijska tabela'.$J254];[.D255]);0));0)" office:value-type="float" office:value="391.261026172622" calcext:value-type="float">
            <text:p>391,26 €</text:p>
          </table:table-cell>
          <table:table-cell table:style-name="ce36" table:formula="of:=IFERROR(IF(AND(ValuesEntered;[$'amortizacijska tabela'.$C254]&lt;&gt;&quot;&quot;);-PPMT(InterestRate/12;1;DurationOfLoan-ROWS([.$C$4:.C254])+1;[$'amortizacijska tabela'.$D254]);&quot;&quot;);0)" office:value-type="float" office:value="679.550758358497" calcext:value-type="float">
            <text:p>679,55 €</text:p>
          </table:table-cell>
          <table:table-cell table:style-name="ce36" table:formula="of:=IF([$'amortizacijska tabela'.$C254]=&quot;&quot;;0;PropertyTaxAmount)" office:value-type="float" office:value="375" calcext:value-type="float">
            <text:p>375,00 €</text:p>
          </table:table-cell>
          <table:table-cell table:style-name="ce36" table:formula="of:=IF([$'amortizacijska tabela'.$C254]=&quot;&quot;;0;[$'amortizacijska tabela'.$E254]+[$'amortizacijska tabela'.$F254]+[$'amortizacijska tabela'.$G254])" office:value-type="float" office:value="1445.81178453112" calcext:value-type="float">
            <text:p>1.445,81 €</text:p>
          </table:table-cell>
          <table:table-cell table:style-name="ce36" table:formula="of:=IF([$'amortizacijska tabela'.$C254]=&quot;&quot;;0;[$'amortizacijska tabela'.$D254]-[$'amortizacijska tabela'.$F254])" office:value-type="float" office:value="93902.6462814293" calcext:value-type="float">
            <text:p>93.902,65 €</text:p>
          </table:table-cell>
          <table:table-cell table:style-name="ce32" table:formula="of:=IF([$'amortizacijska tabela'.$I254]&gt;0;LastRow-ROW();0)" office:value-type="float" office:value="109" calcext:value-type="float">
            <text:p><text:s/>109 </text:p>
          </table:table-cell>
          <table:table-cell table:number-columns-repeated="1014"/>
        </table:table-row>
        <table:table-row table:style-name="ro3">
          <table:table-cell/>
          <table:table-cell table:style-name="ce32" table:formula="of:=ROWS([.$B$4:.B255])" office:value-type="float" office:value="252" calcext:value-type="float">
            <text:p><text:s/>252 </text:p>
          </table:table-cell>
          <table:table-cell table:style-name="ce34" table:formula="of:=IF(ValuesEntered;IF([$'amortizacijska tabela'.$B255]&lt;=DurationOfLoan;IF(ROW()-ROW([$'amortizacijska tabela'.$C$3])=1;LoanStart;IF([.I254]&gt;0;EDATE([.C254];1);&quot;&quot;));&quot;&quot;);&quot;&quot;)" office:value-type="date" office:date-value="2042-04-07" calcext:value-type="date">
            <text:p>07. 04. 2042</text:p>
          </table:table-cell>
          <table:table-cell table:style-name="ce36" table:formula="of:=IF(ROW()-ROW([$'amortizacijska tabela'.$D$3])=1;LoanAmount;IF([$'amortizacijska tabela'.$C255]=&quot;&quot;;0;INDEX([$'amortizacijska tabela'.$B$4:.$J$363]; ROW()-4;8)))" office:value-type="float" office:value="93902.6462814293" calcext:value-type="float">
            <text:p>93.902,65 €</text:p>
          </table:table-cell>
          <table:table-cell table:style-name="ce36" table:formula="of:=IF(ValuesEntered;IF(ROW()-ROW([$'amortizacijska tabela'.$E$3])=1;-IPMT(InterestRate/12;1;DurationOfLoan-ROWS([.$C$4:.C255])+1;[$'amortizacijska tabela'.$D255]);IFERROR(-IPMT(InterestRate/12;1;[$'amortizacijska tabela'.$J255];[.D256]);0));0)" office:value-type="float" office:value="388.41776692324" calcext:value-type="float">
            <text:p>388,42 €</text:p>
          </table:table-cell>
          <table:table-cell table:style-name="ce36" table:formula="of:=IFERROR(IF(AND(ValuesEntered;[$'amortizacijska tabela'.$C255]&lt;&gt;&quot;&quot;);-PPMT(InterestRate/12;1;DurationOfLoan-ROWS([.$C$4:.C255])+1;[$'amortizacijska tabela'.$D255]);&quot;&quot;);0)" office:value-type="float" office:value="682.382219851657" calcext:value-type="float">
            <text:p>682,38 €</text:p>
          </table:table-cell>
          <table:table-cell table:style-name="ce36" table:formula="of:=IF([$'amortizacijska tabela'.$C255]=&quot;&quot;;0;PropertyTaxAmount)" office:value-type="float" office:value="375" calcext:value-type="float">
            <text:p>375,00 €</text:p>
          </table:table-cell>
          <table:table-cell table:style-name="ce36" table:formula="of:=IF([$'amortizacijska tabela'.$C255]=&quot;&quot;;0;[$'amortizacijska tabela'.$E255]+[$'amortizacijska tabela'.$F255]+[$'amortizacijska tabela'.$G255])" office:value-type="float" office:value="1445.7999867749" calcext:value-type="float">
            <text:p>1.445,80 €</text:p>
          </table:table-cell>
          <table:table-cell table:style-name="ce36" table:formula="of:=IF([$'amortizacijska tabela'.$C255]=&quot;&quot;;0;[$'amortizacijska tabela'.$D255]-[$'amortizacijska tabela'.$F255])" office:value-type="float" office:value="93220.2640615776" calcext:value-type="float">
            <text:p>93.220,26 €</text:p>
          </table:table-cell>
          <table:table-cell table:style-name="ce32" table:formula="of:=IF([$'amortizacijska tabela'.$I255]&gt;0;LastRow-ROW();0)" office:value-type="float" office:value="108" calcext:value-type="float">
            <text:p><text:s/>108 </text:p>
          </table:table-cell>
          <table:table-cell table:number-columns-repeated="1014"/>
        </table:table-row>
        <table:table-row table:style-name="ro3">
          <table:table-cell/>
          <table:table-cell table:style-name="ce32" table:formula="of:=ROWS([.$B$4:.B256])" office:value-type="float" office:value="253" calcext:value-type="float">
            <text:p><text:s/>253 </text:p>
          </table:table-cell>
          <table:table-cell table:style-name="ce34" table:formula="of:=IF(ValuesEntered;IF([$'amortizacijska tabela'.$B256]&lt;=DurationOfLoan;IF(ROW()-ROW([$'amortizacijska tabela'.$C$3])=1;LoanStart;IF([.I255]&gt;0;EDATE([.C255];1);&quot;&quot;));&quot;&quot;);&quot;&quot;)" office:value-type="date" office:date-value="2042-05-07" calcext:value-type="date">
            <text:p>07. 05. 2042</text:p>
          </table:table-cell>
          <table:table-cell table:style-name="ce36" table:formula="of:=IF(ROW()-ROW([$'amortizacijska tabela'.$D$3])=1;LoanAmount;IF([$'amortizacijska tabela'.$C256]=&quot;&quot;;0;INDEX([$'amortizacijska tabela'.$B$4:.$J$363]; ROW()-4;8)))" office:value-type="float" office:value="93220.2640615776" calcext:value-type="float">
            <text:p>93.220,26 €</text:p>
          </table:table-cell>
          <table:table-cell table:style-name="ce36" table:formula="of:=IF(ValuesEntered;IF(ROW()-ROW([$'amortizacijska tabela'.$E$3])=1;-IPMT(InterestRate/12;1;DurationOfLoan-ROWS([.$C$4:.C256])+1;[$'amortizacijska tabela'.$D256]);IFERROR(-IPMT(InterestRate/12;1;[$'amortizacijska tabela'.$J256];[.D257]);0));0)" office:value-type="float" office:value="385.562660760319" calcext:value-type="float">
            <text:p>385,56 €</text:p>
          </table:table-cell>
          <table:table-cell table:style-name="ce36" table:formula="of:=IFERROR(IF(AND(ValuesEntered;[$'amortizacijska tabela'.$C256]&lt;&gt;&quot;&quot;);-PPMT(InterestRate/12;1;DurationOfLoan-ROWS([.$C$4:.C256])+1;[$'amortizacijska tabela'.$D256]);&quot;&quot;);0)" office:value-type="float" office:value="685.225479101039" calcext:value-type="float">
            <text:p>685,23 €</text:p>
          </table:table-cell>
          <table:table-cell table:style-name="ce36" table:formula="of:=IF([$'amortizacijska tabela'.$C256]=&quot;&quot;;0;PropertyTaxAmount)" office:value-type="float" office:value="375" calcext:value-type="float">
            <text:p>375,00 €</text:p>
          </table:table-cell>
          <table:table-cell table:style-name="ce36" table:formula="of:=IF([$'amortizacijska tabela'.$C256]=&quot;&quot;;0;[$'amortizacijska tabela'.$E256]+[$'amortizacijska tabela'.$F256]+[$'amortizacijska tabela'.$G256])" office:value-type="float" office:value="1445.78813986136" calcext:value-type="float">
            <text:p>1.445,79 €</text:p>
          </table:table-cell>
          <table:table-cell table:style-name="ce36" table:formula="of:=IF([$'amortizacijska tabela'.$C256]=&quot;&quot;;0;[$'amortizacijska tabela'.$D256]-[$'amortizacijska tabela'.$F256])" office:value-type="float" office:value="92535.0385824766" calcext:value-type="float">
            <text:p>92.535,04 €</text:p>
          </table:table-cell>
          <table:table-cell table:style-name="ce32" table:formula="of:=IF([$'amortizacijska tabela'.$I256]&gt;0;LastRow-ROW();0)" office:value-type="float" office:value="107" calcext:value-type="float">
            <text:p><text:s/>107 </text:p>
          </table:table-cell>
          <table:table-cell table:number-columns-repeated="1014"/>
        </table:table-row>
        <table:table-row table:style-name="ro3">
          <table:table-cell/>
          <table:table-cell table:style-name="ce32" table:formula="of:=ROWS([.$B$4:.B257])" office:value-type="float" office:value="254" calcext:value-type="float">
            <text:p><text:s/>254 </text:p>
          </table:table-cell>
          <table:table-cell table:style-name="ce34" table:formula="of:=IF(ValuesEntered;IF([$'amortizacijska tabela'.$B257]&lt;=DurationOfLoan;IF(ROW()-ROW([$'amortizacijska tabela'.$C$3])=1;LoanStart;IF([.I256]&gt;0;EDATE([.C256];1);&quot;&quot;));&quot;&quot;);&quot;&quot;)" office:value-type="date" office:date-value="2042-06-07" calcext:value-type="date">
            <text:p>07. 06. 2042</text:p>
          </table:table-cell>
          <table:table-cell table:style-name="ce36" table:formula="of:=IF(ROW()-ROW([$'amortizacijska tabela'.$D$3])=1;LoanAmount;IF([$'amortizacijska tabela'.$C257]=&quot;&quot;;0;INDEX([$'amortizacijska tabela'.$B$4:.$J$363]; ROW()-4;8)))" office:value-type="float" office:value="92535.0385824766" calcext:value-type="float">
            <text:p>92.535,04 €</text:p>
          </table:table-cell>
          <table:table-cell table:style-name="ce36" table:formula="of:=IF(ValuesEntered;IF(ROW()-ROW([$'amortizacijska tabela'.$E$3])=1;-IPMT(InterestRate/12;1;DurationOfLoan-ROWS([.$C$4:.C257])+1;[$'amortizacijska tabela'.$D257]);IFERROR(-IPMT(InterestRate/12;1;[$'amortizacijska tabela'.$J257];[.D258]);0));0)" office:value-type="float" office:value="382.695658321719" calcext:value-type="float">
            <text:p>382,70 €</text:p>
          </table:table-cell>
          <table:table-cell table:style-name="ce36" table:formula="of:=IFERROR(IF(AND(ValuesEntered;[$'amortizacijska tabela'.$C257]&lt;&gt;&quot;&quot;);-PPMT(InterestRate/12;1;DurationOfLoan-ROWS([.$C$4:.C257])+1;[$'amortizacijska tabela'.$D257]);&quot;&quot;);0)" office:value-type="float" office:value="688.08058526396" calcext:value-type="float">
            <text:p>688,08 €</text:p>
          </table:table-cell>
          <table:table-cell table:style-name="ce36" table:formula="of:=IF([$'amortizacijska tabela'.$C257]=&quot;&quot;;0;PropertyTaxAmount)" office:value-type="float" office:value="375" calcext:value-type="float">
            <text:p>375,00 €</text:p>
          </table:table-cell>
          <table:table-cell table:style-name="ce36" table:formula="of:=IF([$'amortizacijska tabela'.$C257]=&quot;&quot;;0;[$'amortizacijska tabela'.$E257]+[$'amortizacijska tabela'.$F257]+[$'amortizacijska tabela'.$G257])" office:value-type="float" office:value="1445.77624358568" calcext:value-type="float">
            <text:p>1.445,78 €</text:p>
          </table:table-cell>
          <table:table-cell table:style-name="ce36" table:formula="of:=IF([$'amortizacijska tabela'.$C257]=&quot;&quot;;0;[$'amortizacijska tabela'.$D257]-[$'amortizacijska tabela'.$F257])" office:value-type="float" office:value="91846.9579972126" calcext:value-type="float">
            <text:p>91.846,96 €</text:p>
          </table:table-cell>
          <table:table-cell table:style-name="ce32" table:formula="of:=IF([$'amortizacijska tabela'.$I257]&gt;0;LastRow-ROW();0)" office:value-type="float" office:value="106" calcext:value-type="float">
            <text:p><text:s/>106 </text:p>
          </table:table-cell>
          <table:table-cell table:number-columns-repeated="1014"/>
        </table:table-row>
        <table:table-row table:style-name="ro3">
          <table:table-cell/>
          <table:table-cell table:style-name="ce32" table:formula="of:=ROWS([.$B$4:.B258])" office:value-type="float" office:value="255" calcext:value-type="float">
            <text:p><text:s/>255 </text:p>
          </table:table-cell>
          <table:table-cell table:style-name="ce34" table:formula="of:=IF(ValuesEntered;IF([$'amortizacijska tabela'.$B258]&lt;=DurationOfLoan;IF(ROW()-ROW([$'amortizacijska tabela'.$C$3])=1;LoanStart;IF([.I257]&gt;0;EDATE([.C257];1);&quot;&quot;));&quot;&quot;);&quot;&quot;)" office:value-type="date" office:date-value="2042-07-07" calcext:value-type="date">
            <text:p>07. 07. 2042</text:p>
          </table:table-cell>
          <table:table-cell table:style-name="ce36" table:formula="of:=IF(ROW()-ROW([$'amortizacijska tabela'.$D$3])=1;LoanAmount;IF([$'amortizacijska tabela'.$C258]=&quot;&quot;;0;INDEX([$'amortizacijska tabela'.$B$4:.$J$363]; ROW()-4;8)))" office:value-type="float" office:value="91846.9579972126" calcext:value-type="float">
            <text:p>91.846,96 €</text:p>
          </table:table-cell>
          <table:table-cell table:style-name="ce36" table:formula="of:=IF(ValuesEntered;IF(ROW()-ROW([$'amortizacijska tabela'.$E$3])=1;-IPMT(InterestRate/12;1;DurationOfLoan-ROWS([.$C$4:.C258])+1;[$'amortizacijska tabela'.$D258]);IFERROR(-IPMT(InterestRate/12;1;[$'amortizacijska tabela'.$J258];[.D259]);0));0)" office:value-type="float" office:value="379.816710039625" calcext:value-type="float">
            <text:p>379,82 €</text:p>
          </table:table-cell>
          <table:table-cell table:style-name="ce36" table:formula="of:=IFERROR(IF(AND(ValuesEntered;[$'amortizacijska tabela'.$C258]&lt;&gt;&quot;&quot;);-PPMT(InterestRate/12;1;DurationOfLoan-ROWS([.$C$4:.C258])+1;[$'amortizacijska tabela'.$D258]);&quot;&quot;);0)" office:value-type="float" office:value="690.94758770256" calcext:value-type="float">
            <text:p>690,95 €</text:p>
          </table:table-cell>
          <table:table-cell table:style-name="ce36" table:formula="of:=IF([$'amortizacijska tabela'.$C258]=&quot;&quot;;0;PropertyTaxAmount)" office:value-type="float" office:value="375" calcext:value-type="float">
            <text:p>375,00 €</text:p>
          </table:table-cell>
          <table:table-cell table:style-name="ce36" table:formula="of:=IF([$'amortizacijska tabela'.$C258]=&quot;&quot;;0;[$'amortizacijska tabela'.$E258]+[$'amortizacijska tabela'.$F258]+[$'amortizacijska tabela'.$G258])" office:value-type="float" office:value="1445.76429774219" calcext:value-type="float">
            <text:p>1.445,76 €</text:p>
          </table:table-cell>
          <table:table-cell table:style-name="ce36" table:formula="of:=IF([$'amortizacijska tabela'.$C258]=&quot;&quot;;0;[$'amortizacijska tabela'.$D258]-[$'amortizacijska tabela'.$F258])" office:value-type="float" office:value="91156.0104095101" calcext:value-type="float">
            <text:p>91.156,01 €</text:p>
          </table:table-cell>
          <table:table-cell table:style-name="ce32" table:formula="of:=IF([$'amortizacijska tabela'.$I258]&gt;0;LastRow-ROW();0)" office:value-type="float" office:value="105" calcext:value-type="float">
            <text:p><text:s/>105 </text:p>
          </table:table-cell>
          <table:table-cell table:number-columns-repeated="1014"/>
        </table:table-row>
        <table:table-row table:style-name="ro3">
          <table:table-cell/>
          <table:table-cell table:style-name="ce32" table:formula="of:=ROWS([.$B$4:.B259])" office:value-type="float" office:value="256" calcext:value-type="float">
            <text:p><text:s/>256 </text:p>
          </table:table-cell>
          <table:table-cell table:style-name="ce34" table:formula="of:=IF(ValuesEntered;IF([$'amortizacijska tabela'.$B259]&lt;=DurationOfLoan;IF(ROW()-ROW([$'amortizacijska tabela'.$C$3])=1;LoanStart;IF([.I258]&gt;0;EDATE([.C258];1);&quot;&quot;));&quot;&quot;);&quot;&quot;)" office:value-type="date" office:date-value="2042-08-07" calcext:value-type="date">
            <text:p>07. 08. 2042</text:p>
          </table:table-cell>
          <table:table-cell table:style-name="ce36" table:formula="of:=IF(ROW()-ROW([$'amortizacijska tabela'.$D$3])=1;LoanAmount;IF([$'amortizacijska tabela'.$C259]=&quot;&quot;;0;INDEX([$'amortizacijska tabela'.$B$4:.$J$363]; ROW()-4;8)))" office:value-type="float" office:value="91156.0104095101" calcext:value-type="float">
            <text:p>91.156,01 €</text:p>
          </table:table-cell>
          <table:table-cell table:style-name="ce36" table:formula="of:=IF(ValuesEntered;IF(ROW()-ROW([$'amortizacijska tabela'.$E$3])=1;-IPMT(InterestRate/12;1;DurationOfLoan-ROWS([.$C$4:.C259])+1;[$'amortizacijska tabela'.$D259]);IFERROR(-IPMT(InterestRate/12;1;[$'amortizacijska tabela'.$J259];[.D260]);0));0)" office:value-type="float" office:value="376.925766139689" calcext:value-type="float">
            <text:p>376,93 €</text:p>
          </table:table-cell>
          <table:table-cell table:style-name="ce36" table:formula="of:=IFERROR(IF(AND(ValuesEntered;[$'amortizacijska tabela'.$C259]&lt;&gt;&quot;&quot;);-PPMT(InterestRate/12;1;DurationOfLoan-ROWS([.$C$4:.C259])+1;[$'amortizacijska tabela'.$D259]);&quot;&quot;);0)" office:value-type="float" office:value="693.826535984654" calcext:value-type="float">
            <text:p>693,83 €</text:p>
          </table:table-cell>
          <table:table-cell table:style-name="ce36" table:formula="of:=IF([$'amortizacijska tabela'.$C259]=&quot;&quot;;0;PropertyTaxAmount)" office:value-type="float" office:value="375" calcext:value-type="float">
            <text:p>375,00 €</text:p>
          </table:table-cell>
          <table:table-cell table:style-name="ce36" table:formula="of:=IF([$'amortizacijska tabela'.$C259]=&quot;&quot;;0;[$'amortizacijska tabela'.$E259]+[$'amortizacijska tabela'.$F259]+[$'amortizacijska tabela'.$G259])" office:value-type="float" office:value="1445.75230212434" calcext:value-type="float">
            <text:p>1.445,75 €</text:p>
          </table:table-cell>
          <table:table-cell table:style-name="ce36" table:formula="of:=IF([$'amortizacijska tabela'.$C259]=&quot;&quot;;0;[$'amortizacijska tabela'.$D259]-[$'amortizacijska tabela'.$F259])" office:value-type="float" office:value="90462.1838735254" calcext:value-type="float">
            <text:p>90.462,18 €</text:p>
          </table:table-cell>
          <table:table-cell table:style-name="ce32" table:formula="of:=IF([$'amortizacijska tabela'.$I259]&gt;0;LastRow-ROW();0)" office:value-type="float" office:value="104" calcext:value-type="float">
            <text:p><text:s/>104 </text:p>
          </table:table-cell>
          <table:table-cell table:number-columns-repeated="1014"/>
        </table:table-row>
        <table:table-row table:style-name="ro3">
          <table:table-cell/>
          <table:table-cell table:style-name="ce32" table:formula="of:=ROWS([.$B$4:.B260])" office:value-type="float" office:value="257" calcext:value-type="float">
            <text:p><text:s/>257 </text:p>
          </table:table-cell>
          <table:table-cell table:style-name="ce34" table:formula="of:=IF(ValuesEntered;IF([$'amortizacijska tabela'.$B260]&lt;=DurationOfLoan;IF(ROW()-ROW([$'amortizacijska tabela'.$C$3])=1;LoanStart;IF([.I259]&gt;0;EDATE([.C259];1);&quot;&quot;));&quot;&quot;);&quot;&quot;)" office:value-type="date" office:date-value="2042-09-07" calcext:value-type="date">
            <text:p>07. 09. 2042</text:p>
          </table:table-cell>
          <table:table-cell table:style-name="ce36" table:formula="of:=IF(ROW()-ROW([$'amortizacijska tabela'.$D$3])=1;LoanAmount;IF([$'amortizacijska tabela'.$C260]=&quot;&quot;;0;INDEX([$'amortizacijska tabela'.$B$4:.$J$363]; ROW()-4;8)))" office:value-type="float" office:value="90462.1838735254" calcext:value-type="float">
            <text:p>90.462,18 €</text:p>
          </table:table-cell>
          <table:table-cell table:style-name="ce36" table:formula="of:=IF(ValuesEntered;IF(ROW()-ROW([$'amortizacijska tabela'.$E$3])=1;-IPMT(InterestRate/12;1;DurationOfLoan-ROWS([.$C$4:.C260])+1;[$'amortizacijska tabela'.$D260]);IFERROR(-IPMT(InterestRate/12;1;[$'amortizacijska tabela'.$J260];[.D261]);0));0)" office:value-type="float" office:value="374.02277664017" calcext:value-type="float">
            <text:p>374,02 €</text:p>
          </table:table-cell>
          <table:table-cell table:style-name="ce36" table:formula="of:=IFERROR(IF(AND(ValuesEntered;[$'amortizacijska tabela'.$C260]&lt;&gt;&quot;&quot;);-PPMT(InterestRate/12;1;DurationOfLoan-ROWS([.$C$4:.C260])+1;[$'amortizacijska tabela'.$D260]);&quot;&quot;);0)" office:value-type="float" office:value="696.71747988459" calcext:value-type="float">
            <text:p>696,72 €</text:p>
          </table:table-cell>
          <table:table-cell table:style-name="ce36" table:formula="of:=IF([$'amortizacijska tabela'.$C260]=&quot;&quot;;0;PropertyTaxAmount)" office:value-type="float" office:value="375" calcext:value-type="float">
            <text:p>375,00 €</text:p>
          </table:table-cell>
          <table:table-cell table:style-name="ce36" table:formula="of:=IF([$'amortizacijska tabela'.$C260]=&quot;&quot;;0;[$'amortizacijska tabela'.$E260]+[$'amortizacijska tabela'.$F260]+[$'amortizacijska tabela'.$G260])" office:value-type="float" office:value="1445.74025652476" calcext:value-type="float">
            <text:p>1.445,74 €</text:p>
          </table:table-cell>
          <table:table-cell table:style-name="ce36" table:formula="of:=IF([$'amortizacijska tabela'.$C260]=&quot;&quot;;0;[$'amortizacijska tabela'.$D260]-[$'amortizacijska tabela'.$F260])" office:value-type="float" office:value="89765.4663936408" calcext:value-type="float">
            <text:p>89.765,47 €</text:p>
          </table:table-cell>
          <table:table-cell table:style-name="ce32" table:formula="of:=IF([$'amortizacijska tabela'.$I260]&gt;0;LastRow-ROW();0)" office:value-type="float" office:value="103" calcext:value-type="float">
            <text:p><text:s/>103 </text:p>
          </table:table-cell>
          <table:table-cell table:number-columns-repeated="1014"/>
        </table:table-row>
        <table:table-row table:style-name="ro3">
          <table:table-cell/>
          <table:table-cell table:style-name="ce32" table:formula="of:=ROWS([.$B$4:.B261])" office:value-type="float" office:value="258" calcext:value-type="float">
            <text:p><text:s/>258 </text:p>
          </table:table-cell>
          <table:table-cell table:style-name="ce34" table:formula="of:=IF(ValuesEntered;IF([$'amortizacijska tabela'.$B261]&lt;=DurationOfLoan;IF(ROW()-ROW([$'amortizacijska tabela'.$C$3])=1;LoanStart;IF([.I260]&gt;0;EDATE([.C260];1);&quot;&quot;));&quot;&quot;);&quot;&quot;)" office:value-type="date" office:date-value="2042-10-07" calcext:value-type="date">
            <text:p>07. 10. 2042</text:p>
          </table:table-cell>
          <table:table-cell table:style-name="ce36" table:formula="of:=IF(ROW()-ROW([$'amortizacijska tabela'.$D$3])=1;LoanAmount;IF([$'amortizacijska tabela'.$C261]=&quot;&quot;;0;INDEX([$'amortizacijska tabela'.$B$4:.$J$363]; ROW()-4;8)))" office:value-type="float" office:value="89765.4663936408" calcext:value-type="float">
            <text:p>89.765,47 €</text:p>
          </table:table-cell>
          <table:table-cell table:style-name="ce36" table:formula="of:=IF(ValuesEntered;IF(ROW()-ROW([$'amortizacijska tabela'.$E$3])=1;-IPMT(InterestRate/12;1;DurationOfLoan-ROWS([.$C$4:.C261])+1;[$'amortizacijska tabela'.$D261]);IFERROR(-IPMT(InterestRate/12;1;[$'amortizacijska tabela'.$J261];[.D262]);0));0)" office:value-type="float" office:value="371.10769135107" calcext:value-type="float">
            <text:p>371,11 €</text:p>
          </table:table-cell>
          <table:table-cell table:style-name="ce36" table:formula="of:=IFERROR(IF(AND(ValuesEntered;[$'amortizacijska tabela'.$C261]&lt;&gt;&quot;&quot;);-PPMT(InterestRate/12;1;DurationOfLoan-ROWS([.$C$4:.C261])+1;[$'amortizacijska tabela'.$D261]);&quot;&quot;);0)" office:value-type="float" office:value="699.620469384109" calcext:value-type="float">
            <text:p>699,62 €</text:p>
          </table:table-cell>
          <table:table-cell table:style-name="ce36" table:formula="of:=IF([$'amortizacijska tabela'.$C261]=&quot;&quot;;0;PropertyTaxAmount)" office:value-type="float" office:value="375" calcext:value-type="float">
            <text:p>375,00 €</text:p>
          </table:table-cell>
          <table:table-cell table:style-name="ce36" table:formula="of:=IF([$'amortizacijska tabela'.$C261]=&quot;&quot;;0;[$'amortizacijska tabela'.$E261]+[$'amortizacijska tabela'.$F261]+[$'amortizacijska tabela'.$G261])" office:value-type="float" office:value="1445.72816073518" calcext:value-type="float">
            <text:p>1.445,73 €</text:p>
          </table:table-cell>
          <table:table-cell table:style-name="ce36" table:formula="of:=IF([$'amortizacijska tabela'.$C261]=&quot;&quot;;0;[$'amortizacijska tabela'.$D261]-[$'amortizacijska tabela'.$F261])" office:value-type="float" office:value="89065.8459242567" calcext:value-type="float">
            <text:p>89.065,85 €</text:p>
          </table:table-cell>
          <table:table-cell table:style-name="ce32" table:formula="of:=IF([$'amortizacijska tabela'.$I261]&gt;0;LastRow-ROW();0)" office:value-type="float" office:value="102" calcext:value-type="float">
            <text:p><text:s/>102 </text:p>
          </table:table-cell>
          <table:table-cell table:number-columns-repeated="1014"/>
        </table:table-row>
        <table:table-row table:style-name="ro3">
          <table:table-cell/>
          <table:table-cell table:style-name="ce32" table:formula="of:=ROWS([.$B$4:.B262])" office:value-type="float" office:value="259" calcext:value-type="float">
            <text:p><text:s/>259 </text:p>
          </table:table-cell>
          <table:table-cell table:style-name="ce34" table:formula="of:=IF(ValuesEntered;IF([$'amortizacijska tabela'.$B262]&lt;=DurationOfLoan;IF(ROW()-ROW([$'amortizacijska tabela'.$C$3])=1;LoanStart;IF([.I261]&gt;0;EDATE([.C261];1);&quot;&quot;));&quot;&quot;);&quot;&quot;)" office:value-type="date" office:date-value="2042-11-07" calcext:value-type="date">
            <text:p>07. 11. 2042</text:p>
          </table:table-cell>
          <table:table-cell table:style-name="ce36" table:formula="of:=IF(ROW()-ROW([$'amortizacijska tabela'.$D$3])=1;LoanAmount;IF([$'amortizacijska tabela'.$C262]=&quot;&quot;;0;INDEX([$'amortizacijska tabela'.$B$4:.$J$363]; ROW()-4;8)))" office:value-type="float" office:value="89065.8459242567" calcext:value-type="float">
            <text:p>89.065,85 €</text:p>
          </table:table-cell>
          <table:table-cell table:style-name="ce36" table:formula="of:=IF(ValuesEntered;IF(ROW()-ROW([$'amortizacijska tabela'.$E$3])=1;-IPMT(InterestRate/12;1;DurationOfLoan-ROWS([.$C$4:.C262])+1;[$'amortizacijska tabela'.$D262]);IFERROR(-IPMT(InterestRate/12;1;[$'amortizacijska tabela'.$J262];[.D263]);0));0)" office:value-type="float" office:value="368.180459873265" calcext:value-type="float">
            <text:p>368,18 €</text:p>
          </table:table-cell>
          <table:table-cell table:style-name="ce36" table:formula="of:=IFERROR(IF(AND(ValuesEntered;[$'amortizacijska tabela'.$C262]&lt;&gt;&quot;&quot;);-PPMT(InterestRate/12;1;DurationOfLoan-ROWS([.$C$4:.C262])+1;[$'amortizacijska tabela'.$D262]);&quot;&quot;);0)" office:value-type="float" office:value="702.535554673209" calcext:value-type="float">
            <text:p>702,54 €</text:p>
          </table:table-cell>
          <table:table-cell table:style-name="ce36" table:formula="of:=IF([$'amortizacijska tabela'.$C262]=&quot;&quot;;0;PropertyTaxAmount)" office:value-type="float" office:value="375" calcext:value-type="float">
            <text:p>375,00 €</text:p>
          </table:table-cell>
          <table:table-cell table:style-name="ce36" table:formula="of:=IF([$'amortizacijska tabela'.$C262]=&quot;&quot;;0;[$'amortizacijska tabela'.$E262]+[$'amortizacijska tabela'.$F262]+[$'amortizacijska tabela'.$G262])" office:value-type="float" office:value="1445.71601454647" calcext:value-type="float">
            <text:p>1.445,72 €</text:p>
          </table:table-cell>
          <table:table-cell table:style-name="ce36" table:formula="of:=IF([$'amortizacijska tabela'.$C262]=&quot;&quot;;0;[$'amortizacijska tabela'.$D262]-[$'amortizacijska tabela'.$F262])" office:value-type="float" office:value="88363.3103695835" calcext:value-type="float">
            <text:p>88.363,31 €</text:p>
          </table:table-cell>
          <table:table-cell table:style-name="ce32" table:formula="of:=IF([$'amortizacijska tabela'.$I262]&gt;0;LastRow-ROW();0)" office:value-type="float" office:value="101" calcext:value-type="float">
            <text:p><text:s/>101 </text:p>
          </table:table-cell>
          <table:table-cell table:number-columns-repeated="1014"/>
        </table:table-row>
        <table:table-row table:style-name="ro3">
          <table:table-cell/>
          <table:table-cell table:style-name="ce32" table:formula="of:=ROWS([.$B$4:.B263])" office:value-type="float" office:value="260" calcext:value-type="float">
            <text:p><text:s/>260 </text:p>
          </table:table-cell>
          <table:table-cell table:style-name="ce34" table:formula="of:=IF(ValuesEntered;IF([$'amortizacijska tabela'.$B263]&lt;=DurationOfLoan;IF(ROW()-ROW([$'amortizacijska tabela'.$C$3])=1;LoanStart;IF([.I262]&gt;0;EDATE([.C262];1);&quot;&quot;));&quot;&quot;);&quot;&quot;)" office:value-type="date" office:date-value="2042-12-07" calcext:value-type="date">
            <text:p>07. 12. 2042</text:p>
          </table:table-cell>
          <table:table-cell table:style-name="ce36" table:formula="of:=IF(ROW()-ROW([$'amortizacijska tabela'.$D$3])=1;LoanAmount;IF([$'amortizacijska tabela'.$C263]=&quot;&quot;;0;INDEX([$'amortizacijska tabela'.$B$4:.$J$363]; ROW()-4;8)))" office:value-type="float" office:value="88363.3103695835" calcext:value-type="float">
            <text:p>88.363,31 €</text:p>
          </table:table-cell>
          <table:table-cell table:style-name="ce36" table:formula="of:=IF(ValuesEntered;IF(ROW()-ROW([$'amortizacijska tabela'.$E$3])=1;-IPMT(InterestRate/12;1;DurationOfLoan-ROWS([.$C$4:.C263])+1;[$'amortizacijska tabela'.$D263]);IFERROR(-IPMT(InterestRate/12;1;[$'amortizacijska tabela'.$J263];[.D264]);0));0)" office:value-type="float" office:value="365.241031597635" calcext:value-type="float">
            <text:p>365,24 €</text:p>
          </table:table-cell>
          <table:table-cell table:style-name="ce36" table:formula="of:=IFERROR(IF(AND(ValuesEntered;[$'amortizacijska tabela'.$C263]&lt;&gt;&quot;&quot;);-PPMT(InterestRate/12;1;DurationOfLoan-ROWS([.$C$4:.C263])+1;[$'amortizacijska tabela'.$D263]);&quot;&quot;);0)" office:value-type="float" office:value="705.462786151015" calcext:value-type="float">
            <text:p>705,46 €</text:p>
          </table:table-cell>
          <table:table-cell table:style-name="ce36" table:formula="of:=IF([$'amortizacijska tabela'.$C263]=&quot;&quot;;0;PropertyTaxAmount)" office:value-type="float" office:value="375" calcext:value-type="float">
            <text:p>375,00 €</text:p>
          </table:table-cell>
          <table:table-cell table:style-name="ce36" table:formula="of:=IF([$'amortizacijska tabela'.$C263]=&quot;&quot;;0;[$'amortizacijska tabela'.$E263]+[$'amortizacijska tabela'.$F263]+[$'amortizacijska tabela'.$G263])" office:value-type="float" office:value="1445.70381774865" calcext:value-type="float">
            <text:p>1.445,70 €</text:p>
          </table:table-cell>
          <table:table-cell table:style-name="ce36" table:formula="of:=IF([$'amortizacijska tabela'.$C263]=&quot;&quot;;0;[$'amortizacijska tabela'.$D263]-[$'amortizacijska tabela'.$F263])" office:value-type="float" office:value="87657.8475834325" calcext:value-type="float">
            <text:p>87.657,85 €</text:p>
          </table:table-cell>
          <table:table-cell table:style-name="ce32" table:formula="of:=IF([$'amortizacijska tabela'.$I263]&gt;0;LastRow-ROW();0)" office:value-type="float" office:value="100" calcext:value-type="float">
            <text:p><text:s/>100 </text:p>
          </table:table-cell>
          <table:table-cell table:number-columns-repeated="1014"/>
        </table:table-row>
        <table:table-row table:style-name="ro3">
          <table:table-cell/>
          <table:table-cell table:style-name="ce32" table:formula="of:=ROWS([.$B$4:.B264])" office:value-type="float" office:value="261" calcext:value-type="float">
            <text:p><text:s/>261 </text:p>
          </table:table-cell>
          <table:table-cell table:style-name="ce34" table:formula="of:=IF(ValuesEntered;IF([$'amortizacijska tabela'.$B264]&lt;=DurationOfLoan;IF(ROW()-ROW([$'amortizacijska tabela'.$C$3])=1;LoanStart;IF([.I263]&gt;0;EDATE([.C263];1);&quot;&quot;));&quot;&quot;);&quot;&quot;)" office:value-type="date" office:date-value="2043-01-07" calcext:value-type="date">
            <text:p>07. 01. 2043</text:p>
          </table:table-cell>
          <table:table-cell table:style-name="ce36" table:formula="of:=IF(ROW()-ROW([$'amortizacijska tabela'.$D$3])=1;LoanAmount;IF([$'amortizacijska tabela'.$C264]=&quot;&quot;;0;INDEX([$'amortizacijska tabela'.$B$4:.$J$363]; ROW()-4;8)))" office:value-type="float" office:value="87657.8475834325" calcext:value-type="float">
            <text:p>87.657,85 €</text:p>
          </table:table-cell>
          <table:table-cell table:style-name="ce36" table:formula="of:=IF(ValuesEntered;IF(ROW()-ROW([$'amortizacijska tabela'.$E$3])=1;-IPMT(InterestRate/12;1;DurationOfLoan-ROWS([.$C$4:.C264])+1;[$'amortizacijska tabela'.$D264]);IFERROR(-IPMT(InterestRate/12;1;[$'amortizacijska tabela'.$J264];[.D265]);0));0)" office:value-type="float" office:value="362.289355704191" calcext:value-type="float">
            <text:p>362,29 €</text:p>
          </table:table-cell>
          <table:table-cell table:style-name="ce36" table:formula="of:=IFERROR(IF(AND(ValuesEntered;[$'amortizacijska tabela'.$C264]&lt;&gt;&quot;&quot;);-PPMT(InterestRate/12;1;DurationOfLoan-ROWS([.$C$4:.C264])+1;[$'amortizacijska tabela'.$D264]);&quot;&quot;);0)" office:value-type="float" office:value="708.402214426644" calcext:value-type="float">
            <text:p>708,40 €</text:p>
          </table:table-cell>
          <table:table-cell table:style-name="ce36" table:formula="of:=IF([$'amortizacijska tabela'.$C264]=&quot;&quot;;0;PropertyTaxAmount)" office:value-type="float" office:value="375" calcext:value-type="float">
            <text:p>375,00 €</text:p>
          </table:table-cell>
          <table:table-cell table:style-name="ce36" table:formula="of:=IF([$'amortizacijska tabela'.$C264]=&quot;&quot;;0;[$'amortizacijska tabela'.$E264]+[$'amortizacijska tabela'.$F264]+[$'amortizacijska tabela'.$G264])" office:value-type="float" office:value="1445.69157013083" calcext:value-type="float">
            <text:p>1.445,69 €</text:p>
          </table:table-cell>
          <table:table-cell table:style-name="ce36" table:formula="of:=IF([$'amortizacijska tabela'.$C264]=&quot;&quot;;0;[$'amortizacijska tabela'.$D264]-[$'amortizacijska tabela'.$F264])" office:value-type="float" office:value="86949.4453690059" calcext:value-type="float">
            <text:p>86.949,45 €</text:p>
          </table:table-cell>
          <table:table-cell table:style-name="ce32" table:formula="of:=IF([$'amortizacijska tabela'.$I264]&gt;0;LastRow-ROW();0)" office:value-type="float" office:value="99" calcext:value-type="float">
            <text:p><text:s/>99 </text:p>
          </table:table-cell>
          <table:table-cell table:number-columns-repeated="1014"/>
        </table:table-row>
        <table:table-row table:style-name="ro3">
          <table:table-cell/>
          <table:table-cell table:style-name="ce32" table:formula="of:=ROWS([.$B$4:.B265])" office:value-type="float" office:value="262" calcext:value-type="float">
            <text:p><text:s/>262 </text:p>
          </table:table-cell>
          <table:table-cell table:style-name="ce34" table:formula="of:=IF(ValuesEntered;IF([$'amortizacijska tabela'.$B265]&lt;=DurationOfLoan;IF(ROW()-ROW([$'amortizacijska tabela'.$C$3])=1;LoanStart;IF([.I264]&gt;0;EDATE([.C264];1);&quot;&quot;));&quot;&quot;);&quot;&quot;)" office:value-type="date" office:date-value="2043-02-07" calcext:value-type="date">
            <text:p>07. 02. 2043</text:p>
          </table:table-cell>
          <table:table-cell table:style-name="ce36" table:formula="of:=IF(ROW()-ROW([$'amortizacijska tabela'.$D$3])=1;LoanAmount;IF([$'amortizacijska tabela'.$C265]=&quot;&quot;;0;INDEX([$'amortizacijska tabela'.$B$4:.$J$363]; ROW()-4;8)))" office:value-type="float" office:value="86949.4453690059" calcext:value-type="float">
            <text:p>86.949,45 €</text:p>
          </table:table-cell>
          <table:table-cell table:style-name="ce36" table:formula="of:=IF(ValuesEntered;IF(ROW()-ROW([$'amortizacijska tabela'.$E$3])=1;-IPMT(InterestRate/12;1;DurationOfLoan-ROWS([.$C$4:.C265])+1;[$'amortizacijska tabela'.$D265]);IFERROR(-IPMT(InterestRate/12;1;[$'amortizacijska tabela'.$J265];[.D266]);0));0)" office:value-type="float" office:value="359.325381161191" calcext:value-type="float">
            <text:p>359,33 €</text:p>
          </table:table-cell>
          <table:table-cell table:style-name="ce36" table:formula="of:=IFERROR(IF(AND(ValuesEntered;[$'amortizacijska tabela'.$C265]&lt;&gt;&quot;&quot;);-PPMT(InterestRate/12;1;DurationOfLoan-ROWS([.$C$4:.C265])+1;[$'amortizacijska tabela'.$D265]);&quot;&quot;);0)" office:value-type="float" office:value="711.353890320089" calcext:value-type="float">
            <text:p>711,35 €</text:p>
          </table:table-cell>
          <table:table-cell table:style-name="ce36" table:formula="of:=IF([$'amortizacijska tabela'.$C265]=&quot;&quot;;0;PropertyTaxAmount)" office:value-type="float" office:value="375" calcext:value-type="float">
            <text:p>375,00 €</text:p>
          </table:table-cell>
          <table:table-cell table:style-name="ce36" table:formula="of:=IF([$'amortizacijska tabela'.$C265]=&quot;&quot;;0;[$'amortizacijska tabela'.$E265]+[$'amortizacijska tabela'.$F265]+[$'amortizacijska tabela'.$G265])" office:value-type="float" office:value="1445.67927148128" calcext:value-type="float">
            <text:p>1.445,68 €</text:p>
          </table:table-cell>
          <table:table-cell table:style-name="ce36" table:formula="of:=IF([$'amortizacijska tabela'.$C265]=&quot;&quot;;0;[$'amortizacijska tabela'.$D265]-[$'amortizacijska tabela'.$F265])" office:value-type="float" office:value="86238.0914786858" calcext:value-type="float">
            <text:p>86.238,09 €</text:p>
          </table:table-cell>
          <table:table-cell table:style-name="ce32" table:formula="of:=IF([$'amortizacijska tabela'.$I265]&gt;0;LastRow-ROW();0)" office:value-type="float" office:value="98" calcext:value-type="float">
            <text:p><text:s/>98 </text:p>
          </table:table-cell>
          <table:table-cell table:number-columns-repeated="1014"/>
        </table:table-row>
        <table:table-row table:style-name="ro3">
          <table:table-cell/>
          <table:table-cell table:style-name="ce32" table:formula="of:=ROWS([.$B$4:.B266])" office:value-type="float" office:value="263" calcext:value-type="float">
            <text:p><text:s/>263 </text:p>
          </table:table-cell>
          <table:table-cell table:style-name="ce34" table:formula="of:=IF(ValuesEntered;IF([$'amortizacijska tabela'.$B266]&lt;=DurationOfLoan;IF(ROW()-ROW([$'amortizacijska tabela'.$C$3])=1;LoanStart;IF([.I265]&gt;0;EDATE([.C265];1);&quot;&quot;));&quot;&quot;);&quot;&quot;)" office:value-type="date" office:date-value="2043-03-07" calcext:value-type="date">
            <text:p>07. 03. 2043</text:p>
          </table:table-cell>
          <table:table-cell table:style-name="ce36" table:formula="of:=IF(ROW()-ROW([$'amortizacijska tabela'.$D$3])=1;LoanAmount;IF([$'amortizacijska tabela'.$C266]=&quot;&quot;;0;INDEX([$'amortizacijska tabela'.$B$4:.$J$363]; ROW()-4;8)))" office:value-type="float" office:value="86238.0914786858" calcext:value-type="float">
            <text:p>86.238,09 €</text:p>
          </table:table-cell>
          <table:table-cell table:style-name="ce36" table:formula="of:=IF(ValuesEntered;IF(ROW()-ROW([$'amortizacijska tabela'.$E$3])=1;-IPMT(InterestRate/12;1;DurationOfLoan-ROWS([.$C$4:.C266])+1;[$'amortizacijska tabela'.$D266]);IFERROR(-IPMT(InterestRate/12;1;[$'amortizacijska tabela'.$J266];[.D267]);0));0)" office:value-type="float" office:value="356.349056724261" calcext:value-type="float">
            <text:p>356,35 €</text:p>
          </table:table-cell>
          <table:table-cell table:style-name="ce36" table:formula="of:=IFERROR(IF(AND(ValuesEntered;[$'amortizacijska tabela'.$C266]&lt;&gt;&quot;&quot;);-PPMT(InterestRate/12;1;DurationOfLoan-ROWS([.$C$4:.C266])+1;[$'amortizacijska tabela'.$D266]);&quot;&quot;);0)" office:value-type="float" office:value="714.317864863088" calcext:value-type="float">
            <text:p>714,32 €</text:p>
          </table:table-cell>
          <table:table-cell table:style-name="ce36" table:formula="of:=IF([$'amortizacijska tabela'.$C266]=&quot;&quot;;0;PropertyTaxAmount)" office:value-type="float" office:value="375" calcext:value-type="float">
            <text:p>375,00 €</text:p>
          </table:table-cell>
          <table:table-cell table:style-name="ce36" table:formula="of:=IF([$'amortizacijska tabela'.$C266]=&quot;&quot;;0;[$'amortizacijska tabela'.$E266]+[$'amortizacijska tabela'.$F266]+[$'amortizacijska tabela'.$G266])" office:value-type="float" office:value="1445.66692158735" calcext:value-type="float">
            <text:p>1.445,67 €</text:p>
          </table:table-cell>
          <table:table-cell table:style-name="ce36" table:formula="of:=IF([$'amortizacijska tabela'.$C266]=&quot;&quot;;0;[$'amortizacijska tabela'.$D266]-[$'amortizacijska tabela'.$F266])" office:value-type="float" office:value="85523.7736138227" calcext:value-type="float">
            <text:p>85.523,77 €</text:p>
          </table:table-cell>
          <table:table-cell table:style-name="ce32" table:formula="of:=IF([$'amortizacijska tabela'.$I266]&gt;0;LastRow-ROW();0)" office:value-type="float" office:value="97" calcext:value-type="float">
            <text:p><text:s/>97 </text:p>
          </table:table-cell>
          <table:table-cell table:number-columns-repeated="1014"/>
        </table:table-row>
        <table:table-row table:style-name="ro3">
          <table:table-cell/>
          <table:table-cell table:style-name="ce32" table:formula="of:=ROWS([.$B$4:.B267])" office:value-type="float" office:value="264" calcext:value-type="float">
            <text:p><text:s/>264 </text:p>
          </table:table-cell>
          <table:table-cell table:style-name="ce34" table:formula="of:=IF(ValuesEntered;IF([$'amortizacijska tabela'.$B267]&lt;=DurationOfLoan;IF(ROW()-ROW([$'amortizacijska tabela'.$C$3])=1;LoanStart;IF([.I266]&gt;0;EDATE([.C266];1);&quot;&quot;));&quot;&quot;);&quot;&quot;)" office:value-type="date" office:date-value="2043-04-07" calcext:value-type="date">
            <text:p>07. 04. 2043</text:p>
          </table:table-cell>
          <table:table-cell table:style-name="ce36" table:formula="of:=IF(ROW()-ROW([$'amortizacijska tabela'.$D$3])=1;LoanAmount;IF([$'amortizacijska tabela'.$C267]=&quot;&quot;;0;INDEX([$'amortizacijska tabela'.$B$4:.$J$363]; ROW()-4;8)))" office:value-type="float" office:value="85523.7736138227" calcext:value-type="float">
            <text:p>85.523,77 €</text:p>
          </table:table-cell>
          <table:table-cell table:style-name="ce36" table:formula="of:=IF(ValuesEntered;IF(ROW()-ROW([$'amortizacijska tabela'.$E$3])=1;-IPMT(InterestRate/12;1;DurationOfLoan-ROWS([.$C$4:.C267])+1;[$'amortizacijska tabela'.$D267]);IFERROR(-IPMT(InterestRate/12;1;[$'amortizacijska tabela'.$J267];[.D268]);0));0)" office:value-type="float" office:value="353.360330935511" calcext:value-type="float">
            <text:p>353,36 €</text:p>
          </table:table-cell>
          <table:table-cell table:style-name="ce36" table:formula="of:=IFERROR(IF(AND(ValuesEntered;[$'amortizacijska tabela'.$C267]&lt;&gt;&quot;&quot;);-PPMT(InterestRate/12;1;DurationOfLoan-ROWS([.$C$4:.C267])+1;[$'amortizacijska tabela'.$D267]);&quot;&quot;);0)" office:value-type="float" office:value="717.294189300018" calcext:value-type="float">
            <text:p>717,29 €</text:p>
          </table:table-cell>
          <table:table-cell table:style-name="ce36" table:formula="of:=IF([$'amortizacijska tabela'.$C267]=&quot;&quot;;0;PropertyTaxAmount)" office:value-type="float" office:value="375" calcext:value-type="float">
            <text:p>375,00 €</text:p>
          </table:table-cell>
          <table:table-cell table:style-name="ce36" table:formula="of:=IF([$'amortizacijska tabela'.$C267]=&quot;&quot;;0;[$'amortizacijska tabela'.$E267]+[$'amortizacijska tabela'.$F267]+[$'amortizacijska tabela'.$G267])" office:value-type="float" office:value="1445.65452023553" calcext:value-type="float">
            <text:p>1.445,65 €</text:p>
          </table:table-cell>
          <table:table-cell table:style-name="ce36" table:formula="of:=IF([$'amortizacijska tabela'.$C267]=&quot;&quot;;0;[$'amortizacijska tabela'.$D267]-[$'amortizacijska tabela'.$F267])" office:value-type="float" office:value="84806.4794245227" calcext:value-type="float">
            <text:p>84.806,48 €</text:p>
          </table:table-cell>
          <table:table-cell table:style-name="ce32" table:formula="of:=IF([$'amortizacijska tabela'.$I267]&gt;0;LastRow-ROW();0)" office:value-type="float" office:value="96" calcext:value-type="float">
            <text:p><text:s/>96 </text:p>
          </table:table-cell>
          <table:table-cell table:number-columns-repeated="1014"/>
        </table:table-row>
        <table:table-row table:style-name="ro3">
          <table:table-cell/>
          <table:table-cell table:style-name="ce32" table:formula="of:=ROWS([.$B$4:.B268])" office:value-type="float" office:value="265" calcext:value-type="float">
            <text:p><text:s/>265 </text:p>
          </table:table-cell>
          <table:table-cell table:style-name="ce34" table:formula="of:=IF(ValuesEntered;IF([$'amortizacijska tabela'.$B268]&lt;=DurationOfLoan;IF(ROW()-ROW([$'amortizacijska tabela'.$C$3])=1;LoanStart;IF([.I267]&gt;0;EDATE([.C267];1);&quot;&quot;));&quot;&quot;);&quot;&quot;)" office:value-type="date" office:date-value="2043-05-07" calcext:value-type="date">
            <text:p>07. 05. 2043</text:p>
          </table:table-cell>
          <table:table-cell table:style-name="ce36" table:formula="of:=IF(ROW()-ROW([$'amortizacijska tabela'.$D$3])=1;LoanAmount;IF([$'amortizacijska tabela'.$C268]=&quot;&quot;;0;INDEX([$'amortizacijska tabela'.$B$4:.$J$363]; ROW()-4;8)))" office:value-type="float" office:value="84806.4794245227" calcext:value-type="float">
            <text:p>84.806,48 €</text:p>
          </table:table-cell>
          <table:table-cell table:style-name="ce36" table:formula="of:=IF(ValuesEntered;IF(ROW()-ROW([$'amortizacijska tabela'.$E$3])=1;-IPMT(InterestRate/12;1;DurationOfLoan-ROWS([.$C$4:.C268])+1;[$'amortizacijska tabela'.$D268]);IFERROR(-IPMT(InterestRate/12;1;[$'amortizacijska tabela'.$J268];[.D269]);0));0)" office:value-type="float" office:value="350.359152122641" calcext:value-type="float">
            <text:p>350,36 €</text:p>
          </table:table-cell>
          <table:table-cell table:style-name="ce36" table:formula="of:=IFERROR(IF(AND(ValuesEntered;[$'amortizacijska tabela'.$C268]&lt;&gt;&quot;&quot;);-PPMT(InterestRate/12;1;DurationOfLoan-ROWS([.$C$4:.C268])+1;[$'amortizacijska tabela'.$D268]);&quot;&quot;);0)" office:value-type="float" office:value="720.282915088768" calcext:value-type="float">
            <text:p>720,28 €</text:p>
          </table:table-cell>
          <table:table-cell table:style-name="ce36" table:formula="of:=IF([$'amortizacijska tabela'.$C268]=&quot;&quot;;0;PropertyTaxAmount)" office:value-type="float" office:value="375" calcext:value-type="float">
            <text:p>375,00 €</text:p>
          </table:table-cell>
          <table:table-cell table:style-name="ce36" table:formula="of:=IF([$'amortizacijska tabela'.$C268]=&quot;&quot;;0;[$'amortizacijska tabela'.$E268]+[$'amortizacijska tabela'.$F268]+[$'amortizacijska tabela'.$G268])" office:value-type="float" office:value="1445.64206721141" calcext:value-type="float">
            <text:p>1.445,64 €</text:p>
          </table:table-cell>
          <table:table-cell table:style-name="ce36" table:formula="of:=IF([$'amortizacijska tabela'.$C268]=&quot;&quot;;0;[$'amortizacijska tabela'.$D268]-[$'amortizacijska tabela'.$F268])" office:value-type="float" office:value="84086.1965094339" calcext:value-type="float">
            <text:p>84.086,20 €</text:p>
          </table:table-cell>
          <table:table-cell table:style-name="ce32" table:formula="of:=IF([$'amortizacijska tabela'.$I268]&gt;0;LastRow-ROW();0)" office:value-type="float" office:value="95" calcext:value-type="float">
            <text:p><text:s/>95 </text:p>
          </table:table-cell>
          <table:table-cell table:number-columns-repeated="1014"/>
        </table:table-row>
        <table:table-row table:style-name="ro3">
          <table:table-cell/>
          <table:table-cell table:style-name="ce32" table:formula="of:=ROWS([.$B$4:.B269])" office:value-type="float" office:value="266" calcext:value-type="float">
            <text:p><text:s/>266 </text:p>
          </table:table-cell>
          <table:table-cell table:style-name="ce34" table:formula="of:=IF(ValuesEntered;IF([$'amortizacijska tabela'.$B269]&lt;=DurationOfLoan;IF(ROW()-ROW([$'amortizacijska tabela'.$C$3])=1;LoanStart;IF([.I268]&gt;0;EDATE([.C268];1);&quot;&quot;));&quot;&quot;);&quot;&quot;)" office:value-type="date" office:date-value="2043-06-07" calcext:value-type="date">
            <text:p>07. 06. 2043</text:p>
          </table:table-cell>
          <table:table-cell table:style-name="ce36" table:formula="of:=IF(ROW()-ROW([$'amortizacijska tabela'.$D$3])=1;LoanAmount;IF([$'amortizacijska tabela'.$C269]=&quot;&quot;;0;INDEX([$'amortizacijska tabela'.$B$4:.$J$363]; ROW()-4;8)))" office:value-type="float" office:value="84086.1965094339" calcext:value-type="float">
            <text:p>84.086,20 €</text:p>
          </table:table-cell>
          <table:table-cell table:style-name="ce36" table:formula="of:=IF(ValuesEntered;IF(ROW()-ROW([$'amortizacijska tabela'.$E$3])=1;-IPMT(InterestRate/12;1;DurationOfLoan-ROWS([.$C$4:.C269])+1;[$'amortizacijska tabela'.$D269]);IFERROR(-IPMT(InterestRate/12;1;[$'amortizacijska tabela'.$J269];[.D270]);0));0)" office:value-type="float" office:value="347.345468398051" calcext:value-type="float">
            <text:p>347,35 €</text:p>
          </table:table-cell>
          <table:table-cell table:style-name="ce36" table:formula="of:=IFERROR(IF(AND(ValuesEntered;[$'amortizacijska tabela'.$C269]&lt;&gt;&quot;&quot;);-PPMT(InterestRate/12;1;DurationOfLoan-ROWS([.$C$4:.C269])+1;[$'amortizacijska tabela'.$D269]);&quot;&quot;);0)" office:value-type="float" office:value="723.284093901638" calcext:value-type="float">
            <text:p>723,28 €</text:p>
          </table:table-cell>
          <table:table-cell table:style-name="ce36" table:formula="of:=IF([$'amortizacijska tabela'.$C269]=&quot;&quot;;0;PropertyTaxAmount)" office:value-type="float" office:value="375" calcext:value-type="float">
            <text:p>375,00 €</text:p>
          </table:table-cell>
          <table:table-cell table:style-name="ce36" table:formula="of:=IF([$'amortizacijska tabela'.$C269]=&quot;&quot;;0;[$'amortizacijska tabela'.$E269]+[$'amortizacijska tabela'.$F269]+[$'amortizacijska tabela'.$G269])" office:value-type="float" office:value="1445.62956229969" calcext:value-type="float">
            <text:p>1.445,63 €</text:p>
          </table:table-cell>
          <table:table-cell table:style-name="ce36" table:formula="of:=IF([$'amortizacijska tabela'.$C269]=&quot;&quot;;0;[$'amortizacijska tabela'.$D269]-[$'amortizacijska tabela'.$F269])" office:value-type="float" office:value="83362.9124155323" calcext:value-type="float">
            <text:p>83.362,91 €</text:p>
          </table:table-cell>
          <table:table-cell table:style-name="ce32" table:formula="of:=IF([$'amortizacijska tabela'.$I269]&gt;0;LastRow-ROW();0)" office:value-type="float" office:value="94" calcext:value-type="float">
            <text:p><text:s/>94 </text:p>
          </table:table-cell>
          <table:table-cell table:number-columns-repeated="1014"/>
        </table:table-row>
        <table:table-row table:style-name="ro3">
          <table:table-cell/>
          <table:table-cell table:style-name="ce32" table:formula="of:=ROWS([.$B$4:.B270])" office:value-type="float" office:value="267" calcext:value-type="float">
            <text:p><text:s/>267 </text:p>
          </table:table-cell>
          <table:table-cell table:style-name="ce34" table:formula="of:=IF(ValuesEntered;IF([$'amortizacijska tabela'.$B270]&lt;=DurationOfLoan;IF(ROW()-ROW([$'amortizacijska tabela'.$C$3])=1;LoanStart;IF([.I269]&gt;0;EDATE([.C269];1);&quot;&quot;));&quot;&quot;);&quot;&quot;)" office:value-type="date" office:date-value="2043-07-07" calcext:value-type="date">
            <text:p>07. 07. 2043</text:p>
          </table:table-cell>
          <table:table-cell table:style-name="ce36" table:formula="of:=IF(ROW()-ROW([$'amortizacijska tabela'.$D$3])=1;LoanAmount;IF([$'amortizacijska tabela'.$C270]=&quot;&quot;;0;INDEX([$'amortizacijska tabela'.$B$4:.$J$363]; ROW()-4;8)))" office:value-type="float" office:value="83362.9124155323" calcext:value-type="float">
            <text:p>83.362,91 €</text:p>
          </table:table-cell>
          <table:table-cell table:style-name="ce36" table:formula="of:=IF(ValuesEntered;IF(ROW()-ROW([$'amortizacijska tabela'.$E$3])=1;-IPMT(InterestRate/12;1;DurationOfLoan-ROWS([.$C$4:.C270])+1;[$'amortizacijska tabela'.$D270]);IFERROR(-IPMT(InterestRate/12;1;[$'amortizacijska tabela'.$J270];[.D271]);0));0)" office:value-type="float" office:value="344.319227657942" calcext:value-type="float">
            <text:p>344,32 €</text:p>
          </table:table-cell>
          <table:table-cell table:style-name="ce36" table:formula="of:=IFERROR(IF(AND(ValuesEntered;[$'amortizacijska tabela'.$C270]&lt;&gt;&quot;&quot;);-PPMT(InterestRate/12;1;DurationOfLoan-ROWS([.$C$4:.C270])+1;[$'amortizacijska tabela'.$D270]);&quot;&quot;);0)" office:value-type="float" office:value="726.297777626229" calcext:value-type="float">
            <text:p>726,30 €</text:p>
          </table:table-cell>
          <table:table-cell table:style-name="ce36" table:formula="of:=IF([$'amortizacijska tabela'.$C270]=&quot;&quot;;0;PropertyTaxAmount)" office:value-type="float" office:value="375" calcext:value-type="float">
            <text:p>375,00 €</text:p>
          </table:table-cell>
          <table:table-cell table:style-name="ce36" table:formula="of:=IF([$'amortizacijska tabela'.$C270]=&quot;&quot;;0;[$'amortizacijska tabela'.$E270]+[$'amortizacijska tabela'.$F270]+[$'amortizacijska tabela'.$G270])" office:value-type="float" office:value="1445.61700528417" calcext:value-type="float">
            <text:p>1.445,62 €</text:p>
          </table:table-cell>
          <table:table-cell table:style-name="ce36" table:formula="of:=IF([$'amortizacijska tabela'.$C270]=&quot;&quot;;0;[$'amortizacijska tabela'.$D270]-[$'amortizacijska tabela'.$F270])" office:value-type="float" office:value="82636.614637906" calcext:value-type="float">
            <text:p>82.636,61 €</text:p>
          </table:table-cell>
          <table:table-cell table:style-name="ce32" table:formula="of:=IF([$'amortizacijska tabela'.$I270]&gt;0;LastRow-ROW();0)" office:value-type="float" office:value="93" calcext:value-type="float">
            <text:p><text:s/>93 </text:p>
          </table:table-cell>
          <table:table-cell table:number-columns-repeated="1014"/>
        </table:table-row>
        <table:table-row table:style-name="ro3">
          <table:table-cell/>
          <table:table-cell table:style-name="ce32" table:formula="of:=ROWS([.$B$4:.B271])" office:value-type="float" office:value="268" calcext:value-type="float">
            <text:p><text:s/>268 </text:p>
          </table:table-cell>
          <table:table-cell table:style-name="ce34" table:formula="of:=IF(ValuesEntered;IF([$'amortizacijska tabela'.$B271]&lt;=DurationOfLoan;IF(ROW()-ROW([$'amortizacijska tabela'.$C$3])=1;LoanStart;IF([.I270]&gt;0;EDATE([.C270];1);&quot;&quot;));&quot;&quot;);&quot;&quot;)" office:value-type="date" office:date-value="2043-08-07" calcext:value-type="date">
            <text:p>07. 08. 2043</text:p>
          </table:table-cell>
          <table:table-cell table:style-name="ce36" table:formula="of:=IF(ROW()-ROW([$'amortizacijska tabela'.$D$3])=1;LoanAmount;IF([$'amortizacijska tabela'.$C271]=&quot;&quot;;0;INDEX([$'amortizacijska tabela'.$B$4:.$J$363]; ROW()-4;8)))" office:value-type="float" office:value="82636.614637906" calcext:value-type="float">
            <text:p>82.636,61 €</text:p>
          </table:table-cell>
          <table:table-cell table:style-name="ce36" table:formula="of:=IF(ValuesEntered;IF(ROW()-ROW([$'amortizacijska tabela'.$E$3])=1;-IPMT(InterestRate/12;1;DurationOfLoan-ROWS([.$C$4:.C271])+1;[$'amortizacijska tabela'.$D271]);IFERROR(-IPMT(InterestRate/12;1;[$'amortizacijska tabela'.$J271];[.D272]);0));0)" office:value-type="float" office:value="341.280377581415" calcext:value-type="float">
            <text:p>341,28 €</text:p>
          </table:table-cell>
          <table:table-cell table:style-name="ce36" table:formula="of:=IFERROR(IF(AND(ValuesEntered;[$'amortizacijska tabela'.$C271]&lt;&gt;&quot;&quot;);-PPMT(InterestRate/12;1;DurationOfLoan-ROWS([.$C$4:.C271])+1;[$'amortizacijska tabela'.$D271]);&quot;&quot;);0)" office:value-type="float" office:value="729.324018366338" calcext:value-type="float">
            <text:p>729,32 €</text:p>
          </table:table-cell>
          <table:table-cell table:style-name="ce36" table:formula="of:=IF([$'amortizacijska tabela'.$C271]=&quot;&quot;;0;PropertyTaxAmount)" office:value-type="float" office:value="375" calcext:value-type="float">
            <text:p>375,00 €</text:p>
          </table:table-cell>
          <table:table-cell table:style-name="ce36" table:formula="of:=IF([$'amortizacijska tabela'.$C271]=&quot;&quot;;0;[$'amortizacijska tabela'.$E271]+[$'amortizacijska tabela'.$F271]+[$'amortizacijska tabela'.$G271])" office:value-type="float" office:value="1445.60439594775" calcext:value-type="float">
            <text:p>1.445,60 €</text:p>
          </table:table-cell>
          <table:table-cell table:style-name="ce36" table:formula="of:=IF([$'amortizacijska tabela'.$C271]=&quot;&quot;;0;[$'amortizacijska tabela'.$D271]-[$'amortizacijska tabela'.$F271])" office:value-type="float" office:value="81907.2906195397" calcext:value-type="float">
            <text:p>81.907,29 €</text:p>
          </table:table-cell>
          <table:table-cell table:style-name="ce32" table:formula="of:=IF([$'amortizacijska tabela'.$I271]&gt;0;LastRow-ROW();0)" office:value-type="float" office:value="92" calcext:value-type="float">
            <text:p><text:s/>92 </text:p>
          </table:table-cell>
          <table:table-cell table:number-columns-repeated="1014"/>
        </table:table-row>
        <table:table-row table:style-name="ro3">
          <table:table-cell/>
          <table:table-cell table:style-name="ce32" table:formula="of:=ROWS([.$B$4:.B272])" office:value-type="float" office:value="269" calcext:value-type="float">
            <text:p><text:s/>269 </text:p>
          </table:table-cell>
          <table:table-cell table:style-name="ce34" table:formula="of:=IF(ValuesEntered;IF([$'amortizacijska tabela'.$B272]&lt;=DurationOfLoan;IF(ROW()-ROW([$'amortizacijska tabela'.$C$3])=1;LoanStart;IF([.I271]&gt;0;EDATE([.C271];1);&quot;&quot;));&quot;&quot;);&quot;&quot;)" office:value-type="date" office:date-value="2043-09-07" calcext:value-type="date">
            <text:p>07. 09. 2043</text:p>
          </table:table-cell>
          <table:table-cell table:style-name="ce36" table:formula="of:=IF(ROW()-ROW([$'amortizacijska tabela'.$D$3])=1;LoanAmount;IF([$'amortizacijska tabela'.$C272]=&quot;&quot;;0;INDEX([$'amortizacijska tabela'.$B$4:.$J$363]; ROW()-4;8)))" office:value-type="float" office:value="81907.2906195397" calcext:value-type="float">
            <text:p>81.907,29 €</text:p>
          </table:table-cell>
          <table:table-cell table:style-name="ce36" table:formula="of:=IF(ValuesEntered;IF(ROW()-ROW([$'amortizacijska tabela'.$E$3])=1;-IPMT(InterestRate/12;1;DurationOfLoan-ROWS([.$C$4:.C272])+1;[$'amortizacijska tabela'.$D272]);IFERROR(-IPMT(InterestRate/12;1;[$'amortizacijska tabela'.$J272];[.D273]);0));0)" office:value-type="float" office:value="338.22886562957" calcext:value-type="float">
            <text:p>338,23 €</text:p>
          </table:table-cell>
          <table:table-cell table:style-name="ce36" table:formula="of:=IFERROR(IF(AND(ValuesEntered;[$'amortizacijska tabela'.$C272]&lt;&gt;&quot;&quot;);-PPMT(InterestRate/12;1;DurationOfLoan-ROWS([.$C$4:.C272])+1;[$'amortizacijska tabela'.$D272]);&quot;&quot;);0)" office:value-type="float" office:value="732.362868442864" calcext:value-type="float">
            <text:p>732,36 €</text:p>
          </table:table-cell>
          <table:table-cell table:style-name="ce36" table:formula="of:=IF([$'amortizacijska tabela'.$C272]=&quot;&quot;;0;PropertyTaxAmount)" office:value-type="float" office:value="375" calcext:value-type="float">
            <text:p>375,00 €</text:p>
          </table:table-cell>
          <table:table-cell table:style-name="ce36" table:formula="of:=IF([$'amortizacijska tabela'.$C272]=&quot;&quot;;0;[$'amortizacijska tabela'.$E272]+[$'amortizacijska tabela'.$F272]+[$'amortizacijska tabela'.$G272])" office:value-type="float" office:value="1445.59173407243" calcext:value-type="float">
            <text:p>1.445,59 €</text:p>
          </table:table-cell>
          <table:table-cell table:style-name="ce36" table:formula="of:=IF([$'amortizacijska tabela'.$C272]=&quot;&quot;;0;[$'amortizacijska tabela'.$D272]-[$'amortizacijska tabela'.$F272])" office:value-type="float" office:value="81174.9277510968" calcext:value-type="float">
            <text:p>81.174,93 €</text:p>
          </table:table-cell>
          <table:table-cell table:style-name="ce32" table:formula="of:=IF([$'amortizacijska tabela'.$I272]&gt;0;LastRow-ROW();0)" office:value-type="float" office:value="91" calcext:value-type="float">
            <text:p><text:s/>91 </text:p>
          </table:table-cell>
          <table:table-cell table:number-columns-repeated="1014"/>
        </table:table-row>
        <table:table-row table:style-name="ro3">
          <table:table-cell/>
          <table:table-cell table:style-name="ce32" table:formula="of:=ROWS([.$B$4:.B273])" office:value-type="float" office:value="270" calcext:value-type="float">
            <text:p><text:s/>270 </text:p>
          </table:table-cell>
          <table:table-cell table:style-name="ce34" table:formula="of:=IF(ValuesEntered;IF([$'amortizacijska tabela'.$B273]&lt;=DurationOfLoan;IF(ROW()-ROW([$'amortizacijska tabela'.$C$3])=1;LoanStart;IF([.I272]&gt;0;EDATE([.C272];1);&quot;&quot;));&quot;&quot;);&quot;&quot;)" office:value-type="date" office:date-value="2043-10-07" calcext:value-type="date">
            <text:p>07. 10. 2043</text:p>
          </table:table-cell>
          <table:table-cell table:style-name="ce36" table:formula="of:=IF(ROW()-ROW([$'amortizacijska tabela'.$D$3])=1;LoanAmount;IF([$'amortizacijska tabela'.$C273]=&quot;&quot;;0;INDEX([$'amortizacijska tabela'.$B$4:.$J$363]; ROW()-4;8)))" office:value-type="float" office:value="81174.9277510968" calcext:value-type="float">
            <text:p>81.174,93 €</text:p>
          </table:table-cell>
          <table:table-cell table:style-name="ce36" table:formula="of:=IF(ValuesEntered;IF(ROW()-ROW([$'amortizacijska tabela'.$E$3])=1;-IPMT(InterestRate/12;1;DurationOfLoan-ROWS([.$C$4:.C273])+1;[$'amortizacijska tabela'.$D273]);IFERROR(-IPMT(InterestRate/12;1;[$'amortizacijska tabela'.$J273];[.D274]);0));0)" office:value-type="float" office:value="335.164639044592" calcext:value-type="float">
            <text:p>335,16 €</text:p>
          </table:table-cell>
          <table:table-cell table:style-name="ce36" table:formula="of:=IFERROR(IF(AND(ValuesEntered;[$'amortizacijska tabela'.$C273]&lt;&gt;&quot;&quot;);-PPMT(InterestRate/12;1;DurationOfLoan-ROWS([.$C$4:.C273])+1;[$'amortizacijska tabela'.$D273]);&quot;&quot;);0)" office:value-type="float" office:value="735.414380394709" calcext:value-type="float">
            <text:p>735,41 €</text:p>
          </table:table-cell>
          <table:table-cell table:style-name="ce36" table:formula="of:=IF([$'amortizacijska tabela'.$C273]=&quot;&quot;;0;PropertyTaxAmount)" office:value-type="float" office:value="375" calcext:value-type="float">
            <text:p>375,00 €</text:p>
          </table:table-cell>
          <table:table-cell table:style-name="ce36" table:formula="of:=IF([$'amortizacijska tabela'.$C273]=&quot;&quot;;0;[$'amortizacijska tabela'.$E273]+[$'amortizacijska tabela'.$F273]+[$'amortizacijska tabela'.$G273])" office:value-type="float" office:value="1445.5790194393" calcext:value-type="float">
            <text:p>1.445,58 €</text:p>
          </table:table-cell>
          <table:table-cell table:style-name="ce36" table:formula="of:=IF([$'amortizacijska tabela'.$C273]=&quot;&quot;;0;[$'amortizacijska tabela'.$D273]-[$'amortizacijska tabela'.$F273])" office:value-type="float" office:value="80439.5133707021" calcext:value-type="float">
            <text:p>80.439,51 €</text:p>
          </table:table-cell>
          <table:table-cell table:style-name="ce32" table:formula="of:=IF([$'amortizacijska tabela'.$I273]&gt;0;LastRow-ROW();0)" office:value-type="float" office:value="90" calcext:value-type="float">
            <text:p><text:s/>90 </text:p>
          </table:table-cell>
          <table:table-cell table:number-columns-repeated="1014"/>
        </table:table-row>
        <table:table-row table:style-name="ro3">
          <table:table-cell/>
          <table:table-cell table:style-name="ce32" table:formula="of:=ROWS([.$B$4:.B274])" office:value-type="float" office:value="271" calcext:value-type="float">
            <text:p><text:s/>271 </text:p>
          </table:table-cell>
          <table:table-cell table:style-name="ce34" table:formula="of:=IF(ValuesEntered;IF([$'amortizacijska tabela'.$B274]&lt;=DurationOfLoan;IF(ROW()-ROW([$'amortizacijska tabela'.$C$3])=1;LoanStart;IF([.I273]&gt;0;EDATE([.C273];1);&quot;&quot;));&quot;&quot;);&quot;&quot;)" office:value-type="date" office:date-value="2043-11-07" calcext:value-type="date">
            <text:p>07. 11. 2043</text:p>
          </table:table-cell>
          <table:table-cell table:style-name="ce36" table:formula="of:=IF(ROW()-ROW([$'amortizacijska tabela'.$D$3])=1;LoanAmount;IF([$'amortizacijska tabela'.$C274]=&quot;&quot;;0;INDEX([$'amortizacijska tabela'.$B$4:.$J$363]; ROW()-4;8)))" office:value-type="float" office:value="80439.5133707021" calcext:value-type="float">
            <text:p>80.439,51 €</text:p>
          </table:table-cell>
          <table:table-cell table:style-name="ce36" table:formula="of:=IF(ValuesEntered;IF(ROW()-ROW([$'amortizacijska tabela'.$E$3])=1;-IPMT(InterestRate/12;1;DurationOfLoan-ROWS([.$C$4:.C274])+1;[$'amortizacijska tabela'.$D274]);IFERROR(-IPMT(InterestRate/12;1;[$'amortizacijska tabela'.$J274];[.D275]);0));0)" office:value-type="float" office:value="332.087644848843" calcext:value-type="float">
            <text:p>332,09 €</text:p>
          </table:table-cell>
          <table:table-cell table:style-name="ce36" table:formula="of:=IFERROR(IF(AND(ValuesEntered;[$'amortizacijska tabela'.$C274]&lt;&gt;&quot;&quot;);-PPMT(InterestRate/12;1;DurationOfLoan-ROWS([.$C$4:.C274])+1;[$'amortizacijska tabela'.$D274]);&quot;&quot;);0)" office:value-type="float" office:value="738.478606979687" calcext:value-type="float">
            <text:p>738,48 €</text:p>
          </table:table-cell>
          <table:table-cell table:style-name="ce36" table:formula="of:=IF([$'amortizacijska tabela'.$C274]=&quot;&quot;;0;PropertyTaxAmount)" office:value-type="float" office:value="375" calcext:value-type="float">
            <text:p>375,00 €</text:p>
          </table:table-cell>
          <table:table-cell table:style-name="ce36" table:formula="of:=IF([$'amortizacijska tabela'.$C274]=&quot;&quot;;0;[$'amortizacijska tabela'.$E274]+[$'amortizacijska tabela'.$F274]+[$'amortizacijska tabela'.$G274])" office:value-type="float" office:value="1445.56625182853" calcext:value-type="float">
            <text:p>1.445,57 €</text:p>
          </table:table-cell>
          <table:table-cell table:style-name="ce36" table:formula="of:=IF([$'amortizacijska tabela'.$C274]=&quot;&quot;;0;[$'amortizacijska tabela'.$D274]-[$'amortizacijska tabela'.$F274])" office:value-type="float" office:value="79701.0347637224" calcext:value-type="float">
            <text:p>79.701,03 €</text:p>
          </table:table-cell>
          <table:table-cell table:style-name="ce32" table:formula="of:=IF([$'amortizacijska tabela'.$I274]&gt;0;LastRow-ROW();0)" office:value-type="float" office:value="89" calcext:value-type="float">
            <text:p><text:s/>89 </text:p>
          </table:table-cell>
          <table:table-cell table:number-columns-repeated="1014"/>
        </table:table-row>
        <table:table-row table:style-name="ro3">
          <table:table-cell/>
          <table:table-cell table:style-name="ce32" table:formula="of:=ROWS([.$B$4:.B275])" office:value-type="float" office:value="272" calcext:value-type="float">
            <text:p><text:s/>272 </text:p>
          </table:table-cell>
          <table:table-cell table:style-name="ce34" table:formula="of:=IF(ValuesEntered;IF([$'amortizacijska tabela'.$B275]&lt;=DurationOfLoan;IF(ROW()-ROW([$'amortizacijska tabela'.$C$3])=1;LoanStart;IF([.I274]&gt;0;EDATE([.C274];1);&quot;&quot;));&quot;&quot;);&quot;&quot;)" office:value-type="date" office:date-value="2043-12-07" calcext:value-type="date">
            <text:p>07. 12. 2043</text:p>
          </table:table-cell>
          <table:table-cell table:style-name="ce36" table:formula="of:=IF(ROW()-ROW([$'amortizacijska tabela'.$D$3])=1;LoanAmount;IF([$'amortizacijska tabela'.$C275]=&quot;&quot;;0;INDEX([$'amortizacijska tabela'.$B$4:.$J$363]; ROW()-4;8)))" office:value-type="float" office:value="79701.0347637224" calcext:value-type="float">
            <text:p>79.701,03 €</text:p>
          </table:table-cell>
          <table:table-cell table:style-name="ce36" table:formula="of:=IF(ValuesEntered;IF(ROW()-ROW([$'amortizacijska tabela'.$E$3])=1;-IPMT(InterestRate/12;1;DurationOfLoan-ROWS([.$C$4:.C275])+1;[$'amortizacijska tabela'.$D275]);IFERROR(-IPMT(InterestRate/12;1;[$'amortizacijska tabela'.$J275];[.D276]);0));0)" office:value-type="float" office:value="328.997829843946" calcext:value-type="float">
            <text:p>329,00 €</text:p>
          </table:table-cell>
          <table:table-cell table:style-name="ce36" table:formula="of:=IFERROR(IF(AND(ValuesEntered;[$'amortizacijska tabela'.$C275]&lt;&gt;&quot;&quot;);-PPMT(InterestRate/12;1;DurationOfLoan-ROWS([.$C$4:.C275])+1;[$'amortizacijska tabela'.$D275]);&quot;&quot;);0)" office:value-type="float" office:value="741.555601175436" calcext:value-type="float">
            <text:p>741,56 €</text:p>
          </table:table-cell>
          <table:table-cell table:style-name="ce36" table:formula="of:=IF([$'amortizacijska tabela'.$C275]=&quot;&quot;;0;PropertyTaxAmount)" office:value-type="float" office:value="375" calcext:value-type="float">
            <text:p>375,00 €</text:p>
          </table:table-cell>
          <table:table-cell table:style-name="ce36" table:formula="of:=IF([$'amortizacijska tabela'.$C275]=&quot;&quot;;0;[$'amortizacijska tabela'.$E275]+[$'amortizacijska tabela'.$F275]+[$'amortizacijska tabela'.$G275])" office:value-type="float" office:value="1445.55343101938" calcext:value-type="float">
            <text:p>1.445,55 €</text:p>
          </table:table-cell>
          <table:table-cell table:style-name="ce36" table:formula="of:=IF([$'amortizacijska tabela'.$C275]=&quot;&quot;;0;[$'amortizacijska tabela'.$D275]-[$'amortizacijska tabela'.$F275])" office:value-type="float" office:value="78959.479162547" calcext:value-type="float">
            <text:p>78.959,48 €</text:p>
          </table:table-cell>
          <table:table-cell table:style-name="ce32" table:formula="of:=IF([$'amortizacijska tabela'.$I275]&gt;0;LastRow-ROW();0)" office:value-type="float" office:value="88" calcext:value-type="float">
            <text:p><text:s/>88 </text:p>
          </table:table-cell>
          <table:table-cell table:number-columns-repeated="1014"/>
        </table:table-row>
        <table:table-row table:style-name="ro3">
          <table:table-cell/>
          <table:table-cell table:style-name="ce32" table:formula="of:=ROWS([.$B$4:.B276])" office:value-type="float" office:value="273" calcext:value-type="float">
            <text:p><text:s/>273 </text:p>
          </table:table-cell>
          <table:table-cell table:style-name="ce34" table:formula="of:=IF(ValuesEntered;IF([$'amortizacijska tabela'.$B276]&lt;=DurationOfLoan;IF(ROW()-ROW([$'amortizacijska tabela'.$C$3])=1;LoanStart;IF([.I275]&gt;0;EDATE([.C275];1);&quot;&quot;));&quot;&quot;);&quot;&quot;)" office:value-type="date" office:date-value="2044-01-07" calcext:value-type="date">
            <text:p>07. 01. 2044</text:p>
          </table:table-cell>
          <table:table-cell table:style-name="ce36" table:formula="of:=IF(ROW()-ROW([$'amortizacijska tabela'.$D$3])=1;LoanAmount;IF([$'amortizacijska tabela'.$C276]=&quot;&quot;;0;INDEX([$'amortizacijska tabela'.$B$4:.$J$363]; ROW()-4;8)))" office:value-type="float" office:value="78959.479162547" calcext:value-type="float">
            <text:p>78.959,48 €</text:p>
          </table:table-cell>
          <table:table-cell table:style-name="ce36" table:formula="of:=IF(ValuesEntered;IF(ROW()-ROW([$'amortizacijska tabela'.$E$3])=1;-IPMT(InterestRate/12;1;DurationOfLoan-ROWS([.$C$4:.C276])+1;[$'amortizacijska tabela'.$D276]);IFERROR(-IPMT(InterestRate/12;1;[$'amortizacijska tabela'.$J276];[.D277]);0));0)" office:value-type="float" office:value="325.895140609861" calcext:value-type="float">
            <text:p>325,90 €</text:p>
          </table:table-cell>
          <table:table-cell table:style-name="ce36" table:formula="of:=IFERROR(IF(AND(ValuesEntered;[$'amortizacijska tabela'.$C276]&lt;&gt;&quot;&quot;);-PPMT(InterestRate/12;1;DurationOfLoan-ROWS([.$C$4:.C276])+1;[$'amortizacijska tabela'.$D276]);&quot;&quot;);0)" office:value-type="float" office:value="744.645416180334" calcext:value-type="float">
            <text:p>744,65 €</text:p>
          </table:table-cell>
          <table:table-cell table:style-name="ce36" table:formula="of:=IF([$'amortizacijska tabela'.$C276]=&quot;&quot;;0;PropertyTaxAmount)" office:value-type="float" office:value="375" calcext:value-type="float">
            <text:p>375,00 €</text:p>
          </table:table-cell>
          <table:table-cell table:style-name="ce36" table:formula="of:=IF([$'amortizacijska tabela'.$C276]=&quot;&quot;;0;[$'amortizacijska tabela'.$E276]+[$'amortizacijska tabela'.$F276]+[$'amortizacijska tabela'.$G276])" office:value-type="float" office:value="1445.54055679019" calcext:value-type="float">
            <text:p>1.445,54 €</text:p>
          </table:table-cell>
          <table:table-cell table:style-name="ce36" table:formula="of:=IF([$'amortizacijska tabela'.$C276]=&quot;&quot;;0;[$'amortizacijska tabela'.$D276]-[$'amortizacijska tabela'.$F276])" office:value-type="float" office:value="78214.8337463667" calcext:value-type="float">
            <text:p>78.214,83 €</text:p>
          </table:table-cell>
          <table:table-cell table:style-name="ce32" table:formula="of:=IF([$'amortizacijska tabela'.$I276]&gt;0;LastRow-ROW();0)" office:value-type="float" office:value="87" calcext:value-type="float">
            <text:p><text:s/>87 </text:p>
          </table:table-cell>
          <table:table-cell table:number-columns-repeated="1014"/>
        </table:table-row>
        <table:table-row table:style-name="ro3">
          <table:table-cell/>
          <table:table-cell table:style-name="ce32" table:formula="of:=ROWS([.$B$4:.B277])" office:value-type="float" office:value="274" calcext:value-type="float">
            <text:p><text:s/>274 </text:p>
          </table:table-cell>
          <table:table-cell table:style-name="ce34" table:formula="of:=IF(ValuesEntered;IF([$'amortizacijska tabela'.$B277]&lt;=DurationOfLoan;IF(ROW()-ROW([$'amortizacijska tabela'.$C$3])=1;LoanStart;IF([.I276]&gt;0;EDATE([.C276];1);&quot;&quot;));&quot;&quot;);&quot;&quot;)" office:value-type="date" office:date-value="2044-02-07" calcext:value-type="date">
            <text:p>07. 02. 2044</text:p>
          </table:table-cell>
          <table:table-cell table:style-name="ce36" table:formula="of:=IF(ROW()-ROW([$'amortizacijska tabela'.$D$3])=1;LoanAmount;IF([$'amortizacijska tabela'.$C277]=&quot;&quot;;0;INDEX([$'amortizacijska tabela'.$B$4:.$J$363]; ROW()-4;8)))" office:value-type="float" office:value="78214.8337463667" calcext:value-type="float">
            <text:p>78.214,83 €</text:p>
          </table:table-cell>
          <table:table-cell table:style-name="ce36" table:formula="of:=IF(ValuesEntered;IF(ROW()-ROW([$'amortizacijska tabela'.$E$3])=1;-IPMT(InterestRate/12;1;DurationOfLoan-ROWS([.$C$4:.C277])+1;[$'amortizacijska tabela'.$D277]);IFERROR(-IPMT(InterestRate/12;1;[$'amortizacijska tabela'.$J277];[.D278]);0));0)" office:value-type="float" office:value="322.779523503968" calcext:value-type="float">
            <text:p>322,78 €</text:p>
          </table:table-cell>
          <table:table-cell table:style-name="ce36" table:formula="of:=IFERROR(IF(AND(ValuesEntered;[$'amortizacijska tabela'.$C277]&lt;&gt;&quot;&quot;);-PPMT(InterestRate/12;1;DurationOfLoan-ROWS([.$C$4:.C277])+1;[$'amortizacijska tabela'.$D277]);&quot;&quot;);0)" office:value-type="float" office:value="747.748105414418" calcext:value-type="float">
            <text:p>747,75 €</text:p>
          </table:table-cell>
          <table:table-cell table:style-name="ce36" table:formula="of:=IF([$'amortizacijska tabela'.$C277]=&quot;&quot;;0;PropertyTaxAmount)" office:value-type="float" office:value="375" calcext:value-type="float">
            <text:p>375,00 €</text:p>
          </table:table-cell>
          <table:table-cell table:style-name="ce36" table:formula="of:=IF([$'amortizacijska tabela'.$C277]=&quot;&quot;;0;[$'amortizacijska tabela'.$E277]+[$'amortizacijska tabela'.$F277]+[$'amortizacijska tabela'.$G277])" office:value-type="float" office:value="1445.52762891839" calcext:value-type="float">
            <text:p>1.445,53 €</text:p>
          </table:table-cell>
          <table:table-cell table:style-name="ce36" table:formula="of:=IF([$'amortizacijska tabela'.$C277]=&quot;&quot;;0;[$'amortizacijska tabela'.$D277]-[$'amortizacijska tabela'.$F277])" office:value-type="float" office:value="77467.0856409523" calcext:value-type="float">
            <text:p>77.467,09 €</text:p>
          </table:table-cell>
          <table:table-cell table:style-name="ce32" table:formula="of:=IF([$'amortizacijska tabela'.$I277]&gt;0;LastRow-ROW();0)" office:value-type="float" office:value="86" calcext:value-type="float">
            <text:p><text:s/>86 </text:p>
          </table:table-cell>
          <table:table-cell table:number-columns-repeated="1014"/>
        </table:table-row>
        <table:table-row table:style-name="ro3">
          <table:table-cell/>
          <table:table-cell table:style-name="ce32" table:formula="of:=ROWS([.$B$4:.B278])" office:value-type="float" office:value="275" calcext:value-type="float">
            <text:p><text:s/>275 </text:p>
          </table:table-cell>
          <table:table-cell table:style-name="ce34" table:formula="of:=IF(ValuesEntered;IF([$'amortizacijska tabela'.$B278]&lt;=DurationOfLoan;IF(ROW()-ROW([$'amortizacijska tabela'.$C$3])=1;LoanStart;IF([.I277]&gt;0;EDATE([.C277];1);&quot;&quot;));&quot;&quot;);&quot;&quot;)" office:value-type="date" office:date-value="2044-03-07" calcext:value-type="date">
            <text:p>07. 03. 2044</text:p>
          </table:table-cell>
          <table:table-cell table:style-name="ce36" table:formula="of:=IF(ROW()-ROW([$'amortizacijska tabela'.$D$3])=1;LoanAmount;IF([$'amortizacijska tabela'.$C278]=&quot;&quot;;0;INDEX([$'amortizacijska tabela'.$B$4:.$J$363]; ROW()-4;8)))" office:value-type="float" office:value="77467.0856409523" calcext:value-type="float">
            <text:p>77.467,09 €</text:p>
          </table:table-cell>
          <table:table-cell table:style-name="ce36" table:formula="of:=IF(ValuesEntered;IF(ROW()-ROW([$'amortizacijska tabela'.$E$3])=1;-IPMT(InterestRate/12;1;DurationOfLoan-ROWS([.$C$4:.C278])+1;[$'amortizacijska tabela'.$D278]);IFERROR(-IPMT(InterestRate/12;1;[$'amortizacijska tabela'.$J278];[.D279]);0));0)" office:value-type="float" office:value="319.650924660133" calcext:value-type="float">
            <text:p>319,65 €</text:p>
          </table:table-cell>
          <table:table-cell table:style-name="ce36" table:formula="of:=IFERROR(IF(AND(ValuesEntered;[$'amortizacijska tabela'.$C278]&lt;&gt;&quot;&quot;);-PPMT(InterestRate/12;1;DurationOfLoan-ROWS([.$C$4:.C278])+1;[$'amortizacijska tabela'.$D278]);&quot;&quot;);0)" office:value-type="float" office:value="750.863722520312" calcext:value-type="float">
            <text:p>750,86 €</text:p>
          </table:table-cell>
          <table:table-cell table:style-name="ce36" table:formula="of:=IF([$'amortizacijska tabela'.$C278]=&quot;&quot;;0;PropertyTaxAmount)" office:value-type="float" office:value="375" calcext:value-type="float">
            <text:p>375,00 €</text:p>
          </table:table-cell>
          <table:table-cell table:style-name="ce36" table:formula="of:=IF([$'amortizacijska tabela'.$C278]=&quot;&quot;;0;[$'amortizacijska tabela'.$E278]+[$'amortizacijska tabela'.$F278]+[$'amortizacijska tabela'.$G278])" office:value-type="float" office:value="1445.51464718044" calcext:value-type="float">
            <text:p>1.445,51 €</text:p>
          </table:table-cell>
          <table:table-cell table:style-name="ce36" table:formula="of:=IF([$'amortizacijska tabela'.$C278]=&quot;&quot;;0;[$'amortizacijska tabela'.$D278]-[$'amortizacijska tabela'.$F278])" office:value-type="float" office:value="76716.2219184319" calcext:value-type="float">
            <text:p>76.716,22 €</text:p>
          </table:table-cell>
          <table:table-cell table:style-name="ce32" table:formula="of:=IF([$'amortizacijska tabela'.$I278]&gt;0;LastRow-ROW();0)" office:value-type="float" office:value="85" calcext:value-type="float">
            <text:p><text:s/>85 </text:p>
          </table:table-cell>
          <table:table-cell table:number-columns-repeated="1014"/>
        </table:table-row>
        <table:table-row table:style-name="ro3">
          <table:table-cell/>
          <table:table-cell table:style-name="ce32" table:formula="of:=ROWS([.$B$4:.B279])" office:value-type="float" office:value="276" calcext:value-type="float">
            <text:p><text:s/>276 </text:p>
          </table:table-cell>
          <table:table-cell table:style-name="ce34" table:formula="of:=IF(ValuesEntered;IF([$'amortizacijska tabela'.$B279]&lt;=DurationOfLoan;IF(ROW()-ROW([$'amortizacijska tabela'.$C$3])=1;LoanStart;IF([.I278]&gt;0;EDATE([.C278];1);&quot;&quot;));&quot;&quot;);&quot;&quot;)" office:value-type="date" office:date-value="2044-04-07" calcext:value-type="date">
            <text:p>07. 04. 2044</text:p>
          </table:table-cell>
          <table:table-cell table:style-name="ce36" table:formula="of:=IF(ROW()-ROW([$'amortizacijska tabela'.$D$3])=1;LoanAmount;IF([$'amortizacijska tabela'.$C279]=&quot;&quot;;0;INDEX([$'amortizacijska tabela'.$B$4:.$J$363]; ROW()-4;8)))" office:value-type="float" office:value="76716.2219184319" calcext:value-type="float">
            <text:p>76.716,22 €</text:p>
          </table:table-cell>
          <table:table-cell table:style-name="ce36" table:formula="of:=IF(ValuesEntered;IF(ROW()-ROW([$'amortizacijska tabela'.$E$3])=1;-IPMT(InterestRate/12;1;DurationOfLoan-ROWS([.$C$4:.C279])+1;[$'amortizacijska tabela'.$D279]);IFERROR(-IPMT(InterestRate/12;1;[$'amortizacijska tabela'.$J279];[.D280]);0));0)" office:value-type="float" office:value="316.509289987783" calcext:value-type="float">
            <text:p>316,51 €</text:p>
          </table:table-cell>
          <table:table-cell table:style-name="ce36" table:formula="of:=IFERROR(IF(AND(ValuesEntered;[$'amortizacijska tabela'.$C279]&lt;&gt;&quot;&quot;);-PPMT(InterestRate/12;1;DurationOfLoan-ROWS([.$C$4:.C279])+1;[$'amortizacijska tabela'.$D279]);&quot;&quot;);0)" office:value-type="float" office:value="753.992321364146" calcext:value-type="float">
            <text:p>753,99 €</text:p>
          </table:table-cell>
          <table:table-cell table:style-name="ce36" table:formula="of:=IF([$'amortizacijska tabela'.$C279]=&quot;&quot;;0;PropertyTaxAmount)" office:value-type="float" office:value="375" calcext:value-type="float">
            <text:p>375,00 €</text:p>
          </table:table-cell>
          <table:table-cell table:style-name="ce36" table:formula="of:=IF([$'amortizacijska tabela'.$C279]=&quot;&quot;;0;[$'amortizacijska tabela'.$E279]+[$'amortizacijska tabela'.$F279]+[$'amortizacijska tabela'.$G279])" office:value-type="float" office:value="1445.50161135193" calcext:value-type="float">
            <text:p>1.445,50 €</text:p>
          </table:table-cell>
          <table:table-cell table:style-name="ce36" table:formula="of:=IF([$'amortizacijska tabela'.$C279]=&quot;&quot;;0;[$'amortizacijska tabela'.$D279]-[$'amortizacijska tabela'.$F279])" office:value-type="float" office:value="75962.2295970678" calcext:value-type="float">
            <text:p>75.962,23 €</text:p>
          </table:table-cell>
          <table:table-cell table:style-name="ce32" table:formula="of:=IF([$'amortizacijska tabela'.$I279]&gt;0;LastRow-ROW();0)" office:value-type="float" office:value="84" calcext:value-type="float">
            <text:p><text:s/>84 </text:p>
          </table:table-cell>
          <table:table-cell table:number-columns-repeated="1014"/>
        </table:table-row>
        <table:table-row table:style-name="ro3">
          <table:table-cell/>
          <table:table-cell table:style-name="ce32" table:formula="of:=ROWS([.$B$4:.B280])" office:value-type="float" office:value="277" calcext:value-type="float">
            <text:p><text:s/>277 </text:p>
          </table:table-cell>
          <table:table-cell table:style-name="ce34" table:formula="of:=IF(ValuesEntered;IF([$'amortizacijska tabela'.$B280]&lt;=DurationOfLoan;IF(ROW()-ROW([$'amortizacijska tabela'.$C$3])=1;LoanStart;IF([.I279]&gt;0;EDATE([.C279];1);&quot;&quot;));&quot;&quot;);&quot;&quot;)" office:value-type="date" office:date-value="2044-05-07" calcext:value-type="date">
            <text:p>07. 05. 2044</text:p>
          </table:table-cell>
          <table:table-cell table:style-name="ce36" table:formula="of:=IF(ROW()-ROW([$'amortizacijska tabela'.$D$3])=1;LoanAmount;IF([$'amortizacijska tabela'.$C280]=&quot;&quot;;0;INDEX([$'amortizacijska tabela'.$B$4:.$J$363]; ROW()-4;8)))" office:value-type="float" office:value="75962.2295970678" calcext:value-type="float">
            <text:p>75.962,23 €</text:p>
          </table:table-cell>
          <table:table-cell table:style-name="ce36" table:formula="of:=IF(ValuesEntered;IF(ROW()-ROW([$'amortizacijska tabela'.$E$3])=1;-IPMT(InterestRate/12;1;DurationOfLoan-ROWS([.$C$4:.C280])+1;[$'amortizacijska tabela'.$D280]);IFERROR(-IPMT(InterestRate/12;1;[$'amortizacijska tabela'.$J280];[.D281]);0));0)" office:value-type="float" office:value="313.354565170964" calcext:value-type="float">
            <text:p>313,35 €</text:p>
          </table:table-cell>
          <table:table-cell table:style-name="ce36" table:formula="of:=IFERROR(IF(AND(ValuesEntered;[$'amortizacijska tabela'.$C280]&lt;&gt;&quot;&quot;);-PPMT(InterestRate/12;1;DurationOfLoan-ROWS([.$C$4:.C280])+1;[$'amortizacijska tabela'.$D280]);&quot;&quot;);0)" office:value-type="float" office:value="757.133956036497" calcext:value-type="float">
            <text:p>757,13 €</text:p>
          </table:table-cell>
          <table:table-cell table:style-name="ce36" table:formula="of:=IF([$'amortizacijska tabela'.$C280]=&quot;&quot;;0;PropertyTaxAmount)" office:value-type="float" office:value="375" calcext:value-type="float">
            <text:p>375,00 €</text:p>
          </table:table-cell>
          <table:table-cell table:style-name="ce36" table:formula="of:=IF([$'amortizacijska tabela'.$C280]=&quot;&quot;;0;[$'amortizacijska tabela'.$E280]+[$'amortizacijska tabela'.$F280]+[$'amortizacijska tabela'.$G280])" office:value-type="float" office:value="1445.48852120746" calcext:value-type="float">
            <text:p>1.445,49 €</text:p>
          </table:table-cell>
          <table:table-cell table:style-name="ce36" table:formula="of:=IF([$'amortizacijska tabela'.$C280]=&quot;&quot;;0;[$'amortizacijska tabela'.$D280]-[$'amortizacijska tabela'.$F280])" office:value-type="float" office:value="75205.0956410313" calcext:value-type="float">
            <text:p>75.205,10 €</text:p>
          </table:table-cell>
          <table:table-cell table:style-name="ce32" table:formula="of:=IF([$'amortizacijska tabela'.$I280]&gt;0;LastRow-ROW();0)" office:value-type="float" office:value="83" calcext:value-type="float">
            <text:p><text:s/>83 </text:p>
          </table:table-cell>
          <table:table-cell table:number-columns-repeated="1014"/>
        </table:table-row>
        <table:table-row table:style-name="ro3">
          <table:table-cell/>
          <table:table-cell table:style-name="ce32" table:formula="of:=ROWS([.$B$4:.B281])" office:value-type="float" office:value="278" calcext:value-type="float">
            <text:p><text:s/>278 </text:p>
          </table:table-cell>
          <table:table-cell table:style-name="ce34" table:formula="of:=IF(ValuesEntered;IF([$'amortizacijska tabela'.$B281]&lt;=DurationOfLoan;IF(ROW()-ROW([$'amortizacijska tabela'.$C$3])=1;LoanStart;IF([.I280]&gt;0;EDATE([.C280];1);&quot;&quot;));&quot;&quot;);&quot;&quot;)" office:value-type="date" office:date-value="2044-06-07" calcext:value-type="date">
            <text:p>07. 06. 2044</text:p>
          </table:table-cell>
          <table:table-cell table:style-name="ce36" table:formula="of:=IF(ROW()-ROW([$'amortizacijska tabela'.$D$3])=1;LoanAmount;IF([$'amortizacijska tabela'.$C281]=&quot;&quot;;0;INDEX([$'amortizacijska tabela'.$B$4:.$J$363]; ROW()-4;8)))" office:value-type="float" office:value="75205.0956410313" calcext:value-type="float">
            <text:p>75.205,10 €</text:p>
          </table:table-cell>
          <table:table-cell table:style-name="ce36" table:formula="of:=IF(ValuesEntered;IF(ROW()-ROW([$'amortizacijska tabela'.$E$3])=1;-IPMT(InterestRate/12;1;DurationOfLoan-ROWS([.$C$4:.C281])+1;[$'amortizacijska tabela'.$D281]);IFERROR(-IPMT(InterestRate/12;1;[$'amortizacijska tabela'.$J281];[.D282]);0));0)" office:value-type="float" office:value="310.186695667408" calcext:value-type="float">
            <text:p>310,19 €</text:p>
          </table:table-cell>
          <table:table-cell table:style-name="ce36" table:formula="of:=IFERROR(IF(AND(ValuesEntered;[$'amortizacijska tabela'.$C281]&lt;&gt;&quot;&quot;);-PPMT(InterestRate/12;1;DurationOfLoan-ROWS([.$C$4:.C281])+1;[$'amortizacijska tabela'.$D281]);&quot;&quot;);0)" office:value-type="float" office:value="760.288680853316" calcext:value-type="float">
            <text:p>760,29 €</text:p>
          </table:table-cell>
          <table:table-cell table:style-name="ce36" table:formula="of:=IF([$'amortizacijska tabela'.$C281]=&quot;&quot;;0;PropertyTaxAmount)" office:value-type="float" office:value="375" calcext:value-type="float">
            <text:p>375,00 €</text:p>
          </table:table-cell>
          <table:table-cell table:style-name="ce36" table:formula="of:=IF([$'amortizacijska tabela'.$C281]=&quot;&quot;;0;[$'amortizacijska tabela'.$E281]+[$'amortizacijska tabela'.$F281]+[$'amortizacijska tabela'.$G281])" office:value-type="float" office:value="1445.47537652072" calcext:value-type="float">
            <text:p>1.445,48 €</text:p>
          </table:table-cell>
          <table:table-cell table:style-name="ce36" table:formula="of:=IF([$'amortizacijska tabela'.$C281]=&quot;&quot;;0;[$'amortizacijska tabela'.$D281]-[$'amortizacijska tabela'.$F281])" office:value-type="float" office:value="74444.806960178" calcext:value-type="float">
            <text:p>74.444,81 €</text:p>
          </table:table-cell>
          <table:table-cell table:style-name="ce32" table:formula="of:=IF([$'amortizacijska tabela'.$I281]&gt;0;LastRow-ROW();0)" office:value-type="float" office:value="82" calcext:value-type="float">
            <text:p><text:s/>82 </text:p>
          </table:table-cell>
          <table:table-cell table:number-columns-repeated="1014"/>
        </table:table-row>
        <table:table-row table:style-name="ro3">
          <table:table-cell/>
          <table:table-cell table:style-name="ce32" table:formula="of:=ROWS([.$B$4:.B282])" office:value-type="float" office:value="279" calcext:value-type="float">
            <text:p><text:s/>279 </text:p>
          </table:table-cell>
          <table:table-cell table:style-name="ce34" table:formula="of:=IF(ValuesEntered;IF([$'amortizacijska tabela'.$B282]&lt;=DurationOfLoan;IF(ROW()-ROW([$'amortizacijska tabela'.$C$3])=1;LoanStart;IF([.I281]&gt;0;EDATE([.C281];1);&quot;&quot;));&quot;&quot;);&quot;&quot;)" office:value-type="date" office:date-value="2044-07-07" calcext:value-type="date">
            <text:p>07. 07. 2044</text:p>
          </table:table-cell>
          <table:table-cell table:style-name="ce36" table:formula="of:=IF(ROW()-ROW([$'amortizacijska tabela'.$D$3])=1;LoanAmount;IF([$'amortizacijska tabela'.$C282]=&quot;&quot;;0;INDEX([$'amortizacijska tabela'.$B$4:.$J$363]; ROW()-4;8)))" office:value-type="float" office:value="74444.806960178" calcext:value-type="float">
            <text:p>74.444,81 €</text:p>
          </table:table-cell>
          <table:table-cell table:style-name="ce36" table:formula="of:=IF(ValuesEntered;IF(ROW()-ROW([$'amortizacijska tabela'.$E$3])=1;-IPMT(InterestRate/12;1;DurationOfLoan-ROWS([.$C$4:.C282])+1;[$'amortizacijska tabela'.$D282]);IFERROR(-IPMT(InterestRate/12;1;[$'amortizacijska tabela'.$J282];[.D283]);0));0)" office:value-type="float" office:value="307.005626707588" calcext:value-type="float">
            <text:p>307,01 €</text:p>
          </table:table-cell>
          <table:table-cell table:style-name="ce36" table:formula="of:=IFERROR(IF(AND(ValuesEntered;[$'amortizacijska tabela'.$C282]&lt;&gt;&quot;&quot;);-PPMT(InterestRate/12;1;DurationOfLoan-ROWS([.$C$4:.C282])+1;[$'amortizacijska tabela'.$D282]);&quot;&quot;);0)" office:value-type="float" office:value="763.456550356871" calcext:value-type="float">
            <text:p>763,46 €</text:p>
          </table:table-cell>
          <table:table-cell table:style-name="ce36" table:formula="of:=IF([$'amortizacijska tabela'.$C282]=&quot;&quot;;0;PropertyTaxAmount)" office:value-type="float" office:value="375" calcext:value-type="float">
            <text:p>375,00 €</text:p>
          </table:table-cell>
          <table:table-cell table:style-name="ce36" table:formula="of:=IF([$'amortizacijska tabela'.$C282]=&quot;&quot;;0;[$'amortizacijska tabela'.$E282]+[$'amortizacijska tabela'.$F282]+[$'amortizacijska tabela'.$G282])" office:value-type="float" office:value="1445.46217706446" calcext:value-type="float">
            <text:p>1.445,46 €</text:p>
          </table:table-cell>
          <table:table-cell table:style-name="ce36" table:formula="of:=IF([$'amortizacijska tabela'.$C282]=&quot;&quot;;0;[$'amortizacijska tabela'.$D282]-[$'amortizacijska tabela'.$F282])" office:value-type="float" office:value="73681.3504098211" calcext:value-type="float">
            <text:p>73.681,35 €</text:p>
          </table:table-cell>
          <table:table-cell table:style-name="ce32" table:formula="of:=IF([$'amortizacijska tabela'.$I282]&gt;0;LastRow-ROW();0)" office:value-type="float" office:value="81" calcext:value-type="float">
            <text:p><text:s/>81 </text:p>
          </table:table-cell>
          <table:table-cell table:number-columns-repeated="1014"/>
        </table:table-row>
        <table:table-row table:style-name="ro3">
          <table:table-cell/>
          <table:table-cell table:style-name="ce32" table:formula="of:=ROWS([.$B$4:.B283])" office:value-type="float" office:value="280" calcext:value-type="float">
            <text:p><text:s/>280 </text:p>
          </table:table-cell>
          <table:table-cell table:style-name="ce34" table:formula="of:=IF(ValuesEntered;IF([$'amortizacijska tabela'.$B283]&lt;=DurationOfLoan;IF(ROW()-ROW([$'amortizacijska tabela'.$C$3])=1;LoanStart;IF([.I282]&gt;0;EDATE([.C282];1);&quot;&quot;));&quot;&quot;);&quot;&quot;)" office:value-type="date" office:date-value="2044-08-07" calcext:value-type="date">
            <text:p>07. 08. 2044</text:p>
          </table:table-cell>
          <table:table-cell table:style-name="ce36" table:formula="of:=IF(ROW()-ROW([$'amortizacijska tabela'.$D$3])=1;LoanAmount;IF([$'amortizacijska tabela'.$C283]=&quot;&quot;;0;INDEX([$'amortizacijska tabela'.$B$4:.$J$363]; ROW()-4;8)))" office:value-type="float" office:value="73681.3504098211" calcext:value-type="float">
            <text:p>73.681,35 €</text:p>
          </table:table-cell>
          <table:table-cell table:style-name="ce36" table:formula="of:=IF(ValuesEntered;IF(ROW()-ROW([$'amortizacijska tabela'.$E$3])=1;-IPMT(InterestRate/12;1;DurationOfLoan-ROWS([.$C$4:.C283])+1;[$'amortizacijska tabela'.$D283]);IFERROR(-IPMT(InterestRate/12;1;[$'amortizacijska tabela'.$J283];[.D284]);0));0)" office:value-type="float" office:value="303.811303293768" calcext:value-type="float">
            <text:p>303,81 €</text:p>
          </table:table-cell>
          <table:table-cell table:style-name="ce36" table:formula="of:=IFERROR(IF(AND(ValuesEntered;[$'amortizacijska tabela'.$C283]&lt;&gt;&quot;&quot;);-PPMT(InterestRate/12;1;DurationOfLoan-ROWS([.$C$4:.C283])+1;[$'amortizacijska tabela'.$D283]);&quot;&quot;);0)" office:value-type="float" office:value="766.637619316691" calcext:value-type="float">
            <text:p>766,64 €</text:p>
          </table:table-cell>
          <table:table-cell table:style-name="ce36" table:formula="of:=IF([$'amortizacijska tabela'.$C283]=&quot;&quot;;0;PropertyTaxAmount)" office:value-type="float" office:value="375" calcext:value-type="float">
            <text:p>375,00 €</text:p>
          </table:table-cell>
          <table:table-cell table:style-name="ce36" table:formula="of:=IF([$'amortizacijska tabela'.$C283]=&quot;&quot;;0;[$'amortizacijska tabela'.$E283]+[$'amortizacijska tabela'.$F283]+[$'amortizacijska tabela'.$G283])" office:value-type="float" office:value="1445.44892261046" calcext:value-type="float">
            <text:p>1.445,45 €</text:p>
          </table:table-cell>
          <table:table-cell table:style-name="ce36" table:formula="of:=IF([$'amortizacijska tabela'.$C283]=&quot;&quot;;0;[$'amortizacijska tabela'.$D283]-[$'amortizacijska tabela'.$F283])" office:value-type="float" office:value="72914.7127905044" calcext:value-type="float">
            <text:p>72.914,71 €</text:p>
          </table:table-cell>
          <table:table-cell table:style-name="ce32" table:formula="of:=IF([$'amortizacijska tabela'.$I283]&gt;0;LastRow-ROW();0)" office:value-type="float" office:value="80" calcext:value-type="float">
            <text:p><text:s/>80 </text:p>
          </table:table-cell>
          <table:table-cell table:number-columns-repeated="1014"/>
        </table:table-row>
        <table:table-row table:style-name="ro3">
          <table:table-cell/>
          <table:table-cell table:style-name="ce32" table:formula="of:=ROWS([.$B$4:.B284])" office:value-type="float" office:value="281" calcext:value-type="float">
            <text:p><text:s/>281 </text:p>
          </table:table-cell>
          <table:table-cell table:style-name="ce34" table:formula="of:=IF(ValuesEntered;IF([$'amortizacijska tabela'.$B284]&lt;=DurationOfLoan;IF(ROW()-ROW([$'amortizacijska tabela'.$C$3])=1;LoanStart;IF([.I283]&gt;0;EDATE([.C283];1);&quot;&quot;));&quot;&quot;);&quot;&quot;)" office:value-type="date" office:date-value="2044-09-07" calcext:value-type="date">
            <text:p>07. 09. 2044</text:p>
          </table:table-cell>
          <table:table-cell table:style-name="ce36" table:formula="of:=IF(ROW()-ROW([$'amortizacijska tabela'.$D$3])=1;LoanAmount;IF([$'amortizacijska tabela'.$C284]=&quot;&quot;;0;INDEX([$'amortizacijska tabela'.$B$4:.$J$363]; ROW()-4;8)))" office:value-type="float" office:value="72914.7127905044" calcext:value-type="float">
            <text:p>72.914,71 €</text:p>
          </table:table-cell>
          <table:table-cell table:style-name="ce36" table:formula="of:=IF(ValuesEntered;IF(ROW()-ROW([$'amortizacijska tabela'.$E$3])=1;-IPMT(InterestRate/12;1;DurationOfLoan-ROWS([.$C$4:.C284])+1;[$'amortizacijska tabela'.$D284]);IFERROR(-IPMT(InterestRate/12;1;[$'amortizacijska tabela'.$J284];[.D285]);0));0)" office:value-type="float" office:value="300.603670199058" calcext:value-type="float">
            <text:p>300,60 €</text:p>
          </table:table-cell>
          <table:table-cell table:style-name="ce36" table:formula="of:=IFERROR(IF(AND(ValuesEntered;[$'amortizacijska tabela'.$C284]&lt;&gt;&quot;&quot;);-PPMT(InterestRate/12;1;DurationOfLoan-ROWS([.$C$4:.C284])+1;[$'amortizacijska tabela'.$D284]);&quot;&quot;);0)" office:value-type="float" office:value="769.831942730511" calcext:value-type="float">
            <text:p>769,83 €</text:p>
          </table:table-cell>
          <table:table-cell table:style-name="ce36" table:formula="of:=IF([$'amortizacijska tabela'.$C284]=&quot;&quot;;0;PropertyTaxAmount)" office:value-type="float" office:value="375" calcext:value-type="float">
            <text:p>375,00 €</text:p>
          </table:table-cell>
          <table:table-cell table:style-name="ce36" table:formula="of:=IF([$'amortizacijska tabela'.$C284]=&quot;&quot;;0;[$'amortizacijska tabela'.$E284]+[$'amortizacijska tabela'.$F284]+[$'amortizacijska tabela'.$G284])" office:value-type="float" office:value="1445.43561292957" calcext:value-type="float">
            <text:p>1.445,44 €</text:p>
          </table:table-cell>
          <table:table-cell table:style-name="ce36" table:formula="of:=IF([$'amortizacijska tabela'.$C284]=&quot;&quot;;0;[$'amortizacijska tabela'.$D284]-[$'amortizacijska tabela'.$F284])" office:value-type="float" office:value="72144.8808477739" calcext:value-type="float">
            <text:p>72.144,88 €</text:p>
          </table:table-cell>
          <table:table-cell table:style-name="ce32" table:formula="of:=IF([$'amortizacijska tabela'.$I284]&gt;0;LastRow-ROW();0)" office:value-type="float" office:value="79" calcext:value-type="float">
            <text:p><text:s/>79 </text:p>
          </table:table-cell>
          <table:table-cell table:number-columns-repeated="1014"/>
        </table:table-row>
        <table:table-row table:style-name="ro3">
          <table:table-cell/>
          <table:table-cell table:style-name="ce32" table:formula="of:=ROWS([.$B$4:.B285])" office:value-type="float" office:value="282" calcext:value-type="float">
            <text:p><text:s/>282 </text:p>
          </table:table-cell>
          <table:table-cell table:style-name="ce34" table:formula="of:=IF(ValuesEntered;IF([$'amortizacijska tabela'.$B285]&lt;=DurationOfLoan;IF(ROW()-ROW([$'amortizacijska tabela'.$C$3])=1;LoanStart;IF([.I284]&gt;0;EDATE([.C284];1);&quot;&quot;));&quot;&quot;);&quot;&quot;)" office:value-type="date" office:date-value="2044-10-07" calcext:value-type="date">
            <text:p>07. 10. 2044</text:p>
          </table:table-cell>
          <table:table-cell table:style-name="ce36" table:formula="of:=IF(ROW()-ROW([$'amortizacijska tabela'.$D$3])=1;LoanAmount;IF([$'amortizacijska tabela'.$C285]=&quot;&quot;;0;INDEX([$'amortizacijska tabela'.$B$4:.$J$363]; ROW()-4;8)))" office:value-type="float" office:value="72144.8808477739" calcext:value-type="float">
            <text:p>72.144,88 €</text:p>
          </table:table-cell>
          <table:table-cell table:style-name="ce36" table:formula="of:=IF(ValuesEntered;IF(ROW()-ROW([$'amortizacijska tabela'.$E$3])=1;-IPMT(InterestRate/12;1;DurationOfLoan-ROWS([.$C$4:.C285])+1;[$'amortizacijska tabela'.$D285]);IFERROR(-IPMT(InterestRate/12;1;[$'amortizacijska tabela'.$J285];[.D286]);0));0)" office:value-type="float" office:value="297.382671966453" calcext:value-type="float">
            <text:p>297,38 €</text:p>
          </table:table-cell>
          <table:table-cell table:style-name="ce36" table:formula="of:=IFERROR(IF(AND(ValuesEntered;[$'amortizacijska tabela'.$C285]&lt;&gt;&quot;&quot;);-PPMT(InterestRate/12;1;DurationOfLoan-ROWS([.$C$4:.C285])+1;[$'amortizacijska tabela'.$D285]);&quot;&quot;);0)" office:value-type="float" office:value="773.039575825221" calcext:value-type="float">
            <text:p>773,04 €</text:p>
          </table:table-cell>
          <table:table-cell table:style-name="ce36" table:formula="of:=IF([$'amortizacijska tabela'.$C285]=&quot;&quot;;0;PropertyTaxAmount)" office:value-type="float" office:value="375" calcext:value-type="float">
            <text:p>375,00 €</text:p>
          </table:table-cell>
          <table:table-cell table:style-name="ce36" table:formula="of:=IF([$'amortizacijska tabela'.$C285]=&quot;&quot;;0;[$'amortizacijska tabela'.$E285]+[$'amortizacijska tabela'.$F285]+[$'amortizacijska tabela'.$G285])" office:value-type="float" office:value="1445.42224779167" calcext:value-type="float">
            <text:p>1.445,42 €</text:p>
          </table:table-cell>
          <table:table-cell table:style-name="ce36" table:formula="of:=IF([$'amortizacijska tabela'.$C285]=&quot;&quot;;0;[$'amortizacijska tabela'.$D285]-[$'amortizacijska tabela'.$F285])" office:value-type="float" office:value="71371.8412719487" calcext:value-type="float">
            <text:p>71.371,84 €</text:p>
          </table:table-cell>
          <table:table-cell table:style-name="ce32" table:formula="of:=IF([$'amortizacijska tabela'.$I285]&gt;0;LastRow-ROW();0)" office:value-type="float" office:value="78" calcext:value-type="float">
            <text:p><text:s/>78 </text:p>
          </table:table-cell>
          <table:table-cell table:number-columns-repeated="1014"/>
        </table:table-row>
        <table:table-row table:style-name="ro3">
          <table:table-cell/>
          <table:table-cell table:style-name="ce32" table:formula="of:=ROWS([.$B$4:.B286])" office:value-type="float" office:value="283" calcext:value-type="float">
            <text:p><text:s/>283 </text:p>
          </table:table-cell>
          <table:table-cell table:style-name="ce34" table:formula="of:=IF(ValuesEntered;IF([$'amortizacijska tabela'.$B286]&lt;=DurationOfLoan;IF(ROW()-ROW([$'amortizacijska tabela'.$C$3])=1;LoanStart;IF([.I285]&gt;0;EDATE([.C285];1);&quot;&quot;));&quot;&quot;);&quot;&quot;)" office:value-type="date" office:date-value="2044-11-07" calcext:value-type="date">
            <text:p>07. 11. 2044</text:p>
          </table:table-cell>
          <table:table-cell table:style-name="ce36" table:formula="of:=IF(ROW()-ROW([$'amortizacijska tabela'.$D$3])=1;LoanAmount;IF([$'amortizacijska tabela'.$C286]=&quot;&quot;;0;INDEX([$'amortizacijska tabela'.$B$4:.$J$363]; ROW()-4;8)))" office:value-type="float" office:value="71371.8412719487" calcext:value-type="float">
            <text:p>71.371,84 €</text:p>
          </table:table-cell>
          <table:table-cell table:style-name="ce36" table:formula="of:=IF(ValuesEntered;IF(ROW()-ROW([$'amortizacijska tabela'.$E$3])=1;-IPMT(InterestRate/12;1;DurationOfLoan-ROWS([.$C$4:.C286])+1;[$'amortizacijska tabela'.$D286]);IFERROR(-IPMT(InterestRate/12;1;[$'amortizacijska tabela'.$J286];[.D287]);0));0)" office:value-type="float" office:value="294.148252907878" calcext:value-type="float">
            <text:p>294,15 €</text:p>
          </table:table-cell>
          <table:table-cell table:style-name="ce36" table:formula="of:=IFERROR(IF(AND(ValuesEntered;[$'amortizacijska tabela'.$C286]&lt;&gt;&quot;&quot;);-PPMT(InterestRate/12;1;DurationOfLoan-ROWS([.$C$4:.C286])+1;[$'amortizacijska tabela'.$D286]);&quot;&quot;);0)" office:value-type="float" office:value="776.260574057827" calcext:value-type="float">
            <text:p>776,26 €</text:p>
          </table:table-cell>
          <table:table-cell table:style-name="ce36" table:formula="of:=IF([$'amortizacijska tabela'.$C286]=&quot;&quot;;0;PropertyTaxAmount)" office:value-type="float" office:value="375" calcext:value-type="float">
            <text:p>375,00 €</text:p>
          </table:table-cell>
          <table:table-cell table:style-name="ce36" table:formula="of:=IF([$'amortizacijska tabela'.$C286]=&quot;&quot;;0;[$'amortizacijska tabela'.$E286]+[$'amortizacijska tabela'.$F286]+[$'amortizacijska tabela'.$G286])" office:value-type="float" office:value="1445.40882696571" calcext:value-type="float">
            <text:p>1.445,41 €</text:p>
          </table:table-cell>
          <table:table-cell table:style-name="ce36" table:formula="of:=IF([$'amortizacijska tabela'.$C286]=&quot;&quot;;0;[$'amortizacijska tabela'.$D286]-[$'amortizacijska tabela'.$F286])" office:value-type="float" office:value="70595.5806978908" calcext:value-type="float">
            <text:p>70.595,58 €</text:p>
          </table:table-cell>
          <table:table-cell table:style-name="ce32" table:formula="of:=IF([$'amortizacijska tabela'.$I286]&gt;0;LastRow-ROW();0)" office:value-type="float" office:value="77" calcext:value-type="float">
            <text:p><text:s/>77 </text:p>
          </table:table-cell>
          <table:table-cell table:number-columns-repeated="1014"/>
        </table:table-row>
        <table:table-row table:style-name="ro3">
          <table:table-cell/>
          <table:table-cell table:style-name="ce32" table:formula="of:=ROWS([.$B$4:.B287])" office:value-type="float" office:value="284" calcext:value-type="float">
            <text:p><text:s/>284 </text:p>
          </table:table-cell>
          <table:table-cell table:style-name="ce34" table:formula="of:=IF(ValuesEntered;IF([$'amortizacijska tabela'.$B287]&lt;=DurationOfLoan;IF(ROW()-ROW([$'amortizacijska tabela'.$C$3])=1;LoanStart;IF([.I286]&gt;0;EDATE([.C286];1);&quot;&quot;));&quot;&quot;);&quot;&quot;)" office:value-type="date" office:date-value="2044-12-07" calcext:value-type="date">
            <text:p>07. 12. 2044</text:p>
          </table:table-cell>
          <table:table-cell table:style-name="ce36" table:formula="of:=IF(ROW()-ROW([$'amortizacijska tabela'.$D$3])=1;LoanAmount;IF([$'amortizacijska tabela'.$C287]=&quot;&quot;;0;INDEX([$'amortizacijska tabela'.$B$4:.$J$363]; ROW()-4;8)))" office:value-type="float" office:value="70595.5806978908" calcext:value-type="float">
            <text:p>70.595,58 €</text:p>
          </table:table-cell>
          <table:table-cell table:style-name="ce36" table:formula="of:=IF(ValuesEntered;IF(ROW()-ROW([$'amortizacijska tabela'.$E$3])=1;-IPMT(InterestRate/12;1;DurationOfLoan-ROWS([.$C$4:.C287])+1;[$'amortizacijska tabela'.$D287]);IFERROR(-IPMT(InterestRate/12;1;[$'amortizacijska tabela'.$J287];[.D288]);0));0)" office:value-type="float" office:value="290.900357103227" calcext:value-type="float">
            <text:p>290,90 €</text:p>
          </table:table-cell>
          <table:table-cell table:style-name="ce36" table:formula="of:=IFERROR(IF(AND(ValuesEntered;[$'amortizacijska tabela'.$C287]&lt;&gt;&quot;&quot;);-PPMT(InterestRate/12;1;DurationOfLoan-ROWS([.$C$4:.C287])+1;[$'amortizacijska tabela'.$D287]);&quot;&quot;);0)" office:value-type="float" office:value="779.494993116401" calcext:value-type="float">
            <text:p>779,49 €</text:p>
          </table:table-cell>
          <table:table-cell table:style-name="ce36" table:formula="of:=IF([$'amortizacijska tabela'.$C287]=&quot;&quot;;0;PropertyTaxAmount)" office:value-type="float" office:value="375" calcext:value-type="float">
            <text:p>375,00 €</text:p>
          </table:table-cell>
          <table:table-cell table:style-name="ce36" table:formula="of:=IF([$'amortizacijska tabela'.$C287]=&quot;&quot;;0;[$'amortizacijska tabela'.$E287]+[$'amortizacijska tabela'.$F287]+[$'amortizacijska tabela'.$G287])" office:value-type="float" office:value="1445.39535021963" calcext:value-type="float">
            <text:p>1.445,40 €</text:p>
          </table:table-cell>
          <table:table-cell table:style-name="ce36" table:formula="of:=IF([$'amortizacijska tabela'.$C287]=&quot;&quot;;0;[$'amortizacijska tabela'.$D287]-[$'amortizacijska tabela'.$F287])" office:value-type="float" office:value="69816.0857047744" calcext:value-type="float">
            <text:p>69.816,09 €</text:p>
          </table:table-cell>
          <table:table-cell table:style-name="ce32" table:formula="of:=IF([$'amortizacijska tabela'.$I287]&gt;0;LastRow-ROW();0)" office:value-type="float" office:value="76" calcext:value-type="float">
            <text:p><text:s/>76 </text:p>
          </table:table-cell>
          <table:table-cell table:number-columns-repeated="1014"/>
        </table:table-row>
        <table:table-row table:style-name="ro3">
          <table:table-cell/>
          <table:table-cell table:style-name="ce32" table:formula="of:=ROWS([.$B$4:.B288])" office:value-type="float" office:value="285" calcext:value-type="float">
            <text:p><text:s/>285 </text:p>
          </table:table-cell>
          <table:table-cell table:style-name="ce34" table:formula="of:=IF(ValuesEntered;IF([$'amortizacijska tabela'.$B288]&lt;=DurationOfLoan;IF(ROW()-ROW([$'amortizacijska tabela'.$C$3])=1;LoanStart;IF([.I287]&gt;0;EDATE([.C287];1);&quot;&quot;));&quot;&quot;);&quot;&quot;)" office:value-type="date" office:date-value="2045-01-07" calcext:value-type="date">
            <text:p>07. 01. 2045</text:p>
          </table:table-cell>
          <table:table-cell table:style-name="ce36" table:formula="of:=IF(ROW()-ROW([$'amortizacijska tabela'.$D$3])=1;LoanAmount;IF([$'amortizacijska tabela'.$C288]=&quot;&quot;;0;INDEX([$'amortizacijska tabela'.$B$4:.$J$363]; ROW()-4;8)))" office:value-type="float" office:value="69816.0857047744" calcext:value-type="float">
            <text:p>69.816,09 €</text:p>
          </table:table-cell>
          <table:table-cell table:style-name="ce36" table:formula="of:=IF(ValuesEntered;IF(ROW()-ROW([$'amortizacijska tabela'.$E$3])=1;-IPMT(InterestRate/12;1;DurationOfLoan-ROWS([.$C$4:.C288])+1;[$'amortizacijska tabela'.$D288]);IFERROR(-IPMT(InterestRate/12;1;[$'amortizacijska tabela'.$J288];[.D289]);0));0)" office:value-type="float" office:value="287.638928399389" calcext:value-type="float">
            <text:p>287,64 €</text:p>
          </table:table-cell>
          <table:table-cell table:style-name="ce36" table:formula="of:=IFERROR(IF(AND(ValuesEntered;[$'amortizacijska tabela'.$C288]&lt;&gt;&quot;&quot;);-PPMT(InterestRate/12;1;DurationOfLoan-ROWS([.$C$4:.C288])+1;[$'amortizacijska tabela'.$D288]);&quot;&quot;);0)" office:value-type="float" office:value="782.742888921052" calcext:value-type="float">
            <text:p>782,74 €</text:p>
          </table:table-cell>
          <table:table-cell table:style-name="ce36" table:formula="of:=IF([$'amortizacijska tabela'.$C288]=&quot;&quot;;0;PropertyTaxAmount)" office:value-type="float" office:value="375" calcext:value-type="float">
            <text:p>375,00 €</text:p>
          </table:table-cell>
          <table:table-cell table:style-name="ce36" table:formula="of:=IF([$'amortizacijska tabela'.$C288]=&quot;&quot;;0;[$'amortizacijska tabela'.$E288]+[$'amortizacijska tabela'.$F288]+[$'amortizacijska tabela'.$G288])" office:value-type="float" office:value="1445.38181732044" calcext:value-type="float">
            <text:p>1.445,38 €</text:p>
          </table:table-cell>
          <table:table-cell table:style-name="ce36" table:formula="of:=IF([$'amortizacijska tabela'.$C288]=&quot;&quot;;0;[$'amortizacijska tabela'.$D288]-[$'amortizacijska tabela'.$F288])" office:value-type="float" office:value="69033.3428158534" calcext:value-type="float">
            <text:p>69.033,34 €</text:p>
          </table:table-cell>
          <table:table-cell table:style-name="ce32" table:formula="of:=IF([$'amortizacijska tabela'.$I288]&gt;0;LastRow-ROW();0)" office:value-type="float" office:value="75" calcext:value-type="float">
            <text:p><text:s/>75 </text:p>
          </table:table-cell>
          <table:table-cell table:number-columns-repeated="1014"/>
        </table:table-row>
        <table:table-row table:style-name="ro3">
          <table:table-cell/>
          <table:table-cell table:style-name="ce32" table:formula="of:=ROWS([.$B$4:.B289])" office:value-type="float" office:value="286" calcext:value-type="float">
            <text:p><text:s/>286 </text:p>
          </table:table-cell>
          <table:table-cell table:style-name="ce34" table:formula="of:=IF(ValuesEntered;IF([$'amortizacijska tabela'.$B289]&lt;=DurationOfLoan;IF(ROW()-ROW([$'amortizacijska tabela'.$C$3])=1;LoanStart;IF([.I288]&gt;0;EDATE([.C288];1);&quot;&quot;));&quot;&quot;);&quot;&quot;)" office:value-type="date" office:date-value="2045-02-07" calcext:value-type="date">
            <text:p>07. 02. 2045</text:p>
          </table:table-cell>
          <table:table-cell table:style-name="ce36" table:formula="of:=IF(ROW()-ROW([$'amortizacijska tabela'.$D$3])=1;LoanAmount;IF([$'amortizacijska tabela'.$C289]=&quot;&quot;;0;INDEX([$'amortizacijska tabela'.$B$4:.$J$363]; ROW()-4;8)))" office:value-type="float" office:value="69033.3428158534" calcext:value-type="float">
            <text:p>69.033,34 €</text:p>
          </table:table-cell>
          <table:table-cell table:style-name="ce36" table:formula="of:=IF(ValuesEntered;IF(ROW()-ROW([$'amortizacijska tabela'.$E$3])=1;-IPMT(InterestRate/12;1;DurationOfLoan-ROWS([.$C$4:.C289])+1;[$'amortizacijska tabela'.$D289]);IFERROR(-IPMT(InterestRate/12;1;[$'amortizacijska tabela'.$J289];[.D290]);0));0)" office:value-type="float" office:value="284.363910409285" calcext:value-type="float">
            <text:p>284,36 €</text:p>
          </table:table-cell>
          <table:table-cell table:style-name="ce36" table:formula="of:=IFERROR(IF(AND(ValuesEntered;[$'amortizacijska tabela'.$C289]&lt;&gt;&quot;&quot;);-PPMT(InterestRate/12;1;DurationOfLoan-ROWS([.$C$4:.C289])+1;[$'amortizacijska tabela'.$D289]);&quot;&quot;);0)" office:value-type="float" office:value="786.00431762489" calcext:value-type="float">
            <text:p>786,00 €</text:p>
          </table:table-cell>
          <table:table-cell table:style-name="ce36" table:formula="of:=IF([$'amortizacijska tabela'.$C289]=&quot;&quot;;0;PropertyTaxAmount)" office:value-type="float" office:value="375" calcext:value-type="float">
            <text:p>375,00 €</text:p>
          </table:table-cell>
          <table:table-cell table:style-name="ce36" table:formula="of:=IF([$'amortizacijska tabela'.$C289]=&quot;&quot;;0;[$'amortizacijska tabela'.$E289]+[$'amortizacijska tabela'.$F289]+[$'amortizacijska tabela'.$G289])" office:value-type="float" office:value="1445.36822803418" calcext:value-type="float">
            <text:p>1.445,37 €</text:p>
          </table:table-cell>
          <table:table-cell table:style-name="ce36" table:formula="of:=IF([$'amortizacijska tabela'.$C289]=&quot;&quot;;0;[$'amortizacijska tabela'.$D289]-[$'amortizacijska tabela'.$F289])" office:value-type="float" office:value="68247.3384982285" calcext:value-type="float">
            <text:p>68.247,34 €</text:p>
          </table:table-cell>
          <table:table-cell table:style-name="ce32" table:formula="of:=IF([$'amortizacijska tabela'.$I289]&gt;0;LastRow-ROW();0)" office:value-type="float" office:value="74" calcext:value-type="float">
            <text:p><text:s/>74 </text:p>
          </table:table-cell>
          <table:table-cell table:number-columns-repeated="1014"/>
        </table:table-row>
        <table:table-row table:style-name="ro3">
          <table:table-cell/>
          <table:table-cell table:style-name="ce32" table:formula="of:=ROWS([.$B$4:.B290])" office:value-type="float" office:value="287" calcext:value-type="float">
            <text:p><text:s/>287 </text:p>
          </table:table-cell>
          <table:table-cell table:style-name="ce34" table:formula="of:=IF(ValuesEntered;IF([$'amortizacijska tabela'.$B290]&lt;=DurationOfLoan;IF(ROW()-ROW([$'amortizacijska tabela'.$C$3])=1;LoanStart;IF([.I289]&gt;0;EDATE([.C289];1);&quot;&quot;));&quot;&quot;);&quot;&quot;)" office:value-type="date" office:date-value="2045-03-07" calcext:value-type="date">
            <text:p>07. 03. 2045</text:p>
          </table:table-cell>
          <table:table-cell table:style-name="ce36" table:formula="of:=IF(ROW()-ROW([$'amortizacijska tabela'.$D$3])=1;LoanAmount;IF([$'amortizacijska tabela'.$C290]=&quot;&quot;;0;INDEX([$'amortizacijska tabela'.$B$4:.$J$363]; ROW()-4;8)))" office:value-type="float" office:value="68247.3384982285" calcext:value-type="float">
            <text:p>68.247,34 €</text:p>
          </table:table-cell>
          <table:table-cell table:style-name="ce36" table:formula="of:=IF(ValuesEntered;IF(ROW()-ROW([$'amortizacijska tabela'.$E$3])=1;-IPMT(InterestRate/12;1;DurationOfLoan-ROWS([.$C$4:.C290])+1;[$'amortizacijska tabela'.$D290]);IFERROR(-IPMT(InterestRate/12;1;[$'amortizacijska tabela'.$J290];[.D291]);0));0)" office:value-type="float" office:value="281.07524651089" calcext:value-type="float">
            <text:p>281,08 €</text:p>
          </table:table-cell>
          <table:table-cell table:style-name="ce36" table:formula="of:=IFERROR(IF(AND(ValuesEntered;[$'amortizacijska tabela'.$C290]&lt;&gt;&quot;&quot;);-PPMT(InterestRate/12;1;DurationOfLoan-ROWS([.$C$4:.C290])+1;[$'amortizacijska tabela'.$D290]);&quot;&quot;);0)" office:value-type="float" office:value="789.279335614994" calcext:value-type="float">
            <text:p>789,28 €</text:p>
          </table:table-cell>
          <table:table-cell table:style-name="ce36" table:formula="of:=IF([$'amortizacijska tabela'.$C290]=&quot;&quot;;0;PropertyTaxAmount)" office:value-type="float" office:value="375" calcext:value-type="float">
            <text:p>375,00 €</text:p>
          </table:table-cell>
          <table:table-cell table:style-name="ce36" table:formula="of:=IF([$'amortizacijska tabela'.$C290]=&quot;&quot;;0;[$'amortizacijska tabela'.$E290]+[$'amortizacijska tabela'.$F290]+[$'amortizacijska tabela'.$G290])" office:value-type="float" office:value="1445.35458212588" calcext:value-type="float">
            <text:p>1.445,35 €</text:p>
          </table:table-cell>
          <table:table-cell table:style-name="ce36" table:formula="of:=IF([$'amortizacijska tabela'.$C290]=&quot;&quot;;0;[$'amortizacijska tabela'.$D290]-[$'amortizacijska tabela'.$F290])" office:value-type="float" office:value="67458.0591626135" calcext:value-type="float">
            <text:p>67.458,06 €</text:p>
          </table:table-cell>
          <table:table-cell table:style-name="ce32" table:formula="of:=IF([$'amortizacijska tabela'.$I290]&gt;0;LastRow-ROW();0)" office:value-type="float" office:value="73" calcext:value-type="float">
            <text:p><text:s/>73 </text:p>
          </table:table-cell>
          <table:table-cell table:number-columns-repeated="1014"/>
        </table:table-row>
        <table:table-row table:style-name="ro3">
          <table:table-cell/>
          <table:table-cell table:style-name="ce32" table:formula="of:=ROWS([.$B$4:.B291])" office:value-type="float" office:value="288" calcext:value-type="float">
            <text:p><text:s/>288 </text:p>
          </table:table-cell>
          <table:table-cell table:style-name="ce34" table:formula="of:=IF(ValuesEntered;IF([$'amortizacijska tabela'.$B291]&lt;=DurationOfLoan;IF(ROW()-ROW([$'amortizacijska tabela'.$C$3])=1;LoanStart;IF([.I290]&gt;0;EDATE([.C290];1);&quot;&quot;));&quot;&quot;);&quot;&quot;)" office:value-type="date" office:date-value="2045-04-07" calcext:value-type="date">
            <text:p>07. 04. 2045</text:p>
          </table:table-cell>
          <table:table-cell table:style-name="ce36" table:formula="of:=IF(ROW()-ROW([$'amortizacijska tabela'.$D$3])=1;LoanAmount;IF([$'amortizacijska tabela'.$C291]=&quot;&quot;;0;INDEX([$'amortizacijska tabela'.$B$4:.$J$363]; ROW()-4;8)))" office:value-type="float" office:value="67458.0591626135" calcext:value-type="float">
            <text:p>67.458,06 €</text:p>
          </table:table-cell>
          <table:table-cell table:style-name="ce36" table:formula="of:=IF(ValuesEntered;IF(ROW()-ROW([$'amortizacijska tabela'.$E$3])=1;-IPMT(InterestRate/12;1;DurationOfLoan-ROWS([.$C$4:.C291])+1;[$'amortizacijska tabela'.$D291]);IFERROR(-IPMT(InterestRate/12;1;[$'amortizacijska tabela'.$J291];[.D292]);0));0)" office:value-type="float" office:value="277.77287984625" calcext:value-type="float">
            <text:p>277,77 €</text:p>
          </table:table-cell>
          <table:table-cell table:style-name="ce36" table:formula="of:=IFERROR(IF(AND(ValuesEntered;[$'amortizacijska tabela'.$C291]&lt;&gt;&quot;&quot;);-PPMT(InterestRate/12;1;DurationOfLoan-ROWS([.$C$4:.C291])+1;[$'amortizacijska tabela'.$D291]);&quot;&quot;);0)" office:value-type="float" office:value="792.567999513389" calcext:value-type="float">
            <text:p>792,57 €</text:p>
          </table:table-cell>
          <table:table-cell table:style-name="ce36" table:formula="of:=IF([$'amortizacijska tabela'.$C291]=&quot;&quot;;0;PropertyTaxAmount)" office:value-type="float" office:value="375" calcext:value-type="float">
            <text:p>375,00 €</text:p>
          </table:table-cell>
          <table:table-cell table:style-name="ce36" table:formula="of:=IF([$'amortizacijska tabela'.$C291]=&quot;&quot;;0;[$'amortizacijska tabela'.$E291]+[$'amortizacijska tabela'.$F291]+[$'amortizacijska tabela'.$G291])" office:value-type="float" office:value="1445.34087935964" calcext:value-type="float">
            <text:p>1.445,34 €</text:p>
          </table:table-cell>
          <table:table-cell table:style-name="ce36" table:formula="of:=IF([$'amortizacijska tabela'.$C291]=&quot;&quot;;0;[$'amortizacijska tabela'.$D291]-[$'amortizacijska tabela'.$F291])" office:value-type="float" office:value="66665.4911631001" calcext:value-type="float">
            <text:p>66.665,49 €</text:p>
          </table:table-cell>
          <table:table-cell table:style-name="ce32" table:formula="of:=IF([$'amortizacijska tabela'.$I291]&gt;0;LastRow-ROW();0)" office:value-type="float" office:value="72" calcext:value-type="float">
            <text:p><text:s/>72 </text:p>
          </table:table-cell>
          <table:table-cell table:number-columns-repeated="1014"/>
        </table:table-row>
        <table:table-row table:style-name="ro3">
          <table:table-cell/>
          <table:table-cell table:style-name="ce32" table:formula="of:=ROWS([.$B$4:.B292])" office:value-type="float" office:value="289" calcext:value-type="float">
            <text:p><text:s/>289 </text:p>
          </table:table-cell>
          <table:table-cell table:style-name="ce34" table:formula="of:=IF(ValuesEntered;IF([$'amortizacijska tabela'.$B292]&lt;=DurationOfLoan;IF(ROW()-ROW([$'amortizacijska tabela'.$C$3])=1;LoanStart;IF([.I291]&gt;0;EDATE([.C291];1);&quot;&quot;));&quot;&quot;);&quot;&quot;)" office:value-type="date" office:date-value="2045-05-07" calcext:value-type="date">
            <text:p>07. 05. 2045</text:p>
          </table:table-cell>
          <table:table-cell table:style-name="ce36" table:formula="of:=IF(ROW()-ROW([$'amortizacijska tabela'.$D$3])=1;LoanAmount;IF([$'amortizacijska tabela'.$C292]=&quot;&quot;;0;INDEX([$'amortizacijska tabela'.$B$4:.$J$363]; ROW()-4;8)))" office:value-type="float" office:value="66665.4911631001" calcext:value-type="float">
            <text:p>66.665,49 €</text:p>
          </table:table-cell>
          <table:table-cell table:style-name="ce36" table:formula="of:=IF(ValuesEntered;IF(ROW()-ROW([$'amortizacijska tabela'.$E$3])=1;-IPMT(InterestRate/12;1;DurationOfLoan-ROWS([.$C$4:.C292])+1;[$'amortizacijska tabela'.$D292]);IFERROR(-IPMT(InterestRate/12;1;[$'amortizacijska tabela'.$J292];[.D293]);0));0)" office:value-type="float" office:value="274.456753320509" calcext:value-type="float">
            <text:p>274,46 €</text:p>
          </table:table-cell>
          <table:table-cell table:style-name="ce36" table:formula="of:=IFERROR(IF(AND(ValuesEntered;[$'amortizacijska tabela'.$C292]&lt;&gt;&quot;&quot;);-PPMT(InterestRate/12;1;DurationOfLoan-ROWS([.$C$4:.C292])+1;[$'amortizacijska tabela'.$D292]);&quot;&quot;);0)" office:value-type="float" office:value="795.870366178029" calcext:value-type="float">
            <text:p>795,87 €</text:p>
          </table:table-cell>
          <table:table-cell table:style-name="ce36" table:formula="of:=IF([$'amortizacijska tabela'.$C292]=&quot;&quot;;0;PropertyTaxAmount)" office:value-type="float" office:value="375" calcext:value-type="float">
            <text:p>375,00 €</text:p>
          </table:table-cell>
          <table:table-cell table:style-name="ce36" table:formula="of:=IF([$'amortizacijska tabela'.$C292]=&quot;&quot;;0;[$'amortizacijska tabela'.$E292]+[$'amortizacijska tabela'.$F292]+[$'amortizacijska tabela'.$G292])" office:value-type="float" office:value="1445.32711949854" calcext:value-type="float">
            <text:p>1.445,33 €</text:p>
          </table:table-cell>
          <table:table-cell table:style-name="ce36" table:formula="of:=IF([$'amortizacijska tabela'.$C292]=&quot;&quot;;0;[$'amortizacijska tabela'.$D292]-[$'amortizacijska tabela'.$F292])" office:value-type="float" office:value="65869.6207969221" calcext:value-type="float">
            <text:p>65.869,62 €</text:p>
          </table:table-cell>
          <table:table-cell table:style-name="ce32" table:formula="of:=IF([$'amortizacijska tabela'.$I292]&gt;0;LastRow-ROW();0)" office:value-type="float" office:value="71" calcext:value-type="float">
            <text:p><text:s/>71 </text:p>
          </table:table-cell>
          <table:table-cell table:number-columns-repeated="1014"/>
        </table:table-row>
        <table:table-row table:style-name="ro3">
          <table:table-cell/>
          <table:table-cell table:style-name="ce32" table:formula="of:=ROWS([.$B$4:.B293])" office:value-type="float" office:value="290" calcext:value-type="float">
            <text:p><text:s/>290 </text:p>
          </table:table-cell>
          <table:table-cell table:style-name="ce34" table:formula="of:=IF(ValuesEntered;IF([$'amortizacijska tabela'.$B293]&lt;=DurationOfLoan;IF(ROW()-ROW([$'amortizacijska tabela'.$C$3])=1;LoanStart;IF([.I292]&gt;0;EDATE([.C292];1);&quot;&quot;));&quot;&quot;);&quot;&quot;)" office:value-type="date" office:date-value="2045-06-07" calcext:value-type="date">
            <text:p>07. 06. 2045</text:p>
          </table:table-cell>
          <table:table-cell table:style-name="ce36" table:formula="of:=IF(ROW()-ROW([$'amortizacijska tabela'.$D$3])=1;LoanAmount;IF([$'amortizacijska tabela'.$C293]=&quot;&quot;;0;INDEX([$'amortizacijska tabela'.$B$4:.$J$363]; ROW()-4;8)))" office:value-type="float" office:value="65869.6207969221" calcext:value-type="float">
            <text:p>65.869,62 €</text:p>
          </table:table-cell>
          <table:table-cell table:style-name="ce36" table:formula="of:=IF(ValuesEntered;IF(ROW()-ROW([$'amortizacijska tabela'.$E$3])=1;-IPMT(InterestRate/12;1;DurationOfLoan-ROWS([.$C$4:.C293])+1;[$'amortizacijska tabela'.$D293]);IFERROR(-IPMT(InterestRate/12;1;[$'amortizacijska tabela'.$J293];[.D294]);0));0)" office:value-type="float" office:value="271.12680960091" calcext:value-type="float">
            <text:p>271,13 €</text:p>
          </table:table-cell>
          <table:table-cell table:style-name="ce36" table:formula="of:=IFERROR(IF(AND(ValuesEntered;[$'amortizacijska tabela'.$C293]&lt;&gt;&quot;&quot;);-PPMT(InterestRate/12;1;DurationOfLoan-ROWS([.$C$4:.C293])+1;[$'amortizacijska tabela'.$D293]);&quot;&quot;);0)" office:value-type="float" office:value="799.18649270377" calcext:value-type="float">
            <text:p>799,19 €</text:p>
          </table:table-cell>
          <table:table-cell table:style-name="ce36" table:formula="of:=IF([$'amortizacijska tabela'.$C293]=&quot;&quot;;0;PropertyTaxAmount)" office:value-type="float" office:value="375" calcext:value-type="float">
            <text:p>375,00 €</text:p>
          </table:table-cell>
          <table:table-cell table:style-name="ce36" table:formula="of:=IF([$'amortizacijska tabela'.$C293]=&quot;&quot;;0;[$'amortizacijska tabela'.$E293]+[$'amortizacijska tabela'.$F293]+[$'amortizacijska tabela'.$G293])" office:value-type="float" office:value="1445.31330230468" calcext:value-type="float">
            <text:p>1.445,31 €</text:p>
          </table:table-cell>
          <table:table-cell table:style-name="ce36" table:formula="of:=IF([$'amortizacijska tabela'.$C293]=&quot;&quot;;0;[$'amortizacijska tabela'.$D293]-[$'amortizacijska tabela'.$F293])" office:value-type="float" office:value="65070.4343042183" calcext:value-type="float">
            <text:p>65.070,43 €</text:p>
          </table:table-cell>
          <table:table-cell table:style-name="ce32" table:formula="of:=IF([$'amortizacijska tabela'.$I293]&gt;0;LastRow-ROW();0)" office:value-type="float" office:value="70" calcext:value-type="float">
            <text:p><text:s/>70 </text:p>
          </table:table-cell>
          <table:table-cell table:number-columns-repeated="1014"/>
        </table:table-row>
        <table:table-row table:style-name="ro3">
          <table:table-cell/>
          <table:table-cell table:style-name="ce32" table:formula="of:=ROWS([.$B$4:.B294])" office:value-type="float" office:value="291" calcext:value-type="float">
            <text:p><text:s/>291 </text:p>
          </table:table-cell>
          <table:table-cell table:style-name="ce34" table:formula="of:=IF(ValuesEntered;IF([$'amortizacijska tabela'.$B294]&lt;=DurationOfLoan;IF(ROW()-ROW([$'amortizacijska tabela'.$C$3])=1;LoanStart;IF([.I293]&gt;0;EDATE([.C293];1);&quot;&quot;));&quot;&quot;);&quot;&quot;)" office:value-type="date" office:date-value="2045-07-07" calcext:value-type="date">
            <text:p>07. 07. 2045</text:p>
          </table:table-cell>
          <table:table-cell table:style-name="ce36" table:formula="of:=IF(ROW()-ROW([$'amortizacijska tabela'.$D$3])=1;LoanAmount;IF([$'amortizacijska tabela'.$C294]=&quot;&quot;;0;INDEX([$'amortizacijska tabela'.$B$4:.$J$363]; ROW()-4;8)))" office:value-type="float" office:value="65070.4343042183" calcext:value-type="float">
            <text:p>65.070,43 €</text:p>
          </table:table-cell>
          <table:table-cell table:style-name="ce36" table:formula="of:=IF(ValuesEntered;IF(ROW()-ROW([$'amortizacijska tabela'.$E$3])=1;-IPMT(InterestRate/12;1;DurationOfLoan-ROWS([.$C$4:.C294])+1;[$'amortizacijska tabela'.$D294]);IFERROR(-IPMT(InterestRate/12;1;[$'amortizacijska tabela'.$J294];[.D295]);0));0)" office:value-type="float" office:value="267.782991115812" calcext:value-type="float">
            <text:p>267,78 €</text:p>
          </table:table-cell>
          <table:table-cell table:style-name="ce36" table:formula="of:=IFERROR(IF(AND(ValuesEntered;[$'amortizacijska tabela'.$C294]&lt;&gt;&quot;&quot;);-PPMT(InterestRate/12;1;DurationOfLoan-ROWS([.$C$4:.C294])+1;[$'amortizacijska tabela'.$D294]);&quot;&quot;);0)" office:value-type="float" office:value="802.51643642337" calcext:value-type="float">
            <text:p>802,52 €</text:p>
          </table:table-cell>
          <table:table-cell table:style-name="ce36" table:formula="of:=IF([$'amortizacijska tabela'.$C294]=&quot;&quot;;0;PropertyTaxAmount)" office:value-type="float" office:value="375" calcext:value-type="float">
            <text:p>375,00 €</text:p>
          </table:table-cell>
          <table:table-cell table:style-name="ce36" table:formula="of:=IF([$'amortizacijska tabela'.$C294]=&quot;&quot;;0;[$'amortizacijska tabela'.$E294]+[$'amortizacijska tabela'.$F294]+[$'amortizacijska tabela'.$G294])" office:value-type="float" office:value="1445.29942753918" calcext:value-type="float">
            <text:p>1.445,30 €</text:p>
          </table:table-cell>
          <table:table-cell table:style-name="ce36" table:formula="of:=IF([$'amortizacijska tabela'.$C294]=&quot;&quot;;0;[$'amortizacijska tabela'.$D294]-[$'amortizacijska tabela'.$F294])" office:value-type="float" office:value="64267.9178677949" calcext:value-type="float">
            <text:p>64.267,92 €</text:p>
          </table:table-cell>
          <table:table-cell table:style-name="ce32" table:formula="of:=IF([$'amortizacijska tabela'.$I294]&gt;0;LastRow-ROW();0)" office:value-type="float" office:value="69" calcext:value-type="float">
            <text:p><text:s/>69 </text:p>
          </table:table-cell>
          <table:table-cell table:number-columns-repeated="1014"/>
        </table:table-row>
        <table:table-row table:style-name="ro3">
          <table:table-cell/>
          <table:table-cell table:style-name="ce32" table:formula="of:=ROWS([.$B$4:.B295])" office:value-type="float" office:value="292" calcext:value-type="float">
            <text:p><text:s/>292 </text:p>
          </table:table-cell>
          <table:table-cell table:style-name="ce34" table:formula="of:=IF(ValuesEntered;IF([$'amortizacijska tabela'.$B295]&lt;=DurationOfLoan;IF(ROW()-ROW([$'amortizacijska tabela'.$C$3])=1;LoanStart;IF([.I294]&gt;0;EDATE([.C294];1);&quot;&quot;));&quot;&quot;);&quot;&quot;)" office:value-type="date" office:date-value="2045-08-07" calcext:value-type="date">
            <text:p>07. 08. 2045</text:p>
          </table:table-cell>
          <table:table-cell table:style-name="ce36" table:formula="of:=IF(ROW()-ROW([$'amortizacijska tabela'.$D$3])=1;LoanAmount;IF([$'amortizacijska tabela'.$C295]=&quot;&quot;;0;INDEX([$'amortizacijska tabela'.$B$4:.$J$363]; ROW()-4;8)))" office:value-type="float" office:value="64267.9178677949" calcext:value-type="float">
            <text:p>64.267,92 €</text:p>
          </table:table-cell>
          <table:table-cell table:style-name="ce36" table:formula="of:=IF(ValuesEntered;IF(ROW()-ROW([$'amortizacijska tabela'.$E$3])=1;-IPMT(InterestRate/12;1;DurationOfLoan-ROWS([.$C$4:.C295])+1;[$'amortizacijska tabela'.$D295]);IFERROR(-IPMT(InterestRate/12;1;[$'amortizacijska tabela'.$J295];[.D296]);0));0)" office:value-type="float" office:value="264.425240053694" calcext:value-type="float">
            <text:p>264,43 €</text:p>
          </table:table-cell>
          <table:table-cell table:style-name="ce36" table:formula="of:=IFERROR(IF(AND(ValuesEntered;[$'amortizacijska tabela'.$C295]&lt;&gt;&quot;&quot;);-PPMT(InterestRate/12;1;DurationOfLoan-ROWS([.$C$4:.C295])+1;[$'amortizacijska tabela'.$D295]);&quot;&quot;);0)" office:value-type="float" office:value="805.860254908467" calcext:value-type="float">
            <text:p>805,86 €</text:p>
          </table:table-cell>
          <table:table-cell table:style-name="ce36" table:formula="of:=IF([$'amortizacijska tabela'.$C295]=&quot;&quot;;0;PropertyTaxAmount)" office:value-type="float" office:value="375" calcext:value-type="float">
            <text:p>375,00 €</text:p>
          </table:table-cell>
          <table:table-cell table:style-name="ce36" table:formula="of:=IF([$'amortizacijska tabela'.$C295]=&quot;&quot;;0;[$'amortizacijska tabela'.$E295]+[$'amortizacijska tabela'.$F295]+[$'amortizacijska tabela'.$G295])" office:value-type="float" office:value="1445.28549496216" calcext:value-type="float">
            <text:p>1.445,29 €</text:p>
          </table:table-cell>
          <table:table-cell table:style-name="ce36" table:formula="of:=IF([$'amortizacijska tabela'.$C295]=&quot;&quot;;0;[$'amortizacijska tabela'.$D295]-[$'amortizacijska tabela'.$F295])" office:value-type="float" office:value="63462.0576128865" calcext:value-type="float">
            <text:p>63.462,06 €</text:p>
          </table:table-cell>
          <table:table-cell table:style-name="ce32" table:formula="of:=IF([$'amortizacijska tabela'.$I295]&gt;0;LastRow-ROW();0)" office:value-type="float" office:value="68" calcext:value-type="float">
            <text:p><text:s/>68 </text:p>
          </table:table-cell>
          <table:table-cell table:number-columns-repeated="1014"/>
        </table:table-row>
        <table:table-row table:style-name="ro3">
          <table:table-cell/>
          <table:table-cell table:style-name="ce32" table:formula="of:=ROWS([.$B$4:.B296])" office:value-type="float" office:value="293" calcext:value-type="float">
            <text:p><text:s/>293 </text:p>
          </table:table-cell>
          <table:table-cell table:style-name="ce34" table:formula="of:=IF(ValuesEntered;IF([$'amortizacijska tabela'.$B296]&lt;=DurationOfLoan;IF(ROW()-ROW([$'amortizacijska tabela'.$C$3])=1;LoanStart;IF([.I295]&gt;0;EDATE([.C295];1);&quot;&quot;));&quot;&quot;);&quot;&quot;)" office:value-type="date" office:date-value="2045-09-07" calcext:value-type="date">
            <text:p>07. 09. 2045</text:p>
          </table:table-cell>
          <table:table-cell table:style-name="ce36" table:formula="of:=IF(ROW()-ROW([$'amortizacijska tabela'.$D$3])=1;LoanAmount;IF([$'amortizacijska tabela'.$C296]=&quot;&quot;;0;INDEX([$'amortizacijska tabela'.$B$4:.$J$363]; ROW()-4;8)))" office:value-type="float" office:value="63462.0576128865" calcext:value-type="float">
            <text:p>63.462,06 €</text:p>
          </table:table-cell>
          <table:table-cell table:style-name="ce36" table:formula="of:=IF(ValuesEntered;IF(ROW()-ROW([$'amortizacijska tabela'.$E$3])=1;-IPMT(InterestRate/12;1;DurationOfLoan-ROWS([.$C$4:.C296])+1;[$'amortizacijska tabela'.$D296]);IFERROR(-IPMT(InterestRate/12;1;[$'amortizacijska tabela'.$J296];[.D297]);0));0)" office:value-type="float" office:value="261.05349836215" calcext:value-type="float">
            <text:p>261,05 €</text:p>
          </table:table-cell>
          <table:table-cell table:style-name="ce36" table:formula="of:=IFERROR(IF(AND(ValuesEntered;[$'amortizacijska tabela'.$C296]&lt;&gt;&quot;&quot;);-PPMT(InterestRate/12;1;DurationOfLoan-ROWS([.$C$4:.C296])+1;[$'amortizacijska tabela'.$D296]);&quot;&quot;);0)" office:value-type="float" office:value="809.218005970585" calcext:value-type="float">
            <text:p>809,22 €</text:p>
          </table:table-cell>
          <table:table-cell table:style-name="ce36" table:formula="of:=IF([$'amortizacijska tabela'.$C296]=&quot;&quot;;0;PropertyTaxAmount)" office:value-type="float" office:value="375" calcext:value-type="float">
            <text:p>375,00 €</text:p>
          </table:table-cell>
          <table:table-cell table:style-name="ce36" table:formula="of:=IF([$'amortizacijska tabela'.$C296]=&quot;&quot;;0;[$'amortizacijska tabela'.$E296]+[$'amortizacijska tabela'.$F296]+[$'amortizacijska tabela'.$G296])" office:value-type="float" office:value="1445.27150433273" calcext:value-type="float">
            <text:p>1.445,27 €</text:p>
          </table:table-cell>
          <table:table-cell table:style-name="ce36" table:formula="of:=IF([$'amortizacijska tabela'.$C296]=&quot;&quot;;0;[$'amortizacijska tabela'.$D296]-[$'amortizacijska tabela'.$F296])" office:value-type="float" office:value="62652.8396069159" calcext:value-type="float">
            <text:p>62.652,84 €</text:p>
          </table:table-cell>
          <table:table-cell table:style-name="ce32" table:formula="of:=IF([$'amortizacijska tabela'.$I296]&gt;0;LastRow-ROW();0)" office:value-type="float" office:value="67" calcext:value-type="float">
            <text:p><text:s/>67 </text:p>
          </table:table-cell>
          <table:table-cell table:number-columns-repeated="1014"/>
        </table:table-row>
        <table:table-row table:style-name="ro3">
          <table:table-cell/>
          <table:table-cell table:style-name="ce32" table:formula="of:=ROWS([.$B$4:.B297])" office:value-type="float" office:value="294" calcext:value-type="float">
            <text:p><text:s/>294 </text:p>
          </table:table-cell>
          <table:table-cell table:style-name="ce34" table:formula="of:=IF(ValuesEntered;IF([$'amortizacijska tabela'.$B297]&lt;=DurationOfLoan;IF(ROW()-ROW([$'amortizacijska tabela'.$C$3])=1;LoanStart;IF([.I296]&gt;0;EDATE([.C296];1);&quot;&quot;));&quot;&quot;);&quot;&quot;)" office:value-type="date" office:date-value="2045-10-07" calcext:value-type="date">
            <text:p>07. 10. 2045</text:p>
          </table:table-cell>
          <table:table-cell table:style-name="ce36" table:formula="of:=IF(ROW()-ROW([$'amortizacijska tabela'.$D$3])=1;LoanAmount;IF([$'amortizacijska tabela'.$C297]=&quot;&quot;;0;INDEX([$'amortizacijska tabela'.$B$4:.$J$363]; ROW()-4;8)))" office:value-type="float" office:value="62652.8396069159" calcext:value-type="float">
            <text:p>62.652,84 €</text:p>
          </table:table-cell>
          <table:table-cell table:style-name="ce36" table:formula="of:=IF(ValuesEntered;IF(ROW()-ROW([$'amortizacijska tabela'.$E$3])=1;-IPMT(InterestRate/12;1;DurationOfLoan-ROWS([.$C$4:.C297])+1;[$'amortizacijska tabela'.$D297]);IFERROR(-IPMT(InterestRate/12;1;[$'amortizacijska tabela'.$J297];[.D298]);0));0)" office:value-type="float" office:value="257.667707746891" calcext:value-type="float">
            <text:p>257,67 €</text:p>
          </table:table-cell>
          <table:table-cell table:style-name="ce36" table:formula="of:=IFERROR(IF(AND(ValuesEntered;[$'amortizacijska tabela'.$C297]&lt;&gt;&quot;&quot;);-PPMT(InterestRate/12;1;DurationOfLoan-ROWS([.$C$4:.C297])+1;[$'amortizacijska tabela'.$D297]);&quot;&quot;);0)" office:value-type="float" office:value="812.58974766213" calcext:value-type="float">
            <text:p>812,59 €</text:p>
          </table:table-cell>
          <table:table-cell table:style-name="ce36" table:formula="of:=IF([$'amortizacijska tabela'.$C297]=&quot;&quot;;0;PropertyTaxAmount)" office:value-type="float" office:value="375" calcext:value-type="float">
            <text:p>375,00 €</text:p>
          </table:table-cell>
          <table:table-cell table:style-name="ce36" table:formula="of:=IF([$'amortizacijska tabela'.$C297]=&quot;&quot;;0;[$'amortizacijska tabela'.$E297]+[$'amortizacijska tabela'.$F297]+[$'amortizacijska tabela'.$G297])" office:value-type="float" office:value="1445.25745540902" calcext:value-type="float">
            <text:p>1.445,26 €</text:p>
          </table:table-cell>
          <table:table-cell table:style-name="ce36" table:formula="of:=IF([$'amortizacijska tabela'.$C297]=&quot;&quot;;0;[$'amortizacijska tabela'.$D297]-[$'amortizacijska tabela'.$F297])" office:value-type="float" office:value="61840.2498592538" calcext:value-type="float">
            <text:p>61.840,25 €</text:p>
          </table:table-cell>
          <table:table-cell table:style-name="ce32" table:formula="of:=IF([$'amortizacijska tabela'.$I297]&gt;0;LastRow-ROW();0)" office:value-type="float" office:value="66" calcext:value-type="float">
            <text:p><text:s/>66 </text:p>
          </table:table-cell>
          <table:table-cell table:number-columns-repeated="1014"/>
        </table:table-row>
        <table:table-row table:style-name="ro3">
          <table:table-cell/>
          <table:table-cell table:style-name="ce32" table:formula="of:=ROWS([.$B$4:.B298])" office:value-type="float" office:value="295" calcext:value-type="float">
            <text:p><text:s/>295 </text:p>
          </table:table-cell>
          <table:table-cell table:style-name="ce34" table:formula="of:=IF(ValuesEntered;IF([$'amortizacijska tabela'.$B298]&lt;=DurationOfLoan;IF(ROW()-ROW([$'amortizacijska tabela'.$C$3])=1;LoanStart;IF([.I297]&gt;0;EDATE([.C297];1);&quot;&quot;));&quot;&quot;);&quot;&quot;)" office:value-type="date" office:date-value="2045-11-07" calcext:value-type="date">
            <text:p>07. 11. 2045</text:p>
          </table:table-cell>
          <table:table-cell table:style-name="ce36" table:formula="of:=IF(ROW()-ROW([$'amortizacijska tabela'.$D$3])=1;LoanAmount;IF([$'amortizacijska tabela'.$C298]=&quot;&quot;;0;INDEX([$'amortizacijska tabela'.$B$4:.$J$363]; ROW()-4;8)))" office:value-type="float" office:value="61840.2498592538" calcext:value-type="float">
            <text:p>61.840,25 €</text:p>
          </table:table-cell>
          <table:table-cell table:style-name="ce36" table:formula="of:=IF(ValuesEntered;IF(ROW()-ROW([$'amortizacijska tabela'.$E$3])=1;-IPMT(InterestRate/12;1;DurationOfLoan-ROWS([.$C$4:.C298])+1;[$'amortizacijska tabela'.$D298]);IFERROR(-IPMT(InterestRate/12;1;[$'amortizacijska tabela'.$J298];[.D299]);0));0)" office:value-type="float" office:value="254.267809670735" calcext:value-type="float">
            <text:p>254,27 €</text:p>
          </table:table-cell>
          <table:table-cell table:style-name="ce36" table:formula="of:=IFERROR(IF(AND(ValuesEntered;[$'amortizacijska tabela'.$C298]&lt;&gt;&quot;&quot;);-PPMT(InterestRate/12;1;DurationOfLoan-ROWS([.$C$4:.C298])+1;[$'amortizacijska tabela'.$D298]);&quot;&quot;);0)" office:value-type="float" office:value="815.975538277388" calcext:value-type="float">
            <text:p>815,98 €</text:p>
          </table:table-cell>
          <table:table-cell table:style-name="ce36" table:formula="of:=IF([$'amortizacijska tabela'.$C298]=&quot;&quot;;0;PropertyTaxAmount)" office:value-type="float" office:value="375" calcext:value-type="float">
            <text:p>375,00 €</text:p>
          </table:table-cell>
          <table:table-cell table:style-name="ce36" table:formula="of:=IF([$'amortizacijska tabela'.$C298]=&quot;&quot;;0;[$'amortizacijska tabela'.$E298]+[$'amortizacijska tabela'.$F298]+[$'amortizacijska tabela'.$G298])" office:value-type="float" office:value="1445.24334794812" calcext:value-type="float">
            <text:p>1.445,24 €</text:p>
          </table:table-cell>
          <table:table-cell table:style-name="ce36" table:formula="of:=IF([$'amortizacijska tabela'.$C298]=&quot;&quot;;0;[$'amortizacijska tabela'.$D298]-[$'amortizacijska tabela'.$F298])" office:value-type="float" office:value="61024.2743209764" calcext:value-type="float">
            <text:p>61.024,27 €</text:p>
          </table:table-cell>
          <table:table-cell table:style-name="ce32" table:formula="of:=IF([$'amortizacijska tabela'.$I298]&gt;0;LastRow-ROW();0)" office:value-type="float" office:value="65" calcext:value-type="float">
            <text:p><text:s/>65 </text:p>
          </table:table-cell>
          <table:table-cell table:number-columns-repeated="1014"/>
        </table:table-row>
        <table:table-row table:style-name="ro3">
          <table:table-cell/>
          <table:table-cell table:style-name="ce32" table:formula="of:=ROWS([.$B$4:.B299])" office:value-type="float" office:value="296" calcext:value-type="float">
            <text:p><text:s/>296 </text:p>
          </table:table-cell>
          <table:table-cell table:style-name="ce34" table:formula="of:=IF(ValuesEntered;IF([$'amortizacijska tabela'.$B299]&lt;=DurationOfLoan;IF(ROW()-ROW([$'amortizacijska tabela'.$C$3])=1;LoanStart;IF([.I298]&gt;0;EDATE([.C298];1);&quot;&quot;));&quot;&quot;);&quot;&quot;)" office:value-type="date" office:date-value="2045-12-07" calcext:value-type="date">
            <text:p>07. 12. 2045</text:p>
          </table:table-cell>
          <table:table-cell table:style-name="ce36" table:formula="of:=IF(ROW()-ROW([$'amortizacijska tabela'.$D$3])=1;LoanAmount;IF([$'amortizacijska tabela'.$C299]=&quot;&quot;;0;INDEX([$'amortizacijska tabela'.$B$4:.$J$363]; ROW()-4;8)))" office:value-type="float" office:value="61024.2743209764" calcext:value-type="float">
            <text:p>61.024,27 €</text:p>
          </table:table-cell>
          <table:table-cell table:style-name="ce36" table:formula="of:=IF(ValuesEntered;IF(ROW()-ROW([$'amortizacijska tabela'.$E$3])=1;-IPMT(InterestRate/12;1;DurationOfLoan-ROWS([.$C$4:.C299])+1;[$'amortizacijska tabela'.$D299]);IFERROR(-IPMT(InterestRate/12;1;[$'amortizacijska tabela'.$J299];[.D300]);0));0)" office:value-type="float" office:value="250.853745352595" calcext:value-type="float">
            <text:p>250,85 €</text:p>
          </table:table-cell>
          <table:table-cell table:style-name="ce36" table:formula="of:=IFERROR(IF(AND(ValuesEntered;[$'amortizacijska tabela'.$C299]&lt;&gt;&quot;&quot;);-PPMT(InterestRate/12;1;DurationOfLoan-ROWS([.$C$4:.C299])+1;[$'amortizacijska tabela'.$D299]);&quot;&quot;);0)" office:value-type="float" office:value="819.375436353544" calcext:value-type="float">
            <text:p>819,38 €</text:p>
          </table:table-cell>
          <table:table-cell table:style-name="ce36" table:formula="of:=IF([$'amortizacijska tabela'.$C299]=&quot;&quot;;0;PropertyTaxAmount)" office:value-type="float" office:value="375" calcext:value-type="float">
            <text:p>375,00 €</text:p>
          </table:table-cell>
          <table:table-cell table:style-name="ce36" table:formula="of:=IF([$'amortizacijska tabela'.$C299]=&quot;&quot;;0;[$'amortizacijska tabela'.$E299]+[$'amortizacijska tabela'.$F299]+[$'amortizacijska tabela'.$G299])" office:value-type="float" office:value="1445.22918170614" calcext:value-type="float">
            <text:p>1.445,23 €</text:p>
          </table:table-cell>
          <table:table-cell table:style-name="ce36" table:formula="of:=IF([$'amortizacijska tabela'.$C299]=&quot;&quot;;0;[$'amortizacijska tabela'.$D299]-[$'amortizacijska tabela'.$F299])" office:value-type="float" office:value="60204.8988846228" calcext:value-type="float">
            <text:p>60.204,90 €</text:p>
          </table:table-cell>
          <table:table-cell table:style-name="ce32" table:formula="of:=IF([$'amortizacijska tabela'.$I299]&gt;0;LastRow-ROW();0)" office:value-type="float" office:value="64" calcext:value-type="float">
            <text:p><text:s/>64 </text:p>
          </table:table-cell>
          <table:table-cell table:number-columns-repeated="1014"/>
        </table:table-row>
        <table:table-row table:style-name="ro3">
          <table:table-cell/>
          <table:table-cell table:style-name="ce32" table:formula="of:=ROWS([.$B$4:.B300])" office:value-type="float" office:value="297" calcext:value-type="float">
            <text:p><text:s/>297 </text:p>
          </table:table-cell>
          <table:table-cell table:style-name="ce34" table:formula="of:=IF(ValuesEntered;IF([$'amortizacijska tabela'.$B300]&lt;=DurationOfLoan;IF(ROW()-ROW([$'amortizacijska tabela'.$C$3])=1;LoanStart;IF([.I299]&gt;0;EDATE([.C299];1);&quot;&quot;));&quot;&quot;);&quot;&quot;)" office:value-type="date" office:date-value="2046-01-07" calcext:value-type="date">
            <text:p>07. 01. 2046</text:p>
          </table:table-cell>
          <table:table-cell table:style-name="ce36" table:formula="of:=IF(ROW()-ROW([$'amortizacijska tabela'.$D$3])=1;LoanAmount;IF([$'amortizacijska tabela'.$C300]=&quot;&quot;;0;INDEX([$'amortizacijska tabela'.$B$4:.$J$363]; ROW()-4;8)))" office:value-type="float" office:value="60204.8988846228" calcext:value-type="float">
            <text:p>60.204,90 €</text:p>
          </table:table-cell>
          <table:table-cell table:style-name="ce36" table:formula="of:=IF(ValuesEntered;IF(ROW()-ROW([$'amortizacijska tabela'.$E$3])=1;-IPMT(InterestRate/12;1;DurationOfLoan-ROWS([.$C$4:.C300])+1;[$'amortizacijska tabela'.$D300]);IFERROR(-IPMT(InterestRate/12;1;[$'amortizacijska tabela'.$J300];[.D301]);0));0)" office:value-type="float" office:value="247.425455766463" calcext:value-type="float">
            <text:p>247,43 €</text:p>
          </table:table-cell>
          <table:table-cell table:style-name="ce36" table:formula="of:=IFERROR(IF(AND(ValuesEntered;[$'amortizacijska tabela'.$C300]&lt;&gt;&quot;&quot;);-PPMT(InterestRate/12;1;DurationOfLoan-ROWS([.$C$4:.C300])+1;[$'amortizacijska tabela'.$D300]);&quot;&quot;);0)" office:value-type="float" office:value="822.789500671684" calcext:value-type="float">
            <text:p>822,79 €</text:p>
          </table:table-cell>
          <table:table-cell table:style-name="ce36" table:formula="of:=IF([$'amortizacijska tabela'.$C300]=&quot;&quot;;0;PropertyTaxAmount)" office:value-type="float" office:value="375" calcext:value-type="float">
            <text:p>375,00 €</text:p>
          </table:table-cell>
          <table:table-cell table:style-name="ce36" table:formula="of:=IF([$'amortizacijska tabela'.$C300]=&quot;&quot;;0;[$'amortizacijska tabela'.$E300]+[$'amortizacijska tabela'.$F300]+[$'amortizacijska tabela'.$G300])" office:value-type="float" office:value="1445.21495643815" calcext:value-type="float">
            <text:p>1.445,21 €</text:p>
          </table:table-cell>
          <table:table-cell table:style-name="ce36" table:formula="of:=IF([$'amortizacijska tabela'.$C300]=&quot;&quot;;0;[$'amortizacijska tabela'.$D300]-[$'amortizacijska tabela'.$F300])" office:value-type="float" office:value="59382.1093839511" calcext:value-type="float">
            <text:p>59.382,11 €</text:p>
          </table:table-cell>
          <table:table-cell table:style-name="ce32" table:formula="of:=IF([$'amortizacijska tabela'.$I300]&gt;0;LastRow-ROW();0)" office:value-type="float" office:value="63" calcext:value-type="float">
            <text:p><text:s/>63 </text:p>
          </table:table-cell>
          <table:table-cell table:number-columns-repeated="1014"/>
        </table:table-row>
        <table:table-row table:style-name="ro3">
          <table:table-cell/>
          <table:table-cell table:style-name="ce32" table:formula="of:=ROWS([.$B$4:.B301])" office:value-type="float" office:value="298" calcext:value-type="float">
            <text:p><text:s/>298 </text:p>
          </table:table-cell>
          <table:table-cell table:style-name="ce34" table:formula="of:=IF(ValuesEntered;IF([$'amortizacijska tabela'.$B301]&lt;=DurationOfLoan;IF(ROW()-ROW([$'amortizacijska tabela'.$C$3])=1;LoanStart;IF([.I300]&gt;0;EDATE([.C300];1);&quot;&quot;));&quot;&quot;);&quot;&quot;)" office:value-type="date" office:date-value="2046-02-07" calcext:value-type="date">
            <text:p>07. 02. 2046</text:p>
          </table:table-cell>
          <table:table-cell table:style-name="ce36" table:formula="of:=IF(ROW()-ROW([$'amortizacijska tabela'.$D$3])=1;LoanAmount;IF([$'amortizacijska tabela'.$C301]=&quot;&quot;;0;INDEX([$'amortizacijska tabela'.$B$4:.$J$363]; ROW()-4;8)))" office:value-type="float" office:value="59382.1093839511" calcext:value-type="float">
            <text:p>59.382,11 €</text:p>
          </table:table-cell>
          <table:table-cell table:style-name="ce36" table:formula="of:=IF(ValuesEntered;IF(ROW()-ROW([$'amortizacijska tabela'.$E$3])=1;-IPMT(InterestRate/12;1;DurationOfLoan-ROWS([.$C$4:.C301])+1;[$'amortizacijska tabela'.$D301]);IFERROR(-IPMT(InterestRate/12;1;[$'amortizacijska tabela'.$J301];[.D302]);0));0)" office:value-type="float" office:value="243.982881640389" calcext:value-type="float">
            <text:p>243,98 €</text:p>
          </table:table-cell>
          <table:table-cell table:style-name="ce36" table:formula="of:=IFERROR(IF(AND(ValuesEntered;[$'amortizacijska tabela'.$C301]&lt;&gt;&quot;&quot;);-PPMT(InterestRate/12;1;DurationOfLoan-ROWS([.$C$4:.C301])+1;[$'amortizacijska tabela'.$D301]);&quot;&quot;);0)" office:value-type="float" office:value="826.217790257816" calcext:value-type="float">
            <text:p>826,22 €</text:p>
          </table:table-cell>
          <table:table-cell table:style-name="ce36" table:formula="of:=IF([$'amortizacijska tabela'.$C301]=&quot;&quot;;0;PropertyTaxAmount)" office:value-type="float" office:value="375" calcext:value-type="float">
            <text:p>375,00 €</text:p>
          </table:table-cell>
          <table:table-cell table:style-name="ce36" table:formula="of:=IF([$'amortizacijska tabela'.$C301]=&quot;&quot;;0;[$'amortizacijska tabela'.$E301]+[$'amortizacijska tabela'.$F301]+[$'amortizacijska tabela'.$G301])" office:value-type="float" office:value="1445.2006718982" calcext:value-type="float">
            <text:p>1.445,20 €</text:p>
          </table:table-cell>
          <table:table-cell table:style-name="ce36" table:formula="of:=IF([$'amortizacijska tabela'.$C301]=&quot;&quot;;0;[$'amortizacijska tabela'.$D301]-[$'amortizacijska tabela'.$F301])" office:value-type="float" office:value="58555.8915936933" calcext:value-type="float">
            <text:p>58.555,89 €</text:p>
          </table:table-cell>
          <table:table-cell table:style-name="ce32" table:formula="of:=IF([$'amortizacijska tabela'.$I301]&gt;0;LastRow-ROW();0)" office:value-type="float" office:value="62" calcext:value-type="float">
            <text:p><text:s/>62 </text:p>
          </table:table-cell>
          <table:table-cell table:number-columns-repeated="1014"/>
        </table:table-row>
        <table:table-row table:style-name="ro3">
          <table:table-cell/>
          <table:table-cell table:style-name="ce32" table:formula="of:=ROWS([.$B$4:.B302])" office:value-type="float" office:value="299" calcext:value-type="float">
            <text:p><text:s/>299 </text:p>
          </table:table-cell>
          <table:table-cell table:style-name="ce34" table:formula="of:=IF(ValuesEntered;IF([$'amortizacijska tabela'.$B302]&lt;=DurationOfLoan;IF(ROW()-ROW([$'amortizacijska tabela'.$C$3])=1;LoanStart;IF([.I301]&gt;0;EDATE([.C301];1);&quot;&quot;));&quot;&quot;);&quot;&quot;)" office:value-type="date" office:date-value="2046-03-07" calcext:value-type="date">
            <text:p>07. 03. 2046</text:p>
          </table:table-cell>
          <table:table-cell table:style-name="ce36" table:formula="of:=IF(ROW()-ROW([$'amortizacijska tabela'.$D$3])=1;LoanAmount;IF([$'amortizacijska tabela'.$C302]=&quot;&quot;;0;INDEX([$'amortizacijska tabela'.$B$4:.$J$363]; ROW()-4;8)))" office:value-type="float" office:value="58555.8915936933" calcext:value-type="float">
            <text:p>58.555,89 €</text:p>
          </table:table-cell>
          <table:table-cell table:style-name="ce36" table:formula="of:=IF(ValuesEntered;IF(ROW()-ROW([$'amortizacijska tabela'.$E$3])=1;-IPMT(InterestRate/12;1;DurationOfLoan-ROWS([.$C$4:.C302])+1;[$'amortizacijska tabela'.$D302]);IFERROR(-IPMT(InterestRate/12;1;[$'amortizacijska tabela'.$J302];[.D303]);0));0)" office:value-type="float" office:value="240.525963455456" calcext:value-type="float">
            <text:p>240,53 €</text:p>
          </table:table-cell>
          <table:table-cell table:style-name="ce36" table:formula="of:=IFERROR(IF(AND(ValuesEntered;[$'amortizacijska tabela'.$C302]&lt;&gt;&quot;&quot;);-PPMT(InterestRate/12;1;DurationOfLoan-ROWS([.$C$4:.C302])+1;[$'amortizacijska tabela'.$D302]);&quot;&quot;);0)" office:value-type="float" office:value="829.66036438389" calcext:value-type="float">
            <text:p>829,66 €</text:p>
          </table:table-cell>
          <table:table-cell table:style-name="ce36" table:formula="of:=IF([$'amortizacijska tabela'.$C302]=&quot;&quot;;0;PropertyTaxAmount)" office:value-type="float" office:value="375" calcext:value-type="float">
            <text:p>375,00 €</text:p>
          </table:table-cell>
          <table:table-cell table:style-name="ce36" table:formula="of:=IF([$'amortizacijska tabela'.$C302]=&quot;&quot;;0;[$'amortizacijska tabela'.$E302]+[$'amortizacijska tabela'.$F302]+[$'amortizacijska tabela'.$G302])" office:value-type="float" office:value="1445.18632783935" calcext:value-type="float">
            <text:p>1.445,19 €</text:p>
          </table:table-cell>
          <table:table-cell table:style-name="ce36" table:formula="of:=IF([$'amortizacijska tabela'.$C302]=&quot;&quot;;0;[$'amortizacijska tabela'.$D302]-[$'amortizacijska tabela'.$F302])" office:value-type="float" office:value="57726.2312293094" calcext:value-type="float">
            <text:p>57.726,23 €</text:p>
          </table:table-cell>
          <table:table-cell table:style-name="ce32" table:formula="of:=IF([$'amortizacijska tabela'.$I302]&gt;0;LastRow-ROW();0)" office:value-type="float" office:value="61" calcext:value-type="float">
            <text:p><text:s/>61 </text:p>
          </table:table-cell>
          <table:table-cell table:number-columns-repeated="1014"/>
        </table:table-row>
        <table:table-row table:style-name="ro3">
          <table:table-cell/>
          <table:table-cell table:style-name="ce32" table:formula="of:=ROWS([.$B$4:.B303])" office:value-type="float" office:value="300" calcext:value-type="float">
            <text:p><text:s/>300 </text:p>
          </table:table-cell>
          <table:table-cell table:style-name="ce34" table:formula="of:=IF(ValuesEntered;IF([$'amortizacijska tabela'.$B303]&lt;=DurationOfLoan;IF(ROW()-ROW([$'amortizacijska tabela'.$C$3])=1;LoanStart;IF([.I302]&gt;0;EDATE([.C302];1);&quot;&quot;));&quot;&quot;);&quot;&quot;)" office:value-type="date" office:date-value="2046-04-07" calcext:value-type="date">
            <text:p>07. 04. 2046</text:p>
          </table:table-cell>
          <table:table-cell table:style-name="ce36" table:formula="of:=IF(ROW()-ROW([$'amortizacijska tabela'.$D$3])=1;LoanAmount;IF([$'amortizacijska tabela'.$C303]=&quot;&quot;;0;INDEX([$'amortizacijska tabela'.$B$4:.$J$363]; ROW()-4;8)))" office:value-type="float" office:value="57726.2312293094" calcext:value-type="float">
            <text:p>57.726,23 €</text:p>
          </table:table-cell>
          <table:table-cell table:style-name="ce36" table:formula="of:=IF(ValuesEntered;IF(ROW()-ROW([$'amortizacijska tabela'.$E$3])=1;-IPMT(InterestRate/12;1;DurationOfLoan-ROWS([.$C$4:.C303])+1;[$'amortizacijska tabela'.$D303]);IFERROR(-IPMT(InterestRate/12;1;[$'amortizacijska tabela'.$J303];[.D304]);0));0)" office:value-type="float" office:value="237.054641444753" calcext:value-type="float">
            <text:p>237,05 €</text:p>
          </table:table-cell>
          <table:table-cell table:style-name="ce36" table:formula="of:=IFERROR(IF(AND(ValuesEntered;[$'amortizacijska tabela'.$C303]&lt;&gt;&quot;&quot;);-PPMT(InterestRate/12;1;DurationOfLoan-ROWS([.$C$4:.C303])+1;[$'amortizacijska tabela'.$D303]);&quot;&quot;);0)" office:value-type="float" office:value="833.117282568823" calcext:value-type="float">
            <text:p>833,12 €</text:p>
          </table:table-cell>
          <table:table-cell table:style-name="ce36" table:formula="of:=IF([$'amortizacijska tabela'.$C303]=&quot;&quot;;0;PropertyTaxAmount)" office:value-type="float" office:value="375" calcext:value-type="float">
            <text:p>375,00 €</text:p>
          </table:table-cell>
          <table:table-cell table:style-name="ce36" table:formula="of:=IF([$'amortizacijska tabela'.$C303]=&quot;&quot;;0;[$'amortizacijska tabela'.$E303]+[$'amortizacijska tabela'.$F303]+[$'amortizacijska tabela'.$G303])" office:value-type="float" office:value="1445.17192401358" calcext:value-type="float">
            <text:p>1.445,17 €</text:p>
          </table:table-cell>
          <table:table-cell table:style-name="ce36" table:formula="of:=IF([$'amortizacijska tabela'.$C303]=&quot;&quot;;0;[$'amortizacijska tabela'.$D303]-[$'amortizacijska tabela'.$F303])" office:value-type="float" office:value="56893.1139467406" calcext:value-type="float">
            <text:p>56.893,11 €</text:p>
          </table:table-cell>
          <table:table-cell table:style-name="ce32" table:formula="of:=IF([$'amortizacijska tabela'.$I303]&gt;0;LastRow-ROW();0)" office:value-type="float" office:value="60" calcext:value-type="float">
            <text:p><text:s/>60 </text:p>
          </table:table-cell>
          <table:table-cell table:number-columns-repeated="1014"/>
        </table:table-row>
        <table:table-row table:style-name="ro3">
          <table:table-cell/>
          <table:table-cell table:style-name="ce32" table:formula="of:=ROWS([.$B$4:.B304])" office:value-type="float" office:value="301" calcext:value-type="float">
            <text:p><text:s/>301 </text:p>
          </table:table-cell>
          <table:table-cell table:style-name="ce34" table:formula="of:=IF(ValuesEntered;IF([$'amortizacijska tabela'.$B304]&lt;=DurationOfLoan;IF(ROW()-ROW([$'amortizacijska tabela'.$C$3])=1;LoanStart;IF([.I303]&gt;0;EDATE([.C303];1);&quot;&quot;));&quot;&quot;);&quot;&quot;)" office:value-type="date" office:date-value="2046-05-07" calcext:value-type="date">
            <text:p>07. 05. 2046</text:p>
          </table:table-cell>
          <table:table-cell table:style-name="ce36" table:formula="of:=IF(ROW()-ROW([$'amortizacijska tabela'.$D$3])=1;LoanAmount;IF([$'amortizacijska tabela'.$C304]=&quot;&quot;;0;INDEX([$'amortizacijska tabela'.$B$4:.$J$363]; ROW()-4;8)))" office:value-type="float" office:value="56893.1139467406" calcext:value-type="float">
            <text:p>56.893,11 €</text:p>
          </table:table-cell>
          <table:table-cell table:style-name="ce36" table:formula="of:=IF(ValuesEntered;IF(ROW()-ROW([$'amortizacijska tabela'.$E$3])=1;-IPMT(InterestRate/12;1;DurationOfLoan-ROWS([.$C$4:.C304])+1;[$'amortizacijska tabela'.$D304]);IFERROR(-IPMT(InterestRate/12;1;[$'amortizacijska tabela'.$J304];[.D305]);0));0)" office:value-type="float" office:value="233.568855592338" calcext:value-type="float">
            <text:p>233,57 €</text:p>
          </table:table-cell>
          <table:table-cell table:style-name="ce36" table:formula="of:=IFERROR(IF(AND(ValuesEntered;[$'amortizacijska tabela'.$C304]&lt;&gt;&quot;&quot;);-PPMT(InterestRate/12;1;DurationOfLoan-ROWS([.$C$4:.C304])+1;[$'amortizacijska tabela'.$D304]);&quot;&quot;);0)" office:value-type="float" office:value="836.588604579527" calcext:value-type="float">
            <text:p>836,59 €</text:p>
          </table:table-cell>
          <table:table-cell table:style-name="ce36" table:formula="of:=IF([$'amortizacijska tabela'.$C304]=&quot;&quot;;0;PropertyTaxAmount)" office:value-type="float" office:value="375" calcext:value-type="float">
            <text:p>375,00 €</text:p>
          </table:table-cell>
          <table:table-cell table:style-name="ce36" table:formula="of:=IF([$'amortizacijska tabela'.$C304]=&quot;&quot;;0;[$'amortizacijska tabela'.$E304]+[$'amortizacijska tabela'.$F304]+[$'amortizacijska tabela'.$G304])" office:value-type="float" office:value="1445.15746017186" calcext:value-type="float">
            <text:p>1.445,16 €</text:p>
          </table:table-cell>
          <table:table-cell table:style-name="ce36" table:formula="of:=IF([$'amortizacijska tabela'.$C304]=&quot;&quot;;0;[$'amortizacijska tabela'.$D304]-[$'amortizacijska tabela'.$F304])" office:value-type="float" office:value="56056.5253421611" calcext:value-type="float">
            <text:p>56.056,53 €</text:p>
          </table:table-cell>
          <table:table-cell table:style-name="ce32" table:formula="of:=IF([$'amortizacijska tabela'.$I304]&gt;0;LastRow-ROW();0)" office:value-type="float" office:value="59" calcext:value-type="float">
            <text:p><text:s/>59 </text:p>
          </table:table-cell>
          <table:table-cell table:number-columns-repeated="1014"/>
        </table:table-row>
        <table:table-row table:style-name="ro3">
          <table:table-cell/>
          <table:table-cell table:style-name="ce32" table:formula="of:=ROWS([.$B$4:.B305])" office:value-type="float" office:value="302" calcext:value-type="float">
            <text:p><text:s/>302 </text:p>
          </table:table-cell>
          <table:table-cell table:style-name="ce34" table:formula="of:=IF(ValuesEntered;IF([$'amortizacijska tabela'.$B305]&lt;=DurationOfLoan;IF(ROW()-ROW([$'amortizacijska tabela'.$C$3])=1;LoanStart;IF([.I304]&gt;0;EDATE([.C304];1);&quot;&quot;));&quot;&quot;);&quot;&quot;)" office:value-type="date" office:date-value="2046-06-07" calcext:value-type="date">
            <text:p>07. 06. 2046</text:p>
          </table:table-cell>
          <table:table-cell table:style-name="ce36" table:formula="of:=IF(ROW()-ROW([$'amortizacijska tabela'.$D$3])=1;LoanAmount;IF([$'amortizacijska tabela'.$C305]=&quot;&quot;;0;INDEX([$'amortizacijska tabela'.$B$4:.$J$363]; ROW()-4;8)))" office:value-type="float" office:value="56056.5253421611" calcext:value-type="float">
            <text:p>56.056,53 €</text:p>
          </table:table-cell>
          <table:table-cell table:style-name="ce36" table:formula="of:=IF(ValuesEntered;IF(ROW()-ROW([$'amortizacijska tabela'.$E$3])=1;-IPMT(InterestRate/12;1;DurationOfLoan-ROWS([.$C$4:.C305])+1;[$'amortizacijska tabela'.$D305]);IFERROR(-IPMT(InterestRate/12;1;[$'amortizacijska tabela'.$J305];[.D306]);0));0)" office:value-type="float" office:value="230.068545632205" calcext:value-type="float">
            <text:p>230,07 €</text:p>
          </table:table-cell>
          <table:table-cell table:style-name="ce36" table:formula="of:=IFERROR(IF(AND(ValuesEntered;[$'amortizacijska tabela'.$C305]&lt;&gt;&quot;&quot;);-PPMT(InterestRate/12;1;DurationOfLoan-ROWS([.$C$4:.C305])+1;[$'amortizacijska tabela'.$D305]);&quot;&quot;);0)" office:value-type="float" office:value="840.074390431941" calcext:value-type="float">
            <text:p>840,07 €</text:p>
          </table:table-cell>
          <table:table-cell table:style-name="ce36" table:formula="of:=IF([$'amortizacijska tabela'.$C305]=&quot;&quot;;0;PropertyTaxAmount)" office:value-type="float" office:value="375" calcext:value-type="float">
            <text:p>375,00 €</text:p>
          </table:table-cell>
          <table:table-cell table:style-name="ce36" table:formula="of:=IF([$'amortizacijska tabela'.$C305]=&quot;&quot;;0;[$'amortizacijska tabela'.$E305]+[$'amortizacijska tabela'.$F305]+[$'amortizacijska tabela'.$G305])" office:value-type="float" office:value="1445.14293606415" calcext:value-type="float">
            <text:p>1.445,14 €</text:p>
          </table:table-cell>
          <table:table-cell table:style-name="ce36" table:formula="of:=IF([$'amortizacijska tabela'.$C305]=&quot;&quot;;0;[$'amortizacijska tabela'.$D305]-[$'amortizacijska tabela'.$F305])" office:value-type="float" office:value="55216.4509517291" calcext:value-type="float">
            <text:p>55.216,45 €</text:p>
          </table:table-cell>
          <table:table-cell table:style-name="ce32" table:formula="of:=IF([$'amortizacijska tabela'.$I305]&gt;0;LastRow-ROW();0)" office:value-type="float" office:value="58" calcext:value-type="float">
            <text:p><text:s/>58 </text:p>
          </table:table-cell>
          <table:table-cell table:number-columns-repeated="1014"/>
        </table:table-row>
        <table:table-row table:style-name="ro3">
          <table:table-cell/>
          <table:table-cell table:style-name="ce32" table:formula="of:=ROWS([.$B$4:.B306])" office:value-type="float" office:value="303" calcext:value-type="float">
            <text:p><text:s/>303 </text:p>
          </table:table-cell>
          <table:table-cell table:style-name="ce34" table:formula="of:=IF(ValuesEntered;IF([$'amortizacijska tabela'.$B306]&lt;=DurationOfLoan;IF(ROW()-ROW([$'amortizacijska tabela'.$C$3])=1;LoanStart;IF([.I305]&gt;0;EDATE([.C305];1);&quot;&quot;));&quot;&quot;);&quot;&quot;)" office:value-type="date" office:date-value="2046-07-07" calcext:value-type="date">
            <text:p>07. 07. 2046</text:p>
          </table:table-cell>
          <table:table-cell table:style-name="ce36" table:formula="of:=IF(ROW()-ROW([$'amortizacijska tabela'.$D$3])=1;LoanAmount;IF([$'amortizacijska tabela'.$C306]=&quot;&quot;;0;INDEX([$'amortizacijska tabela'.$B$4:.$J$363]; ROW()-4;8)))" office:value-type="float" office:value="55216.4509517291" calcext:value-type="float">
            <text:p>55.216,45 €</text:p>
          </table:table-cell>
          <table:table-cell table:style-name="ce36" table:formula="of:=IF(ValuesEntered;IF(ROW()-ROW([$'amortizacijska tabela'.$E$3])=1;-IPMT(InterestRate/12;1;DurationOfLoan-ROWS([.$C$4:.C306])+1;[$'amortizacijska tabela'.$D306]);IFERROR(-IPMT(InterestRate/12;1;[$'amortizacijska tabela'.$J306];[.D307]);0));0)" office:value-type="float" office:value="226.553651047238" calcext:value-type="float">
            <text:p>226,55 €</text:p>
          </table:table-cell>
          <table:table-cell table:style-name="ce36" table:formula="of:=IFERROR(IF(AND(ValuesEntered;[$'amortizacijska tabela'.$C306]&lt;&gt;&quot;&quot;);-PPMT(InterestRate/12;1;DurationOfLoan-ROWS([.$C$4:.C306])+1;[$'amortizacijska tabela'.$D306]);&quot;&quot;);0)" office:value-type="float" office:value="843.574700392074" calcext:value-type="float">
            <text:p>843,57 €</text:p>
          </table:table-cell>
          <table:table-cell table:style-name="ce36" table:formula="of:=IF([$'amortizacijska tabela'.$C306]=&quot;&quot;;0;PropertyTaxAmount)" office:value-type="float" office:value="375" calcext:value-type="float">
            <text:p>375,00 €</text:p>
          </table:table-cell>
          <table:table-cell table:style-name="ce36" table:formula="of:=IF([$'amortizacijska tabela'.$C306]=&quot;&quot;;0;[$'amortizacijska tabela'.$E306]+[$'amortizacijska tabela'.$F306]+[$'amortizacijska tabela'.$G306])" office:value-type="float" office:value="1445.12835143931" calcext:value-type="float">
            <text:p>1.445,13 €</text:p>
          </table:table-cell>
          <table:table-cell table:style-name="ce36" table:formula="of:=IF([$'amortizacijska tabela'.$C306]=&quot;&quot;;0;[$'amortizacijska tabela'.$D306]-[$'amortizacijska tabela'.$F306])" office:value-type="float" office:value="54372.8762513371" calcext:value-type="float">
            <text:p>54.372,88 €</text:p>
          </table:table-cell>
          <table:table-cell table:style-name="ce32" table:formula="of:=IF([$'amortizacijska tabela'.$I306]&gt;0;LastRow-ROW();0)" office:value-type="float" office:value="57" calcext:value-type="float">
            <text:p><text:s/>57 </text:p>
          </table:table-cell>
          <table:table-cell table:number-columns-repeated="1014"/>
        </table:table-row>
        <table:table-row table:style-name="ro3">
          <table:table-cell/>
          <table:table-cell table:style-name="ce32" table:formula="of:=ROWS([.$B$4:.B307])" office:value-type="float" office:value="304" calcext:value-type="float">
            <text:p><text:s/>304 </text:p>
          </table:table-cell>
          <table:table-cell table:style-name="ce34" table:formula="of:=IF(ValuesEntered;IF([$'amortizacijska tabela'.$B307]&lt;=DurationOfLoan;IF(ROW()-ROW([$'amortizacijska tabela'.$C$3])=1;LoanStart;IF([.I306]&gt;0;EDATE([.C306];1);&quot;&quot;));&quot;&quot;);&quot;&quot;)" office:value-type="date" office:date-value="2046-08-07" calcext:value-type="date">
            <text:p>07. 08. 2046</text:p>
          </table:table-cell>
          <table:table-cell table:style-name="ce36" table:formula="of:=IF(ROW()-ROW([$'amortizacijska tabela'.$D$3])=1;LoanAmount;IF([$'amortizacijska tabela'.$C307]=&quot;&quot;;0;INDEX([$'amortizacijska tabela'.$B$4:.$J$363]; ROW()-4;8)))" office:value-type="float" office:value="54372.8762513371" calcext:value-type="float">
            <text:p>54.372,88 €</text:p>
          </table:table-cell>
          <table:table-cell table:style-name="ce36" table:formula="of:=IF(ValuesEntered;IF(ROW()-ROW([$'amortizacijska tabela'.$E$3])=1;-IPMT(InterestRate/12;1;DurationOfLoan-ROWS([.$C$4:.C307])+1;[$'amortizacijska tabela'.$D307]);IFERROR(-IPMT(InterestRate/12;1;[$'amortizacijska tabela'.$J307];[.D308]);0));0)" office:value-type="float" office:value="223.024111068167" calcext:value-type="float">
            <text:p>223,02 €</text:p>
          </table:table-cell>
          <table:table-cell table:style-name="ce36" table:formula="of:=IFERROR(IF(AND(ValuesEntered;[$'amortizacijska tabela'.$C307]&lt;&gt;&quot;&quot;);-PPMT(InterestRate/12;1;DurationOfLoan-ROWS([.$C$4:.C307])+1;[$'amortizacijska tabela'.$D307]);&quot;&quot;);0)" office:value-type="float" office:value="847.089594977041" calcext:value-type="float">
            <text:p>847,09 €</text:p>
          </table:table-cell>
          <table:table-cell table:style-name="ce36" table:formula="of:=IF([$'amortizacijska tabela'.$C307]=&quot;&quot;;0;PropertyTaxAmount)" office:value-type="float" office:value="375" calcext:value-type="float">
            <text:p>375,00 €</text:p>
          </table:table-cell>
          <table:table-cell table:style-name="ce36" table:formula="of:=IF([$'amortizacijska tabela'.$C307]=&quot;&quot;;0;[$'amortizacijska tabela'.$E307]+[$'amortizacijska tabela'.$F307]+[$'amortizacijska tabela'.$G307])" office:value-type="float" office:value="1445.11370604521" calcext:value-type="float">
            <text:p>1.445,11 €</text:p>
          </table:table-cell>
          <table:table-cell table:style-name="ce36" table:formula="of:=IF([$'amortizacijska tabela'.$C307]=&quot;&quot;;0;[$'amortizacijska tabela'.$D307]-[$'amortizacijska tabela'.$F307])" office:value-type="float" office:value="53525.78665636" calcext:value-type="float">
            <text:p>53.525,79 €</text:p>
          </table:table-cell>
          <table:table-cell table:style-name="ce32" table:formula="of:=IF([$'amortizacijska tabela'.$I307]&gt;0;LastRow-ROW();0)" office:value-type="float" office:value="56" calcext:value-type="float">
            <text:p><text:s/>56 </text:p>
          </table:table-cell>
          <table:table-cell table:number-columns-repeated="1014"/>
        </table:table-row>
        <table:table-row table:style-name="ro3">
          <table:table-cell/>
          <table:table-cell table:style-name="ce32" table:formula="of:=ROWS([.$B$4:.B308])" office:value-type="float" office:value="305" calcext:value-type="float">
            <text:p><text:s/>305 </text:p>
          </table:table-cell>
          <table:table-cell table:style-name="ce34" table:formula="of:=IF(ValuesEntered;IF([$'amortizacijska tabela'.$B308]&lt;=DurationOfLoan;IF(ROW()-ROW([$'amortizacijska tabela'.$C$3])=1;LoanStart;IF([.I307]&gt;0;EDATE([.C307];1);&quot;&quot;));&quot;&quot;);&quot;&quot;)" office:value-type="date" office:date-value="2046-09-07" calcext:value-type="date">
            <text:p>07. 09. 2046</text:p>
          </table:table-cell>
          <table:table-cell table:style-name="ce36" table:formula="of:=IF(ROW()-ROW([$'amortizacijska tabela'.$D$3])=1;LoanAmount;IF([$'amortizacijska tabela'.$C308]=&quot;&quot;;0;INDEX([$'amortizacijska tabela'.$B$4:.$J$363]; ROW()-4;8)))" office:value-type="float" office:value="53525.78665636" calcext:value-type="float">
            <text:p>53.525,79 €</text:p>
          </table:table-cell>
          <table:table-cell table:style-name="ce36" table:formula="of:=IF(ValuesEntered;IF(ROW()-ROW([$'amortizacijska tabela'.$E$3])=1;-IPMT(InterestRate/12;1;DurationOfLoan-ROWS([.$C$4:.C308])+1;[$'amortizacijska tabela'.$D308]);IFERROR(-IPMT(InterestRate/12;1;[$'amortizacijska tabela'.$J308];[.D309]);0));0)" office:value-type="float" office:value="219.479864672516" calcext:value-type="float">
            <text:p>219,48 €</text:p>
          </table:table-cell>
          <table:table-cell table:style-name="ce36" table:formula="of:=IFERROR(IF(AND(ValuesEntered;[$'amortizacijska tabela'.$C308]&lt;&gt;&quot;&quot;);-PPMT(InterestRate/12;1;DurationOfLoan-ROWS([.$C$4:.C308])+1;[$'amortizacijska tabela'.$D308]);&quot;&quot;);0)" office:value-type="float" office:value="850.619134956112" calcext:value-type="float">
            <text:p>850,62 €</text:p>
          </table:table-cell>
          <table:table-cell table:style-name="ce36" table:formula="of:=IF([$'amortizacijska tabela'.$C308]=&quot;&quot;;0;PropertyTaxAmount)" office:value-type="float" office:value="375" calcext:value-type="float">
            <text:p>375,00 €</text:p>
          </table:table-cell>
          <table:table-cell table:style-name="ce36" table:formula="of:=IF([$'amortizacijska tabela'.$C308]=&quot;&quot;;0;[$'amortizacijska tabela'.$E308]+[$'amortizacijska tabela'.$F308]+[$'amortizacijska tabela'.$G308])" office:value-type="float" office:value="1445.09899962863" calcext:value-type="float">
            <text:p>1.445,10 €</text:p>
          </table:table-cell>
          <table:table-cell table:style-name="ce36" table:formula="of:=IF([$'amortizacijska tabela'.$C308]=&quot;&quot;;0;[$'amortizacijska tabela'.$D308]-[$'amortizacijska tabela'.$F308])" office:value-type="float" office:value="52675.1675214039" calcext:value-type="float">
            <text:p>52.675,17 €</text:p>
          </table:table-cell>
          <table:table-cell table:style-name="ce32" table:formula="of:=IF([$'amortizacijska tabela'.$I308]&gt;0;LastRow-ROW();0)" office:value-type="float" office:value="55" calcext:value-type="float">
            <text:p><text:s/>55 </text:p>
          </table:table-cell>
          <table:table-cell table:number-columns-repeated="1014"/>
        </table:table-row>
        <table:table-row table:style-name="ro3">
          <table:table-cell/>
          <table:table-cell table:style-name="ce32" table:formula="of:=ROWS([.$B$4:.B309])" office:value-type="float" office:value="306" calcext:value-type="float">
            <text:p><text:s/>306 </text:p>
          </table:table-cell>
          <table:table-cell table:style-name="ce34" table:formula="of:=IF(ValuesEntered;IF([$'amortizacijska tabela'.$B309]&lt;=DurationOfLoan;IF(ROW()-ROW([$'amortizacijska tabela'.$C$3])=1;LoanStart;IF([.I308]&gt;0;EDATE([.C308];1);&quot;&quot;));&quot;&quot;);&quot;&quot;)" office:value-type="date" office:date-value="2046-10-07" calcext:value-type="date">
            <text:p>07. 10. 2046</text:p>
          </table:table-cell>
          <table:table-cell table:style-name="ce36" table:formula="of:=IF(ROW()-ROW([$'amortizacijska tabela'.$D$3])=1;LoanAmount;IF([$'amortizacijska tabela'.$C309]=&quot;&quot;;0;INDEX([$'amortizacijska tabela'.$B$4:.$J$363]; ROW()-4;8)))" office:value-type="float" office:value="52675.1675214039" calcext:value-type="float">
            <text:p>52.675,17 €</text:p>
          </table:table-cell>
          <table:table-cell table:style-name="ce36" table:formula="of:=IF(ValuesEntered;IF(ROW()-ROW([$'amortizacijska tabela'.$E$3])=1;-IPMT(InterestRate/12;1;DurationOfLoan-ROWS([.$C$4:.C309])+1;[$'amortizacijska tabela'.$D309]);IFERROR(-IPMT(InterestRate/12;1;[$'amortizacijska tabela'.$J309];[.D310]);0));0)" office:value-type="float" office:value="215.920850583551" calcext:value-type="float">
            <text:p>215,92 €</text:p>
          </table:table-cell>
          <table:table-cell table:style-name="ce36" table:formula="of:=IFERROR(IF(AND(ValuesEntered;[$'amortizacijska tabela'.$C309]&lt;&gt;&quot;&quot;);-PPMT(InterestRate/12;1;DurationOfLoan-ROWS([.$C$4:.C309])+1;[$'amortizacijska tabela'.$D309]);&quot;&quot;);0)" office:value-type="float" office:value="854.163381351763" calcext:value-type="float">
            <text:p>854,16 €</text:p>
          </table:table-cell>
          <table:table-cell table:style-name="ce36" table:formula="of:=IF([$'amortizacijska tabela'.$C309]=&quot;&quot;;0;PropertyTaxAmount)" office:value-type="float" office:value="375" calcext:value-type="float">
            <text:p>375,00 €</text:p>
          </table:table-cell>
          <table:table-cell table:style-name="ce36" table:formula="of:=IF([$'amortizacijska tabela'.$C309]=&quot;&quot;;0;[$'amortizacijska tabela'.$E309]+[$'amortizacijska tabela'.$F309]+[$'amortizacijska tabela'.$G309])" office:value-type="float" office:value="1445.08423193531" calcext:value-type="float">
            <text:p>1.445,08 €</text:p>
          </table:table-cell>
          <table:table-cell table:style-name="ce36" table:formula="of:=IF([$'amortizacijska tabela'.$C309]=&quot;&quot;;0;[$'amortizacijska tabela'.$D309]-[$'amortizacijska tabela'.$F309])" office:value-type="float" office:value="51821.0041400522" calcext:value-type="float">
            <text:p>51.821,00 €</text:p>
          </table:table-cell>
          <table:table-cell table:style-name="ce32" table:formula="of:=IF([$'amortizacijska tabela'.$I309]&gt;0;LastRow-ROW();0)" office:value-type="float" office:value="54" calcext:value-type="float">
            <text:p><text:s/>54 </text:p>
          </table:table-cell>
          <table:table-cell table:number-columns-repeated="1014"/>
        </table:table-row>
        <table:table-row table:style-name="ro3">
          <table:table-cell/>
          <table:table-cell table:style-name="ce32" table:formula="of:=ROWS([.$B$4:.B310])" office:value-type="float" office:value="307" calcext:value-type="float">
            <text:p><text:s/>307 </text:p>
          </table:table-cell>
          <table:table-cell table:style-name="ce34" table:formula="of:=IF(ValuesEntered;IF([$'amortizacijska tabela'.$B310]&lt;=DurationOfLoan;IF(ROW()-ROW([$'amortizacijska tabela'.$C$3])=1;LoanStart;IF([.I309]&gt;0;EDATE([.C309];1);&quot;&quot;));&quot;&quot;);&quot;&quot;)" office:value-type="date" office:date-value="2046-11-07" calcext:value-type="date">
            <text:p>07. 11. 2046</text:p>
          </table:table-cell>
          <table:table-cell table:style-name="ce36" table:formula="of:=IF(ROW()-ROW([$'amortizacijska tabela'.$D$3])=1;LoanAmount;IF([$'amortizacijska tabela'.$C310]=&quot;&quot;;0;INDEX([$'amortizacijska tabela'.$B$4:.$J$363]; ROW()-4;8)))" office:value-type="float" office:value="51821.0041400522" calcext:value-type="float">
            <text:p>51.821,00 €</text:p>
          </table:table-cell>
          <table:table-cell table:style-name="ce36" table:formula="of:=IF(ValuesEntered;IF(ROW()-ROW([$'amortizacijska tabela'.$E$3])=1;-IPMT(InterestRate/12;1;DurationOfLoan-ROWS([.$C$4:.C310])+1;[$'amortizacijska tabela'.$D310]);IFERROR(-IPMT(InterestRate/12;1;[$'amortizacijska tabela'.$J310];[.D311]);0));0)" office:value-type="float" office:value="212.347007269214" calcext:value-type="float">
            <text:p>212,35 €</text:p>
          </table:table-cell>
          <table:table-cell table:style-name="ce36" table:formula="of:=IFERROR(IF(AND(ValuesEntered;[$'amortizacijska tabela'.$C310]&lt;&gt;&quot;&quot;);-PPMT(InterestRate/12;1;DurationOfLoan-ROWS([.$C$4:.C310])+1;[$'amortizacijska tabela'.$D310]);&quot;&quot;);0)" office:value-type="float" office:value="857.722395440728" calcext:value-type="float">
            <text:p>857,72 €</text:p>
          </table:table-cell>
          <table:table-cell table:style-name="ce36" table:formula="of:=IF([$'amortizacijska tabela'.$C310]=&quot;&quot;;0;PropertyTaxAmount)" office:value-type="float" office:value="375" calcext:value-type="float">
            <text:p>375,00 €</text:p>
          </table:table-cell>
          <table:table-cell table:style-name="ce36" table:formula="of:=IF([$'amortizacijska tabela'.$C310]=&quot;&quot;;0;[$'amortizacijska tabela'.$E310]+[$'amortizacijska tabela'.$F310]+[$'amortizacijska tabela'.$G310])" office:value-type="float" office:value="1445.06940270994" calcext:value-type="float">
            <text:p>1.445,07 €</text:p>
          </table:table-cell>
          <table:table-cell table:style-name="ce36" table:formula="of:=IF([$'amortizacijska tabela'.$C310]=&quot;&quot;;0;[$'amortizacijska tabela'.$D310]-[$'amortizacijska tabela'.$F310])" office:value-type="float" office:value="50963.2817446114" calcext:value-type="float">
            <text:p>50.963,28 €</text:p>
          </table:table-cell>
          <table:table-cell table:style-name="ce32" table:formula="of:=IF([$'amortizacijska tabela'.$I310]&gt;0;LastRow-ROW();0)" office:value-type="float" office:value="53" calcext:value-type="float">
            <text:p><text:s/>53 </text:p>
          </table:table-cell>
          <table:table-cell table:number-columns-repeated="1014"/>
        </table:table-row>
        <table:table-row table:style-name="ro3">
          <table:table-cell/>
          <table:table-cell table:style-name="ce32" table:formula="of:=ROWS([.$B$4:.B311])" office:value-type="float" office:value="308" calcext:value-type="float">
            <text:p><text:s/>308 </text:p>
          </table:table-cell>
          <table:table-cell table:style-name="ce34" table:formula="of:=IF(ValuesEntered;IF([$'amortizacijska tabela'.$B311]&lt;=DurationOfLoan;IF(ROW()-ROW([$'amortizacijska tabela'.$C$3])=1;LoanStart;IF([.I310]&gt;0;EDATE([.C310];1);&quot;&quot;));&quot;&quot;);&quot;&quot;)" office:value-type="date" office:date-value="2046-12-07" calcext:value-type="date">
            <text:p>07. 12. 2046</text:p>
          </table:table-cell>
          <table:table-cell table:style-name="ce36" table:formula="of:=IF(ROW()-ROW([$'amortizacijska tabela'.$D$3])=1;LoanAmount;IF([$'amortizacijska tabela'.$C311]=&quot;&quot;;0;INDEX([$'amortizacijska tabela'.$B$4:.$J$363]; ROW()-4;8)))" office:value-type="float" office:value="50963.2817446114" calcext:value-type="float">
            <text:p>50.963,28 €</text:p>
          </table:table-cell>
          <table:table-cell table:style-name="ce36" table:formula="of:=IF(ValuesEntered;IF(ROW()-ROW([$'amortizacijska tabela'.$E$3])=1;-IPMT(InterestRate/12;1;DurationOfLoan-ROWS([.$C$4:.C311])+1;[$'amortizacijska tabela'.$D311]);IFERROR(-IPMT(InterestRate/12;1;[$'amortizacijska tabela'.$J311];[.D312]);0));0)" office:value-type="float" office:value="208.758272941068" calcext:value-type="float">
            <text:p>208,76 €</text:p>
          </table:table-cell>
          <table:table-cell table:style-name="ce36" table:formula="of:=IFERROR(IF(AND(ValuesEntered;[$'amortizacijska tabela'.$C311]&lt;&gt;&quot;&quot;);-PPMT(InterestRate/12;1;DurationOfLoan-ROWS([.$C$4:.C311])+1;[$'amortizacijska tabela'.$D311]);&quot;&quot;);0)" office:value-type="float" office:value="861.296238755065" calcext:value-type="float">
            <text:p>861,30 €</text:p>
          </table:table-cell>
          <table:table-cell table:style-name="ce36" table:formula="of:=IF([$'amortizacijska tabela'.$C311]=&quot;&quot;;0;PropertyTaxAmount)" office:value-type="float" office:value="375" calcext:value-type="float">
            <text:p>375,00 €</text:p>
          </table:table-cell>
          <table:table-cell table:style-name="ce36" table:formula="of:=IF([$'amortizacijska tabela'.$C311]=&quot;&quot;;0;[$'amortizacijska tabela'.$E311]+[$'amortizacijska tabela'.$F311]+[$'amortizacijska tabela'.$G311])" office:value-type="float" office:value="1445.05451169613" calcext:value-type="float">
            <text:p>1.445,05 €</text:p>
          </table:table-cell>
          <table:table-cell table:style-name="ce36" table:formula="of:=IF([$'amortizacijska tabela'.$C311]=&quot;&quot;;0;[$'amortizacijska tabela'.$D311]-[$'amortizacijska tabela'.$F311])" office:value-type="float" office:value="50101.9855058564" calcext:value-type="float">
            <text:p>50.101,99 €</text:p>
          </table:table-cell>
          <table:table-cell table:style-name="ce32" table:formula="of:=IF([$'amortizacijska tabela'.$I311]&gt;0;LastRow-ROW();0)" office:value-type="float" office:value="52" calcext:value-type="float">
            <text:p><text:s/>52 </text:p>
          </table:table-cell>
          <table:table-cell table:number-columns-repeated="1014"/>
        </table:table-row>
        <table:table-row table:style-name="ro3">
          <table:table-cell/>
          <table:table-cell table:style-name="ce32" table:formula="of:=ROWS([.$B$4:.B312])" office:value-type="float" office:value="309" calcext:value-type="float">
            <text:p><text:s/>309 </text:p>
          </table:table-cell>
          <table:table-cell table:style-name="ce34" table:formula="of:=IF(ValuesEntered;IF([$'amortizacijska tabela'.$B312]&lt;=DurationOfLoan;IF(ROW()-ROW([$'amortizacijska tabela'.$C$3])=1;LoanStart;IF([.I311]&gt;0;EDATE([.C311];1);&quot;&quot;));&quot;&quot;);&quot;&quot;)" office:value-type="date" office:date-value="2047-01-07" calcext:value-type="date">
            <text:p>07. 01. 2047</text:p>
          </table:table-cell>
          <table:table-cell table:style-name="ce36" table:formula="of:=IF(ROW()-ROW([$'amortizacijska tabela'.$D$3])=1;LoanAmount;IF([$'amortizacijska tabela'.$C312]=&quot;&quot;;0;INDEX([$'amortizacijska tabela'.$B$4:.$J$363]; ROW()-4;8)))" office:value-type="float" office:value="50101.9855058564" calcext:value-type="float">
            <text:p>50.101,99 €</text:p>
          </table:table-cell>
          <table:table-cell table:style-name="ce36" table:formula="of:=IF(ValuesEntered;IF(ROW()-ROW([$'amortizacijska tabela'.$E$3])=1;-IPMT(InterestRate/12;1;DurationOfLoan-ROWS([.$C$4:.C312])+1;[$'amortizacijska tabela'.$D312]);IFERROR(-IPMT(InterestRate/12;1;[$'amortizacijska tabela'.$J312];[.D313]);0));0)" office:value-type="float" office:value="205.154585553221" calcext:value-type="float">
            <text:p>205,15 €</text:p>
          </table:table-cell>
          <table:table-cell table:style-name="ce36" table:formula="of:=IFERROR(IF(AND(ValuesEntered;[$'amortizacijska tabela'.$C312]&lt;&gt;&quot;&quot;);-PPMT(InterestRate/12;1;DurationOfLoan-ROWS([.$C$4:.C312])+1;[$'amortizacijska tabela'.$D312]);&quot;&quot;);0)" office:value-type="float" office:value="864.884973083211" calcext:value-type="float">
            <text:p>864,88 €</text:p>
          </table:table-cell>
          <table:table-cell table:style-name="ce36" table:formula="of:=IF([$'amortizacijska tabela'.$C312]=&quot;&quot;;0;PropertyTaxAmount)" office:value-type="float" office:value="375" calcext:value-type="float">
            <text:p>375,00 €</text:p>
          </table:table-cell>
          <table:table-cell table:style-name="ce36" table:formula="of:=IF([$'amortizacijska tabela'.$C312]=&quot;&quot;;0;[$'amortizacijska tabela'.$E312]+[$'amortizacijska tabela'.$F312]+[$'amortizacijska tabela'.$G312])" office:value-type="float" office:value="1445.03955863643" calcext:value-type="float">
            <text:p>1.445,04 €</text:p>
          </table:table-cell>
          <table:table-cell table:style-name="ce36" table:formula="of:=IF([$'amortizacijska tabela'.$C312]=&quot;&quot;;0;[$'amortizacijska tabela'.$D312]-[$'amortizacijska tabela'.$F312])" office:value-type="float" office:value="49237.1005327732" calcext:value-type="float">
            <text:p>49.237,10 €</text:p>
          </table:table-cell>
          <table:table-cell table:style-name="ce32" table:formula="of:=IF([$'amortizacijska tabela'.$I312]&gt;0;LastRow-ROW();0)" office:value-type="float" office:value="51" calcext:value-type="float">
            <text:p><text:s/>51 </text:p>
          </table:table-cell>
          <table:table-cell table:number-columns-repeated="1014"/>
        </table:table-row>
        <table:table-row table:style-name="ro3">
          <table:table-cell/>
          <table:table-cell table:style-name="ce32" table:formula="of:=ROWS([.$B$4:.B313])" office:value-type="float" office:value="310" calcext:value-type="float">
            <text:p><text:s/>310 </text:p>
          </table:table-cell>
          <table:table-cell table:style-name="ce34" table:formula="of:=IF(ValuesEntered;IF([$'amortizacijska tabela'.$B313]&lt;=DurationOfLoan;IF(ROW()-ROW([$'amortizacijska tabela'.$C$3])=1;LoanStart;IF([.I312]&gt;0;EDATE([.C312];1);&quot;&quot;));&quot;&quot;);&quot;&quot;)" office:value-type="date" office:date-value="2047-02-07" calcext:value-type="date">
            <text:p>07. 02. 2047</text:p>
          </table:table-cell>
          <table:table-cell table:style-name="ce36" table:formula="of:=IF(ROW()-ROW([$'amortizacijska tabela'.$D$3])=1;LoanAmount;IF([$'amortizacijska tabela'.$C313]=&quot;&quot;;0;INDEX([$'amortizacijska tabela'.$B$4:.$J$363]; ROW()-4;8)))" office:value-type="float" office:value="49237.1005327732" calcext:value-type="float">
            <text:p>49.237,10 €</text:p>
          </table:table-cell>
          <table:table-cell table:style-name="ce36" table:formula="of:=IF(ValuesEntered;IF(ROW()-ROW([$'amortizacijska tabela'.$E$3])=1;-IPMT(InterestRate/12;1;DurationOfLoan-ROWS([.$C$4:.C313])+1;[$'amortizacijska tabela'.$D313]);IFERROR(-IPMT(InterestRate/12;1;[$'amortizacijska tabela'.$J313];[.D314]);0));0)" office:value-type="float" office:value="201.535882801259" calcext:value-type="float">
            <text:p>201,54 €</text:p>
          </table:table-cell>
          <table:table-cell table:style-name="ce36" table:formula="of:=IFERROR(IF(AND(ValuesEntered;[$'amortizacijska tabela'.$C313]&lt;&gt;&quot;&quot;);-PPMT(InterestRate/12;1;DurationOfLoan-ROWS([.$C$4:.C313])+1;[$'amortizacijska tabela'.$D313]);&quot;&quot;);0)" office:value-type="float" office:value="868.488660471058" calcext:value-type="float">
            <text:p>868,49 €</text:p>
          </table:table-cell>
          <table:table-cell table:style-name="ce36" table:formula="of:=IF([$'amortizacijska tabela'.$C313]=&quot;&quot;;0;PropertyTaxAmount)" office:value-type="float" office:value="375" calcext:value-type="float">
            <text:p>375,00 €</text:p>
          </table:table-cell>
          <table:table-cell table:style-name="ce36" table:formula="of:=IF([$'amortizacijska tabela'.$C313]=&quot;&quot;;0;[$'amortizacijska tabela'.$E313]+[$'amortizacijska tabela'.$F313]+[$'amortizacijska tabela'.$G313])" office:value-type="float" office:value="1445.02454327232" calcext:value-type="float">
            <text:p>1.445,02 €</text:p>
          </table:table-cell>
          <table:table-cell table:style-name="ce36" table:formula="of:=IF([$'amortizacijska tabela'.$C313]=&quot;&quot;;0;[$'amortizacijska tabela'.$D313]-[$'amortizacijska tabela'.$F313])" office:value-type="float" office:value="48368.6118723021" calcext:value-type="float">
            <text:p>48.368,61 €</text:p>
          </table:table-cell>
          <table:table-cell table:style-name="ce32" table:formula="of:=IF([$'amortizacijska tabela'.$I313]&gt;0;LastRow-ROW();0)" office:value-type="float" office:value="50" calcext:value-type="float">
            <text:p><text:s/>50 </text:p>
          </table:table-cell>
          <table:table-cell table:number-columns-repeated="1014"/>
        </table:table-row>
        <table:table-row table:style-name="ro3">
          <table:table-cell/>
          <table:table-cell table:style-name="ce32" table:formula="of:=ROWS([.$B$4:.B314])" office:value-type="float" office:value="311" calcext:value-type="float">
            <text:p><text:s/>311 </text:p>
          </table:table-cell>
          <table:table-cell table:style-name="ce34" table:formula="of:=IF(ValuesEntered;IF([$'amortizacijska tabela'.$B314]&lt;=DurationOfLoan;IF(ROW()-ROW([$'amortizacijska tabela'.$C$3])=1;LoanStart;IF([.I313]&gt;0;EDATE([.C313];1);&quot;&quot;));&quot;&quot;);&quot;&quot;)" office:value-type="date" office:date-value="2047-03-07" calcext:value-type="date">
            <text:p>07. 03. 2047</text:p>
          </table:table-cell>
          <table:table-cell table:style-name="ce36" table:formula="of:=IF(ROW()-ROW([$'amortizacijska tabela'.$D$3])=1;LoanAmount;IF([$'amortizacijska tabela'.$C314]=&quot;&quot;;0;INDEX([$'amortizacijska tabela'.$B$4:.$J$363]; ROW()-4;8)))" office:value-type="float" office:value="48368.6118723021" calcext:value-type="float">
            <text:p>48.368,61 €</text:p>
          </table:table-cell>
          <table:table-cell table:style-name="ce36" table:formula="of:=IF(ValuesEntered;IF(ROW()-ROW([$'amortizacijska tabela'.$E$3])=1;-IPMT(InterestRate/12;1;DurationOfLoan-ROWS([.$C$4:.C314])+1;[$'amortizacijska tabela'.$D314]);IFERROR(-IPMT(InterestRate/12;1;[$'amortizacijska tabela'.$J314];[.D315]);0));0)" office:value-type="float" office:value="197.902102121163" calcext:value-type="float">
            <text:p>197,90 €</text:p>
          </table:table-cell>
          <table:table-cell table:style-name="ce36" table:formula="of:=IFERROR(IF(AND(ValuesEntered;[$'amortizacijska tabela'.$C314]&lt;&gt;&quot;&quot;);-PPMT(InterestRate/12;1;DurationOfLoan-ROWS([.$C$4:.C314])+1;[$'amortizacijska tabela'.$D314]);&quot;&quot;);0)" office:value-type="float" office:value="872.10736322302" calcext:value-type="float">
            <text:p>872,11 €</text:p>
          </table:table-cell>
          <table:table-cell table:style-name="ce36" table:formula="of:=IF([$'amortizacijska tabela'.$C314]=&quot;&quot;;0;PropertyTaxAmount)" office:value-type="float" office:value="375" calcext:value-type="float">
            <text:p>375,00 €</text:p>
          </table:table-cell>
          <table:table-cell table:style-name="ce36" table:formula="of:=IF([$'amortizacijska tabela'.$C314]=&quot;&quot;;0;[$'amortizacijska tabela'.$E314]+[$'amortizacijska tabela'.$F314]+[$'amortizacijska tabela'.$G314])" office:value-type="float" office:value="1445.00946534418" calcext:value-type="float">
            <text:p>1.445,01 €</text:p>
          </table:table-cell>
          <table:table-cell table:style-name="ce36" table:formula="of:=IF([$'amortizacijska tabela'.$C314]=&quot;&quot;;0;[$'amortizacijska tabela'.$D314]-[$'amortizacijska tabela'.$F314])" office:value-type="float" office:value="47496.5045090791" calcext:value-type="float">
            <text:p>47.496,50 €</text:p>
          </table:table-cell>
          <table:table-cell table:style-name="ce32" table:formula="of:=IF([$'amortizacijska tabela'.$I314]&gt;0;LastRow-ROW();0)" office:value-type="float" office:value="49" calcext:value-type="float">
            <text:p><text:s/>49 </text:p>
          </table:table-cell>
          <table:table-cell table:number-columns-repeated="1014"/>
        </table:table-row>
        <table:table-row table:style-name="ro3">
          <table:table-cell/>
          <table:table-cell table:style-name="ce32" table:formula="of:=ROWS([.$B$4:.B315])" office:value-type="float" office:value="312" calcext:value-type="float">
            <text:p><text:s/>312 </text:p>
          </table:table-cell>
          <table:table-cell table:style-name="ce34" table:formula="of:=IF(ValuesEntered;IF([$'amortizacijska tabela'.$B315]&lt;=DurationOfLoan;IF(ROW()-ROW([$'amortizacijska tabela'.$C$3])=1;LoanStart;IF([.I314]&gt;0;EDATE([.C314];1);&quot;&quot;));&quot;&quot;);&quot;&quot;)" office:value-type="date" office:date-value="2047-04-07" calcext:value-type="date">
            <text:p>07. 04. 2047</text:p>
          </table:table-cell>
          <table:table-cell table:style-name="ce36" table:formula="of:=IF(ROW()-ROW([$'amortizacijska tabela'.$D$3])=1;LoanAmount;IF([$'amortizacijska tabela'.$C315]=&quot;&quot;;0;INDEX([$'amortizacijska tabela'.$B$4:.$J$363]; ROW()-4;8)))" office:value-type="float" office:value="47496.5045090791" calcext:value-type="float">
            <text:p>47.496,50 €</text:p>
          </table:table-cell>
          <table:table-cell table:style-name="ce36" table:formula="of:=IF(ValuesEntered;IF(ROW()-ROW([$'amortizacijska tabela'.$E$3])=1;-IPMT(InterestRate/12;1;DurationOfLoan-ROWS([.$C$4:.C315])+1;[$'amortizacijska tabela'.$D315]);IFERROR(-IPMT(InterestRate/12;1;[$'amortizacijska tabela'.$J315];[.D316]);0));0)" office:value-type="float" office:value="194.253180688233" calcext:value-type="float">
            <text:p>194,25 €</text:p>
          </table:table-cell>
          <table:table-cell table:style-name="ce36" table:formula="of:=IFERROR(IF(AND(ValuesEntered;[$'amortizacijska tabela'.$C315]&lt;&gt;&quot;&quot;);-PPMT(InterestRate/12;1;DurationOfLoan-ROWS([.$C$4:.C315])+1;[$'amortizacijska tabela'.$D315]);&quot;&quot;);0)" office:value-type="float" office:value="875.741143903116" calcext:value-type="float">
            <text:p>875,74 €</text:p>
          </table:table-cell>
          <table:table-cell table:style-name="ce36" table:formula="of:=IF([$'amortizacijska tabela'.$C315]=&quot;&quot;;0;PropertyTaxAmount)" office:value-type="float" office:value="375" calcext:value-type="float">
            <text:p>375,00 €</text:p>
          </table:table-cell>
          <table:table-cell table:style-name="ce36" table:formula="of:=IF([$'amortizacijska tabela'.$C315]=&quot;&quot;;0;[$'amortizacijska tabela'.$E315]+[$'amortizacijska tabela'.$F315]+[$'amortizacijska tabela'.$G315])" office:value-type="float" office:value="1444.99432459135" calcext:value-type="float">
            <text:p>1.444,99 €</text:p>
          </table:table-cell>
          <table:table-cell table:style-name="ce36" table:formula="of:=IF([$'amortizacijska tabela'.$C315]=&quot;&quot;;0;[$'amortizacijska tabela'.$D315]-[$'amortizacijska tabela'.$F315])" office:value-type="float" office:value="46620.763365176" calcext:value-type="float">
            <text:p>46.620,76 €</text:p>
          </table:table-cell>
          <table:table-cell table:style-name="ce32" table:formula="of:=IF([$'amortizacijska tabela'.$I315]&gt;0;LastRow-ROW();0)" office:value-type="float" office:value="48" calcext:value-type="float">
            <text:p><text:s/>48 </text:p>
          </table:table-cell>
          <table:table-cell table:number-columns-repeated="1014"/>
        </table:table-row>
        <table:table-row table:style-name="ro3">
          <table:table-cell/>
          <table:table-cell table:style-name="ce32" table:formula="of:=ROWS([.$B$4:.B316])" office:value-type="float" office:value="313" calcext:value-type="float">
            <text:p><text:s/>313 </text:p>
          </table:table-cell>
          <table:table-cell table:style-name="ce34" table:formula="of:=IF(ValuesEntered;IF([$'amortizacijska tabela'.$B316]&lt;=DurationOfLoan;IF(ROW()-ROW([$'amortizacijska tabela'.$C$3])=1;LoanStart;IF([.I315]&gt;0;EDATE([.C315];1);&quot;&quot;));&quot;&quot;);&quot;&quot;)" office:value-type="date" office:date-value="2047-05-07" calcext:value-type="date">
            <text:p>07. 05. 2047</text:p>
          </table:table-cell>
          <table:table-cell table:style-name="ce36" table:formula="of:=IF(ROW()-ROW([$'amortizacijska tabela'.$D$3])=1;LoanAmount;IF([$'amortizacijska tabela'.$C316]=&quot;&quot;;0;INDEX([$'amortizacijska tabela'.$B$4:.$J$363]; ROW()-4;8)))" office:value-type="float" office:value="46620.763365176" calcext:value-type="float">
            <text:p>46.620,76 €</text:p>
          </table:table-cell>
          <table:table-cell table:style-name="ce36" table:formula="of:=IF(ValuesEntered;IF(ROW()-ROW([$'amortizacijska tabela'.$E$3])=1;-IPMT(InterestRate/12;1;DurationOfLoan-ROWS([.$C$4:.C316])+1;[$'amortizacijska tabela'.$D316]);IFERROR(-IPMT(InterestRate/12;1;[$'amortizacijska tabela'.$J316];[.D317]);0));0)" office:value-type="float" office:value="190.589055416" calcext:value-type="float">
            <text:p>190,59 €</text:p>
          </table:table-cell>
          <table:table-cell table:style-name="ce36" table:formula="of:=IFERROR(IF(AND(ValuesEntered;[$'amortizacijska tabela'.$C316]&lt;&gt;&quot;&quot;);-PPMT(InterestRate/12;1;DurationOfLoan-ROWS([.$C$4:.C316])+1;[$'amortizacijska tabela'.$D316]);&quot;&quot;);0)" office:value-type="float" office:value="879.390065336046" calcext:value-type="float">
            <text:p>879,39 €</text:p>
          </table:table-cell>
          <table:table-cell table:style-name="ce36" table:formula="of:=IF([$'amortizacijska tabela'.$C316]=&quot;&quot;;0;PropertyTaxAmount)" office:value-type="float" office:value="375" calcext:value-type="float">
            <text:p>375,00 €</text:p>
          </table:table-cell>
          <table:table-cell table:style-name="ce36" table:formula="of:=IF([$'amortizacijska tabela'.$C316]=&quot;&quot;;0;[$'amortizacijska tabela'.$E316]+[$'amortizacijska tabela'.$F316]+[$'amortizacijska tabela'.$G316])" office:value-type="float" office:value="1444.97912075205" calcext:value-type="float">
            <text:p>1.444,98 €</text:p>
          </table:table-cell>
          <table:table-cell table:style-name="ce36" table:formula="of:=IF([$'amortizacijska tabela'.$C316]=&quot;&quot;;0;[$'amortizacijska tabela'.$D316]-[$'amortizacijska tabela'.$F316])" office:value-type="float" office:value="45741.3732998399" calcext:value-type="float">
            <text:p>45.741,37 €</text:p>
          </table:table-cell>
          <table:table-cell table:style-name="ce32" table:formula="of:=IF([$'amortizacijska tabela'.$I316]&gt;0;LastRow-ROW();0)" office:value-type="float" office:value="47" calcext:value-type="float">
            <text:p><text:s/>47 </text:p>
          </table:table-cell>
          <table:table-cell table:number-columns-repeated="1014"/>
        </table:table-row>
        <table:table-row table:style-name="ro3">
          <table:table-cell/>
          <table:table-cell table:style-name="ce32" table:formula="of:=ROWS([.$B$4:.B317])" office:value-type="float" office:value="314" calcext:value-type="float">
            <text:p><text:s/>314 </text:p>
          </table:table-cell>
          <table:table-cell table:style-name="ce34" table:formula="of:=IF(ValuesEntered;IF([$'amortizacijska tabela'.$B317]&lt;=DurationOfLoan;IF(ROW()-ROW([$'amortizacijska tabela'.$C$3])=1;LoanStart;IF([.I316]&gt;0;EDATE([.C316];1);&quot;&quot;));&quot;&quot;);&quot;&quot;)" office:value-type="date" office:date-value="2047-06-07" calcext:value-type="date">
            <text:p>07. 06. 2047</text:p>
          </table:table-cell>
          <table:table-cell table:style-name="ce36" table:formula="of:=IF(ROW()-ROW([$'amortizacijska tabela'.$D$3])=1;LoanAmount;IF([$'amortizacijska tabela'.$C317]=&quot;&quot;;0;INDEX([$'amortizacijska tabela'.$B$4:.$J$363]; ROW()-4;8)))" office:value-type="float" office:value="45741.3732998399" calcext:value-type="float">
            <text:p>45.741,37 €</text:p>
          </table:table-cell>
          <table:table-cell table:style-name="ce36" table:formula="of:=IF(ValuesEntered;IF(ROW()-ROW([$'amortizacijska tabela'.$E$3])=1;-IPMT(InterestRate/12;1;DurationOfLoan-ROWS([.$C$4:.C317])+1;[$'amortizacijska tabela'.$D317]);IFERROR(-IPMT(InterestRate/12;1;[$'amortizacijska tabela'.$J317];[.D318]);0));0)" office:value-type="float" office:value="186.909662955132" calcext:value-type="float">
            <text:p>186,91 €</text:p>
          </table:table-cell>
          <table:table-cell table:style-name="ce36" table:formula="of:=IFERROR(IF(AND(ValuesEntered;[$'amortizacijska tabela'.$C317]&lt;&gt;&quot;&quot;);-PPMT(InterestRate/12;1;DurationOfLoan-ROWS([.$C$4:.C317])+1;[$'amortizacijska tabela'.$D317]);&quot;&quot;);0)" office:value-type="float" office:value="883.05419060828" calcext:value-type="float">
            <text:p>883,05 €</text:p>
          </table:table-cell>
          <table:table-cell table:style-name="ce36" table:formula="of:=IF([$'amortizacijska tabela'.$C317]=&quot;&quot;;0;PropertyTaxAmount)" office:value-type="float" office:value="375" calcext:value-type="float">
            <text:p>375,00 €</text:p>
          </table:table-cell>
          <table:table-cell table:style-name="ce36" table:formula="of:=IF([$'amortizacijska tabela'.$C317]=&quot;&quot;;0;[$'amortizacijska tabela'.$E317]+[$'amortizacijska tabela'.$F317]+[$'amortizacijska tabela'.$G317])" office:value-type="float" office:value="1444.96385356341" calcext:value-type="float">
            <text:p>1.444,96 €</text:p>
          </table:table-cell>
          <table:table-cell table:style-name="ce36" table:formula="of:=IF([$'amortizacijska tabela'.$C317]=&quot;&quot;;0;[$'amortizacijska tabela'.$D317]-[$'amortizacijska tabela'.$F317])" office:value-type="float" office:value="44858.3191092316" calcext:value-type="float">
            <text:p>44.858,32 €</text:p>
          </table:table-cell>
          <table:table-cell table:style-name="ce32" table:formula="of:=IF([$'amortizacijska tabela'.$I317]&gt;0;LastRow-ROW();0)" office:value-type="float" office:value="46" calcext:value-type="float">
            <text:p><text:s/>46 </text:p>
          </table:table-cell>
          <table:table-cell table:number-columns-repeated="1014"/>
        </table:table-row>
        <table:table-row table:style-name="ro3">
          <table:table-cell/>
          <table:table-cell table:style-name="ce32" table:formula="of:=ROWS([.$B$4:.B318])" office:value-type="float" office:value="315" calcext:value-type="float">
            <text:p><text:s/>315 </text:p>
          </table:table-cell>
          <table:table-cell table:style-name="ce34" table:formula="of:=IF(ValuesEntered;IF([$'amortizacijska tabela'.$B318]&lt;=DurationOfLoan;IF(ROW()-ROW([$'amortizacijska tabela'.$C$3])=1;LoanStart;IF([.I317]&gt;0;EDATE([.C317];1);&quot;&quot;));&quot;&quot;);&quot;&quot;)" office:value-type="date" office:date-value="2047-07-07" calcext:value-type="date">
            <text:p>07. 07. 2047</text:p>
          </table:table-cell>
          <table:table-cell table:style-name="ce36" table:formula="of:=IF(ROW()-ROW([$'amortizacijska tabela'.$D$3])=1;LoanAmount;IF([$'amortizacijska tabela'.$C318]=&quot;&quot;;0;INDEX([$'amortizacijska tabela'.$B$4:.$J$363]; ROW()-4;8)))" office:value-type="float" office:value="44858.3191092316" calcext:value-type="float">
            <text:p>44.858,32 €</text:p>
          </table:table-cell>
          <table:table-cell table:style-name="ce36" table:formula="of:=IF(ValuesEntered;IF(ROW()-ROW([$'amortizacijska tabela'.$E$3])=1;-IPMT(InterestRate/12;1;DurationOfLoan-ROWS([.$C$4:.C318])+1;[$'amortizacijska tabela'.$D318]);IFERROR(-IPMT(InterestRate/12;1;[$'amortizacijska tabela'.$J318];[.D319]);0));0)" office:value-type="float" office:value="183.214939692344" calcext:value-type="float">
            <text:p>183,21 €</text:p>
          </table:table-cell>
          <table:table-cell table:style-name="ce36" table:formula="of:=IFERROR(IF(AND(ValuesEntered;[$'amortizacijska tabela'.$C318]&lt;&gt;&quot;&quot;);-PPMT(InterestRate/12;1;DurationOfLoan-ROWS([.$C$4:.C318])+1;[$'amortizacijska tabela'.$D318]);&quot;&quot;);0)" office:value-type="float" office:value="886.733583069147" calcext:value-type="float">
            <text:p>886,73 €</text:p>
          </table:table-cell>
          <table:table-cell table:style-name="ce36" table:formula="of:=IF([$'amortizacijska tabela'.$C318]=&quot;&quot;;0;PropertyTaxAmount)" office:value-type="float" office:value="375" calcext:value-type="float">
            <text:p>375,00 €</text:p>
          </table:table-cell>
          <table:table-cell table:style-name="ce36" table:formula="of:=IF([$'amortizacijska tabela'.$C318]=&quot;&quot;;0;[$'amortizacijska tabela'.$E318]+[$'amortizacijska tabela'.$F318]+[$'amortizacijska tabela'.$G318])" office:value-type="float" office:value="1444.94852276149" calcext:value-type="float">
            <text:p>1.444,95 €</text:p>
          </table:table-cell>
          <table:table-cell table:style-name="ce36" table:formula="of:=IF([$'amortizacijska tabela'.$C318]=&quot;&quot;;0;[$'amortizacijska tabela'.$D318]-[$'amortizacijska tabela'.$F318])" office:value-type="float" office:value="43971.5855261625" calcext:value-type="float">
            <text:p>43.971,59 €</text:p>
          </table:table-cell>
          <table:table-cell table:style-name="ce32" table:formula="of:=IF([$'amortizacijska tabela'.$I318]&gt;0;LastRow-ROW();0)" office:value-type="float" office:value="45" calcext:value-type="float">
            <text:p><text:s/>45 </text:p>
          </table:table-cell>
          <table:table-cell table:number-columns-repeated="1014"/>
        </table:table-row>
        <table:table-row table:style-name="ro3">
          <table:table-cell/>
          <table:table-cell table:style-name="ce32" table:formula="of:=ROWS([.$B$4:.B319])" office:value-type="float" office:value="316" calcext:value-type="float">
            <text:p><text:s/>316 </text:p>
          </table:table-cell>
          <table:table-cell table:style-name="ce34" table:formula="of:=IF(ValuesEntered;IF([$'amortizacijska tabela'.$B319]&lt;=DurationOfLoan;IF(ROW()-ROW([$'amortizacijska tabela'.$C$3])=1;LoanStart;IF([.I318]&gt;0;EDATE([.C318];1);&quot;&quot;));&quot;&quot;);&quot;&quot;)" office:value-type="date" office:date-value="2047-08-07" calcext:value-type="date">
            <text:p>07. 08. 2047</text:p>
          </table:table-cell>
          <table:table-cell table:style-name="ce36" table:formula="of:=IF(ROW()-ROW([$'amortizacijska tabela'.$D$3])=1;LoanAmount;IF([$'amortizacijska tabela'.$C319]=&quot;&quot;;0;INDEX([$'amortizacijska tabela'.$B$4:.$J$363]; ROW()-4;8)))" office:value-type="float" office:value="43971.5855261625" calcext:value-type="float">
            <text:p>43.971,59 €</text:p>
          </table:table-cell>
          <table:table-cell table:style-name="ce36" table:formula="of:=IF(ValuesEntered;IF(ROW()-ROW([$'amortizacijska tabela'.$E$3])=1;-IPMT(InterestRate/12;1;DurationOfLoan-ROWS([.$C$4:.C319])+1;[$'amortizacijska tabela'.$D319]);IFERROR(-IPMT(InterestRate/12;1;[$'amortizacijska tabela'.$J319];[.D320]);0));0)" office:value-type="float" office:value="179.504821749294" calcext:value-type="float">
            <text:p>179,50 €</text:p>
          </table:table-cell>
          <table:table-cell table:style-name="ce36" table:formula="of:=IFERROR(IF(AND(ValuesEntered;[$'amortizacijska tabela'.$C319]&lt;&gt;&quot;&quot;);-PPMT(InterestRate/12;1;DurationOfLoan-ROWS([.$C$4:.C319])+1;[$'amortizacijska tabela'.$D319]);&quot;&quot;);0)" office:value-type="float" office:value="890.428306331936" calcext:value-type="float">
            <text:p>890,43 €</text:p>
          </table:table-cell>
          <table:table-cell table:style-name="ce36" table:formula="of:=IF([$'amortizacijska tabela'.$C319]=&quot;&quot;;0;PropertyTaxAmount)" office:value-type="float" office:value="375" calcext:value-type="float">
            <text:p>375,00 €</text:p>
          </table:table-cell>
          <table:table-cell table:style-name="ce36" table:formula="of:=IF([$'amortizacijska tabela'.$C319]=&quot;&quot;;0;[$'amortizacijska tabela'.$E319]+[$'amortizacijska tabela'.$F319]+[$'amortizacijska tabela'.$G319])" office:value-type="float" office:value="1444.93312808123" calcext:value-type="float">
            <text:p>1.444,93 €</text:p>
          </table:table-cell>
          <table:table-cell table:style-name="ce36" table:formula="of:=IF([$'amortizacijska tabela'.$C319]=&quot;&quot;;0;[$'amortizacijska tabela'.$D319]-[$'amortizacijska tabela'.$F319])" office:value-type="float" office:value="43081.1572198306" calcext:value-type="float">
            <text:p>43.081,16 €</text:p>
          </table:table-cell>
          <table:table-cell table:style-name="ce32" table:formula="of:=IF([$'amortizacijska tabela'.$I319]&gt;0;LastRow-ROW();0)" office:value-type="float" office:value="44" calcext:value-type="float">
            <text:p><text:s/>44 </text:p>
          </table:table-cell>
          <table:table-cell table:number-columns-repeated="1014"/>
        </table:table-row>
        <table:table-row table:style-name="ro3">
          <table:table-cell/>
          <table:table-cell table:style-name="ce32" table:formula="of:=ROWS([.$B$4:.B320])" office:value-type="float" office:value="317" calcext:value-type="float">
            <text:p><text:s/>317 </text:p>
          </table:table-cell>
          <table:table-cell table:style-name="ce34" table:formula="of:=IF(ValuesEntered;IF([$'amortizacijska tabela'.$B320]&lt;=DurationOfLoan;IF(ROW()-ROW([$'amortizacijska tabela'.$C$3])=1;LoanStart;IF([.I319]&gt;0;EDATE([.C319];1);&quot;&quot;));&quot;&quot;);&quot;&quot;)" office:value-type="date" office:date-value="2047-09-07" calcext:value-type="date">
            <text:p>07. 09. 2047</text:p>
          </table:table-cell>
          <table:table-cell table:style-name="ce36" table:formula="of:=IF(ROW()-ROW([$'amortizacijska tabela'.$D$3])=1;LoanAmount;IF([$'amortizacijska tabela'.$C320]=&quot;&quot;;0;INDEX([$'amortizacijska tabela'.$B$4:.$J$363]; ROW()-4;8)))" office:value-type="float" office:value="43081.1572198306" calcext:value-type="float">
            <text:p>43.081,16 €</text:p>
          </table:table-cell>
          <table:table-cell table:style-name="ce36" table:formula="of:=IF(ValuesEntered;IF(ROW()-ROW([$'amortizacijska tabela'.$E$3])=1;-IPMT(InterestRate/12;1;DurationOfLoan-ROWS([.$C$4:.C320])+1;[$'amortizacijska tabela'.$D320]);IFERROR(-IPMT(InterestRate/12;1;[$'amortizacijska tabela'.$J320];[.D321]);0));0)" office:value-type="float" office:value="175.779244981482" calcext:value-type="float">
            <text:p>175,78 €</text:p>
          </table:table-cell>
          <table:table-cell table:style-name="ce36" table:formula="of:=IFERROR(IF(AND(ValuesEntered;[$'amortizacijska tabela'.$C320]&lt;&gt;&quot;&quot;);-PPMT(InterestRate/12;1;DurationOfLoan-ROWS([.$C$4:.C320])+1;[$'amortizacijska tabela'.$D320]);&quot;&quot;);0)" office:value-type="float" office:value="894.138424274985" calcext:value-type="float">
            <text:p>894,14 €</text:p>
          </table:table-cell>
          <table:table-cell table:style-name="ce36" table:formula="of:=IF([$'amortizacijska tabela'.$C320]=&quot;&quot;;0;PropertyTaxAmount)" office:value-type="float" office:value="375" calcext:value-type="float">
            <text:p>375,00 €</text:p>
          </table:table-cell>
          <table:table-cell table:style-name="ce36" table:formula="of:=IF([$'amortizacijska tabela'.$C320]=&quot;&quot;;0;[$'amortizacijska tabela'.$E320]+[$'amortizacijska tabela'.$F320]+[$'amortizacijska tabela'.$G320])" office:value-type="float" office:value="1444.91766925647" calcext:value-type="float">
            <text:p>1.444,92 €</text:p>
          </table:table-cell>
          <table:table-cell table:style-name="ce36" table:formula="of:=IF([$'amortizacijska tabela'.$C320]=&quot;&quot;;0;[$'amortizacijska tabela'.$D320]-[$'amortizacijska tabela'.$F320])" office:value-type="float" office:value="42187.0187955556" calcext:value-type="float">
            <text:p>42.187,02 €</text:p>
          </table:table-cell>
          <table:table-cell table:style-name="ce32" table:formula="of:=IF([$'amortizacijska tabela'.$I320]&gt;0;LastRow-ROW();0)" office:value-type="float" office:value="43" calcext:value-type="float">
            <text:p><text:s/>43 </text:p>
          </table:table-cell>
          <table:table-cell table:number-columns-repeated="1014"/>
        </table:table-row>
        <table:table-row table:style-name="ro3">
          <table:table-cell/>
          <table:table-cell table:style-name="ce32" table:formula="of:=ROWS([.$B$4:.B321])" office:value-type="float" office:value="318" calcext:value-type="float">
            <text:p><text:s/>318 </text:p>
          </table:table-cell>
          <table:table-cell table:style-name="ce34" table:formula="of:=IF(ValuesEntered;IF([$'amortizacijska tabela'.$B321]&lt;=DurationOfLoan;IF(ROW()-ROW([$'amortizacijska tabela'.$C$3])=1;LoanStart;IF([.I320]&gt;0;EDATE([.C320];1);&quot;&quot;));&quot;&quot;);&quot;&quot;)" office:value-type="date" office:date-value="2047-10-07" calcext:value-type="date">
            <text:p>07. 10. 2047</text:p>
          </table:table-cell>
          <table:table-cell table:style-name="ce36" table:formula="of:=IF(ROW()-ROW([$'amortizacijska tabela'.$D$3])=1;LoanAmount;IF([$'amortizacijska tabela'.$C321]=&quot;&quot;;0;INDEX([$'amortizacijska tabela'.$B$4:.$J$363]; ROW()-4;8)))" office:value-type="float" office:value="42187.0187955556" calcext:value-type="float">
            <text:p>42.187,02 €</text:p>
          </table:table-cell>
          <table:table-cell table:style-name="ce36" table:formula="of:=IF(ValuesEntered;IF(ROW()-ROW([$'amortizacijska tabela'.$E$3])=1;-IPMT(InterestRate/12;1;DurationOfLoan-ROWS([.$C$4:.C321])+1;[$'amortizacijska tabela'.$D321]);IFERROR(-IPMT(InterestRate/12;1;[$'amortizacijska tabela'.$J321];[.D322]);0));0)" office:value-type="float" office:value="172.038144977137" calcext:value-type="float">
            <text:p>172,04 €</text:p>
          </table:table-cell>
          <table:table-cell table:style-name="ce36" table:formula="of:=IFERROR(IF(AND(ValuesEntered;[$'amortizacijska tabela'.$C321]&lt;&gt;&quot;&quot;);-PPMT(InterestRate/12;1;DurationOfLoan-ROWS([.$C$4:.C321])+1;[$'amortizacijska tabela'.$D321]);&quot;&quot;);0)" office:value-type="float" office:value="897.864001042798" calcext:value-type="float">
            <text:p>897,86 €</text:p>
          </table:table-cell>
          <table:table-cell table:style-name="ce36" table:formula="of:=IF([$'amortizacijska tabela'.$C321]=&quot;&quot;;0;PropertyTaxAmount)" office:value-type="float" office:value="375" calcext:value-type="float">
            <text:p>375,00 €</text:p>
          </table:table-cell>
          <table:table-cell table:style-name="ce36" table:formula="of:=IF([$'amortizacijska tabela'.$C321]=&quot;&quot;;0;[$'amortizacijska tabela'.$E321]+[$'amortizacijska tabela'.$F321]+[$'amortizacijska tabela'.$G321])" office:value-type="float" office:value="1444.90214601993" calcext:value-type="float">
            <text:p>1.444,90 €</text:p>
          </table:table-cell>
          <table:table-cell table:style-name="ce36" table:formula="of:=IF([$'amortizacijska tabela'.$C321]=&quot;&quot;;0;[$'amortizacijska tabela'.$D321]-[$'amortizacijska tabela'.$F321])" office:value-type="float" office:value="41289.1547945128" calcext:value-type="float">
            <text:p>41.289,15 €</text:p>
          </table:table-cell>
          <table:table-cell table:style-name="ce32" table:formula="of:=IF([$'amortizacijska tabela'.$I321]&gt;0;LastRow-ROW();0)" office:value-type="float" office:value="42" calcext:value-type="float">
            <text:p><text:s/>42 </text:p>
          </table:table-cell>
          <table:table-cell table:number-columns-repeated="1014"/>
        </table:table-row>
        <table:table-row table:style-name="ro3">
          <table:table-cell/>
          <table:table-cell table:style-name="ce32" table:formula="of:=ROWS([.$B$4:.B322])" office:value-type="float" office:value="319" calcext:value-type="float">
            <text:p><text:s/>319 </text:p>
          </table:table-cell>
          <table:table-cell table:style-name="ce34" table:formula="of:=IF(ValuesEntered;IF([$'amortizacijska tabela'.$B322]&lt;=DurationOfLoan;IF(ROW()-ROW([$'amortizacijska tabela'.$C$3])=1;LoanStart;IF([.I321]&gt;0;EDATE([.C321];1);&quot;&quot;));&quot;&quot;);&quot;&quot;)" office:value-type="date" office:date-value="2047-11-07" calcext:value-type="date">
            <text:p>07. 11. 2047</text:p>
          </table:table-cell>
          <table:table-cell table:style-name="ce36" table:formula="of:=IF(ROW()-ROW([$'amortizacijska tabela'.$D$3])=1;LoanAmount;IF([$'amortizacijska tabela'.$C322]=&quot;&quot;;0;INDEX([$'amortizacijska tabela'.$B$4:.$J$363]; ROW()-4;8)))" office:value-type="float" office:value="41289.1547945128" calcext:value-type="float">
            <text:p>41.289,15 €</text:p>
          </table:table-cell>
          <table:table-cell table:style-name="ce36" table:formula="of:=IF(ValuesEntered;IF(ROW()-ROW([$'amortizacijska tabela'.$E$3])=1;-IPMT(InterestRate/12;1;DurationOfLoan-ROWS([.$C$4:.C322])+1;[$'amortizacijska tabela'.$D322]);IFERROR(-IPMT(InterestRate/12;1;[$'amortizacijska tabela'.$J322];[.D323]);0));0)" office:value-type="float" office:value="168.281457056107" calcext:value-type="float">
            <text:p>168,28 €</text:p>
          </table:table-cell>
          <table:table-cell table:style-name="ce36" table:formula="of:=IFERROR(IF(AND(ValuesEntered;[$'amortizacijska tabela'.$C322]&lt;&gt;&quot;&quot;);-PPMT(InterestRate/12;1;DurationOfLoan-ROWS([.$C$4:.C322])+1;[$'amortizacijska tabela'.$D322]);&quot;&quot;);0)" office:value-type="float" office:value="901.605101047143" calcext:value-type="float">
            <text:p>901,61 €</text:p>
          </table:table-cell>
          <table:table-cell table:style-name="ce36" table:formula="of:=IF([$'amortizacijska tabela'.$C322]=&quot;&quot;;0;PropertyTaxAmount)" office:value-type="float" office:value="375" calcext:value-type="float">
            <text:p>375,00 €</text:p>
          </table:table-cell>
          <table:table-cell table:style-name="ce36" table:formula="of:=IF([$'amortizacijska tabela'.$C322]=&quot;&quot;;0;[$'amortizacijska tabela'.$E322]+[$'amortizacijska tabela'.$F322]+[$'amortizacijska tabela'.$G322])" office:value-type="float" office:value="1444.88655810325" calcext:value-type="float">
            <text:p>1.444,89 €</text:p>
          </table:table-cell>
          <table:table-cell table:style-name="ce36" table:formula="of:=IF([$'amortizacijska tabela'.$C322]=&quot;&quot;;0;[$'amortizacijska tabela'.$D322]-[$'amortizacijska tabela'.$F322])" office:value-type="float" office:value="40387.5496934656" calcext:value-type="float">
            <text:p>40.387,55 €</text:p>
          </table:table-cell>
          <table:table-cell table:style-name="ce32" table:formula="of:=IF([$'amortizacijska tabela'.$I322]&gt;0;LastRow-ROW();0)" office:value-type="float" office:value="41" calcext:value-type="float">
            <text:p><text:s/>41 </text:p>
          </table:table-cell>
          <table:table-cell table:number-columns-repeated="1014"/>
        </table:table-row>
        <table:table-row table:style-name="ro3">
          <table:table-cell/>
          <table:table-cell table:style-name="ce32" table:formula="of:=ROWS([.$B$4:.B323])" office:value-type="float" office:value="320" calcext:value-type="float">
            <text:p><text:s/>320 </text:p>
          </table:table-cell>
          <table:table-cell table:style-name="ce34" table:formula="of:=IF(ValuesEntered;IF([$'amortizacijska tabela'.$B323]&lt;=DurationOfLoan;IF(ROW()-ROW([$'amortizacijska tabela'.$C$3])=1;LoanStart;IF([.I322]&gt;0;EDATE([.C322];1);&quot;&quot;));&quot;&quot;);&quot;&quot;)" office:value-type="date" office:date-value="2047-12-07" calcext:value-type="date">
            <text:p>07. 12. 2047</text:p>
          </table:table-cell>
          <table:table-cell table:style-name="ce36" table:formula="of:=IF(ROW()-ROW([$'amortizacijska tabela'.$D$3])=1;LoanAmount;IF([$'amortizacijska tabela'.$C323]=&quot;&quot;;0;INDEX([$'amortizacijska tabela'.$B$4:.$J$363]; ROW()-4;8)))" office:value-type="float" office:value="40387.5496934656" calcext:value-type="float">
            <text:p>40.387,55 €</text:p>
          </table:table-cell>
          <table:table-cell table:style-name="ce36" table:formula="of:=IF(ValuesEntered;IF(ROW()-ROW([$'amortizacijska tabela'.$E$3])=1;-IPMT(InterestRate/12;1;DurationOfLoan-ROWS([.$C$4:.C323])+1;[$'amortizacijska tabela'.$D323]);IFERROR(-IPMT(InterestRate/12;1;[$'amortizacijska tabela'.$J323];[.D324]);0));0)" office:value-type="float" office:value="164.509116268739" calcext:value-type="float">
            <text:p>164,51 €</text:p>
          </table:table-cell>
          <table:table-cell table:style-name="ce36" table:formula="of:=IFERROR(IF(AND(ValuesEntered;[$'amortizacijska tabela'.$C323]&lt;&gt;&quot;&quot;);-PPMT(InterestRate/12;1;DurationOfLoan-ROWS([.$C$4:.C323])+1;[$'amortizacijska tabela'.$D323]);&quot;&quot;);0)" office:value-type="float" office:value="905.361788968172" calcext:value-type="float">
            <text:p>905,36 €</text:p>
          </table:table-cell>
          <table:table-cell table:style-name="ce36" table:formula="of:=IF([$'amortizacijska tabela'.$C323]=&quot;&quot;;0;PropertyTaxAmount)" office:value-type="float" office:value="375" calcext:value-type="float">
            <text:p>375,00 €</text:p>
          </table:table-cell>
          <table:table-cell table:style-name="ce36" table:formula="of:=IF([$'amortizacijska tabela'.$C323]=&quot;&quot;;0;[$'amortizacijska tabela'.$E323]+[$'amortizacijska tabela'.$F323]+[$'amortizacijska tabela'.$G323])" office:value-type="float" office:value="1444.87090523691" calcext:value-type="float">
            <text:p>1.444,87 €</text:p>
          </table:table-cell>
          <table:table-cell table:style-name="ce36" table:formula="of:=IF([$'amortizacijska tabela'.$C323]=&quot;&quot;;0;[$'amortizacijska tabela'.$D323]-[$'amortizacijska tabela'.$F323])" office:value-type="float" office:value="39482.1879044975" calcext:value-type="float">
            <text:p>39.482,19 €</text:p>
          </table:table-cell>
          <table:table-cell table:style-name="ce32" table:formula="of:=IF([$'amortizacijska tabela'.$I323]&gt;0;LastRow-ROW();0)" office:value-type="float" office:value="40" calcext:value-type="float">
            <text:p><text:s/>40 </text:p>
          </table:table-cell>
          <table:table-cell table:number-columns-repeated="1014"/>
        </table:table-row>
        <table:table-row table:style-name="ro3">
          <table:table-cell/>
          <table:table-cell table:style-name="ce32" table:formula="of:=ROWS([.$B$4:.B324])" office:value-type="float" office:value="321" calcext:value-type="float">
            <text:p><text:s/>321 </text:p>
          </table:table-cell>
          <table:table-cell table:style-name="ce34" table:formula="of:=IF(ValuesEntered;IF([$'amortizacijska tabela'.$B324]&lt;=DurationOfLoan;IF(ROW()-ROW([$'amortizacijska tabela'.$C$3])=1;LoanStart;IF([.I323]&gt;0;EDATE([.C323];1);&quot;&quot;));&quot;&quot;);&quot;&quot;)" office:value-type="date" office:date-value="2048-01-07" calcext:value-type="date">
            <text:p>07. 01. 2048</text:p>
          </table:table-cell>
          <table:table-cell table:style-name="ce36" table:formula="of:=IF(ROW()-ROW([$'amortizacijska tabela'.$D$3])=1;LoanAmount;IF([$'amortizacijska tabela'.$C324]=&quot;&quot;;0;INDEX([$'amortizacijska tabela'.$B$4:.$J$363]; ROW()-4;8)))" office:value-type="float" office:value="39482.1879044975" calcext:value-type="float">
            <text:p>39.482,19 €</text:p>
          </table:table-cell>
          <table:table-cell table:style-name="ce36" table:formula="of:=IF(ValuesEntered;IF(ROW()-ROW([$'amortizacijska tabela'.$E$3])=1;-IPMT(InterestRate/12;1;DurationOfLoan-ROWS([.$C$4:.C324])+1;[$'amortizacijska tabela'.$D324]);IFERROR(-IPMT(InterestRate/12;1;[$'amortizacijska tabela'.$J324];[.D325]);0));0)" office:value-type="float" office:value="160.721057394758" calcext:value-type="float">
            <text:p>160,72 €</text:p>
          </table:table-cell>
          <table:table-cell table:style-name="ce36" table:formula="of:=IFERROR(IF(AND(ValuesEntered;[$'amortizacijska tabela'.$C324]&lt;&gt;&quot;&quot;);-PPMT(InterestRate/12;1;DurationOfLoan-ROWS([.$C$4:.C324])+1;[$'amortizacijska tabela'.$D324]);&quot;&quot;);0)" office:value-type="float" office:value="909.13412975554" calcext:value-type="float">
            <text:p>909,13 €</text:p>
          </table:table-cell>
          <table:table-cell table:style-name="ce36" table:formula="of:=IF([$'amortizacijska tabela'.$C324]=&quot;&quot;;0;PropertyTaxAmount)" office:value-type="float" office:value="375" calcext:value-type="float">
            <text:p>375,00 €</text:p>
          </table:table-cell>
          <table:table-cell table:style-name="ce36" table:formula="of:=IF([$'amortizacijska tabela'.$C324]=&quot;&quot;;0;[$'amortizacijska tabela'.$E324]+[$'amortizacijska tabela'.$F324]+[$'amortizacijska tabela'.$G324])" office:value-type="float" office:value="1444.8551871503" calcext:value-type="float">
            <text:p>1.444,86 €</text:p>
          </table:table-cell>
          <table:table-cell table:style-name="ce36" table:formula="of:=IF([$'amortizacijska tabela'.$C324]=&quot;&quot;;0;[$'amortizacijska tabela'.$D324]-[$'amortizacijska tabela'.$F324])" office:value-type="float" office:value="38573.0537747419" calcext:value-type="float">
            <text:p>38.573,05 €</text:p>
          </table:table-cell>
          <table:table-cell table:style-name="ce32" table:formula="of:=IF([$'amortizacijska tabela'.$I324]&gt;0;LastRow-ROW();0)" office:value-type="float" office:value="39" calcext:value-type="float">
            <text:p><text:s/>39 </text:p>
          </table:table-cell>
          <table:table-cell table:number-columns-repeated="1014"/>
        </table:table-row>
        <table:table-row table:style-name="ro3">
          <table:table-cell/>
          <table:table-cell table:style-name="ce32" table:formula="of:=ROWS([.$B$4:.B325])" office:value-type="float" office:value="322" calcext:value-type="float">
            <text:p><text:s/>322 </text:p>
          </table:table-cell>
          <table:table-cell table:style-name="ce34" table:formula="of:=IF(ValuesEntered;IF([$'amortizacijska tabela'.$B325]&lt;=DurationOfLoan;IF(ROW()-ROW([$'amortizacijska tabela'.$C$3])=1;LoanStart;IF([.I324]&gt;0;EDATE([.C324];1);&quot;&quot;));&quot;&quot;);&quot;&quot;)" office:value-type="date" office:date-value="2048-02-07" calcext:value-type="date">
            <text:p>07. 02. 2048</text:p>
          </table:table-cell>
          <table:table-cell table:style-name="ce36" table:formula="of:=IF(ROW()-ROW([$'amortizacijska tabela'.$D$3])=1;LoanAmount;IF([$'amortizacijska tabela'.$C325]=&quot;&quot;;0;INDEX([$'amortizacijska tabela'.$B$4:.$J$363]; ROW()-4;8)))" office:value-type="float" office:value="38573.0537747419" calcext:value-type="float">
            <text:p>38.573,05 €</text:p>
          </table:table-cell>
          <table:table-cell table:style-name="ce36" table:formula="of:=IF(ValuesEntered;IF(ROW()-ROW([$'amortizacijska tabela'.$E$3])=1;-IPMT(InterestRate/12;1;DurationOfLoan-ROWS([.$C$4:.C325])+1;[$'amortizacijska tabela'.$D325]);IFERROR(-IPMT(InterestRate/12;1;[$'amortizacijska tabela'.$J325];[.D326]);0));0)" office:value-type="float" office:value="156.917214942135" calcext:value-type="float">
            <text:p>156,92 €</text:p>
          </table:table-cell>
          <table:table-cell table:style-name="ce36" table:formula="of:=IFERROR(IF(AND(ValuesEntered;[$'amortizacijska tabela'.$C325]&lt;&gt;&quot;&quot;);-PPMT(InterestRate/12;1;DurationOfLoan-ROWS([.$C$4:.C325])+1;[$'amortizacijska tabela'.$D325]);&quot;&quot;);0)" office:value-type="float" office:value="912.922188629521" calcext:value-type="float">
            <text:p>912,92 €</text:p>
          </table:table-cell>
          <table:table-cell table:style-name="ce36" table:formula="of:=IF([$'amortizacijska tabela'.$C325]=&quot;&quot;;0;PropertyTaxAmount)" office:value-type="float" office:value="375" calcext:value-type="float">
            <text:p>375,00 €</text:p>
          </table:table-cell>
          <table:table-cell table:style-name="ce36" table:formula="of:=IF([$'amortizacijska tabela'.$C325]=&quot;&quot;;0;[$'amortizacijska tabela'.$E325]+[$'amortizacijska tabela'.$F325]+[$'amortizacijska tabela'.$G325])" office:value-type="float" office:value="1444.83940357166" calcext:value-type="float">
            <text:p>1.444,84 €</text:p>
          </table:table-cell>
          <table:table-cell table:style-name="ce36" table:formula="of:=IF([$'amortizacijska tabela'.$C325]=&quot;&quot;;0;[$'amortizacijska tabela'.$D325]-[$'amortizacijska tabela'.$F325])" office:value-type="float" office:value="37660.1315861124" calcext:value-type="float">
            <text:p>37.660,13 €</text:p>
          </table:table-cell>
          <table:table-cell table:style-name="ce32" table:formula="of:=IF([$'amortizacijska tabela'.$I325]&gt;0;LastRow-ROW();0)" office:value-type="float" office:value="38" calcext:value-type="float">
            <text:p><text:s/>38 </text:p>
          </table:table-cell>
          <table:table-cell table:number-columns-repeated="1014"/>
        </table:table-row>
        <table:table-row table:style-name="ro3">
          <table:table-cell/>
          <table:table-cell table:style-name="ce32" table:formula="of:=ROWS([.$B$4:.B326])" office:value-type="float" office:value="323" calcext:value-type="float">
            <text:p><text:s/>323 </text:p>
          </table:table-cell>
          <table:table-cell table:style-name="ce34" table:formula="of:=IF(ValuesEntered;IF([$'amortizacijska tabela'.$B326]&lt;=DurationOfLoan;IF(ROW()-ROW([$'amortizacijska tabela'.$C$3])=1;LoanStart;IF([.I325]&gt;0;EDATE([.C325];1);&quot;&quot;));&quot;&quot;);&quot;&quot;)" office:value-type="date" office:date-value="2048-03-07" calcext:value-type="date">
            <text:p>07. 03. 2048</text:p>
          </table:table-cell>
          <table:table-cell table:style-name="ce36" table:formula="of:=IF(ROW()-ROW([$'amortizacijska tabela'.$D$3])=1;LoanAmount;IF([$'amortizacijska tabela'.$C326]=&quot;&quot;;0;INDEX([$'amortizacijska tabela'.$B$4:.$J$363]; ROW()-4;8)))" office:value-type="float" office:value="37660.1315861124" calcext:value-type="float">
            <text:p>37.660,13 €</text:p>
          </table:table-cell>
          <table:table-cell table:style-name="ce36" table:formula="of:=IF(ValuesEntered;IF(ROW()-ROW([$'amortizacijska tabela'.$E$3])=1;-IPMT(InterestRate/12;1;DurationOfLoan-ROWS([.$C$4:.C326])+1;[$'amortizacijska tabela'.$D326]);IFERROR(-IPMT(InterestRate/12;1;[$'amortizacijska tabela'.$J326];[.D327]);0));0)" office:value-type="float" office:value="153.097523145959" calcext:value-type="float">
            <text:p>153,10 €</text:p>
          </table:table-cell>
          <table:table-cell table:style-name="ce36" table:formula="of:=IFERROR(IF(AND(ValuesEntered;[$'amortizacijska tabela'.$C326]&lt;&gt;&quot;&quot;);-PPMT(InterestRate/12;1;DurationOfLoan-ROWS([.$C$4:.C326])+1;[$'amortizacijska tabela'.$D326]);&quot;&quot;);0)" office:value-type="float" office:value="916.726031082144" calcext:value-type="float">
            <text:p>916,73 €</text:p>
          </table:table-cell>
          <table:table-cell table:style-name="ce36" table:formula="of:=IF([$'amortizacijska tabela'.$C326]=&quot;&quot;;0;PropertyTaxAmount)" office:value-type="float" office:value="375" calcext:value-type="float">
            <text:p>375,00 €</text:p>
          </table:table-cell>
          <table:table-cell table:style-name="ce36" table:formula="of:=IF([$'amortizacijska tabela'.$C326]=&quot;&quot;;0;[$'amortizacijska tabela'.$E326]+[$'amortizacijska tabela'.$F326]+[$'amortizacijska tabela'.$G326])" office:value-type="float" office:value="1444.8235542281" calcext:value-type="float">
            <text:p>1.444,82 €</text:p>
          </table:table-cell>
          <table:table-cell table:style-name="ce36" table:formula="of:=IF([$'amortizacijska tabela'.$C326]=&quot;&quot;;0;[$'amortizacijska tabela'.$D326]-[$'amortizacijska tabela'.$F326])" office:value-type="float" office:value="36743.4055550303" calcext:value-type="float">
            <text:p>36.743,41 €</text:p>
          </table:table-cell>
          <table:table-cell table:style-name="ce32" table:formula="of:=IF([$'amortizacijska tabela'.$I326]&gt;0;LastRow-ROW();0)" office:value-type="float" office:value="37" calcext:value-type="float">
            <text:p><text:s/>37 </text:p>
          </table:table-cell>
          <table:table-cell table:number-columns-repeated="1014"/>
        </table:table-row>
        <table:table-row table:style-name="ro3">
          <table:table-cell/>
          <table:table-cell table:style-name="ce32" table:formula="of:=ROWS([.$B$4:.B327])" office:value-type="float" office:value="324" calcext:value-type="float">
            <text:p><text:s/>324 </text:p>
          </table:table-cell>
          <table:table-cell table:style-name="ce34" table:formula="of:=IF(ValuesEntered;IF([$'amortizacijska tabela'.$B327]&lt;=DurationOfLoan;IF(ROW()-ROW([$'amortizacijska tabela'.$C$3])=1;LoanStart;IF([.I326]&gt;0;EDATE([.C326];1);&quot;&quot;));&quot;&quot;);&quot;&quot;)" office:value-type="date" office:date-value="2048-04-07" calcext:value-type="date">
            <text:p>07. 04. 2048</text:p>
          </table:table-cell>
          <table:table-cell table:style-name="ce36" table:formula="of:=IF(ROW()-ROW([$'amortizacijska tabela'.$D$3])=1;LoanAmount;IF([$'amortizacijska tabela'.$C327]=&quot;&quot;;0;INDEX([$'amortizacijska tabela'.$B$4:.$J$363]; ROW()-4;8)))" office:value-type="float" office:value="36743.4055550303" calcext:value-type="float">
            <text:p>36.743,41 €</text:p>
          </table:table-cell>
          <table:table-cell table:style-name="ce36" table:formula="of:=IF(ValuesEntered;IF(ROW()-ROW([$'amortizacijska tabela'.$E$3])=1;-IPMT(InterestRate/12;1;DurationOfLoan-ROWS([.$C$4:.C327])+1;[$'amortizacijska tabela'.$D327]);IFERROR(-IPMT(InterestRate/12;1;[$'amortizacijska tabela'.$J327];[.D328]);0));0)" office:value-type="float" office:value="149.2619159673" calcext:value-type="float">
            <text:p>149,26 €</text:p>
          </table:table-cell>
          <table:table-cell table:style-name="ce36" table:formula="of:=IFERROR(IF(AND(ValuesEntered;[$'amortizacijska tabela'.$C327]&lt;&gt;&quot;&quot;);-PPMT(InterestRate/12;1;DurationOfLoan-ROWS([.$C$4:.C327])+1;[$'amortizacijska tabela'.$D327]);&quot;&quot;);0)" office:value-type="float" office:value="920.54572287832" calcext:value-type="float">
            <text:p>920,55 €</text:p>
          </table:table-cell>
          <table:table-cell table:style-name="ce36" table:formula="of:=IF([$'amortizacijska tabela'.$C327]=&quot;&quot;;0;PropertyTaxAmount)" office:value-type="float" office:value="375" calcext:value-type="float">
            <text:p>375,00 €</text:p>
          </table:table-cell>
          <table:table-cell table:style-name="ce36" table:formula="of:=IF([$'amortizacijska tabela'.$C327]=&quot;&quot;;0;[$'amortizacijska tabela'.$E327]+[$'amortizacijska tabela'.$F327]+[$'amortizacijska tabela'.$G327])" office:value-type="float" office:value="1444.80763884562" calcext:value-type="float">
            <text:p>1.444,81 €</text:p>
          </table:table-cell>
          <table:table-cell table:style-name="ce36" table:formula="of:=IF([$'amortizacijska tabela'.$C327]=&quot;&quot;;0;[$'amortizacijska tabela'.$D327]-[$'amortizacijska tabela'.$F327])" office:value-type="float" office:value="35822.8598321519" calcext:value-type="float">
            <text:p>35.822,86 €</text:p>
          </table:table-cell>
          <table:table-cell table:style-name="ce32" table:formula="of:=IF([$'amortizacijska tabela'.$I327]&gt;0;LastRow-ROW();0)" office:value-type="float" office:value="36" calcext:value-type="float">
            <text:p><text:s/>36 </text:p>
          </table:table-cell>
          <table:table-cell table:number-columns-repeated="1014"/>
        </table:table-row>
        <table:table-row table:style-name="ro3">
          <table:table-cell/>
          <table:table-cell table:style-name="ce32" table:formula="of:=ROWS([.$B$4:.B328])" office:value-type="float" office:value="325" calcext:value-type="float">
            <text:p><text:s/>325 </text:p>
          </table:table-cell>
          <table:table-cell table:style-name="ce34" table:formula="of:=IF(ValuesEntered;IF([$'amortizacijska tabela'.$B328]&lt;=DurationOfLoan;IF(ROW()-ROW([$'amortizacijska tabela'.$C$3])=1;LoanStart;IF([.I327]&gt;0;EDATE([.C327];1);&quot;&quot;));&quot;&quot;);&quot;&quot;)" office:value-type="date" office:date-value="2048-05-07" calcext:value-type="date">
            <text:p>07. 05. 2048</text:p>
          </table:table-cell>
          <table:table-cell table:style-name="ce36" table:formula="of:=IF(ROW()-ROW([$'amortizacijska tabela'.$D$3])=1;LoanAmount;IF([$'amortizacijska tabela'.$C328]=&quot;&quot;;0;INDEX([$'amortizacijska tabela'.$B$4:.$J$363]; ROW()-4;8)))" office:value-type="float" office:value="35822.8598321519" calcext:value-type="float">
            <text:p>35.822,86 €</text:p>
          </table:table-cell>
          <table:table-cell table:style-name="ce36" table:formula="of:=IF(ValuesEntered;IF(ROW()-ROW([$'amortizacijska tabela'.$E$3])=1;-IPMT(InterestRate/12;1;DurationOfLoan-ROWS([.$C$4:.C328])+1;[$'amortizacijska tabela'.$D328]);IFERROR(-IPMT(InterestRate/12;1;[$'amortizacijska tabela'.$J328];[.D329]);0));0)" office:value-type="float" office:value="145.410327092062" calcext:value-type="float">
            <text:p>145,41 €</text:p>
          </table:table-cell>
          <table:table-cell table:style-name="ce36" table:formula="of:=IFERROR(IF(AND(ValuesEntered;[$'amortizacijska tabela'.$C328]&lt;&gt;&quot;&quot;);-PPMT(InterestRate/12;1;DurationOfLoan-ROWS([.$C$4:.C328])+1;[$'amortizacijska tabela'.$D328]);&quot;&quot;);0)" office:value-type="float" office:value="924.38133005698" calcext:value-type="float">
            <text:p>924,38 €</text:p>
          </table:table-cell>
          <table:table-cell table:style-name="ce36" table:formula="of:=IF([$'amortizacijska tabela'.$C328]=&quot;&quot;;0;PropertyTaxAmount)" office:value-type="float" office:value="375" calcext:value-type="float">
            <text:p>375,00 €</text:p>
          </table:table-cell>
          <table:table-cell table:style-name="ce36" table:formula="of:=IF([$'amortizacijska tabela'.$C328]=&quot;&quot;;0;[$'amortizacijska tabela'.$E328]+[$'amortizacijska tabela'.$F328]+[$'amortizacijska tabela'.$G328])" office:value-type="float" office:value="1444.79165714904" calcext:value-type="float">
            <text:p>1.444,79 €</text:p>
          </table:table-cell>
          <table:table-cell table:style-name="ce36" table:formula="of:=IF([$'amortizacijska tabela'.$C328]=&quot;&quot;;0;[$'amortizacijska tabela'.$D328]-[$'amortizacijska tabela'.$F328])" office:value-type="float" office:value="34898.4785020949" calcext:value-type="float">
            <text:p>34.898,48 €</text:p>
          </table:table-cell>
          <table:table-cell table:style-name="ce32" table:formula="of:=IF([$'amortizacijska tabela'.$I328]&gt;0;LastRow-ROW();0)" office:value-type="float" office:value="35" calcext:value-type="float">
            <text:p><text:s/>35 </text:p>
          </table:table-cell>
          <table:table-cell table:number-columns-repeated="1014"/>
        </table:table-row>
        <table:table-row table:style-name="ro3">
          <table:table-cell/>
          <table:table-cell table:style-name="ce32" table:formula="of:=ROWS([.$B$4:.B329])" office:value-type="float" office:value="326" calcext:value-type="float">
            <text:p><text:s/>326 </text:p>
          </table:table-cell>
          <table:table-cell table:style-name="ce34" table:formula="of:=IF(ValuesEntered;IF([$'amortizacijska tabela'.$B329]&lt;=DurationOfLoan;IF(ROW()-ROW([$'amortizacijska tabela'.$C$3])=1;LoanStart;IF([.I328]&gt;0;EDATE([.C328];1);&quot;&quot;));&quot;&quot;);&quot;&quot;)" office:value-type="date" office:date-value="2048-06-07" calcext:value-type="date">
            <text:p>07. 06. 2048</text:p>
          </table:table-cell>
          <table:table-cell table:style-name="ce36" table:formula="of:=IF(ROW()-ROW([$'amortizacijska tabela'.$D$3])=1;LoanAmount;IF([$'amortizacijska tabela'.$C329]=&quot;&quot;;0;INDEX([$'amortizacijska tabela'.$B$4:.$J$363]; ROW()-4;8)))" office:value-type="float" office:value="34898.4785020949" calcext:value-type="float">
            <text:p>34.898,48 €</text:p>
          </table:table-cell>
          <table:table-cell table:style-name="ce36" table:formula="of:=IF(ValuesEntered;IF(ROW()-ROW([$'amortizacijska tabela'.$E$3])=1;-IPMT(InterestRate/12;1;DurationOfLoan-ROWS([.$C$4:.C329])+1;[$'amortizacijska tabela'.$D329]);IFERROR(-IPMT(InterestRate/12;1;[$'amortizacijska tabela'.$J329];[.D330]);0));0)" office:value-type="float" office:value="141.542689929845" calcext:value-type="float">
            <text:p>141,54 €</text:p>
          </table:table-cell>
          <table:table-cell table:style-name="ce36" table:formula="of:=IFERROR(IF(AND(ValuesEntered;[$'amortizacijska tabela'.$C329]&lt;&gt;&quot;&quot;);-PPMT(InterestRate/12;1;DurationOfLoan-ROWS([.$C$4:.C329])+1;[$'amortizacijska tabela'.$D329]);&quot;&quot;);0)" office:value-type="float" office:value="928.232918932217" calcext:value-type="float">
            <text:p>928,23 €</text:p>
          </table:table-cell>
          <table:table-cell table:style-name="ce36" table:formula="of:=IF([$'amortizacijska tabela'.$C329]=&quot;&quot;;0;PropertyTaxAmount)" office:value-type="float" office:value="375" calcext:value-type="float">
            <text:p>375,00 €</text:p>
          </table:table-cell>
          <table:table-cell table:style-name="ce36" table:formula="of:=IF([$'amortizacijska tabela'.$C329]=&quot;&quot;;0;[$'amortizacijska tabela'.$E329]+[$'amortizacijska tabela'.$F329]+[$'amortizacijska tabela'.$G329])" office:value-type="float" office:value="1444.77560886206" calcext:value-type="float">
            <text:p>1.444,78 €</text:p>
          </table:table-cell>
          <table:table-cell table:style-name="ce36" table:formula="of:=IF([$'amortizacijska tabela'.$C329]=&quot;&quot;;0;[$'amortizacijska tabela'.$D329]-[$'amortizacijska tabela'.$F329])" office:value-type="float" office:value="33970.2455831627" calcext:value-type="float">
            <text:p>33.970,25 €</text:p>
          </table:table-cell>
          <table:table-cell table:style-name="ce32" table:formula="of:=IF([$'amortizacijska tabela'.$I329]&gt;0;LastRow-ROW();0)" office:value-type="float" office:value="34" calcext:value-type="float">
            <text:p><text:s/>34 </text:p>
          </table:table-cell>
          <table:table-cell table:number-columns-repeated="1014"/>
        </table:table-row>
        <table:table-row table:style-name="ro3">
          <table:table-cell/>
          <table:table-cell table:style-name="ce32" table:formula="of:=ROWS([.$B$4:.B330])" office:value-type="float" office:value="327" calcext:value-type="float">
            <text:p><text:s/>327 </text:p>
          </table:table-cell>
          <table:table-cell table:style-name="ce34" table:formula="of:=IF(ValuesEntered;IF([$'amortizacijska tabela'.$B330]&lt;=DurationOfLoan;IF(ROW()-ROW([$'amortizacijska tabela'.$C$3])=1;LoanStart;IF([.I329]&gt;0;EDATE([.C329];1);&quot;&quot;));&quot;&quot;);&quot;&quot;)" office:value-type="date" office:date-value="2048-07-07" calcext:value-type="date">
            <text:p>07. 07. 2048</text:p>
          </table:table-cell>
          <table:table-cell table:style-name="ce36" table:formula="of:=IF(ROW()-ROW([$'amortizacijska tabela'.$D$3])=1;LoanAmount;IF([$'amortizacijska tabela'.$C330]=&quot;&quot;;0;INDEX([$'amortizacijska tabela'.$B$4:.$J$363]; ROW()-4;8)))" office:value-type="float" office:value="33970.2455831627" calcext:value-type="float">
            <text:p>33.970,25 €</text:p>
          </table:table-cell>
          <table:table-cell table:style-name="ce36" table:formula="of:=IF(ValuesEntered;IF(ROW()-ROW([$'amortizacijska tabela'.$E$3])=1;-IPMT(InterestRate/12;1;DurationOfLoan-ROWS([.$C$4:.C330])+1;[$'amortizacijska tabela'.$D330]);IFERROR(-IPMT(InterestRate/12;1;[$'amortizacijska tabela'.$J330];[.D331]);0));0)" office:value-type="float" office:value="137.658937612785" calcext:value-type="float">
            <text:p>137,66 €</text:p>
          </table:table-cell>
          <table:table-cell table:style-name="ce36" table:formula="of:=IFERROR(IF(AND(ValuesEntered;[$'amortizacijska tabela'.$C330]&lt;&gt;&quot;&quot;);-PPMT(InterestRate/12;1;DurationOfLoan-ROWS([.$C$4:.C330])+1;[$'amortizacijska tabela'.$D330]);&quot;&quot;);0)" office:value-type="float" office:value="932.100556094434" calcext:value-type="float">
            <text:p>932,10 €</text:p>
          </table:table-cell>
          <table:table-cell table:style-name="ce36" table:formula="of:=IF([$'amortizacijska tabela'.$C330]=&quot;&quot;;0;PropertyTaxAmount)" office:value-type="float" office:value="375" calcext:value-type="float">
            <text:p>375,00 €</text:p>
          </table:table-cell>
          <table:table-cell table:style-name="ce36" table:formula="of:=IF([$'amortizacijska tabela'.$C330]=&quot;&quot;;0;[$'amortizacijska tabela'.$E330]+[$'amortizacijska tabela'.$F330]+[$'amortizacijska tabela'.$G330])" office:value-type="float" office:value="1444.75949370722" calcext:value-type="float">
            <text:p>1.444,76 €</text:p>
          </table:table-cell>
          <table:table-cell table:style-name="ce36" table:formula="of:=IF([$'amortizacijska tabela'.$C330]=&quot;&quot;;0;[$'amortizacijska tabela'.$D330]-[$'amortizacijska tabela'.$F330])" office:value-type="float" office:value="33038.1450270683" calcext:value-type="float">
            <text:p>33.038,15 €</text:p>
          </table:table-cell>
          <table:table-cell table:style-name="ce32" table:formula="of:=IF([$'amortizacijska tabela'.$I330]&gt;0;LastRow-ROW();0)" office:value-type="float" office:value="33" calcext:value-type="float">
            <text:p><text:s/>33 </text:p>
          </table:table-cell>
          <table:table-cell table:number-columns-repeated="1014"/>
        </table:table-row>
        <table:table-row table:style-name="ro3">
          <table:table-cell/>
          <table:table-cell table:style-name="ce32" table:formula="of:=ROWS([.$B$4:.B331])" office:value-type="float" office:value="328" calcext:value-type="float">
            <text:p><text:s/>328 </text:p>
          </table:table-cell>
          <table:table-cell table:style-name="ce34" table:formula="of:=IF(ValuesEntered;IF([$'amortizacijska tabela'.$B331]&lt;=DurationOfLoan;IF(ROW()-ROW([$'amortizacijska tabela'.$C$3])=1;LoanStart;IF([.I330]&gt;0;EDATE([.C330];1);&quot;&quot;));&quot;&quot;);&quot;&quot;)" office:value-type="date" office:date-value="2048-08-07" calcext:value-type="date">
            <text:p>07. 08. 2048</text:p>
          </table:table-cell>
          <table:table-cell table:style-name="ce36" table:formula="of:=IF(ROW()-ROW([$'amortizacijska tabela'.$D$3])=1;LoanAmount;IF([$'amortizacijska tabela'.$C331]=&quot;&quot;;0;INDEX([$'amortizacijska tabela'.$B$4:.$J$363]; ROW()-4;8)))" office:value-type="float" office:value="33038.1450270683" calcext:value-type="float">
            <text:p>33.038,15 €</text:p>
          </table:table-cell>
          <table:table-cell table:style-name="ce36" table:formula="of:=IF(ValuesEntered;IF(ROW()-ROW([$'amortizacijska tabela'.$E$3])=1;-IPMT(InterestRate/12;1;DurationOfLoan-ROWS([.$C$4:.C331])+1;[$'amortizacijska tabela'.$D331]);IFERROR(-IPMT(InterestRate/12;1;[$'amortizacijska tabela'.$J331];[.D332]);0));0)" office:value-type="float" office:value="133.759002994403" calcext:value-type="float">
            <text:p>133,76 €</text:p>
          </table:table-cell>
          <table:table-cell table:style-name="ce36" table:formula="of:=IFERROR(IF(AND(ValuesEntered;[$'amortizacijska tabela'.$C331]&lt;&gt;&quot;&quot;);-PPMT(InterestRate/12;1;DurationOfLoan-ROWS([.$C$4:.C331])+1;[$'amortizacijska tabela'.$D331]);&quot;&quot;);0)" office:value-type="float" office:value="935.984308411495" calcext:value-type="float">
            <text:p>935,98 €</text:p>
          </table:table-cell>
          <table:table-cell table:style-name="ce36" table:formula="of:=IF([$'amortizacijska tabela'.$C331]=&quot;&quot;;0;PropertyTaxAmount)" office:value-type="float" office:value="375" calcext:value-type="float">
            <text:p>375,00 €</text:p>
          </table:table-cell>
          <table:table-cell table:style-name="ce36" table:formula="of:=IF([$'amortizacijska tabela'.$C331]=&quot;&quot;;0;[$'amortizacijska tabela'.$E331]+[$'amortizacijska tabela'.$F331]+[$'amortizacijska tabela'.$G331])" office:value-type="float" office:value="1444.7433114059" calcext:value-type="float">
            <text:p>1.444,74 €</text:p>
          </table:table-cell>
          <table:table-cell table:style-name="ce36" table:formula="of:=IF([$'amortizacijska tabela'.$C331]=&quot;&quot;;0;[$'amortizacijska tabela'.$D331]-[$'amortizacijska tabela'.$F331])" office:value-type="float" office:value="32102.1607186568" calcext:value-type="float">
            <text:p>32.102,16 €</text:p>
          </table:table-cell>
          <table:table-cell table:style-name="ce32" table:formula="of:=IF([$'amortizacijska tabela'.$I331]&gt;0;LastRow-ROW();0)" office:value-type="float" office:value="32" calcext:value-type="float">
            <text:p><text:s/>32 </text:p>
          </table:table-cell>
          <table:table-cell table:number-columns-repeated="1014"/>
        </table:table-row>
        <table:table-row table:style-name="ro3">
          <table:table-cell/>
          <table:table-cell table:style-name="ce32" table:formula="of:=ROWS([.$B$4:.B332])" office:value-type="float" office:value="329" calcext:value-type="float">
            <text:p><text:s/>329 </text:p>
          </table:table-cell>
          <table:table-cell table:style-name="ce34" table:formula="of:=IF(ValuesEntered;IF([$'amortizacijska tabela'.$B332]&lt;=DurationOfLoan;IF(ROW()-ROW([$'amortizacijska tabela'.$C$3])=1;LoanStart;IF([.I331]&gt;0;EDATE([.C331];1);&quot;&quot;));&quot;&quot;);&quot;&quot;)" office:value-type="date" office:date-value="2048-09-07" calcext:value-type="date">
            <text:p>07. 09. 2048</text:p>
          </table:table-cell>
          <table:table-cell table:style-name="ce36" table:formula="of:=IF(ROW()-ROW([$'amortizacijska tabela'.$D$3])=1;LoanAmount;IF([$'amortizacijska tabela'.$C332]=&quot;&quot;;0;INDEX([$'amortizacijska tabela'.$B$4:.$J$363]; ROW()-4;8)))" office:value-type="float" office:value="32102.1607186568" calcext:value-type="float">
            <text:p>32.102,16 €</text:p>
          </table:table-cell>
          <table:table-cell table:style-name="ce36" table:formula="of:=IF(ValuesEntered;IF(ROW()-ROW([$'amortizacijska tabela'.$E$3])=1;-IPMT(InterestRate/12;1;DurationOfLoan-ROWS([.$C$4:.C332])+1;[$'amortizacijska tabela'.$D332]);IFERROR(-IPMT(InterestRate/12;1;[$'amortizacijska tabela'.$J332];[.D333]);0));0)" office:value-type="float" office:value="129.842818648446" calcext:value-type="float">
            <text:p>129,84 €</text:p>
          </table:table-cell>
          <table:table-cell table:style-name="ce36" table:formula="of:=IFERROR(IF(AND(ValuesEntered;[$'amortizacijska tabela'.$C332]&lt;&gt;&quot;&quot;);-PPMT(InterestRate/12;1;DurationOfLoan-ROWS([.$C$4:.C332])+1;[$'amortizacijska tabela'.$D332]);&quot;&quot;);0)" office:value-type="float" office:value="939.884243029876" calcext:value-type="float">
            <text:p>939,88 €</text:p>
          </table:table-cell>
          <table:table-cell table:style-name="ce36" table:formula="of:=IF([$'amortizacijska tabela'.$C332]=&quot;&quot;;0;PropertyTaxAmount)" office:value-type="float" office:value="375" calcext:value-type="float">
            <text:p>375,00 €</text:p>
          </table:table-cell>
          <table:table-cell table:style-name="ce36" table:formula="of:=IF([$'amortizacijska tabela'.$C332]=&quot;&quot;;0;[$'amortizacijska tabela'.$E332]+[$'amortizacijska tabela'.$F332]+[$'amortizacijska tabela'.$G332])" office:value-type="float" office:value="1444.72706167832" calcext:value-type="float">
            <text:p>1.444,73 €</text:p>
          </table:table-cell>
          <table:table-cell table:style-name="ce36" table:formula="of:=IF([$'amortizacijska tabela'.$C332]=&quot;&quot;;0;[$'amortizacijska tabela'.$D332]-[$'amortizacijska tabela'.$F332])" office:value-type="float" office:value="31162.2764756269" calcext:value-type="float">
            <text:p>31.162,28 €</text:p>
          </table:table-cell>
          <table:table-cell table:style-name="ce32" table:formula="of:=IF([$'amortizacijska tabela'.$I332]&gt;0;LastRow-ROW();0)" office:value-type="float" office:value="31" calcext:value-type="float">
            <text:p><text:s/>31 </text:p>
          </table:table-cell>
          <table:table-cell table:number-columns-repeated="1014"/>
        </table:table-row>
        <table:table-row table:style-name="ro3">
          <table:table-cell/>
          <table:table-cell table:style-name="ce32" table:formula="of:=ROWS([.$B$4:.B333])" office:value-type="float" office:value="330" calcext:value-type="float">
            <text:p><text:s/>330 </text:p>
          </table:table-cell>
          <table:table-cell table:style-name="ce34" table:formula="of:=IF(ValuesEntered;IF([$'amortizacijska tabela'.$B333]&lt;=DurationOfLoan;IF(ROW()-ROW([$'amortizacijska tabela'.$C$3])=1;LoanStart;IF([.I332]&gt;0;EDATE([.C332];1);&quot;&quot;));&quot;&quot;);&quot;&quot;)" office:value-type="date" office:date-value="2048-10-07" calcext:value-type="date">
            <text:p>07. 10. 2048</text:p>
          </table:table-cell>
          <table:table-cell table:style-name="ce36" table:formula="of:=IF(ROW()-ROW([$'amortizacijska tabela'.$D$3])=1;LoanAmount;IF([$'amortizacijska tabela'.$C333]=&quot;&quot;;0;INDEX([$'amortizacijska tabela'.$B$4:.$J$363]; ROW()-4;8)))" office:value-type="float" office:value="31162.2764756269" calcext:value-type="float">
            <text:p>31.162,28 €</text:p>
          </table:table-cell>
          <table:table-cell table:style-name="ce36" table:formula="of:=IF(ValuesEntered;IF(ROW()-ROW([$'amortizacijska tabela'.$E$3])=1;-IPMT(InterestRate/12;1;DurationOfLoan-ROWS([.$C$4:.C333])+1;[$'amortizacijska tabela'.$D333]);IFERROR(-IPMT(InterestRate/12;1;[$'amortizacijska tabela'.$J333];[.D334]);0));0)" office:value-type="float" office:value="125.910316867713" calcext:value-type="float">
            <text:p>125,91 €</text:p>
          </table:table-cell>
          <table:table-cell table:style-name="ce36" table:formula="of:=IFERROR(IF(AND(ValuesEntered;[$'amortizacijska tabela'.$C333]&lt;&gt;&quot;&quot;);-PPMT(InterestRate/12;1;DurationOfLoan-ROWS([.$C$4:.C333])+1;[$'amortizacijska tabela'.$D333]);&quot;&quot;);0)" office:value-type="float" office:value="943.800427375834" calcext:value-type="float">
            <text:p>943,80 €</text:p>
          </table:table-cell>
          <table:table-cell table:style-name="ce36" table:formula="of:=IF([$'amortizacijska tabela'.$C333]=&quot;&quot;;0;PropertyTaxAmount)" office:value-type="float" office:value="375" calcext:value-type="float">
            <text:p>375,00 €</text:p>
          </table:table-cell>
          <table:table-cell table:style-name="ce36" table:formula="of:=IF([$'amortizacijska tabela'.$C333]=&quot;&quot;;0;[$'amortizacijska tabela'.$E333]+[$'amortizacijska tabela'.$F333]+[$'amortizacijska tabela'.$G333])" office:value-type="float" office:value="1444.71074424355" calcext:value-type="float">
            <text:p>1.444,71 €</text:p>
          </table:table-cell>
          <table:table-cell table:style-name="ce36" table:formula="of:=IF([$'amortizacijska tabela'.$C333]=&quot;&quot;;0;[$'amortizacijska tabela'.$D333]-[$'amortizacijska tabela'.$F333])" office:value-type="float" office:value="30218.4760482511" calcext:value-type="float">
            <text:p>30.218,48 €</text:p>
          </table:table-cell>
          <table:table-cell table:style-name="ce32" table:formula="of:=IF([$'amortizacijska tabela'.$I333]&gt;0;LastRow-ROW();0)" office:value-type="float" office:value="30" calcext:value-type="float">
            <text:p><text:s/>30 </text:p>
          </table:table-cell>
          <table:table-cell table:number-columns-repeated="1014"/>
        </table:table-row>
        <table:table-row table:style-name="ro3">
          <table:table-cell/>
          <table:table-cell table:style-name="ce32" table:formula="of:=ROWS([.$B$4:.B334])" office:value-type="float" office:value="331" calcext:value-type="float">
            <text:p><text:s/>331 </text:p>
          </table:table-cell>
          <table:table-cell table:style-name="ce34" table:formula="of:=IF(ValuesEntered;IF([$'amortizacijska tabela'.$B334]&lt;=DurationOfLoan;IF(ROW()-ROW([$'amortizacijska tabela'.$C$3])=1;LoanStart;IF([.I333]&gt;0;EDATE([.C333];1);&quot;&quot;));&quot;&quot;);&quot;&quot;)" office:value-type="date" office:date-value="2048-11-07" calcext:value-type="date">
            <text:p>07. 11. 2048</text:p>
          </table:table-cell>
          <table:table-cell table:style-name="ce36" table:formula="of:=IF(ROW()-ROW([$'amortizacijska tabela'.$D$3])=1;LoanAmount;IF([$'amortizacijska tabela'.$C334]=&quot;&quot;;0;INDEX([$'amortizacijska tabela'.$B$4:.$J$363]; ROW()-4;8)))" office:value-type="float" office:value="30218.4760482511" calcext:value-type="float">
            <text:p>30.218,48 €</text:p>
          </table:table-cell>
          <table:table-cell table:style-name="ce36" table:formula="of:=IF(ValuesEntered;IF(ROW()-ROW([$'amortizacijska tabela'.$E$3])=1;-IPMT(InterestRate/12;1;DurationOfLoan-ROWS([.$C$4:.C334])+1;[$'amortizacijska tabela'.$D334]);IFERROR(-IPMT(InterestRate/12;1;[$'amortizacijska tabela'.$J334];[.D335]);0));0)" office:value-type="float" office:value="121.961429662894" calcext:value-type="float">
            <text:p>121,96 €</text:p>
          </table:table-cell>
          <table:table-cell table:style-name="ce36" table:formula="of:=IFERROR(IF(AND(ValuesEntered;[$'amortizacijska tabela'.$C334]&lt;&gt;&quot;&quot;);-PPMT(InterestRate/12;1;DurationOfLoan-ROWS([.$C$4:.C334])+1;[$'amortizacijska tabela'.$D334]);&quot;&quot;);0)" office:value-type="float" office:value="947.732929156566" calcext:value-type="float">
            <text:p>947,73 €</text:p>
          </table:table-cell>
          <table:table-cell table:style-name="ce36" table:formula="of:=IF([$'amortizacijska tabela'.$C334]=&quot;&quot;;0;PropertyTaxAmount)" office:value-type="float" office:value="375" calcext:value-type="float">
            <text:p>375,00 €</text:p>
          </table:table-cell>
          <table:table-cell table:style-name="ce36" table:formula="of:=IF([$'amortizacijska tabela'.$C334]=&quot;&quot;;0;[$'amortizacijska tabela'.$E334]+[$'amortizacijska tabela'.$F334]+[$'amortizacijska tabela'.$G334])" office:value-type="float" office:value="1444.69435881946" calcext:value-type="float">
            <text:p>1.444,69 €</text:p>
          </table:table-cell>
          <table:table-cell table:style-name="ce36" table:formula="of:=IF([$'amortizacijska tabela'.$C334]=&quot;&quot;;0;[$'amortizacijska tabela'.$D334]-[$'amortizacijska tabela'.$F334])" office:value-type="float" office:value="29270.7431190945" calcext:value-type="float">
            <text:p>29.270,74 €</text:p>
          </table:table-cell>
          <table:table-cell table:style-name="ce32" table:formula="of:=IF([$'amortizacijska tabela'.$I334]&gt;0;LastRow-ROW();0)" office:value-type="float" office:value="29" calcext:value-type="float">
            <text:p><text:s/>29 </text:p>
          </table:table-cell>
          <table:table-cell table:number-columns-repeated="1014"/>
        </table:table-row>
        <table:table-row table:style-name="ro3">
          <table:table-cell/>
          <table:table-cell table:style-name="ce32" table:formula="of:=ROWS([.$B$4:.B335])" office:value-type="float" office:value="332" calcext:value-type="float">
            <text:p><text:s/>332 </text:p>
          </table:table-cell>
          <table:table-cell table:style-name="ce34" table:formula="of:=IF(ValuesEntered;IF([$'amortizacijska tabela'.$B335]&lt;=DurationOfLoan;IF(ROW()-ROW([$'amortizacijska tabela'.$C$3])=1;LoanStart;IF([.I334]&gt;0;EDATE([.C334];1);&quot;&quot;));&quot;&quot;);&quot;&quot;)" office:value-type="date" office:date-value="2048-12-07" calcext:value-type="date">
            <text:p>07. 12. 2048</text:p>
          </table:table-cell>
          <table:table-cell table:style-name="ce36" table:formula="of:=IF(ROW()-ROW([$'amortizacijska tabela'.$D$3])=1;LoanAmount;IF([$'amortizacijska tabela'.$C335]=&quot;&quot;;0;INDEX([$'amortizacijska tabela'.$B$4:.$J$363]; ROW()-4;8)))" office:value-type="float" office:value="29270.7431190945" calcext:value-type="float">
            <text:p>29.270,74 €</text:p>
          </table:table-cell>
          <table:table-cell table:style-name="ce36" table:formula="of:=IF(ValuesEntered;IF(ROW()-ROW([$'amortizacijska tabela'.$E$3])=1;-IPMT(InterestRate/12;1;DurationOfLoan-ROWS([.$C$4:.C335])+1;[$'amortizacijska tabela'.$D335]);IFERROR(-IPMT(InterestRate/12;1;[$'amortizacijska tabela'.$J335];[.D336]);0));0)" office:value-type="float" office:value="117.996088761388" calcext:value-type="float">
            <text:p>118,00 €</text:p>
          </table:table-cell>
          <table:table-cell table:style-name="ce36" table:formula="of:=IFERROR(IF(AND(ValuesEntered;[$'amortizacijska tabela'.$C335]&lt;&gt;&quot;&quot;);-PPMT(InterestRate/12;1;DurationOfLoan-ROWS([.$C$4:.C335])+1;[$'amortizacijska tabela'.$D335]);&quot;&quot;);0)" office:value-type="float" office:value="951.681816361386" calcext:value-type="float">
            <text:p>951,68 €</text:p>
          </table:table-cell>
          <table:table-cell table:style-name="ce36" table:formula="of:=IF([$'amortizacijska tabela'.$C335]=&quot;&quot;;0;PropertyTaxAmount)" office:value-type="float" office:value="375" calcext:value-type="float">
            <text:p>375,00 €</text:p>
          </table:table-cell>
          <table:table-cell table:style-name="ce36" table:formula="of:=IF([$'amortizacijska tabela'.$C335]=&quot;&quot;;0;[$'amortizacijska tabela'.$E335]+[$'amortizacijska tabela'.$F335]+[$'amortizacijska tabela'.$G335])" office:value-type="float" office:value="1444.67790512277" calcext:value-type="float">
            <text:p>1.444,68 €</text:p>
          </table:table-cell>
          <table:table-cell table:style-name="ce36" table:formula="of:=IF([$'amortizacijska tabela'.$C335]=&quot;&quot;;0;[$'amortizacijska tabela'.$D335]-[$'amortizacijska tabela'.$F335])" office:value-type="float" office:value="28319.0613027331" calcext:value-type="float">
            <text:p>28.319,06 €</text:p>
          </table:table-cell>
          <table:table-cell table:style-name="ce32" table:formula="of:=IF([$'amortizacijska tabela'.$I335]&gt;0;LastRow-ROW();0)" office:value-type="float" office:value="28" calcext:value-type="float">
            <text:p><text:s/>28 </text:p>
          </table:table-cell>
          <table:table-cell table:number-columns-repeated="1014"/>
        </table:table-row>
        <table:table-row table:style-name="ro3">
          <table:table-cell/>
          <table:table-cell table:style-name="ce32" table:formula="of:=ROWS([.$B$4:.B336])" office:value-type="float" office:value="333" calcext:value-type="float">
            <text:p><text:s/>333 </text:p>
          </table:table-cell>
          <table:table-cell table:style-name="ce34" table:formula="of:=IF(ValuesEntered;IF([$'amortizacijska tabela'.$B336]&lt;=DurationOfLoan;IF(ROW()-ROW([$'amortizacijska tabela'.$C$3])=1;LoanStart;IF([.I335]&gt;0;EDATE([.C335];1);&quot;&quot;));&quot;&quot;);&quot;&quot;)" office:value-type="date" office:date-value="2049-01-07" calcext:value-type="date">
            <text:p>07. 01. 2049</text:p>
          </table:table-cell>
          <table:table-cell table:style-name="ce36" table:formula="of:=IF(ROW()-ROW([$'amortizacijska tabela'.$D$3])=1;LoanAmount;IF([$'amortizacijska tabela'.$C336]=&quot;&quot;;0;INDEX([$'amortizacijska tabela'.$B$4:.$J$363]; ROW()-4;8)))" office:value-type="float" office:value="28319.0613027331" calcext:value-type="float">
            <text:p>28.319,06 €</text:p>
          </table:table-cell>
          <table:table-cell table:style-name="ce36" table:formula="of:=IF(ValuesEntered;IF(ROW()-ROW([$'amortizacijska tabela'.$E$3])=1;-IPMT(InterestRate/12;1;DurationOfLoan-ROWS([.$C$4:.C336])+1;[$'amortizacijska tabela'.$D336]);IFERROR(-IPMT(InterestRate/12;1;[$'amortizacijska tabela'.$J336];[.D337]);0));0)" office:value-type="float" office:value="114.014225606126" calcext:value-type="float">
            <text:p>114,01 €</text:p>
          </table:table-cell>
          <table:table-cell table:style-name="ce36" table:formula="of:=IFERROR(IF(AND(ValuesEntered;[$'amortizacijska tabela'.$C336]&lt;&gt;&quot;&quot;);-PPMT(InterestRate/12;1;DurationOfLoan-ROWS([.$C$4:.C336])+1;[$'amortizacijska tabela'.$D336]);&quot;&quot;);0)" office:value-type="float" office:value="955.647157262891" calcext:value-type="float">
            <text:p>955,65 €</text:p>
          </table:table-cell>
          <table:table-cell table:style-name="ce36" table:formula="of:=IF([$'amortizacijska tabela'.$C336]=&quot;&quot;;0;PropertyTaxAmount)" office:value-type="float" office:value="375" calcext:value-type="float">
            <text:p>375,00 €</text:p>
          </table:table-cell>
          <table:table-cell table:style-name="ce36" table:formula="of:=IF([$'amortizacijska tabela'.$C336]=&quot;&quot;;0;[$'amortizacijska tabela'.$E336]+[$'amortizacijska tabela'.$F336]+[$'amortizacijska tabela'.$G336])" office:value-type="float" office:value="1444.66138286902" calcext:value-type="float">
            <text:p>1.444,66 €</text:p>
          </table:table-cell>
          <table:table-cell table:style-name="ce36" table:formula="of:=IF([$'amortizacijska tabela'.$C336]=&quot;&quot;;0;[$'amortizacijska tabela'.$D336]-[$'amortizacijska tabela'.$F336])" office:value-type="float" office:value="27363.4141454702" calcext:value-type="float">
            <text:p>27.363,41 €</text:p>
          </table:table-cell>
          <table:table-cell table:style-name="ce32" table:formula="of:=IF([$'amortizacijska tabela'.$I336]&gt;0;LastRow-ROW();0)" office:value-type="float" office:value="27" calcext:value-type="float">
            <text:p><text:s/>27 </text:p>
          </table:table-cell>
          <table:table-cell table:number-columns-repeated="1014"/>
        </table:table-row>
        <table:table-row table:style-name="ro3">
          <table:table-cell/>
          <table:table-cell table:style-name="ce32" table:formula="of:=ROWS([.$B$4:.B337])" office:value-type="float" office:value="334" calcext:value-type="float">
            <text:p><text:s/>334 </text:p>
          </table:table-cell>
          <table:table-cell table:style-name="ce34" table:formula="of:=IF(ValuesEntered;IF([$'amortizacijska tabela'.$B337]&lt;=DurationOfLoan;IF(ROW()-ROW([$'amortizacijska tabela'.$C$3])=1;LoanStart;IF([.I336]&gt;0;EDATE([.C336];1);&quot;&quot;));&quot;&quot;);&quot;&quot;)" office:value-type="date" office:date-value="2049-02-07" calcext:value-type="date">
            <text:p>07. 02. 2049</text:p>
          </table:table-cell>
          <table:table-cell table:style-name="ce36" table:formula="of:=IF(ROW()-ROW([$'amortizacijska tabela'.$D$3])=1;LoanAmount;IF([$'amortizacijska tabela'.$C337]=&quot;&quot;;0;INDEX([$'amortizacijska tabela'.$B$4:.$J$363]; ROW()-4;8)))" office:value-type="float" office:value="27363.4141454702" calcext:value-type="float">
            <text:p>27.363,41 €</text:p>
          </table:table-cell>
          <table:table-cell table:style-name="ce36" table:formula="of:=IF(ValuesEntered;IF(ROW()-ROW([$'amortizacijska tabela'.$E$3])=1;-IPMT(InterestRate/12;1;DurationOfLoan-ROWS([.$C$4:.C337])+1;[$'amortizacijska tabela'.$D337]);IFERROR(-IPMT(InterestRate/12;1;[$'amortizacijska tabela'.$J337];[.D338]);0));0)" office:value-type="float" office:value="110.015771354384" calcext:value-type="float">
            <text:p>110,02 €</text:p>
          </table:table-cell>
          <table:table-cell table:style-name="ce36" table:formula="of:=IFERROR(IF(AND(ValuesEntered;[$'amortizacijska tabela'.$C337]&lt;&gt;&quot;&quot;);-PPMT(InterestRate/12;1;DurationOfLoan-ROWS([.$C$4:.C337])+1;[$'amortizacijska tabela'.$D337]);&quot;&quot;);0)" office:value-type="float" office:value="959.629020418153" calcext:value-type="float">
            <text:p>959,63 €</text:p>
          </table:table-cell>
          <table:table-cell table:style-name="ce36" table:formula="of:=IF([$'amortizacijska tabela'.$C337]=&quot;&quot;;0;PropertyTaxAmount)" office:value-type="float" office:value="375" calcext:value-type="float">
            <text:p>375,00 €</text:p>
          </table:table-cell>
          <table:table-cell table:style-name="ce36" table:formula="of:=IF([$'amortizacijska tabela'.$C337]=&quot;&quot;;0;[$'amortizacijska tabela'.$E337]+[$'amortizacijska tabela'.$F337]+[$'amortizacijska tabela'.$G337])" office:value-type="float" office:value="1444.64479177254" calcext:value-type="float">
            <text:p>1.444,64 €</text:p>
          </table:table-cell>
          <table:table-cell table:style-name="ce36" table:formula="of:=IF([$'amortizacijska tabela'.$C337]=&quot;&quot;;0;[$'amortizacijska tabela'.$D337]-[$'amortizacijska tabela'.$F337])" office:value-type="float" office:value="26403.7851250521" calcext:value-type="float">
            <text:p>26.403,79 €</text:p>
          </table:table-cell>
          <table:table-cell table:style-name="ce32" table:formula="of:=IF([$'amortizacijska tabela'.$I337]&gt;0;LastRow-ROW();0)" office:value-type="float" office:value="26" calcext:value-type="float">
            <text:p><text:s/>26 </text:p>
          </table:table-cell>
          <table:table-cell table:number-columns-repeated="1014"/>
        </table:table-row>
        <table:table-row table:style-name="ro3">
          <table:table-cell/>
          <table:table-cell table:style-name="ce32" table:formula="of:=ROWS([.$B$4:.B338])" office:value-type="float" office:value="335" calcext:value-type="float">
            <text:p><text:s/>335 </text:p>
          </table:table-cell>
          <table:table-cell table:style-name="ce34" table:formula="of:=IF(ValuesEntered;IF([$'amortizacijska tabela'.$B338]&lt;=DurationOfLoan;IF(ROW()-ROW([$'amortizacijska tabela'.$C$3])=1;LoanStart;IF([.I337]&gt;0;EDATE([.C337];1);&quot;&quot;));&quot;&quot;);&quot;&quot;)" office:value-type="date" office:date-value="2049-03-07" calcext:value-type="date">
            <text:p>07. 03. 2049</text:p>
          </table:table-cell>
          <table:table-cell table:style-name="ce36" table:formula="of:=IF(ROW()-ROW([$'amortizacijska tabela'.$D$3])=1;LoanAmount;IF([$'amortizacijska tabela'.$C338]=&quot;&quot;;0;INDEX([$'amortizacijska tabela'.$B$4:.$J$363]; ROW()-4;8)))" office:value-type="float" office:value="26403.7851250521" calcext:value-type="float">
            <text:p>26.403,79 €</text:p>
          </table:table-cell>
          <table:table-cell table:style-name="ce36" table:formula="of:=IF(ValuesEntered;IF(ROW()-ROW([$'amortizacijska tabela'.$E$3])=1;-IPMT(InterestRate/12;1;DurationOfLoan-ROWS([.$C$4:.C338])+1;[$'amortizacijska tabela'.$D338]);IFERROR(-IPMT(InterestRate/12;1;[$'amortizacijska tabela'.$J338];[.D339]);0));0)" office:value-type="float" office:value="106.000656876593" calcext:value-type="float">
            <text:p>106,00 €</text:p>
          </table:table-cell>
          <table:table-cell table:style-name="ce36" table:formula="of:=IFERROR(IF(AND(ValuesEntered;[$'amortizacijska tabela'.$C338]&lt;&gt;&quot;&quot;);-PPMT(InterestRate/12;1;DurationOfLoan-ROWS([.$C$4:.C338])+1;[$'amortizacijska tabela'.$D338]);&quot;&quot;);0)" office:value-type="float" office:value="963.627474669896" calcext:value-type="float">
            <text:p>963,63 €</text:p>
          </table:table-cell>
          <table:table-cell table:style-name="ce36" table:formula="of:=IF([$'amortizacijska tabela'.$C338]=&quot;&quot;;0;PropertyTaxAmount)" office:value-type="float" office:value="375" calcext:value-type="float">
            <text:p>375,00 €</text:p>
          </table:table-cell>
          <table:table-cell table:style-name="ce36" table:formula="of:=IF([$'amortizacijska tabela'.$C338]=&quot;&quot;;0;[$'amortizacijska tabela'.$E338]+[$'amortizacijska tabela'.$F338]+[$'amortizacijska tabela'.$G338])" office:value-type="float" office:value="1444.62813154649" calcext:value-type="float">
            <text:p>1.444,63 €</text:p>
          </table:table-cell>
          <table:table-cell table:style-name="ce36" table:formula="of:=IF([$'amortizacijska tabela'.$C338]=&quot;&quot;;0;[$'amortizacijska tabela'.$D338]-[$'amortizacijska tabela'.$F338])" office:value-type="float" office:value="25440.1576503822" calcext:value-type="float">
            <text:p>25.440,16 €</text:p>
          </table:table-cell>
          <table:table-cell table:style-name="ce32" table:formula="of:=IF([$'amortizacijska tabela'.$I338]&gt;0;LastRow-ROW();0)" office:value-type="float" office:value="25" calcext:value-type="float">
            <text:p><text:s/>25 </text:p>
          </table:table-cell>
          <table:table-cell table:number-columns-repeated="1014"/>
        </table:table-row>
        <table:table-row table:style-name="ro3">
          <table:table-cell/>
          <table:table-cell table:style-name="ce32" table:formula="of:=ROWS([.$B$4:.B339])" office:value-type="float" office:value="336" calcext:value-type="float">
            <text:p><text:s/>336 </text:p>
          </table:table-cell>
          <table:table-cell table:style-name="ce34" table:formula="of:=IF(ValuesEntered;IF([$'amortizacijska tabela'.$B339]&lt;=DurationOfLoan;IF(ROW()-ROW([$'amortizacijska tabela'.$C$3])=1;LoanStart;IF([.I338]&gt;0;EDATE([.C338];1);&quot;&quot;));&quot;&quot;);&quot;&quot;)" office:value-type="date" office:date-value="2049-04-07" calcext:value-type="date">
            <text:p>07. 04. 2049</text:p>
          </table:table-cell>
          <table:table-cell table:style-name="ce36" table:formula="of:=IF(ROW()-ROW([$'amortizacijska tabela'.$D$3])=1;LoanAmount;IF([$'amortizacijska tabela'.$C339]=&quot;&quot;;0;INDEX([$'amortizacijska tabela'.$B$4:.$J$363]; ROW()-4;8)))" office:value-type="float" office:value="25440.1576503822" calcext:value-type="float">
            <text:p>25.440,16 €</text:p>
          </table:table-cell>
          <table:table-cell table:style-name="ce36" table:formula="of:=IF(ValuesEntered;IF(ROW()-ROW([$'amortizacijska tabela'.$E$3])=1;-IPMT(InterestRate/12;1;DurationOfLoan-ROWS([.$C$4:.C339])+1;[$'amortizacijska tabela'.$D339]);IFERROR(-IPMT(InterestRate/12;1;[$'amortizacijska tabela'.$J339];[.D340]);0));0)" office:value-type="float" office:value="101.968812755144" calcext:value-type="float">
            <text:p>101,97 €</text:p>
          </table:table-cell>
          <table:table-cell table:style-name="ce36" table:formula="of:=IFERROR(IF(AND(ValuesEntered;[$'amortizacijska tabela'.$C339]&lt;&gt;&quot;&quot;);-PPMT(InterestRate/12;1;DurationOfLoan-ROWS([.$C$4:.C339])+1;[$'amortizacijska tabela'.$D339]);&quot;&quot;);0)" office:value-type="float" office:value="967.642589147687" calcext:value-type="float">
            <text:p>967,64 €</text:p>
          </table:table-cell>
          <table:table-cell table:style-name="ce36" table:formula="of:=IF([$'amortizacijska tabela'.$C339]=&quot;&quot;;0;PropertyTaxAmount)" office:value-type="float" office:value="375" calcext:value-type="float">
            <text:p>375,00 €</text:p>
          </table:table-cell>
          <table:table-cell table:style-name="ce36" table:formula="of:=IF([$'amortizacijska tabela'.$C339]=&quot;&quot;;0;[$'amortizacijska tabela'.$E339]+[$'amortizacijska tabela'.$F339]+[$'amortizacijska tabela'.$G339])" office:value-type="float" office:value="1444.61140190283" calcext:value-type="float">
            <text:p>1.444,61 €</text:p>
          </table:table-cell>
          <table:table-cell table:style-name="ce36" table:formula="of:=IF([$'amortizacijska tabela'.$C339]=&quot;&quot;;0;[$'amortizacijska tabela'.$D339]-[$'amortizacijska tabela'.$F339])" office:value-type="float" office:value="24472.5150612345" calcext:value-type="float">
            <text:p>24.472,52 €</text:p>
          </table:table-cell>
          <table:table-cell table:style-name="ce32" table:formula="of:=IF([$'amortizacijska tabela'.$I339]&gt;0;LastRow-ROW();0)" office:value-type="float" office:value="24" calcext:value-type="float">
            <text:p><text:s/>24 </text:p>
          </table:table-cell>
          <table:table-cell table:number-columns-repeated="1014"/>
        </table:table-row>
        <table:table-row table:style-name="ro3">
          <table:table-cell/>
          <table:table-cell table:style-name="ce32" table:formula="of:=ROWS([.$B$4:.B340])" office:value-type="float" office:value="337" calcext:value-type="float">
            <text:p><text:s/>337 </text:p>
          </table:table-cell>
          <table:table-cell table:style-name="ce34" table:formula="of:=IF(ValuesEntered;IF([$'amortizacijska tabela'.$B340]&lt;=DurationOfLoan;IF(ROW()-ROW([$'amortizacijska tabela'.$C$3])=1;LoanStart;IF([.I339]&gt;0;EDATE([.C339];1);&quot;&quot;));&quot;&quot;);&quot;&quot;)" office:value-type="date" office:date-value="2049-05-07" calcext:value-type="date">
            <text:p>07. 05. 2049</text:p>
          </table:table-cell>
          <table:table-cell table:style-name="ce36" table:formula="of:=IF(ROW()-ROW([$'amortizacijska tabela'.$D$3])=1;LoanAmount;IF([$'amortizacijska tabela'.$C340]=&quot;&quot;;0;INDEX([$'amortizacijska tabela'.$B$4:.$J$363]; ROW()-4;8)))" office:value-type="float" office:value="24472.5150612345" calcext:value-type="float">
            <text:p>24.472,52 €</text:p>
          </table:table-cell>
          <table:table-cell table:style-name="ce36" table:formula="of:=IF(ValuesEntered;IF(ROW()-ROW([$'amortizacijska tabela'.$E$3])=1;-IPMT(InterestRate/12;1;DurationOfLoan-ROWS([.$C$4:.C340])+1;[$'amortizacijska tabela'.$D340]);IFERROR(-IPMT(InterestRate/12;1;[$'amortizacijska tabela'.$J340];[.D341]);0));0)" office:value-type="float" office:value="97.9201692831891" calcext:value-type="float">
            <text:p>97,92 €</text:p>
          </table:table-cell>
          <table:table-cell table:style-name="ce36" table:formula="of:=IFERROR(IF(AND(ValuesEntered;[$'amortizacijska tabela'.$C340]&lt;&gt;&quot;&quot;);-PPMT(InterestRate/12;1;DurationOfLoan-ROWS([.$C$4:.C340])+1;[$'amortizacijska tabela'.$D340]);&quot;&quot;);0)" office:value-type="float" office:value="971.674433269135" calcext:value-type="float">
            <text:p>971,67 €</text:p>
          </table:table-cell>
          <table:table-cell table:style-name="ce36" table:formula="of:=IF([$'amortizacijska tabela'.$C340]=&quot;&quot;;0;PropertyTaxAmount)" office:value-type="float" office:value="375" calcext:value-type="float">
            <text:p>375,00 €</text:p>
          </table:table-cell>
          <table:table-cell table:style-name="ce36" table:formula="of:=IF([$'amortizacijska tabela'.$C340]=&quot;&quot;;0;[$'amortizacijska tabela'.$E340]+[$'amortizacijska tabela'.$F340]+[$'amortizacijska tabela'.$G340])" office:value-type="float" office:value="1444.59460255232" calcext:value-type="float">
            <text:p>1.444,59 €</text:p>
          </table:table-cell>
          <table:table-cell table:style-name="ce36" table:formula="of:=IF([$'amortizacijska tabela'.$C340]=&quot;&quot;;0;[$'amortizacijska tabela'.$D340]-[$'amortizacijska tabela'.$F340])" office:value-type="float" office:value="23500.8406279654" calcext:value-type="float">
            <text:p>23.500,84 €</text:p>
          </table:table-cell>
          <table:table-cell table:style-name="ce32" table:formula="of:=IF([$'amortizacijska tabela'.$I340]&gt;0;LastRow-ROW();0)" office:value-type="float" office:value="23" calcext:value-type="float">
            <text:p><text:s/>23 </text:p>
          </table:table-cell>
          <table:table-cell table:number-columns-repeated="1014"/>
        </table:table-row>
        <table:table-row table:style-name="ro3">
          <table:table-cell/>
          <table:table-cell table:style-name="ce32" table:formula="of:=ROWS([.$B$4:.B341])" office:value-type="float" office:value="338" calcext:value-type="float">
            <text:p><text:s/>338 </text:p>
          </table:table-cell>
          <table:table-cell table:style-name="ce34" table:formula="of:=IF(ValuesEntered;IF([$'amortizacijska tabela'.$B341]&lt;=DurationOfLoan;IF(ROW()-ROW([$'amortizacijska tabela'.$C$3])=1;LoanStart;IF([.I340]&gt;0;EDATE([.C340];1);&quot;&quot;));&quot;&quot;);&quot;&quot;)" office:value-type="date" office:date-value="2049-06-07" calcext:value-type="date">
            <text:p>07. 06. 2049</text:p>
          </table:table-cell>
          <table:table-cell table:style-name="ce36" table:formula="of:=IF(ROW()-ROW([$'amortizacijska tabela'.$D$3])=1;LoanAmount;IF([$'amortizacijska tabela'.$C341]=&quot;&quot;;0;INDEX([$'amortizacijska tabela'.$B$4:.$J$363]; ROW()-4;8)))" office:value-type="float" office:value="23500.8406279654" calcext:value-type="float">
            <text:p>23.500,84 €</text:p>
          </table:table-cell>
          <table:table-cell table:style-name="ce36" table:formula="of:=IF(ValuesEntered;IF(ROW()-ROW([$'amortizacijska tabela'.$E$3])=1;-IPMT(InterestRate/12;1;DurationOfLoan-ROWS([.$C$4:.C341])+1;[$'amortizacijska tabela'.$D341]);IFERROR(-IPMT(InterestRate/12;1;[$'amortizacijska tabela'.$J341];[.D342]);0));0)" office:value-type="float" office:value="93.8546564634346" calcext:value-type="float">
            <text:p>93,85 €</text:p>
          </table:table-cell>
          <table:table-cell table:style-name="ce36" table:formula="of:=IFERROR(IF(AND(ValuesEntered;[$'amortizacijska tabela'.$C341]&lt;&gt;&quot;&quot;);-PPMT(InterestRate/12;1;DurationOfLoan-ROWS([.$C$4:.C341])+1;[$'amortizacijska tabela'.$D341]);&quot;&quot;);0)" office:value-type="float" office:value="975.72307674109" calcext:value-type="float">
            <text:p>975,72 €</text:p>
          </table:table-cell>
          <table:table-cell table:style-name="ce36" table:formula="of:=IF([$'amortizacijska tabela'.$C341]=&quot;&quot;;0;PropertyTaxAmount)" office:value-type="float" office:value="375" calcext:value-type="float">
            <text:p>375,00 €</text:p>
          </table:table-cell>
          <table:table-cell table:style-name="ce36" table:formula="of:=IF([$'amortizacijska tabela'.$C341]=&quot;&quot;;0;[$'amortizacijska tabela'.$E341]+[$'amortizacijska tabela'.$F341]+[$'amortizacijska tabela'.$G341])" office:value-type="float" office:value="1444.57773320452" calcext:value-type="float">
            <text:p>1.444,58 €</text:p>
          </table:table-cell>
          <table:table-cell table:style-name="ce36" table:formula="of:=IF([$'amortizacijska tabela'.$C341]=&quot;&quot;;0;[$'amortizacijska tabela'.$D341]-[$'amortizacijska tabela'.$F341])" office:value-type="float" office:value="22525.1175512243" calcext:value-type="float">
            <text:p>22.525,12 €</text:p>
          </table:table-cell>
          <table:table-cell table:style-name="ce32" table:formula="of:=IF([$'amortizacijska tabela'.$I341]&gt;0;LastRow-ROW();0)" office:value-type="float" office:value="22" calcext:value-type="float">
            <text:p><text:s/>22 </text:p>
          </table:table-cell>
          <table:table-cell table:number-columns-repeated="1014"/>
        </table:table-row>
        <table:table-row table:style-name="ro3">
          <table:table-cell/>
          <table:table-cell table:style-name="ce32" table:formula="of:=ROWS([.$B$4:.B342])" office:value-type="float" office:value="339" calcext:value-type="float">
            <text:p><text:s/>339 </text:p>
          </table:table-cell>
          <table:table-cell table:style-name="ce34" table:formula="of:=IF(ValuesEntered;IF([$'amortizacijska tabela'.$B342]&lt;=DurationOfLoan;IF(ROW()-ROW([$'amortizacijska tabela'.$C$3])=1;LoanStart;IF([.I341]&gt;0;EDATE([.C341];1);&quot;&quot;));&quot;&quot;);&quot;&quot;)" office:value-type="date" office:date-value="2049-07-07" calcext:value-type="date">
            <text:p>07. 07. 2049</text:p>
          </table:table-cell>
          <table:table-cell table:style-name="ce36" table:formula="of:=IF(ROW()-ROW([$'amortizacijska tabela'.$D$3])=1;LoanAmount;IF([$'amortizacijska tabela'.$C342]=&quot;&quot;;0;INDEX([$'amortizacijska tabela'.$B$4:.$J$363]; ROW()-4;8)))" office:value-type="float" office:value="22525.1175512243" calcext:value-type="float">
            <text:p>22.525,12 €</text:p>
          </table:table-cell>
          <table:table-cell table:style-name="ce36" table:formula="of:=IF(ValuesEntered;IF(ROW()-ROW([$'amortizacijska tabela'.$E$3])=1;-IPMT(InterestRate/12;1;DurationOfLoan-ROWS([.$C$4:.C342])+1;[$'amortizacijska tabela'.$D342]);IFERROR(-IPMT(InterestRate/12;1;[$'amortizacijska tabela'.$J342];[.D343]);0));0)" office:value-type="float" office:value="89.772204006931" calcext:value-type="float">
            <text:p>89,77 €</text:p>
          </table:table-cell>
          <table:table-cell table:style-name="ce36" table:formula="of:=IFERROR(IF(AND(ValuesEntered;[$'amortizacijska tabela'.$C342]&lt;&gt;&quot;&quot;);-PPMT(InterestRate/12;1;DurationOfLoan-ROWS([.$C$4:.C342])+1;[$'amortizacijska tabela'.$D342]);&quot;&quot;);0)" office:value-type="float" office:value="979.788589560845" calcext:value-type="float">
            <text:p>979,79 €</text:p>
          </table:table-cell>
          <table:table-cell table:style-name="ce36" table:formula="of:=IF([$'amortizacijska tabela'.$C342]=&quot;&quot;;0;PropertyTaxAmount)" office:value-type="float" office:value="375" calcext:value-type="float">
            <text:p>375,00 €</text:p>
          </table:table-cell>
          <table:table-cell table:style-name="ce36" table:formula="of:=IF([$'amortizacijska tabela'.$C342]=&quot;&quot;;0;[$'amortizacijska tabela'.$E342]+[$'amortizacijska tabela'.$F342]+[$'amortizacijska tabela'.$G342])" office:value-type="float" office:value="1444.56079356778" calcext:value-type="float">
            <text:p>1.444,56 €</text:p>
          </table:table-cell>
          <table:table-cell table:style-name="ce36" table:formula="of:=IF([$'amortizacijska tabela'.$C342]=&quot;&quot;;0;[$'amortizacijska tabela'.$D342]-[$'amortizacijska tabela'.$F342])" office:value-type="float" office:value="21545.3289616634" calcext:value-type="float">
            <text:p>21.545,33 €</text:p>
          </table:table-cell>
          <table:table-cell table:style-name="ce32" table:formula="of:=IF([$'amortizacijska tabela'.$I342]&gt;0;LastRow-ROW();0)" office:value-type="float" office:value="21" calcext:value-type="float">
            <text:p><text:s/>21 </text:p>
          </table:table-cell>
          <table:table-cell table:number-columns-repeated="1014"/>
        </table:table-row>
        <table:table-row table:style-name="ro3">
          <table:table-cell/>
          <table:table-cell table:style-name="ce32" table:formula="of:=ROWS([.$B$4:.B343])" office:value-type="float" office:value="340" calcext:value-type="float">
            <text:p><text:s/>340 </text:p>
          </table:table-cell>
          <table:table-cell table:style-name="ce34" table:formula="of:=IF(ValuesEntered;IF([$'amortizacijska tabela'.$B343]&lt;=DurationOfLoan;IF(ROW()-ROW([$'amortizacijska tabela'.$C$3])=1;LoanStart;IF([.I342]&gt;0;EDATE([.C342];1);&quot;&quot;));&quot;&quot;);&quot;&quot;)" office:value-type="date" office:date-value="2049-08-07" calcext:value-type="date">
            <text:p>07. 08. 2049</text:p>
          </table:table-cell>
          <table:table-cell table:style-name="ce36" table:formula="of:=IF(ROW()-ROW([$'amortizacijska tabela'.$D$3])=1;LoanAmount;IF([$'amortizacijska tabela'.$C343]=&quot;&quot;;0;INDEX([$'amortizacijska tabela'.$B$4:.$J$363]; ROW()-4;8)))" office:value-type="float" office:value="21545.3289616634" calcext:value-type="float">
            <text:p>21.545,33 €</text:p>
          </table:table-cell>
          <table:table-cell table:style-name="ce36" table:formula="of:=IF(ValuesEntered;IF(ROW()-ROW([$'amortizacijska tabela'.$E$3])=1;-IPMT(InterestRate/12;1;DurationOfLoan-ROWS([.$C$4:.C343])+1;[$'amortizacijska tabela'.$D343]);IFERROR(-IPMT(InterestRate/12;1;[$'amortizacijska tabela'.$J343];[.D344]);0));0)" office:value-type="float" office:value="85.6727413318587" calcext:value-type="float">
            <text:p>85,67 €</text:p>
          </table:table-cell>
          <table:table-cell table:style-name="ce36" table:formula="of:=IFERROR(IF(AND(ValuesEntered;[$'amortizacijska tabela'.$C343]&lt;&gt;&quot;&quot;);-PPMT(InterestRate/12;1;DurationOfLoan-ROWS([.$C$4:.C343])+1;[$'amortizacijska tabela'.$D343]);&quot;&quot;);0)" office:value-type="float" office:value="983.871042017348" calcext:value-type="float">
            <text:p>983,87 €</text:p>
          </table:table-cell>
          <table:table-cell table:style-name="ce36" table:formula="of:=IF([$'amortizacijska tabela'.$C343]=&quot;&quot;;0;PropertyTaxAmount)" office:value-type="float" office:value="375" calcext:value-type="float">
            <text:p>375,00 €</text:p>
          </table:table-cell>
          <table:table-cell table:style-name="ce36" table:formula="of:=IF([$'amortizacijska tabela'.$C343]=&quot;&quot;;0;[$'amortizacijska tabela'.$E343]+[$'amortizacijska tabela'.$F343]+[$'amortizacijska tabela'.$G343])" office:value-type="float" office:value="1444.54378334921" calcext:value-type="float">
            <text:p>1.444,54 €</text:p>
          </table:table-cell>
          <table:table-cell table:style-name="ce36" table:formula="of:=IF([$'amortizacijska tabela'.$C343]=&quot;&quot;;0;[$'amortizacijska tabela'.$D343]-[$'amortizacijska tabela'.$F343])" office:value-type="float" office:value="20561.4579196461" calcext:value-type="float">
            <text:p>20.561,46 €</text:p>
          </table:table-cell>
          <table:table-cell table:style-name="ce32" table:formula="of:=IF([$'amortizacijska tabela'.$I343]&gt;0;LastRow-ROW();0)" office:value-type="float" office:value="20" calcext:value-type="float">
            <text:p><text:s/>20 </text:p>
          </table:table-cell>
          <table:table-cell table:number-columns-repeated="1014"/>
        </table:table-row>
        <table:table-row table:style-name="ro3">
          <table:table-cell/>
          <table:table-cell table:style-name="ce32" table:formula="of:=ROWS([.$B$4:.B344])" office:value-type="float" office:value="341" calcext:value-type="float">
            <text:p><text:s/>341 </text:p>
          </table:table-cell>
          <table:table-cell table:style-name="ce34" table:formula="of:=IF(ValuesEntered;IF([$'amortizacijska tabela'.$B344]&lt;=DurationOfLoan;IF(ROW()-ROW([$'amortizacijska tabela'.$C$3])=1;LoanStart;IF([.I343]&gt;0;EDATE([.C343];1);&quot;&quot;));&quot;&quot;);&quot;&quot;)" office:value-type="date" office:date-value="2049-09-07" calcext:value-type="date">
            <text:p>07. 09. 2049</text:p>
          </table:table-cell>
          <table:table-cell table:style-name="ce36" table:formula="of:=IF(ROW()-ROW([$'amortizacijska tabela'.$D$3])=1;LoanAmount;IF([$'amortizacijska tabela'.$C344]=&quot;&quot;;0;INDEX([$'amortizacijska tabela'.$B$4:.$J$363]; ROW()-4;8)))" office:value-type="float" office:value="20561.4579196461" calcext:value-type="float">
            <text:p>20.561,46 €</text:p>
          </table:table-cell>
          <table:table-cell table:style-name="ce36" table:formula="of:=IF(ValuesEntered;IF(ROW()-ROW([$'amortizacijska tabela'.$E$3])=1;-IPMT(InterestRate/12;1;DurationOfLoan-ROWS([.$C$4:.C344])+1;[$'amortizacijska tabela'.$D344]);IFERROR(-IPMT(InterestRate/12;1;[$'amortizacijska tabela'.$J344];[.D345]);0));0)" office:value-type="float" office:value="81.556197562307" calcext:value-type="float">
            <text:p>81,56 €</text:p>
          </table:table-cell>
          <table:table-cell table:style-name="ce36" table:formula="of:=IFERROR(IF(AND(ValuesEntered;[$'amortizacijska tabela'.$C344]&lt;&gt;&quot;&quot;);-PPMT(InterestRate/12;1;DurationOfLoan-ROWS([.$C$4:.C344])+1;[$'amortizacijska tabela'.$D344]);&quot;&quot;);0)" office:value-type="float" office:value="987.97050469242" calcext:value-type="float">
            <text:p>987,97 €</text:p>
          </table:table-cell>
          <table:table-cell table:style-name="ce36" table:formula="of:=IF([$'amortizacijska tabela'.$C344]=&quot;&quot;;0;PropertyTaxAmount)" office:value-type="float" office:value="375" calcext:value-type="float">
            <text:p>375,00 €</text:p>
          </table:table-cell>
          <table:table-cell table:style-name="ce36" table:formula="of:=IF([$'amortizacijska tabela'.$C344]=&quot;&quot;;0;[$'amortizacijska tabela'.$E344]+[$'amortizacijska tabela'.$F344]+[$'amortizacijska tabela'.$G344])" office:value-type="float" office:value="1444.52670225473" calcext:value-type="float">
            <text:p>1.444,53 €</text:p>
          </table:table-cell>
          <table:table-cell table:style-name="ce36" table:formula="of:=IF([$'amortizacijska tabela'.$C344]=&quot;&quot;;0;[$'amortizacijska tabela'.$D344]-[$'amortizacijska tabela'.$F344])" office:value-type="float" office:value="19573.4874149537" calcext:value-type="float">
            <text:p>19.573,49 €</text:p>
          </table:table-cell>
          <table:table-cell table:style-name="ce32" table:formula="of:=IF([$'amortizacijska tabela'.$I344]&gt;0;LastRow-ROW();0)" office:value-type="float" office:value="19" calcext:value-type="float">
            <text:p><text:s/>19 </text:p>
          </table:table-cell>
          <table:table-cell table:number-columns-repeated="1014"/>
        </table:table-row>
        <table:table-row table:style-name="ro3">
          <table:table-cell/>
          <table:table-cell table:style-name="ce32" table:formula="of:=ROWS([.$B$4:.B345])" office:value-type="float" office:value="342" calcext:value-type="float">
            <text:p><text:s/>342 </text:p>
          </table:table-cell>
          <table:table-cell table:style-name="ce34" table:formula="of:=IF(ValuesEntered;IF([$'amortizacijska tabela'.$B345]&lt;=DurationOfLoan;IF(ROW()-ROW([$'amortizacijska tabela'.$C$3])=1;LoanStart;IF([.I344]&gt;0;EDATE([.C344];1);&quot;&quot;));&quot;&quot;);&quot;&quot;)" office:value-type="date" office:date-value="2049-10-07" calcext:value-type="date">
            <text:p>07. 10. 2049</text:p>
          </table:table-cell>
          <table:table-cell table:style-name="ce36" table:formula="of:=IF(ROW()-ROW([$'amortizacijska tabela'.$D$3])=1;LoanAmount;IF([$'amortizacijska tabela'.$C345]=&quot;&quot;;0;INDEX([$'amortizacijska tabela'.$B$4:.$J$363]; ROW()-4;8)))" office:value-type="float" office:value="19573.4874149537" calcext:value-type="float">
            <text:p>19.573,49 €</text:p>
          </table:table-cell>
          <table:table-cell table:style-name="ce36" table:formula="of:=IF(ValuesEntered;IF(ROW()-ROW([$'amortizacijska tabela'.$E$3])=1;-IPMT(InterestRate/12;1;DurationOfLoan-ROWS([.$C$4:.C345])+1;[$'amortizacijska tabela'.$D345]);IFERROR(-IPMT(InterestRate/12;1;[$'amortizacijska tabela'.$J345];[.D346]);0));0)" office:value-type="float" office:value="77.4225015270488" calcext:value-type="float">
            <text:p>77,42 €</text:p>
          </table:table-cell>
          <table:table-cell table:style-name="ce36" table:formula="of:=IFERROR(IF(AND(ValuesEntered;[$'amortizacijska tabela'.$C345]&lt;&gt;&quot;&quot;);-PPMT(InterestRate/12;1;DurationOfLoan-ROWS([.$C$4:.C345])+1;[$'amortizacijska tabela'.$D345]);&quot;&quot;);0)" office:value-type="float" office:value="992.087048461972" calcext:value-type="float">
            <text:p>992,09 €</text:p>
          </table:table-cell>
          <table:table-cell table:style-name="ce36" table:formula="of:=IF([$'amortizacijska tabela'.$C345]=&quot;&quot;;0;PropertyTaxAmount)" office:value-type="float" office:value="375" calcext:value-type="float">
            <text:p>375,00 €</text:p>
          </table:table-cell>
          <table:table-cell table:style-name="ce36" table:formula="of:=IF([$'amortizacijska tabela'.$C345]=&quot;&quot;;0;[$'amortizacijska tabela'.$E345]+[$'amortizacijska tabela'.$F345]+[$'amortizacijska tabela'.$G345])" office:value-type="float" office:value="1444.50954998902" calcext:value-type="float">
            <text:p>1.444,51 €</text:p>
          </table:table-cell>
          <table:table-cell table:style-name="ce36" table:formula="of:=IF([$'amortizacijska tabela'.$C345]=&quot;&quot;;0;[$'amortizacijska tabela'.$D345]-[$'amortizacijska tabela'.$F345])" office:value-type="float" office:value="18581.4003664917" calcext:value-type="float">
            <text:p>18.581,40 €</text:p>
          </table:table-cell>
          <table:table-cell table:style-name="ce32" table:formula="of:=IF([$'amortizacijska tabela'.$I345]&gt;0;LastRow-ROW();0)" office:value-type="float" office:value="18" calcext:value-type="float">
            <text:p><text:s/>18 </text:p>
          </table:table-cell>
          <table:table-cell table:number-columns-repeated="1014"/>
        </table:table-row>
        <table:table-row table:style-name="ro3">
          <table:table-cell/>
          <table:table-cell table:style-name="ce32" table:formula="of:=ROWS([.$B$4:.B346])" office:value-type="float" office:value="343" calcext:value-type="float">
            <text:p><text:s/>343 </text:p>
          </table:table-cell>
          <table:table-cell table:style-name="ce34" table:formula="of:=IF(ValuesEntered;IF([$'amortizacijska tabela'.$B346]&lt;=DurationOfLoan;IF(ROW()-ROW([$'amortizacijska tabela'.$C$3])=1;LoanStart;IF([.I345]&gt;0;EDATE([.C345];1);&quot;&quot;));&quot;&quot;);&quot;&quot;)" office:value-type="date" office:date-value="2049-11-07" calcext:value-type="date">
            <text:p>07. 11. 2049</text:p>
          </table:table-cell>
          <table:table-cell table:style-name="ce36" table:formula="of:=IF(ROW()-ROW([$'amortizacijska tabela'.$D$3])=1;LoanAmount;IF([$'amortizacijska tabela'.$C346]=&quot;&quot;;0;INDEX([$'amortizacijska tabela'.$B$4:.$J$363]; ROW()-4;8)))" office:value-type="float" office:value="18581.4003664917" calcext:value-type="float">
            <text:p>18.581,40 €</text:p>
          </table:table-cell>
          <table:table-cell table:style-name="ce36" table:formula="of:=IF(ValuesEntered;IF(ROW()-ROW([$'amortizacijska tabela'.$E$3])=1;-IPMT(InterestRate/12;1;DurationOfLoan-ROWS([.$C$4:.C346])+1;[$'amortizacijska tabela'.$D346]);IFERROR(-IPMT(InterestRate/12;1;[$'amortizacijska tabela'.$J346];[.D347]);0));0)" office:value-type="float" office:value="73.2715817583103" calcext:value-type="float">
            <text:p>73,27 €</text:p>
          </table:table-cell>
          <table:table-cell table:style-name="ce36" table:formula="of:=IFERROR(IF(AND(ValuesEntered;[$'amortizacijska tabela'.$C346]&lt;&gt;&quot;&quot;);-PPMT(InterestRate/12;1;DurationOfLoan-ROWS([.$C$4:.C346])+1;[$'amortizacijska tabela'.$D346]);&quot;&quot;);0)" office:value-type="float" office:value="996.22074449723" calcext:value-type="float">
            <text:p>996,22 €</text:p>
          </table:table-cell>
          <table:table-cell table:style-name="ce36" table:formula="of:=IF([$'amortizacijska tabela'.$C346]=&quot;&quot;;0;PropertyTaxAmount)" office:value-type="float" office:value="375" calcext:value-type="float">
            <text:p>375,00 €</text:p>
          </table:table-cell>
          <table:table-cell table:style-name="ce36" table:formula="of:=IF([$'amortizacijska tabela'.$C346]=&quot;&quot;;0;[$'amortizacijska tabela'.$E346]+[$'amortizacijska tabela'.$F346]+[$'amortizacijska tabela'.$G346])" office:value-type="float" office:value="1444.49232625554" calcext:value-type="float">
            <text:p>1.444,49 €</text:p>
          </table:table-cell>
          <table:table-cell table:style-name="ce36" table:formula="of:=IF([$'amortizacijska tabela'.$C346]=&quot;&quot;;0;[$'amortizacijska tabela'.$D346]-[$'amortizacijska tabela'.$F346])" office:value-type="float" office:value="17585.1796219945" calcext:value-type="float">
            <text:p>17.585,18 €</text:p>
          </table:table-cell>
          <table:table-cell table:style-name="ce32" table:formula="of:=IF([$'amortizacijska tabela'.$I346]&gt;0;LastRow-ROW();0)" office:value-type="float" office:value="17" calcext:value-type="float">
            <text:p><text:s/>17 </text:p>
          </table:table-cell>
          <table:table-cell table:number-columns-repeated="1014"/>
        </table:table-row>
        <table:table-row table:style-name="ro3">
          <table:table-cell/>
          <table:table-cell table:style-name="ce32" table:formula="of:=ROWS([.$B$4:.B347])" office:value-type="float" office:value="344" calcext:value-type="float">
            <text:p><text:s/>344 </text:p>
          </table:table-cell>
          <table:table-cell table:style-name="ce34" table:formula="of:=IF(ValuesEntered;IF([$'amortizacijska tabela'.$B347]&lt;=DurationOfLoan;IF(ROW()-ROW([$'amortizacijska tabela'.$C$3])=1;LoanStart;IF([.I346]&gt;0;EDATE([.C346];1);&quot;&quot;));&quot;&quot;);&quot;&quot;)" office:value-type="date" office:date-value="2049-12-07" calcext:value-type="date">
            <text:p>07. 12. 2049</text:p>
          </table:table-cell>
          <table:table-cell table:style-name="ce36" table:formula="of:=IF(ROW()-ROW([$'amortizacijska tabela'.$D$3])=1;LoanAmount;IF([$'amortizacijska tabela'.$C347]=&quot;&quot;;0;INDEX([$'amortizacijska tabela'.$B$4:.$J$363]; ROW()-4;8)))" office:value-type="float" office:value="17585.1796219945" calcext:value-type="float">
            <text:p>17.585,18 €</text:p>
          </table:table-cell>
          <table:table-cell table:style-name="ce36" table:formula="of:=IF(ValuesEntered;IF(ROW()-ROW([$'amortizacijska tabela'.$E$3])=1;-IPMT(InterestRate/12;1;DurationOfLoan-ROWS([.$C$4:.C347])+1;[$'amortizacijska tabela'.$D347]);IFERROR(-IPMT(InterestRate/12;1;[$'amortizacijska tabela'.$J347];[.D348]);0));0)" office:value-type="float" office:value="69.1033664905354" calcext:value-type="float">
            <text:p>69,10 €</text:p>
          </table:table-cell>
          <table:table-cell table:style-name="ce36" table:formula="of:=IFERROR(IF(AND(ValuesEntered;[$'amortizacijska tabela'.$C347]&lt;&gt;&quot;&quot;);-PPMT(InterestRate/12;1;DurationOfLoan-ROWS([.$C$4:.C347])+1;[$'amortizacijska tabela'.$D347]);&quot;&quot;);0)" office:value-type="float" office:value="1000.37166426597" calcext:value-type="float">
            <text:p>1.000,37 €</text:p>
          </table:table-cell>
          <table:table-cell table:style-name="ce36" table:formula="of:=IF([$'amortizacijska tabela'.$C347]=&quot;&quot;;0;PropertyTaxAmount)" office:value-type="float" office:value="375" calcext:value-type="float">
            <text:p>375,00 €</text:p>
          </table:table-cell>
          <table:table-cell table:style-name="ce36" table:formula="of:=IF([$'amortizacijska tabela'.$C347]=&quot;&quot;;0;[$'amortizacijska tabela'.$E347]+[$'amortizacijska tabela'.$F347]+[$'amortizacijska tabela'.$G347])" office:value-type="float" office:value="1444.4750307565" calcext:value-type="float">
            <text:p>1.444,48 €</text:p>
          </table:table-cell>
          <table:table-cell table:style-name="ce36" table:formula="of:=IF([$'amortizacijska tabela'.$C347]=&quot;&quot;;0;[$'amortizacijska tabela'.$D347]-[$'amortizacijska tabela'.$F347])" office:value-type="float" office:value="16584.8079577285" calcext:value-type="float">
            <text:p>16.584,81 €</text:p>
          </table:table-cell>
          <table:table-cell table:style-name="ce32" table:formula="of:=IF([$'amortizacijska tabela'.$I347]&gt;0;LastRow-ROW();0)" office:value-type="float" office:value="16" calcext:value-type="float">
            <text:p><text:s/>16 </text:p>
          </table:table-cell>
          <table:table-cell table:number-columns-repeated="1014"/>
        </table:table-row>
        <table:table-row table:style-name="ro3">
          <table:table-cell/>
          <table:table-cell table:style-name="ce32" table:formula="of:=ROWS([.$B$4:.B348])" office:value-type="float" office:value="345" calcext:value-type="float">
            <text:p><text:s/>345 </text:p>
          </table:table-cell>
          <table:table-cell table:style-name="ce34" table:formula="of:=IF(ValuesEntered;IF([$'amortizacijska tabela'.$B348]&lt;=DurationOfLoan;IF(ROW()-ROW([$'amortizacijska tabela'.$C$3])=1;LoanStart;IF([.I347]&gt;0;EDATE([.C347];1);&quot;&quot;));&quot;&quot;);&quot;&quot;)" office:value-type="date" office:date-value="2050-01-07" calcext:value-type="date">
            <text:p>07. 01. 2050</text:p>
          </table:table-cell>
          <table:table-cell table:style-name="ce36" table:formula="of:=IF(ROW()-ROW([$'amortizacijska tabela'.$D$3])=1;LoanAmount;IF([$'amortizacijska tabela'.$C348]=&quot;&quot;;0;INDEX([$'amortizacijska tabela'.$B$4:.$J$363]; ROW()-4;8)))" office:value-type="float" office:value="16584.8079577285" calcext:value-type="float">
            <text:p>16.584,81 €</text:p>
          </table:table-cell>
          <table:table-cell table:style-name="ce36" table:formula="of:=IF(ValuesEntered;IF(ROW()-ROW([$'amortizacijska tabela'.$E$3])=1;-IPMT(InterestRate/12;1;DurationOfLoan-ROWS([.$C$4:.C348])+1;[$'amortizacijska tabela'.$D348]);IFERROR(-IPMT(InterestRate/12;1;[$'amortizacijska tabela'.$J348];[.D349]);0));0)" office:value-type="float" office:value="64.9177836591448" calcext:value-type="float">
            <text:p>64,92 €</text:p>
          </table:table-cell>
          <table:table-cell table:style-name="ce36" table:formula="of:=IFERROR(IF(AND(ValuesEntered;[$'amortizacijska tabela'.$C348]&lt;&gt;&quot;&quot;);-PPMT(InterestRate/12;1;DurationOfLoan-ROWS([.$C$4:.C348])+1;[$'amortizacijska tabela'.$D348]);&quot;&quot;);0)" office:value-type="float" office:value="1004.53987953374" calcext:value-type="float">
            <text:p>1.004,54 €</text:p>
          </table:table-cell>
          <table:table-cell table:style-name="ce36" table:formula="of:=IF([$'amortizacijska tabela'.$C348]=&quot;&quot;;0;PropertyTaxAmount)" office:value-type="float" office:value="375" calcext:value-type="float">
            <text:p>375,00 €</text:p>
          </table:table-cell>
          <table:table-cell table:style-name="ce36" table:formula="of:=IF([$'amortizacijska tabela'.$C348]=&quot;&quot;;0;[$'amortizacijska tabela'.$E348]+[$'amortizacijska tabela'.$F348]+[$'amortizacijska tabela'.$G348])" office:value-type="float" office:value="1444.45766319289" calcext:value-type="float">
            <text:p>1.444,46 €</text:p>
          </table:table-cell>
          <table:table-cell table:style-name="ce36" table:formula="of:=IF([$'amortizacijska tabela'.$C348]=&quot;&quot;;0;[$'amortizacijska tabela'.$D348]-[$'amortizacijska tabela'.$F348])" office:value-type="float" office:value="15580.2680781948" calcext:value-type="float">
            <text:p>15.580,27 €</text:p>
          </table:table-cell>
          <table:table-cell table:style-name="ce32" table:formula="of:=IF([$'amortizacijska tabela'.$I348]&gt;0;LastRow-ROW();0)" office:value-type="float" office:value="15" calcext:value-type="float">
            <text:p><text:s/>15 </text:p>
          </table:table-cell>
          <table:table-cell table:number-columns-repeated="1014"/>
        </table:table-row>
        <table:table-row table:style-name="ro3">
          <table:table-cell/>
          <table:table-cell table:style-name="ce32" table:formula="of:=ROWS([.$B$4:.B349])" office:value-type="float" office:value="346" calcext:value-type="float">
            <text:p><text:s/>346 </text:p>
          </table:table-cell>
          <table:table-cell table:style-name="ce34" table:formula="of:=IF(ValuesEntered;IF([$'amortizacijska tabela'.$B349]&lt;=DurationOfLoan;IF(ROW()-ROW([$'amortizacijska tabela'.$C$3])=1;LoanStart;IF([.I348]&gt;0;EDATE([.C348];1);&quot;&quot;));&quot;&quot;);&quot;&quot;)" office:value-type="date" office:date-value="2050-02-07" calcext:value-type="date">
            <text:p>07. 02. 2050</text:p>
          </table:table-cell>
          <table:table-cell table:style-name="ce36" table:formula="of:=IF(ROW()-ROW([$'amortizacijska tabela'.$D$3])=1;LoanAmount;IF([$'amortizacijska tabela'.$C349]=&quot;&quot;;0;INDEX([$'amortizacijska tabela'.$B$4:.$J$363]; ROW()-4;8)))" office:value-type="float" office:value="15580.2680781948" calcext:value-type="float">
            <text:p>15.580,27 €</text:p>
          </table:table-cell>
          <table:table-cell table:style-name="ce36" table:formula="of:=IF(ValuesEntered;IF(ROW()-ROW([$'amortizacijska tabela'.$E$3])=1;-IPMT(InterestRate/12;1;DurationOfLoan-ROWS([.$C$4:.C349])+1;[$'amortizacijska tabela'.$D349]);IFERROR(-IPMT(InterestRate/12;1;[$'amortizacijska tabela'.$J349];[.D350]);0));0)" office:value-type="float" office:value="60.7147608992901" calcext:value-type="float">
            <text:p>60,71 €</text:p>
          </table:table-cell>
          <table:table-cell table:style-name="ce36" table:formula="of:=IFERROR(IF(AND(ValuesEntered;[$'amortizacijska tabela'.$C349]&lt;&gt;&quot;&quot;);-PPMT(InterestRate/12;1;DurationOfLoan-ROWS([.$C$4:.C349])+1;[$'amortizacijska tabela'.$D349]);&quot;&quot;);0)" office:value-type="float" office:value="1008.72546236513" calcext:value-type="float">
            <text:p>1.008,73 €</text:p>
          </table:table-cell>
          <table:table-cell table:style-name="ce36" table:formula="of:=IF([$'amortizacijska tabela'.$C349]=&quot;&quot;;0;PropertyTaxAmount)" office:value-type="float" office:value="375" calcext:value-type="float">
            <text:p>375,00 €</text:p>
          </table:table-cell>
          <table:table-cell table:style-name="ce36" table:formula="of:=IF([$'amortizacijska tabela'.$C349]=&quot;&quot;;0;[$'amortizacijska tabela'.$E349]+[$'amortizacijska tabela'.$F349]+[$'amortizacijska tabela'.$G349])" office:value-type="float" office:value="1444.44022326442" calcext:value-type="float">
            <text:p>1.444,44 €</text:p>
          </table:table-cell>
          <table:table-cell table:style-name="ce36" table:formula="of:=IF([$'amortizacijska tabela'.$C349]=&quot;&quot;;0;[$'amortizacijska tabela'.$D349]-[$'amortizacijska tabela'.$F349])" office:value-type="float" office:value="14571.5426158296" calcext:value-type="float">
            <text:p>14.571,54 €</text:p>
          </table:table-cell>
          <table:table-cell table:style-name="ce32" table:formula="of:=IF([$'amortizacijska tabela'.$I349]&gt;0;LastRow-ROW();0)" office:value-type="float" office:value="14" calcext:value-type="float">
            <text:p><text:s/>14 </text:p>
          </table:table-cell>
          <table:table-cell table:number-columns-repeated="1014"/>
        </table:table-row>
        <table:table-row table:style-name="ro3">
          <table:table-cell/>
          <table:table-cell table:style-name="ce32" table:formula="of:=ROWS([.$B$4:.B350])" office:value-type="float" office:value="347" calcext:value-type="float">
            <text:p><text:s/>347 </text:p>
          </table:table-cell>
          <table:table-cell table:style-name="ce34" table:formula="of:=IF(ValuesEntered;IF([$'amortizacijska tabela'.$B350]&lt;=DurationOfLoan;IF(ROW()-ROW([$'amortizacijska tabela'.$C$3])=1;LoanStart;IF([.I349]&gt;0;EDATE([.C349];1);&quot;&quot;));&quot;&quot;);&quot;&quot;)" office:value-type="date" office:date-value="2050-03-07" calcext:value-type="date">
            <text:p>07. 03. 2050</text:p>
          </table:table-cell>
          <table:table-cell table:style-name="ce36" table:formula="of:=IF(ROW()-ROW([$'amortizacijska tabela'.$D$3])=1;LoanAmount;IF([$'amortizacijska tabela'.$C350]=&quot;&quot;;0;INDEX([$'amortizacijska tabela'.$B$4:.$J$363]; ROW()-4;8)))" office:value-type="float" office:value="14571.5426158296" calcext:value-type="float">
            <text:p>14.571,54 €</text:p>
          </table:table-cell>
          <table:table-cell table:style-name="ce36" table:formula="of:=IF(ValuesEntered;IF(ROW()-ROW([$'amortizacijska tabela'.$E$3])=1;-IPMT(InterestRate/12;1;DurationOfLoan-ROWS([.$C$4:.C350])+1;[$'amortizacijska tabela'.$D350]);IFERROR(-IPMT(InterestRate/12;1;[$'amortizacijska tabela'.$J350];[.D351]);0));0)" office:value-type="float" office:value="56.4942255446027" calcext:value-type="float">
            <text:p>56,49 €</text:p>
          </table:table-cell>
          <table:table-cell table:style-name="ce36" table:formula="of:=IFERROR(IF(AND(ValuesEntered;[$'amortizacijska tabela'.$C350]&lt;&gt;&quot;&quot;);-PPMT(InterestRate/12;1;DurationOfLoan-ROWS([.$C$4:.C350])+1;[$'amortizacijska tabela'.$D350]);&quot;&quot;);0)" office:value-type="float" office:value="1012.92848512499" calcext:value-type="float">
            <text:p>1.012,93 €</text:p>
          </table:table-cell>
          <table:table-cell table:style-name="ce36" table:formula="of:=IF([$'amortizacijska tabela'.$C350]=&quot;&quot;;0;PropertyTaxAmount)" office:value-type="float" office:value="375" calcext:value-type="float">
            <text:p>375,00 €</text:p>
          </table:table-cell>
          <table:table-cell table:style-name="ce36" table:formula="of:=IF([$'amortizacijska tabela'.$C350]=&quot;&quot;;0;[$'amortizacijska tabela'.$E350]+[$'amortizacijska tabela'.$F350]+[$'amortizacijska tabela'.$G350])" office:value-type="float" office:value="1444.42271066959" calcext:value-type="float">
            <text:p>1.444,42 €</text:p>
          </table:table-cell>
          <table:table-cell table:style-name="ce36" table:formula="of:=IF([$'amortizacijska tabela'.$C350]=&quot;&quot;;0;[$'amortizacijska tabela'.$D350]-[$'amortizacijska tabela'.$F350])" office:value-type="float" office:value="13558.6141307046" calcext:value-type="float">
            <text:p>13.558,61 €</text:p>
          </table:table-cell>
          <table:table-cell table:style-name="ce32" table:formula="of:=IF([$'amortizacijska tabela'.$I350]&gt;0;LastRow-ROW();0)" office:value-type="float" office:value="13" calcext:value-type="float">
            <text:p><text:s/>13 </text:p>
          </table:table-cell>
          <table:table-cell table:number-columns-repeated="1014"/>
        </table:table-row>
        <table:table-row table:style-name="ro3">
          <table:table-cell/>
          <table:table-cell table:style-name="ce32" table:formula="of:=ROWS([.$B$4:.B351])" office:value-type="float" office:value="348" calcext:value-type="float">
            <text:p><text:s/>348 </text:p>
          </table:table-cell>
          <table:table-cell table:style-name="ce34" table:formula="of:=IF(ValuesEntered;IF([$'amortizacijska tabela'.$B351]&lt;=DurationOfLoan;IF(ROW()-ROW([$'amortizacijska tabela'.$C$3])=1;LoanStart;IF([.I350]&gt;0;EDATE([.C350];1);&quot;&quot;));&quot;&quot;);&quot;&quot;)" office:value-type="date" office:date-value="2050-04-07" calcext:value-type="date">
            <text:p>07. 04. 2050</text:p>
          </table:table-cell>
          <table:table-cell table:style-name="ce36" table:formula="of:=IF(ROW()-ROW([$'amortizacijska tabela'.$D$3])=1;LoanAmount;IF([$'amortizacijska tabela'.$C351]=&quot;&quot;;0;INDEX([$'amortizacijska tabela'.$B$4:.$J$363]; ROW()-4;8)))" office:value-type="float" office:value="13558.6141307046" calcext:value-type="float">
            <text:p>13.558,61 €</text:p>
          </table:table-cell>
          <table:table-cell table:style-name="ce36" table:formula="of:=IF(ValuesEntered;IF(ROW()-ROW([$'amortizacijska tabela'.$E$3])=1;-IPMT(InterestRate/12;1;DurationOfLoan-ROWS([.$C$4:.C351])+1;[$'amortizacijska tabela'.$D351]);IFERROR(-IPMT(InterestRate/12;1;[$'amortizacijska tabela'.$J351];[.D352]);0));0)" office:value-type="float" office:value="52.2561046259373" calcext:value-type="float">
            <text:p>52,26 €</text:p>
          </table:table-cell>
          <table:table-cell table:style-name="ce36" table:formula="of:=IFERROR(IF(AND(ValuesEntered;[$'amortizacijska tabela'.$C351]&lt;&gt;&quot;&quot;);-PPMT(InterestRate/12;1;DurationOfLoan-ROWS([.$C$4:.C351])+1;[$'amortizacijska tabela'.$D351]);&quot;&quot;);0)" office:value-type="float" office:value="1017.14902047968" calcext:value-type="float">
            <text:p>1.017,15 €</text:p>
          </table:table-cell>
          <table:table-cell table:style-name="ce36" table:formula="of:=IF([$'amortizacijska tabela'.$C351]=&quot;&quot;;0;PropertyTaxAmount)" office:value-type="float" office:value="375" calcext:value-type="float">
            <text:p>375,00 €</text:p>
          </table:table-cell>
          <table:table-cell table:style-name="ce36" table:formula="of:=IF([$'amortizacijska tabela'.$C351]=&quot;&quot;;0;[$'amortizacijska tabela'.$E351]+[$'amortizacijska tabela'.$F351]+[$'amortizacijska tabela'.$G351])" office:value-type="float" office:value="1444.40512510561" calcext:value-type="float">
            <text:p>1.444,41 €</text:p>
          </table:table-cell>
          <table:table-cell table:style-name="ce36" table:formula="of:=IF([$'amortizacijska tabela'.$C351]=&quot;&quot;;0;[$'amortizacijska tabela'.$D351]-[$'amortizacijska tabela'.$F351])" office:value-type="float" office:value="12541.465110225" calcext:value-type="float">
            <text:p>12.541,47 €</text:p>
          </table:table-cell>
          <table:table-cell table:style-name="ce32" table:formula="of:=IF([$'amortizacijska tabela'.$I351]&gt;0;LastRow-ROW();0)" office:value-type="float" office:value="12" calcext:value-type="float">
            <text:p><text:s/>12 </text:p>
          </table:table-cell>
          <table:table-cell table:number-columns-repeated="1014"/>
        </table:table-row>
        <table:table-row table:style-name="ro3">
          <table:table-cell/>
          <table:table-cell table:style-name="ce32" table:formula="of:=ROWS([.$B$4:.B352])" office:value-type="float" office:value="349" calcext:value-type="float">
            <text:p><text:s/>349 </text:p>
          </table:table-cell>
          <table:table-cell table:style-name="ce34" table:formula="of:=IF(ValuesEntered;IF([$'amortizacijska tabela'.$B352]&lt;=DurationOfLoan;IF(ROW()-ROW([$'amortizacijska tabela'.$C$3])=1;LoanStart;IF([.I351]&gt;0;EDATE([.C351];1);&quot;&quot;));&quot;&quot;);&quot;&quot;)" office:value-type="date" office:date-value="2050-05-07" calcext:value-type="date">
            <text:p>07. 05. 2050</text:p>
          </table:table-cell>
          <table:table-cell table:style-name="ce36" table:formula="of:=IF(ROW()-ROW([$'amortizacijska tabela'.$D$3])=1;LoanAmount;IF([$'amortizacijska tabela'.$C352]=&quot;&quot;;0;INDEX([$'amortizacijska tabela'.$B$4:.$J$363]; ROW()-4;8)))" office:value-type="float" office:value="12541.465110225" calcext:value-type="float">
            <text:p>12.541,47 €</text:p>
          </table:table-cell>
          <table:table-cell table:style-name="ce36" table:formula="of:=IF(ValuesEntered;IF(ROW()-ROW([$'amortizacijska tabela'.$E$3])=1;-IPMT(InterestRate/12;1;DurationOfLoan-ROWS([.$C$4:.C352])+1;[$'amortizacijska tabela'.$D352]);IFERROR(-IPMT(InterestRate/12;1;[$'amortizacijska tabela'.$J352];[.D353]);0));0)" office:value-type="float" office:value="48.0003248701109" calcext:value-type="float">
            <text:p>48,00 €</text:p>
          </table:table-cell>
          <table:table-cell table:style-name="ce36" table:formula="of:=IFERROR(IF(AND(ValuesEntered;[$'amortizacijska tabela'.$C352]&lt;&gt;&quot;&quot;);-PPMT(InterestRate/12;1;DurationOfLoan-ROWS([.$C$4:.C352])+1;[$'amortizacijska tabela'.$D352]);&quot;&quot;);0)" office:value-type="float" office:value="1021.38714139834" calcext:value-type="float">
            <text:p>1.021,39 €</text:p>
          </table:table-cell>
          <table:table-cell table:style-name="ce36" table:formula="of:=IF([$'amortizacijska tabela'.$C352]=&quot;&quot;;0;PropertyTaxAmount)" office:value-type="float" office:value="375" calcext:value-type="float">
            <text:p>375,00 €</text:p>
          </table:table-cell>
          <table:table-cell table:style-name="ce36" table:formula="of:=IF([$'amortizacijska tabela'.$C352]=&quot;&quot;;0;[$'amortizacijska tabela'.$E352]+[$'amortizacijska tabela'.$F352]+[$'amortizacijska tabela'.$G352])" office:value-type="float" office:value="1444.38746626845" calcext:value-type="float">
            <text:p>1.444,39 €</text:p>
          </table:table-cell>
          <table:table-cell table:style-name="ce36" table:formula="of:=IF([$'amortizacijska tabela'.$C352]=&quot;&quot;;0;[$'amortizacijska tabela'.$D352]-[$'amortizacijska tabela'.$F352])" office:value-type="float" office:value="11520.0779688266" calcext:value-type="float">
            <text:p>11.520,08 €</text:p>
          </table:table-cell>
          <table:table-cell table:style-name="ce32" table:formula="of:=IF([$'amortizacijska tabela'.$I352]&gt;0;LastRow-ROW();0)" office:value-type="float" office:value="11" calcext:value-type="float">
            <text:p><text:s/>11 </text:p>
          </table:table-cell>
          <table:table-cell table:number-columns-repeated="1014"/>
        </table:table-row>
        <table:table-row table:style-name="ro3">
          <table:table-cell/>
          <table:table-cell table:style-name="ce32" table:formula="of:=ROWS([.$B$4:.B353])" office:value-type="float" office:value="350" calcext:value-type="float">
            <text:p><text:s/>350 </text:p>
          </table:table-cell>
          <table:table-cell table:style-name="ce34" table:formula="of:=IF(ValuesEntered;IF([$'amortizacijska tabela'.$B353]&lt;=DurationOfLoan;IF(ROW()-ROW([$'amortizacijska tabela'.$C$3])=1;LoanStart;IF([.I352]&gt;0;EDATE([.C352];1);&quot;&quot;));&quot;&quot;);&quot;&quot;)" office:value-type="date" office:date-value="2050-06-07" calcext:value-type="date">
            <text:p>07. 06. 2050</text:p>
          </table:table-cell>
          <table:table-cell table:style-name="ce36" table:formula="of:=IF(ROW()-ROW([$'amortizacijska tabela'.$D$3])=1;LoanAmount;IF([$'amortizacijska tabela'.$C353]=&quot;&quot;;0;INDEX([$'amortizacijska tabela'.$B$4:.$J$363]; ROW()-4;8)))" office:value-type="float" office:value="11520.0779688266" calcext:value-type="float">
            <text:p>11.520,08 €</text:p>
          </table:table-cell>
          <table:table-cell table:style-name="ce36" table:formula="of:=IF(ValuesEntered;IF(ROW()-ROW([$'amortizacijska tabela'.$E$3])=1;-IPMT(InterestRate/12;1;DurationOfLoan-ROWS([.$C$4:.C353])+1;[$'amortizacijska tabela'.$D353]);IFERROR(-IPMT(InterestRate/12;1;[$'amortizacijska tabela'.$J353];[.D354]);0));0)" office:value-type="float" office:value="43.7268126986352" calcext:value-type="float">
            <text:p>43,73 €</text:p>
          </table:table-cell>
          <table:table-cell table:style-name="ce36" table:formula="of:=IFERROR(IF(AND(ValuesEntered;[$'amortizacijska tabela'.$C353]&lt;&gt;&quot;&quot;);-PPMT(InterestRate/12;1;DurationOfLoan-ROWS([.$C$4:.C353])+1;[$'amortizacijska tabela'.$D353]);&quot;&quot;);0)" office:value-type="float" office:value="1025.64292115417" calcext:value-type="float">
            <text:p>1.025,64 €</text:p>
          </table:table-cell>
          <table:table-cell table:style-name="ce36" table:formula="of:=IF([$'amortizacijska tabela'.$C353]=&quot;&quot;;0;PropertyTaxAmount)" office:value-type="float" office:value="375" calcext:value-type="float">
            <text:p>375,00 €</text:p>
          </table:table-cell>
          <table:table-cell table:style-name="ce36" table:formula="of:=IF([$'amortizacijska tabela'.$C353]=&quot;&quot;;0;[$'amortizacijska tabela'.$E353]+[$'amortizacijska tabela'.$F353]+[$'amortizacijska tabela'.$G353])" office:value-type="float" office:value="1444.3697338528" calcext:value-type="float">
            <text:p>1.444,37 €</text:p>
          </table:table-cell>
          <table:table-cell table:style-name="ce36" table:formula="of:=IF([$'amortizacijska tabela'.$C353]=&quot;&quot;;0;[$'amortizacijska tabela'.$D353]-[$'amortizacijska tabela'.$F353])" office:value-type="float" office:value="10494.4350476725" calcext:value-type="float">
            <text:p>10.494,44 €</text:p>
          </table:table-cell>
          <table:table-cell table:style-name="ce32" table:formula="of:=IF([$'amortizacijska tabela'.$I353]&gt;0;LastRow-ROW();0)" office:value-type="float" office:value="10" calcext:value-type="float">
            <text:p><text:s/>10 </text:p>
          </table:table-cell>
          <table:table-cell table:number-columns-repeated="1014"/>
        </table:table-row>
        <table:table-row table:style-name="ro3">
          <table:table-cell/>
          <table:table-cell table:style-name="ce32" table:formula="of:=ROWS([.$B$4:.B354])" office:value-type="float" office:value="351" calcext:value-type="float">
            <text:p><text:s/>351 </text:p>
          </table:table-cell>
          <table:table-cell table:style-name="ce34" table:formula="of:=IF(ValuesEntered;IF([$'amortizacijska tabela'.$B354]&lt;=DurationOfLoan;IF(ROW()-ROW([$'amortizacijska tabela'.$C$3])=1;LoanStart;IF([.I353]&gt;0;EDATE([.C353];1);&quot;&quot;));&quot;&quot;);&quot;&quot;)" office:value-type="date" office:date-value="2050-07-07" calcext:value-type="date">
            <text:p>07. 07. 2050</text:p>
          </table:table-cell>
          <table:table-cell table:style-name="ce36" table:formula="of:=IF(ROW()-ROW([$'amortizacijska tabela'.$D$3])=1;LoanAmount;IF([$'amortizacijska tabela'.$C354]=&quot;&quot;;0;INDEX([$'amortizacijska tabela'.$B$4:.$J$363]; ROW()-4;8)))" office:value-type="float" office:value="10494.4350476725" calcext:value-type="float">
            <text:p>10.494,44 €</text:p>
          </table:table-cell>
          <table:table-cell table:style-name="ce36" table:formula="of:=IF(ValuesEntered;IF(ROW()-ROW([$'amortizacijska tabela'.$E$3])=1;-IPMT(InterestRate/12;1;DurationOfLoan-ROWS([.$C$4:.C354])+1;[$'amortizacijska tabela'.$D354]);IFERROR(-IPMT(InterestRate/12;1;[$'amortizacijska tabela'.$J354];[.D355]);0));0)" office:value-type="float" office:value="39.435494226445" calcext:value-type="float">
            <text:p>39,44 €</text:p>
          </table:table-cell>
          <table:table-cell table:style-name="ce36" table:formula="of:=IFERROR(IF(AND(ValuesEntered;[$'amortizacijska tabela'.$C354]&lt;&gt;&quot;&quot;);-PPMT(InterestRate/12;1;DurationOfLoan-ROWS([.$C$4:.C354])+1;[$'amortizacijska tabela'.$D354]);&quot;&quot;);0)" office:value-type="float" office:value="1029.91643332564" calcext:value-type="float">
            <text:p>1.029,92 €</text:p>
          </table:table-cell>
          <table:table-cell table:style-name="ce36" table:formula="of:=IF([$'amortizacijska tabela'.$C354]=&quot;&quot;;0;PropertyTaxAmount)" office:value-type="float" office:value="375" calcext:value-type="float">
            <text:p>375,00 €</text:p>
          </table:table-cell>
          <table:table-cell table:style-name="ce36" table:formula="of:=IF([$'amortizacijska tabela'.$C354]=&quot;&quot;;0;[$'amortizacijska tabela'.$E354]+[$'amortizacijska tabela'.$F354]+[$'amortizacijska tabela'.$G354])" office:value-type="float" office:value="1444.35192755209" calcext:value-type="float">
            <text:p>1.444,35 €</text:p>
          </table:table-cell>
          <table:table-cell table:style-name="ce36" table:formula="of:=IF([$'amortizacijska tabela'.$C354]=&quot;&quot;;0;[$'amortizacijska tabela'.$D354]-[$'amortizacijska tabela'.$F354])" office:value-type="float" office:value="9464.51861434681" calcext:value-type="float">
            <text:p>9.464,52 €</text:p>
          </table:table-cell>
          <table:table-cell table:style-name="ce32" table:formula="of:=IF([$'amortizacijska tabela'.$I354]&gt;0;LastRow-ROW();0)" office:value-type="float" office:value="9" calcext:value-type="float">
            <text:p><text:s/>9 </text:p>
          </table:table-cell>
          <table:table-cell table:number-columns-repeated="1014"/>
        </table:table-row>
        <table:table-row table:style-name="ro3">
          <table:table-cell/>
          <table:table-cell table:style-name="ce32" table:formula="of:=ROWS([.$B$4:.B355])" office:value-type="float" office:value="352" calcext:value-type="float">
            <text:p><text:s/>352 </text:p>
          </table:table-cell>
          <table:table-cell table:style-name="ce34" table:formula="of:=IF(ValuesEntered;IF([$'amortizacijska tabela'.$B355]&lt;=DurationOfLoan;IF(ROW()-ROW([$'amortizacijska tabela'.$C$3])=1;LoanStart;IF([.I354]&gt;0;EDATE([.C354];1);&quot;&quot;));&quot;&quot;);&quot;&quot;)" office:value-type="date" office:date-value="2050-08-07" calcext:value-type="date">
            <text:p>07. 08. 2050</text:p>
          </table:table-cell>
          <table:table-cell table:style-name="ce36" table:formula="of:=IF(ROW()-ROW([$'amortizacijska tabela'.$D$3])=1;LoanAmount;IF([$'amortizacijska tabela'.$C355]=&quot;&quot;;0;INDEX([$'amortizacijska tabela'.$B$4:.$J$363]; ROW()-4;8)))" office:value-type="float" office:value="9464.51861434681" calcext:value-type="float">
            <text:p>9.464,52 €</text:p>
          </table:table-cell>
          <table:table-cell table:style-name="ce36" table:formula="of:=IF(ValuesEntered;IF(ROW()-ROW([$'amortizacijska tabela'.$E$3])=1;-IPMT(InterestRate/12;1;DurationOfLoan-ROWS([.$C$4:.C355])+1;[$'amortizacijska tabela'.$D355]);IFERROR(-IPMT(InterestRate/12;1;[$'amortizacijska tabela'.$J355];[.D356]);0));0)" office:value-type="float" office:value="35.1262952606207" calcext:value-type="float">
            <text:p>35,13 €</text:p>
          </table:table-cell>
          <table:table-cell table:style-name="ce36" table:formula="of:=IFERROR(IF(AND(ValuesEntered;[$'amortizacijska tabela'.$C355]&lt;&gt;&quot;&quot;);-PPMT(InterestRate/12;1;DurationOfLoan-ROWS([.$C$4:.C355])+1;[$'amortizacijska tabela'.$D355]);&quot;&quot;);0)" office:value-type="float" office:value="1034.20775179783" calcext:value-type="float">
            <text:p>1.034,21 €</text:p>
          </table:table-cell>
          <table:table-cell table:style-name="ce36" table:formula="of:=IF([$'amortizacijska tabela'.$C355]=&quot;&quot;;0;PropertyTaxAmount)" office:value-type="float" office:value="375" calcext:value-type="float">
            <text:p>375,00 €</text:p>
          </table:table-cell>
          <table:table-cell table:style-name="ce36" table:formula="of:=IF([$'amortizacijska tabela'.$C355]=&quot;&quot;;0;[$'amortizacijska tabela'.$E355]+[$'amortizacijska tabela'.$F355]+[$'amortizacijska tabela'.$G355])" office:value-type="float" office:value="1444.33404705845" calcext:value-type="float">
            <text:p>1.444,33 €</text:p>
          </table:table-cell>
          <table:table-cell table:style-name="ce36" table:formula="of:=IF([$'amortizacijska tabela'.$C355]=&quot;&quot;;0;[$'amortizacijska tabela'.$D355]-[$'amortizacijska tabela'.$F355])" office:value-type="float" office:value="8430.31086254897" calcext:value-type="float">
            <text:p>8.430,31 €</text:p>
          </table:table-cell>
          <table:table-cell table:style-name="ce32" table:formula="of:=IF([$'amortizacijska tabela'.$I355]&gt;0;LastRow-ROW();0)" office:value-type="float" office:value="8" calcext:value-type="float">
            <text:p><text:s/>8 </text:p>
          </table:table-cell>
          <table:table-cell table:number-columns-repeated="1014"/>
        </table:table-row>
        <table:table-row table:style-name="ro3">
          <table:table-cell/>
          <table:table-cell table:style-name="ce32" table:formula="of:=ROWS([.$B$4:.B356])" office:value-type="float" office:value="353" calcext:value-type="float">
            <text:p><text:s/>353 </text:p>
          </table:table-cell>
          <table:table-cell table:style-name="ce34" table:formula="of:=IF(ValuesEntered;IF([$'amortizacijska tabela'.$B356]&lt;=DurationOfLoan;IF(ROW()-ROW([$'amortizacijska tabela'.$C$3])=1;LoanStart;IF([.I355]&gt;0;EDATE([.C355];1);&quot;&quot;));&quot;&quot;);&quot;&quot;)" office:value-type="date" office:date-value="2050-09-07" calcext:value-type="date">
            <text:p>07. 09. 2050</text:p>
          </table:table-cell>
          <table:table-cell table:style-name="ce36" table:formula="of:=IF(ROW()-ROW([$'amortizacijska tabela'.$D$3])=1;LoanAmount;IF([$'amortizacijska tabela'.$C356]=&quot;&quot;;0;INDEX([$'amortizacijska tabela'.$B$4:.$J$363]; ROW()-4;8)))" office:value-type="float" office:value="8430.31086254897" calcext:value-type="float">
            <text:p>8.430,31 €</text:p>
          </table:table-cell>
          <table:table-cell table:style-name="ce36" table:formula="of:=IF(ValuesEntered;IF(ROW()-ROW([$'amortizacijska tabela'.$E$3])=1;-IPMT(InterestRate/12;1;DurationOfLoan-ROWS([.$C$4:.C356])+1;[$'amortizacijska tabela'.$D356]);IFERROR(-IPMT(InterestRate/12;1;[$'amortizacijska tabela'.$J356];[.D357]);0));0)" office:value-type="float" office:value="30.7991412991055" calcext:value-type="float">
            <text:p>30,80 €</text:p>
          </table:table-cell>
          <table:table-cell table:style-name="ce36" table:formula="of:=IFERROR(IF(AND(ValuesEntered;[$'amortizacijska tabela'.$C356]&lt;&gt;&quot;&quot;);-PPMT(InterestRate/12;1;DurationOfLoan-ROWS([.$C$4:.C356])+1;[$'amortizacijska tabela'.$D356]);&quot;&quot;);0)" office:value-type="float" office:value="1038.51695076366" calcext:value-type="float">
            <text:p>1.038,52 €</text:p>
          </table:table-cell>
          <table:table-cell table:style-name="ce36" table:formula="of:=IF([$'amortizacijska tabela'.$C356]=&quot;&quot;;0;PropertyTaxAmount)" office:value-type="float" office:value="375" calcext:value-type="float">
            <text:p>375,00 €</text:p>
          </table:table-cell>
          <table:table-cell table:style-name="ce36" table:formula="of:=IF([$'amortizacijska tabela'.$C356]=&quot;&quot;;0;[$'amortizacijska tabela'.$E356]+[$'amortizacijska tabela'.$F356]+[$'amortizacijska tabela'.$G356])" office:value-type="float" office:value="1444.31609206276" calcext:value-type="float">
            <text:p>1.444,32 €</text:p>
          </table:table-cell>
          <table:table-cell table:style-name="ce36" table:formula="of:=IF([$'amortizacijska tabela'.$C356]=&quot;&quot;;0;[$'amortizacijska tabela'.$D356]-[$'amortizacijska tabela'.$F356])" office:value-type="float" office:value="7391.79391178531" calcext:value-type="float">
            <text:p>7.391,79 €</text:p>
          </table:table-cell>
          <table:table-cell table:style-name="ce32" table:formula="of:=IF([$'amortizacijska tabela'.$I356]&gt;0;LastRow-ROW();0)" office:value-type="float" office:value="7" calcext:value-type="float">
            <text:p><text:s/>7 </text:p>
          </table:table-cell>
          <table:table-cell table:number-columns-repeated="1014"/>
        </table:table-row>
        <table:table-row table:style-name="ro3">
          <table:table-cell/>
          <table:table-cell table:style-name="ce32" table:formula="of:=ROWS([.$B$4:.B357])" office:value-type="float" office:value="354" calcext:value-type="float">
            <text:p><text:s/>354 </text:p>
          </table:table-cell>
          <table:table-cell table:style-name="ce34" table:formula="of:=IF(ValuesEntered;IF([$'amortizacijska tabela'.$B357]&lt;=DurationOfLoan;IF(ROW()-ROW([$'amortizacijska tabela'.$C$3])=1;LoanStart;IF([.I356]&gt;0;EDATE([.C356];1);&quot;&quot;));&quot;&quot;);&quot;&quot;)" office:value-type="date" office:date-value="2050-10-07" calcext:value-type="date">
            <text:p>07. 10. 2050</text:p>
          </table:table-cell>
          <table:table-cell table:style-name="ce36" table:formula="of:=IF(ROW()-ROW([$'amortizacijska tabela'.$D$3])=1;LoanAmount;IF([$'amortizacijska tabela'.$C357]=&quot;&quot;;0;INDEX([$'amortizacijska tabela'.$B$4:.$J$363]; ROW()-4;8)))" office:value-type="float" office:value="7391.79391178531" calcext:value-type="float">
            <text:p>7.391,79 €</text:p>
          </table:table-cell>
          <table:table-cell table:style-name="ce36" table:formula="of:=IF(ValuesEntered;IF(ROW()-ROW([$'amortizacijska tabela'.$E$3])=1;-IPMT(InterestRate/12;1;DurationOfLoan-ROWS([.$C$4:.C357])+1;[$'amortizacijska tabela'.$D357]);IFERROR(-IPMT(InterestRate/12;1;[$'amortizacijska tabela'.$J357];[.D358]);0));0)" office:value-type="float" office:value="26.4539575294173" calcext:value-type="float">
            <text:p>26,45 €</text:p>
          </table:table-cell>
          <table:table-cell table:style-name="ce36" table:formula="of:=IFERROR(IF(AND(ValuesEntered;[$'amortizacijska tabela'.$C357]&lt;&gt;&quot;&quot;);-PPMT(InterestRate/12;1;DurationOfLoan-ROWS([.$C$4:.C357])+1;[$'amortizacijska tabela'.$D357]);&quot;&quot;);0)" office:value-type="float" office:value="1042.84410472517" calcext:value-type="float">
            <text:p>1.042,84 €</text:p>
          </table:table-cell>
          <table:table-cell table:style-name="ce36" table:formula="of:=IF([$'amortizacijska tabela'.$C357]=&quot;&quot;;0;PropertyTaxAmount)" office:value-type="float" office:value="375" calcext:value-type="float">
            <text:p>375,00 €</text:p>
          </table:table-cell>
          <table:table-cell table:style-name="ce36" table:formula="of:=IF([$'amortizacijska tabela'.$C357]=&quot;&quot;;0;[$'amortizacijska tabela'.$E357]+[$'amortizacijska tabela'.$F357]+[$'amortizacijska tabela'.$G357])" office:value-type="float" office:value="1444.29806225459" calcext:value-type="float">
            <text:p>1.444,30 €</text:p>
          </table:table-cell>
          <table:table-cell table:style-name="ce36" table:formula="of:=IF([$'amortizacijska tabela'.$C357]=&quot;&quot;;0;[$'amortizacijska tabela'.$D357]-[$'amortizacijska tabela'.$F357])" office:value-type="float" office:value="6348.94980706014" calcext:value-type="float">
            <text:p>6.348,95 €</text:p>
          </table:table-cell>
          <table:table-cell table:style-name="ce32" table:formula="of:=IF([$'amortizacijska tabela'.$I357]&gt;0;LastRow-ROW();0)" office:value-type="float" office:value="6" calcext:value-type="float">
            <text:p><text:s/>6 </text:p>
          </table:table-cell>
          <table:table-cell table:number-columns-repeated="1014"/>
        </table:table-row>
        <table:table-row table:style-name="ro3">
          <table:table-cell/>
          <table:table-cell table:style-name="ce32" table:formula="of:=ROWS([.$B$4:.B358])" office:value-type="float" office:value="355" calcext:value-type="float">
            <text:p><text:s/>355 </text:p>
          </table:table-cell>
          <table:table-cell table:style-name="ce34" table:formula="of:=IF(ValuesEntered;IF([$'amortizacijska tabela'.$B358]&lt;=DurationOfLoan;IF(ROW()-ROW([$'amortizacijska tabela'.$C$3])=1;LoanStart;IF([.I357]&gt;0;EDATE([.C357];1);&quot;&quot;));&quot;&quot;);&quot;&quot;)" office:value-type="date" office:date-value="2050-11-07" calcext:value-type="date">
            <text:p>07. 11. 2050</text:p>
          </table:table-cell>
          <table:table-cell table:style-name="ce36" table:formula="of:=IF(ROW()-ROW([$'amortizacijska tabela'.$D$3])=1;LoanAmount;IF([$'amortizacijska tabela'.$C358]=&quot;&quot;;0;INDEX([$'amortizacijska tabela'.$B$4:.$J$363]; ROW()-4;8)))" office:value-type="float" office:value="6348.94980706014" calcext:value-type="float">
            <text:p>6.348,95 €</text:p>
          </table:table-cell>
          <table:table-cell table:style-name="ce36" table:formula="of:=IF(ValuesEntered;IF(ROW()-ROW([$'amortizacijska tabela'.$E$3])=1;-IPMT(InterestRate/12;1;DurationOfLoan-ROWS([.$C$4:.C358])+1;[$'amortizacijska tabela'.$D358]);IFERROR(-IPMT(InterestRate/12;1;[$'amortizacijska tabela'.$J358];[.D359]);0));0)" office:value-type="float" office:value="22.0906688273553" calcext:value-type="float">
            <text:p>22,09 €</text:p>
          </table:table-cell>
          <table:table-cell table:style-name="ce36" table:formula="of:=IFERROR(IF(AND(ValuesEntered;[$'amortizacijska tabela'.$C358]&lt;&gt;&quot;&quot;);-PPMT(InterestRate/12;1;DurationOfLoan-ROWS([.$C$4:.C358])+1;[$'amortizacijska tabela'.$D358]);&quot;&quot;);0)" office:value-type="float" office:value="1047.18928849486" calcext:value-type="float">
            <text:p>1.047,19 €</text:p>
          </table:table-cell>
          <table:table-cell table:style-name="ce36" table:formula="of:=IF([$'amortizacijska tabela'.$C358]=&quot;&quot;;0;PropertyTaxAmount)" office:value-type="float" office:value="375" calcext:value-type="float">
            <text:p>375,00 €</text:p>
          </table:table-cell>
          <table:table-cell table:style-name="ce36" table:formula="of:=IF([$'amortizacijska tabela'.$C358]=&quot;&quot;;0;[$'amortizacijska tabela'.$E358]+[$'amortizacijska tabela'.$F358]+[$'amortizacijska tabela'.$G358])" office:value-type="float" office:value="1444.27995732222" calcext:value-type="float">
            <text:p>1.444,28 €</text:p>
          </table:table-cell>
          <table:table-cell table:style-name="ce36" table:formula="of:=IF([$'amortizacijska tabela'.$C358]=&quot;&quot;;0;[$'amortizacijska tabela'.$D358]-[$'amortizacijska tabela'.$F358])" office:value-type="float" office:value="5301.76051856528" calcext:value-type="float">
            <text:p>5.301,76 €</text:p>
          </table:table-cell>
          <table:table-cell table:style-name="ce32" table:formula="of:=IF([$'amortizacijska tabela'.$I358]&gt;0;LastRow-ROW();0)" office:value-type="float" office:value="5" calcext:value-type="float">
            <text:p><text:s/>5 </text:p>
          </table:table-cell>
          <table:table-cell table:number-columns-repeated="1014"/>
        </table:table-row>
        <table:table-row table:style-name="ro3">
          <table:table-cell/>
          <table:table-cell table:style-name="ce32" table:formula="of:=ROWS([.$B$4:.B359])" office:value-type="float" office:value="356" calcext:value-type="float">
            <text:p><text:s/>356 </text:p>
          </table:table-cell>
          <table:table-cell table:style-name="ce34" table:formula="of:=IF(ValuesEntered;IF([$'amortizacijska tabela'.$B359]&lt;=DurationOfLoan;IF(ROW()-ROW([$'amortizacijska tabela'.$C$3])=1;LoanStart;IF([.I358]&gt;0;EDATE([.C358];1);&quot;&quot;));&quot;&quot;);&quot;&quot;)" office:value-type="date" office:date-value="2050-12-07" calcext:value-type="date">
            <text:p>07. 12. 2050</text:p>
          </table:table-cell>
          <table:table-cell table:style-name="ce36" table:formula="of:=IF(ROW()-ROW([$'amortizacijska tabela'.$D$3])=1;LoanAmount;IF([$'amortizacijska tabela'.$C359]=&quot;&quot;;0;INDEX([$'amortizacijska tabela'.$B$4:.$J$363]; ROW()-4;8)))" office:value-type="float" office:value="5301.76051856528" calcext:value-type="float">
            <text:p>5.301,76 €</text:p>
          </table:table-cell>
          <table:table-cell table:style-name="ce36" table:formula="of:=IF(ValuesEntered;IF(ROW()-ROW([$'amortizacijska tabela'.$E$3])=1;-IPMT(InterestRate/12;1;DurationOfLoan-ROWS([.$C$4:.C359])+1;[$'amortizacijska tabela'.$D359]);IFERROR(-IPMT(InterestRate/12;1;[$'amortizacijska tabela'.$J359];[.D360]);0));0)" office:value-type="float" office:value="17.7091997557015" calcext:value-type="float">
            <text:p>17,71 €</text:p>
          </table:table-cell>
          <table:table-cell table:style-name="ce36" table:formula="of:=IFERROR(IF(AND(ValuesEntered;[$'amortizacijska tabela'.$C359]&lt;&gt;&quot;&quot;);-PPMT(InterestRate/12;1;DurationOfLoan-ROWS([.$C$4:.C359])+1;[$'amortizacijska tabela'.$D359]);&quot;&quot;);0)" office:value-type="float" office:value="1051.55257719692" calcext:value-type="float">
            <text:p>1.051,55 €</text:p>
          </table:table-cell>
          <table:table-cell table:style-name="ce36" table:formula="of:=IF([$'amortizacijska tabela'.$C359]=&quot;&quot;;0;PropertyTaxAmount)" office:value-type="float" office:value="375" calcext:value-type="float">
            <text:p>375,00 €</text:p>
          </table:table-cell>
          <table:table-cell table:style-name="ce36" table:formula="of:=IF([$'amortizacijska tabela'.$C359]=&quot;&quot;;0;[$'amortizacijska tabela'.$E359]+[$'amortizacijska tabela'.$F359]+[$'amortizacijska tabela'.$G359])" office:value-type="float" office:value="1444.26177695263" calcext:value-type="float">
            <text:p>1.444,26 €</text:p>
          </table:table-cell>
          <table:table-cell table:style-name="ce36" table:formula="of:=IF([$'amortizacijska tabela'.$C359]=&quot;&quot;;0;[$'amortizacijska tabela'.$D359]-[$'amortizacijska tabela'.$F359])" office:value-type="float" office:value="4250.20794136836" calcext:value-type="float">
            <text:p>4.250,21 €</text:p>
          </table:table-cell>
          <table:table-cell table:style-name="ce32" table:formula="of:=IF([$'amortizacijska tabela'.$I359]&gt;0;LastRow-ROW();0)" office:value-type="float" office:value="4" calcext:value-type="float">
            <text:p><text:s/>4 </text:p>
          </table:table-cell>
          <table:table-cell table:number-columns-repeated="1014"/>
        </table:table-row>
        <table:table-row table:style-name="ro3">
          <table:table-cell/>
          <table:table-cell table:style-name="ce32" table:formula="of:=ROWS([.$B$4:.B360])" office:value-type="float" office:value="357" calcext:value-type="float">
            <text:p><text:s/>357 </text:p>
          </table:table-cell>
          <table:table-cell table:style-name="ce34" table:formula="of:=IF(ValuesEntered;IF([$'amortizacijska tabela'.$B360]&lt;=DurationOfLoan;IF(ROW()-ROW([$'amortizacijska tabela'.$C$3])=1;LoanStart;IF([.I359]&gt;0;EDATE([.C359];1);&quot;&quot;));&quot;&quot;);&quot;&quot;)" office:value-type="date" office:date-value="2051-01-07" calcext:value-type="date">
            <text:p>07. 01. 2051</text:p>
          </table:table-cell>
          <table:table-cell table:style-name="ce36" table:formula="of:=IF(ROW()-ROW([$'amortizacijska tabela'.$D$3])=1;LoanAmount;IF([$'amortizacijska tabela'.$C360]=&quot;&quot;;0;INDEX([$'amortizacijska tabela'.$B$4:.$J$363]; ROW()-4;8)))" office:value-type="float" office:value="4250.20794136836" calcext:value-type="float">
            <text:p>4.250,21 €</text:p>
          </table:table-cell>
          <table:table-cell table:style-name="ce36" table:formula="of:=IF(ValuesEntered;IF(ROW()-ROW([$'amortizacijska tabela'.$E$3])=1;-IPMT(InterestRate/12;1;DurationOfLoan-ROWS([.$C$4:.C360])+1;[$'amortizacijska tabela'.$D360]);IFERROR(-IPMT(InterestRate/12;1;[$'amortizacijska tabela'.$J360];[.D361]);0));0)" office:value-type="float" office:value="13.3094745629157" calcext:value-type="float">
            <text:p>13,31 €</text:p>
          </table:table-cell>
          <table:table-cell table:style-name="ce36" table:formula="of:=IFERROR(IF(AND(ValuesEntered;[$'amortizacijska tabela'.$C360]&lt;&gt;&quot;&quot;);-PPMT(InterestRate/12;1;DurationOfLoan-ROWS([.$C$4:.C360])+1;[$'amortizacijska tabela'.$D360]);&quot;&quot;);0)" office:value-type="float" office:value="1055.93404626858" calcext:value-type="float">
            <text:p>1.055,93 €</text:p>
          </table:table-cell>
          <table:table-cell table:style-name="ce36" table:formula="of:=IF([$'amortizacijska tabela'.$C360]=&quot;&quot;;0;PropertyTaxAmount)" office:value-type="float" office:value="375" calcext:value-type="float">
            <text:p>375,00 €</text:p>
          </table:table-cell>
          <table:table-cell table:style-name="ce36" table:formula="of:=IF([$'amortizacijska tabela'.$C360]=&quot;&quot;;0;[$'amortizacijska tabela'.$E360]+[$'amortizacijska tabela'.$F360]+[$'amortizacijska tabela'.$G360])" office:value-type="float" office:value="1444.24352083149" calcext:value-type="float">
            <text:p>1.444,24 €</text:p>
          </table:table-cell>
          <table:table-cell table:style-name="ce36" table:formula="of:=IF([$'amortizacijska tabela'.$C360]=&quot;&quot;;0;[$'amortizacijska tabela'.$D360]-[$'amortizacijska tabela'.$F360])" office:value-type="float" office:value="3194.27389509978" calcext:value-type="float">
            <text:p>3.194,27 €</text:p>
          </table:table-cell>
          <table:table-cell table:style-name="ce32" table:formula="of:=IF([$'amortizacijska tabela'.$I360]&gt;0;LastRow-ROW();0)" office:value-type="float" office:value="3" calcext:value-type="float">
            <text:p><text:s/>3 </text:p>
          </table:table-cell>
          <table:table-cell table:number-columns-repeated="1014"/>
        </table:table-row>
        <table:table-row table:style-name="ro3">
          <table:table-cell/>
          <table:table-cell table:style-name="ce32" table:formula="of:=ROWS([.$B$4:.B361])" office:value-type="float" office:value="358" calcext:value-type="float">
            <text:p><text:s/>358 </text:p>
          </table:table-cell>
          <table:table-cell table:style-name="ce34" table:formula="of:=IF(ValuesEntered;IF([$'amortizacijska tabela'.$B361]&lt;=DurationOfLoan;IF(ROW()-ROW([$'amortizacijska tabela'.$C$3])=1;LoanStart;IF([.I360]&gt;0;EDATE([.C360];1);&quot;&quot;));&quot;&quot;);&quot;&quot;)" office:value-type="date" office:date-value="2051-02-07" calcext:value-type="date">
            <text:p>07. 02. 2051</text:p>
          </table:table-cell>
          <table:table-cell table:style-name="ce36" table:formula="of:=IF(ROW()-ROW([$'amortizacijska tabela'.$D$3])=1;LoanAmount;IF([$'amortizacijska tabela'.$C361]=&quot;&quot;;0;INDEX([$'amortizacijska tabela'.$B$4:.$J$363]; ROW()-4;8)))" office:value-type="float" office:value="3194.27389509978" calcext:value-type="float">
            <text:p>3.194,27 €</text:p>
          </table:table-cell>
          <table:table-cell table:style-name="ce36" table:formula="of:=IF(ValuesEntered;IF(ROW()-ROW([$'amortizacijska tabela'.$E$3])=1;-IPMT(InterestRate/12;1;DurationOfLoan-ROWS([.$C$4:.C361])+1;[$'amortizacijska tabela'.$D361]);IFERROR(-IPMT(InterestRate/12;1;[$'amortizacijska tabela'.$J361];[.D362]);0));0)" office:value-type="float" office:value="8.89141718182673" calcext:value-type="float">
            <text:p>8,89 €</text:p>
          </table:table-cell>
          <table:table-cell table:style-name="ce36" table:formula="of:=IFERROR(IF(AND(ValuesEntered;[$'amortizacijska tabela'.$C361]&lt;&gt;&quot;&quot;);-PPMT(InterestRate/12;1;DurationOfLoan-ROWS([.$C$4:.C361])+1;[$'amortizacijska tabela'.$D361]);&quot;&quot;);0)" office:value-type="float" office:value="1060.33377146136" calcext:value-type="float">
            <text:p>1.060,33 €</text:p>
          </table:table-cell>
          <table:table-cell table:style-name="ce36" table:formula="of:=IF([$'amortizacijska tabela'.$C361]=&quot;&quot;;0;PropertyTaxAmount)" office:value-type="float" office:value="375" calcext:value-type="float">
            <text:p>375,00 €</text:p>
          </table:table-cell>
          <table:table-cell table:style-name="ce36" table:formula="of:=IF([$'amortizacijska tabela'.$C361]=&quot;&quot;;0;[$'amortizacijska tabela'.$E361]+[$'amortizacijska tabela'.$F361]+[$'amortizacijska tabela'.$G361])" office:value-type="float" office:value="1444.22518864319" calcext:value-type="float">
            <text:p>1.444,23 €</text:p>
          </table:table-cell>
          <table:table-cell table:style-name="ce36" table:formula="of:=IF([$'amortizacijska tabela'.$C361]=&quot;&quot;;0;[$'amortizacijska tabela'.$D361]-[$'amortizacijska tabela'.$F361])" office:value-type="float" office:value="2133.94012363841" calcext:value-type="float">
            <text:p>2.133,94 €</text:p>
          </table:table-cell>
          <table:table-cell table:style-name="ce32" table:formula="of:=IF([$'amortizacijska tabela'.$I361]&gt;0;LastRow-ROW();0)" office:value-type="float" office:value="2" calcext:value-type="float">
            <text:p><text:s/>2 </text:p>
          </table:table-cell>
          <table:table-cell table:number-columns-repeated="1014"/>
        </table:table-row>
        <table:table-row table:style-name="ro3">
          <table:table-cell/>
          <table:table-cell table:style-name="ce32" table:formula="of:=ROWS([.$B$4:.B362])" office:value-type="float" office:value="359" calcext:value-type="float">
            <text:p><text:s/>359 </text:p>
          </table:table-cell>
          <table:table-cell table:style-name="ce34" table:formula="of:=IF(ValuesEntered;IF([$'amortizacijska tabela'.$B362]&lt;=DurationOfLoan;IF(ROW()-ROW([$'amortizacijska tabela'.$C$3])=1;LoanStart;IF([.I361]&gt;0;EDATE([.C361];1);&quot;&quot;));&quot;&quot;);&quot;&quot;)" office:value-type="date" office:date-value="2051-03-07" calcext:value-type="date">
            <text:p>07. 03. 2051</text:p>
          </table:table-cell>
          <table:table-cell table:style-name="ce36" table:formula="of:=IF(ROW()-ROW([$'amortizacijska tabela'.$D$3])=1;LoanAmount;IF([$'amortizacijska tabela'.$C362]=&quot;&quot;;0;INDEX([$'amortizacijska tabela'.$B$4:.$J$363]; ROW()-4;8)))" office:value-type="float" office:value="2133.94012363841" calcext:value-type="float">
            <text:p>2.133,94 €</text:p>
          </table:table-cell>
          <table:table-cell table:style-name="ce36" table:formula="of:=IF(ValuesEntered;IF(ROW()-ROW([$'amortizacijska tabela'.$E$3])=1;-IPMT(InterestRate/12;1;DurationOfLoan-ROWS([.$C$4:.C362])+1;[$'amortizacijska tabela'.$D362]);IFERROR(-IPMT(InterestRate/12;1;[$'amortizacijska tabela'.$J362];[.D363]);0));0)" office:value-type="float" office:value="4.45495122831651" calcext:value-type="float">
            <text:p>4,45 €</text:p>
          </table:table-cell>
          <table:table-cell table:style-name="ce36" table:formula="of:=IFERROR(IF(AND(ValuesEntered;[$'amortizacijska tabela'.$C362]&lt;&gt;&quot;&quot;);-PPMT(InterestRate/12;1;DurationOfLoan-ROWS([.$C$4:.C362])+1;[$'amortizacijska tabela'.$D362]);&quot;&quot;);0)" office:value-type="float" office:value="1064.75182884245" calcext:value-type="float">
            <text:p>1.064,75 €</text:p>
          </table:table-cell>
          <table:table-cell table:style-name="ce36" table:formula="of:=IF([$'amortizacijska tabela'.$C362]=&quot;&quot;;0;PropertyTaxAmount)" office:value-type="float" office:value="375" calcext:value-type="float">
            <text:p>375,00 €</text:p>
          </table:table-cell>
          <table:table-cell table:style-name="ce36" table:formula="of:=IF([$'amortizacijska tabela'.$C362]=&quot;&quot;;0;[$'amortizacijska tabela'.$E362]+[$'amortizacijska tabela'.$F362]+[$'amortizacijska tabela'.$G362])" office:value-type="float" office:value="1444.20678007077" calcext:value-type="float">
            <text:p>1.444,21 €</text:p>
          </table:table-cell>
          <table:table-cell table:style-name="ce36" table:formula="of:=IF([$'amortizacijska tabela'.$C362]=&quot;&quot;;0;[$'amortizacijska tabela'.$D362]-[$'amortizacijska tabela'.$F362])" office:value-type="float" office:value="1069.18829479596" calcext:value-type="float">
            <text:p>1.069,19 €</text:p>
          </table:table-cell>
          <table:table-cell table:style-name="ce32" table:formula="of:=IF([$'amortizacijska tabela'.$I362]&gt;0;LastRow-ROW();0)" office:value-type="float" office:value="1" calcext:value-type="float">
            <text:p><text:s/>1 </text:p>
          </table:table-cell>
          <table:table-cell table:number-columns-repeated="1014"/>
        </table:table-row>
        <table:table-row table:style-name="ro3">
          <table:table-cell/>
          <table:table-cell table:style-name="ce32" table:formula="of:=ROWS([.$B$4:.B363])" office:value-type="float" office:value="360" calcext:value-type="float">
            <text:p><text:s/>360 </text:p>
          </table:table-cell>
          <table:table-cell table:style-name="ce34" table:formula="of:=IF(ValuesEntered;IF([$'amortizacijska tabela'.$B363]&lt;=DurationOfLoan;IF(ROW()-ROW([$'amortizacijska tabela'.$C$3])=1;LoanStart;IF([.I362]&gt;0;EDATE([.C362];1);&quot;&quot;));&quot;&quot;);&quot;&quot;)" office:value-type="date" office:date-value="2051-04-07" calcext:value-type="date">
            <text:p>07. 04. 2051</text:p>
          </table:table-cell>
          <table:table-cell table:style-name="ce36" table:formula="of:=IF(ROW()-ROW([$'amortizacijska tabela'.$D$3])=1;LoanAmount;IF([$'amortizacijska tabela'.$C363]=&quot;&quot;;0;INDEX([$'amortizacijska tabela'.$B$4:.$J$363]; ROW()-4;8)))" office:value-type="float" office:value="1069.18829479596" calcext:value-type="float">
            <text:p>1.069,19 €</text:p>
          </table:table-cell>
          <table:table-cell table:style-name="ce36" table:formula="of:=IF(ValuesEntered;IF(ROW()-ROW([$'amortizacijska tabela'.$E$3])=1;-IPMT(InterestRate/12;1;DurationOfLoan-ROWS([.$C$4:.C363])+1;[$'amortizacijska tabela'.$D363]);IFERROR(-IPMT(InterestRate/12;1;[$'amortizacijska tabela'.$J363];[.D364]);0));0)" office:value-type="float" office:value="0" calcext:value-type="float">
            <text:p>0,00 €</text:p>
          </table:table-cell>
          <table:table-cell table:style-name="ce36" table:formula="of:=IFERROR(IF(AND(ValuesEntered;[$'amortizacijska tabela'.$C363]&lt;&gt;&quot;&quot;);-PPMT(InterestRate/12;1;DurationOfLoan-ROWS([.$C$4:.C363])+1;[$'amortizacijska tabela'.$D363]);&quot;&quot;);0)" office:value-type="float" office:value="1069.18829479596" calcext:value-type="float">
            <text:p>1.069,19 €</text:p>
          </table:table-cell>
          <table:table-cell table:style-name="ce36" table:formula="of:=IF([$'amortizacijska tabela'.$C363]=&quot;&quot;;0;PropertyTaxAmount)" office:value-type="float" office:value="375" calcext:value-type="float">
            <text:p>375,00 €</text:p>
          </table:table-cell>
          <table:table-cell table:style-name="ce36" table:formula="of:=IF([$'amortizacijska tabela'.$C363]=&quot;&quot;;0;[$'amortizacijska tabela'.$E363]+[$'amortizacijska tabela'.$F363]+[$'amortizacijska tabela'.$G363])" office:value-type="float" office:value="1444.18829479596" calcext:value-type="float">
            <text:p>1.444,19 €</text:p>
          </table:table-cell>
          <table:table-cell table:style-name="ce36" table:formula="of:=IF([$'amortizacijska tabela'.$C363]=&quot;&quot;;0;[$'amortizacijska tabela'.$D363]-[$'amortizacijska tabela'.$F363])" office:value-type="float" office:value="0" calcext:value-type="float">
            <text:p>0,00 €</text:p>
          </table:table-cell>
          <table:table-cell table:style-name="ce32" table:formula="of:=IF([$'amortizacijska tabela'.$I363]&gt;0;LastRow-ROW();0)" office:value-type="float" office:value="0" calcext:value-type="float">
            <text:p><text:s/>- </text:p>
          </table:table-cell>
          <table:table-cell table:number-columns-repeated="1014"/>
        </table:table-row>
        <table:table-row table:style-name="ro5" table:number-rows-repeated="1048212">
          <table:table-cell table:number-columns-repeated="1024"/>
        </table:table-row>
        <table:table-row table:style-name="ro5">
          <table:table-cell table:number-columns-repeated="1024"/>
        </table:table-row>
        <calcext:conditional-formats>
          <calcext:conditional-format calcext:target-range-address="'amortizacijska tabela'.B4:'amortizacijska tabela'.J363">
            <calcext:condition calcext:apply-style-name="ConditionalStyle_15" calcext:value="formula-is([.$C4]=&quot;&quot;)" calcext:base-cell-address="'amortizacijska tabela'.B4"/>
          </calcext:conditional-format>
        </calcext:conditional-formats>
      </table:table>
      <table:named-expressions>
        <table:named-expression table:name="BudgetCategory" table:base-cell-address="$posojilo.$A$1" table:expression="#REF!"/>
        <table:named-range table:name="DurationOfLoan" table:base-cell-address="$posojilo.$A$1" table:cell-range-address="$posojilo.$D$6"/>
        <table:named-expression table:name="HeaderRow" table:base-cell-address="$posojilo.$A$1" table:expression="ROW([$'amortizacijska tabela'.$B$3:.$J$3])"/>
        <table:named-range table:name="interest" table:base-cell-address="$posojilo.$A$1" table:cell-range-address="$'amortizacijska tabela'.$E$1:.$E$1048576"/>
        <table:named-range table:name="InterestRate" table:base-cell-address="$posojilo.$A$1" table:cell-range-address="$posojilo.$D$5"/>
        <table:named-expression table:name="LastRow" table:base-cell-address="$posojilo.$A$1" table:expression="COUNTIF([$'amortizacijska tabela'.$C$4:.$C$363];&quot;&gt;1&quot;)+HeaderRow"/>
        <table:named-range table:name="LoanAmount" table:base-cell-address="$posojilo.$A$1" table:cell-range-address="$posojilo.$D$7"/>
        <table:named-range table:name="LoanStart" table:base-cell-address="$posojilo.$A$1" table:cell-range-address="$posojilo.$D$8"/>
        <table:named-range table:name="MonthlyLoanPayment" table:base-cell-address="$posojilo.$A$1" table:cell-range-address="$posojilo.$I$4"/>
        <table:named-range table:name="PropertyTaxAmount" table:base-cell-address="$posojilo.$A$1" table:cell-range-address="$posojilo.$I$5"/>
        <table:named-range table:name="total_interest_paid" table:base-cell-address="$posojilo.$A$1" table:cell-range-address="$posojilo.$I$7"/>
        <table:named-range table:name="total_loan_payment" table:base-cell-address="$posojilo.$A$1" table:cell-range-address="$'amortizacijska tabela'.$E$1:.$F$1048576"/>
        <table:named-range table:name="total_payments" table:base-cell-address="$posojilo.$A$1" table:cell-range-address="$'amortizacijska tabela'.$H$1:.$H$1048576"/>
        <table:named-range table:name="ValueOfHome" table:base-cell-address="$posojilo.$A$1" table:cell-range-address="$posojilo.$D$4"/>
        <table:named-expression table:name="ValuesEntered" table:base-cell-address="$posojilo.$A$1" table:expression="IF(LoanAmount*(LEN(InterestRate)&gt;0)*DurationOfLoan*LoanStart*(LEN(PropertyTaxAmount)&gt;0)&gt;0;1;0)"/>
      </table:named-expressions>
      <table:database-ranges>
        <table:database-range table:name="Amortization" table:target-range-address="'amortizacijska tabela'.B3:'amortizacijska tabela'.J36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1" svg:font-family="Cambria" style:font-family-generic="roman"/>
    <style:font-face style:name="Cambria" svg:font-family="Cambria" style:font-family-generic="swiss"/>
    <style:font-face style:name="Franklin Gothic Book" svg:font-family="'Franklin Gothic Book'"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sl"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sl"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date-style style:name="N36" number:automatic-order="true">
      <number:day number:style="long"/>
      <number:text>. </number:text>
      <number:month number:style="long"/>
      <number:text>. </number:text>
      <number:year number:style="long"/>
    </number:date-style>
    <number:number-style style:name="N111P0" style:volatile="true">
      <loext:text> </loext:text>
      <loext:fill-character> </loext:fill-character>
      <number:number number:decimal-places="0" loext:min-decimal-places="0" number:min-integer-digits="1" number:grouping="true"/>
      <number:text> </number:text>
    </number:number-style>
    <number:number-style style:name="N111P1" style:volatile="true">
      <loext:text>-</loext:text>
      <loext:fill-character> </loext:fill-character>
      <number:number number:decimal-places="0" loext:min-decimal-places="0" number:min-integer-digits="1" number:grouping="true"/>
      <number:text> </number:text>
    </number:number-style>
    <number:number-style style:name="N111P2" style:volatile="true">
      <loext:text> </loext:text>
      <loext:fill-character> </loext:fill-character>
      <number:text>- </number:text>
    </number:number-style>
    <number:text-style style:name="N111">
      <number:text> </number:text>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loext:text> </loext:text>
      <loext:fill-character> </loext:fill-character>
      <number:number number:decimal-places="2" loext:min-decimal-places="2" number:min-integer-digits="1" number:grouping="true"/>
      <number:text> € </number:text>
    </number:number-style>
    <number:number-style style:name="N113P1" style:volatile="true">
      <loext:text>-</loext:text>
      <loext:fill-character> </loext:fill-character>
      <number:number number:decimal-places="2" loext:min-decimal-places="2" number:min-integer-digits="1" number:grouping="true"/>
      <number:text> € </number:text>
    </number:number-style>
    <number:number-style style:name="N113P2" style:volatile="true">
      <loext:text> </loext:text>
      <loext:fill-character> </loext:fill-character>
      <number:text>-</number:text>
      <number:number number:decimal-places="0" loext:min-decimal-places="0" number:min-integer-digits="0"/>
      <number:text> €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8">
      <number:text>$</number:text>
      <number:number number:decimal-places="0" loext:min-decimal-places="0" number:min-integer-digits="1" number:grouping="true"/>
    </number:number-style>
    <number:currency-style style:name="N121P0" style:volatile="true">
      <number:number number:decimal-places="2" loext:min-decimal-places="2" number:min-integer-digits="1" number:grouping="true"/>
      <number:text> </number:text>
      <number:currency-symbol number:language="sl" number:country="SI">€</number:currency-symbol>
    </number:currency-style>
    <number:currency-style style:name="N121">
      <style:text-properties fo:color="#ff0000"/>
      <number:text>-</number:text>
      <number:number number:decimal-places="2" loext:min-decimal-places="2" number:min-integer-digits="1" number:grouping="true"/>
      <number:text> </number:text>
      <number:currency-symbol number:language="sl" number:country="SI">€</number:currency-symbol>
      <style:map style:condition="value()&gt;=0" style:apply-style-name="N121P0"/>
    </number:currency-style>
    <number:number-style style:name="N107P0" style:volatile="true">
      <number:number number:decimal-places="0" loext:min-decimal-places="0" number:min-integer-digits="1" number:grouping="true"/>
    </number:number-style>
    <number:number-style style:name="N107">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0" loext:min-decimal-places="0" number:min-integer-digits="1" number:grouping="true"/>
    </number:number-style>
    <number:number-style style:name="N108">
      <style:text-properties fo:color="#ff0000"/>
      <number:text>-</number:text>
      <number:number number:decimal-places="0" loext:min-decimal-places="0"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number:text>-</number:text>
      <number:number number:decimal-places="2" loext:min-decimal-places="2" number:min-integer-digits="1" number:grouping="true"/>
      <style:map style:condition="value()&gt;=0" style:apply-style-name="N109P0"/>
    </number:number-style>
    <number:number-style style:name="N110P0" style:volatile="true">
      <number:number number:decimal-places="2" loext:min-decimal-places="2" number:min-integer-digits="1" number:grouping="true"/>
    </number:number-style>
    <number:number-style style:name="N110">
      <style:text-properties fo:color="#ff0000"/>
      <number:text>-</number:text>
      <number:number number:decimal-places="2" loext:min-decimal-places="2" number:min-integer-digits="1" number:grouping="true"/>
      <style:map style:condition="value()&gt;=0" style:apply-style-name="N110P0"/>
    </number:number-style>
    <number:number-style style:name="N112P0" style:volatile="true">
      <loext:text> </loext:text>
      <loext:fill-character> </loext:fill-character>
      <number:number number:decimal-places="2" loext:min-decimal-places="2" number:min-integer-digits="1" number:grouping="true"/>
      <number:text> </number:text>
    </number:number-style>
    <number:number-style style:name="N112P1" style:volatile="true">
      <loext:text>-</loext:text>
      <loext:fill-character> </loext:fill-character>
      <number:number number:decimal-places="2" loext:min-decimal-places="2" number:min-integer-digits="1" number:grouping="true"/>
      <number:text> </number:text>
    </number:number-style>
    <number:number-style style:name="N112P2" style:volatile="true">
      <loext:text> </loext:text>
      <loext:fill-character> </loext:fill-character>
      <number:text>-</number:text>
      <number:number number:decimal-places="0" loext:min-decimal-places="0" number:min-integer-digits="0"/>
      <number:text>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loext:min-decimal-places="1" number:min-integer-digits="1" number:min-exponent-digits="1" loext:exponent-interval="3" loext:forced-exponent-sign="true"/>
    </number:number-style>
    <number:currency-style style:name="N119P0" style:volatile="true">
      <loext:text> </loext:text>
      <loext:fill-character> </loext:fill-character>
      <number:number number:decimal-places="2" loext:min-decimal-places="2" number:min-integer-digits="1" number:grouping="true"/>
      <number:text> </number:text>
      <number:currency-symbol number:language="ar">€</number:currency-symbol>
      <number:text> </number:text>
    </number:currency-style>
    <number:currency-style style:name="N119P1" style:volatile="true">
      <loext:text>-</loext:text>
      <loext:fill-character> </loext:fill-character>
      <number:number number:decimal-places="2" loext:min-decimal-places="2" number:min-integer-digits="1" number:grouping="true"/>
      <number:text> </number:text>
      <number:currency-symbol number:language="ar">€</number:currency-symbol>
      <number:text> </number:text>
    </number:currency-style>
    <number:currency-style style:name="N119P2" style:volatile="true">
      <loext:text> </loext:text>
      <loext:fill-character> </loext:fill-character>
      <number:text>-</number:text>
      <number:number number:decimal-places="0" loext:min-decimal-places="0" number:min-integer-digits="0"/>
      <number:text> </number:text>
      <number:currency-symbol number:language="ar">€</number:currency-symbol>
      <number:text> </number:text>
    </number:currency-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number-style style:name="N120">
      <number:number number:decimal-places="2" loext:min-decimal-places="2" number:min-integer-digits="1" number:grouping="true"/>
      <number:text> €</number:text>
    </number:number-style>
    <style:style style:name="Default" style:family="table-cell">
      <style:table-cell-properties style:rotation-align="none" style:vertical-align="bottom"/>
      <style:text-properties fo:color="#2f2b20" style:font-name="Franklin Gothic Book" fo:font-family="'Franklin Gothic Book'" style:font-family-generic="swis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Amortization_20_Table_20_Heading" style:display-name="Amortization Table Heading" style:family="table-cell" style:parent-style-name="Default" style:data-style-name="N0">
      <style:table-cell-properties fo:background-color="#689c9a" style:cell-protect="none" style:print-content="true"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style>
    <style:style style:name="Date" style:family="table-cell" style:parent-style-name="Default" style:data-style-name="N36">
      <style:table-cell-properties style:cell-protect="protected" style:print-content="true"/>
    </style:style>
    <style:style style:name="Excel_20_Built-in_20_Heading_20_1" style:display-name="Excel Built-in Heading 1" style:family="table-cell" style:parent-style-name="Default">
      <style:table-cell-properties style:diagonal-bl-tr="none" style:diagonal-tl-br="none" fo:border="none"/>
      <style:text-properties fo:color="#60594e" style:text-outline="false" style:text-line-through-style="none" style:text-line-through-type="none" style:font-name="Franklin Gothic Book" fo:font-family="'Franklin Gothic Book'"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Key_20_Statistics_20_left_20_border" style:display-name="Key Statistics left border" style:family="table-cell" style:parent-style-name="Default">
      <style:table-cell-properties fo:border-bottom="none" style:cell-protect="protected" style:print-content="true" style:diagonal-bl-tr="none" style:diagonal-tl-br="none" fo:border-left="2.49pt solid #ffffff" fo:border-right="none" fo:border-top="2.49pt solid #ffffff"/>
    </style:style>
    <style:style style:name="Monthly_20_Loan_20_Payment" style:display-name="Monthly Loan Payment" style:family="table-cell" style:parent-style-name="Default" style:data-style-name="N118">
      <style:table-cell-properties fo:background-color="#505933"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7f6e4" style:text-outline="false" style:text-line-through-style="none" style:text-line-through-type="none" style:font-name="Cambria" fo:font-family="Cambria" style:font-family-generic="swiss" fo:font-size="20pt" fo:font-style="normal" fo:text-shadow="none" style:text-underline-style="none" fo:font-weight="normal" style:font-size-asian="20pt" style:font-style-asian="normal" style:font-weight-asian="normal" style:font-size-complex="20pt" style:font-style-complex="normal" style:font-weight-complex="normal"/>
    </style:style>
    <style:style style:name="Excel_20_Built-in_20_Title" style:display-name="Excel Built-in Title" style:family="table-cell" style:parent-style-name="Default">
      <style:text-properties fo:color="#60594e"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20_Built-in_20_Percent" style:display-name="Excel Built-in Percent" style:family="table-cell" style:parent-style-name="Default" style:data-style-name="N10"/>
    <style:style style:name="Excel_20_Built-in_20_Comma_20__5b_0_5d_" style:display-name="Excel Built-in Comma [0]" style:family="table-cell" style:parent-style-name="Default" style:data-style-name="N111"/>
    <style:style style:name="Excel_20_Built-in_20_Currency" style:display-name="Excel Built-in Currency" style:family="table-cell" style:parent-style-name="Default" style:data-style-name="N113"/>
    <style:style style:name="ConditionalStyle_5f_15" style:display-name="ConditionalStyle_15" style:family="table-cell" style:parent-style-name="Default">
      <style:table-cell-properties fo:background-color="transparent" fo:border="none"/>
      <style:text-properties fo:color="#ffffff"/>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mortizacijska_20_tabela" style:display-name="PageStyle_amortizacijska tabela" style:page-layout-name="Mpm3">
      <style:header style:display="false"/>
      <style:header-left style:display="false"/>
      <style:footer style:display="false"/>
      <style:footer-left style:display="false"/>
    </style:master-page>
    <style:master-page style:name="PageStyle_5f_posojilo" style:display-name="PageStyle_posojil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želj Gregor</meta:initial-creator>
    <dc:creator>Anželj Gregor</dc:creator>
    <meta:creation-date>2012-08-23T20:13:10</meta:creation-date>
    <dc:date>2021-01-07T14:53:32</dc:date>
    <meta:editing-duration>P0D</meta:editing-duration>
    <meta:generator>LibreOffice/5.0.6.3$Windows_x86 LibreOffice_project/490fc03b25318460cfc54456516ea2519c11d1aa</meta:generator>
    <meta:document-statistic meta:table-count="2" meta:cell-count="3278" meta:object-count="3"/>
    <meta:user-defined meta:name="AppVersion">16.0300</meta:user-defined>
    <meta:user-defined meta:name="ContentTypeId">0x0101006EDDDB5EE6D98C44930B742096920B300400F5B6D36B3EF94B4E9A635CDF2A18F5B8</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